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9193in"/>
    </style:style>
    <style:style style:name="co2" style:family="table-column">
      <style:table-column-properties fo:break-before="auto" style:column-width="2.8547in"/>
    </style:style>
    <style:style style:name="co3" style:family="table-column">
      <style:table-column-properties fo:break-before="auto" style:column-width="2.2016in"/>
    </style:style>
    <style:style style:name="co4" style:family="table-column">
      <style:table-column-properties fo:break-before="auto" style:column-width="3.1772in"/>
    </style:style>
    <style:style style:name="co5" style:family="table-column">
      <style:table-column-properties fo:break-before="auto" style:column-width="2.2437in"/>
    </style:style>
    <style:style style:name="co6" style:family="table-column">
      <style:table-column-properties fo:break-before="auto" style:column-width="0.5819in"/>
    </style:style>
    <style:style style:name="co7" style:family="table-column">
      <style:table-column-properties fo:break-before="auto" style:column-width="2.1154in"/>
    </style:style>
    <style:style style:name="co8" style:family="table-column">
      <style:table-column-properties fo:break-before="auto" style:column-width="1.2043in"/>
    </style:style>
    <style:style style:name="co9" style:family="table-column">
      <style:table-column-properties fo:break-before="auto" style:column-width="1.4181in"/>
    </style:style>
    <style:style style:name="co10" style:family="table-column">
      <style:table-column-properties fo:break-before="auto" style:column-width="2.0402in"/>
    </style:style>
    <style:style style:name="co11" style:family="table-column">
      <style:table-column-properties fo:break-before="auto" style:column-width="1.9756in"/>
    </style:style>
    <style:style style:name="co12" style:family="table-column">
      <style:table-column-properties fo:break-before="auto" style:column-width="1.4827in"/>
    </style:style>
    <style:style style:name="co13" style:family="table-column">
      <style:table-column-properties fo:break-before="auto" style:column-width="1.2791in"/>
    </style:style>
    <style:style style:name="co14" style:family="table-column">
      <style:table-column-properties fo:break-before="auto" style:column-width="2.8126in"/>
    </style:style>
    <style:style style:name="co15" style:family="table-column">
      <style:table-column-properties fo:break-before="auto" style:column-width="1.3217in"/>
    </style:style>
    <style:style style:name="co16" style:family="table-column">
      <style:table-column-properties fo:break-before="auto" style:column-width="1.2681in"/>
    </style:style>
    <style:style style:name="co17" style:family="table-column">
      <style:table-column-properties fo:break-before="auto" style:column-width="2.0835in"/>
    </style:style>
    <style:style style:name="co18" style:family="table-column">
      <style:table-column-properties fo:break-before="auto" style:column-width="0.9783in"/>
    </style:style>
    <style:style style:name="co19" style:family="table-column">
      <style:table-column-properties fo:break-before="auto" style:column-width="1.011in"/>
    </style:style>
    <style:style style:name="co20" style:family="table-column">
      <style:table-column-properties fo:break-before="auto" style:column-width="1.3646in"/>
    </style:style>
    <style:style style:name="co21" style:family="table-column">
      <style:table-column-properties fo:break-before="auto" style:column-width="1.4508in"/>
    </style:style>
    <style:style style:name="co22" style:family="table-column">
      <style:table-column-properties fo:break-before="auto" style:column-width="1.6972in"/>
    </style:style>
    <style:style style:name="co23" style:family="table-column">
      <style:table-column-properties fo:break-before="auto" style:column-width="1.622in"/>
    </style:style>
    <style:style style:name="co24" style:family="table-column">
      <style:table-column-properties fo:break-before="auto" style:column-width="2.4366in"/>
    </style:style>
    <style:style style:name="co25" style:family="table-column">
      <style:table-column-properties fo:break-before="auto" style:column-width="4.3098in"/>
    </style:style>
    <style:style style:name="co26" style:family="table-column">
      <style:table-column-properties fo:break-before="auto" style:column-width="1.2146in"/>
    </style:style>
    <style:style style:name="co27" style:family="table-column">
      <style:table-column-properties fo:break-before="auto" style:column-width="0.7429in"/>
    </style:style>
    <style:style style:name="co28" style:family="table-column">
      <style:table-column-properties fo:break-before="auto" style:column-width="3.4126in"/>
    </style:style>
    <style:style style:name="co29" style:family="table-column">
      <style:table-column-properties fo:break-before="auto" style:column-width="5.3209in"/>
    </style:style>
    <style:style style:name="co30" style:family="table-column">
      <style:table-column-properties fo:break-before="auto" style:column-width="3.4339in"/>
    </style:style>
    <style:style style:name="co31" style:family="table-column">
      <style:table-column-properties fo:break-before="auto" style:column-width="5.3102in"/>
    </style:style>
    <style:style style:name="co32" style:family="table-column">
      <style:table-column-properties fo:break-before="auto" style:column-width="3.152in"/>
    </style:style>
    <style:style style:name="co33" style:family="table-column">
      <style:table-column-properties fo:break-before="auto" style:column-width="0.9681in"/>
    </style:style>
    <style:style style:name="co34" style:family="table-column">
      <style:table-column-properties fo:break-before="auto" style:column-width="0.6354in"/>
    </style:style>
    <style:style style:name="co35" style:family="table-column">
      <style:table-column-properties fo:break-before="auto" style:column-width="0.5181in"/>
    </style:style>
    <style:style style:name="co36" style:family="table-column">
      <style:table-column-properties fo:break-before="auto" style:column-width="0.889in"/>
    </style:style>
    <style:style style:name="co37" style:family="table-column">
      <style:table-column-properties fo:break-before="auto" style:column-width="0.8071in"/>
    </style:style>
    <style:style style:name="co38" style:family="table-column">
      <style:table-column-properties fo:break-before="auto" style:column-width="1.0583in"/>
    </style:style>
    <style:style style:name="co39" style:family="table-column">
      <style:table-column-properties fo:break-before="auto" style:column-width="1.1811in"/>
    </style:style>
    <style:style style:name="co40" style:family="table-column">
      <style:table-column-properties fo:break-before="auto" style:column-width="0.4535in"/>
    </style:style>
    <style:style style:name="co41" style:family="table-column">
      <style:table-column-properties fo:break-before="auto" style:column-width="1.2272in"/>
    </style:style>
    <style:style style:name="co42" style:family="table-column">
      <style:table-column-properties fo:break-before="auto" style:column-width="1.3008in"/>
    </style:style>
    <style:style style:name="co43" style:family="table-column">
      <style:table-column-properties fo:break-before="auto" style:column-width="0.6in"/>
    </style:style>
    <style:style style:name="co44" style:family="table-column">
      <style:table-column-properties fo:break-before="auto" style:column-width="0.3457in"/>
    </style:style>
    <style:style style:name="co45" style:family="table-column">
      <style:table-column-properties fo:break-before="auto" style:column-width="0.8283in"/>
    </style:style>
    <style:style style:name="co46" style:family="table-column">
      <style:table-column-properties fo:break-before="auto" style:column-width="0.6217in"/>
    </style:style>
    <style:style style:name="co47" style:family="table-column">
      <style:table-column-properties fo:break-before="auto" style:column-width="0.8717in"/>
    </style:style>
    <style:style style:name="co48" style:family="table-column">
      <style:table-column-properties fo:break-before="auto" style:column-width="1.8154in"/>
    </style:style>
    <style:style style:name="co49" style:family="table-column">
      <style:table-column-properties fo:break-before="auto" style:column-width="0.9898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number:text-style style:name="N100">
      <number:text-content/>
    </number:text-style>
    <style:style style:name="ce1" style:family="table-cell" style:parent-style-name="Default" style:data-style-name="N100"/>
    <style:style style:name="ce2" style:family="table-cell" style:parent-style-name="Default">
      <style:table-cell-properties fo:wrap-option="wrap"/>
    </style:style>
    <style:style style:name="ce3" style:family="table-cell" style:parent-style-name="Default">
      <style:text-properties fo:font-weight="bold" style:font-weight-asian="bold" style:font-weight-complex="bold"/>
    </style:style>
    <style:style style:name="ce4" style:family="table-cell" style:parent-style-name="Default" style:data-style-name="N10">
      <style:table-cell-properties fo:background-color="transparent"/>
    </style:style>
    <style:style style:name="ce5" style:family="table-cell" style:parent-style-name="Default">
      <style:table-cell-properties fo:background-color="transparent"/>
    </style:style>
    <style:style style:name="ce6"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gr1" style:family="graphic">
      <style:graphic-properties draw:ole-draw-aspect="1"/>
    </style:style>
  </office:automatic-styles>
  <office:body>
    <office:spreadsheet>
      <table:table table:name="Data"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7"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7" table:number-columns-repeated="2"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9"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ce2"/>
        <table:table-column table:style-name="co33" table:default-cell-style-name="Default"/>
        <table:table-column table:style-name="co34" table:default-cell-style-name="Default"/>
        <table:table-column table:style-name="co35" table:default-cell-style-name="Default"/>
        <table:table-column table:style-name="co36" table:number-columns-repeated="2" table:default-cell-style-name="Default"/>
        <table:table-row table:style-name="ro1">
          <table:table-cell office:value-type="string">
            <text:p>HITId</text:p>
          </table:table-cell>
          <table:table-cell office:value-type="string">
            <text:p>HITTypeId</text:p>
          </table:table-cell>
          <table:table-cell office:value-type="string">
            <text:p>Title</text:p>
          </table:table-cell>
          <table:table-cell office:value-type="string">
            <text:p>Description</text:p>
          </table:table-cell>
          <table:table-cell office:value-type="string">
            <text:p>Keywords</text:p>
          </table:table-cell>
          <table:table-cell office:value-type="string">
            <text:p>Reward</text:p>
          </table:table-cell>
          <table:table-cell office:value-type="string">
            <text:p>CreationTime</text:p>
          </table:table-cell>
          <table:table-cell office:value-type="string">
            <text:p>MaxAssignments</text:p>
          </table:table-cell>
          <table:table-cell office:value-type="string">
            <text:p>RequesterAnnotation</text:p>
          </table:table-cell>
          <table:table-cell office:value-type="string">
            <text:p>AssignmentDurationInSeconds</text:p>
          </table:table-cell>
          <table:table-cell office:value-type="string">
            <text:p>AutoApprovalDelayInSeconds</text:p>
          </table:table-cell>
          <table:table-cell office:value-type="string">
            <text:p>Expiration</text:p>
          </table:table-cell>
          <table:table-cell office:value-type="string">
            <text:p>NumberOfSimilarHITs</text:p>
          </table:table-cell>
          <table:table-cell office:value-type="string">
            <text:p>LifetimeInSeconds</text:p>
          </table:table-cell>
          <table:table-cell office:value-type="string">
            <text:p>AssignmentId</text:p>
          </table:table-cell>
          <table:table-cell office:value-type="string">
            <text:p>WorkerId</text:p>
          </table:table-cell>
          <table:table-cell office:value-type="string">
            <text:p>AssignmentStatus</text:p>
          </table:table-cell>
          <table:table-cell office:value-type="string">
            <text:p>AcceptTime</text:p>
          </table:table-cell>
          <table:table-cell office:value-type="string">
            <text:p>SubmitTime</text:p>
          </table:table-cell>
          <table:table-cell office:value-type="string">
            <text:p>AutoApprovalTime</text:p>
          </table:table-cell>
          <table:table-cell office:value-type="string">
            <text:p>ApprovalTime</text:p>
          </table:table-cell>
          <table:table-cell office:value-type="string">
            <text:p>RejectionTime</text:p>
          </table:table-cell>
          <table:table-cell office:value-type="string">
            <text:p>RequesterFeedback</text:p>
          </table:table-cell>
          <table:table-cell office:value-type="string">
            <text:p>WorkTimeInSeconds</text:p>
          </table:table-cell>
          <table:table-cell office:value-type="string">
            <text:p>LifetimeApprovalRate</text:p>
          </table:table-cell>
          <table:table-cell office:value-type="string">
            <text:p>Last30DaysApprovalRate</text:p>
          </table:table-cell>
          <table:table-cell office:value-type="string">
            <text:p>Last7DaysApprovalRate</text:p>
          </table:table-cell>
          <table:table-cell office:value-type="string">
            <text:p>Input.docFilename</text:p>
          </table:table-cell>
          <table:table-cell office:value-type="string">
            <text:p>Input.docText</text:p>
          </table:table-cell>
          <table:table-cell office:value-type="string">
            <text:p>Input.topicCount1</text:p>
          </table:table-cell>
          <table:table-cell office:value-type="string">
            <text:p>Input.run1</text:p>
          </table:table-cell>
          <table:table-cell office:value-type="string">
            <text:p>Input.topicCount2</text:p>
          </table:table-cell>
          <table:table-cell office:value-type="string">
            <text:p>Input.run2</text:p>
          </table:table-cell>
          <table:table-cell office:value-type="string">
            <text:p>Input.label1</text:p>
          </table:table-cell>
          <table:table-cell office:value-type="string">
            <text:p>Input.wplink1</text:p>
          </table:table-cell>
          <table:table-cell office:value-type="string">
            <text:p>Input.label2</text:p>
          </table:table-cell>
          <table:table-cell office:value-type="string">
            <text:p>Input.wplink2</text:p>
          </table:table-cell>
          <table:table-cell table:style-name="Default" office:value-type="string">
            <text:p>Answer.comment</text:p>
          </table:table-cell>
          <table:table-cell office:value-type="string">
            <text:p>Answer.result</text:p>
          </table:table-cell>
          <table:table-cell office:value-type="string">
            <text:p>Approve</text:p>
          </table:table-cell>
          <table:table-cell office:value-type="string">
            <text:p>Reject</text:p>
          </table:table-cell>
          <table:table-cell/>
          <table:table-cell office:value-type="string">
            <text:p>Combination</text:p>
          </table:table-cell>
        </table:table-row>
        <table:table-row table:style-name="ro1">
          <table:table-cell office:value-type="string">
            <text:p>2H6NNVRH1KHOON4WIHXN39LKXZVYP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6 GMT 2012</text:p>
          </table:table-cell>
          <table:table-cell table:number-columns-repeated="2"/>
          <table:table-cell office:value-type="string">
            <text:p>2R0MZ9O9Z6KWJ8AF6R8RZLFQ55E2BP</text:p>
          </table:table-cell>
          <table:table-cell office:value-type="string">
            <text:p>A3U1K9X1LXA5JA</text:p>
          </table:table-cell>
          <table:table-cell office:value-type="string">
            <text:p>Approved</text:p>
          </table:table-cell>
          <table:table-cell office:value-type="string">
            <text:p>Thu Aug 30 18:36:43 GMT 2012</text:p>
          </table:table-cell>
          <table:table-cell office:value-type="string">
            <text:p>Thu Aug 30 18:36:47 GMT 2012</text:p>
          </table:table-cell>
          <table:table-cell office:value-type="string">
            <text:p>Thu Sep 06 18:36:47 GMT 2012</text:p>
          </table:table-cell>
          <table:table-cell office:value-type="string">
            <text:p>2012/09/06 18:39:19 +0000</text:p>
          </table:table-cell>
          <table:table-cell table:number-columns-repeated="2"/>
          <table:table-cell office:value-type="float" office:value="4">
            <text:p>4</text:p>
          </table:table-cell>
          <table:table-cell office:value-type="string">
            <text:p>100% (29/29)</text:p>
          </table:table-cell>
          <table:table-cell office:value-type="string">
            <text:p>100% (28/28)</text:p>
          </table:table-cell>
          <table:table-cell office:value-type="string">
            <text:p>0% (0/0)</text:p>
          </table:table-cell>
          <table:table-cell office:value-type="string">
            <text:p>Grover_Cleveland_5:32.txt</text:p>
          </table:table-cell>
          <table:table-cell office:value-type="string">
            <text:p>The purchases of silver under the law of July 14, 1890, during the last fiscal year aggregated 54,008,162.59 fine ounces, which cost $45,531,374.53. The total amount of silver purchased from the time that law became operative until the repeal of its purchasing clause, on the 1st day of November, 1893, was 168,674,590.46 fine ounces, which cost $155,930,940.84. Between the 1st day of March, 1873, and the 1st day of November, 1893, the Government purchased under all laws 503,003,717 fine ounces of silver, at a cost of $516,622,948. The silver dollars that have been coined under the act of July 14, 1890, number 36,087,285. The seigniorage arising from such coinage was $6,977,098.39, leaving on hand in the mints 140,699,760 fine ounces of silver, which cost $126,758,218.&lt;br/&gt;&lt;br/&gt;Our total coinage of all metals during the last fiscal year consisted of 97,280,875 pieces, valued at $43,685,178.80, of which there was $30,038,140 in gold coin, $5,343,715 in silver dollars, $7,217,220.90 in subsidiary silver coin, and $1,086,102.90 in minor coins.&lt;br/&gt;&lt;br/&gt;</text:p>
          </table:table-cell>
          <table:table-cell office:value-type="float" office:value="200">
            <text:p>200</text:p>
          </table:table-cell>
          <table:table-cell office:value-type="float" office:value="3">
            <text:p>3</text:p>
          </table:table-cell>
          <table:table-cell office:value-type="float" office:value="50">
            <text:p>50</text:p>
          </table:table-cell>
          <table:table-cell office:value-type="float" office:value="0">
            <text:p>0</text:p>
          </table:table-cell>
          <table:table-cell office:value-type="string">
            <text:p>Banknote</text:p>
          </table:table-cell>
          <table:table-cell office:value-type="string">
            <text:p>http://en.wikipedia.org/wiki/Banknote</text:p>
          </table:table-cell>
          <table:table-cell office:value-type="string">
            <text:p>Seigniorage</text:p>
          </table:table-cell>
          <table:table-cell office:value-type="string">
            <text:p>http://en.wikipedia.org/wiki/Seigniorage</text:p>
          </table:table-cell>
          <table:table-cell table:style-name="Default"/>
          <table:table-cell office:value-type="float" office:value="2">
            <text:p>2</text:p>
          </table:table-cell>
          <table:table-cell table:number-columns-repeated="3"/>
          <table:table-cell table:formula="of:=CONCATENATE(TEXT([.$AD2];&quot;#&quot;);&quot;,&quot;;TEXT([.$AF2];&quot;#&quot;);&quot;,&quot;;TEXT([.$AM2];&quot;#&quot;))" office:value-type="string" office:string-value="200,50,2">
            <text:p>200,50,2</text:p>
          </table:table-cell>
        </table:table-row>
        <table:table-row table:style-name="ro1">
          <table:table-cell office:value-type="string">
            <text:p>2H6NNVRH1KHOON4WIHXN39LKXZVYP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6 GMT 2012</text:p>
          </table:table-cell>
          <table:table-cell table:number-columns-repeated="2"/>
          <table:table-cell office:value-type="string">
            <text:p>2W9GYQ4J3NABLK3RMPFY6IT1Y1FCP4</text:p>
          </table:table-cell>
          <table:table-cell office:value-type="string">
            <text:p>AFLI0J4KQMVHG</text:p>
          </table:table-cell>
          <table:table-cell office:value-type="string">
            <text:p>Approved</text:p>
          </table:table-cell>
          <table:table-cell office:value-type="string">
            <text:p>Thu Aug 30 22:03:02 GMT 2012</text:p>
          </table:table-cell>
          <table:table-cell office:value-type="string">
            <text:p>Thu Aug 30 22:03:08 GMT 2012</text:p>
          </table:table-cell>
          <table:table-cell office:value-type="string">
            <text:p>Thu Sep 06 22:03:08 GMT 2012</text:p>
          </table:table-cell>
          <table:table-cell office:value-type="string">
            <text:p>2012/09/06 22:04:14 +0000</text:p>
          </table:table-cell>
          <table:table-cell table:number-columns-repeated="2"/>
          <table:table-cell office:value-type="float" office:value="6">
            <text:p>6</text:p>
          </table:table-cell>
          <table:table-cell table:number-columns-repeated="2" office:value-type="string">
            <text:p>100% (4/4)</text:p>
          </table:table-cell>
          <table:table-cell office:value-type="string">
            <text:p>0% (0/0)</text:p>
          </table:table-cell>
          <table:table-cell office:value-type="string">
            <text:p>Grover_Cleveland_5:32.txt</text:p>
          </table:table-cell>
          <table:table-cell office:value-type="string">
            <text:p>The purchases of silver under the law of July 14, 1890, during the last fiscal year aggregated 54,008,162.59 fine ounces, which cost $45,531,374.53. The total amount of silver purchased from the time that law became operative until the repeal of its purchasing clause, on the 1st day of November, 1893, was 168,674,590.46 fine ounces, which cost $155,930,940.84. Between the 1st day of March, 1873, and the 1st day of November, 1893, the Government purchased under all laws 503,003,717 fine ounces of silver, at a cost of $516,622,948. The silver dollars that have been coined under the act of July 14, 1890, number 36,087,285. The seigniorage arising from such coinage was $6,977,098.39, leaving on hand in the mints 140,699,760 fine ounces of silver, which cost $126,758,218.&lt;br/&gt;&lt;br/&gt;Our total coinage of all metals during the last fiscal year consisted of 97,280,875 pieces, valued at $43,685,178.80, of which there was $30,038,140 in gold coin, $5,343,715 in silver dollars, $7,217,220.90 in subsidiary silver coin, and $1,086,102.90 in minor coins.&lt;br/&gt;&lt;br/&gt;</text:p>
          </table:table-cell>
          <table:table-cell office:value-type="float" office:value="200">
            <text:p>200</text:p>
          </table:table-cell>
          <table:table-cell office:value-type="float" office:value="3">
            <text:p>3</text:p>
          </table:table-cell>
          <table:table-cell office:value-type="float" office:value="50">
            <text:p>50</text:p>
          </table:table-cell>
          <table:table-cell office:value-type="float" office:value="0">
            <text:p>0</text:p>
          </table:table-cell>
          <table:table-cell office:value-type="string">
            <text:p>Banknote</text:p>
          </table:table-cell>
          <table:table-cell office:value-type="string">
            <text:p>http://en.wikipedia.org/wiki/Banknote</text:p>
          </table:table-cell>
          <table:table-cell office:value-type="string">
            <text:p>Seigniorage</text:p>
          </table:table-cell>
          <table:table-cell office:value-type="string">
            <text:p>http://en.wikipedia.org/wiki/Seigniorage</text:p>
          </table:table-cell>
          <table:table-cell table:style-name="Default"/>
          <table:table-cell office:value-type="float" office:value="2">
            <text:p>2</text:p>
          </table:table-cell>
          <table:table-cell table:number-columns-repeated="3"/>
          <table:table-cell table:formula="of:=CONCATENATE(TEXT([.$AD3];&quot;#&quot;);&quot;,&quot;;TEXT([.$AF3];&quot;#&quot;);&quot;,&quot;;TEXT([.$AM3];&quot;#&quot;))" office:value-type="string" office:string-value="200,50,2">
            <text:p>200,50,2</text:p>
          </table:table-cell>
        </table:table-row>
        <table:table-row table:style-name="ro1">
          <table:table-cell office:value-type="string">
            <text:p>2H6NNVRH1KHOON4WIHXN39LKXZVYP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6 GMT 2012</text:p>
          </table:table-cell>
          <table:table-cell table:number-columns-repeated="2"/>
          <table:table-cell office:value-type="string">
            <text:p>2Z9IT3HVWAVKXFQSQ0T1F2Z9E7BME3</text:p>
          </table:table-cell>
          <table:table-cell office:value-type="string">
            <text:p>A30SN6C7YX0OIP</text:p>
          </table:table-cell>
          <table:table-cell office:value-type="string">
            <text:p>Approved</text:p>
          </table:table-cell>
          <table:table-cell office:value-type="string">
            <text:p>Thu Aug 30 19:43:58 GMT 2012</text:p>
          </table:table-cell>
          <table:table-cell office:value-type="string">
            <text:p>Thu Aug 30 19:44:06 GMT 2012</text:p>
          </table:table-cell>
          <table:table-cell office:value-type="string">
            <text:p>Thu Sep 06 19:44:06 GMT 2012</text:p>
          </table:table-cell>
          <table:table-cell office:value-type="string">
            <text:p>2012/09/06 19:44:15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Grover_Cleveland_5:32.txt</text:p>
          </table:table-cell>
          <table:table-cell office:value-type="string">
            <text:p>The purchases of silver under the law of July 14, 1890, during the last fiscal year aggregated 54,008,162.59 fine ounces, which cost $45,531,374.53. The total amount of silver purchased from the time that law became operative until the repeal of its purchasing clause, on the 1st day of November, 1893, was 168,674,590.46 fine ounces, which cost $155,930,940.84. Between the 1st day of March, 1873, and the 1st day of November, 1893, the Government purchased under all laws 503,003,717 fine ounces of silver, at a cost of $516,622,948. The silver dollars that have been coined under the act of July 14, 1890, number 36,087,285. The seigniorage arising from such coinage was $6,977,098.39, leaving on hand in the mints 140,699,760 fine ounces of silver, which cost $126,758,218.&lt;br/&gt;&lt;br/&gt;Our total coinage of all metals during the last fiscal year consisted of 97,280,875 pieces, valued at $43,685,178.80, of which there was $30,038,140 in gold coin, $5,343,715 in silver dollars, $7,217,220.90 in subsidiary silver coin, and $1,086,102.90 in minor coins.&lt;br/&gt;&lt;br/&gt;</text:p>
          </table:table-cell>
          <table:table-cell office:value-type="float" office:value="200">
            <text:p>200</text:p>
          </table:table-cell>
          <table:table-cell office:value-type="float" office:value="3">
            <text:p>3</text:p>
          </table:table-cell>
          <table:table-cell office:value-type="float" office:value="50">
            <text:p>50</text:p>
          </table:table-cell>
          <table:table-cell office:value-type="float" office:value="0">
            <text:p>0</text:p>
          </table:table-cell>
          <table:table-cell office:value-type="string">
            <text:p>Banknote</text:p>
          </table:table-cell>
          <table:table-cell office:value-type="string">
            <text:p>http://en.wikipedia.org/wiki/Banknote</text:p>
          </table:table-cell>
          <table:table-cell office:value-type="string">
            <text:p>Seigniorage</text:p>
          </table:table-cell>
          <table:table-cell office:value-type="string">
            <text:p>http://en.wikipedia.org/wiki/Seigniorage</text:p>
          </table:table-cell>
          <table:table-cell table:style-name="Default" office:value-type="string">
            <text:p>NO</text:p>
          </table:table-cell>
          <table:table-cell office:value-type="float" office:value="1">
            <text:p>1</text:p>
          </table:table-cell>
          <table:table-cell table:number-columns-repeated="3"/>
          <table:table-cell table:formula="of:=CONCATENATE(TEXT([.$AD4];&quot;#&quot;);&quot;,&quot;;TEXT([.$AF4];&quot;#&quot;);&quot;,&quot;;TEXT([.$AM4];&quot;#&quot;))" office:value-type="string" office:string-value="200,50,1">
            <text:p>200,50,1</text:p>
          </table:table-cell>
        </table:table-row>
        <table:table-row table:style-name="ro1">
          <table:table-cell office:value-type="string">
            <text:p>2B8IHPCGJ2D2GXR1C780RPPSJUJ39L</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6 GMT 2012</text:p>
          </table:table-cell>
          <table:table-cell table:number-columns-repeated="2"/>
          <table:table-cell office:value-type="string">
            <text:p>2IEZ9O9Z6KW4EVY4ORIRTFQ0T4H3CB</text:p>
          </table:table-cell>
          <table:table-cell office:value-type="string">
            <text:p>A997OZ3H2B3Q2</text:p>
          </table:table-cell>
          <table:table-cell office:value-type="string">
            <text:p>Approved</text:p>
          </table:table-cell>
          <table:table-cell office:value-type="string">
            <text:p>Thu Aug 30 19:37:30 GMT 2012</text:p>
          </table:table-cell>
          <table:table-cell office:value-type="string">
            <text:p>Thu Aug 30 19:38:18 GMT 2012</text:p>
          </table:table-cell>
          <table:table-cell office:value-type="string">
            <text:p>Thu Sep 06 19:38:18 GMT 2012</text:p>
          </table:table-cell>
          <table:table-cell office:value-type="string">
            <text:p>2012/09/06 19:39:16 +0000</text:p>
          </table:table-cell>
          <table:table-cell table:number-columns-repeated="2"/>
          <table:table-cell office:value-type="float" office:value="48">
            <text:p>48</text:p>
          </table:table-cell>
          <table:table-cell table:number-columns-repeated="2" office:value-type="string">
            <text:p>100% (93/93)</text:p>
          </table:table-cell>
          <table:table-cell office:value-type="string">
            <text:p>0% (0/0)</text:p>
          </table:table-cell>
          <table:table-cell office:value-type="string">
            <text:p>Rutherford_B._Hayes_3:39.txt</text:p>
          </table:table-cell>
          <table:table-cell office:value-type="string">
            <text:p>He concurs with the General of the Army in recommending such legislation as will authorize the enlistment of the full number of 25,000 men for the line of the Army, exclusive of the 3,463 men required for detached duty, and therefore not available for service in the field.&lt;br/&gt;&lt;br/&gt;He also recommends that Congress be asked to provide by law for the disposition of a large number of abandoned military posts and reservations, which, though very valuable in themselves, have been rendered useless for military purposes by the advance of civilization and settlement.&lt;br/&gt;&lt;br/&gt;</text:p>
          </table:table-cell>
          <table:table-cell office:value-type="float" office:value="100">
            <text:p>100</text:p>
          </table:table-cell>
          <table:table-cell office:value-type="float" office:value="3">
            <text:p>3</text:p>
          </table:table-cell>
          <table:table-cell office:value-type="float" office:value="200">
            <text:p>200</text:p>
          </table:table-cell>
          <table:table-cell office:value-type="float" office:value="0">
            <text:p>0</text:p>
          </table:table-cell>
          <table:table-cell office:value-type="string">
            <text:p>Sergeant</text:p>
          </table:table-cell>
          <table:table-cell office:value-type="string">
            <text:p>http://en.wikipedia.org/wiki/Sergeant</text:p>
          </table:table-cell>
          <table:table-cell office:value-type="string">
            <text:p>Li Zongren</text:p>
          </table:table-cell>
          <table:table-cell office:value-type="string">
            <text:p>http://en.wikipedia.org/wiki/Li_Zongren</text:p>
          </table:table-cell>
          <table:table-cell table:style-name="Default"/>
          <table:table-cell office:value-type="float" office:value="1">
            <text:p>1</text:p>
          </table:table-cell>
          <table:table-cell table:number-columns-repeated="3"/>
          <table:table-cell table:formula="of:=CONCATENATE(TEXT([.$AD5];&quot;#&quot;);&quot;,&quot;;TEXT([.$AF5];&quot;#&quot;);&quot;,&quot;;TEXT([.$AM5];&quot;#&quot;))" office:value-type="string" office:string-value="100,200,1">
            <text:p>100,200,1</text:p>
          </table:table-cell>
        </table:table-row>
        <table:table-row table:style-name="ro1">
          <table:table-cell office:value-type="string">
            <text:p>2B8IHPCGJ2D2GXR1C780RPPSJUJ39L</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6 GMT 2012</text:p>
          </table:table-cell>
          <table:table-cell table:number-columns-repeated="2"/>
          <table:table-cell office:value-type="string">
            <text:p>2K5ZXR24SMEZEBANRWE928P93K30HN</text:p>
          </table:table-cell>
          <table:table-cell office:value-type="string">
            <text:p>A30SN6C7YX0OIP</text:p>
          </table:table-cell>
          <table:table-cell office:value-type="string">
            <text:p>Approved</text:p>
          </table:table-cell>
          <table:table-cell office:value-type="string">
            <text:p>Thu Aug 30 19:55:28 GMT 2012</text:p>
          </table:table-cell>
          <table:table-cell office:value-type="string">
            <text:p>Thu Aug 30 19:55:37 GMT 2012</text:p>
          </table:table-cell>
          <table:table-cell office:value-type="string">
            <text:p>Thu Sep 06 19:55:37 GMT 2012</text:p>
          </table:table-cell>
          <table:table-cell office:value-type="string">
            <text:p>2012/09/06 19:59:12 +0000</text:p>
          </table:table-cell>
          <table:table-cell table:number-columns-repeated="2"/>
          <table:table-cell office:value-type="float" office:value="9">
            <text:p>9</text:p>
          </table:table-cell>
          <table:table-cell table:number-columns-repeated="2" office:value-type="string">
            <text:p>100% (173/173)</text:p>
          </table:table-cell>
          <table:table-cell office:value-type="string">
            <text:p>0% (0/0)</text:p>
          </table:table-cell>
          <table:table-cell office:value-type="string">
            <text:p>Rutherford_B._Hayes_3:39.txt</text:p>
          </table:table-cell>
          <table:table-cell office:value-type="string">
            <text:p>He concurs with the General of the Army in recommending such legislation as will authorize the enlistment of the full number of 25,000 men for the line of the Army, exclusive of the 3,463 men required for detached duty, and therefore not available for service in the field.&lt;br/&gt;&lt;br/&gt;He also recommends that Congress be asked to provide by law for the disposition of a large number of abandoned military posts and reservations, which, though very valuable in themselves, have been rendered useless for military purposes by the advance of civilization and settlement.&lt;br/&gt;&lt;br/&gt;</text:p>
          </table:table-cell>
          <table:table-cell office:value-type="float" office:value="100">
            <text:p>100</text:p>
          </table:table-cell>
          <table:table-cell office:value-type="float" office:value="3">
            <text:p>3</text:p>
          </table:table-cell>
          <table:table-cell office:value-type="float" office:value="200">
            <text:p>200</text:p>
          </table:table-cell>
          <table:table-cell office:value-type="float" office:value="0">
            <text:p>0</text:p>
          </table:table-cell>
          <table:table-cell office:value-type="string">
            <text:p>Sergeant</text:p>
          </table:table-cell>
          <table:table-cell office:value-type="string">
            <text:p>http://en.wikipedia.org/wiki/Sergeant</text:p>
          </table:table-cell>
          <table:table-cell office:value-type="string">
            <text:p>Li Zongren</text:p>
          </table:table-cell>
          <table:table-cell office:value-type="string">
            <text:p>http://en.wikipedia.org/wiki/Li_Zongren</text:p>
          </table:table-cell>
          <table:table-cell table:style-name="Default" office:value-type="string">
            <text:p>NO</text:p>
          </table:table-cell>
          <table:table-cell office:value-type="float" office:value="2">
            <text:p>2</text:p>
          </table:table-cell>
          <table:table-cell table:number-columns-repeated="3"/>
          <table:table-cell table:formula="of:=CONCATENATE(TEXT([.$AD6];&quot;#&quot;);&quot;,&quot;;TEXT([.$AF6];&quot;#&quot;);&quot;,&quot;;TEXT([.$AM6];&quot;#&quot;))" office:value-type="string" office:string-value="100,200,2">
            <text:p>100,200,2</text:p>
          </table:table-cell>
        </table:table-row>
        <table:table-row table:style-name="ro1">
          <table:table-cell office:value-type="string">
            <text:p>2B8IHPCGJ2D2GXR1C780RPPSJUJ39L</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6 GMT 2012</text:p>
          </table:table-cell>
          <table:table-cell table:number-columns-repeated="2"/>
          <table:table-cell office:value-type="string">
            <text:p>2SY2NJQ2172ZOIEMDLBLKVEBZIXXPJ</text:p>
          </table:table-cell>
          <table:table-cell office:value-type="string">
            <text:p>A23S6QOSZH9TMT</text:p>
          </table:table-cell>
          <table:table-cell office:value-type="string">
            <text:p>Approved</text:p>
          </table:table-cell>
          <table:table-cell office:value-type="string">
            <text:p>Thu Aug 30 19:57:30 GMT 2012</text:p>
          </table:table-cell>
          <table:table-cell office:value-type="string">
            <text:p>Thu Aug 30 19:58:15 GMT 2012</text:p>
          </table:table-cell>
          <table:table-cell office:value-type="string">
            <text:p>Thu Sep 06 19:58:15 GMT 2012</text:p>
          </table:table-cell>
          <table:table-cell office:value-type="string">
            <text:p>2012/09/06 19:59:13 +0000</text:p>
          </table:table-cell>
          <table:table-cell table:number-columns-repeated="2"/>
          <table:table-cell office:value-type="float" office:value="45">
            <text:p>45</text:p>
          </table:table-cell>
          <table:table-cell table:number-columns-repeated="2" office:value-type="string">
            <text:p>100% (9/9)</text:p>
          </table:table-cell>
          <table:table-cell office:value-type="string">
            <text:p>0% (0/0)</text:p>
          </table:table-cell>
          <table:table-cell office:value-type="string">
            <text:p>Rutherford_B._Hayes_3:39.txt</text:p>
          </table:table-cell>
          <table:table-cell office:value-type="string">
            <text:p>He concurs with the General of the Army in recommending such legislation as will authorize the enlistment of the full number of 25,000 men for the line of the Army, exclusive of the 3,463 men required for detached duty, and therefore not available for service in the field.&lt;br/&gt;&lt;br/&gt;He also recommends that Congress be asked to provide by law for the disposition of a large number of abandoned military posts and reservations, which, though very valuable in themselves, have been rendered useless for military purposes by the advance of civilization and settlement.&lt;br/&gt;&lt;br/&gt;</text:p>
          </table:table-cell>
          <table:table-cell office:value-type="float" office:value="100">
            <text:p>100</text:p>
          </table:table-cell>
          <table:table-cell office:value-type="float" office:value="3">
            <text:p>3</text:p>
          </table:table-cell>
          <table:table-cell office:value-type="float" office:value="200">
            <text:p>200</text:p>
          </table:table-cell>
          <table:table-cell office:value-type="float" office:value="0">
            <text:p>0</text:p>
          </table:table-cell>
          <table:table-cell office:value-type="string">
            <text:p>Sergeant</text:p>
          </table:table-cell>
          <table:table-cell office:value-type="string">
            <text:p>http://en.wikipedia.org/wiki/Sergeant</text:p>
          </table:table-cell>
          <table:table-cell office:value-type="string">
            <text:p>Li Zongren</text:p>
          </table:table-cell>
          <table:table-cell office:value-type="string">
            <text:p>http://en.wikipedia.org/wiki/Li_Zongren</text:p>
          </table:table-cell>
          <table:table-cell table:style-name="Default"/>
          <table:table-cell office:value-type="float" office:value="1">
            <text:p>1</text:p>
          </table:table-cell>
          <table:table-cell table:number-columns-repeated="3"/>
          <table:table-cell table:formula="of:=CONCATENATE(TEXT([.$AD7];&quot;#&quot;);&quot;,&quot;;TEXT([.$AF7];&quot;#&quot;);&quot;,&quot;;TEXT([.$AM7];&quot;#&quot;))" office:value-type="string" office:string-value="100,200,1">
            <text:p>100,200,1</text:p>
          </table:table-cell>
        </table:table-row>
        <table:table-row table:style-name="ro1">
          <table:table-cell office:value-type="string">
            <text:p>22H6R70G5R98SH782OYW0STNZ4EQAP</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6 GMT 2012</text:p>
          </table:table-cell>
          <table:table-cell table:number-columns-repeated="2"/>
          <table:table-cell office:value-type="string">
            <text:p>2P006UFBNFSVV39KAJWS46NG6WIH3U</text:p>
          </table:table-cell>
          <table:table-cell office:value-type="string">
            <text:p>A3U1K9X1LXA5JA</text:p>
          </table:table-cell>
          <table:table-cell office:value-type="string">
            <text:p>Approved</text:p>
          </table:table-cell>
          <table:table-cell office:value-type="string">
            <text:p>Thu Aug 30 18:33:49 GMT 2012</text:p>
          </table:table-cell>
          <table:table-cell office:value-type="string">
            <text:p>Thu Aug 30 18:33:56 GMT 2012</text:p>
          </table:table-cell>
          <table:table-cell office:value-type="string">
            <text:p>Thu Sep 06 18:33:56 GMT 2012</text:p>
          </table:table-cell>
          <table:table-cell office:value-type="string">
            <text:p>2012/09/06 18:34:21 +0000</text:p>
          </table:table-cell>
          <table:table-cell table:number-columns-repeated="2"/>
          <table:table-cell office:value-type="float" office:value="7">
            <text:p>7</text:p>
          </table:table-cell>
          <table:table-cell office:value-type="string">
            <text:p>100% (29/29)</text:p>
          </table:table-cell>
          <table:table-cell office:value-type="string">
            <text:p>100% (28/28)</text:p>
          </table:table-cell>
          <table:table-cell office:value-type="string">
            <text:p>0% (0/0)</text:p>
          </table:table-cell>
          <table:table-cell office:value-type="string">
            <text:p>Ulysses_S._Grant_6:17.txt</text:p>
          </table:table-cell>
          <table:table-cell office:value-type="string">
            <text:p>Two iron torpedo ships have been completed during the last year, and four of our large double-turreted ironclads are now undergoing repairs. When these are finished, everything that is useful of our Navy, as now authorized, will be in condition for service, and with the advance in the science of torpedo warfare the American Navy, comparatively small as it is, will be found at any time powerful for the purposes of a peaceful nation.&lt;br/&gt;&lt;br/&gt;Much has been accomplished during the year in aid of science and to increase the sum of general knowledge and further the interests of commerce and civilization. Extensive and much-needed soundings have been made for hydrographic purposes and to fix the proper routes of ocean telegraphs. Further surveys of the great Isthmus have been undertaken and completed, and two vessels of the Navy are now employed, in conjunction with those of England, France, Germany, and Russia, in observations connected with the transit of Venus, so useful and interesting to the scientific world.&lt;br/&gt;&lt;br/&gt;</text:p>
          </table:table-cell>
          <table:table-cell office:value-type="float" office:value="50">
            <text:p>50</text:p>
          </table:table-cell>
          <table:table-cell office:value-type="float" office:value="2">
            <text:p>2</text:p>
          </table:table-cell>
          <table:table-cell office:value-type="float" office:value="20">
            <text:p>20</text:p>
          </table:table-cell>
          <table:table-cell office:value-type="float" office:value="4">
            <text:p>4</text:p>
          </table:table-cell>
          <table:table-cell office:value-type="string">
            <text:p>Navy</text:p>
          </table:table-cell>
          <table:table-cell office:value-type="string">
            <text:p>http://en.wikipedia.org/wiki/Navy</text:p>
          </table:table-cell>
          <table:table-cell office:value-type="string">
            <text:p>Blockade</text:p>
          </table:table-cell>
          <table:table-cell office:value-type="string">
            <text:p>http://en.wikipedia.org/wiki/Blockade</text:p>
          </table:table-cell>
          <table:table-cell table:style-name="Default"/>
          <table:table-cell office:value-type="float" office:value="1">
            <text:p>1</text:p>
          </table:table-cell>
          <table:table-cell table:number-columns-repeated="3"/>
          <table:table-cell table:formula="of:=CONCATENATE(TEXT([.$AD8];&quot;#&quot;);&quot;,&quot;;TEXT([.$AF8];&quot;#&quot;);&quot;,&quot;;TEXT([.$AM8];&quot;#&quot;))" office:value-type="string" office:string-value="50,20,1">
            <text:p>50,20,1</text:p>
          </table:table-cell>
        </table:table-row>
        <table:table-row table:style-name="ro1">
          <table:table-cell office:value-type="string">
            <text:p>22H6R70G5R98SH782OYW0STNZ4EQAP</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6 GMT 2012</text:p>
          </table:table-cell>
          <table:table-cell table:number-columns-repeated="2"/>
          <table:table-cell office:value-type="string">
            <text:p>2PVQ0JG5TYMNR5MGBJ690SSH2ISKGA</text:p>
          </table:table-cell>
          <table:table-cell office:value-type="string">
            <text:p>A1DIPPNQ35V7K9</text:p>
          </table:table-cell>
          <table:table-cell office:value-type="string">
            <text:p>Approved</text:p>
          </table:table-cell>
          <table:table-cell office:value-type="string">
            <text:p>Thu Aug 30 18:54:24 GMT 2012</text:p>
          </table:table-cell>
          <table:table-cell office:value-type="string">
            <text:p>Thu Aug 30 18:54:32 GMT 2012</text:p>
          </table:table-cell>
          <table:table-cell office:value-type="string">
            <text:p>Thu Sep 06 18:54:32 GMT 2012</text:p>
          </table:table-cell>
          <table:table-cell office:value-type="string">
            <text:p>2012/09/06 18:59:13 +0000</text:p>
          </table:table-cell>
          <table:table-cell table:number-columns-repeated="2"/>
          <table:table-cell office:value-type="float" office:value="8">
            <text:p>8</text:p>
          </table:table-cell>
          <table:table-cell table:number-columns-repeated="2" office:value-type="string">
            <text:p>100% (5/5)</text:p>
          </table:table-cell>
          <table:table-cell office:value-type="string">
            <text:p>0% (0/0)</text:p>
          </table:table-cell>
          <table:table-cell office:value-type="string">
            <text:p>Ulysses_S._Grant_6:17.txt</text:p>
          </table:table-cell>
          <table:table-cell office:value-type="string">
            <text:p>Two iron torpedo ships have been completed during the last year, and four of our large double-turreted ironclads are now undergoing repairs. When these are finished, everything that is useful of our Navy, as now authorized, will be in condition for service, and with the advance in the science of torpedo warfare the American Navy, comparatively small as it is, will be found at any time powerful for the purposes of a peaceful nation.&lt;br/&gt;&lt;br/&gt;Much has been accomplished during the year in aid of science and to increase the sum of general knowledge and further the interests of commerce and civilization. Extensive and much-needed soundings have been made for hydrographic purposes and to fix the proper routes of ocean telegraphs. Further surveys of the great Isthmus have been undertaken and completed, and two vessels of the Navy are now employed, in conjunction with those of England, France, Germany, and Russia, in observations connected with the transit of Venus, so useful and interesting to the scientific world.&lt;br/&gt;&lt;br/&gt;</text:p>
          </table:table-cell>
          <table:table-cell office:value-type="float" office:value="50">
            <text:p>50</text:p>
          </table:table-cell>
          <table:table-cell office:value-type="float" office:value="2">
            <text:p>2</text:p>
          </table:table-cell>
          <table:table-cell office:value-type="float" office:value="20">
            <text:p>20</text:p>
          </table:table-cell>
          <table:table-cell office:value-type="float" office:value="4">
            <text:p>4</text:p>
          </table:table-cell>
          <table:table-cell office:value-type="string">
            <text:p>Navy</text:p>
          </table:table-cell>
          <table:table-cell office:value-type="string">
            <text:p>http://en.wikipedia.org/wiki/Navy</text:p>
          </table:table-cell>
          <table:table-cell office:value-type="string">
            <text:p>Blockade</text:p>
          </table:table-cell>
          <table:table-cell office:value-type="string">
            <text:p>http://en.wikipedia.org/wiki/Blockade</text:p>
          </table:table-cell>
          <table:table-cell table:style-name="Default"/>
          <table:table-cell office:value-type="float" office:value="1">
            <text:p>1</text:p>
          </table:table-cell>
          <table:table-cell table:number-columns-repeated="3"/>
          <table:table-cell table:formula="of:=CONCATENATE(TEXT([.$AD9];&quot;#&quot;);&quot;,&quot;;TEXT([.$AF9];&quot;#&quot;);&quot;,&quot;;TEXT([.$AM9];&quot;#&quot;))" office:value-type="string" office:string-value="50,20,1">
            <text:p>50,20,1</text:p>
          </table:table-cell>
        </table:table-row>
        <table:table-row table:style-name="ro1">
          <table:table-cell office:value-type="string">
            <text:p>22H6R70G5R98SH782OYW0STNZ4EQAP</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6 GMT 2012</text:p>
          </table:table-cell>
          <table:table-cell table:number-columns-repeated="2"/>
          <table:table-cell office:value-type="string">
            <text:p>2UHFE4EGDHDMHE9DPJEZ46HE4NIAKR</text:p>
          </table:table-cell>
          <table:table-cell office:value-type="string">
            <text:p>A30SN6C7YX0OIP</text:p>
          </table:table-cell>
          <table:table-cell office:value-type="string">
            <text:p>Approved</text:p>
          </table:table-cell>
          <table:table-cell office:value-type="string">
            <text:p>Thu Aug 30 19:53:25 GMT 2012</text:p>
          </table:table-cell>
          <table:table-cell office:value-type="string">
            <text:p>Thu Aug 30 19:53:34 GMT 2012</text:p>
          </table:table-cell>
          <table:table-cell office:value-type="string">
            <text:p>Thu Sep 06 19:53:34 GMT 2012</text:p>
          </table:table-cell>
          <table:table-cell office:value-type="string">
            <text:p>2012/09/06 19:54:14 +0000</text:p>
          </table:table-cell>
          <table:table-cell table:number-columns-repeated="2"/>
          <table:table-cell office:value-type="float" office:value="9">
            <text:p>9</text:p>
          </table:table-cell>
          <table:table-cell table:number-columns-repeated="2" office:value-type="string">
            <text:p>100% (173/173)</text:p>
          </table:table-cell>
          <table:table-cell office:value-type="string">
            <text:p>0% (0/0)</text:p>
          </table:table-cell>
          <table:table-cell office:value-type="string">
            <text:p>Ulysses_S._Grant_6:17.txt</text:p>
          </table:table-cell>
          <table:table-cell office:value-type="string">
            <text:p>Two iron torpedo ships have been completed during the last year, and four of our large double-turreted ironclads are now undergoing repairs. When these are finished, everything that is useful of our Navy, as now authorized, will be in condition for service, and with the advance in the science of torpedo warfare the American Navy, comparatively small as it is, will be found at any time powerful for the purposes of a peaceful nation.&lt;br/&gt;&lt;br/&gt;Much has been accomplished during the year in aid of science and to increase the sum of general knowledge and further the interests of commerce and civilization. Extensive and much-needed soundings have been made for hydrographic purposes and to fix the proper routes of ocean telegraphs. Further surveys of the great Isthmus have been undertaken and completed, and two vessels of the Navy are now employed, in conjunction with those of England, France, Germany, and Russia, in observations connected with the transit of Venus, so useful and interesting to the scientific world.&lt;br/&gt;&lt;br/&gt;</text:p>
          </table:table-cell>
          <table:table-cell office:value-type="float" office:value="50">
            <text:p>50</text:p>
          </table:table-cell>
          <table:table-cell office:value-type="float" office:value="2">
            <text:p>2</text:p>
          </table:table-cell>
          <table:table-cell office:value-type="float" office:value="20">
            <text:p>20</text:p>
          </table:table-cell>
          <table:table-cell office:value-type="float" office:value="4">
            <text:p>4</text:p>
          </table:table-cell>
          <table:table-cell office:value-type="string">
            <text:p>Navy</text:p>
          </table:table-cell>
          <table:table-cell office:value-type="string">
            <text:p>http://en.wikipedia.org/wiki/Navy</text:p>
          </table:table-cell>
          <table:table-cell office:value-type="string">
            <text:p>Blockade</text:p>
          </table:table-cell>
          <table:table-cell office:value-type="string">
            <text:p>http://en.wikipedia.org/wiki/Blockade</text:p>
          </table:table-cell>
          <table:table-cell table:style-name="Default" office:value-type="string">
            <text:p>NO</text:p>
          </table:table-cell>
          <table:table-cell office:value-type="float" office:value="2">
            <text:p>2</text:p>
          </table:table-cell>
          <table:table-cell table:number-columns-repeated="3"/>
          <table:table-cell table:formula="of:=CONCATENATE(TEXT([.$AD10];&quot;#&quot;);&quot;,&quot;;TEXT([.$AF10];&quot;#&quot;);&quot;,&quot;;TEXT([.$AM10];&quot;#&quot;))" office:value-type="string" office:string-value="50,20,2">
            <text:p>50,20,2</text:p>
          </table:table-cell>
        </table:table-row>
        <table:table-row table:style-name="ro1">
          <table:table-cell office:value-type="string">
            <text:p>2O8EOZFYQS1C72ATM7ID04IC26XIL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6 GMT 2012</text:p>
          </table:table-cell>
          <table:table-cell table:number-columns-repeated="2"/>
          <table:table-cell office:value-type="string">
            <text:p>23Q24E6AUBXHB15CMV093BZWI8CW0F</text:p>
          </table:table-cell>
          <table:table-cell office:value-type="string">
            <text:p>A2L1D7QH3STFCH</text:p>
          </table:table-cell>
          <table:table-cell office:value-type="string">
            <text:p>Approved</text:p>
          </table:table-cell>
          <table:table-cell office:value-type="string">
            <text:p>Thu Aug 30 18:58:34 GMT 2012</text:p>
          </table:table-cell>
          <table:table-cell office:value-type="string">
            <text:p>Thu Aug 30 18:58:59 GMT 2012</text:p>
          </table:table-cell>
          <table:table-cell office:value-type="string">
            <text:p>Thu Sep 06 18:58:59 GMT 2012</text:p>
          </table:table-cell>
          <table:table-cell office:value-type="string">
            <text:p>2012/09/06 18:59:14 +0000</text:p>
          </table:table-cell>
          <table:table-cell table:number-columns-repeated="2"/>
          <table:table-cell office:value-type="float" office:value="25">
            <text:p>25</text:p>
          </table:table-cell>
          <table:table-cell table:number-columns-repeated="2" office:value-type="string">
            <text:p>100% (10/10)</text:p>
          </table:table-cell>
          <table:table-cell office:value-type="string">
            <text:p>0% (0/0)</text:p>
          </table:table-cell>
          <table:table-cell office:value-type="string">
            <text:p>Andrew_Jackson_8:29.txt</text:p>
          </table:table-cell>
          <table:table-cell office:value-type="string">
            <text:p>This is the process by which specie is banished by the paper of the banks. Their vaults are soon exhausted to pay for foreign commodities. The next step is a stoppage of specie payment -- a total degradation of paper as a currency -- unusual depression of prices, the ruin of debtors, and the accumulation of property in the hands of creditors and cautious capitalists.&lt;br/&gt;&lt;br/&gt;It was in view of these evils, together with the dangerous power wielded by the Bank of the United States and its repugnance to our Constitution, that I was induced to exert the power conferred upon me by the American people to prevent the continuance of that institution. But although various dangers to our republican institutions have been obviated by the failure of that bank to extort from the Government a renewal of its charter, it is obvious that little has been accomplished except a salutary change of public opinion toward restoring to the country the sound currency provided for in the Constitution.&lt;br/&gt;&lt;br/&gt;</text:p>
          </table:table-cell>
          <table:table-cell office:value-type="float" office:value="50">
            <text:p>50</text:p>
          </table:table-cell>
          <table:table-cell office:value-type="float" office:value="4">
            <text:p>4</text:p>
          </table:table-cell>
          <table:table-cell office:value-type="float" office:value="10">
            <text:p>10</text:p>
          </table:table-cell>
          <table:table-cell office:value-type="float" office:value="2">
            <text:p>2</text:p>
          </table:table-cell>
          <table:table-cell office:value-type="string">
            <text:p>Currency</text:p>
          </table:table-cell>
          <table:table-cell office:value-type="string">
            <text:p>http://en.wikipedia.org/wiki/Currency</text:p>
          </table:table-cell>
          <table:table-cell office:value-type="string">
            <text:p>Tariff</text:p>
          </table:table-cell>
          <table:table-cell office:value-type="string">
            <text:p>http://en.wikipedia.org/wiki/Tariff</text:p>
          </table:table-cell>
          <table:table-cell table:style-name="Default"/>
          <table:table-cell office:value-type="float" office:value="2">
            <text:p>2</text:p>
          </table:table-cell>
          <table:table-cell table:number-columns-repeated="3"/>
          <table:table-cell table:formula="of:=CONCATENATE(TEXT([.$AD11];&quot;#&quot;);&quot;,&quot;;TEXT([.$AF11];&quot;#&quot;);&quot;,&quot;;TEXT([.$AM11];&quot;#&quot;))" office:value-type="string" office:string-value="50,10,2">
            <text:p>50,10,2</text:p>
          </table:table-cell>
        </table:table-row>
        <table:table-row table:style-name="ro1">
          <table:table-cell office:value-type="string">
            <text:p>2O8EOZFYQS1C72ATM7ID04IC26XIL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6 GMT 2012</text:p>
          </table:table-cell>
          <table:table-cell table:number-columns-repeated="2"/>
          <table:table-cell office:value-type="string">
            <text:p>2PVQ0JG5TYMNR5MGBJ690SSH2IRGK5</text:p>
          </table:table-cell>
          <table:table-cell office:value-type="string">
            <text:p>A997OZ3H2B3Q2</text:p>
          </table:table-cell>
          <table:table-cell office:value-type="string">
            <text:p>Approved</text:p>
          </table:table-cell>
          <table:table-cell office:value-type="string">
            <text:p>Thu Aug 30 18:30:16 GMT 2012</text:p>
          </table:table-cell>
          <table:table-cell office:value-type="string">
            <text:p>Thu Aug 30 18:30:30 GMT 2012</text:p>
          </table:table-cell>
          <table:table-cell office:value-type="string">
            <text:p>Thu Sep 06 18:30:30 GMT 2012</text:p>
          </table:table-cell>
          <table:table-cell office:value-type="string">
            <text:p>2012/09/06 18:34:18 +0000</text:p>
          </table:table-cell>
          <table:table-cell table:number-columns-repeated="2"/>
          <table:table-cell office:value-type="float" office:value="14">
            <text:p>14</text:p>
          </table:table-cell>
          <table:table-cell table:number-columns-repeated="2" office:value-type="string">
            <text:p>100% (93/93)</text:p>
          </table:table-cell>
          <table:table-cell office:value-type="string">
            <text:p>0% (0/0)</text:p>
          </table:table-cell>
          <table:table-cell office:value-type="string">
            <text:p>Andrew_Jackson_8:29.txt</text:p>
          </table:table-cell>
          <table:table-cell office:value-type="string">
            <text:p>This is the process by which specie is banished by the paper of the banks. Their vaults are soon exhausted to pay for foreign commodities. The next step is a stoppage of specie payment -- a total degradation of paper as a currency -- unusual depression of prices, the ruin of debtors, and the accumulation of property in the hands of creditors and cautious capitalists.&lt;br/&gt;&lt;br/&gt;It was in view of these evils, together with the dangerous power wielded by the Bank of the United States and its repugnance to our Constitution, that I was induced to exert the power conferred upon me by the American people to prevent the continuance of that institution. But although various dangers to our republican institutions have been obviated by the failure of that bank to extort from the Government a renewal of its charter, it is obvious that little has been accomplished except a salutary change of public opinion toward restoring to the country the sound currency provided for in the Constitution.&lt;br/&gt;&lt;br/&gt;</text:p>
          </table:table-cell>
          <table:table-cell office:value-type="float" office:value="50">
            <text:p>50</text:p>
          </table:table-cell>
          <table:table-cell office:value-type="float" office:value="4">
            <text:p>4</text:p>
          </table:table-cell>
          <table:table-cell office:value-type="float" office:value="10">
            <text:p>10</text:p>
          </table:table-cell>
          <table:table-cell office:value-type="float" office:value="2">
            <text:p>2</text:p>
          </table:table-cell>
          <table:table-cell office:value-type="string">
            <text:p>Currency</text:p>
          </table:table-cell>
          <table:table-cell office:value-type="string">
            <text:p>http://en.wikipedia.org/wiki/Currency</text:p>
          </table:table-cell>
          <table:table-cell office:value-type="string">
            <text:p>Tariff</text:p>
          </table:table-cell>
          <table:table-cell office:value-type="string">
            <text:p>http://en.wikipedia.org/wiki/Tariff</text:p>
          </table:table-cell>
          <table:table-cell table:style-name="Default"/>
          <table:table-cell office:value-type="float" office:value="1">
            <text:p>1</text:p>
          </table:table-cell>
          <table:table-cell table:number-columns-repeated="3"/>
          <table:table-cell table:formula="of:=CONCATENATE(TEXT([.$AD12];&quot;#&quot;);&quot;,&quot;;TEXT([.$AF12];&quot;#&quot;);&quot;,&quot;;TEXT([.$AM12];&quot;#&quot;))" office:value-type="string" office:string-value="50,10,1">
            <text:p>50,10,1</text:p>
          </table:table-cell>
        </table:table-row>
        <table:table-row table:style-name="ro1">
          <table:table-cell office:value-type="string">
            <text:p>2O8EOZFYQS1C72ATM7ID04IC26XIL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6 GMT 2012</text:p>
          </table:table-cell>
          <table:table-cell table:number-columns-repeated="2"/>
          <table:table-cell office:value-type="string">
            <text:p>2Y9OVR14IXKOHUX7OO3WI6X335198N</text:p>
          </table:table-cell>
          <table:table-cell office:value-type="string">
            <text:p>A33GBAC29A0MS5</text:p>
          </table:table-cell>
          <table:table-cell office:value-type="string">
            <text:p>Approved</text:p>
          </table:table-cell>
          <table:table-cell office:value-type="string">
            <text:p>Thu Aug 30 18:19:36 GMT 2012</text:p>
          </table:table-cell>
          <table:table-cell office:value-type="string">
            <text:p>Thu Aug 30 18:20:01 GMT 2012</text:p>
          </table:table-cell>
          <table:table-cell office:value-type="string">
            <text:p>Thu Sep 06 18:20:01 GMT 2012</text:p>
          </table:table-cell>
          <table:table-cell office:value-type="string">
            <text:p>2012/09/06 18:24:19 +0000</text:p>
          </table:table-cell>
          <table:table-cell table:number-columns-repeated="2"/>
          <table:table-cell office:value-type="float" office:value="25">
            <text:p>25</text:p>
          </table:table-cell>
          <table:table-cell table:number-columns-repeated="2" office:value-type="string">
            <text:p>100% (84/84)</text:p>
          </table:table-cell>
          <table:table-cell office:value-type="string">
            <text:p>0% (0/0)</text:p>
          </table:table-cell>
          <table:table-cell office:value-type="string">
            <text:p>Andrew_Jackson_8:29.txt</text:p>
          </table:table-cell>
          <table:table-cell office:value-type="string">
            <text:p>This is the process by which specie is banished by the paper of the banks. Their vaults are soon exhausted to pay for foreign commodities. The next step is a stoppage of specie payment -- a total degradation of paper as a currency -- unusual depression of prices, the ruin of debtors, and the accumulation of property in the hands of creditors and cautious capitalists.&lt;br/&gt;&lt;br/&gt;It was in view of these evils, together with the dangerous power wielded by the Bank of the United States and its repugnance to our Constitution, that I was induced to exert the power conferred upon me by the American people to prevent the continuance of that institution. But although various dangers to our republican institutions have been obviated by the failure of that bank to extort from the Government a renewal of its charter, it is obvious that little has been accomplished except a salutary change of public opinion toward restoring to the country the sound currency provided for in the Constitution.&lt;br/&gt;&lt;br/&gt;</text:p>
          </table:table-cell>
          <table:table-cell office:value-type="float" office:value="50">
            <text:p>50</text:p>
          </table:table-cell>
          <table:table-cell office:value-type="float" office:value="4">
            <text:p>4</text:p>
          </table:table-cell>
          <table:table-cell office:value-type="float" office:value="10">
            <text:p>10</text:p>
          </table:table-cell>
          <table:table-cell office:value-type="float" office:value="2">
            <text:p>2</text:p>
          </table:table-cell>
          <table:table-cell office:value-type="string">
            <text:p>Currency</text:p>
          </table:table-cell>
          <table:table-cell office:value-type="string">
            <text:p>http://en.wikipedia.org/wiki/Currency</text:p>
          </table:table-cell>
          <table:table-cell office:value-type="string">
            <text:p>Tariff</text:p>
          </table:table-cell>
          <table:table-cell office:value-type="string">
            <text:p>http://en.wikipedia.org/wiki/Tariff</text:p>
          </table:table-cell>
          <table:table-cell table:style-name="Default"/>
          <table:table-cell office:value-type="float" office:value="1">
            <text:p>1</text:p>
          </table:table-cell>
          <table:table-cell table:number-columns-repeated="3"/>
          <table:table-cell table:formula="of:=CONCATENATE(TEXT([.$AD13];&quot;#&quot;);&quot;,&quot;;TEXT([.$AF13];&quot;#&quot;);&quot;,&quot;;TEXT([.$AM13];&quot;#&quot;))" office:value-type="string" office:string-value="50,10,1">
            <text:p>50,10,1</text:p>
          </table:table-cell>
        </table:table-row>
        <table:table-row table:style-name="ro1">
          <table:table-cell office:value-type="string">
            <text:p>2P09NZW6HEZ63NSV3HK8E9GUNUZYO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6 GMT 2012</text:p>
          </table:table-cell>
          <table:table-cell table:number-columns-repeated="2"/>
          <table:table-cell office:value-type="string">
            <text:p>2CQU98JHSTLBIUOKIT0IWBJEO88EQI</text:p>
          </table:table-cell>
          <table:table-cell office:value-type="string">
            <text:p>A30SN6C7YX0OIP</text:p>
          </table:table-cell>
          <table:table-cell office:value-type="string">
            <text:p>Approved</text:p>
          </table:table-cell>
          <table:table-cell office:value-type="string">
            <text:p>Thu Aug 30 19:47:06 GMT 2012</text:p>
          </table:table-cell>
          <table:table-cell office:value-type="string">
            <text:p>Thu Aug 30 19:47:13 GMT 2012</text:p>
          </table:table-cell>
          <table:table-cell office:value-type="string">
            <text:p>Thu Sep 06 19:47:13 GMT 2012</text:p>
          </table:table-cell>
          <table:table-cell office:value-type="string">
            <text:p>2012/09/06 19:49:20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John_F._Kennedy_2:54.txt</text:p>
          </table:table-cell>
          <table:table-cell office:value-type="string">
            <text:p>But the greatest challenge of all is posed by the growth of the European Common Market. Assuming the accession of the United Kingdom, there will arise across the Atlantic a trading partner behind a single external tariff similar to ours with an economy which nearly equals our own. Will we in this country adapt our thinking to these new prospects and patterns--or will we wait until events have passed us by?&lt;br/&gt;&lt;br/&gt;This is the year to decide. The Reciprocal Trade Act is expiring. We need a new law--a wholly new approach--a bold new instrument of American trade policy. Our decision could well affect the unity of the West, the course of the Cold War, and the economic growth of our Nation for a generation to come.&lt;br/&gt;&lt;br/&gt;</text:p>
          </table:table-cell>
          <table:table-cell office:value-type="float" office:value="50">
            <text:p>50</text:p>
          </table:table-cell>
          <table:table-cell office:value-type="float" office:value="2">
            <text:p>2</text:p>
          </table:table-cell>
          <table:table-cell office:value-type="float" office:value="10">
            <text:p>10</text:p>
          </table:table-cell>
          <table:table-cell office:value-type="float" office:value="0">
            <text:p>0</text:p>
          </table:table-cell>
          <table:table-cell office:value-type="string">
            <text:p>Nations</text:p>
          </table:table-cell>
          <table:table-cell office:value-type="string">
            <text:p>http://en.wikipedia.org/wiki/Nations</text:p>
          </table:table-cell>
          <table:table-cell office:value-type="string">
            <text:p>Iroquois</text:p>
          </table:table-cell>
          <table:table-cell office:value-type="string">
            <text:p>http://en.wikipedia.org/wiki/Iroquois</text:p>
          </table:table-cell>
          <table:table-cell table:style-name="Default" office:value-type="string">
            <text:p>NO</text:p>
          </table:table-cell>
          <table:table-cell office:value-type="float" office:value="2">
            <text:p>2</text:p>
          </table:table-cell>
          <table:table-cell table:number-columns-repeated="3"/>
          <table:table-cell table:formula="of:=CONCATENATE(TEXT([.$AD14];&quot;#&quot;);&quot;,&quot;;TEXT([.$AF14];&quot;#&quot;);&quot;,&quot;;TEXT([.$AM14];&quot;#&quot;))" office:value-type="string" office:string-value="50,10,2">
            <text:p>50,10,2</text:p>
          </table:table-cell>
        </table:table-row>
        <table:table-row table:style-name="ro1">
          <table:table-cell office:value-type="string">
            <text:p>2P09NZW6HEZ63NSV3HK8E9GUNUZYO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6 GMT 2012</text:p>
          </table:table-cell>
          <table:table-cell table:number-columns-repeated="2"/>
          <table:table-cell office:value-type="string">
            <text:p>2MOA6X3YOCCFFLDAR7GTQNII2GLQPS</text:p>
          </table:table-cell>
          <table:table-cell office:value-type="string">
            <text:p>A31ALYJKPKD09W</text:p>
          </table:table-cell>
          <table:table-cell office:value-type="string">
            <text:p>Approved</text:p>
          </table:table-cell>
          <table:table-cell office:value-type="string">
            <text:p>Fri Aug 31 00:30:33 GMT 2012</text:p>
          </table:table-cell>
          <table:table-cell office:value-type="string">
            <text:p>Fri Aug 31 00:30:49 GMT 2012</text:p>
          </table:table-cell>
          <table:table-cell office:value-type="string">
            <text:p>Fri Sep 07 00:30:49 GMT 2012</text:p>
          </table:table-cell>
          <table:table-cell office:value-type="string">
            <text:p>2012/09/07 00:34:12 +0000</text:p>
          </table:table-cell>
          <table:table-cell table:number-columns-repeated="2"/>
          <table:table-cell office:value-type="float" office:value="16">
            <text:p>16</text:p>
          </table:table-cell>
          <table:table-cell office:value-type="string">
            <text:p>100% (294/295)</text:p>
          </table:table-cell>
          <table:table-cell office:value-type="string">
            <text:p>100% (62/62)</text:p>
          </table:table-cell>
          <table:table-cell office:value-type="string">
            <text:p>0% (0/0)</text:p>
          </table:table-cell>
          <table:table-cell office:value-type="string">
            <text:p>John_F._Kennedy_2:54.txt</text:p>
          </table:table-cell>
          <table:table-cell office:value-type="string">
            <text:p>But the greatest challenge of all is posed by the growth of the European Common Market. Assuming the accession of the United Kingdom, there will arise across the Atlantic a trading partner behind a single external tariff similar to ours with an economy which nearly equals our own. Will we in this country adapt our thinking to these new prospects and patterns--or will we wait until events have passed us by?&lt;br/&gt;&lt;br/&gt;This is the year to decide. The Reciprocal Trade Act is expiring. We need a new law--a wholly new approach--a bold new instrument of American trade policy. Our decision could well affect the unity of the West, the course of the Cold War, and the economic growth of our Nation for a generation to come.&lt;br/&gt;&lt;br/&gt;</text:p>
          </table:table-cell>
          <table:table-cell office:value-type="float" office:value="50">
            <text:p>50</text:p>
          </table:table-cell>
          <table:table-cell office:value-type="float" office:value="2">
            <text:p>2</text:p>
          </table:table-cell>
          <table:table-cell office:value-type="float" office:value="10">
            <text:p>10</text:p>
          </table:table-cell>
          <table:table-cell office:value-type="float" office:value="0">
            <text:p>0</text:p>
          </table:table-cell>
          <table:table-cell office:value-type="string">
            <text:p>Nations</text:p>
          </table:table-cell>
          <table:table-cell office:value-type="string">
            <text:p>http://en.wikipedia.org/wiki/Nations</text:p>
          </table:table-cell>
          <table:table-cell office:value-type="string">
            <text:p>Iroquois</text:p>
          </table:table-cell>
          <table:table-cell office:value-type="string">
            <text:p>http://en.wikipedia.org/wiki/Iroquois</text:p>
          </table:table-cell>
          <table:table-cell table:style-name="Default"/>
          <table:table-cell office:value-type="float" office:value="1">
            <text:p>1</text:p>
          </table:table-cell>
          <table:table-cell table:number-columns-repeated="3"/>
          <table:table-cell table:formula="of:=CONCATENATE(TEXT([.$AD15];&quot;#&quot;);&quot;,&quot;;TEXT([.$AF15];&quot;#&quot;);&quot;,&quot;;TEXT([.$AM15];&quot;#&quot;))" office:value-type="string" office:string-value="50,10,1">
            <text:p>50,10,1</text:p>
          </table:table-cell>
        </table:table-row>
        <table:table-row table:style-name="ro1">
          <table:table-cell office:value-type="string">
            <text:p>2P09NZW6HEZ63NSV3HK8E9GUNUZYO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6 GMT 2012</text:p>
          </table:table-cell>
          <table:table-cell table:number-columns-repeated="2"/>
          <table:table-cell office:value-type="string">
            <text:p>2ZYAUC26DG67SAL82A6K8COK7055C0</text:p>
          </table:table-cell>
          <table:table-cell office:value-type="string">
            <text:p>A33GBAC29A0MS5</text:p>
          </table:table-cell>
          <table:table-cell office:value-type="string">
            <text:p>Approved</text:p>
          </table:table-cell>
          <table:table-cell office:value-type="string">
            <text:p>Thu Aug 30 18:39:36 GMT 2012</text:p>
          </table:table-cell>
          <table:table-cell office:value-type="string">
            <text:p>Thu Aug 30 18:39:46 GMT 2012</text:p>
          </table:table-cell>
          <table:table-cell office:value-type="string">
            <text:p>Thu Sep 06 18:39:46 GMT 2012</text:p>
          </table:table-cell>
          <table:table-cell office:value-type="string">
            <text:p>2012/09/06 18:44:15 +0000</text:p>
          </table:table-cell>
          <table:table-cell table:number-columns-repeated="2"/>
          <table:table-cell office:value-type="float" office:value="10">
            <text:p>10</text:p>
          </table:table-cell>
          <table:table-cell table:number-columns-repeated="2" office:value-type="string">
            <text:p>100% (84/84)</text:p>
          </table:table-cell>
          <table:table-cell office:value-type="string">
            <text:p>0% (0/0)</text:p>
          </table:table-cell>
          <table:table-cell office:value-type="string">
            <text:p>John_F._Kennedy_2:54.txt</text:p>
          </table:table-cell>
          <table:table-cell office:value-type="string">
            <text:p>But the greatest challenge of all is posed by the growth of the European Common Market. Assuming the accession of the United Kingdom, there will arise across the Atlantic a trading partner behind a single external tariff similar to ours with an economy which nearly equals our own. Will we in this country adapt our thinking to these new prospects and patterns--or will we wait until events have passed us by?&lt;br/&gt;&lt;br/&gt;This is the year to decide. The Reciprocal Trade Act is expiring. We need a new law--a wholly new approach--a bold new instrument of American trade policy. Our decision could well affect the unity of the West, the course of the Cold War, and the economic growth of our Nation for a generation to come.&lt;br/&gt;&lt;br/&gt;</text:p>
          </table:table-cell>
          <table:table-cell office:value-type="float" office:value="50">
            <text:p>50</text:p>
          </table:table-cell>
          <table:table-cell office:value-type="float" office:value="2">
            <text:p>2</text:p>
          </table:table-cell>
          <table:table-cell office:value-type="float" office:value="10">
            <text:p>10</text:p>
          </table:table-cell>
          <table:table-cell office:value-type="float" office:value="0">
            <text:p>0</text:p>
          </table:table-cell>
          <table:table-cell office:value-type="string">
            <text:p>Nations</text:p>
          </table:table-cell>
          <table:table-cell office:value-type="string">
            <text:p>http://en.wikipedia.org/wiki/Nations</text:p>
          </table:table-cell>
          <table:table-cell office:value-type="string">
            <text:p>Iroquois</text:p>
          </table:table-cell>
          <table:table-cell office:value-type="string">
            <text:p>http://en.wikipedia.org/wiki/Iroquois</text:p>
          </table:table-cell>
          <table:table-cell table:style-name="Default"/>
          <table:table-cell office:value-type="float" office:value="1">
            <text:p>1</text:p>
          </table:table-cell>
          <table:table-cell table:number-columns-repeated="3"/>
          <table:table-cell table:formula="of:=CONCATENATE(TEXT([.$AD16];&quot;#&quot;);&quot;,&quot;;TEXT([.$AF16];&quot;#&quot;);&quot;,&quot;;TEXT([.$AM16];&quot;#&quot;))" office:value-type="string" office:string-value="50,10,1">
            <text:p>50,10,1</text:p>
          </table:table-cell>
        </table:table-row>
        <table:table-row table:style-name="ro1">
          <table:table-cell office:value-type="string">
            <text:p>2DNXH0JPPSI2Z72US2G7DKLM7OHNHA</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6 GMT 2012</text:p>
          </table:table-cell>
          <table:table-cell table:number-columns-repeated="2"/>
          <table:table-cell office:value-type="string">
            <text:p>2BG3W5XH0JPP7RQP5OGL0P75P2KEKU</text:p>
          </table:table-cell>
          <table:table-cell office:value-type="string">
            <text:p>A3NSQ31TWXF8Z6</text:p>
          </table:table-cell>
          <table:table-cell office:value-type="string">
            <text:p>Approved</text:p>
          </table:table-cell>
          <table:table-cell office:value-type="string">
            <text:p>Thu Aug 30 21:00:57 GMT 2012</text:p>
          </table:table-cell>
          <table:table-cell office:value-type="string">
            <text:p>Thu Aug 30 21:01:13 GMT 2012</text:p>
          </table:table-cell>
          <table:table-cell office:value-type="string">
            <text:p>Thu Sep 06 21:01:13 GMT 2012</text:p>
          </table:table-cell>
          <table:table-cell office:value-type="string">
            <text:p>2012/09/06 21:04:14 +0000</text:p>
          </table:table-cell>
          <table:table-cell table:number-columns-repeated="2"/>
          <table:table-cell office:value-type="float" office:value="16">
            <text:p>16</text:p>
          </table:table-cell>
          <table:table-cell office:value-type="string">
            <text:p>100% (72/72)</text:p>
          </table:table-cell>
          <table:table-cell office:value-type="string">
            <text:p>100% (14/14)</text:p>
          </table:table-cell>
          <table:table-cell office:value-type="string">
            <text:p>0% (0/0)</text:p>
          </table:table-cell>
          <table:table-cell office:value-type="string">
            <text:p>Bill_Clinton_6:53.txt</text:p>
          </table:table-cell>
          <table:table-cell office:value-type="string">
            <text:p>Next, we must help parents protect their children from the gravest health threat that they face -- an epidemic of teen smoking, spread by multimillion dollar marketing campaigns.&lt;br/&gt;&lt;br/&gt;I challenge Congress -- let's pass bipartisan, comprehensive legislation that will improve public health, protect our tobacco farmers and change the way tobacco companies do business forever. Let's do what it takes to bring teen smoking down.&lt;br/&gt;&lt;br/&gt;</text:p>
          </table:table-cell>
          <table:table-cell office:value-type="float" office:value="10">
            <text:p>10</text:p>
          </table:table-cell>
          <table:table-cell office:value-type="float" office:value="2">
            <text:p>2</text:p>
          </table:table-cell>
          <table:table-cell office:value-type="float" office:value="50">
            <text:p>50</text:p>
          </table:table-cell>
          <table:table-cell office:value-type="float" office:value="3">
            <text:p>3</text:p>
          </table:table-cell>
          <table:table-cell office:value-type="string">
            <text:p>Unemployment benefits</text:p>
          </table:table-cell>
          <table:table-cell office:value-type="string">
            <text:p>http://en.wikipedia.org/wiki/Unemployment_benefits</text:p>
          </table:table-cell>
          <table:table-cell office:value-type="string">
            <text:p>Jackie Evancho</text:p>
          </table:table-cell>
          <table:table-cell office:value-type="string">
            <text:p>http://en.wikipedia.org/wiki/Jackie_Evancho</text:p>
          </table:table-cell>
          <table:table-cell table:style-name="Default"/>
          <table:table-cell office:value-type="float" office:value="1">
            <text:p>1</text:p>
          </table:table-cell>
          <table:table-cell table:number-columns-repeated="3"/>
          <table:table-cell table:formula="of:=CONCATENATE(TEXT([.$AD17];&quot;#&quot;);&quot;,&quot;;TEXT([.$AF17];&quot;#&quot;);&quot;,&quot;;TEXT([.$AM17];&quot;#&quot;))" office:value-type="string" office:string-value="10,50,1">
            <text:p>10,50,1</text:p>
          </table:table-cell>
        </table:table-row>
        <table:table-row table:style-name="ro1">
          <table:table-cell office:value-type="string">
            <text:p>2DNXH0JPPSI2Z72US2G7DKLM7OHNHA</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6 GMT 2012</text:p>
          </table:table-cell>
          <table:table-cell table:number-columns-repeated="2"/>
          <table:table-cell office:value-type="string">
            <text:p>2LJI8IUB2YU9NS5X0V23T0FBOQF7J1</text:p>
          </table:table-cell>
          <table:table-cell office:value-type="string">
            <text:p>AE4OWTLXURMKP</text:p>
          </table:table-cell>
          <table:table-cell office:value-type="string">
            <text:p>Approved</text:p>
          </table:table-cell>
          <table:table-cell office:value-type="string">
            <text:p>Thu Aug 30 20:44:52 GMT 2012</text:p>
          </table:table-cell>
          <table:table-cell office:value-type="string">
            <text:p>Thu Aug 30 20:45:18 GMT 2012</text:p>
          </table:table-cell>
          <table:table-cell office:value-type="string">
            <text:p>Thu Sep 06 20:45:18 GMT 2012</text:p>
          </table:table-cell>
          <table:table-cell office:value-type="string">
            <text:p>2012/09/06 20:49:15 +0000</text:p>
          </table:table-cell>
          <table:table-cell table:number-columns-repeated="2"/>
          <table:table-cell office:value-type="float" office:value="26">
            <text:p>26</text:p>
          </table:table-cell>
          <table:table-cell table:number-columns-repeated="2" office:value-type="string">
            <text:p>100% (2/2)</text:p>
          </table:table-cell>
          <table:table-cell office:value-type="string">
            <text:p>0% (0/0)</text:p>
          </table:table-cell>
          <table:table-cell office:value-type="string">
            <text:p>Bill_Clinton_6:53.txt</text:p>
          </table:table-cell>
          <table:table-cell office:value-type="string">
            <text:p>Next, we must help parents protect their children from the gravest health threat that they face -- an epidemic of teen smoking, spread by multimillion dollar marketing campaigns.&lt;br/&gt;&lt;br/&gt;I challenge Congress -- let's pass bipartisan, comprehensive legislation that will improve public health, protect our tobacco farmers and change the way tobacco companies do business forever. Let's do what it takes to bring teen smoking down.&lt;br/&gt;&lt;br/&gt;</text:p>
          </table:table-cell>
          <table:table-cell office:value-type="float" office:value="10">
            <text:p>10</text:p>
          </table:table-cell>
          <table:table-cell office:value-type="float" office:value="2">
            <text:p>2</text:p>
          </table:table-cell>
          <table:table-cell office:value-type="float" office:value="50">
            <text:p>50</text:p>
          </table:table-cell>
          <table:table-cell office:value-type="float" office:value="3">
            <text:p>3</text:p>
          </table:table-cell>
          <table:table-cell office:value-type="string">
            <text:p>Unemployment benefits</text:p>
          </table:table-cell>
          <table:table-cell office:value-type="string">
            <text:p>http://en.wikipedia.org/wiki/Unemployment_benefits</text:p>
          </table:table-cell>
          <table:table-cell office:value-type="string">
            <text:p>Jackie Evancho</text:p>
          </table:table-cell>
          <table:table-cell office:value-type="string">
            <text:p>http://en.wikipedia.org/wiki/Jackie_Evancho</text:p>
          </table:table-cell>
          <table:table-cell table:style-name="Default"/>
          <table:table-cell office:value-type="float" office:value="1">
            <text:p>1</text:p>
          </table:table-cell>
          <table:table-cell table:number-columns-repeated="3"/>
          <table:table-cell table:formula="of:=CONCATENATE(TEXT([.$AD18];&quot;#&quot;);&quot;,&quot;;TEXT([.$AF18];&quot;#&quot;);&quot;,&quot;;TEXT([.$AM18];&quot;#&quot;))" office:value-type="string" office:string-value="10,50,1">
            <text:p>10,50,1</text:p>
          </table:table-cell>
        </table:table-row>
        <table:table-row table:style-name="ro1">
          <table:table-cell office:value-type="string">
            <text:p>2DNXH0JPPSI2Z72US2G7DKLM7OHNHA</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6 GMT 2012</text:p>
          </table:table-cell>
          <table:table-cell table:number-columns-repeated="2"/>
          <table:table-cell office:value-type="string">
            <text:p>2QFTBJ3MMDX5UYVSDCBHJ9MD25BCYP</text:p>
          </table:table-cell>
          <table:table-cell office:value-type="string">
            <text:p>A30SN6C7YX0OIP</text:p>
          </table:table-cell>
          <table:table-cell office:value-type="string">
            <text:p>Approved</text:p>
          </table:table-cell>
          <table:table-cell office:value-type="string">
            <text:p>Thu Aug 30 19:34:29 GMT 2012</text:p>
          </table:table-cell>
          <table:table-cell office:value-type="string">
            <text:p>Thu Aug 30 19:34:35 GMT 2012</text:p>
          </table:table-cell>
          <table:table-cell office:value-type="string">
            <text:p>Thu Sep 06 19:34:35 GMT 2012</text:p>
          </table:table-cell>
          <table:table-cell office:value-type="string">
            <text:p>2012/09/06 19:39:14 +0000</text:p>
          </table:table-cell>
          <table:table-cell table:number-columns-repeated="2"/>
          <table:table-cell office:value-type="float" office:value="6">
            <text:p>6</text:p>
          </table:table-cell>
          <table:table-cell table:number-columns-repeated="2" office:value-type="string">
            <text:p>100% (173/173)</text:p>
          </table:table-cell>
          <table:table-cell office:value-type="string">
            <text:p>0% (0/0)</text:p>
          </table:table-cell>
          <table:table-cell office:value-type="string">
            <text:p>Bill_Clinton_6:53.txt</text:p>
          </table:table-cell>
          <table:table-cell office:value-type="string">
            <text:p>Next, we must help parents protect their children from the gravest health threat that they face -- an epidemic of teen smoking, spread by multimillion dollar marketing campaigns.&lt;br/&gt;&lt;br/&gt;I challenge Congress -- let's pass bipartisan, comprehensive legislation that will improve public health, protect our tobacco farmers and change the way tobacco companies do business forever. Let's do what it takes to bring teen smoking down.&lt;br/&gt;&lt;br/&gt;</text:p>
          </table:table-cell>
          <table:table-cell office:value-type="float" office:value="10">
            <text:p>10</text:p>
          </table:table-cell>
          <table:table-cell office:value-type="float" office:value="2">
            <text:p>2</text:p>
          </table:table-cell>
          <table:table-cell office:value-type="float" office:value="50">
            <text:p>50</text:p>
          </table:table-cell>
          <table:table-cell office:value-type="float" office:value="3">
            <text:p>3</text:p>
          </table:table-cell>
          <table:table-cell office:value-type="string">
            <text:p>Unemployment benefits</text:p>
          </table:table-cell>
          <table:table-cell office:value-type="string">
            <text:p>http://en.wikipedia.org/wiki/Unemployment_benefits</text:p>
          </table:table-cell>
          <table:table-cell office:value-type="string">
            <text:p>Jackie Evancho</text:p>
          </table:table-cell>
          <table:table-cell office:value-type="string">
            <text:p>http://en.wikipedia.org/wiki/Jackie_Evancho</text:p>
          </table:table-cell>
          <table:table-cell table:style-name="Default" office:value-type="string">
            <text:p>NO</text:p>
          </table:table-cell>
          <table:table-cell office:value-type="float" office:value="2">
            <text:p>2</text:p>
          </table:table-cell>
          <table:table-cell table:number-columns-repeated="3"/>
          <table:table-cell table:formula="of:=CONCATENATE(TEXT([.$AD19];&quot;#&quot;);&quot;,&quot;;TEXT([.$AF19];&quot;#&quot;);&quot;,&quot;;TEXT([.$AM19];&quot;#&quot;))" office:value-type="string" office:string-value="10,50,2">
            <text:p>10,50,2</text:p>
          </table:table-cell>
        </table:table-row>
        <table:table-row table:style-name="ro1">
          <table:table-cell office:value-type="string">
            <text:p>2DKDIPDOBDDPNY71R44DGXMB4I2B0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6 GMT 2012</text:p>
          </table:table-cell>
          <table:table-cell table:number-columns-repeated="2"/>
          <table:table-cell office:value-type="string">
            <text:p>254NHMVHVKCJFAPP9HVJF9KQ1NS350</text:p>
          </table:table-cell>
          <table:table-cell office:value-type="string">
            <text:p>A33GBAC29A0MS5</text:p>
          </table:table-cell>
          <table:table-cell office:value-type="string">
            <text:p>Approved</text:p>
          </table:table-cell>
          <table:table-cell office:value-type="string">
            <text:p>Thu Aug 30 18:44:37 GMT 2012</text:p>
          </table:table-cell>
          <table:table-cell office:value-type="string">
            <text:p>Thu Aug 30 18:44:58 GMT 2012</text:p>
          </table:table-cell>
          <table:table-cell office:value-type="string">
            <text:p>Thu Sep 06 18:44:58 GMT 2012</text:p>
          </table:table-cell>
          <table:table-cell office:value-type="string">
            <text:p>2012/09/06 18:49:18 +0000</text:p>
          </table:table-cell>
          <table:table-cell table:number-columns-repeated="2"/>
          <table:table-cell office:value-type="float" office:value="21">
            <text:p>21</text:p>
          </table:table-cell>
          <table:table-cell table:number-columns-repeated="2" office:value-type="string">
            <text:p>100% (84/84)</text:p>
          </table:table-cell>
          <table:table-cell office:value-type="string">
            <text:p>0% (0/0)</text:p>
          </table:table-cell>
          <table:table-cell office:value-type="string">
            <text:p>Harry_S._Truman_6:40.txt</text:p>
          </table:table-cell>
          <table:table-cell office:value-type="string">
            <text:p>Seventh, housing and training of defense workers and the full use of all our manpower resources.&lt;br/&gt;&lt;br/&gt;Eighth, means for increasing the supply of doctors, nurses, and other trained medical personnel critically needed for the defense effort.&lt;br/&gt;&lt;br/&gt;</text:p>
          </table:table-cell>
          <table:table-cell office:value-type="float" office:value="50">
            <text:p>50</text:p>
          </table:table-cell>
          <table:table-cell office:value-type="float" office:value="1">
            <text:p>1</text:p>
          </table:table-cell>
          <table:table-cell office:value-type="float" office:value="200">
            <text:p>200</text:p>
          </table:table-cell>
          <table:table-cell office:value-type="float" office:value="3">
            <text:p>3</text:p>
          </table:table-cell>
          <table:table-cell office:value-type="string">
            <text:p>Care</text:p>
          </table:table-cell>
          <table:table-cell office:value-type="string">
            <text:p>http://en.wikipedia.org/wiki/Care</text:p>
          </table:table-cell>
          <table:table-cell office:value-type="string">
            <text:p>Kirtland Air Force Base</text:p>
          </table:table-cell>
          <table:table-cell office:value-type="string">
            <text:p>http://en.wikipedia.org/wiki/Kirtland_Air_Force_Base</text:p>
          </table:table-cell>
          <table:table-cell table:style-name="Default"/>
          <table:table-cell office:value-type="float" office:value="2">
            <text:p>2</text:p>
          </table:table-cell>
          <table:table-cell table:number-columns-repeated="3"/>
          <table:table-cell table:formula="of:=CONCATENATE(TEXT([.$AD20];&quot;#&quot;);&quot;,&quot;;TEXT([.$AF20];&quot;#&quot;);&quot;,&quot;;TEXT([.$AM20];&quot;#&quot;))" office:value-type="string" office:string-value="50,200,2">
            <text:p>50,200,2</text:p>
          </table:table-cell>
        </table:table-row>
        <table:table-row table:style-name="ro1">
          <table:table-cell office:value-type="string">
            <text:p>2DKDIPDOBDDPNY71R44DGXMB4I2B0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6 GMT 2012</text:p>
          </table:table-cell>
          <table:table-cell table:number-columns-repeated="2"/>
          <table:table-cell office:value-type="string">
            <text:p>2FMUKQOYGNIWGWGDVQR187SVLRKHZU</text:p>
          </table:table-cell>
          <table:table-cell office:value-type="string">
            <text:p>A30SN6C7YX0OIP</text:p>
          </table:table-cell>
          <table:table-cell office:value-type="string">
            <text:p>Approved</text:p>
          </table:table-cell>
          <table:table-cell office:value-type="string">
            <text:p>Thu Aug 30 19:31:06 GMT 2012</text:p>
          </table:table-cell>
          <table:table-cell office:value-type="string">
            <text:p>Thu Aug 30 19:31:16 GMT 2012</text:p>
          </table:table-cell>
          <table:table-cell office:value-type="string">
            <text:p>Thu Sep 06 19:31:16 GMT 2012</text:p>
          </table:table-cell>
          <table:table-cell office:value-type="string">
            <text:p>2012/09/06 19:34:17 +0000</text:p>
          </table:table-cell>
          <table:table-cell table:number-columns-repeated="2"/>
          <table:table-cell office:value-type="float" office:value="10">
            <text:p>10</text:p>
          </table:table-cell>
          <table:table-cell table:number-columns-repeated="2" office:value-type="string">
            <text:p>100% (173/173)</text:p>
          </table:table-cell>
          <table:table-cell office:value-type="string">
            <text:p>0% (0/0)</text:p>
          </table:table-cell>
          <table:table-cell office:value-type="string">
            <text:p>Harry_S._Truman_6:40.txt</text:p>
          </table:table-cell>
          <table:table-cell office:value-type="string">
            <text:p>Seventh, housing and training of defense workers and the full use of all our manpower resources.&lt;br/&gt;&lt;br/&gt;Eighth, means for increasing the supply of doctors, nurses, and other trained medical personnel critically needed for the defense effort.&lt;br/&gt;&lt;br/&gt;</text:p>
          </table:table-cell>
          <table:table-cell office:value-type="float" office:value="50">
            <text:p>50</text:p>
          </table:table-cell>
          <table:table-cell office:value-type="float" office:value="1">
            <text:p>1</text:p>
          </table:table-cell>
          <table:table-cell office:value-type="float" office:value="200">
            <text:p>200</text:p>
          </table:table-cell>
          <table:table-cell office:value-type="float" office:value="3">
            <text:p>3</text:p>
          </table:table-cell>
          <table:table-cell office:value-type="string">
            <text:p>Care</text:p>
          </table:table-cell>
          <table:table-cell office:value-type="string">
            <text:p>http://en.wikipedia.org/wiki/Care</text:p>
          </table:table-cell>
          <table:table-cell office:value-type="string">
            <text:p>Kirtland Air Force Base</text:p>
          </table:table-cell>
          <table:table-cell office:value-type="string">
            <text:p>http://en.wikipedia.org/wiki/Kirtland_Air_Force_Base</text:p>
          </table:table-cell>
          <table:table-cell table:style-name="Default" office:value-type="string">
            <text:p>NO</text:p>
          </table:table-cell>
          <table:table-cell office:value-type="float" office:value="1">
            <text:p>1</text:p>
          </table:table-cell>
          <table:table-cell table:number-columns-repeated="3"/>
          <table:table-cell table:formula="of:=CONCATENATE(TEXT([.$AD21];&quot;#&quot;);&quot;,&quot;;TEXT([.$AF21];&quot;#&quot;);&quot;,&quot;;TEXT([.$AM21];&quot;#&quot;))" office:value-type="string" office:string-value="50,200,1">
            <text:p>50,200,1</text:p>
          </table:table-cell>
        </table:table-row>
        <table:table-row table:style-name="ro1">
          <table:table-cell office:value-type="string">
            <text:p>2DKDIPDOBDDPNY71R44DGXMB4I2B0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6 GMT 2012</text:p>
          </table:table-cell>
          <table:table-cell table:number-columns-repeated="2"/>
          <table:table-cell office:value-type="string">
            <text:p>2UWF0OHOVR14X68T9V02PECWFNN45L</text:p>
          </table:table-cell>
          <table:table-cell office:value-type="string">
            <text:p>A997OZ3H2B3Q2</text:p>
          </table:table-cell>
          <table:table-cell office:value-type="string">
            <text:p>Approved</text:p>
          </table:table-cell>
          <table:table-cell office:value-type="string">
            <text:p>Thu Aug 30 18:29:43 GMT 2012</text:p>
          </table:table-cell>
          <table:table-cell office:value-type="string">
            <text:p>Thu Aug 30 18:29:57 GMT 2012</text:p>
          </table:table-cell>
          <table:table-cell office:value-type="string">
            <text:p>Thu Sep 06 18:29:57 GMT 2012</text:p>
          </table:table-cell>
          <table:table-cell office:value-type="string">
            <text:p>2012/09/06 18:34:17 +0000</text:p>
          </table:table-cell>
          <table:table-cell table:number-columns-repeated="2"/>
          <table:table-cell office:value-type="float" office:value="14">
            <text:p>14</text:p>
          </table:table-cell>
          <table:table-cell table:number-columns-repeated="2" office:value-type="string">
            <text:p>100% (93/93)</text:p>
          </table:table-cell>
          <table:table-cell office:value-type="string">
            <text:p>0% (0/0)</text:p>
          </table:table-cell>
          <table:table-cell office:value-type="string">
            <text:p>Harry_S._Truman_6:40.txt</text:p>
          </table:table-cell>
          <table:table-cell office:value-type="string">
            <text:p>Seventh, housing and training of defense workers and the full use of all our manpower resources.&lt;br/&gt;&lt;br/&gt;Eighth, means for increasing the supply of doctors, nurses, and other trained medical personnel critically needed for the defense effort.&lt;br/&gt;&lt;br/&gt;</text:p>
          </table:table-cell>
          <table:table-cell office:value-type="float" office:value="50">
            <text:p>50</text:p>
          </table:table-cell>
          <table:table-cell office:value-type="float" office:value="1">
            <text:p>1</text:p>
          </table:table-cell>
          <table:table-cell office:value-type="float" office:value="200">
            <text:p>200</text:p>
          </table:table-cell>
          <table:table-cell office:value-type="float" office:value="3">
            <text:p>3</text:p>
          </table:table-cell>
          <table:table-cell office:value-type="string">
            <text:p>Care</text:p>
          </table:table-cell>
          <table:table-cell office:value-type="string">
            <text:p>http://en.wikipedia.org/wiki/Care</text:p>
          </table:table-cell>
          <table:table-cell office:value-type="string">
            <text:p>Kirtland Air Force Base</text:p>
          </table:table-cell>
          <table:table-cell office:value-type="string">
            <text:p>http://en.wikipedia.org/wiki/Kirtland_Air_Force_Base</text:p>
          </table:table-cell>
          <table:table-cell table:style-name="Default"/>
          <table:table-cell office:value-type="float" office:value="1">
            <text:p>1</text:p>
          </table:table-cell>
          <table:table-cell table:number-columns-repeated="3"/>
          <table:table-cell table:formula="of:=CONCATENATE(TEXT([.$AD22];&quot;#&quot;);&quot;,&quot;;TEXT([.$AF22];&quot;#&quot;);&quot;,&quot;;TEXT([.$AM22];&quot;#&quot;))" office:value-type="string" office:string-value="50,200,1">
            <text:p>50,200,1</text:p>
          </table:table-cell>
        </table:table-row>
        <table:table-row table:style-name="ro1">
          <table:table-cell office:value-type="string">
            <text:p>2C6K5UFJ51Y75NC4M8HS9CSTNGE8B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7 GMT 2012</text:p>
          </table:table-cell>
          <table:table-cell table:number-columns-repeated="2"/>
          <table:table-cell office:value-type="string">
            <text:p>2FFQYN5F3Q0JVEH3TX3W6B49KQHEA6</text:p>
          </table:table-cell>
          <table:table-cell office:value-type="string">
            <text:p>A33GBAC29A0MS5</text:p>
          </table:table-cell>
          <table:table-cell office:value-type="string">
            <text:p>Approved</text:p>
          </table:table-cell>
          <table:table-cell office:value-type="string">
            <text:p>Thu Aug 30 18:24:24 GMT 2012</text:p>
          </table:table-cell>
          <table:table-cell office:value-type="string">
            <text:p>Thu Aug 30 18:24:41 GMT 2012</text:p>
          </table:table-cell>
          <table:table-cell office:value-type="string">
            <text:p>Thu Sep 06 18:24:41 GMT 2012</text:p>
          </table:table-cell>
          <table:table-cell office:value-type="string">
            <text:p>2012/09/06 18:29:16 +0000</text:p>
          </table:table-cell>
          <table:table-cell table:number-columns-repeated="2"/>
          <table:table-cell office:value-type="float" office:value="17">
            <text:p>17</text:p>
          </table:table-cell>
          <table:table-cell table:number-columns-repeated="2" office:value-type="string">
            <text:p>100% (84/84)</text:p>
          </table:table-cell>
          <table:table-cell office:value-type="string">
            <text:p>0% (0/0)</text:p>
          </table:table-cell>
          <table:table-cell office:value-type="string">
            <text:p>Jimmy_Carter_4:244.txt</text:p>
          </table:table-cell>
          <table:table-cell office:value-type="string">
            <text:p>BILATERAL COMMUNICATION&lt;br/&gt;&lt;br/&gt;U.S.-Soviet relations remain strained by the continued Soviet presence in Afghanistan, by growing Soviet military capabilities, and by the Soviets' apparent willingness to use those capabilities without respect for the most basic norms of international behavior.&lt;br/&gt;&lt;br/&gt;</text:p>
          </table:table-cell>
          <table:table-cell office:value-type="float" office:value="200">
            <text:p>200</text:p>
          </table:table-cell>
          <table:table-cell office:value-type="float" office:value="2">
            <text:p>2</text:p>
          </table:table-cell>
          <table:table-cell office:value-type="float" office:value="10">
            <text:p>10</text:p>
          </table:table-cell>
          <table:table-cell office:value-type="float" office:value="4">
            <text:p>4</text:p>
          </table:table-cell>
          <table:table-cell office:value-type="string">
            <text:p>Nuclear proliferation</text:p>
          </table:table-cell>
          <table:table-cell office:value-type="string">
            <text:p>http://en.wikipedia.org/wiki/Nuclear_proliferation</text:p>
          </table:table-cell>
          <table:table-cell office:value-type="float" office:value="2003">
            <text:p>2003</text:p>
          </table:table-cell>
          <table:table-cell office:value-type="string">
            <text:p>http://en.wikipedia.org/wiki/2003</text:p>
          </table:table-cell>
          <table:table-cell table:style-name="Default"/>
          <table:table-cell office:value-type="float" office:value="1">
            <text:p>1</text:p>
          </table:table-cell>
          <table:table-cell table:number-columns-repeated="3"/>
          <table:table-cell table:formula="of:=CONCATENATE(TEXT([.$AD23];&quot;#&quot;);&quot;,&quot;;TEXT([.$AF23];&quot;#&quot;);&quot;,&quot;;TEXT([.$AM23];&quot;#&quot;))" office:value-type="string" office:string-value="200,10,1">
            <text:p>200,10,1</text:p>
          </table:table-cell>
        </table:table-row>
        <table:table-row table:style-name="ro1">
          <table:table-cell office:value-type="string">
            <text:p>2C6K5UFJ51Y75NC4M8HS9CSTNGE8B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7 GMT 2012</text:p>
          </table:table-cell>
          <table:table-cell table:number-columns-repeated="2"/>
          <table:table-cell office:value-type="string">
            <text:p>2HSG5R98D8J3ANV1Z2KN6CG3RT9EUI</text:p>
          </table:table-cell>
          <table:table-cell office:value-type="string">
            <text:p>A997OZ3H2B3Q2</text:p>
          </table:table-cell>
          <table:table-cell office:value-type="string">
            <text:p>Approved</text:p>
          </table:table-cell>
          <table:table-cell office:value-type="string">
            <text:p>Thu Aug 30 18:27:38 GMT 2012</text:p>
          </table:table-cell>
          <table:table-cell office:value-type="string">
            <text:p>Thu Aug 30 18:27:50 GMT 2012</text:p>
          </table:table-cell>
          <table:table-cell office:value-type="string">
            <text:p>Thu Sep 06 18:27:50 GMT 2012</text:p>
          </table:table-cell>
          <table:table-cell office:value-type="string">
            <text:p>2012/09/06 18:29:18 +0000</text:p>
          </table:table-cell>
          <table:table-cell table:number-columns-repeated="2"/>
          <table:table-cell office:value-type="float" office:value="12">
            <text:p>12</text:p>
          </table:table-cell>
          <table:table-cell table:number-columns-repeated="2" office:value-type="string">
            <text:p>100% (93/93)</text:p>
          </table:table-cell>
          <table:table-cell office:value-type="string">
            <text:p>0% (0/0)</text:p>
          </table:table-cell>
          <table:table-cell office:value-type="string">
            <text:p>Jimmy_Carter_4:244.txt</text:p>
          </table:table-cell>
          <table:table-cell office:value-type="string">
            <text:p>BILATERAL COMMUNICATION&lt;br/&gt;&lt;br/&gt;U.S.-Soviet relations remain strained by the continued Soviet presence in Afghanistan, by growing Soviet military capabilities, and by the Soviets' apparent willingness to use those capabilities without respect for the most basic norms of international behavior.&lt;br/&gt;&lt;br/&gt;</text:p>
          </table:table-cell>
          <table:table-cell office:value-type="float" office:value="200">
            <text:p>200</text:p>
          </table:table-cell>
          <table:table-cell office:value-type="float" office:value="2">
            <text:p>2</text:p>
          </table:table-cell>
          <table:table-cell office:value-type="float" office:value="10">
            <text:p>10</text:p>
          </table:table-cell>
          <table:table-cell office:value-type="float" office:value="4">
            <text:p>4</text:p>
          </table:table-cell>
          <table:table-cell office:value-type="string">
            <text:p>Nuclear proliferation</text:p>
          </table:table-cell>
          <table:table-cell office:value-type="string">
            <text:p>http://en.wikipedia.org/wiki/Nuclear_proliferation</text:p>
          </table:table-cell>
          <table:table-cell office:value-type="float" office:value="2003">
            <text:p>2003</text:p>
          </table:table-cell>
          <table:table-cell office:value-type="string">
            <text:p>http://en.wikipedia.org/wiki/2003</text:p>
          </table:table-cell>
          <table:table-cell table:style-name="Default"/>
          <table:table-cell office:value-type="float" office:value="1">
            <text:p>1</text:p>
          </table:table-cell>
          <table:table-cell table:number-columns-repeated="3"/>
          <table:table-cell table:formula="of:=CONCATENATE(TEXT([.$AD24];&quot;#&quot;);&quot;,&quot;;TEXT([.$AF24];&quot;#&quot;);&quot;,&quot;;TEXT([.$AM24];&quot;#&quot;))" office:value-type="string" office:string-value="200,10,1">
            <text:p>200,10,1</text:p>
          </table:table-cell>
        </table:table-row>
        <table:table-row table:style-name="ro1">
          <table:table-cell office:value-type="string">
            <text:p>2C6K5UFJ51Y75NC4M8HS9CSTNGE8B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7 GMT 2012</text:p>
          </table:table-cell>
          <table:table-cell table:number-columns-repeated="2"/>
          <table:table-cell office:value-type="string">
            <text:p>2YM3K4F0OHOV6ASN4UF2T92HJTM215</text:p>
          </table:table-cell>
          <table:table-cell office:value-type="string">
            <text:p>A1K9WP8Q74E9G2</text:p>
          </table:table-cell>
          <table:table-cell office:value-type="string">
            <text:p>Approved</text:p>
          </table:table-cell>
          <table:table-cell office:value-type="string">
            <text:p>Thu Aug 30 18:19:04 GMT 2012</text:p>
          </table:table-cell>
          <table:table-cell office:value-type="string">
            <text:p>Thu Aug 30 18:19:15 GMT 2012</text:p>
          </table:table-cell>
          <table:table-cell office:value-type="string">
            <text:p>Thu Sep 06 18:19:15 GMT 2012</text:p>
          </table:table-cell>
          <table:table-cell office:value-type="string">
            <text:p>2012/09/06 18:24:18 +0000</text:p>
          </table:table-cell>
          <table:table-cell table:number-columns-repeated="2"/>
          <table:table-cell office:value-type="float" office:value="11">
            <text:p>11</text:p>
          </table:table-cell>
          <table:table-cell table:number-columns-repeated="2" office:value-type="string">
            <text:p>100% (8/8)</text:p>
          </table:table-cell>
          <table:table-cell office:value-type="string">
            <text:p>0% (0/0)</text:p>
          </table:table-cell>
          <table:table-cell office:value-type="string">
            <text:p>Jimmy_Carter_4:244.txt</text:p>
          </table:table-cell>
          <table:table-cell office:value-type="string">
            <text:p>BILATERAL COMMUNICATION&lt;br/&gt;&lt;br/&gt;U.S.-Soviet relations remain strained by the continued Soviet presence in Afghanistan, by growing Soviet military capabilities, and by the Soviets' apparent willingness to use those capabilities without respect for the most basic norms of international behavior.&lt;br/&gt;&lt;br/&gt;</text:p>
          </table:table-cell>
          <table:table-cell office:value-type="float" office:value="200">
            <text:p>200</text:p>
          </table:table-cell>
          <table:table-cell office:value-type="float" office:value="2">
            <text:p>2</text:p>
          </table:table-cell>
          <table:table-cell office:value-type="float" office:value="10">
            <text:p>10</text:p>
          </table:table-cell>
          <table:table-cell office:value-type="float" office:value="4">
            <text:p>4</text:p>
          </table:table-cell>
          <table:table-cell office:value-type="string">
            <text:p>Nuclear proliferation</text:p>
          </table:table-cell>
          <table:table-cell office:value-type="string">
            <text:p>http://en.wikipedia.org/wiki/Nuclear_proliferation</text:p>
          </table:table-cell>
          <table:table-cell office:value-type="float" office:value="2003">
            <text:p>2003</text:p>
          </table:table-cell>
          <table:table-cell office:value-type="string">
            <text:p>http://en.wikipedia.org/wiki/2003</text:p>
          </table:table-cell>
          <table:table-cell table:style-name="Default"/>
          <table:table-cell office:value-type="float" office:value="1">
            <text:p>1</text:p>
          </table:table-cell>
          <table:table-cell table:number-columns-repeated="3"/>
          <table:table-cell table:formula="of:=CONCATENATE(TEXT([.$AD25];&quot;#&quot;);&quot;,&quot;;TEXT([.$AF25];&quot;#&quot;);&quot;,&quot;;TEXT([.$AM25];&quot;#&quot;))" office:value-type="string" office:string-value="200,10,1">
            <text:p>200,10,1</text:p>
          </table:table-cell>
        </table:table-row>
        <table:table-row table:style-name="ro1">
          <table:table-cell office:value-type="string">
            <text:p>2OM6OQ1SNQQ75FV5CBHKKNR13LP6Q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7 GMT 2012</text:p>
          </table:table-cell>
          <table:table-cell table:number-columns-repeated="2"/>
          <table:table-cell office:value-type="string">
            <text:p>2BQ7QEOZFYQSGLGYTY6XZDS4NTUGJ9</text:p>
          </table:table-cell>
          <table:table-cell office:value-type="string">
            <text:p>A997OZ3H2B3Q2</text:p>
          </table:table-cell>
          <table:table-cell office:value-type="string">
            <text:p>Approved</text:p>
          </table:table-cell>
          <table:table-cell office:value-type="string">
            <text:p>Thu Aug 30 19:18:14 GMT 2012</text:p>
          </table:table-cell>
          <table:table-cell office:value-type="string">
            <text:p>Thu Aug 30 19:18:45 GMT 2012</text:p>
          </table:table-cell>
          <table:table-cell office:value-type="string">
            <text:p>Thu Sep 06 19:18:45 GMT 2012</text:p>
          </table:table-cell>
          <table:table-cell office:value-type="string">
            <text:p>2012/09/06 19:19:17 +0000</text:p>
          </table:table-cell>
          <table:table-cell table:number-columns-repeated="2"/>
          <table:table-cell office:value-type="float" office:value="31">
            <text:p>31</text:p>
          </table:table-cell>
          <table:table-cell table:number-columns-repeated="2" office:value-type="string">
            <text:p>100% (93/93)</text:p>
          </table:table-cell>
          <table:table-cell office:value-type="string">
            <text:p>0% (0/0)</text:p>
          </table:table-cell>
          <table:table-cell office:value-type="string">
            <text:p>Lyndon_Baines_Johnson_2:43.txt</text:p>
          </table:table-cell>
          <table:table-cell office:value-type="string">
            <text:p>First, to keep our economy growing;&lt;br/&gt;&lt;br/&gt;--to open for all Americans the opportunity that is now enjoyed by most Americans;&lt;br/&gt;&lt;br/&gt;</text:p>
          </table:table-cell>
          <table:table-cell office:value-type="float" office:value="100">
            <text:p>100</text:p>
          </table:table-cell>
          <table:table-cell office:value-type="float" office:value="1">
            <text:p>1</text:p>
          </table:table-cell>
          <table:table-cell office:value-type="float" office:value="200">
            <text:p>200</text:p>
          </table:table-cell>
          <table:table-cell office:value-type="float" office:value="0">
            <text:p>0</text:p>
          </table:table-cell>
          <table:table-cell office:value-type="string">
            <text:p>Neil Sedaka</text:p>
          </table:table-cell>
          <table:table-cell office:value-type="string">
            <text:p>http://en.wikipedia.org/wiki/Neil_Sedaka</text:p>
          </table:table-cell>
          <table:table-cell office:value-type="string">
            <text:p>Swarming (military)</text:p>
          </table:table-cell>
          <table:table-cell office:value-type="string">
            <text:p>http://en.wikipedia.org/wiki/Swarming_(military)</text:p>
          </table:table-cell>
          <table:table-cell table:style-name="Default"/>
          <table:table-cell office:value-type="float" office:value="2">
            <text:p>2</text:p>
          </table:table-cell>
          <table:table-cell table:number-columns-repeated="3"/>
          <table:table-cell table:formula="of:=CONCATENATE(TEXT([.$AD26];&quot;#&quot;);&quot;,&quot;;TEXT([.$AF26];&quot;#&quot;);&quot;,&quot;;TEXT([.$AM26];&quot;#&quot;))" office:value-type="string" office:string-value="100,200,2">
            <text:p>100,200,2</text:p>
          </table:table-cell>
        </table:table-row>
        <table:table-row table:style-name="ro1">
          <table:table-cell office:value-type="string">
            <text:p>2OM6OQ1SNQQ75FV5CBHKKNR13LP6Q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7 GMT 2012</text:p>
          </table:table-cell>
          <table:table-cell table:number-columns-repeated="2"/>
          <table:table-cell office:value-type="string">
            <text:p>2T85TYMNCWYBJI3EZ2JH511JT4HKOV</text:p>
          </table:table-cell>
          <table:table-cell office:value-type="string">
            <text:p>A33GBAC29A0MS5</text:p>
          </table:table-cell>
          <table:table-cell office:value-type="string">
            <text:p>Approved</text:p>
          </table:table-cell>
          <table:table-cell office:value-type="string">
            <text:p>Thu Aug 30 18:26:26 GMT 2012</text:p>
          </table:table-cell>
          <table:table-cell office:value-type="string">
            <text:p>Thu Aug 30 18:27:03 GMT 2012</text:p>
          </table:table-cell>
          <table:table-cell office:value-type="string">
            <text:p>Thu Sep 06 18:27:03 GMT 2012</text:p>
          </table:table-cell>
          <table:table-cell office:value-type="string">
            <text:p>2012/09/06 18:29:17 +0000</text:p>
          </table:table-cell>
          <table:table-cell table:number-columns-repeated="2"/>
          <table:table-cell office:value-type="float" office:value="37">
            <text:p>37</text:p>
          </table:table-cell>
          <table:table-cell table:number-columns-repeated="2" office:value-type="string">
            <text:p>100% (84/84)</text:p>
          </table:table-cell>
          <table:table-cell office:value-type="string">
            <text:p>0% (0/0)</text:p>
          </table:table-cell>
          <table:table-cell office:value-type="string">
            <text:p>Lyndon_Baines_Johnson_2:43.txt</text:p>
          </table:table-cell>
          <table:table-cell office:value-type="string">
            <text:p>First, to keep our economy growing;&lt;br/&gt;&lt;br/&gt;--to open for all Americans the opportunity that is now enjoyed by most Americans;&lt;br/&gt;&lt;br/&gt;</text:p>
          </table:table-cell>
          <table:table-cell office:value-type="float" office:value="100">
            <text:p>100</text:p>
          </table:table-cell>
          <table:table-cell office:value-type="float" office:value="1">
            <text:p>1</text:p>
          </table:table-cell>
          <table:table-cell office:value-type="float" office:value="200">
            <text:p>200</text:p>
          </table:table-cell>
          <table:table-cell office:value-type="float" office:value="0">
            <text:p>0</text:p>
          </table:table-cell>
          <table:table-cell office:value-type="string">
            <text:p>Neil Sedaka</text:p>
          </table:table-cell>
          <table:table-cell office:value-type="string">
            <text:p>http://en.wikipedia.org/wiki/Neil_Sedaka</text:p>
          </table:table-cell>
          <table:table-cell office:value-type="string">
            <text:p>Swarming (military)</text:p>
          </table:table-cell>
          <table:table-cell office:value-type="string">
            <text:p>http://en.wikipedia.org/wiki/Swarming_(military)</text:p>
          </table:table-cell>
          <table:table-cell table:style-name="Default"/>
          <table:table-cell office:value-type="float" office:value="2">
            <text:p>2</text:p>
          </table:table-cell>
          <table:table-cell table:number-columns-repeated="3"/>
          <table:table-cell table:formula="of:=CONCATENATE(TEXT([.$AD27];&quot;#&quot;);&quot;,&quot;;TEXT([.$AF27];&quot;#&quot;);&quot;,&quot;;TEXT([.$AM27];&quot;#&quot;))" office:value-type="string" office:string-value="100,200,2">
            <text:p>100,200,2</text:p>
          </table:table-cell>
        </table:table-row>
        <table:table-row table:style-name="ro1">
          <table:table-cell office:value-type="string">
            <text:p>2OM6OQ1SNQQ75FV5CBHKKNR13LP6Q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7 GMT 2012</text:p>
          </table:table-cell>
          <table:table-cell table:number-columns-repeated="2"/>
          <table:table-cell office:value-type="string">
            <text:p>2YVW5XH0JPPSXB83LZCSX75KQ3ZFLB</text:p>
          </table:table-cell>
          <table:table-cell office:value-type="string">
            <text:p>A30SN6C7YX0OIP</text:p>
          </table:table-cell>
          <table:table-cell office:value-type="string">
            <text:p>Approved</text:p>
          </table:table-cell>
          <table:table-cell office:value-type="string">
            <text:p>Thu Aug 30 19:31:34 GMT 2012</text:p>
          </table:table-cell>
          <table:table-cell office:value-type="string">
            <text:p>Thu Aug 30 19:31:42 GMT 2012</text:p>
          </table:table-cell>
          <table:table-cell office:value-type="string">
            <text:p>Thu Sep 06 19:31:42 GMT 2012</text:p>
          </table:table-cell>
          <table:table-cell office:value-type="string">
            <text:p>2012/09/06 19:34:17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Lyndon_Baines_Johnson_2:43.txt</text:p>
          </table:table-cell>
          <table:table-cell office:value-type="string">
            <text:p>First, to keep our economy growing;&lt;br/&gt;&lt;br/&gt;--to open for all Americans the opportunity that is now enjoyed by most Americans;&lt;br/&gt;&lt;br/&gt;</text:p>
          </table:table-cell>
          <table:table-cell office:value-type="float" office:value="100">
            <text:p>100</text:p>
          </table:table-cell>
          <table:table-cell office:value-type="float" office:value="1">
            <text:p>1</text:p>
          </table:table-cell>
          <table:table-cell office:value-type="float" office:value="200">
            <text:p>200</text:p>
          </table:table-cell>
          <table:table-cell office:value-type="float" office:value="0">
            <text:p>0</text:p>
          </table:table-cell>
          <table:table-cell office:value-type="string">
            <text:p>Neil Sedaka</text:p>
          </table:table-cell>
          <table:table-cell office:value-type="string">
            <text:p>http://en.wikipedia.org/wiki/Neil_Sedaka</text:p>
          </table:table-cell>
          <table:table-cell office:value-type="string">
            <text:p>Swarming (military)</text:p>
          </table:table-cell>
          <table:table-cell office:value-type="string">
            <text:p>http://en.wikipedia.org/wiki/Swarming_(military)</text:p>
          </table:table-cell>
          <table:table-cell table:style-name="Default" office:value-type="string">
            <text:p>NO</text:p>
          </table:table-cell>
          <table:table-cell office:value-type="float" office:value="1">
            <text:p>1</text:p>
          </table:table-cell>
          <table:table-cell table:number-columns-repeated="3"/>
          <table:table-cell table:formula="of:=CONCATENATE(TEXT([.$AD28];&quot;#&quot;);&quot;,&quot;;TEXT([.$AF28];&quot;#&quot;);&quot;,&quot;;TEXT([.$AM28];&quot;#&quot;))" office:value-type="string" office:string-value="100,200,1">
            <text:p>100,200,1</text:p>
          </table:table-cell>
        </table:table-row>
        <table:table-row table:style-name="ro1">
          <table:table-cell office:value-type="string">
            <text:p>2BT2YU98JHST0KRQ7P2JHIOBK6IOCI</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7 GMT 2012</text:p>
          </table:table-cell>
          <table:table-cell table:number-columns-repeated="2"/>
          <table:table-cell office:value-type="string">
            <text:p>24S0OQKKA4II7HG71CX88EW0HICZZF</text:p>
          </table:table-cell>
          <table:table-cell office:value-type="string">
            <text:p>A31ALYJKPKD09W</text:p>
          </table:table-cell>
          <table:table-cell office:value-type="string">
            <text:p>Approved</text:p>
          </table:table-cell>
          <table:table-cell office:value-type="string">
            <text:p>Fri Aug 31 00:27:24 GMT 2012</text:p>
          </table:table-cell>
          <table:table-cell office:value-type="string">
            <text:p>Fri Aug 31 00:27:42 GMT 2012</text:p>
          </table:table-cell>
          <table:table-cell office:value-type="string">
            <text:p>Fri Sep 07 00:27:42 GMT 2012</text:p>
          </table:table-cell>
          <table:table-cell office:value-type="string">
            <text:p>2012/09/07 00:29:13 +0000</text:p>
          </table:table-cell>
          <table:table-cell table:number-columns-repeated="2"/>
          <table:table-cell office:value-type="float" office:value="18">
            <text:p>18</text:p>
          </table:table-cell>
          <table:table-cell office:value-type="string">
            <text:p>100% (294/295)</text:p>
          </table:table-cell>
          <table:table-cell office:value-type="string">
            <text:p>100% (62/62)</text:p>
          </table:table-cell>
          <table:table-cell office:value-type="string">
            <text:p>0% (0/0)</text:p>
          </table:table-cell>
          <table:table-cell office:value-type="string">
            <text:p>James_K._Polk_3:62.txt</text:p>
          </table:table-cell>
          <table:table-cell office:value-type="string">
            <text:p>The first of the American mail steamers authorized by the act of the 3d of March, 1845, was completed and entered upon the service on the 1st of June last, and is now on her third voyage to Bremen and other intermediate ports. The other vessels authorized under the provisions of that act are in course of construction, and will be put upon the line as soon as completed. Contracts have also been made for the transportation of the mail in a steamer from Charleston to Havana.&lt;br/&gt;&lt;br/&gt;A reciprocal and satisfactory postal arrangement has been made by the Postmaster-General with the authorities of Bremen, and no difficulty is apprehended in making similar arrangements with all other powers with which we may have communications by mail steamers, except with Great Britain.&lt;br/&gt;&lt;br/&gt;</text:p>
          </table:table-cell>
          <table:table-cell office:value-type="float" office:value="100">
            <text:p>100</text:p>
          </table:table-cell>
          <table:table-cell office:value-type="float" office:value="1">
            <text:p>1</text:p>
          </table:table-cell>
          <table:table-cell office:value-type="float" office:value="20">
            <text:p>20</text:p>
          </table:table-cell>
          <table:table-cell office:value-type="float" office:value="1">
            <text:p>1</text:p>
          </table:table-cell>
          <table:table-cell office:value-type="string">
            <text:p>Airmails of the United States</text:p>
          </table:table-cell>
          <table:table-cell office:value-type="string">
            <text:p>http://en.wikipedia.org/wiki/Airmails_of_the_United_States</text:p>
          </table:table-cell>
          <table:table-cell office:value-type="string">
            <text:p>Transcontinental railroad</text:p>
          </table:table-cell>
          <table:table-cell office:value-type="string">
            <text:p>http://en.wikipedia.org/wiki/Transcontinental_railroad</text:p>
          </table:table-cell>
          <table:table-cell table:style-name="Default"/>
          <table:table-cell office:value-type="float" office:value="2">
            <text:p>2</text:p>
          </table:table-cell>
          <table:table-cell table:number-columns-repeated="3"/>
          <table:table-cell table:formula="of:=CONCATENATE(TEXT([.$AD29];&quot;#&quot;);&quot;,&quot;;TEXT([.$AF29];&quot;#&quot;);&quot;,&quot;;TEXT([.$AM29];&quot;#&quot;))" office:value-type="string" office:string-value="100,20,2">
            <text:p>100,20,2</text:p>
          </table:table-cell>
        </table:table-row>
        <table:table-row table:style-name="ro1">
          <table:table-cell office:value-type="string">
            <text:p>2BT2YU98JHST0KRQ7P2JHIOBK6IOCI</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7 GMT 2012</text:p>
          </table:table-cell>
          <table:table-cell table:number-columns-repeated="2"/>
          <table:table-cell office:value-type="string">
            <text:p>2H1KQW618N46963HKEWXKETNI9DOM5</text:p>
          </table:table-cell>
          <table:table-cell office:value-type="string">
            <text:p>A33GBAC29A0MS5</text:p>
          </table:table-cell>
          <table:table-cell office:value-type="string">
            <text:p>Approved</text:p>
          </table:table-cell>
          <table:table-cell office:value-type="string">
            <text:p>Thu Aug 30 18:34:01 GMT 2012</text:p>
          </table:table-cell>
          <table:table-cell office:value-type="string">
            <text:p>Thu Aug 30 18:34:51 GMT 2012</text:p>
          </table:table-cell>
          <table:table-cell office:value-type="string">
            <text:p>Thu Sep 06 18:34:51 GMT 2012</text:p>
          </table:table-cell>
          <table:table-cell office:value-type="string">
            <text:p>2012/09/06 18:39:17 +0000</text:p>
          </table:table-cell>
          <table:table-cell table:number-columns-repeated="2"/>
          <table:table-cell office:value-type="float" office:value="50">
            <text:p>50</text:p>
          </table:table-cell>
          <table:table-cell table:number-columns-repeated="2" office:value-type="string">
            <text:p>100% (84/84)</text:p>
          </table:table-cell>
          <table:table-cell office:value-type="string">
            <text:p>0% (0/0)</text:p>
          </table:table-cell>
          <table:table-cell office:value-type="string">
            <text:p>James_K._Polk_3:62.txt</text:p>
          </table:table-cell>
          <table:table-cell office:value-type="string">
            <text:p>The first of the American mail steamers authorized by the act of the 3d of March, 1845, was completed and entered upon the service on the 1st of June last, and is now on her third voyage to Bremen and other intermediate ports. The other vessels authorized under the provisions of that act are in course of construction, and will be put upon the line as soon as completed. Contracts have also been made for the transportation of the mail in a steamer from Charleston to Havana.&lt;br/&gt;&lt;br/&gt;A reciprocal and satisfactory postal arrangement has been made by the Postmaster-General with the authorities of Bremen, and no difficulty is apprehended in making similar arrangements with all other powers with which we may have communications by mail steamers, except with Great Britain.&lt;br/&gt;&lt;br/&gt;</text:p>
          </table:table-cell>
          <table:table-cell office:value-type="float" office:value="100">
            <text:p>100</text:p>
          </table:table-cell>
          <table:table-cell office:value-type="float" office:value="1">
            <text:p>1</text:p>
          </table:table-cell>
          <table:table-cell office:value-type="float" office:value="20">
            <text:p>20</text:p>
          </table:table-cell>
          <table:table-cell office:value-type="float" office:value="1">
            <text:p>1</text:p>
          </table:table-cell>
          <table:table-cell office:value-type="string">
            <text:p>Airmails of the United States</text:p>
          </table:table-cell>
          <table:table-cell office:value-type="string">
            <text:p>http://en.wikipedia.org/wiki/Airmails_of_the_United_States</text:p>
          </table:table-cell>
          <table:table-cell office:value-type="string">
            <text:p>Transcontinental railroad</text:p>
          </table:table-cell>
          <table:table-cell office:value-type="string">
            <text:p>http://en.wikipedia.org/wiki/Transcontinental_railroad</text:p>
          </table:table-cell>
          <table:table-cell table:style-name="Default"/>
          <table:table-cell office:value-type="float" office:value="2">
            <text:p>2</text:p>
          </table:table-cell>
          <table:table-cell table:number-columns-repeated="3"/>
          <table:table-cell table:formula="of:=CONCATENATE(TEXT([.$AD30];&quot;#&quot;);&quot;,&quot;;TEXT([.$AF30];&quot;#&quot;);&quot;,&quot;;TEXT([.$AM30];&quot;#&quot;))" office:value-type="string" office:string-value="100,20,2">
            <text:p>100,20,2</text:p>
          </table:table-cell>
        </table:table-row>
        <table:table-row table:style-name="ro1">
          <table:table-cell office:value-type="string">
            <text:p>2BT2YU98JHST0KRQ7P2JHIOBK6IOCI</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7 GMT 2012</text:p>
          </table:table-cell>
          <table:table-cell table:number-columns-repeated="2"/>
          <table:table-cell office:value-type="string">
            <text:p>2LFFSVGULF39K1KBUQSF03NYS059NG</text:p>
          </table:table-cell>
          <table:table-cell office:value-type="string">
            <text:p>A30SN6C7YX0OIP</text:p>
          </table:table-cell>
          <table:table-cell office:value-type="string">
            <text:p>Approved</text:p>
          </table:table-cell>
          <table:table-cell office:value-type="string">
            <text:p>Thu Aug 30 19:45:53 GMT 2012</text:p>
          </table:table-cell>
          <table:table-cell office:value-type="string">
            <text:p>Thu Aug 30 19:46:00 GMT 2012</text:p>
          </table:table-cell>
          <table:table-cell office:value-type="string">
            <text:p>Thu Sep 06 19:46:00 GMT 2012</text:p>
          </table:table-cell>
          <table:table-cell office:value-type="string">
            <text:p>2012/09/06 19:49:18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James_K._Polk_3:62.txt</text:p>
          </table:table-cell>
          <table:table-cell office:value-type="string">
            <text:p>The first of the American mail steamers authorized by the act of the 3d of March, 1845, was completed and entered upon the service on the 1st of June last, and is now on her third voyage to Bremen and other intermediate ports. The other vessels authorized under the provisions of that act are in course of construction, and will be put upon the line as soon as completed. Contracts have also been made for the transportation of the mail in a steamer from Charleston to Havana.&lt;br/&gt;&lt;br/&gt;A reciprocal and satisfactory postal arrangement has been made by the Postmaster-General with the authorities of Bremen, and no difficulty is apprehended in making similar arrangements with all other powers with which we may have communications by mail steamers, except with Great Britain.&lt;br/&gt;&lt;br/&gt;</text:p>
          </table:table-cell>
          <table:table-cell office:value-type="float" office:value="100">
            <text:p>100</text:p>
          </table:table-cell>
          <table:table-cell office:value-type="float" office:value="1">
            <text:p>1</text:p>
          </table:table-cell>
          <table:table-cell office:value-type="float" office:value="20">
            <text:p>20</text:p>
          </table:table-cell>
          <table:table-cell office:value-type="float" office:value="1">
            <text:p>1</text:p>
          </table:table-cell>
          <table:table-cell office:value-type="string">
            <text:p>Airmails of the United States</text:p>
          </table:table-cell>
          <table:table-cell office:value-type="string">
            <text:p>http://en.wikipedia.org/wiki/Airmails_of_the_United_States</text:p>
          </table:table-cell>
          <table:table-cell office:value-type="string">
            <text:p>Transcontinental railroad</text:p>
          </table:table-cell>
          <table:table-cell office:value-type="string">
            <text:p>http://en.wikipedia.org/wiki/Transcontinental_railroad</text:p>
          </table:table-cell>
          <table:table-cell table:style-name="Default" office:value-type="string">
            <text:p>NO</text:p>
          </table:table-cell>
          <table:table-cell office:value-type="float" office:value="1">
            <text:p>1</text:p>
          </table:table-cell>
          <table:table-cell table:number-columns-repeated="3"/>
          <table:table-cell table:formula="of:=CONCATENATE(TEXT([.$AD31];&quot;#&quot;);&quot;,&quot;;TEXT([.$AF31];&quot;#&quot;);&quot;,&quot;;TEXT([.$AM31];&quot;#&quot;))" office:value-type="string" office:string-value="100,20,1">
            <text:p>100,20,1</text:p>
          </table:table-cell>
        </table:table-row>
        <table:table-row table:style-name="ro1">
          <table:table-cell office:value-type="string">
            <text:p>20P9KQW618N4L3LKJNV55CETO5RLN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7 GMT 2012</text:p>
          </table:table-cell>
          <table:table-cell table:number-columns-repeated="2"/>
          <table:table-cell office:value-type="string">
            <text:p>2DVFDEY5COW00PF4AI3RNLC604NU3B</text:p>
          </table:table-cell>
          <table:table-cell office:value-type="string">
            <text:p>A30SN6C7YX0OIP</text:p>
          </table:table-cell>
          <table:table-cell office:value-type="string">
            <text:p>Approved</text:p>
          </table:table-cell>
          <table:table-cell office:value-type="string">
            <text:p>Thu Aug 30 19:48:24 GMT 2012</text:p>
          </table:table-cell>
          <table:table-cell office:value-type="string">
            <text:p>Thu Aug 30 19:48:30 GMT 2012</text:p>
          </table:table-cell>
          <table:table-cell office:value-type="string">
            <text:p>Thu Sep 06 19:48:30 GMT 2012</text:p>
          </table:table-cell>
          <table:table-cell office:value-type="string">
            <text:p>2012/09/06 19:49:22 +0000</text:p>
          </table:table-cell>
          <table:table-cell table:number-columns-repeated="2"/>
          <table:table-cell office:value-type="float" office:value="6">
            <text:p>6</text:p>
          </table:table-cell>
          <table:table-cell table:number-columns-repeated="2" office:value-type="string">
            <text:p>100% (173/173)</text:p>
          </table:table-cell>
          <table:table-cell office:value-type="string">
            <text:p>0% (0/0)</text:p>
          </table:table-cell>
          <table:table-cell office:value-type="string">
            <text:p>Bill_Clinton_6:84.txt</text:p>
          </table:table-cell>
          <table:table-cell office:value-type="string">
            <text:p>First, we have to continue to reform our government, the instrument of our national community. Everyone knows elections have become too expensive, fueling a fundraising arms race. This year, by March the 6th, at long last the Senate will actually vote on bipartisan campaign finance reform proposed by Senators McCain and Feingold.&lt;br/&gt;&lt;br/&gt;Let's be clear -- a vote against McCain-Feingold is a vote for soft money and for the status quo. I ask you to strengthen our democracy and pass campaign finance reform this year.&lt;br/&gt;&lt;br/&gt;</text:p>
          </table:table-cell>
          <table:table-cell office:value-type="float" office:value="100">
            <text:p>100</text:p>
          </table:table-cell>
          <table:table-cell office:value-type="float" office:value="4">
            <text:p>4</text:p>
          </table:table-cell>
          <table:table-cell office:value-type="float" office:value="10">
            <text:p>10</text:p>
          </table:table-cell>
          <table:table-cell office:value-type="float" office:value="4">
            <text:p>4</text:p>
          </table:table-cell>
          <table:table-cell office:value-type="string">
            <text:p>Subprime mortgage crisis</text:p>
          </table:table-cell>
          <table:table-cell office:value-type="string">
            <text:p>http://en.wikipedia.org/wiki/Subprime_mortgage_crisis</text:p>
          </table:table-cell>
          <table:table-cell office:value-type="string">
            <text:p>Federal</text:p>
          </table:table-cell>
          <table:table-cell office:value-type="string">
            <text:p>http://en.wikipedia.org/wiki/Federal</text:p>
          </table:table-cell>
          <table:table-cell table:style-name="Default" office:value-type="string">
            <text:p>NO</text:p>
          </table:table-cell>
          <table:table-cell office:value-type="float" office:value="1">
            <text:p>1</text:p>
          </table:table-cell>
          <table:table-cell table:number-columns-repeated="3"/>
          <table:table-cell table:formula="of:=CONCATENATE(TEXT([.$AD32];&quot;#&quot;);&quot;,&quot;;TEXT([.$AF32];&quot;#&quot;);&quot;,&quot;;TEXT([.$AM32];&quot;#&quot;))" office:value-type="string" office:string-value="100,10,1">
            <text:p>100,10,1</text:p>
          </table:table-cell>
        </table:table-row>
        <table:table-row table:style-name="ro1">
          <table:table-cell office:value-type="string">
            <text:p>20P9KQW618N4L3LKJNV55CETO5RLN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7 GMT 2012</text:p>
          </table:table-cell>
          <table:table-cell table:number-columns-repeated="2"/>
          <table:table-cell office:value-type="string">
            <text:p>2PI0ONNVRH1KWXXJN127ENV9Q1LWNO</text:p>
          </table:table-cell>
          <table:table-cell office:value-type="string">
            <text:p>A1K9WP8Q74E9G2</text:p>
          </table:table-cell>
          <table:table-cell office:value-type="string">
            <text:p>Approved</text:p>
          </table:table-cell>
          <table:table-cell office:value-type="string">
            <text:p>Thu Aug 30 18:19:58 GMT 2012</text:p>
          </table:table-cell>
          <table:table-cell office:value-type="string">
            <text:p>Thu Aug 30 18:20:21 GMT 2012</text:p>
          </table:table-cell>
          <table:table-cell office:value-type="string">
            <text:p>Thu Sep 06 18:20:21 GMT 2012</text:p>
          </table:table-cell>
          <table:table-cell office:value-type="string">
            <text:p>2012/09/06 18:24:20 +0000</text:p>
          </table:table-cell>
          <table:table-cell table:number-columns-repeated="2"/>
          <table:table-cell office:value-type="float" office:value="23">
            <text:p>23</text:p>
          </table:table-cell>
          <table:table-cell table:number-columns-repeated="2" office:value-type="string">
            <text:p>100% (8/8)</text:p>
          </table:table-cell>
          <table:table-cell office:value-type="string">
            <text:p>0% (0/0)</text:p>
          </table:table-cell>
          <table:table-cell office:value-type="string">
            <text:p>Bill_Clinton_6:84.txt</text:p>
          </table:table-cell>
          <table:table-cell office:value-type="string">
            <text:p>First, we have to continue to reform our government, the instrument of our national community. Everyone knows elections have become too expensive, fueling a fundraising arms race. This year, by March the 6th, at long last the Senate will actually vote on bipartisan campaign finance reform proposed by Senators McCain and Feingold.&lt;br/&gt;&lt;br/&gt;Let's be clear -- a vote against McCain-Feingold is a vote for soft money and for the status quo. I ask you to strengthen our democracy and pass campaign finance reform this year.&lt;br/&gt;&lt;br/&gt;</text:p>
          </table:table-cell>
          <table:table-cell office:value-type="float" office:value="100">
            <text:p>100</text:p>
          </table:table-cell>
          <table:table-cell office:value-type="float" office:value="4">
            <text:p>4</text:p>
          </table:table-cell>
          <table:table-cell office:value-type="float" office:value="10">
            <text:p>10</text:p>
          </table:table-cell>
          <table:table-cell office:value-type="float" office:value="4">
            <text:p>4</text:p>
          </table:table-cell>
          <table:table-cell office:value-type="string">
            <text:p>Subprime mortgage crisis</text:p>
          </table:table-cell>
          <table:table-cell office:value-type="string">
            <text:p>http://en.wikipedia.org/wiki/Subprime_mortgage_crisis</text:p>
          </table:table-cell>
          <table:table-cell office:value-type="string">
            <text:p>Federal</text:p>
          </table:table-cell>
          <table:table-cell office:value-type="string">
            <text:p>http://en.wikipedia.org/wiki/Federal</text:p>
          </table:table-cell>
          <table:table-cell table:style-name="Default"/>
          <table:table-cell office:value-type="float" office:value="2">
            <text:p>2</text:p>
          </table:table-cell>
          <table:table-cell table:number-columns-repeated="3"/>
          <table:table-cell table:formula="of:=CONCATENATE(TEXT([.$AD33];&quot;#&quot;);&quot;,&quot;;TEXT([.$AF33];&quot;#&quot;);&quot;,&quot;;TEXT([.$AM33];&quot;#&quot;))" office:value-type="string" office:string-value="100,10,2">
            <text:p>100,10,2</text:p>
          </table:table-cell>
        </table:table-row>
        <table:table-row table:style-name="ro1">
          <table:table-cell office:value-type="string">
            <text:p>20P9KQW618N4L3LKJNV55CETO5RLN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7 GMT 2012</text:p>
          </table:table-cell>
          <table:table-cell table:number-columns-repeated="2"/>
          <table:table-cell office:value-type="string">
            <text:p>2Y3DDP8PJWKUSMW2TLUQB9Z0GNO6HT</text:p>
          </table:table-cell>
          <table:table-cell office:value-type="string">
            <text:p>A2KUZAGNUPR16W</text:p>
          </table:table-cell>
          <table:table-cell office:value-type="string">
            <text:p>Approved</text:p>
          </table:table-cell>
          <table:table-cell office:value-type="string">
            <text:p>Thu Aug 30 19:44:19 GMT 2012</text:p>
          </table:table-cell>
          <table:table-cell office:value-type="string">
            <text:p>Thu Aug 30 19:44:51 GMT 2012</text:p>
          </table:table-cell>
          <table:table-cell office:value-type="string">
            <text:p>Thu Sep 06 19:44:51 GMT 2012</text:p>
          </table:table-cell>
          <table:table-cell office:value-type="string">
            <text:p>2012/09/06 19:49:16 +0000</text:p>
          </table:table-cell>
          <table:table-cell table:number-columns-repeated="2"/>
          <table:table-cell office:value-type="float" office:value="32">
            <text:p>32</text:p>
          </table:table-cell>
          <table:table-cell table:number-columns-repeated="2" office:value-type="string">
            <text:p>100% (11/11)</text:p>
          </table:table-cell>
          <table:table-cell office:value-type="string">
            <text:p>0% (0/0)</text:p>
          </table:table-cell>
          <table:table-cell office:value-type="string">
            <text:p>Bill_Clinton_6:84.txt</text:p>
          </table:table-cell>
          <table:table-cell office:value-type="string">
            <text:p>First, we have to continue to reform our government, the instrument of our national community. Everyone knows elections have become too expensive, fueling a fundraising arms race. This year, by March the 6th, at long last the Senate will actually vote on bipartisan campaign finance reform proposed by Senators McCain and Feingold.&lt;br/&gt;&lt;br/&gt;Let's be clear -- a vote against McCain-Feingold is a vote for soft money and for the status quo. I ask you to strengthen our democracy and pass campaign finance reform this year.&lt;br/&gt;&lt;br/&gt;</text:p>
          </table:table-cell>
          <table:table-cell office:value-type="float" office:value="100">
            <text:p>100</text:p>
          </table:table-cell>
          <table:table-cell office:value-type="float" office:value="4">
            <text:p>4</text:p>
          </table:table-cell>
          <table:table-cell office:value-type="float" office:value="10">
            <text:p>10</text:p>
          </table:table-cell>
          <table:table-cell office:value-type="float" office:value="4">
            <text:p>4</text:p>
          </table:table-cell>
          <table:table-cell office:value-type="string">
            <text:p>Subprime mortgage crisis</text:p>
          </table:table-cell>
          <table:table-cell office:value-type="string">
            <text:p>http://en.wikipedia.org/wiki/Subprime_mortgage_crisis</text:p>
          </table:table-cell>
          <table:table-cell office:value-type="string">
            <text:p>Federal</text:p>
          </table:table-cell>
          <table:table-cell office:value-type="string">
            <text:p>http://en.wikipedia.org/wiki/Federal</text:p>
          </table:table-cell>
          <table:table-cell table:style-name="Default"/>
          <table:table-cell office:value-type="float" office:value="1">
            <text:p>1</text:p>
          </table:table-cell>
          <table:table-cell table:number-columns-repeated="3"/>
          <table:table-cell table:formula="of:=CONCATENATE(TEXT([.$AD34];&quot;#&quot;);&quot;,&quot;;TEXT([.$AF34];&quot;#&quot;);&quot;,&quot;;TEXT([.$AM34];&quot;#&quot;))" office:value-type="string" office:string-value="100,10,1">
            <text:p>100,10,1</text:p>
          </table:table-cell>
        </table:table-row>
        <table:table-row table:style-name="ro1">
          <table:table-cell office:value-type="string">
            <text:p>2CEAVKI62NJQHAV76J0QP6BKM4TKSN</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7 GMT 2012</text:p>
          </table:table-cell>
          <table:table-cell table:number-columns-repeated="2"/>
          <table:table-cell office:value-type="string">
            <text:p>25GX7H57DZKPUNSJNN8DU25LDZ3B1K</text:p>
          </table:table-cell>
          <table:table-cell office:value-type="string">
            <text:p>A30SN6C7YX0OIP</text:p>
          </table:table-cell>
          <table:table-cell office:value-type="string">
            <text:p>Approved</text:p>
          </table:table-cell>
          <table:table-cell office:value-type="string">
            <text:p>Thu Aug 30 19:37:08 GMT 2012</text:p>
          </table:table-cell>
          <table:table-cell office:value-type="string">
            <text:p>Thu Aug 30 19:37:15 GMT 2012</text:p>
          </table:table-cell>
          <table:table-cell office:value-type="string">
            <text:p>Thu Sep 06 19:37:15 GMT 2012</text:p>
          </table:table-cell>
          <table:table-cell office:value-type="string">
            <text:p>2012/09/06 19:39:15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Grover_Cleveland_6:92.txt</text:p>
          </table:table-cell>
          <table:table-cell office:value-type="string">
            <text:p>The work done by the Department of Agriculture is very superficially dealt with in this communication, and I commend the report of the Secretary and the very important interests with which it deals to the careful attention of the Congress.&lt;br/&gt;&lt;br/&gt;The advantages to the public service of an adherence to the principles of civil-service reform are constantly more apparent, and nothing is so encouraging to those in official life who honestly desire good government as the increasing appreciation by our people of these advantages. A vast majority of the voters of the land are ready to insist that the time and attention of those they select to perform for them important public duties should not be distracted by doling out minor offices, and they are growing to be unanimous in regarding party organization as something that should be used in establishing party principles instead of dictating the distribution of public places as rewards of partisan activity.&lt;br/&gt;&lt;br/&gt;</text:p>
          </table:table-cell>
          <table:table-cell office:value-type="float" office:value="50">
            <text:p>50</text:p>
          </table:table-cell>
          <table:table-cell office:value-type="float" office:value="4">
            <text:p>4</text:p>
          </table:table-cell>
          <table:table-cell office:value-type="float" office:value="100">
            <text:p>100</text:p>
          </table:table-cell>
          <table:table-cell office:value-type="float" office:value="0">
            <text:p>0</text:p>
          </table:table-cell>
          <table:table-cell office:value-type="string">
            <text:p>EGovernment in Europe</text:p>
          </table:table-cell>
          <table:table-cell office:value-type="string">
            <text:p>http://en.wikipedia.org/wiki/EGovernment_in_Europe</text:p>
          </table:table-cell>
          <table:table-cell office:value-type="string">
            <text:p>EGovernment in Europe</text:p>
          </table:table-cell>
          <table:table-cell office:value-type="string">
            <text:p>http://en.wikipedia.org/wiki/EGovernment_in_Europe</text:p>
          </table:table-cell>
          <table:table-cell table:style-name="Default" office:value-type="string">
            <text:p>NO</text:p>
          </table:table-cell>
          <table:table-cell office:value-type="float" office:value="1">
            <text:p>1</text:p>
          </table:table-cell>
          <table:table-cell table:number-columns-repeated="3"/>
          <table:table-cell table:formula="of:=CONCATENATE(TEXT([.$AD35];&quot;#&quot;);&quot;,&quot;;TEXT([.$AF35];&quot;#&quot;);&quot;,&quot;;TEXT([.$AM35];&quot;#&quot;))" office:value-type="string" office:string-value="50,100,1">
            <text:p>50,100,1</text:p>
          </table:table-cell>
        </table:table-row>
        <table:table-row table:style-name="ro1">
          <table:table-cell office:value-type="string">
            <text:p>2CEAVKI62NJQHAV76J0QP6BKM4TKSN</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7 GMT 2012</text:p>
          </table:table-cell>
          <table:table-cell table:number-columns-repeated="2"/>
          <table:table-cell office:value-type="string">
            <text:p>262VKI62NJQ2GGQ4GJHHEBKLHDJLT3</text:p>
          </table:table-cell>
          <table:table-cell office:value-type="string">
            <text:p>A31ALYJKPKD09W</text:p>
          </table:table-cell>
          <table:table-cell office:value-type="string">
            <text:p>Approved</text:p>
          </table:table-cell>
          <table:table-cell office:value-type="string">
            <text:p>Fri Aug 31 00:33:52 GMT 2012</text:p>
          </table:table-cell>
          <table:table-cell office:value-type="string">
            <text:p>Fri Aug 31 00:34:00 GMT 2012</text:p>
          </table:table-cell>
          <table:table-cell office:value-type="string">
            <text:p>Fri Sep 07 00:34:00 GMT 2012</text:p>
          </table:table-cell>
          <table:table-cell office:value-type="string">
            <text:p>2012/09/07 00:34:15 +0000</text:p>
          </table:table-cell>
          <table:table-cell table:number-columns-repeated="2"/>
          <table:table-cell office:value-type="float" office:value="8">
            <text:p>8</text:p>
          </table:table-cell>
          <table:table-cell office:value-type="string">
            <text:p>100% (294/295)</text:p>
          </table:table-cell>
          <table:table-cell office:value-type="string">
            <text:p>100% (62/62)</text:p>
          </table:table-cell>
          <table:table-cell office:value-type="string">
            <text:p>0% (0/0)</text:p>
          </table:table-cell>
          <table:table-cell office:value-type="string">
            <text:p>Grover_Cleveland_6:92.txt</text:p>
          </table:table-cell>
          <table:table-cell office:value-type="string">
            <text:p>The work done by the Department of Agriculture is very superficially dealt with in this communication, and I commend the report of the Secretary and the very important interests with which it deals to the careful attention of the Congress.&lt;br/&gt;&lt;br/&gt;The advantages to the public service of an adherence to the principles of civil-service reform are constantly more apparent, and nothing is so encouraging to those in official life who honestly desire good government as the increasing appreciation by our people of these advantages. A vast majority of the voters of the land are ready to insist that the time and attention of those they select to perform for them important public duties should not be distracted by doling out minor offices, and they are growing to be unanimous in regarding party organization as something that should be used in establishing party principles instead of dictating the distribution of public places as rewards of partisan activity.&lt;br/&gt;&lt;br/&gt;</text:p>
          </table:table-cell>
          <table:table-cell office:value-type="float" office:value="50">
            <text:p>50</text:p>
          </table:table-cell>
          <table:table-cell office:value-type="float" office:value="4">
            <text:p>4</text:p>
          </table:table-cell>
          <table:table-cell office:value-type="float" office:value="100">
            <text:p>100</text:p>
          </table:table-cell>
          <table:table-cell office:value-type="float" office:value="0">
            <text:p>0</text:p>
          </table:table-cell>
          <table:table-cell office:value-type="string">
            <text:p>EGovernment in Europe</text:p>
          </table:table-cell>
          <table:table-cell office:value-type="string">
            <text:p>http://en.wikipedia.org/wiki/EGovernment_in_Europe</text:p>
          </table:table-cell>
          <table:table-cell office:value-type="string">
            <text:p>EGovernment in Europe</text:p>
          </table:table-cell>
          <table:table-cell office:value-type="string">
            <text:p>http://en.wikipedia.org/wiki/EGovernment_in_Europe</text:p>
          </table:table-cell>
          <table:table-cell table:style-name="Default"/>
          <table:table-cell office:value-type="float" office:value="2">
            <text:p>2</text:p>
          </table:table-cell>
          <table:table-cell table:number-columns-repeated="3"/>
          <table:table-cell table:formula="of:=CONCATENATE(TEXT([.$AD36];&quot;#&quot;);&quot;,&quot;;TEXT([.$AF36];&quot;#&quot;);&quot;,&quot;;TEXT([.$AM36];&quot;#&quot;))" office:value-type="string" office:string-value="50,100,2">
            <text:p>50,100,2</text:p>
          </table:table-cell>
        </table:table-row>
        <table:table-row table:style-name="ro1">
          <table:table-cell office:value-type="string">
            <text:p>2CEAVKI62NJQHAV76J0QP6BKM4TKSN</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7 GMT 2012</text:p>
          </table:table-cell>
          <table:table-cell table:number-columns-repeated="2"/>
          <table:table-cell office:value-type="string">
            <text:p>2HWJ79KQW6182DUZ4P3DC5XCJACLJG</text:p>
          </table:table-cell>
          <table:table-cell office:value-type="string">
            <text:p>A3343ON7H5UO3L</text:p>
          </table:table-cell>
          <table:table-cell office:value-type="string">
            <text:p>Approved</text:p>
          </table:table-cell>
          <table:table-cell office:value-type="string">
            <text:p>Thu Aug 30 18:18:22 GMT 2012</text:p>
          </table:table-cell>
          <table:table-cell office:value-type="string">
            <text:p>Thu Aug 30 18:20:18 GMT 2012</text:p>
          </table:table-cell>
          <table:table-cell office:value-type="string">
            <text:p>Thu Sep 06 18:20:18 GMT 2012</text:p>
          </table:table-cell>
          <table:table-cell office:value-type="string">
            <text:p>2012/09/06 18:24:19 +0000</text:p>
          </table:table-cell>
          <table:table-cell table:number-columns-repeated="2"/>
          <table:table-cell office:value-type="float" office:value="116">
            <text:p>116</text:p>
          </table:table-cell>
          <table:table-cell table:number-columns-repeated="2" office:value-type="string">
            <text:p>100% (17/17)</text:p>
          </table:table-cell>
          <table:table-cell office:value-type="string">
            <text:p>0% (0/0)</text:p>
          </table:table-cell>
          <table:table-cell office:value-type="string">
            <text:p>Grover_Cleveland_6:92.txt</text:p>
          </table:table-cell>
          <table:table-cell office:value-type="string">
            <text:p>The work done by the Department of Agriculture is very superficially dealt with in this communication, and I commend the report of the Secretary and the very important interests with which it deals to the careful attention of the Congress.&lt;br/&gt;&lt;br/&gt;The advantages to the public service of an adherence to the principles of civil-service reform are constantly more apparent, and nothing is so encouraging to those in official life who honestly desire good government as the increasing appreciation by our people of these advantages. A vast majority of the voters of the land are ready to insist that the time and attention of those they select to perform for them important public duties should not be distracted by doling out minor offices, and they are growing to be unanimous in regarding party organization as something that should be used in establishing party principles instead of dictating the distribution of public places as rewards of partisan activity.&lt;br/&gt;&lt;br/&gt;</text:p>
          </table:table-cell>
          <table:table-cell office:value-type="float" office:value="50">
            <text:p>50</text:p>
          </table:table-cell>
          <table:table-cell office:value-type="float" office:value="4">
            <text:p>4</text:p>
          </table:table-cell>
          <table:table-cell office:value-type="float" office:value="100">
            <text:p>100</text:p>
          </table:table-cell>
          <table:table-cell office:value-type="float" office:value="0">
            <text:p>0</text:p>
          </table:table-cell>
          <table:table-cell office:value-type="string">
            <text:p>EGovernment in Europe</text:p>
          </table:table-cell>
          <table:table-cell office:value-type="string">
            <text:p>http://en.wikipedia.org/wiki/EGovernment_in_Europe</text:p>
          </table:table-cell>
          <table:table-cell office:value-type="string">
            <text:p>EGovernment in Europe</text:p>
          </table:table-cell>
          <table:table-cell office:value-type="string">
            <text:p>http://en.wikipedia.org/wiki/EGovernment_in_Europe</text:p>
          </table:table-cell>
          <table:table-cell table:style-name="Default"/>
          <table:table-cell office:value-type="float" office:value="2">
            <text:p>2</text:p>
          </table:table-cell>
          <table:table-cell table:number-columns-repeated="3"/>
          <table:table-cell table:formula="of:=CONCATENATE(TEXT([.$AD37];&quot;#&quot;);&quot;,&quot;;TEXT([.$AF37];&quot;#&quot;);&quot;,&quot;;TEXT([.$AM37];&quot;#&quot;))" office:value-type="string" office:string-value="50,100,2">
            <text:p>50,100,2</text:p>
          </table:table-cell>
        </table:table-row>
        <table:table-row table:style-name="ro1">
          <table:table-cell office:value-type="string">
            <text:p>2C6X7H57DZKPUNSJNN8DU25L9A8B1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7 GMT 2012</text:p>
          </table:table-cell>
          <table:table-cell table:number-columns-repeated="2"/>
          <table:table-cell office:value-type="string">
            <text:p>25GK5UFJ51Y75NC4M8HS9CSTR55B80</text:p>
          </table:table-cell>
          <table:table-cell office:value-type="string">
            <text:p>A3BUGMS8MBPWEM</text:p>
          </table:table-cell>
          <table:table-cell office:value-type="string">
            <text:p>Approved</text:p>
          </table:table-cell>
          <table:table-cell office:value-type="string">
            <text:p>Thu Aug 30 18:27:46 GMT 2012</text:p>
          </table:table-cell>
          <table:table-cell office:value-type="string">
            <text:p>Thu Aug 30 18:28:12 GMT 2012</text:p>
          </table:table-cell>
          <table:table-cell office:value-type="string">
            <text:p>Thu Sep 06 18:28:12 GMT 2012</text:p>
          </table:table-cell>
          <table:table-cell office:value-type="string">
            <text:p>2012/09/06 18:29:18 +0000</text:p>
          </table:table-cell>
          <table:table-cell table:number-columns-repeated="2"/>
          <table:table-cell office:value-type="float" office:value="26">
            <text:p>26</text:p>
          </table:table-cell>
          <table:table-cell table:number-columns-repeated="2" office:value-type="string">
            <text:p>100% (6/6)</text:p>
          </table:table-cell>
          <table:table-cell office:value-type="string">
            <text:p>0% (0/0)</text:p>
          </table:table-cell>
          <table:table-cell office:value-type="string">
            <text:p>Benjamin_Harrison_1:15.txt</text:p>
          </table:table-cell>
          <table:table-cell office:value-type="string">
            <text:p>It is earnestly recommended that our judicial rights and processes in Korea be established on a firm basis by providing the machinery necessary to carry out treaty stipulations in that regard.&lt;br/&gt;&lt;br/&gt;The friendliness of the Persian Government continues to be shown by its generous treatment of Americans engaged in missionary labors and by the cordial disposition of the Shah to encourage the enterprise of our citizens in the development of Persian resources.&lt;br/&gt;&lt;br/&gt;</text:p>
          </table:table-cell>
          <table:table-cell office:value-type="float" office:value="100">
            <text:p>100</text:p>
          </table:table-cell>
          <table:table-cell office:value-type="float" office:value="3">
            <text:p>3</text:p>
          </table:table-cell>
          <table:table-cell office:value-type="float" office:value="20">
            <text:p>20</text:p>
          </table:table-cell>
          <table:table-cell office:value-type="float" office:value="0">
            <text:p>0</text:p>
          </table:table-cell>
          <table:table-cell office:value-type="string">
            <text:p>Treaty</text:p>
          </table:table-cell>
          <table:table-cell office:value-type="string">
            <text:p>http://en.wikipedia.org/wiki/Treaty</text:p>
          </table:table-cell>
          <table:table-cell office:value-type="string">
            <text:p>Treaty</text:p>
          </table:table-cell>
          <table:table-cell office:value-type="string">
            <text:p>http://en.wikipedia.org/wiki/Treaty</text:p>
          </table:table-cell>
          <table:table-cell table:style-name="Default"/>
          <table:table-cell office:value-type="float" office:value="2">
            <text:p>2</text:p>
          </table:table-cell>
          <table:table-cell table:number-columns-repeated="3"/>
          <table:table-cell table:formula="of:=CONCATENATE(TEXT([.$AD38];&quot;#&quot;);&quot;,&quot;;TEXT([.$AF38];&quot;#&quot;);&quot;,&quot;;TEXT([.$AM38];&quot;#&quot;))" office:value-type="string" office:string-value="100,20,2">
            <text:p>100,20,2</text:p>
          </table:table-cell>
        </table:table-row>
        <table:table-row table:style-name="ro1">
          <table:table-cell office:value-type="string">
            <text:p>2C6X7H57DZKPUNSJNN8DU25L9A8B1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7 GMT 2012</text:p>
          </table:table-cell>
          <table:table-cell table:number-columns-repeated="2"/>
          <table:table-cell office:value-type="string">
            <text:p>2IEZ9O9Z6KW4EVY4ORIRTFQ0T4HC3K</text:p>
          </table:table-cell>
          <table:table-cell office:value-type="string">
            <text:p>A30SN6C7YX0OIP</text:p>
          </table:table-cell>
          <table:table-cell office:value-type="string">
            <text:p>Approved</text:p>
          </table:table-cell>
          <table:table-cell office:value-type="string">
            <text:p>Thu Aug 30 19:49:34 GMT 2012</text:p>
          </table:table-cell>
          <table:table-cell office:value-type="string">
            <text:p>Thu Aug 30 19:49:44 GMT 2012</text:p>
          </table:table-cell>
          <table:table-cell office:value-type="string">
            <text:p>Thu Sep 06 19:49:44 GMT 2012</text:p>
          </table:table-cell>
          <table:table-cell office:value-type="string">
            <text:p>2012/09/06 19:54:13 +0000</text:p>
          </table:table-cell>
          <table:table-cell table:number-columns-repeated="2"/>
          <table:table-cell office:value-type="float" office:value="10">
            <text:p>10</text:p>
          </table:table-cell>
          <table:table-cell table:number-columns-repeated="2" office:value-type="string">
            <text:p>100% (173/173)</text:p>
          </table:table-cell>
          <table:table-cell office:value-type="string">
            <text:p>0% (0/0)</text:p>
          </table:table-cell>
          <table:table-cell office:value-type="string">
            <text:p>Benjamin_Harrison_1:15.txt</text:p>
          </table:table-cell>
          <table:table-cell office:value-type="string">
            <text:p>It is earnestly recommended that our judicial rights and processes in Korea be established on a firm basis by providing the machinery necessary to carry out treaty stipulations in that regard.&lt;br/&gt;&lt;br/&gt;The friendliness of the Persian Government continues to be shown by its generous treatment of Americans engaged in missionary labors and by the cordial disposition of the Shah to encourage the enterprise of our citizens in the development of Persian resources.&lt;br/&gt;&lt;br/&gt;</text:p>
          </table:table-cell>
          <table:table-cell office:value-type="float" office:value="100">
            <text:p>100</text:p>
          </table:table-cell>
          <table:table-cell office:value-type="float" office:value="3">
            <text:p>3</text:p>
          </table:table-cell>
          <table:table-cell office:value-type="float" office:value="20">
            <text:p>20</text:p>
          </table:table-cell>
          <table:table-cell office:value-type="float" office:value="0">
            <text:p>0</text:p>
          </table:table-cell>
          <table:table-cell office:value-type="string">
            <text:p>Treaty</text:p>
          </table:table-cell>
          <table:table-cell office:value-type="string">
            <text:p>http://en.wikipedia.org/wiki/Treaty</text:p>
          </table:table-cell>
          <table:table-cell office:value-type="string">
            <text:p>Treaty</text:p>
          </table:table-cell>
          <table:table-cell office:value-type="string">
            <text:p>http://en.wikipedia.org/wiki/Treaty</text:p>
          </table:table-cell>
          <table:table-cell table:style-name="Default" office:value-type="string">
            <text:p>NO</text:p>
          </table:table-cell>
          <table:table-cell office:value-type="float" office:value="1">
            <text:p>1</text:p>
          </table:table-cell>
          <table:table-cell table:number-columns-repeated="3"/>
          <table:table-cell table:formula="of:=CONCATENATE(TEXT([.$AD39];&quot;#&quot;);&quot;,&quot;;TEXT([.$AF39];&quot;#&quot;);&quot;,&quot;;TEXT([.$AM39];&quot;#&quot;))" office:value-type="string" office:string-value="100,20,1">
            <text:p>100,20,1</text:p>
          </table:table-cell>
        </table:table-row>
        <table:table-row table:style-name="ro1">
          <table:table-cell office:value-type="string">
            <text:p>2C6X7H57DZKPUNSJNN8DU25L9A8B1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7 GMT 2012</text:p>
          </table:table-cell>
          <table:table-cell table:number-columns-repeated="2"/>
          <table:table-cell office:value-type="string">
            <text:p>2KNKI62NJQ21MBNEG086JKLC0V1UMO</text:p>
          </table:table-cell>
          <table:table-cell office:value-type="string">
            <text:p>A33GBAC29A0MS5</text:p>
          </table:table-cell>
          <table:table-cell office:value-type="string">
            <text:p>Approved</text:p>
          </table:table-cell>
          <table:table-cell office:value-type="string">
            <text:p>Thu Aug 30 18:39:54 GMT 2012</text:p>
          </table:table-cell>
          <table:table-cell office:value-type="string">
            <text:p>Thu Aug 30 18:39:59 GMT 2012</text:p>
          </table:table-cell>
          <table:table-cell office:value-type="string">
            <text:p>Thu Sep 06 18:39:59 GMT 2012</text:p>
          </table:table-cell>
          <table:table-cell office:value-type="string">
            <text:p>2012/09/06 18:44:15 +0000</text:p>
          </table:table-cell>
          <table:table-cell table:number-columns-repeated="2"/>
          <table:table-cell office:value-type="float" office:value="5">
            <text:p>5</text:p>
          </table:table-cell>
          <table:table-cell table:number-columns-repeated="2" office:value-type="string">
            <text:p>100% (84/84)</text:p>
          </table:table-cell>
          <table:table-cell office:value-type="string">
            <text:p>0% (0/0)</text:p>
          </table:table-cell>
          <table:table-cell office:value-type="string">
            <text:p>Benjamin_Harrison_1:15.txt</text:p>
          </table:table-cell>
          <table:table-cell office:value-type="string">
            <text:p>It is earnestly recommended that our judicial rights and processes in Korea be established on a firm basis by providing the machinery necessary to carry out treaty stipulations in that regard.&lt;br/&gt;&lt;br/&gt;The friendliness of the Persian Government continues to be shown by its generous treatment of Americans engaged in missionary labors and by the cordial disposition of the Shah to encourage the enterprise of our citizens in the development of Persian resources.&lt;br/&gt;&lt;br/&gt;</text:p>
          </table:table-cell>
          <table:table-cell office:value-type="float" office:value="100">
            <text:p>100</text:p>
          </table:table-cell>
          <table:table-cell office:value-type="float" office:value="3">
            <text:p>3</text:p>
          </table:table-cell>
          <table:table-cell office:value-type="float" office:value="20">
            <text:p>20</text:p>
          </table:table-cell>
          <table:table-cell office:value-type="float" office:value="0">
            <text:p>0</text:p>
          </table:table-cell>
          <table:table-cell office:value-type="string">
            <text:p>Treaty</text:p>
          </table:table-cell>
          <table:table-cell office:value-type="string">
            <text:p>http://en.wikipedia.org/wiki/Treaty</text:p>
          </table:table-cell>
          <table:table-cell office:value-type="string">
            <text:p>Treaty</text:p>
          </table:table-cell>
          <table:table-cell office:value-type="string">
            <text:p>http://en.wikipedia.org/wiki/Treaty</text:p>
          </table:table-cell>
          <table:table-cell table:style-name="Default"/>
          <table:table-cell office:value-type="float" office:value="1">
            <text:p>1</text:p>
          </table:table-cell>
          <table:table-cell table:number-columns-repeated="3"/>
          <table:table-cell table:formula="of:=CONCATENATE(TEXT([.$AD40];&quot;#&quot;);&quot;,&quot;;TEXT([.$AF40];&quot;#&quot;);&quot;,&quot;;TEXT([.$AM40];&quot;#&quot;))" office:value-type="string" office:string-value="100,20,1">
            <text:p>100,20,1</text:p>
          </table:table-cell>
        </table:table-row>
        <table:table-row table:style-name="ro1">
          <table:table-cell office:value-type="string">
            <text:p>2W151Y7QEOZFDZG6J2KMWFXREK3GDN</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7 GMT 2012</text:p>
          </table:table-cell>
          <table:table-cell table:number-columns-repeated="2"/>
          <table:table-cell office:value-type="string">
            <text:p>2RHCGJ2D21O3BELM7TGP0I2K3VEC6L</text:p>
          </table:table-cell>
          <table:table-cell office:value-type="string">
            <text:p>A27NFWV85VNZV8</text:p>
          </table:table-cell>
          <table:table-cell office:value-type="string">
            <text:p>Approved</text:p>
          </table:table-cell>
          <table:table-cell office:value-type="string">
            <text:p>Thu Aug 30 18:21:21 GMT 2012</text:p>
          </table:table-cell>
          <table:table-cell office:value-type="string">
            <text:p>Thu Aug 30 18:21:45 GMT 2012</text:p>
          </table:table-cell>
          <table:table-cell office:value-type="string">
            <text:p>Thu Sep 06 18:21:45 GMT 2012</text:p>
          </table:table-cell>
          <table:table-cell office:value-type="string">
            <text:p>2012/09/06 18:24:22 +0000</text:p>
          </table:table-cell>
          <table:table-cell table:number-columns-repeated="2"/>
          <table:table-cell office:value-type="float" office:value="24">
            <text:p>24</text:p>
          </table:table-cell>
          <table:table-cell table:number-columns-repeated="2" office:value-type="string">
            <text:p>100% (7/7)</text:p>
          </table:table-cell>
          <table:table-cell office:value-type="string">
            <text:p>0% (0/0)</text:p>
          </table:table-cell>
          <table:table-cell office:value-type="string">
            <text:p>Lyndon_Baines_Johnson_3:49.txt</text:p>
          </table:table-cell>
          <table:table-cell office:value-type="string">
            <text:p>In the next year, from our foreign aid sources, we propose to dedicate $1 billion to these efforts, and we call on all who have the means to join us in this work in the world.&lt;br/&gt;&lt;br/&gt;[5.] The fifth and most important principle of our foreign policy is support of national independence--the right of each people to govern themselves--and to shape their own institutions.&lt;br/&gt;&lt;br/&gt;</text:p>
          </table:table-cell>
          <table:table-cell office:value-type="float" office:value="50">
            <text:p>50</text:p>
          </table:table-cell>
          <table:table-cell office:value-type="float" office:value="1">
            <text:p>1</text:p>
          </table:table-cell>
          <table:table-cell office:value-type="float" office:value="20">
            <text:p>20</text:p>
          </table:table-cell>
          <table:table-cell office:value-type="float" office:value="0">
            <text:p>0</text:p>
          </table:table-cell>
          <table:table-cell office:value-type="string">
            <text:p>First Stadtholderless Period</text:p>
          </table:table-cell>
          <table:table-cell office:value-type="string">
            <text:p>http://en.wikipedia.org/wiki/First_Stadtholderless_Period</text:p>
          </table:table-cell>
          <table:table-cell office:value-type="string">
            <text:p>Foreign</text:p>
          </table:table-cell>
          <table:table-cell office:value-type="string">
            <text:p>http://en.wikipedia.org/wiki/Foreign</text:p>
          </table:table-cell>
          <table:table-cell table:style-name="Default"/>
          <table:table-cell office:value-type="float" office:value="2">
            <text:p>2</text:p>
          </table:table-cell>
          <table:table-cell table:number-columns-repeated="3"/>
          <table:table-cell table:formula="of:=CONCATENATE(TEXT([.$AD41];&quot;#&quot;);&quot;,&quot;;TEXT([.$AF41];&quot;#&quot;);&quot;,&quot;;TEXT([.$AM41];&quot;#&quot;))" office:value-type="string" office:string-value="50,20,2">
            <text:p>50,20,2</text:p>
          </table:table-cell>
        </table:table-row>
        <table:table-row table:style-name="ro1">
          <table:table-cell office:value-type="string">
            <text:p>2W151Y7QEOZFDZG6J2KMWFXREK3GDN</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7 GMT 2012</text:p>
          </table:table-cell>
          <table:table-cell table:number-columns-repeated="2"/>
          <table:table-cell office:value-type="string">
            <text:p>2T12NJKM05BMY2IM56TG1P9RFOJBGH</text:p>
          </table:table-cell>
          <table:table-cell office:value-type="string">
            <text:p>A33GBAC29A0MS5</text:p>
          </table:table-cell>
          <table:table-cell office:value-type="string">
            <text:p>Approved</text:p>
          </table:table-cell>
          <table:table-cell office:value-type="string">
            <text:p>Thu Aug 30 18:46:57 GMT 2012</text:p>
          </table:table-cell>
          <table:table-cell office:value-type="string">
            <text:p>Thu Aug 30 18:47:04 GMT 2012</text:p>
          </table:table-cell>
          <table:table-cell office:value-type="string">
            <text:p>Thu Sep 06 18:47:04 GMT 2012</text:p>
          </table:table-cell>
          <table:table-cell office:value-type="string">
            <text:p>2012/09/06 18:49:22 +0000</text:p>
          </table:table-cell>
          <table:table-cell table:number-columns-repeated="2"/>
          <table:table-cell office:value-type="float" office:value="7">
            <text:p>7</text:p>
          </table:table-cell>
          <table:table-cell table:number-columns-repeated="2" office:value-type="string">
            <text:p>100% (84/84)</text:p>
          </table:table-cell>
          <table:table-cell office:value-type="string">
            <text:p>0% (0/0)</text:p>
          </table:table-cell>
          <table:table-cell office:value-type="string">
            <text:p>Lyndon_Baines_Johnson_3:49.txt</text:p>
          </table:table-cell>
          <table:table-cell office:value-type="string">
            <text:p>In the next year, from our foreign aid sources, we propose to dedicate $1 billion to these efforts, and we call on all who have the means to join us in this work in the world.&lt;br/&gt;&lt;br/&gt;[5.] The fifth and most important principle of our foreign policy is support of national independence--the right of each people to govern themselves--and to shape their own institutions.&lt;br/&gt;&lt;br/&gt;</text:p>
          </table:table-cell>
          <table:table-cell office:value-type="float" office:value="50">
            <text:p>50</text:p>
          </table:table-cell>
          <table:table-cell office:value-type="float" office:value="1">
            <text:p>1</text:p>
          </table:table-cell>
          <table:table-cell office:value-type="float" office:value="20">
            <text:p>20</text:p>
          </table:table-cell>
          <table:table-cell office:value-type="float" office:value="0">
            <text:p>0</text:p>
          </table:table-cell>
          <table:table-cell office:value-type="string">
            <text:p>First Stadtholderless Period</text:p>
          </table:table-cell>
          <table:table-cell office:value-type="string">
            <text:p>http://en.wikipedia.org/wiki/First_Stadtholderless_Period</text:p>
          </table:table-cell>
          <table:table-cell office:value-type="string">
            <text:p>Foreign</text:p>
          </table:table-cell>
          <table:table-cell office:value-type="string">
            <text:p>http://en.wikipedia.org/wiki/Foreign</text:p>
          </table:table-cell>
          <table:table-cell table:style-name="Default"/>
          <table:table-cell office:value-type="float" office:value="2">
            <text:p>2</text:p>
          </table:table-cell>
          <table:table-cell table:number-columns-repeated="3"/>
          <table:table-cell table:formula="of:=CONCATENATE(TEXT([.$AD42];&quot;#&quot;);&quot;,&quot;;TEXT([.$AF42];&quot;#&quot;);&quot;,&quot;;TEXT([.$AM42];&quot;#&quot;))" office:value-type="string" office:string-value="50,20,2">
            <text:p>50,20,2</text:p>
          </table:table-cell>
        </table:table-row>
        <table:table-row table:style-name="ro1">
          <table:table-cell office:value-type="string">
            <text:p>2W151Y7QEOZFDZG6J2KMWFXREK3GDN</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7 GMT 2012</text:p>
          </table:table-cell>
          <table:table-cell table:number-columns-repeated="2"/>
          <table:table-cell office:value-type="string">
            <text:p>2Y3DDP8PJWKUSMW2TLUQB9Z0GNL6HQ</text:p>
          </table:table-cell>
          <table:table-cell office:value-type="string">
            <text:p>A3U1K9X1LXA5JA</text:p>
          </table:table-cell>
          <table:table-cell office:value-type="string">
            <text:p>Approved</text:p>
          </table:table-cell>
          <table:table-cell office:value-type="string">
            <text:p>Thu Aug 30 18:47:56 GMT 2012</text:p>
          </table:table-cell>
          <table:table-cell office:value-type="string">
            <text:p>Thu Aug 30 18:48:00 GMT 2012</text:p>
          </table:table-cell>
          <table:table-cell office:value-type="string">
            <text:p>Thu Sep 06 18:48:00 GMT 2012</text:p>
          </table:table-cell>
          <table:table-cell office:value-type="string">
            <text:p>2012/09/06 18:49:23 +0000</text:p>
          </table:table-cell>
          <table:table-cell table:number-columns-repeated="2"/>
          <table:table-cell office:value-type="float" office:value="4">
            <text:p>4</text:p>
          </table:table-cell>
          <table:table-cell office:value-type="string">
            <text:p>100% (29/29)</text:p>
          </table:table-cell>
          <table:table-cell office:value-type="string">
            <text:p>100% (28/28)</text:p>
          </table:table-cell>
          <table:table-cell office:value-type="string">
            <text:p>0% (0/0)</text:p>
          </table:table-cell>
          <table:table-cell office:value-type="string">
            <text:p>Lyndon_Baines_Johnson_3:49.txt</text:p>
          </table:table-cell>
          <table:table-cell office:value-type="string">
            <text:p>In the next year, from our foreign aid sources, we propose to dedicate $1 billion to these efforts, and we call on all who have the means to join us in this work in the world.&lt;br/&gt;&lt;br/&gt;[5.] The fifth and most important principle of our foreign policy is support of national independence--the right of each people to govern themselves--and to shape their own institutions.&lt;br/&gt;&lt;br/&gt;</text:p>
          </table:table-cell>
          <table:table-cell office:value-type="float" office:value="50">
            <text:p>50</text:p>
          </table:table-cell>
          <table:table-cell office:value-type="float" office:value="1">
            <text:p>1</text:p>
          </table:table-cell>
          <table:table-cell office:value-type="float" office:value="20">
            <text:p>20</text:p>
          </table:table-cell>
          <table:table-cell office:value-type="float" office:value="0">
            <text:p>0</text:p>
          </table:table-cell>
          <table:table-cell office:value-type="string">
            <text:p>First Stadtholderless Period</text:p>
          </table:table-cell>
          <table:table-cell office:value-type="string">
            <text:p>http://en.wikipedia.org/wiki/First_Stadtholderless_Period</text:p>
          </table:table-cell>
          <table:table-cell office:value-type="string">
            <text:p>Foreign</text:p>
          </table:table-cell>
          <table:table-cell office:value-type="string">
            <text:p>http://en.wikipedia.org/wiki/Foreign</text:p>
          </table:table-cell>
          <table:table-cell table:style-name="Default"/>
          <table:table-cell office:value-type="float" office:value="2">
            <text:p>2</text:p>
          </table:table-cell>
          <table:table-cell table:number-columns-repeated="3"/>
          <table:table-cell table:formula="of:=CONCATENATE(TEXT([.$AD43];&quot;#&quot;);&quot;,&quot;;TEXT([.$AF43];&quot;#&quot;);&quot;,&quot;;TEXT([.$AM43];&quot;#&quot;))" office:value-type="string" office:string-value="50,20,2">
            <text:p>50,20,2</text:p>
          </table:table-cell>
        </table:table-row>
        <table:table-row table:style-name="ro1">
          <table:table-cell office:value-type="string">
            <text:p>248Q7Q67051QZLBW8CKQK1XMHAZDX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7 GMT 2012</text:p>
          </table:table-cell>
          <table:table-cell table:number-columns-repeated="2"/>
          <table:table-cell office:value-type="string">
            <text:p>26CUDD8XMB3QIIN5IGLTW6T4JCIPEY</text:p>
          </table:table-cell>
          <table:table-cell office:value-type="string">
            <text:p>A33GBAC29A0MS5</text:p>
          </table:table-cell>
          <table:table-cell office:value-type="string">
            <text:p>Approved</text:p>
          </table:table-cell>
          <table:table-cell office:value-type="string">
            <text:p>Thu Aug 30 18:37:24 GMT 2012</text:p>
          </table:table-cell>
          <table:table-cell office:value-type="string">
            <text:p>Thu Aug 30 18:37:37 GMT 2012</text:p>
          </table:table-cell>
          <table:table-cell office:value-type="string">
            <text:p>Thu Sep 06 18:37:37 GMT 2012</text:p>
          </table:table-cell>
          <table:table-cell office:value-type="string">
            <text:p>2012/09/06 18:39:19 +0000</text:p>
          </table:table-cell>
          <table:table-cell table:number-columns-repeated="2"/>
          <table:table-cell office:value-type="float" office:value="13">
            <text:p>13</text:p>
          </table:table-cell>
          <table:table-cell table:number-columns-repeated="2" office:value-type="string">
            <text:p>100% (84/84)</text:p>
          </table:table-cell>
          <table:table-cell office:value-type="string">
            <text:p>0% (0/0)</text:p>
          </table:table-cell>
          <table:table-cell office:value-type="string">
            <text:p>William_McKinley_3:103.txt</text:p>
          </table:table-cell>
          <table:table-cell office:value-type="string">
            <text:p>The authorities of the Sulu Islands have accepted the succession of the United States to the rights of Spain, and our flag floats over that territory. On the 10th of August, 1899, Brig. Gen. J. C. Bates, United States Volunteers, negotiated an agreement with the Sultan and his principal chiefs, which I transmit herewith. By Article I the sovereignty of the United States over the whole archipelago of Jolo and its dependencies is declared and acknowledged.&lt;br/&gt;&lt;br/&gt;The United States flag will be used in the archipelago and its dependencies, on land and sea. Piracy is to be suppressed, and the Sultan agrees to co-operate heartily with the United States authorities to that end and to make every possible effort to arrest and bring to justice all persons engaged in piracy. All trade in domestic products of the archipelago of Jolo when carried on with any part of the Philippine Islands and under the American flag shall be free, unlimited, and undutiable. The United States will give full protection to the Sultan in case any foreign nation should attempt to impose upon him. The United States will not sell the island of Jolo or any other island of the Jolo archipelago to any foreign nation without the consent of the Sultan. Salaries for the Sultan and his associates in the administration of the islands have been agreed upon to the amount of $760 monthly.&lt;br/&gt;&lt;br/&gt;</text:p>
          </table:table-cell>
          <table:table-cell office:value-type="float" office:value="20">
            <text:p>20</text:p>
          </table:table-cell>
          <table:table-cell office:value-type="float" office:value="2">
            <text:p>2</text:p>
          </table:table-cell>
          <table:table-cell office:value-type="float" office:value="50">
            <text:p>50</text:p>
          </table:table-cell>
          <table:table-cell office:value-type="float" office:value="0">
            <text:p>0</text:p>
          </table:table-cell>
          <table:table-cell office:value-type="string">
            <text:p>History of Basilan</text:p>
          </table:table-cell>
          <table:table-cell office:value-type="string">
            <text:p>http://en.wikipedia.org/wiki/History_of_Basilan</text:p>
          </table:table-cell>
          <table:table-cell office:value-type="string">
            <text:p>History of Basilan</text:p>
          </table:table-cell>
          <table:table-cell office:value-type="string">
            <text:p>http://en.wikipedia.org/wiki/History_of_Basilan</text:p>
          </table:table-cell>
          <table:table-cell table:style-name="Default" office:value-type="string">
            <text:p>labels are the same</text:p>
          </table:table-cell>
          <table:table-cell office:value-type="float" office:value="1">
            <text:p>1</text:p>
          </table:table-cell>
          <table:table-cell table:number-columns-repeated="3"/>
          <table:table-cell table:formula="of:=CONCATENATE(TEXT([.$AD44];&quot;#&quot;);&quot;,&quot;;TEXT([.$AF44];&quot;#&quot;);&quot;,&quot;;TEXT([.$AM44];&quot;#&quot;))" office:value-type="string" office:string-value="20,50,1">
            <text:p>20,50,1</text:p>
          </table:table-cell>
        </table:table-row>
        <table:table-row table:style-name="ro1">
          <table:table-cell office:value-type="string">
            <text:p>248Q7Q67051QZLBW8CKQK1XMHAZDX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7 GMT 2012</text:p>
          </table:table-cell>
          <table:table-cell table:number-columns-repeated="2"/>
          <table:table-cell office:value-type="string">
            <text:p>29NXX2Q45UUK5XMLUSN1VS8OLHRSAM</text:p>
          </table:table-cell>
          <table:table-cell office:value-type="string">
            <text:p>A997OZ3H2B3Q2</text:p>
          </table:table-cell>
          <table:table-cell office:value-type="string">
            <text:p>Approved</text:p>
          </table:table-cell>
          <table:table-cell office:value-type="string">
            <text:p>Thu Aug 30 18:42:30 GMT 2012</text:p>
          </table:table-cell>
          <table:table-cell office:value-type="string">
            <text:p>Thu Aug 30 18:42:39 GMT 2012</text:p>
          </table:table-cell>
          <table:table-cell office:value-type="string">
            <text:p>Thu Sep 06 18:42:39 GMT 2012</text:p>
          </table:table-cell>
          <table:table-cell office:value-type="string">
            <text:p>2012/09/06 18:44:16 +0000</text:p>
          </table:table-cell>
          <table:table-cell table:number-columns-repeated="2"/>
          <table:table-cell office:value-type="float" office:value="9">
            <text:p>9</text:p>
          </table:table-cell>
          <table:table-cell table:number-columns-repeated="2" office:value-type="string">
            <text:p>100% (93/93)</text:p>
          </table:table-cell>
          <table:table-cell office:value-type="string">
            <text:p>0% (0/0)</text:p>
          </table:table-cell>
          <table:table-cell office:value-type="string">
            <text:p>William_McKinley_3:103.txt</text:p>
          </table:table-cell>
          <table:table-cell office:value-type="string">
            <text:p>The authorities of the Sulu Islands have accepted the succession of the United States to the rights of Spain, and our flag floats over that territory. On the 10th of August, 1899, Brig. Gen. J. C. Bates, United States Volunteers, negotiated an agreement with the Sultan and his principal chiefs, which I transmit herewith. By Article I the sovereignty of the United States over the whole archipelago of Jolo and its dependencies is declared and acknowledged.&lt;br/&gt;&lt;br/&gt;The United States flag will be used in the archipelago and its dependencies, on land and sea. Piracy is to be suppressed, and the Sultan agrees to co-operate heartily with the United States authorities to that end and to make every possible effort to arrest and bring to justice all persons engaged in piracy. All trade in domestic products of the archipelago of Jolo when carried on with any part of the Philippine Islands and under the American flag shall be free, unlimited, and undutiable. The United States will give full protection to the Sultan in case any foreign nation should attempt to impose upon him. The United States will not sell the island of Jolo or any other island of the Jolo archipelago to any foreign nation without the consent of the Sultan. Salaries for the Sultan and his associates in the administration of the islands have been agreed upon to the amount of $760 monthly.&lt;br/&gt;&lt;br/&gt;</text:p>
          </table:table-cell>
          <table:table-cell office:value-type="float" office:value="20">
            <text:p>20</text:p>
          </table:table-cell>
          <table:table-cell office:value-type="float" office:value="2">
            <text:p>2</text:p>
          </table:table-cell>
          <table:table-cell office:value-type="float" office:value="50">
            <text:p>50</text:p>
          </table:table-cell>
          <table:table-cell office:value-type="float" office:value="0">
            <text:p>0</text:p>
          </table:table-cell>
          <table:table-cell office:value-type="string">
            <text:p>History of Basilan</text:p>
          </table:table-cell>
          <table:table-cell office:value-type="string">
            <text:p>http://en.wikipedia.org/wiki/History_of_Basilan</text:p>
          </table:table-cell>
          <table:table-cell office:value-type="string">
            <text:p>History of Basilan</text:p>
          </table:table-cell>
          <table:table-cell office:value-type="string">
            <text:p>http://en.wikipedia.org/wiki/History_of_Basilan</text:p>
          </table:table-cell>
          <table:table-cell table:style-name="Default"/>
          <table:table-cell office:value-type="float" office:value="1">
            <text:p>1</text:p>
          </table:table-cell>
          <table:table-cell table:number-columns-repeated="3"/>
          <table:table-cell table:formula="of:=CONCATENATE(TEXT([.$AD45];&quot;#&quot;);&quot;,&quot;;TEXT([.$AF45];&quot;#&quot;);&quot;,&quot;;TEXT([.$AM45];&quot;#&quot;))" office:value-type="string" office:string-value="20,50,1">
            <text:p>20,50,1</text:p>
          </table:table-cell>
        </table:table-row>
        <table:table-row table:style-name="ro1">
          <table:table-cell office:value-type="string">
            <text:p>248Q7Q67051QZLBW8CKQK1XMHAZDX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7 GMT 2012</text:p>
          </table:table-cell>
          <table:table-cell table:number-columns-repeated="2"/>
          <table:table-cell office:value-type="string">
            <text:p>2C2OO2GMMEGO3PEXJWXIIA2SJZO882</text:p>
          </table:table-cell>
          <table:table-cell office:value-type="string">
            <text:p>A30SN6C7YX0OIP</text:p>
          </table:table-cell>
          <table:table-cell office:value-type="string">
            <text:p>Approved</text:p>
          </table:table-cell>
          <table:table-cell office:value-type="string">
            <text:p>Thu Aug 30 19:34:58 GMT 2012</text:p>
          </table:table-cell>
          <table:table-cell office:value-type="string">
            <text:p>Thu Aug 30 19:35:06 GMT 2012</text:p>
          </table:table-cell>
          <table:table-cell office:value-type="string">
            <text:p>Thu Sep 06 19:35:06 GMT 2012</text:p>
          </table:table-cell>
          <table:table-cell office:value-type="string">
            <text:p>2012/09/06 19:39:14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William_McKinley_3:103.txt</text:p>
          </table:table-cell>
          <table:table-cell office:value-type="string">
            <text:p>The authorities of the Sulu Islands have accepted the succession of the United States to the rights of Spain, and our flag floats over that territory. On the 10th of August, 1899, Brig. Gen. J. C. Bates, United States Volunteers, negotiated an agreement with the Sultan and his principal chiefs, which I transmit herewith. By Article I the sovereignty of the United States over the whole archipelago of Jolo and its dependencies is declared and acknowledged.&lt;br/&gt;&lt;br/&gt;The United States flag will be used in the archipelago and its dependencies, on land and sea. Piracy is to be suppressed, and the Sultan agrees to co-operate heartily with the United States authorities to that end and to make every possible effort to arrest and bring to justice all persons engaged in piracy. All trade in domestic products of the archipelago of Jolo when carried on with any part of the Philippine Islands and under the American flag shall be free, unlimited, and undutiable. The United States will give full protection to the Sultan in case any foreign nation should attempt to impose upon him. The United States will not sell the island of Jolo or any other island of the Jolo archipelago to any foreign nation without the consent of the Sultan. Salaries for the Sultan and his associates in the administration of the islands have been agreed upon to the amount of $760 monthly.&lt;br/&gt;&lt;br/&gt;</text:p>
          </table:table-cell>
          <table:table-cell office:value-type="float" office:value="20">
            <text:p>20</text:p>
          </table:table-cell>
          <table:table-cell office:value-type="float" office:value="2">
            <text:p>2</text:p>
          </table:table-cell>
          <table:table-cell office:value-type="float" office:value="50">
            <text:p>50</text:p>
          </table:table-cell>
          <table:table-cell office:value-type="float" office:value="0">
            <text:p>0</text:p>
          </table:table-cell>
          <table:table-cell office:value-type="string">
            <text:p>History of Basilan</text:p>
          </table:table-cell>
          <table:table-cell office:value-type="string">
            <text:p>http://en.wikipedia.org/wiki/History_of_Basilan</text:p>
          </table:table-cell>
          <table:table-cell office:value-type="string">
            <text:p>History of Basilan</text:p>
          </table:table-cell>
          <table:table-cell office:value-type="string">
            <text:p>http://en.wikipedia.org/wiki/History_of_Basilan</text:p>
          </table:table-cell>
          <table:table-cell table:style-name="Default" office:value-type="string">
            <text:p>NO</text:p>
          </table:table-cell>
          <table:table-cell office:value-type="float" office:value="1">
            <text:p>1</text:p>
          </table:table-cell>
          <table:table-cell table:number-columns-repeated="3"/>
          <table:table-cell table:formula="of:=CONCATENATE(TEXT([.$AD46];&quot;#&quot;);&quot;,&quot;;TEXT([.$AF46];&quot;#&quot;);&quot;,&quot;;TEXT([.$AM46];&quot;#&quot;))" office:value-type="string" office:string-value="20,50,1">
            <text:p>20,50,1</text:p>
          </table:table-cell>
        </table:table-row>
        <table:table-row table:style-name="ro1">
          <table:table-cell office:value-type="string">
            <text:p>2KGOCCF0CP5KCYHNUS9X6G4PNZLVU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7 GMT 2012</text:p>
          </table:table-cell>
          <table:table-cell table:number-columns-repeated="2"/>
          <table:table-cell office:value-type="string">
            <text:p>258ULF395SW62PPKZDEYVJBYKIBDRR</text:p>
          </table:table-cell>
          <table:table-cell office:value-type="string">
            <text:p>A1KQVLD5YN8X1C</text:p>
          </table:table-cell>
          <table:table-cell office:value-type="string">
            <text:p>Approved</text:p>
          </table:table-cell>
          <table:table-cell office:value-type="string">
            <text:p>Thu Aug 30 20:26:58 GMT 2012</text:p>
          </table:table-cell>
          <table:table-cell office:value-type="string">
            <text:p>Thu Aug 30 20:27:56 GMT 2012</text:p>
          </table:table-cell>
          <table:table-cell office:value-type="string">
            <text:p>Thu Sep 06 20:27:56 GMT 2012</text:p>
          </table:table-cell>
          <table:table-cell office:value-type="string">
            <text:p>2012/09/06 20:29:12 +0000</text:p>
          </table:table-cell>
          <table:table-cell table:number-columns-repeated="2"/>
          <table:table-cell office:value-type="float" office:value="58">
            <text:p>58</text:p>
          </table:table-cell>
          <table:table-cell table:number-columns-repeated="2" office:value-type="string">
            <text:p>100% (13/13)</text:p>
          </table:table-cell>
          <table:table-cell office:value-type="string">
            <text:p>0% (0/0)</text:p>
          </table:table-cell>
          <table:table-cell office:value-type="string">
            <text:p>William_Howard_Taft_3:35.txt</text:p>
          </table:table-cell>
          <table:table-cell office:value-type="string">
            <text:p>In further illustration of the practical and beneficent application of the principle of arbitration and the underlying broad spirit of conciliation, I am happy to advert to the part of the United States in facilitating amicable settlement of disputes which menaced the peace between Panama and Costa Rica and between Haiti and the Dominican Republic.&lt;br/&gt;&lt;br/&gt;Since the date of their independence, Colombia and Costa Rica had been seeking a solution of a boundary dispute, which came as an heritage from Colombia to the new Republic of Panama, upon its beginning life as an independent nation. Although the disputants had submitted this question for decision to the President of France under the terms of an arbitration treaty, the exact interpretation of the provisions of the award rendered had been a matter of serious disagreement between the two countries, both contending for widely different lines even under the terms of the decision. Subsequently and since T903 this boundary question bad been the subject of fruitless diplomatic negotiations between the parties. In January, 1910, at the request of both Governments the agents representing them met in conference at the Department of State and subsequently concluded a protocol submitting this long-pending controversy to the arbitral judgment of the Chief justice of the United States, who consented to act in this capacity. A boundary commission, according to the international agreement, has now been appointed, and it is expected that the arguments will shortly proceed and that this long-standing dispute will be honorably and satisfactorily terminated.&lt;br/&gt;&lt;br/&gt;</text:p>
          </table:table-cell>
          <table:table-cell office:value-type="float" office:value="200">
            <text:p>200</text:p>
          </table:table-cell>
          <table:table-cell office:value-type="float" office:value="4">
            <text:p>4</text:p>
          </table:table-cell>
          <table:table-cell office:value-type="float" office:value="100">
            <text:p>100</text:p>
          </table:table-cell>
          <table:table-cell office:value-type="float" office:value="1">
            <text:p>1</text:p>
          </table:table-cell>
          <table:table-cell office:value-type="string">
            <text:p>Faisal–Weizmann Agreement</text:p>
          </table:table-cell>
          <table:table-cell office:value-type="string">
            <text:p>http://en.wikipedia.org/wiki/Faisal–Weizmann_Agreement</text:p>
          </table:table-cell>
          <table:table-cell office:value-type="string">
            <text:p>Convention on Psychotropic Substances</text:p>
          </table:table-cell>
          <table:table-cell office:value-type="string">
            <text:p>http://en.wikipedia.org/wiki/Convention_on_Psychotropic_Substances</text:p>
          </table:table-cell>
          <table:table-cell table:style-name="Default"/>
          <table:table-cell office:value-type="float" office:value="1">
            <text:p>1</text:p>
          </table:table-cell>
          <table:table-cell table:number-columns-repeated="3"/>
          <table:table-cell table:formula="of:=CONCATENATE(TEXT([.$AD47];&quot;#&quot;);&quot;,&quot;;TEXT([.$AF47];&quot;#&quot;);&quot;,&quot;;TEXT([.$AM47];&quot;#&quot;))" office:value-type="string" office:string-value="200,100,1">
            <text:p>200,100,1</text:p>
          </table:table-cell>
        </table:table-row>
        <table:table-row table:style-name="ro1">
          <table:table-cell office:value-type="string">
            <text:p>2KGOCCF0CP5KCYHNUS9X6G4PNZLVU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7 GMT 2012</text:p>
          </table:table-cell>
          <table:table-cell table:number-columns-repeated="2"/>
          <table:table-cell office:value-type="string">
            <text:p>2626X3YOCCF0RYTP4ZKIVIIX3XYRQ8</text:p>
          </table:table-cell>
          <table:table-cell office:value-type="string">
            <text:p>A30SN6C7YX0OIP</text:p>
          </table:table-cell>
          <table:table-cell office:value-type="string">
            <text:p>Approved</text:p>
          </table:table-cell>
          <table:table-cell office:value-type="string">
            <text:p>Thu Aug 30 19:47:52 GMT 2012</text:p>
          </table:table-cell>
          <table:table-cell office:value-type="string">
            <text:p>Thu Aug 30 19:48:00 GMT 2012</text:p>
          </table:table-cell>
          <table:table-cell office:value-type="string">
            <text:p>Thu Sep 06 19:48:00 GMT 2012</text:p>
          </table:table-cell>
          <table:table-cell office:value-type="string">
            <text:p>2012/09/06 19:49:21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William_Howard_Taft_3:35.txt</text:p>
          </table:table-cell>
          <table:table-cell office:value-type="string">
            <text:p>In further illustration of the practical and beneficent application of the principle of arbitration and the underlying broad spirit of conciliation, I am happy to advert to the part of the United States in facilitating amicable settlement of disputes which menaced the peace between Panama and Costa Rica and between Haiti and the Dominican Republic.&lt;br/&gt;&lt;br/&gt;Since the date of their independence, Colombia and Costa Rica had been seeking a solution of a boundary dispute, which came as an heritage from Colombia to the new Republic of Panama, upon its beginning life as an independent nation. Although the disputants had submitted this question for decision to the President of France under the terms of an arbitration treaty, the exact interpretation of the provisions of the award rendered had been a matter of serious disagreement between the two countries, both contending for widely different lines even under the terms of the decision. Subsequently and since T903 this boundary question bad been the subject of fruitless diplomatic negotiations between the parties. In January, 1910, at the request of both Governments the agents representing them met in conference at the Department of State and subsequently concluded a protocol submitting this long-pending controversy to the arbitral judgment of the Chief justice of the United States, who consented to act in this capacity. A boundary commission, according to the international agreement, has now been appointed, and it is expected that the arguments will shortly proceed and that this long-standing dispute will be honorably and satisfactorily terminated.&lt;br/&gt;&lt;br/&gt;</text:p>
          </table:table-cell>
          <table:table-cell office:value-type="float" office:value="200">
            <text:p>200</text:p>
          </table:table-cell>
          <table:table-cell office:value-type="float" office:value="4">
            <text:p>4</text:p>
          </table:table-cell>
          <table:table-cell office:value-type="float" office:value="100">
            <text:p>100</text:p>
          </table:table-cell>
          <table:table-cell office:value-type="float" office:value="1">
            <text:p>1</text:p>
          </table:table-cell>
          <table:table-cell office:value-type="string">
            <text:p>Faisal–Weizmann Agreement</text:p>
          </table:table-cell>
          <table:table-cell office:value-type="string">
            <text:p>http://en.wikipedia.org/wiki/Faisal–Weizmann_Agreement</text:p>
          </table:table-cell>
          <table:table-cell office:value-type="string">
            <text:p>Convention on Psychotropic Substances</text:p>
          </table:table-cell>
          <table:table-cell office:value-type="string">
            <text:p>http://en.wikipedia.org/wiki/Convention_on_Psychotropic_Substances</text:p>
          </table:table-cell>
          <table:table-cell table:style-name="Default" office:value-type="string">
            <text:p>NO</text:p>
          </table:table-cell>
          <table:table-cell office:value-type="float" office:value="1">
            <text:p>1</text:p>
          </table:table-cell>
          <table:table-cell table:number-columns-repeated="3"/>
          <table:table-cell table:formula="of:=CONCATENATE(TEXT([.$AD48];&quot;#&quot;);&quot;,&quot;;TEXT([.$AF48];&quot;#&quot;);&quot;,&quot;;TEXT([.$AM48];&quot;#&quot;))" office:value-type="string" office:string-value="200,100,1">
            <text:p>200,100,1</text:p>
          </table:table-cell>
        </table:table-row>
        <table:table-row table:style-name="ro1">
          <table:table-cell office:value-type="string">
            <text:p>2KGOCCF0CP5KCYHNUS9X6G4PNZLVU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7 GMT 2012</text:p>
          </table:table-cell>
          <table:table-cell table:number-columns-repeated="2"/>
          <table:table-cell office:value-type="string">
            <text:p>2GJLPHIT3HVWP48NDCEJY2177G1BJM</text:p>
          </table:table-cell>
          <table:table-cell office:value-type="string">
            <text:p>A997OZ3H2B3Q2</text:p>
          </table:table-cell>
          <table:table-cell office:value-type="string">
            <text:p>Approved</text:p>
          </table:table-cell>
          <table:table-cell office:value-type="string">
            <text:p>Thu Aug 30 19:03:36 GMT 2012</text:p>
          </table:table-cell>
          <table:table-cell office:value-type="string">
            <text:p>Thu Aug 30 19:04:05 GMT 2012</text:p>
          </table:table-cell>
          <table:table-cell office:value-type="string">
            <text:p>Thu Sep 06 19:04:05 GMT 2012</text:p>
          </table:table-cell>
          <table:table-cell office:value-type="string">
            <text:p>2012/09/06 19:04:14 +0000</text:p>
          </table:table-cell>
          <table:table-cell table:number-columns-repeated="2"/>
          <table:table-cell office:value-type="float" office:value="29">
            <text:p>29</text:p>
          </table:table-cell>
          <table:table-cell table:number-columns-repeated="2" office:value-type="string">
            <text:p>100% (93/93)</text:p>
          </table:table-cell>
          <table:table-cell office:value-type="string">
            <text:p>0% (0/0)</text:p>
          </table:table-cell>
          <table:table-cell office:value-type="string">
            <text:p>William_Howard_Taft_3:35.txt</text:p>
          </table:table-cell>
          <table:table-cell office:value-type="string">
            <text:p>In further illustration of the practical and beneficent application of the principle of arbitration and the underlying broad spirit of conciliation, I am happy to advert to the part of the United States in facilitating amicable settlement of disputes which menaced the peace between Panama and Costa Rica and between Haiti and the Dominican Republic.&lt;br/&gt;&lt;br/&gt;Since the date of their independence, Colombia and Costa Rica had been seeking a solution of a boundary dispute, which came as an heritage from Colombia to the new Republic of Panama, upon its beginning life as an independent nation. Although the disputants had submitted this question for decision to the President of France under the terms of an arbitration treaty, the exact interpretation of the provisions of the award rendered had been a matter of serious disagreement between the two countries, both contending for widely different lines even under the terms of the decision. Subsequently and since T903 this boundary question bad been the subject of fruitless diplomatic negotiations between the parties. In January, 1910, at the request of both Governments the agents representing them met in conference at the Department of State and subsequently concluded a protocol submitting this long-pending controversy to the arbitral judgment of the Chief justice of the United States, who consented to act in this capacity. A boundary commission, according to the international agreement, has now been appointed, and it is expected that the arguments will shortly proceed and that this long-standing dispute will be honorably and satisfactorily terminated.&lt;br/&gt;&lt;br/&gt;</text:p>
          </table:table-cell>
          <table:table-cell office:value-type="float" office:value="200">
            <text:p>200</text:p>
          </table:table-cell>
          <table:table-cell office:value-type="float" office:value="4">
            <text:p>4</text:p>
          </table:table-cell>
          <table:table-cell office:value-type="float" office:value="100">
            <text:p>100</text:p>
          </table:table-cell>
          <table:table-cell office:value-type="float" office:value="1">
            <text:p>1</text:p>
          </table:table-cell>
          <table:table-cell office:value-type="string">
            <text:p>Faisal–Weizmann Agreement</text:p>
          </table:table-cell>
          <table:table-cell office:value-type="string">
            <text:p>http://en.wikipedia.org/wiki/Faisal–Weizmann_Agreement</text:p>
          </table:table-cell>
          <table:table-cell office:value-type="string">
            <text:p>Convention on Psychotropic Substances</text:p>
          </table:table-cell>
          <table:table-cell office:value-type="string">
            <text:p>http://en.wikipedia.org/wiki/Convention_on_Psychotropic_Substances</text:p>
          </table:table-cell>
          <table:table-cell table:style-name="Default"/>
          <table:table-cell office:value-type="float" office:value="2">
            <text:p>2</text:p>
          </table:table-cell>
          <table:table-cell table:number-columns-repeated="3"/>
          <table:table-cell table:formula="of:=CONCATENATE(TEXT([.$AD49];&quot;#&quot;);&quot;,&quot;;TEXT([.$AF49];&quot;#&quot;);&quot;,&quot;;TEXT([.$AM49];&quot;#&quot;))" office:value-type="string" office:string-value="200,100,2">
            <text:p>200,100,2</text:p>
          </table:table-cell>
        </table:table-row>
        <table:table-row table:style-name="ro1">
          <table:table-cell office:value-type="string">
            <text:p>2P546UXFCD45CL2YUNJN1KIN4LEVT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7 GMT 2012</text:p>
          </table:table-cell>
          <table:table-cell table:number-columns-repeated="2"/>
          <table:table-cell office:value-type="string">
            <text:p>224GW40SPW1I2V5L50VJBNABBS8D0P</text:p>
          </table:table-cell>
          <table:table-cell office:value-type="string">
            <text:p>A30SN6C7YX0OIP</text:p>
          </table:table-cell>
          <table:table-cell office:value-type="string">
            <text:p>Approved</text:p>
          </table:table-cell>
          <table:table-cell office:value-type="string">
            <text:p>Thu Aug 30 19:34:43 GMT 2012</text:p>
          </table:table-cell>
          <table:table-cell office:value-type="string">
            <text:p>Thu Aug 30 19:34:50 GMT 2012</text:p>
          </table:table-cell>
          <table:table-cell office:value-type="string">
            <text:p>Thu Sep 06 19:34:50 GMT 2012</text:p>
          </table:table-cell>
          <table:table-cell office:value-type="string">
            <text:p>2012/09/06 19:39:14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Ulysses_S._Grant_5:30.txt</text:p>
          </table:table-cell>
          <table:table-cell office:value-type="string">
            <text:p>'Cheap transportation' is a subject that has attracted the attention of both producers and consumers for the past few years, and has contributed to, if it has not been the direct cause of, the recent panic and stringency.&lt;br/&gt;&lt;br/&gt;As Congress, at its last session, appointed a special committee to investigate this whole subject during the vacation and report at this session, I have nothing to recommend until their report is read.&lt;br/&gt;&lt;br/&gt;</text:p>
          </table:table-cell>
          <table:table-cell office:value-type="float" office:value="10">
            <text:p>10</text:p>
          </table:table-cell>
          <table:table-cell office:value-type="float" office:value="2">
            <text:p>2</text:p>
          </table:table-cell>
          <table:table-cell office:value-type="float" office:value="50">
            <text:p>50</text:p>
          </table:table-cell>
          <table:table-cell office:value-type="float" office:value="4">
            <text:p>4</text:p>
          </table:table-cell>
          <table:table-cell office:value-type="string">
            <text:p>Highway Beautification Act</text:p>
          </table:table-cell>
          <table:table-cell office:value-type="string">
            <text:p>http://en.wikipedia.org/wiki/Highway_Beautification_Act</text:p>
          </table:table-cell>
          <table:table-cell office:value-type="string">
            <text:p>NSA warrantless surveillance controversy</text:p>
          </table:table-cell>
          <table:table-cell office:value-type="string">
            <text:p>http://en.wikipedia.org/wiki/NSA_warrantless_surveillance_controversy</text:p>
          </table:table-cell>
          <table:table-cell table:style-name="Default" office:value-type="string">
            <text:p>NO</text:p>
          </table:table-cell>
          <table:table-cell office:value-type="float" office:value="1">
            <text:p>1</text:p>
          </table:table-cell>
          <table:table-cell table:number-columns-repeated="3"/>
          <table:table-cell table:formula="of:=CONCATENATE(TEXT([.$AD50];&quot;#&quot;);&quot;,&quot;;TEXT([.$AF50];&quot;#&quot;);&quot;,&quot;;TEXT([.$AM50];&quot;#&quot;))" office:value-type="string" office:string-value="10,50,1">
            <text:p>10,50,1</text:p>
          </table:table-cell>
        </table:table-row>
        <table:table-row table:style-name="ro1">
          <table:table-cell office:value-type="string">
            <text:p>2P546UXFCD45CL2YUNJN1KIN4LEVT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7 GMT 2012</text:p>
          </table:table-cell>
          <table:table-cell table:number-columns-repeated="2"/>
          <table:table-cell office:value-type="string">
            <text:p>28TTHV8ER9Y88W8NT9JMDKFHXJDQ3Y</text:p>
          </table:table-cell>
          <table:table-cell office:value-type="string">
            <text:p>A997OZ3H2B3Q2</text:p>
          </table:table-cell>
          <table:table-cell office:value-type="string">
            <text:p>Approved</text:p>
          </table:table-cell>
          <table:table-cell office:value-type="string">
            <text:p>Thu Aug 30 18:29:13 GMT 2012</text:p>
          </table:table-cell>
          <table:table-cell office:value-type="string">
            <text:p>Thu Aug 30 18:29:43 GMT 2012</text:p>
          </table:table-cell>
          <table:table-cell office:value-type="string">
            <text:p>Thu Sep 06 18:29:43 GMT 2012</text:p>
          </table:table-cell>
          <table:table-cell office:value-type="string">
            <text:p>2012/09/06 18:34:17 +0000</text:p>
          </table:table-cell>
          <table:table-cell table:number-columns-repeated="2"/>
          <table:table-cell office:value-type="float" office:value="30">
            <text:p>30</text:p>
          </table:table-cell>
          <table:table-cell table:number-columns-repeated="2" office:value-type="string">
            <text:p>100% (93/93)</text:p>
          </table:table-cell>
          <table:table-cell office:value-type="string">
            <text:p>0% (0/0)</text:p>
          </table:table-cell>
          <table:table-cell office:value-type="string">
            <text:p>Ulysses_S._Grant_5:30.txt</text:p>
          </table:table-cell>
          <table:table-cell office:value-type="string">
            <text:p>'Cheap transportation' is a subject that has attracted the attention of both producers and consumers for the past few years, and has contributed to, if it has not been the direct cause of, the recent panic and stringency.&lt;br/&gt;&lt;br/&gt;As Congress, at its last session, appointed a special committee to investigate this whole subject during the vacation and report at this session, I have nothing to recommend until their report is read.&lt;br/&gt;&lt;br/&gt;</text:p>
          </table:table-cell>
          <table:table-cell office:value-type="float" office:value="10">
            <text:p>10</text:p>
          </table:table-cell>
          <table:table-cell office:value-type="float" office:value="2">
            <text:p>2</text:p>
          </table:table-cell>
          <table:table-cell office:value-type="float" office:value="50">
            <text:p>50</text:p>
          </table:table-cell>
          <table:table-cell office:value-type="float" office:value="4">
            <text:p>4</text:p>
          </table:table-cell>
          <table:table-cell office:value-type="string">
            <text:p>Highway Beautification Act</text:p>
          </table:table-cell>
          <table:table-cell office:value-type="string">
            <text:p>http://en.wikipedia.org/wiki/Highway_Beautification_Act</text:p>
          </table:table-cell>
          <table:table-cell office:value-type="string">
            <text:p>NSA warrantless surveillance controversy</text:p>
          </table:table-cell>
          <table:table-cell office:value-type="string">
            <text:p>http://en.wikipedia.org/wiki/NSA_warrantless_surveillance_controversy</text:p>
          </table:table-cell>
          <table:table-cell table:style-name="Default"/>
          <table:table-cell office:value-type="float" office:value="1">
            <text:p>1</text:p>
          </table:table-cell>
          <table:table-cell table:number-columns-repeated="3"/>
          <table:table-cell table:formula="of:=CONCATENATE(TEXT([.$AD51];&quot;#&quot;);&quot;,&quot;;TEXT([.$AF51];&quot;#&quot;);&quot;,&quot;;TEXT([.$AM51];&quot;#&quot;))" office:value-type="string" office:string-value="10,50,1">
            <text:p>10,50,1</text:p>
          </table:table-cell>
        </table:table-row>
        <table:table-row table:style-name="ro1">
          <table:table-cell office:value-type="string">
            <text:p>2P546UXFCD45CL2YUNJN1KIN4LEVT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7 GMT 2012</text:p>
          </table:table-cell>
          <table:table-cell table:number-columns-repeated="2"/>
          <table:table-cell office:value-type="string">
            <text:p>2ZNH8MZ9O9Z6Z5S4TKQHPRRLK7R902</text:p>
          </table:table-cell>
          <table:table-cell office:value-type="string">
            <text:p>A33GBAC29A0MS5</text:p>
          </table:table-cell>
          <table:table-cell office:value-type="string">
            <text:p>Approved</text:p>
          </table:table-cell>
          <table:table-cell office:value-type="string">
            <text:p>Thu Aug 30 18:47:05 GMT 2012</text:p>
          </table:table-cell>
          <table:table-cell office:value-type="string">
            <text:p>Thu Aug 30 18:47:12 GMT 2012</text:p>
          </table:table-cell>
          <table:table-cell office:value-type="string">
            <text:p>Thu Sep 06 18:47:12 GMT 2012</text:p>
          </table:table-cell>
          <table:table-cell office:value-type="string">
            <text:p>2012/09/06 18:49:22 +0000</text:p>
          </table:table-cell>
          <table:table-cell table:number-columns-repeated="2"/>
          <table:table-cell office:value-type="float" office:value="7">
            <text:p>7</text:p>
          </table:table-cell>
          <table:table-cell table:number-columns-repeated="2" office:value-type="string">
            <text:p>100% (84/84)</text:p>
          </table:table-cell>
          <table:table-cell office:value-type="string">
            <text:p>0% (0/0)</text:p>
          </table:table-cell>
          <table:table-cell office:value-type="string">
            <text:p>Ulysses_S._Grant_5:30.txt</text:p>
          </table:table-cell>
          <table:table-cell office:value-type="string">
            <text:p>'Cheap transportation' is a subject that has attracted the attention of both producers and consumers for the past few years, and has contributed to, if it has not been the direct cause of, the recent panic and stringency.&lt;br/&gt;&lt;br/&gt;As Congress, at its last session, appointed a special committee to investigate this whole subject during the vacation and report at this session, I have nothing to recommend until their report is read.&lt;br/&gt;&lt;br/&gt;</text:p>
          </table:table-cell>
          <table:table-cell office:value-type="float" office:value="10">
            <text:p>10</text:p>
          </table:table-cell>
          <table:table-cell office:value-type="float" office:value="2">
            <text:p>2</text:p>
          </table:table-cell>
          <table:table-cell office:value-type="float" office:value="50">
            <text:p>50</text:p>
          </table:table-cell>
          <table:table-cell office:value-type="float" office:value="4">
            <text:p>4</text:p>
          </table:table-cell>
          <table:table-cell office:value-type="string">
            <text:p>Highway Beautification Act</text:p>
          </table:table-cell>
          <table:table-cell office:value-type="string">
            <text:p>http://en.wikipedia.org/wiki/Highway_Beautification_Act</text:p>
          </table:table-cell>
          <table:table-cell office:value-type="string">
            <text:p>NSA warrantless surveillance controversy</text:p>
          </table:table-cell>
          <table:table-cell office:value-type="string">
            <text:p>http://en.wikipedia.org/wiki/NSA_warrantless_surveillance_controversy</text:p>
          </table:table-cell>
          <table:table-cell table:style-name="Default"/>
          <table:table-cell office:value-type="float" office:value="1">
            <text:p>1</text:p>
          </table:table-cell>
          <table:table-cell table:number-columns-repeated="3"/>
          <table:table-cell table:formula="of:=CONCATENATE(TEXT([.$AD52];&quot;#&quot;);&quot;,&quot;;TEXT([.$AF52];&quot;#&quot;);&quot;,&quot;;TEXT([.$AM52];&quot;#&quot;))" office:value-type="string" office:string-value="10,50,1">
            <text:p>10,50,1</text:p>
          </table:table-cell>
        </table:table-row>
        <table:table-row table:style-name="ro1">
          <table:table-cell office:value-type="string">
            <text:p>2NKNJQ2172Z9OZ5BIUCC3EBU2VHYQ7</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8 GMT 2012</text:p>
          </table:table-cell>
          <table:table-cell table:number-columns-repeated="2"/>
          <table:table-cell office:value-type="string">
            <text:p>2LEJTUHYW2GT4IFFE2WWU16939GKPF</text:p>
          </table:table-cell>
          <table:table-cell office:value-type="string">
            <text:p>A997OZ3H2B3Q2</text:p>
          </table:table-cell>
          <table:table-cell office:value-type="string">
            <text:p>Approved</text:p>
          </table:table-cell>
          <table:table-cell office:value-type="string">
            <text:p>Thu Aug 30 19:19:08 GMT 2012</text:p>
          </table:table-cell>
          <table:table-cell office:value-type="string">
            <text:p>Thu Aug 30 19:19:26 GMT 2012</text:p>
          </table:table-cell>
          <table:table-cell office:value-type="string">
            <text:p>Thu Sep 06 19:19:26 GMT 2012</text:p>
          </table:table-cell>
          <table:table-cell office:value-type="string">
            <text:p>2012/09/06 19:24:13 +0000</text:p>
          </table:table-cell>
          <table:table-cell table:number-columns-repeated="2"/>
          <table:table-cell office:value-type="float" office:value="18">
            <text:p>18</text:p>
          </table:table-cell>
          <table:table-cell table:number-columns-repeated="2" office:value-type="string">
            <text:p>100% (93/93)</text:p>
          </table:table-cell>
          <table:table-cell office:value-type="string">
            <text:p>0% (0/0)</text:p>
          </table:table-cell>
          <table:table-cell office:value-type="string">
            <text:p>Theodore_Roosevelt_3:44.txt</text:p>
          </table:table-cell>
          <table:table-cell office:value-type="string">
            <text:p>October 2, 1856.--Conflict between two native parties. United States forces landed.&lt;br/&gt;&lt;br/&gt;December 18, 1858.--Attempted secession of Panama.&lt;br/&gt;&lt;br/&gt;</text:p>
          </table:table-cell>
          <table:table-cell office:value-type="float" office:value="10">
            <text:p>10</text:p>
          </table:table-cell>
          <table:table-cell office:value-type="float" office:value="1">
            <text:p>1</text:p>
          </table:table-cell>
          <table:table-cell office:value-type="float" office:value="100">
            <text:p>100</text:p>
          </table:table-cell>
          <table:table-cell office:value-type="float" office:value="2">
            <text:p>2</text:p>
          </table:table-cell>
          <table:table-cell office:value-type="string">
            <text:p>Treaty</text:p>
          </table:table-cell>
          <table:table-cell office:value-type="string">
            <text:p>http://en.wikipedia.org/wiki/Treaty</text:p>
          </table:table-cell>
          <table:table-cell office:value-type="float" office:value="2007">
            <text:p>2007</text:p>
          </table:table-cell>
          <table:table-cell office:value-type="string">
            <text:p>http://en.wikipedia.org/wiki/2007</text:p>
          </table:table-cell>
          <table:table-cell table:style-name="Default"/>
          <table:table-cell office:value-type="float" office:value="1">
            <text:p>1</text:p>
          </table:table-cell>
          <table:table-cell table:number-columns-repeated="3"/>
          <table:table-cell table:formula="of:=CONCATENATE(TEXT([.$AD53];&quot;#&quot;);&quot;,&quot;;TEXT([.$AF53];&quot;#&quot;);&quot;,&quot;;TEXT([.$AM53];&quot;#&quot;))" office:value-type="string" office:string-value="10,100,1">
            <text:p>10,100,1</text:p>
          </table:table-cell>
        </table:table-row>
        <table:table-row table:style-name="ro1">
          <table:table-cell office:value-type="string">
            <text:p>2NKNJQ2172Z9OZ5BIUCC3EBU2VHYQ7</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8 GMT 2012</text:p>
          </table:table-cell>
          <table:table-cell table:number-columns-repeated="2"/>
          <table:table-cell office:value-type="string">
            <text:p>2RAT3HVWAVKILBBOXCS7AZ99VY0FNE</text:p>
          </table:table-cell>
          <table:table-cell office:value-type="string">
            <text:p>A30SN6C7YX0OIP</text:p>
          </table:table-cell>
          <table:table-cell office:value-type="string">
            <text:p>Approved</text:p>
          </table:table-cell>
          <table:table-cell office:value-type="string">
            <text:p>Thu Aug 30 19:54:00 GMT 2012</text:p>
          </table:table-cell>
          <table:table-cell office:value-type="string">
            <text:p>Thu Aug 30 19:54:08 GMT 2012</text:p>
          </table:table-cell>
          <table:table-cell office:value-type="string">
            <text:p>Thu Sep 06 19:54:08 GMT 2012</text:p>
          </table:table-cell>
          <table:table-cell office:value-type="string">
            <text:p>2012/09/06 19:54:15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Theodore_Roosevelt_3:44.txt</text:p>
          </table:table-cell>
          <table:table-cell office:value-type="string">
            <text:p>October 2, 1856.--Conflict between two native parties. United States forces landed.&lt;br/&gt;&lt;br/&gt;December 18, 1858.--Attempted secession of Panama.&lt;br/&gt;&lt;br/&gt;</text:p>
          </table:table-cell>
          <table:table-cell office:value-type="float" office:value="10">
            <text:p>10</text:p>
          </table:table-cell>
          <table:table-cell office:value-type="float" office:value="1">
            <text:p>1</text:p>
          </table:table-cell>
          <table:table-cell office:value-type="float" office:value="100">
            <text:p>100</text:p>
          </table:table-cell>
          <table:table-cell office:value-type="float" office:value="2">
            <text:p>2</text:p>
          </table:table-cell>
          <table:table-cell office:value-type="string">
            <text:p>Treaty</text:p>
          </table:table-cell>
          <table:table-cell office:value-type="string">
            <text:p>http://en.wikipedia.org/wiki/Treaty</text:p>
          </table:table-cell>
          <table:table-cell office:value-type="float" office:value="2007">
            <text:p>2007</text:p>
          </table:table-cell>
          <table:table-cell office:value-type="string">
            <text:p>http://en.wikipedia.org/wiki/2007</text:p>
          </table:table-cell>
          <table:table-cell table:style-name="Default" office:value-type="string">
            <text:p>NO</text:p>
          </table:table-cell>
          <table:table-cell office:value-type="float" office:value="2">
            <text:p>2</text:p>
          </table:table-cell>
          <table:table-cell table:number-columns-repeated="3"/>
          <table:table-cell table:formula="of:=CONCATENATE(TEXT([.$AD54];&quot;#&quot;);&quot;,&quot;;TEXT([.$AF54];&quot;#&quot;);&quot;,&quot;;TEXT([.$AM54];&quot;#&quot;))" office:value-type="string" office:string-value="10,100,2">
            <text:p>10,100,2</text:p>
          </table:table-cell>
        </table:table-row>
        <table:table-row table:style-name="ro1">
          <table:table-cell office:value-type="string">
            <text:p>2NKNJQ2172Z9OZ5BIUCC3EBU2VHYQ7</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8 GMT 2012</text:p>
          </table:table-cell>
          <table:table-cell table:number-columns-repeated="2"/>
          <table:table-cell office:value-type="string">
            <text:p>2SPKO2L92HECBJU2A8FCKF0CUM8FG0</text:p>
          </table:table-cell>
          <table:table-cell office:value-type="string">
            <text:p>A33GBAC29A0MS5</text:p>
          </table:table-cell>
          <table:table-cell office:value-type="string">
            <text:p>Approved</text:p>
          </table:table-cell>
          <table:table-cell office:value-type="string">
            <text:p>Thu Aug 30 18:17:38 GMT 2012</text:p>
          </table:table-cell>
          <table:table-cell office:value-type="string">
            <text:p>Thu Aug 30 18:18:17 GMT 2012</text:p>
          </table:table-cell>
          <table:table-cell office:value-type="string">
            <text:p>Thu Sep 06 18:18:17 GMT 2012</text:p>
          </table:table-cell>
          <table:table-cell office:value-type="string">
            <text:p>2012/09/06 18:19:22 +0000</text:p>
          </table:table-cell>
          <table:table-cell table:number-columns-repeated="2"/>
          <table:table-cell office:value-type="float" office:value="39">
            <text:p>39</text:p>
          </table:table-cell>
          <table:table-cell table:number-columns-repeated="2" office:value-type="string">
            <text:p>100% (84/84)</text:p>
          </table:table-cell>
          <table:table-cell office:value-type="string">
            <text:p>0% (0/0)</text:p>
          </table:table-cell>
          <table:table-cell office:value-type="string">
            <text:p>Theodore_Roosevelt_3:44.txt</text:p>
          </table:table-cell>
          <table:table-cell office:value-type="string">
            <text:p>October 2, 1856.--Conflict between two native parties. United States forces landed.&lt;br/&gt;&lt;br/&gt;December 18, 1858.--Attempted secession of Panama.&lt;br/&gt;&lt;br/&gt;</text:p>
          </table:table-cell>
          <table:table-cell office:value-type="float" office:value="10">
            <text:p>10</text:p>
          </table:table-cell>
          <table:table-cell office:value-type="float" office:value="1">
            <text:p>1</text:p>
          </table:table-cell>
          <table:table-cell office:value-type="float" office:value="100">
            <text:p>100</text:p>
          </table:table-cell>
          <table:table-cell office:value-type="float" office:value="2">
            <text:p>2</text:p>
          </table:table-cell>
          <table:table-cell office:value-type="string">
            <text:p>Treaty</text:p>
          </table:table-cell>
          <table:table-cell office:value-type="string">
            <text:p>http://en.wikipedia.org/wiki/Treaty</text:p>
          </table:table-cell>
          <table:table-cell office:value-type="float" office:value="2007">
            <text:p>2007</text:p>
          </table:table-cell>
          <table:table-cell office:value-type="string">
            <text:p>http://en.wikipedia.org/wiki/2007</text:p>
          </table:table-cell>
          <table:table-cell table:style-name="Default"/>
          <table:table-cell office:value-type="float" office:value="1">
            <text:p>1</text:p>
          </table:table-cell>
          <table:table-cell table:number-columns-repeated="3"/>
          <table:table-cell table:formula="of:=CONCATENATE(TEXT([.$AD55];&quot;#&quot;);&quot;,&quot;;TEXT([.$AF55];&quot;#&quot;);&quot;,&quot;;TEXT([.$AM55];&quot;#&quot;))" office:value-type="string" office:string-value="10,100,1">
            <text:p>10,100,1</text:p>
          </table:table-cell>
        </table:table-row>
        <table:table-row table:style-name="ro1">
          <table:table-cell office:value-type="string">
            <text:p>27IJG5TYMNCWDKSEMJJS0HX12BNIM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8 GMT 2012</text:p>
          </table:table-cell>
          <table:table-cell table:number-columns-repeated="2"/>
          <table:table-cell office:value-type="string">
            <text:p>2APULRGNTBJ31V12CPG7V62KMS27T2</text:p>
          </table:table-cell>
          <table:table-cell office:value-type="string">
            <text:p>A30SN6C7YX0OIP</text:p>
          </table:table-cell>
          <table:table-cell office:value-type="string">
            <text:p>Approved</text:p>
          </table:table-cell>
          <table:table-cell office:value-type="string">
            <text:p>Thu Aug 30 19:38:56 GMT 2012</text:p>
          </table:table-cell>
          <table:table-cell office:value-type="string">
            <text:p>Thu Aug 30 19:39:02 GMT 2012</text:p>
          </table:table-cell>
          <table:table-cell office:value-type="string">
            <text:p>Thu Sep 06 19:39:02 GMT 2012</text:p>
          </table:table-cell>
          <table:table-cell office:value-type="string">
            <text:p>2012/09/06 19:39:16 +0000</text:p>
          </table:table-cell>
          <table:table-cell table:number-columns-repeated="2"/>
          <table:table-cell office:value-type="float" office:value="6">
            <text:p>6</text:p>
          </table:table-cell>
          <table:table-cell table:number-columns-repeated="2" office:value-type="string">
            <text:p>100% (173/173)</text:p>
          </table:table-cell>
          <table:table-cell office:value-type="string">
            <text:p>0% (0/0)</text:p>
          </table:table-cell>
          <table:table-cell office:value-type="string">
            <text:p>Dwight_D._Eisenhower_8:0.txt</text:p>
          </table:table-cell>
          <table:table-cell office:value-type="string">
            <text:p>Mr. President, Mr. Speaker, Members of the 86th Congress:&lt;br/&gt;&lt;br/&gt;Seven years ago I entered my present office with one long-held resolve overriding all others. I was then, and remain now, determined that the United States shall become an ever more potent resource for the cause of peace--realizing that peace cannot be for ourselves alone, but for peoples everywhere. This determination is shared by the entire Congress--indeed, by all Americans.&lt;br/&gt;&lt;br/&gt;</text:p>
          </table:table-cell>
          <table:table-cell office:value-type="float" office:value="100">
            <text:p>100</text:p>
          </table:table-cell>
          <table:table-cell office:value-type="float" office:value="4">
            <text:p>4</text:p>
          </table:table-cell>
          <table:table-cell office:value-type="float" office:value="20">
            <text:p>20</text:p>
          </table:table-cell>
          <table:table-cell office:value-type="float" office:value="1">
            <text:p>1</text:p>
          </table:table-cell>
          <table:table-cell office:value-type="string">
            <text:p>Rod Blagojevich</text:p>
          </table:table-cell>
          <table:table-cell office:value-type="string">
            <text:p>http://en.wikipedia.org/wiki/Rod_Blagojevich</text:p>
          </table:table-cell>
          <table:table-cell office:value-type="string">
            <text:p>Nations</text:p>
          </table:table-cell>
          <table:table-cell office:value-type="string">
            <text:p>http://en.wikipedia.org/wiki/Nations</text:p>
          </table:table-cell>
          <table:table-cell table:style-name="Default" office:value-type="string">
            <text:p>NO</text:p>
          </table:table-cell>
          <table:table-cell office:value-type="float" office:value="1">
            <text:p>1</text:p>
          </table:table-cell>
          <table:table-cell table:number-columns-repeated="3"/>
          <table:table-cell table:formula="of:=CONCATENATE(TEXT([.$AD56];&quot;#&quot;);&quot;,&quot;;TEXT([.$AF56];&quot;#&quot;);&quot;,&quot;;TEXT([.$AM56];&quot;#&quot;))" office:value-type="string" office:string-value="100,20,1">
            <text:p>100,20,1</text:p>
          </table:table-cell>
        </table:table-row>
        <table:table-row table:style-name="ro1">
          <table:table-cell office:value-type="string">
            <text:p>27IJG5TYMNCWDKSEMJJS0HX12BNIM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8 GMT 2012</text:p>
          </table:table-cell>
          <table:table-cell table:number-columns-repeated="2"/>
          <table:table-cell office:value-type="string">
            <text:p>2JG9Z6KW4ZMAEQ5WYV6Q8ONN086F6Z</text:p>
          </table:table-cell>
          <table:table-cell office:value-type="string">
            <text:p>A997OZ3H2B3Q2</text:p>
          </table:table-cell>
          <table:table-cell office:value-type="string">
            <text:p>Approved</text:p>
          </table:table-cell>
          <table:table-cell office:value-type="string">
            <text:p>Thu Aug 30 18:29:57 GMT 2012</text:p>
          </table:table-cell>
          <table:table-cell office:value-type="string">
            <text:p>Thu Aug 30 18:30:16 GMT 2012</text:p>
          </table:table-cell>
          <table:table-cell office:value-type="string">
            <text:p>Thu Sep 06 18:30:16 GMT 2012</text:p>
          </table:table-cell>
          <table:table-cell office:value-type="string">
            <text:p>2012/09/06 18:34:18 +0000</text:p>
          </table:table-cell>
          <table:table-cell table:number-columns-repeated="2"/>
          <table:table-cell office:value-type="float" office:value="19">
            <text:p>19</text:p>
          </table:table-cell>
          <table:table-cell table:number-columns-repeated="2" office:value-type="string">
            <text:p>100% (93/93)</text:p>
          </table:table-cell>
          <table:table-cell office:value-type="string">
            <text:p>0% (0/0)</text:p>
          </table:table-cell>
          <table:table-cell office:value-type="string">
            <text:p>Dwight_D._Eisenhower_8:0.txt</text:p>
          </table:table-cell>
          <table:table-cell office:value-type="string">
            <text:p>Mr. President, Mr. Speaker, Members of the 86th Congress:&lt;br/&gt;&lt;br/&gt;Seven years ago I entered my present office with one long-held resolve overriding all others. I was then, and remain now, determined that the United States shall become an ever more potent resource for the cause of peace--realizing that peace cannot be for ourselves alone, but for peoples everywhere. This determination is shared by the entire Congress--indeed, by all Americans.&lt;br/&gt;&lt;br/&gt;</text:p>
          </table:table-cell>
          <table:table-cell office:value-type="float" office:value="100">
            <text:p>100</text:p>
          </table:table-cell>
          <table:table-cell office:value-type="float" office:value="4">
            <text:p>4</text:p>
          </table:table-cell>
          <table:table-cell office:value-type="float" office:value="20">
            <text:p>20</text:p>
          </table:table-cell>
          <table:table-cell office:value-type="float" office:value="1">
            <text:p>1</text:p>
          </table:table-cell>
          <table:table-cell office:value-type="string">
            <text:p>Rod Blagojevich</text:p>
          </table:table-cell>
          <table:table-cell office:value-type="string">
            <text:p>http://en.wikipedia.org/wiki/Rod_Blagojevich</text:p>
          </table:table-cell>
          <table:table-cell office:value-type="string">
            <text:p>Nations</text:p>
          </table:table-cell>
          <table:table-cell office:value-type="string">
            <text:p>http://en.wikipedia.org/wiki/Nations</text:p>
          </table:table-cell>
          <table:table-cell table:style-name="Default"/>
          <table:table-cell office:value-type="float" office:value="2">
            <text:p>2</text:p>
          </table:table-cell>
          <table:table-cell table:number-columns-repeated="3"/>
          <table:table-cell table:formula="of:=CONCATENATE(TEXT([.$AD57];&quot;#&quot;);&quot;,&quot;;TEXT([.$AF57];&quot;#&quot;);&quot;,&quot;;TEXT([.$AM57];&quot;#&quot;))" office:value-type="string" office:string-value="100,20,2">
            <text:p>100,20,2</text:p>
          </table:table-cell>
        </table:table-row>
        <table:table-row table:style-name="ro1">
          <table:table-cell office:value-type="string">
            <text:p>27IJG5TYMNCWDKSEMJJS0HX12BNIM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8 GMT 2012</text:p>
          </table:table-cell>
          <table:table-cell table:number-columns-repeated="2"/>
          <table:table-cell office:value-type="string">
            <text:p>2TLUHYW2GTP96JVXC6D1E9YSTWWMRB</text:p>
          </table:table-cell>
          <table:table-cell office:value-type="string">
            <text:p>A33GBAC29A0MS5</text:p>
          </table:table-cell>
          <table:table-cell office:value-type="string">
            <text:p>Approved</text:p>
          </table:table-cell>
          <table:table-cell office:value-type="string">
            <text:p>Thu Aug 30 18:28:47 GMT 2012</text:p>
          </table:table-cell>
          <table:table-cell office:value-type="string">
            <text:p>Thu Aug 30 18:29:06 GMT 2012</text:p>
          </table:table-cell>
          <table:table-cell office:value-type="string">
            <text:p>Thu Sep 06 18:29:06 GMT 2012</text:p>
          </table:table-cell>
          <table:table-cell office:value-type="string">
            <text:p>2012/09/06 18:29:19 +0000</text:p>
          </table:table-cell>
          <table:table-cell table:number-columns-repeated="2"/>
          <table:table-cell office:value-type="float" office:value="19">
            <text:p>19</text:p>
          </table:table-cell>
          <table:table-cell table:number-columns-repeated="2" office:value-type="string">
            <text:p>100% (84/84)</text:p>
          </table:table-cell>
          <table:table-cell office:value-type="string">
            <text:p>0% (0/0)</text:p>
          </table:table-cell>
          <table:table-cell office:value-type="string">
            <text:p>Dwight_D._Eisenhower_8:0.txt</text:p>
          </table:table-cell>
          <table:table-cell office:value-type="string">
            <text:p>Mr. President, Mr. Speaker, Members of the 86th Congress:&lt;br/&gt;&lt;br/&gt;Seven years ago I entered my present office with one long-held resolve overriding all others. I was then, and remain now, determined that the United States shall become an ever more potent resource for the cause of peace--realizing that peace cannot be for ourselves alone, but for peoples everywhere. This determination is shared by the entire Congress--indeed, by all Americans.&lt;br/&gt;&lt;br/&gt;</text:p>
          </table:table-cell>
          <table:table-cell office:value-type="float" office:value="100">
            <text:p>100</text:p>
          </table:table-cell>
          <table:table-cell office:value-type="float" office:value="4">
            <text:p>4</text:p>
          </table:table-cell>
          <table:table-cell office:value-type="float" office:value="20">
            <text:p>20</text:p>
          </table:table-cell>
          <table:table-cell office:value-type="float" office:value="1">
            <text:p>1</text:p>
          </table:table-cell>
          <table:table-cell office:value-type="string">
            <text:p>Rod Blagojevich</text:p>
          </table:table-cell>
          <table:table-cell office:value-type="string">
            <text:p>http://en.wikipedia.org/wiki/Rod_Blagojevich</text:p>
          </table:table-cell>
          <table:table-cell office:value-type="string">
            <text:p>Nations</text:p>
          </table:table-cell>
          <table:table-cell office:value-type="string">
            <text:p>http://en.wikipedia.org/wiki/Nations</text:p>
          </table:table-cell>
          <table:table-cell table:style-name="Default"/>
          <table:table-cell office:value-type="float" office:value="2">
            <text:p>2</text:p>
          </table:table-cell>
          <table:table-cell table:number-columns-repeated="3"/>
          <table:table-cell table:formula="of:=CONCATENATE(TEXT([.$AD58];&quot;#&quot;);&quot;,&quot;;TEXT([.$AF58];&quot;#&quot;);&quot;,&quot;;TEXT([.$AM58];&quot;#&quot;))" office:value-type="string" office:string-value="100,20,2">
            <text:p>100,20,2</text:p>
          </table:table-cell>
        </table:table-row>
        <table:table-row table:style-name="ro1">
          <table:table-cell office:value-type="string">
            <text:p>2HNBMJTUHYW2V2DEYKYSDWM171WNI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8 GMT 2012</text:p>
          </table:table-cell>
          <table:table-cell table:number-columns-repeated="2"/>
          <table:table-cell office:value-type="string">
            <text:p>25Y6RLPHIT3HA5Y0RSX2VJQ26OWH9F</text:p>
          </table:table-cell>
          <table:table-cell office:value-type="string">
            <text:p>A30SN6C7YX0OIP</text:p>
          </table:table-cell>
          <table:table-cell office:value-type="string">
            <text:p>Approved</text:p>
          </table:table-cell>
          <table:table-cell office:value-type="string">
            <text:p>Thu Aug 30 19:49:24 GMT 2012</text:p>
          </table:table-cell>
          <table:table-cell office:value-type="string">
            <text:p>Thu Aug 30 19:49:33 GMT 2012</text:p>
          </table:table-cell>
          <table:table-cell office:value-type="string">
            <text:p>Thu Sep 06 19:49:33 GMT 2012</text:p>
          </table:table-cell>
          <table:table-cell office:value-type="string">
            <text:p>2012/09/06 19:54:13 +0000</text:p>
          </table:table-cell>
          <table:table-cell table:number-columns-repeated="2"/>
          <table:table-cell office:value-type="float" office:value="9">
            <text:p>9</text:p>
          </table:table-cell>
          <table:table-cell table:number-columns-repeated="2" office:value-type="string">
            <text:p>100% (173/173)</text:p>
          </table:table-cell>
          <table:table-cell office:value-type="string">
            <text:p>0% (0/0)</text:p>
          </table:table-cell>
          <table:table-cell office:value-type="string">
            <text:p>Ronald_Reagan_7:16.txt</text:p>
          </table:table-cell>
          <table:table-cell office:value-type="string">
            <text:p>Let's start making our welfare system the first rung on America's ladder of opportunity -- a boost up from dependency; not a graveyard, but a birthplace of hope.&lt;br/&gt;&lt;br/&gt;And now let me turn to three other matters vital to family values and the quality of family life. The first is an untold American success story. Recently, we released our annual survey of what graduating high school seniors have to say about drugs. Cocaine use is declining and marijuana use was the lowest since surveying began. We can be proud that our students are 'just saying no' to drugs. (Applause.) But let us remember what this menace requires -- commitment from every part of America and every single American -- a commitment to a drug-free America. The war against drugs is a war of individual battles, a crusade with many heroes -- including America's young people, and also someone very special to me. She has helped so many of our young people to say 'no' to drugs. Nancy, much credit belongs to you, and I want to express to you your husband's pride and your country's thanks. (Applause.) Surprised you, didn't I? (Laughter.)&lt;br/&gt;&lt;br/&gt;</text:p>
          </table:table-cell>
          <table:table-cell office:value-type="float" office:value="20">
            <text:p>20</text:p>
          </table:table-cell>
          <table:table-cell office:value-type="float" office:value="0">
            <text:p>0</text:p>
          </table:table-cell>
          <table:table-cell office:value-type="float" office:value="100">
            <text:p>100</text:p>
          </table:table-cell>
          <table:table-cell office:value-type="float" office:value="4">
            <text:p>4</text:p>
          </table:table-cell>
          <table:table-cell office:value-type="string">
            <text:p>Jackie Evancho</text:p>
          </table:table-cell>
          <table:table-cell office:value-type="string">
            <text:p>http://en.wikipedia.org/wiki/Jackie_Evancho</text:p>
          </table:table-cell>
          <table:table-cell office:value-type="string">
            <text:p>2010 Copiapó mining accident</text:p>
          </table:table-cell>
          <table:table-cell office:value-type="string">
            <text:p>http://en.wikipedia.org/wiki/2010_Copiapó_mining_accident</text:p>
          </table:table-cell>
          <table:table-cell table:style-name="Default" office:value-type="string">
            <text:p>NO</text:p>
          </table:table-cell>
          <table:table-cell office:value-type="float" office:value="1">
            <text:p>1</text:p>
          </table:table-cell>
          <table:table-cell table:number-columns-repeated="3"/>
          <table:table-cell table:formula="of:=CONCATENATE(TEXT([.$AD59];&quot;#&quot;);&quot;,&quot;;TEXT([.$AF59];&quot;#&quot;);&quot;,&quot;;TEXT([.$AM59];&quot;#&quot;))" office:value-type="string" office:string-value="20,100,1">
            <text:p>20,100,1</text:p>
          </table:table-cell>
        </table:table-row>
        <table:table-row table:style-name="ro1">
          <table:table-cell office:value-type="string">
            <text:p>2HNBMJTUHYW2V2DEYKYSDWM171WNI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8 GMT 2012</text:p>
          </table:table-cell>
          <table:table-cell table:number-columns-repeated="2"/>
          <table:table-cell office:value-type="string">
            <text:p>2NTX3V0FK0COZB7J8WYPSK9LWD2NGN</text:p>
          </table:table-cell>
          <table:table-cell office:value-type="string">
            <text:p>A3NSQ31TWXF8Z6</text:p>
          </table:table-cell>
          <table:table-cell office:value-type="string">
            <text:p>Approved</text:p>
          </table:table-cell>
          <table:table-cell office:value-type="string">
            <text:p>Thu Aug 30 20:28:31 GMT 2012</text:p>
          </table:table-cell>
          <table:table-cell office:value-type="string">
            <text:p>Thu Aug 30 20:31:10 GMT 2012</text:p>
          </table:table-cell>
          <table:table-cell office:value-type="string">
            <text:p>Thu Sep 06 20:31:10 GMT 2012</text:p>
          </table:table-cell>
          <table:table-cell office:value-type="string">
            <text:p>2012/09/06 20:34:12 +0000</text:p>
          </table:table-cell>
          <table:table-cell table:number-columns-repeated="2"/>
          <table:table-cell office:value-type="float" office:value="159">
            <text:p>159</text:p>
          </table:table-cell>
          <table:table-cell office:value-type="string">
            <text:p>100% (72/72)</text:p>
          </table:table-cell>
          <table:table-cell office:value-type="string">
            <text:p>100% (14/14)</text:p>
          </table:table-cell>
          <table:table-cell office:value-type="string">
            <text:p>0% (0/0)</text:p>
          </table:table-cell>
          <table:table-cell office:value-type="string">
            <text:p>Ronald_Reagan_7:16.txt</text:p>
          </table:table-cell>
          <table:table-cell office:value-type="string">
            <text:p>Let's start making our welfare system the first rung on America's ladder of opportunity -- a boost up from dependency; not a graveyard, but a birthplace of hope.&lt;br/&gt;&lt;br/&gt;And now let me turn to three other matters vital to family values and the quality of family life. The first is an untold American success story. Recently, we released our annual survey of what graduating high school seniors have to say about drugs. Cocaine use is declining and marijuana use was the lowest since surveying began. We can be proud that our students are 'just saying no' to drugs. (Applause.) But let us remember what this menace requires -- commitment from every part of America and every single American -- a commitment to a drug-free America. The war against drugs is a war of individual battles, a crusade with many heroes -- including America's young people, and also someone very special to me. She has helped so many of our young people to say 'no' to drugs. Nancy, much credit belongs to you, and I want to express to you your husband's pride and your country's thanks. (Applause.) Surprised you, didn't I? (Laughter.)&lt;br/&gt;&lt;br/&gt;</text:p>
          </table:table-cell>
          <table:table-cell office:value-type="float" office:value="20">
            <text:p>20</text:p>
          </table:table-cell>
          <table:table-cell office:value-type="float" office:value="0">
            <text:p>0</text:p>
          </table:table-cell>
          <table:table-cell office:value-type="float" office:value="100">
            <text:p>100</text:p>
          </table:table-cell>
          <table:table-cell office:value-type="float" office:value="4">
            <text:p>4</text:p>
          </table:table-cell>
          <table:table-cell office:value-type="string">
            <text:p>Jackie Evancho</text:p>
          </table:table-cell>
          <table:table-cell office:value-type="string">
            <text:p>http://en.wikipedia.org/wiki/Jackie_Evancho</text:p>
          </table:table-cell>
          <table:table-cell office:value-type="string">
            <text:p>2010 Copiapó mining accident</text:p>
          </table:table-cell>
          <table:table-cell office:value-type="string">
            <text:p>http://en.wikipedia.org/wiki/2010_Copiapó_mining_accident</text:p>
          </table:table-cell>
          <table:table-cell table:style-name="Default"/>
          <table:table-cell office:value-type="float" office:value="1">
            <text:p>1</text:p>
          </table:table-cell>
          <table:table-cell table:number-columns-repeated="3"/>
          <table:table-cell table:formula="of:=CONCATENATE(TEXT([.$AD60];&quot;#&quot;);&quot;,&quot;;TEXT([.$AF60];&quot;#&quot;);&quot;,&quot;;TEXT([.$AM60];&quot;#&quot;))" office:value-type="string" office:string-value="20,100,1">
            <text:p>20,100,1</text:p>
          </table:table-cell>
        </table:table-row>
        <table:table-row table:style-name="ro1">
          <table:table-cell office:value-type="string">
            <text:p>2HNBMJTUHYW2V2DEYKYSDWM171WNI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8 GMT 2012</text:p>
          </table:table-cell>
          <table:table-cell table:number-columns-repeated="2"/>
          <table:table-cell office:value-type="string">
            <text:p>2UHFE4EGDHDMHE9DPJEZ46HE4NFAKO</text:p>
          </table:table-cell>
          <table:table-cell office:value-type="string">
            <text:p>A997OZ3H2B3Q2</text:p>
          </table:table-cell>
          <table:table-cell office:value-type="string">
            <text:p>Approved</text:p>
          </table:table-cell>
          <table:table-cell office:value-type="string">
            <text:p>Thu Aug 30 18:40:14 GMT 2012</text:p>
          </table:table-cell>
          <table:table-cell office:value-type="string">
            <text:p>Thu Aug 30 18:40:51 GMT 2012</text:p>
          </table:table-cell>
          <table:table-cell office:value-type="string">
            <text:p>Thu Sep 06 18:40:51 GMT 2012</text:p>
          </table:table-cell>
          <table:table-cell office:value-type="string">
            <text:p>2012/09/06 18:44:15 +0000</text:p>
          </table:table-cell>
          <table:table-cell table:number-columns-repeated="2"/>
          <table:table-cell office:value-type="float" office:value="37">
            <text:p>37</text:p>
          </table:table-cell>
          <table:table-cell table:number-columns-repeated="2" office:value-type="string">
            <text:p>100% (93/93)</text:p>
          </table:table-cell>
          <table:table-cell office:value-type="string">
            <text:p>0% (0/0)</text:p>
          </table:table-cell>
          <table:table-cell office:value-type="string">
            <text:p>Ronald_Reagan_7:16.txt</text:p>
          </table:table-cell>
          <table:table-cell office:value-type="string">
            <text:p>Let's start making our welfare system the first rung on America's ladder of opportunity -- a boost up from dependency; not a graveyard, but a birthplace of hope.&lt;br/&gt;&lt;br/&gt;And now let me turn to three other matters vital to family values and the quality of family life. The first is an untold American success story. Recently, we released our annual survey of what graduating high school seniors have to say about drugs. Cocaine use is declining and marijuana use was the lowest since surveying began. We can be proud that our students are 'just saying no' to drugs. (Applause.) But let us remember what this menace requires -- commitment from every part of America and every single American -- a commitment to a drug-free America. The war against drugs is a war of individual battles, a crusade with many heroes -- including America's young people, and also someone very special to me. She has helped so many of our young people to say 'no' to drugs. Nancy, much credit belongs to you, and I want to express to you your husband's pride and your country's thanks. (Applause.) Surprised you, didn't I? (Laughter.)&lt;br/&gt;&lt;br/&gt;</text:p>
          </table:table-cell>
          <table:table-cell office:value-type="float" office:value="20">
            <text:p>20</text:p>
          </table:table-cell>
          <table:table-cell office:value-type="float" office:value="0">
            <text:p>0</text:p>
          </table:table-cell>
          <table:table-cell office:value-type="float" office:value="100">
            <text:p>100</text:p>
          </table:table-cell>
          <table:table-cell office:value-type="float" office:value="4">
            <text:p>4</text:p>
          </table:table-cell>
          <table:table-cell office:value-type="string">
            <text:p>Jackie Evancho</text:p>
          </table:table-cell>
          <table:table-cell office:value-type="string">
            <text:p>http://en.wikipedia.org/wiki/Jackie_Evancho</text:p>
          </table:table-cell>
          <table:table-cell office:value-type="string">
            <text:p>2010 Copiapó mining accident</text:p>
          </table:table-cell>
          <table:table-cell office:value-type="string">
            <text:p>http://en.wikipedia.org/wiki/2010_Copiapó_mining_accident</text:p>
          </table:table-cell>
          <table:table-cell table:style-name="Default"/>
          <table:table-cell office:value-type="float" office:value="2">
            <text:p>2</text:p>
          </table:table-cell>
          <table:table-cell table:number-columns-repeated="3"/>
          <table:table-cell table:formula="of:=CONCATENATE(TEXT([.$AD61];&quot;#&quot;);&quot;,&quot;;TEXT([.$AF61];&quot;#&quot;);&quot;,&quot;;TEXT([.$AM61];&quot;#&quot;))" office:value-type="string" office:string-value="20,100,2">
            <text:p>20,100,2</text:p>
          </table:table-cell>
        </table:table-row>
        <table:table-row table:style-name="ro1">
          <table:table-cell office:value-type="string">
            <text:p>2HNBMJTUHYW2V2DEYKYSDWM171XIN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8 GMT 2012</text:p>
          </table:table-cell>
          <table:table-cell table:number-columns-repeated="2"/>
          <table:table-cell office:value-type="string">
            <text:p>29B51RYQM3EL5WAHXIKG2FTEZBUZ0O</text:p>
          </table:table-cell>
          <table:table-cell office:value-type="string">
            <text:p>A31ALYJKPKD09W</text:p>
          </table:table-cell>
          <table:table-cell office:value-type="string">
            <text:p>Approved</text:p>
          </table:table-cell>
          <table:table-cell office:value-type="string">
            <text:p>Fri Aug 31 00:34:33 GMT 2012</text:p>
          </table:table-cell>
          <table:table-cell office:value-type="string">
            <text:p>Fri Aug 31 00:34:46 GMT 2012</text:p>
          </table:table-cell>
          <table:table-cell office:value-type="string">
            <text:p>Fri Sep 07 00:34:46 GMT 2012</text:p>
          </table:table-cell>
          <table:table-cell office:value-type="string">
            <text:p>2012/09/07 00:39:12 +0000</text:p>
          </table:table-cell>
          <table:table-cell table:number-columns-repeated="2"/>
          <table:table-cell office:value-type="float" office:value="13">
            <text:p>13</text:p>
          </table:table-cell>
          <table:table-cell office:value-type="string">
            <text:p>100% (294/295)</text:p>
          </table:table-cell>
          <table:table-cell office:value-type="string">
            <text:p>100% (62/62)</text:p>
          </table:table-cell>
          <table:table-cell office:value-type="string">
            <text:p>0% (0/0)</text:p>
          </table:table-cell>
          <table:table-cell office:value-type="string">
            <text:p>Harry_S._Truman_4:36.txt</text:p>
          </table:table-cell>
          <table:table-cell office:value-type="string">
            <text:p>We are following a foreign policy which is the outward expression of the democratic faith we profess. We are doing what we can to encourage free states and free peoples throughout the world, to aid the suffering and afflicted in foreign lands, and to strengthen democratic nations against aggression.&lt;br/&gt;&lt;br/&gt;The heart of our foreign policy is peace. We are supporting a world organization to keep peace and a world economic policy to create prosperity for mankind. Our guiding star is the principle of international cooperation. To this concept we have made a national commitment as profound as anything in history.&lt;br/&gt;&lt;br/&gt;</text:p>
          </table:table-cell>
          <table:table-cell office:value-type="float" office:value="100">
            <text:p>100</text:p>
          </table:table-cell>
          <table:table-cell office:value-type="float" office:value="2">
            <text:p>2</text:p>
          </table:table-cell>
          <table:table-cell office:value-type="float" office:value="20">
            <text:p>20</text:p>
          </table:table-cell>
          <table:table-cell office:value-type="float" office:value="0">
            <text:p>0</text:p>
          </table:table-cell>
          <table:table-cell office:value-type="string">
            <text:p>Pacifism</text:p>
          </table:table-cell>
          <table:table-cell office:value-type="string">
            <text:p>http://en.wikipedia.org/wiki/Pacifism</text:p>
          </table:table-cell>
          <table:table-cell office:value-type="string">
            <text:p>War of 1812</text:p>
          </table:table-cell>
          <table:table-cell office:value-type="string">
            <text:p>http://en.wikipedia.org/wiki/War_of_1812</text:p>
          </table:table-cell>
          <table:table-cell table:style-name="Default"/>
          <table:table-cell office:value-type="float" office:value="1">
            <text:p>1</text:p>
          </table:table-cell>
          <table:table-cell table:number-columns-repeated="3"/>
          <table:table-cell table:formula="of:=CONCATENATE(TEXT([.$AD62];&quot;#&quot;);&quot;,&quot;;TEXT([.$AF62];&quot;#&quot;);&quot;,&quot;;TEXT([.$AM62];&quot;#&quot;))" office:value-type="string" office:string-value="100,20,1">
            <text:p>100,20,1</text:p>
          </table:table-cell>
        </table:table-row>
        <table:table-row table:style-name="ro1">
          <table:table-cell office:value-type="string">
            <text:p>2HNBMJTUHYW2V2DEYKYSDWM171XIN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8 GMT 2012</text:p>
          </table:table-cell>
          <table:table-cell table:number-columns-repeated="2"/>
          <table:table-cell office:value-type="string">
            <text:p>2BDY58B727M0XP3PONS66FSVKLPVAY</text:p>
          </table:table-cell>
          <table:table-cell office:value-type="string">
            <text:p>A23S6QOSZH9TMT</text:p>
          </table:table-cell>
          <table:table-cell office:value-type="string">
            <text:p>Approved</text:p>
          </table:table-cell>
          <table:table-cell office:value-type="string">
            <text:p>Thu Aug 30 19:59:45 GMT 2012</text:p>
          </table:table-cell>
          <table:table-cell office:value-type="string">
            <text:p>Thu Aug 30 20:00:06 GMT 2012</text:p>
          </table:table-cell>
          <table:table-cell office:value-type="string">
            <text:p>Thu Sep 06 20:00:06 GMT 2012</text:p>
          </table:table-cell>
          <table:table-cell office:value-type="string">
            <text:p>2012/09/06 20:04:11 +0000</text:p>
          </table:table-cell>
          <table:table-cell table:number-columns-repeated="2"/>
          <table:table-cell office:value-type="float" office:value="21">
            <text:p>21</text:p>
          </table:table-cell>
          <table:table-cell table:number-columns-repeated="2" office:value-type="string">
            <text:p>100% (9/9)</text:p>
          </table:table-cell>
          <table:table-cell office:value-type="string">
            <text:p>0% (0/0)</text:p>
          </table:table-cell>
          <table:table-cell office:value-type="string">
            <text:p>Harry_S._Truman_4:36.txt</text:p>
          </table:table-cell>
          <table:table-cell office:value-type="string">
            <text:p>We are following a foreign policy which is the outward expression of the democratic faith we profess. We are doing what we can to encourage free states and free peoples throughout the world, to aid the suffering and afflicted in foreign lands, and to strengthen democratic nations against aggression.&lt;br/&gt;&lt;br/&gt;The heart of our foreign policy is peace. We are supporting a world organization to keep peace and a world economic policy to create prosperity for mankind. Our guiding star is the principle of international cooperation. To this concept we have made a national commitment as profound as anything in history.&lt;br/&gt;&lt;br/&gt;</text:p>
          </table:table-cell>
          <table:table-cell office:value-type="float" office:value="100">
            <text:p>100</text:p>
          </table:table-cell>
          <table:table-cell office:value-type="float" office:value="2">
            <text:p>2</text:p>
          </table:table-cell>
          <table:table-cell office:value-type="float" office:value="20">
            <text:p>20</text:p>
          </table:table-cell>
          <table:table-cell office:value-type="float" office:value="0">
            <text:p>0</text:p>
          </table:table-cell>
          <table:table-cell office:value-type="string">
            <text:p>Pacifism</text:p>
          </table:table-cell>
          <table:table-cell office:value-type="string">
            <text:p>http://en.wikipedia.org/wiki/Pacifism</text:p>
          </table:table-cell>
          <table:table-cell office:value-type="string">
            <text:p>War of 1812</text:p>
          </table:table-cell>
          <table:table-cell office:value-type="string">
            <text:p>http://en.wikipedia.org/wiki/War_of_1812</text:p>
          </table:table-cell>
          <table:table-cell table:style-name="Default"/>
          <table:table-cell office:value-type="float" office:value="1">
            <text:p>1</text:p>
          </table:table-cell>
          <table:table-cell table:number-columns-repeated="3"/>
          <table:table-cell table:formula="of:=CONCATENATE(TEXT([.$AD63];&quot;#&quot;);&quot;,&quot;;TEXT([.$AF63];&quot;#&quot;);&quot;,&quot;;TEXT([.$AM63];&quot;#&quot;))" office:value-type="string" office:string-value="100,20,1">
            <text:p>100,20,1</text:p>
          </table:table-cell>
        </table:table-row>
        <table:table-row table:style-name="ro1">
          <table:table-cell office:value-type="string">
            <text:p>2HNBMJTUHYW2V2DEYKYSDWM171XIN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8 GMT 2012</text:p>
          </table:table-cell>
          <table:table-cell table:number-columns-repeated="2"/>
          <table:table-cell office:value-type="string">
            <text:p>2T0EBDPGFL6VRYK4G1ED4IOV6913ID</text:p>
          </table:table-cell>
          <table:table-cell office:value-type="string">
            <text:p>A30SN6C7YX0OIP</text:p>
          </table:table-cell>
          <table:table-cell office:value-type="string">
            <text:p>Approved</text:p>
          </table:table-cell>
          <table:table-cell office:value-type="string">
            <text:p>Thu Aug 30 19:40:09 GMT 2012</text:p>
          </table:table-cell>
          <table:table-cell office:value-type="string">
            <text:p>Thu Aug 30 19:40:18 GMT 2012</text:p>
          </table:table-cell>
          <table:table-cell office:value-type="string">
            <text:p>Thu Sep 06 19:40:18 GMT 2012</text:p>
          </table:table-cell>
          <table:table-cell office:value-type="string">
            <text:p>2012/09/06 19:44:13 +0000</text:p>
          </table:table-cell>
          <table:table-cell table:number-columns-repeated="2"/>
          <table:table-cell office:value-type="float" office:value="9">
            <text:p>9</text:p>
          </table:table-cell>
          <table:table-cell table:number-columns-repeated="2" office:value-type="string">
            <text:p>100% (173/173)</text:p>
          </table:table-cell>
          <table:table-cell office:value-type="string">
            <text:p>0% (0/0)</text:p>
          </table:table-cell>
          <table:table-cell office:value-type="string">
            <text:p>Harry_S._Truman_4:36.txt</text:p>
          </table:table-cell>
          <table:table-cell office:value-type="string">
            <text:p>We are following a foreign policy which is the outward expression of the democratic faith we profess. We are doing what we can to encourage free states and free peoples throughout the world, to aid the suffering and afflicted in foreign lands, and to strengthen democratic nations against aggression.&lt;br/&gt;&lt;br/&gt;The heart of our foreign policy is peace. We are supporting a world organization to keep peace and a world economic policy to create prosperity for mankind. Our guiding star is the principle of international cooperation. To this concept we have made a national commitment as profound as anything in history.&lt;br/&gt;&lt;br/&gt;</text:p>
          </table:table-cell>
          <table:table-cell office:value-type="float" office:value="100">
            <text:p>100</text:p>
          </table:table-cell>
          <table:table-cell office:value-type="float" office:value="2">
            <text:p>2</text:p>
          </table:table-cell>
          <table:table-cell office:value-type="float" office:value="20">
            <text:p>20</text:p>
          </table:table-cell>
          <table:table-cell office:value-type="float" office:value="0">
            <text:p>0</text:p>
          </table:table-cell>
          <table:table-cell office:value-type="string">
            <text:p>Pacifism</text:p>
          </table:table-cell>
          <table:table-cell office:value-type="string">
            <text:p>http://en.wikipedia.org/wiki/Pacifism</text:p>
          </table:table-cell>
          <table:table-cell office:value-type="string">
            <text:p>War of 1812</text:p>
          </table:table-cell>
          <table:table-cell office:value-type="string">
            <text:p>http://en.wikipedia.org/wiki/War_of_1812</text:p>
          </table:table-cell>
          <table:table-cell table:style-name="Default" office:value-type="string">
            <text:p>NO</text:p>
          </table:table-cell>
          <table:table-cell office:value-type="float" office:value="1">
            <text:p>1</text:p>
          </table:table-cell>
          <table:table-cell table:number-columns-repeated="3"/>
          <table:table-cell table:formula="of:=CONCATENATE(TEXT([.$AD64];&quot;#&quot;);&quot;,&quot;;TEXT([.$AF64];&quot;#&quot;);&quot;,&quot;;TEXT([.$AM64];&quot;#&quot;))" office:value-type="string" office:string-value="100,20,1">
            <text:p>100,20,1</text:p>
          </table:table-cell>
        </table:table-row>
        <table:table-row table:style-name="ro1">
          <table:table-cell office:value-type="string">
            <text:p>20EKUDD8XMB35CX47LXU1O6T56UODI</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8 GMT 2012</text:p>
          </table:table-cell>
          <table:table-cell table:number-columns-repeated="2"/>
          <table:table-cell office:value-type="string">
            <text:p>23Q24E6AUBXHB15CMV093BZWI8AW0D</text:p>
          </table:table-cell>
          <table:table-cell office:value-type="string">
            <text:p>A33GBAC29A0MS5</text:p>
          </table:table-cell>
          <table:table-cell office:value-type="string">
            <text:p>Approved</text:p>
          </table:table-cell>
          <table:table-cell office:value-type="string">
            <text:p>Thu Aug 30 18:31:20 GMT 2012</text:p>
          </table:table-cell>
          <table:table-cell office:value-type="string">
            <text:p>Thu Aug 30 18:31:36 GMT 2012</text:p>
          </table:table-cell>
          <table:table-cell office:value-type="string">
            <text:p>Thu Sep 06 18:31:36 GMT 2012</text:p>
          </table:table-cell>
          <table:table-cell office:value-type="string">
            <text:p>2012/09/06 18:34:19 +0000</text:p>
          </table:table-cell>
          <table:table-cell table:number-columns-repeated="2"/>
          <table:table-cell office:value-type="float" office:value="16">
            <text:p>16</text:p>
          </table:table-cell>
          <table:table-cell table:number-columns-repeated="2" office:value-type="string">
            <text:p>100% (84/84)</text:p>
          </table:table-cell>
          <table:table-cell office:value-type="string">
            <text:p>0% (0/0)</text:p>
          </table:table-cell>
          <table:table-cell office:value-type="string">
            <text:p>Franklin_Delano_Roosevelt_12:80.txt</text:p>
          </table:table-cell>
          <table:table-cell office:value-type="string">
            <text:p>Our full-employment program requires the extensive development of our natural resources and other useful public works. The undeveloped resources of this continent are still vast. Our river-watershed projects will add new and fertile territories to the United States. The Tennessee Valley Authority, which was constructed at a cost of $750,000,000—the cost of waging this war for less than 4 days—was a bargain. We have similar opportunities in our other great river basins. By harnessing the resources of these river basins, as we have in the Tennessee Valley, we shall provide the same kind of stimulus to enterprise as was provided by the Louisiana Purchase and the new discoveries in the West during the nineteenth century.&lt;br/&gt;&lt;br/&gt;If we are to avail ourselves fully of the benefits of civil aviation, and if we are to use the automobiles we can produce, it will be necessary to construct thousands of airports and to overhaul our entire national highway system.&lt;br/&gt;&lt;br/&gt;</text:p>
          </table:table-cell>
          <table:table-cell office:value-type="float" office:value="100">
            <text:p>100</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Intracoastal Waterway</text:p>
          </table:table-cell>
          <table:table-cell office:value-type="string">
            <text:p>http://en.wikipedia.org/wiki/Intracoastal_Waterway</text:p>
          </table:table-cell>
          <table:table-cell office:value-type="string">
            <text:p>Finkbine-Guild Lumber Company</text:p>
          </table:table-cell>
          <table:table-cell office:value-type="string">
            <text:p>http://en.wikipedia.org/wiki/Finkbine-Guild_Lumber_Company</text:p>
          </table:table-cell>
          <table:table-cell table:style-name="Default"/>
          <table:table-cell office:value-type="float" office:value="1">
            <text:p>1</text:p>
          </table:table-cell>
          <table:table-cell table:number-columns-repeated="3"/>
          <table:table-cell table:formula="of:=CONCATENATE(TEXT([.$AD65];&quot;#&quot;);&quot;,&quot;;TEXT([.$AF65];&quot;#&quot;);&quot;,&quot;;TEXT([.$AM65];&quot;#&quot;))" office:value-type="string" office:string-value="100,50,1">
            <text:p>100,50,1</text:p>
          </table:table-cell>
        </table:table-row>
        <table:table-row table:style-name="ro1">
          <table:table-cell office:value-type="string">
            <text:p>20EKUDD8XMB35CX47LXU1O6T56UODI</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8 GMT 2012</text:p>
          </table:table-cell>
          <table:table-cell table:number-columns-repeated="2"/>
          <table:table-cell office:value-type="string">
            <text:p>2NU1O3W5XH0J4YGN9UPEXLSPCMDICP</text:p>
          </table:table-cell>
          <table:table-cell office:value-type="string">
            <text:p>A30SN6C7YX0OIP</text:p>
          </table:table-cell>
          <table:table-cell office:value-type="string">
            <text:p>Approved</text:p>
          </table:table-cell>
          <table:table-cell office:value-type="string">
            <text:p>Thu Aug 30 19:33:52 GMT 2012</text:p>
          </table:table-cell>
          <table:table-cell office:value-type="string">
            <text:p>Thu Aug 30 19:34:01 GMT 2012</text:p>
          </table:table-cell>
          <table:table-cell office:value-type="string">
            <text:p>Thu Sep 06 19:34:01 GMT 2012</text:p>
          </table:table-cell>
          <table:table-cell office:value-type="string">
            <text:p>2012/09/06 19:34:20 +0000</text:p>
          </table:table-cell>
          <table:table-cell table:number-columns-repeated="2"/>
          <table:table-cell office:value-type="float" office:value="9">
            <text:p>9</text:p>
          </table:table-cell>
          <table:table-cell table:number-columns-repeated="2" office:value-type="string">
            <text:p>100% (173/173)</text:p>
          </table:table-cell>
          <table:table-cell office:value-type="string">
            <text:p>0% (0/0)</text:p>
          </table:table-cell>
          <table:table-cell office:value-type="string">
            <text:p>Franklin_Delano_Roosevelt_12:80.txt</text:p>
          </table:table-cell>
          <table:table-cell office:value-type="string">
            <text:p>Our full-employment program requires the extensive development of our natural resources and other useful public works. The undeveloped resources of this continent are still vast. Our river-watershed projects will add new and fertile territories to the United States. The Tennessee Valley Authority, which was constructed at a cost of $750,000,000—the cost of waging this war for less than 4 days—was a bargain. We have similar opportunities in our other great river basins. By harnessing the resources of these river basins, as we have in the Tennessee Valley, we shall provide the same kind of stimulus to enterprise as was provided by the Louisiana Purchase and the new discoveries in the West during the nineteenth century.&lt;br/&gt;&lt;br/&gt;If we are to avail ourselves fully of the benefits of civil aviation, and if we are to use the automobiles we can produce, it will be necessary to construct thousands of airports and to overhaul our entire national highway system.&lt;br/&gt;&lt;br/&gt;</text:p>
          </table:table-cell>
          <table:table-cell office:value-type="float" office:value="100">
            <text:p>100</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Intracoastal Waterway</text:p>
          </table:table-cell>
          <table:table-cell office:value-type="string">
            <text:p>http://en.wikipedia.org/wiki/Intracoastal_Waterway</text:p>
          </table:table-cell>
          <table:table-cell office:value-type="string">
            <text:p>Finkbine-Guild Lumber Company</text:p>
          </table:table-cell>
          <table:table-cell office:value-type="string">
            <text:p>http://en.wikipedia.org/wiki/Finkbine-Guild_Lumber_Company</text:p>
          </table:table-cell>
          <table:table-cell table:style-name="Default" office:value-type="string">
            <text:p>NO</text:p>
          </table:table-cell>
          <table:table-cell office:value-type="float" office:value="2">
            <text:p>2</text:p>
          </table:table-cell>
          <table:table-cell table:number-columns-repeated="3"/>
          <table:table-cell table:formula="of:=CONCATENATE(TEXT([.$AD66];&quot;#&quot;);&quot;,&quot;;TEXT([.$AF66];&quot;#&quot;);&quot;,&quot;;TEXT([.$AM66];&quot;#&quot;))" office:value-type="string" office:string-value="100,50,2">
            <text:p>100,50,2</text:p>
          </table:table-cell>
        </table:table-row>
        <table:table-row table:style-name="ro1">
          <table:table-cell office:value-type="string">
            <text:p>20EKUDD8XMB35CX47LXU1O6T56UODI</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8 GMT 2012</text:p>
          </table:table-cell>
          <table:table-cell table:number-columns-repeated="2"/>
          <table:table-cell office:value-type="string">
            <text:p>2YFNVRH1KHO9TPFGEGEVHLKWCEGQZZ</text:p>
          </table:table-cell>
          <table:table-cell office:value-type="string">
            <text:p>A2KUZAGNUPR16W</text:p>
          </table:table-cell>
          <table:table-cell office:value-type="string">
            <text:p>Approved</text:p>
          </table:table-cell>
          <table:table-cell office:value-type="string">
            <text:p>Thu Aug 30 19:45:09 GMT 2012</text:p>
          </table:table-cell>
          <table:table-cell office:value-type="string">
            <text:p>Thu Aug 30 19:46:23 GMT 2012</text:p>
          </table:table-cell>
          <table:table-cell office:value-type="string">
            <text:p>Thu Sep 06 19:46:23 GMT 2012</text:p>
          </table:table-cell>
          <table:table-cell office:value-type="string">
            <text:p>2012/09/06 19:49:19 +0000</text:p>
          </table:table-cell>
          <table:table-cell table:number-columns-repeated="2"/>
          <table:table-cell office:value-type="float" office:value="74">
            <text:p>74</text:p>
          </table:table-cell>
          <table:table-cell table:number-columns-repeated="2" office:value-type="string">
            <text:p>100% (11/11)</text:p>
          </table:table-cell>
          <table:table-cell office:value-type="string">
            <text:p>0% (0/0)</text:p>
          </table:table-cell>
          <table:table-cell office:value-type="string">
            <text:p>Franklin_Delano_Roosevelt_12:80.txt</text:p>
          </table:table-cell>
          <table:table-cell office:value-type="string">
            <text:p>Our full-employment program requires the extensive development of our natural resources and other useful public works. The undeveloped resources of this continent are still vast. Our river-watershed projects will add new and fertile territories to the United States. The Tennessee Valley Authority, which was constructed at a cost of $750,000,000—the cost of waging this war for less than 4 days—was a bargain. We have similar opportunities in our other great river basins. By harnessing the resources of these river basins, as we have in the Tennessee Valley, we shall provide the same kind of stimulus to enterprise as was provided by the Louisiana Purchase and the new discoveries in the West during the nineteenth century.&lt;br/&gt;&lt;br/&gt;If we are to avail ourselves fully of the benefits of civil aviation, and if we are to use the automobiles we can produce, it will be necessary to construct thousands of airports and to overhaul our entire national highway system.&lt;br/&gt;&lt;br/&gt;</text:p>
          </table:table-cell>
          <table:table-cell office:value-type="float" office:value="100">
            <text:p>100</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Intracoastal Waterway</text:p>
          </table:table-cell>
          <table:table-cell office:value-type="string">
            <text:p>http://en.wikipedia.org/wiki/Intracoastal_Waterway</text:p>
          </table:table-cell>
          <table:table-cell office:value-type="string">
            <text:p>Finkbine-Guild Lumber Company</text:p>
          </table:table-cell>
          <table:table-cell office:value-type="string">
            <text:p>http://en.wikipedia.org/wiki/Finkbine-Guild_Lumber_Company</text:p>
          </table:table-cell>
          <table:table-cell table:style-name="Default"/>
          <table:table-cell office:value-type="float" office:value="2">
            <text:p>2</text:p>
          </table:table-cell>
          <table:table-cell table:number-columns-repeated="3"/>
          <table:table-cell table:formula="of:=CONCATENATE(TEXT([.$AD67];&quot;#&quot;);&quot;,&quot;;TEXT([.$AF67];&quot;#&quot;);&quot;,&quot;;TEXT([.$AM67];&quot;#&quot;))" office:value-type="string" office:string-value="100,50,2">
            <text:p>100,50,2</text:p>
          </table:table-cell>
        </table:table-row>
        <table:table-row table:style-name="ro1">
          <table:table-cell office:value-type="string">
            <text:p>25HFYQS1CSTM3OLWK2VIK1EYEFWLO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8 GMT 2012</text:p>
          </table:table-cell>
          <table:table-cell table:number-columns-repeated="2"/>
          <table:table-cell office:value-type="string">
            <text:p>2C55NQYN5F3QFS4A08DNKWYB9Q4C87</text:p>
          </table:table-cell>
          <table:table-cell office:value-type="string">
            <text:p>A33GBAC29A0MS5</text:p>
          </table:table-cell>
          <table:table-cell office:value-type="string">
            <text:p>Approved</text:p>
          </table:table-cell>
          <table:table-cell office:value-type="string">
            <text:p>Thu Aug 30 18:21:22 GMT 2012</text:p>
          </table:table-cell>
          <table:table-cell office:value-type="string">
            <text:p>Thu Aug 30 18:21:48 GMT 2012</text:p>
          </table:table-cell>
          <table:table-cell office:value-type="string">
            <text:p>Thu Sep 06 18:21:48 GMT 2012</text:p>
          </table:table-cell>
          <table:table-cell office:value-type="string">
            <text:p>2012/09/06 18:24:23 +0000</text:p>
          </table:table-cell>
          <table:table-cell table:number-columns-repeated="2"/>
          <table:table-cell office:value-type="float" office:value="26">
            <text:p>26</text:p>
          </table:table-cell>
          <table:table-cell table:number-columns-repeated="2" office:value-type="string">
            <text:p>100% (84/84)</text:p>
          </table:table-cell>
          <table:table-cell office:value-type="string">
            <text:p>0% (0/0)</text:p>
          </table:table-cell>
          <table:table-cell office:value-type="string">
            <text:p>John_F._Kennedy_2:45.txt</text:p>
          </table:table-cell>
          <table:table-cell office:value-type="string">
            <text:p>A newly conceived Peace Corps is winning friends and helping people in fourteen countries--supplying trained and dedicated young men and women, to give these new nations a hand in building a society, and a glimpse of the best that is in our country. If there is a problem here, it is that we cannot supply the spontaneous and mounting demand.&lt;br/&gt;&lt;br/&gt;A newly-expanded Food for Peace Pro-. gram is feeding the hungry of many lands with the abundance of our productive farms--providing lunches for children in school, wages for economic development, relief for the victims of flood and famine, and a better diet for millions whose daily bread is their chief concern.&lt;br/&gt;&lt;br/&gt;</text:p>
          </table:table-cell>
          <table:table-cell office:value-type="float" office:value="200">
            <text:p>200</text:p>
          </table:table-cell>
          <table:table-cell office:value-type="float" office:value="1">
            <text:p>1</text:p>
          </table:table-cell>
          <table:table-cell office:value-type="float" office:value="20">
            <text:p>20</text:p>
          </table:table-cell>
          <table:table-cell office:value-type="float" office:value="2">
            <text:p>2</text:p>
          </table:table-cell>
          <table:table-cell office:value-type="string">
            <text:p>LeAnn Rimes</text:p>
          </table:table-cell>
          <table:table-cell office:value-type="string">
            <text:p>http://en.wikipedia.org/wiki/LeAnn_Rimes</text:p>
          </table:table-cell>
          <table:table-cell office:value-type="string">
            <text:p>Tariff</text:p>
          </table:table-cell>
          <table:table-cell office:value-type="string">
            <text:p>http://en.wikipedia.org/wiki/Tariff</text:p>
          </table:table-cell>
          <table:table-cell table:style-name="Default"/>
          <table:table-cell office:value-type="float" office:value="2">
            <text:p>2</text:p>
          </table:table-cell>
          <table:table-cell table:number-columns-repeated="3"/>
          <table:table-cell table:formula="of:=CONCATENATE(TEXT([.$AD68];&quot;#&quot;);&quot;,&quot;;TEXT([.$AF68];&quot;#&quot;);&quot;,&quot;;TEXT([.$AM68];&quot;#&quot;))" office:value-type="string" office:string-value="200,20,2">
            <text:p>200,20,2</text:p>
          </table:table-cell>
        </table:table-row>
        <table:table-row table:style-name="ro1">
          <table:table-cell office:value-type="string">
            <text:p>25HFYQS1CSTM3OLWK2VIK1EYEFWLO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8 GMT 2012</text:p>
          </table:table-cell>
          <table:table-cell table:number-columns-repeated="2"/>
          <table:table-cell office:value-type="string">
            <text:p>2F3MJTUHYW2G8YXWHHJ54M16EGWJOC</text:p>
          </table:table-cell>
          <table:table-cell office:value-type="string">
            <text:p>A1TTA3N401CZTS</text:p>
          </table:table-cell>
          <table:table-cell office:value-type="string">
            <text:p>Approved</text:p>
          </table:table-cell>
          <table:table-cell office:value-type="string">
            <text:p>Fri Aug 31 00:02:47 GMT 2012</text:p>
          </table:table-cell>
          <table:table-cell office:value-type="string">
            <text:p>Fri Aug 31 00:03:42 GMT 2012</text:p>
          </table:table-cell>
          <table:table-cell office:value-type="string">
            <text:p>Fri Sep 07 00:03:42 GMT 2012</text:p>
          </table:table-cell>
          <table:table-cell office:value-type="string">
            <text:p>2012/09/07 00:04:13 +0000</text:p>
          </table:table-cell>
          <table:table-cell table:number-columns-repeated="2"/>
          <table:table-cell office:value-type="float" office:value="55">
            <text:p>55</text:p>
          </table:table-cell>
          <table:table-cell table:number-columns-repeated="2" office:value-type="string">
            <text:p>100% (7/7)</text:p>
          </table:table-cell>
          <table:table-cell office:value-type="string">
            <text:p>0% (0/0)</text:p>
          </table:table-cell>
          <table:table-cell office:value-type="string">
            <text:p>John_F._Kennedy_2:45.txt</text:p>
          </table:table-cell>
          <table:table-cell office:value-type="string">
            <text:p>A newly conceived Peace Corps is winning friends and helping people in fourteen countries--supplying trained and dedicated young men and women, to give these new nations a hand in building a society, and a glimpse of the best that is in our country. If there is a problem here, it is that we cannot supply the spontaneous and mounting demand.&lt;br/&gt;&lt;br/&gt;A newly-expanded Food for Peace Pro-. gram is feeding the hungry of many lands with the abundance of our productive farms--providing lunches for children in school, wages for economic development, relief for the victims of flood and famine, and a better diet for millions whose daily bread is their chief concern.&lt;br/&gt;&lt;br/&gt;</text:p>
          </table:table-cell>
          <table:table-cell office:value-type="float" office:value="200">
            <text:p>200</text:p>
          </table:table-cell>
          <table:table-cell office:value-type="float" office:value="1">
            <text:p>1</text:p>
          </table:table-cell>
          <table:table-cell office:value-type="float" office:value="20">
            <text:p>20</text:p>
          </table:table-cell>
          <table:table-cell office:value-type="float" office:value="2">
            <text:p>2</text:p>
          </table:table-cell>
          <table:table-cell office:value-type="string">
            <text:p>LeAnn Rimes</text:p>
          </table:table-cell>
          <table:table-cell office:value-type="string">
            <text:p>http://en.wikipedia.org/wiki/LeAnn_Rimes</text:p>
          </table:table-cell>
          <table:table-cell office:value-type="string">
            <text:p>Tariff</text:p>
          </table:table-cell>
          <table:table-cell office:value-type="string">
            <text:p>http://en.wikipedia.org/wiki/Tariff</text:p>
          </table:table-cell>
          <table:table-cell table:style-name="Default"/>
          <table:table-cell office:value-type="float" office:value="1">
            <text:p>1</text:p>
          </table:table-cell>
          <table:table-cell table:number-columns-repeated="3"/>
          <table:table-cell table:formula="of:=CONCATENATE(TEXT([.$AD69];&quot;#&quot;);&quot;,&quot;;TEXT([.$AF69];&quot;#&quot;);&quot;,&quot;;TEXT([.$AM69];&quot;#&quot;))" office:value-type="string" office:string-value="200,20,1">
            <text:p>200,20,1</text:p>
          </table:table-cell>
        </table:table-row>
        <table:table-row table:style-name="ro1">
          <table:table-cell office:value-type="string">
            <text:p>25HFYQS1CSTM3OLWK2VIK1EYEFWLO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8 GMT 2012</text:p>
          </table:table-cell>
          <table:table-cell table:number-columns-repeated="2"/>
          <table:table-cell office:value-type="string">
            <text:p>2OGZFYQS1CST1X32YNJ4QC1E3UGKNK</text:p>
          </table:table-cell>
          <table:table-cell office:value-type="string">
            <text:p>A30SN6C7YX0OIP</text:p>
          </table:table-cell>
          <table:table-cell office:value-type="string">
            <text:p>Approved</text:p>
          </table:table-cell>
          <table:table-cell office:value-type="string">
            <text:p>Thu Aug 30 19:30:42 GMT 2012</text:p>
          </table:table-cell>
          <table:table-cell office:value-type="string">
            <text:p>Thu Aug 30 19:30:54 GMT 2012</text:p>
          </table:table-cell>
          <table:table-cell office:value-type="string">
            <text:p>Thu Sep 06 19:30:54 GMT 2012</text:p>
          </table:table-cell>
          <table:table-cell office:value-type="string">
            <text:p>2012/09/06 19:34:16 +0000</text:p>
          </table:table-cell>
          <table:table-cell table:number-columns-repeated="2"/>
          <table:table-cell office:value-type="float" office:value="12">
            <text:p>12</text:p>
          </table:table-cell>
          <table:table-cell table:number-columns-repeated="2" office:value-type="string">
            <text:p>100% (173/173)</text:p>
          </table:table-cell>
          <table:table-cell office:value-type="string">
            <text:p>0% (0/0)</text:p>
          </table:table-cell>
          <table:table-cell office:value-type="string">
            <text:p>John_F._Kennedy_2:45.txt</text:p>
          </table:table-cell>
          <table:table-cell office:value-type="string">
            <text:p>A newly conceived Peace Corps is winning friends and helping people in fourteen countries--supplying trained and dedicated young men and women, to give these new nations a hand in building a society, and a glimpse of the best that is in our country. If there is a problem here, it is that we cannot supply the spontaneous and mounting demand.&lt;br/&gt;&lt;br/&gt;A newly-expanded Food for Peace Pro-. gram is feeding the hungry of many lands with the abundance of our productive farms--providing lunches for children in school, wages for economic development, relief for the victims of flood and famine, and a better diet for millions whose daily bread is their chief concern.&lt;br/&gt;&lt;br/&gt;</text:p>
          </table:table-cell>
          <table:table-cell office:value-type="float" office:value="200">
            <text:p>200</text:p>
          </table:table-cell>
          <table:table-cell office:value-type="float" office:value="1">
            <text:p>1</text:p>
          </table:table-cell>
          <table:table-cell office:value-type="float" office:value="20">
            <text:p>20</text:p>
          </table:table-cell>
          <table:table-cell office:value-type="float" office:value="2">
            <text:p>2</text:p>
          </table:table-cell>
          <table:table-cell office:value-type="string">
            <text:p>LeAnn Rimes</text:p>
          </table:table-cell>
          <table:table-cell office:value-type="string">
            <text:p>http://en.wikipedia.org/wiki/LeAnn_Rimes</text:p>
          </table:table-cell>
          <table:table-cell office:value-type="string">
            <text:p>Tariff</text:p>
          </table:table-cell>
          <table:table-cell office:value-type="string">
            <text:p>http://en.wikipedia.org/wiki/Tariff</text:p>
          </table:table-cell>
          <table:table-cell table:style-name="Default" office:value-type="string">
            <text:p>NO</text:p>
          </table:table-cell>
          <table:table-cell office:value-type="float" office:value="2">
            <text:p>2</text:p>
          </table:table-cell>
          <table:table-cell table:number-columns-repeated="3"/>
          <table:table-cell table:formula="of:=CONCATENATE(TEXT([.$AD70];&quot;#&quot;);&quot;,&quot;;TEXT([.$AF70];&quot;#&quot;);&quot;,&quot;;TEXT([.$AM70];&quot;#&quot;))" office:value-type="string" office:string-value="200,20,2">
            <text:p>200,20,2</text:p>
          </table:table-cell>
        </table:table-row>
        <table:table-row table:style-name="ro1">
          <table:table-cell office:value-type="string">
            <text:p>2JV5NQYN5F3QFS4A08DNKWYB51E8C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8 GMT 2012</text:p>
          </table:table-cell>
          <table:table-cell table:number-columns-repeated="2"/>
          <table:table-cell office:value-type="string">
            <text:p>26W0SPW1INMHV7E9QDEAJ6BFRW63GI</text:p>
          </table:table-cell>
          <table:table-cell office:value-type="string">
            <text:p>A2L1D7QH3STFCH</text:p>
          </table:table-cell>
          <table:table-cell office:value-type="string">
            <text:p>Approved</text:p>
          </table:table-cell>
          <table:table-cell office:value-type="string">
            <text:p>Thu Aug 30 18:47:40 GMT 2012</text:p>
          </table:table-cell>
          <table:table-cell office:value-type="string">
            <text:p>Thu Aug 30 18:48:11 GMT 2012</text:p>
          </table:table-cell>
          <table:table-cell office:value-type="string">
            <text:p>Thu Sep 06 18:48:11 GMT 2012</text:p>
          </table:table-cell>
          <table:table-cell office:value-type="string">
            <text:p>2012/09/06 18:49:23 +0000</text:p>
          </table:table-cell>
          <table:table-cell table:number-columns-repeated="2"/>
          <table:table-cell office:value-type="float" office:value="31">
            <text:p>31</text:p>
          </table:table-cell>
          <table:table-cell table:number-columns-repeated="2" office:value-type="string">
            <text:p>100% (10/10)</text:p>
          </table:table-cell>
          <table:table-cell office:value-type="string">
            <text:p>0% (0/0)</text:p>
          </table:table-cell>
          <table:table-cell office:value-type="string">
            <text:p>James_Monroe_8:33.txt</text:p>
          </table:table-cell>
          <table:table-cell office:value-type="string">
            <text:p>The revenue of the Post Office Department has received a considerable augmentation in the present year. The current receipts will exceed the expenditures, although the transportation of the mail within the year has been much increased. A report of the PostMaster General, which is transmitted, will furnish in detail the necessary information respecting the administration and present state of this Department.&lt;br/&gt;&lt;br/&gt;In conformity with a resolution of Congress of the last session, an invitation was given to General Lafayette to visit the United States, with an assurance that a ship of war should attend at any port of France which he might designate, to receive and convey him across the Atlantic, whenever it might be convenient for him to sail. He declined the offer of the public ship from motives of delicacy, but assured me that he had long intended and would certainly visit our Union in the course of the present year.&lt;br/&gt;&lt;br/&gt;</text:p>
          </table:table-cell>
          <table:table-cell office:value-type="float" office:value="10">
            <text:p>10</text:p>
          </table:table-cell>
          <table:table-cell office:value-type="float" office:value="1">
            <text:p>1</text:p>
          </table:table-cell>
          <table:table-cell office:value-type="float" office:value="100">
            <text:p>100</text:p>
          </table:table-cell>
          <table:table-cell office:value-type="float" office:value="1">
            <text:p>1</text:p>
          </table:table-cell>
          <table:table-cell office:value-type="string">
            <text:p>Stanley A. McChrystal</text:p>
          </table:table-cell>
          <table:table-cell office:value-type="string">
            <text:p>http://en.wikipedia.org/wiki/Stanley_A._McChrystal</text:p>
          </table:table-cell>
          <table:table-cell office:value-type="string">
            <text:p>Airmails of the United States</text:p>
          </table:table-cell>
          <table:table-cell office:value-type="string">
            <text:p>http://en.wikipedia.org/wiki/Airmails_of_the_United_States</text:p>
          </table:table-cell>
          <table:table-cell table:style-name="Default"/>
          <table:table-cell office:value-type="float" office:value="2">
            <text:p>2</text:p>
          </table:table-cell>
          <table:table-cell table:number-columns-repeated="3"/>
          <table:table-cell table:formula="of:=CONCATENATE(TEXT([.$AD71];&quot;#&quot;);&quot;,&quot;;TEXT([.$AF71];&quot;#&quot;);&quot;,&quot;;TEXT([.$AM71];&quot;#&quot;))" office:value-type="string" office:string-value="10,100,2">
            <text:p>10,100,2</text:p>
          </table:table-cell>
        </table:table-row>
        <table:table-row table:style-name="ro1">
          <table:table-cell office:value-type="string">
            <text:p>2JV5NQYN5F3QFS4A08DNKWYB51E8C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8 GMT 2012</text:p>
          </table:table-cell>
          <table:table-cell table:number-columns-repeated="2"/>
          <table:table-cell office:value-type="string">
            <text:p>2BQ7QEOZFYQSGLGYTY6XZDS4NTRJG9</text:p>
          </table:table-cell>
          <table:table-cell office:value-type="string">
            <text:p>A3U1K9X1LXA5JA</text:p>
          </table:table-cell>
          <table:table-cell office:value-type="string">
            <text:p>Approved</text:p>
          </table:table-cell>
          <table:table-cell office:value-type="string">
            <text:p>Thu Aug 30 18:33:10 GMT 2012</text:p>
          </table:table-cell>
          <table:table-cell office:value-type="string">
            <text:p>Thu Aug 30 18:33:24 GMT 2012</text:p>
          </table:table-cell>
          <table:table-cell office:value-type="string">
            <text:p>Thu Sep 06 18:33:24 GMT 2012</text:p>
          </table:table-cell>
          <table:table-cell office:value-type="string">
            <text:p>2012/09/06 18:34:21 +0000</text:p>
          </table:table-cell>
          <table:table-cell table:number-columns-repeated="2"/>
          <table:table-cell office:value-type="float" office:value="14">
            <text:p>14</text:p>
          </table:table-cell>
          <table:table-cell office:value-type="string">
            <text:p>100% (29/29)</text:p>
          </table:table-cell>
          <table:table-cell office:value-type="string">
            <text:p>100% (28/28)</text:p>
          </table:table-cell>
          <table:table-cell office:value-type="string">
            <text:p>0% (0/0)</text:p>
          </table:table-cell>
          <table:table-cell office:value-type="string">
            <text:p>James_Monroe_8:33.txt</text:p>
          </table:table-cell>
          <table:table-cell office:value-type="string">
            <text:p>The revenue of the Post Office Department has received a considerable augmentation in the present year. The current receipts will exceed the expenditures, although the transportation of the mail within the year has been much increased. A report of the PostMaster General, which is transmitted, will furnish in detail the necessary information respecting the administration and present state of this Department.&lt;br/&gt;&lt;br/&gt;In conformity with a resolution of Congress of the last session, an invitation was given to General Lafayette to visit the United States, with an assurance that a ship of war should attend at any port of France which he might designate, to receive and convey him across the Atlantic, whenever it might be convenient for him to sail. He declined the offer of the public ship from motives of delicacy, but assured me that he had long intended and would certainly visit our Union in the course of the present year.&lt;br/&gt;&lt;br/&gt;</text:p>
          </table:table-cell>
          <table:table-cell office:value-type="float" office:value="10">
            <text:p>10</text:p>
          </table:table-cell>
          <table:table-cell office:value-type="float" office:value="1">
            <text:p>1</text:p>
          </table:table-cell>
          <table:table-cell office:value-type="float" office:value="100">
            <text:p>100</text:p>
          </table:table-cell>
          <table:table-cell office:value-type="float" office:value="1">
            <text:p>1</text:p>
          </table:table-cell>
          <table:table-cell office:value-type="string">
            <text:p>Stanley A. McChrystal</text:p>
          </table:table-cell>
          <table:table-cell office:value-type="string">
            <text:p>http://en.wikipedia.org/wiki/Stanley_A._McChrystal</text:p>
          </table:table-cell>
          <table:table-cell office:value-type="string">
            <text:p>Airmails of the United States</text:p>
          </table:table-cell>
          <table:table-cell office:value-type="string">
            <text:p>http://en.wikipedia.org/wiki/Airmails_of_the_United_States</text:p>
          </table:table-cell>
          <table:table-cell table:style-name="Default"/>
          <table:table-cell office:value-type="float" office:value="2">
            <text:p>2</text:p>
          </table:table-cell>
          <table:table-cell table:number-columns-repeated="3"/>
          <table:table-cell table:formula="of:=CONCATENATE(TEXT([.$AD72];&quot;#&quot;);&quot;,&quot;;TEXT([.$AF72];&quot;#&quot;);&quot;,&quot;;TEXT([.$AM72];&quot;#&quot;))" office:value-type="string" office:string-value="10,100,2">
            <text:p>10,100,2</text:p>
          </table:table-cell>
        </table:table-row>
        <table:table-row table:style-name="ro1">
          <table:table-cell office:value-type="string">
            <text:p>2JV5NQYN5F3QFS4A08DNKWYB51E8C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8 GMT 2012</text:p>
          </table:table-cell>
          <table:table-cell table:number-columns-repeated="2"/>
          <table:table-cell office:value-type="string">
            <text:p>2OGZFYQS1CST1X32YNJ4QC1E3UHKNL</text:p>
          </table:table-cell>
          <table:table-cell office:value-type="string">
            <text:p>A30SN6C7YX0OIP</text:p>
          </table:table-cell>
          <table:table-cell office:value-type="string">
            <text:p>Approved</text:p>
          </table:table-cell>
          <table:table-cell office:value-type="string">
            <text:p>Thu Aug 30 19:48:49 GMT 2012</text:p>
          </table:table-cell>
          <table:table-cell office:value-type="string">
            <text:p>Thu Aug 30 19:48:58 GMT 2012</text:p>
          </table:table-cell>
          <table:table-cell office:value-type="string">
            <text:p>Thu Sep 06 19:48:58 GMT 2012</text:p>
          </table:table-cell>
          <table:table-cell office:value-type="string">
            <text:p>2012/09/06 19:49:22 +0000</text:p>
          </table:table-cell>
          <table:table-cell table:number-columns-repeated="2"/>
          <table:table-cell office:value-type="float" office:value="9">
            <text:p>9</text:p>
          </table:table-cell>
          <table:table-cell table:number-columns-repeated="2" office:value-type="string">
            <text:p>100% (173/173)</text:p>
          </table:table-cell>
          <table:table-cell office:value-type="string">
            <text:p>0% (0/0)</text:p>
          </table:table-cell>
          <table:table-cell office:value-type="string">
            <text:p>James_Monroe_8:33.txt</text:p>
          </table:table-cell>
          <table:table-cell office:value-type="string">
            <text:p>The revenue of the Post Office Department has received a considerable augmentation in the present year. The current receipts will exceed the expenditures, although the transportation of the mail within the year has been much increased. A report of the PostMaster General, which is transmitted, will furnish in detail the necessary information respecting the administration and present state of this Department.&lt;br/&gt;&lt;br/&gt;In conformity with a resolution of Congress of the last session, an invitation was given to General Lafayette to visit the United States, with an assurance that a ship of war should attend at any port of France which he might designate, to receive and convey him across the Atlantic, whenever it might be convenient for him to sail. He declined the offer of the public ship from motives of delicacy, but assured me that he had long intended and would certainly visit our Union in the course of the present year.&lt;br/&gt;&lt;br/&gt;</text:p>
          </table:table-cell>
          <table:table-cell office:value-type="float" office:value="10">
            <text:p>10</text:p>
          </table:table-cell>
          <table:table-cell office:value-type="float" office:value="1">
            <text:p>1</text:p>
          </table:table-cell>
          <table:table-cell office:value-type="float" office:value="100">
            <text:p>100</text:p>
          </table:table-cell>
          <table:table-cell office:value-type="float" office:value="1">
            <text:p>1</text:p>
          </table:table-cell>
          <table:table-cell office:value-type="string">
            <text:p>Stanley A. McChrystal</text:p>
          </table:table-cell>
          <table:table-cell office:value-type="string">
            <text:p>http://en.wikipedia.org/wiki/Stanley_A._McChrystal</text:p>
          </table:table-cell>
          <table:table-cell office:value-type="string">
            <text:p>Airmails of the United States</text:p>
          </table:table-cell>
          <table:table-cell office:value-type="string">
            <text:p>http://en.wikipedia.org/wiki/Airmails_of_the_United_States</text:p>
          </table:table-cell>
          <table:table-cell table:style-name="Default" office:value-type="string">
            <text:p>NO</text:p>
          </table:table-cell>
          <table:table-cell office:value-type="float" office:value="1">
            <text:p>1</text:p>
          </table:table-cell>
          <table:table-cell table:number-columns-repeated="3"/>
          <table:table-cell table:formula="of:=CONCATENATE(TEXT([.$AD73];&quot;#&quot;);&quot;,&quot;;TEXT([.$AF73];&quot;#&quot;);&quot;,&quot;;TEXT([.$AM73];&quot;#&quot;))" office:value-type="string" office:string-value="10,100,1">
            <text:p>10,100,1</text:p>
          </table:table-cell>
        </table:table-row>
        <table:table-row table:style-name="ro1">
          <table:table-cell office:value-type="string">
            <text:p>28GNJ92NJKM0KKAO048Y42GTQ1Q8D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8 GMT 2012</text:p>
          </table:table-cell>
          <table:table-cell table:number-columns-repeated="2"/>
          <table:table-cell office:value-type="string">
            <text:p>20H6AUC26DG6MMP2A5RFS0COPJH4BU</text:p>
          </table:table-cell>
          <table:table-cell office:value-type="string">
            <text:p>A3NSQ31TWXF8Z6</text:p>
          </table:table-cell>
          <table:table-cell office:value-type="string">
            <text:p>Approved</text:p>
          </table:table-cell>
          <table:table-cell office:value-type="string">
            <text:p>Thu Aug 30 21:05:31 GMT 2012</text:p>
          </table:table-cell>
          <table:table-cell office:value-type="string">
            <text:p>Thu Aug 30 21:05:47 GMT 2012</text:p>
          </table:table-cell>
          <table:table-cell office:value-type="string">
            <text:p>Thu Sep 06 21:05:47 GMT 2012</text:p>
          </table:table-cell>
          <table:table-cell office:value-type="string">
            <text:p>2012/09/06 21:09:14 +0000</text:p>
          </table:table-cell>
          <table:table-cell table:number-columns-repeated="2"/>
          <table:table-cell office:value-type="float" office:value="16">
            <text:p>16</text:p>
          </table:table-cell>
          <table:table-cell office:value-type="string">
            <text:p>100% (72/72)</text:p>
          </table:table-cell>
          <table:table-cell office:value-type="string">
            <text:p>100% (14/14)</text:p>
          </table:table-cell>
          <table:table-cell office:value-type="string">
            <text:p>0% (0/0)</text:p>
          </table:table-cell>
          <table:table-cell office:value-type="string">
            <text:p>William_Howard_Taft_2:3.txt</text:p>
          </table:table-cell>
          <table:table-cell office:value-type="string">
            <text:p>The Tribunal constituted at The Hague by the Governments of the United States and Venezuela has completed its deliberations and has rendered an award in the case of the Orinoco Steamship Company against Venezuela. The award may be regarded as satisfactory since it has, pursuant to the contentions of the United States, recognized a number of important principles making for a judicial attitude in the determining of international disputes.&lt;br/&gt;&lt;br/&gt;In view of grave doubts which had been raised as to the constitutionality of The Hague Convention for the establishment of an International Prize Court, now before the Senate for ratification, because of that provision of the Convention which provides that there may be an appeal to the proposed Court from the decisions of national courts, this government proposed in an Identic Circular Note addressed to those Powers who had taken part in the London Maritime Conference, that the powers signatory to the Convention, if confronted with such difficulty, might insert a reservation to the effect that appeals to the International Prize Court in respect to decisions of its national tribunals, should take the form of a direct claim for compensation; that the proceedings thereupon to be taken should be in the form of a trial de novo, and that judgment of the Court should consist of compensation for the illegal capture, irrespective of the decision of the national court whose judgment had thus been internationally involved. As the result of an informal discussion it was decided to provide such procedure by means of a separate protocol which should be ratified at the same time as the Prize Court Convention itself.&lt;br/&gt;&lt;br/&gt;</text:p>
          </table:table-cell>
          <table:table-cell office:value-type="float" office:value="100">
            <text:p>100</text:p>
          </table:table-cell>
          <table:table-cell office:value-type="float" office:value="4">
            <text:p>4</text:p>
          </table:table-cell>
          <table:table-cell office:value-type="float" office:value="200">
            <text:p>200</text:p>
          </table:table-cell>
          <table:table-cell office:value-type="float" office:value="1">
            <text:p>1</text:p>
          </table:table-cell>
          <table:table-cell office:value-type="string">
            <text:p>Subpoena ad testificandum</text:p>
          </table:table-cell>
          <table:table-cell office:value-type="string">
            <text:p>http://en.wikipedia.org/wiki/Subpoena_ad_testificandum</text:p>
          </table:table-cell>
          <table:table-cell office:value-type="string">
            <text:p>Roerich Pact</text:p>
          </table:table-cell>
          <table:table-cell office:value-type="string">
            <text:p>http://en.wikipedia.org/wiki/Roerich_Pact</text:p>
          </table:table-cell>
          <table:table-cell table:style-name="Default"/>
          <table:table-cell office:value-type="float" office:value="2">
            <text:p>2</text:p>
          </table:table-cell>
          <table:table-cell table:number-columns-repeated="3"/>
          <table:table-cell table:formula="of:=CONCATENATE(TEXT([.$AD74];&quot;#&quot;);&quot;,&quot;;TEXT([.$AF74];&quot;#&quot;);&quot;,&quot;;TEXT([.$AM74];&quot;#&quot;))" office:value-type="string" office:string-value="100,200,2">
            <text:p>100,200,2</text:p>
          </table:table-cell>
        </table:table-row>
        <table:table-row table:style-name="ro1">
          <table:table-cell office:value-type="string">
            <text:p>28GNJ92NJKM0KKAO048Y42GTQ1Q8D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8 GMT 2012</text:p>
          </table:table-cell>
          <table:table-cell table:number-columns-repeated="2"/>
          <table:table-cell office:value-type="string">
            <text:p>24QT3DHJHP4BSM8LB8ZR0X9X8XY2VZ</text:p>
          </table:table-cell>
          <table:table-cell office:value-type="string">
            <text:p>A30SN6C7YX0OIP</text:p>
          </table:table-cell>
          <table:table-cell office:value-type="string">
            <text:p>Approved</text:p>
          </table:table-cell>
          <table:table-cell office:value-type="string">
            <text:p>Thu Aug 30 19:55:47 GMT 2012</text:p>
          </table:table-cell>
          <table:table-cell office:value-type="string">
            <text:p>Thu Aug 30 19:55:54 GMT 2012</text:p>
          </table:table-cell>
          <table:table-cell office:value-type="string">
            <text:p>Thu Sep 06 19:55:54 GMT 2012</text:p>
          </table:table-cell>
          <table:table-cell office:value-type="string">
            <text:p>2012/09/06 19:59:12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William_Howard_Taft_2:3.txt</text:p>
          </table:table-cell>
          <table:table-cell office:value-type="string">
            <text:p>The Tribunal constituted at The Hague by the Governments of the United States and Venezuela has completed its deliberations and has rendered an award in the case of the Orinoco Steamship Company against Venezuela. The award may be regarded as satisfactory since it has, pursuant to the contentions of the United States, recognized a number of important principles making for a judicial attitude in the determining of international disputes.&lt;br/&gt;&lt;br/&gt;In view of grave doubts which had been raised as to the constitutionality of The Hague Convention for the establishment of an International Prize Court, now before the Senate for ratification, because of that provision of the Convention which provides that there may be an appeal to the proposed Court from the decisions of national courts, this government proposed in an Identic Circular Note addressed to those Powers who had taken part in the London Maritime Conference, that the powers signatory to the Convention, if confronted with such difficulty, might insert a reservation to the effect that appeals to the International Prize Court in respect to decisions of its national tribunals, should take the form of a direct claim for compensation; that the proceedings thereupon to be taken should be in the form of a trial de novo, and that judgment of the Court should consist of compensation for the illegal capture, irrespective of the decision of the national court whose judgment had thus been internationally involved. As the result of an informal discussion it was decided to provide such procedure by means of a separate protocol which should be ratified at the same time as the Prize Court Convention itself.&lt;br/&gt;&lt;br/&gt;</text:p>
          </table:table-cell>
          <table:table-cell office:value-type="float" office:value="100">
            <text:p>100</text:p>
          </table:table-cell>
          <table:table-cell office:value-type="float" office:value="4">
            <text:p>4</text:p>
          </table:table-cell>
          <table:table-cell office:value-type="float" office:value="200">
            <text:p>200</text:p>
          </table:table-cell>
          <table:table-cell office:value-type="float" office:value="1">
            <text:p>1</text:p>
          </table:table-cell>
          <table:table-cell office:value-type="string">
            <text:p>Subpoena ad testificandum</text:p>
          </table:table-cell>
          <table:table-cell office:value-type="string">
            <text:p>http://en.wikipedia.org/wiki/Subpoena_ad_testificandum</text:p>
          </table:table-cell>
          <table:table-cell office:value-type="string">
            <text:p>Roerich Pact</text:p>
          </table:table-cell>
          <table:table-cell office:value-type="string">
            <text:p>http://en.wikipedia.org/wiki/Roerich_Pact</text:p>
          </table:table-cell>
          <table:table-cell table:style-name="Default" office:value-type="string">
            <text:p>NO</text:p>
          </table:table-cell>
          <table:table-cell office:value-type="float" office:value="2">
            <text:p>2</text:p>
          </table:table-cell>
          <table:table-cell table:number-columns-repeated="3"/>
          <table:table-cell table:formula="of:=CONCATENATE(TEXT([.$AD75];&quot;#&quot;);&quot;,&quot;;TEXT([.$AF75];&quot;#&quot;);&quot;,&quot;;TEXT([.$AM75];&quot;#&quot;))" office:value-type="string" office:string-value="100,200,2">
            <text:p>100,200,2</text:p>
          </table:table-cell>
        </table:table-row>
        <table:table-row table:style-name="ro1">
          <table:table-cell office:value-type="string">
            <text:p>28GNJ92NJKM0KKAO048Y42GTQ1Q8D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8 GMT 2012</text:p>
          </table:table-cell>
          <table:table-cell table:number-columns-repeated="2"/>
          <table:table-cell office:value-type="string">
            <text:p>26UGTP9RA7S5BVPBG8JON70JRYCRW9</text:p>
          </table:table-cell>
          <table:table-cell office:value-type="string">
            <text:p>A997OZ3H2B3Q2</text:p>
          </table:table-cell>
          <table:table-cell office:value-type="string">
            <text:p>Approved</text:p>
          </table:table-cell>
          <table:table-cell office:value-type="string">
            <text:p>Thu Aug 30 18:49:35 GMT 2012</text:p>
          </table:table-cell>
          <table:table-cell office:value-type="string">
            <text:p>Thu Aug 30 18:53:36 GMT 2012</text:p>
          </table:table-cell>
          <table:table-cell office:value-type="string">
            <text:p>Thu Sep 06 18:53:36 GMT 2012</text:p>
          </table:table-cell>
          <table:table-cell office:value-type="string">
            <text:p>2012/09/06 18:54:16 +0000</text:p>
          </table:table-cell>
          <table:table-cell table:number-columns-repeated="2"/>
          <table:table-cell office:value-type="float" office:value="241">
            <text:p>241</text:p>
          </table:table-cell>
          <table:table-cell table:number-columns-repeated="2" office:value-type="string">
            <text:p>100% (93/93)</text:p>
          </table:table-cell>
          <table:table-cell office:value-type="string">
            <text:p>0% (0/0)</text:p>
          </table:table-cell>
          <table:table-cell office:value-type="string">
            <text:p>William_Howard_Taft_2:3.txt</text:p>
          </table:table-cell>
          <table:table-cell office:value-type="string">
            <text:p>The Tribunal constituted at The Hague by the Governments of the United States and Venezuela has completed its deliberations and has rendered an award in the case of the Orinoco Steamship Company against Venezuela. The award may be regarded as satisfactory since it has, pursuant to the contentions of the United States, recognized a number of important principles making for a judicial attitude in the determining of international disputes.&lt;br/&gt;&lt;br/&gt;In view of grave doubts which had been raised as to the constitutionality of The Hague Convention for the establishment of an International Prize Court, now before the Senate for ratification, because of that provision of the Convention which provides that there may be an appeal to the proposed Court from the decisions of national courts, this government proposed in an Identic Circular Note addressed to those Powers who had taken part in the London Maritime Conference, that the powers signatory to the Convention, if confronted with such difficulty, might insert a reservation to the effect that appeals to the International Prize Court in respect to decisions of its national tribunals, should take the form of a direct claim for compensation; that the proceedings thereupon to be taken should be in the form of a trial de novo, and that judgment of the Court should consist of compensation for the illegal capture, irrespective of the decision of the national court whose judgment had thus been internationally involved. As the result of an informal discussion it was decided to provide such procedure by means of a separate protocol which should be ratified at the same time as the Prize Court Convention itself.&lt;br/&gt;&lt;br/&gt;</text:p>
          </table:table-cell>
          <table:table-cell office:value-type="float" office:value="100">
            <text:p>100</text:p>
          </table:table-cell>
          <table:table-cell office:value-type="float" office:value="4">
            <text:p>4</text:p>
          </table:table-cell>
          <table:table-cell office:value-type="float" office:value="200">
            <text:p>200</text:p>
          </table:table-cell>
          <table:table-cell office:value-type="float" office:value="1">
            <text:p>1</text:p>
          </table:table-cell>
          <table:table-cell office:value-type="string">
            <text:p>Subpoena ad testificandum</text:p>
          </table:table-cell>
          <table:table-cell office:value-type="string">
            <text:p>http://en.wikipedia.org/wiki/Subpoena_ad_testificandum</text:p>
          </table:table-cell>
          <table:table-cell office:value-type="string">
            <text:p>Roerich Pact</text:p>
          </table:table-cell>
          <table:table-cell office:value-type="string">
            <text:p>http://en.wikipedia.org/wiki/Roerich_Pact</text:p>
          </table:table-cell>
          <table:table-cell table:style-name="Default"/>
          <table:table-cell office:value-type="float" office:value="2">
            <text:p>2</text:p>
          </table:table-cell>
          <table:table-cell table:number-columns-repeated="3"/>
          <table:table-cell table:formula="of:=CONCATENATE(TEXT([.$AD76];&quot;#&quot;);&quot;,&quot;;TEXT([.$AF76];&quot;#&quot;);&quot;,&quot;;TEXT([.$AM76];&quot;#&quot;))" office:value-type="string" office:string-value="100,200,2">
            <text:p>100,200,2</text:p>
          </table:table-cell>
        </table:table-row>
        <table:table-row table:style-name="ro1">
          <table:table-cell office:value-type="string">
            <text:p>22M2J1LY58B7HGA5PQ6KPD16Z7R6R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8 GMT 2012</text:p>
          </table:table-cell>
          <table:table-cell table:number-columns-repeated="2"/>
          <table:table-cell office:value-type="string">
            <text:p>2GJ70G5R98D8YCJJE6JS1NYCLKECSA</text:p>
          </table:table-cell>
          <table:table-cell office:value-type="string">
            <text:p>A997OZ3H2B3Q2</text:p>
          </table:table-cell>
          <table:table-cell office:value-type="string">
            <text:p>Approved</text:p>
          </table:table-cell>
          <table:table-cell office:value-type="string">
            <text:p>Thu Aug 30 19:12:05 GMT 2012</text:p>
          </table:table-cell>
          <table:table-cell office:value-type="string">
            <text:p>Thu Aug 30 19:13:02 GMT 2012</text:p>
          </table:table-cell>
          <table:table-cell office:value-type="string">
            <text:p>Thu Sep 06 19:13:02 GMT 2012</text:p>
          </table:table-cell>
          <table:table-cell office:value-type="string">
            <text:p>2012/09/06 19:14:15 +0000</text:p>
          </table:table-cell>
          <table:table-cell table:number-columns-repeated="2"/>
          <table:table-cell office:value-type="float" office:value="57">
            <text:p>57</text:p>
          </table:table-cell>
          <table:table-cell table:number-columns-repeated="2" office:value-type="string">
            <text:p>100% (93/93)</text:p>
          </table:table-cell>
          <table:table-cell office:value-type="string">
            <text:p>0% (0/0)</text:p>
          </table:table-cell>
          <table:table-cell office:value-type="string">
            <text:p>George_Herbert_Walker_Bush_4:23.txt</text:p>
          </table:table-cell>
          <table:table-cell office:value-type="string">
            <text:p>We must make a choice. Now, some pretend we can have it both ways. They call it ``play or pay, but that expensive approach is unstable. It will mean higher taxes, fewer jobs, and eventually a system under complete Government control.&lt;br/&gt;&lt;br/&gt;Really, there are only two options. And we can move toward a nationalized system, a system which will restrict patient choice in picking a doctor and force the Government to ration services arbitrarily. And what we'll get is patients in long lines, indifferent service, and a huge new tax burden. Or we can reform our own private health care system, which still gives us, for all its flaws, the best quality health care in the world.&lt;br/&gt;&lt;br/&gt;</text:p>
          </table:table-cell>
          <table:table-cell office:value-type="float" office:value="20">
            <text:p>20</text:p>
          </table:table-cell>
          <table:table-cell office:value-type="float" office:value="2">
            <text:p>2</text:p>
          </table:table-cell>
          <table:table-cell office:value-type="float" office:value="100">
            <text:p>100</text:p>
          </table:table-cell>
          <table:table-cell office:value-type="float" office:value="1">
            <text:p>1</text:p>
          </table:table-cell>
          <table:table-cell office:value-type="string">
            <text:p>Tax</text:p>
          </table:table-cell>
          <table:table-cell office:value-type="string">
            <text:p>http://en.wikipedia.org/wiki/Tax</text:p>
          </table:table-cell>
          <table:table-cell office:value-type="string">
            <text:p>Insurance</text:p>
          </table:table-cell>
          <table:table-cell office:value-type="string">
            <text:p>http://en.wikipedia.org/wiki/Insurance</text:p>
          </table:table-cell>
          <table:table-cell table:style-name="Default"/>
          <table:table-cell office:value-type="float" office:value="2">
            <text:p>2</text:p>
          </table:table-cell>
          <table:table-cell table:number-columns-repeated="3"/>
          <table:table-cell table:formula="of:=CONCATENATE(TEXT([.$AD77];&quot;#&quot;);&quot;,&quot;;TEXT([.$AF77];&quot;#&quot;);&quot;,&quot;;TEXT([.$AM77];&quot;#&quot;))" office:value-type="string" office:string-value="20,100,2">
            <text:p>20,100,2</text:p>
          </table:table-cell>
        </table:table-row>
        <table:table-row table:style-name="ro1">
          <table:table-cell office:value-type="string">
            <text:p>22M2J1LY58B7HGA5PQ6KPD16Z7R6R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8 GMT 2012</text:p>
          </table:table-cell>
          <table:table-cell table:number-columns-repeated="2"/>
          <table:table-cell office:value-type="string">
            <text:p>2N867D1X3V0FZ90TRCAE9M7PP13CJW</text:p>
          </table:table-cell>
          <table:table-cell office:value-type="string">
            <text:p>A30SN6C7YX0OIP</text:p>
          </table:table-cell>
          <table:table-cell office:value-type="string">
            <text:p>Approved</text:p>
          </table:table-cell>
          <table:table-cell office:value-type="string">
            <text:p>Thu Aug 30 19:56:04 GMT 2012</text:p>
          </table:table-cell>
          <table:table-cell office:value-type="string">
            <text:p>Thu Aug 30 19:56:11 GMT 2012</text:p>
          </table:table-cell>
          <table:table-cell office:value-type="string">
            <text:p>Thu Sep 06 19:56:11 GMT 2012</text:p>
          </table:table-cell>
          <table:table-cell office:value-type="string">
            <text:p>2012/09/06 19:59:13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George_Herbert_Walker_Bush_4:23.txt</text:p>
          </table:table-cell>
          <table:table-cell office:value-type="string">
            <text:p>We must make a choice. Now, some pretend we can have it both ways. They call it ``play or pay, but that expensive approach is unstable. It will mean higher taxes, fewer jobs, and eventually a system under complete Government control.&lt;br/&gt;&lt;br/&gt;Really, there are only two options. And we can move toward a nationalized system, a system which will restrict patient choice in picking a doctor and force the Government to ration services arbitrarily. And what we'll get is patients in long lines, indifferent service, and a huge new tax burden. Or we can reform our own private health care system, which still gives us, for all its flaws, the best quality health care in the world.&lt;br/&gt;&lt;br/&gt;</text:p>
          </table:table-cell>
          <table:table-cell office:value-type="float" office:value="20">
            <text:p>20</text:p>
          </table:table-cell>
          <table:table-cell office:value-type="float" office:value="2">
            <text:p>2</text:p>
          </table:table-cell>
          <table:table-cell office:value-type="float" office:value="100">
            <text:p>100</text:p>
          </table:table-cell>
          <table:table-cell office:value-type="float" office:value="1">
            <text:p>1</text:p>
          </table:table-cell>
          <table:table-cell office:value-type="string">
            <text:p>Tax</text:p>
          </table:table-cell>
          <table:table-cell office:value-type="string">
            <text:p>http://en.wikipedia.org/wiki/Tax</text:p>
          </table:table-cell>
          <table:table-cell office:value-type="string">
            <text:p>Insurance</text:p>
          </table:table-cell>
          <table:table-cell office:value-type="string">
            <text:p>http://en.wikipedia.org/wiki/Insurance</text:p>
          </table:table-cell>
          <table:table-cell table:style-name="Default" office:value-type="string">
            <text:p>NO</text:p>
          </table:table-cell>
          <table:table-cell office:value-type="float" office:value="1">
            <text:p>1</text:p>
          </table:table-cell>
          <table:table-cell table:number-columns-repeated="3"/>
          <table:table-cell table:formula="of:=CONCATENATE(TEXT([.$AD78];&quot;#&quot;);&quot;,&quot;;TEXT([.$AF78];&quot;#&quot;);&quot;,&quot;;TEXT([.$AM78];&quot;#&quot;))" office:value-type="string" office:string-value="20,100,1">
            <text:p>20,100,1</text:p>
          </table:table-cell>
        </table:table-row>
        <table:table-row table:style-name="ro1">
          <table:table-cell office:value-type="string">
            <text:p>22M2J1LY58B7HGA5PQ6KPD16Z7R6R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8 GMT 2012</text:p>
          </table:table-cell>
          <table:table-cell table:number-columns-repeated="2"/>
          <table:table-cell office:value-type="string">
            <text:p>2YNR14IXKO2LOB5JJ61653YOHT4BA3</text:p>
          </table:table-cell>
          <table:table-cell office:value-type="string">
            <text:p>A33GBAC29A0MS5</text:p>
          </table:table-cell>
          <table:table-cell office:value-type="string">
            <text:p>Approved</text:p>
          </table:table-cell>
          <table:table-cell office:value-type="string">
            <text:p>Thu Aug 30 18:17:11 GMT 2012</text:p>
          </table:table-cell>
          <table:table-cell office:value-type="string">
            <text:p>Thu Aug 30 18:17:37 GMT 2012</text:p>
          </table:table-cell>
          <table:table-cell office:value-type="string">
            <text:p>Thu Sep 06 18:17:37 GMT 2012</text:p>
          </table:table-cell>
          <table:table-cell office:value-type="string">
            <text:p>2012/09/06 18:19:22 +0000</text:p>
          </table:table-cell>
          <table:table-cell table:number-columns-repeated="2"/>
          <table:table-cell office:value-type="float" office:value="26">
            <text:p>26</text:p>
          </table:table-cell>
          <table:table-cell table:number-columns-repeated="2" office:value-type="string">
            <text:p>100% (84/84)</text:p>
          </table:table-cell>
          <table:table-cell office:value-type="string">
            <text:p>0% (0/0)</text:p>
          </table:table-cell>
          <table:table-cell office:value-type="string">
            <text:p>George_Herbert_Walker_Bush_4:23.txt</text:p>
          </table:table-cell>
          <table:table-cell office:value-type="string">
            <text:p>We must make a choice. Now, some pretend we can have it both ways. They call it ``play or pay, but that expensive approach is unstable. It will mean higher taxes, fewer jobs, and eventually a system under complete Government control.&lt;br/&gt;&lt;br/&gt;Really, there are only two options. And we can move toward a nationalized system, a system which will restrict patient choice in picking a doctor and force the Government to ration services arbitrarily. And what we'll get is patients in long lines, indifferent service, and a huge new tax burden. Or we can reform our own private health care system, which still gives us, for all its flaws, the best quality health care in the world.&lt;br/&gt;&lt;br/&gt;</text:p>
          </table:table-cell>
          <table:table-cell office:value-type="float" office:value="20">
            <text:p>20</text:p>
          </table:table-cell>
          <table:table-cell office:value-type="float" office:value="2">
            <text:p>2</text:p>
          </table:table-cell>
          <table:table-cell office:value-type="float" office:value="100">
            <text:p>100</text:p>
          </table:table-cell>
          <table:table-cell office:value-type="float" office:value="1">
            <text:p>1</text:p>
          </table:table-cell>
          <table:table-cell office:value-type="string">
            <text:p>Tax</text:p>
          </table:table-cell>
          <table:table-cell office:value-type="string">
            <text:p>http://en.wikipedia.org/wiki/Tax</text:p>
          </table:table-cell>
          <table:table-cell office:value-type="string">
            <text:p>Insurance</text:p>
          </table:table-cell>
          <table:table-cell office:value-type="string">
            <text:p>http://en.wikipedia.org/wiki/Insurance</text:p>
          </table:table-cell>
          <table:table-cell table:style-name="Default"/>
          <table:table-cell office:value-type="float" office:value="2">
            <text:p>2</text:p>
          </table:table-cell>
          <table:table-cell table:number-columns-repeated="3"/>
          <table:table-cell table:formula="of:=CONCATENATE(TEXT([.$AD79];&quot;#&quot;);&quot;,&quot;;TEXT([.$AF79];&quot;#&quot;);&quot;,&quot;;TEXT([.$AM79];&quot;#&quot;))" office:value-type="string" office:string-value="20,100,2">
            <text:p>20,100,2</text:p>
          </table:table-cell>
        </table:table-row>
        <table:table-row table:style-name="ro1">
          <table:table-cell office:value-type="string">
            <text:p>22OVCPWZ9RNDBRC082YSV3DTHMZQB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8 GMT 2012</text:p>
          </table:table-cell>
          <table:table-cell table:number-columns-repeated="2"/>
          <table:table-cell office:value-type="string">
            <text:p>24FU8LZ6R70GK0XDKIA33E7WX9I6MX</text:p>
          </table:table-cell>
          <table:table-cell office:value-type="string">
            <text:p>A27NFWV85VNZV8</text:p>
          </table:table-cell>
          <table:table-cell office:value-type="string">
            <text:p>Approved</text:p>
          </table:table-cell>
          <table:table-cell office:value-type="string">
            <text:p>Thu Aug 30 18:18:34 GMT 2012</text:p>
          </table:table-cell>
          <table:table-cell office:value-type="string">
            <text:p>Thu Aug 30 18:18:59 GMT 2012</text:p>
          </table:table-cell>
          <table:table-cell office:value-type="string">
            <text:p>Thu Sep 06 18:18:59 GMT 2012</text:p>
          </table:table-cell>
          <table:table-cell office:value-type="string">
            <text:p>2012/09/06 18:19:23 +0000</text:p>
          </table:table-cell>
          <table:table-cell table:number-columns-repeated="2"/>
          <table:table-cell office:value-type="float" office:value="25">
            <text:p>25</text:p>
          </table:table-cell>
          <table:table-cell table:number-columns-repeated="2" office:value-type="string">
            <text:p>100% (7/7)</text:p>
          </table:table-cell>
          <table:table-cell office:value-type="string">
            <text:p>0% (0/0)</text:p>
          </table:table-cell>
          <table:table-cell office:value-type="string">
            <text:p>Rutherford_B._Hayes_3:17.txt</text:p>
          </table:table-cell>
          <table:table-cell office:value-type="string">
            <text:p>The reports of the Government officers, in the city of New York especially, bear decided testimony to the utility of open competitive examinations in their respective offices, showing that--&lt;br/&gt;&lt;br/&gt;These examinations and the excellent qualifications of those admitted to the service through them have had a marked incidental effect upon the persons previously in the service, and particularly upon those aspiring to promotion. There has been on the part of these latter an increased interest in the work and a desire to extend acquaintance with it beyond the particular desk occupied, and thus the morale of the entire force has been raised. The examinations have been attended by many citizens, who have had an opportunity to thoroughly investigate the scope and character of the tests and the method of determining the results, and those visitors have without exception approved the methods employed, and several of them have publicly attested their favorable opinion.&lt;br/&gt;&lt;br/&gt;</text:p>
          </table:table-cell>
          <table:table-cell office:value-type="float" office:value="50">
            <text:p>50</text:p>
          </table:table-cell>
          <table:table-cell office:value-type="float" office:value="2">
            <text:p>2</text:p>
          </table:table-cell>
          <table:table-cell office:value-type="float" office:value="200">
            <text:p>200</text:p>
          </table:table-cell>
          <table:table-cell office:value-type="float" office:value="4">
            <text:p>4</text:p>
          </table:table-cell>
          <table:table-cell office:value-type="string">
            <text:p>EGovernment in Europe</text:p>
          </table:table-cell>
          <table:table-cell office:value-type="string">
            <text:p>http://en.wikipedia.org/wiki/EGovernment_in_Europe</text:p>
          </table:table-cell>
          <table:table-cell office:value-type="string">
            <text:p>EGovernment in Europe</text:p>
          </table:table-cell>
          <table:table-cell office:value-type="string">
            <text:p>http://en.wikipedia.org/wiki/EGovernment_in_Europe</text:p>
          </table:table-cell>
          <table:table-cell table:style-name="Default"/>
          <table:table-cell office:value-type="float" office:value="1">
            <text:p>1</text:p>
          </table:table-cell>
          <table:table-cell table:number-columns-repeated="3"/>
          <table:table-cell table:formula="of:=CONCATENATE(TEXT([.$AD80];&quot;#&quot;);&quot;,&quot;;TEXT([.$AF80];&quot;#&quot;);&quot;,&quot;;TEXT([.$AM80];&quot;#&quot;))" office:value-type="string" office:string-value="50,200,1">
            <text:p>50,200,1</text:p>
          </table:table-cell>
        </table:table-row>
        <table:table-row table:style-name="ro1">
          <table:table-cell office:value-type="string">
            <text:p>22OVCPWZ9RNDBRC082YSV3DTHMZQB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8 GMT 2012</text:p>
          </table:table-cell>
          <table:table-cell table:number-columns-repeated="2"/>
          <table:table-cell office:value-type="string">
            <text:p>2I64BLYHVI4431QPS4ZDVEZSGRJ1VG</text:p>
          </table:table-cell>
          <table:table-cell office:value-type="string">
            <text:p>A30SN6C7YX0OIP</text:p>
          </table:table-cell>
          <table:table-cell office:value-type="string">
            <text:p>Approved</text:p>
          </table:table-cell>
          <table:table-cell office:value-type="string">
            <text:p>Thu Aug 30 19:51:16 GMT 2012</text:p>
          </table:table-cell>
          <table:table-cell office:value-type="string">
            <text:p>Thu Aug 30 19:51:23 GMT 2012</text:p>
          </table:table-cell>
          <table:table-cell office:value-type="string">
            <text:p>Thu Sep 06 19:51:23 GMT 2012</text:p>
          </table:table-cell>
          <table:table-cell office:value-type="string">
            <text:p>2012/09/06 19:54:14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Rutherford_B._Hayes_3:17.txt</text:p>
          </table:table-cell>
          <table:table-cell office:value-type="string">
            <text:p>The reports of the Government officers, in the city of New York especially, bear decided testimony to the utility of open competitive examinations in their respective offices, showing that--&lt;br/&gt;&lt;br/&gt;These examinations and the excellent qualifications of those admitted to the service through them have had a marked incidental effect upon the persons previously in the service, and particularly upon those aspiring to promotion. There has been on the part of these latter an increased interest in the work and a desire to extend acquaintance with it beyond the particular desk occupied, and thus the morale of the entire force has been raised. The examinations have been attended by many citizens, who have had an opportunity to thoroughly investigate the scope and character of the tests and the method of determining the results, and those visitors have without exception approved the methods employed, and several of them have publicly attested their favorable opinion.&lt;br/&gt;&lt;br/&gt;</text:p>
          </table:table-cell>
          <table:table-cell office:value-type="float" office:value="50">
            <text:p>50</text:p>
          </table:table-cell>
          <table:table-cell office:value-type="float" office:value="2">
            <text:p>2</text:p>
          </table:table-cell>
          <table:table-cell office:value-type="float" office:value="200">
            <text:p>200</text:p>
          </table:table-cell>
          <table:table-cell office:value-type="float" office:value="4">
            <text:p>4</text:p>
          </table:table-cell>
          <table:table-cell office:value-type="string">
            <text:p>EGovernment in Europe</text:p>
          </table:table-cell>
          <table:table-cell office:value-type="string">
            <text:p>http://en.wikipedia.org/wiki/EGovernment_in_Europe</text:p>
          </table:table-cell>
          <table:table-cell office:value-type="string">
            <text:p>EGovernment in Europe</text:p>
          </table:table-cell>
          <table:table-cell office:value-type="string">
            <text:p>http://en.wikipedia.org/wiki/EGovernment_in_Europe</text:p>
          </table:table-cell>
          <table:table-cell table:style-name="Default" office:value-type="string">
            <text:p>NO</text:p>
          </table:table-cell>
          <table:table-cell office:value-type="float" office:value="1">
            <text:p>1</text:p>
          </table:table-cell>
          <table:table-cell table:number-columns-repeated="3"/>
          <table:table-cell table:formula="of:=CONCATENATE(TEXT([.$AD81];&quot;#&quot;);&quot;,&quot;;TEXT([.$AF81];&quot;#&quot;);&quot;,&quot;;TEXT([.$AM81];&quot;#&quot;))" office:value-type="string" office:string-value="50,200,1">
            <text:p>50,200,1</text:p>
          </table:table-cell>
        </table:table-row>
        <table:table-row table:style-name="ro1">
          <table:table-cell office:value-type="string">
            <text:p>22OVCPWZ9RNDBRC082YSV3DTHMZQB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8 GMT 2012</text:p>
          </table:table-cell>
          <table:table-cell table:number-columns-repeated="2"/>
          <table:table-cell office:value-type="string">
            <text:p>2RAT3HVWAVKILBBOXCS7AZ99VYZNFL</text:p>
          </table:table-cell>
          <table:table-cell office:value-type="string">
            <text:p>A997OZ3H2B3Q2</text:p>
          </table:table-cell>
          <table:table-cell office:value-type="string">
            <text:p>Approved</text:p>
          </table:table-cell>
          <table:table-cell office:value-type="string">
            <text:p>Thu Aug 30 19:36:41 GMT 2012</text:p>
          </table:table-cell>
          <table:table-cell office:value-type="string">
            <text:p>Thu Aug 30 19:36:57 GMT 2012</text:p>
          </table:table-cell>
          <table:table-cell office:value-type="string">
            <text:p>Thu Sep 06 19:36:57 GMT 2012</text:p>
          </table:table-cell>
          <table:table-cell office:value-type="string">
            <text:p>2012/09/06 19:39:15 +0000</text:p>
          </table:table-cell>
          <table:table-cell table:number-columns-repeated="2"/>
          <table:table-cell office:value-type="float" office:value="16">
            <text:p>16</text:p>
          </table:table-cell>
          <table:table-cell table:number-columns-repeated="2" office:value-type="string">
            <text:p>100% (93/93)</text:p>
          </table:table-cell>
          <table:table-cell office:value-type="string">
            <text:p>0% (0/0)</text:p>
          </table:table-cell>
          <table:table-cell office:value-type="string">
            <text:p>Rutherford_B._Hayes_3:17.txt</text:p>
          </table:table-cell>
          <table:table-cell office:value-type="string">
            <text:p>The reports of the Government officers, in the city of New York especially, bear decided testimony to the utility of open competitive examinations in their respective offices, showing that--&lt;br/&gt;&lt;br/&gt;These examinations and the excellent qualifications of those admitted to the service through them have had a marked incidental effect upon the persons previously in the service, and particularly upon those aspiring to promotion. There has been on the part of these latter an increased interest in the work and a desire to extend acquaintance with it beyond the particular desk occupied, and thus the morale of the entire force has been raised. The examinations have been attended by many citizens, who have had an opportunity to thoroughly investigate the scope and character of the tests and the method of determining the results, and those visitors have without exception approved the methods employed, and several of them have publicly attested their favorable opinion.&lt;br/&gt;&lt;br/&gt;</text:p>
          </table:table-cell>
          <table:table-cell office:value-type="float" office:value="50">
            <text:p>50</text:p>
          </table:table-cell>
          <table:table-cell office:value-type="float" office:value="2">
            <text:p>2</text:p>
          </table:table-cell>
          <table:table-cell office:value-type="float" office:value="200">
            <text:p>200</text:p>
          </table:table-cell>
          <table:table-cell office:value-type="float" office:value="4">
            <text:p>4</text:p>
          </table:table-cell>
          <table:table-cell office:value-type="string">
            <text:p>EGovernment in Europe</text:p>
          </table:table-cell>
          <table:table-cell office:value-type="string">
            <text:p>http://en.wikipedia.org/wiki/EGovernment_in_Europe</text:p>
          </table:table-cell>
          <table:table-cell office:value-type="string">
            <text:p>EGovernment in Europe</text:p>
          </table:table-cell>
          <table:table-cell office:value-type="string">
            <text:p>http://en.wikipedia.org/wiki/EGovernment_in_Europe</text:p>
          </table:table-cell>
          <table:table-cell table:style-name="Default"/>
          <table:table-cell office:value-type="float" office:value="2">
            <text:p>2</text:p>
          </table:table-cell>
          <table:table-cell table:number-columns-repeated="3"/>
          <table:table-cell table:formula="of:=CONCATENATE(TEXT([.$AD82];&quot;#&quot;);&quot;,&quot;;TEXT([.$AF82];&quot;#&quot;);&quot;,&quot;;TEXT([.$AM82];&quot;#&quot;))" office:value-type="string" office:string-value="50,200,2">
            <text:p>50,200,2</text:p>
          </table:table-cell>
        </table:table-row>
        <table:table-row table:style-name="ro1">
          <table:table-cell office:value-type="string">
            <text:p>2MQB727M0IGFZQ16D86S3F4VJGTDYI</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8 GMT 2012</text:p>
          </table:table-cell>
          <table:table-cell table:number-columns-repeated="2"/>
          <table:table-cell office:value-type="string">
            <text:p>20TSNQQ7Q670KAEPJXI1ATQC6ECAUK</text:p>
          </table:table-cell>
          <table:table-cell office:value-type="string">
            <text:p>A33GBAC29A0MS5</text:p>
          </table:table-cell>
          <table:table-cell office:value-type="string">
            <text:p>Approved</text:p>
          </table:table-cell>
          <table:table-cell office:value-type="string">
            <text:p>Thu Aug 30 18:25:06 GMT 2012</text:p>
          </table:table-cell>
          <table:table-cell office:value-type="string">
            <text:p>Thu Aug 30 18:25:23 GMT 2012</text:p>
          </table:table-cell>
          <table:table-cell office:value-type="string">
            <text:p>Thu Sep 06 18:25:23 GMT 2012</text:p>
          </table:table-cell>
          <table:table-cell office:value-type="string">
            <text:p>2012/09/06 18:29:16 +0000</text:p>
          </table:table-cell>
          <table:table-cell table:number-columns-repeated="2"/>
          <table:table-cell office:value-type="float" office:value="17">
            <text:p>17</text:p>
          </table:table-cell>
          <table:table-cell table:number-columns-repeated="2" office:value-type="string">
            <text:p>100% (84/84)</text:p>
          </table:table-cell>
          <table:table-cell office:value-type="string">
            <text:p>0% (0/0)</text:p>
          </table:table-cell>
          <table:table-cell office:value-type="string">
            <text:p>Franklin_Pierce_2:8.txt</text:p>
          </table:table-cell>
          <table:table-cell office:value-type="string">
            <text:p>The commission to establish the new line between the United States and Mexico, according to the provisions of the treaty of the 30th of December last, has been organized, and the work is already commenced.&lt;br/&gt;&lt;br/&gt;Our treaties with the Argentine Confederation and with the Republics of Uruguay and Paraguay secure to us the free navigation of the river La Plata and some of its larger tributaries, but the same success has not attended our endeavors to open the Amazon. The reasons in favor of the free use of that river I had occasion to present fully in a former message, and, considering the cordial relations which have long existed between this Government and Brazil, it may be expected that pending negotiations will eventually reach a favorable result.&lt;br/&gt;&lt;br/&gt;</text:p>
          </table:table-cell>
          <table:table-cell office:value-type="float" office:value="100">
            <text:p>100</text:p>
          </table:table-cell>
          <table:table-cell office:value-type="float" office:value="3">
            <text:p>3</text:p>
          </table:table-cell>
          <table:table-cell office:value-type="float" office:value="200">
            <text:p>200</text:p>
          </table:table-cell>
          <table:table-cell office:value-type="float" office:value="0">
            <text:p>0</text:p>
          </table:table-cell>
          <table:table-cell office:value-type="string">
            <text:p>Venezuela</text:p>
          </table:table-cell>
          <table:table-cell office:value-type="string">
            <text:p>http://en.wikipedia.org/wiki/Venezuela</text:p>
          </table:table-cell>
          <table:table-cell office:value-type="string">
            <text:p>Spanish profanity</text:p>
          </table:table-cell>
          <table:table-cell office:value-type="string">
            <text:p>http://en.wikipedia.org/wiki/Spanish_profanity</text:p>
          </table:table-cell>
          <table:table-cell table:style-name="Default"/>
          <table:table-cell office:value-type="float" office:value="1">
            <text:p>1</text:p>
          </table:table-cell>
          <table:table-cell table:number-columns-repeated="3"/>
          <table:table-cell table:formula="of:=CONCATENATE(TEXT([.$AD83];&quot;#&quot;);&quot;,&quot;;TEXT([.$AF83];&quot;#&quot;);&quot;,&quot;;TEXT([.$AM83];&quot;#&quot;))" office:value-type="string" office:string-value="100,200,1">
            <text:p>100,200,1</text:p>
          </table:table-cell>
        </table:table-row>
        <table:table-row table:style-name="ro1">
          <table:table-cell office:value-type="string">
            <text:p>2MQB727M0IGFZQ16D86S3F4VJGTDYI</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8 GMT 2012</text:p>
          </table:table-cell>
          <table:table-cell table:number-columns-repeated="2"/>
          <table:table-cell office:value-type="string">
            <text:p>2KGO2GMMEGOOVZGHTG9AI2SENBL99E</text:p>
          </table:table-cell>
          <table:table-cell office:value-type="string">
            <text:p>A2L1D7QH3STFCH</text:p>
          </table:table-cell>
          <table:table-cell office:value-type="string">
            <text:p>Approved</text:p>
          </table:table-cell>
          <table:table-cell office:value-type="string">
            <text:p>Thu Aug 30 18:48:14 GMT 2012</text:p>
          </table:table-cell>
          <table:table-cell office:value-type="string">
            <text:p>Thu Aug 30 18:50:37 GMT 2012</text:p>
          </table:table-cell>
          <table:table-cell office:value-type="string">
            <text:p>Thu Sep 06 18:50:37 GMT 2012</text:p>
          </table:table-cell>
          <table:table-cell office:value-type="string">
            <text:p>2012/09/06 18:54:15 +0000</text:p>
          </table:table-cell>
          <table:table-cell table:number-columns-repeated="2"/>
          <table:table-cell office:value-type="float" office:value="143">
            <text:p>143</text:p>
          </table:table-cell>
          <table:table-cell table:number-columns-repeated="2" office:value-type="string">
            <text:p>100% (10/10)</text:p>
          </table:table-cell>
          <table:table-cell office:value-type="string">
            <text:p>0% (0/0)</text:p>
          </table:table-cell>
          <table:table-cell office:value-type="string">
            <text:p>Franklin_Pierce_2:8.txt</text:p>
          </table:table-cell>
          <table:table-cell office:value-type="string">
            <text:p>The commission to establish the new line between the United States and Mexico, according to the provisions of the treaty of the 30th of December last, has been organized, and the work is already commenced.&lt;br/&gt;&lt;br/&gt;Our treaties with the Argentine Confederation and with the Republics of Uruguay and Paraguay secure to us the free navigation of the river La Plata and some of its larger tributaries, but the same success has not attended our endeavors to open the Amazon. The reasons in favor of the free use of that river I had occasion to present fully in a former message, and, considering the cordial relations which have long existed between this Government and Brazil, it may be expected that pending negotiations will eventually reach a favorable result.&lt;br/&gt;&lt;br/&gt;</text:p>
          </table:table-cell>
          <table:table-cell office:value-type="float" office:value="100">
            <text:p>100</text:p>
          </table:table-cell>
          <table:table-cell office:value-type="float" office:value="3">
            <text:p>3</text:p>
          </table:table-cell>
          <table:table-cell office:value-type="float" office:value="200">
            <text:p>200</text:p>
          </table:table-cell>
          <table:table-cell office:value-type="float" office:value="0">
            <text:p>0</text:p>
          </table:table-cell>
          <table:table-cell office:value-type="string">
            <text:p>Venezuela</text:p>
          </table:table-cell>
          <table:table-cell office:value-type="string">
            <text:p>http://en.wikipedia.org/wiki/Venezuela</text:p>
          </table:table-cell>
          <table:table-cell office:value-type="string">
            <text:p>Spanish profanity</text:p>
          </table:table-cell>
          <table:table-cell office:value-type="string">
            <text:p>http://en.wikipedia.org/wiki/Spanish_profanity</text:p>
          </table:table-cell>
          <table:table-cell table:style-name="Default"/>
          <table:table-cell office:value-type="float" office:value="2">
            <text:p>2</text:p>
          </table:table-cell>
          <table:table-cell table:number-columns-repeated="3"/>
          <table:table-cell table:formula="of:=CONCATENATE(TEXT([.$AD84];&quot;#&quot;);&quot;,&quot;;TEXT([.$AF84];&quot;#&quot;);&quot;,&quot;;TEXT([.$AM84];&quot;#&quot;))" office:value-type="string" office:string-value="100,200,2">
            <text:p>100,200,2</text:p>
          </table:table-cell>
        </table:table-row>
        <table:table-row table:style-name="ro1">
          <table:table-cell office:value-type="string">
            <text:p>2MQB727M0IGFZQ16D86S3F4VJGTDYI</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8 GMT 2012</text:p>
          </table:table-cell>
          <table:table-cell table:number-columns-repeated="2"/>
          <table:table-cell office:value-type="string">
            <text:p>2XM8LZ6R70G56IWIFTUVM7WSXACN7D</text:p>
          </table:table-cell>
          <table:table-cell office:value-type="string">
            <text:p>A997OZ3H2B3Q2</text:p>
          </table:table-cell>
          <table:table-cell office:value-type="string">
            <text:p>Approved</text:p>
          </table:table-cell>
          <table:table-cell office:value-type="string">
            <text:p>Thu Aug 30 18:31:50 GMT 2012</text:p>
          </table:table-cell>
          <table:table-cell office:value-type="string">
            <text:p>Thu Aug 30 18:32:08 GMT 2012</text:p>
          </table:table-cell>
          <table:table-cell office:value-type="string">
            <text:p>Thu Sep 06 18:32:08 GMT 2012</text:p>
          </table:table-cell>
          <table:table-cell office:value-type="string">
            <text:p>2012/09/06 18:34:20 +0000</text:p>
          </table:table-cell>
          <table:table-cell table:number-columns-repeated="2"/>
          <table:table-cell office:value-type="float" office:value="18">
            <text:p>18</text:p>
          </table:table-cell>
          <table:table-cell table:number-columns-repeated="2" office:value-type="string">
            <text:p>100% (93/93)</text:p>
          </table:table-cell>
          <table:table-cell office:value-type="string">
            <text:p>0% (0/0)</text:p>
          </table:table-cell>
          <table:table-cell office:value-type="string">
            <text:p>Franklin_Pierce_2:8.txt</text:p>
          </table:table-cell>
          <table:table-cell office:value-type="string">
            <text:p>The commission to establish the new line between the United States and Mexico, according to the provisions of the treaty of the 30th of December last, has been organized, and the work is already commenced.&lt;br/&gt;&lt;br/&gt;Our treaties with the Argentine Confederation and with the Republics of Uruguay and Paraguay secure to us the free navigation of the river La Plata and some of its larger tributaries, but the same success has not attended our endeavors to open the Amazon. The reasons in favor of the free use of that river I had occasion to present fully in a former message, and, considering the cordial relations which have long existed between this Government and Brazil, it may be expected that pending negotiations will eventually reach a favorable result.&lt;br/&gt;&lt;br/&gt;</text:p>
          </table:table-cell>
          <table:table-cell office:value-type="float" office:value="100">
            <text:p>100</text:p>
          </table:table-cell>
          <table:table-cell office:value-type="float" office:value="3">
            <text:p>3</text:p>
          </table:table-cell>
          <table:table-cell office:value-type="float" office:value="200">
            <text:p>200</text:p>
          </table:table-cell>
          <table:table-cell office:value-type="float" office:value="0">
            <text:p>0</text:p>
          </table:table-cell>
          <table:table-cell office:value-type="string">
            <text:p>Venezuela</text:p>
          </table:table-cell>
          <table:table-cell office:value-type="string">
            <text:p>http://en.wikipedia.org/wiki/Venezuela</text:p>
          </table:table-cell>
          <table:table-cell office:value-type="string">
            <text:p>Spanish profanity</text:p>
          </table:table-cell>
          <table:table-cell office:value-type="string">
            <text:p>http://en.wikipedia.org/wiki/Spanish_profanity</text:p>
          </table:table-cell>
          <table:table-cell table:style-name="Default"/>
          <table:table-cell office:value-type="float" office:value="1">
            <text:p>1</text:p>
          </table:table-cell>
          <table:table-cell table:number-columns-repeated="3"/>
          <table:table-cell table:formula="of:=CONCATENATE(TEXT([.$AD85];&quot;#&quot;);&quot;,&quot;;TEXT([.$AF85];&quot;#&quot;);&quot;,&quot;;TEXT([.$AM85];&quot;#&quot;))" office:value-type="string" office:string-value="100,200,1">
            <text:p>100,200,1</text:p>
          </table:table-cell>
        </table:table-row>
        <table:table-row table:style-name="ro1">
          <table:table-cell office:value-type="string">
            <text:p>22IXULRGNTBJIVAI4F6PFN62L9A6S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8 GMT 2012</text:p>
          </table:table-cell>
          <table:table-cell table:number-columns-repeated="2"/>
          <table:table-cell office:value-type="string">
            <text:p>2A85R98D8J3VTGKXZ3EYKG3MH11FVU</text:p>
          </table:table-cell>
          <table:table-cell office:value-type="string">
            <text:p>A30SN6C7YX0OIP</text:p>
          </table:table-cell>
          <table:table-cell office:value-type="string">
            <text:p>Approved</text:p>
          </table:table-cell>
          <table:table-cell office:value-type="string">
            <text:p>Thu Aug 30 19:34:36 GMT 2012</text:p>
          </table:table-cell>
          <table:table-cell office:value-type="string">
            <text:p>Thu Aug 30 19:34:42 GMT 2012</text:p>
          </table:table-cell>
          <table:table-cell office:value-type="string">
            <text:p>Thu Sep 06 19:34:42 GMT 2012</text:p>
          </table:table-cell>
          <table:table-cell office:value-type="string">
            <text:p>2012/09/06 19:39:14 +0000</text:p>
          </table:table-cell>
          <table:table-cell table:number-columns-repeated="2"/>
          <table:table-cell office:value-type="float" office:value="6">
            <text:p>6</text:p>
          </table:table-cell>
          <table:table-cell table:number-columns-repeated="2" office:value-type="string">
            <text:p>100% (173/173)</text:p>
          </table:table-cell>
          <table:table-cell office:value-type="string">
            <text:p>0% (0/0)</text:p>
          </table:table-cell>
          <table:table-cell office:value-type="string">
            <text:p>Dwight_D._Eisenhower_3:43.txt</text:p>
          </table:table-cell>
          <table:table-cell office:value-type="string">
            <text:p>My recommendations will include a Federal health reinsurance service to encourage the development of more and better voluntary health insurance coverage by private organizations. I shall also recommend measures to improve the medical care of that group of our citizens who, because of need, receive Federal-State public assistance. These two proposals will help more of our people to meet the costs of health services. To reduce the gaps in these services, I shall propose:&lt;br/&gt;&lt;br/&gt;New measures to facilitate construction of needed health facilities and help reduce shortages of trained health personnel; Vigorous steps to combat the misery and national loss involved in mental illness; Improved services for crippled children and for maternal and child health;&lt;br/&gt;&lt;br/&gt;</text:p>
          </table:table-cell>
          <table:table-cell office:value-type="float" office:value="10">
            <text:p>10</text:p>
          </table:table-cell>
          <table:table-cell office:value-type="float" office:value="0">
            <text:p>0</text:p>
          </table:table-cell>
          <table:table-cell office:value-type="float" office:value="100">
            <text:p>100</text:p>
          </table:table-cell>
          <table:table-cell office:value-type="float" office:value="2">
            <text:p>2</text:p>
          </table:table-cell>
          <table:table-cell office:value-type="string">
            <text:p>Tax</text:p>
          </table:table-cell>
          <table:table-cell office:value-type="string">
            <text:p>http://en.wikipedia.org/wiki/Tax</text:p>
          </table:table-cell>
          <table:table-cell office:value-type="string">
            <text:p>Care</text:p>
          </table:table-cell>
          <table:table-cell office:value-type="string">
            <text:p>http://en.wikipedia.org/wiki/Care</text:p>
          </table:table-cell>
          <table:table-cell table:style-name="Default" office:value-type="string">
            <text:p>NO</text:p>
          </table:table-cell>
          <table:table-cell office:value-type="float" office:value="2">
            <text:p>2</text:p>
          </table:table-cell>
          <table:table-cell table:number-columns-repeated="3"/>
          <table:table-cell table:formula="of:=CONCATENATE(TEXT([.$AD86];&quot;#&quot;);&quot;,&quot;;TEXT([.$AF86];&quot;#&quot;);&quot;,&quot;;TEXT([.$AM86];&quot;#&quot;))" office:value-type="string" office:string-value="10,100,2">
            <text:p>10,100,2</text:p>
          </table:table-cell>
        </table:table-row>
        <table:table-row table:style-name="ro1">
          <table:table-cell office:value-type="string">
            <text:p>22IXULRGNTBJIVAI4F6PFN62L9A6S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8 GMT 2012</text:p>
          </table:table-cell>
          <table:table-cell table:number-columns-repeated="2"/>
          <table:table-cell office:value-type="string">
            <text:p>2BI6SVQ8H88M53UQCY2VKI1R2F9P6U</text:p>
          </table:table-cell>
          <table:table-cell office:value-type="string">
            <text:p>A31ALYJKPKD09W</text:p>
          </table:table-cell>
          <table:table-cell office:value-type="string">
            <text:p>Approved</text:p>
          </table:table-cell>
          <table:table-cell office:value-type="string">
            <text:p>Fri Aug 31 00:36:16 GMT 2012</text:p>
          </table:table-cell>
          <table:table-cell office:value-type="string">
            <text:p>Fri Aug 31 00:36:24 GMT 2012</text:p>
          </table:table-cell>
          <table:table-cell office:value-type="string">
            <text:p>Fri Sep 07 00:36:24 GMT 2012</text:p>
          </table:table-cell>
          <table:table-cell office:value-type="string">
            <text:p>2012/09/07 00:39:12 +0000</text:p>
          </table:table-cell>
          <table:table-cell table:number-columns-repeated="2"/>
          <table:table-cell office:value-type="float" office:value="8">
            <text:p>8</text:p>
          </table:table-cell>
          <table:table-cell office:value-type="string">
            <text:p>100% (294/295)</text:p>
          </table:table-cell>
          <table:table-cell office:value-type="string">
            <text:p>100% (62/62)</text:p>
          </table:table-cell>
          <table:table-cell office:value-type="string">
            <text:p>0% (0/0)</text:p>
          </table:table-cell>
          <table:table-cell office:value-type="string">
            <text:p>Dwight_D._Eisenhower_3:43.txt</text:p>
          </table:table-cell>
          <table:table-cell office:value-type="string">
            <text:p>My recommendations will include a Federal health reinsurance service to encourage the development of more and better voluntary health insurance coverage by private organizations. I shall also recommend measures to improve the medical care of that group of our citizens who, because of need, receive Federal-State public assistance. These two proposals will help more of our people to meet the costs of health services. To reduce the gaps in these services, I shall propose:&lt;br/&gt;&lt;br/&gt;New measures to facilitate construction of needed health facilities and help reduce shortages of trained health personnel; Vigorous steps to combat the misery and national loss involved in mental illness; Improved services for crippled children and for maternal and child health;&lt;br/&gt;&lt;br/&gt;</text:p>
          </table:table-cell>
          <table:table-cell office:value-type="float" office:value="10">
            <text:p>10</text:p>
          </table:table-cell>
          <table:table-cell office:value-type="float" office:value="0">
            <text:p>0</text:p>
          </table:table-cell>
          <table:table-cell office:value-type="float" office:value="100">
            <text:p>100</text:p>
          </table:table-cell>
          <table:table-cell office:value-type="float" office:value="2">
            <text:p>2</text:p>
          </table:table-cell>
          <table:table-cell office:value-type="string">
            <text:p>Tax</text:p>
          </table:table-cell>
          <table:table-cell office:value-type="string">
            <text:p>http://en.wikipedia.org/wiki/Tax</text:p>
          </table:table-cell>
          <table:table-cell office:value-type="string">
            <text:p>Care</text:p>
          </table:table-cell>
          <table:table-cell office:value-type="string">
            <text:p>http://en.wikipedia.org/wiki/Care</text:p>
          </table:table-cell>
          <table:table-cell table:style-name="Default"/>
          <table:table-cell office:value-type="float" office:value="1">
            <text:p>1</text:p>
          </table:table-cell>
          <table:table-cell table:number-columns-repeated="3"/>
          <table:table-cell table:formula="of:=CONCATENATE(TEXT([.$AD87];&quot;#&quot;);&quot;,&quot;;TEXT([.$AF87];&quot;#&quot;);&quot;,&quot;;TEXT([.$AM87];&quot;#&quot;))" office:value-type="string" office:string-value="10,100,1">
            <text:p>10,100,1</text:p>
          </table:table-cell>
        </table:table-row>
        <table:table-row table:style-name="ro1">
          <table:table-cell office:value-type="string">
            <text:p>22IXULRGNTBJIVAI4F6PFN62L9A6S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8 GMT 2012</text:p>
          </table:table-cell>
          <table:table-cell table:number-columns-repeated="2"/>
          <table:table-cell office:value-type="string">
            <text:p>2IPMB3Q39Z0BL3HTD3VE3STVW16JU9</text:p>
          </table:table-cell>
          <table:table-cell office:value-type="string">
            <text:p>A997OZ3H2B3Q2</text:p>
          </table:table-cell>
          <table:table-cell office:value-type="string">
            <text:p>Approved</text:p>
          </table:table-cell>
          <table:table-cell office:value-type="string">
            <text:p>Thu Aug 30 18:36:45 GMT 2012</text:p>
          </table:table-cell>
          <table:table-cell office:value-type="string">
            <text:p>Thu Aug 30 18:37:13 GMT 2012</text:p>
          </table:table-cell>
          <table:table-cell office:value-type="string">
            <text:p>Thu Sep 06 18:37:13 GMT 2012</text:p>
          </table:table-cell>
          <table:table-cell office:value-type="string">
            <text:p>2012/09/06 18:39:19 +0000</text:p>
          </table:table-cell>
          <table:table-cell table:number-columns-repeated="2"/>
          <table:table-cell office:value-type="float" office:value="28">
            <text:p>28</text:p>
          </table:table-cell>
          <table:table-cell table:number-columns-repeated="2" office:value-type="string">
            <text:p>100% (93/93)</text:p>
          </table:table-cell>
          <table:table-cell office:value-type="string">
            <text:p>0% (0/0)</text:p>
          </table:table-cell>
          <table:table-cell office:value-type="string">
            <text:p>Dwight_D._Eisenhower_3:43.txt</text:p>
          </table:table-cell>
          <table:table-cell office:value-type="string">
            <text:p>My recommendations will include a Federal health reinsurance service to encourage the development of more and better voluntary health insurance coverage by private organizations. I shall also recommend measures to improve the medical care of that group of our citizens who, because of need, receive Federal-State public assistance. These two proposals will help more of our people to meet the costs of health services. To reduce the gaps in these services, I shall propose:&lt;br/&gt;&lt;br/&gt;New measures to facilitate construction of needed health facilities and help reduce shortages of trained health personnel; Vigorous steps to combat the misery and national loss involved in mental illness; Improved services for crippled children and for maternal and child health;&lt;br/&gt;&lt;br/&gt;</text:p>
          </table:table-cell>
          <table:table-cell office:value-type="float" office:value="10">
            <text:p>10</text:p>
          </table:table-cell>
          <table:table-cell office:value-type="float" office:value="0">
            <text:p>0</text:p>
          </table:table-cell>
          <table:table-cell office:value-type="float" office:value="100">
            <text:p>100</text:p>
          </table:table-cell>
          <table:table-cell office:value-type="float" office:value="2">
            <text:p>2</text:p>
          </table:table-cell>
          <table:table-cell office:value-type="string">
            <text:p>Tax</text:p>
          </table:table-cell>
          <table:table-cell office:value-type="string">
            <text:p>http://en.wikipedia.org/wiki/Tax</text:p>
          </table:table-cell>
          <table:table-cell office:value-type="string">
            <text:p>Care</text:p>
          </table:table-cell>
          <table:table-cell office:value-type="string">
            <text:p>http://en.wikipedia.org/wiki/Care</text:p>
          </table:table-cell>
          <table:table-cell table:style-name="Default"/>
          <table:table-cell office:value-type="float" office:value="2">
            <text:p>2</text:p>
          </table:table-cell>
          <table:table-cell table:number-columns-repeated="3"/>
          <table:table-cell table:formula="of:=CONCATENATE(TEXT([.$AD88];&quot;#&quot;);&quot;,&quot;;TEXT([.$AF88];&quot;#&quot;);&quot;,&quot;;TEXT([.$AM88];&quot;#&quot;))" office:value-type="string" office:string-value="10,100,2">
            <text:p>10,100,2</text:p>
          </table:table-cell>
        </table:table-row>
        <table:table-row table:style-name="ro1">
          <table:table-cell office:value-type="string">
            <text:p>2H1G5TYMNCWYQDXKG2JSPX11KGLNJF</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8 GMT 2012</text:p>
          </table:table-cell>
          <table:table-cell table:number-columns-repeated="2"/>
          <table:table-cell office:value-type="string">
            <text:p>2FZDZKPFE4EGSQ1R9FC8Q9NZ1NAG63</text:p>
          </table:table-cell>
          <table:table-cell office:value-type="string">
            <text:p>A30SN6C7YX0OIP</text:p>
          </table:table-cell>
          <table:table-cell office:value-type="string">
            <text:p>Approved</text:p>
          </table:table-cell>
          <table:table-cell office:value-type="string">
            <text:p>Thu Aug 30 19:36:14 GMT 2012</text:p>
          </table:table-cell>
          <table:table-cell office:value-type="string">
            <text:p>Thu Aug 30 19:36:21 GMT 2012</text:p>
          </table:table-cell>
          <table:table-cell office:value-type="string">
            <text:p>Thu Sep 06 19:36:21 GMT 2012</text:p>
          </table:table-cell>
          <table:table-cell office:value-type="string">
            <text:p>2012/09/06 19:39:15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Harry_S._Truman_8:79.txt</text:p>
          </table:table-cell>
          <table:table-cell office:value-type="string">
            <text:p>Our ultimate strength lies, not alone in arms, but in the sense of moral values and moral truths that give meaning and vitality to the purposes of free people. These values are our faith, our inspiration, the source of our strength and our indomitable determination.&lt;br/&gt;&lt;br/&gt;We face hard tasks, great dangers. But we are Americans and we have faced hardships and uncertainty before, we have adjusted before to changing circumstances. Our whole history has been a steady training for the work it is now ours to do.&lt;br/&gt;&lt;br/&gt;</text:p>
          </table:table-cell>
          <table:table-cell office:value-type="float" office:value="100">
            <text:p>100</text:p>
          </table:table-cell>
          <table:table-cell office:value-type="float" office:value="1">
            <text:p>1</text:p>
          </table:table-cell>
          <table:table-cell office:value-type="float" office:value="10">
            <text:p>10</text:p>
          </table:table-cell>
          <table:table-cell office:value-type="float" office:value="2">
            <text:p>2</text:p>
          </table:table-cell>
          <table:table-cell office:value-type="string">
            <text:p>Counterintelligence</text:p>
          </table:table-cell>
          <table:table-cell office:value-type="string">
            <text:p>http://en.wikipedia.org/wiki/Counterintelligence</text:p>
          </table:table-cell>
          <table:table-cell office:value-type="string">
            <text:p>Nations</text:p>
          </table:table-cell>
          <table:table-cell office:value-type="string">
            <text:p>http://en.wikipedia.org/wiki/Nations</text:p>
          </table:table-cell>
          <table:table-cell table:style-name="Default" office:value-type="string">
            <text:p>NO</text:p>
          </table:table-cell>
          <table:table-cell office:value-type="float" office:value="1">
            <text:p>1</text:p>
          </table:table-cell>
          <table:table-cell table:number-columns-repeated="3"/>
          <table:table-cell table:formula="of:=CONCATENATE(TEXT([.$AD89];&quot;#&quot;);&quot;,&quot;;TEXT([.$AF89];&quot;#&quot;);&quot;,&quot;;TEXT([.$AM89];&quot;#&quot;))" office:value-type="string" office:string-value="100,10,1">
            <text:p>100,10,1</text:p>
          </table:table-cell>
        </table:table-row>
        <table:table-row table:style-name="ro1">
          <table:table-cell office:value-type="string">
            <text:p>2H1G5TYMNCWYQDXKG2JSPX11KGLNJF</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8 GMT 2012</text:p>
          </table:table-cell>
          <table:table-cell table:number-columns-repeated="2"/>
          <table:table-cell office:value-type="string">
            <text:p>2TX1Y7QEOZFY51PHZ3DONXRDXL9EHJ</text:p>
          </table:table-cell>
          <table:table-cell office:value-type="string">
            <text:p>A33GBAC29A0MS5</text:p>
          </table:table-cell>
          <table:table-cell office:value-type="string">
            <text:p>Approved</text:p>
          </table:table-cell>
          <table:table-cell office:value-type="string">
            <text:p>Thu Aug 30 18:46:31 GMT 2012</text:p>
          </table:table-cell>
          <table:table-cell office:value-type="string">
            <text:p>Thu Aug 30 18:46:43 GMT 2012</text:p>
          </table:table-cell>
          <table:table-cell office:value-type="string">
            <text:p>Thu Sep 06 18:46:43 GMT 2012</text:p>
          </table:table-cell>
          <table:table-cell office:value-type="string">
            <text:p>2012/09/06 18:49:21 +0000</text:p>
          </table:table-cell>
          <table:table-cell table:number-columns-repeated="2"/>
          <table:table-cell office:value-type="float" office:value="12">
            <text:p>12</text:p>
          </table:table-cell>
          <table:table-cell table:number-columns-repeated="2" office:value-type="string">
            <text:p>100% (84/84)</text:p>
          </table:table-cell>
          <table:table-cell office:value-type="string">
            <text:p>0% (0/0)</text:p>
          </table:table-cell>
          <table:table-cell office:value-type="string">
            <text:p>Harry_S._Truman_8:79.txt</text:p>
          </table:table-cell>
          <table:table-cell office:value-type="string">
            <text:p>Our ultimate strength lies, not alone in arms, but in the sense of moral values and moral truths that give meaning and vitality to the purposes of free people. These values are our faith, our inspiration, the source of our strength and our indomitable determination.&lt;br/&gt;&lt;br/&gt;We face hard tasks, great dangers. But we are Americans and we have faced hardships and uncertainty before, we have adjusted before to changing circumstances. Our whole history has been a steady training for the work it is now ours to do.&lt;br/&gt;&lt;br/&gt;</text:p>
          </table:table-cell>
          <table:table-cell office:value-type="float" office:value="100">
            <text:p>100</text:p>
          </table:table-cell>
          <table:table-cell office:value-type="float" office:value="1">
            <text:p>1</text:p>
          </table:table-cell>
          <table:table-cell office:value-type="float" office:value="10">
            <text:p>10</text:p>
          </table:table-cell>
          <table:table-cell office:value-type="float" office:value="2">
            <text:p>2</text:p>
          </table:table-cell>
          <table:table-cell office:value-type="string">
            <text:p>Counterintelligence</text:p>
          </table:table-cell>
          <table:table-cell office:value-type="string">
            <text:p>http://en.wikipedia.org/wiki/Counterintelligence</text:p>
          </table:table-cell>
          <table:table-cell office:value-type="string">
            <text:p>Nations</text:p>
          </table:table-cell>
          <table:table-cell office:value-type="string">
            <text:p>http://en.wikipedia.org/wiki/Nations</text:p>
          </table:table-cell>
          <table:table-cell table:style-name="Default"/>
          <table:table-cell office:value-type="float" office:value="2">
            <text:p>2</text:p>
          </table:table-cell>
          <table:table-cell table:number-columns-repeated="3"/>
          <table:table-cell table:formula="of:=CONCATENATE(TEXT([.$AD90];&quot;#&quot;);&quot;,&quot;;TEXT([.$AF90];&quot;#&quot;);&quot;,&quot;;TEXT([.$AM90];&quot;#&quot;))" office:value-type="string" office:string-value="100,10,2">
            <text:p>100,10,2</text:p>
          </table:table-cell>
        </table:table-row>
        <table:table-row table:style-name="ro1">
          <table:table-cell office:value-type="string">
            <text:p>2H1G5TYMNCWYQDXKG2JSPX11KGLNJF</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8 GMT 2012</text:p>
          </table:table-cell>
          <table:table-cell table:number-columns-repeated="2"/>
          <table:table-cell office:value-type="string">
            <text:p>2XLL0XULRGNTQSRRTNO5NP7NBJDQ4N</text:p>
          </table:table-cell>
          <table:table-cell office:value-type="string">
            <text:p>ALEW8U625N446</text:p>
          </table:table-cell>
          <table:table-cell office:value-type="string">
            <text:p>Approved</text:p>
          </table:table-cell>
          <table:table-cell office:value-type="string">
            <text:p>Thu Aug 30 19:37:01 GMT 2012</text:p>
          </table:table-cell>
          <table:table-cell office:value-type="string">
            <text:p>Thu Aug 30 19:41:36 GMT 2012</text:p>
          </table:table-cell>
          <table:table-cell office:value-type="string">
            <text:p>Thu Sep 06 19:41:36 GMT 2012</text:p>
          </table:table-cell>
          <table:table-cell office:value-type="string">
            <text:p>2012/09/06 19:44:13 +0000</text:p>
          </table:table-cell>
          <table:table-cell table:number-columns-repeated="2"/>
          <table:table-cell office:value-type="float" office:value="275">
            <text:p>275</text:p>
          </table:table-cell>
          <table:table-cell office:value-type="string">
            <text:p>100% (11/11)</text:p>
          </table:table-cell>
          <table:table-cell office:value-type="string">
            <text:p>100% (3/3)</text:p>
          </table:table-cell>
          <table:table-cell office:value-type="string">
            <text:p>0% (0/0)</text:p>
          </table:table-cell>
          <table:table-cell office:value-type="string">
            <text:p>Harry_S._Truman_8:79.txt</text:p>
          </table:table-cell>
          <table:table-cell office:value-type="string">
            <text:p>Our ultimate strength lies, not alone in arms, but in the sense of moral values and moral truths that give meaning and vitality to the purposes of free people. These values are our faith, our inspiration, the source of our strength and our indomitable determination.&lt;br/&gt;&lt;br/&gt;We face hard tasks, great dangers. But we are Americans and we have faced hardships and uncertainty before, we have adjusted before to changing circumstances. Our whole history has been a steady training for the work it is now ours to do.&lt;br/&gt;&lt;br/&gt;</text:p>
          </table:table-cell>
          <table:table-cell office:value-type="float" office:value="100">
            <text:p>100</text:p>
          </table:table-cell>
          <table:table-cell office:value-type="float" office:value="1">
            <text:p>1</text:p>
          </table:table-cell>
          <table:table-cell office:value-type="float" office:value="10">
            <text:p>10</text:p>
          </table:table-cell>
          <table:table-cell office:value-type="float" office:value="2">
            <text:p>2</text:p>
          </table:table-cell>
          <table:table-cell office:value-type="string">
            <text:p>Counterintelligence</text:p>
          </table:table-cell>
          <table:table-cell office:value-type="string">
            <text:p>http://en.wikipedia.org/wiki/Counterintelligence</text:p>
          </table:table-cell>
          <table:table-cell office:value-type="string">
            <text:p>Nations</text:p>
          </table:table-cell>
          <table:table-cell office:value-type="string">
            <text:p>http://en.wikipedia.org/wiki/Nations</text:p>
          </table:table-cell>
          <table:table-cell table:style-name="Default"/>
          <table:table-cell office:value-type="float" office:value="2">
            <text:p>2</text:p>
          </table:table-cell>
          <table:table-cell table:number-columns-repeated="3"/>
          <table:table-cell table:formula="of:=CONCATENATE(TEXT([.$AD91];&quot;#&quot;);&quot;,&quot;;TEXT([.$AF91];&quot;#&quot;);&quot;,&quot;;TEXT([.$AM91];&quot;#&quot;))" office:value-type="string" office:string-value="100,10,2">
            <text:p>100,10,2</text:p>
          </table:table-cell>
        </table:table-row>
        <table:table-row table:style-name="ro1">
          <table:table-cell office:value-type="string">
            <text:p>2LWGDHDM25L8XIB43G8E76OE5IVOE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9 GMT 2012</text:p>
          </table:table-cell>
          <table:table-cell table:number-columns-repeated="2"/>
          <table:table-cell office:value-type="string">
            <text:p>28ENCWYB49F971GM4BSJWNSTAYUSOK</text:p>
          </table:table-cell>
          <table:table-cell office:value-type="string">
            <text:p>A33GBAC29A0MS5</text:p>
          </table:table-cell>
          <table:table-cell office:value-type="string">
            <text:p>Approved</text:p>
          </table:table-cell>
          <table:table-cell office:value-type="string">
            <text:p>Thu Aug 30 18:27:04 GMT 2012</text:p>
          </table:table-cell>
          <table:table-cell office:value-type="string">
            <text:p>Thu Aug 30 18:27:15 GMT 2012</text:p>
          </table:table-cell>
          <table:table-cell office:value-type="string">
            <text:p>Thu Sep 06 18:27:15 GMT 2012</text:p>
          </table:table-cell>
          <table:table-cell office:value-type="string">
            <text:p>2012/09/06 18:29:18 +0000</text:p>
          </table:table-cell>
          <table:table-cell table:number-columns-repeated="2"/>
          <table:table-cell office:value-type="float" office:value="11">
            <text:p>11</text:p>
          </table:table-cell>
          <table:table-cell table:number-columns-repeated="2" office:value-type="string">
            <text:p>100% (84/84)</text:p>
          </table:table-cell>
          <table:table-cell office:value-type="string">
            <text:p>0% (0/0)</text:p>
          </table:table-cell>
          <table:table-cell office:value-type="string">
            <text:p>Woodrow_Wilson_5:1.txt</text:p>
          </table:table-cell>
          <table:table-cell office:value-type="string">
            <text:p>I shall not go back to debate the causes of the war. The intolerable wrongs done and planned against us by the sinister masters of Germany have long since become too grossly obvious and odious to every true American to need to be rehearsed. But I shall ask you to consider again and with a very grave scrutiny our objectives and the measures by which we mean to attain them; for the purpose of discussion here in this place is action, and our action must move straight toward definite ends. Our object is, of course, to win the war; and we shall not slacken or suffer ourselves to he diverted until it is won. But it is worth while asking and answering the question, When shall we consider the war won?&lt;br/&gt;&lt;br/&gt;From one point of view it is not necessary to broach this fundamental matter. I do not doubt that the American people know what the war is about and what sort of an outcome they will regard as a realization of their purpose in it.&lt;br/&gt;&lt;br/&gt;</text:p>
          </table:table-cell>
          <table:table-cell office:value-type="float" office:value="50">
            <text:p>50</text:p>
          </table:table-cell>
          <table:table-cell office:value-type="float" office:value="4">
            <text:p>4</text:p>
          </table:table-cell>
          <table:table-cell office:value-type="float" office:value="100">
            <text:p>100</text:p>
          </table:table-cell>
          <table:table-cell office:value-type="float" office:value="1">
            <text:p>1</text:p>
          </table:table-cell>
          <table:table-cell office:value-type="string">
            <text:p>Nicomachean Ethics</text:p>
          </table:table-cell>
          <table:table-cell office:value-type="string">
            <text:p>http://en.wikipedia.org/wiki/Nicomachean_Ethics</text:p>
          </table:table-cell>
          <table:table-cell office:value-type="string">
            <text:p>Ruhollah Khomeini</text:p>
          </table:table-cell>
          <table:table-cell office:value-type="string">
            <text:p>http://en.wikipedia.org/wiki/Ruhollah_Khomeini</text:p>
          </table:table-cell>
          <table:table-cell table:style-name="Default"/>
          <table:table-cell office:value-type="float" office:value="1">
            <text:p>1</text:p>
          </table:table-cell>
          <table:table-cell table:number-columns-repeated="3"/>
          <table:table-cell table:formula="of:=CONCATENATE(TEXT([.$AD92];&quot;#&quot;);&quot;,&quot;;TEXT([.$AF92];&quot;#&quot;);&quot;,&quot;;TEXT([.$AM92];&quot;#&quot;))" office:value-type="string" office:string-value="50,100,1">
            <text:p>50,100,1</text:p>
          </table:table-cell>
        </table:table-row>
        <table:table-row table:style-name="ro1">
          <table:table-cell office:value-type="string">
            <text:p>2LWGDHDM25L8XIB43G8E76OE5IVOE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9 GMT 2012</text:p>
          </table:table-cell>
          <table:table-cell table:number-columns-repeated="2"/>
          <table:table-cell office:value-type="string">
            <text:p>2HYO33FDEY5C35OQN1Q3GCRFQT00RJ</text:p>
          </table:table-cell>
          <table:table-cell office:value-type="string">
            <text:p>A30SN6C7YX0OIP</text:p>
          </table:table-cell>
          <table:table-cell office:value-type="string">
            <text:p>Approved</text:p>
          </table:table-cell>
          <table:table-cell office:value-type="string">
            <text:p>Thu Aug 30 19:39:18 GMT 2012</text:p>
          </table:table-cell>
          <table:table-cell office:value-type="string">
            <text:p>Thu Aug 30 19:39:24 GMT 2012</text:p>
          </table:table-cell>
          <table:table-cell office:value-type="string">
            <text:p>Thu Sep 06 19:39:24 GMT 2012</text:p>
          </table:table-cell>
          <table:table-cell office:value-type="string">
            <text:p>2012/09/06 19:44:12 +0000</text:p>
          </table:table-cell>
          <table:table-cell table:number-columns-repeated="2"/>
          <table:table-cell office:value-type="float" office:value="6">
            <text:p>6</text:p>
          </table:table-cell>
          <table:table-cell table:number-columns-repeated="2" office:value-type="string">
            <text:p>100% (173/173)</text:p>
          </table:table-cell>
          <table:table-cell office:value-type="string">
            <text:p>0% (0/0)</text:p>
          </table:table-cell>
          <table:table-cell office:value-type="string">
            <text:p>Woodrow_Wilson_5:1.txt</text:p>
          </table:table-cell>
          <table:table-cell office:value-type="string">
            <text:p>I shall not go back to debate the causes of the war. The intolerable wrongs done and planned against us by the sinister masters of Germany have long since become too grossly obvious and odious to every true American to need to be rehearsed. But I shall ask you to consider again and with a very grave scrutiny our objectives and the measures by which we mean to attain them; for the purpose of discussion here in this place is action, and our action must move straight toward definite ends. Our object is, of course, to win the war; and we shall not slacken or suffer ourselves to he diverted until it is won. But it is worth while asking and answering the question, When shall we consider the war won?&lt;br/&gt;&lt;br/&gt;From one point of view it is not necessary to broach this fundamental matter. I do not doubt that the American people know what the war is about and what sort of an outcome they will regard as a realization of their purpose in it.&lt;br/&gt;&lt;br/&gt;</text:p>
          </table:table-cell>
          <table:table-cell office:value-type="float" office:value="50">
            <text:p>50</text:p>
          </table:table-cell>
          <table:table-cell office:value-type="float" office:value="4">
            <text:p>4</text:p>
          </table:table-cell>
          <table:table-cell office:value-type="float" office:value="100">
            <text:p>100</text:p>
          </table:table-cell>
          <table:table-cell office:value-type="float" office:value="1">
            <text:p>1</text:p>
          </table:table-cell>
          <table:table-cell office:value-type="string">
            <text:p>Nicomachean Ethics</text:p>
          </table:table-cell>
          <table:table-cell office:value-type="string">
            <text:p>http://en.wikipedia.org/wiki/Nicomachean_Ethics</text:p>
          </table:table-cell>
          <table:table-cell office:value-type="string">
            <text:p>Ruhollah Khomeini</text:p>
          </table:table-cell>
          <table:table-cell office:value-type="string">
            <text:p>http://en.wikipedia.org/wiki/Ruhollah_Khomeini</text:p>
          </table:table-cell>
          <table:table-cell table:style-name="Default" office:value-type="string">
            <text:p>NO</text:p>
          </table:table-cell>
          <table:table-cell office:value-type="float" office:value="1">
            <text:p>1</text:p>
          </table:table-cell>
          <table:table-cell table:number-columns-repeated="3"/>
          <table:table-cell table:formula="of:=CONCATENATE(TEXT([.$AD93];&quot;#&quot;);&quot;,&quot;;TEXT([.$AF93];&quot;#&quot;);&quot;,&quot;;TEXT([.$AM93];&quot;#&quot;))" office:value-type="string" office:string-value="50,100,1">
            <text:p>50,100,1</text:p>
          </table:table-cell>
        </table:table-row>
        <table:table-row table:style-name="ro1">
          <table:table-cell office:value-type="string">
            <text:p>2LWGDHDM25L8XIB43G8E76OE5IVOE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9 GMT 2012</text:p>
          </table:table-cell>
          <table:table-cell table:number-columns-repeated="2"/>
          <table:table-cell office:value-type="string">
            <text:p>2I3727M0IGFKWMPB5PJVN4VITBUZEY</text:p>
          </table:table-cell>
          <table:table-cell office:value-type="string">
            <text:p>A3NSQ31TWXF8Z6</text:p>
          </table:table-cell>
          <table:table-cell office:value-type="string">
            <text:p>Approved</text:p>
          </table:table-cell>
          <table:table-cell office:value-type="string">
            <text:p>Thu Aug 30 20:25:34 GMT 2012</text:p>
          </table:table-cell>
          <table:table-cell office:value-type="string">
            <text:p>Thu Aug 30 20:26:16 GMT 2012</text:p>
          </table:table-cell>
          <table:table-cell office:value-type="string">
            <text:p>Thu Sep 06 20:26:16 GMT 2012</text:p>
          </table:table-cell>
          <table:table-cell office:value-type="string">
            <text:p>2012/09/06 20:29:11 +0000</text:p>
          </table:table-cell>
          <table:table-cell table:number-columns-repeated="2"/>
          <table:table-cell office:value-type="float" office:value="42">
            <text:p>42</text:p>
          </table:table-cell>
          <table:table-cell office:value-type="string">
            <text:p>100% (72/72)</text:p>
          </table:table-cell>
          <table:table-cell office:value-type="string">
            <text:p>100% (14/14)</text:p>
          </table:table-cell>
          <table:table-cell office:value-type="string">
            <text:p>0% (0/0)</text:p>
          </table:table-cell>
          <table:table-cell office:value-type="string">
            <text:p>Woodrow_Wilson_5:1.txt</text:p>
          </table:table-cell>
          <table:table-cell office:value-type="string">
            <text:p>I shall not go back to debate the causes of the war. The intolerable wrongs done and planned against us by the sinister masters of Germany have long since become too grossly obvious and odious to every true American to need to be rehearsed. But I shall ask you to consider again and with a very grave scrutiny our objectives and the measures by which we mean to attain them; for the purpose of discussion here in this place is action, and our action must move straight toward definite ends. Our object is, of course, to win the war; and we shall not slacken or suffer ourselves to he diverted until it is won. But it is worth while asking and answering the question, When shall we consider the war won?&lt;br/&gt;&lt;br/&gt;From one point of view it is not necessary to broach this fundamental matter. I do not doubt that the American people know what the war is about and what sort of an outcome they will regard as a realization of their purpose in it.&lt;br/&gt;&lt;br/&gt;</text:p>
          </table:table-cell>
          <table:table-cell office:value-type="float" office:value="50">
            <text:p>50</text:p>
          </table:table-cell>
          <table:table-cell office:value-type="float" office:value="4">
            <text:p>4</text:p>
          </table:table-cell>
          <table:table-cell office:value-type="float" office:value="100">
            <text:p>100</text:p>
          </table:table-cell>
          <table:table-cell office:value-type="float" office:value="1">
            <text:p>1</text:p>
          </table:table-cell>
          <table:table-cell office:value-type="string">
            <text:p>Nicomachean Ethics</text:p>
          </table:table-cell>
          <table:table-cell office:value-type="string">
            <text:p>http://en.wikipedia.org/wiki/Nicomachean_Ethics</text:p>
          </table:table-cell>
          <table:table-cell office:value-type="string">
            <text:p>Ruhollah Khomeini</text:p>
          </table:table-cell>
          <table:table-cell office:value-type="string">
            <text:p>http://en.wikipedia.org/wiki/Ruhollah_Khomeini</text:p>
          </table:table-cell>
          <table:table-cell table:style-name="Default"/>
          <table:table-cell office:value-type="float" office:value="1">
            <text:p>1</text:p>
          </table:table-cell>
          <table:table-cell table:number-columns-repeated="3"/>
          <table:table-cell table:formula="of:=CONCATENATE(TEXT([.$AD94];&quot;#&quot;);&quot;,&quot;;TEXT([.$AF94];&quot;#&quot;);&quot;,&quot;;TEXT([.$AM94];&quot;#&quot;))" office:value-type="string" office:string-value="50,100,1">
            <text:p>50,100,1</text:p>
          </table:table-cell>
        </table:table-row>
        <table:table-row table:style-name="ro1">
          <table:table-cell office:value-type="string">
            <text:p>2I8P6AUC26DGLG164DM0NK0CPC13A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9 GMT 2012</text:p>
          </table:table-cell>
          <table:table-cell table:number-columns-repeated="2"/>
          <table:table-cell office:value-type="string">
            <text:p>2JZ46OQ1SNQQMZUC7FSQSCNR6JJP5X</text:p>
          </table:table-cell>
          <table:table-cell office:value-type="string">
            <text:p>A33GBAC29A0MS5</text:p>
          </table:table-cell>
          <table:table-cell office:value-type="string">
            <text:p>Approved</text:p>
          </table:table-cell>
          <table:table-cell office:value-type="string">
            <text:p>Thu Aug 30 18:36:05 GMT 2012</text:p>
          </table:table-cell>
          <table:table-cell office:value-type="string">
            <text:p>Thu Aug 30 18:36:45 GMT 2012</text:p>
          </table:table-cell>
          <table:table-cell office:value-type="string">
            <text:p>Thu Sep 06 18:36:45 GMT 2012</text:p>
          </table:table-cell>
          <table:table-cell office:value-type="string">
            <text:p>2012/09/06 18:39:19 +0000</text:p>
          </table:table-cell>
          <table:table-cell table:number-columns-repeated="2"/>
          <table:table-cell office:value-type="float" office:value="40">
            <text:p>40</text:p>
          </table:table-cell>
          <table:table-cell table:number-columns-repeated="2" office:value-type="string">
            <text:p>100% (84/84)</text:p>
          </table:table-cell>
          <table:table-cell office:value-type="string">
            <text:p>0% (0/0)</text:p>
          </table:table-cell>
          <table:table-cell office:value-type="string">
            <text:p>Grover_Cleveland_6:58.txt</text:p>
          </table:table-cell>
          <table:table-cell office:value-type="string">
            <text:p>The report of the Secretary of the Interior exhibits the situation of the numerous and interesting branches of the public service connected with his Department. I commend this report and the valuable recommendations of the Secretary to the careful attention of the Congress.&lt;br/&gt;&lt;br/&gt;The public land disposed of during the year amounted to 10,406,100.77 acres, including 28,876.05 of Indian lands.&lt;br/&gt;&lt;br/&gt;</text:p>
          </table:table-cell>
          <table:table-cell office:value-type="float" office:value="200">
            <text:p>200</text:p>
          </table:table-cell>
          <table:table-cell office:value-type="float" office:value="4">
            <text:p>4</text:p>
          </table:table-cell>
          <table:table-cell office:value-type="float" office:value="100">
            <text:p>100</text:p>
          </table:table-cell>
          <table:table-cell office:value-type="float" office:value="3">
            <text:p>3</text:p>
          </table:table-cell>
          <table:table-cell office:value-type="string">
            <text:p>Counterintelligence</text:p>
          </table:table-cell>
          <table:table-cell office:value-type="string">
            <text:p>http://en.wikipedia.org/wiki/Counterintelligence</text:p>
          </table:table-cell>
          <table:table-cell office:value-type="string">
            <text:p>Sago Mine disaster</text:p>
          </table:table-cell>
          <table:table-cell office:value-type="string">
            <text:p>http://en.wikipedia.org/wiki/Sago_Mine_disaster</text:p>
          </table:table-cell>
          <table:table-cell table:style-name="Default"/>
          <table:table-cell office:value-type="float" office:value="1">
            <text:p>1</text:p>
          </table:table-cell>
          <table:table-cell table:number-columns-repeated="3"/>
          <table:table-cell table:formula="of:=CONCATENATE(TEXT([.$AD95];&quot;#&quot;);&quot;,&quot;;TEXT([.$AF95];&quot;#&quot;);&quot;,&quot;;TEXT([.$AM95];&quot;#&quot;))" office:value-type="string" office:string-value="200,100,1">
            <text:p>200,100,1</text:p>
          </table:table-cell>
        </table:table-row>
        <table:table-row table:style-name="ro1">
          <table:table-cell office:value-type="string">
            <text:p>2I8P6AUC26DGLG164DM0NK0CPC13A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9 GMT 2012</text:p>
          </table:table-cell>
          <table:table-cell table:number-columns-repeated="2"/>
          <table:table-cell office:value-type="string">
            <text:p>2UHEIB9BAWLS16DVC5OUL3MTW822ZX</text:p>
          </table:table-cell>
          <table:table-cell office:value-type="string">
            <text:p>A997OZ3H2B3Q2</text:p>
          </table:table-cell>
          <table:table-cell office:value-type="string">
            <text:p>Approved</text:p>
          </table:table-cell>
          <table:table-cell office:value-type="string">
            <text:p>Thu Aug 30 19:15:07 GMT 2012</text:p>
          </table:table-cell>
          <table:table-cell office:value-type="string">
            <text:p>Thu Aug 30 19:15:36 GMT 2012</text:p>
          </table:table-cell>
          <table:table-cell office:value-type="string">
            <text:p>Thu Sep 06 19:15:36 GMT 2012</text:p>
          </table:table-cell>
          <table:table-cell office:value-type="string">
            <text:p>2012/09/06 19:19:16 +0000</text:p>
          </table:table-cell>
          <table:table-cell table:number-columns-repeated="2"/>
          <table:table-cell office:value-type="float" office:value="29">
            <text:p>29</text:p>
          </table:table-cell>
          <table:table-cell table:number-columns-repeated="2" office:value-type="string">
            <text:p>100% (93/93)</text:p>
          </table:table-cell>
          <table:table-cell office:value-type="string">
            <text:p>0% (0/0)</text:p>
          </table:table-cell>
          <table:table-cell office:value-type="string">
            <text:p>Grover_Cleveland_6:58.txt</text:p>
          </table:table-cell>
          <table:table-cell office:value-type="string">
            <text:p>The report of the Secretary of the Interior exhibits the situation of the numerous and interesting branches of the public service connected with his Department. I commend this report and the valuable recommendations of the Secretary to the careful attention of the Congress.&lt;br/&gt;&lt;br/&gt;The public land disposed of during the year amounted to 10,406,100.77 acres, including 28,876.05 of Indian lands.&lt;br/&gt;&lt;br/&gt;</text:p>
          </table:table-cell>
          <table:table-cell office:value-type="float" office:value="200">
            <text:p>200</text:p>
          </table:table-cell>
          <table:table-cell office:value-type="float" office:value="4">
            <text:p>4</text:p>
          </table:table-cell>
          <table:table-cell office:value-type="float" office:value="100">
            <text:p>100</text:p>
          </table:table-cell>
          <table:table-cell office:value-type="float" office:value="3">
            <text:p>3</text:p>
          </table:table-cell>
          <table:table-cell office:value-type="string">
            <text:p>Counterintelligence</text:p>
          </table:table-cell>
          <table:table-cell office:value-type="string">
            <text:p>http://en.wikipedia.org/wiki/Counterintelligence</text:p>
          </table:table-cell>
          <table:table-cell office:value-type="string">
            <text:p>Sago Mine disaster</text:p>
          </table:table-cell>
          <table:table-cell office:value-type="string">
            <text:p>http://en.wikipedia.org/wiki/Sago_Mine_disaster</text:p>
          </table:table-cell>
          <table:table-cell table:style-name="Default"/>
          <table:table-cell office:value-type="float" office:value="1">
            <text:p>1</text:p>
          </table:table-cell>
          <table:table-cell table:number-columns-repeated="3"/>
          <table:table-cell table:formula="of:=CONCATENATE(TEXT([.$AD96];&quot;#&quot;);&quot;,&quot;;TEXT([.$AF96];&quot;#&quot;);&quot;,&quot;;TEXT([.$AM96];&quot;#&quot;))" office:value-type="string" office:string-value="200,100,1">
            <text:p>200,100,1</text:p>
          </table:table-cell>
        </table:table-row>
        <table:table-row table:style-name="ro1">
          <table:table-cell office:value-type="string">
            <text:p>2I8P6AUC26DGLG164DM0NK0CPC13A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9 GMT 2012</text:p>
          </table:table-cell>
          <table:table-cell table:number-columns-repeated="2"/>
          <table:table-cell office:value-type="string">
            <text:p>2X9MVHVKCJ01GTQCBTY9SQW66PG579</text:p>
          </table:table-cell>
          <table:table-cell office:value-type="string">
            <text:p>A3QJ53C8CUTJTS</text:p>
          </table:table-cell>
          <table:table-cell office:value-type="string">
            <text:p>Approved</text:p>
          </table:table-cell>
          <table:table-cell office:value-type="string">
            <text:p>Thu Aug 30 19:15:01 GMT 2012</text:p>
          </table:table-cell>
          <table:table-cell office:value-type="string">
            <text:p>Thu Aug 30 19:15:12 GMT 2012</text:p>
          </table:table-cell>
          <table:table-cell office:value-type="string">
            <text:p>Thu Sep 06 19:15:12 GMT 2012</text:p>
          </table:table-cell>
          <table:table-cell office:value-type="string">
            <text:p>2012/09/06 19:19:16 +0000</text:p>
          </table:table-cell>
          <table:table-cell table:number-columns-repeated="2"/>
          <table:table-cell office:value-type="float" office:value="11">
            <text:p>11</text:p>
          </table:table-cell>
          <table:table-cell table:number-columns-repeated="2" office:value-type="string">
            <text:p>100% (1/1)</text:p>
          </table:table-cell>
          <table:table-cell office:value-type="string">
            <text:p>0% (0/0)</text:p>
          </table:table-cell>
          <table:table-cell office:value-type="string">
            <text:p>Grover_Cleveland_6:58.txt</text:p>
          </table:table-cell>
          <table:table-cell office:value-type="string">
            <text:p>The report of the Secretary of the Interior exhibits the situation of the numerous and interesting branches of the public service connected with his Department. I commend this report and the valuable recommendations of the Secretary to the careful attention of the Congress.&lt;br/&gt;&lt;br/&gt;The public land disposed of during the year amounted to 10,406,100.77 acres, including 28,876.05 of Indian lands.&lt;br/&gt;&lt;br/&gt;</text:p>
          </table:table-cell>
          <table:table-cell office:value-type="float" office:value="200">
            <text:p>200</text:p>
          </table:table-cell>
          <table:table-cell office:value-type="float" office:value="4">
            <text:p>4</text:p>
          </table:table-cell>
          <table:table-cell office:value-type="float" office:value="100">
            <text:p>100</text:p>
          </table:table-cell>
          <table:table-cell office:value-type="float" office:value="3">
            <text:p>3</text:p>
          </table:table-cell>
          <table:table-cell office:value-type="string">
            <text:p>Counterintelligence</text:p>
          </table:table-cell>
          <table:table-cell office:value-type="string">
            <text:p>http://en.wikipedia.org/wiki/Counterintelligence</text:p>
          </table:table-cell>
          <table:table-cell office:value-type="string">
            <text:p>Sago Mine disaster</text:p>
          </table:table-cell>
          <table:table-cell office:value-type="string">
            <text:p>http://en.wikipedia.org/wiki/Sago_Mine_disaster</text:p>
          </table:table-cell>
          <table:table-cell table:style-name="Default"/>
          <table:table-cell office:value-type="float" office:value="1">
            <text:p>1</text:p>
          </table:table-cell>
          <table:table-cell table:number-columns-repeated="3"/>
          <table:table-cell table:formula="of:=CONCATENATE(TEXT([.$AD97];&quot;#&quot;);&quot;,&quot;;TEXT([.$AF97];&quot;#&quot;);&quot;,&quot;;TEXT([.$AM97];&quot;#&quot;))" office:value-type="string" office:string-value="200,100,1">
            <text:p>200,100,1</text:p>
          </table:table-cell>
        </table:table-row>
        <table:table-row table:style-name="ro1">
          <table:table-cell office:value-type="string">
            <text:p>2YQMZ9O9Z6KWJ8AF6R8RZLFQ1GMB2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9 GMT 2012</text:p>
          </table:table-cell>
          <table:table-cell table:number-columns-repeated="2"/>
          <table:table-cell office:value-type="string">
            <text:p>20SJG5TYMNCWDKSEMJJS0HX160EIM4</text:p>
          </table:table-cell>
          <table:table-cell office:value-type="string">
            <text:p>A33GBAC29A0MS5</text:p>
          </table:table-cell>
          <table:table-cell office:value-type="string">
            <text:p>Approved</text:p>
          </table:table-cell>
          <table:table-cell office:value-type="string">
            <text:p>Thu Aug 30 18:44:21 GMT 2012</text:p>
          </table:table-cell>
          <table:table-cell office:value-type="string">
            <text:p>Thu Aug 30 18:44:36 GMT 2012</text:p>
          </table:table-cell>
          <table:table-cell office:value-type="string">
            <text:p>Thu Sep 06 18:44:36 GMT 2012</text:p>
          </table:table-cell>
          <table:table-cell office:value-type="string">
            <text:p>2012/09/06 18:49:18 +0000</text:p>
          </table:table-cell>
          <table:table-cell table:number-columns-repeated="2"/>
          <table:table-cell office:value-type="float" office:value="15">
            <text:p>15</text:p>
          </table:table-cell>
          <table:table-cell table:number-columns-repeated="2" office:value-type="string">
            <text:p>100% (84/84)</text:p>
          </table:table-cell>
          <table:table-cell office:value-type="string">
            <text:p>0% (0/0)</text:p>
          </table:table-cell>
          <table:table-cell office:value-type="string">
            <text:p>Franklin_Pierce_4:21.txt</text:p>
          </table:table-cell>
          <table:table-cell office:value-type="string">
            <text:p>The amount of reduction, as well as the manner of effecting it, are questions of great and general interest, it being essential to industrial enterprise and the public prosperity, as well as the dictate of obvious justice, that the burden of taxation be made to rest as equally as possible upon all classes and all sections and interests of the country.&lt;br/&gt;&lt;br/&gt;I have heretofore recommended to your consideration the revision of the revenue laws, prepared under the direction of the Secretary of the Treasury, and also legislation upon some special questions affecting the business of that Department, more especially the enactment of a law to punish the abstraction of official books or papers from the files of the Government and requiring all such books and papers and all other public property to be turned over by the outgoing officer to his successor; of a law requiring disbursing officers to deposit all public money in the vaults of the Treasury or in other legal depositories, where the same are conveniently accessible, and a law to extend existing penal provisions to all persons who may become possessed of public money by deposit or otherwise and who shall refuse or neglect on due demand to pay the same into the Treasury. I invite your attention anew to each of these objects.&lt;br/&gt;&lt;br/&gt;</text:p>
          </table:table-cell>
          <table:table-cell office:value-type="float" office:value="20">
            <text:p>20</text:p>
          </table:table-cell>
          <table:table-cell office:value-type="float" office:value="2">
            <text:p>2</text:p>
          </table:table-cell>
          <table:table-cell office:value-type="float" office:value="200">
            <text:p>200</text:p>
          </table:table-cell>
          <table:table-cell office:value-type="float" office:value="4">
            <text:p>4</text:p>
          </table:table-cell>
          <table:table-cell office:value-type="string">
            <text:p>Courts</text:p>
          </table:table-cell>
          <table:table-cell office:value-type="string">
            <text:p>http://en.wikipedia.org/wiki/Courts</text:p>
          </table:table-cell>
          <table:table-cell office:value-type="string">
            <text:p>Waco siege</text:p>
          </table:table-cell>
          <table:table-cell office:value-type="string">
            <text:p>http://en.wikipedia.org/wiki/Waco_siege</text:p>
          </table:table-cell>
          <table:table-cell table:style-name="Default"/>
          <table:table-cell office:value-type="float" office:value="1">
            <text:p>1</text:p>
          </table:table-cell>
          <table:table-cell table:number-columns-repeated="3"/>
          <table:table-cell table:formula="of:=CONCATENATE(TEXT([.$AD98];&quot;#&quot;);&quot;,&quot;;TEXT([.$AF98];&quot;#&quot;);&quot;,&quot;;TEXT([.$AM98];&quot;#&quot;))" office:value-type="string" office:string-value="20,200,1">
            <text:p>20,200,1</text:p>
          </table:table-cell>
        </table:table-row>
        <table:table-row table:style-name="ro1">
          <table:table-cell office:value-type="string">
            <text:p>2YQMZ9O9Z6KWJ8AF6R8RZLFQ1GMB2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9 GMT 2012</text:p>
          </table:table-cell>
          <table:table-cell table:number-columns-repeated="2"/>
          <table:table-cell office:value-type="string">
            <text:p>2XW6UXFCD45XRNHSK2ETSIN3YXJUWJ</text:p>
          </table:table-cell>
          <table:table-cell office:value-type="string">
            <text:p>A30SN6C7YX0OIP</text:p>
          </table:table-cell>
          <table:table-cell office:value-type="string">
            <text:p>Approved</text:p>
          </table:table-cell>
          <table:table-cell office:value-type="string">
            <text:p>Thu Aug 30 19:56:28 GMT 2012</text:p>
          </table:table-cell>
          <table:table-cell office:value-type="string">
            <text:p>Thu Aug 30 19:56:37 GMT 2012</text:p>
          </table:table-cell>
          <table:table-cell office:value-type="string">
            <text:p>Thu Sep 06 19:56:37 GMT 2012</text:p>
          </table:table-cell>
          <table:table-cell office:value-type="string">
            <text:p>2012/09/06 19:59:13 +0000</text:p>
          </table:table-cell>
          <table:table-cell table:number-columns-repeated="2"/>
          <table:table-cell office:value-type="float" office:value="9">
            <text:p>9</text:p>
          </table:table-cell>
          <table:table-cell table:number-columns-repeated="2" office:value-type="string">
            <text:p>100% (173/173)</text:p>
          </table:table-cell>
          <table:table-cell office:value-type="string">
            <text:p>0% (0/0)</text:p>
          </table:table-cell>
          <table:table-cell office:value-type="string">
            <text:p>Franklin_Pierce_4:21.txt</text:p>
          </table:table-cell>
          <table:table-cell office:value-type="string">
            <text:p>The amount of reduction, as well as the manner of effecting it, are questions of great and general interest, it being essential to industrial enterprise and the public prosperity, as well as the dictate of obvious justice, that the burden of taxation be made to rest as equally as possible upon all classes and all sections and interests of the country.&lt;br/&gt;&lt;br/&gt;I have heretofore recommended to your consideration the revision of the revenue laws, prepared under the direction of the Secretary of the Treasury, and also legislation upon some special questions affecting the business of that Department, more especially the enactment of a law to punish the abstraction of official books or papers from the files of the Government and requiring all such books and papers and all other public property to be turned over by the outgoing officer to his successor; of a law requiring disbursing officers to deposit all public money in the vaults of the Treasury or in other legal depositories, where the same are conveniently accessible, and a law to extend existing penal provisions to all persons who may become possessed of public money by deposit or otherwise and who shall refuse or neglect on due demand to pay the same into the Treasury. I invite your attention anew to each of these objects.&lt;br/&gt;&lt;br/&gt;</text:p>
          </table:table-cell>
          <table:table-cell office:value-type="float" office:value="20">
            <text:p>20</text:p>
          </table:table-cell>
          <table:table-cell office:value-type="float" office:value="2">
            <text:p>2</text:p>
          </table:table-cell>
          <table:table-cell office:value-type="float" office:value="200">
            <text:p>200</text:p>
          </table:table-cell>
          <table:table-cell office:value-type="float" office:value="4">
            <text:p>4</text:p>
          </table:table-cell>
          <table:table-cell office:value-type="string">
            <text:p>Courts</text:p>
          </table:table-cell>
          <table:table-cell office:value-type="string">
            <text:p>http://en.wikipedia.org/wiki/Courts</text:p>
          </table:table-cell>
          <table:table-cell office:value-type="string">
            <text:p>Waco siege</text:p>
          </table:table-cell>
          <table:table-cell office:value-type="string">
            <text:p>http://en.wikipedia.org/wiki/Waco_siege</text:p>
          </table:table-cell>
          <table:table-cell table:style-name="Default" office:value-type="string">
            <text:p>NO</text:p>
          </table:table-cell>
          <table:table-cell office:value-type="float" office:value="1">
            <text:p>1</text:p>
          </table:table-cell>
          <table:table-cell table:number-columns-repeated="3"/>
          <table:table-cell table:formula="of:=CONCATENATE(TEXT([.$AD99];&quot;#&quot;);&quot;,&quot;;TEXT([.$AF99];&quot;#&quot;);&quot;,&quot;;TEXT([.$AM99];&quot;#&quot;))" office:value-type="string" office:string-value="20,200,1">
            <text:p>20,200,1</text:p>
          </table:table-cell>
        </table:table-row>
        <table:table-row table:style-name="ro1">
          <table:table-cell office:value-type="string">
            <text:p>2YQMZ9O9Z6KWJ8AF6R8RZLFQ1GMB2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9 GMT 2012</text:p>
          </table:table-cell>
          <table:table-cell table:number-columns-repeated="2"/>
          <table:table-cell office:value-type="string">
            <text:p>2YRFYQS1CSTM3OLWK2VIK1EYI4NOL3</text:p>
          </table:table-cell>
          <table:table-cell office:value-type="string">
            <text:p>A997OZ3H2B3Q2</text:p>
          </table:table-cell>
          <table:table-cell office:value-type="string">
            <text:p>Approved</text:p>
          </table:table-cell>
          <table:table-cell office:value-type="string">
            <text:p>Thu Aug 30 18:33:55 GMT 2012</text:p>
          </table:table-cell>
          <table:table-cell office:value-type="string">
            <text:p>Thu Aug 30 18:34:14 GMT 2012</text:p>
          </table:table-cell>
          <table:table-cell office:value-type="string">
            <text:p>Thu Sep 06 18:34:14 GMT 2012</text:p>
          </table:table-cell>
          <table:table-cell office:value-type="string">
            <text:p>2012/09/06 18:39:17 +0000</text:p>
          </table:table-cell>
          <table:table-cell table:number-columns-repeated="2"/>
          <table:table-cell office:value-type="float" office:value="19">
            <text:p>19</text:p>
          </table:table-cell>
          <table:table-cell table:number-columns-repeated="2" office:value-type="string">
            <text:p>100% (93/93)</text:p>
          </table:table-cell>
          <table:table-cell office:value-type="string">
            <text:p>0% (0/0)</text:p>
          </table:table-cell>
          <table:table-cell office:value-type="string">
            <text:p>Franklin_Pierce_4:21.txt</text:p>
          </table:table-cell>
          <table:table-cell office:value-type="string">
            <text:p>The amount of reduction, as well as the manner of effecting it, are questions of great and general interest, it being essential to industrial enterprise and the public prosperity, as well as the dictate of obvious justice, that the burden of taxation be made to rest as equally as possible upon all classes and all sections and interests of the country.&lt;br/&gt;&lt;br/&gt;I have heretofore recommended to your consideration the revision of the revenue laws, prepared under the direction of the Secretary of the Treasury, and also legislation upon some special questions affecting the business of that Department, more especially the enactment of a law to punish the abstraction of official books or papers from the files of the Government and requiring all such books and papers and all other public property to be turned over by the outgoing officer to his successor; of a law requiring disbursing officers to deposit all public money in the vaults of the Treasury or in other legal depositories, where the same are conveniently accessible, and a law to extend existing penal provisions to all persons who may become possessed of public money by deposit or otherwise and who shall refuse or neglect on due demand to pay the same into the Treasury. I invite your attention anew to each of these objects.&lt;br/&gt;&lt;br/&gt;</text:p>
          </table:table-cell>
          <table:table-cell office:value-type="float" office:value="20">
            <text:p>20</text:p>
          </table:table-cell>
          <table:table-cell office:value-type="float" office:value="2">
            <text:p>2</text:p>
          </table:table-cell>
          <table:table-cell office:value-type="float" office:value="200">
            <text:p>200</text:p>
          </table:table-cell>
          <table:table-cell office:value-type="float" office:value="4">
            <text:p>4</text:p>
          </table:table-cell>
          <table:table-cell office:value-type="string">
            <text:p>Courts</text:p>
          </table:table-cell>
          <table:table-cell office:value-type="string">
            <text:p>http://en.wikipedia.org/wiki/Courts</text:p>
          </table:table-cell>
          <table:table-cell office:value-type="string">
            <text:p>Waco siege</text:p>
          </table:table-cell>
          <table:table-cell office:value-type="string">
            <text:p>http://en.wikipedia.org/wiki/Waco_siege</text:p>
          </table:table-cell>
          <table:table-cell table:style-name="Default"/>
          <table:table-cell office:value-type="float" office:value="1">
            <text:p>1</text:p>
          </table:table-cell>
          <table:table-cell table:number-columns-repeated="3"/>
          <table:table-cell table:formula="of:=CONCATENATE(TEXT([.$AD100];&quot;#&quot;);&quot;,&quot;;TEXT([.$AF100];&quot;#&quot;);&quot;,&quot;;TEXT([.$AM100];&quot;#&quot;))" office:value-type="string" office:string-value="20,200,1">
            <text:p>20,200,1</text:p>
          </table:table-cell>
        </table:table-row>
        <table:table-row table:style-name="ro1">
          <table:table-cell office:value-type="string">
            <text:p>2IFERSQV66RL4Q6YARMWIVKI7UMB3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9 GMT 2012</text:p>
          </table:table-cell>
          <table:table-cell table:number-columns-repeated="2"/>
          <table:table-cell office:value-type="string">
            <text:p>2A4OK2JE1M7PZTXQY6XO7AC092SVOW</text:p>
          </table:table-cell>
          <table:table-cell office:value-type="string">
            <text:p>A997OZ3H2B3Q2</text:p>
          </table:table-cell>
          <table:table-cell office:value-type="string">
            <text:p>Approved</text:p>
          </table:table-cell>
          <table:table-cell office:value-type="string">
            <text:p>Thu Aug 30 19:41:18 GMT 2012</text:p>
          </table:table-cell>
          <table:table-cell office:value-type="string">
            <text:p>Thu Aug 30 19:42:07 GMT 2012</text:p>
          </table:table-cell>
          <table:table-cell office:value-type="string">
            <text:p>Thu Sep 06 19:42:07 GMT 2012</text:p>
          </table:table-cell>
          <table:table-cell office:value-type="string">
            <text:p>2012/09/06 19:44:14 +0000</text:p>
          </table:table-cell>
          <table:table-cell table:number-columns-repeated="2"/>
          <table:table-cell office:value-type="float" office:value="49">
            <text:p>49</text:p>
          </table:table-cell>
          <table:table-cell table:number-columns-repeated="2" office:value-type="string">
            <text:p>100% (93/93)</text:p>
          </table:table-cell>
          <table:table-cell office:value-type="string">
            <text:p>0% (0/0)</text:p>
          </table:table-cell>
          <table:table-cell office:value-type="string">
            <text:p>Bill_Clinton_1:36.txt</text:p>
          </table:table-cell>
          <table:table-cell office:value-type="string">
            <text:p>My fellow Americans, the test of this plan cannot be 'what is in it for me.' It has got to be 'what is in it for us.' If we work hard and if we work together, if we rededicate ourselves to creating jobs, to rewarding work, to strengthening our families, to reinventing our Government, we can lift our country's fortunes again.&lt;br/&gt;&lt;br/&gt;Tonight I ask everyone in this Chamber and every American to look simply into your heart, to spark your own hopes, to fire your own imagination. There is so much good, so much possibility, so much excitement in this country now that if we act boldly and honestly, as leaders should, our legacy will be one of prosperity and progress. This must be America's new direction. Let us summon the courage to seize it.&lt;br/&gt;&lt;br/&gt;</text:p>
          </table:table-cell>
          <table:table-cell office:value-type="float" office:value="20">
            <text:p>20</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Al Jolson</text:p>
          </table:table-cell>
          <table:table-cell office:value-type="string">
            <text:p>http://en.wikipedia.org/wiki/Al_Jolson</text:p>
          </table:table-cell>
          <table:table-cell office:value-type="string">
            <text:p>Choctaw</text:p>
          </table:table-cell>
          <table:table-cell office:value-type="string">
            <text:p>http://en.wikipedia.org/wiki/Choctaw</text:p>
          </table:table-cell>
          <table:table-cell table:style-name="Default"/>
          <table:table-cell office:value-type="float" office:value="1">
            <text:p>1</text:p>
          </table:table-cell>
          <table:table-cell table:number-columns-repeated="3"/>
          <table:table-cell table:formula="of:=CONCATENATE(TEXT([.$AD101];&quot;#&quot;);&quot;,&quot;;TEXT([.$AF101];&quot;#&quot;);&quot;,&quot;;TEXT([.$AM101];&quot;#&quot;))" office:value-type="string" office:string-value="20,50,1">
            <text:p>20,50,1</text:p>
          </table:table-cell>
        </table:table-row>
        <table:table-row table:style-name="ro1">
          <table:table-cell office:value-type="string">
            <text:p>2IFERSQV66RL4Q6YARMWIVKI7UMB3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9 GMT 2012</text:p>
          </table:table-cell>
          <table:table-cell table:number-columns-repeated="2"/>
          <table:table-cell office:value-type="string">
            <text:p>2OFLVWJ5OPB0D444F8DWJ7EPEC93VO</text:p>
          </table:table-cell>
          <table:table-cell office:value-type="string">
            <text:p>A31ALYJKPKD09W</text:p>
          </table:table-cell>
          <table:table-cell office:value-type="string">
            <text:p>Approved</text:p>
          </table:table-cell>
          <table:table-cell office:value-type="string">
            <text:p>Fri Aug 31 00:33:21 GMT 2012</text:p>
          </table:table-cell>
          <table:table-cell office:value-type="string">
            <text:p>Fri Aug 31 00:33:34 GMT 2012</text:p>
          </table:table-cell>
          <table:table-cell office:value-type="string">
            <text:p>Fri Sep 07 00:33:34 GMT 2012</text:p>
          </table:table-cell>
          <table:table-cell office:value-type="string">
            <text:p>2012/09/07 00:34:15 +0000</text:p>
          </table:table-cell>
          <table:table-cell table:number-columns-repeated="2"/>
          <table:table-cell office:value-type="float" office:value="13">
            <text:p>13</text:p>
          </table:table-cell>
          <table:table-cell office:value-type="string">
            <text:p>100% (294/295)</text:p>
          </table:table-cell>
          <table:table-cell office:value-type="string">
            <text:p>100% (62/62)</text:p>
          </table:table-cell>
          <table:table-cell office:value-type="string">
            <text:p>0% (0/0)</text:p>
          </table:table-cell>
          <table:table-cell office:value-type="string">
            <text:p>Bill_Clinton_1:36.txt</text:p>
          </table:table-cell>
          <table:table-cell office:value-type="string">
            <text:p>My fellow Americans, the test of this plan cannot be 'what is in it for me.' It has got to be 'what is in it for us.' If we work hard and if we work together, if we rededicate ourselves to creating jobs, to rewarding work, to strengthening our families, to reinventing our Government, we can lift our country's fortunes again.&lt;br/&gt;&lt;br/&gt;Tonight I ask everyone in this Chamber and every American to look simply into your heart, to spark your own hopes, to fire your own imagination. There is so much good, so much possibility, so much excitement in this country now that if we act boldly and honestly, as leaders should, our legacy will be one of prosperity and progress. This must be America's new direction. Let us summon the courage to seize it.&lt;br/&gt;&lt;br/&gt;</text:p>
          </table:table-cell>
          <table:table-cell office:value-type="float" office:value="20">
            <text:p>20</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Al Jolson</text:p>
          </table:table-cell>
          <table:table-cell office:value-type="string">
            <text:p>http://en.wikipedia.org/wiki/Al_Jolson</text:p>
          </table:table-cell>
          <table:table-cell office:value-type="string">
            <text:p>Choctaw</text:p>
          </table:table-cell>
          <table:table-cell office:value-type="string">
            <text:p>http://en.wikipedia.org/wiki/Choctaw</text:p>
          </table:table-cell>
          <table:table-cell table:style-name="Default"/>
          <table:table-cell office:value-type="float" office:value="2">
            <text:p>2</text:p>
          </table:table-cell>
          <table:table-cell table:number-columns-repeated="3"/>
          <table:table-cell table:formula="of:=CONCATENATE(TEXT([.$AD102];&quot;#&quot;);&quot;,&quot;;TEXT([.$AF102];&quot;#&quot;);&quot;,&quot;;TEXT([.$AM102];&quot;#&quot;))" office:value-type="string" office:string-value="20,50,2">
            <text:p>20,50,2</text:p>
          </table:table-cell>
        </table:table-row>
        <table:table-row table:style-name="ro1">
          <table:table-cell office:value-type="string">
            <text:p>2IFERSQV66RL4Q6YARMWIVKI7UMB3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9 GMT 2012</text:p>
          </table:table-cell>
          <table:table-cell table:number-columns-repeated="2"/>
          <table:table-cell office:value-type="string">
            <text:p>2QXTYMNCWYB4OOXXZ28X91JOS9MPLO</text:p>
          </table:table-cell>
          <table:table-cell office:value-type="string">
            <text:p>A30SN6C7YX0OIP</text:p>
          </table:table-cell>
          <table:table-cell office:value-type="string">
            <text:p>Approved</text:p>
          </table:table-cell>
          <table:table-cell office:value-type="string">
            <text:p>Thu Aug 30 19:31:51 GMT 2012</text:p>
          </table:table-cell>
          <table:table-cell office:value-type="string">
            <text:p>Thu Aug 30 19:32:02 GMT 2012</text:p>
          </table:table-cell>
          <table:table-cell office:value-type="string">
            <text:p>Thu Sep 06 19:32:02 GMT 2012</text:p>
          </table:table-cell>
          <table:table-cell office:value-type="string">
            <text:p>2012/09/06 19:34:18 +0000</text:p>
          </table:table-cell>
          <table:table-cell table:number-columns-repeated="2"/>
          <table:table-cell office:value-type="float" office:value="11">
            <text:p>11</text:p>
          </table:table-cell>
          <table:table-cell table:number-columns-repeated="2" office:value-type="string">
            <text:p>100% (173/173)</text:p>
          </table:table-cell>
          <table:table-cell office:value-type="string">
            <text:p>0% (0/0)</text:p>
          </table:table-cell>
          <table:table-cell office:value-type="string">
            <text:p>Bill_Clinton_1:36.txt</text:p>
          </table:table-cell>
          <table:table-cell office:value-type="string">
            <text:p>My fellow Americans, the test of this plan cannot be 'what is in it for me.' It has got to be 'what is in it for us.' If we work hard and if we work together, if we rededicate ourselves to creating jobs, to rewarding work, to strengthening our families, to reinventing our Government, we can lift our country's fortunes again.&lt;br/&gt;&lt;br/&gt;Tonight I ask everyone in this Chamber and every American to look simply into your heart, to spark your own hopes, to fire your own imagination. There is so much good, so much possibility, so much excitement in this country now that if we act boldly and honestly, as leaders should, our legacy will be one of prosperity and progress. This must be America's new direction. Let us summon the courage to seize it.&lt;br/&gt;&lt;br/&gt;</text:p>
          </table:table-cell>
          <table:table-cell office:value-type="float" office:value="20">
            <text:p>20</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Al Jolson</text:p>
          </table:table-cell>
          <table:table-cell office:value-type="string">
            <text:p>http://en.wikipedia.org/wiki/Al_Jolson</text:p>
          </table:table-cell>
          <table:table-cell office:value-type="string">
            <text:p>Choctaw</text:p>
          </table:table-cell>
          <table:table-cell office:value-type="string">
            <text:p>http://en.wikipedia.org/wiki/Choctaw</text:p>
          </table:table-cell>
          <table:table-cell table:style-name="Default" office:value-type="string">
            <text:p>NO</text:p>
          </table:table-cell>
          <table:table-cell office:value-type="float" office:value="1">
            <text:p>1</text:p>
          </table:table-cell>
          <table:table-cell table:number-columns-repeated="3"/>
          <table:table-cell table:formula="of:=CONCATENATE(TEXT([.$AD103];&quot;#&quot;);&quot;,&quot;;TEXT([.$AF103];&quot;#&quot;);&quot;,&quot;;TEXT([.$AM103];&quot;#&quot;))" office:value-type="string" office:string-value="20,50,1">
            <text:p>20,50,1</text:p>
          </table:table-cell>
        </table:table-row>
        <table:table-row table:style-name="ro1">
          <table:table-cell office:value-type="string">
            <text:p>2HJ1K274J79K55U6FXV62XFCEW4GE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9 GMT 2012</text:p>
          </table:table-cell>
          <table:table-cell table:number-columns-repeated="2"/>
          <table:table-cell office:value-type="string">
            <text:p>2BANMHGYQ4J32JZBIPDFNOYYNASM9Q</text:p>
          </table:table-cell>
          <table:table-cell office:value-type="string">
            <text:p>A3U1K9X1LXA5JA</text:p>
          </table:table-cell>
          <table:table-cell office:value-type="string">
            <text:p>Approved</text:p>
          </table:table-cell>
          <table:table-cell office:value-type="string">
            <text:p>Thu Aug 30 18:48:35 GMT 2012</text:p>
          </table:table-cell>
          <table:table-cell office:value-type="string">
            <text:p>Thu Aug 30 18:48:39 GMT 2012</text:p>
          </table:table-cell>
          <table:table-cell office:value-type="string">
            <text:p>Thu Sep 06 18:48:39 GMT 2012</text:p>
          </table:table-cell>
          <table:table-cell office:value-type="string">
            <text:p>2012/09/06 18:49:23 +0000</text:p>
          </table:table-cell>
          <table:table-cell table:number-columns-repeated="2"/>
          <table:table-cell office:value-type="float" office:value="4">
            <text:p>4</text:p>
          </table:table-cell>
          <table:table-cell office:value-type="string">
            <text:p>100% (29/29)</text:p>
          </table:table-cell>
          <table:table-cell office:value-type="string">
            <text:p>100% (28/28)</text:p>
          </table:table-cell>
          <table:table-cell office:value-type="string">
            <text:p>0% (0/0)</text:p>
          </table:table-cell>
          <table:table-cell office:value-type="string">
            <text:p>Franklin_Pierce_1:5.txt</text:p>
          </table:table-cell>
          <table:table-cell office:value-type="string">
            <text:p>As no diplomatic intercourse is allowed between our consul at Havana and the Captain-General of Cuba, ready explanations can not be made or prompt redress afforded where injury has resulted. All complaint on the part of our citizens under the present arrangement must be, in the first place, presented to this Government and then referred to Spain. Spain again refers it to her local authorities in Cuba for investigation, and postpones an answer till she has heard from those authorities. To avoid these irritating and vexatious delays, a proposition has been made to provide for a direct appeal for redress to the Captain-General by our consul in behalf of our injured fellow-citizens. Hitherto the Government of Spain has declined to enter into any such arrangement. This course on her part is deeply regretted, for without some arrangement of this kind the good understanding between the two countries may be exposed to occasional interruption. Our minister at Madrid is instructed to renew the proposition and to press it again upon the consideration of Her Catholic Majesty's Government.&lt;br/&gt;&lt;br/&gt;For several years Spain has been calling the attention of this Government to a claim for losses by some of her subjects in the case of the schooner Amistad. This claim is believed to rest on the obligations imposed by our existing treaty with that country. Its justice was admitted in our diplomatic correspondence with the Spanish Government as early as March, 1847, and one of my predecessors, in his annual message of that year, recommended that provision should be made for its payment. In January last it was again submitted to Congress by the Executive. It has received a favorable consideration by committees of both branches, but as yet there has been no final action upon it. I conceive that good faith requires its prompt adjustment, and I present it to your early and favorable consideration.&lt;br/&gt;&lt;br/&gt;</text:p>
          </table:table-cell>
          <table:table-cell office:value-type="float" office:value="10">
            <text:p>10</text:p>
          </table:table-cell>
          <table:table-cell office:value-type="float" office:value="0">
            <text:p>0</text:p>
          </table:table-cell>
          <table:table-cell office:value-type="float" office:value="200">
            <text:p>200</text:p>
          </table:table-cell>
          <table:table-cell office:value-type="float" office:value="4">
            <text:p>4</text:p>
          </table:table-cell>
          <table:table-cell office:value-type="string">
            <text:p>Treaty</text:p>
          </table:table-cell>
          <table:table-cell office:value-type="string">
            <text:p>http://en.wikipedia.org/wiki/Treaty</text:p>
          </table:table-cell>
          <table:table-cell office:value-type="string">
            <text:p>Fulgencio Batista</text:p>
          </table:table-cell>
          <table:table-cell office:value-type="string">
            <text:p>http://en.wikipedia.org/wiki/Fulgencio_Batista</text:p>
          </table:table-cell>
          <table:table-cell table:style-name="Default"/>
          <table:table-cell office:value-type="float" office:value="2">
            <text:p>2</text:p>
          </table:table-cell>
          <table:table-cell table:number-columns-repeated="3"/>
          <table:table-cell table:formula="of:=CONCATENATE(TEXT([.$AD104];&quot;#&quot;);&quot;,&quot;;TEXT([.$AF104];&quot;#&quot;);&quot;,&quot;;TEXT([.$AM104];&quot;#&quot;))" office:value-type="string" office:string-value="10,200,2">
            <text:p>10,200,2</text:p>
          </table:table-cell>
        </table:table-row>
        <table:table-row table:style-name="ro1">
          <table:table-cell office:value-type="string">
            <text:p>2HJ1K274J79K55U6FXV62XFCEW4GE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9 GMT 2012</text:p>
          </table:table-cell>
          <table:table-cell table:number-columns-repeated="2"/>
          <table:table-cell office:value-type="string">
            <text:p>2JQ8TNKIMZSMKT3MZCFM8PGVKK7BYD</text:p>
          </table:table-cell>
          <table:table-cell office:value-type="string">
            <text:p>A3343ON7H5UO3L</text:p>
          </table:table-cell>
          <table:table-cell office:value-type="string">
            <text:p>Approved</text:p>
          </table:table-cell>
          <table:table-cell office:value-type="string">
            <text:p>Thu Aug 30 18:20:19 GMT 2012</text:p>
          </table:table-cell>
          <table:table-cell office:value-type="string">
            <text:p>Thu Aug 30 18:20:29 GMT 2012</text:p>
          </table:table-cell>
          <table:table-cell office:value-type="string">
            <text:p>Thu Sep 06 18:20:29 GMT 2012</text:p>
          </table:table-cell>
          <table:table-cell office:value-type="string">
            <text:p>2012/09/06 18:24:20 +0000</text:p>
          </table:table-cell>
          <table:table-cell table:number-columns-repeated="2"/>
          <table:table-cell office:value-type="float" office:value="10">
            <text:p>10</text:p>
          </table:table-cell>
          <table:table-cell table:number-columns-repeated="2" office:value-type="string">
            <text:p>100% (17/17)</text:p>
          </table:table-cell>
          <table:table-cell office:value-type="string">
            <text:p>0% (0/0)</text:p>
          </table:table-cell>
          <table:table-cell office:value-type="string">
            <text:p>Franklin_Pierce_1:5.txt</text:p>
          </table:table-cell>
          <table:table-cell office:value-type="string">
            <text:p>As no diplomatic intercourse is allowed between our consul at Havana and the Captain-General of Cuba, ready explanations can not be made or prompt redress afforded where injury has resulted. All complaint on the part of our citizens under the present arrangement must be, in the first place, presented to this Government and then referred to Spain. Spain again refers it to her local authorities in Cuba for investigation, and postpones an answer till she has heard from those authorities. To avoid these irritating and vexatious delays, a proposition has been made to provide for a direct appeal for redress to the Captain-General by our consul in behalf of our injured fellow-citizens. Hitherto the Government of Spain has declined to enter into any such arrangement. This course on her part is deeply regretted, for without some arrangement of this kind the good understanding between the two countries may be exposed to occasional interruption. Our minister at Madrid is instructed to renew the proposition and to press it again upon the consideration of Her Catholic Majesty's Government.&lt;br/&gt;&lt;br/&gt;For several years Spain has been calling the attention of this Government to a claim for losses by some of her subjects in the case of the schooner Amistad. This claim is believed to rest on the obligations imposed by our existing treaty with that country. Its justice was admitted in our diplomatic correspondence with the Spanish Government as early as March, 1847, and one of my predecessors, in his annual message of that year, recommended that provision should be made for its payment. In January last it was again submitted to Congress by the Executive. It has received a favorable consideration by committees of both branches, but as yet there has been no final action upon it. I conceive that good faith requires its prompt adjustment, and I present it to your early and favorable consideration.&lt;br/&gt;&lt;br/&gt;</text:p>
          </table:table-cell>
          <table:table-cell office:value-type="float" office:value="10">
            <text:p>10</text:p>
          </table:table-cell>
          <table:table-cell office:value-type="float" office:value="0">
            <text:p>0</text:p>
          </table:table-cell>
          <table:table-cell office:value-type="float" office:value="200">
            <text:p>200</text:p>
          </table:table-cell>
          <table:table-cell office:value-type="float" office:value="4">
            <text:p>4</text:p>
          </table:table-cell>
          <table:table-cell office:value-type="string">
            <text:p>Treaty</text:p>
          </table:table-cell>
          <table:table-cell office:value-type="string">
            <text:p>http://en.wikipedia.org/wiki/Treaty</text:p>
          </table:table-cell>
          <table:table-cell office:value-type="string">
            <text:p>Fulgencio Batista</text:p>
          </table:table-cell>
          <table:table-cell office:value-type="string">
            <text:p>http://en.wikipedia.org/wiki/Fulgencio_Batista</text:p>
          </table:table-cell>
          <table:table-cell table:style-name="Default"/>
          <table:table-cell office:value-type="float" office:value="2">
            <text:p>2</text:p>
          </table:table-cell>
          <table:table-cell table:number-columns-repeated="3"/>
          <table:table-cell table:formula="of:=CONCATENATE(TEXT([.$AD105];&quot;#&quot;);&quot;,&quot;;TEXT([.$AF105];&quot;#&quot;);&quot;,&quot;;TEXT([.$AM105];&quot;#&quot;))" office:value-type="string" office:string-value="10,200,2">
            <text:p>10,200,2</text:p>
          </table:table-cell>
        </table:table-row>
        <table:table-row table:style-name="ro1">
          <table:table-cell office:value-type="string">
            <text:p>2HJ1K274J79K55U6FXV62XFCEW4GE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9 GMT 2012</text:p>
          </table:table-cell>
          <table:table-cell table:number-columns-repeated="2"/>
          <table:table-cell office:value-type="string">
            <text:p>2X4WYB49F9SS7QL68TFN0T5HAW1UQE</text:p>
          </table:table-cell>
          <table:table-cell office:value-type="string">
            <text:p>A30SN6C7YX0OIP</text:p>
          </table:table-cell>
          <table:table-cell office:value-type="string">
            <text:p>Approved</text:p>
          </table:table-cell>
          <table:table-cell office:value-type="string">
            <text:p>Thu Aug 30 19:30:26 GMT 2012</text:p>
          </table:table-cell>
          <table:table-cell office:value-type="string">
            <text:p>Thu Aug 30 19:30:33 GMT 2012</text:p>
          </table:table-cell>
          <table:table-cell office:value-type="string">
            <text:p>Thu Sep 06 19:30:33 GMT 2012</text:p>
          </table:table-cell>
          <table:table-cell office:value-type="string">
            <text:p>2012/09/06 19:34:16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Franklin_Pierce_1:5.txt</text:p>
          </table:table-cell>
          <table:table-cell office:value-type="string">
            <text:p>As no diplomatic intercourse is allowed between our consul at Havana and the Captain-General of Cuba, ready explanations can not be made or prompt redress afforded where injury has resulted. All complaint on the part of our citizens under the present arrangement must be, in the first place, presented to this Government and then referred to Spain. Spain again refers it to her local authorities in Cuba for investigation, and postpones an answer till she has heard from those authorities. To avoid these irritating and vexatious delays, a proposition has been made to provide for a direct appeal for redress to the Captain-General by our consul in behalf of our injured fellow-citizens. Hitherto the Government of Spain has declined to enter into any such arrangement. This course on her part is deeply regretted, for without some arrangement of this kind the good understanding between the two countries may be exposed to occasional interruption. Our minister at Madrid is instructed to renew the proposition and to press it again upon the consideration of Her Catholic Majesty's Government.&lt;br/&gt;&lt;br/&gt;For several years Spain has been calling the attention of this Government to a claim for losses by some of her subjects in the case of the schooner Amistad. This claim is believed to rest on the obligations imposed by our existing treaty with that country. Its justice was admitted in our diplomatic correspondence with the Spanish Government as early as March, 1847, and one of my predecessors, in his annual message of that year, recommended that provision should be made for its payment. In January last it was again submitted to Congress by the Executive. It has received a favorable consideration by committees of both branches, but as yet there has been no final action upon it. I conceive that good faith requires its prompt adjustment, and I present it to your early and favorable consideration.&lt;br/&gt;&lt;br/&gt;</text:p>
          </table:table-cell>
          <table:table-cell office:value-type="float" office:value="10">
            <text:p>10</text:p>
          </table:table-cell>
          <table:table-cell office:value-type="float" office:value="0">
            <text:p>0</text:p>
          </table:table-cell>
          <table:table-cell office:value-type="float" office:value="200">
            <text:p>200</text:p>
          </table:table-cell>
          <table:table-cell office:value-type="float" office:value="4">
            <text:p>4</text:p>
          </table:table-cell>
          <table:table-cell office:value-type="string">
            <text:p>Treaty</text:p>
          </table:table-cell>
          <table:table-cell office:value-type="string">
            <text:p>http://en.wikipedia.org/wiki/Treaty</text:p>
          </table:table-cell>
          <table:table-cell office:value-type="string">
            <text:p>Fulgencio Batista</text:p>
          </table:table-cell>
          <table:table-cell office:value-type="string">
            <text:p>http://en.wikipedia.org/wiki/Fulgencio_Batista</text:p>
          </table:table-cell>
          <table:table-cell table:style-name="Default" office:value-type="string">
            <text:p>NO</text:p>
          </table:table-cell>
          <table:table-cell office:value-type="float" office:value="1">
            <text:p>1</text:p>
          </table:table-cell>
          <table:table-cell table:number-columns-repeated="3"/>
          <table:table-cell table:formula="of:=CONCATENATE(TEXT([.$AD106];&quot;#&quot;);&quot;,&quot;;TEXT([.$AF106];&quot;#&quot;);&quot;,&quot;;TEXT([.$AM106];&quot;#&quot;))" office:value-type="string" office:string-value="10,200,1">
            <text:p>10,200,1</text:p>
          </table:table-cell>
        </table:table-row>
        <table:table-row table:style-name="ro1">
          <table:table-cell office:value-type="string">
            <text:p>2776AUC26DG6MMP2A5RFS0COLUIB4O</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9 GMT 2012</text:p>
          </table:table-cell>
          <table:table-cell table:number-columns-repeated="2"/>
          <table:table-cell office:value-type="string">
            <text:p>23DB3L0FBJ9I3K7JQ15VM5RPWJFYMT</text:p>
          </table:table-cell>
          <table:table-cell office:value-type="string">
            <text:p>A30SN6C7YX0OIP</text:p>
          </table:table-cell>
          <table:table-cell office:value-type="string">
            <text:p>Approved</text:p>
          </table:table-cell>
          <table:table-cell office:value-type="string">
            <text:p>Thu Aug 30 19:43:06 GMT 2012</text:p>
          </table:table-cell>
          <table:table-cell office:value-type="string">
            <text:p>Thu Aug 30 19:43:14 GMT 2012</text:p>
          </table:table-cell>
          <table:table-cell office:value-type="string">
            <text:p>Thu Sep 06 19:43:14 GMT 2012</text:p>
          </table:table-cell>
          <table:table-cell office:value-type="string">
            <text:p>2012/09/06 19:44:14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Benjamin_Harrison_3:2.txt</text:p>
          </table:table-cell>
          <table:table-cell office:value-type="string">
            <text:p>The work of the State Department during the last year has been characterized by an unusual number of important negotiations and by diplomatic results of a notable and highly beneficial character. Among these are the reciprocal trade arrangements which have been concluded, in the exercise of the powers conferred by section 3 of the tariff law, with the Republic of Brazil, with Spain for its West India possessions, and with Santo Domingo. Like negotiations with other countries have been much advanced, and it is hoped that before the close of the year further definitive trade arrangements of great value will be concluded.&lt;br/&gt;&lt;br/&gt;In view of the reports which had been received as to the diminution of the seal herds in the Bering Sea, I deemed it wise to propose to Her Majesty's Government in February last that an agreement for a closed season should be made pending the negotiations for arbitration, which then seemed to be approaching a favorable conclusion. After much correspondence and delays, for which this Government was not responsible, an agreement was reached and signed on the 15th of June, by which Great Britain undertook from that date and until May 1, 1892, to prohibit the killing by her subjects of seals in the Bering Sea, and the Government of the United States during the same period to enforce its existing prohibition against pelagic sealing and to limit the catch by the fur-seal company upon the islands to 7,500 skins. If this agreement could have been reached earlier in response to the strenuous endeavors of this Government, it would have been more effective; but coming even as late as it did it unquestionably resulted in greatly diminishing the destruction of the seals by the Canadian sealers.&lt;br/&gt;&lt;br/&gt;</text:p>
          </table:table-cell>
          <table:table-cell office:value-type="float" office:value="20">
            <text:p>20</text:p>
          </table:table-cell>
          <table:table-cell office:value-type="float" office:value="2">
            <text:p>2</text:p>
          </table:table-cell>
          <table:table-cell office:value-type="float" office:value="200">
            <text:p>200</text:p>
          </table:table-cell>
          <table:table-cell office:value-type="float" office:value="1">
            <text:p>1</text:p>
          </table:table-cell>
          <table:table-cell office:value-type="string">
            <text:p>Abolitionism</text:p>
          </table:table-cell>
          <table:table-cell office:value-type="string">
            <text:p>http://en.wikipedia.org/wiki/Abolitionism</text:p>
          </table:table-cell>
          <table:table-cell office:value-type="string">
            <text:p>Arbitration</text:p>
          </table:table-cell>
          <table:table-cell office:value-type="string">
            <text:p>http://en.wikipedia.org/wiki/Arbitration</text:p>
          </table:table-cell>
          <table:table-cell table:style-name="Default" office:value-type="string">
            <text:p>NO</text:p>
          </table:table-cell>
          <table:table-cell office:value-type="float" office:value="2">
            <text:p>2</text:p>
          </table:table-cell>
          <table:table-cell table:number-columns-repeated="3"/>
          <table:table-cell table:formula="of:=CONCATENATE(TEXT([.$AD107];&quot;#&quot;);&quot;,&quot;;TEXT([.$AF107];&quot;#&quot;);&quot;,&quot;;TEXT([.$AM107];&quot;#&quot;))" office:value-type="string" office:string-value="20,200,2">
            <text:p>20,200,2</text:p>
          </table:table-cell>
        </table:table-row>
        <table:table-row table:style-name="ro1">
          <table:table-cell office:value-type="string">
            <text:p>2776AUC26DG6MMP2A5RFS0COLUIB4O</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9 GMT 2012</text:p>
          </table:table-cell>
          <table:table-cell table:number-columns-repeated="2"/>
          <table:table-cell office:value-type="string">
            <text:p>23MHYW2GTP9RPGGA3WS6HYSOKORSN7</text:p>
          </table:table-cell>
          <table:table-cell office:value-type="string">
            <text:p>A997OZ3H2B3Q2</text:p>
          </table:table-cell>
          <table:table-cell office:value-type="string">
            <text:p>Approved</text:p>
          </table:table-cell>
          <table:table-cell office:value-type="string">
            <text:p>Thu Aug 30 18:54:44 GMT 2012</text:p>
          </table:table-cell>
          <table:table-cell office:value-type="string">
            <text:p>Thu Aug 30 18:55:36 GMT 2012</text:p>
          </table:table-cell>
          <table:table-cell office:value-type="string">
            <text:p>Thu Sep 06 18:55:36 GMT 2012</text:p>
          </table:table-cell>
          <table:table-cell office:value-type="string">
            <text:p>2012/09/06 18:59:14 +0000</text:p>
          </table:table-cell>
          <table:table-cell table:number-columns-repeated="2"/>
          <table:table-cell office:value-type="float" office:value="52">
            <text:p>52</text:p>
          </table:table-cell>
          <table:table-cell table:number-columns-repeated="2" office:value-type="string">
            <text:p>100% (93/93)</text:p>
          </table:table-cell>
          <table:table-cell office:value-type="string">
            <text:p>0% (0/0)</text:p>
          </table:table-cell>
          <table:table-cell office:value-type="string">
            <text:p>Benjamin_Harrison_3:2.txt</text:p>
          </table:table-cell>
          <table:table-cell office:value-type="string">
            <text:p>The work of the State Department during the last year has been characterized by an unusual number of important negotiations and by diplomatic results of a notable and highly beneficial character. Among these are the reciprocal trade arrangements which have been concluded, in the exercise of the powers conferred by section 3 of the tariff law, with the Republic of Brazil, with Spain for its West India possessions, and with Santo Domingo. Like negotiations with other countries have been much advanced, and it is hoped that before the close of the year further definitive trade arrangements of great value will be concluded.&lt;br/&gt;&lt;br/&gt;In view of the reports which had been received as to the diminution of the seal herds in the Bering Sea, I deemed it wise to propose to Her Majesty's Government in February last that an agreement for a closed season should be made pending the negotiations for arbitration, which then seemed to be approaching a favorable conclusion. After much correspondence and delays, for which this Government was not responsible, an agreement was reached and signed on the 15th of June, by which Great Britain undertook from that date and until May 1, 1892, to prohibit the killing by her subjects of seals in the Bering Sea, and the Government of the United States during the same period to enforce its existing prohibition against pelagic sealing and to limit the catch by the fur-seal company upon the islands to 7,500 skins. If this agreement could have been reached earlier in response to the strenuous endeavors of this Government, it would have been more effective; but coming even as late as it did it unquestionably resulted in greatly diminishing the destruction of the seals by the Canadian sealers.&lt;br/&gt;&lt;br/&gt;</text:p>
          </table:table-cell>
          <table:table-cell office:value-type="float" office:value="20">
            <text:p>20</text:p>
          </table:table-cell>
          <table:table-cell office:value-type="float" office:value="2">
            <text:p>2</text:p>
          </table:table-cell>
          <table:table-cell office:value-type="float" office:value="200">
            <text:p>200</text:p>
          </table:table-cell>
          <table:table-cell office:value-type="float" office:value="1">
            <text:p>1</text:p>
          </table:table-cell>
          <table:table-cell office:value-type="string">
            <text:p>Abolitionism</text:p>
          </table:table-cell>
          <table:table-cell office:value-type="string">
            <text:p>http://en.wikipedia.org/wiki/Abolitionism</text:p>
          </table:table-cell>
          <table:table-cell office:value-type="string">
            <text:p>Arbitration</text:p>
          </table:table-cell>
          <table:table-cell office:value-type="string">
            <text:p>http://en.wikipedia.org/wiki/Arbitration</text:p>
          </table:table-cell>
          <table:table-cell table:style-name="Default"/>
          <table:table-cell office:value-type="float" office:value="2">
            <text:p>2</text:p>
          </table:table-cell>
          <table:table-cell table:number-columns-repeated="3"/>
          <table:table-cell table:formula="of:=CONCATENATE(TEXT([.$AD108];&quot;#&quot;);&quot;,&quot;;TEXT([.$AF108];&quot;#&quot;);&quot;,&quot;;TEXT([.$AM108];&quot;#&quot;))" office:value-type="string" office:string-value="20,200,2">
            <text:p>20,200,2</text:p>
          </table:table-cell>
        </table:table-row>
        <table:table-row table:style-name="ro1">
          <table:table-cell office:value-type="string">
            <text:p>2776AUC26DG6MMP2A5RFS0COLUIB4O</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9 GMT 2012</text:p>
          </table:table-cell>
          <table:table-cell table:number-columns-repeated="2"/>
          <table:table-cell office:value-type="string">
            <text:p>2GCW4ZMAZHHR6U3V7YEN3RH1PZTAJ5</text:p>
          </table:table-cell>
          <table:table-cell office:value-type="string">
            <text:p>A31ALYJKPKD09W</text:p>
          </table:table-cell>
          <table:table-cell office:value-type="string">
            <text:p>Approved</text:p>
          </table:table-cell>
          <table:table-cell office:value-type="string">
            <text:p>Fri Aug 31 00:28:29 GMT 2012</text:p>
          </table:table-cell>
          <table:table-cell office:value-type="string">
            <text:p>Fri Aug 31 00:28:36 GMT 2012</text:p>
          </table:table-cell>
          <table:table-cell office:value-type="string">
            <text:p>Fri Sep 07 00:28:36 GMT 2012</text:p>
          </table:table-cell>
          <table:table-cell office:value-type="string">
            <text:p>2012/09/07 00:29:14 +0000</text:p>
          </table:table-cell>
          <table:table-cell table:number-columns-repeated="2"/>
          <table:table-cell office:value-type="float" office:value="7">
            <text:p>7</text:p>
          </table:table-cell>
          <table:table-cell office:value-type="string">
            <text:p>100% (294/295)</text:p>
          </table:table-cell>
          <table:table-cell office:value-type="string">
            <text:p>100% (62/62)</text:p>
          </table:table-cell>
          <table:table-cell office:value-type="string">
            <text:p>0% (0/0)</text:p>
          </table:table-cell>
          <table:table-cell office:value-type="string">
            <text:p>Benjamin_Harrison_3:2.txt</text:p>
          </table:table-cell>
          <table:table-cell office:value-type="string">
            <text:p>The work of the State Department during the last year has been characterized by an unusual number of important negotiations and by diplomatic results of a notable and highly beneficial character. Among these are the reciprocal trade arrangements which have been concluded, in the exercise of the powers conferred by section 3 of the tariff law, with the Republic of Brazil, with Spain for its West India possessions, and with Santo Domingo. Like negotiations with other countries have been much advanced, and it is hoped that before the close of the year further definitive trade arrangements of great value will be concluded.&lt;br/&gt;&lt;br/&gt;In view of the reports which had been received as to the diminution of the seal herds in the Bering Sea, I deemed it wise to propose to Her Majesty's Government in February last that an agreement for a closed season should be made pending the negotiations for arbitration, which then seemed to be approaching a favorable conclusion. After much correspondence and delays, for which this Government was not responsible, an agreement was reached and signed on the 15th of June, by which Great Britain undertook from that date and until May 1, 1892, to prohibit the killing by her subjects of seals in the Bering Sea, and the Government of the United States during the same period to enforce its existing prohibition against pelagic sealing and to limit the catch by the fur-seal company upon the islands to 7,500 skins. If this agreement could have been reached earlier in response to the strenuous endeavors of this Government, it would have been more effective; but coming even as late as it did it unquestionably resulted in greatly diminishing the destruction of the seals by the Canadian sealers.&lt;br/&gt;&lt;br/&gt;</text:p>
          </table:table-cell>
          <table:table-cell office:value-type="float" office:value="20">
            <text:p>20</text:p>
          </table:table-cell>
          <table:table-cell office:value-type="float" office:value="2">
            <text:p>2</text:p>
          </table:table-cell>
          <table:table-cell office:value-type="float" office:value="200">
            <text:p>200</text:p>
          </table:table-cell>
          <table:table-cell office:value-type="float" office:value="1">
            <text:p>1</text:p>
          </table:table-cell>
          <table:table-cell office:value-type="string">
            <text:p>Abolitionism</text:p>
          </table:table-cell>
          <table:table-cell office:value-type="string">
            <text:p>http://en.wikipedia.org/wiki/Abolitionism</text:p>
          </table:table-cell>
          <table:table-cell office:value-type="string">
            <text:p>Arbitration</text:p>
          </table:table-cell>
          <table:table-cell office:value-type="string">
            <text:p>http://en.wikipedia.org/wiki/Arbitration</text:p>
          </table:table-cell>
          <table:table-cell table:style-name="Default"/>
          <table:table-cell office:value-type="float" office:value="1">
            <text:p>1</text:p>
          </table:table-cell>
          <table:table-cell table:number-columns-repeated="3"/>
          <table:table-cell table:formula="of:=CONCATENATE(TEXT([.$AD109];&quot;#&quot;);&quot;,&quot;;TEXT([.$AF109];&quot;#&quot;);&quot;,&quot;;TEXT([.$AM109];&quot;#&quot;))" office:value-type="string" office:string-value="20,200,1">
            <text:p>20,200,1</text:p>
          </table:table-cell>
        </table:table-row>
        <table:table-row table:style-name="ro1">
          <table:table-cell office:value-type="string">
            <text:p>2IFERSQV66RL4Q6YARMWIVKI7UM3B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9 GMT 2012</text:p>
          </table:table-cell>
          <table:table-cell table:number-columns-repeated="2"/>
          <table:table-cell office:value-type="string">
            <text:p>2K6SCWY2AOO2VVAJNYFGYSCMBZ022M</text:p>
          </table:table-cell>
          <table:table-cell office:value-type="string">
            <text:p>A3BUGMS8MBPWEM</text:p>
          </table:table-cell>
          <table:table-cell office:value-type="string">
            <text:p>Approved</text:p>
          </table:table-cell>
          <table:table-cell office:value-type="string">
            <text:p>Thu Aug 30 18:19:39 GMT 2012</text:p>
          </table:table-cell>
          <table:table-cell office:value-type="string">
            <text:p>Thu Aug 30 18:20:35 GMT 2012</text:p>
          </table:table-cell>
          <table:table-cell office:value-type="string">
            <text:p>Thu Sep 06 18:20:35 GMT 2012</text:p>
          </table:table-cell>
          <table:table-cell office:value-type="string">
            <text:p>2012/09/06 18:24:20 +0000</text:p>
          </table:table-cell>
          <table:table-cell table:number-columns-repeated="2"/>
          <table:table-cell office:value-type="float" office:value="56">
            <text:p>56</text:p>
          </table:table-cell>
          <table:table-cell table:number-columns-repeated="2" office:value-type="string">
            <text:p>100% (6/6)</text:p>
          </table:table-cell>
          <table:table-cell office:value-type="string">
            <text:p>0% (0/0)</text:p>
          </table:table-cell>
          <table:table-cell office:value-type="string">
            <text:p>Harry_S._Truman_7:12.txt</text:p>
          </table:table-cell>
          <table:table-cell office:value-type="string">
            <text:p>Economic conditions in the country are good. There are 61 million people on the job; wages, farm incomes, and business profits are at high levels. Total production of goods and services in our country has increased 8 percent over last year--about twice the normal rate of growth.&lt;br/&gt;&lt;br/&gt;Perhaps the most amazing thing about our economic progress is the way we are increasing our basic capacity to produce. For example, we are now in the second year of a 3-year program which will double our output of aluminum, increase our electric power supply by 40 percent, and increase our steelmaking capacity by 15 percent. We can then produce 120 million tons of steel a year, as much as all the rest of the world put together.&lt;br/&gt;&lt;br/&gt;</text:p>
          </table:table-cell>
          <table:table-cell office:value-type="float" office:value="20">
            <text:p>20</text:p>
          </table:table-cell>
          <table:table-cell office:value-type="float" office:value="1">
            <text:p>1</text:p>
          </table:table-cell>
          <table:table-cell office:value-type="float" office:value="200">
            <text:p>200</text:p>
          </table:table-cell>
          <table:table-cell office:value-type="float" office:value="1">
            <text:p>1</text:p>
          </table:table-cell>
          <table:table-cell office:value-type="string">
            <text:p>Prices</text:p>
          </table:table-cell>
          <table:table-cell office:value-type="string">
            <text:p>http://en.wikipedia.org/wiki/Prices</text:p>
          </table:table-cell>
          <table:table-cell office:value-type="string">
            <text:p>Dollars</text:p>
          </table:table-cell>
          <table:table-cell office:value-type="string">
            <text:p>http://en.wikipedia.org/wiki/Dollars</text:p>
          </table:table-cell>
          <table:table-cell table:style-name="Default"/>
          <table:table-cell office:value-type="float" office:value="1">
            <text:p>1</text:p>
          </table:table-cell>
          <table:table-cell table:number-columns-repeated="3"/>
          <table:table-cell table:formula="of:=CONCATENATE(TEXT([.$AD110];&quot;#&quot;);&quot;,&quot;;TEXT([.$AF110];&quot;#&quot;);&quot;,&quot;;TEXT([.$AM110];&quot;#&quot;))" office:value-type="string" office:string-value="20,200,1">
            <text:p>20,200,1</text:p>
          </table:table-cell>
        </table:table-row>
        <table:table-row table:style-name="ro1">
          <table:table-cell office:value-type="string">
            <text:p>2IFERSQV66RL4Q6YARMWIVKI7UM3B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9 GMT 2012</text:p>
          </table:table-cell>
          <table:table-cell table:number-columns-repeated="2"/>
          <table:table-cell office:value-type="string">
            <text:p>2P30HFL42J1LDEWGECYM8IGFPY7M1K</text:p>
          </table:table-cell>
          <table:table-cell office:value-type="string">
            <text:p>A30SN6C7YX0OIP</text:p>
          </table:table-cell>
          <table:table-cell office:value-type="string">
            <text:p>Approved</text:p>
          </table:table-cell>
          <table:table-cell office:value-type="string">
            <text:p>Thu Aug 30 19:41:22 GMT 2012</text:p>
          </table:table-cell>
          <table:table-cell office:value-type="string">
            <text:p>Thu Aug 30 19:41:30 GMT 2012</text:p>
          </table:table-cell>
          <table:table-cell office:value-type="string">
            <text:p>Thu Sep 06 19:41:30 GMT 2012</text:p>
          </table:table-cell>
          <table:table-cell office:value-type="string">
            <text:p>2012/09/06 19:44:13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Harry_S._Truman_7:12.txt</text:p>
          </table:table-cell>
          <table:table-cell office:value-type="string">
            <text:p>Economic conditions in the country are good. There are 61 million people on the job; wages, farm incomes, and business profits are at high levels. Total production of goods and services in our country has increased 8 percent over last year--about twice the normal rate of growth.&lt;br/&gt;&lt;br/&gt;Perhaps the most amazing thing about our economic progress is the way we are increasing our basic capacity to produce. For example, we are now in the second year of a 3-year program which will double our output of aluminum, increase our electric power supply by 40 percent, and increase our steelmaking capacity by 15 percent. We can then produce 120 million tons of steel a year, as much as all the rest of the world put together.&lt;br/&gt;&lt;br/&gt;</text:p>
          </table:table-cell>
          <table:table-cell office:value-type="float" office:value="20">
            <text:p>20</text:p>
          </table:table-cell>
          <table:table-cell office:value-type="float" office:value="1">
            <text:p>1</text:p>
          </table:table-cell>
          <table:table-cell office:value-type="float" office:value="200">
            <text:p>200</text:p>
          </table:table-cell>
          <table:table-cell office:value-type="float" office:value="1">
            <text:p>1</text:p>
          </table:table-cell>
          <table:table-cell office:value-type="string">
            <text:p>Prices</text:p>
          </table:table-cell>
          <table:table-cell office:value-type="string">
            <text:p>http://en.wikipedia.org/wiki/Prices</text:p>
          </table:table-cell>
          <table:table-cell office:value-type="string">
            <text:p>Dollars</text:p>
          </table:table-cell>
          <table:table-cell office:value-type="string">
            <text:p>http://en.wikipedia.org/wiki/Dollars</text:p>
          </table:table-cell>
          <table:table-cell table:style-name="Default" office:value-type="string">
            <text:p>NO</text:p>
          </table:table-cell>
          <table:table-cell office:value-type="float" office:value="1">
            <text:p>1</text:p>
          </table:table-cell>
          <table:table-cell table:number-columns-repeated="3"/>
          <table:table-cell table:formula="of:=CONCATENATE(TEXT([.$AD111];&quot;#&quot;);&quot;,&quot;;TEXT([.$AF111];&quot;#&quot;);&quot;,&quot;;TEXT([.$AM111];&quot;#&quot;))" office:value-type="string" office:string-value="20,200,1">
            <text:p>20,200,1</text:p>
          </table:table-cell>
        </table:table-row>
        <table:table-row table:style-name="ro1">
          <table:table-cell office:value-type="string">
            <text:p>2IFERSQV66RL4Q6YARMWIVKI7UM3B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9 GMT 2012</text:p>
          </table:table-cell>
          <table:table-cell table:number-columns-repeated="2"/>
          <table:table-cell office:value-type="string">
            <text:p>2S2A2SEIUUU0FXEPRKVIQS8S7BSQQ2</text:p>
          </table:table-cell>
          <table:table-cell office:value-type="string">
            <text:p>A33GBAC29A0MS5</text:p>
          </table:table-cell>
          <table:table-cell office:value-type="string">
            <text:p>Approved</text:p>
          </table:table-cell>
          <table:table-cell office:value-type="string">
            <text:p>Thu Aug 30 18:44:58 GMT 2012</text:p>
          </table:table-cell>
          <table:table-cell office:value-type="string">
            <text:p>Thu Aug 30 18:45:10 GMT 2012</text:p>
          </table:table-cell>
          <table:table-cell office:value-type="string">
            <text:p>Thu Sep 06 18:45:10 GMT 2012</text:p>
          </table:table-cell>
          <table:table-cell office:value-type="string">
            <text:p>2012/09/06 18:49:19 +0000</text:p>
          </table:table-cell>
          <table:table-cell table:number-columns-repeated="2"/>
          <table:table-cell office:value-type="float" office:value="12">
            <text:p>12</text:p>
          </table:table-cell>
          <table:table-cell table:number-columns-repeated="2" office:value-type="string">
            <text:p>100% (84/84)</text:p>
          </table:table-cell>
          <table:table-cell office:value-type="string">
            <text:p>0% (0/0)</text:p>
          </table:table-cell>
          <table:table-cell office:value-type="string">
            <text:p>Harry_S._Truman_7:12.txt</text:p>
          </table:table-cell>
          <table:table-cell office:value-type="string">
            <text:p>Economic conditions in the country are good. There are 61 million people on the job; wages, farm incomes, and business profits are at high levels. Total production of goods and services in our country has increased 8 percent over last year--about twice the normal rate of growth.&lt;br/&gt;&lt;br/&gt;Perhaps the most amazing thing about our economic progress is the way we are increasing our basic capacity to produce. For example, we are now in the second year of a 3-year program which will double our output of aluminum, increase our electric power supply by 40 percent, and increase our steelmaking capacity by 15 percent. We can then produce 120 million tons of steel a year, as much as all the rest of the world put together.&lt;br/&gt;&lt;br/&gt;</text:p>
          </table:table-cell>
          <table:table-cell office:value-type="float" office:value="20">
            <text:p>20</text:p>
          </table:table-cell>
          <table:table-cell office:value-type="float" office:value="1">
            <text:p>1</text:p>
          </table:table-cell>
          <table:table-cell office:value-type="float" office:value="200">
            <text:p>200</text:p>
          </table:table-cell>
          <table:table-cell office:value-type="float" office:value="1">
            <text:p>1</text:p>
          </table:table-cell>
          <table:table-cell office:value-type="string">
            <text:p>Prices</text:p>
          </table:table-cell>
          <table:table-cell office:value-type="string">
            <text:p>http://en.wikipedia.org/wiki/Prices</text:p>
          </table:table-cell>
          <table:table-cell office:value-type="string">
            <text:p>Dollars</text:p>
          </table:table-cell>
          <table:table-cell office:value-type="string">
            <text:p>http://en.wikipedia.org/wiki/Dollars</text:p>
          </table:table-cell>
          <table:table-cell table:style-name="Default"/>
          <table:table-cell office:value-type="float" office:value="1">
            <text:p>1</text:p>
          </table:table-cell>
          <table:table-cell table:number-columns-repeated="3"/>
          <table:table-cell table:formula="of:=CONCATENATE(TEXT([.$AD112];&quot;#&quot;);&quot;,&quot;;TEXT([.$AF112];&quot;#&quot;);&quot;,&quot;;TEXT([.$AM112];&quot;#&quot;))" office:value-type="string" office:string-value="20,200,1">
            <text:p>20,200,1</text:p>
          </table:table-cell>
        </table:table-row>
        <table:table-row table:style-name="ro1">
          <table:table-cell office:value-type="string">
            <text:p>23SZHHRRLFQ03WB0YRSKPO9EHJAOF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9 GMT 2012</text:p>
          </table:table-cell>
          <table:table-cell table:number-columns-repeated="2"/>
          <table:table-cell office:value-type="string">
            <text:p>2432YU98JHST0KRQ7P2JHIOBOWOOC4</text:p>
          </table:table-cell>
          <table:table-cell office:value-type="string">
            <text:p>A31ALYJKPKD09W</text:p>
          </table:table-cell>
          <table:table-cell office:value-type="string">
            <text:p>Approved</text:p>
          </table:table-cell>
          <table:table-cell office:value-type="string">
            <text:p>Fri Aug 31 00:30:51 GMT 2012</text:p>
          </table:table-cell>
          <table:table-cell office:value-type="string">
            <text:p>Fri Aug 31 00:30:57 GMT 2012</text:p>
          </table:table-cell>
          <table:table-cell office:value-type="string">
            <text:p>Fri Sep 07 00:30:57 GMT 2012</text:p>
          </table:table-cell>
          <table:table-cell office:value-type="string">
            <text:p>2012/09/07 00:34:12 +0000</text:p>
          </table:table-cell>
          <table:table-cell table:number-columns-repeated="2"/>
          <table:table-cell office:value-type="float" office:value="6">
            <text:p>6</text:p>
          </table:table-cell>
          <table:table-cell office:value-type="string">
            <text:p>100% (294/295)</text:p>
          </table:table-cell>
          <table:table-cell office:value-type="string">
            <text:p>100% (62/62)</text:p>
          </table:table-cell>
          <table:table-cell office:value-type="string">
            <text:p>0% (0/0)</text:p>
          </table:table-cell>
          <table:table-cell office:value-type="string">
            <text:p>Chester_A._Arthur_3:6.txt</text:p>
          </table:table-cell>
          <table:table-cell office:value-type="string">
            <text:p>The proximity of Cuba to the United States and the peculiar methods of administration which there prevail necessitate constant discussion and appeal on our part from the proceedings of the insular authorities. I regret to say that the just protests of this Government have not as yet produced satisfactory results.&lt;br/&gt;&lt;br/&gt;The commission appointed to decide certain claims of our citizens against the Spanish Government, after the recognition of a satisfactory rule as to the validity and force of naturalization in the United States, has finally adjourned. Some of its awards, though made more than two years ago, have not yet been paid. Their speedy payment is expected.&lt;br/&gt;&lt;br/&gt;</text:p>
          </table:table-cell>
          <table:table-cell office:value-type="float" office:value="100">
            <text:p>100</text:p>
          </table:table-cell>
          <table:table-cell office:value-type="float" office:value="3">
            <text:p>3</text:p>
          </table:table-cell>
          <table:table-cell office:value-type="float" office:value="10">
            <text:p>10</text:p>
          </table:table-cell>
          <table:table-cell office:value-type="float" office:value="0">
            <text:p>0</text:p>
          </table:table-cell>
          <table:table-cell office:value-type="string">
            <text:p>Treaty</text:p>
          </table:table-cell>
          <table:table-cell office:value-type="string">
            <text:p>http://en.wikipedia.org/wiki/Treaty</text:p>
          </table:table-cell>
          <table:table-cell office:value-type="string">
            <text:p>Treaty</text:p>
          </table:table-cell>
          <table:table-cell office:value-type="string">
            <text:p>http://en.wikipedia.org/wiki/Treaty</text:p>
          </table:table-cell>
          <table:table-cell table:style-name="Default"/>
          <table:table-cell office:value-type="float" office:value="1">
            <text:p>1</text:p>
          </table:table-cell>
          <table:table-cell table:number-columns-repeated="3"/>
          <table:table-cell table:formula="of:=CONCATENATE(TEXT([.$AD113];&quot;#&quot;);&quot;,&quot;;TEXT([.$AF113];&quot;#&quot;);&quot;,&quot;;TEXT([.$AM113];&quot;#&quot;))" office:value-type="string" office:string-value="100,10,1">
            <text:p>100,10,1</text:p>
          </table:table-cell>
        </table:table-row>
        <table:table-row table:style-name="ro1">
          <table:table-cell office:value-type="string">
            <text:p>23SZHHRRLFQ03WB0YRSKPO9EHJAOF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9 GMT 2012</text:p>
          </table:table-cell>
          <table:table-cell table:number-columns-repeated="2"/>
          <table:table-cell office:value-type="string">
            <text:p>2RNWAVKI62NJ5BPC9909YH6BP22RJD</text:p>
          </table:table-cell>
          <table:table-cell office:value-type="string">
            <text:p>A33GBAC29A0MS5</text:p>
          </table:table-cell>
          <table:table-cell office:value-type="string">
            <text:p>Approved</text:p>
          </table:table-cell>
          <table:table-cell office:value-type="string">
            <text:p>Thu Aug 30 18:37:12 GMT 2012</text:p>
          </table:table-cell>
          <table:table-cell office:value-type="string">
            <text:p>Thu Aug 30 18:37:23 GMT 2012</text:p>
          </table:table-cell>
          <table:table-cell office:value-type="string">
            <text:p>Thu Sep 06 18:37:23 GMT 2012</text:p>
          </table:table-cell>
          <table:table-cell office:value-type="string">
            <text:p>2012/09/06 18:39:19 +0000</text:p>
          </table:table-cell>
          <table:table-cell table:number-columns-repeated="2"/>
          <table:table-cell office:value-type="float" office:value="11">
            <text:p>11</text:p>
          </table:table-cell>
          <table:table-cell table:number-columns-repeated="2" office:value-type="string">
            <text:p>100% (84/84)</text:p>
          </table:table-cell>
          <table:table-cell office:value-type="string">
            <text:p>0% (0/0)</text:p>
          </table:table-cell>
          <table:table-cell office:value-type="string">
            <text:p>Chester_A._Arthur_3:6.txt</text:p>
          </table:table-cell>
          <table:table-cell office:value-type="string">
            <text:p>The proximity of Cuba to the United States and the peculiar methods of administration which there prevail necessitate constant discussion and appeal on our part from the proceedings of the insular authorities. I regret to say that the just protests of this Government have not as yet produced satisfactory results.&lt;br/&gt;&lt;br/&gt;The commission appointed to decide certain claims of our citizens against the Spanish Government, after the recognition of a satisfactory rule as to the validity and force of naturalization in the United States, has finally adjourned. Some of its awards, though made more than two years ago, have not yet been paid. Their speedy payment is expected.&lt;br/&gt;&lt;br/&gt;</text:p>
          </table:table-cell>
          <table:table-cell office:value-type="float" office:value="100">
            <text:p>100</text:p>
          </table:table-cell>
          <table:table-cell office:value-type="float" office:value="3">
            <text:p>3</text:p>
          </table:table-cell>
          <table:table-cell office:value-type="float" office:value="10">
            <text:p>10</text:p>
          </table:table-cell>
          <table:table-cell office:value-type="float" office:value="0">
            <text:p>0</text:p>
          </table:table-cell>
          <table:table-cell office:value-type="string">
            <text:p>Treaty</text:p>
          </table:table-cell>
          <table:table-cell office:value-type="string">
            <text:p>http://en.wikipedia.org/wiki/Treaty</text:p>
          </table:table-cell>
          <table:table-cell office:value-type="string">
            <text:p>Treaty</text:p>
          </table:table-cell>
          <table:table-cell office:value-type="string">
            <text:p>http://en.wikipedia.org/wiki/Treaty</text:p>
          </table:table-cell>
          <table:table-cell table:style-name="Default" office:value-type="string">
            <text:p>Labels are the same</text:p>
          </table:table-cell>
          <table:table-cell office:value-type="float" office:value="1">
            <text:p>1</text:p>
          </table:table-cell>
          <table:table-cell table:number-columns-repeated="3"/>
          <table:table-cell table:formula="of:=CONCATENATE(TEXT([.$AD114];&quot;#&quot;);&quot;,&quot;;TEXT([.$AF114];&quot;#&quot;);&quot;,&quot;;TEXT([.$AM114];&quot;#&quot;))" office:value-type="string" office:string-value="100,10,1">
            <text:p>100,10,1</text:p>
          </table:table-cell>
        </table:table-row>
        <table:table-row table:style-name="ro1">
          <table:table-cell office:value-type="string">
            <text:p>23SZHHRRLFQ03WB0YRSKPO9EHJAOF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9 GMT 2012</text:p>
          </table:table-cell>
          <table:table-cell table:number-columns-repeated="2"/>
          <table:table-cell office:value-type="string">
            <text:p>2SMB2YU98JHS8UZ8SA6BR9IOG07NB3</text:p>
          </table:table-cell>
          <table:table-cell office:value-type="string">
            <text:p>A30SN6C7YX0OIP</text:p>
          </table:table-cell>
          <table:table-cell office:value-type="string">
            <text:p>Approved</text:p>
          </table:table-cell>
          <table:table-cell office:value-type="string">
            <text:p>Thu Aug 30 19:35:07 GMT 2012</text:p>
          </table:table-cell>
          <table:table-cell office:value-type="string">
            <text:p>Thu Aug 30 19:35:15 GMT 2012</text:p>
          </table:table-cell>
          <table:table-cell office:value-type="string">
            <text:p>Thu Sep 06 19:35:15 GMT 2012</text:p>
          </table:table-cell>
          <table:table-cell office:value-type="string">
            <text:p>2012/09/06 19:39:14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Chester_A._Arthur_3:6.txt</text:p>
          </table:table-cell>
          <table:table-cell office:value-type="string">
            <text:p>The proximity of Cuba to the United States and the peculiar methods of administration which there prevail necessitate constant discussion and appeal on our part from the proceedings of the insular authorities. I regret to say that the just protests of this Government have not as yet produced satisfactory results.&lt;br/&gt;&lt;br/&gt;The commission appointed to decide certain claims of our citizens against the Spanish Government, after the recognition of a satisfactory rule as to the validity and force of naturalization in the United States, has finally adjourned. Some of its awards, though made more than two years ago, have not yet been paid. Their speedy payment is expected.&lt;br/&gt;&lt;br/&gt;</text:p>
          </table:table-cell>
          <table:table-cell office:value-type="float" office:value="100">
            <text:p>100</text:p>
          </table:table-cell>
          <table:table-cell office:value-type="float" office:value="3">
            <text:p>3</text:p>
          </table:table-cell>
          <table:table-cell office:value-type="float" office:value="10">
            <text:p>10</text:p>
          </table:table-cell>
          <table:table-cell office:value-type="float" office:value="0">
            <text:p>0</text:p>
          </table:table-cell>
          <table:table-cell office:value-type="string">
            <text:p>Treaty</text:p>
          </table:table-cell>
          <table:table-cell office:value-type="string">
            <text:p>http://en.wikipedia.org/wiki/Treaty</text:p>
          </table:table-cell>
          <table:table-cell office:value-type="string">
            <text:p>Treaty</text:p>
          </table:table-cell>
          <table:table-cell office:value-type="string">
            <text:p>http://en.wikipedia.org/wiki/Treaty</text:p>
          </table:table-cell>
          <table:table-cell table:style-name="Default" office:value-type="string">
            <text:p>NO</text:p>
          </table:table-cell>
          <table:table-cell office:value-type="float" office:value="1">
            <text:p>1</text:p>
          </table:table-cell>
          <table:table-cell table:number-columns-repeated="3"/>
          <table:table-cell table:formula="of:=CONCATENATE(TEXT([.$AD115];&quot;#&quot;);&quot;,&quot;;TEXT([.$AF115];&quot;#&quot;);&quot;,&quot;;TEXT([.$AM115];&quot;#&quot;))" office:value-type="string" office:string-value="100,10,1">
            <text:p>100,10,1</text:p>
          </table:table-cell>
        </table:table-row>
        <table:table-row table:style-name="ro1">
          <table:table-cell office:value-type="string">
            <text:p>289LFQ0ONNVRWA8MVJ5GZB76ON7KT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9 GMT 2012</text:p>
          </table:table-cell>
          <table:table-cell table:number-columns-repeated="2"/>
          <table:table-cell office:value-type="string">
            <text:p>214JK63ZVE3H698ZPKH9RL5R8WSAZA</text:p>
          </table:table-cell>
          <table:table-cell office:value-type="string">
            <text:p>A3U1K9X1LXA5JA</text:p>
          </table:table-cell>
          <table:table-cell office:value-type="string">
            <text:p>Approved</text:p>
          </table:table-cell>
          <table:table-cell office:value-type="string">
            <text:p>Thu Aug 30 18:43:31 GMT 2012</text:p>
          </table:table-cell>
          <table:table-cell office:value-type="string">
            <text:p>Thu Aug 30 18:43:39 GMT 2012</text:p>
          </table:table-cell>
          <table:table-cell office:value-type="string">
            <text:p>Thu Sep 06 18:43:39 GMT 2012</text:p>
          </table:table-cell>
          <table:table-cell office:value-type="string">
            <text:p>2012/09/06 18:44:17 +0000</text:p>
          </table:table-cell>
          <table:table-cell table:number-columns-repeated="2"/>
          <table:table-cell office:value-type="float" office:value="8">
            <text:p>8</text:p>
          </table:table-cell>
          <table:table-cell office:value-type="string">
            <text:p>100% (29/29)</text:p>
          </table:table-cell>
          <table:table-cell office:value-type="string">
            <text:p>100% (28/28)</text:p>
          </table:table-cell>
          <table:table-cell office:value-type="string">
            <text:p>0% (0/0)</text:p>
          </table:table-cell>
          <table:table-cell office:value-type="string">
            <text:p>Thomas_Jefferson_7:6.txt</text:p>
          </table:table-cell>
          <table:table-cell office:value-type="string">
            <text:p>The appropriations of the last session for the defense of our sea port towns and harbors were made under expectation that a continuance of our peace would permit us to proceed in that work according to our convenience. It has been thought better to apply the sums then given toward the defense of New York, Charleston, and New Orleans chiefly, as most open and most likely first to need protection, and to leave places less immediately in danger to the provisions of the present session.&lt;br/&gt;&lt;br/&gt;The gun boats, too, already provided have on a like principle been chiefly assigned to New York, New Orleans, and the Chesapeake. Whether our movable force on the water, so material in aid of the defensive works on the land, should be augmented in this or any other form is left to the wisdom of the Legislature. For the purpose of manning these vessels in sudden attacks on our harbors it is a matter for consideration whether the sea men of the United States may not justly be formed into a special militia, to be called on for tours of duty in defense of the harbors where they shall happen to be, the ordinary militia of the place furnishing that portion which may consist of landsmen.&lt;br/&gt;&lt;br/&gt;</text:p>
          </table:table-cell>
          <table:table-cell office:value-type="float" office:value="20">
            <text:p>20</text:p>
          </table:table-cell>
          <table:table-cell office:value-type="float" office:value="2">
            <text:p>2</text:p>
          </table:table-cell>
          <table:table-cell office:value-type="float" office:value="50">
            <text:p>50</text:p>
          </table:table-cell>
          <table:table-cell office:value-type="float" office:value="3">
            <text:p>3</text:p>
          </table:table-cell>
          <table:table-cell office:value-type="string">
            <text:p>Petre P. Carp</text:p>
          </table:table-cell>
          <table:table-cell office:value-type="string">
            <text:p>http://en.wikipedia.org/wiki/Petre_P._Carp</text:p>
          </table:table-cell>
          <table:table-cell office:value-type="string">
            <text:p>Tara Singh Malhotra</text:p>
          </table:table-cell>
          <table:table-cell office:value-type="string">
            <text:p>http://en.wikipedia.org/wiki/Tara_Singh_Malhotra</text:p>
          </table:table-cell>
          <table:table-cell table:style-name="Default"/>
          <table:table-cell office:value-type="float" office:value="1">
            <text:p>1</text:p>
          </table:table-cell>
          <table:table-cell table:number-columns-repeated="3"/>
          <table:table-cell table:formula="of:=CONCATENATE(TEXT([.$AD116];&quot;#&quot;);&quot;,&quot;;TEXT([.$AF116];&quot;#&quot;);&quot;,&quot;;TEXT([.$AM116];&quot;#&quot;))" office:value-type="string" office:string-value="20,50,1">
            <text:p>20,50,1</text:p>
          </table:table-cell>
        </table:table-row>
        <table:table-row table:style-name="ro1">
          <table:table-cell office:value-type="string">
            <text:p>289LFQ0ONNVRWA8MVJ5GZB76ON7KT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9 GMT 2012</text:p>
          </table:table-cell>
          <table:table-cell table:number-columns-repeated="2"/>
          <table:table-cell office:value-type="string">
            <text:p>21Z0G5R98D8JI42C32JTVYCG835DT1</text:p>
          </table:table-cell>
          <table:table-cell office:value-type="string">
            <text:p>A997OZ3H2B3Q2</text:p>
          </table:table-cell>
          <table:table-cell office:value-type="string">
            <text:p>Approved</text:p>
          </table:table-cell>
          <table:table-cell office:value-type="string">
            <text:p>Thu Aug 30 19:18:04 GMT 2012</text:p>
          </table:table-cell>
          <table:table-cell office:value-type="string">
            <text:p>Thu Aug 30 19:18:13 GMT 2012</text:p>
          </table:table-cell>
          <table:table-cell office:value-type="string">
            <text:p>Thu Sep 06 19:18:13 GMT 2012</text:p>
          </table:table-cell>
          <table:table-cell office:value-type="string">
            <text:p>2012/09/06 19:19:17 +0000</text:p>
          </table:table-cell>
          <table:table-cell table:number-columns-repeated="2"/>
          <table:table-cell office:value-type="float" office:value="9">
            <text:p>9</text:p>
          </table:table-cell>
          <table:table-cell table:number-columns-repeated="2" office:value-type="string">
            <text:p>100% (93/93)</text:p>
          </table:table-cell>
          <table:table-cell office:value-type="string">
            <text:p>0% (0/0)</text:p>
          </table:table-cell>
          <table:table-cell office:value-type="string">
            <text:p>Thomas_Jefferson_7:6.txt</text:p>
          </table:table-cell>
          <table:table-cell office:value-type="string">
            <text:p>The appropriations of the last session for the defense of our sea port towns and harbors were made under expectation that a continuance of our peace would permit us to proceed in that work according to our convenience. It has been thought better to apply the sums then given toward the defense of New York, Charleston, and New Orleans chiefly, as most open and most likely first to need protection, and to leave places less immediately in danger to the provisions of the present session.&lt;br/&gt;&lt;br/&gt;The gun boats, too, already provided have on a like principle been chiefly assigned to New York, New Orleans, and the Chesapeake. Whether our movable force on the water, so material in aid of the defensive works on the land, should be augmented in this or any other form is left to the wisdom of the Legislature. For the purpose of manning these vessels in sudden attacks on our harbors it is a matter for consideration whether the sea men of the United States may not justly be formed into a special militia, to be called on for tours of duty in defense of the harbors where they shall happen to be, the ordinary militia of the place furnishing that portion which may consist of landsmen.&lt;br/&gt;&lt;br/&gt;</text:p>
          </table:table-cell>
          <table:table-cell office:value-type="float" office:value="20">
            <text:p>20</text:p>
          </table:table-cell>
          <table:table-cell office:value-type="float" office:value="2">
            <text:p>2</text:p>
          </table:table-cell>
          <table:table-cell office:value-type="float" office:value="50">
            <text:p>50</text:p>
          </table:table-cell>
          <table:table-cell office:value-type="float" office:value="3">
            <text:p>3</text:p>
          </table:table-cell>
          <table:table-cell office:value-type="string">
            <text:p>Petre P. Carp</text:p>
          </table:table-cell>
          <table:table-cell office:value-type="string">
            <text:p>http://en.wikipedia.org/wiki/Petre_P._Carp</text:p>
          </table:table-cell>
          <table:table-cell office:value-type="string">
            <text:p>Tara Singh Malhotra</text:p>
          </table:table-cell>
          <table:table-cell office:value-type="string">
            <text:p>http://en.wikipedia.org/wiki/Tara_Singh_Malhotra</text:p>
          </table:table-cell>
          <table:table-cell table:style-name="Default"/>
          <table:table-cell office:value-type="float" office:value="1">
            <text:p>1</text:p>
          </table:table-cell>
          <table:table-cell table:number-columns-repeated="3"/>
          <table:table-cell table:formula="of:=CONCATENATE(TEXT([.$AD117];&quot;#&quot;);&quot;,&quot;;TEXT([.$AF117];&quot;#&quot;);&quot;,&quot;;TEXT([.$AM117];&quot;#&quot;))" office:value-type="string" office:string-value="20,50,1">
            <text:p>20,50,1</text:p>
          </table:table-cell>
        </table:table-row>
        <table:table-row table:style-name="ro1">
          <table:table-cell office:value-type="string">
            <text:p>289LFQ0ONNVRWA8MVJ5GZB76ON7KT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1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19 GMT 2012</text:p>
          </table:table-cell>
          <table:table-cell table:number-columns-repeated="2"/>
          <table:table-cell office:value-type="string">
            <text:p>2V0I9NZW6HEZLX29X6YTG69GZ3SNX9</text:p>
          </table:table-cell>
          <table:table-cell office:value-type="string">
            <text:p>A33GBAC29A0MS5</text:p>
          </table:table-cell>
          <table:table-cell office:value-type="string">
            <text:p>Approved</text:p>
          </table:table-cell>
          <table:table-cell office:value-type="string">
            <text:p>Thu Aug 30 18:42:59 GMT 2012</text:p>
          </table:table-cell>
          <table:table-cell office:value-type="string">
            <text:p>Thu Aug 30 18:43:28 GMT 2012</text:p>
          </table:table-cell>
          <table:table-cell office:value-type="string">
            <text:p>Thu Sep 06 18:43:28 GMT 2012</text:p>
          </table:table-cell>
          <table:table-cell office:value-type="string">
            <text:p>2012/09/06 18:44:17 +0000</text:p>
          </table:table-cell>
          <table:table-cell table:number-columns-repeated="2"/>
          <table:table-cell office:value-type="float" office:value="29">
            <text:p>29</text:p>
          </table:table-cell>
          <table:table-cell table:number-columns-repeated="2" office:value-type="string">
            <text:p>100% (84/84)</text:p>
          </table:table-cell>
          <table:table-cell office:value-type="string">
            <text:p>0% (0/0)</text:p>
          </table:table-cell>
          <table:table-cell office:value-type="string">
            <text:p>Thomas_Jefferson_7:6.txt</text:p>
          </table:table-cell>
          <table:table-cell office:value-type="string">
            <text:p>The appropriations of the last session for the defense of our sea port towns and harbors were made under expectation that a continuance of our peace would permit us to proceed in that work according to our convenience. It has been thought better to apply the sums then given toward the defense of New York, Charleston, and New Orleans chiefly, as most open and most likely first to need protection, and to leave places less immediately in danger to the provisions of the present session.&lt;br/&gt;&lt;br/&gt;The gun boats, too, already provided have on a like principle been chiefly assigned to New York, New Orleans, and the Chesapeake. Whether our movable force on the water, so material in aid of the defensive works on the land, should be augmented in this or any other form is left to the wisdom of the Legislature. For the purpose of manning these vessels in sudden attacks on our harbors it is a matter for consideration whether the sea men of the United States may not justly be formed into a special militia, to be called on for tours of duty in defense of the harbors where they shall happen to be, the ordinary militia of the place furnishing that portion which may consist of landsmen.&lt;br/&gt;&lt;br/&gt;</text:p>
          </table:table-cell>
          <table:table-cell office:value-type="float" office:value="20">
            <text:p>20</text:p>
          </table:table-cell>
          <table:table-cell office:value-type="float" office:value="2">
            <text:p>2</text:p>
          </table:table-cell>
          <table:table-cell office:value-type="float" office:value="50">
            <text:p>50</text:p>
          </table:table-cell>
          <table:table-cell office:value-type="float" office:value="3">
            <text:p>3</text:p>
          </table:table-cell>
          <table:table-cell office:value-type="string">
            <text:p>Petre P. Carp</text:p>
          </table:table-cell>
          <table:table-cell office:value-type="string">
            <text:p>http://en.wikipedia.org/wiki/Petre_P._Carp</text:p>
          </table:table-cell>
          <table:table-cell office:value-type="string">
            <text:p>Tara Singh Malhotra</text:p>
          </table:table-cell>
          <table:table-cell office:value-type="string">
            <text:p>http://en.wikipedia.org/wiki/Tara_Singh_Malhotra</text:p>
          </table:table-cell>
          <table:table-cell table:style-name="Default"/>
          <table:table-cell office:value-type="float" office:value="1">
            <text:p>1</text:p>
          </table:table-cell>
          <table:table-cell table:number-columns-repeated="3"/>
          <table:table-cell table:formula="of:=CONCATENATE(TEXT([.$AD118];&quot;#&quot;);&quot;,&quot;;TEXT([.$AF118];&quot;#&quot;);&quot;,&quot;;TEXT([.$AM118];&quot;#&quot;))" office:value-type="string" office:string-value="20,50,1">
            <text:p>20,50,1</text:p>
          </table:table-cell>
        </table:table-row>
        <table:table-row table:style-name="ro1">
          <table:table-cell office:value-type="string">
            <text:p>2TYJ2D21O3W5CQOOWZJIAKYEQDR8E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0 GMT 2012</text:p>
          </table:table-cell>
          <table:table-cell table:number-columns-repeated="2"/>
          <table:table-cell office:value-type="string">
            <text:p>2ABG5TYMNCWYQDXKG2JSPX11O5LJNP</text:p>
          </table:table-cell>
          <table:table-cell office:value-type="string">
            <text:p>A3NSQ31TWXF8Z6</text:p>
          </table:table-cell>
          <table:table-cell office:value-type="string">
            <text:p>Approved</text:p>
          </table:table-cell>
          <table:table-cell office:value-type="string">
            <text:p>Thu Aug 30 21:01:14 GMT 2012</text:p>
          </table:table-cell>
          <table:table-cell office:value-type="string">
            <text:p>Thu Aug 30 21:03:37 GMT 2012</text:p>
          </table:table-cell>
          <table:table-cell office:value-type="string">
            <text:p>Thu Sep 06 21:03:37 GMT 2012</text:p>
          </table:table-cell>
          <table:table-cell office:value-type="string">
            <text:p>2012/09/06 21:04:15 +0000</text:p>
          </table:table-cell>
          <table:table-cell table:number-columns-repeated="2"/>
          <table:table-cell office:value-type="float" office:value="143">
            <text:p>143</text:p>
          </table:table-cell>
          <table:table-cell office:value-type="string">
            <text:p>100% (72/72)</text:p>
          </table:table-cell>
          <table:table-cell office:value-type="string">
            <text:p>100% (14/14)</text:p>
          </table:table-cell>
          <table:table-cell office:value-type="string">
            <text:p>0% (0/0)</text:p>
          </table:table-cell>
          <table:table-cell office:value-type="string">
            <text:p>Lyndon_Baines_Johnson_6:51.txt</text:p>
          </table:table-cell>
          <table:table-cell office:value-type="string">
            <text:p>Now for 5 most demanding years in the White House, I have been strengthened by the counsel and the cooperation of two great former Presidents, Harry S. Truman and Dwight David Eisenhower. I have been guided by the memory of my pleasant and close association with the beloved John F. Kennedy, and with our greatest modern legislator, Speaker Sam Rayburn.&lt;br/&gt;&lt;br/&gt;I have been assisted by my friend every step of the way, Vice President Hubert Humphrey. I am so grateful that I have been supported daily by the loyalty of Speaker McCormack and Majority Leader Albert.&lt;br/&gt;&lt;br/&gt;</text:p>
          </table:table-cell>
          <table:table-cell office:value-type="float" office:value="20">
            <text:p>20</text:p>
          </table:table-cell>
          <table:table-cell office:value-type="float" office:value="1">
            <text:p>1</text:p>
          </table:table-cell>
          <table:table-cell office:value-type="float" office:value="200">
            <text:p>200</text:p>
          </table:table-cell>
          <table:table-cell office:value-type="float" office:value="0">
            <text:p>0</text:p>
          </table:table-cell>
          <table:table-cell office:value-type="string">
            <text:p>Al Jolson</text:p>
          </table:table-cell>
          <table:table-cell office:value-type="string">
            <text:p>http://en.wikipedia.org/wiki/Al_Jolson</text:p>
          </table:table-cell>
          <table:table-cell office:value-type="string">
            <text:p>Alben W. Barkley</text:p>
          </table:table-cell>
          <table:table-cell office:value-type="string">
            <text:p>http://en.wikipedia.org/wiki/Alben_W._Barkley</text:p>
          </table:table-cell>
          <table:table-cell table:style-name="Default"/>
          <table:table-cell office:value-type="float" office:value="2">
            <text:p>2</text:p>
          </table:table-cell>
          <table:table-cell table:number-columns-repeated="3"/>
          <table:table-cell table:formula="of:=CONCATENATE(TEXT([.$AD119];&quot;#&quot;);&quot;,&quot;;TEXT([.$AF119];&quot;#&quot;);&quot;,&quot;;TEXT([.$AM119];&quot;#&quot;))" office:value-type="string" office:string-value="20,200,2">
            <text:p>20,200,2</text:p>
          </table:table-cell>
        </table:table-row>
        <table:table-row table:style-name="ro1">
          <table:table-cell office:value-type="string">
            <text:p>2TYJ2D21O3W5CQOOWZJIAKYEQDR8E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0 GMT 2012</text:p>
          </table:table-cell>
          <table:table-cell table:number-columns-repeated="2"/>
          <table:table-cell office:value-type="string">
            <text:p>2QO40SPW1INMWPMVBTUNIB6BK39F2N</text:p>
          </table:table-cell>
          <table:table-cell office:value-type="string">
            <text:p>A30SN6C7YX0OIP</text:p>
          </table:table-cell>
          <table:table-cell office:value-type="string">
            <text:p>Approved</text:p>
          </table:table-cell>
          <table:table-cell office:value-type="string">
            <text:p>Thu Aug 30 19:48:41 GMT 2012</text:p>
          </table:table-cell>
          <table:table-cell office:value-type="string">
            <text:p>Thu Aug 30 19:48:49 GMT 2012</text:p>
          </table:table-cell>
          <table:table-cell office:value-type="string">
            <text:p>Thu Sep 06 19:48:49 GMT 2012</text:p>
          </table:table-cell>
          <table:table-cell office:value-type="string">
            <text:p>2012/09/06 19:49:22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Lyndon_Baines_Johnson_6:51.txt</text:p>
          </table:table-cell>
          <table:table-cell office:value-type="string">
            <text:p>Now for 5 most demanding years in the White House, I have been strengthened by the counsel and the cooperation of two great former Presidents, Harry S. Truman and Dwight David Eisenhower. I have been guided by the memory of my pleasant and close association with the beloved John F. Kennedy, and with our greatest modern legislator, Speaker Sam Rayburn.&lt;br/&gt;&lt;br/&gt;I have been assisted by my friend every step of the way, Vice President Hubert Humphrey. I am so grateful that I have been supported daily by the loyalty of Speaker McCormack and Majority Leader Albert.&lt;br/&gt;&lt;br/&gt;</text:p>
          </table:table-cell>
          <table:table-cell office:value-type="float" office:value="20">
            <text:p>20</text:p>
          </table:table-cell>
          <table:table-cell office:value-type="float" office:value="1">
            <text:p>1</text:p>
          </table:table-cell>
          <table:table-cell office:value-type="float" office:value="200">
            <text:p>200</text:p>
          </table:table-cell>
          <table:table-cell office:value-type="float" office:value="0">
            <text:p>0</text:p>
          </table:table-cell>
          <table:table-cell office:value-type="string">
            <text:p>Al Jolson</text:p>
          </table:table-cell>
          <table:table-cell office:value-type="string">
            <text:p>http://en.wikipedia.org/wiki/Al_Jolson</text:p>
          </table:table-cell>
          <table:table-cell office:value-type="string">
            <text:p>Alben W. Barkley</text:p>
          </table:table-cell>
          <table:table-cell office:value-type="string">
            <text:p>http://en.wikipedia.org/wiki/Alben_W._Barkley</text:p>
          </table:table-cell>
          <table:table-cell table:style-name="Default" office:value-type="string">
            <text:p>NO</text:p>
          </table:table-cell>
          <table:table-cell office:value-type="float" office:value="1">
            <text:p>1</text:p>
          </table:table-cell>
          <table:table-cell table:number-columns-repeated="3"/>
          <table:table-cell table:formula="of:=CONCATENATE(TEXT([.$AD120];&quot;#&quot;);&quot;,&quot;;TEXT([.$AF120];&quot;#&quot;);&quot;,&quot;;TEXT([.$AM120];&quot;#&quot;))" office:value-type="string" office:string-value="20,200,1">
            <text:p>20,200,1</text:p>
          </table:table-cell>
        </table:table-row>
        <table:table-row table:style-name="ro1">
          <table:table-cell office:value-type="string">
            <text:p>2TYJ2D21O3W5CQOOWZJIAKYEQDR8E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0 GMT 2012</text:p>
          </table:table-cell>
          <table:table-cell table:number-columns-repeated="2"/>
          <table:table-cell office:value-type="string">
            <text:p>2Z4GJ2D21O3WK655QZGSQ2KYJ7Q7DX</text:p>
          </table:table-cell>
          <table:table-cell office:value-type="string">
            <text:p>A31ALYJKPKD09W</text:p>
          </table:table-cell>
          <table:table-cell office:value-type="string">
            <text:p>Approved</text:p>
          </table:table-cell>
          <table:table-cell office:value-type="string">
            <text:p>Fri Aug 31 00:24:46 GMT 2012</text:p>
          </table:table-cell>
          <table:table-cell office:value-type="string">
            <text:p>Fri Aug 31 00:25:16 GMT 2012</text:p>
          </table:table-cell>
          <table:table-cell office:value-type="string">
            <text:p>Fri Sep 07 00:25:16 GMT 2012</text:p>
          </table:table-cell>
          <table:table-cell office:value-type="string">
            <text:p>2012/09/07 00:29:12 +0000</text:p>
          </table:table-cell>
          <table:table-cell table:number-columns-repeated="2"/>
          <table:table-cell office:value-type="float" office:value="30">
            <text:p>30</text:p>
          </table:table-cell>
          <table:table-cell office:value-type="string">
            <text:p>100% (294/295)</text:p>
          </table:table-cell>
          <table:table-cell office:value-type="string">
            <text:p>100% (62/62)</text:p>
          </table:table-cell>
          <table:table-cell office:value-type="string">
            <text:p>0% (0/0)</text:p>
          </table:table-cell>
          <table:table-cell office:value-type="string">
            <text:p>Lyndon_Baines_Johnson_6:51.txt</text:p>
          </table:table-cell>
          <table:table-cell office:value-type="string">
            <text:p>Now for 5 most demanding years in the White House, I have been strengthened by the counsel and the cooperation of two great former Presidents, Harry S. Truman and Dwight David Eisenhower. I have been guided by the memory of my pleasant and close association with the beloved John F. Kennedy, and with our greatest modern legislator, Speaker Sam Rayburn.&lt;br/&gt;&lt;br/&gt;I have been assisted by my friend every step of the way, Vice President Hubert Humphrey. I am so grateful that I have been supported daily by the loyalty of Speaker McCormack and Majority Leader Albert.&lt;br/&gt;&lt;br/&gt;</text:p>
          </table:table-cell>
          <table:table-cell office:value-type="float" office:value="20">
            <text:p>20</text:p>
          </table:table-cell>
          <table:table-cell office:value-type="float" office:value="1">
            <text:p>1</text:p>
          </table:table-cell>
          <table:table-cell office:value-type="float" office:value="200">
            <text:p>200</text:p>
          </table:table-cell>
          <table:table-cell office:value-type="float" office:value="0">
            <text:p>0</text:p>
          </table:table-cell>
          <table:table-cell office:value-type="string">
            <text:p>Al Jolson</text:p>
          </table:table-cell>
          <table:table-cell office:value-type="string">
            <text:p>http://en.wikipedia.org/wiki/Al_Jolson</text:p>
          </table:table-cell>
          <table:table-cell office:value-type="string">
            <text:p>Alben W. Barkley</text:p>
          </table:table-cell>
          <table:table-cell office:value-type="string">
            <text:p>http://en.wikipedia.org/wiki/Alben_W._Barkley</text:p>
          </table:table-cell>
          <table:table-cell table:style-name="Default"/>
          <table:table-cell office:value-type="float" office:value="2">
            <text:p>2</text:p>
          </table:table-cell>
          <table:table-cell table:number-columns-repeated="3"/>
          <table:table-cell table:formula="of:=CONCATENATE(TEXT([.$AD121];&quot;#&quot;);&quot;,&quot;;TEXT([.$AF121];&quot;#&quot;);&quot;,&quot;;TEXT([.$AM121];&quot;#&quot;))" office:value-type="string" office:string-value="20,200,2">
            <text:p>20,200,2</text:p>
          </table:table-cell>
        </table:table-row>
        <table:table-row table:style-name="ro1">
          <table:table-cell office:value-type="string">
            <text:p>2ZB3HVWAVKI6HW7V9BY2799QIYAOG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0 GMT 2012</text:p>
          </table:table-cell>
          <table:table-cell table:number-columns-repeated="2"/>
          <table:table-cell office:value-type="string">
            <text:p>28O2GTP9RA7SK5A6DJPSWF70O3AQVZ</text:p>
          </table:table-cell>
          <table:table-cell office:value-type="string">
            <text:p>A30SN6C7YX0OIP</text:p>
          </table:table-cell>
          <table:table-cell office:value-type="string">
            <text:p>Approved</text:p>
          </table:table-cell>
          <table:table-cell office:value-type="string">
            <text:p>Thu Aug 30 19:44:43 GMT 2012</text:p>
          </table:table-cell>
          <table:table-cell office:value-type="string">
            <text:p>Thu Aug 30 19:44:52 GMT 2012</text:p>
          </table:table-cell>
          <table:table-cell office:value-type="string">
            <text:p>Thu Sep 06 19:44:52 GMT 2012</text:p>
          </table:table-cell>
          <table:table-cell office:value-type="string">
            <text:p>2012/09/06 19:49:16 +0000</text:p>
          </table:table-cell>
          <table:table-cell table:number-columns-repeated="2"/>
          <table:table-cell office:value-type="float" office:value="9">
            <text:p>9</text:p>
          </table:table-cell>
          <table:table-cell table:number-columns-repeated="2" office:value-type="string">
            <text:p>100% (173/173)</text:p>
          </table:table-cell>
          <table:table-cell office:value-type="string">
            <text:p>0% (0/0)</text:p>
          </table:table-cell>
          <table:table-cell office:value-type="string">
            <text:p>Theodore_Roosevelt_4:50.txt</text:p>
          </table:table-cell>
          <table:table-cell office:value-type="string">
            <text:p>In treating of our foreign policy and of the attitude that this great Nation should assume in the world at large, it is absolutely necessary to consider the Army and the Navy, and the Congress, through which the thought of the Nation finds its expression, should keep ever vividly in mind the fundamental fact that it is impossible to treat our foreign policy, whether this policy takes shape in the effort to secure justice for others or justice for ourselves, save as conditioned upon the attitude we are willing to take toward our Army, and especially toward our Navy. It is not merely unwise, it is contemptible, for a nation, as for an individual, to use high-sounding language to proclaim its purposes, or to take positions which are ridiculous if unsupported by potential force, and then to refuse to provide this force. If there is no intention of providing and of keeping the force necessary to back up a strong attitude, then it is far better not to assume such an attitude.&lt;br/&gt;&lt;br/&gt;The steady aim of this Nation, as of all enlightened nations, should be to strive to bring ever nearer the day when there shall prevail throughout the world the peace of justice. There are kinds of peace which are highly undesirable, which are in the long run as destructive as any war. Tyrants and oppressors have many times made a wilderness and called it peace. Many times peoples who were slothful or timid or shortsighted, who had been enervated by ease or by luxury, or misled by false teachings, have shrunk in unmanly fashion from doing duty that was stern and that needed self-sacrifice, and have sought to hide from their own minds their shortcomings, their ignoble motives, by calling them love of peace. The peace of tyrannous terror, the peace of craven weakness, the peace of injustice, all these should be shunned as we shun unrighteous war. The goal to set before us as a nation, the goal which should be set before all mankind, is the attainment of the peace of justice, of the peace which comes when each nation is not merely safe-guarded in its own rights, but scrupulously recognizes and performs its duty toward others. Generally peace tells for righteousness; but if there is conflict between the two, then our fealty is due-first to the cause of righteousness. Unrighteous wars are common, and unrighteous peace is rare; but both should be shunned. The right of freedom and the responsibility for the exercise of that right can not be divorced. One of our great poets has well and finely said that freedom is not a gift that tarries long in the hands of cowards. Neither does it tarry long in the hands of those too slothful, too dishonest, or too unintelligent to exercise it. The eternal vigilance which is the price of liberty must be exercised, sometimes to guard against outside foes; although of course far more often to guard against our own selfish or thoughtless shortcomings.&lt;br/&gt;&lt;br/&gt;</text:p>
          </table:table-cell>
          <table:table-cell office:value-type="float" office:value="100">
            <text:p>100</text:p>
          </table:table-cell>
          <table:table-cell office:value-type="float" office:value="2">
            <text:p>2</text:p>
          </table:table-cell>
          <table:table-cell office:value-type="float" office:value="20">
            <text:p>20</text:p>
          </table:table-cell>
          <table:table-cell office:value-type="float" office:value="4">
            <text:p>4</text:p>
          </table:table-cell>
          <table:table-cell office:value-type="string">
            <text:p>Ubaidullah Sindhi</text:p>
          </table:table-cell>
          <table:table-cell office:value-type="string">
            <text:p>http://en.wikipedia.org/wiki/Ubaidullah_Sindhi</text:p>
          </table:table-cell>
          <table:table-cell office:value-type="string">
            <text:p>Arnold Resnicoff</text:p>
          </table:table-cell>
          <table:table-cell office:value-type="string">
            <text:p>http://en.wikipedia.org/wiki/Arnold_Resnicoff</text:p>
          </table:table-cell>
          <table:table-cell table:style-name="Default" office:value-type="string">
            <text:p>NO</text:p>
          </table:table-cell>
          <table:table-cell office:value-type="float" office:value="2">
            <text:p>2</text:p>
          </table:table-cell>
          <table:table-cell table:number-columns-repeated="3"/>
          <table:table-cell table:formula="of:=CONCATENATE(TEXT([.$AD122];&quot;#&quot;);&quot;,&quot;;TEXT([.$AF122];&quot;#&quot;);&quot;,&quot;;TEXT([.$AM122];&quot;#&quot;))" office:value-type="string" office:string-value="100,20,2">
            <text:p>100,20,2</text:p>
          </table:table-cell>
        </table:table-row>
        <table:table-row table:style-name="ro1">
          <table:table-cell office:value-type="string">
            <text:p>2ZB3HVWAVKI6HW7V9BY2799QIYAOG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0 GMT 2012</text:p>
          </table:table-cell>
          <table:table-cell table:number-columns-repeated="2"/>
          <table:table-cell office:value-type="string">
            <text:p>2OKCWY2AOO2G1V2LVY7Q0CM6NR133A</text:p>
          </table:table-cell>
          <table:table-cell office:value-type="string">
            <text:p>A997OZ3H2B3Q2</text:p>
          </table:table-cell>
          <table:table-cell office:value-type="string">
            <text:p>Approved</text:p>
          </table:table-cell>
          <table:table-cell office:value-type="string">
            <text:p>Thu Aug 30 18:43:59 GMT 2012</text:p>
          </table:table-cell>
          <table:table-cell office:value-type="string">
            <text:p>Thu Aug 30 18:44:33 GMT 2012</text:p>
          </table:table-cell>
          <table:table-cell office:value-type="string">
            <text:p>Thu Sep 06 18:44:33 GMT 2012</text:p>
          </table:table-cell>
          <table:table-cell office:value-type="string">
            <text:p>2012/09/06 18:49:18 +0000</text:p>
          </table:table-cell>
          <table:table-cell table:number-columns-repeated="2"/>
          <table:table-cell office:value-type="float" office:value="34">
            <text:p>34</text:p>
          </table:table-cell>
          <table:table-cell table:number-columns-repeated="2" office:value-type="string">
            <text:p>100% (93/93)</text:p>
          </table:table-cell>
          <table:table-cell office:value-type="string">
            <text:p>0% (0/0)</text:p>
          </table:table-cell>
          <table:table-cell office:value-type="string">
            <text:p>Theodore_Roosevelt_4:50.txt</text:p>
          </table:table-cell>
          <table:table-cell office:value-type="string">
            <text:p>In treating of our foreign policy and of the attitude that this great Nation should assume in the world at large, it is absolutely necessary to consider the Army and the Navy, and the Congress, through which the thought of the Nation finds its expression, should keep ever vividly in mind the fundamental fact that it is impossible to treat our foreign policy, whether this policy takes shape in the effort to secure justice for others or justice for ourselves, save as conditioned upon the attitude we are willing to take toward our Army, and especially toward our Navy. It is not merely unwise, it is contemptible, for a nation, as for an individual, to use high-sounding language to proclaim its purposes, or to take positions which are ridiculous if unsupported by potential force, and then to refuse to provide this force. If there is no intention of providing and of keeping the force necessary to back up a strong attitude, then it is far better not to assume such an attitude.&lt;br/&gt;&lt;br/&gt;The steady aim of this Nation, as of all enlightened nations, should be to strive to bring ever nearer the day when there shall prevail throughout the world the peace of justice. There are kinds of peace which are highly undesirable, which are in the long run as destructive as any war. Tyrants and oppressors have many times made a wilderness and called it peace. Many times peoples who were slothful or timid or shortsighted, who had been enervated by ease or by luxury, or misled by false teachings, have shrunk in unmanly fashion from doing duty that was stern and that needed self-sacrifice, and have sought to hide from their own minds their shortcomings, their ignoble motives, by calling them love of peace. The peace of tyrannous terror, the peace of craven weakness, the peace of injustice, all these should be shunned as we shun unrighteous war. The goal to set before us as a nation, the goal which should be set before all mankind, is the attainment of the peace of justice, of the peace which comes when each nation is not merely safe-guarded in its own rights, but scrupulously recognizes and performs its duty toward others. Generally peace tells for righteousness; but if there is conflict between the two, then our fealty is due-first to the cause of righteousness. Unrighteous wars are common, and unrighteous peace is rare; but both should be shunned. The right of freedom and the responsibility for the exercise of that right can not be divorced. One of our great poets has well and finely said that freedom is not a gift that tarries long in the hands of cowards. Neither does it tarry long in the hands of those too slothful, too dishonest, or too unintelligent to exercise it. The eternal vigilance which is the price of liberty must be exercised, sometimes to guard against outside foes; although of course far more often to guard against our own selfish or thoughtless shortcomings.&lt;br/&gt;&lt;br/&gt;</text:p>
          </table:table-cell>
          <table:table-cell office:value-type="float" office:value="100">
            <text:p>100</text:p>
          </table:table-cell>
          <table:table-cell office:value-type="float" office:value="2">
            <text:p>2</text:p>
          </table:table-cell>
          <table:table-cell office:value-type="float" office:value="20">
            <text:p>20</text:p>
          </table:table-cell>
          <table:table-cell office:value-type="float" office:value="4">
            <text:p>4</text:p>
          </table:table-cell>
          <table:table-cell office:value-type="string">
            <text:p>Ubaidullah Sindhi</text:p>
          </table:table-cell>
          <table:table-cell office:value-type="string">
            <text:p>http://en.wikipedia.org/wiki/Ubaidullah_Sindhi</text:p>
          </table:table-cell>
          <table:table-cell office:value-type="string">
            <text:p>Arnold Resnicoff</text:p>
          </table:table-cell>
          <table:table-cell office:value-type="string">
            <text:p>http://en.wikipedia.org/wiki/Arnold_Resnicoff</text:p>
          </table:table-cell>
          <table:table-cell table:style-name="Default"/>
          <table:table-cell office:value-type="float" office:value="2">
            <text:p>2</text:p>
          </table:table-cell>
          <table:table-cell table:number-columns-repeated="3"/>
          <table:table-cell table:formula="of:=CONCATENATE(TEXT([.$AD123];&quot;#&quot;);&quot;,&quot;;TEXT([.$AF123];&quot;#&quot;);&quot;,&quot;;TEXT([.$AM123];&quot;#&quot;))" office:value-type="string" office:string-value="100,20,2">
            <text:p>100,20,2</text:p>
          </table:table-cell>
        </table:table-row>
        <table:table-row table:style-name="ro1">
          <table:table-cell office:value-type="string">
            <text:p>2ZB3HVWAVKI6HW7V9BY2799QIYAOG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0 GMT 2012</text:p>
          </table:table-cell>
          <table:table-cell table:number-columns-repeated="2"/>
          <table:table-cell office:value-type="string">
            <text:p>2RNKCJ011K27JSVER0N698N4BBOB9Q</text:p>
          </table:table-cell>
          <table:table-cell office:value-type="string">
            <text:p>A33GBAC29A0MS5</text:p>
          </table:table-cell>
          <table:table-cell office:value-type="string">
            <text:p>Approved</text:p>
          </table:table-cell>
          <table:table-cell office:value-type="string">
            <text:p>Thu Aug 30 18:45:11 GMT 2012</text:p>
          </table:table-cell>
          <table:table-cell office:value-type="string">
            <text:p>Thu Aug 30 18:45:22 GMT 2012</text:p>
          </table:table-cell>
          <table:table-cell office:value-type="string">
            <text:p>Thu Sep 06 18:45:22 GMT 2012</text:p>
          </table:table-cell>
          <table:table-cell office:value-type="string">
            <text:p>2012/09/06 18:49:19 +0000</text:p>
          </table:table-cell>
          <table:table-cell table:number-columns-repeated="2"/>
          <table:table-cell office:value-type="float" office:value="11">
            <text:p>11</text:p>
          </table:table-cell>
          <table:table-cell table:number-columns-repeated="2" office:value-type="string">
            <text:p>100% (84/84)</text:p>
          </table:table-cell>
          <table:table-cell office:value-type="string">
            <text:p>0% (0/0)</text:p>
          </table:table-cell>
          <table:table-cell office:value-type="string">
            <text:p>Theodore_Roosevelt_4:50.txt</text:p>
          </table:table-cell>
          <table:table-cell office:value-type="string">
            <text:p>In treating of our foreign policy and of the attitude that this great Nation should assume in the world at large, it is absolutely necessary to consider the Army and the Navy, and the Congress, through which the thought of the Nation finds its expression, should keep ever vividly in mind the fundamental fact that it is impossible to treat our foreign policy, whether this policy takes shape in the effort to secure justice for others or justice for ourselves, save as conditioned upon the attitude we are willing to take toward our Army, and especially toward our Navy. It is not merely unwise, it is contemptible, for a nation, as for an individual, to use high-sounding language to proclaim its purposes, or to take positions which are ridiculous if unsupported by potential force, and then to refuse to provide this force. If there is no intention of providing and of keeping the force necessary to back up a strong attitude, then it is far better not to assume such an attitude.&lt;br/&gt;&lt;br/&gt;The steady aim of this Nation, as of all enlightened nations, should be to strive to bring ever nearer the day when there shall prevail throughout the world the peace of justice. There are kinds of peace which are highly undesirable, which are in the long run as destructive as any war. Tyrants and oppressors have many times made a wilderness and called it peace. Many times peoples who were slothful or timid or shortsighted, who had been enervated by ease or by luxury, or misled by false teachings, have shrunk in unmanly fashion from doing duty that was stern and that needed self-sacrifice, and have sought to hide from their own minds their shortcomings, their ignoble motives, by calling them love of peace. The peace of tyrannous terror, the peace of craven weakness, the peace of injustice, all these should be shunned as we shun unrighteous war. The goal to set before us as a nation, the goal which should be set before all mankind, is the attainment of the peace of justice, of the peace which comes when each nation is not merely safe-guarded in its own rights, but scrupulously recognizes and performs its duty toward others. Generally peace tells for righteousness; but if there is conflict between the two, then our fealty is due-first to the cause of righteousness. Unrighteous wars are common, and unrighteous peace is rare; but both should be shunned. The right of freedom and the responsibility for the exercise of that right can not be divorced. One of our great poets has well and finely said that freedom is not a gift that tarries long in the hands of cowards. Neither does it tarry long in the hands of those too slothful, too dishonest, or too unintelligent to exercise it. The eternal vigilance which is the price of liberty must be exercised, sometimes to guard against outside foes; although of course far more often to guard against our own selfish or thoughtless shortcomings.&lt;br/&gt;&lt;br/&gt;</text:p>
          </table:table-cell>
          <table:table-cell office:value-type="float" office:value="100">
            <text:p>100</text:p>
          </table:table-cell>
          <table:table-cell office:value-type="float" office:value="2">
            <text:p>2</text:p>
          </table:table-cell>
          <table:table-cell office:value-type="float" office:value="20">
            <text:p>20</text:p>
          </table:table-cell>
          <table:table-cell office:value-type="float" office:value="4">
            <text:p>4</text:p>
          </table:table-cell>
          <table:table-cell office:value-type="string">
            <text:p>Ubaidullah Sindhi</text:p>
          </table:table-cell>
          <table:table-cell office:value-type="string">
            <text:p>http://en.wikipedia.org/wiki/Ubaidullah_Sindhi</text:p>
          </table:table-cell>
          <table:table-cell office:value-type="string">
            <text:p>Arnold Resnicoff</text:p>
          </table:table-cell>
          <table:table-cell office:value-type="string">
            <text:p>http://en.wikipedia.org/wiki/Arnold_Resnicoff</text:p>
          </table:table-cell>
          <table:table-cell table:style-name="Default"/>
          <table:table-cell office:value-type="float" office:value="2">
            <text:p>2</text:p>
          </table:table-cell>
          <table:table-cell table:number-columns-repeated="3"/>
          <table:table-cell table:formula="of:=CONCATENATE(TEXT([.$AD124];&quot;#&quot;);&quot;,&quot;;TEXT([.$AF124];&quot;#&quot;);&quot;,&quot;;TEXT([.$AM124];&quot;#&quot;))" office:value-type="string" office:string-value="100,20,2">
            <text:p>100,20,2</text:p>
          </table:table-cell>
        </table:table-row>
        <table:table-row table:style-name="ro1">
          <table:table-cell office:value-type="string">
            <text:p>2XNTYMNCWYB4OOXXZ28X91JOOKSLP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0 GMT 2012</text:p>
          </table:table-cell>
          <table:table-cell table:number-columns-repeated="2"/>
          <table:table-cell office:value-type="string">
            <text:p>20TSNQQ7Q670KAEPJXI1ATQC6EGAUO</text:p>
          </table:table-cell>
          <table:table-cell office:value-type="string">
            <text:p>A30SN6C7YX0OIP</text:p>
          </table:table-cell>
          <table:table-cell office:value-type="string">
            <text:p>Approved</text:p>
          </table:table-cell>
          <table:table-cell office:value-type="string">
            <text:p>Thu Aug 30 19:34:01 GMT 2012</text:p>
          </table:table-cell>
          <table:table-cell office:value-type="string">
            <text:p>Thu Aug 30 19:34:07 GMT 2012</text:p>
          </table:table-cell>
          <table:table-cell office:value-type="string">
            <text:p>Thu Sep 06 19:34:07 GMT 2012</text:p>
          </table:table-cell>
          <table:table-cell office:value-type="string">
            <text:p>2012/09/06 19:34:20 +0000</text:p>
          </table:table-cell>
          <table:table-cell table:number-columns-repeated="2"/>
          <table:table-cell office:value-type="float" office:value="6">
            <text:p>6</text:p>
          </table:table-cell>
          <table:table-cell table:number-columns-repeated="2" office:value-type="string">
            <text:p>100% (173/173)</text:p>
          </table:table-cell>
          <table:table-cell office:value-type="string">
            <text:p>0% (0/0)</text:p>
          </table:table-cell>
          <table:table-cell office:value-type="string">
            <text:p>William_Howard_Taft_2:247.txt</text:p>
          </table:table-cell>
          <table:table-cell office:value-type="string">
            <text:p>The Commissioner of Labor has been actively engaged in composing the differences between employers and employees engaged in interstate transportation, under the Erdman Act, jointly with the Chairman of the Interstate Commerce Commission. I can not speak in too high terms of the success of these two officers in conciliation and settlement of controversies which, but for their interposition, would have resulted disastrously to all interests.&lt;br/&gt;&lt;br/&gt;TAX ON PHOSPHOROUS MATCHES.&lt;br/&gt;&lt;br/&gt;</text:p>
          </table:table-cell>
          <table:table-cell office:value-type="float" office:value="20">
            <text:p>20</text:p>
          </table:table-cell>
          <table:table-cell office:value-type="float" office:value="4">
            <text:p>4</text:p>
          </table:table-cell>
          <table:table-cell office:value-type="float" office:value="50">
            <text:p>50</text:p>
          </table:table-cell>
          <table:table-cell office:value-type="float" office:value="3">
            <text:p>3</text:p>
          </table:table-cell>
          <table:table-cell office:value-type="string">
            <text:p>Labor spies</text:p>
          </table:table-cell>
          <table:table-cell office:value-type="string">
            <text:p>http://en.wikipedia.org/wiki/Labor_spies</text:p>
          </table:table-cell>
          <table:table-cell office:value-type="string">
            <text:p>Franklin B. Gowen</text:p>
          </table:table-cell>
          <table:table-cell office:value-type="string">
            <text:p>http://en.wikipedia.org/wiki/Franklin_B._Gowen</text:p>
          </table:table-cell>
          <table:table-cell table:style-name="Default" office:value-type="string">
            <text:p>NO</text:p>
          </table:table-cell>
          <table:table-cell office:value-type="float" office:value="1">
            <text:p>1</text:p>
          </table:table-cell>
          <table:table-cell table:number-columns-repeated="3"/>
          <table:table-cell table:formula="of:=CONCATENATE(TEXT([.$AD125];&quot;#&quot;);&quot;,&quot;;TEXT([.$AF125];&quot;#&quot;);&quot;,&quot;;TEXT([.$AM125];&quot;#&quot;))" office:value-type="string" office:string-value="20,50,1">
            <text:p>20,50,1</text:p>
          </table:table-cell>
        </table:table-row>
        <table:table-row table:style-name="ro1">
          <table:table-cell office:value-type="string">
            <text:p>2XNTYMNCWYB4OOXXZ28X91JOOKSLP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0 GMT 2012</text:p>
          </table:table-cell>
          <table:table-cell table:number-columns-repeated="2"/>
          <table:table-cell office:value-type="string">
            <text:p>2F0B727M0IGFZQ16D86S3F4VN6JYD9</text:p>
          </table:table-cell>
          <table:table-cell office:value-type="string">
            <text:p>A3F7S6S96ZG4LQ</text:p>
          </table:table-cell>
          <table:table-cell office:value-type="string">
            <text:p>Approved</text:p>
          </table:table-cell>
          <table:table-cell office:value-type="string">
            <text:p>Fri Aug 31 06:45:34 GMT 2012</text:p>
          </table:table-cell>
          <table:table-cell office:value-type="string">
            <text:p>Fri Aug 31 06:45:51 GMT 2012</text:p>
          </table:table-cell>
          <table:table-cell office:value-type="string">
            <text:p>Fri Sep 07 06:45:51 GMT 2012</text:p>
          </table:table-cell>
          <table:table-cell office:value-type="string">
            <text:p>2012/09/07 06:49:16 +0000</text:p>
          </table:table-cell>
          <table:table-cell table:number-columns-repeated="2"/>
          <table:table-cell office:value-type="float" office:value="17">
            <text:p>17</text:p>
          </table:table-cell>
          <table:table-cell table:number-columns-repeated="2" office:value-type="string">
            <text:p>100% (9/9)</text:p>
          </table:table-cell>
          <table:table-cell office:value-type="string">
            <text:p>0% (0/0)</text:p>
          </table:table-cell>
          <table:table-cell office:value-type="string">
            <text:p>William_Howard_Taft_2:247.txt</text:p>
          </table:table-cell>
          <table:table-cell office:value-type="string">
            <text:p>The Commissioner of Labor has been actively engaged in composing the differences between employers and employees engaged in interstate transportation, under the Erdman Act, jointly with the Chairman of the Interstate Commerce Commission. I can not speak in too high terms of the success of these two officers in conciliation and settlement of controversies which, but for their interposition, would have resulted disastrously to all interests.&lt;br/&gt;&lt;br/&gt;TAX ON PHOSPHOROUS MATCHES.&lt;br/&gt;&lt;br/&gt;</text:p>
          </table:table-cell>
          <table:table-cell office:value-type="float" office:value="20">
            <text:p>20</text:p>
          </table:table-cell>
          <table:table-cell office:value-type="float" office:value="4">
            <text:p>4</text:p>
          </table:table-cell>
          <table:table-cell office:value-type="float" office:value="50">
            <text:p>50</text:p>
          </table:table-cell>
          <table:table-cell office:value-type="float" office:value="3">
            <text:p>3</text:p>
          </table:table-cell>
          <table:table-cell office:value-type="string">
            <text:p>Labor spies</text:p>
          </table:table-cell>
          <table:table-cell office:value-type="string">
            <text:p>http://en.wikipedia.org/wiki/Labor_spies</text:p>
          </table:table-cell>
          <table:table-cell office:value-type="string">
            <text:p>Franklin B. Gowen</text:p>
          </table:table-cell>
          <table:table-cell office:value-type="string">
            <text:p>http://en.wikipedia.org/wiki/Franklin_B._Gowen</text:p>
          </table:table-cell>
          <table:table-cell table:style-name="Default"/>
          <table:table-cell office:value-type="float" office:value="2">
            <text:p>2</text:p>
          </table:table-cell>
          <table:table-cell table:number-columns-repeated="3"/>
          <table:table-cell table:formula="of:=CONCATENATE(TEXT([.$AD126];&quot;#&quot;);&quot;,&quot;;TEXT([.$AF126];&quot;#&quot;);&quot;,&quot;;TEXT([.$AM126];&quot;#&quot;))" office:value-type="string" office:string-value="20,50,2">
            <text:p>20,50,2</text:p>
          </table:table-cell>
        </table:table-row>
        <table:table-row table:style-name="ro1">
          <table:table-cell office:value-type="string">
            <text:p>2XNTYMNCWYB4OOXXZ28X91JOOKSLP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0 GMT 2012</text:p>
          </table:table-cell>
          <table:table-cell table:number-columns-repeated="2"/>
          <table:table-cell office:value-type="string">
            <text:p>2T6NLVWJ5OPBF7JL6IPM4B7EURYU2D</text:p>
          </table:table-cell>
          <table:table-cell office:value-type="string">
            <text:p>A31ALYJKPKD09W</text:p>
          </table:table-cell>
          <table:table-cell office:value-type="string">
            <text:p>Approved</text:p>
          </table:table-cell>
          <table:table-cell office:value-type="string">
            <text:p>Fri Aug 31 00:09:14 GMT 2012</text:p>
          </table:table-cell>
          <table:table-cell office:value-type="string">
            <text:p>Fri Aug 31 00:09:32 GMT 2012</text:p>
          </table:table-cell>
          <table:table-cell office:value-type="string">
            <text:p>Fri Sep 07 00:09:32 GMT 2012</text:p>
          </table:table-cell>
          <table:table-cell office:value-type="string">
            <text:p>2012/09/07 00:14:17 +0000</text:p>
          </table:table-cell>
          <table:table-cell table:number-columns-repeated="2"/>
          <table:table-cell office:value-type="float" office:value="18">
            <text:p>18</text:p>
          </table:table-cell>
          <table:table-cell office:value-type="string">
            <text:p>100% (294/295)</text:p>
          </table:table-cell>
          <table:table-cell office:value-type="string">
            <text:p>100% (62/62)</text:p>
          </table:table-cell>
          <table:table-cell office:value-type="string">
            <text:p>0% (0/0)</text:p>
          </table:table-cell>
          <table:table-cell office:value-type="string">
            <text:p>William_Howard_Taft_2:247.txt</text:p>
          </table:table-cell>
          <table:table-cell office:value-type="string">
            <text:p>The Commissioner of Labor has been actively engaged in composing the differences between employers and employees engaged in interstate transportation, under the Erdman Act, jointly with the Chairman of the Interstate Commerce Commission. I can not speak in too high terms of the success of these two officers in conciliation and settlement of controversies which, but for their interposition, would have resulted disastrously to all interests.&lt;br/&gt;&lt;br/&gt;TAX ON PHOSPHOROUS MATCHES.&lt;br/&gt;&lt;br/&gt;</text:p>
          </table:table-cell>
          <table:table-cell office:value-type="float" office:value="20">
            <text:p>20</text:p>
          </table:table-cell>
          <table:table-cell office:value-type="float" office:value="4">
            <text:p>4</text:p>
          </table:table-cell>
          <table:table-cell office:value-type="float" office:value="50">
            <text:p>50</text:p>
          </table:table-cell>
          <table:table-cell office:value-type="float" office:value="3">
            <text:p>3</text:p>
          </table:table-cell>
          <table:table-cell office:value-type="string">
            <text:p>Labor spies</text:p>
          </table:table-cell>
          <table:table-cell office:value-type="string">
            <text:p>http://en.wikipedia.org/wiki/Labor_spies</text:p>
          </table:table-cell>
          <table:table-cell office:value-type="string">
            <text:p>Franklin B. Gowen</text:p>
          </table:table-cell>
          <table:table-cell office:value-type="string">
            <text:p>http://en.wikipedia.org/wiki/Franklin_B._Gowen</text:p>
          </table:table-cell>
          <table:table-cell table:style-name="Default"/>
          <table:table-cell office:value-type="float" office:value="1">
            <text:p>1</text:p>
          </table:table-cell>
          <table:table-cell table:number-columns-repeated="3"/>
          <table:table-cell table:formula="of:=CONCATENATE(TEXT([.$AD127];&quot;#&quot;);&quot;,&quot;;TEXT([.$AF127];&quot;#&quot;);&quot;,&quot;;TEXT([.$AM127];&quot;#&quot;))" office:value-type="string" office:string-value="20,50,1">
            <text:p>20,50,1</text:p>
          </table:table-cell>
        </table:table-row>
        <table:table-row table:style-name="ro1">
          <table:table-cell office:value-type="string">
            <text:p>2MFH0JPPSI2KDNDQZZY5SLM6XB2IO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0 GMT 2012</text:p>
          </table:table-cell>
          <table:table-cell table:number-columns-repeated="2"/>
          <table:table-cell office:value-type="string">
            <text:p>2GMFBNFSVGULUCXAZ6XNO1FS84O6KT</text:p>
          </table:table-cell>
          <table:table-cell office:value-type="string">
            <text:p>A997OZ3H2B3Q2</text:p>
          </table:table-cell>
          <table:table-cell office:value-type="string">
            <text:p>Approved</text:p>
          </table:table-cell>
          <table:table-cell office:value-type="string">
            <text:p>Thu Aug 30 18:25:53 GMT 2012</text:p>
          </table:table-cell>
          <table:table-cell office:value-type="string">
            <text:p>Thu Aug 30 18:26:47 GMT 2012</text:p>
          </table:table-cell>
          <table:table-cell office:value-type="string">
            <text:p>Thu Sep 06 18:26:47 GMT 2012</text:p>
          </table:table-cell>
          <table:table-cell office:value-type="string">
            <text:p>2012/09/06 18:29:17 +0000</text:p>
          </table:table-cell>
          <table:table-cell table:number-columns-repeated="2"/>
          <table:table-cell office:value-type="float" office:value="54">
            <text:p>54</text:p>
          </table:table-cell>
          <table:table-cell table:number-columns-repeated="2" office:value-type="string">
            <text:p>100% (93/93)</text:p>
          </table:table-cell>
          <table:table-cell office:value-type="string">
            <text:p>0% (0/0)</text:p>
          </table:table-cell>
          <table:table-cell office:value-type="string">
            <text:p>Andrew_Jackson_2:20.txt</text:p>
          </table:table-cell>
          <table:table-cell office:value-type="string">
            <text:p>The number of light house keepers is already very large, and the bill before me proposes to add to it 51 more of various descriptions. From representations upon the subject which are understood to be entitled to respect I am induced to believe that there has not only been great improvidence in the past expenditures of the Government upon these objects, but that the security of navigation has in some instances been diminished by the multiplication of light houses and consequent change of lights upon the coast. It is in this as in other respects our duty to avoid all unnecessary expense, as well as every increase of patronage not called for by the public service.&lt;br/&gt;&lt;br/&gt;But in the discharge of that duty in this particular it must not be forgotten that in relation to our foreign commerce the burden and benefit of protecting and accommodating it necessarily go together, and must do so as long as the public revenue is drawn from the people through the custom house. It is indisputable that whatever gives facility and security to navigation cheapens imports and all who consume them are alike interested in what ever produces this effect. If they consume, they ought, as they now do, to pay; otherwise they do not pay. The consumer in the most inland State derives the same advantage from every necessary and prudent expenditure for the facility and security of our foreign commerce and navigation that he does who resides in a maritime State. Local expenditures have not of themselves a corresponding operation.&lt;br/&gt;&lt;br/&gt;</text:p>
          </table:table-cell>
          <table:table-cell office:value-type="float" office:value="20">
            <text:p>20</text:p>
          </table:table-cell>
          <table:table-cell office:value-type="float" office:value="1">
            <text:p>1</text:p>
          </table:table-cell>
          <table:table-cell office:value-type="float" office:value="100">
            <text:p>100</text:p>
          </table:table-cell>
          <table:table-cell office:value-type="float" office:value="2">
            <text:p>2</text:p>
          </table:table-cell>
          <table:table-cell office:value-type="string">
            <text:p>EGovernment in Europe</text:p>
          </table:table-cell>
          <table:table-cell office:value-type="string">
            <text:p>http://en.wikipedia.org/wiki/EGovernment_in_Europe</text:p>
          </table:table-cell>
          <table:table-cell office:value-type="string">
            <text:p>Stereoscopy</text:p>
          </table:table-cell>
          <table:table-cell office:value-type="string">
            <text:p>http://en.wikipedia.org/wiki/Stereoscopy</text:p>
          </table:table-cell>
          <table:table-cell table:style-name="Default"/>
          <table:table-cell office:value-type="float" office:value="1">
            <text:p>1</text:p>
          </table:table-cell>
          <table:table-cell table:number-columns-repeated="3"/>
          <table:table-cell table:formula="of:=CONCATENATE(TEXT([.$AD128];&quot;#&quot;);&quot;,&quot;;TEXT([.$AF128];&quot;#&quot;);&quot;,&quot;;TEXT([.$AM128];&quot;#&quot;))" office:value-type="string" office:string-value="20,100,1">
            <text:p>20,100,1</text:p>
          </table:table-cell>
        </table:table-row>
        <table:table-row table:style-name="ro1">
          <table:table-cell office:value-type="string">
            <text:p>2MFH0JPPSI2KDNDQZZY5SLM6XB2IO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0 GMT 2012</text:p>
          </table:table-cell>
          <table:table-cell table:number-columns-repeated="2"/>
          <table:table-cell office:value-type="string">
            <text:p>2K49KSSZVXX25DTZ1UHO6GNI1IH4MF</text:p>
          </table:table-cell>
          <table:table-cell office:value-type="string">
            <text:p>A30SN6C7YX0OIP</text:p>
          </table:table-cell>
          <table:table-cell office:value-type="string">
            <text:p>Approved</text:p>
          </table:table-cell>
          <table:table-cell office:value-type="string">
            <text:p>Thu Aug 30 19:49:11 GMT 2012</text:p>
          </table:table-cell>
          <table:table-cell office:value-type="string">
            <text:p>Thu Aug 30 19:49:23 GMT 2012</text:p>
          </table:table-cell>
          <table:table-cell office:value-type="string">
            <text:p>Thu Sep 06 19:49:23 GMT 2012</text:p>
          </table:table-cell>
          <table:table-cell office:value-type="string">
            <text:p>2012/09/06 19:54:13 +0000</text:p>
          </table:table-cell>
          <table:table-cell table:number-columns-repeated="2"/>
          <table:table-cell office:value-type="float" office:value="12">
            <text:p>12</text:p>
          </table:table-cell>
          <table:table-cell table:number-columns-repeated="2" office:value-type="string">
            <text:p>100% (173/173)</text:p>
          </table:table-cell>
          <table:table-cell office:value-type="string">
            <text:p>0% (0/0)</text:p>
          </table:table-cell>
          <table:table-cell office:value-type="string">
            <text:p>Andrew_Jackson_2:20.txt</text:p>
          </table:table-cell>
          <table:table-cell office:value-type="string">
            <text:p>The number of light house keepers is already very large, and the bill before me proposes to add to it 51 more of various descriptions. From representations upon the subject which are understood to be entitled to respect I am induced to believe that there has not only been great improvidence in the past expenditures of the Government upon these objects, but that the security of navigation has in some instances been diminished by the multiplication of light houses and consequent change of lights upon the coast. It is in this as in other respects our duty to avoid all unnecessary expense, as well as every increase of patronage not called for by the public service.&lt;br/&gt;&lt;br/&gt;But in the discharge of that duty in this particular it must not be forgotten that in relation to our foreign commerce the burden and benefit of protecting and accommodating it necessarily go together, and must do so as long as the public revenue is drawn from the people through the custom house. It is indisputable that whatever gives facility and security to navigation cheapens imports and all who consume them are alike interested in what ever produces this effect. If they consume, they ought, as they now do, to pay; otherwise they do not pay. The consumer in the most inland State derives the same advantage from every necessary and prudent expenditure for the facility and security of our foreign commerce and navigation that he does who resides in a maritime State. Local expenditures have not of themselves a corresponding operation.&lt;br/&gt;&lt;br/&gt;</text:p>
          </table:table-cell>
          <table:table-cell office:value-type="float" office:value="20">
            <text:p>20</text:p>
          </table:table-cell>
          <table:table-cell office:value-type="float" office:value="1">
            <text:p>1</text:p>
          </table:table-cell>
          <table:table-cell office:value-type="float" office:value="100">
            <text:p>100</text:p>
          </table:table-cell>
          <table:table-cell office:value-type="float" office:value="2">
            <text:p>2</text:p>
          </table:table-cell>
          <table:table-cell office:value-type="string">
            <text:p>EGovernment in Europe</text:p>
          </table:table-cell>
          <table:table-cell office:value-type="string">
            <text:p>http://en.wikipedia.org/wiki/EGovernment_in_Europe</text:p>
          </table:table-cell>
          <table:table-cell office:value-type="string">
            <text:p>Stereoscopy</text:p>
          </table:table-cell>
          <table:table-cell office:value-type="string">
            <text:p>http://en.wikipedia.org/wiki/Stereoscopy</text:p>
          </table:table-cell>
          <table:table-cell table:style-name="Default" office:value-type="string">
            <text:p>NO</text:p>
          </table:table-cell>
          <table:table-cell office:value-type="float" office:value="1">
            <text:p>1</text:p>
          </table:table-cell>
          <table:table-cell table:number-columns-repeated="3"/>
          <table:table-cell table:formula="of:=CONCATENATE(TEXT([.$AD129];&quot;#&quot;);&quot;,&quot;;TEXT([.$AF129];&quot;#&quot;);&quot;,&quot;;TEXT([.$AM129];&quot;#&quot;))" office:value-type="string" office:string-value="20,100,1">
            <text:p>20,100,1</text:p>
          </table:table-cell>
        </table:table-row>
        <table:table-row table:style-name="ro1">
          <table:table-cell office:value-type="string">
            <text:p>2MFH0JPPSI2KDNDQZZY5SLM6XB2IO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0 GMT 2012</text:p>
          </table:table-cell>
          <table:table-cell table:number-columns-repeated="2"/>
          <table:table-cell office:value-type="string">
            <text:p>2QISCM6IAA2STRIZ1AROYKKA9Z6KKA</text:p>
          </table:table-cell>
          <table:table-cell office:value-type="string">
            <text:p>A1LXX79FCK8QKD</text:p>
          </table:table-cell>
          <table:table-cell office:value-type="string">
            <text:p>Approved</text:p>
          </table:table-cell>
          <table:table-cell office:value-type="string">
            <text:p>Thu Aug 30 18:13:55 GMT 2012</text:p>
          </table:table-cell>
          <table:table-cell office:value-type="string">
            <text:p>Thu Aug 30 18:14:22 GMT 2012</text:p>
          </table:table-cell>
          <table:table-cell office:value-type="string">
            <text:p>Thu Sep 06 18:14:22 GMT 2012</text:p>
          </table:table-cell>
          <table:table-cell office:value-type="string">
            <text:p>2012/09/06 18:19:19 +0000</text:p>
          </table:table-cell>
          <table:table-cell table:number-columns-repeated="2"/>
          <table:table-cell office:value-type="float" office:value="27">
            <text:p>27</text:p>
          </table:table-cell>
          <table:table-cell table:number-columns-repeated="2" office:value-type="string">
            <text:p>100% (3/3)</text:p>
          </table:table-cell>
          <table:table-cell office:value-type="string">
            <text:p>0% (0/0)</text:p>
          </table:table-cell>
          <table:table-cell office:value-type="string">
            <text:p>Andrew_Jackson_2:20.txt</text:p>
          </table:table-cell>
          <table:table-cell office:value-type="string">
            <text:p>The number of light house keepers is already very large, and the bill before me proposes to add to it 51 more of various descriptions. From representations upon the subject which are understood to be entitled to respect I am induced to believe that there has not only been great improvidence in the past expenditures of the Government upon these objects, but that the security of navigation has in some instances been diminished by the multiplication of light houses and consequent change of lights upon the coast. It is in this as in other respects our duty to avoid all unnecessary expense, as well as every increase of patronage not called for by the public service.&lt;br/&gt;&lt;br/&gt;But in the discharge of that duty in this particular it must not be forgotten that in relation to our foreign commerce the burden and benefit of protecting and accommodating it necessarily go together, and must do so as long as the public revenue is drawn from the people through the custom house. It is indisputable that whatever gives facility and security to navigation cheapens imports and all who consume them are alike interested in what ever produces this effect. If they consume, they ought, as they now do, to pay; otherwise they do not pay. The consumer in the most inland State derives the same advantage from every necessary and prudent expenditure for the facility and security of our foreign commerce and navigation that he does who resides in a maritime State. Local expenditures have not of themselves a corresponding operation.&lt;br/&gt;&lt;br/&gt;</text:p>
          </table:table-cell>
          <table:table-cell office:value-type="float" office:value="20">
            <text:p>20</text:p>
          </table:table-cell>
          <table:table-cell office:value-type="float" office:value="1">
            <text:p>1</text:p>
          </table:table-cell>
          <table:table-cell office:value-type="float" office:value="100">
            <text:p>100</text:p>
          </table:table-cell>
          <table:table-cell office:value-type="float" office:value="2">
            <text:p>2</text:p>
          </table:table-cell>
          <table:table-cell office:value-type="string">
            <text:p>EGovernment in Europe</text:p>
          </table:table-cell>
          <table:table-cell office:value-type="string">
            <text:p>http://en.wikipedia.org/wiki/EGovernment_in_Europe</text:p>
          </table:table-cell>
          <table:table-cell office:value-type="string">
            <text:p>Stereoscopy</text:p>
          </table:table-cell>
          <table:table-cell office:value-type="string">
            <text:p>http://en.wikipedia.org/wiki/Stereoscopy</text:p>
          </table:table-cell>
          <table:table-cell table:style-name="Default"/>
          <table:table-cell office:value-type="float" office:value="1">
            <text:p>1</text:p>
          </table:table-cell>
          <table:table-cell table:number-columns-repeated="3"/>
          <table:table-cell table:formula="of:=CONCATENATE(TEXT([.$AD130];&quot;#&quot;);&quot;,&quot;;TEXT([.$AF130];&quot;#&quot;);&quot;,&quot;;TEXT([.$AM130];&quot;#&quot;))" office:value-type="string" office:string-value="20,100,1">
            <text:p>20,100,1</text:p>
          </table:table-cell>
        </table:table-row>
        <table:table-row table:style-name="ro1">
          <table:table-cell office:value-type="string">
            <text:p>231TUHYW2GTPO0YCZFNM969YTGELQ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0 GMT 2012</text:p>
          </table:table-cell>
          <table:table-cell table:number-columns-repeated="2"/>
          <table:table-cell office:value-type="string">
            <text:p>2ESSPW1INMHGDZSOAX1BEBFMKWC4H0</text:p>
          </table:table-cell>
          <table:table-cell office:value-type="string">
            <text:p>A3343ON7H5UO3L</text:p>
          </table:table-cell>
          <table:table-cell office:value-type="string">
            <text:p>Approved</text:p>
          </table:table-cell>
          <table:table-cell office:value-type="string">
            <text:p>Thu Aug 30 18:14:08 GMT 2012</text:p>
          </table:table-cell>
          <table:table-cell office:value-type="string">
            <text:p>Thu Aug 30 18:15:06 GMT 2012</text:p>
          </table:table-cell>
          <table:table-cell office:value-type="string">
            <text:p>Thu Sep 06 18:15:06 GMT 2012</text:p>
          </table:table-cell>
          <table:table-cell office:value-type="string">
            <text:p>2012/09/06 18:19:19 +0000</text:p>
          </table:table-cell>
          <table:table-cell table:number-columns-repeated="2"/>
          <table:table-cell office:value-type="float" office:value="58">
            <text:p>58</text:p>
          </table:table-cell>
          <table:table-cell table:number-columns-repeated="2" office:value-type="string">
            <text:p>100% (17/17)</text:p>
          </table:table-cell>
          <table:table-cell office:value-type="string">
            <text:p>0% (0/0)</text:p>
          </table:table-cell>
          <table:table-cell office:value-type="string">
            <text:p>Richard_Nixon_4:4.txt</text:p>
          </table:table-cell>
          <table:table-cell office:value-type="string">
            <text:p>The basic state of our Union today is sound, and full of promise.&lt;br/&gt;&lt;br/&gt;We enter 1973 economically strong, militarily secure and, most important of all, at peace after a long and trying war.&lt;br/&gt;&lt;br/&gt;</text:p>
          </table:table-cell>
          <table:table-cell office:value-type="float" office:value="200">
            <text:p>200</text:p>
          </table:table-cell>
          <table:table-cell office:value-type="float" office:value="3">
            <text:p>3</text:p>
          </table:table-cell>
          <table:table-cell office:value-type="float" office:value="100">
            <text:p>100</text:p>
          </table:table-cell>
          <table:table-cell office:value-type="float" office:value="1">
            <text:p>1</text:p>
          </table:table-cell>
          <table:table-cell office:value-type="float" office:value="2006">
            <text:p>2006</text:p>
          </table:table-cell>
          <table:table-cell office:value-type="string">
            <text:p>http://en.wikipedia.org/wiki/2006</text:p>
          </table:table-cell>
          <table:table-cell office:value-type="string">
            <text:p>Economic</text:p>
          </table:table-cell>
          <table:table-cell office:value-type="string">
            <text:p>http://en.wikipedia.org/wiki/Economic</text:p>
          </table:table-cell>
          <table:table-cell table:style-name="Default"/>
          <table:table-cell office:value-type="float" office:value="1">
            <text:p>1</text:p>
          </table:table-cell>
          <table:table-cell table:number-columns-repeated="3"/>
          <table:table-cell table:formula="of:=CONCATENATE(TEXT([.$AD131];&quot;#&quot;);&quot;,&quot;;TEXT([.$AF131];&quot;#&quot;);&quot;,&quot;;TEXT([.$AM131];&quot;#&quot;))" office:value-type="string" office:string-value="200,100,1">
            <text:p>200,100,1</text:p>
          </table:table-cell>
        </table:table-row>
        <table:table-row table:style-name="ro1">
          <table:table-cell office:value-type="string">
            <text:p>231TUHYW2GTPO0YCZFNM969YTGELQ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0 GMT 2012</text:p>
          </table:table-cell>
          <table:table-cell table:number-columns-repeated="2"/>
          <table:table-cell office:value-type="string">
            <text:p>2USCOK2JE1M74T8ES1N6WZAC5LBNUH</text:p>
          </table:table-cell>
          <table:table-cell office:value-type="string">
            <text:p>A997OZ3H2B3Q2</text:p>
          </table:table-cell>
          <table:table-cell office:value-type="string">
            <text:p>Approved</text:p>
          </table:table-cell>
          <table:table-cell office:value-type="string">
            <text:p>Thu Aug 30 18:42:19 GMT 2012</text:p>
          </table:table-cell>
          <table:table-cell office:value-type="string">
            <text:p>Thu Aug 30 18:42:29 GMT 2012</text:p>
          </table:table-cell>
          <table:table-cell office:value-type="string">
            <text:p>Thu Sep 06 18:42:29 GMT 2012</text:p>
          </table:table-cell>
          <table:table-cell office:value-type="string">
            <text:p>2012/09/06 18:44:16 +0000</text:p>
          </table:table-cell>
          <table:table-cell table:number-columns-repeated="2"/>
          <table:table-cell office:value-type="float" office:value="10">
            <text:p>10</text:p>
          </table:table-cell>
          <table:table-cell table:number-columns-repeated="2" office:value-type="string">
            <text:p>100% (93/93)</text:p>
          </table:table-cell>
          <table:table-cell office:value-type="string">
            <text:p>0% (0/0)</text:p>
          </table:table-cell>
          <table:table-cell office:value-type="string">
            <text:p>Richard_Nixon_4:4.txt</text:p>
          </table:table-cell>
          <table:table-cell office:value-type="string">
            <text:p>The basic state of our Union today is sound, and full of promise.&lt;br/&gt;&lt;br/&gt;We enter 1973 economically strong, militarily secure and, most important of all, at peace after a long and trying war.&lt;br/&gt;&lt;br/&gt;</text:p>
          </table:table-cell>
          <table:table-cell office:value-type="float" office:value="200">
            <text:p>200</text:p>
          </table:table-cell>
          <table:table-cell office:value-type="float" office:value="3">
            <text:p>3</text:p>
          </table:table-cell>
          <table:table-cell office:value-type="float" office:value="100">
            <text:p>100</text:p>
          </table:table-cell>
          <table:table-cell office:value-type="float" office:value="1">
            <text:p>1</text:p>
          </table:table-cell>
          <table:table-cell office:value-type="float" office:value="2006">
            <text:p>2006</text:p>
          </table:table-cell>
          <table:table-cell office:value-type="string">
            <text:p>http://en.wikipedia.org/wiki/2006</text:p>
          </table:table-cell>
          <table:table-cell office:value-type="string">
            <text:p>Economic</text:p>
          </table:table-cell>
          <table:table-cell office:value-type="string">
            <text:p>http://en.wikipedia.org/wiki/Economic</text:p>
          </table:table-cell>
          <table:table-cell table:style-name="Default"/>
          <table:table-cell office:value-type="float" office:value="2">
            <text:p>2</text:p>
          </table:table-cell>
          <table:table-cell table:number-columns-repeated="3"/>
          <table:table-cell table:formula="of:=CONCATENATE(TEXT([.$AD132];&quot;#&quot;);&quot;,&quot;;TEXT([.$AF132];&quot;#&quot;);&quot;,&quot;;TEXT([.$AM132];&quot;#&quot;))" office:value-type="string" office:string-value="200,100,2">
            <text:p>200,100,2</text:p>
          </table:table-cell>
        </table:table-row>
        <table:table-row table:style-name="ro1">
          <table:table-cell office:value-type="string">
            <text:p>231TUHYW2GTPO0YCZFNM969YTGELQ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0 GMT 2012</text:p>
          </table:table-cell>
          <table:table-cell table:number-columns-repeated="2"/>
          <table:table-cell office:value-type="string">
            <text:p>2YP7H57DZKPFTD2LKR4MA5L8NQEC26</text:p>
          </table:table-cell>
          <table:table-cell office:value-type="string">
            <text:p>A3U1K9X1LXA5JA</text:p>
          </table:table-cell>
          <table:table-cell office:value-type="string">
            <text:p>Approved</text:p>
          </table:table-cell>
          <table:table-cell office:value-type="string">
            <text:p>Thu Aug 30 18:50:42 GMT 2012</text:p>
          </table:table-cell>
          <table:table-cell office:value-type="string">
            <text:p>Thu Aug 30 18:50:48 GMT 2012</text:p>
          </table:table-cell>
          <table:table-cell office:value-type="string">
            <text:p>Thu Sep 06 18:50:48 GMT 2012</text:p>
          </table:table-cell>
          <table:table-cell office:value-type="string">
            <text:p>2012/09/06 18:54:15 +0000</text:p>
          </table:table-cell>
          <table:table-cell table:number-columns-repeated="2"/>
          <table:table-cell office:value-type="float" office:value="6">
            <text:p>6</text:p>
          </table:table-cell>
          <table:table-cell office:value-type="string">
            <text:p>100% (29/29)</text:p>
          </table:table-cell>
          <table:table-cell office:value-type="string">
            <text:p>100% (28/28)</text:p>
          </table:table-cell>
          <table:table-cell office:value-type="string">
            <text:p>0% (0/0)</text:p>
          </table:table-cell>
          <table:table-cell office:value-type="string">
            <text:p>Richard_Nixon_4:4.txt</text:p>
          </table:table-cell>
          <table:table-cell office:value-type="string">
            <text:p>The basic state of our Union today is sound, and full of promise.&lt;br/&gt;&lt;br/&gt;We enter 1973 economically strong, militarily secure and, most important of all, at peace after a long and trying war.&lt;br/&gt;&lt;br/&gt;</text:p>
          </table:table-cell>
          <table:table-cell office:value-type="float" office:value="200">
            <text:p>200</text:p>
          </table:table-cell>
          <table:table-cell office:value-type="float" office:value="3">
            <text:p>3</text:p>
          </table:table-cell>
          <table:table-cell office:value-type="float" office:value="100">
            <text:p>100</text:p>
          </table:table-cell>
          <table:table-cell office:value-type="float" office:value="1">
            <text:p>1</text:p>
          </table:table-cell>
          <table:table-cell office:value-type="float" office:value="2006">
            <text:p>2006</text:p>
          </table:table-cell>
          <table:table-cell office:value-type="string">
            <text:p>http://en.wikipedia.org/wiki/2006</text:p>
          </table:table-cell>
          <table:table-cell office:value-type="string">
            <text:p>Economic</text:p>
          </table:table-cell>
          <table:table-cell office:value-type="string">
            <text:p>http://en.wikipedia.org/wiki/Economic</text:p>
          </table:table-cell>
          <table:table-cell table:style-name="Default"/>
          <table:table-cell office:value-type="float" office:value="2">
            <text:p>2</text:p>
          </table:table-cell>
          <table:table-cell table:number-columns-repeated="3"/>
          <table:table-cell table:formula="of:=CONCATENATE(TEXT([.$AD133];&quot;#&quot;);&quot;,&quot;;TEXT([.$AF133];&quot;#&quot;);&quot;,&quot;;TEXT([.$AM133];&quot;#&quot;))" office:value-type="string" office:string-value="200,100,2">
            <text:p>200,100,2</text:p>
          </table:table-cell>
        </table:table-row>
        <table:table-row table:style-name="ro1">
          <table:table-cell office:value-type="string">
            <text:p>2IF3V0FK0COKHS26THGKS9LRXYNOH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0 GMT 2012</text:p>
          </table:table-cell>
          <table:table-cell table:number-columns-repeated="2"/>
          <table:table-cell office:value-type="string">
            <text:p>2APULRGNTBJ31V12CPG7V62KMSZ7TZ</text:p>
          </table:table-cell>
          <table:table-cell office:value-type="string">
            <text:p>A3343ON7H5UO3L</text:p>
          </table:table-cell>
          <table:table-cell office:value-type="string">
            <text:p>Approved</text:p>
          </table:table-cell>
          <table:table-cell office:value-type="string">
            <text:p>Thu Aug 30 18:20:30 GMT 2012</text:p>
          </table:table-cell>
          <table:table-cell office:value-type="string">
            <text:p>Thu Aug 30 18:20:46 GMT 2012</text:p>
          </table:table-cell>
          <table:table-cell office:value-type="string">
            <text:p>Thu Sep 06 18:20:46 GMT 2012</text:p>
          </table:table-cell>
          <table:table-cell office:value-type="string">
            <text:p>2012/09/06 18:24:21 +0000</text:p>
          </table:table-cell>
          <table:table-cell table:number-columns-repeated="2"/>
          <table:table-cell office:value-type="float" office:value="16">
            <text:p>16</text:p>
          </table:table-cell>
          <table:table-cell table:number-columns-repeated="2" office:value-type="string">
            <text:p>100% (17/17)</text:p>
          </table:table-cell>
          <table:table-cell office:value-type="string">
            <text:p>0% (0/0)</text:p>
          </table:table-cell>
          <table:table-cell office:value-type="string">
            <text:p>William_McKinley_2:11.txt</text:p>
          </table:table-cell>
          <table:table-cell office:value-type="string">
            <text:p>In further fulfillment of international duty I issued, April 26, 1893, a proclamation announcing the treatment proposed to be accorded to vessels and their cargoes as to blockade, contraband, the exercise of the right of search, and the immunity of neutral flags and neutral goods under enemy's flag. A similar proclamation was made by the Spanish Government. In the conduct of hostilities the rules of the Declaration of Paris, including abstention from resort to privateering, have accordingly been observed by both belligerents, although neither was a party to that declaration.&lt;br/&gt;&lt;br/&gt;Our country thus, after an interval of half a century of peace with all nations, found itself engaged in deadly conflict with a foreign enemy. Every nerve was strained to meet the emergency. The response to the initial call for 125,000 volunteers was instant and complete, as was also the result of the second call, of May 25, for 75,000 additional volunteers. The ranks of the Regular Army were increased to the limits provided by the act of April 26, 1898.&lt;br/&gt;&lt;br/&gt;</text:p>
          </table:table-cell>
          <table:table-cell office:value-type="float" office:value="200">
            <text:p>200</text:p>
          </table:table-cell>
          <table:table-cell office:value-type="float" office:value="3">
            <text:p>3</text:p>
          </table:table-cell>
          <table:table-cell office:value-type="float" office:value="100">
            <text:p>100</text:p>
          </table:table-cell>
          <table:table-cell office:value-type="float" office:value="2">
            <text:p>2</text:p>
          </table:table-cell>
          <table:table-cell office:value-type="float" office:value="2007">
            <text:p>2007</text:p>
          </table:table-cell>
          <table:table-cell office:value-type="string">
            <text:p>http://en.wikipedia.org/wiki/2007</text:p>
          </table:table-cell>
          <table:table-cell office:value-type="string">
            <text:p>Amistad (1841)</text:p>
          </table:table-cell>
          <table:table-cell office:value-type="string">
            <text:p>http://en.wikipedia.org/wiki/Amistad_(1841)</text:p>
          </table:table-cell>
          <table:table-cell table:style-name="Default"/>
          <table:table-cell office:value-type="float" office:value="1">
            <text:p>1</text:p>
          </table:table-cell>
          <table:table-cell table:number-columns-repeated="3"/>
          <table:table-cell table:formula="of:=CONCATENATE(TEXT([.$AD134];&quot;#&quot;);&quot;,&quot;;TEXT([.$AF134];&quot;#&quot;);&quot;,&quot;;TEXT([.$AM134];&quot;#&quot;))" office:value-type="string" office:string-value="200,100,1">
            <text:p>200,100,1</text:p>
          </table:table-cell>
        </table:table-row>
        <table:table-row table:style-name="ro1">
          <table:table-cell office:value-type="string">
            <text:p>2IF3V0FK0COKHS26THGKS9LRXYNOH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0 GMT 2012</text:p>
          </table:table-cell>
          <table:table-cell table:number-columns-repeated="2"/>
          <table:table-cell office:value-type="string">
            <text:p>2J0D8J3VE7WS72B3JQUMKK8AYJSZJL</text:p>
          </table:table-cell>
          <table:table-cell office:value-type="string">
            <text:p>A3NSQ31TWXF8Z6</text:p>
          </table:table-cell>
          <table:table-cell office:value-type="string">
            <text:p>Approved</text:p>
          </table:table-cell>
          <table:table-cell office:value-type="string">
            <text:p>Thu Aug 30 21:04:48 GMT 2012</text:p>
          </table:table-cell>
          <table:table-cell office:value-type="string">
            <text:p>Thu Aug 30 21:05:30 GMT 2012</text:p>
          </table:table-cell>
          <table:table-cell office:value-type="string">
            <text:p>Thu Sep 06 21:05:30 GMT 2012</text:p>
          </table:table-cell>
          <table:table-cell office:value-type="string">
            <text:p>2012/09/06 21:09:14 +0000</text:p>
          </table:table-cell>
          <table:table-cell table:number-columns-repeated="2"/>
          <table:table-cell office:value-type="float" office:value="42">
            <text:p>42</text:p>
          </table:table-cell>
          <table:table-cell office:value-type="string">
            <text:p>100% (72/72)</text:p>
          </table:table-cell>
          <table:table-cell office:value-type="string">
            <text:p>100% (14/14)</text:p>
          </table:table-cell>
          <table:table-cell office:value-type="string">
            <text:p>0% (0/0)</text:p>
          </table:table-cell>
          <table:table-cell office:value-type="string">
            <text:p>William_McKinley_2:11.txt</text:p>
          </table:table-cell>
          <table:table-cell office:value-type="string">
            <text:p>In further fulfillment of international duty I issued, April 26, 1893, a proclamation announcing the treatment proposed to be accorded to vessels and their cargoes as to blockade, contraband, the exercise of the right of search, and the immunity of neutral flags and neutral goods under enemy's flag. A similar proclamation was made by the Spanish Government. In the conduct of hostilities the rules of the Declaration of Paris, including abstention from resort to privateering, have accordingly been observed by both belligerents, although neither was a party to that declaration.&lt;br/&gt;&lt;br/&gt;Our country thus, after an interval of half a century of peace with all nations, found itself engaged in deadly conflict with a foreign enemy. Every nerve was strained to meet the emergency. The response to the initial call for 125,000 volunteers was instant and complete, as was also the result of the second call, of May 25, for 75,000 additional volunteers. The ranks of the Regular Army were increased to the limits provided by the act of April 26, 1898.&lt;br/&gt;&lt;br/&gt;</text:p>
          </table:table-cell>
          <table:table-cell office:value-type="float" office:value="200">
            <text:p>200</text:p>
          </table:table-cell>
          <table:table-cell office:value-type="float" office:value="3">
            <text:p>3</text:p>
          </table:table-cell>
          <table:table-cell office:value-type="float" office:value="100">
            <text:p>100</text:p>
          </table:table-cell>
          <table:table-cell office:value-type="float" office:value="2">
            <text:p>2</text:p>
          </table:table-cell>
          <table:table-cell office:value-type="float" office:value="2007">
            <text:p>2007</text:p>
          </table:table-cell>
          <table:table-cell office:value-type="string">
            <text:p>http://en.wikipedia.org/wiki/2007</text:p>
          </table:table-cell>
          <table:table-cell office:value-type="string">
            <text:p>Amistad (1841)</text:p>
          </table:table-cell>
          <table:table-cell office:value-type="string">
            <text:p>http://en.wikipedia.org/wiki/Amistad_(1841)</text:p>
          </table:table-cell>
          <table:table-cell table:style-name="Default"/>
          <table:table-cell office:value-type="float" office:value="2">
            <text:p>2</text:p>
          </table:table-cell>
          <table:table-cell table:number-columns-repeated="3"/>
          <table:table-cell table:formula="of:=CONCATENATE(TEXT([.$AD135];&quot;#&quot;);&quot;,&quot;;TEXT([.$AF135];&quot;#&quot;);&quot;,&quot;;TEXT([.$AM135];&quot;#&quot;))" office:value-type="string" office:string-value="200,100,2">
            <text:p>200,100,2</text:p>
          </table:table-cell>
        </table:table-row>
        <table:table-row table:style-name="ro1">
          <table:table-cell office:value-type="string">
            <text:p>2IF3V0FK0COKHS26THGKS9LRXYNOH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0 GMT 2012</text:p>
          </table:table-cell>
          <table:table-cell table:number-columns-repeated="2"/>
          <table:table-cell office:value-type="string">
            <text:p>2PD42J1LY58BMBVR7S7FSHD1BF95Q8</text:p>
          </table:table-cell>
          <table:table-cell office:value-type="string">
            <text:p>A30SN6C7YX0OIP</text:p>
          </table:table-cell>
          <table:table-cell office:value-type="string">
            <text:p>Approved</text:p>
          </table:table-cell>
          <table:table-cell office:value-type="string">
            <text:p>Thu Aug 30 19:36:31 GMT 2012</text:p>
          </table:table-cell>
          <table:table-cell office:value-type="string">
            <text:p>Thu Aug 30 19:36:40 GMT 2012</text:p>
          </table:table-cell>
          <table:table-cell office:value-type="string">
            <text:p>Thu Sep 06 19:36:40 GMT 2012</text:p>
          </table:table-cell>
          <table:table-cell office:value-type="string">
            <text:p>2012/09/06 19:39:15 +0000</text:p>
          </table:table-cell>
          <table:table-cell table:number-columns-repeated="2"/>
          <table:table-cell office:value-type="float" office:value="9">
            <text:p>9</text:p>
          </table:table-cell>
          <table:table-cell table:number-columns-repeated="2" office:value-type="string">
            <text:p>100% (173/173)</text:p>
          </table:table-cell>
          <table:table-cell office:value-type="string">
            <text:p>0% (0/0)</text:p>
          </table:table-cell>
          <table:table-cell office:value-type="string">
            <text:p>William_McKinley_2:11.txt</text:p>
          </table:table-cell>
          <table:table-cell office:value-type="string">
            <text:p>In further fulfillment of international duty I issued, April 26, 1893, a proclamation announcing the treatment proposed to be accorded to vessels and their cargoes as to blockade, contraband, the exercise of the right of search, and the immunity of neutral flags and neutral goods under enemy's flag. A similar proclamation was made by the Spanish Government. In the conduct of hostilities the rules of the Declaration of Paris, including abstention from resort to privateering, have accordingly been observed by both belligerents, although neither was a party to that declaration.&lt;br/&gt;&lt;br/&gt;Our country thus, after an interval of half a century of peace with all nations, found itself engaged in deadly conflict with a foreign enemy. Every nerve was strained to meet the emergency. The response to the initial call for 125,000 volunteers was instant and complete, as was also the result of the second call, of May 25, for 75,000 additional volunteers. The ranks of the Regular Army were increased to the limits provided by the act of April 26, 1898.&lt;br/&gt;&lt;br/&gt;</text:p>
          </table:table-cell>
          <table:table-cell office:value-type="float" office:value="200">
            <text:p>200</text:p>
          </table:table-cell>
          <table:table-cell office:value-type="float" office:value="3">
            <text:p>3</text:p>
          </table:table-cell>
          <table:table-cell office:value-type="float" office:value="100">
            <text:p>100</text:p>
          </table:table-cell>
          <table:table-cell office:value-type="float" office:value="2">
            <text:p>2</text:p>
          </table:table-cell>
          <table:table-cell office:value-type="float" office:value="2007">
            <text:p>2007</text:p>
          </table:table-cell>
          <table:table-cell office:value-type="string">
            <text:p>http://en.wikipedia.org/wiki/2007</text:p>
          </table:table-cell>
          <table:table-cell office:value-type="string">
            <text:p>Amistad (1841)</text:p>
          </table:table-cell>
          <table:table-cell office:value-type="string">
            <text:p>http://en.wikipedia.org/wiki/Amistad_(1841)</text:p>
          </table:table-cell>
          <table:table-cell table:style-name="Default" office:value-type="string">
            <text:p>NO</text:p>
          </table:table-cell>
          <table:table-cell office:value-type="float" office:value="1">
            <text:p>1</text:p>
          </table:table-cell>
          <table:table-cell table:number-columns-repeated="3"/>
          <table:table-cell table:formula="of:=CONCATENATE(TEXT([.$AD136];&quot;#&quot;);&quot;,&quot;;TEXT([.$AF136];&quot;#&quot;);&quot;,&quot;;TEXT([.$AM136];&quot;#&quot;))" office:value-type="string" office:string-value="200,100,1">
            <text:p>200,100,1</text:p>
          </table:table-cell>
        </table:table-row>
        <table:table-row table:style-name="ro1">
          <table:table-cell office:value-type="string">
            <text:p>2X7GSNTL0XUL6PBYITUMUDX5GH60MM</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0 GMT 2012</text:p>
          </table:table-cell>
          <table:table-cell table:number-columns-repeated="2"/>
          <table:table-cell office:value-type="string">
            <text:p>22O1VP9746OQG1BVXHH6F051V16K0A</text:p>
          </table:table-cell>
          <table:table-cell office:value-type="string">
            <text:p>A30SN6C7YX0OIP</text:p>
          </table:table-cell>
          <table:table-cell office:value-type="string">
            <text:p>Approved</text:p>
          </table:table-cell>
          <table:table-cell office:value-type="string">
            <text:p>Thu Aug 30 19:44:52 GMT 2012</text:p>
          </table:table-cell>
          <table:table-cell office:value-type="string">
            <text:p>Thu Aug 30 19:44:59 GMT 2012</text:p>
          </table:table-cell>
          <table:table-cell office:value-type="string">
            <text:p>Thu Sep 06 19:44:59 GMT 2012</text:p>
          </table:table-cell>
          <table:table-cell office:value-type="string">
            <text:p>2012/09/06 19:49:17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James_K._Polk_3:57.txt</text:p>
          </table:table-cell>
          <table:table-cell office:value-type="string">
            <text:p>Between 1,000 and 2,000 Indians, belonging to several tribes, have been removed during the year from the east of the Mississippi to the country allotted to them west of that river as their permanent home, and arrangements have been made for others to follow.&lt;br/&gt;&lt;br/&gt;Since the treaty of 1846 with the Cherokees the feuds among them appear to have subsided, and they have become more united and contented than they have been for many years past. The commissioners appointed in pursuance of the act of June 27, 1846, to settle claims arising under the treaty of 1835-36 with that tribe have executed their duties, and after a patient investigation and a full and fair examination of all the cases brought before them closed their labors in the month of July last. This is the fourth board of commissioners which has been organized under this treaty. Ample opportunity has been afforded to all those interested to bring forward their claims. No doubt is entertained that impartial justice has been done by the late board, and that all valid claims embraced by the treaty have been considered and allowed. This result and the final settlement to be made with this tribe under the treaty of 1846, which will be completed and laid before you during your session, will adjust all questions of controversy between them and the United States and produce a state of relations with them simple, well defined, and satisfactory. Under the discretionary authority conferred by the act of the 3d of March last the annuities due to the various tribes have been paid during the present year to the heads of families instead of to their chiefs or such persons as they might designate, as required by the law previously existing. This mode of payment has given general satisfaction to the great body of the Indians. Justice has been done to them, and they are grateful to the Government for it. A few chiefs and interested persons may object to this mode of payment, but it is believed to be the only mode of preventing fraud and imposition from being practiced upon the great body of common Indians, constituting a majority of all the tribes. It is gratifying to perceive that a number of the tribes have recently manifested an increased interest in the establishment of schools among them, and are making rapid advances in agriculture, some of them producing a sufficient quantity of food for their support and in some cases a surplus to dispose of to their neighbors. The comforts by which those who have received even a very limited education and have engaged in agriculture are surrounded tend gradually to draw off their less civilized brethren from the precarious means of subsistence by the chase to habits of labor and civilization.&lt;br/&gt;&lt;br/&gt;</text:p>
          </table:table-cell>
          <table:table-cell office:value-type="float" office:value="10">
            <text:p>10</text:p>
          </table:table-cell>
          <table:table-cell office:value-type="float" office:value="4">
            <text:p>4</text:p>
          </table:table-cell>
          <table:table-cell office:value-type="float" office:value="200">
            <text:p>200</text:p>
          </table:table-cell>
          <table:table-cell office:value-type="float" office:value="0">
            <text:p>0</text:p>
          </table:table-cell>
          <table:table-cell office:value-type="string">
            <text:p>Choctaw</text:p>
          </table:table-cell>
          <table:table-cell office:value-type="string">
            <text:p>http://en.wikipedia.org/wiki/Choctaw</text:p>
          </table:table-cell>
          <table:table-cell office:value-type="string">
            <text:p>Adivasi</text:p>
          </table:table-cell>
          <table:table-cell office:value-type="string">
            <text:p>http://en.wikipedia.org/wiki/Adivasi</text:p>
          </table:table-cell>
          <table:table-cell table:style-name="Default" office:value-type="string">
            <text:p>NO</text:p>
          </table:table-cell>
          <table:table-cell office:value-type="float" office:value="1">
            <text:p>1</text:p>
          </table:table-cell>
          <table:table-cell table:number-columns-repeated="3"/>
          <table:table-cell table:formula="of:=CONCATENATE(TEXT([.$AD137];&quot;#&quot;);&quot;,&quot;;TEXT([.$AF137];&quot;#&quot;);&quot;,&quot;;TEXT([.$AM137];&quot;#&quot;))" office:value-type="string" office:string-value="10,200,1">
            <text:p>10,200,1</text:p>
          </table:table-cell>
        </table:table-row>
        <table:table-row table:style-name="ro1">
          <table:table-cell office:value-type="string">
            <text:p>2X7GSNTL0XUL6PBYITUMUDX5GH60MM</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0 GMT 2012</text:p>
          </table:table-cell>
          <table:table-cell table:number-columns-repeated="2"/>
          <table:table-cell office:value-type="string">
            <text:p>2EYOQ1SNQQ7QLGOA80BCVR12Y727RM</text:p>
          </table:table-cell>
          <table:table-cell office:value-type="string">
            <text:p>A33GBAC29A0MS5</text:p>
          </table:table-cell>
          <table:table-cell office:value-type="string">
            <text:p>Approved</text:p>
          </table:table-cell>
          <table:table-cell office:value-type="string">
            <text:p>Thu Aug 30 18:20:02 GMT 2012</text:p>
          </table:table-cell>
          <table:table-cell office:value-type="string">
            <text:p>Thu Aug 30 18:20:43 GMT 2012</text:p>
          </table:table-cell>
          <table:table-cell office:value-type="string">
            <text:p>Thu Sep 06 18:20:43 GMT 2012</text:p>
          </table:table-cell>
          <table:table-cell office:value-type="string">
            <text:p>2012/09/06 18:24:20 +0000</text:p>
          </table:table-cell>
          <table:table-cell table:number-columns-repeated="2"/>
          <table:table-cell office:value-type="float" office:value="41">
            <text:p>41</text:p>
          </table:table-cell>
          <table:table-cell table:number-columns-repeated="2" office:value-type="string">
            <text:p>100% (84/84)</text:p>
          </table:table-cell>
          <table:table-cell office:value-type="string">
            <text:p>0% (0/0)</text:p>
          </table:table-cell>
          <table:table-cell office:value-type="string">
            <text:p>James_K._Polk_3:57.txt</text:p>
          </table:table-cell>
          <table:table-cell office:value-type="string">
            <text:p>Between 1,000 and 2,000 Indians, belonging to several tribes, have been removed during the year from the east of the Mississippi to the country allotted to them west of that river as their permanent home, and arrangements have been made for others to follow.&lt;br/&gt;&lt;br/&gt;Since the treaty of 1846 with the Cherokees the feuds among them appear to have subsided, and they have become more united and contented than they have been for many years past. The commissioners appointed in pursuance of the act of June 27, 1846, to settle claims arising under the treaty of 1835-36 with that tribe have executed their duties, and after a patient investigation and a full and fair examination of all the cases brought before them closed their labors in the month of July last. This is the fourth board of commissioners which has been organized under this treaty. Ample opportunity has been afforded to all those interested to bring forward their claims. No doubt is entertained that impartial justice has been done by the late board, and that all valid claims embraced by the treaty have been considered and allowed. This result and the final settlement to be made with this tribe under the treaty of 1846, which will be completed and laid before you during your session, will adjust all questions of controversy between them and the United States and produce a state of relations with them simple, well defined, and satisfactory. Under the discretionary authority conferred by the act of the 3d of March last the annuities due to the various tribes have been paid during the present year to the heads of families instead of to their chiefs or such persons as they might designate, as required by the law previously existing. This mode of payment has given general satisfaction to the great body of the Indians. Justice has been done to them, and they are grateful to the Government for it. A few chiefs and interested persons may object to this mode of payment, but it is believed to be the only mode of preventing fraud and imposition from being practiced upon the great body of common Indians, constituting a majority of all the tribes. It is gratifying to perceive that a number of the tribes have recently manifested an increased interest in the establishment of schools among them, and are making rapid advances in agriculture, some of them producing a sufficient quantity of food for their support and in some cases a surplus to dispose of to their neighbors. The comforts by which those who have received even a very limited education and have engaged in agriculture are surrounded tend gradually to draw off their less civilized brethren from the precarious means of subsistence by the chase to habits of labor and civilization.&lt;br/&gt;&lt;br/&gt;</text:p>
          </table:table-cell>
          <table:table-cell office:value-type="float" office:value="10">
            <text:p>10</text:p>
          </table:table-cell>
          <table:table-cell office:value-type="float" office:value="4">
            <text:p>4</text:p>
          </table:table-cell>
          <table:table-cell office:value-type="float" office:value="200">
            <text:p>200</text:p>
          </table:table-cell>
          <table:table-cell office:value-type="float" office:value="0">
            <text:p>0</text:p>
          </table:table-cell>
          <table:table-cell office:value-type="string">
            <text:p>Choctaw</text:p>
          </table:table-cell>
          <table:table-cell office:value-type="string">
            <text:p>http://en.wikipedia.org/wiki/Choctaw</text:p>
          </table:table-cell>
          <table:table-cell office:value-type="string">
            <text:p>Adivasi</text:p>
          </table:table-cell>
          <table:table-cell office:value-type="string">
            <text:p>http://en.wikipedia.org/wiki/Adivasi</text:p>
          </table:table-cell>
          <table:table-cell table:style-name="Default"/>
          <table:table-cell office:value-type="float" office:value="1">
            <text:p>1</text:p>
          </table:table-cell>
          <table:table-cell table:number-columns-repeated="3"/>
          <table:table-cell table:formula="of:=CONCATENATE(TEXT([.$AD138];&quot;#&quot;);&quot;,&quot;;TEXT([.$AF138];&quot;#&quot;);&quot;,&quot;;TEXT([.$AM138];&quot;#&quot;))" office:value-type="string" office:string-value="10,200,1">
            <text:p>10,200,1</text:p>
          </table:table-cell>
        </table:table-row>
        <table:table-row table:style-name="ro1">
          <table:table-cell office:value-type="string">
            <text:p>2X7GSNTL0XUL6PBYITUMUDX5GH60MM</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0 GMT 2012</text:p>
          </table:table-cell>
          <table:table-cell table:number-columns-repeated="2"/>
          <table:table-cell office:value-type="string">
            <text:p>2N5P8PJWKUDDN6AGA0U970B6ZAH8JL</text:p>
          </table:table-cell>
          <table:table-cell office:value-type="string">
            <text:p>A997OZ3H2B3Q2</text:p>
          </table:table-cell>
          <table:table-cell office:value-type="string">
            <text:p>Approved</text:p>
          </table:table-cell>
          <table:table-cell office:value-type="string">
            <text:p>Thu Aug 30 19:18:46 GMT 2012</text:p>
          </table:table-cell>
          <table:table-cell office:value-type="string">
            <text:p>Thu Aug 30 19:19:07 GMT 2012</text:p>
          </table:table-cell>
          <table:table-cell office:value-type="string">
            <text:p>Thu Sep 06 19:19:07 GMT 2012</text:p>
          </table:table-cell>
          <table:table-cell office:value-type="string">
            <text:p>2012/09/06 19:19:17 +0000</text:p>
          </table:table-cell>
          <table:table-cell table:number-columns-repeated="2"/>
          <table:table-cell office:value-type="float" office:value="21">
            <text:p>21</text:p>
          </table:table-cell>
          <table:table-cell table:number-columns-repeated="2" office:value-type="string">
            <text:p>100% (93/93)</text:p>
          </table:table-cell>
          <table:table-cell office:value-type="string">
            <text:p>0% (0/0)</text:p>
          </table:table-cell>
          <table:table-cell office:value-type="string">
            <text:p>James_K._Polk_3:57.txt</text:p>
          </table:table-cell>
          <table:table-cell office:value-type="string">
            <text:p>Between 1,000 and 2,000 Indians, belonging to several tribes, have been removed during the year from the east of the Mississippi to the country allotted to them west of that river as their permanent home, and arrangements have been made for others to follow.&lt;br/&gt;&lt;br/&gt;Since the treaty of 1846 with the Cherokees the feuds among them appear to have subsided, and they have become more united and contented than they have been for many years past. The commissioners appointed in pursuance of the act of June 27, 1846, to settle claims arising under the treaty of 1835-36 with that tribe have executed their duties, and after a patient investigation and a full and fair examination of all the cases brought before them closed their labors in the month of July last. This is the fourth board of commissioners which has been organized under this treaty. Ample opportunity has been afforded to all those interested to bring forward their claims. No doubt is entertained that impartial justice has been done by the late board, and that all valid claims embraced by the treaty have been considered and allowed. This result and the final settlement to be made with this tribe under the treaty of 1846, which will be completed and laid before you during your session, will adjust all questions of controversy between them and the United States and produce a state of relations with them simple, well defined, and satisfactory. Under the discretionary authority conferred by the act of the 3d of March last the annuities due to the various tribes have been paid during the present year to the heads of families instead of to their chiefs or such persons as they might designate, as required by the law previously existing. This mode of payment has given general satisfaction to the great body of the Indians. Justice has been done to them, and they are grateful to the Government for it. A few chiefs and interested persons may object to this mode of payment, but it is believed to be the only mode of preventing fraud and imposition from being practiced upon the great body of common Indians, constituting a majority of all the tribes. It is gratifying to perceive that a number of the tribes have recently manifested an increased interest in the establishment of schools among them, and are making rapid advances in agriculture, some of them producing a sufficient quantity of food for their support and in some cases a surplus to dispose of to their neighbors. The comforts by which those who have received even a very limited education and have engaged in agriculture are surrounded tend gradually to draw off their less civilized brethren from the precarious means of subsistence by the chase to habits of labor and civilization.&lt;br/&gt;&lt;br/&gt;</text:p>
          </table:table-cell>
          <table:table-cell office:value-type="float" office:value="10">
            <text:p>10</text:p>
          </table:table-cell>
          <table:table-cell office:value-type="float" office:value="4">
            <text:p>4</text:p>
          </table:table-cell>
          <table:table-cell office:value-type="float" office:value="200">
            <text:p>200</text:p>
          </table:table-cell>
          <table:table-cell office:value-type="float" office:value="0">
            <text:p>0</text:p>
          </table:table-cell>
          <table:table-cell office:value-type="string">
            <text:p>Choctaw</text:p>
          </table:table-cell>
          <table:table-cell office:value-type="string">
            <text:p>http://en.wikipedia.org/wiki/Choctaw</text:p>
          </table:table-cell>
          <table:table-cell office:value-type="string">
            <text:p>Adivasi</text:p>
          </table:table-cell>
          <table:table-cell office:value-type="string">
            <text:p>http://en.wikipedia.org/wiki/Adivasi</text:p>
          </table:table-cell>
          <table:table-cell table:style-name="Default"/>
          <table:table-cell office:value-type="float" office:value="2">
            <text:p>2</text:p>
          </table:table-cell>
          <table:table-cell table:number-columns-repeated="3"/>
          <table:table-cell table:formula="of:=CONCATENATE(TEXT([.$AD139];&quot;#&quot;);&quot;,&quot;;TEXT([.$AF139];&quot;#&quot;);&quot;,&quot;;TEXT([.$AM139];&quot;#&quot;))" office:value-type="string" office:string-value="10,200,2">
            <text:p>10,200,2</text:p>
          </table:table-cell>
        </table:table-row>
        <table:table-row table:style-name="ro1">
          <table:table-cell office:value-type="string">
            <text:p>2P4Z9O9Z6KW4EVY4ORIRTFQ0PFM3C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0 GMT 2012</text:p>
          </table:table-cell>
          <table:table-cell table:number-columns-repeated="2"/>
          <table:table-cell office:value-type="string">
            <text:p>2H5ZKPFE4EGDWMA7CVZIHNZWBY57HQ</text:p>
          </table:table-cell>
          <table:table-cell office:value-type="string">
            <text:p>A997OZ3H2B3Q2</text:p>
          </table:table-cell>
          <table:table-cell office:value-type="string">
            <text:p>Approved</text:p>
          </table:table-cell>
          <table:table-cell office:value-type="string">
            <text:p>Thu Aug 30 18:54:04 GMT 2012</text:p>
          </table:table-cell>
          <table:table-cell office:value-type="string">
            <text:p>Thu Aug 30 18:54:43 GMT 2012</text:p>
          </table:table-cell>
          <table:table-cell office:value-type="string">
            <text:p>Thu Sep 06 18:54:43 GMT 2012</text:p>
          </table:table-cell>
          <table:table-cell office:value-type="string">
            <text:p>2012/09/06 18:59:14 +0000</text:p>
          </table:table-cell>
          <table:table-cell table:number-columns-repeated="2"/>
          <table:table-cell office:value-type="float" office:value="39">
            <text:p>39</text:p>
          </table:table-cell>
          <table:table-cell table:number-columns-repeated="2" office:value-type="string">
            <text:p>100% (93/93)</text:p>
          </table:table-cell>
          <table:table-cell office:value-type="string">
            <text:p>0% (0/0)</text:p>
          </table:table-cell>
          <table:table-cell office:value-type="string">
            <text:p>Calvin_Coolidge_6:40.txt</text:p>
          </table:table-cell>
          <table:table-cell office:value-type="string">
            <text:p>For many years the Federal Government has been committed to the wise policy of reclamation and irrigation. While it has met with some failures due to unwise selection of projects and lack of thorough soil surveys, so that they could not be placed on a sound business basis, on the whole the service has been of such incalculable benefit in so many States that no one would advocate its abandonment. The program to which we are already committed, providing for the construction of new projects authorized by Congress and the completion of old projects, will tax the resources of the reclamation fund over a period of years. The high cost of improving and equipping farms adds to the difficulty of securing settlers for vacant farms on federal projects.&lt;br/&gt;&lt;br/&gt;Readjustments authorized by the reclamation relief act of May 25, 1926, have given more favorable terms of repayment to settlers. These new financial arrangements and the general prosperity on irrigation projects have resulted in increased collections by the Department of the Interior of charges due the reclamation fund. Nevertheless, the demand for still smaller yearly payments on some projects continues. These conditions should have consideration in connection with any proposed new projects.&lt;br/&gt;&lt;br/&gt;</text:p>
          </table:table-cell>
          <table:table-cell office:value-type="float" office:value="50">
            <text:p>50</text:p>
          </table:table-cell>
          <table:table-cell office:value-type="float" office:value="2">
            <text:p>2</text:p>
          </table:table-cell>
          <table:table-cell office:value-type="float" office:value="200">
            <text:p>200</text:p>
          </table:table-cell>
          <table:table-cell office:value-type="float" office:value="2">
            <text:p>2</text:p>
          </table:table-cell>
          <table:table-cell office:value-type="string">
            <text:p>Federal</text:p>
          </table:table-cell>
          <table:table-cell office:value-type="string">
            <text:p>http://en.wikipedia.org/wiki/Federal</text:p>
          </table:table-cell>
          <table:table-cell office:value-type="string">
            <text:p>Sawtooth National Forest</text:p>
          </table:table-cell>
          <table:table-cell office:value-type="string">
            <text:p>http://en.wikipedia.org/wiki/Sawtooth_National_Forest</text:p>
          </table:table-cell>
          <table:table-cell table:style-name="Default"/>
          <table:table-cell office:value-type="float" office:value="1">
            <text:p>1</text:p>
          </table:table-cell>
          <table:table-cell table:number-columns-repeated="3"/>
          <table:table-cell table:formula="of:=CONCATENATE(TEXT([.$AD140];&quot;#&quot;);&quot;,&quot;;TEXT([.$AF140];&quot;#&quot;);&quot;,&quot;;TEXT([.$AM140];&quot;#&quot;))" office:value-type="string" office:string-value="50,200,1">
            <text:p>50,200,1</text:p>
          </table:table-cell>
        </table:table-row>
        <table:table-row table:style-name="ro1">
          <table:table-cell office:value-type="string">
            <text:p>2P4Z9O9Z6KW4EVY4ORIRTFQ0PFM3C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0 GMT 2012</text:p>
          </table:table-cell>
          <table:table-cell table:number-columns-repeated="2"/>
          <table:table-cell office:value-type="string">
            <text:p>2KL2D5NQYN5FIZOONFKYUNCW3T9A6Z</text:p>
          </table:table-cell>
          <table:table-cell office:value-type="string">
            <text:p>A31ALYJKPKD09W</text:p>
          </table:table-cell>
          <table:table-cell office:value-type="string">
            <text:p>Approved</text:p>
          </table:table-cell>
          <table:table-cell office:value-type="string">
            <text:p>Fri Aug 31 00:25:18 GMT 2012</text:p>
          </table:table-cell>
          <table:table-cell office:value-type="string">
            <text:p>Fri Aug 31 00:25:39 GMT 2012</text:p>
          </table:table-cell>
          <table:table-cell office:value-type="string">
            <text:p>Fri Sep 07 00:25:39 GMT 2012</text:p>
          </table:table-cell>
          <table:table-cell office:value-type="string">
            <text:p>2012/09/07 00:29:12 +0000</text:p>
          </table:table-cell>
          <table:table-cell table:number-columns-repeated="2"/>
          <table:table-cell office:value-type="float" office:value="21">
            <text:p>21</text:p>
          </table:table-cell>
          <table:table-cell office:value-type="string">
            <text:p>100% (294/295)</text:p>
          </table:table-cell>
          <table:table-cell office:value-type="string">
            <text:p>100% (62/62)</text:p>
          </table:table-cell>
          <table:table-cell office:value-type="string">
            <text:p>0% (0/0)</text:p>
          </table:table-cell>
          <table:table-cell office:value-type="string">
            <text:p>Calvin_Coolidge_6:40.txt</text:p>
          </table:table-cell>
          <table:table-cell office:value-type="string">
            <text:p>For many years the Federal Government has been committed to the wise policy of reclamation and irrigation. While it has met with some failures due to unwise selection of projects and lack of thorough soil surveys, so that they could not be placed on a sound business basis, on the whole the service has been of such incalculable benefit in so many States that no one would advocate its abandonment. The program to which we are already committed, providing for the construction of new projects authorized by Congress and the completion of old projects, will tax the resources of the reclamation fund over a period of years. The high cost of improving and equipping farms adds to the difficulty of securing settlers for vacant farms on federal projects.&lt;br/&gt;&lt;br/&gt;Readjustments authorized by the reclamation relief act of May 25, 1926, have given more favorable terms of repayment to settlers. These new financial arrangements and the general prosperity on irrigation projects have resulted in increased collections by the Department of the Interior of charges due the reclamation fund. Nevertheless, the demand for still smaller yearly payments on some projects continues. These conditions should have consideration in connection with any proposed new projects.&lt;br/&gt;&lt;br/&gt;</text:p>
          </table:table-cell>
          <table:table-cell office:value-type="float" office:value="50">
            <text:p>50</text:p>
          </table:table-cell>
          <table:table-cell office:value-type="float" office:value="2">
            <text:p>2</text:p>
          </table:table-cell>
          <table:table-cell office:value-type="float" office:value="200">
            <text:p>200</text:p>
          </table:table-cell>
          <table:table-cell office:value-type="float" office:value="2">
            <text:p>2</text:p>
          </table:table-cell>
          <table:table-cell office:value-type="string">
            <text:p>Federal</text:p>
          </table:table-cell>
          <table:table-cell office:value-type="string">
            <text:p>http://en.wikipedia.org/wiki/Federal</text:p>
          </table:table-cell>
          <table:table-cell office:value-type="string">
            <text:p>Sawtooth National Forest</text:p>
          </table:table-cell>
          <table:table-cell office:value-type="string">
            <text:p>http://en.wikipedia.org/wiki/Sawtooth_National_Forest</text:p>
          </table:table-cell>
          <table:table-cell table:style-name="Default"/>
          <table:table-cell office:value-type="float" office:value="1">
            <text:p>1</text:p>
          </table:table-cell>
          <table:table-cell table:number-columns-repeated="3"/>
          <table:table-cell table:formula="of:=CONCATENATE(TEXT([.$AD141];&quot;#&quot;);&quot;,&quot;;TEXT([.$AF141];&quot;#&quot;);&quot;,&quot;;TEXT([.$AM141];&quot;#&quot;))" office:value-type="string" office:string-value="50,200,1">
            <text:p>50,200,1</text:p>
          </table:table-cell>
        </table:table-row>
        <table:table-row table:style-name="ro1">
          <table:table-cell office:value-type="string">
            <text:p>2P4Z9O9Z6KW4EVY4ORIRTFQ0PFM3C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0 GMT 2012</text:p>
          </table:table-cell>
          <table:table-cell table:number-columns-repeated="2"/>
          <table:table-cell office:value-type="string">
            <text:p>2UUJE1M7PKK900KBV91C84LZ26EYRH</text:p>
          </table:table-cell>
          <table:table-cell office:value-type="string">
            <text:p>A30SN6C7YX0OIP</text:p>
          </table:table-cell>
          <table:table-cell office:value-type="string">
            <text:p>Approved</text:p>
          </table:table-cell>
          <table:table-cell office:value-type="string">
            <text:p>Thu Aug 30 19:44:29 GMT 2012</text:p>
          </table:table-cell>
          <table:table-cell office:value-type="string">
            <text:p>Thu Aug 30 19:44:42 GMT 2012</text:p>
          </table:table-cell>
          <table:table-cell office:value-type="string">
            <text:p>Thu Sep 06 19:44:42 GMT 2012</text:p>
          </table:table-cell>
          <table:table-cell office:value-type="string">
            <text:p>2012/09/06 19:49:16 +0000</text:p>
          </table:table-cell>
          <table:table-cell table:number-columns-repeated="2"/>
          <table:table-cell office:value-type="float" office:value="13">
            <text:p>13</text:p>
          </table:table-cell>
          <table:table-cell table:number-columns-repeated="2" office:value-type="string">
            <text:p>100% (173/173)</text:p>
          </table:table-cell>
          <table:table-cell office:value-type="string">
            <text:p>0% (0/0)</text:p>
          </table:table-cell>
          <table:table-cell office:value-type="string">
            <text:p>Calvin_Coolidge_6:40.txt</text:p>
          </table:table-cell>
          <table:table-cell office:value-type="string">
            <text:p>For many years the Federal Government has been committed to the wise policy of reclamation and irrigation. While it has met with some failures due to unwise selection of projects and lack of thorough soil surveys, so that they could not be placed on a sound business basis, on the whole the service has been of such incalculable benefit in so many States that no one would advocate its abandonment. The program to which we are already committed, providing for the construction of new projects authorized by Congress and the completion of old projects, will tax the resources of the reclamation fund over a period of years. The high cost of improving and equipping farms adds to the difficulty of securing settlers for vacant farms on federal projects.&lt;br/&gt;&lt;br/&gt;Readjustments authorized by the reclamation relief act of May 25, 1926, have given more favorable terms of repayment to settlers. These new financial arrangements and the general prosperity on irrigation projects have resulted in increased collections by the Department of the Interior of charges due the reclamation fund. Nevertheless, the demand for still smaller yearly payments on some projects continues. These conditions should have consideration in connection with any proposed new projects.&lt;br/&gt;&lt;br/&gt;</text:p>
          </table:table-cell>
          <table:table-cell office:value-type="float" office:value="50">
            <text:p>50</text:p>
          </table:table-cell>
          <table:table-cell office:value-type="float" office:value="2">
            <text:p>2</text:p>
          </table:table-cell>
          <table:table-cell office:value-type="float" office:value="200">
            <text:p>200</text:p>
          </table:table-cell>
          <table:table-cell office:value-type="float" office:value="2">
            <text:p>2</text:p>
          </table:table-cell>
          <table:table-cell office:value-type="string">
            <text:p>Federal</text:p>
          </table:table-cell>
          <table:table-cell office:value-type="string">
            <text:p>http://en.wikipedia.org/wiki/Federal</text:p>
          </table:table-cell>
          <table:table-cell office:value-type="string">
            <text:p>Sawtooth National Forest</text:p>
          </table:table-cell>
          <table:table-cell office:value-type="string">
            <text:p>http://en.wikipedia.org/wiki/Sawtooth_National_Forest</text:p>
          </table:table-cell>
          <table:table-cell table:style-name="Default" office:value-type="string">
            <text:p>NO</text:p>
          </table:table-cell>
          <table:table-cell office:value-type="float" office:value="1">
            <text:p>1</text:p>
          </table:table-cell>
          <table:table-cell table:number-columns-repeated="3"/>
          <table:table-cell table:formula="of:=CONCATENATE(TEXT([.$AD142];&quot;#&quot;);&quot;,&quot;;TEXT([.$AF142];&quot;#&quot;);&quot;,&quot;;TEXT([.$AM142];&quot;#&quot;))" office:value-type="string" office:string-value="50,200,1">
            <text:p>50,200,1</text:p>
          </table:table-cell>
        </table:table-row>
        <table:table-row table:style-name="ro1">
          <table:table-cell office:value-type="string">
            <text:p>2V6ZFYQS1CST1X32YNJ4QC1EZ5LNK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0 GMT 2012</text:p>
          </table:table-cell>
          <table:table-cell table:number-columns-repeated="2"/>
          <table:table-cell office:value-type="string">
            <text:p>223RI8IUB2YUOH7MZ3CBBL0FG0Y6IH</text:p>
          </table:table-cell>
          <table:table-cell office:value-type="string">
            <text:p>A3343ON7H5UO3L</text:p>
          </table:table-cell>
          <table:table-cell office:value-type="string">
            <text:p>Approved</text:p>
          </table:table-cell>
          <table:table-cell office:value-type="string">
            <text:p>Thu Aug 30 18:17:57 GMT 2012</text:p>
          </table:table-cell>
          <table:table-cell office:value-type="string">
            <text:p>Thu Aug 30 18:18:21 GMT 2012</text:p>
          </table:table-cell>
          <table:table-cell office:value-type="string">
            <text:p>Thu Sep 06 18:18:21 GMT 2012</text:p>
          </table:table-cell>
          <table:table-cell office:value-type="string">
            <text:p>2012/09/06 18:19:23 +0000</text:p>
          </table:table-cell>
          <table:table-cell table:number-columns-repeated="2"/>
          <table:table-cell office:value-type="float" office:value="24">
            <text:p>24</text:p>
          </table:table-cell>
          <table:table-cell table:number-columns-repeated="2" office:value-type="string">
            <text:p>100% (17/17)</text:p>
          </table:table-cell>
          <table:table-cell office:value-type="string">
            <text:p>0% (0/0)</text:p>
          </table:table-cell>
          <table:table-cell office:value-type="string">
            <text:p>Andrew_Jackson_7:14.txt</text:p>
          </table:table-cell>
          <table:table-cell office:value-type="string">
            <text:p>WE, approving the above convention in all and each of the dispositions which are contained in it, do declare, by ourselves as well as by our heirs and successors, that it is accepted, approved, ratified, and confirmed, and by these presents, signed by our hand, we do accept, approve, ratify, and confirm it; promising, on the faith and word of a king, to observe it and to cause it to be observed inviolably, without ever contravening it or suffering it to be contravened, directly or indirectly, for any cause or under any pretense whatsoever. Official information of the exchange of ratifications in the United States reached Paris whilst the Chambers were in session. The extraordinary and to us injurious delays of the French Government in their action upon the subject of its fulfillment have been heretofore stated to Congress, and I have no disposition to enlarge upon them here. It is sufficient to observe that the then pending session was allowed to expire without even an effort to obtain the necessary appropriations; that the two succeeding ones were also suffered to pass away without anything like a serious attempt to obtain a decision upon the subject, and that it was not until the fourth session, almost three years after the conclusion of the treaty and more than two years after the exchange of ratifications, that the bill for the execution of the treaty was pressed to a vote and rejected. In the mean time the Government of the United States, having full confidence that a treaty entered into and so solemnly ratified by the French King would be executed in good faith, and not doubting that provision would be made for the payment of the first installment which was to become due on the second day of February, 1833, negotiated a draft for the amount through the Bank of the United States. When this draft was presented by the holder with the credentials required by the treaty to authorize him to receive the money, the Government of France allowed it to be protested. In addition to the injury in the nonpayment of the money by France, conformably to her engagement, the United States were exposed to a heavy claim on the part of the bank under pretense of damages, in satisfaction of which that institution seized upon and still retains an equal amount of the public money.&lt;br/&gt;&lt;br/&gt;Congress was in session when the decision of the Chambers reached Washington, and an immediate communication of this apparently final decision of France not to fulfill the stipulation of the treaty was the course naturally to be expected from the President. The deep tone of dissatisfaction which pervaded the public mind and the correspondent excitement produced in Congress by only a general knowledge of the result rendered it more than probable that a resort to immediate measures of redress would be the consequence of calling the attention of that body to the subject. Sincerely desirous of preserving the pacific relations which had so long existed between the two countries, I was anxious to avoid this course if I could be satisfied that by so neither the interests nor the honor of my country would be compromitted. Without the fullest assurances on that point, I could not hope to acquit myself of the responsibility to be incurred in suffering Congress to adjourn without laying the subject before them. Those received by me were believed to be of that character.&lt;br/&gt;&lt;br/&gt;</text:p>
          </table:table-cell>
          <table:table-cell office:value-type="float" office:value="10">
            <text:p>10</text:p>
          </table:table-cell>
          <table:table-cell office:value-type="float" office:value="4">
            <text:p>4</text:p>
          </table:table-cell>
          <table:table-cell office:value-type="float" office:value="100">
            <text:p>100</text:p>
          </table:table-cell>
          <table:table-cell office:value-type="float" office:value="3">
            <text:p>3</text:p>
          </table:table-cell>
          <table:table-cell office:value-type="string">
            <text:p>Treaty</text:p>
          </table:table-cell>
          <table:table-cell office:value-type="string">
            <text:p>http://en.wikipedia.org/wiki/Treaty</text:p>
          </table:table-cell>
          <table:table-cell office:value-type="string">
            <text:p>Treaty</text:p>
          </table:table-cell>
          <table:table-cell office:value-type="string">
            <text:p>http://en.wikipedia.org/wiki/Treaty</text:p>
          </table:table-cell>
          <table:table-cell table:style-name="Default"/>
          <table:table-cell office:value-type="float" office:value="2">
            <text:p>2</text:p>
          </table:table-cell>
          <table:table-cell table:number-columns-repeated="3"/>
          <table:table-cell table:formula="of:=CONCATENATE(TEXT([.$AD143];&quot;#&quot;);&quot;,&quot;;TEXT([.$AF143];&quot;#&quot;);&quot;,&quot;;TEXT([.$AM143];&quot;#&quot;))" office:value-type="string" office:string-value="10,100,2">
            <text:p>10,100,2</text:p>
          </table:table-cell>
        </table:table-row>
        <table:table-row table:style-name="ro1">
          <table:table-cell office:value-type="string">
            <text:p>2V6ZFYQS1CST1X32YNJ4QC1EZ5LNK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0 GMT 2012</text:p>
          </table:table-cell>
          <table:table-cell table:number-columns-repeated="2"/>
          <table:table-cell office:value-type="string">
            <text:p>2JR6KW4ZMAZHW0FQM0ROVNVRMIIH8U</text:p>
          </table:table-cell>
          <table:table-cell office:value-type="string">
            <text:p>A1KQVLD5YN8X1C</text:p>
          </table:table-cell>
          <table:table-cell office:value-type="string">
            <text:p>Approved</text:p>
          </table:table-cell>
          <table:table-cell office:value-type="string">
            <text:p>Thu Aug 30 21:02:57 GMT 2012</text:p>
          </table:table-cell>
          <table:table-cell office:value-type="string">
            <text:p>Thu Aug 30 21:04:29 GMT 2012</text:p>
          </table:table-cell>
          <table:table-cell office:value-type="string">
            <text:p>Thu Sep 06 21:04:29 GMT 2012</text:p>
          </table:table-cell>
          <table:table-cell office:value-type="string">
            <text:p>2012/09/06 21:09:14 +0000</text:p>
          </table:table-cell>
          <table:table-cell table:number-columns-repeated="2"/>
          <table:table-cell office:value-type="float" office:value="92">
            <text:p>92</text:p>
          </table:table-cell>
          <table:table-cell table:number-columns-repeated="2" office:value-type="string">
            <text:p>100% (13/13)</text:p>
          </table:table-cell>
          <table:table-cell office:value-type="string">
            <text:p>0% (0/0)</text:p>
          </table:table-cell>
          <table:table-cell office:value-type="string">
            <text:p>Andrew_Jackson_7:14.txt</text:p>
          </table:table-cell>
          <table:table-cell office:value-type="string">
            <text:p>WE, approving the above convention in all and each of the dispositions which are contained in it, do declare, by ourselves as well as by our heirs and successors, that it is accepted, approved, ratified, and confirmed, and by these presents, signed by our hand, we do accept, approve, ratify, and confirm it; promising, on the faith and word of a king, to observe it and to cause it to be observed inviolably, without ever contravening it or suffering it to be contravened, directly or indirectly, for any cause or under any pretense whatsoever. Official information of the exchange of ratifications in the United States reached Paris whilst the Chambers were in session. The extraordinary and to us injurious delays of the French Government in their action upon the subject of its fulfillment have been heretofore stated to Congress, and I have no disposition to enlarge upon them here. It is sufficient to observe that the then pending session was allowed to expire without even an effort to obtain the necessary appropriations; that the two succeeding ones were also suffered to pass away without anything like a serious attempt to obtain a decision upon the subject, and that it was not until the fourth session, almost three years after the conclusion of the treaty and more than two years after the exchange of ratifications, that the bill for the execution of the treaty was pressed to a vote and rejected. In the mean time the Government of the United States, having full confidence that a treaty entered into and so solemnly ratified by the French King would be executed in good faith, and not doubting that provision would be made for the payment of the first installment which was to become due on the second day of February, 1833, negotiated a draft for the amount through the Bank of the United States. When this draft was presented by the holder with the credentials required by the treaty to authorize him to receive the money, the Government of France allowed it to be protested. In addition to the injury in the nonpayment of the money by France, conformably to her engagement, the United States were exposed to a heavy claim on the part of the bank under pretense of damages, in satisfaction of which that institution seized upon and still retains an equal amount of the public money.&lt;br/&gt;&lt;br/&gt;Congress was in session when the decision of the Chambers reached Washington, and an immediate communication of this apparently final decision of France not to fulfill the stipulation of the treaty was the course naturally to be expected from the President. The deep tone of dissatisfaction which pervaded the public mind and the correspondent excitement produced in Congress by only a general knowledge of the result rendered it more than probable that a resort to immediate measures of redress would be the consequence of calling the attention of that body to the subject. Sincerely desirous of preserving the pacific relations which had so long existed between the two countries, I was anxious to avoid this course if I could be satisfied that by so neither the interests nor the honor of my country would be compromitted. Without the fullest assurances on that point, I could not hope to acquit myself of the responsibility to be incurred in suffering Congress to adjourn without laying the subject before them. Those received by me were believed to be of that character.&lt;br/&gt;&lt;br/&gt;</text:p>
          </table:table-cell>
          <table:table-cell office:value-type="float" office:value="10">
            <text:p>10</text:p>
          </table:table-cell>
          <table:table-cell office:value-type="float" office:value="4">
            <text:p>4</text:p>
          </table:table-cell>
          <table:table-cell office:value-type="float" office:value="100">
            <text:p>100</text:p>
          </table:table-cell>
          <table:table-cell office:value-type="float" office:value="3">
            <text:p>3</text:p>
          </table:table-cell>
          <table:table-cell office:value-type="string">
            <text:p>Treaty</text:p>
          </table:table-cell>
          <table:table-cell office:value-type="string">
            <text:p>http://en.wikipedia.org/wiki/Treaty</text:p>
          </table:table-cell>
          <table:table-cell office:value-type="string">
            <text:p>Treaty</text:p>
          </table:table-cell>
          <table:table-cell office:value-type="string">
            <text:p>http://en.wikipedia.org/wiki/Treaty</text:p>
          </table:table-cell>
          <table:table-cell table:style-name="Default"/>
          <table:table-cell office:value-type="float" office:value="1">
            <text:p>1</text:p>
          </table:table-cell>
          <table:table-cell table:number-columns-repeated="3"/>
          <table:table-cell table:formula="of:=CONCATENATE(TEXT([.$AD144];&quot;#&quot;);&quot;,&quot;;TEXT([.$AF144];&quot;#&quot;);&quot;,&quot;;TEXT([.$AM144];&quot;#&quot;))" office:value-type="string" office:string-value="10,100,1">
            <text:p>10,100,1</text:p>
          </table:table-cell>
        </table:table-row>
        <table:table-row table:style-name="ro1">
          <table:table-cell office:value-type="string">
            <text:p>2V6ZFYQS1CST1X32YNJ4QC1EZ5LNK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0 GMT 2012</text:p>
          </table:table-cell>
          <table:table-cell table:number-columns-repeated="2"/>
          <table:table-cell office:value-type="string">
            <text:p>2MHWZ9RNDWIOAAGCZXUD1GU18F7ETW</text:p>
          </table:table-cell>
          <table:table-cell office:value-type="string">
            <text:p>A30SN6C7YX0OIP</text:p>
          </table:table-cell>
          <table:table-cell office:value-type="string">
            <text:p>Approved</text:p>
          </table:table-cell>
          <table:table-cell office:value-type="string">
            <text:p>Thu Aug 30 19:47:43 GMT 2012</text:p>
          </table:table-cell>
          <table:table-cell office:value-type="string">
            <text:p>Thu Aug 30 19:47:52 GMT 2012</text:p>
          </table:table-cell>
          <table:table-cell office:value-type="string">
            <text:p>Thu Sep 06 19:47:52 GMT 2012</text:p>
          </table:table-cell>
          <table:table-cell office:value-type="string">
            <text:p>2012/09/06 19:49:21 +0000</text:p>
          </table:table-cell>
          <table:table-cell table:number-columns-repeated="2"/>
          <table:table-cell office:value-type="float" office:value="9">
            <text:p>9</text:p>
          </table:table-cell>
          <table:table-cell table:number-columns-repeated="2" office:value-type="string">
            <text:p>100% (173/173)</text:p>
          </table:table-cell>
          <table:table-cell office:value-type="string">
            <text:p>0% (0/0)</text:p>
          </table:table-cell>
          <table:table-cell office:value-type="string">
            <text:p>Andrew_Jackson_7:14.txt</text:p>
          </table:table-cell>
          <table:table-cell office:value-type="string">
            <text:p>WE, approving the above convention in all and each of the dispositions which are contained in it, do declare, by ourselves as well as by our heirs and successors, that it is accepted, approved, ratified, and confirmed, and by these presents, signed by our hand, we do accept, approve, ratify, and confirm it; promising, on the faith and word of a king, to observe it and to cause it to be observed inviolably, without ever contravening it or suffering it to be contravened, directly or indirectly, for any cause or under any pretense whatsoever. Official information of the exchange of ratifications in the United States reached Paris whilst the Chambers were in session. The extraordinary and to us injurious delays of the French Government in their action upon the subject of its fulfillment have been heretofore stated to Congress, and I have no disposition to enlarge upon them here. It is sufficient to observe that the then pending session was allowed to expire without even an effort to obtain the necessary appropriations; that the two succeeding ones were also suffered to pass away without anything like a serious attempt to obtain a decision upon the subject, and that it was not until the fourth session, almost three years after the conclusion of the treaty and more than two years after the exchange of ratifications, that the bill for the execution of the treaty was pressed to a vote and rejected. In the mean time the Government of the United States, having full confidence that a treaty entered into and so solemnly ratified by the French King would be executed in good faith, and not doubting that provision would be made for the payment of the first installment which was to become due on the second day of February, 1833, negotiated a draft for the amount through the Bank of the United States. When this draft was presented by the holder with the credentials required by the treaty to authorize him to receive the money, the Government of France allowed it to be protested. In addition to the injury in the nonpayment of the money by France, conformably to her engagement, the United States were exposed to a heavy claim on the part of the bank under pretense of damages, in satisfaction of which that institution seized upon and still retains an equal amount of the public money.&lt;br/&gt;&lt;br/&gt;Congress was in session when the decision of the Chambers reached Washington, and an immediate communication of this apparently final decision of France not to fulfill the stipulation of the treaty was the course naturally to be expected from the President. The deep tone of dissatisfaction which pervaded the public mind and the correspondent excitement produced in Congress by only a general knowledge of the result rendered it more than probable that a resort to immediate measures of redress would be the consequence of calling the attention of that body to the subject. Sincerely desirous of preserving the pacific relations which had so long existed between the two countries, I was anxious to avoid this course if I could be satisfied that by so neither the interests nor the honor of my country would be compromitted. Without the fullest assurances on that point, I could not hope to acquit myself of the responsibility to be incurred in suffering Congress to adjourn without laying the subject before them. Those received by me were believed to be of that character.&lt;br/&gt;&lt;br/&gt;</text:p>
          </table:table-cell>
          <table:table-cell office:value-type="float" office:value="10">
            <text:p>10</text:p>
          </table:table-cell>
          <table:table-cell office:value-type="float" office:value="4">
            <text:p>4</text:p>
          </table:table-cell>
          <table:table-cell office:value-type="float" office:value="100">
            <text:p>100</text:p>
          </table:table-cell>
          <table:table-cell office:value-type="float" office:value="3">
            <text:p>3</text:p>
          </table:table-cell>
          <table:table-cell office:value-type="string">
            <text:p>Treaty</text:p>
          </table:table-cell>
          <table:table-cell office:value-type="string">
            <text:p>http://en.wikipedia.org/wiki/Treaty</text:p>
          </table:table-cell>
          <table:table-cell office:value-type="string">
            <text:p>Treaty</text:p>
          </table:table-cell>
          <table:table-cell office:value-type="string">
            <text:p>http://en.wikipedia.org/wiki/Treaty</text:p>
          </table:table-cell>
          <table:table-cell table:style-name="Default" office:value-type="string">
            <text:p>NO</text:p>
          </table:table-cell>
          <table:table-cell office:value-type="float" office:value="2">
            <text:p>2</text:p>
          </table:table-cell>
          <table:table-cell table:number-columns-repeated="3"/>
          <table:table-cell table:formula="of:=CONCATENATE(TEXT([.$AD145];&quot;#&quot;);&quot;,&quot;;TEXT([.$AF145];&quot;#&quot;);&quot;,&quot;;TEXT([.$AM145];&quot;#&quot;))" office:value-type="string" office:string-value="10,100,2">
            <text:p>10,100,2</text:p>
          </table:table-cell>
        </table:table-row>
        <table:table-row table:style-name="ro1">
          <table:table-cell office:value-type="string">
            <text:p>27C8Y1THV8ERO7WYUU9M7SM5L7G0NM</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0 GMT 2012</text:p>
          </table:table-cell>
          <table:table-cell table:number-columns-repeated="2"/>
          <table:table-cell office:value-type="string">
            <text:p>299HRRLFQ0ON24FM8U8OHEGRGOZQH9</text:p>
          </table:table-cell>
          <table:table-cell office:value-type="string">
            <text:p>A30SN6C7YX0OIP</text:p>
          </table:table-cell>
          <table:table-cell office:value-type="string">
            <text:p>Approved</text:p>
          </table:table-cell>
          <table:table-cell office:value-type="string">
            <text:p>Thu Aug 30 19:40:00 GMT 2012</text:p>
          </table:table-cell>
          <table:table-cell office:value-type="string">
            <text:p>Thu Aug 30 19:40:08 GMT 2012</text:p>
          </table:table-cell>
          <table:table-cell office:value-type="string">
            <text:p>Thu Sep 06 19:40:08 GMT 2012</text:p>
          </table:table-cell>
          <table:table-cell office:value-type="string">
            <text:p>2012/09/06 19:44:13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Grover_Cleveland_5:60.txt</text:p>
          </table:table-cell>
          <table:table-cell office:value-type="string">
            <text:p>Although the law of 1890 permits pensions for disabilities not related to military service, yet as a requisite to its benefits a disability must exist incapacitating applicants 'from the performance of manual labor to such a degree as to render them unable to earn a support.' The execution of this law in its early stages does not seem to have been in accord with its true intention, but toward the close of the last Administration an authoritative construction was given to the statute, and since that time this construction has been followed. This has had the effect of limiting the operation of the law to its intended purpose. The discovery having been made that many names had been put upon the pension roll by means of wholesale and gigantic frauds, the Commissioner suspended payments upon a number of pensions which seemed to be fraudulent or unauthorized pending a complete examination, giving notice to the pensioners, in order that they might have an opportunity to establish, if possible, the justice of their claims notwithstanding apparent invalidity.&lt;br/&gt;&lt;br/&gt;This, I understand, is the practice which has for a long time prevailed in the Pension Bureau; but after entering upon these recent investigations the Commissioner modified this rule so as not to allow until after a complete examination interference with the payment of a pension apparently not altogether void, but which merely had been fixed at a rate higher than that authorized by law.&lt;br/&gt;&lt;br/&gt;</text:p>
          </table:table-cell>
          <table:table-cell office:value-type="float" office:value="10">
            <text:p>10</text:p>
          </table:table-cell>
          <table:table-cell office:value-type="float" office:value="1">
            <text:p>1</text:p>
          </table:table-cell>
          <table:table-cell office:value-type="float" office:value="20">
            <text:p>20</text:p>
          </table:table-cell>
          <table:table-cell office:value-type="float" office:value="0">
            <text:p>0</text:p>
          </table:table-cell>
          <table:table-cell office:value-type="string">
            <text:p>Stanley A. McChrystal</text:p>
          </table:table-cell>
          <table:table-cell office:value-type="string">
            <text:p>http://en.wikipedia.org/wiki/Stanley_A._McChrystal</text:p>
          </table:table-cell>
          <table:table-cell office:value-type="string">
            <text:p>Braxton Bragg</text:p>
          </table:table-cell>
          <table:table-cell office:value-type="string">
            <text:p>http://en.wikipedia.org/wiki/Braxton_Bragg</text:p>
          </table:table-cell>
          <table:table-cell table:style-name="Default" office:value-type="string">
            <text:p>NO</text:p>
          </table:table-cell>
          <table:table-cell office:value-type="float" office:value="2">
            <text:p>2</text:p>
          </table:table-cell>
          <table:table-cell table:number-columns-repeated="3"/>
          <table:table-cell table:formula="of:=CONCATENATE(TEXT([.$AD146];&quot;#&quot;);&quot;,&quot;;TEXT([.$AF146];&quot;#&quot;);&quot;,&quot;;TEXT([.$AM146];&quot;#&quot;))" office:value-type="string" office:string-value="10,20,2">
            <text:p>10,20,2</text:p>
          </table:table-cell>
        </table:table-row>
        <table:table-row table:style-name="ro1">
          <table:table-cell office:value-type="string">
            <text:p>27C8Y1THV8ERO7WYUU9M7SM5L7G0NM</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0 GMT 2012</text:p>
          </table:table-cell>
          <table:table-cell table:number-columns-repeated="2"/>
          <table:table-cell office:value-type="string">
            <text:p>2G2UC26DG67DG6R07PB0KOK2OVS6DH</text:p>
          </table:table-cell>
          <table:table-cell office:value-type="string">
            <text:p>A33GBAC29A0MS5</text:p>
          </table:table-cell>
          <table:table-cell office:value-type="string">
            <text:p>Approved</text:p>
          </table:table-cell>
          <table:table-cell office:value-type="string">
            <text:p>Thu Aug 30 18:46:44 GMT 2012</text:p>
          </table:table-cell>
          <table:table-cell office:value-type="string">
            <text:p>Thu Aug 30 18:46:56 GMT 2012</text:p>
          </table:table-cell>
          <table:table-cell office:value-type="string">
            <text:p>Thu Sep 06 18:46:56 GMT 2012</text:p>
          </table:table-cell>
          <table:table-cell office:value-type="string">
            <text:p>2012/09/06 18:49:22 +0000</text:p>
          </table:table-cell>
          <table:table-cell table:number-columns-repeated="2"/>
          <table:table-cell office:value-type="float" office:value="12">
            <text:p>12</text:p>
          </table:table-cell>
          <table:table-cell table:number-columns-repeated="2" office:value-type="string">
            <text:p>100% (84/84)</text:p>
          </table:table-cell>
          <table:table-cell office:value-type="string">
            <text:p>0% (0/0)</text:p>
          </table:table-cell>
          <table:table-cell office:value-type="string">
            <text:p>Grover_Cleveland_5:60.txt</text:p>
          </table:table-cell>
          <table:table-cell office:value-type="string">
            <text:p>Although the law of 1890 permits pensions for disabilities not related to military service, yet as a requisite to its benefits a disability must exist incapacitating applicants 'from the performance of manual labor to such a degree as to render them unable to earn a support.' The execution of this law in its early stages does not seem to have been in accord with its true intention, but toward the close of the last Administration an authoritative construction was given to the statute, and since that time this construction has been followed. This has had the effect of limiting the operation of the law to its intended purpose. The discovery having been made that many names had been put upon the pension roll by means of wholesale and gigantic frauds, the Commissioner suspended payments upon a number of pensions which seemed to be fraudulent or unauthorized pending a complete examination, giving notice to the pensioners, in order that they might have an opportunity to establish, if possible, the justice of their claims notwithstanding apparent invalidity.&lt;br/&gt;&lt;br/&gt;This, I understand, is the practice which has for a long time prevailed in the Pension Bureau; but after entering upon these recent investigations the Commissioner modified this rule so as not to allow until after a complete examination interference with the payment of a pension apparently not altogether void, but which merely had been fixed at a rate higher than that authorized by law.&lt;br/&gt;&lt;br/&gt;</text:p>
          </table:table-cell>
          <table:table-cell office:value-type="float" office:value="10">
            <text:p>10</text:p>
          </table:table-cell>
          <table:table-cell office:value-type="float" office:value="1">
            <text:p>1</text:p>
          </table:table-cell>
          <table:table-cell office:value-type="float" office:value="20">
            <text:p>20</text:p>
          </table:table-cell>
          <table:table-cell office:value-type="float" office:value="0">
            <text:p>0</text:p>
          </table:table-cell>
          <table:table-cell office:value-type="string">
            <text:p>Stanley A. McChrystal</text:p>
          </table:table-cell>
          <table:table-cell office:value-type="string">
            <text:p>http://en.wikipedia.org/wiki/Stanley_A._McChrystal</text:p>
          </table:table-cell>
          <table:table-cell office:value-type="string">
            <text:p>Braxton Bragg</text:p>
          </table:table-cell>
          <table:table-cell office:value-type="string">
            <text:p>http://en.wikipedia.org/wiki/Braxton_Bragg</text:p>
          </table:table-cell>
          <table:table-cell table:style-name="Default"/>
          <table:table-cell office:value-type="float" office:value="2">
            <text:p>2</text:p>
          </table:table-cell>
          <table:table-cell table:number-columns-repeated="3"/>
          <table:table-cell table:formula="of:=CONCATENATE(TEXT([.$AD147];&quot;#&quot;);&quot;,&quot;;TEXT([.$AF147];&quot;#&quot;);&quot;,&quot;;TEXT([.$AM147];&quot;#&quot;))" office:value-type="string" office:string-value="10,20,2">
            <text:p>10,20,2</text:p>
          </table:table-cell>
        </table:table-row>
        <table:table-row table:style-name="ro1">
          <table:table-cell office:value-type="string">
            <text:p>27C8Y1THV8ERO7WYUU9M7SM5L7G0NM</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0 GMT 2012</text:p>
          </table:table-cell>
          <table:table-cell table:number-columns-repeated="2"/>
          <table:table-cell office:value-type="string">
            <text:p>2W33Q39Z0B6U8XUYBOMS1VRKL70WL3</text:p>
          </table:table-cell>
          <table:table-cell office:value-type="string">
            <text:p>A31ALYJKPKD09W</text:p>
          </table:table-cell>
          <table:table-cell office:value-type="string">
            <text:p>Approved</text:p>
          </table:table-cell>
          <table:table-cell office:value-type="string">
            <text:p>Fri Aug 31 00:09:34 GMT 2012</text:p>
          </table:table-cell>
          <table:table-cell office:value-type="string">
            <text:p>Fri Aug 31 00:09:53 GMT 2012</text:p>
          </table:table-cell>
          <table:table-cell office:value-type="string">
            <text:p>Fri Sep 07 00:09:53 GMT 2012</text:p>
          </table:table-cell>
          <table:table-cell office:value-type="string">
            <text:p>2012/09/07 00:14:17 +0000</text:p>
          </table:table-cell>
          <table:table-cell table:number-columns-repeated="2"/>
          <table:table-cell office:value-type="float" office:value="19">
            <text:p>19</text:p>
          </table:table-cell>
          <table:table-cell office:value-type="string">
            <text:p>100% (294/295)</text:p>
          </table:table-cell>
          <table:table-cell office:value-type="string">
            <text:p>100% (62/62)</text:p>
          </table:table-cell>
          <table:table-cell office:value-type="string">
            <text:p>0% (0/0)</text:p>
          </table:table-cell>
          <table:table-cell office:value-type="string">
            <text:p>Grover_Cleveland_5:60.txt</text:p>
          </table:table-cell>
          <table:table-cell office:value-type="string">
            <text:p>Although the law of 1890 permits pensions for disabilities not related to military service, yet as a requisite to its benefits a disability must exist incapacitating applicants 'from the performance of manual labor to such a degree as to render them unable to earn a support.' The execution of this law in its early stages does not seem to have been in accord with its true intention, but toward the close of the last Administration an authoritative construction was given to the statute, and since that time this construction has been followed. This has had the effect of limiting the operation of the law to its intended purpose. The discovery having been made that many names had been put upon the pension roll by means of wholesale and gigantic frauds, the Commissioner suspended payments upon a number of pensions which seemed to be fraudulent or unauthorized pending a complete examination, giving notice to the pensioners, in order that they might have an opportunity to establish, if possible, the justice of their claims notwithstanding apparent invalidity.&lt;br/&gt;&lt;br/&gt;This, I understand, is the practice which has for a long time prevailed in the Pension Bureau; but after entering upon these recent investigations the Commissioner modified this rule so as not to allow until after a complete examination interference with the payment of a pension apparently not altogether void, but which merely had been fixed at a rate higher than that authorized by law.&lt;br/&gt;&lt;br/&gt;</text:p>
          </table:table-cell>
          <table:table-cell office:value-type="float" office:value="10">
            <text:p>10</text:p>
          </table:table-cell>
          <table:table-cell office:value-type="float" office:value="1">
            <text:p>1</text:p>
          </table:table-cell>
          <table:table-cell office:value-type="float" office:value="20">
            <text:p>20</text:p>
          </table:table-cell>
          <table:table-cell office:value-type="float" office:value="0">
            <text:p>0</text:p>
          </table:table-cell>
          <table:table-cell office:value-type="string">
            <text:p>Stanley A. McChrystal</text:p>
          </table:table-cell>
          <table:table-cell office:value-type="string">
            <text:p>http://en.wikipedia.org/wiki/Stanley_A._McChrystal</text:p>
          </table:table-cell>
          <table:table-cell office:value-type="string">
            <text:p>Braxton Bragg</text:p>
          </table:table-cell>
          <table:table-cell office:value-type="string">
            <text:p>http://en.wikipedia.org/wiki/Braxton_Bragg</text:p>
          </table:table-cell>
          <table:table-cell table:style-name="Default"/>
          <table:table-cell office:value-type="float" office:value="2">
            <text:p>2</text:p>
          </table:table-cell>
          <table:table-cell table:number-columns-repeated="3"/>
          <table:table-cell table:formula="of:=CONCATENATE(TEXT([.$AD148];&quot;#&quot;);&quot;,&quot;;TEXT([.$AF148];&quot;#&quot;);&quot;,&quot;;TEXT([.$AM148];&quot;#&quot;))" office:value-type="string" office:string-value="10,20,2">
            <text:p>10,20,2</text:p>
          </table:table-cell>
        </table:table-row>
        <table:table-row table:style-name="ro1">
          <table:table-cell office:value-type="string">
            <text:p>2V0UUU00OQKKPD6NZIJ2226816UVVP</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1 GMT 2012</text:p>
          </table:table-cell>
          <table:table-cell table:number-columns-repeated="2"/>
          <table:table-cell office:value-type="string">
            <text:p>240Y1THV8ER9DHHSRSDZ0M5KKZXO1E</text:p>
          </table:table-cell>
          <table:table-cell office:value-type="string">
            <text:p>A31ALYJKPKD09W</text:p>
          </table:table-cell>
          <table:table-cell office:value-type="string">
            <text:p>Approved</text:p>
          </table:table-cell>
          <table:table-cell office:value-type="string">
            <text:p>Fri Aug 31 00:29:22 GMT 2012</text:p>
          </table:table-cell>
          <table:table-cell office:value-type="string">
            <text:p>Fri Aug 31 00:29:36 GMT 2012</text:p>
          </table:table-cell>
          <table:table-cell office:value-type="string">
            <text:p>Fri Sep 07 00:29:36 GMT 2012</text:p>
          </table:table-cell>
          <table:table-cell office:value-type="string">
            <text:p>2012/09/07 00:34:12 +0000</text:p>
          </table:table-cell>
          <table:table-cell table:number-columns-repeated="2"/>
          <table:table-cell office:value-type="float" office:value="14">
            <text:p>14</text:p>
          </table:table-cell>
          <table:table-cell office:value-type="string">
            <text:p>100% (294/295)</text:p>
          </table:table-cell>
          <table:table-cell office:value-type="string">
            <text:p>100% (62/62)</text:p>
          </table:table-cell>
          <table:table-cell office:value-type="string">
            <text:p>0% (0/0)</text:p>
          </table:table-cell>
          <table:table-cell office:value-type="string">
            <text:p>John_F._Kennedy_2:29.txt</text:p>
          </table:table-cell>
          <table:table-cell office:value-type="string">
            <text:p>These are not unrelated measures addressed to specific gaps or grievances in our national life. They are the pattern of our intentions and the foundation of our hopes. 'I believe in democracy,' said Woodrow Wilson, 'because it releases the energy of every human being.' The dynamic of democracy is the power and the purpose of the individual, and the policy of this administration is to give to the individual the opportunity to realize his own highest possibilities.&lt;br/&gt;&lt;br/&gt;Our program is to open to all the opportunity for steady and productive employment, to remove from all the handicap of arbitrary or irrational exclusion, to offer to all the facilities for education and health and welfare, to make society the servant of the individual and the individual the source of progress, and thus to realize for all the full promise of American life.&lt;br/&gt;&lt;br/&gt;</text:p>
          </table:table-cell>
          <table:table-cell office:value-type="float" office:value="50">
            <text:p>50</text:p>
          </table:table-cell>
          <table:table-cell office:value-type="float" office:value="1">
            <text:p>1</text:p>
          </table:table-cell>
          <table:table-cell office:value-type="float" office:value="100">
            <text:p>100</text:p>
          </table:table-cell>
          <table:table-cell office:value-type="float" office:value="1">
            <text:p>1</text:p>
          </table:table-cell>
          <table:table-cell office:value-type="string">
            <text:p>Arnold Resnicoff</text:p>
          </table:table-cell>
          <table:table-cell office:value-type="string">
            <text:p>http://en.wikipedia.org/wiki/Arnold_Resnicoff</text:p>
          </table:table-cell>
          <table:table-cell office:value-type="string">
            <text:p>Human</text:p>
          </table:table-cell>
          <table:table-cell office:value-type="string">
            <text:p>http://en.wikipedia.org/wiki/Human</text:p>
          </table:table-cell>
          <table:table-cell table:style-name="Default"/>
          <table:table-cell office:value-type="float" office:value="2">
            <text:p>2</text:p>
          </table:table-cell>
          <table:table-cell table:number-columns-repeated="3"/>
          <table:table-cell table:formula="of:=CONCATENATE(TEXT([.$AD149];&quot;#&quot;);&quot;,&quot;;TEXT([.$AF149];&quot;#&quot;);&quot;,&quot;;TEXT([.$AM149];&quot;#&quot;))" office:value-type="string" office:string-value="50,100,2">
            <text:p>50,100,2</text:p>
          </table:table-cell>
        </table:table-row>
        <table:table-row table:style-name="ro1">
          <table:table-cell office:value-type="string">
            <text:p>2V0UUU00OQKKPD6NZIJ2226816UVVP</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1 GMT 2012</text:p>
          </table:table-cell>
          <table:table-cell table:number-columns-repeated="2"/>
          <table:table-cell office:value-type="string">
            <text:p>25PX2Q45UUKQ374SP6SN08OG5ITTBA</text:p>
          </table:table-cell>
          <table:table-cell office:value-type="string">
            <text:p>A30SN6C7YX0OIP</text:p>
          </table:table-cell>
          <table:table-cell office:value-type="string">
            <text:p>Approved</text:p>
          </table:table-cell>
          <table:table-cell office:value-type="string">
            <text:p>Thu Aug 30 19:40:34 GMT 2012</text:p>
          </table:table-cell>
          <table:table-cell office:value-type="string">
            <text:p>Thu Aug 30 19:40:41 GMT 2012</text:p>
          </table:table-cell>
          <table:table-cell office:value-type="string">
            <text:p>Thu Sep 06 19:40:41 GMT 2012</text:p>
          </table:table-cell>
          <table:table-cell office:value-type="string">
            <text:p>2012/09/06 19:44:13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John_F._Kennedy_2:29.txt</text:p>
          </table:table-cell>
          <table:table-cell office:value-type="string">
            <text:p>These are not unrelated measures addressed to specific gaps or grievances in our national life. They are the pattern of our intentions and the foundation of our hopes. 'I believe in democracy,' said Woodrow Wilson, 'because it releases the energy of every human being.' The dynamic of democracy is the power and the purpose of the individual, and the policy of this administration is to give to the individual the opportunity to realize his own highest possibilities.&lt;br/&gt;&lt;br/&gt;Our program is to open to all the opportunity for steady and productive employment, to remove from all the handicap of arbitrary or irrational exclusion, to offer to all the facilities for education and health and welfare, to make society the servant of the individual and the individual the source of progress, and thus to realize for all the full promise of American life.&lt;br/&gt;&lt;br/&gt;</text:p>
          </table:table-cell>
          <table:table-cell office:value-type="float" office:value="50">
            <text:p>50</text:p>
          </table:table-cell>
          <table:table-cell office:value-type="float" office:value="1">
            <text:p>1</text:p>
          </table:table-cell>
          <table:table-cell office:value-type="float" office:value="100">
            <text:p>100</text:p>
          </table:table-cell>
          <table:table-cell office:value-type="float" office:value="1">
            <text:p>1</text:p>
          </table:table-cell>
          <table:table-cell office:value-type="string">
            <text:p>Arnold Resnicoff</text:p>
          </table:table-cell>
          <table:table-cell office:value-type="string">
            <text:p>http://en.wikipedia.org/wiki/Arnold_Resnicoff</text:p>
          </table:table-cell>
          <table:table-cell office:value-type="string">
            <text:p>Human</text:p>
          </table:table-cell>
          <table:table-cell office:value-type="string">
            <text:p>http://en.wikipedia.org/wiki/Human</text:p>
          </table:table-cell>
          <table:table-cell table:style-name="Default" office:value-type="string">
            <text:p>NO</text:p>
          </table:table-cell>
          <table:table-cell office:value-type="float" office:value="1">
            <text:p>1</text:p>
          </table:table-cell>
          <table:table-cell table:number-columns-repeated="3"/>
          <table:table-cell table:formula="of:=CONCATENATE(TEXT([.$AD150];&quot;#&quot;);&quot;,&quot;;TEXT([.$AF150];&quot;#&quot;);&quot;,&quot;;TEXT([.$AM150];&quot;#&quot;))" office:value-type="string" office:string-value="50,100,1">
            <text:p>50,100,1</text:p>
          </table:table-cell>
        </table:table-row>
        <table:table-row table:style-name="ro1">
          <table:table-cell office:value-type="string">
            <text:p>2V0UUU00OQKKPD6NZIJ2226816UVVP</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1 GMT 2012</text:p>
          </table:table-cell>
          <table:table-cell table:number-columns-repeated="2"/>
          <table:table-cell office:value-type="string">
            <text:p>2EB3NAB6BFMFUXM3P3STRFDGJ90HU0</text:p>
          </table:table-cell>
          <table:table-cell office:value-type="string">
            <text:p>A3IHF1WH1B5MQI</text:p>
          </table:table-cell>
          <table:table-cell office:value-type="string">
            <text:p>Approved</text:p>
          </table:table-cell>
          <table:table-cell office:value-type="string">
            <text:p>Thu Aug 30 18:14:21 GMT 2012</text:p>
          </table:table-cell>
          <table:table-cell office:value-type="string">
            <text:p>Thu Aug 30 18:14:39 GMT 2012</text:p>
          </table:table-cell>
          <table:table-cell office:value-type="string">
            <text:p>Thu Sep 06 18:14:39 GMT 2012</text:p>
          </table:table-cell>
          <table:table-cell office:value-type="string">
            <text:p>2012/09/06 18:19:19 +0000</text:p>
          </table:table-cell>
          <table:table-cell table:number-columns-repeated="2"/>
          <table:table-cell office:value-type="float" office:value="18">
            <text:p>18</text:p>
          </table:table-cell>
          <table:table-cell office:value-type="string">
            <text:p>100% (101/101)</text:p>
          </table:table-cell>
          <table:table-cell office:value-type="string">
            <text:p>100% (1/1)</text:p>
          </table:table-cell>
          <table:table-cell office:value-type="string">
            <text:p>0% (0/0)</text:p>
          </table:table-cell>
          <table:table-cell office:value-type="string">
            <text:p>John_F._Kennedy_2:29.txt</text:p>
          </table:table-cell>
          <table:table-cell office:value-type="string">
            <text:p>These are not unrelated measures addressed to specific gaps or grievances in our national life. They are the pattern of our intentions and the foundation of our hopes. 'I believe in democracy,' said Woodrow Wilson, 'because it releases the energy of every human being.' The dynamic of democracy is the power and the purpose of the individual, and the policy of this administration is to give to the individual the opportunity to realize his own highest possibilities.&lt;br/&gt;&lt;br/&gt;Our program is to open to all the opportunity for steady and productive employment, to remove from all the handicap of arbitrary or irrational exclusion, to offer to all the facilities for education and health and welfare, to make society the servant of the individual and the individual the source of progress, and thus to realize for all the full promise of American life.&lt;br/&gt;&lt;br/&gt;</text:p>
          </table:table-cell>
          <table:table-cell office:value-type="float" office:value="50">
            <text:p>50</text:p>
          </table:table-cell>
          <table:table-cell office:value-type="float" office:value="1">
            <text:p>1</text:p>
          </table:table-cell>
          <table:table-cell office:value-type="float" office:value="100">
            <text:p>100</text:p>
          </table:table-cell>
          <table:table-cell office:value-type="float" office:value="1">
            <text:p>1</text:p>
          </table:table-cell>
          <table:table-cell office:value-type="string">
            <text:p>Arnold Resnicoff</text:p>
          </table:table-cell>
          <table:table-cell office:value-type="string">
            <text:p>http://en.wikipedia.org/wiki/Arnold_Resnicoff</text:p>
          </table:table-cell>
          <table:table-cell office:value-type="string">
            <text:p>Human</text:p>
          </table:table-cell>
          <table:table-cell office:value-type="string">
            <text:p>http://en.wikipedia.org/wiki/Human</text:p>
          </table:table-cell>
          <table:table-cell table:style-name="Default"/>
          <table:table-cell office:value-type="float" office:value="2">
            <text:p>2</text:p>
          </table:table-cell>
          <table:table-cell table:number-columns-repeated="3"/>
          <table:table-cell table:formula="of:=CONCATENATE(TEXT([.$AD151];&quot;#&quot;);&quot;,&quot;;TEXT([.$AF151];&quot;#&quot;);&quot;,&quot;;TEXT([.$AM151];&quot;#&quot;))" office:value-type="string" office:string-value="50,100,2">
            <text:p>50,100,2</text:p>
          </table:table-cell>
        </table:table-row>
        <table:table-row table:style-name="ro1">
          <table:table-cell office:value-type="string">
            <text:p>2ELV0FK0COK2YNPREZBKHLRW7GYIP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1 GMT 2012</text:p>
          </table:table-cell>
          <table:table-cell table:number-columns-repeated="2"/>
          <table:table-cell office:value-type="string">
            <text:p>21Z0G5R98D8JI42C32JTVYCG832TDE</text:p>
          </table:table-cell>
          <table:table-cell office:value-type="string">
            <text:p>A997OZ3H2B3Q2</text:p>
          </table:table-cell>
          <table:table-cell office:value-type="string">
            <text:p>Approved</text:p>
          </table:table-cell>
          <table:table-cell office:value-type="string">
            <text:p>Thu Aug 30 18:48:50 GMT 2012</text:p>
          </table:table-cell>
          <table:table-cell office:value-type="string">
            <text:p>Thu Aug 30 18:49:34 GMT 2012</text:p>
          </table:table-cell>
          <table:table-cell office:value-type="string">
            <text:p>Thu Sep 06 18:49:34 GMT 2012</text:p>
          </table:table-cell>
          <table:table-cell office:value-type="string">
            <text:p>2012/09/06 18:54:15 +0000</text:p>
          </table:table-cell>
          <table:table-cell table:number-columns-repeated="2"/>
          <table:table-cell office:value-type="float" office:value="44">
            <text:p>44</text:p>
          </table:table-cell>
          <table:table-cell table:number-columns-repeated="2" office:value-type="string">
            <text:p>100% (93/93)</text:p>
          </table:table-cell>
          <table:table-cell office:value-type="string">
            <text:p>0% (0/0)</text:p>
          </table:table-cell>
          <table:table-cell office:value-type="string">
            <text:p>James_Buchanan_1:36.txt</text:p>
          </table:table-cell>
          <table:table-cell office:value-type="string">
            <text:p>There is reason to believe that Governor Young has long contemplated this result. He knows that the continuance of his despotic power depends upon the exclusion of all settlers from the Territory except those who will acknowledge his divine mission and implicitly obey his will, and that an enlightened public opinion there would soon prostrate institutions at war with the laws both of God and man. 'He has therefore for several years, in order to maintain his independence, been industriously employed in collecting and fabricating arms and munitions of war and in disciplining the Mormons for military service.' As superintendent of Indian affairs he has had an opportunity of tampering with the Indian tribes and exciting their hostile feelings against the United States. This, according to our information, he has accomplished in regard to some of these tribes, while others have remained true to their allegiance and have communicated his intrigues to our Indian agents. He has laid in a store of provisions for three years, which in case of necessity, as he informed Major Van Vliet, he will conceal, 'and then take to the mountains and bid defiance to all the powers of the Government.'&lt;br/&gt;&lt;br/&gt;A great part of all this may be idle boasting, but yet no wise government will lightly estimate the efforts which may be inspired by such frenzied fanaticism as exists among the Mormons in Utah. This is the first rebellion which has existed in our Territories, and humanity itself requires that we should put it down in such a manner that it shall be the last. To trifle with it would be to encourage it and to render it formidable. We ought to go there with such an imposing force as to convince these deluded people that resistance would be vain, and thus spare the effusion of blood. We can in this manner best convince them that we are their friends, not their enemies. In order to accomplish this object it will be necessary, according to the estimate of the War Department, to raise four additional regiments; and this I earnestly recommend to Congress. At the present moment of depression in the revenues of the country I am sorry to be obliged to recommend such a measure; but I feel confident of the support of Congress, cost what it may, in suppressing the insurrection and in restoring and maintaining the sovereignty of the Constitution and laws over the Territory of Utah.&lt;br/&gt;&lt;br/&gt;</text:p>
          </table:table-cell>
          <table:table-cell office:value-type="float" office:value="10">
            <text:p>10</text:p>
          </table:table-cell>
          <table:table-cell office:value-type="float" office:value="3">
            <text:p>3</text:p>
          </table:table-cell>
          <table:table-cell office:value-type="float" office:value="50">
            <text:p>50</text:p>
          </table:table-cell>
          <table:table-cell office:value-type="float" office:value="3">
            <text:p>3</text:p>
          </table:table-cell>
          <table:table-cell office:value-type="string">
            <text:p>Congress</text:p>
          </table:table-cell>
          <table:table-cell office:value-type="string">
            <text:p>http://en.wikipedia.org/wiki/Congress</text:p>
          </table:table-cell>
          <table:table-cell office:value-type="string">
            <text:p>Mexican</text:p>
          </table:table-cell>
          <table:table-cell office:value-type="string">
            <text:p>http://en.wikipedia.org/wiki/Mexican</text:p>
          </table:table-cell>
          <table:table-cell table:style-name="Default"/>
          <table:table-cell office:value-type="float" office:value="1">
            <text:p>1</text:p>
          </table:table-cell>
          <table:table-cell table:number-columns-repeated="3"/>
          <table:table-cell table:formula="of:=CONCATENATE(TEXT([.$AD152];&quot;#&quot;);&quot;,&quot;;TEXT([.$AF152];&quot;#&quot;);&quot;,&quot;;TEXT([.$AM152];&quot;#&quot;))" office:value-type="string" office:string-value="10,50,1">
            <text:p>10,50,1</text:p>
          </table:table-cell>
        </table:table-row>
        <table:table-row table:style-name="ro1">
          <table:table-cell office:value-type="string">
            <text:p>2ELV0FK0COK2YNPREZBKHLRW7GYIP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1 GMT 2012</text:p>
          </table:table-cell>
          <table:table-cell table:number-columns-repeated="2"/>
          <table:table-cell office:value-type="string">
            <text:p>2JJNDWIOV1S77WRI0QL1BYDZD4ZIXP</text:p>
          </table:table-cell>
          <table:table-cell office:value-type="string">
            <text:p>A3U1K9X1LXA5JA</text:p>
          </table:table-cell>
          <table:table-cell office:value-type="string">
            <text:p>Approved</text:p>
          </table:table-cell>
          <table:table-cell office:value-type="string">
            <text:p>Thu Aug 30 18:45:19 GMT 2012</text:p>
          </table:table-cell>
          <table:table-cell office:value-type="string">
            <text:p>Thu Aug 30 18:45:23 GMT 2012</text:p>
          </table:table-cell>
          <table:table-cell office:value-type="string">
            <text:p>Thu Sep 06 18:45:23 GMT 2012</text:p>
          </table:table-cell>
          <table:table-cell office:value-type="string">
            <text:p>2012/09/06 18:49:19 +0000</text:p>
          </table:table-cell>
          <table:table-cell table:number-columns-repeated="2"/>
          <table:table-cell office:value-type="float" office:value="4">
            <text:p>4</text:p>
          </table:table-cell>
          <table:table-cell office:value-type="string">
            <text:p>100% (29/29)</text:p>
          </table:table-cell>
          <table:table-cell office:value-type="string">
            <text:p>100% (28/28)</text:p>
          </table:table-cell>
          <table:table-cell office:value-type="string">
            <text:p>0% (0/0)</text:p>
          </table:table-cell>
          <table:table-cell office:value-type="string">
            <text:p>James_Buchanan_1:36.txt</text:p>
          </table:table-cell>
          <table:table-cell office:value-type="string">
            <text:p>There is reason to believe that Governor Young has long contemplated this result. He knows that the continuance of his despotic power depends upon the exclusion of all settlers from the Territory except those who will acknowledge his divine mission and implicitly obey his will, and that an enlightened public opinion there would soon prostrate institutions at war with the laws both of God and man. 'He has therefore for several years, in order to maintain his independence, been industriously employed in collecting and fabricating arms and munitions of war and in disciplining the Mormons for military service.' As superintendent of Indian affairs he has had an opportunity of tampering with the Indian tribes and exciting their hostile feelings against the United States. This, according to our information, he has accomplished in regard to some of these tribes, while others have remained true to their allegiance and have communicated his intrigues to our Indian agents. He has laid in a store of provisions for three years, which in case of necessity, as he informed Major Van Vliet, he will conceal, 'and then take to the mountains and bid defiance to all the powers of the Government.'&lt;br/&gt;&lt;br/&gt;A great part of all this may be idle boasting, but yet no wise government will lightly estimate the efforts which may be inspired by such frenzied fanaticism as exists among the Mormons in Utah. This is the first rebellion which has existed in our Territories, and humanity itself requires that we should put it down in such a manner that it shall be the last. To trifle with it would be to encourage it and to render it formidable. We ought to go there with such an imposing force as to convince these deluded people that resistance would be vain, and thus spare the effusion of blood. We can in this manner best convince them that we are their friends, not their enemies. In order to accomplish this object it will be necessary, according to the estimate of the War Department, to raise four additional regiments; and this I earnestly recommend to Congress. At the present moment of depression in the revenues of the country I am sorry to be obliged to recommend such a measure; but I feel confident of the support of Congress, cost what it may, in suppressing the insurrection and in restoring and maintaining the sovereignty of the Constitution and laws over the Territory of Utah.&lt;br/&gt;&lt;br/&gt;</text:p>
          </table:table-cell>
          <table:table-cell office:value-type="float" office:value="10">
            <text:p>10</text:p>
          </table:table-cell>
          <table:table-cell office:value-type="float" office:value="3">
            <text:p>3</text:p>
          </table:table-cell>
          <table:table-cell office:value-type="float" office:value="50">
            <text:p>50</text:p>
          </table:table-cell>
          <table:table-cell office:value-type="float" office:value="3">
            <text:p>3</text:p>
          </table:table-cell>
          <table:table-cell office:value-type="string">
            <text:p>Congress</text:p>
          </table:table-cell>
          <table:table-cell office:value-type="string">
            <text:p>http://en.wikipedia.org/wiki/Congress</text:p>
          </table:table-cell>
          <table:table-cell office:value-type="string">
            <text:p>Mexican</text:p>
          </table:table-cell>
          <table:table-cell office:value-type="string">
            <text:p>http://en.wikipedia.org/wiki/Mexican</text:p>
          </table:table-cell>
          <table:table-cell table:style-name="Default"/>
          <table:table-cell office:value-type="float" office:value="1">
            <text:p>1</text:p>
          </table:table-cell>
          <table:table-cell table:number-columns-repeated="3"/>
          <table:table-cell table:formula="of:=CONCATENATE(TEXT([.$AD153];&quot;#&quot;);&quot;,&quot;;TEXT([.$AF153];&quot;#&quot;);&quot;,&quot;;TEXT([.$AM153];&quot;#&quot;))" office:value-type="string" office:string-value="10,50,1">
            <text:p>10,50,1</text:p>
          </table:table-cell>
        </table:table-row>
        <table:table-row table:style-name="ro1">
          <table:table-cell office:value-type="string">
            <text:p>2ELV0FK0COK2YNPREZBKHLRW7GYIP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1 GMT 2012</text:p>
          </table:table-cell>
          <table:table-cell table:number-columns-repeated="2"/>
          <table:table-cell office:value-type="string">
            <text:p>2OWBLYHVI44O7B8Q1I4NMZSBF602W9</text:p>
          </table:table-cell>
          <table:table-cell office:value-type="string">
            <text:p>A30SN6C7YX0OIP</text:p>
          </table:table-cell>
          <table:table-cell office:value-type="string">
            <text:p>Approved</text:p>
          </table:table-cell>
          <table:table-cell office:value-type="string">
            <text:p>Thu Aug 30 19:55:54 GMT 2012</text:p>
          </table:table-cell>
          <table:table-cell office:value-type="string">
            <text:p>Thu Aug 30 19:56:03 GMT 2012</text:p>
          </table:table-cell>
          <table:table-cell office:value-type="string">
            <text:p>Thu Sep 06 19:56:03 GMT 2012</text:p>
          </table:table-cell>
          <table:table-cell office:value-type="string">
            <text:p>2012/09/06 19:59:13 +0000</text:p>
          </table:table-cell>
          <table:table-cell table:number-columns-repeated="2"/>
          <table:table-cell office:value-type="float" office:value="9">
            <text:p>9</text:p>
          </table:table-cell>
          <table:table-cell table:number-columns-repeated="2" office:value-type="string">
            <text:p>100% (173/173)</text:p>
          </table:table-cell>
          <table:table-cell office:value-type="string">
            <text:p>0% (0/0)</text:p>
          </table:table-cell>
          <table:table-cell office:value-type="string">
            <text:p>James_Buchanan_1:36.txt</text:p>
          </table:table-cell>
          <table:table-cell office:value-type="string">
            <text:p>There is reason to believe that Governor Young has long contemplated this result. He knows that the continuance of his despotic power depends upon the exclusion of all settlers from the Territory except those who will acknowledge his divine mission and implicitly obey his will, and that an enlightened public opinion there would soon prostrate institutions at war with the laws both of God and man. 'He has therefore for several years, in order to maintain his independence, been industriously employed in collecting and fabricating arms and munitions of war and in disciplining the Mormons for military service.' As superintendent of Indian affairs he has had an opportunity of tampering with the Indian tribes and exciting their hostile feelings against the United States. This, according to our information, he has accomplished in regard to some of these tribes, while others have remained true to their allegiance and have communicated his intrigues to our Indian agents. He has laid in a store of provisions for three years, which in case of necessity, as he informed Major Van Vliet, he will conceal, 'and then take to the mountains and bid defiance to all the powers of the Government.'&lt;br/&gt;&lt;br/&gt;A great part of all this may be idle boasting, but yet no wise government will lightly estimate the efforts which may be inspired by such frenzied fanaticism as exists among the Mormons in Utah. This is the first rebellion which has existed in our Territories, and humanity itself requires that we should put it down in such a manner that it shall be the last. To trifle with it would be to encourage it and to render it formidable. We ought to go there with such an imposing force as to convince these deluded people that resistance would be vain, and thus spare the effusion of blood. We can in this manner best convince them that we are their friends, not their enemies. In order to accomplish this object it will be necessary, according to the estimate of the War Department, to raise four additional regiments; and this I earnestly recommend to Congress. At the present moment of depression in the revenues of the country I am sorry to be obliged to recommend such a measure; but I feel confident of the support of Congress, cost what it may, in suppressing the insurrection and in restoring and maintaining the sovereignty of the Constitution and laws over the Territory of Utah.&lt;br/&gt;&lt;br/&gt;</text:p>
          </table:table-cell>
          <table:table-cell office:value-type="float" office:value="10">
            <text:p>10</text:p>
          </table:table-cell>
          <table:table-cell office:value-type="float" office:value="3">
            <text:p>3</text:p>
          </table:table-cell>
          <table:table-cell office:value-type="float" office:value="50">
            <text:p>50</text:p>
          </table:table-cell>
          <table:table-cell office:value-type="float" office:value="3">
            <text:p>3</text:p>
          </table:table-cell>
          <table:table-cell office:value-type="string">
            <text:p>Congress</text:p>
          </table:table-cell>
          <table:table-cell office:value-type="string">
            <text:p>http://en.wikipedia.org/wiki/Congress</text:p>
          </table:table-cell>
          <table:table-cell office:value-type="string">
            <text:p>Mexican</text:p>
          </table:table-cell>
          <table:table-cell office:value-type="string">
            <text:p>http://en.wikipedia.org/wiki/Mexican</text:p>
          </table:table-cell>
          <table:table-cell table:style-name="Default" office:value-type="string">
            <text:p>NO</text:p>
          </table:table-cell>
          <table:table-cell office:value-type="float" office:value="2">
            <text:p>2</text:p>
          </table:table-cell>
          <table:table-cell table:number-columns-repeated="3"/>
          <table:table-cell table:formula="of:=CONCATENATE(TEXT([.$AD154];&quot;#&quot;);&quot;,&quot;;TEXT([.$AF154];&quot;#&quot;);&quot;,&quot;;TEXT([.$AM154];&quot;#&quot;))" office:value-type="string" office:string-value="10,50,2">
            <text:p>10,50,2</text:p>
          </table:table-cell>
        </table:table-row>
        <table:table-row table:style-name="ro1">
          <table:table-cell office:value-type="string">
            <text:p>2EPH57DZKPFEJN4IOND2DL8IAFY3D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1 GMT 2012</text:p>
          </table:table-cell>
          <table:table-cell table:number-columns-repeated="2"/>
          <table:table-cell office:value-type="string">
            <text:p>22NQ8H88MQU60ECG2M91ZXX4FZH9SW</text:p>
          </table:table-cell>
          <table:table-cell office:value-type="string">
            <text:p>A1KQVLD5YN8X1C</text:p>
          </table:table-cell>
          <table:table-cell office:value-type="string">
            <text:p>Approved</text:p>
          </table:table-cell>
          <table:table-cell office:value-type="string">
            <text:p>Thu Aug 30 21:04:30 GMT 2012</text:p>
          </table:table-cell>
          <table:table-cell office:value-type="string">
            <text:p>Thu Aug 30 21:05:13 GMT 2012</text:p>
          </table:table-cell>
          <table:table-cell office:value-type="string">
            <text:p>Thu Sep 06 21:05:13 GMT 2012</text:p>
          </table:table-cell>
          <table:table-cell office:value-type="string">
            <text:p>2012/09/06 21:09:14 +0000</text:p>
          </table:table-cell>
          <table:table-cell table:number-columns-repeated="2"/>
          <table:table-cell office:value-type="float" office:value="43">
            <text:p>43</text:p>
          </table:table-cell>
          <table:table-cell table:number-columns-repeated="2" office:value-type="string">
            <text:p>100% (13/13)</text:p>
          </table:table-cell>
          <table:table-cell office:value-type="string">
            <text:p>0% (0/0)</text:p>
          </table:table-cell>
          <table:table-cell office:value-type="string">
            <text:p>Theodore_Roosevelt_4:8.txt</text:p>
          </table:table-cell>
          <table:table-cell office:value-type="string">
            <text:p>'In my early business life I had experience with men of affairs of a character to make me desire to avoid creating a like feeling of resentment to myself and the interests in my charge, should fortune ever place me in authority, and I am solicitous of a measure of confidence on the part of the public and our employees that I shall hope may be warranted by the fairness and good fellowship I intend shall prevail in our relationship.&lt;br/&gt;&lt;br/&gt;'But do not feel I am disposed to grant unreasonable requests, spend the money of our company unnecessarily or without value received, nor expect the days of mistakes are disappearing, or that cause for complaint will not continually occur; simply to correct such abuses as may be discovered, to better conditions as fast as reasonably may be expected, constantly striving, with varying success, for that improvement we all desire, to convince you there is a force at work in the right direction, all the time making progress--is the disposition with which I have come among you, asking your good will and encouragement.&lt;br/&gt;&lt;br/&gt;</text:p>
          </table:table-cell>
          <table:table-cell office:value-type="float" office:value="10">
            <text:p>10</text:p>
          </table:table-cell>
          <table:table-cell office:value-type="float" office:value="0">
            <text:p>0</text:p>
          </table:table-cell>
          <table:table-cell office:value-type="float" office:value="20">
            <text:p>20</text:p>
          </table:table-cell>
          <table:table-cell office:value-type="float" office:value="4">
            <text:p>4</text:p>
          </table:table-cell>
          <table:table-cell office:value-type="string">
            <text:p>Government</text:p>
          </table:table-cell>
          <table:table-cell office:value-type="string">
            <text:p>http://en.wikipedia.org/wiki/Government</text:p>
          </table:table-cell>
          <table:table-cell office:value-type="string">
            <text:p>Opportunism</text:p>
          </table:table-cell>
          <table:table-cell office:value-type="string">
            <text:p>http://en.wikipedia.org/wiki/Opportunism</text:p>
          </table:table-cell>
          <table:table-cell table:style-name="Default"/>
          <table:table-cell office:value-type="float" office:value="1">
            <text:p>1</text:p>
          </table:table-cell>
          <table:table-cell table:number-columns-repeated="3"/>
          <table:table-cell table:formula="of:=CONCATENATE(TEXT([.$AD155];&quot;#&quot;);&quot;,&quot;;TEXT([.$AF155];&quot;#&quot;);&quot;,&quot;;TEXT([.$AM155];&quot;#&quot;))" office:value-type="string" office:string-value="10,20,1">
            <text:p>10,20,1</text:p>
          </table:table-cell>
        </table:table-row>
        <table:table-row table:style-name="ro1">
          <table:table-cell office:value-type="string">
            <text:p>2EPH57DZKPFEJN4IOND2DL8IAFY3D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1 GMT 2012</text:p>
          </table:table-cell>
          <table:table-cell table:number-columns-repeated="2"/>
          <table:table-cell office:value-type="string">
            <text:p>2KUSEIUUU00O5T8FBS9SGS2U7NXSSH</text:p>
          </table:table-cell>
          <table:table-cell office:value-type="string">
            <text:p>A33GBAC29A0MS5</text:p>
          </table:table-cell>
          <table:table-cell office:value-type="string">
            <text:p>Approved</text:p>
          </table:table-cell>
          <table:table-cell office:value-type="string">
            <text:p>Thu Aug 30 18:27:49 GMT 2012</text:p>
          </table:table-cell>
          <table:table-cell office:value-type="string">
            <text:p>Thu Aug 30 18:28:13 GMT 2012</text:p>
          </table:table-cell>
          <table:table-cell office:value-type="string">
            <text:p>Thu Sep 06 18:28:13 GMT 2012</text:p>
          </table:table-cell>
          <table:table-cell office:value-type="string">
            <text:p>2012/09/06 18:29:18 +0000</text:p>
          </table:table-cell>
          <table:table-cell table:number-columns-repeated="2"/>
          <table:table-cell office:value-type="float" office:value="24">
            <text:p>24</text:p>
          </table:table-cell>
          <table:table-cell table:number-columns-repeated="2" office:value-type="string">
            <text:p>100% (84/84)</text:p>
          </table:table-cell>
          <table:table-cell office:value-type="string">
            <text:p>0% (0/0)</text:p>
          </table:table-cell>
          <table:table-cell office:value-type="string">
            <text:p>Theodore_Roosevelt_4:8.txt</text:p>
          </table:table-cell>
          <table:table-cell office:value-type="string">
            <text:p>'In my early business life I had experience with men of affairs of a character to make me desire to avoid creating a like feeling of resentment to myself and the interests in my charge, should fortune ever place me in authority, and I am solicitous of a measure of confidence on the part of the public and our employees that I shall hope may be warranted by the fairness and good fellowship I intend shall prevail in our relationship.&lt;br/&gt;&lt;br/&gt;'But do not feel I am disposed to grant unreasonable requests, spend the money of our company unnecessarily or without value received, nor expect the days of mistakes are disappearing, or that cause for complaint will not continually occur; simply to correct such abuses as may be discovered, to better conditions as fast as reasonably may be expected, constantly striving, with varying success, for that improvement we all desire, to convince you there is a force at work in the right direction, all the time making progress--is the disposition with which I have come among you, asking your good will and encouragement.&lt;br/&gt;&lt;br/&gt;</text:p>
          </table:table-cell>
          <table:table-cell office:value-type="float" office:value="10">
            <text:p>10</text:p>
          </table:table-cell>
          <table:table-cell office:value-type="float" office:value="0">
            <text:p>0</text:p>
          </table:table-cell>
          <table:table-cell office:value-type="float" office:value="20">
            <text:p>20</text:p>
          </table:table-cell>
          <table:table-cell office:value-type="float" office:value="4">
            <text:p>4</text:p>
          </table:table-cell>
          <table:table-cell office:value-type="string">
            <text:p>Government</text:p>
          </table:table-cell>
          <table:table-cell office:value-type="string">
            <text:p>http://en.wikipedia.org/wiki/Government</text:p>
          </table:table-cell>
          <table:table-cell office:value-type="string">
            <text:p>Opportunism</text:p>
          </table:table-cell>
          <table:table-cell office:value-type="string">
            <text:p>http://en.wikipedia.org/wiki/Opportunism</text:p>
          </table:table-cell>
          <table:table-cell table:style-name="Default"/>
          <table:table-cell office:value-type="float" office:value="2">
            <text:p>2</text:p>
          </table:table-cell>
          <table:table-cell table:number-columns-repeated="3"/>
          <table:table-cell table:formula="of:=CONCATENATE(TEXT([.$AD156];&quot;#&quot;);&quot;,&quot;;TEXT([.$AF156];&quot;#&quot;);&quot;,&quot;;TEXT([.$AM156];&quot;#&quot;))" office:value-type="string" office:string-value="10,20,2">
            <text:p>10,20,2</text:p>
          </table:table-cell>
        </table:table-row>
        <table:table-row table:style-name="ro1">
          <table:table-cell office:value-type="string">
            <text:p>2EPH57DZKPFEJN4IOND2DL8IAFY3D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1 GMT 2012</text:p>
          </table:table-cell>
          <table:table-cell table:number-columns-repeated="2"/>
          <table:table-cell office:value-type="string">
            <text:p>2WGFXRDS4IC1T71S4T6M91A2NCRVY7</text:p>
          </table:table-cell>
          <table:table-cell office:value-type="string">
            <text:p>A30SN6C7YX0OIP</text:p>
          </table:table-cell>
          <table:table-cell office:value-type="string">
            <text:p>Approved</text:p>
          </table:table-cell>
          <table:table-cell office:value-type="string">
            <text:p>Thu Aug 30 19:42:57 GMT 2012</text:p>
          </table:table-cell>
          <table:table-cell office:value-type="string">
            <text:p>Thu Aug 30 19:43:05 GMT 2012</text:p>
          </table:table-cell>
          <table:table-cell office:value-type="string">
            <text:p>Thu Sep 06 19:43:05 GMT 2012</text:p>
          </table:table-cell>
          <table:table-cell office:value-type="string">
            <text:p>2012/09/06 19:44:14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Theodore_Roosevelt_4:8.txt</text:p>
          </table:table-cell>
          <table:table-cell office:value-type="string">
            <text:p>'In my early business life I had experience with men of affairs of a character to make me desire to avoid creating a like feeling of resentment to myself and the interests in my charge, should fortune ever place me in authority, and I am solicitous of a measure of confidence on the part of the public and our employees that I shall hope may be warranted by the fairness and good fellowship I intend shall prevail in our relationship.&lt;br/&gt;&lt;br/&gt;'But do not feel I am disposed to grant unreasonable requests, spend the money of our company unnecessarily or without value received, nor expect the days of mistakes are disappearing, or that cause for complaint will not continually occur; simply to correct such abuses as may be discovered, to better conditions as fast as reasonably may be expected, constantly striving, with varying success, for that improvement we all desire, to convince you there is a force at work in the right direction, all the time making progress--is the disposition with which I have come among you, asking your good will and encouragement.&lt;br/&gt;&lt;br/&gt;</text:p>
          </table:table-cell>
          <table:table-cell office:value-type="float" office:value="10">
            <text:p>10</text:p>
          </table:table-cell>
          <table:table-cell office:value-type="float" office:value="0">
            <text:p>0</text:p>
          </table:table-cell>
          <table:table-cell office:value-type="float" office:value="20">
            <text:p>20</text:p>
          </table:table-cell>
          <table:table-cell office:value-type="float" office:value="4">
            <text:p>4</text:p>
          </table:table-cell>
          <table:table-cell office:value-type="string">
            <text:p>Government</text:p>
          </table:table-cell>
          <table:table-cell office:value-type="string">
            <text:p>http://en.wikipedia.org/wiki/Government</text:p>
          </table:table-cell>
          <table:table-cell office:value-type="string">
            <text:p>Opportunism</text:p>
          </table:table-cell>
          <table:table-cell office:value-type="string">
            <text:p>http://en.wikipedia.org/wiki/Opportunism</text:p>
          </table:table-cell>
          <table:table-cell table:style-name="Default" office:value-type="string">
            <text:p>NO</text:p>
          </table:table-cell>
          <table:table-cell office:value-type="float" office:value="1">
            <text:p>1</text:p>
          </table:table-cell>
          <table:table-cell table:number-columns-repeated="3"/>
          <table:table-cell table:formula="of:=CONCATENATE(TEXT([.$AD157];&quot;#&quot;);&quot;,&quot;;TEXT([.$AF157];&quot;#&quot;);&quot;,&quot;;TEXT([.$AM157];&quot;#&quot;))" office:value-type="string" office:string-value="10,20,1">
            <text:p>10,20,1</text:p>
          </table:table-cell>
        </table:table-row>
        <table:table-row table:style-name="ro1">
          <table:table-cell office:value-type="string">
            <text:p>24BBJ3MMDX5F4GBB9U8BHMDXPAXDZ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1 GMT 2012</text:p>
          </table:table-cell>
          <table:table-cell table:number-columns-repeated="2"/>
          <table:table-cell office:value-type="string">
            <text:p>299HRRLFQ0ON24FM8U8OHEGRGO0HQ1</text:p>
          </table:table-cell>
          <table:table-cell office:value-type="string">
            <text:p>A30SN6C7YX0OIP</text:p>
          </table:table-cell>
          <table:table-cell office:value-type="string">
            <text:p>Approved</text:p>
          </table:table-cell>
          <table:table-cell office:value-type="string">
            <text:p>Thu Aug 30 19:53:43 GMT 2012</text:p>
          </table:table-cell>
          <table:table-cell office:value-type="string">
            <text:p>Thu Aug 30 19:53:51 GMT 2012</text:p>
          </table:table-cell>
          <table:table-cell office:value-type="string">
            <text:p>Thu Sep 06 19:53:51 GMT 2012</text:p>
          </table:table-cell>
          <table:table-cell office:value-type="string">
            <text:p>2012/09/06 19:54:15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Richard_Nixon_1:46.txt</text:p>
          </table:table-cell>
          <table:table-cell office:value-type="string">
            <text:p>The answer is not to abandon growth, but to redirect it. For example, we should turn toward ending congestion and eliminating smog the same reservoir of inventive genius that created them in the first place.&lt;br/&gt;&lt;br/&gt;Continued vigorous economic growth provides us with the means to enrich life itself and to enhance our planet as a place hospitable to man.&lt;br/&gt;&lt;br/&gt;</text:p>
          </table:table-cell>
          <table:table-cell office:value-type="float" office:value="100">
            <text:p>100</text:p>
          </table:table-cell>
          <table:table-cell office:value-type="float" office:value="2">
            <text:p>2</text:p>
          </table:table-cell>
          <table:table-cell office:value-type="float" office:value="10">
            <text:p>10</text:p>
          </table:table-cell>
          <table:table-cell office:value-type="float" office:value="3">
            <text:p>3</text:p>
          </table:table-cell>
          <table:table-cell office:value-type="string">
            <text:p>Budget</text:p>
          </table:table-cell>
          <table:table-cell office:value-type="string">
            <text:p>http://en.wikipedia.org/wiki/Budget</text:p>
          </table:table-cell>
          <table:table-cell office:value-type="string">
            <text:p>Labor</text:p>
          </table:table-cell>
          <table:table-cell office:value-type="string">
            <text:p>http://en.wikipedia.org/wiki/Labor</text:p>
          </table:table-cell>
          <table:table-cell table:style-name="Default" office:value-type="string">
            <text:p>NO</text:p>
          </table:table-cell>
          <table:table-cell office:value-type="float" office:value="1">
            <text:p>1</text:p>
          </table:table-cell>
          <table:table-cell table:number-columns-repeated="3"/>
          <table:table-cell table:formula="of:=CONCATENATE(TEXT([.$AD158];&quot;#&quot;);&quot;,&quot;;TEXT([.$AF158];&quot;#&quot;);&quot;,&quot;;TEXT([.$AM158];&quot;#&quot;))" office:value-type="string" office:string-value="100,10,1">
            <text:p>100,10,1</text:p>
          </table:table-cell>
        </table:table-row>
        <table:table-row table:style-name="ro1">
          <table:table-cell office:value-type="string">
            <text:p>24BBJ3MMDX5F4GBB9U8BHMDXPAXDZ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1 GMT 2012</text:p>
          </table:table-cell>
          <table:table-cell table:number-columns-repeated="2"/>
          <table:table-cell office:value-type="string">
            <text:p>2AJYNJ92NJKMFEZRQ3LH6W2GY7EC72</text:p>
          </table:table-cell>
          <table:table-cell office:value-type="string">
            <text:p>A31ALYJKPKD09W</text:p>
          </table:table-cell>
          <table:table-cell office:value-type="string">
            <text:p>Approved</text:p>
          </table:table-cell>
          <table:table-cell office:value-type="string">
            <text:p>Fri Aug 31 00:11:22 GMT 2012</text:p>
          </table:table-cell>
          <table:table-cell office:value-type="string">
            <text:p>Fri Aug 31 00:11:46 GMT 2012</text:p>
          </table:table-cell>
          <table:table-cell office:value-type="string">
            <text:p>Fri Sep 07 00:11:46 GMT 2012</text:p>
          </table:table-cell>
          <table:table-cell office:value-type="string">
            <text:p>2012/09/07 00:14:18 +0000</text:p>
          </table:table-cell>
          <table:table-cell table:number-columns-repeated="2"/>
          <table:table-cell office:value-type="float" office:value="24">
            <text:p>24</text:p>
          </table:table-cell>
          <table:table-cell office:value-type="string">
            <text:p>100% (294/295)</text:p>
          </table:table-cell>
          <table:table-cell office:value-type="string">
            <text:p>100% (62/62)</text:p>
          </table:table-cell>
          <table:table-cell office:value-type="string">
            <text:p>0% (0/0)</text:p>
          </table:table-cell>
          <table:table-cell office:value-type="string">
            <text:p>Richard_Nixon_1:46.txt</text:p>
          </table:table-cell>
          <table:table-cell office:value-type="string">
            <text:p>The answer is not to abandon growth, but to redirect it. For example, we should turn toward ending congestion and eliminating smog the same reservoir of inventive genius that created them in the first place.&lt;br/&gt;&lt;br/&gt;Continued vigorous economic growth provides us with the means to enrich life itself and to enhance our planet as a place hospitable to man.&lt;br/&gt;&lt;br/&gt;</text:p>
          </table:table-cell>
          <table:table-cell office:value-type="float" office:value="100">
            <text:p>100</text:p>
          </table:table-cell>
          <table:table-cell office:value-type="float" office:value="2">
            <text:p>2</text:p>
          </table:table-cell>
          <table:table-cell office:value-type="float" office:value="10">
            <text:p>10</text:p>
          </table:table-cell>
          <table:table-cell office:value-type="float" office:value="3">
            <text:p>3</text:p>
          </table:table-cell>
          <table:table-cell office:value-type="string">
            <text:p>Budget</text:p>
          </table:table-cell>
          <table:table-cell office:value-type="string">
            <text:p>http://en.wikipedia.org/wiki/Budget</text:p>
          </table:table-cell>
          <table:table-cell office:value-type="string">
            <text:p>Labor</text:p>
          </table:table-cell>
          <table:table-cell office:value-type="string">
            <text:p>http://en.wikipedia.org/wiki/Labor</text:p>
          </table:table-cell>
          <table:table-cell table:style-name="Default"/>
          <table:table-cell office:value-type="float" office:value="1">
            <text:p>1</text:p>
          </table:table-cell>
          <table:table-cell table:number-columns-repeated="3"/>
          <table:table-cell table:formula="of:=CONCATENATE(TEXT([.$AD159];&quot;#&quot;);&quot;,&quot;;TEXT([.$AF159];&quot;#&quot;);&quot;,&quot;;TEXT([.$AM159];&quot;#&quot;))" office:value-type="string" office:string-value="100,10,1">
            <text:p>100,10,1</text:p>
          </table:table-cell>
        </table:table-row>
        <table:table-row table:style-name="ro1">
          <table:table-cell office:value-type="string">
            <text:p>24BBJ3MMDX5F4GBB9U8BHMDXPAXDZ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1 GMT 2012</text:p>
          </table:table-cell>
          <table:table-cell table:number-columns-repeated="2"/>
          <table:table-cell office:value-type="string">
            <text:p>2V12HECWA6X3DX0HMA3PDKXPYZFKLH</text:p>
          </table:table-cell>
          <table:table-cell office:value-type="string">
            <text:p>A997OZ3H2B3Q2</text:p>
          </table:table-cell>
          <table:table-cell office:value-type="string">
            <text:p>Approved</text:p>
          </table:table-cell>
          <table:table-cell office:value-type="string">
            <text:p>Thu Aug 30 19:17:46 GMT 2012</text:p>
          </table:table-cell>
          <table:table-cell office:value-type="string">
            <text:p>Thu Aug 30 19:18:04 GMT 2012</text:p>
          </table:table-cell>
          <table:table-cell office:value-type="string">
            <text:p>Thu Sep 06 19:18:04 GMT 2012</text:p>
          </table:table-cell>
          <table:table-cell office:value-type="string">
            <text:p>2012/09/06 19:19:17 +0000</text:p>
          </table:table-cell>
          <table:table-cell table:number-columns-repeated="2"/>
          <table:table-cell office:value-type="float" office:value="18">
            <text:p>18</text:p>
          </table:table-cell>
          <table:table-cell table:number-columns-repeated="2" office:value-type="string">
            <text:p>100% (93/93)</text:p>
          </table:table-cell>
          <table:table-cell office:value-type="string">
            <text:p>0% (0/0)</text:p>
          </table:table-cell>
          <table:table-cell office:value-type="string">
            <text:p>Richard_Nixon_1:46.txt</text:p>
          </table:table-cell>
          <table:table-cell office:value-type="string">
            <text:p>The answer is not to abandon growth, but to redirect it. For example, we should turn toward ending congestion and eliminating smog the same reservoir of inventive genius that created them in the first place.&lt;br/&gt;&lt;br/&gt;Continued vigorous economic growth provides us with the means to enrich life itself and to enhance our planet as a place hospitable to man.&lt;br/&gt;&lt;br/&gt;</text:p>
          </table:table-cell>
          <table:table-cell office:value-type="float" office:value="100">
            <text:p>100</text:p>
          </table:table-cell>
          <table:table-cell office:value-type="float" office:value="2">
            <text:p>2</text:p>
          </table:table-cell>
          <table:table-cell office:value-type="float" office:value="10">
            <text:p>10</text:p>
          </table:table-cell>
          <table:table-cell office:value-type="float" office:value="3">
            <text:p>3</text:p>
          </table:table-cell>
          <table:table-cell office:value-type="string">
            <text:p>Budget</text:p>
          </table:table-cell>
          <table:table-cell office:value-type="string">
            <text:p>http://en.wikipedia.org/wiki/Budget</text:p>
          </table:table-cell>
          <table:table-cell office:value-type="string">
            <text:p>Labor</text:p>
          </table:table-cell>
          <table:table-cell office:value-type="string">
            <text:p>http://en.wikipedia.org/wiki/Labor</text:p>
          </table:table-cell>
          <table:table-cell table:style-name="Default"/>
          <table:table-cell office:value-type="float" office:value="1">
            <text:p>1</text:p>
          </table:table-cell>
          <table:table-cell table:number-columns-repeated="3"/>
          <table:table-cell table:formula="of:=CONCATENATE(TEXT([.$AD160];&quot;#&quot;);&quot;,&quot;;TEXT([.$AF160];&quot;#&quot;);&quot;,&quot;;TEXT([.$AM160];&quot;#&quot;))" office:value-type="string" office:string-value="100,10,1">
            <text:p>100,10,1</text:p>
          </table:table-cell>
        </table:table-row>
        <table:table-row table:style-name="ro1">
          <table:table-cell office:value-type="string">
            <text:p>2ZFKO2L92HECBJU2A8FCKF0CQXJGFY</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1 GMT 2012</text:p>
          </table:table-cell>
          <table:table-cell table:number-columns-repeated="2"/>
          <table:table-cell office:value-type="string">
            <text:p>24DRGNTBJ3MMS6TKWHE6AKHBE34V9G</text:p>
          </table:table-cell>
          <table:table-cell office:value-type="string">
            <text:p>A2L1D7QH3STFCH</text:p>
          </table:table-cell>
          <table:table-cell office:value-type="string">
            <text:p>Approved</text:p>
          </table:table-cell>
          <table:table-cell office:value-type="string">
            <text:p>Thu Aug 30 18:54:41 GMT 2012</text:p>
          </table:table-cell>
          <table:table-cell office:value-type="string">
            <text:p>Thu Aug 30 18:55:30 GMT 2012</text:p>
          </table:table-cell>
          <table:table-cell office:value-type="string">
            <text:p>Thu Sep 06 18:55:30 GMT 2012</text:p>
          </table:table-cell>
          <table:table-cell office:value-type="string">
            <text:p>2012/09/06 18:59:14 +0000</text:p>
          </table:table-cell>
          <table:table-cell table:number-columns-repeated="2"/>
          <table:table-cell office:value-type="float" office:value="49">
            <text:p>49</text:p>
          </table:table-cell>
          <table:table-cell table:number-columns-repeated="2" office:value-type="string">
            <text:p>100% (10/10)</text:p>
          </table:table-cell>
          <table:table-cell office:value-type="string">
            <text:p>0% (0/0)</text:p>
          </table:table-cell>
          <table:table-cell office:value-type="string">
            <text:p>Barack_Obama_2:45.txt</text:p>
          </table:table-cell>
          <table:table-cell office:value-type="string">
            <text:p>Now, even as we prosecute two wars, we're also confronting perhaps the greatest danger to the American people -– the threat of nuclear weapons. I've embraced the vision of John F. Kennedy and Ronald Reagan through a strategy that reverses the spread of these weapons and seeks a world without them. To reduce our stockpiles and launchers, while ensuring our deterrent, the United States and Russia are completing negotiations on the farthest-reaching arms control treaty in nearly two decades. (Applause.) And at April's Nuclear Security Summit, we will bring 44 nations together here in Washington, D.C. behind a clear goal: securing all vulnerable nuclear materials around the world in four years, so that they never fall into the hands of terrorists. (Applause.)&lt;br/&gt;&lt;br/&gt;Now, these diplomatic efforts have also strengthened our hand in dealing with those nations that insist on violating international agreements in pursuit of nuclear weapons. That's why North Korea now faces increased isolation, and stronger sanctions –- sanctions that are being vigorously enforced. That's why the international community is more united, and the Islamic Republic of Iran is more isolated. And as Iran's leaders continue to ignore their obligations, there should be no doubt: They, too, will face growing consequences. That is a promise. (Applause.)&lt;br/&gt;&lt;br/&gt;</text:p>
          </table:table-cell>
          <table:table-cell office:value-type="float" office:value="10">
            <text:p>10</text:p>
          </table:table-cell>
          <table:table-cell office:value-type="float" office:value="4">
            <text:p>4</text:p>
          </table:table-cell>
          <table:table-cell office:value-type="float" office:value="20">
            <text:p>20</text:p>
          </table:table-cell>
          <table:table-cell office:value-type="float" office:value="4">
            <text:p>4</text:p>
          </table:table-cell>
          <table:table-cell office:value-type="float" office:value="2003">
            <text:p>2003</text:p>
          </table:table-cell>
          <table:table-cell office:value-type="string">
            <text:p>http://en.wikipedia.org/wiki/2003</text:p>
          </table:table-cell>
          <table:table-cell office:value-type="string">
            <text:p>Nations</text:p>
          </table:table-cell>
          <table:table-cell office:value-type="string">
            <text:p>http://en.wikipedia.org/wiki/Nations</text:p>
          </table:table-cell>
          <table:table-cell table:style-name="Default"/>
          <table:table-cell office:value-type="float" office:value="1">
            <text:p>1</text:p>
          </table:table-cell>
          <table:table-cell table:number-columns-repeated="3"/>
          <table:table-cell table:formula="of:=CONCATENATE(TEXT([.$AD161];&quot;#&quot;);&quot;,&quot;;TEXT([.$AF161];&quot;#&quot;);&quot;,&quot;;TEXT([.$AM161];&quot;#&quot;))" office:value-type="string" office:string-value="10,20,1">
            <text:p>10,20,1</text:p>
          </table:table-cell>
        </table:table-row>
        <table:table-row table:style-name="ro1">
          <table:table-cell office:value-type="string">
            <text:p>2ZFKO2L92HECBJU2A8FCKF0CQXJGFY</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1 GMT 2012</text:p>
          </table:table-cell>
          <table:table-cell table:number-columns-repeated="2"/>
          <table:table-cell office:value-type="string">
            <text:p>24IIHPCGJ2D2GXR1C780RPPSNJB39R</text:p>
          </table:table-cell>
          <table:table-cell office:value-type="string">
            <text:p>A997OZ3H2B3Q2</text:p>
          </table:table-cell>
          <table:table-cell office:value-type="string">
            <text:p>Approved</text:p>
          </table:table-cell>
          <table:table-cell office:value-type="string">
            <text:p>Thu Aug 30 18:45:24 GMT 2012</text:p>
          </table:table-cell>
          <table:table-cell office:value-type="string">
            <text:p>Thu Aug 30 18:45:47 GMT 2012</text:p>
          </table:table-cell>
          <table:table-cell office:value-type="string">
            <text:p>Thu Sep 06 18:45:47 GMT 2012</text:p>
          </table:table-cell>
          <table:table-cell office:value-type="string">
            <text:p>2012/09/06 18:49:20 +0000</text:p>
          </table:table-cell>
          <table:table-cell table:number-columns-repeated="2"/>
          <table:table-cell office:value-type="float" office:value="23">
            <text:p>23</text:p>
          </table:table-cell>
          <table:table-cell table:number-columns-repeated="2" office:value-type="string">
            <text:p>100% (93/93)</text:p>
          </table:table-cell>
          <table:table-cell office:value-type="string">
            <text:p>0% (0/0)</text:p>
          </table:table-cell>
          <table:table-cell office:value-type="string">
            <text:p>Barack_Obama_2:45.txt</text:p>
          </table:table-cell>
          <table:table-cell office:value-type="string">
            <text:p>Now, even as we prosecute two wars, we're also confronting perhaps the greatest danger to the American people -– the threat of nuclear weapons. I've embraced the vision of John F. Kennedy and Ronald Reagan through a strategy that reverses the spread of these weapons and seeks a world without them. To reduce our stockpiles and launchers, while ensuring our deterrent, the United States and Russia are completing negotiations on the farthest-reaching arms control treaty in nearly two decades. (Applause.) And at April's Nuclear Security Summit, we will bring 44 nations together here in Washington, D.C. behind a clear goal: securing all vulnerable nuclear materials around the world in four years, so that they never fall into the hands of terrorists. (Applause.)&lt;br/&gt;&lt;br/&gt;Now, these diplomatic efforts have also strengthened our hand in dealing with those nations that insist on violating international agreements in pursuit of nuclear weapons. That's why North Korea now faces increased isolation, and stronger sanctions –- sanctions that are being vigorously enforced. That's why the international community is more united, and the Islamic Republic of Iran is more isolated. And as Iran's leaders continue to ignore their obligations, there should be no doubt: They, too, will face growing consequences. That is a promise. (Applause.)&lt;br/&gt;&lt;br/&gt;</text:p>
          </table:table-cell>
          <table:table-cell office:value-type="float" office:value="10">
            <text:p>10</text:p>
          </table:table-cell>
          <table:table-cell office:value-type="float" office:value="4">
            <text:p>4</text:p>
          </table:table-cell>
          <table:table-cell office:value-type="float" office:value="20">
            <text:p>20</text:p>
          </table:table-cell>
          <table:table-cell office:value-type="float" office:value="4">
            <text:p>4</text:p>
          </table:table-cell>
          <table:table-cell office:value-type="float" office:value="2003">
            <text:p>2003</text:p>
          </table:table-cell>
          <table:table-cell office:value-type="string">
            <text:p>http://en.wikipedia.org/wiki/2003</text:p>
          </table:table-cell>
          <table:table-cell office:value-type="string">
            <text:p>Nations</text:p>
          </table:table-cell>
          <table:table-cell office:value-type="string">
            <text:p>http://en.wikipedia.org/wiki/Nations</text:p>
          </table:table-cell>
          <table:table-cell table:style-name="Default"/>
          <table:table-cell office:value-type="float" office:value="2">
            <text:p>2</text:p>
          </table:table-cell>
          <table:table-cell table:number-columns-repeated="3"/>
          <table:table-cell table:formula="of:=CONCATENATE(TEXT([.$AD162];&quot;#&quot;);&quot;,&quot;;TEXT([.$AF162];&quot;#&quot;);&quot;,&quot;;TEXT([.$AM162];&quot;#&quot;))" office:value-type="string" office:string-value="10,20,2">
            <text:p>10,20,2</text:p>
          </table:table-cell>
        </table:table-row>
        <table:table-row table:style-name="ro1">
          <table:table-cell office:value-type="string">
            <text:p>2ZFKO2L92HECBJU2A8FCKF0CQXJGFY</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1 GMT 2012</text:p>
          </table:table-cell>
          <table:table-cell table:number-columns-repeated="2"/>
          <table:table-cell office:value-type="string">
            <text:p>25IVJ8EBDPGF0FJHW6Q9ZNDWN5Q0FP</text:p>
          </table:table-cell>
          <table:table-cell office:value-type="string">
            <text:p>A30SN6C7YX0OIP</text:p>
          </table:table-cell>
          <table:table-cell office:value-type="string">
            <text:p>Approved</text:p>
          </table:table-cell>
          <table:table-cell office:value-type="string">
            <text:p>Thu Aug 30 19:54:58 GMT 2012</text:p>
          </table:table-cell>
          <table:table-cell office:value-type="string">
            <text:p>Thu Aug 30 19:55:06 GMT 2012</text:p>
          </table:table-cell>
          <table:table-cell office:value-type="string">
            <text:p>Thu Sep 06 19:55:06 GMT 2012</text:p>
          </table:table-cell>
          <table:table-cell office:value-type="string">
            <text:p>2012/09/06 19:59:12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Barack_Obama_2:45.txt</text:p>
          </table:table-cell>
          <table:table-cell office:value-type="string">
            <text:p>Now, even as we prosecute two wars, we're also confronting perhaps the greatest danger to the American people -– the threat of nuclear weapons. I've embraced the vision of John F. Kennedy and Ronald Reagan through a strategy that reverses the spread of these weapons and seeks a world without them. To reduce our stockpiles and launchers, while ensuring our deterrent, the United States and Russia are completing negotiations on the farthest-reaching arms control treaty in nearly two decades. (Applause.) And at April's Nuclear Security Summit, we will bring 44 nations together here in Washington, D.C. behind a clear goal: securing all vulnerable nuclear materials around the world in four years, so that they never fall into the hands of terrorists. (Applause.)&lt;br/&gt;&lt;br/&gt;Now, these diplomatic efforts have also strengthened our hand in dealing with those nations that insist on violating international agreements in pursuit of nuclear weapons. That's why North Korea now faces increased isolation, and stronger sanctions –- sanctions that are being vigorously enforced. That's why the international community is more united, and the Islamic Republic of Iran is more isolated. And as Iran's leaders continue to ignore their obligations, there should be no doubt: They, too, will face growing consequences. That is a promise. (Applause.)&lt;br/&gt;&lt;br/&gt;</text:p>
          </table:table-cell>
          <table:table-cell office:value-type="float" office:value="10">
            <text:p>10</text:p>
          </table:table-cell>
          <table:table-cell office:value-type="float" office:value="4">
            <text:p>4</text:p>
          </table:table-cell>
          <table:table-cell office:value-type="float" office:value="20">
            <text:p>20</text:p>
          </table:table-cell>
          <table:table-cell office:value-type="float" office:value="4">
            <text:p>4</text:p>
          </table:table-cell>
          <table:table-cell office:value-type="float" office:value="2003">
            <text:p>2003</text:p>
          </table:table-cell>
          <table:table-cell office:value-type="string">
            <text:p>http://en.wikipedia.org/wiki/2003</text:p>
          </table:table-cell>
          <table:table-cell office:value-type="string">
            <text:p>Nations</text:p>
          </table:table-cell>
          <table:table-cell office:value-type="string">
            <text:p>http://en.wikipedia.org/wiki/Nations</text:p>
          </table:table-cell>
          <table:table-cell table:style-name="Default" office:value-type="string">
            <text:p>NO</text:p>
          </table:table-cell>
          <table:table-cell office:value-type="float" office:value="1">
            <text:p>1</text:p>
          </table:table-cell>
          <table:table-cell table:number-columns-repeated="3"/>
          <table:table-cell table:formula="of:=CONCATENATE(TEXT([.$AD163];&quot;#&quot;);&quot;,&quot;;TEXT([.$AF163];&quot;#&quot;);&quot;,&quot;;TEXT([.$AM163];&quot;#&quot;))" office:value-type="string" office:string-value="10,20,1">
            <text:p>10,20,1</text:p>
          </table:table-cell>
        </table:table-row>
        <table:table-row table:style-name="ro1">
          <table:table-cell office:value-type="string">
            <text:p>2MFH0JPPSI2KDNDQZZY5SLM6XB2OI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1 GMT 2012</text:p>
          </table:table-cell>
          <table:table-cell table:number-columns-repeated="2"/>
          <table:table-cell office:value-type="string">
            <text:p>2QFTBJ3MMDX5UYVSDCBHJ9MD25AYCA</text:p>
          </table:table-cell>
          <table:table-cell office:value-type="string">
            <text:p>A997OZ3H2B3Q2</text:p>
          </table:table-cell>
          <table:table-cell office:value-type="string">
            <text:p>Approved</text:p>
          </table:table-cell>
          <table:table-cell office:value-type="string">
            <text:p>Thu Aug 30 19:13:37 GMT 2012</text:p>
          </table:table-cell>
          <table:table-cell office:value-type="string">
            <text:p>Thu Aug 30 19:14:14 GMT 2012</text:p>
          </table:table-cell>
          <table:table-cell office:value-type="string">
            <text:p>Thu Sep 06 19:14:14 GMT 2012</text:p>
          </table:table-cell>
          <table:table-cell office:value-type="string">
            <text:p>2012/09/06 19:19:16 +0000</text:p>
          </table:table-cell>
          <table:table-cell table:number-columns-repeated="2"/>
          <table:table-cell office:value-type="float" office:value="37">
            <text:p>37</text:p>
          </table:table-cell>
          <table:table-cell table:number-columns-repeated="2" office:value-type="string">
            <text:p>100% (93/93)</text:p>
          </table:table-cell>
          <table:table-cell office:value-type="string">
            <text:p>0% (0/0)</text:p>
          </table:table-cell>
          <table:table-cell office:value-type="string">
            <text:p>George_Herbert_Walker_Bush_4:22.txt</text:p>
          </table:table-cell>
          <table:table-cell office:value-type="string">
            <text:p>Fifth, I ask you tonight to fund our HOPE housing proposal and to pass my enterprise zone legislation which will get businesses into the inner city. We must empower the poor with the pride that comes from owning a home, getting a job, becoming a part of things. My plan would encourage real estate construction by extending tax incentives for mortgage revenue bonds and low-income housing. And I ask tonight for record expenditures for the program that helps children born into want move into excellence, Head Start.&lt;br/&gt;&lt;br/&gt;Step six, we must reform our health care system. For this, too, bears on whether or not we can compete in the world. American health costs have been exploding. This year America will spend over $800 billion on health, and that is expected to grow to 1.6 trillion by the end of the decade. We simply cannot afford this. The cost of health care shows up not only in your family budget but in the price of everything we buy and everything we sell. When health coverage for a fellow on an assembly line costs thousands of dollars, the cost goes into the products he makes, and you pay the bill.&lt;br/&gt;&lt;br/&gt;</text:p>
          </table:table-cell>
          <table:table-cell office:value-type="float" office:value="20">
            <text:p>20</text:p>
          </table:table-cell>
          <table:table-cell office:value-type="float" office:value="2">
            <text:p>2</text:p>
          </table:table-cell>
          <table:table-cell office:value-type="float" office:value="200">
            <text:p>200</text:p>
          </table:table-cell>
          <table:table-cell office:value-type="float" office:value="3">
            <text:p>3</text:p>
          </table:table-cell>
          <table:table-cell office:value-type="string">
            <text:p>Tax</text:p>
          </table:table-cell>
          <table:table-cell office:value-type="string">
            <text:p>http://en.wikipedia.org/wiki/Tax</text:p>
          </table:table-cell>
          <table:table-cell office:value-type="string">
            <text:p>Care</text:p>
          </table:table-cell>
          <table:table-cell office:value-type="string">
            <text:p>http://en.wikipedia.org/wiki/Care</text:p>
          </table:table-cell>
          <table:table-cell table:style-name="Default"/>
          <table:table-cell office:value-type="float" office:value="2">
            <text:p>2</text:p>
          </table:table-cell>
          <table:table-cell table:number-columns-repeated="3"/>
          <table:table-cell table:formula="of:=CONCATENATE(TEXT([.$AD164];&quot;#&quot;);&quot;,&quot;;TEXT([.$AF164];&quot;#&quot;);&quot;,&quot;;TEXT([.$AM164];&quot;#&quot;))" office:value-type="string" office:string-value="20,200,2">
            <text:p>20,200,2</text:p>
          </table:table-cell>
        </table:table-row>
        <table:table-row table:style-name="ro1">
          <table:table-cell office:value-type="string">
            <text:p>2MFH0JPPSI2KDNDQZZY5SLM6XB2OI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1 GMT 2012</text:p>
          </table:table-cell>
          <table:table-cell table:number-columns-repeated="2"/>
          <table:table-cell office:value-type="string">
            <text:p>2YFNVRH1KHO9TPFGEGEVHLKWCEHZQ9</text:p>
          </table:table-cell>
          <table:table-cell office:value-type="string">
            <text:p>A2UJ4QT2KL7JBE</text:p>
          </table:table-cell>
          <table:table-cell office:value-type="string">
            <text:p>Approved</text:p>
          </table:table-cell>
          <table:table-cell office:value-type="string">
            <text:p>Thu Aug 30 20:11:19 GMT 2012</text:p>
          </table:table-cell>
          <table:table-cell office:value-type="string">
            <text:p>Thu Aug 30 20:11:32 GMT 2012</text:p>
          </table:table-cell>
          <table:table-cell office:value-type="string">
            <text:p>Thu Sep 06 20:11:32 GMT 2012</text:p>
          </table:table-cell>
          <table:table-cell office:value-type="string">
            <text:p>2012/09/06 20:14:12 +0000</text:p>
          </table:table-cell>
          <table:table-cell table:number-columns-repeated="2"/>
          <table:table-cell office:value-type="float" office:value="13">
            <text:p>13</text:p>
          </table:table-cell>
          <table:table-cell table:number-columns-repeated="2" office:value-type="string">
            <text:p>100% (2/2)</text:p>
          </table:table-cell>
          <table:table-cell office:value-type="string">
            <text:p>0% (0/0)</text:p>
          </table:table-cell>
          <table:table-cell office:value-type="string">
            <text:p>George_Herbert_Walker_Bush_4:22.txt</text:p>
          </table:table-cell>
          <table:table-cell office:value-type="string">
            <text:p>Fifth, I ask you tonight to fund our HOPE housing proposal and to pass my enterprise zone legislation which will get businesses into the inner city. We must empower the poor with the pride that comes from owning a home, getting a job, becoming a part of things. My plan would encourage real estate construction by extending tax incentives for mortgage revenue bonds and low-income housing. And I ask tonight for record expenditures for the program that helps children born into want move into excellence, Head Start.&lt;br/&gt;&lt;br/&gt;Step six, we must reform our health care system. For this, too, bears on whether or not we can compete in the world. American health costs have been exploding. This year America will spend over $800 billion on health, and that is expected to grow to 1.6 trillion by the end of the decade. We simply cannot afford this. The cost of health care shows up not only in your family budget but in the price of everything we buy and everything we sell. When health coverage for a fellow on an assembly line costs thousands of dollars, the cost goes into the products he makes, and you pay the bill.&lt;br/&gt;&lt;br/&gt;</text:p>
          </table:table-cell>
          <table:table-cell office:value-type="float" office:value="20">
            <text:p>20</text:p>
          </table:table-cell>
          <table:table-cell office:value-type="float" office:value="2">
            <text:p>2</text:p>
          </table:table-cell>
          <table:table-cell office:value-type="float" office:value="200">
            <text:p>200</text:p>
          </table:table-cell>
          <table:table-cell office:value-type="float" office:value="3">
            <text:p>3</text:p>
          </table:table-cell>
          <table:table-cell office:value-type="string">
            <text:p>Tax</text:p>
          </table:table-cell>
          <table:table-cell office:value-type="string">
            <text:p>http://en.wikipedia.org/wiki/Tax</text:p>
          </table:table-cell>
          <table:table-cell office:value-type="string">
            <text:p>Care</text:p>
          </table:table-cell>
          <table:table-cell office:value-type="string">
            <text:p>http://en.wikipedia.org/wiki/Care</text:p>
          </table:table-cell>
          <table:table-cell table:style-name="Default"/>
          <table:table-cell office:value-type="float" office:value="1">
            <text:p>1</text:p>
          </table:table-cell>
          <table:table-cell table:number-columns-repeated="3"/>
          <table:table-cell table:formula="of:=CONCATENATE(TEXT([.$AD165];&quot;#&quot;);&quot;,&quot;;TEXT([.$AF165];&quot;#&quot;);&quot;,&quot;;TEXT([.$AM165];&quot;#&quot;))" office:value-type="string" office:string-value="20,200,1">
            <text:p>20,200,1</text:p>
          </table:table-cell>
        </table:table-row>
        <table:table-row table:style-name="ro1">
          <table:table-cell office:value-type="string">
            <text:p>2MFH0JPPSI2KDNDQZZY5SLM6XB2OI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1 GMT 2012</text:p>
          </table:table-cell>
          <table:table-cell table:number-columns-repeated="2"/>
          <table:table-cell office:value-type="string">
            <text:p>2Z8SNTL0XULRVWHGQDDMLX5FUOHN1L</text:p>
          </table:table-cell>
          <table:table-cell office:value-type="string">
            <text:p>A30SN6C7YX0OIP</text:p>
          </table:table-cell>
          <table:table-cell office:value-type="string">
            <text:p>Approved</text:p>
          </table:table-cell>
          <table:table-cell office:value-type="string">
            <text:p>Thu Aug 30 19:51:08 GMT 2012</text:p>
          </table:table-cell>
          <table:table-cell office:value-type="string">
            <text:p>Thu Aug 30 19:51:16 GMT 2012</text:p>
          </table:table-cell>
          <table:table-cell office:value-type="string">
            <text:p>Thu Sep 06 19:51:16 GMT 2012</text:p>
          </table:table-cell>
          <table:table-cell office:value-type="string">
            <text:p>2012/09/06 19:54:14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George_Herbert_Walker_Bush_4:22.txt</text:p>
          </table:table-cell>
          <table:table-cell office:value-type="string">
            <text:p>Fifth, I ask you tonight to fund our HOPE housing proposal and to pass my enterprise zone legislation which will get businesses into the inner city. We must empower the poor with the pride that comes from owning a home, getting a job, becoming a part of things. My plan would encourage real estate construction by extending tax incentives for mortgage revenue bonds and low-income housing. And I ask tonight for record expenditures for the program that helps children born into want move into excellence, Head Start.&lt;br/&gt;&lt;br/&gt;Step six, we must reform our health care system. For this, too, bears on whether or not we can compete in the world. American health costs have been exploding. This year America will spend over $800 billion on health, and that is expected to grow to 1.6 trillion by the end of the decade. We simply cannot afford this. The cost of health care shows up not only in your family budget but in the price of everything we buy and everything we sell. When health coverage for a fellow on an assembly line costs thousands of dollars, the cost goes into the products he makes, and you pay the bill.&lt;br/&gt;&lt;br/&gt;</text:p>
          </table:table-cell>
          <table:table-cell office:value-type="float" office:value="20">
            <text:p>20</text:p>
          </table:table-cell>
          <table:table-cell office:value-type="float" office:value="2">
            <text:p>2</text:p>
          </table:table-cell>
          <table:table-cell office:value-type="float" office:value="200">
            <text:p>200</text:p>
          </table:table-cell>
          <table:table-cell office:value-type="float" office:value="3">
            <text:p>3</text:p>
          </table:table-cell>
          <table:table-cell office:value-type="string">
            <text:p>Tax</text:p>
          </table:table-cell>
          <table:table-cell office:value-type="string">
            <text:p>http://en.wikipedia.org/wiki/Tax</text:p>
          </table:table-cell>
          <table:table-cell office:value-type="string">
            <text:p>Care</text:p>
          </table:table-cell>
          <table:table-cell office:value-type="string">
            <text:p>http://en.wikipedia.org/wiki/Care</text:p>
          </table:table-cell>
          <table:table-cell table:style-name="Default" office:value-type="string">
            <text:p>NO</text:p>
          </table:table-cell>
          <table:table-cell office:value-type="float" office:value="1">
            <text:p>1</text:p>
          </table:table-cell>
          <table:table-cell table:number-columns-repeated="3"/>
          <table:table-cell table:formula="of:=CONCATENATE(TEXT([.$AD166];&quot;#&quot;);&quot;,&quot;;TEXT([.$AF166];&quot;#&quot;);&quot;,&quot;;TEXT([.$AM166];&quot;#&quot;))" office:value-type="string" office:string-value="20,200,1">
            <text:p>20,200,1</text:p>
          </table:table-cell>
        </table:table-row>
        <table:table-row table:style-name="ro1">
          <table:table-cell office:value-type="string">
            <text:p>2YD8ER9Y8TNKXVNXTFBFPS2ONSO6TU</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1 GMT 2012</text:p>
          </table:table-cell>
          <table:table-cell table:number-columns-repeated="2"/>
          <table:table-cell office:value-type="string">
            <text:p>244F806UFBNF744ZSPU9DSW6SXT1FQ</text:p>
          </table:table-cell>
          <table:table-cell office:value-type="string">
            <text:p>A997OZ3H2B3Q2</text:p>
          </table:table-cell>
          <table:table-cell office:value-type="string">
            <text:p>Approved</text:p>
          </table:table-cell>
          <table:table-cell office:value-type="string">
            <text:p>Thu Aug 30 19:06:51 GMT 2012</text:p>
          </table:table-cell>
          <table:table-cell office:value-type="string">
            <text:p>Thu Aug 30 19:07:23 GMT 2012</text:p>
          </table:table-cell>
          <table:table-cell office:value-type="string">
            <text:p>Thu Sep 06 19:07:23 GMT 2012</text:p>
          </table:table-cell>
          <table:table-cell office:value-type="string">
            <text:p>2012/09/06 19:09:14 +0000</text:p>
          </table:table-cell>
          <table:table-cell table:number-columns-repeated="2"/>
          <table:table-cell office:value-type="float" office:value="32">
            <text:p>32</text:p>
          </table:table-cell>
          <table:table-cell table:number-columns-repeated="2" office:value-type="string">
            <text:p>100% (93/93)</text:p>
          </table:table-cell>
          <table:table-cell office:value-type="string">
            <text:p>0% (0/0)</text:p>
          </table:table-cell>
          <table:table-cell office:value-type="string">
            <text:p>Warren_G._Harding_1:0.txt</text:p>
          </table:table-cell>
          <table:table-cell office:value-type="string">
            <text:p>MR. SPEAKER AND MEMBERS OF THE CONGRESS:&lt;br/&gt;&lt;br/&gt;It is a very gratifying privilege to come to the Congress with the Republic at peace with all the nations of the world. More, it is equally gratifying to report that our country is not only free from every impending, menace of war, but there are growing assurances of the permanency of the peace which we so deeply cherish.&lt;br/&gt;&lt;br/&gt;</text:p>
          </table:table-cell>
          <table:table-cell office:value-type="float" office:value="10">
            <text:p>10</text:p>
          </table:table-cell>
          <table:table-cell office:value-type="float" office:value="4">
            <text:p>4</text:p>
          </table:table-cell>
          <table:table-cell office:value-type="float" office:value="20">
            <text:p>20</text:p>
          </table:table-cell>
          <table:table-cell office:value-type="float" office:value="1">
            <text:p>1</text:p>
          </table:table-cell>
          <table:table-cell office:value-type="float" office:value="2003">
            <text:p>2003</text:p>
          </table:table-cell>
          <table:table-cell office:value-type="string">
            <text:p>http://en.wikipedia.org/wiki/2003</text:p>
          </table:table-cell>
          <table:table-cell office:value-type="string">
            <text:p>Pacifism</text:p>
          </table:table-cell>
          <table:table-cell office:value-type="string">
            <text:p>http://en.wikipedia.org/wiki/Pacifism</text:p>
          </table:table-cell>
          <table:table-cell table:style-name="Default"/>
          <table:table-cell office:value-type="float" office:value="2">
            <text:p>2</text:p>
          </table:table-cell>
          <table:table-cell table:number-columns-repeated="3"/>
          <table:table-cell table:formula="of:=CONCATENATE(TEXT([.$AD167];&quot;#&quot;);&quot;,&quot;;TEXT([.$AF167];&quot;#&quot;);&quot;,&quot;;TEXT([.$AM167];&quot;#&quot;))" office:value-type="string" office:string-value="10,20,2">
            <text:p>10,20,2</text:p>
          </table:table-cell>
        </table:table-row>
        <table:table-row table:style-name="ro1">
          <table:table-cell office:value-type="string">
            <text:p>2YD8ER9Y8TNKXVNXTFBFPS2ONSO6TU</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1 GMT 2012</text:p>
          </table:table-cell>
          <table:table-cell table:number-columns-repeated="2"/>
          <table:table-cell office:value-type="string">
            <text:p>2G5G67D1X3V0UTOHVUTJM1M7U18IBD</text:p>
          </table:table-cell>
          <table:table-cell office:value-type="string">
            <text:p>A33GBAC29A0MS5</text:p>
          </table:table-cell>
          <table:table-cell office:value-type="string">
            <text:p>Approved</text:p>
          </table:table-cell>
          <table:table-cell office:value-type="string">
            <text:p>Thu Aug 30 18:16:28 GMT 2012</text:p>
          </table:table-cell>
          <table:table-cell office:value-type="string">
            <text:p>Thu Aug 30 18:16:44 GMT 2012</text:p>
          </table:table-cell>
          <table:table-cell office:value-type="string">
            <text:p>Thu Sep 06 18:16:44 GMT 2012</text:p>
          </table:table-cell>
          <table:table-cell office:value-type="string">
            <text:p>2012/09/06 18:19:21 +0000</text:p>
          </table:table-cell>
          <table:table-cell table:number-columns-repeated="2"/>
          <table:table-cell office:value-type="float" office:value="16">
            <text:p>16</text:p>
          </table:table-cell>
          <table:table-cell table:number-columns-repeated="2" office:value-type="string">
            <text:p>100% (84/84)</text:p>
          </table:table-cell>
          <table:table-cell office:value-type="string">
            <text:p>0% (0/0)</text:p>
          </table:table-cell>
          <table:table-cell office:value-type="string">
            <text:p>Warren_G._Harding_1:0.txt</text:p>
          </table:table-cell>
          <table:table-cell office:value-type="string">
            <text:p>MR. SPEAKER AND MEMBERS OF THE CONGRESS:&lt;br/&gt;&lt;br/&gt;It is a very gratifying privilege to come to the Congress with the Republic at peace with all the nations of the world. More, it is equally gratifying to report that our country is not only free from every impending, menace of war, but there are growing assurances of the permanency of the peace which we so deeply cherish.&lt;br/&gt;&lt;br/&gt;</text:p>
          </table:table-cell>
          <table:table-cell office:value-type="float" office:value="10">
            <text:p>10</text:p>
          </table:table-cell>
          <table:table-cell office:value-type="float" office:value="4">
            <text:p>4</text:p>
          </table:table-cell>
          <table:table-cell office:value-type="float" office:value="20">
            <text:p>20</text:p>
          </table:table-cell>
          <table:table-cell office:value-type="float" office:value="1">
            <text:p>1</text:p>
          </table:table-cell>
          <table:table-cell office:value-type="float" office:value="2003">
            <text:p>2003</text:p>
          </table:table-cell>
          <table:table-cell office:value-type="string">
            <text:p>http://en.wikipedia.org/wiki/2003</text:p>
          </table:table-cell>
          <table:table-cell office:value-type="string">
            <text:p>Pacifism</text:p>
          </table:table-cell>
          <table:table-cell office:value-type="string">
            <text:p>http://en.wikipedia.org/wiki/Pacifism</text:p>
          </table:table-cell>
          <table:table-cell table:style-name="Default"/>
          <table:table-cell office:value-type="float" office:value="2">
            <text:p>2</text:p>
          </table:table-cell>
          <table:table-cell table:number-columns-repeated="3"/>
          <table:table-cell table:formula="of:=CONCATENATE(TEXT([.$AD168];&quot;#&quot;);&quot;,&quot;;TEXT([.$AF168];&quot;#&quot;);&quot;,&quot;;TEXT([.$AM168];&quot;#&quot;))" office:value-type="string" office:string-value="10,20,2">
            <text:p>10,20,2</text:p>
          </table:table-cell>
        </table:table-row>
        <table:table-row table:style-name="ro1">
          <table:table-cell office:value-type="string">
            <text:p>2YD8ER9Y8TNKXVNXTFBFPS2ONSO6TU</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1 GMT 2012</text:p>
          </table:table-cell>
          <table:table-cell table:number-columns-repeated="2"/>
          <table:table-cell office:value-type="string">
            <text:p>2M1KSSZVXX2QJEIZR0FYONIW64MN53</text:p>
          </table:table-cell>
          <table:table-cell office:value-type="string">
            <text:p>A30SN6C7YX0OIP</text:p>
          </table:table-cell>
          <table:table-cell office:value-type="string">
            <text:p>Approved</text:p>
          </table:table-cell>
          <table:table-cell office:value-type="string">
            <text:p>Thu Aug 30 19:52:08 GMT 2012</text:p>
          </table:table-cell>
          <table:table-cell office:value-type="string">
            <text:p>Thu Aug 30 19:52:27 GMT 2012</text:p>
          </table:table-cell>
          <table:table-cell office:value-type="string">
            <text:p>Thu Sep 06 19:52:27 GMT 2012</text:p>
          </table:table-cell>
          <table:table-cell office:value-type="string">
            <text:p>2012/09/06 19:54:14 +0000</text:p>
          </table:table-cell>
          <table:table-cell table:number-columns-repeated="2"/>
          <table:table-cell office:value-type="float" office:value="19">
            <text:p>19</text:p>
          </table:table-cell>
          <table:table-cell table:number-columns-repeated="2" office:value-type="string">
            <text:p>100% (173/173)</text:p>
          </table:table-cell>
          <table:table-cell office:value-type="string">
            <text:p>0% (0/0)</text:p>
          </table:table-cell>
          <table:table-cell office:value-type="string">
            <text:p>Warren_G._Harding_1:0.txt</text:p>
          </table:table-cell>
          <table:table-cell office:value-type="string">
            <text:p>MR. SPEAKER AND MEMBERS OF THE CONGRESS:&lt;br/&gt;&lt;br/&gt;It is a very gratifying privilege to come to the Congress with the Republic at peace with all the nations of the world. More, it is equally gratifying to report that our country is not only free from every impending, menace of war, but there are growing assurances of the permanency of the peace which we so deeply cherish.&lt;br/&gt;&lt;br/&gt;</text:p>
          </table:table-cell>
          <table:table-cell office:value-type="float" office:value="10">
            <text:p>10</text:p>
          </table:table-cell>
          <table:table-cell office:value-type="float" office:value="4">
            <text:p>4</text:p>
          </table:table-cell>
          <table:table-cell office:value-type="float" office:value="20">
            <text:p>20</text:p>
          </table:table-cell>
          <table:table-cell office:value-type="float" office:value="1">
            <text:p>1</text:p>
          </table:table-cell>
          <table:table-cell office:value-type="float" office:value="2003">
            <text:p>2003</text:p>
          </table:table-cell>
          <table:table-cell office:value-type="string">
            <text:p>http://en.wikipedia.org/wiki/2003</text:p>
          </table:table-cell>
          <table:table-cell office:value-type="string">
            <text:p>Pacifism</text:p>
          </table:table-cell>
          <table:table-cell office:value-type="string">
            <text:p>http://en.wikipedia.org/wiki/Pacifism</text:p>
          </table:table-cell>
          <table:table-cell table:style-name="Default" office:value-type="string">
            <text:p>NO</text:p>
          </table:table-cell>
          <table:table-cell office:value-type="float" office:value="2">
            <text:p>2</text:p>
          </table:table-cell>
          <table:table-cell table:number-columns-repeated="3"/>
          <table:table-cell table:formula="of:=CONCATENATE(TEXT([.$AD169];&quot;#&quot;);&quot;,&quot;;TEXT([.$AF169];&quot;#&quot;);&quot;,&quot;;TEXT([.$AM169];&quot;#&quot;))" office:value-type="string" office:string-value="10,20,2">
            <text:p>10,20,2</text:p>
          </table:table-cell>
        </table:table-row>
        <table:table-row table:style-name="ro1">
          <table:table-cell office:value-type="string">
            <text:p>21KJE1M7PKK900KBV91C84LZYHJYR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1 GMT 2012</text:p>
          </table:table-cell>
          <table:table-cell table:number-columns-repeated="2"/>
          <table:table-cell office:value-type="string">
            <text:p>247J51Y7QEOZU7EX8MJTUOFXWUICFP</text:p>
          </table:table-cell>
          <table:table-cell office:value-type="string">
            <text:p>AFLI0J4KQMVHG</text:p>
          </table:table-cell>
          <table:table-cell office:value-type="string">
            <text:p>Approved</text:p>
          </table:table-cell>
          <table:table-cell office:value-type="string">
            <text:p>Thu Aug 30 18:34:08 GMT 2012</text:p>
          </table:table-cell>
          <table:table-cell office:value-type="string">
            <text:p>Thu Aug 30 18:35:51 GMT 2012</text:p>
          </table:table-cell>
          <table:table-cell office:value-type="string">
            <text:p>Thu Sep 06 18:35:51 GMT 2012</text:p>
          </table:table-cell>
          <table:table-cell office:value-type="string">
            <text:p>2012/09/06 18:39:18 +0000</text:p>
          </table:table-cell>
          <table:table-cell table:number-columns-repeated="2"/>
          <table:table-cell office:value-type="float" office:value="103">
            <text:p>103</text:p>
          </table:table-cell>
          <table:table-cell table:number-columns-repeated="2" office:value-type="string">
            <text:p>100% (4/4)</text:p>
          </table:table-cell>
          <table:table-cell office:value-type="string">
            <text:p>0% (0/0)</text:p>
          </table:table-cell>
          <table:table-cell office:value-type="string">
            <text:p>William_Howard_Taft_4:66.txt</text:p>
          </table:table-cell>
          <table:table-cell office:value-type="string">
            <text:p>THE HOME ARMY&lt;br/&gt;&lt;br/&gt;Simultaneously with the foregoing steps the War Department has been proceeding with the reorganization of the Army at home. The formerly disassociated units are being united into a tactical organization of three divisions, each consisting of two or three brigades of Infantry and, so far as practicable, a proper proportion of divisional Cavalry and Artillery. Of course, the extent to which this reform can be carried by the Executive is practically limited to a paper organization. The scattered units can be brought under a proper organization, but they will remain physically scattered until Congress supplies the necessary funds for grouping them in more concentrated posts. Until that is done the present difficulty of drilling our scattered groups together, and thus training them for the proper team play, can not be removed. But we shall, at least, have an Army which will know its own organization and will be inspected by its proper commanders, and to which, as a unit, emergency orders can be issued in time of war or other emergency. Moreover, the organization, which in many respects is necessarily a skeleton, will furnish a guide for future development. The separate regiments and companies will know the brigades and divisions to which they belong. They will be maneuvered together whenever maneuvers are established by Congress, and the gaps in their organization will show the pattern into which can be filled new troops as the Nation grows and a larger Army is provided.&lt;br/&gt;&lt;br/&gt;</text:p>
          </table:table-cell>
          <table:table-cell office:value-type="float" office:value="100">
            <text:p>100</text:p>
          </table:table-cell>
          <table:table-cell office:value-type="float" office:value="2">
            <text:p>2</text:p>
          </table:table-cell>
          <table:table-cell office:value-type="float" office:value="50">
            <text:p>50</text:p>
          </table:table-cell>
          <table:table-cell office:value-type="float" office:value="3">
            <text:p>3</text:p>
          </table:table-cell>
          <table:table-cell office:value-type="string">
            <text:p>Salute</text:p>
          </table:table-cell>
          <table:table-cell office:value-type="string">
            <text:p>http://en.wikipedia.org/wiki/Salute</text:p>
          </table:table-cell>
          <table:table-cell office:value-type="string">
            <text:p>Sergeant</text:p>
          </table:table-cell>
          <table:table-cell office:value-type="string">
            <text:p>http://en.wikipedia.org/wiki/Sergeant</text:p>
          </table:table-cell>
          <table:table-cell table:style-name="Default"/>
          <table:table-cell office:value-type="float" office:value="1">
            <text:p>1</text:p>
          </table:table-cell>
          <table:table-cell table:number-columns-repeated="3"/>
          <table:table-cell table:formula="of:=CONCATENATE(TEXT([.$AD170];&quot;#&quot;);&quot;,&quot;;TEXT([.$AF170];&quot;#&quot;);&quot;,&quot;;TEXT([.$AM170];&quot;#&quot;))" office:value-type="string" office:string-value="100,50,1">
            <text:p>100,50,1</text:p>
          </table:table-cell>
        </table:table-row>
        <table:table-row table:style-name="ro1">
          <table:table-cell office:value-type="string">
            <text:p>21KJE1M7PKK900KBV91C84LZYHJYR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1 GMT 2012</text:p>
          </table:table-cell>
          <table:table-cell table:number-columns-repeated="2"/>
          <table:table-cell office:value-type="string">
            <text:p>2JJNDWIOV1S77WRI0QL1BYDZD4YIXO</text:p>
          </table:table-cell>
          <table:table-cell office:value-type="string">
            <text:p>A33GBAC29A0MS5</text:p>
          </table:table-cell>
          <table:table-cell office:value-type="string">
            <text:p>Approved</text:p>
          </table:table-cell>
          <table:table-cell office:value-type="string">
            <text:p>Thu Aug 30 18:30:50 GMT 2012</text:p>
          </table:table-cell>
          <table:table-cell office:value-type="string">
            <text:p>Thu Aug 30 18:30:59 GMT 2012</text:p>
          </table:table-cell>
          <table:table-cell office:value-type="string">
            <text:p>Thu Sep 06 18:30:59 GMT 2012</text:p>
          </table:table-cell>
          <table:table-cell office:value-type="string">
            <text:p>2012/09/06 18:34:19 +0000</text:p>
          </table:table-cell>
          <table:table-cell table:number-columns-repeated="2"/>
          <table:table-cell office:value-type="float" office:value="9">
            <text:p>9</text:p>
          </table:table-cell>
          <table:table-cell table:number-columns-repeated="2" office:value-type="string">
            <text:p>100% (84/84)</text:p>
          </table:table-cell>
          <table:table-cell office:value-type="string">
            <text:p>0% (0/0)</text:p>
          </table:table-cell>
          <table:table-cell office:value-type="string">
            <text:p>William_Howard_Taft_4:66.txt</text:p>
          </table:table-cell>
          <table:table-cell office:value-type="string">
            <text:p>THE HOME ARMY&lt;br/&gt;&lt;br/&gt;Simultaneously with the foregoing steps the War Department has been proceeding with the reorganization of the Army at home. The formerly disassociated units are being united into a tactical organization of three divisions, each consisting of two or three brigades of Infantry and, so far as practicable, a proper proportion of divisional Cavalry and Artillery. Of course, the extent to which this reform can be carried by the Executive is practically limited to a paper organization. The scattered units can be brought under a proper organization, but they will remain physically scattered until Congress supplies the necessary funds for grouping them in more concentrated posts. Until that is done the present difficulty of drilling our scattered groups together, and thus training them for the proper team play, can not be removed. But we shall, at least, have an Army which will know its own organization and will be inspected by its proper commanders, and to which, as a unit, emergency orders can be issued in time of war or other emergency. Moreover, the organization, which in many respects is necessarily a skeleton, will furnish a guide for future development. The separate regiments and companies will know the brigades and divisions to which they belong. They will be maneuvered together whenever maneuvers are established by Congress, and the gaps in their organization will show the pattern into which can be filled new troops as the Nation grows and a larger Army is provided.&lt;br/&gt;&lt;br/&gt;</text:p>
          </table:table-cell>
          <table:table-cell office:value-type="float" office:value="100">
            <text:p>100</text:p>
          </table:table-cell>
          <table:table-cell office:value-type="float" office:value="2">
            <text:p>2</text:p>
          </table:table-cell>
          <table:table-cell office:value-type="float" office:value="50">
            <text:p>50</text:p>
          </table:table-cell>
          <table:table-cell office:value-type="float" office:value="3">
            <text:p>3</text:p>
          </table:table-cell>
          <table:table-cell office:value-type="string">
            <text:p>Salute</text:p>
          </table:table-cell>
          <table:table-cell office:value-type="string">
            <text:p>http://en.wikipedia.org/wiki/Salute</text:p>
          </table:table-cell>
          <table:table-cell office:value-type="string">
            <text:p>Sergeant</text:p>
          </table:table-cell>
          <table:table-cell office:value-type="string">
            <text:p>http://en.wikipedia.org/wiki/Sergeant</text:p>
          </table:table-cell>
          <table:table-cell table:style-name="Default"/>
          <table:table-cell/>
          <table:table-cell table:number-columns-repeated="3"/>
          <table:table-cell table:formula="of:=CONCATENATE(TEXT([.$AD171];&quot;#&quot;);&quot;,&quot;;TEXT([.$AF171];&quot;#&quot;);&quot;,&quot;;TEXT([.$AM171];&quot;#&quot;))" office:value-type="string" office:string-value="100,50,">
            <text:p>100,50,</text:p>
          </table:table-cell>
        </table:table-row>
        <table:table-row table:style-name="ro1">
          <table:table-cell office:value-type="string">
            <text:p>21KJE1M7PKK900KBV91C84LZYHJYR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1 GMT 2012</text:p>
          </table:table-cell>
          <table:table-cell table:number-columns-repeated="2"/>
          <table:table-cell office:value-type="string">
            <text:p>2XLBJ3MMDX5F4GBB9U8BHMDXTZOZD0</text:p>
          </table:table-cell>
          <table:table-cell office:value-type="string">
            <text:p>A997OZ3H2B3Q2</text:p>
          </table:table-cell>
          <table:table-cell office:value-type="string">
            <text:p>Approved</text:p>
          </table:table-cell>
          <table:table-cell office:value-type="string">
            <text:p>Thu Aug 30 18:35:04 GMT 2012</text:p>
          </table:table-cell>
          <table:table-cell office:value-type="string">
            <text:p>Thu Aug 30 18:35:23 GMT 2012</text:p>
          </table:table-cell>
          <table:table-cell office:value-type="string">
            <text:p>Thu Sep 06 18:35:23 GMT 2012</text:p>
          </table:table-cell>
          <table:table-cell office:value-type="string">
            <text:p>2012/09/06 18:39:18 +0000</text:p>
          </table:table-cell>
          <table:table-cell table:number-columns-repeated="2"/>
          <table:table-cell office:value-type="float" office:value="19">
            <text:p>19</text:p>
          </table:table-cell>
          <table:table-cell table:number-columns-repeated="2" office:value-type="string">
            <text:p>100% (93/93)</text:p>
          </table:table-cell>
          <table:table-cell office:value-type="string">
            <text:p>0% (0/0)</text:p>
          </table:table-cell>
          <table:table-cell office:value-type="string">
            <text:p>William_Howard_Taft_4:66.txt</text:p>
          </table:table-cell>
          <table:table-cell office:value-type="string">
            <text:p>THE HOME ARMY&lt;br/&gt;&lt;br/&gt;Simultaneously with the foregoing steps the War Department has been proceeding with the reorganization of the Army at home. The formerly disassociated units are being united into a tactical organization of three divisions, each consisting of two or three brigades of Infantry and, so far as practicable, a proper proportion of divisional Cavalry and Artillery. Of course, the extent to which this reform can be carried by the Executive is practically limited to a paper organization. The scattered units can be brought under a proper organization, but they will remain physically scattered until Congress supplies the necessary funds for grouping them in more concentrated posts. Until that is done the present difficulty of drilling our scattered groups together, and thus training them for the proper team play, can not be removed. But we shall, at least, have an Army which will know its own organization and will be inspected by its proper commanders, and to which, as a unit, emergency orders can be issued in time of war or other emergency. Moreover, the organization, which in many respects is necessarily a skeleton, will furnish a guide for future development. The separate regiments and companies will know the brigades and divisions to which they belong. They will be maneuvered together whenever maneuvers are established by Congress, and the gaps in their organization will show the pattern into which can be filled new troops as the Nation grows and a larger Army is provided.&lt;br/&gt;&lt;br/&gt;</text:p>
          </table:table-cell>
          <table:table-cell office:value-type="float" office:value="100">
            <text:p>100</text:p>
          </table:table-cell>
          <table:table-cell office:value-type="float" office:value="2">
            <text:p>2</text:p>
          </table:table-cell>
          <table:table-cell office:value-type="float" office:value="50">
            <text:p>50</text:p>
          </table:table-cell>
          <table:table-cell office:value-type="float" office:value="3">
            <text:p>3</text:p>
          </table:table-cell>
          <table:table-cell office:value-type="string">
            <text:p>Salute</text:p>
          </table:table-cell>
          <table:table-cell office:value-type="string">
            <text:p>http://en.wikipedia.org/wiki/Salute</text:p>
          </table:table-cell>
          <table:table-cell office:value-type="string">
            <text:p>Sergeant</text:p>
          </table:table-cell>
          <table:table-cell office:value-type="string">
            <text:p>http://en.wikipedia.org/wiki/Sergeant</text:p>
          </table:table-cell>
          <table:table-cell table:style-name="Default"/>
          <table:table-cell office:value-type="float" office:value="1">
            <text:p>1</text:p>
          </table:table-cell>
          <table:table-cell table:number-columns-repeated="3"/>
          <table:table-cell table:formula="of:=CONCATENATE(TEXT([.$AD172];&quot;#&quot;);&quot;,&quot;;TEXT([.$AF172];&quot;#&quot;);&quot;,&quot;;TEXT([.$AM172];&quot;#&quot;))" office:value-type="string" office:string-value="100,50,1">
            <text:p>100,50,1</text:p>
          </table:table-cell>
        </table:table-row>
        <table:table-row table:style-name="ro1">
          <table:table-cell office:value-type="string">
            <text:p>2TOSK9RJ85OZX82MTK1PUOOQ66V6UL</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1 GMT 2012</text:p>
          </table:table-cell>
          <table:table-cell table:number-columns-repeated="2"/>
          <table:table-cell office:value-type="string">
            <text:p>20SONNVRH1KH3I2LYLY6VV9LPDXXOY</text:p>
          </table:table-cell>
          <table:table-cell office:value-type="string">
            <text:p>A3U1K9X1LXA5JA</text:p>
          </table:table-cell>
          <table:table-cell office:value-type="string">
            <text:p>Approved</text:p>
          </table:table-cell>
          <table:table-cell office:value-type="string">
            <text:p>Thu Aug 30 18:44:22 GMT 2012</text:p>
          </table:table-cell>
          <table:table-cell office:value-type="string">
            <text:p>Thu Aug 30 18:44:25 GMT 2012</text:p>
          </table:table-cell>
          <table:table-cell office:value-type="string">
            <text:p>Thu Sep 06 18:44:25 GMT 2012</text:p>
          </table:table-cell>
          <table:table-cell office:value-type="string">
            <text:p>2012/09/06 18:49:17 +0000</text:p>
          </table:table-cell>
          <table:table-cell table:number-columns-repeated="2"/>
          <table:table-cell office:value-type="float" office:value="3">
            <text:p>3</text:p>
          </table:table-cell>
          <table:table-cell office:value-type="string">
            <text:p>100% (29/29)</text:p>
          </table:table-cell>
          <table:table-cell office:value-type="string">
            <text:p>100% (28/28)</text:p>
          </table:table-cell>
          <table:table-cell office:value-type="string">
            <text:p>0% (0/0)</text:p>
          </table:table-cell>
          <table:table-cell office:value-type="string">
            <text:p>Grover_Cleveland_6:49.txt</text:p>
          </table:table-cell>
          <table:table-cell office:value-type="string">
            <text:p>The Postmaster-General renews the suggestion made in a previous report that the Department organization be increased to the extent of creating a direct district supervision of all postal affairs, and in this suggestion I fully concur.&lt;br/&gt;&lt;br/&gt;There are now connected with the Post-Office establishment 32,661 employees who are in the classified service. This includes many who have been classified upon the suggestion of the Postmaster-General. He states that another year's experience at the head of the Department serves only to strengthen the conviction as to the excellent working of the civil-service law in this branch of the public service.&lt;br/&gt;&lt;br/&gt;</text:p>
          </table:table-cell>
          <table:table-cell office:value-type="float" office:value="50">
            <text:p>50</text:p>
          </table:table-cell>
          <table:table-cell office:value-type="float" office:value="4">
            <text:p>4</text:p>
          </table:table-cell>
          <table:table-cell office:value-type="float" office:value="100">
            <text:p>100</text:p>
          </table:table-cell>
          <table:table-cell office:value-type="float" office:value="2">
            <text:p>2</text:p>
          </table:table-cell>
          <table:table-cell office:value-type="string">
            <text:p>EGovernment in Europe</text:p>
          </table:table-cell>
          <table:table-cell office:value-type="string">
            <text:p>http://en.wikipedia.org/wiki/EGovernment_in_Europe</text:p>
          </table:table-cell>
          <table:table-cell office:value-type="string">
            <text:p>Posttraumatic stress disorder</text:p>
          </table:table-cell>
          <table:table-cell office:value-type="string">
            <text:p>http://en.wikipedia.org/wiki/Posttraumatic_stress_disorder</text:p>
          </table:table-cell>
          <table:table-cell table:style-name="Default"/>
          <table:table-cell office:value-type="float" office:value="1">
            <text:p>1</text:p>
          </table:table-cell>
          <table:table-cell table:number-columns-repeated="3"/>
          <table:table-cell table:formula="of:=CONCATENATE(TEXT([.$AD173];&quot;#&quot;);&quot;,&quot;;TEXT([.$AF173];&quot;#&quot;);&quot;,&quot;;TEXT([.$AM173];&quot;#&quot;))" office:value-type="string" office:string-value="50,100,1">
            <text:p>50,100,1</text:p>
          </table:table-cell>
        </table:table-row>
        <table:table-row table:style-name="ro1">
          <table:table-cell office:value-type="string">
            <text:p>2TOSK9RJ85OZX82MTK1PUOOQ66V6UL</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1 GMT 2012</text:p>
          </table:table-cell>
          <table:table-cell table:number-columns-repeated="2"/>
          <table:table-cell office:value-type="string">
            <text:p>2D5HJHP4BDDKVDMDY2O953G3AOQ5YB</text:p>
          </table:table-cell>
          <table:table-cell office:value-type="string">
            <text:p>A30SN6C7YX0OIP</text:p>
          </table:table-cell>
          <table:table-cell office:value-type="string">
            <text:p>Approved</text:p>
          </table:table-cell>
          <table:table-cell office:value-type="string">
            <text:p>Thu Aug 30 19:39:44 GMT 2012</text:p>
          </table:table-cell>
          <table:table-cell office:value-type="string">
            <text:p>Thu Aug 30 19:39:52 GMT 2012</text:p>
          </table:table-cell>
          <table:table-cell office:value-type="string">
            <text:p>Thu Sep 06 19:39:52 GMT 2012</text:p>
          </table:table-cell>
          <table:table-cell office:value-type="string">
            <text:p>2012/09/06 19:44:13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Grover_Cleveland_6:49.txt</text:p>
          </table:table-cell>
          <table:table-cell office:value-type="string">
            <text:p>The Postmaster-General renews the suggestion made in a previous report that the Department organization be increased to the extent of creating a direct district supervision of all postal affairs, and in this suggestion I fully concur.&lt;br/&gt;&lt;br/&gt;There are now connected with the Post-Office establishment 32,661 employees who are in the classified service. This includes many who have been classified upon the suggestion of the Postmaster-General. He states that another year's experience at the head of the Department serves only to strengthen the conviction as to the excellent working of the civil-service law in this branch of the public service.&lt;br/&gt;&lt;br/&gt;</text:p>
          </table:table-cell>
          <table:table-cell office:value-type="float" office:value="50">
            <text:p>50</text:p>
          </table:table-cell>
          <table:table-cell office:value-type="float" office:value="4">
            <text:p>4</text:p>
          </table:table-cell>
          <table:table-cell office:value-type="float" office:value="100">
            <text:p>100</text:p>
          </table:table-cell>
          <table:table-cell office:value-type="float" office:value="2">
            <text:p>2</text:p>
          </table:table-cell>
          <table:table-cell office:value-type="string">
            <text:p>EGovernment in Europe</text:p>
          </table:table-cell>
          <table:table-cell office:value-type="string">
            <text:p>http://en.wikipedia.org/wiki/EGovernment_in_Europe</text:p>
          </table:table-cell>
          <table:table-cell office:value-type="string">
            <text:p>Posttraumatic stress disorder</text:p>
          </table:table-cell>
          <table:table-cell office:value-type="string">
            <text:p>http://en.wikipedia.org/wiki/Posttraumatic_stress_disorder</text:p>
          </table:table-cell>
          <table:table-cell table:style-name="Default" office:value-type="string">
            <text:p>NO</text:p>
          </table:table-cell>
          <table:table-cell office:value-type="float" office:value="1">
            <text:p>1</text:p>
          </table:table-cell>
          <table:table-cell table:number-columns-repeated="3"/>
          <table:table-cell table:formula="of:=CONCATENATE(TEXT([.$AD174];&quot;#&quot;);&quot;,&quot;;TEXT([.$AF174];&quot;#&quot;);&quot;,&quot;;TEXT([.$AM174];&quot;#&quot;))" office:value-type="string" office:string-value="50,100,1">
            <text:p>50,100,1</text:p>
          </table:table-cell>
        </table:table-row>
        <table:table-row table:style-name="ro1">
          <table:table-cell office:value-type="string">
            <text:p>2TOSK9RJ85OZX82MTK1PUOOQ66V6UL</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1 GMT 2012</text:p>
          </table:table-cell>
          <table:table-cell table:number-columns-repeated="2"/>
          <table:table-cell office:value-type="string">
            <text:p>2QGOGQSCM6IAPBGJP4LU80OQP2AHHD</text:p>
          </table:table-cell>
          <table:table-cell office:value-type="string">
            <text:p>A33OKQRU00D6AH</text:p>
          </table:table-cell>
          <table:table-cell office:value-type="string">
            <text:p>Approved</text:p>
          </table:table-cell>
          <table:table-cell office:value-type="string">
            <text:p>Thu Aug 30 21:56:10 GMT 2012</text:p>
          </table:table-cell>
          <table:table-cell office:value-type="string">
            <text:p>Thu Aug 30 21:56:29 GMT 2012</text:p>
          </table:table-cell>
          <table:table-cell office:value-type="string">
            <text:p>Thu Sep 06 21:56:29 GMT 2012</text:p>
          </table:table-cell>
          <table:table-cell office:value-type="string">
            <text:p>2012/09/06 21:59:13 +0000</text:p>
          </table:table-cell>
          <table:table-cell table:number-columns-repeated="2"/>
          <table:table-cell office:value-type="float" office:value="19">
            <text:p>19</text:p>
          </table:table-cell>
          <table:table-cell table:number-columns-repeated="2" office:value-type="string">
            <text:p>100% (2/2)</text:p>
          </table:table-cell>
          <table:table-cell office:value-type="string">
            <text:p>0% (0/0)</text:p>
          </table:table-cell>
          <table:table-cell office:value-type="string">
            <text:p>Grover_Cleveland_6:49.txt</text:p>
          </table:table-cell>
          <table:table-cell office:value-type="string">
            <text:p>The Postmaster-General renews the suggestion made in a previous report that the Department organization be increased to the extent of creating a direct district supervision of all postal affairs, and in this suggestion I fully concur.&lt;br/&gt;&lt;br/&gt;There are now connected with the Post-Office establishment 32,661 employees who are in the classified service. This includes many who have been classified upon the suggestion of the Postmaster-General. He states that another year's experience at the head of the Department serves only to strengthen the conviction as to the excellent working of the civil-service law in this branch of the public service.&lt;br/&gt;&lt;br/&gt;</text:p>
          </table:table-cell>
          <table:table-cell office:value-type="float" office:value="50">
            <text:p>50</text:p>
          </table:table-cell>
          <table:table-cell office:value-type="float" office:value="4">
            <text:p>4</text:p>
          </table:table-cell>
          <table:table-cell office:value-type="float" office:value="100">
            <text:p>100</text:p>
          </table:table-cell>
          <table:table-cell office:value-type="float" office:value="2">
            <text:p>2</text:p>
          </table:table-cell>
          <table:table-cell office:value-type="string">
            <text:p>EGovernment in Europe</text:p>
          </table:table-cell>
          <table:table-cell office:value-type="string">
            <text:p>http://en.wikipedia.org/wiki/EGovernment_in_Europe</text:p>
          </table:table-cell>
          <table:table-cell office:value-type="string">
            <text:p>Posttraumatic stress disorder</text:p>
          </table:table-cell>
          <table:table-cell office:value-type="string">
            <text:p>http://en.wikipedia.org/wiki/Posttraumatic_stress_disorder</text:p>
          </table:table-cell>
          <table:table-cell table:style-name="Default"/>
          <table:table-cell office:value-type="float" office:value="2">
            <text:p>2</text:p>
          </table:table-cell>
          <table:table-cell table:number-columns-repeated="3"/>
          <table:table-cell table:formula="of:=CONCATENATE(TEXT([.$AD175];&quot;#&quot;);&quot;,&quot;;TEXT([.$AF175];&quot;#&quot;);&quot;,&quot;;TEXT([.$AM175];&quot;#&quot;))" office:value-type="string" office:string-value="50,100,2">
            <text:p>50,100,2</text:p>
          </table:table-cell>
        </table:table-row>
        <table:table-row table:style-name="ro1">
          <table:table-cell office:value-type="string">
            <text:p>20P9KQW618N4L3LKJNV55CETO5QNL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1 GMT 2012</text:p>
          </table:table-cell>
          <table:table-cell table:number-columns-repeated="2"/>
          <table:table-cell office:value-type="string">
            <text:p>28X8B727M0IGUT5I8GPF0VF40ZHXC4</text:p>
          </table:table-cell>
          <table:table-cell office:value-type="string">
            <text:p>A30SN6C7YX0OIP</text:p>
          </table:table-cell>
          <table:table-cell office:value-type="string">
            <text:p>Approved</text:p>
          </table:table-cell>
          <table:table-cell office:value-type="string">
            <text:p>Thu Aug 30 19:29:53 GMT 2012</text:p>
          </table:table-cell>
          <table:table-cell office:value-type="string">
            <text:p>Thu Aug 30 19:30:07 GMT 2012</text:p>
          </table:table-cell>
          <table:table-cell office:value-type="string">
            <text:p>Thu Sep 06 19:30:07 GMT 2012</text:p>
          </table:table-cell>
          <table:table-cell office:value-type="string">
            <text:p>2012/09/06 19:34:15 +0000</text:p>
          </table:table-cell>
          <table:table-cell table:number-columns-repeated="2"/>
          <table:table-cell office:value-type="float" office:value="14">
            <text:p>14</text:p>
          </table:table-cell>
          <table:table-cell table:number-columns-repeated="2" office:value-type="string">
            <text:p>100% (173/173)</text:p>
          </table:table-cell>
          <table:table-cell office:value-type="string">
            <text:p>0% (0/0)</text:p>
          </table:table-cell>
          <table:table-cell office:value-type="string">
            <text:p>Calvin_Coolidge_6:35.txt</text:p>
          </table:table-cell>
          <table:table-cell office:value-type="string">
            <text:p>In my message last year I expressed the view that we should lend our encouragement for more good roads to all the principal points on this hemisphere South of the Rio Grande. My view has not changed.&lt;br/&gt;&lt;br/&gt;The Pan American Union has recently indorsed it. In some of the countries to the south a great deal of progress is being made in road building. In, Others engineering features are often exacting and financing difficult. As those countries enter upon programs for road building we should be ready to contribute from our abundant experience to make their task easier of accomplishment. I prefer not to go into civil life to accomplish this end. We already furnish military and naval advisors, and following this precedent we could draw competent men from these same sources and from the Department of Agriculture.&lt;br/&gt;&lt;br/&gt;</text:p>
          </table:table-cell>
          <table:table-cell office:value-type="float" office:value="20">
            <text:p>20</text:p>
          </table:table-cell>
          <table:table-cell office:value-type="float" office:value="1">
            <text:p>1</text:p>
          </table:table-cell>
          <table:table-cell office:value-type="float" office:value="200">
            <text:p>200</text:p>
          </table:table-cell>
          <table:table-cell office:value-type="float" office:value="2">
            <text:p>2</text:p>
          </table:table-cell>
          <table:table-cell office:value-type="string">
            <text:p>EGovernment in Europe</text:p>
          </table:table-cell>
          <table:table-cell office:value-type="string">
            <text:p>http://en.wikipedia.org/wiki/EGovernment_in_Europe</text:p>
          </table:table-cell>
          <table:table-cell office:value-type="string">
            <text:p>CONCACAF</text:p>
          </table:table-cell>
          <table:table-cell office:value-type="string">
            <text:p>http://en.wikipedia.org/wiki/CONCACAF</text:p>
          </table:table-cell>
          <table:table-cell table:style-name="Default" office:value-type="string">
            <text:p>NO</text:p>
          </table:table-cell>
          <table:table-cell office:value-type="float" office:value="2">
            <text:p>2</text:p>
          </table:table-cell>
          <table:table-cell table:number-columns-repeated="3"/>
          <table:table-cell table:formula="of:=CONCATENATE(TEXT([.$AD176];&quot;#&quot;);&quot;,&quot;;TEXT([.$AF176];&quot;#&quot;);&quot;,&quot;;TEXT([.$AM176];&quot;#&quot;))" office:value-type="string" office:string-value="20,200,2">
            <text:p>20,200,2</text:p>
          </table:table-cell>
        </table:table-row>
        <table:table-row table:style-name="ro1">
          <table:table-cell office:value-type="string">
            <text:p>20P9KQW618N4L3LKJNV55CETO5QNL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1 GMT 2012</text:p>
          </table:table-cell>
          <table:table-cell table:number-columns-repeated="2"/>
          <table:table-cell office:value-type="string">
            <text:p>2WBTUHYW2GTPO0YCZFNM969YX5CLQF</text:p>
          </table:table-cell>
          <table:table-cell office:value-type="string">
            <text:p>A1KQVLD5YN8X1C</text:p>
          </table:table-cell>
          <table:table-cell office:value-type="string">
            <text:p>Approved</text:p>
          </table:table-cell>
          <table:table-cell office:value-type="string">
            <text:p>Thu Aug 30 21:02:18 GMT 2012</text:p>
          </table:table-cell>
          <table:table-cell office:value-type="string">
            <text:p>Thu Aug 30 21:02:56 GMT 2012</text:p>
          </table:table-cell>
          <table:table-cell office:value-type="string">
            <text:p>Thu Sep 06 21:02:56 GMT 2012</text:p>
          </table:table-cell>
          <table:table-cell office:value-type="string">
            <text:p>2012/09/06 21:04:15 +0000</text:p>
          </table:table-cell>
          <table:table-cell table:number-columns-repeated="2"/>
          <table:table-cell office:value-type="float" office:value="38">
            <text:p>38</text:p>
          </table:table-cell>
          <table:table-cell table:number-columns-repeated="2" office:value-type="string">
            <text:p>100% (13/13)</text:p>
          </table:table-cell>
          <table:table-cell office:value-type="string">
            <text:p>0% (0/0)</text:p>
          </table:table-cell>
          <table:table-cell office:value-type="string">
            <text:p>Calvin_Coolidge_6:35.txt</text:p>
          </table:table-cell>
          <table:table-cell office:value-type="string">
            <text:p>In my message last year I expressed the view that we should lend our encouragement for more good roads to all the principal points on this hemisphere South of the Rio Grande. My view has not changed.&lt;br/&gt;&lt;br/&gt;The Pan American Union has recently indorsed it. In some of the countries to the south a great deal of progress is being made in road building. In, Others engineering features are often exacting and financing difficult. As those countries enter upon programs for road building we should be ready to contribute from our abundant experience to make their task easier of accomplishment. I prefer not to go into civil life to accomplish this end. We already furnish military and naval advisors, and following this precedent we could draw competent men from these same sources and from the Department of Agriculture.&lt;br/&gt;&lt;br/&gt;</text:p>
          </table:table-cell>
          <table:table-cell office:value-type="float" office:value="20">
            <text:p>20</text:p>
          </table:table-cell>
          <table:table-cell office:value-type="float" office:value="1">
            <text:p>1</text:p>
          </table:table-cell>
          <table:table-cell office:value-type="float" office:value="200">
            <text:p>200</text:p>
          </table:table-cell>
          <table:table-cell office:value-type="float" office:value="2">
            <text:p>2</text:p>
          </table:table-cell>
          <table:table-cell office:value-type="string">
            <text:p>EGovernment in Europe</text:p>
          </table:table-cell>
          <table:table-cell office:value-type="string">
            <text:p>http://en.wikipedia.org/wiki/EGovernment_in_Europe</text:p>
          </table:table-cell>
          <table:table-cell office:value-type="string">
            <text:p>CONCACAF</text:p>
          </table:table-cell>
          <table:table-cell office:value-type="string">
            <text:p>http://en.wikipedia.org/wiki/CONCACAF</text:p>
          </table:table-cell>
          <table:table-cell table:style-name="Default"/>
          <table:table-cell office:value-type="float" office:value="1">
            <text:p>1</text:p>
          </table:table-cell>
          <table:table-cell table:number-columns-repeated="3"/>
          <table:table-cell table:formula="of:=CONCATENATE(TEXT([.$AD177];&quot;#&quot;);&quot;,&quot;;TEXT([.$AF177];&quot;#&quot;);&quot;,&quot;;TEXT([.$AM177];&quot;#&quot;))" office:value-type="string" office:string-value="20,200,1">
            <text:p>20,200,1</text:p>
          </table:table-cell>
        </table:table-row>
        <table:table-row table:style-name="ro1">
          <table:table-cell office:value-type="string">
            <text:p>20P9KQW618N4L3LKJNV55CETO5QNL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1 GMT 2012</text:p>
          </table:table-cell>
          <table:table-cell table:number-columns-repeated="2"/>
          <table:table-cell office:value-type="string">
            <text:p>2YUGMMEGOOGQ7LABPK120EIUZC4BBF</text:p>
          </table:table-cell>
          <table:table-cell office:value-type="string">
            <text:p>A1TTA3N401CZTS</text:p>
          </table:table-cell>
          <table:table-cell office:value-type="string">
            <text:p>Approved</text:p>
          </table:table-cell>
          <table:table-cell office:value-type="string">
            <text:p>Fri Aug 31 00:02:03 GMT 2012</text:p>
          </table:table-cell>
          <table:table-cell office:value-type="string">
            <text:p>Fri Aug 31 00:02:47 GMT 2012</text:p>
          </table:table-cell>
          <table:table-cell office:value-type="string">
            <text:p>Fri Sep 07 00:02:47 GMT 2012</text:p>
          </table:table-cell>
          <table:table-cell office:value-type="string">
            <text:p>2012/09/07 00:04:13 +0000</text:p>
          </table:table-cell>
          <table:table-cell table:number-columns-repeated="2"/>
          <table:table-cell office:value-type="float" office:value="44">
            <text:p>44</text:p>
          </table:table-cell>
          <table:table-cell table:number-columns-repeated="2" office:value-type="string">
            <text:p>100% (7/7)</text:p>
          </table:table-cell>
          <table:table-cell office:value-type="string">
            <text:p>0% (0/0)</text:p>
          </table:table-cell>
          <table:table-cell office:value-type="string">
            <text:p>Calvin_Coolidge_6:35.txt</text:p>
          </table:table-cell>
          <table:table-cell office:value-type="string">
            <text:p>In my message last year I expressed the view that we should lend our encouragement for more good roads to all the principal points on this hemisphere South of the Rio Grande. My view has not changed.&lt;br/&gt;&lt;br/&gt;The Pan American Union has recently indorsed it. In some of the countries to the south a great deal of progress is being made in road building. In, Others engineering features are often exacting and financing difficult. As those countries enter upon programs for road building we should be ready to contribute from our abundant experience to make their task easier of accomplishment. I prefer not to go into civil life to accomplish this end. We already furnish military and naval advisors, and following this precedent we could draw competent men from these same sources and from the Department of Agriculture.&lt;br/&gt;&lt;br/&gt;</text:p>
          </table:table-cell>
          <table:table-cell office:value-type="float" office:value="20">
            <text:p>20</text:p>
          </table:table-cell>
          <table:table-cell office:value-type="float" office:value="1">
            <text:p>1</text:p>
          </table:table-cell>
          <table:table-cell office:value-type="float" office:value="200">
            <text:p>200</text:p>
          </table:table-cell>
          <table:table-cell office:value-type="float" office:value="2">
            <text:p>2</text:p>
          </table:table-cell>
          <table:table-cell office:value-type="string">
            <text:p>EGovernment in Europe</text:p>
          </table:table-cell>
          <table:table-cell office:value-type="string">
            <text:p>http://en.wikipedia.org/wiki/EGovernment_in_Europe</text:p>
          </table:table-cell>
          <table:table-cell office:value-type="string">
            <text:p>CONCACAF</text:p>
          </table:table-cell>
          <table:table-cell office:value-type="string">
            <text:p>http://en.wikipedia.org/wiki/CONCACAF</text:p>
          </table:table-cell>
          <table:table-cell table:style-name="Default"/>
          <table:table-cell office:value-type="float" office:value="2">
            <text:p>2</text:p>
          </table:table-cell>
          <table:table-cell table:number-columns-repeated="3"/>
          <table:table-cell table:formula="of:=CONCATENATE(TEXT([.$AD178];&quot;#&quot;);&quot;,&quot;;TEXT([.$AF178];&quot;#&quot;);&quot;,&quot;;TEXT([.$AM178];&quot;#&quot;))" office:value-type="string" office:string-value="20,200,2">
            <text:p>20,200,2</text:p>
          </table:table-cell>
        </table:table-row>
        <table:table-row table:style-name="ro1">
          <table:table-cell office:value-type="string">
            <text:p>2E4B3Q39Z0B692CB0E5V0TVRL8NKV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1 GMT 2012</text:p>
          </table:table-cell>
          <table:table-cell table:number-columns-repeated="2"/>
          <table:table-cell office:value-type="string">
            <text:p>25IVJ8EBDPGF0FJHW6Q9ZNDWN5N0FM</text:p>
          </table:table-cell>
          <table:table-cell office:value-type="string">
            <text:p>A3OTJEF3B38W94</text:p>
          </table:table-cell>
          <table:table-cell office:value-type="string">
            <text:p>Approved</text:p>
          </table:table-cell>
          <table:table-cell office:value-type="string">
            <text:p>Thu Aug 30 19:01:05 GMT 2012</text:p>
          </table:table-cell>
          <table:table-cell office:value-type="string">
            <text:p>Thu Aug 30 19:02:33 GMT 2012</text:p>
          </table:table-cell>
          <table:table-cell office:value-type="string">
            <text:p>Thu Sep 06 19:02:33 GMT 2012</text:p>
          </table:table-cell>
          <table:table-cell office:value-type="string">
            <text:p>2012/09/06 19:04:14 +0000</text:p>
          </table:table-cell>
          <table:table-cell table:number-columns-repeated="2"/>
          <table:table-cell office:value-type="float" office:value="88">
            <text:p>88</text:p>
          </table:table-cell>
          <table:table-cell table:number-columns-repeated="2" office:value-type="string">
            <text:p>100% (5/5)</text:p>
          </table:table-cell>
          <table:table-cell office:value-type="string">
            <text:p>0% (0/0)</text:p>
          </table:table-cell>
          <table:table-cell office:value-type="string">
            <text:p>William_McKinley_2:14.txt</text:p>
          </table:table-cell>
          <table:table-cell office:value-type="string">
            <text:p>The auxiliary Navy was created under the authority of Congress and was officered and manned by the Naval Militia of the several States. This organization patrolled the coast and performed the duty of a second line of defense. Under the direction of the Chief of Engineers submarine mines were placed at the most exposed points. Before the outbreak of the war permanent mining casemates and cable galleries had been constructed at nearly all important harbors. Most of the torpedo material was not to be found in the market, and had to be specially manufactured. Under date of April 19 district officers were directed to take all preliminary measures short of the actual attaching of the loaded mines to the cables, and on April 22 telegraphic orders were issued to place the loaded mines in position.&lt;br/&gt;&lt;br/&gt;The aggregate number of mines placed was 1,535, at the principal harbors from Maine to California. Preparations were also made for the planting of mines at certain other harbors, but owing to the early destruction of the Spanish fleet these mines were not placed.&lt;br/&gt;&lt;br/&gt;</text:p>
          </table:table-cell>
          <table:table-cell office:value-type="float" office:value="50">
            <text:p>50</text:p>
          </table:table-cell>
          <table:table-cell office:value-type="float" office:value="3">
            <text:p>3</text:p>
          </table:table-cell>
          <table:table-cell office:value-type="float" office:value="100">
            <text:p>100</text:p>
          </table:table-cell>
          <table:table-cell office:value-type="float" office:value="2">
            <text:p>2</text:p>
          </table:table-cell>
          <table:table-cell office:value-type="string">
            <text:p>Navy</text:p>
          </table:table-cell>
          <table:table-cell office:value-type="string">
            <text:p>http://en.wikipedia.org/wiki/Navy</text:p>
          </table:table-cell>
          <table:table-cell office:value-type="string">
            <text:p>Pacific</text:p>
          </table:table-cell>
          <table:table-cell office:value-type="string">
            <text:p>http://en.wikipedia.org/wiki/Pacific</text:p>
          </table:table-cell>
          <table:table-cell table:style-name="Default"/>
          <table:table-cell office:value-type="float" office:value="1">
            <text:p>1</text:p>
          </table:table-cell>
          <table:table-cell table:number-columns-repeated="3"/>
          <table:table-cell table:formula="of:=CONCATENATE(TEXT([.$AD179];&quot;#&quot;);&quot;,&quot;;TEXT([.$AF179];&quot;#&quot;);&quot;,&quot;;TEXT([.$AM179];&quot;#&quot;))" office:value-type="string" office:string-value="50,100,1">
            <text:p>50,100,1</text:p>
          </table:table-cell>
        </table:table-row>
        <table:table-row table:style-name="ro1">
          <table:table-cell office:value-type="string">
            <text:p>2E4B3Q39Z0B692CB0E5V0TVRL8NKV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1 GMT 2012</text:p>
          </table:table-cell>
          <table:table-cell table:number-columns-repeated="2"/>
          <table:table-cell office:value-type="string">
            <text:p>273AT2D5NQYNKORV7T751YMNHDO48N</text:p>
          </table:table-cell>
          <table:table-cell office:value-type="string">
            <text:p>A32LP8C28VZ512</text:p>
          </table:table-cell>
          <table:table-cell office:value-type="string">
            <text:p>Approved</text:p>
          </table:table-cell>
          <table:table-cell office:value-type="string">
            <text:p>Thu Aug 30 18:29:54 GMT 2012</text:p>
          </table:table-cell>
          <table:table-cell office:value-type="string">
            <text:p>Thu Aug 30 18:30:08 GMT 2012</text:p>
          </table:table-cell>
          <table:table-cell office:value-type="string">
            <text:p>Thu Sep 06 18:30:08 GMT 2012</text:p>
          </table:table-cell>
          <table:table-cell office:value-type="string">
            <text:p>2012/09/06 18:34:17 +0000</text:p>
          </table:table-cell>
          <table:table-cell table:number-columns-repeated="2"/>
          <table:table-cell office:value-type="float" office:value="14">
            <text:p>14</text:p>
          </table:table-cell>
          <table:table-cell table:number-columns-repeated="2" office:value-type="string">
            <text:p>100% (2/2)</text:p>
          </table:table-cell>
          <table:table-cell office:value-type="string">
            <text:p>0% (0/0)</text:p>
          </table:table-cell>
          <table:table-cell office:value-type="string">
            <text:p>William_McKinley_2:14.txt</text:p>
          </table:table-cell>
          <table:table-cell office:value-type="string">
            <text:p>The auxiliary Navy was created under the authority of Congress and was officered and manned by the Naval Militia of the several States. This organization patrolled the coast and performed the duty of a second line of defense. Under the direction of the Chief of Engineers submarine mines were placed at the most exposed points. Before the outbreak of the war permanent mining casemates and cable galleries had been constructed at nearly all important harbors. Most of the torpedo material was not to be found in the market, and had to be specially manufactured. Under date of April 19 district officers were directed to take all preliminary measures short of the actual attaching of the loaded mines to the cables, and on April 22 telegraphic orders were issued to place the loaded mines in position.&lt;br/&gt;&lt;br/&gt;The aggregate number of mines placed was 1,535, at the principal harbors from Maine to California. Preparations were also made for the planting of mines at certain other harbors, but owing to the early destruction of the Spanish fleet these mines were not placed.&lt;br/&gt;&lt;br/&gt;</text:p>
          </table:table-cell>
          <table:table-cell office:value-type="float" office:value="50">
            <text:p>50</text:p>
          </table:table-cell>
          <table:table-cell office:value-type="float" office:value="3">
            <text:p>3</text:p>
          </table:table-cell>
          <table:table-cell office:value-type="float" office:value="100">
            <text:p>100</text:p>
          </table:table-cell>
          <table:table-cell office:value-type="float" office:value="2">
            <text:p>2</text:p>
          </table:table-cell>
          <table:table-cell office:value-type="string">
            <text:p>Navy</text:p>
          </table:table-cell>
          <table:table-cell office:value-type="string">
            <text:p>http://en.wikipedia.org/wiki/Navy</text:p>
          </table:table-cell>
          <table:table-cell office:value-type="string">
            <text:p>Pacific</text:p>
          </table:table-cell>
          <table:table-cell office:value-type="string">
            <text:p>http://en.wikipedia.org/wiki/Pacific</text:p>
          </table:table-cell>
          <table:table-cell table:style-name="Default"/>
          <table:table-cell office:value-type="float" office:value="1">
            <text:p>1</text:p>
          </table:table-cell>
          <table:table-cell table:number-columns-repeated="3"/>
          <table:table-cell table:formula="of:=CONCATENATE(TEXT([.$AD180];&quot;#&quot;);&quot;,&quot;;TEXT([.$AF180];&quot;#&quot;);&quot;,&quot;;TEXT([.$AM180];&quot;#&quot;))" office:value-type="string" office:string-value="50,100,1">
            <text:p>50,100,1</text:p>
          </table:table-cell>
        </table:table-row>
        <table:table-row table:style-name="ro1">
          <table:table-cell office:value-type="string">
            <text:p>2E4B3Q39Z0B692CB0E5V0TVRL8NKV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1 GMT 2012</text:p>
          </table:table-cell>
          <table:table-cell table:number-columns-repeated="2"/>
          <table:table-cell office:value-type="string">
            <text:p>2S9PCGJ2D21OI5T2OAAPXSI2PF5B5Z</text:p>
          </table:table-cell>
          <table:table-cell office:value-type="string">
            <text:p>A3U1K9X1LXA5JA</text:p>
          </table:table-cell>
          <table:table-cell office:value-type="string">
            <text:p>Approved</text:p>
          </table:table-cell>
          <table:table-cell office:value-type="string">
            <text:p>Thu Aug 30 18:44:36 GMT 2012</text:p>
          </table:table-cell>
          <table:table-cell office:value-type="string">
            <text:p>Thu Aug 30 18:44:41 GMT 2012</text:p>
          </table:table-cell>
          <table:table-cell office:value-type="string">
            <text:p>Thu Sep 06 18:44:41 GMT 2012</text:p>
          </table:table-cell>
          <table:table-cell office:value-type="string">
            <text:p>2012/09/06 18:49:18 +0000</text:p>
          </table:table-cell>
          <table:table-cell table:number-columns-repeated="2"/>
          <table:table-cell office:value-type="float" office:value="5">
            <text:p>5</text:p>
          </table:table-cell>
          <table:table-cell office:value-type="string">
            <text:p>100% (29/29)</text:p>
          </table:table-cell>
          <table:table-cell office:value-type="string">
            <text:p>100% (28/28)</text:p>
          </table:table-cell>
          <table:table-cell office:value-type="string">
            <text:p>0% (0/0)</text:p>
          </table:table-cell>
          <table:table-cell office:value-type="string">
            <text:p>William_McKinley_2:14.txt</text:p>
          </table:table-cell>
          <table:table-cell office:value-type="string">
            <text:p>The auxiliary Navy was created under the authority of Congress and was officered and manned by the Naval Militia of the several States. This organization patrolled the coast and performed the duty of a second line of defense. Under the direction of the Chief of Engineers submarine mines were placed at the most exposed points. Before the outbreak of the war permanent mining casemates and cable galleries had been constructed at nearly all important harbors. Most of the torpedo material was not to be found in the market, and had to be specially manufactured. Under date of April 19 district officers were directed to take all preliminary measures short of the actual attaching of the loaded mines to the cables, and on April 22 telegraphic orders were issued to place the loaded mines in position.&lt;br/&gt;&lt;br/&gt;The aggregate number of mines placed was 1,535, at the principal harbors from Maine to California. Preparations were also made for the planting of mines at certain other harbors, but owing to the early destruction of the Spanish fleet these mines were not placed.&lt;br/&gt;&lt;br/&gt;</text:p>
          </table:table-cell>
          <table:table-cell office:value-type="float" office:value="50">
            <text:p>50</text:p>
          </table:table-cell>
          <table:table-cell office:value-type="float" office:value="3">
            <text:p>3</text:p>
          </table:table-cell>
          <table:table-cell office:value-type="float" office:value="100">
            <text:p>100</text:p>
          </table:table-cell>
          <table:table-cell office:value-type="float" office:value="2">
            <text:p>2</text:p>
          </table:table-cell>
          <table:table-cell office:value-type="string">
            <text:p>Navy</text:p>
          </table:table-cell>
          <table:table-cell office:value-type="string">
            <text:p>http://en.wikipedia.org/wiki/Navy</text:p>
          </table:table-cell>
          <table:table-cell office:value-type="string">
            <text:p>Pacific</text:p>
          </table:table-cell>
          <table:table-cell office:value-type="string">
            <text:p>http://en.wikipedia.org/wiki/Pacific</text:p>
          </table:table-cell>
          <table:table-cell table:style-name="Default"/>
          <table:table-cell office:value-type="float" office:value="1">
            <text:p>1</text:p>
          </table:table-cell>
          <table:table-cell table:number-columns-repeated="3"/>
          <table:table-cell table:formula="of:=CONCATENATE(TEXT([.$AD181];&quot;#&quot;);&quot;,&quot;;TEXT([.$AF181];&quot;#&quot;);&quot;,&quot;;TEXT([.$AM181];&quot;#&quot;))" office:value-type="string" office:string-value="50,100,1">
            <text:p>50,100,1</text:p>
          </table:table-cell>
        </table:table-row>
        <table:table-row table:style-name="ro1">
          <table:table-cell office:value-type="string">
            <text:p>23K5L8I9NZW6WNNBVOVQ47T871EKU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1 GMT 2012</text:p>
          </table:table-cell>
          <table:table-cell table:number-columns-repeated="2"/>
          <table:table-cell office:value-type="string">
            <text:p>2JPBNVP3TVOKK33OCBP7YEOZKFK03F</text:p>
          </table:table-cell>
          <table:table-cell office:value-type="string">
            <text:p>A30SN6C7YX0OIP</text:p>
          </table:table-cell>
          <table:table-cell office:value-type="string">
            <text:p>Approved</text:p>
          </table:table-cell>
          <table:table-cell office:value-type="string">
            <text:p>Thu Aug 30 19:32:10 GMT 2012</text:p>
          </table:table-cell>
          <table:table-cell office:value-type="string">
            <text:p>Thu Aug 30 19:32:22 GMT 2012</text:p>
          </table:table-cell>
          <table:table-cell office:value-type="string">
            <text:p>Thu Sep 06 19:32:22 GMT 2012</text:p>
          </table:table-cell>
          <table:table-cell office:value-type="string">
            <text:p>2012/09/06 19:34:18 +0000</text:p>
          </table:table-cell>
          <table:table-cell table:number-columns-repeated="2"/>
          <table:table-cell office:value-type="float" office:value="12">
            <text:p>12</text:p>
          </table:table-cell>
          <table:table-cell table:number-columns-repeated="2" office:value-type="string">
            <text:p>100% (173/173)</text:p>
          </table:table-cell>
          <table:table-cell office:value-type="string">
            <text:p>0% (0/0)</text:p>
          </table:table-cell>
          <table:table-cell office:value-type="string">
            <text:p>Dwight_D._Eisenhower_4:46.txt</text:p>
          </table:table-cell>
          <table:table-cell office:value-type="string">
            <text:p>Through measures already taken, opportunities for smallbusiness participation in government procurement programs, including military procurement, are greatly improved. The effectiveness of these measures will become increasingly apparent. We shall continue to make certain that small business has a fair opportunity to compete and has an economic environment in which it may prosper.&lt;br/&gt;&lt;br/&gt;In my message last year I referred to the appointment of an advisory committee to appraise and report to me on the deficiencies as well as the effectiveness of existing Federal transportation policies. I have commended the fundamental purposes and objectives of the committee's report. I earnestly recommend that the Congress give prompt attention to the committee's proposals.&lt;br/&gt;&lt;br/&gt;</text:p>
          </table:table-cell>
          <table:table-cell office:value-type="float" office:value="10">
            <text:p>10</text:p>
          </table:table-cell>
          <table:table-cell office:value-type="float" office:value="2">
            <text:p>2</text:p>
          </table:table-cell>
          <table:table-cell office:value-type="float" office:value="100">
            <text:p>100</text:p>
          </table:table-cell>
          <table:table-cell office:value-type="float" office:value="4">
            <text:p>4</text:p>
          </table:table-cell>
          <table:table-cell office:value-type="string">
            <text:p>Highway Beautification Act</text:p>
          </table:table-cell>
          <table:table-cell office:value-type="string">
            <text:p>http://en.wikipedia.org/wiki/Highway_Beautification_Act</text:p>
          </table:table-cell>
          <table:table-cell office:value-type="string">
            <text:p>Glass–Steagall Act</text:p>
          </table:table-cell>
          <table:table-cell office:value-type="string">
            <text:p>http://en.wikipedia.org/wiki/Glass–Steagall_Act</text:p>
          </table:table-cell>
          <table:table-cell table:style-name="Default" office:value-type="string">
            <text:p>NO</text:p>
          </table:table-cell>
          <table:table-cell office:value-type="float" office:value="1">
            <text:p>1</text:p>
          </table:table-cell>
          <table:table-cell table:number-columns-repeated="3"/>
          <table:table-cell table:formula="of:=CONCATENATE(TEXT([.$AD182];&quot;#&quot;);&quot;,&quot;;TEXT([.$AF182];&quot;#&quot;);&quot;,&quot;;TEXT([.$AM182];&quot;#&quot;))" office:value-type="string" office:string-value="10,100,1">
            <text:p>10,100,1</text:p>
          </table:table-cell>
        </table:table-row>
        <table:table-row table:style-name="ro1">
          <table:table-cell office:value-type="string">
            <text:p>23K5L8I9NZW6WNNBVOVQ47T871EKU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1 GMT 2012</text:p>
          </table:table-cell>
          <table:table-cell table:number-columns-repeated="2"/>
          <table:table-cell office:value-type="string">
            <text:p>2JZ46OQ1SNQQMZUC7FSQSCNR6JNP51</text:p>
          </table:table-cell>
          <table:table-cell office:value-type="string">
            <text:p>A2KUZAGNUPR16W</text:p>
          </table:table-cell>
          <table:table-cell office:value-type="string">
            <text:p>Approved</text:p>
          </table:table-cell>
          <table:table-cell office:value-type="string">
            <text:p>Thu Aug 30 19:46:24 GMT 2012</text:p>
          </table:table-cell>
          <table:table-cell office:value-type="string">
            <text:p>Thu Aug 30 19:46:40 GMT 2012</text:p>
          </table:table-cell>
          <table:table-cell office:value-type="string">
            <text:p>Thu Sep 06 19:46:40 GMT 2012</text:p>
          </table:table-cell>
          <table:table-cell office:value-type="string">
            <text:p>2012/09/06 19:49:19 +0000</text:p>
          </table:table-cell>
          <table:table-cell table:number-columns-repeated="2"/>
          <table:table-cell office:value-type="float" office:value="16">
            <text:p>16</text:p>
          </table:table-cell>
          <table:table-cell table:number-columns-repeated="2" office:value-type="string">
            <text:p>100% (11/11)</text:p>
          </table:table-cell>
          <table:table-cell office:value-type="string">
            <text:p>0% (0/0)</text:p>
          </table:table-cell>
          <table:table-cell office:value-type="string">
            <text:p>Dwight_D._Eisenhower_4:46.txt</text:p>
          </table:table-cell>
          <table:table-cell office:value-type="string">
            <text:p>Through measures already taken, opportunities for smallbusiness participation in government procurement programs, including military procurement, are greatly improved. The effectiveness of these measures will become increasingly apparent. We shall continue to make certain that small business has a fair opportunity to compete and has an economic environment in which it may prosper.&lt;br/&gt;&lt;br/&gt;In my message last year I referred to the appointment of an advisory committee to appraise and report to me on the deficiencies as well as the effectiveness of existing Federal transportation policies. I have commended the fundamental purposes and objectives of the committee's report. I earnestly recommend that the Congress give prompt attention to the committee's proposals.&lt;br/&gt;&lt;br/&gt;</text:p>
          </table:table-cell>
          <table:table-cell office:value-type="float" office:value="10">
            <text:p>10</text:p>
          </table:table-cell>
          <table:table-cell office:value-type="float" office:value="2">
            <text:p>2</text:p>
          </table:table-cell>
          <table:table-cell office:value-type="float" office:value="100">
            <text:p>100</text:p>
          </table:table-cell>
          <table:table-cell office:value-type="float" office:value="4">
            <text:p>4</text:p>
          </table:table-cell>
          <table:table-cell office:value-type="string">
            <text:p>Highway Beautification Act</text:p>
          </table:table-cell>
          <table:table-cell office:value-type="string">
            <text:p>http://en.wikipedia.org/wiki/Highway_Beautification_Act</text:p>
          </table:table-cell>
          <table:table-cell office:value-type="string">
            <text:p>Glass–Steagall Act</text:p>
          </table:table-cell>
          <table:table-cell office:value-type="string">
            <text:p>http://en.wikipedia.org/wiki/Glass–Steagall_Act</text:p>
          </table:table-cell>
          <table:table-cell table:style-name="Default"/>
          <table:table-cell office:value-type="float" office:value="2">
            <text:p>2</text:p>
          </table:table-cell>
          <table:table-cell table:number-columns-repeated="3"/>
          <table:table-cell table:formula="of:=CONCATENATE(TEXT([.$AD183];&quot;#&quot;);&quot;,&quot;;TEXT([.$AF183];&quot;#&quot;);&quot;,&quot;;TEXT([.$AM183];&quot;#&quot;))" office:value-type="string" office:string-value="10,100,2">
            <text:p>10,100,2</text:p>
          </table:table-cell>
        </table:table-row>
        <table:table-row table:style-name="ro1">
          <table:table-cell office:value-type="string">
            <text:p>23K5L8I9NZW6WNNBVOVQ47T871EKU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1 GMT 2012</text:p>
          </table:table-cell>
          <table:table-cell table:number-columns-repeated="2"/>
          <table:table-cell office:value-type="string">
            <text:p>2PV95SW6NG1F7CB3UT2YN1FZXGAHVQ</text:p>
          </table:table-cell>
          <table:table-cell office:value-type="string">
            <text:p>A33GBAC29A0MS5</text:p>
          </table:table-cell>
          <table:table-cell office:value-type="string">
            <text:p>Approved</text:p>
          </table:table-cell>
          <table:table-cell office:value-type="string">
            <text:p>Thu Aug 30 18:31:00 GMT 2012</text:p>
          </table:table-cell>
          <table:table-cell office:value-type="string">
            <text:p>Thu Aug 30 18:31:20 GMT 2012</text:p>
          </table:table-cell>
          <table:table-cell office:value-type="string">
            <text:p>Thu Sep 06 18:31:20 GMT 2012</text:p>
          </table:table-cell>
          <table:table-cell office:value-type="string">
            <text:p>2012/09/06 18:34:19 +0000</text:p>
          </table:table-cell>
          <table:table-cell table:number-columns-repeated="2"/>
          <table:table-cell office:value-type="float" office:value="20">
            <text:p>20</text:p>
          </table:table-cell>
          <table:table-cell table:number-columns-repeated="2" office:value-type="string">
            <text:p>100% (84/84)</text:p>
          </table:table-cell>
          <table:table-cell office:value-type="string">
            <text:p>0% (0/0)</text:p>
          </table:table-cell>
          <table:table-cell office:value-type="string">
            <text:p>Dwight_D._Eisenhower_4:46.txt</text:p>
          </table:table-cell>
          <table:table-cell office:value-type="string">
            <text:p>Through measures already taken, opportunities for smallbusiness participation in government procurement programs, including military procurement, are greatly improved. The effectiveness of these measures will become increasingly apparent. We shall continue to make certain that small business has a fair opportunity to compete and has an economic environment in which it may prosper.&lt;br/&gt;&lt;br/&gt;In my message last year I referred to the appointment of an advisory committee to appraise and report to me on the deficiencies as well as the effectiveness of existing Federal transportation policies. I have commended the fundamental purposes and objectives of the committee's report. I earnestly recommend that the Congress give prompt attention to the committee's proposals.&lt;br/&gt;&lt;br/&gt;</text:p>
          </table:table-cell>
          <table:table-cell office:value-type="float" office:value="10">
            <text:p>10</text:p>
          </table:table-cell>
          <table:table-cell office:value-type="float" office:value="2">
            <text:p>2</text:p>
          </table:table-cell>
          <table:table-cell office:value-type="float" office:value="100">
            <text:p>100</text:p>
          </table:table-cell>
          <table:table-cell office:value-type="float" office:value="4">
            <text:p>4</text:p>
          </table:table-cell>
          <table:table-cell office:value-type="string">
            <text:p>Highway Beautification Act</text:p>
          </table:table-cell>
          <table:table-cell office:value-type="string">
            <text:p>http://en.wikipedia.org/wiki/Highway_Beautification_Act</text:p>
          </table:table-cell>
          <table:table-cell office:value-type="string">
            <text:p>Glass–Steagall Act</text:p>
          </table:table-cell>
          <table:table-cell office:value-type="string">
            <text:p>http://en.wikipedia.org/wiki/Glass–Steagall_Act</text:p>
          </table:table-cell>
          <table:table-cell table:style-name="Default"/>
          <table:table-cell office:value-type="float" office:value="2">
            <text:p>2</text:p>
          </table:table-cell>
          <table:table-cell table:number-columns-repeated="3"/>
          <table:table-cell table:formula="of:=CONCATENATE(TEXT([.$AD184];&quot;#&quot;);&quot;,&quot;;TEXT([.$AF184];&quot;#&quot;);&quot;,&quot;;TEXT([.$AM184];&quot;#&quot;))" office:value-type="string" office:string-value="10,100,2">
            <text:p>10,100,2</text:p>
          </table:table-cell>
        </table:table-row>
        <table:table-row table:style-name="ro1">
          <table:table-cell office:value-type="string">
            <text:p>2MTMJTUHYW2G8YXWHHJ54M16AQROJW</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1 GMT 2012</text:p>
          </table:table-cell>
          <table:table-cell table:number-columns-repeated="2"/>
          <table:table-cell office:value-type="string">
            <text:p>2AGHOVR14IXK3B9E9R5C4A6X8FE87B</text:p>
          </table:table-cell>
          <table:table-cell office:value-type="string">
            <text:p>A27NFWV85VNZV8</text:p>
          </table:table-cell>
          <table:table-cell office:value-type="string">
            <text:p>Approved</text:p>
          </table:table-cell>
          <table:table-cell office:value-type="string">
            <text:p>Thu Aug 30 18:22:04 GMT 2012</text:p>
          </table:table-cell>
          <table:table-cell office:value-type="string">
            <text:p>Thu Aug 30 18:23:13 GMT 2012</text:p>
          </table:table-cell>
          <table:table-cell office:value-type="string">
            <text:p>Thu Sep 06 18:23:13 GMT 2012</text:p>
          </table:table-cell>
          <table:table-cell office:value-type="string">
            <text:p>2012/09/06 18:24:25 +0000</text:p>
          </table:table-cell>
          <table:table-cell table:number-columns-repeated="2"/>
          <table:table-cell office:value-type="float" office:value="69">
            <text:p>69</text:p>
          </table:table-cell>
          <table:table-cell table:number-columns-repeated="2" office:value-type="string">
            <text:p>100% (7/7)</text:p>
          </table:table-cell>
          <table:table-cell office:value-type="string">
            <text:p>0% (0/0)</text:p>
          </table:table-cell>
          <table:table-cell office:value-type="string">
            <text:p>William_Howard_Taft_2:254.txt</text:p>
          </table:table-cell>
          <table:table-cell office:value-type="string">
            <text:p>WORKMEN'S COMPENSATION.&lt;br/&gt;&lt;br/&gt;In view of the keen, widespread interest now felt in the United States in a system of compensation for industrial accidents to supplant our present thoroughly unsatisfactory system of employers' liability (a subject the importance of which Congress has already recognized by the appointment of a commission), I recommend that the International Congress on Industrial Insurance be invited to hold its meeting in 1913 in Washington, and that an appropriation of $10,000 be made to cover the necessary expenses of organizing and carrying on the meeting.&lt;br/&gt;&lt;br/&gt;</text:p>
          </table:table-cell>
          <table:table-cell office:value-type="float" office:value="200">
            <text:p>200</text:p>
          </table:table-cell>
          <table:table-cell office:value-type="float" office:value="2">
            <text:p>2</text:p>
          </table:table-cell>
          <table:table-cell office:value-type="float" office:value="10">
            <text:p>10</text:p>
          </table:table-cell>
          <table:table-cell office:value-type="float" office:value="4">
            <text:p>4</text:p>
          </table:table-cell>
          <table:table-cell office:value-type="string">
            <text:p>Highway Beautification Act</text:p>
          </table:table-cell>
          <table:table-cell office:value-type="string">
            <text:p>http://en.wikipedia.org/wiki/Highway_Beautification_Act</text:p>
          </table:table-cell>
          <table:table-cell office:value-type="string">
            <text:p>Dismissal of U.S. attorneys controversy</text:p>
          </table:table-cell>
          <table:table-cell office:value-type="string">
            <text:p>http://en.wikipedia.org/wiki/Dismissal_of_U.S._attorneys_controversy</text:p>
          </table:table-cell>
          <table:table-cell table:style-name="Default"/>
          <table:table-cell office:value-type="float" office:value="2">
            <text:p>2</text:p>
          </table:table-cell>
          <table:table-cell table:number-columns-repeated="3"/>
          <table:table-cell table:formula="of:=CONCATENATE(TEXT([.$AD185];&quot;#&quot;);&quot;,&quot;;TEXT([.$AF185];&quot;#&quot;);&quot;,&quot;;TEXT([.$AM185];&quot;#&quot;))" office:value-type="string" office:string-value="200,10,2">
            <text:p>200,10,2</text:p>
          </table:table-cell>
        </table:table-row>
        <table:table-row table:style-name="ro1">
          <table:table-cell office:value-type="string">
            <text:p>2MTMJTUHYW2G8YXWHHJ54M16AQROJW</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1 GMT 2012</text:p>
          </table:table-cell>
          <table:table-cell table:number-columns-repeated="2"/>
          <table:table-cell office:value-type="string">
            <text:p>2O8OOGQSCM6IPJQXLSLU200OV1BGG3</text:p>
          </table:table-cell>
          <table:table-cell office:value-type="string">
            <text:p>A997OZ3H2B3Q2</text:p>
          </table:table-cell>
          <table:table-cell office:value-type="string">
            <text:p>Approved</text:p>
          </table:table-cell>
          <table:table-cell office:value-type="string">
            <text:p>Thu Aug 30 18:43:33 GMT 2012</text:p>
          </table:table-cell>
          <table:table-cell office:value-type="string">
            <text:p>Thu Aug 30 18:43:58 GMT 2012</text:p>
          </table:table-cell>
          <table:table-cell office:value-type="string">
            <text:p>Thu Sep 06 18:43:58 GMT 2012</text:p>
          </table:table-cell>
          <table:table-cell office:value-type="string">
            <text:p>2012/09/06 18:44:17 +0000</text:p>
          </table:table-cell>
          <table:table-cell table:number-columns-repeated="2"/>
          <table:table-cell office:value-type="float" office:value="25">
            <text:p>25</text:p>
          </table:table-cell>
          <table:table-cell table:number-columns-repeated="2" office:value-type="string">
            <text:p>100% (93/93)</text:p>
          </table:table-cell>
          <table:table-cell office:value-type="string">
            <text:p>0% (0/0)</text:p>
          </table:table-cell>
          <table:table-cell office:value-type="string">
            <text:p>William_Howard_Taft_2:254.txt</text:p>
          </table:table-cell>
          <table:table-cell office:value-type="string">
            <text:p>WORKMEN'S COMPENSATION.&lt;br/&gt;&lt;br/&gt;In view of the keen, widespread interest now felt in the United States in a system of compensation for industrial accidents to supplant our present thoroughly unsatisfactory system of employers' liability (a subject the importance of which Congress has already recognized by the appointment of a commission), I recommend that the International Congress on Industrial Insurance be invited to hold its meeting in 1913 in Washington, and that an appropriation of $10,000 be made to cover the necessary expenses of organizing and carrying on the meeting.&lt;br/&gt;&lt;br/&gt;</text:p>
          </table:table-cell>
          <table:table-cell office:value-type="float" office:value="200">
            <text:p>200</text:p>
          </table:table-cell>
          <table:table-cell office:value-type="float" office:value="2">
            <text:p>2</text:p>
          </table:table-cell>
          <table:table-cell office:value-type="float" office:value="10">
            <text:p>10</text:p>
          </table:table-cell>
          <table:table-cell office:value-type="float" office:value="4">
            <text:p>4</text:p>
          </table:table-cell>
          <table:table-cell office:value-type="string">
            <text:p>Highway Beautification Act</text:p>
          </table:table-cell>
          <table:table-cell office:value-type="string">
            <text:p>http://en.wikipedia.org/wiki/Highway_Beautification_Act</text:p>
          </table:table-cell>
          <table:table-cell office:value-type="string">
            <text:p>Dismissal of U.S. attorneys controversy</text:p>
          </table:table-cell>
          <table:table-cell office:value-type="string">
            <text:p>http://en.wikipedia.org/wiki/Dismissal_of_U.S._attorneys_controversy</text:p>
          </table:table-cell>
          <table:table-cell table:style-name="Default"/>
          <table:table-cell office:value-type="float" office:value="2">
            <text:p>2</text:p>
          </table:table-cell>
          <table:table-cell table:number-columns-repeated="3"/>
          <table:table-cell table:formula="of:=CONCATENATE(TEXT([.$AD186];&quot;#&quot;);&quot;,&quot;;TEXT([.$AF186];&quot;#&quot;);&quot;,&quot;;TEXT([.$AM186];&quot;#&quot;))" office:value-type="string" office:string-value="200,10,2">
            <text:p>200,10,2</text:p>
          </table:table-cell>
        </table:table-row>
        <table:table-row table:style-name="ro1">
          <table:table-cell office:value-type="string">
            <text:p>2MTMJTUHYW2G8YXWHHJ54M16AQROJW</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1 GMT 2012</text:p>
          </table:table-cell>
          <table:table-cell table:number-columns-repeated="2"/>
          <table:table-cell office:value-type="string">
            <text:p>2OKCWY2AOO2G1V2LVY7Q0CM6NR433D</text:p>
          </table:table-cell>
          <table:table-cell office:value-type="string">
            <text:p>A30SN6C7YX0OIP</text:p>
          </table:table-cell>
          <table:table-cell office:value-type="string">
            <text:p>Approved</text:p>
          </table:table-cell>
          <table:table-cell office:value-type="string">
            <text:p>Thu Aug 30 19:35:56 GMT 2012</text:p>
          </table:table-cell>
          <table:table-cell office:value-type="string">
            <text:p>Thu Aug 30 19:36:04 GMT 2012</text:p>
          </table:table-cell>
          <table:table-cell office:value-type="string">
            <text:p>Thu Sep 06 19:36:04 GMT 2012</text:p>
          </table:table-cell>
          <table:table-cell office:value-type="string">
            <text:p>2012/09/06 19:39:15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William_Howard_Taft_2:254.txt</text:p>
          </table:table-cell>
          <table:table-cell office:value-type="string">
            <text:p>WORKMEN'S COMPENSATION.&lt;br/&gt;&lt;br/&gt;In view of the keen, widespread interest now felt in the United States in a system of compensation for industrial accidents to supplant our present thoroughly unsatisfactory system of employers' liability (a subject the importance of which Congress has already recognized by the appointment of a commission), I recommend that the International Congress on Industrial Insurance be invited to hold its meeting in 1913 in Washington, and that an appropriation of $10,000 be made to cover the necessary expenses of organizing and carrying on the meeting.&lt;br/&gt;&lt;br/&gt;</text:p>
          </table:table-cell>
          <table:table-cell office:value-type="float" office:value="200">
            <text:p>200</text:p>
          </table:table-cell>
          <table:table-cell office:value-type="float" office:value="2">
            <text:p>2</text:p>
          </table:table-cell>
          <table:table-cell office:value-type="float" office:value="10">
            <text:p>10</text:p>
          </table:table-cell>
          <table:table-cell office:value-type="float" office:value="4">
            <text:p>4</text:p>
          </table:table-cell>
          <table:table-cell office:value-type="string">
            <text:p>Highway Beautification Act</text:p>
          </table:table-cell>
          <table:table-cell office:value-type="string">
            <text:p>http://en.wikipedia.org/wiki/Highway_Beautification_Act</text:p>
          </table:table-cell>
          <table:table-cell office:value-type="string">
            <text:p>Dismissal of U.S. attorneys controversy</text:p>
          </table:table-cell>
          <table:table-cell office:value-type="string">
            <text:p>http://en.wikipedia.org/wiki/Dismissal_of_U.S._attorneys_controversy</text:p>
          </table:table-cell>
          <table:table-cell table:style-name="Default" office:value-type="string">
            <text:p>NO</text:p>
          </table:table-cell>
          <table:table-cell office:value-type="float" office:value="2">
            <text:p>2</text:p>
          </table:table-cell>
          <table:table-cell table:number-columns-repeated="3"/>
          <table:table-cell table:formula="of:=CONCATENATE(TEXT([.$AD187];&quot;#&quot;);&quot;,&quot;;TEXT([.$AF187];&quot;#&quot;);&quot;,&quot;;TEXT([.$AM187];&quot;#&quot;))" office:value-type="string" office:string-value="200,10,2">
            <text:p>200,10,2</text:p>
          </table:table-cell>
        </table:table-row>
        <table:table-row table:style-name="ro1">
          <table:table-cell office:value-type="string">
            <text:p>2ZZPCGJ2D21OI5T2OAAPXSI2LQDB5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1 GMT 2012</text:p>
          </table:table-cell>
          <table:table-cell table:number-columns-repeated="2"/>
          <table:table-cell office:value-type="string">
            <text:p>276RSQV66RLPWRH8O5NA3KI6748C40</text:p>
          </table:table-cell>
          <table:table-cell office:value-type="string">
            <text:p>A33GBAC29A0MS5</text:p>
          </table:table-cell>
          <table:table-cell office:value-type="string">
            <text:p>Approved</text:p>
          </table:table-cell>
          <table:table-cell office:value-type="string">
            <text:p>Thu Aug 30 18:20:57 GMT 2012</text:p>
          </table:table-cell>
          <table:table-cell office:value-type="string">
            <text:p>Thu Aug 30 18:21:21 GMT 2012</text:p>
          </table:table-cell>
          <table:table-cell office:value-type="string">
            <text:p>Thu Sep 06 18:21:21 GMT 2012</text:p>
          </table:table-cell>
          <table:table-cell office:value-type="string">
            <text:p>2012/09/06 18:24:22 +0000</text:p>
          </table:table-cell>
          <table:table-cell table:number-columns-repeated="2"/>
          <table:table-cell office:value-type="float" office:value="24">
            <text:p>24</text:p>
          </table:table-cell>
          <table:table-cell table:number-columns-repeated="2" office:value-type="string">
            <text:p>100% (84/84)</text:p>
          </table:table-cell>
          <table:table-cell office:value-type="string">
            <text:p>0% (0/0)</text:p>
          </table:table-cell>
          <table:table-cell office:value-type="string">
            <text:p>Ulysses_S._Grant_6:27.txt</text:p>
          </table:table-cell>
          <table:table-cell office:value-type="string">
            <text:p>The report of the Commissioner of Agriculture herewith contains suggestions of much interest to the general public, and refers to the sly approaching Centennial and the part his Department is ready to take in it. I feel that the nation at large is interested in having this exposition a success, and commend to Congress such action as will secure a greater general interest in it. Already many foreign nations have signified their intention to be represented at it, and it may be expected that every civilized nation will be represented.&lt;br/&gt;&lt;br/&gt;The rules adopted to improve the civil service of the Government have been adhered to as closely as has been practicable with the opposition with which they meet. The effect, I believe, has been beneficial on the whole, and has tended to the elevation of the service. But it is impracticable to maintain them without direct and positive support of Congress. Generally the support which this reform receives is from those who give it their support only to find fault when the rules are apparently departed from. Removals from office without preferring charges against parties removed are frequently cited as departures from the rules adopted, and the retention of those against whom charges are made by irresponsible persons and without good grounds is also often condemned as a violation of them. Under these circumstances, therefore, I announce that if Congress adjourns without positive legislation on the subject of 'civil-service reform' I will regard such action as a disapproval of the system, and will abandon it, except so far as to require examinations for certain appointees, to determine their fitness. Competitive examinations will be abandoned.&lt;br/&gt;&lt;br/&gt;</text:p>
          </table:table-cell>
          <table:table-cell office:value-type="float" office:value="20">
            <text:p>20</text:p>
          </table:table-cell>
          <table:table-cell office:value-type="float" office:value="4">
            <text:p>4</text:p>
          </table:table-cell>
          <table:table-cell office:value-type="float" office:value="10">
            <text:p>10</text:p>
          </table:table-cell>
          <table:table-cell office:value-type="float" office:value="4">
            <text:p>4</text:p>
          </table:table-cell>
          <table:table-cell office:value-type="string">
            <text:p>Tennessee</text:p>
          </table:table-cell>
          <table:table-cell office:value-type="string">
            <text:p>http://en.wikipedia.org/wiki/Tennessee</text:p>
          </table:table-cell>
          <table:table-cell office:value-type="string">
            <text:p>Dismissal of U.S. attorneys controversy</text:p>
          </table:table-cell>
          <table:table-cell office:value-type="string">
            <text:p>http://en.wikipedia.org/wiki/Dismissal_of_U.S._attorneys_controversy</text:p>
          </table:table-cell>
          <table:table-cell table:style-name="Default"/>
          <table:table-cell office:value-type="float" office:value="2">
            <text:p>2</text:p>
          </table:table-cell>
          <table:table-cell table:number-columns-repeated="3"/>
          <table:table-cell table:formula="of:=CONCATENATE(TEXT([.$AD188];&quot;#&quot;);&quot;,&quot;;TEXT([.$AF188];&quot;#&quot;);&quot;,&quot;;TEXT([.$AM188];&quot;#&quot;))" office:value-type="string" office:string-value="20,10,2">
            <text:p>20,10,2</text:p>
          </table:table-cell>
        </table:table-row>
        <table:table-row table:style-name="ro1">
          <table:table-cell office:value-type="string">
            <text:p>2ZZPCGJ2D21OI5T2OAAPXSI2LQDB5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1 GMT 2012</text:p>
          </table:table-cell>
          <table:table-cell table:number-columns-repeated="2"/>
          <table:table-cell office:value-type="string">
            <text:p>2A9FL42J1LY5NKV7EWRIOFKHIIW3O4</text:p>
          </table:table-cell>
          <table:table-cell office:value-type="string">
            <text:p>A3BUGMS8MBPWEM</text:p>
          </table:table-cell>
          <table:table-cell office:value-type="string">
            <text:p>Approved</text:p>
          </table:table-cell>
          <table:table-cell office:value-type="string">
            <text:p>Thu Aug 30 18:26:50 GMT 2012</text:p>
          </table:table-cell>
          <table:table-cell office:value-type="string">
            <text:p>Thu Aug 30 18:27:45 GMT 2012</text:p>
          </table:table-cell>
          <table:table-cell office:value-type="string">
            <text:p>Thu Sep 06 18:27:45 GMT 2012</text:p>
          </table:table-cell>
          <table:table-cell office:value-type="string">
            <text:p>2012/09/06 18:29:18 +0000</text:p>
          </table:table-cell>
          <table:table-cell table:number-columns-repeated="2"/>
          <table:table-cell office:value-type="float" office:value="55">
            <text:p>55</text:p>
          </table:table-cell>
          <table:table-cell table:number-columns-repeated="2" office:value-type="string">
            <text:p>100% (6/6)</text:p>
          </table:table-cell>
          <table:table-cell office:value-type="string">
            <text:p>0% (0/0)</text:p>
          </table:table-cell>
          <table:table-cell office:value-type="string">
            <text:p>Ulysses_S._Grant_6:27.txt</text:p>
          </table:table-cell>
          <table:table-cell office:value-type="string">
            <text:p>The report of the Commissioner of Agriculture herewith contains suggestions of much interest to the general public, and refers to the sly approaching Centennial and the part his Department is ready to take in it. I feel that the nation at large is interested in having this exposition a success, and commend to Congress such action as will secure a greater general interest in it. Already many foreign nations have signified their intention to be represented at it, and it may be expected that every civilized nation will be represented.&lt;br/&gt;&lt;br/&gt;The rules adopted to improve the civil service of the Government have been adhered to as closely as has been practicable with the opposition with which they meet. The effect, I believe, has been beneficial on the whole, and has tended to the elevation of the service. But it is impracticable to maintain them without direct and positive support of Congress. Generally the support which this reform receives is from those who give it their support only to find fault when the rules are apparently departed from. Removals from office without preferring charges against parties removed are frequently cited as departures from the rules adopted, and the retention of those against whom charges are made by irresponsible persons and without good grounds is also often condemned as a violation of them. Under these circumstances, therefore, I announce that if Congress adjourns without positive legislation on the subject of 'civil-service reform' I will regard such action as a disapproval of the system, and will abandon it, except so far as to require examinations for certain appointees, to determine their fitness. Competitive examinations will be abandoned.&lt;br/&gt;&lt;br/&gt;</text:p>
          </table:table-cell>
          <table:table-cell office:value-type="float" office:value="20">
            <text:p>20</text:p>
          </table:table-cell>
          <table:table-cell office:value-type="float" office:value="4">
            <text:p>4</text:p>
          </table:table-cell>
          <table:table-cell office:value-type="float" office:value="10">
            <text:p>10</text:p>
          </table:table-cell>
          <table:table-cell office:value-type="float" office:value="4">
            <text:p>4</text:p>
          </table:table-cell>
          <table:table-cell office:value-type="string">
            <text:p>Tennessee</text:p>
          </table:table-cell>
          <table:table-cell office:value-type="string">
            <text:p>http://en.wikipedia.org/wiki/Tennessee</text:p>
          </table:table-cell>
          <table:table-cell office:value-type="string">
            <text:p>Dismissal of U.S. attorneys controversy</text:p>
          </table:table-cell>
          <table:table-cell office:value-type="string">
            <text:p>http://en.wikipedia.org/wiki/Dismissal_of_U.S._attorneys_controversy</text:p>
          </table:table-cell>
          <table:table-cell table:style-name="Default"/>
          <table:table-cell office:value-type="float" office:value="2">
            <text:p>2</text:p>
          </table:table-cell>
          <table:table-cell table:number-columns-repeated="3"/>
          <table:table-cell table:formula="of:=CONCATENATE(TEXT([.$AD189];&quot;#&quot;);&quot;,&quot;;TEXT([.$AF189];&quot;#&quot;);&quot;,&quot;;TEXT([.$AM189];&quot;#&quot;))" office:value-type="string" office:string-value="20,10,2">
            <text:p>20,10,2</text:p>
          </table:table-cell>
        </table:table-row>
        <table:table-row table:style-name="ro1">
          <table:table-cell office:value-type="string">
            <text:p>2ZZPCGJ2D21OI5T2OAAPXSI2LQDB5T</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1 GMT 2012</text:p>
          </table:table-cell>
          <table:table-cell table:number-columns-repeated="2"/>
          <table:table-cell office:value-type="string">
            <text:p>2FKW6NG1FS3NDW7G5PSF7SZL7ELKYB</text:p>
          </table:table-cell>
          <table:table-cell office:value-type="string">
            <text:p>A30SN6C7YX0OIP</text:p>
          </table:table-cell>
          <table:table-cell office:value-type="string">
            <text:p>Approved</text:p>
          </table:table-cell>
          <table:table-cell office:value-type="string">
            <text:p>Thu Aug 30 19:50:20 GMT 2012</text:p>
          </table:table-cell>
          <table:table-cell office:value-type="string">
            <text:p>Thu Aug 30 19:50:29 GMT 2012</text:p>
          </table:table-cell>
          <table:table-cell office:value-type="string">
            <text:p>Thu Sep 06 19:50:29 GMT 2012</text:p>
          </table:table-cell>
          <table:table-cell office:value-type="string">
            <text:p>2012/09/06 19:54:13 +0000</text:p>
          </table:table-cell>
          <table:table-cell table:number-columns-repeated="2"/>
          <table:table-cell office:value-type="float" office:value="9">
            <text:p>9</text:p>
          </table:table-cell>
          <table:table-cell table:number-columns-repeated="2" office:value-type="string">
            <text:p>100% (173/173)</text:p>
          </table:table-cell>
          <table:table-cell office:value-type="string">
            <text:p>0% (0/0)</text:p>
          </table:table-cell>
          <table:table-cell office:value-type="string">
            <text:p>Ulysses_S._Grant_6:27.txt</text:p>
          </table:table-cell>
          <table:table-cell office:value-type="string">
            <text:p>The report of the Commissioner of Agriculture herewith contains suggestions of much interest to the general public, and refers to the sly approaching Centennial and the part his Department is ready to take in it. I feel that the nation at large is interested in having this exposition a success, and commend to Congress such action as will secure a greater general interest in it. Already many foreign nations have signified their intention to be represented at it, and it may be expected that every civilized nation will be represented.&lt;br/&gt;&lt;br/&gt;The rules adopted to improve the civil service of the Government have been adhered to as closely as has been practicable with the opposition with which they meet. The effect, I believe, has been beneficial on the whole, and has tended to the elevation of the service. But it is impracticable to maintain them without direct and positive support of Congress. Generally the support which this reform receives is from those who give it their support only to find fault when the rules are apparently departed from. Removals from office without preferring charges against parties removed are frequently cited as departures from the rules adopted, and the retention of those against whom charges are made by irresponsible persons and without good grounds is also often condemned as a violation of them. Under these circumstances, therefore, I announce that if Congress adjourns without positive legislation on the subject of 'civil-service reform' I will regard such action as a disapproval of the system, and will abandon it, except so far as to require examinations for certain appointees, to determine their fitness. Competitive examinations will be abandoned.&lt;br/&gt;&lt;br/&gt;</text:p>
          </table:table-cell>
          <table:table-cell office:value-type="float" office:value="20">
            <text:p>20</text:p>
          </table:table-cell>
          <table:table-cell office:value-type="float" office:value="4">
            <text:p>4</text:p>
          </table:table-cell>
          <table:table-cell office:value-type="float" office:value="10">
            <text:p>10</text:p>
          </table:table-cell>
          <table:table-cell office:value-type="float" office:value="4">
            <text:p>4</text:p>
          </table:table-cell>
          <table:table-cell office:value-type="string">
            <text:p>Tennessee</text:p>
          </table:table-cell>
          <table:table-cell office:value-type="string">
            <text:p>http://en.wikipedia.org/wiki/Tennessee</text:p>
          </table:table-cell>
          <table:table-cell office:value-type="string">
            <text:p>Dismissal of U.S. attorneys controversy</text:p>
          </table:table-cell>
          <table:table-cell office:value-type="string">
            <text:p>http://en.wikipedia.org/wiki/Dismissal_of_U.S._attorneys_controversy</text:p>
          </table:table-cell>
          <table:table-cell table:style-name="Default" office:value-type="string">
            <text:p>NO</text:p>
          </table:table-cell>
          <table:table-cell office:value-type="float" office:value="2">
            <text:p>2</text:p>
          </table:table-cell>
          <table:table-cell table:number-columns-repeated="3"/>
          <table:table-cell table:formula="of:=CONCATENATE(TEXT([.$AD190];&quot;#&quot;);&quot;,&quot;;TEXT([.$AF190];&quot;#&quot;);&quot;,&quot;;TEXT([.$AM190];&quot;#&quot;))" office:value-type="string" office:string-value="20,10,2">
            <text:p>20,10,2</text:p>
          </table:table-cell>
        </table:table-row>
        <table:table-row table:style-name="ro1">
          <table:table-cell office:value-type="string">
            <text:p>29DGULF395SWLW46M2UN6NJBZ7ZQC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2 GMT 2012</text:p>
          </table:table-cell>
          <table:table-cell table:number-columns-repeated="2"/>
          <table:table-cell office:value-type="string">
            <text:p>211Y8TNKIMZS1E8KO2TOU0PG0WUXA0</text:p>
          </table:table-cell>
          <table:table-cell office:value-type="string">
            <text:p>A2L1D7QH3STFCH</text:p>
          </table:table-cell>
          <table:table-cell office:value-type="string">
            <text:p>Approved</text:p>
          </table:table-cell>
          <table:table-cell office:value-type="string">
            <text:p>Thu Aug 30 18:55:33 GMT 2012</text:p>
          </table:table-cell>
          <table:table-cell office:value-type="string">
            <text:p>Thu Aug 30 18:57:32 GMT 2012</text:p>
          </table:table-cell>
          <table:table-cell office:value-type="string">
            <text:p>Thu Sep 06 18:57:32 GMT 2012</text:p>
          </table:table-cell>
          <table:table-cell office:value-type="string">
            <text:p>2012/09/06 18:59:14 +0000</text:p>
          </table:table-cell>
          <table:table-cell table:number-columns-repeated="2"/>
          <table:table-cell office:value-type="float" office:value="119">
            <text:p>119</text:p>
          </table:table-cell>
          <table:table-cell table:number-columns-repeated="2" office:value-type="string">
            <text:p>100% (10/10)</text:p>
          </table:table-cell>
          <table:table-cell office:value-type="string">
            <text:p>0% (0/0)</text:p>
          </table:table-cell>
          <table:table-cell office:value-type="string">
            <text:p>Ronald_Reagan_1:21.txt</text:p>
          </table:table-cell>
          <table:table-cell office:value-type="string">
            <text:p>Contrary to some of the wild charges you may have heard, this administration has not and will not turn its back on America's elderly or America's poor. Under the new budget, funding for social insurance programs will be more than double the amount spent only six years ago.&lt;br/&gt;&lt;br/&gt;But it would foolish to pretend that these or any programs cannot be made more efficient and economical.&lt;br/&gt;&lt;br/&gt;</text:p>
          </table:table-cell>
          <table:table-cell office:value-type="float" office:value="20">
            <text:p>20</text:p>
          </table:table-cell>
          <table:table-cell office:value-type="float" office:value="1">
            <text:p>1</text:p>
          </table:table-cell>
          <table:table-cell office:value-type="float" office:value="10">
            <text:p>10</text:p>
          </table:table-cell>
          <table:table-cell office:value-type="float" office:value="4">
            <text:p>4</text:p>
          </table:table-cell>
          <table:table-cell office:value-type="string">
            <text:p>Medicaid</text:p>
          </table:table-cell>
          <table:table-cell office:value-type="string">
            <text:p>http://en.wikipedia.org/wiki/Medicaid</text:p>
          </table:table-cell>
          <table:table-cell office:value-type="string">
            <text:p>Federal</text:p>
          </table:table-cell>
          <table:table-cell office:value-type="string">
            <text:p>http://en.wikipedia.org/wiki/Federal</text:p>
          </table:table-cell>
          <table:table-cell table:style-name="Default"/>
          <table:table-cell office:value-type="float" office:value="1">
            <text:p>1</text:p>
          </table:table-cell>
          <table:table-cell table:number-columns-repeated="3"/>
          <table:table-cell table:formula="of:=CONCATENATE(TEXT([.$AD191];&quot;#&quot;);&quot;,&quot;;TEXT([.$AF191];&quot;#&quot;);&quot;,&quot;;TEXT([.$AM191];&quot;#&quot;))" office:value-type="string" office:string-value="20,10,1">
            <text:p>20,10,1</text:p>
          </table:table-cell>
        </table:table-row>
        <table:table-row table:style-name="ro1">
          <table:table-cell office:value-type="string">
            <text:p>29DGULF395SWLW46M2UN6NJBZ7ZQC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2 GMT 2012</text:p>
          </table:table-cell>
          <table:table-cell table:number-columns-repeated="2"/>
          <table:table-cell office:value-type="string">
            <text:p>29YR70G5R98DNSR0LHNS0TNYHXURBT</text:p>
          </table:table-cell>
          <table:table-cell office:value-type="string">
            <text:p>A997OZ3H2B3Q2</text:p>
          </table:table-cell>
          <table:table-cell office:value-type="string">
            <text:p>Approved</text:p>
          </table:table-cell>
          <table:table-cell office:value-type="string">
            <text:p>Thu Aug 30 18:47:08 GMT 2012</text:p>
          </table:table-cell>
          <table:table-cell office:value-type="string">
            <text:p>Thu Aug 30 18:47:59 GMT 2012</text:p>
          </table:table-cell>
          <table:table-cell office:value-type="string">
            <text:p>Thu Sep 06 18:47:59 GMT 2012</text:p>
          </table:table-cell>
          <table:table-cell office:value-type="string">
            <text:p>2012/09/06 18:49:23 +0000</text:p>
          </table:table-cell>
          <table:table-cell table:number-columns-repeated="2"/>
          <table:table-cell office:value-type="float" office:value="51">
            <text:p>51</text:p>
          </table:table-cell>
          <table:table-cell table:number-columns-repeated="2" office:value-type="string">
            <text:p>100% (93/93)</text:p>
          </table:table-cell>
          <table:table-cell office:value-type="string">
            <text:p>0% (0/0)</text:p>
          </table:table-cell>
          <table:table-cell office:value-type="string">
            <text:p>Ronald_Reagan_1:21.txt</text:p>
          </table:table-cell>
          <table:table-cell office:value-type="string">
            <text:p>Contrary to some of the wild charges you may have heard, this administration has not and will not turn its back on America's elderly or America's poor. Under the new budget, funding for social insurance programs will be more than double the amount spent only six years ago.&lt;br/&gt;&lt;br/&gt;But it would foolish to pretend that these or any programs cannot be made more efficient and economical.&lt;br/&gt;&lt;br/&gt;</text:p>
          </table:table-cell>
          <table:table-cell office:value-type="float" office:value="20">
            <text:p>20</text:p>
          </table:table-cell>
          <table:table-cell office:value-type="float" office:value="1">
            <text:p>1</text:p>
          </table:table-cell>
          <table:table-cell office:value-type="float" office:value="10">
            <text:p>10</text:p>
          </table:table-cell>
          <table:table-cell office:value-type="float" office:value="4">
            <text:p>4</text:p>
          </table:table-cell>
          <table:table-cell office:value-type="string">
            <text:p>Medicaid</text:p>
          </table:table-cell>
          <table:table-cell office:value-type="string">
            <text:p>http://en.wikipedia.org/wiki/Medicaid</text:p>
          </table:table-cell>
          <table:table-cell office:value-type="string">
            <text:p>Federal</text:p>
          </table:table-cell>
          <table:table-cell office:value-type="string">
            <text:p>http://en.wikipedia.org/wiki/Federal</text:p>
          </table:table-cell>
          <table:table-cell table:style-name="Default"/>
          <table:table-cell office:value-type="float" office:value="1">
            <text:p>1</text:p>
          </table:table-cell>
          <table:table-cell table:number-columns-repeated="3"/>
          <table:table-cell table:formula="of:=CONCATENATE(TEXT([.$AD192];&quot;#&quot;);&quot;,&quot;;TEXT([.$AF192];&quot;#&quot;);&quot;,&quot;;TEXT([.$AM192];&quot;#&quot;))" office:value-type="string" office:string-value="20,10,1">
            <text:p>20,10,1</text:p>
          </table:table-cell>
        </table:table-row>
        <table:table-row table:style-name="ro1">
          <table:table-cell office:value-type="string">
            <text:p>29DGULF395SWLW46M2UN6NJBZ7ZQC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2 GMT 2012</text:p>
          </table:table-cell>
          <table:table-cell table:number-columns-repeated="2"/>
          <table:table-cell office:value-type="string">
            <text:p>2VYVCPWZ9RNDBRC082YSV3DTLBRBQB</text:p>
          </table:table-cell>
          <table:table-cell office:value-type="string">
            <text:p>A33GBAC29A0MS5</text:p>
          </table:table-cell>
          <table:table-cell office:value-type="string">
            <text:p>Approved</text:p>
          </table:table-cell>
          <table:table-cell office:value-type="string">
            <text:p>Thu Aug 30 18:29:07 GMT 2012</text:p>
          </table:table-cell>
          <table:table-cell office:value-type="string">
            <text:p>Thu Aug 30 18:29:16 GMT 2012</text:p>
          </table:table-cell>
          <table:table-cell office:value-type="string">
            <text:p>Thu Sep 06 18:29:16 GMT 2012</text:p>
          </table:table-cell>
          <table:table-cell office:value-type="string">
            <text:p>2012/09/06 18:34:17 +0000</text:p>
          </table:table-cell>
          <table:table-cell table:number-columns-repeated="2"/>
          <table:table-cell office:value-type="float" office:value="9">
            <text:p>9</text:p>
          </table:table-cell>
          <table:table-cell table:number-columns-repeated="2" office:value-type="string">
            <text:p>100% (84/84)</text:p>
          </table:table-cell>
          <table:table-cell office:value-type="string">
            <text:p>0% (0/0)</text:p>
          </table:table-cell>
          <table:table-cell office:value-type="string">
            <text:p>Ronald_Reagan_1:21.txt</text:p>
          </table:table-cell>
          <table:table-cell office:value-type="string">
            <text:p>Contrary to some of the wild charges you may have heard, this administration has not and will not turn its back on America's elderly or America's poor. Under the new budget, funding for social insurance programs will be more than double the amount spent only six years ago.&lt;br/&gt;&lt;br/&gt;But it would foolish to pretend that these or any programs cannot be made more efficient and economical.&lt;br/&gt;&lt;br/&gt;</text:p>
          </table:table-cell>
          <table:table-cell office:value-type="float" office:value="20">
            <text:p>20</text:p>
          </table:table-cell>
          <table:table-cell office:value-type="float" office:value="1">
            <text:p>1</text:p>
          </table:table-cell>
          <table:table-cell office:value-type="float" office:value="10">
            <text:p>10</text:p>
          </table:table-cell>
          <table:table-cell office:value-type="float" office:value="4">
            <text:p>4</text:p>
          </table:table-cell>
          <table:table-cell office:value-type="string">
            <text:p>Medicaid</text:p>
          </table:table-cell>
          <table:table-cell office:value-type="string">
            <text:p>http://en.wikipedia.org/wiki/Medicaid</text:p>
          </table:table-cell>
          <table:table-cell office:value-type="string">
            <text:p>Federal</text:p>
          </table:table-cell>
          <table:table-cell office:value-type="string">
            <text:p>http://en.wikipedia.org/wiki/Federal</text:p>
          </table:table-cell>
          <table:table-cell table:style-name="Default"/>
          <table:table-cell office:value-type="float" office:value="1">
            <text:p>1</text:p>
          </table:table-cell>
          <table:table-cell table:number-columns-repeated="3"/>
          <table:table-cell table:formula="of:=CONCATENATE(TEXT([.$AD193];&quot;#&quot;);&quot;,&quot;;TEXT([.$AF193];&quot;#&quot;);&quot;,&quot;;TEXT([.$AM193];&quot;#&quot;))" office:value-type="string" office:string-value="20,10,1">
            <text:p>20,10,1</text:p>
          </table:table-cell>
        </table:table-row>
        <table:table-row table:style-name="ro1">
          <table:table-cell office:value-type="string">
            <text:p>20Y5TYMNCWYBJI3EZ2JH511JPFROK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2 GMT 2012</text:p>
          </table:table-cell>
          <table:table-cell table:number-columns-repeated="2"/>
          <table:table-cell office:value-type="string">
            <text:p>22O1VP9746OQG1BVXHH6F051V220KO</text:p>
          </table:table-cell>
          <table:table-cell office:value-type="string">
            <text:p>A3F7S6S96ZG4LQ</text:p>
          </table:table-cell>
          <table:table-cell office:value-type="string">
            <text:p>Approved</text:p>
          </table:table-cell>
          <table:table-cell office:value-type="string">
            <text:p>Fri Aug 31 06:42:57 GMT 2012</text:p>
          </table:table-cell>
          <table:table-cell office:value-type="string">
            <text:p>Fri Aug 31 06:43:05 GMT 2012</text:p>
          </table:table-cell>
          <table:table-cell office:value-type="string">
            <text:p>Fri Sep 07 06:43:05 GMT 2012</text:p>
          </table:table-cell>
          <table:table-cell office:value-type="string">
            <text:p>2012/09/07 06:44:18 +0000</text:p>
          </table:table-cell>
          <table:table-cell table:number-columns-repeated="2"/>
          <table:table-cell office:value-type="float" office:value="8">
            <text:p>8</text:p>
          </table:table-cell>
          <table:table-cell table:number-columns-repeated="2" office:value-type="string">
            <text:p>100% (9/9)</text:p>
          </table:table-cell>
          <table:table-cell office:value-type="string">
            <text:p>0% (0/0)</text:p>
          </table:table-cell>
          <table:table-cell office:value-type="string">
            <text:p>Franklin_Delano_Roosevelt_8:10.txt</text:p>
          </table:table-cell>
          <table:table-cell office:value-type="string">
            <text:p>We must especially beware of that small group of selfish men who would clip the wings of the American eagle in order to feather their own nests.&lt;br/&gt;&lt;br/&gt;I have recently pointed out how quickly the tempo of modern warfare could bring into our very midst the physical attack which we must eventually expect if the dictator nations win this war.&lt;br/&gt;&lt;br/&gt;</text:p>
          </table:table-cell>
          <table:table-cell office:value-type="float" office:value="20">
            <text:p>20</text:p>
          </table:table-cell>
          <table:table-cell office:value-type="float" office:value="3">
            <text:p>3</text:p>
          </table:table-cell>
          <table:table-cell office:value-type="float" office:value="100">
            <text:p>100</text:p>
          </table:table-cell>
          <table:table-cell office:value-type="float" office:value="4">
            <text:p>4</text:p>
          </table:table-cell>
          <table:table-cell office:value-type="string">
            <text:p>Nations</text:p>
          </table:table-cell>
          <table:table-cell office:value-type="string">
            <text:p>http://en.wikipedia.org/wiki/Nations</text:p>
          </table:table-cell>
          <table:table-cell office:value-type="string">
            <text:p>Georgy Zhukov</text:p>
          </table:table-cell>
          <table:table-cell office:value-type="string">
            <text:p>http://en.wikipedia.org/wiki/Georgy_Zhukov</text:p>
          </table:table-cell>
          <table:table-cell table:style-name="Default"/>
          <table:table-cell office:value-type="float" office:value="1">
            <text:p>1</text:p>
          </table:table-cell>
          <table:table-cell table:number-columns-repeated="3"/>
          <table:table-cell table:formula="of:=CONCATENATE(TEXT([.$AD194];&quot;#&quot;);&quot;,&quot;;TEXT([.$AF194];&quot;#&quot;);&quot;,&quot;;TEXT([.$AM194];&quot;#&quot;))" office:value-type="string" office:string-value="20,100,1">
            <text:p>20,100,1</text:p>
          </table:table-cell>
        </table:table-row>
        <table:table-row table:style-name="ro1">
          <table:table-cell office:value-type="string">
            <text:p>20Y5TYMNCWYBJI3EZ2JH511JPFROK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2 GMT 2012</text:p>
          </table:table-cell>
          <table:table-cell table:number-columns-repeated="2"/>
          <table:table-cell office:value-type="string">
            <text:p>2AKPW1INMHGY5D78UK26JFMFK635II</text:p>
          </table:table-cell>
          <table:table-cell office:value-type="string">
            <text:p>A31ALYJKPKD09W</text:p>
          </table:table-cell>
          <table:table-cell office:value-type="string">
            <text:p>Approved</text:p>
          </table:table-cell>
          <table:table-cell office:value-type="string">
            <text:p>Fri Aug 31 00:26:23 GMT 2012</text:p>
          </table:table-cell>
          <table:table-cell office:value-type="string">
            <text:p>Fri Aug 31 00:26:43 GMT 2012</text:p>
          </table:table-cell>
          <table:table-cell office:value-type="string">
            <text:p>Fri Sep 07 00:26:43 GMT 2012</text:p>
          </table:table-cell>
          <table:table-cell office:value-type="string">
            <text:p>2012/09/07 00:29:13 +0000</text:p>
          </table:table-cell>
          <table:table-cell table:number-columns-repeated="2"/>
          <table:table-cell office:value-type="float" office:value="20">
            <text:p>20</text:p>
          </table:table-cell>
          <table:table-cell office:value-type="string">
            <text:p>100% (294/295)</text:p>
          </table:table-cell>
          <table:table-cell office:value-type="string">
            <text:p>100% (62/62)</text:p>
          </table:table-cell>
          <table:table-cell office:value-type="string">
            <text:p>0% (0/0)</text:p>
          </table:table-cell>
          <table:table-cell office:value-type="string">
            <text:p>Franklin_Delano_Roosevelt_8:10.txt</text:p>
          </table:table-cell>
          <table:table-cell office:value-type="string">
            <text:p>We must especially beware of that small group of selfish men who would clip the wings of the American eagle in order to feather their own nests.&lt;br/&gt;&lt;br/&gt;I have recently pointed out how quickly the tempo of modern warfare could bring into our very midst the physical attack which we must eventually expect if the dictator nations win this war.&lt;br/&gt;&lt;br/&gt;</text:p>
          </table:table-cell>
          <table:table-cell office:value-type="float" office:value="20">
            <text:p>20</text:p>
          </table:table-cell>
          <table:table-cell office:value-type="float" office:value="3">
            <text:p>3</text:p>
          </table:table-cell>
          <table:table-cell office:value-type="float" office:value="100">
            <text:p>100</text:p>
          </table:table-cell>
          <table:table-cell office:value-type="float" office:value="4">
            <text:p>4</text:p>
          </table:table-cell>
          <table:table-cell office:value-type="string">
            <text:p>Nations</text:p>
          </table:table-cell>
          <table:table-cell office:value-type="string">
            <text:p>http://en.wikipedia.org/wiki/Nations</text:p>
          </table:table-cell>
          <table:table-cell office:value-type="string">
            <text:p>Georgy Zhukov</text:p>
          </table:table-cell>
          <table:table-cell office:value-type="string">
            <text:p>http://en.wikipedia.org/wiki/Georgy_Zhukov</text:p>
          </table:table-cell>
          <table:table-cell table:style-name="Default"/>
          <table:table-cell office:value-type="float" office:value="1">
            <text:p>1</text:p>
          </table:table-cell>
          <table:table-cell table:number-columns-repeated="3"/>
          <table:table-cell table:formula="of:=CONCATENATE(TEXT([.$AD195];&quot;#&quot;);&quot;,&quot;;TEXT([.$AF195];&quot;#&quot;);&quot;,&quot;;TEXT([.$AM195];&quot;#&quot;))" office:value-type="string" office:string-value="20,100,1">
            <text:p>20,100,1</text:p>
          </table:table-cell>
        </table:table-row>
        <table:table-row table:style-name="ro1">
          <table:table-cell office:value-type="string">
            <text:p>20Y5TYMNCWYBJI3EZ2JH511JPFROK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2 GMT 2012</text:p>
          </table:table-cell>
          <table:table-cell table:number-columns-repeated="2"/>
          <table:table-cell office:value-type="string">
            <text:p>2CD92HECWA6XI7CHJPRCX5KXUACJKG</text:p>
          </table:table-cell>
          <table:table-cell office:value-type="string">
            <text:p>A30SN6C7YX0OIP</text:p>
          </table:table-cell>
          <table:table-cell office:value-type="string">
            <text:p>Approved</text:p>
          </table:table-cell>
          <table:table-cell office:value-type="string">
            <text:p>Thu Aug 30 19:42:08 GMT 2012</text:p>
          </table:table-cell>
          <table:table-cell office:value-type="string">
            <text:p>Thu Aug 30 19:42:15 GMT 2012</text:p>
          </table:table-cell>
          <table:table-cell office:value-type="string">
            <text:p>Thu Sep 06 19:42:15 GMT 2012</text:p>
          </table:table-cell>
          <table:table-cell office:value-type="string">
            <text:p>2012/09/06 19:44:14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Franklin_Delano_Roosevelt_8:10.txt</text:p>
          </table:table-cell>
          <table:table-cell office:value-type="string">
            <text:p>We must especially beware of that small group of selfish men who would clip the wings of the American eagle in order to feather their own nests.&lt;br/&gt;&lt;br/&gt;I have recently pointed out how quickly the tempo of modern warfare could bring into our very midst the physical attack which we must eventually expect if the dictator nations win this war.&lt;br/&gt;&lt;br/&gt;</text:p>
          </table:table-cell>
          <table:table-cell office:value-type="float" office:value="20">
            <text:p>20</text:p>
          </table:table-cell>
          <table:table-cell office:value-type="float" office:value="3">
            <text:p>3</text:p>
          </table:table-cell>
          <table:table-cell office:value-type="float" office:value="100">
            <text:p>100</text:p>
          </table:table-cell>
          <table:table-cell office:value-type="float" office:value="4">
            <text:p>4</text:p>
          </table:table-cell>
          <table:table-cell office:value-type="string">
            <text:p>Nations</text:p>
          </table:table-cell>
          <table:table-cell office:value-type="string">
            <text:p>http://en.wikipedia.org/wiki/Nations</text:p>
          </table:table-cell>
          <table:table-cell office:value-type="string">
            <text:p>Georgy Zhukov</text:p>
          </table:table-cell>
          <table:table-cell office:value-type="string">
            <text:p>http://en.wikipedia.org/wiki/Georgy_Zhukov</text:p>
          </table:table-cell>
          <table:table-cell table:style-name="Default" office:value-type="string">
            <text:p>NO</text:p>
          </table:table-cell>
          <table:table-cell office:value-type="float" office:value="1">
            <text:p>1</text:p>
          </table:table-cell>
          <table:table-cell table:number-columns-repeated="3"/>
          <table:table-cell table:formula="of:=CONCATENATE(TEXT([.$AD196];&quot;#&quot;);&quot;,&quot;;TEXT([.$AF196];&quot;#&quot;);&quot;,&quot;;TEXT([.$AM196];&quot;#&quot;))" office:value-type="string" office:string-value="20,100,1">
            <text:p>20,100,1</text:p>
          </table:table-cell>
        </table:table-row>
        <table:table-row table:style-name="ro1">
          <table:table-cell office:value-type="string">
            <text:p>2UCCF806UFBNU1JL1V63H5SW7FFE0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2 GMT 2012</text:p>
          </table:table-cell>
          <table:table-cell table:number-columns-repeated="2"/>
          <table:table-cell office:value-type="string">
            <text:p>2BWIXKO2L92HTLKFD7UYWCCF5TEDE7</text:p>
          </table:table-cell>
          <table:table-cell office:value-type="string">
            <text:p>A1K9WP8Q74E9G2</text:p>
          </table:table-cell>
          <table:table-cell office:value-type="string">
            <text:p>Approved</text:p>
          </table:table-cell>
          <table:table-cell office:value-type="string">
            <text:p>Thu Aug 30 18:15:51 GMT 2012</text:p>
          </table:table-cell>
          <table:table-cell office:value-type="string">
            <text:p>Thu Aug 30 18:16:27 GMT 2012</text:p>
          </table:table-cell>
          <table:table-cell office:value-type="string">
            <text:p>Thu Sep 06 18:16:27 GMT 2012</text:p>
          </table:table-cell>
          <table:table-cell office:value-type="string">
            <text:p>2012/09/06 18:19:21 +0000</text:p>
          </table:table-cell>
          <table:table-cell table:number-columns-repeated="2"/>
          <table:table-cell office:value-type="float" office:value="36">
            <text:p>36</text:p>
          </table:table-cell>
          <table:table-cell table:number-columns-repeated="2" office:value-type="string">
            <text:p>100% (8/8)</text:p>
          </table:table-cell>
          <table:table-cell office:value-type="string">
            <text:p>0% (0/0)</text:p>
          </table:table-cell>
          <table:table-cell office:value-type="string">
            <text:p>Dwight_D._Eisenhower_6:7.txt</text:p>
          </table:table-cell>
          <table:table-cell office:value-type="string">
            <text:p>This threat is not something imagined by critics of the Soviets. Soviet spokesmen, from the beginning, have publicly and frequently declared their aim to expand their power, one way or another, throughout the world.&lt;br/&gt;&lt;br/&gt;The threat has become increasingly serious as this expansionist aim has been reinforced by an advancing industrial, military and scientific establishment.&lt;br/&gt;&lt;br/&gt;</text:p>
          </table:table-cell>
          <table:table-cell office:value-type="float" office:value="10">
            <text:p>10</text:p>
          </table:table-cell>
          <table:table-cell office:value-type="float" office:value="2">
            <text:p>2</text:p>
          </table:table-cell>
          <table:table-cell office:value-type="float" office:value="50">
            <text:p>50</text:p>
          </table:table-cell>
          <table:table-cell office:value-type="float" office:value="4">
            <text:p>4</text:p>
          </table:table-cell>
          <table:table-cell office:value-type="string">
            <text:p>Nations</text:p>
          </table:table-cell>
          <table:table-cell office:value-type="string">
            <text:p>http://en.wikipedia.org/wiki/Nations</text:p>
          </table:table-cell>
          <table:table-cell office:value-type="string">
            <text:p>Mikoyan-Gurevich MiG-23</text:p>
          </table:table-cell>
          <table:table-cell office:value-type="string">
            <text:p>http://en.wikipedia.org/wiki/Mikoyan-Gurevich_MiG-23</text:p>
          </table:table-cell>
          <table:table-cell table:style-name="Default"/>
          <table:table-cell office:value-type="float" office:value="1">
            <text:p>1</text:p>
          </table:table-cell>
          <table:table-cell table:number-columns-repeated="3"/>
          <table:table-cell table:formula="of:=CONCATENATE(TEXT([.$AD197];&quot;#&quot;);&quot;,&quot;;TEXT([.$AF197];&quot;#&quot;);&quot;,&quot;;TEXT([.$AM197];&quot;#&quot;))" office:value-type="string" office:string-value="10,50,1">
            <text:p>10,50,1</text:p>
          </table:table-cell>
        </table:table-row>
        <table:table-row table:style-name="ro1">
          <table:table-cell office:value-type="string">
            <text:p>2UCCF806UFBNU1JL1V63H5SW7FFE0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2 GMT 2012</text:p>
          </table:table-cell>
          <table:table-cell table:number-columns-repeated="2"/>
          <table:table-cell office:value-type="string">
            <text:p>2O41PC6SK9RJNEC4P95HUAAPR5L2Q7</text:p>
          </table:table-cell>
          <table:table-cell office:value-type="string">
            <text:p>A3NSQ31TWXF8Z6</text:p>
          </table:table-cell>
          <table:table-cell office:value-type="string">
            <text:p>Approved</text:p>
          </table:table-cell>
          <table:table-cell office:value-type="string">
            <text:p>Thu Aug 30 20:51:07 GMT 2012</text:p>
          </table:table-cell>
          <table:table-cell office:value-type="string">
            <text:p>Thu Aug 30 20:51:22 GMT 2012</text:p>
          </table:table-cell>
          <table:table-cell office:value-type="string">
            <text:p>Thu Sep 06 20:51:22 GMT 2012</text:p>
          </table:table-cell>
          <table:table-cell office:value-type="string">
            <text:p>2012/09/06 20:54:14 +0000</text:p>
          </table:table-cell>
          <table:table-cell table:number-columns-repeated="2"/>
          <table:table-cell office:value-type="float" office:value="15">
            <text:p>15</text:p>
          </table:table-cell>
          <table:table-cell office:value-type="string">
            <text:p>100% (72/72)</text:p>
          </table:table-cell>
          <table:table-cell office:value-type="string">
            <text:p>100% (14/14)</text:p>
          </table:table-cell>
          <table:table-cell office:value-type="string">
            <text:p>0% (0/0)</text:p>
          </table:table-cell>
          <table:table-cell office:value-type="string">
            <text:p>Dwight_D._Eisenhower_6:7.txt</text:p>
          </table:table-cell>
          <table:table-cell office:value-type="string">
            <text:p>This threat is not something imagined by critics of the Soviets. Soviet spokesmen, from the beginning, have publicly and frequently declared their aim to expand their power, one way or another, throughout the world.&lt;br/&gt;&lt;br/&gt;The threat has become increasingly serious as this expansionist aim has been reinforced by an advancing industrial, military and scientific establishment.&lt;br/&gt;&lt;br/&gt;</text:p>
          </table:table-cell>
          <table:table-cell office:value-type="float" office:value="10">
            <text:p>10</text:p>
          </table:table-cell>
          <table:table-cell office:value-type="float" office:value="2">
            <text:p>2</text:p>
          </table:table-cell>
          <table:table-cell office:value-type="float" office:value="50">
            <text:p>50</text:p>
          </table:table-cell>
          <table:table-cell office:value-type="float" office:value="4">
            <text:p>4</text:p>
          </table:table-cell>
          <table:table-cell office:value-type="string">
            <text:p>Nations</text:p>
          </table:table-cell>
          <table:table-cell office:value-type="string">
            <text:p>http://en.wikipedia.org/wiki/Nations</text:p>
          </table:table-cell>
          <table:table-cell office:value-type="string">
            <text:p>Mikoyan-Gurevich MiG-23</text:p>
          </table:table-cell>
          <table:table-cell office:value-type="string">
            <text:p>http://en.wikipedia.org/wiki/Mikoyan-Gurevich_MiG-23</text:p>
          </table:table-cell>
          <table:table-cell table:style-name="Default"/>
          <table:table-cell office:value-type="float" office:value="1">
            <text:p>1</text:p>
          </table:table-cell>
          <table:table-cell table:number-columns-repeated="3"/>
          <table:table-cell table:formula="of:=CONCATENATE(TEXT([.$AD198];&quot;#&quot;);&quot;,&quot;;TEXT([.$AF198];&quot;#&quot;);&quot;,&quot;;TEXT([.$AM198];&quot;#&quot;))" office:value-type="string" office:string-value="10,50,1">
            <text:p>10,50,1</text:p>
          </table:table-cell>
        </table:table-row>
        <table:table-row table:style-name="ro1">
          <table:table-cell office:value-type="string">
            <text:p>2UCCF806UFBNU1JL1V63H5SW7FFE0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2 GMT 2012</text:p>
          </table:table-cell>
          <table:table-cell table:number-columns-repeated="2"/>
          <table:table-cell office:value-type="string">
            <text:p>2Y1Z6KW4ZMAZWQFWSPH0WNNVWYV7GU</text:p>
          </table:table-cell>
          <table:table-cell office:value-type="string">
            <text:p>A30SN6C7YX0OIP</text:p>
          </table:table-cell>
          <table:table-cell office:value-type="string">
            <text:p>Approved</text:p>
          </table:table-cell>
          <table:table-cell office:value-type="string">
            <text:p>Thu Aug 30 19:54:27 GMT 2012</text:p>
          </table:table-cell>
          <table:table-cell office:value-type="string">
            <text:p>Thu Aug 30 19:54:34 GMT 2012</text:p>
          </table:table-cell>
          <table:table-cell office:value-type="string">
            <text:p>Thu Sep 06 19:54:34 GMT 2012</text:p>
          </table:table-cell>
          <table:table-cell office:value-type="string">
            <text:p>2012/09/06 19:59:12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Dwight_D._Eisenhower_6:7.txt</text:p>
          </table:table-cell>
          <table:table-cell office:value-type="string">
            <text:p>This threat is not something imagined by critics of the Soviets. Soviet spokesmen, from the beginning, have publicly and frequently declared their aim to expand their power, one way or another, throughout the world.&lt;br/&gt;&lt;br/&gt;The threat has become increasingly serious as this expansionist aim has been reinforced by an advancing industrial, military and scientific establishment.&lt;br/&gt;&lt;br/&gt;</text:p>
          </table:table-cell>
          <table:table-cell office:value-type="float" office:value="10">
            <text:p>10</text:p>
          </table:table-cell>
          <table:table-cell office:value-type="float" office:value="2">
            <text:p>2</text:p>
          </table:table-cell>
          <table:table-cell office:value-type="float" office:value="50">
            <text:p>50</text:p>
          </table:table-cell>
          <table:table-cell office:value-type="float" office:value="4">
            <text:p>4</text:p>
          </table:table-cell>
          <table:table-cell office:value-type="string">
            <text:p>Nations</text:p>
          </table:table-cell>
          <table:table-cell office:value-type="string">
            <text:p>http://en.wikipedia.org/wiki/Nations</text:p>
          </table:table-cell>
          <table:table-cell office:value-type="string">
            <text:p>Mikoyan-Gurevich MiG-23</text:p>
          </table:table-cell>
          <table:table-cell office:value-type="string">
            <text:p>http://en.wikipedia.org/wiki/Mikoyan-Gurevich_MiG-23</text:p>
          </table:table-cell>
          <table:table-cell table:style-name="Default" office:value-type="string">
            <text:p>NO</text:p>
          </table:table-cell>
          <table:table-cell office:value-type="float" office:value="2">
            <text:p>2</text:p>
          </table:table-cell>
          <table:table-cell table:number-columns-repeated="3"/>
          <table:table-cell table:formula="of:=CONCATENATE(TEXT([.$AD199];&quot;#&quot;);&quot;,&quot;;TEXT([.$AF199];&quot;#&quot;);&quot;,&quot;;TEXT([.$AM199];&quot;#&quot;))" office:value-type="string" office:string-value="10,50,2">
            <text:p>10,50,2</text:p>
          </table:table-cell>
        </table:table-row>
        <table:table-row table:style-name="ro1">
          <table:table-cell office:value-type="string">
            <text:p>24ASCXKNQY2RRS8BA9MEBHR0LMH0PI</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2 GMT 2012</text:p>
          </table:table-cell>
          <table:table-cell table:number-columns-repeated="2"/>
          <table:table-cell office:value-type="string">
            <text:p>2GJLPHIT3HVWP48NDCEJY2177GZBJK</text:p>
          </table:table-cell>
          <table:table-cell office:value-type="string">
            <text:p>A997OZ3H2B3Q2</text:p>
          </table:table-cell>
          <table:table-cell office:value-type="string">
            <text:p>Approved</text:p>
          </table:table-cell>
          <table:table-cell office:value-type="string">
            <text:p>Thu Aug 30 18:28:37 GMT 2012</text:p>
          </table:table-cell>
          <table:table-cell office:value-type="string">
            <text:p>Thu Aug 30 18:28:56 GMT 2012</text:p>
          </table:table-cell>
          <table:table-cell office:value-type="string">
            <text:p>Thu Sep 06 18:28:56 GMT 2012</text:p>
          </table:table-cell>
          <table:table-cell office:value-type="string">
            <text:p>2012/09/06 18:29:19 +0000</text:p>
          </table:table-cell>
          <table:table-cell table:number-columns-repeated="2"/>
          <table:table-cell office:value-type="float" office:value="19">
            <text:p>19</text:p>
          </table:table-cell>
          <table:table-cell table:number-columns-repeated="2" office:value-type="string">
            <text:p>100% (93/93)</text:p>
          </table:table-cell>
          <table:table-cell office:value-type="string">
            <text:p>0% (0/0)</text:p>
          </table:table-cell>
          <table:table-cell office:value-type="string">
            <text:p>William_McKinley_2:15.txt</text:p>
          </table:table-cell>
          <table:table-cell office:value-type="string">
            <text:p>The Signal Corps was promptly organized, and performed service of the most difficult and important character. Its operations during the war covered the electrical connection of all coast fortifications, the establishment of telephonic and telegraphic facilities for the camps at Manila, Santiago, and in Puerto Rico. There were constructed 300 miles of line at ten great camps, thus facilitating military movements from those points in a manner heretofore unknown in military administration. Field telegraph lines were established and maintained under the enemy's fire at Manila, and later the Manila-Hongkong cable was reopened.&lt;br/&gt;&lt;br/&gt;In Puerto Rico cable communications were opened over a discontinued route, and on land the headquarters of the commanding officer was kept in telegraphic or telephonic communication with the division commanders on four different lines of operations.&lt;br/&gt;&lt;br/&gt;</text:p>
          </table:table-cell>
          <table:table-cell office:value-type="float" office:value="100">
            <text:p>100</text:p>
          </table:table-cell>
          <table:table-cell office:value-type="float" office:value="1">
            <text:p>1</text:p>
          </table:table-cell>
          <table:table-cell office:value-type="float" office:value="20">
            <text:p>20</text:p>
          </table:table-cell>
          <table:table-cell office:value-type="float" office:value="2">
            <text:p>2</text:p>
          </table:table-cell>
          <table:table-cell office:value-type="string">
            <text:p>Edmund Wragge</text:p>
          </table:table-cell>
          <table:table-cell office:value-type="string">
            <text:p>http://en.wikipedia.org/wiki/Edmund_Wragge</text:p>
          </table:table-cell>
          <table:table-cell office:value-type="string">
            <text:p>Navy</text:p>
          </table:table-cell>
          <table:table-cell office:value-type="string">
            <text:p>http://en.wikipedia.org/wiki/Navy</text:p>
          </table:table-cell>
          <table:table-cell table:style-name="Default"/>
          <table:table-cell office:value-type="float" office:value="2">
            <text:p>2</text:p>
          </table:table-cell>
          <table:table-cell table:number-columns-repeated="3"/>
          <table:table-cell table:formula="of:=CONCATENATE(TEXT([.$AD200];&quot;#&quot;);&quot;,&quot;;TEXT([.$AF200];&quot;#&quot;);&quot;,&quot;;TEXT([.$AM200];&quot;#&quot;))" office:value-type="string" office:string-value="100,20,2">
            <text:p>100,20,2</text:p>
          </table:table-cell>
        </table:table-row>
        <table:table-row table:style-name="ro1">
          <table:table-cell office:value-type="string">
            <text:p>24ASCXKNQY2RRS8BA9MEBHR0LMH0PI</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2 GMT 2012</text:p>
          </table:table-cell>
          <table:table-cell table:number-columns-repeated="2"/>
          <table:table-cell office:value-type="string">
            <text:p>2TZ9KQW618N4L3LKJNV55CETSUILNL</text:p>
          </table:table-cell>
          <table:table-cell office:value-type="string">
            <text:p>AFLI0J4KQMVHG</text:p>
          </table:table-cell>
          <table:table-cell office:value-type="string">
            <text:p>Approved</text:p>
          </table:table-cell>
          <table:table-cell office:value-type="string">
            <text:p>Thu Aug 30 18:33:23 GMT 2012</text:p>
          </table:table-cell>
          <table:table-cell office:value-type="string">
            <text:p>Thu Aug 30 18:34:05 GMT 2012</text:p>
          </table:table-cell>
          <table:table-cell office:value-type="string">
            <text:p>Thu Sep 06 18:34:05 GMT 2012</text:p>
          </table:table-cell>
          <table:table-cell office:value-type="string">
            <text:p>2012/09/06 18:34:22 +0000</text:p>
          </table:table-cell>
          <table:table-cell table:number-columns-repeated="2"/>
          <table:table-cell office:value-type="float" office:value="42">
            <text:p>42</text:p>
          </table:table-cell>
          <table:table-cell table:number-columns-repeated="2" office:value-type="string">
            <text:p>100% (4/4)</text:p>
          </table:table-cell>
          <table:table-cell office:value-type="string">
            <text:p>0% (0/0)</text:p>
          </table:table-cell>
          <table:table-cell office:value-type="string">
            <text:p>William_McKinley_2:15.txt</text:p>
          </table:table-cell>
          <table:table-cell office:value-type="string">
            <text:p>The Signal Corps was promptly organized, and performed service of the most difficult and important character. Its operations during the war covered the electrical connection of all coast fortifications, the establishment of telephonic and telegraphic facilities for the camps at Manila, Santiago, and in Puerto Rico. There were constructed 300 miles of line at ten great camps, thus facilitating military movements from those points in a manner heretofore unknown in military administration. Field telegraph lines were established and maintained under the enemy's fire at Manila, and later the Manila-Hongkong cable was reopened.&lt;br/&gt;&lt;br/&gt;In Puerto Rico cable communications were opened over a discontinued route, and on land the headquarters of the commanding officer was kept in telegraphic or telephonic communication with the division commanders on four different lines of operations.&lt;br/&gt;&lt;br/&gt;</text:p>
          </table:table-cell>
          <table:table-cell office:value-type="float" office:value="100">
            <text:p>100</text:p>
          </table:table-cell>
          <table:table-cell office:value-type="float" office:value="1">
            <text:p>1</text:p>
          </table:table-cell>
          <table:table-cell office:value-type="float" office:value="20">
            <text:p>20</text:p>
          </table:table-cell>
          <table:table-cell office:value-type="float" office:value="2">
            <text:p>2</text:p>
          </table:table-cell>
          <table:table-cell office:value-type="string">
            <text:p>Edmund Wragge</text:p>
          </table:table-cell>
          <table:table-cell office:value-type="string">
            <text:p>http://en.wikipedia.org/wiki/Edmund_Wragge</text:p>
          </table:table-cell>
          <table:table-cell office:value-type="string">
            <text:p>Navy</text:p>
          </table:table-cell>
          <table:table-cell office:value-type="string">
            <text:p>http://en.wikipedia.org/wiki/Navy</text:p>
          </table:table-cell>
          <table:table-cell table:style-name="Default"/>
          <table:table-cell office:value-type="float" office:value="2">
            <text:p>2</text:p>
          </table:table-cell>
          <table:table-cell table:number-columns-repeated="3"/>
          <table:table-cell table:formula="of:=CONCATENATE(TEXT([.$AD201];&quot;#&quot;);&quot;,&quot;;TEXT([.$AF201];&quot;#&quot;);&quot;,&quot;;TEXT([.$AM201];&quot;#&quot;))" office:value-type="string" office:string-value="100,20,2">
            <text:p>100,20,2</text:p>
          </table:table-cell>
        </table:table-row>
        <table:table-row table:style-name="ro1">
          <table:table-cell office:value-type="string">
            <text:p>24ASCXKNQY2RRS8BA9MEBHR0LMH0PI</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2 GMT 2012</text:p>
          </table:table-cell>
          <table:table-cell table:number-columns-repeated="2"/>
          <table:table-cell office:value-type="string">
            <text:p>2V7Q0ONNVRH1ZQCELQIBF6NVE2EMV9</text:p>
          </table:table-cell>
          <table:table-cell office:value-type="string">
            <text:p>A30SN6C7YX0OIP</text:p>
          </table:table-cell>
          <table:table-cell office:value-type="string">
            <text:p>Approved</text:p>
          </table:table-cell>
          <table:table-cell office:value-type="string">
            <text:p>Thu Aug 30 19:48:09 GMT 2012</text:p>
          </table:table-cell>
          <table:table-cell office:value-type="string">
            <text:p>Thu Aug 30 19:48:15 GMT 2012</text:p>
          </table:table-cell>
          <table:table-cell office:value-type="string">
            <text:p>Thu Sep 06 19:48:15 GMT 2012</text:p>
          </table:table-cell>
          <table:table-cell office:value-type="string">
            <text:p>2012/09/06 19:49:21 +0000</text:p>
          </table:table-cell>
          <table:table-cell table:number-columns-repeated="2"/>
          <table:table-cell office:value-type="float" office:value="6">
            <text:p>6</text:p>
          </table:table-cell>
          <table:table-cell table:number-columns-repeated="2" office:value-type="string">
            <text:p>100% (173/173)</text:p>
          </table:table-cell>
          <table:table-cell office:value-type="string">
            <text:p>0% (0/0)</text:p>
          </table:table-cell>
          <table:table-cell office:value-type="string">
            <text:p>William_McKinley_2:15.txt</text:p>
          </table:table-cell>
          <table:table-cell office:value-type="string">
            <text:p>The Signal Corps was promptly organized, and performed service of the most difficult and important character. Its operations during the war covered the electrical connection of all coast fortifications, the establishment of telephonic and telegraphic facilities for the camps at Manila, Santiago, and in Puerto Rico. There were constructed 300 miles of line at ten great camps, thus facilitating military movements from those points in a manner heretofore unknown in military administration. Field telegraph lines were established and maintained under the enemy's fire at Manila, and later the Manila-Hongkong cable was reopened.&lt;br/&gt;&lt;br/&gt;In Puerto Rico cable communications were opened over a discontinued route, and on land the headquarters of the commanding officer was kept in telegraphic or telephonic communication with the division commanders on four different lines of operations.&lt;br/&gt;&lt;br/&gt;</text:p>
          </table:table-cell>
          <table:table-cell office:value-type="float" office:value="100">
            <text:p>100</text:p>
          </table:table-cell>
          <table:table-cell office:value-type="float" office:value="1">
            <text:p>1</text:p>
          </table:table-cell>
          <table:table-cell office:value-type="float" office:value="20">
            <text:p>20</text:p>
          </table:table-cell>
          <table:table-cell office:value-type="float" office:value="2">
            <text:p>2</text:p>
          </table:table-cell>
          <table:table-cell office:value-type="string">
            <text:p>Edmund Wragge</text:p>
          </table:table-cell>
          <table:table-cell office:value-type="string">
            <text:p>http://en.wikipedia.org/wiki/Edmund_Wragge</text:p>
          </table:table-cell>
          <table:table-cell office:value-type="string">
            <text:p>Navy</text:p>
          </table:table-cell>
          <table:table-cell office:value-type="string">
            <text:p>http://en.wikipedia.org/wiki/Navy</text:p>
          </table:table-cell>
          <table:table-cell table:style-name="Default" office:value-type="string">
            <text:p>NO</text:p>
          </table:table-cell>
          <table:table-cell office:value-type="float" office:value="2">
            <text:p>2</text:p>
          </table:table-cell>
          <table:table-cell table:number-columns-repeated="3"/>
          <table:table-cell table:formula="of:=CONCATENATE(TEXT([.$AD202];&quot;#&quot;);&quot;,&quot;;TEXT([.$AF202];&quot;#&quot;);&quot;,&quot;;TEXT([.$AM202];&quot;#&quot;))" office:value-type="string" office:string-value="100,20,2">
            <text:p>100,20,2</text:p>
          </table:table-cell>
        </table:table-row>
        <table:table-row table:style-name="ro1">
          <table:table-cell office:value-type="string">
            <text:p>2C4EC1PC6SK96SWAV99ZMHMABHL0O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2 GMT 2012</text:p>
          </table:table-cell>
          <table:table-cell table:number-columns-repeated="2"/>
          <table:table-cell office:value-type="string">
            <text:p>22NQ8H88MQU60ECG2M91ZXX4FZD9SS</text:p>
          </table:table-cell>
          <table:table-cell office:value-type="string">
            <text:p>A30SN6C7YX0OIP</text:p>
          </table:table-cell>
          <table:table-cell office:value-type="string">
            <text:p>Approved</text:p>
          </table:table-cell>
          <table:table-cell office:value-type="string">
            <text:p>Thu Aug 30 19:46:48 GMT 2012</text:p>
          </table:table-cell>
          <table:table-cell office:value-type="string">
            <text:p>Thu Aug 30 19:46:56 GMT 2012</text:p>
          </table:table-cell>
          <table:table-cell office:value-type="string">
            <text:p>Thu Sep 06 19:46:56 GMT 2012</text:p>
          </table:table-cell>
          <table:table-cell office:value-type="string">
            <text:p>2012/09/06 19:49:20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James_Monroe_6:8.txt</text:p>
          </table:table-cell>
          <table:table-cell office:value-type="string">
            <text:p>The Military Academy forms the basis, in regard to science, on which the military establishment rests. It furnishes annually, after due examination and on the report of the academic staff, many well- informed youths to fill the vacancies which occur in the several corps of the Army, while others who retire to private life carry with them such attainments as, under the right reserved to the several States to appoint the officers and to train the militia, will enable them, by affording a wider field for selection, to promote the great object of the power vested in Congress of providing for the organizing, arming, and disciplining the militia. Thus by the mutual and harmonious cooperation of the two governments in the execution of a power divided between them, an object always to be cherished, the attainment of a great result, on which our liberties may depend, can not fail to be secured. I have to add that in proportion as our regular force is small should the instruction and discipline of the militia, the great resource on which we rely, be pushed to the utmost extent that circumstances will admit.&lt;br/&gt;&lt;br/&gt;A report from the Secretary of the Navy will communicate the progress which has been made in the construction of vessels of war, with other interesting details respecting the actual state of the affairs of that Department. It has been found necessary for the protection of our commerce to maintain the usual squadrons on the Mediterranean, the Pacific, and along the Atlantic coast, extending the cruises of the latter into the West Indies, where piracy, organized into a system, has preyed on the commerce of every country trading thither. A cruise has also been maintained on the coast of Africa, when the season would permit, for the suppression of the slave trade, and orders have been given to the commanders of all our public ships to seize our own vessels, should they find any engaging in that trade, and to bring them in for adjudication.&lt;br/&gt;&lt;br/&gt;</text:p>
          </table:table-cell>
          <table:table-cell office:value-type="float" office:value="50">
            <text:p>50</text:p>
          </table:table-cell>
          <table:table-cell office:value-type="float" office:value="1">
            <text:p>1</text:p>
          </table:table-cell>
          <table:table-cell office:value-type="float" office:value="10">
            <text:p>10</text:p>
          </table:table-cell>
          <table:table-cell office:value-type="float" office:value="0">
            <text:p>0</text:p>
          </table:table-cell>
          <table:table-cell office:value-type="string">
            <text:p>Tatmadaw</text:p>
          </table:table-cell>
          <table:table-cell office:value-type="string">
            <text:p>http://en.wikipedia.org/wiki/Tatmadaw</text:p>
          </table:table-cell>
          <table:table-cell office:value-type="string">
            <text:p>Navy</text:p>
          </table:table-cell>
          <table:table-cell office:value-type="string">
            <text:p>http://en.wikipedia.org/wiki/Navy</text:p>
          </table:table-cell>
          <table:table-cell table:style-name="Default" office:value-type="string">
            <text:p>NO</text:p>
          </table:table-cell>
          <table:table-cell office:value-type="float" office:value="2">
            <text:p>2</text:p>
          </table:table-cell>
          <table:table-cell table:number-columns-repeated="3"/>
          <table:table-cell table:formula="of:=CONCATENATE(TEXT([.$AD203];&quot;#&quot;);&quot;,&quot;;TEXT([.$AF203];&quot;#&quot;);&quot;,&quot;;TEXT([.$AM203];&quot;#&quot;))" office:value-type="string" office:string-value="50,10,2">
            <text:p>50,10,2</text:p>
          </table:table-cell>
        </table:table-row>
        <table:table-row table:style-name="ro1">
          <table:table-cell office:value-type="string">
            <text:p>2C4EC1PC6SK96SWAV99ZMHMABHL0O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2 GMT 2012</text:p>
          </table:table-cell>
          <table:table-cell table:number-columns-repeated="2"/>
          <table:table-cell office:value-type="string">
            <text:p>2A9FL42J1LY5NKV7EWRIOFKHIIX3O5</text:p>
          </table:table-cell>
          <table:table-cell office:value-type="string">
            <text:p>A3U1K9X1LXA5JA</text:p>
          </table:table-cell>
          <table:table-cell office:value-type="string">
            <text:p>Approved</text:p>
          </table:table-cell>
          <table:table-cell office:value-type="string">
            <text:p>Thu Aug 30 18:49:55 GMT 2012</text:p>
          </table:table-cell>
          <table:table-cell office:value-type="string">
            <text:p>Thu Aug 30 18:50:05 GMT 2012</text:p>
          </table:table-cell>
          <table:table-cell office:value-type="string">
            <text:p>Thu Sep 06 18:50:05 GMT 2012</text:p>
          </table:table-cell>
          <table:table-cell office:value-type="string">
            <text:p>2012/09/06 18:54:15 +0000</text:p>
          </table:table-cell>
          <table:table-cell table:number-columns-repeated="2"/>
          <table:table-cell office:value-type="float" office:value="10">
            <text:p>10</text:p>
          </table:table-cell>
          <table:table-cell office:value-type="string">
            <text:p>100% (29/29)</text:p>
          </table:table-cell>
          <table:table-cell office:value-type="string">
            <text:p>100% (28/28)</text:p>
          </table:table-cell>
          <table:table-cell office:value-type="string">
            <text:p>0% (0/0)</text:p>
          </table:table-cell>
          <table:table-cell office:value-type="string">
            <text:p>James_Monroe_6:8.txt</text:p>
          </table:table-cell>
          <table:table-cell office:value-type="string">
            <text:p>The Military Academy forms the basis, in regard to science, on which the military establishment rests. It furnishes annually, after due examination and on the report of the academic staff, many well- informed youths to fill the vacancies which occur in the several corps of the Army, while others who retire to private life carry with them such attainments as, under the right reserved to the several States to appoint the officers and to train the militia, will enable them, by affording a wider field for selection, to promote the great object of the power vested in Congress of providing for the organizing, arming, and disciplining the militia. Thus by the mutual and harmonious cooperation of the two governments in the execution of a power divided between them, an object always to be cherished, the attainment of a great result, on which our liberties may depend, can not fail to be secured. I have to add that in proportion as our regular force is small should the instruction and discipline of the militia, the great resource on which we rely, be pushed to the utmost extent that circumstances will admit.&lt;br/&gt;&lt;br/&gt;A report from the Secretary of the Navy will communicate the progress which has been made in the construction of vessels of war, with other interesting details respecting the actual state of the affairs of that Department. It has been found necessary for the protection of our commerce to maintain the usual squadrons on the Mediterranean, the Pacific, and along the Atlantic coast, extending the cruises of the latter into the West Indies, where piracy, organized into a system, has preyed on the commerce of every country trading thither. A cruise has also been maintained on the coast of Africa, when the season would permit, for the suppression of the slave trade, and orders have been given to the commanders of all our public ships to seize our own vessels, should they find any engaging in that trade, and to bring them in for adjudication.&lt;br/&gt;&lt;br/&gt;</text:p>
          </table:table-cell>
          <table:table-cell office:value-type="float" office:value="50">
            <text:p>50</text:p>
          </table:table-cell>
          <table:table-cell office:value-type="float" office:value="1">
            <text:p>1</text:p>
          </table:table-cell>
          <table:table-cell office:value-type="float" office:value="10">
            <text:p>10</text:p>
          </table:table-cell>
          <table:table-cell office:value-type="float" office:value="0">
            <text:p>0</text:p>
          </table:table-cell>
          <table:table-cell office:value-type="string">
            <text:p>Tatmadaw</text:p>
          </table:table-cell>
          <table:table-cell office:value-type="string">
            <text:p>http://en.wikipedia.org/wiki/Tatmadaw</text:p>
          </table:table-cell>
          <table:table-cell office:value-type="string">
            <text:p>Navy</text:p>
          </table:table-cell>
          <table:table-cell office:value-type="string">
            <text:p>http://en.wikipedia.org/wiki/Navy</text:p>
          </table:table-cell>
          <table:table-cell table:style-name="Default"/>
          <table:table-cell office:value-type="float" office:value="2">
            <text:p>2</text:p>
          </table:table-cell>
          <table:table-cell table:number-columns-repeated="3"/>
          <table:table-cell table:formula="of:=CONCATENATE(TEXT([.$AD204];&quot;#&quot;);&quot;,&quot;;TEXT([.$AF204];&quot;#&quot;);&quot;,&quot;;TEXT([.$AM204];&quot;#&quot;))" office:value-type="string" office:string-value="50,10,2">
            <text:p>50,10,2</text:p>
          </table:table-cell>
        </table:table-row>
        <table:table-row table:style-name="ro1">
          <table:table-cell office:value-type="string">
            <text:p>2C4EC1PC6SK96SWAV99ZMHMABHL0O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2 GMT 2012</text:p>
          </table:table-cell>
          <table:table-cell table:number-columns-repeated="2"/>
          <table:table-cell office:value-type="string">
            <text:p>2GMXFCD45XCE8W1XU3BIV3TGULRWYG</text:p>
          </table:table-cell>
          <table:table-cell office:value-type="string">
            <text:p>A2L1D7QH3STFCH</text:p>
          </table:table-cell>
          <table:table-cell office:value-type="string">
            <text:p>Approved</text:p>
          </table:table-cell>
          <table:table-cell office:value-type="string">
            <text:p>Thu Aug 30 18:51:59 GMT 2012</text:p>
          </table:table-cell>
          <table:table-cell office:value-type="string">
            <text:p>Thu Aug 30 18:54:37 GMT 2012</text:p>
          </table:table-cell>
          <table:table-cell office:value-type="string">
            <text:p>Thu Sep 06 18:54:37 GMT 2012</text:p>
          </table:table-cell>
          <table:table-cell office:value-type="string">
            <text:p>2012/09/06 18:59:13 +0000</text:p>
          </table:table-cell>
          <table:table-cell table:number-columns-repeated="2"/>
          <table:table-cell office:value-type="float" office:value="158">
            <text:p>158</text:p>
          </table:table-cell>
          <table:table-cell table:number-columns-repeated="2" office:value-type="string">
            <text:p>100% (10/10)</text:p>
          </table:table-cell>
          <table:table-cell office:value-type="string">
            <text:p>0% (0/0)</text:p>
          </table:table-cell>
          <table:table-cell office:value-type="string">
            <text:p>James_Monroe_6:8.txt</text:p>
          </table:table-cell>
          <table:table-cell office:value-type="string">
            <text:p>The Military Academy forms the basis, in regard to science, on which the military establishment rests. It furnishes annually, after due examination and on the report of the academic staff, many well- informed youths to fill the vacancies which occur in the several corps of the Army, while others who retire to private life carry with them such attainments as, under the right reserved to the several States to appoint the officers and to train the militia, will enable them, by affording a wider field for selection, to promote the great object of the power vested in Congress of providing for the organizing, arming, and disciplining the militia. Thus by the mutual and harmonious cooperation of the two governments in the execution of a power divided between them, an object always to be cherished, the attainment of a great result, on which our liberties may depend, can not fail to be secured. I have to add that in proportion as our regular force is small should the instruction and discipline of the militia, the great resource on which we rely, be pushed to the utmost extent that circumstances will admit.&lt;br/&gt;&lt;br/&gt;A report from the Secretary of the Navy will communicate the progress which has been made in the construction of vessels of war, with other interesting details respecting the actual state of the affairs of that Department. It has been found necessary for the protection of our commerce to maintain the usual squadrons on the Mediterranean, the Pacific, and along the Atlantic coast, extending the cruises of the latter into the West Indies, where piracy, organized into a system, has preyed on the commerce of every country trading thither. A cruise has also been maintained on the coast of Africa, when the season would permit, for the suppression of the slave trade, and orders have been given to the commanders of all our public ships to seize our own vessels, should they find any engaging in that trade, and to bring them in for adjudication.&lt;br/&gt;&lt;br/&gt;</text:p>
          </table:table-cell>
          <table:table-cell office:value-type="float" office:value="50">
            <text:p>50</text:p>
          </table:table-cell>
          <table:table-cell office:value-type="float" office:value="1">
            <text:p>1</text:p>
          </table:table-cell>
          <table:table-cell office:value-type="float" office:value="10">
            <text:p>10</text:p>
          </table:table-cell>
          <table:table-cell office:value-type="float" office:value="0">
            <text:p>0</text:p>
          </table:table-cell>
          <table:table-cell office:value-type="string">
            <text:p>Tatmadaw</text:p>
          </table:table-cell>
          <table:table-cell office:value-type="string">
            <text:p>http://en.wikipedia.org/wiki/Tatmadaw</text:p>
          </table:table-cell>
          <table:table-cell office:value-type="string">
            <text:p>Navy</text:p>
          </table:table-cell>
          <table:table-cell office:value-type="string">
            <text:p>http://en.wikipedia.org/wiki/Navy</text:p>
          </table:table-cell>
          <table:table-cell table:style-name="Default"/>
          <table:table-cell office:value-type="float" office:value="2">
            <text:p>2</text:p>
          </table:table-cell>
          <table:table-cell table:number-columns-repeated="3"/>
          <table:table-cell table:formula="of:=CONCATENATE(TEXT([.$AD205];&quot;#&quot;);&quot;,&quot;;TEXT([.$AF205];&quot;#&quot;);&quot;,&quot;;TEXT([.$AM205];&quot;#&quot;))" office:value-type="string" office:string-value="50,10,2">
            <text:p>50,10,2</text:p>
          </table:table-cell>
        </table:table-row>
        <table:table-row table:style-name="ro1">
          <table:table-cell office:value-type="string">
            <text:p>2TYW40SPW1IN1Q43XEA3VAB6C7LE1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2 GMT 2012</text:p>
          </table:table-cell>
          <table:table-cell table:number-columns-repeated="2"/>
          <table:table-cell office:value-type="string">
            <text:p>2IEQU6L5OBVCXAF24E1IRF7GZI4FY4</text:p>
          </table:table-cell>
          <table:table-cell office:value-type="string">
            <text:p>A30SN6C7YX0OIP</text:p>
          </table:table-cell>
          <table:table-cell office:value-type="string">
            <text:p>Approved</text:p>
          </table:table-cell>
          <table:table-cell office:value-type="string">
            <text:p>Thu Aug 30 19:57:08 GMT 2012</text:p>
          </table:table-cell>
          <table:table-cell office:value-type="string">
            <text:p>Thu Aug 30 19:57:14 GMT 2012</text:p>
          </table:table-cell>
          <table:table-cell office:value-type="string">
            <text:p>Thu Sep 06 19:57:14 GMT 2012</text:p>
          </table:table-cell>
          <table:table-cell office:value-type="string">
            <text:p>2012/09/06 19:59:13 +0000</text:p>
          </table:table-cell>
          <table:table-cell table:number-columns-repeated="2"/>
          <table:table-cell office:value-type="float" office:value="6">
            <text:p>6</text:p>
          </table:table-cell>
          <table:table-cell table:number-columns-repeated="2" office:value-type="string">
            <text:p>100% (173/173)</text:p>
          </table:table-cell>
          <table:table-cell office:value-type="string">
            <text:p>0% (0/0)</text:p>
          </table:table-cell>
          <table:table-cell office:value-type="string">
            <text:p>Franklin_Delano_Roosevelt_12:35.txt</text:p>
          </table:table-cell>
          <table:table-cell office:value-type="string">
            <text:p>One of the most urgent immediate requirements of the armed forces is more nurses. Last April the Army requirement for nurses was set at 50,000. Actual strength in nurses was then 40,000. Since that time the Army has tried to raise the additional 10,000. Active recruiting has been carried on, but the net gain in eight months has been only 2,000. There are now 42,000 nurses in the Army.&lt;br/&gt;&lt;br/&gt;Recent estimates have increased the total number needed to 60,000. That means that 18,000 more nurses must be obtained for the Army alone and the Navy now requires 2,000 additional nurses.&lt;br/&gt;&lt;br/&gt;</text:p>
          </table:table-cell>
          <table:table-cell office:value-type="float" office:value="100">
            <text:p>100</text:p>
          </table:table-cell>
          <table:table-cell office:value-type="float" office:value="2">
            <text:p>2</text:p>
          </table:table-cell>
          <table:table-cell office:value-type="float" office:value="200">
            <text:p>200</text:p>
          </table:table-cell>
          <table:table-cell office:value-type="float" office:value="4">
            <text:p>4</text:p>
          </table:table-cell>
          <table:table-cell office:value-type="string">
            <text:p>Salute</text:p>
          </table:table-cell>
          <table:table-cell office:value-type="string">
            <text:p>http://en.wikipedia.org/wiki/Salute</text:p>
          </table:table-cell>
          <table:table-cell office:value-type="string">
            <text:p>Militia</text:p>
          </table:table-cell>
          <table:table-cell office:value-type="string">
            <text:p>http://en.wikipedia.org/wiki/Militia</text:p>
          </table:table-cell>
          <table:table-cell table:style-name="Default" office:value-type="string">
            <text:p>NO</text:p>
          </table:table-cell>
          <table:table-cell office:value-type="float" office:value="2">
            <text:p>2</text:p>
          </table:table-cell>
          <table:table-cell table:number-columns-repeated="3"/>
          <table:table-cell table:formula="of:=CONCATENATE(TEXT([.$AD206];&quot;#&quot;);&quot;,&quot;;TEXT([.$AF206];&quot;#&quot;);&quot;,&quot;;TEXT([.$AM206];&quot;#&quot;))" office:value-type="string" office:string-value="100,200,2">
            <text:p>100,200,2</text:p>
          </table:table-cell>
        </table:table-row>
        <table:table-row table:style-name="ro1">
          <table:table-cell office:value-type="string">
            <text:p>2TYW40SPW1IN1Q43XEA3VAB6C7LE1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2 GMT 2012</text:p>
          </table:table-cell>
          <table:table-cell table:number-columns-repeated="2"/>
          <table:table-cell office:value-type="string">
            <text:p>2R9RRLFQ0ONNA056RRF9MGRBCNCRI0</text:p>
          </table:table-cell>
          <table:table-cell office:value-type="string">
            <text:p>A27NFWV85VNZV8</text:p>
          </table:table-cell>
          <table:table-cell office:value-type="string">
            <text:p>Approved</text:p>
          </table:table-cell>
          <table:table-cell office:value-type="string">
            <text:p>Thu Aug 30 18:20:36 GMT 2012</text:p>
          </table:table-cell>
          <table:table-cell office:value-type="string">
            <text:p>Thu Aug 30 18:21:20 GMT 2012</text:p>
          </table:table-cell>
          <table:table-cell office:value-type="string">
            <text:p>Thu Sep 06 18:21:20 GMT 2012</text:p>
          </table:table-cell>
          <table:table-cell office:value-type="string">
            <text:p>2012/09/06 18:24:22 +0000</text:p>
          </table:table-cell>
          <table:table-cell table:number-columns-repeated="2"/>
          <table:table-cell office:value-type="float" office:value="44">
            <text:p>44</text:p>
          </table:table-cell>
          <table:table-cell table:number-columns-repeated="2" office:value-type="string">
            <text:p>100% (7/7)</text:p>
          </table:table-cell>
          <table:table-cell office:value-type="string">
            <text:p>0% (0/0)</text:p>
          </table:table-cell>
          <table:table-cell office:value-type="string">
            <text:p>Franklin_Delano_Roosevelt_12:35.txt</text:p>
          </table:table-cell>
          <table:table-cell office:value-type="string">
            <text:p>One of the most urgent immediate requirements of the armed forces is more nurses. Last April the Army requirement for nurses was set at 50,000. Actual strength in nurses was then 40,000. Since that time the Army has tried to raise the additional 10,000. Active recruiting has been carried on, but the net gain in eight months has been only 2,000. There are now 42,000 nurses in the Army.&lt;br/&gt;&lt;br/&gt;Recent estimates have increased the total number needed to 60,000. That means that 18,000 more nurses must be obtained for the Army alone and the Navy now requires 2,000 additional nurses.&lt;br/&gt;&lt;br/&gt;</text:p>
          </table:table-cell>
          <table:table-cell office:value-type="float" office:value="100">
            <text:p>100</text:p>
          </table:table-cell>
          <table:table-cell office:value-type="float" office:value="2">
            <text:p>2</text:p>
          </table:table-cell>
          <table:table-cell office:value-type="float" office:value="200">
            <text:p>200</text:p>
          </table:table-cell>
          <table:table-cell office:value-type="float" office:value="4">
            <text:p>4</text:p>
          </table:table-cell>
          <table:table-cell office:value-type="string">
            <text:p>Salute</text:p>
          </table:table-cell>
          <table:table-cell office:value-type="string">
            <text:p>http://en.wikipedia.org/wiki/Salute</text:p>
          </table:table-cell>
          <table:table-cell office:value-type="string">
            <text:p>Militia</text:p>
          </table:table-cell>
          <table:table-cell office:value-type="string">
            <text:p>http://en.wikipedia.org/wiki/Militia</text:p>
          </table:table-cell>
          <table:table-cell table:style-name="Default"/>
          <table:table-cell office:value-type="float" office:value="2">
            <text:p>2</text:p>
          </table:table-cell>
          <table:table-cell table:number-columns-repeated="3"/>
          <table:table-cell table:formula="of:=CONCATENATE(TEXT([.$AD207];&quot;#&quot;);&quot;,&quot;;TEXT([.$AF207];&quot;#&quot;);&quot;,&quot;;TEXT([.$AM207];&quot;#&quot;))" office:value-type="string" office:string-value="100,200,2">
            <text:p>100,200,2</text:p>
          </table:table-cell>
        </table:table-row>
        <table:table-row table:style-name="ro1">
          <table:table-cell office:value-type="string">
            <text:p>2TYW40SPW1IN1Q43XEA3VAB6C7LE1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2 GMT 2012</text:p>
          </table:table-cell>
          <table:table-cell table:number-columns-repeated="2"/>
          <table:table-cell office:value-type="string">
            <text:p>2XIQ7Q67051QZLBW8CKQK1XMLZPDXG</text:p>
          </table:table-cell>
          <table:table-cell office:value-type="string">
            <text:p>A3343ON7H5UO3L</text:p>
          </table:table-cell>
          <table:table-cell office:value-type="string">
            <text:p>Approved</text:p>
          </table:table-cell>
          <table:table-cell office:value-type="string">
            <text:p>Thu Aug 30 18:20:57 GMT 2012</text:p>
          </table:table-cell>
          <table:table-cell office:value-type="string">
            <text:p>Thu Aug 30 18:21:08 GMT 2012</text:p>
          </table:table-cell>
          <table:table-cell office:value-type="string">
            <text:p>Thu Sep 06 18:21:08 GMT 2012</text:p>
          </table:table-cell>
          <table:table-cell office:value-type="string">
            <text:p>2012/09/06 18:24:21 +0000</text:p>
          </table:table-cell>
          <table:table-cell table:number-columns-repeated="2"/>
          <table:table-cell office:value-type="float" office:value="11">
            <text:p>11</text:p>
          </table:table-cell>
          <table:table-cell table:number-columns-repeated="2" office:value-type="string">
            <text:p>100% (17/17)</text:p>
          </table:table-cell>
          <table:table-cell office:value-type="string">
            <text:p>0% (0/0)</text:p>
          </table:table-cell>
          <table:table-cell office:value-type="string">
            <text:p>Franklin_Delano_Roosevelt_12:35.txt</text:p>
          </table:table-cell>
          <table:table-cell office:value-type="string">
            <text:p>One of the most urgent immediate requirements of the armed forces is more nurses. Last April the Army requirement for nurses was set at 50,000. Actual strength in nurses was then 40,000. Since that time the Army has tried to raise the additional 10,000. Active recruiting has been carried on, but the net gain in eight months has been only 2,000. There are now 42,000 nurses in the Army.&lt;br/&gt;&lt;br/&gt;Recent estimates have increased the total number needed to 60,000. That means that 18,000 more nurses must be obtained for the Army alone and the Navy now requires 2,000 additional nurses.&lt;br/&gt;&lt;br/&gt;</text:p>
          </table:table-cell>
          <table:table-cell office:value-type="float" office:value="100">
            <text:p>100</text:p>
          </table:table-cell>
          <table:table-cell office:value-type="float" office:value="2">
            <text:p>2</text:p>
          </table:table-cell>
          <table:table-cell office:value-type="float" office:value="200">
            <text:p>200</text:p>
          </table:table-cell>
          <table:table-cell office:value-type="float" office:value="4">
            <text:p>4</text:p>
          </table:table-cell>
          <table:table-cell office:value-type="string">
            <text:p>Salute</text:p>
          </table:table-cell>
          <table:table-cell office:value-type="string">
            <text:p>http://en.wikipedia.org/wiki/Salute</text:p>
          </table:table-cell>
          <table:table-cell office:value-type="string">
            <text:p>Militia</text:p>
          </table:table-cell>
          <table:table-cell office:value-type="string">
            <text:p>http://en.wikipedia.org/wiki/Militia</text:p>
          </table:table-cell>
          <table:table-cell table:style-name="Default"/>
          <table:table-cell office:value-type="float" office:value="1">
            <text:p>1</text:p>
          </table:table-cell>
          <table:table-cell table:number-columns-repeated="3"/>
          <table:table-cell table:formula="of:=CONCATENATE(TEXT([.$AD208];&quot;#&quot;);&quot;,&quot;;TEXT([.$AF208];&quot;#&quot;);&quot;,&quot;;TEXT([.$AM208];&quot;#&quot;))" office:value-type="string" office:string-value="100,200,1">
            <text:p>100,200,1</text:p>
          </table:table-cell>
        </table:table-row>
        <table:table-row table:style-name="ro1">
          <table:table-cell office:value-type="string">
            <text:p>2AOS8SV7WGKCR49QAM13BMHAQI30Q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2 GMT 2012</text:p>
          </table:table-cell>
          <table:table-cell table:number-columns-repeated="2"/>
          <table:table-cell office:value-type="string">
            <text:p>21JLFQ0ONNVRWA8MVJ5GZB76SDETK8</text:p>
          </table:table-cell>
          <table:table-cell office:value-type="string">
            <text:p>A31ALYJKPKD09W</text:p>
          </table:table-cell>
          <table:table-cell office:value-type="string">
            <text:p>Approved</text:p>
          </table:table-cell>
          <table:table-cell office:value-type="string">
            <text:p>Fri Aug 31 00:31:07 GMT 2012</text:p>
          </table:table-cell>
          <table:table-cell office:value-type="string">
            <text:p>Fri Aug 31 00:31:17 GMT 2012</text:p>
          </table:table-cell>
          <table:table-cell office:value-type="string">
            <text:p>Fri Sep 07 00:31:17 GMT 2012</text:p>
          </table:table-cell>
          <table:table-cell office:value-type="string">
            <text:p>2012/09/07 00:34:13 +0000</text:p>
          </table:table-cell>
          <table:table-cell table:number-columns-repeated="2"/>
          <table:table-cell office:value-type="float" office:value="10">
            <text:p>10</text:p>
          </table:table-cell>
          <table:table-cell office:value-type="string">
            <text:p>100% (294/295)</text:p>
          </table:table-cell>
          <table:table-cell office:value-type="string">
            <text:p>100% (62/62)</text:p>
          </table:table-cell>
          <table:table-cell office:value-type="string">
            <text:p>0% (0/0)</text:p>
          </table:table-cell>
          <table:table-cell office:value-type="string">
            <text:p>Franklin_Pierce_4:29.txt</text:p>
          </table:table-cell>
          <table:table-cell office:value-type="string">
            <text:p>Provision was made in the first article of that treaty for a commission to designate the mouths of rivers to which the common right of fishery on the coast of the United States and the British Provinces was not to extend. This commission has been employed a part of two seasons, but without much progress in accomplishing the object for which it was instituted, in consequence of a serious difference of opinion between the commissioners, not only as to the precise point where the rivers terminate, but in many instances as to what constitutes a river. These difficulties, however, may be overcome by resort to the umpirage provided for by the treaty.&lt;br/&gt;&lt;br/&gt;The efforts perseveringly prosecuted since the commencement of my Administration to relieve our trade to the Baltic from the exaction of Sound dues by Denmark have not yet been attended with success. Other governments have also sought to obtain a like relief to their commerce, and Denmark was thus induced to propose an arrangement to all the European powers interested in the subject, and the manner in which her proposition was received warranting her to believe that a satisfactory arrangement with them could soon be concluded, she made a strong appeal to this Government for temporary suspension of definite action on its part, in consideration of the embarrassment which might result to her European negotiations by an immediate adjustment of the question with the United States. This request has been acceded to upon the condition that the sums collected after the 16th of June last and until the 16th of June next from vessels and cargoes belonging to our merchants are to be considered as paid under protest and subject to future adjustment. There is reason to believe that an arrangement between Denmark and the maritime powers of Europe on the subject will be soon concluded, and that the pending negotiation with the United States may then be resumed and terminated in a satisfactory manner.&lt;br/&gt;&lt;br/&gt;</text:p>
          </table:table-cell>
          <table:table-cell office:value-type="float" office:value="50">
            <text:p>50</text:p>
          </table:table-cell>
          <table:table-cell office:value-type="float" office:value="4">
            <text:p>4</text:p>
          </table:table-cell>
          <table:table-cell office:value-type="float" office:value="20">
            <text:p>20</text:p>
          </table:table-cell>
          <table:table-cell office:value-type="float" office:value="4">
            <text:p>4</text:p>
          </table:table-cell>
          <table:table-cell office:value-type="string">
            <text:p>First Stadtholderless Period</text:p>
          </table:table-cell>
          <table:table-cell office:value-type="string">
            <text:p>http://en.wikipedia.org/wiki/First_Stadtholderless_Period</text:p>
          </table:table-cell>
          <table:table-cell office:value-type="string">
            <text:p>Abolitionism</text:p>
          </table:table-cell>
          <table:table-cell office:value-type="string">
            <text:p>http://en.wikipedia.org/wiki/Abolitionism</text:p>
          </table:table-cell>
          <table:table-cell table:style-name="Default"/>
          <table:table-cell office:value-type="float" office:value="2">
            <text:p>2</text:p>
          </table:table-cell>
          <table:table-cell table:number-columns-repeated="3"/>
          <table:table-cell table:formula="of:=CONCATENATE(TEXT([.$AD209];&quot;#&quot;);&quot;,&quot;;TEXT([.$AF209];&quot;#&quot;);&quot;,&quot;;TEXT([.$AM209];&quot;#&quot;))" office:value-type="string" office:string-value="50,20,2">
            <text:p>50,20,2</text:p>
          </table:table-cell>
        </table:table-row>
        <table:table-row table:style-name="ro1">
          <table:table-cell office:value-type="string">
            <text:p>2AOS8SV7WGKCR49QAM13BMHAQI30Q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2 GMT 2012</text:p>
          </table:table-cell>
          <table:table-cell table:number-columns-repeated="2"/>
          <table:table-cell office:value-type="string">
            <text:p>2DI0JG5TYMNCB7Z9GP0S0SHX6ICLHF</text:p>
          </table:table-cell>
          <table:table-cell office:value-type="string">
            <text:p>A30SN6C7YX0OIP</text:p>
          </table:table-cell>
          <table:table-cell office:value-type="string">
            <text:p>Approved</text:p>
          </table:table-cell>
          <table:table-cell office:value-type="string">
            <text:p>Thu Aug 30 19:36:59 GMT 2012</text:p>
          </table:table-cell>
          <table:table-cell office:value-type="string">
            <text:p>Thu Aug 30 19:37:07 GMT 2012</text:p>
          </table:table-cell>
          <table:table-cell office:value-type="string">
            <text:p>Thu Sep 06 19:37:07 GMT 2012</text:p>
          </table:table-cell>
          <table:table-cell office:value-type="string">
            <text:p>2012/09/06 19:39:15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Franklin_Pierce_4:29.txt</text:p>
          </table:table-cell>
          <table:table-cell office:value-type="string">
            <text:p>Provision was made in the first article of that treaty for a commission to designate the mouths of rivers to which the common right of fishery on the coast of the United States and the British Provinces was not to extend. This commission has been employed a part of two seasons, but without much progress in accomplishing the object for which it was instituted, in consequence of a serious difference of opinion between the commissioners, not only as to the precise point where the rivers terminate, but in many instances as to what constitutes a river. These difficulties, however, may be overcome by resort to the umpirage provided for by the treaty.&lt;br/&gt;&lt;br/&gt;The efforts perseveringly prosecuted since the commencement of my Administration to relieve our trade to the Baltic from the exaction of Sound dues by Denmark have not yet been attended with success. Other governments have also sought to obtain a like relief to their commerce, and Denmark was thus induced to propose an arrangement to all the European powers interested in the subject, and the manner in which her proposition was received warranting her to believe that a satisfactory arrangement with them could soon be concluded, she made a strong appeal to this Government for temporary suspension of definite action on its part, in consideration of the embarrassment which might result to her European negotiations by an immediate adjustment of the question with the United States. This request has been acceded to upon the condition that the sums collected after the 16th of June last and until the 16th of June next from vessels and cargoes belonging to our merchants are to be considered as paid under protest and subject to future adjustment. There is reason to believe that an arrangement between Denmark and the maritime powers of Europe on the subject will be soon concluded, and that the pending negotiation with the United States may then be resumed and terminated in a satisfactory manner.&lt;br/&gt;&lt;br/&gt;</text:p>
          </table:table-cell>
          <table:table-cell office:value-type="float" office:value="50">
            <text:p>50</text:p>
          </table:table-cell>
          <table:table-cell office:value-type="float" office:value="4">
            <text:p>4</text:p>
          </table:table-cell>
          <table:table-cell office:value-type="float" office:value="20">
            <text:p>20</text:p>
          </table:table-cell>
          <table:table-cell office:value-type="float" office:value="4">
            <text:p>4</text:p>
          </table:table-cell>
          <table:table-cell office:value-type="string">
            <text:p>First Stadtholderless Period</text:p>
          </table:table-cell>
          <table:table-cell office:value-type="string">
            <text:p>http://en.wikipedia.org/wiki/First_Stadtholderless_Period</text:p>
          </table:table-cell>
          <table:table-cell office:value-type="string">
            <text:p>Abolitionism</text:p>
          </table:table-cell>
          <table:table-cell office:value-type="string">
            <text:p>http://en.wikipedia.org/wiki/Abolitionism</text:p>
          </table:table-cell>
          <table:table-cell table:style-name="Default" office:value-type="string">
            <text:p>NO</text:p>
          </table:table-cell>
          <table:table-cell office:value-type="float" office:value="1">
            <text:p>1</text:p>
          </table:table-cell>
          <table:table-cell table:number-columns-repeated="3"/>
          <table:table-cell table:formula="of:=CONCATENATE(TEXT([.$AD210];&quot;#&quot;);&quot;,&quot;;TEXT([.$AF210];&quot;#&quot;);&quot;,&quot;;TEXT([.$AM210];&quot;#&quot;))" office:value-type="string" office:string-value="50,20,1">
            <text:p>50,20,1</text:p>
          </table:table-cell>
        </table:table-row>
        <table:table-row table:style-name="ro1">
          <table:table-cell office:value-type="string">
            <text:p>2AOS8SV7WGKCR49QAM13BMHAQI30Q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2 GMT 2012</text:p>
          </table:table-cell>
          <table:table-cell table:number-columns-repeated="2"/>
          <table:table-cell office:value-type="string">
            <text:p>2MKTMOFXRDS4XLPJ5NEXRFM16SRSVO</text:p>
          </table:table-cell>
          <table:table-cell office:value-type="string">
            <text:p>A3F7S6S96ZG4LQ</text:p>
          </table:table-cell>
          <table:table-cell office:value-type="string">
            <text:p>Approved</text:p>
          </table:table-cell>
          <table:table-cell office:value-type="string">
            <text:p>Fri Aug 31 06:44:23 GMT 2012</text:p>
          </table:table-cell>
          <table:table-cell office:value-type="string">
            <text:p>Fri Aug 31 06:44:35 GMT 2012</text:p>
          </table:table-cell>
          <table:table-cell office:value-type="string">
            <text:p>Fri Sep 07 06:44:35 GMT 2012</text:p>
          </table:table-cell>
          <table:table-cell office:value-type="string">
            <text:p>2012/09/07 06:49:16 +0000</text:p>
          </table:table-cell>
          <table:table-cell table:number-columns-repeated="2"/>
          <table:table-cell office:value-type="float" office:value="12">
            <text:p>12</text:p>
          </table:table-cell>
          <table:table-cell table:number-columns-repeated="2" office:value-type="string">
            <text:p>100% (9/9)</text:p>
          </table:table-cell>
          <table:table-cell office:value-type="string">
            <text:p>0% (0/0)</text:p>
          </table:table-cell>
          <table:table-cell office:value-type="string">
            <text:p>Franklin_Pierce_4:29.txt</text:p>
          </table:table-cell>
          <table:table-cell office:value-type="string">
            <text:p>Provision was made in the first article of that treaty for a commission to designate the mouths of rivers to which the common right of fishery on the coast of the United States and the British Provinces was not to extend. This commission has been employed a part of two seasons, but without much progress in accomplishing the object for which it was instituted, in consequence of a serious difference of opinion between the commissioners, not only as to the precise point where the rivers terminate, but in many instances as to what constitutes a river. These difficulties, however, may be overcome by resort to the umpirage provided for by the treaty.&lt;br/&gt;&lt;br/&gt;The efforts perseveringly prosecuted since the commencement of my Administration to relieve our trade to the Baltic from the exaction of Sound dues by Denmark have not yet been attended with success. Other governments have also sought to obtain a like relief to their commerce, and Denmark was thus induced to propose an arrangement to all the European powers interested in the subject, and the manner in which her proposition was received warranting her to believe that a satisfactory arrangement with them could soon be concluded, she made a strong appeal to this Government for temporary suspension of definite action on its part, in consideration of the embarrassment which might result to her European negotiations by an immediate adjustment of the question with the United States. This request has been acceded to upon the condition that the sums collected after the 16th of June last and until the 16th of June next from vessels and cargoes belonging to our merchants are to be considered as paid under protest and subject to future adjustment. There is reason to believe that an arrangement between Denmark and the maritime powers of Europe on the subject will be soon concluded, and that the pending negotiation with the United States may then be resumed and terminated in a satisfactory manner.&lt;br/&gt;&lt;br/&gt;</text:p>
          </table:table-cell>
          <table:table-cell office:value-type="float" office:value="50">
            <text:p>50</text:p>
          </table:table-cell>
          <table:table-cell office:value-type="float" office:value="4">
            <text:p>4</text:p>
          </table:table-cell>
          <table:table-cell office:value-type="float" office:value="20">
            <text:p>20</text:p>
          </table:table-cell>
          <table:table-cell office:value-type="float" office:value="4">
            <text:p>4</text:p>
          </table:table-cell>
          <table:table-cell office:value-type="string">
            <text:p>First Stadtholderless Period</text:p>
          </table:table-cell>
          <table:table-cell office:value-type="string">
            <text:p>http://en.wikipedia.org/wiki/First_Stadtholderless_Period</text:p>
          </table:table-cell>
          <table:table-cell office:value-type="string">
            <text:p>Abolitionism</text:p>
          </table:table-cell>
          <table:table-cell office:value-type="string">
            <text:p>http://en.wikipedia.org/wiki/Abolitionism</text:p>
          </table:table-cell>
          <table:table-cell table:style-name="Default"/>
          <table:table-cell office:value-type="float" office:value="1">
            <text:p>1</text:p>
          </table:table-cell>
          <table:table-cell table:number-columns-repeated="3"/>
          <table:table-cell table:formula="of:=CONCATENATE(TEXT([.$AD211];&quot;#&quot;);&quot;,&quot;;TEXT([.$AF211];&quot;#&quot;);&quot;,&quot;;TEXT([.$AM211];&quot;#&quot;))" office:value-type="string" office:string-value="50,20,1">
            <text:p>50,20,1</text:p>
          </table:table-cell>
        </table:table-row>
        <table:table-row table:style-name="ro1">
          <table:table-cell office:value-type="string">
            <text:p>21GEPLSP75KL1FKOAY1HYEQVKJ2YSW</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3 GMT 2012</text:p>
          </table:table-cell>
          <table:table-cell table:number-columns-repeated="2"/>
          <table:table-cell office:value-type="string">
            <text:p>25H9746OQ1SN5ZVVDHR59QKCS8PN37</text:p>
          </table:table-cell>
          <table:table-cell office:value-type="string">
            <text:p>A33GBAC29A0MS5</text:p>
          </table:table-cell>
          <table:table-cell office:value-type="string">
            <text:p>Approved</text:p>
          </table:table-cell>
          <table:table-cell office:value-type="string">
            <text:p>Thu Aug 30 18:13:55 GMT 2012</text:p>
          </table:table-cell>
          <table:table-cell office:value-type="string">
            <text:p>Thu Aug 30 18:14:18 GMT 2012</text:p>
          </table:table-cell>
          <table:table-cell office:value-type="string">
            <text:p>Thu Sep 06 18:14:18 GMT 2012</text:p>
          </table:table-cell>
          <table:table-cell office:value-type="string">
            <text:p>2012/09/06 18:19:18 +0000</text:p>
          </table:table-cell>
          <table:table-cell table:number-columns-repeated="2"/>
          <table:table-cell office:value-type="float" office:value="23">
            <text:p>23</text:p>
          </table:table-cell>
          <table:table-cell table:number-columns-repeated="2" office:value-type="string">
            <text:p>100% (84/84)</text:p>
          </table:table-cell>
          <table:table-cell office:value-type="string">
            <text:p>0% (0/0)</text:p>
          </table:table-cell>
          <table:table-cell office:value-type="string">
            <text:p>James_Buchanan_1:10.txt</text:p>
          </table:table-cell>
          <table:table-cell office:value-type="string">
            <text:p>The diplomatic difficulties which existed between the Government of the United States and that of Great Britain at the adjournment of the last Congress have been happily terminated by the appointment of a British minister to this country, who has been cordially received. Whilst it is greatly to the interest, as I am convinced it is the sincere desire, of the Governments and people of the two countries to be on terms of intimate friendship with each other, it has been our misfortune almost always to have had some irritating, if not dangerous, outstanding question with Great Britain.&lt;br/&gt;&lt;br/&gt;Since the origin of the Government we have been employed in negotiating treaties with that power, and afterwards in discussing their true intent and meaning. In this respect the convention of April 19, 1850, commonly called the Clayton and Bulwer treaty, has been the most unfortunate of all, because the two Governments place directly opposite and contradictory constructions upon its first and most important article. Whilst in the United States we believed that this treaty would place both powers upon an exact equality by the stipulation that neither will ever 'occupy, or fortify, or colonize, or assume, or exercise any dominion' over any part of Central America, it is contended by the British Government that the true construction of this language has left them in the rightful possession of all that portion of Central America which was in their occupancy at the date of the treaty; in fact, that the treaty is a virtual recognition on the part of the United States of the right of Great Britain, either as owner or protector, to the whole extensive coast of Central America, sweeping round from the Rio Hondo to the port and harbor of San Juan de Nicaragua, together with the adjacent Bay Islands, except the comparatively small portion of this between the Sarstoon and Cape Honduras. According to their construction, the treaty does no more than simply prohibit them from extending their possessions in Central America beyond the present limits. It is not too much to assert that if in the United States the treaty had been considered susceptible of such a construction it never would have been negotiated under the authority of the President, nor would it have received the approbation of the Senate. The universal conviction in the United States was that when our Government consented to violate its traditional and time-honored policy and to stipulate with a foreign government never to occupy or acquire territory in the Central American portion of our own continent, the consideration for this sacrifice was that Great Britain should, in this respect at least, be placed in the same position with ourselves. Whilst we have no right to doubt the sincerity of the British Government in their construction of the treaty, it is at the same time my deliberate conviction that this construction is in opposition both to its letter and its spirit.&lt;br/&gt;&lt;br/&gt;</text:p>
          </table:table-cell>
          <table:table-cell office:value-type="float" office:value="10">
            <text:p>1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Treaty</text:p>
          </table:table-cell>
          <table:table-cell office:value-type="string">
            <text:p>http://en.wikipedia.org/wiki/Treaty</text:p>
          </table:table-cell>
          <table:table-cell office:value-type="string">
            <text:p>Humanitarianism</text:p>
          </table:table-cell>
          <table:table-cell office:value-type="string">
            <text:p>http://en.wikipedia.org/wiki/Humanitarianism</text:p>
          </table:table-cell>
          <table:table-cell table:style-name="Default"/>
          <table:table-cell office:value-type="float" office:value="1">
            <text:p>1</text:p>
          </table:table-cell>
          <table:table-cell table:number-columns-repeated="3"/>
          <table:table-cell table:formula="of:=CONCATENATE(TEXT([.$AD212];&quot;#&quot;);&quot;,&quot;;TEXT([.$AF212];&quot;#&quot;);&quot;,&quot;;TEXT([.$AM212];&quot;#&quot;))" office:value-type="string" office:string-value="10,200,1">
            <text:p>10,200,1</text:p>
          </table:table-cell>
        </table:table-row>
        <table:table-row table:style-name="ro1">
          <table:table-cell office:value-type="string">
            <text:p>21GEPLSP75KL1FKOAY1HYEQVKJ2YSW</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3 GMT 2012</text:p>
          </table:table-cell>
          <table:table-cell table:number-columns-repeated="2"/>
          <table:table-cell office:value-type="string">
            <text:p>2E70OHOVR14ICTC7SJTHMCWABEX56B</text:p>
          </table:table-cell>
          <table:table-cell office:value-type="string">
            <text:p>A30SN6C7YX0OIP</text:p>
          </table:table-cell>
          <table:table-cell office:value-type="string">
            <text:p>Approved</text:p>
          </table:table-cell>
          <table:table-cell office:value-type="string">
            <text:p>Thu Aug 30 19:53:02 GMT 2012</text:p>
          </table:table-cell>
          <table:table-cell office:value-type="string">
            <text:p>Thu Aug 30 19:53:11 GMT 2012</text:p>
          </table:table-cell>
          <table:table-cell office:value-type="string">
            <text:p>Thu Sep 06 19:53:11 GMT 2012</text:p>
          </table:table-cell>
          <table:table-cell office:value-type="string">
            <text:p>2012/09/06 19:54:14 +0000</text:p>
          </table:table-cell>
          <table:table-cell table:number-columns-repeated="2"/>
          <table:table-cell office:value-type="float" office:value="9">
            <text:p>9</text:p>
          </table:table-cell>
          <table:table-cell table:number-columns-repeated="2" office:value-type="string">
            <text:p>100% (173/173)</text:p>
          </table:table-cell>
          <table:table-cell office:value-type="string">
            <text:p>0% (0/0)</text:p>
          </table:table-cell>
          <table:table-cell office:value-type="string">
            <text:p>James_Buchanan_1:10.txt</text:p>
          </table:table-cell>
          <table:table-cell office:value-type="string">
            <text:p>The diplomatic difficulties which existed between the Government of the United States and that of Great Britain at the adjournment of the last Congress have been happily terminated by the appointment of a British minister to this country, who has been cordially received. Whilst it is greatly to the interest, as I am convinced it is the sincere desire, of the Governments and people of the two countries to be on terms of intimate friendship with each other, it has been our misfortune almost always to have had some irritating, if not dangerous, outstanding question with Great Britain.&lt;br/&gt;&lt;br/&gt;Since the origin of the Government we have been employed in negotiating treaties with that power, and afterwards in discussing their true intent and meaning. In this respect the convention of April 19, 1850, commonly called the Clayton and Bulwer treaty, has been the most unfortunate of all, because the two Governments place directly opposite and contradictory constructions upon its first and most important article. Whilst in the United States we believed that this treaty would place both powers upon an exact equality by the stipulation that neither will ever 'occupy, or fortify, or colonize, or assume, or exercise any dominion' over any part of Central America, it is contended by the British Government that the true construction of this language has left them in the rightful possession of all that portion of Central America which was in their occupancy at the date of the treaty; in fact, that the treaty is a virtual recognition on the part of the United States of the right of Great Britain, either as owner or protector, to the whole extensive coast of Central America, sweeping round from the Rio Hondo to the port and harbor of San Juan de Nicaragua, together with the adjacent Bay Islands, except the comparatively small portion of this between the Sarstoon and Cape Honduras. According to their construction, the treaty does no more than simply prohibit them from extending their possessions in Central America beyond the present limits. It is not too much to assert that if in the United States the treaty had been considered susceptible of such a construction it never would have been negotiated under the authority of the President, nor would it have received the approbation of the Senate. The universal conviction in the United States was that when our Government consented to violate its traditional and time-honored policy and to stipulate with a foreign government never to occupy or acquire territory in the Central American portion of our own continent, the consideration for this sacrifice was that Great Britain should, in this respect at least, be placed in the same position with ourselves. Whilst we have no right to doubt the sincerity of the British Government in their construction of the treaty, it is at the same time my deliberate conviction that this construction is in opposition both to its letter and its spirit.&lt;br/&gt;&lt;br/&gt;</text:p>
          </table:table-cell>
          <table:table-cell office:value-type="float" office:value="10">
            <text:p>1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Treaty</text:p>
          </table:table-cell>
          <table:table-cell office:value-type="string">
            <text:p>http://en.wikipedia.org/wiki/Treaty</text:p>
          </table:table-cell>
          <table:table-cell office:value-type="string">
            <text:p>Humanitarianism</text:p>
          </table:table-cell>
          <table:table-cell office:value-type="string">
            <text:p>http://en.wikipedia.org/wiki/Humanitarianism</text:p>
          </table:table-cell>
          <table:table-cell table:style-name="Default" office:value-type="string">
            <text:p>NO</text:p>
          </table:table-cell>
          <table:table-cell office:value-type="float" office:value="2">
            <text:p>2</text:p>
          </table:table-cell>
          <table:table-cell table:number-columns-repeated="3"/>
          <table:table-cell table:formula="of:=CONCATENATE(TEXT([.$AD213];&quot;#&quot;);&quot;,&quot;;TEXT([.$AF213];&quot;#&quot;);&quot;,&quot;;TEXT([.$AM213];&quot;#&quot;))" office:value-type="string" office:string-value="10,200,2">
            <text:p>10,200,2</text:p>
          </table:table-cell>
        </table:table-row>
        <table:table-row table:style-name="ro1">
          <table:table-cell office:value-type="string">
            <text:p>21GEPLSP75KL1FKOAY1HYEQVKJ2YSW</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3 GMT 2012</text:p>
          </table:table-cell>
          <table:table-cell table:number-columns-repeated="2"/>
          <table:table-cell office:value-type="string">
            <text:p>2IEZ9O9Z6KW4EVY4ORIRTFQ0T5S3CO</text:p>
          </table:table-cell>
          <table:table-cell office:value-type="string">
            <text:p>A31ALYJKPKD09W</text:p>
          </table:table-cell>
          <table:table-cell office:value-type="string">
            <text:p>Approved</text:p>
          </table:table-cell>
          <table:table-cell office:value-type="string">
            <text:p>Fri Aug 31 00:31:57 GMT 2012</text:p>
          </table:table-cell>
          <table:table-cell office:value-type="string">
            <text:p>Fri Aug 31 00:32:08 GMT 2012</text:p>
          </table:table-cell>
          <table:table-cell office:value-type="string">
            <text:p>Fri Sep 07 00:32:08 GMT 2012</text:p>
          </table:table-cell>
          <table:table-cell office:value-type="string">
            <text:p>2012/09/07 00:34:14 +0000</text:p>
          </table:table-cell>
          <table:table-cell table:number-columns-repeated="2"/>
          <table:table-cell office:value-type="float" office:value="11">
            <text:p>11</text:p>
          </table:table-cell>
          <table:table-cell office:value-type="string">
            <text:p>100% (294/295)</text:p>
          </table:table-cell>
          <table:table-cell office:value-type="string">
            <text:p>100% (62/62)</text:p>
          </table:table-cell>
          <table:table-cell office:value-type="string">
            <text:p>0% (0/0)</text:p>
          </table:table-cell>
          <table:table-cell office:value-type="string">
            <text:p>James_Buchanan_1:10.txt</text:p>
          </table:table-cell>
          <table:table-cell office:value-type="string">
            <text:p>The diplomatic difficulties which existed between the Government of the United States and that of Great Britain at the adjournment of the last Congress have been happily terminated by the appointment of a British minister to this country, who has been cordially received. Whilst it is greatly to the interest, as I am convinced it is the sincere desire, of the Governments and people of the two countries to be on terms of intimate friendship with each other, it has been our misfortune almost always to have had some irritating, if not dangerous, outstanding question with Great Britain.&lt;br/&gt;&lt;br/&gt;Since the origin of the Government we have been employed in negotiating treaties with that power, and afterwards in discussing their true intent and meaning. In this respect the convention of April 19, 1850, commonly called the Clayton and Bulwer treaty, has been the most unfortunate of all, because the two Governments place directly opposite and contradictory constructions upon its first and most important article. Whilst in the United States we believed that this treaty would place both powers upon an exact equality by the stipulation that neither will ever 'occupy, or fortify, or colonize, or assume, or exercise any dominion' over any part of Central America, it is contended by the British Government that the true construction of this language has left them in the rightful possession of all that portion of Central America which was in their occupancy at the date of the treaty; in fact, that the treaty is a virtual recognition on the part of the United States of the right of Great Britain, either as owner or protector, to the whole extensive coast of Central America, sweeping round from the Rio Hondo to the port and harbor of San Juan de Nicaragua, together with the adjacent Bay Islands, except the comparatively small portion of this between the Sarstoon and Cape Honduras. According to their construction, the treaty does no more than simply prohibit them from extending their possessions in Central America beyond the present limits. It is not too much to assert that if in the United States the treaty had been considered susceptible of such a construction it never would have been negotiated under the authority of the President, nor would it have received the approbation of the Senate. The universal conviction in the United States was that when our Government consented to violate its traditional and time-honored policy and to stipulate with a foreign government never to occupy or acquire territory in the Central American portion of our own continent, the consideration for this sacrifice was that Great Britain should, in this respect at least, be placed in the same position with ourselves. Whilst we have no right to doubt the sincerity of the British Government in their construction of the treaty, it is at the same time my deliberate conviction that this construction is in opposition both to its letter and its spirit.&lt;br/&gt;&lt;br/&gt;</text:p>
          </table:table-cell>
          <table:table-cell office:value-type="float" office:value="10">
            <text:p>1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Treaty</text:p>
          </table:table-cell>
          <table:table-cell office:value-type="string">
            <text:p>http://en.wikipedia.org/wiki/Treaty</text:p>
          </table:table-cell>
          <table:table-cell office:value-type="string">
            <text:p>Humanitarianism</text:p>
          </table:table-cell>
          <table:table-cell office:value-type="string">
            <text:p>http://en.wikipedia.org/wiki/Humanitarianism</text:p>
          </table:table-cell>
          <table:table-cell table:style-name="Default"/>
          <table:table-cell office:value-type="float" office:value="2">
            <text:p>2</text:p>
          </table:table-cell>
          <table:table-cell table:number-columns-repeated="3"/>
          <table:table-cell table:formula="of:=CONCATENATE(TEXT([.$AD214];&quot;#&quot;);&quot;,&quot;;TEXT([.$AF214];&quot;#&quot;);&quot;,&quot;;TEXT([.$AM214];&quot;#&quot;))" office:value-type="string" office:string-value="10,200,2">
            <text:p>10,200,2</text:p>
          </table:table-cell>
        </table:table-row>
        <table:table-row table:style-name="ro1">
          <table:table-cell office:value-type="string">
            <text:p>2JZECWA6X3YORL35JZWK5PTIOAGNMJ</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3 GMT 2012</text:p>
          </table:table-cell>
          <table:table-cell table:number-columns-repeated="2"/>
          <table:table-cell office:value-type="string">
            <text:p>220SV7WGKCCV0URHHDUMPAPQ9T42SU</text:p>
          </table:table-cell>
          <table:table-cell office:value-type="string">
            <text:p>A30SN6C7YX0OIP</text:p>
          </table:table-cell>
          <table:table-cell office:value-type="string">
            <text:p>Approved</text:p>
          </table:table-cell>
          <table:table-cell office:value-type="string">
            <text:p>Thu Aug 30 19:54:43 GMT 2012</text:p>
          </table:table-cell>
          <table:table-cell office:value-type="string">
            <text:p>Thu Aug 30 19:54:50 GMT 2012</text:p>
          </table:table-cell>
          <table:table-cell office:value-type="string">
            <text:p>Thu Sep 06 19:54:50 GMT 2012</text:p>
          </table:table-cell>
          <table:table-cell office:value-type="string">
            <text:p>2012/09/06 19:59:12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James_Buchanan_1:53.txt</text:p>
          </table:table-cell>
          <table:table-cell office:value-type="string">
            <text:p>I can not conclude without commending to your favorable consideration the interest of the people of this District. Without a representative on the floor of Congress, they have for this very reason peculiar claims upon our just regard. To this I know, from my long acquaintance with them, they are eminently entitled.&lt;br/&gt;&lt;br/&gt;</text:p>
          </table:table-cell>
          <table:table-cell office:value-type="float" office:value="50">
            <text:p>50</text:p>
          </table:table-cell>
          <table:table-cell office:value-type="float" office:value="4">
            <text:p>4</text:p>
          </table:table-cell>
          <table:table-cell office:value-type="float" office:value="200">
            <text:p>200</text:p>
          </table:table-cell>
          <table:table-cell office:value-type="float" office:value="2">
            <text:p>2</text:p>
          </table:table-cell>
          <table:table-cell office:value-type="string">
            <text:p>Tara Singh Malhotra</text:p>
          </table:table-cell>
          <table:table-cell office:value-type="string">
            <text:p>http://en.wikipedia.org/wiki/Tara_Singh_Malhotra</text:p>
          </table:table-cell>
          <table:table-cell office:value-type="string">
            <text:p>Tara Singh Malhotra</text:p>
          </table:table-cell>
          <table:table-cell office:value-type="string">
            <text:p>http://en.wikipedia.org/wiki/Tara_Singh_Malhotra</text:p>
          </table:table-cell>
          <table:table-cell table:style-name="Default" office:value-type="string">
            <text:p>NO</text:p>
          </table:table-cell>
          <table:table-cell office:value-type="float" office:value="1">
            <text:p>1</text:p>
          </table:table-cell>
          <table:table-cell table:number-columns-repeated="3"/>
          <table:table-cell table:formula="of:=CONCATENATE(TEXT([.$AD215];&quot;#&quot;);&quot;,&quot;;TEXT([.$AF215];&quot;#&quot;);&quot;,&quot;;TEXT([.$AM215];&quot;#&quot;))" office:value-type="string" office:string-value="50,200,1">
            <text:p>50,200,1</text:p>
          </table:table-cell>
        </table:table-row>
        <table:table-row table:style-name="ro1">
          <table:table-cell office:value-type="string">
            <text:p>2JZECWA6X3YORL35JZWK5PTIOAGNMJ</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3 GMT 2012</text:p>
          </table:table-cell>
          <table:table-cell table:number-columns-repeated="2"/>
          <table:table-cell office:value-type="string">
            <text:p>22O1VP9746OQG1BVXHH6F051V2G0K2</text:p>
          </table:table-cell>
          <table:table-cell office:value-type="string">
            <text:p>A1TTA3N401CZTS</text:p>
          </table:table-cell>
          <table:table-cell office:value-type="string">
            <text:p>Submitted</text:p>
          </table:table-cell>
          <table:table-cell office:value-type="string">
            <text:p>Fri Aug 31 00:03:54 GMT 2012</text:p>
          </table:table-cell>
          <table:table-cell office:value-type="string">
            <text:p>Fri Aug 31 00:04:11 GMT 2012</text:p>
          </table:table-cell>
          <table:table-cell office:value-type="string">
            <text:p>Thu Sep 06 17:04:11 PDT 2012</text:p>
          </table:table-cell>
          <table:table-cell table:number-columns-repeated="3"/>
          <table:table-cell office:value-type="float" office:value="17">
            <text:p>17</text:p>
          </table:table-cell>
          <table:table-cell table:number-columns-repeated="2" office:value-type="string">
            <text:p>100% (7/7)</text:p>
          </table:table-cell>
          <table:table-cell office:value-type="string">
            <text:p>0% (0/0)</text:p>
          </table:table-cell>
          <table:table-cell office:value-type="string">
            <text:p>James_Buchanan_1:53.txt</text:p>
          </table:table-cell>
          <table:table-cell office:value-type="string">
            <text:p>I can not conclude without commending to your favorable consideration the interest of the people of this District. Without a representative on the floor of Congress, they have for this very reason peculiar claims upon our just regard. To this I know, from my long acquaintance with them, they are eminently entitled.&lt;br/&gt;&lt;br/&gt;</text:p>
          </table:table-cell>
          <table:table-cell office:value-type="float" office:value="50">
            <text:p>50</text:p>
          </table:table-cell>
          <table:table-cell office:value-type="float" office:value="4">
            <text:p>4</text:p>
          </table:table-cell>
          <table:table-cell office:value-type="float" office:value="200">
            <text:p>200</text:p>
          </table:table-cell>
          <table:table-cell office:value-type="float" office:value="2">
            <text:p>2</text:p>
          </table:table-cell>
          <table:table-cell office:value-type="string">
            <text:p>Tara Singh Malhotra</text:p>
          </table:table-cell>
          <table:table-cell office:value-type="string">
            <text:p>http://en.wikipedia.org/wiki/Tara_Singh_Malhotra</text:p>
          </table:table-cell>
          <table:table-cell office:value-type="string">
            <text:p>Tara Singh Malhotra</text:p>
          </table:table-cell>
          <table:table-cell office:value-type="string">
            <text:p>http://en.wikipedia.org/wiki/Tara_Singh_Malhotra</text:p>
          </table:table-cell>
          <table:table-cell table:style-name="Default"/>
          <table:table-cell office:value-type="float" office:value="1">
            <text:p>1</text:p>
          </table:table-cell>
          <table:table-cell table:number-columns-repeated="3"/>
          <table:table-cell table:formula="of:=CONCATENATE(TEXT([.$AD216];&quot;#&quot;);&quot;,&quot;;TEXT([.$AF216];&quot;#&quot;);&quot;,&quot;;TEXT([.$AM216];&quot;#&quot;))" office:value-type="string" office:string-value="50,200,1">
            <text:p>50,200,1</text:p>
          </table:table-cell>
        </table:table-row>
        <table:table-row table:style-name="ro1">
          <table:table-cell office:value-type="string">
            <text:p>2JZECWA6X3YORL35JZWK5PTIOAGNMJ</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3 GMT 2012</text:p>
          </table:table-cell>
          <table:table-cell table:number-columns-repeated="2"/>
          <table:table-cell office:value-type="string">
            <text:p>2RQW2GTP9RA77EKR8G0Y0OF750BPUE</text:p>
          </table:table-cell>
          <table:table-cell office:value-type="string">
            <text:p>A997OZ3H2B3Q2</text:p>
          </table:table-cell>
          <table:table-cell office:value-type="string">
            <text:p>Approved</text:p>
          </table:table-cell>
          <table:table-cell office:value-type="string">
            <text:p>Thu Aug 30 18:27:51 GMT 2012</text:p>
          </table:table-cell>
          <table:table-cell office:value-type="string">
            <text:p>Thu Aug 30 18:28:37 GMT 2012</text:p>
          </table:table-cell>
          <table:table-cell office:value-type="string">
            <text:p>Thu Sep 06 18:28:37 GMT 2012</text:p>
          </table:table-cell>
          <table:table-cell office:value-type="string">
            <text:p>2012/09/06 18:29:19 +0000</text:p>
          </table:table-cell>
          <table:table-cell table:number-columns-repeated="2"/>
          <table:table-cell office:value-type="float" office:value="46">
            <text:p>46</text:p>
          </table:table-cell>
          <table:table-cell table:number-columns-repeated="2" office:value-type="string">
            <text:p>100% (93/93)</text:p>
          </table:table-cell>
          <table:table-cell office:value-type="string">
            <text:p>0% (0/0)</text:p>
          </table:table-cell>
          <table:table-cell office:value-type="string">
            <text:p>James_Buchanan_1:53.txt</text:p>
          </table:table-cell>
          <table:table-cell office:value-type="string">
            <text:p>I can not conclude without commending to your favorable consideration the interest of the people of this District. Without a representative on the floor of Congress, they have for this very reason peculiar claims upon our just regard. To this I know, from my long acquaintance with them, they are eminently entitled.&lt;br/&gt;&lt;br/&gt;</text:p>
          </table:table-cell>
          <table:table-cell office:value-type="float" office:value="50">
            <text:p>50</text:p>
          </table:table-cell>
          <table:table-cell office:value-type="float" office:value="4">
            <text:p>4</text:p>
          </table:table-cell>
          <table:table-cell office:value-type="float" office:value="200">
            <text:p>200</text:p>
          </table:table-cell>
          <table:table-cell office:value-type="float" office:value="2">
            <text:p>2</text:p>
          </table:table-cell>
          <table:table-cell office:value-type="string">
            <text:p>Tara Singh Malhotra</text:p>
          </table:table-cell>
          <table:table-cell office:value-type="string">
            <text:p>http://en.wikipedia.org/wiki/Tara_Singh_Malhotra</text:p>
          </table:table-cell>
          <table:table-cell office:value-type="string">
            <text:p>Tara Singh Malhotra</text:p>
          </table:table-cell>
          <table:table-cell office:value-type="string">
            <text:p>http://en.wikipedia.org/wiki/Tara_Singh_Malhotra</text:p>
          </table:table-cell>
          <table:table-cell table:style-name="Default"/>
          <table:table-cell office:value-type="float" office:value="1">
            <text:p>1</text:p>
          </table:table-cell>
          <table:table-cell table:number-columns-repeated="3"/>
          <table:table-cell table:formula="of:=CONCATENATE(TEXT([.$AD217];&quot;#&quot;);&quot;,&quot;;TEXT([.$AF217];&quot;#&quot;);&quot;,&quot;;TEXT([.$AM217];&quot;#&quot;))" office:value-type="string" office:string-value="50,200,1">
            <text:p>50,200,1</text:p>
          </table:table-cell>
        </table:table-row>
        <table:table-row table:style-name="ro1">
          <table:table-cell office:value-type="string">
            <text:p>2Z7DOBDDP8PJBTIIKIOMJ3Q3ARZ3E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3 GMT 2012</text:p>
          </table:table-cell>
          <table:table-cell table:number-columns-repeated="2"/>
          <table:table-cell office:value-type="string">
            <text:p>22FTL0XULRGN8K78TW4XDFP7SNWP3B</text:p>
          </table:table-cell>
          <table:table-cell office:value-type="string">
            <text:p>A30SN6C7YX0OIP</text:p>
          </table:table-cell>
          <table:table-cell office:value-type="string">
            <text:p>Approved</text:p>
          </table:table-cell>
          <table:table-cell office:value-type="string">
            <text:p>Thu Aug 30 19:45:45 GMT 2012</text:p>
          </table:table-cell>
          <table:table-cell office:value-type="string">
            <text:p>Thu Aug 30 19:45:53 GMT 2012</text:p>
          </table:table-cell>
          <table:table-cell office:value-type="string">
            <text:p>Thu Sep 06 19:45:53 GMT 2012</text:p>
          </table:table-cell>
          <table:table-cell office:value-type="string">
            <text:p>2012/09/06 19:49:18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James_Monroe_5:7.txt</text:p>
          </table:table-cell>
          <table:table-cell office:value-type="string">
            <text:p>By the obvious construction of this article it is presumed that it was intended that no favor should be granted to any power in those ports to which France should not be forthwith entitled, nor should any accommodation be allowed to another power on conditions to which she would not also be entitled on the same conditions. Under this construction no favor or accommodation could be granted to any power to the prejudice of France. By allowing the equivalent allowed by those powers she would always stand in those ports on the footing of the most favored nation.&lt;br/&gt;&lt;br/&gt;But if this article should be so construed as that France should enjoy, of right, and without paying the equivalent, all the advantages of such conditions as might be allowed to other powers in return for important concessions made by them, then the whole character of the stipulations would be changed. She would not be placed on the footing of the most favored nation, but on a footing held by no other nation. She would enjoy all advantages allowed to them in consideration of like advantages allowed to us, free from every and any condition whatever.&lt;br/&gt;&lt;br/&gt;</text:p>
          </table:table-cell>
          <table:table-cell office:value-type="float" office:value="100">
            <text:p>100</text:p>
          </table:table-cell>
          <table:table-cell office:value-type="float" office:value="0">
            <text:p>0</text:p>
          </table:table-cell>
          <table:table-cell office:value-type="float" office:value="200">
            <text:p>200</text:p>
          </table:table-cell>
          <table:table-cell office:value-type="float" office:value="4">
            <text:p>4</text:p>
          </table:table-cell>
          <table:table-cell office:value-type="string">
            <text:p>First Stadtholderless Period</text:p>
          </table:table-cell>
          <table:table-cell office:value-type="string">
            <text:p>http://en.wikipedia.org/wiki/First_Stadtholderless_Period</text:p>
          </table:table-cell>
          <table:table-cell office:value-type="string">
            <text:p>First Stadtholderless Period</text:p>
          </table:table-cell>
          <table:table-cell office:value-type="string">
            <text:p>http://en.wikipedia.org/wiki/First_Stadtholderless_Period</text:p>
          </table:table-cell>
          <table:table-cell table:style-name="Default" office:value-type="string">
            <text:p>NO</text:p>
          </table:table-cell>
          <table:table-cell office:value-type="float" office:value="1">
            <text:p>1</text:p>
          </table:table-cell>
          <table:table-cell table:number-columns-repeated="3"/>
          <table:table-cell table:formula="of:=CONCATENATE(TEXT([.$AD218];&quot;#&quot;);&quot;,&quot;;TEXT([.$AF218];&quot;#&quot;);&quot;,&quot;;TEXT([.$AM218];&quot;#&quot;))" office:value-type="string" office:string-value="100,200,1">
            <text:p>100,200,1</text:p>
          </table:table-cell>
        </table:table-row>
        <table:table-row table:style-name="ro1">
          <table:table-cell office:value-type="string">
            <text:p>2Z7DOBDDP8PJBTIIKIOMJ3Q3ARZ3E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3 GMT 2012</text:p>
          </table:table-cell>
          <table:table-cell table:number-columns-repeated="2"/>
          <table:table-cell office:value-type="string">
            <text:p>26WZMAZHHRRLUZOTUXMRP1KHTQ4LC3</text:p>
          </table:table-cell>
          <table:table-cell office:value-type="string">
            <text:p>A33GBAC29A0MS5</text:p>
          </table:table-cell>
          <table:table-cell office:value-type="string">
            <text:p>Approved</text:p>
          </table:table-cell>
          <table:table-cell office:value-type="string">
            <text:p>Thu Aug 30 18:45:33 GMT 2012</text:p>
          </table:table-cell>
          <table:table-cell office:value-type="string">
            <text:p>Thu Aug 30 18:45:43 GMT 2012</text:p>
          </table:table-cell>
          <table:table-cell office:value-type="string">
            <text:p>Thu Sep 06 18:45:43 GMT 2012</text:p>
          </table:table-cell>
          <table:table-cell office:value-type="string">
            <text:p>2012/09/06 18:49:20 +0000</text:p>
          </table:table-cell>
          <table:table-cell table:number-columns-repeated="2"/>
          <table:table-cell office:value-type="float" office:value="10">
            <text:p>10</text:p>
          </table:table-cell>
          <table:table-cell table:number-columns-repeated="2" office:value-type="string">
            <text:p>100% (84/84)</text:p>
          </table:table-cell>
          <table:table-cell office:value-type="string">
            <text:p>0% (0/0)</text:p>
          </table:table-cell>
          <table:table-cell office:value-type="string">
            <text:p>James_Monroe_5:7.txt</text:p>
          </table:table-cell>
          <table:table-cell office:value-type="string">
            <text:p>By the obvious construction of this article it is presumed that it was intended that no favor should be granted to any power in those ports to which France should not be forthwith entitled, nor should any accommodation be allowed to another power on conditions to which she would not also be entitled on the same conditions. Under this construction no favor or accommodation could be granted to any power to the prejudice of France. By allowing the equivalent allowed by those powers she would always stand in those ports on the footing of the most favored nation.&lt;br/&gt;&lt;br/&gt;But if this article should be so construed as that France should enjoy, of right, and without paying the equivalent, all the advantages of such conditions as might be allowed to other powers in return for important concessions made by them, then the whole character of the stipulations would be changed. She would not be placed on the footing of the most favored nation, but on a footing held by no other nation. She would enjoy all advantages allowed to them in consideration of like advantages allowed to us, free from every and any condition whatever.&lt;br/&gt;&lt;br/&gt;</text:p>
          </table:table-cell>
          <table:table-cell office:value-type="float" office:value="100">
            <text:p>100</text:p>
          </table:table-cell>
          <table:table-cell office:value-type="float" office:value="0">
            <text:p>0</text:p>
          </table:table-cell>
          <table:table-cell office:value-type="float" office:value="200">
            <text:p>200</text:p>
          </table:table-cell>
          <table:table-cell office:value-type="float" office:value="4">
            <text:p>4</text:p>
          </table:table-cell>
          <table:table-cell office:value-type="string">
            <text:p>First Stadtholderless Period</text:p>
          </table:table-cell>
          <table:table-cell office:value-type="string">
            <text:p>http://en.wikipedia.org/wiki/First_Stadtholderless_Period</text:p>
          </table:table-cell>
          <table:table-cell office:value-type="string">
            <text:p>First Stadtholderless Period</text:p>
          </table:table-cell>
          <table:table-cell office:value-type="string">
            <text:p>http://en.wikipedia.org/wiki/First_Stadtholderless_Period</text:p>
          </table:table-cell>
          <table:table-cell table:style-name="Default"/>
          <table:table-cell office:value-type="float" office:value="1">
            <text:p>1</text:p>
          </table:table-cell>
          <table:table-cell table:number-columns-repeated="3"/>
          <table:table-cell table:formula="of:=CONCATENATE(TEXT([.$AD219];&quot;#&quot;);&quot;,&quot;;TEXT([.$AF219];&quot;#&quot;);&quot;,&quot;;TEXT([.$AM219];&quot;#&quot;))" office:value-type="string" office:string-value="100,200,1">
            <text:p>100,200,1</text:p>
          </table:table-cell>
        </table:table-row>
        <table:table-row table:style-name="ro1">
          <table:table-cell office:value-type="string">
            <text:p>2Z7DOBDDP8PJBTIIKIOMJ3Q3ARZ3E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3 GMT 2012</text:p>
          </table:table-cell>
          <table:table-cell table:number-columns-repeated="2"/>
          <table:table-cell office:value-type="string">
            <text:p>2D7DEY5COW0LV0N8FMIFTC6VSBUV4O</text:p>
          </table:table-cell>
          <table:table-cell office:value-type="string">
            <text:p>A2UJ4QT2KL7JBE</text:p>
          </table:table-cell>
          <table:table-cell office:value-type="string">
            <text:p>Approved</text:p>
          </table:table-cell>
          <table:table-cell office:value-type="string">
            <text:p>Thu Aug 30 20:11:32 GMT 2012</text:p>
          </table:table-cell>
          <table:table-cell office:value-type="string">
            <text:p>Thu Aug 30 20:11:47 GMT 2012</text:p>
          </table:table-cell>
          <table:table-cell office:value-type="string">
            <text:p>Thu Sep 06 20:11:47 GMT 2012</text:p>
          </table:table-cell>
          <table:table-cell office:value-type="string">
            <text:p>2012/09/06 20:14:12 +0000</text:p>
          </table:table-cell>
          <table:table-cell table:number-columns-repeated="2"/>
          <table:table-cell office:value-type="float" office:value="15">
            <text:p>15</text:p>
          </table:table-cell>
          <table:table-cell table:number-columns-repeated="2" office:value-type="string">
            <text:p>100% (2/2)</text:p>
          </table:table-cell>
          <table:table-cell office:value-type="string">
            <text:p>0% (0/0)</text:p>
          </table:table-cell>
          <table:table-cell office:value-type="string">
            <text:p>James_Monroe_5:7.txt</text:p>
          </table:table-cell>
          <table:table-cell office:value-type="string">
            <text:p>By the obvious construction of this article it is presumed that it was intended that no favor should be granted to any power in those ports to which France should not be forthwith entitled, nor should any accommodation be allowed to another power on conditions to which she would not also be entitled on the same conditions. Under this construction no favor or accommodation could be granted to any power to the prejudice of France. By allowing the equivalent allowed by those powers she would always stand in those ports on the footing of the most favored nation.&lt;br/&gt;&lt;br/&gt;But if this article should be so construed as that France should enjoy, of right, and without paying the equivalent, all the advantages of such conditions as might be allowed to other powers in return for important concessions made by them, then the whole character of the stipulations would be changed. She would not be placed on the footing of the most favored nation, but on a footing held by no other nation. She would enjoy all advantages allowed to them in consideration of like advantages allowed to us, free from every and any condition whatever.&lt;br/&gt;&lt;br/&gt;</text:p>
          </table:table-cell>
          <table:table-cell office:value-type="float" office:value="100">
            <text:p>100</text:p>
          </table:table-cell>
          <table:table-cell office:value-type="float" office:value="0">
            <text:p>0</text:p>
          </table:table-cell>
          <table:table-cell office:value-type="float" office:value="200">
            <text:p>200</text:p>
          </table:table-cell>
          <table:table-cell office:value-type="float" office:value="4">
            <text:p>4</text:p>
          </table:table-cell>
          <table:table-cell office:value-type="string">
            <text:p>First Stadtholderless Period</text:p>
          </table:table-cell>
          <table:table-cell office:value-type="string">
            <text:p>http://en.wikipedia.org/wiki/First_Stadtholderless_Period</text:p>
          </table:table-cell>
          <table:table-cell office:value-type="string">
            <text:p>First Stadtholderless Period</text:p>
          </table:table-cell>
          <table:table-cell office:value-type="string">
            <text:p>http://en.wikipedia.org/wiki/First_Stadtholderless_Period</text:p>
          </table:table-cell>
          <table:table-cell table:style-name="Default"/>
          <table:table-cell office:value-type="float" office:value="1">
            <text:p>1</text:p>
          </table:table-cell>
          <table:table-cell table:number-columns-repeated="3"/>
          <table:table-cell table:formula="of:=CONCATENATE(TEXT([.$AD220];&quot;#&quot;);&quot;,&quot;;TEXT([.$AF220];&quot;#&quot;);&quot;,&quot;;TEXT([.$AM220];&quot;#&quot;))" office:value-type="string" office:string-value="100,200,1">
            <text:p>100,200,1</text:p>
          </table:table-cell>
        </table:table-row>
        <table:table-row table:style-name="ro1">
          <table:table-cell office:value-type="string">
            <text:p>2KZVWAVKI62NYZQ6ECQ9HQH6CCKIQM</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3 GMT 2012</text:p>
          </table:table-cell>
          <table:table-cell table:number-columns-repeated="2"/>
          <table:table-cell office:value-type="string">
            <text:p>2CWE6AUBXHWSWG3QGJMB7WDRQFA2YK</text:p>
          </table:table-cell>
          <table:table-cell office:value-type="string">
            <text:p>A31ALYJKPKD09W</text:p>
          </table:table-cell>
          <table:table-cell office:value-type="string">
            <text:p>Approved</text:p>
          </table:table-cell>
          <table:table-cell office:value-type="string">
            <text:p>Fri Aug 31 00:29:37 GMT 2012</text:p>
          </table:table-cell>
          <table:table-cell office:value-type="string">
            <text:p>Fri Aug 31 00:29:53 GMT 2012</text:p>
          </table:table-cell>
          <table:table-cell office:value-type="string">
            <text:p>Fri Sep 07 00:29:53 GMT 2012</text:p>
          </table:table-cell>
          <table:table-cell office:value-type="string">
            <text:p>2012/09/07 00:34:12 +0000</text:p>
          </table:table-cell>
          <table:table-cell table:number-columns-repeated="2"/>
          <table:table-cell office:value-type="float" office:value="16">
            <text:p>16</text:p>
          </table:table-cell>
          <table:table-cell office:value-type="string">
            <text:p>100% (294/295)</text:p>
          </table:table-cell>
          <table:table-cell office:value-type="string">
            <text:p>100% (62/62)</text:p>
          </table:table-cell>
          <table:table-cell office:value-type="string">
            <text:p>0% (0/0)</text:p>
          </table:table-cell>
          <table:table-cell office:value-type="string">
            <text:p>William_McKinley_4:89.txt</text:p>
          </table:table-cell>
          <table:table-cell office:value-type="string">
            <text:p>This Commission, composed of eminent citizens representing the diverse geographical and political interests of the country, and bringing to their task the ripe fruits of long and intelligent service in educational, administrative, and judicial careers, made great progress from the outset. As early as August 21, 1900, it submitted a preliminary report, which will be laid before the Congress, and from which it appears that already the good effects of returning order are felt; that business, interrupted by hostilities, is improving as peace extends; that a larger area is under sugar cultivation than ever before; that the customs revenues are greater than at any time during the Spanish rule; that economy and efficiency in the military administration have created a surplus fund of $6,000,000, available for needed public improvements; that a stringent civil-service law is in preparation; that railroad communications are expanding, opening up rich districts, and that a comprehensive scheme of education is being organized.&lt;br/&gt;&lt;br/&gt;Later reports from the Commission show yet more encouraging advance toward insuring the benefits of liberty and good government to the Filipinos, in the interest of humanity and with the aim of building up an enduring, self-supporting, and self-administering community in those far eastern seas. I would impress upon the Congress that whatever legislation may be enacted in respect to the Philippine Islands should be along these generous lines. The fortune of war has thrown upon this nation an unsought trust which should be unselfishly discharged, and devolved upon this Government a moral as well as material responsibility toward these millions whom we have freed from an oppressive yoke.&lt;br/&gt;&lt;br/&gt;</text:p>
          </table:table-cell>
          <table:table-cell office:value-type="float" office:value="20">
            <text:p>20</text:p>
          </table:table-cell>
          <table:table-cell office:value-type="float" office:value="1">
            <text:p>1</text:p>
          </table:table-cell>
          <table:table-cell office:value-type="float" office:value="200">
            <text:p>200</text:p>
          </table:table-cell>
          <table:table-cell office:value-type="float" office:value="0">
            <text:p>0</text:p>
          </table:table-cell>
          <table:table-cell office:value-type="string">
            <text:p>EGovernment in Europe</text:p>
          </table:table-cell>
          <table:table-cell office:value-type="string">
            <text:p>http://en.wikipedia.org/wiki/EGovernment_in_Europe</text:p>
          </table:table-cell>
          <table:table-cell office:value-type="string">
            <text:p>Glass–Steagall Act</text:p>
          </table:table-cell>
          <table:table-cell office:value-type="string">
            <text:p>http://en.wikipedia.org/wiki/Glass–Steagall_Act</text:p>
          </table:table-cell>
          <table:table-cell table:style-name="Default"/>
          <table:table-cell office:value-type="float" office:value="1">
            <text:p>1</text:p>
          </table:table-cell>
          <table:table-cell table:number-columns-repeated="3"/>
          <table:table-cell table:formula="of:=CONCATENATE(TEXT([.$AD221];&quot;#&quot;);&quot;,&quot;;TEXT([.$AF221];&quot;#&quot;);&quot;,&quot;;TEXT([.$AM221];&quot;#&quot;))" office:value-type="string" office:string-value="20,200,1">
            <text:p>20,200,1</text:p>
          </table:table-cell>
        </table:table-row>
        <table:table-row table:style-name="ro1">
          <table:table-cell office:value-type="string">
            <text:p>2KZVWAVKI62NYZQ6ECQ9HQH6CCKIQM</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3 GMT 2012</text:p>
          </table:table-cell>
          <table:table-cell table:number-columns-repeated="2"/>
          <table:table-cell office:value-type="string">
            <text:p>2IDZ6R70G5R9NMWOA5574SSTSF5P9R</text:p>
          </table:table-cell>
          <table:table-cell office:value-type="string">
            <text:p>A30SN6C7YX0OIP</text:p>
          </table:table-cell>
          <table:table-cell office:value-type="string">
            <text:p>Approved</text:p>
          </table:table-cell>
          <table:table-cell office:value-type="string">
            <text:p>Thu Aug 30 19:28:56 GMT 2012</text:p>
          </table:table-cell>
          <table:table-cell office:value-type="string">
            <text:p>Thu Aug 30 19:29:08 GMT 2012</text:p>
          </table:table-cell>
          <table:table-cell office:value-type="string">
            <text:p>Thu Sep 06 19:29:08 GMT 2012</text:p>
          </table:table-cell>
          <table:table-cell office:value-type="string">
            <text:p>2012/09/06 19:29:18 +0000</text:p>
          </table:table-cell>
          <table:table-cell table:number-columns-repeated="2"/>
          <table:table-cell office:value-type="float" office:value="12">
            <text:p>12</text:p>
          </table:table-cell>
          <table:table-cell table:number-columns-repeated="2" office:value-type="string">
            <text:p>100% (173/173)</text:p>
          </table:table-cell>
          <table:table-cell office:value-type="string">
            <text:p>0% (0/0)</text:p>
          </table:table-cell>
          <table:table-cell office:value-type="string">
            <text:p>William_McKinley_4:89.txt</text:p>
          </table:table-cell>
          <table:table-cell office:value-type="string">
            <text:p>This Commission, composed of eminent citizens representing the diverse geographical and political interests of the country, and bringing to their task the ripe fruits of long and intelligent service in educational, administrative, and judicial careers, made great progress from the outset. As early as August 21, 1900, it submitted a preliminary report, which will be laid before the Congress, and from which it appears that already the good effects of returning order are felt; that business, interrupted by hostilities, is improving as peace extends; that a larger area is under sugar cultivation than ever before; that the customs revenues are greater than at any time during the Spanish rule; that economy and efficiency in the military administration have created a surplus fund of $6,000,000, available for needed public improvements; that a stringent civil-service law is in preparation; that railroad communications are expanding, opening up rich districts, and that a comprehensive scheme of education is being organized.&lt;br/&gt;&lt;br/&gt;Later reports from the Commission show yet more encouraging advance toward insuring the benefits of liberty and good government to the Filipinos, in the interest of humanity and with the aim of building up an enduring, self-supporting, and self-administering community in those far eastern seas. I would impress upon the Congress that whatever legislation may be enacted in respect to the Philippine Islands should be along these generous lines. The fortune of war has thrown upon this nation an unsought trust which should be unselfishly discharged, and devolved upon this Government a moral as well as material responsibility toward these millions whom we have freed from an oppressive yoke.&lt;br/&gt;&lt;br/&gt;</text:p>
          </table:table-cell>
          <table:table-cell office:value-type="float" office:value="20">
            <text:p>20</text:p>
          </table:table-cell>
          <table:table-cell office:value-type="float" office:value="1">
            <text:p>1</text:p>
          </table:table-cell>
          <table:table-cell office:value-type="float" office:value="200">
            <text:p>200</text:p>
          </table:table-cell>
          <table:table-cell office:value-type="float" office:value="0">
            <text:p>0</text:p>
          </table:table-cell>
          <table:table-cell office:value-type="string">
            <text:p>EGovernment in Europe</text:p>
          </table:table-cell>
          <table:table-cell office:value-type="string">
            <text:p>http://en.wikipedia.org/wiki/EGovernment_in_Europe</text:p>
          </table:table-cell>
          <table:table-cell office:value-type="string">
            <text:p>Glass–Steagall Act</text:p>
          </table:table-cell>
          <table:table-cell office:value-type="string">
            <text:p>http://en.wikipedia.org/wiki/Glass–Steagall_Act</text:p>
          </table:table-cell>
          <table:table-cell table:style-name="Default" office:value-type="string">
            <text:p>NO</text:p>
          </table:table-cell>
          <table:table-cell office:value-type="float" office:value="2">
            <text:p>2</text:p>
          </table:table-cell>
          <table:table-cell table:number-columns-repeated="3"/>
          <table:table-cell table:formula="of:=CONCATENATE(TEXT([.$AD222];&quot;#&quot;);&quot;,&quot;;TEXT([.$AF222];&quot;#&quot;);&quot;,&quot;;TEXT([.$AM222];&quot;#&quot;))" office:value-type="string" office:string-value="20,200,2">
            <text:p>20,200,2</text:p>
          </table:table-cell>
        </table:table-row>
        <table:table-row table:style-name="ro1">
          <table:table-cell office:value-type="string">
            <text:p>2KZVWAVKI62NYZQ6ECQ9HQH6CCKIQM</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3 GMT 2012</text:p>
          </table:table-cell>
          <table:table-cell table:number-columns-repeated="2"/>
          <table:table-cell office:value-type="string">
            <text:p>2RNKCJ011K27JSVER0N698N4BCMB9Q</text:p>
          </table:table-cell>
          <table:table-cell office:value-type="string">
            <text:p>A3F7S6S96ZG4LQ</text:p>
          </table:table-cell>
          <table:table-cell office:value-type="string">
            <text:p>Approved</text:p>
          </table:table-cell>
          <table:table-cell office:value-type="string">
            <text:p>Fri Aug 31 06:44:10 GMT 2012</text:p>
          </table:table-cell>
          <table:table-cell office:value-type="string">
            <text:p>Fri Aug 31 06:44:22 GMT 2012</text:p>
          </table:table-cell>
          <table:table-cell office:value-type="string">
            <text:p>Fri Sep 07 06:44:22 GMT 2012</text:p>
          </table:table-cell>
          <table:table-cell office:value-type="string">
            <text:p>2012/09/07 06:49:16 +0000</text:p>
          </table:table-cell>
          <table:table-cell table:number-columns-repeated="2"/>
          <table:table-cell office:value-type="float" office:value="12">
            <text:p>12</text:p>
          </table:table-cell>
          <table:table-cell table:number-columns-repeated="2" office:value-type="string">
            <text:p>100% (9/9)</text:p>
          </table:table-cell>
          <table:table-cell office:value-type="string">
            <text:p>0% (0/0)</text:p>
          </table:table-cell>
          <table:table-cell office:value-type="string">
            <text:p>William_McKinley_4:89.txt</text:p>
          </table:table-cell>
          <table:table-cell office:value-type="string">
            <text:p>This Commission, composed of eminent citizens representing the diverse geographical and political interests of the country, and bringing to their task the ripe fruits of long and intelligent service in educational, administrative, and judicial careers, made great progress from the outset. As early as August 21, 1900, it submitted a preliminary report, which will be laid before the Congress, and from which it appears that already the good effects of returning order are felt; that business, interrupted by hostilities, is improving as peace extends; that a larger area is under sugar cultivation than ever before; that the customs revenues are greater than at any time during the Spanish rule; that economy and efficiency in the military administration have created a surplus fund of $6,000,000, available for needed public improvements; that a stringent civil-service law is in preparation; that railroad communications are expanding, opening up rich districts, and that a comprehensive scheme of education is being organized.&lt;br/&gt;&lt;br/&gt;Later reports from the Commission show yet more encouraging advance toward insuring the benefits of liberty and good government to the Filipinos, in the interest of humanity and with the aim of building up an enduring, self-supporting, and self-administering community in those far eastern seas. I would impress upon the Congress that whatever legislation may be enacted in respect to the Philippine Islands should be along these generous lines. The fortune of war has thrown upon this nation an unsought trust which should be unselfishly discharged, and devolved upon this Government a moral as well as material responsibility toward these millions whom we have freed from an oppressive yoke.&lt;br/&gt;&lt;br/&gt;</text:p>
          </table:table-cell>
          <table:table-cell office:value-type="float" office:value="20">
            <text:p>20</text:p>
          </table:table-cell>
          <table:table-cell office:value-type="float" office:value="1">
            <text:p>1</text:p>
          </table:table-cell>
          <table:table-cell office:value-type="float" office:value="200">
            <text:p>200</text:p>
          </table:table-cell>
          <table:table-cell office:value-type="float" office:value="0">
            <text:p>0</text:p>
          </table:table-cell>
          <table:table-cell office:value-type="string">
            <text:p>EGovernment in Europe</text:p>
          </table:table-cell>
          <table:table-cell office:value-type="string">
            <text:p>http://en.wikipedia.org/wiki/EGovernment_in_Europe</text:p>
          </table:table-cell>
          <table:table-cell office:value-type="string">
            <text:p>Glass–Steagall Act</text:p>
          </table:table-cell>
          <table:table-cell office:value-type="string">
            <text:p>http://en.wikipedia.org/wiki/Glass–Steagall_Act</text:p>
          </table:table-cell>
          <table:table-cell table:style-name="Default"/>
          <table:table-cell office:value-type="float" office:value="1">
            <text:p>1</text:p>
          </table:table-cell>
          <table:table-cell table:number-columns-repeated="3"/>
          <table:table-cell table:formula="of:=CONCATENATE(TEXT([.$AD223];&quot;#&quot;);&quot;,&quot;;TEXT([.$AF223];&quot;#&quot;);&quot;,&quot;;TEXT([.$AM223];&quot;#&quot;))" office:value-type="string" office:string-value="20,200,1">
            <text:p>20,200,1</text:p>
          </table:table-cell>
        </table:table-row>
        <table:table-row table:style-name="ro1">
          <table:table-cell office:value-type="string">
            <text:p>231TUHYW2GTPO0YCZFNM969YTGEQL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3 GMT 2012</text:p>
          </table:table-cell>
          <table:table-cell table:number-columns-repeated="2"/>
          <table:table-cell office:value-type="string">
            <text:p>28GCCF0CP5KX426SPSOYO4PMC4RWV9</text:p>
          </table:table-cell>
          <table:table-cell office:value-type="string">
            <text:p>A30SN6C7YX0OIP</text:p>
          </table:table-cell>
          <table:table-cell office:value-type="string">
            <text:p>Approved</text:p>
          </table:table-cell>
          <table:table-cell office:value-type="string">
            <text:p>Thu Aug 30 19:50:46 GMT 2012</text:p>
          </table:table-cell>
          <table:table-cell office:value-type="string">
            <text:p>Thu Aug 30 19:50:52 GMT 2012</text:p>
          </table:table-cell>
          <table:table-cell office:value-type="string">
            <text:p>Thu Sep 06 19:50:52 GMT 2012</text:p>
          </table:table-cell>
          <table:table-cell office:value-type="string">
            <text:p>2012/09/06 19:54:14 +0000</text:p>
          </table:table-cell>
          <table:table-cell table:number-columns-repeated="2"/>
          <table:table-cell office:value-type="float" office:value="6">
            <text:p>6</text:p>
          </table:table-cell>
          <table:table-cell table:number-columns-repeated="2" office:value-type="string">
            <text:p>100% (173/173)</text:p>
          </table:table-cell>
          <table:table-cell office:value-type="string">
            <text:p>0% (0/0)</text:p>
          </table:table-cell>
          <table:table-cell office:value-type="string">
            <text:p>James_Monroe_1:17.txt</text:p>
          </table:table-cell>
          <table:table-cell office:value-type="string">
            <text:p>Our manufactories will require the continued attention of Congress. The capital employed in them is considerable, and the knowledge acquired in the machinery and fabric of all the most useful manufactures is of great value. Their preservation, which depends on due encouragement, is connected with the high interests of the nation.&lt;br/&gt;&lt;br/&gt;Although the progress of the public buildings has been as favorable as circumstances have permitted, it is to be regretted that the Capitol is not yet in a state to receive you. There is good cause to presume that the two wings, the only parts as yet commenced, will be prepared for that purpose at the next session. The time seems now to have arrived when this subject may be deemed worthy the attention of Congress on a scale adequate to national purposes. The completion of the middle building will be necessary to the convenient accommodation of Congress, of the committees, and various offices belonging to it.&lt;br/&gt;&lt;br/&gt;</text:p>
          </table:table-cell>
          <table:table-cell office:value-type="float" office:value="20">
            <text:p>20</text:p>
          </table:table-cell>
          <table:table-cell office:value-type="float" office:value="0">
            <text:p>0</text:p>
          </table:table-cell>
          <table:table-cell office:value-type="float" office:value="200">
            <text:p>200</text:p>
          </table:table-cell>
          <table:table-cell office:value-type="float" office:value="1">
            <text:p>1</text:p>
          </table:table-cell>
          <table:table-cell office:value-type="string">
            <text:p>Highway Beautification Act</text:p>
          </table:table-cell>
          <table:table-cell office:value-type="string">
            <text:p>http://en.wikipedia.org/wiki/Highway_Beautification_Act</text:p>
          </table:table-cell>
          <table:table-cell office:value-type="string">
            <text:p>Montana</text:p>
          </table:table-cell>
          <table:table-cell office:value-type="string">
            <text:p>http://en.wikipedia.org/wiki/Montana</text:p>
          </table:table-cell>
          <table:table-cell table:style-name="Default" office:value-type="string">
            <text:p>NO</text:p>
          </table:table-cell>
          <table:table-cell office:value-type="float" office:value="1">
            <text:p>1</text:p>
          </table:table-cell>
          <table:table-cell table:number-columns-repeated="3"/>
          <table:table-cell table:formula="of:=CONCATENATE(TEXT([.$AD224];&quot;#&quot;);&quot;,&quot;;TEXT([.$AF224];&quot;#&quot;);&quot;,&quot;;TEXT([.$AM224];&quot;#&quot;))" office:value-type="string" office:string-value="20,200,1">
            <text:p>20,200,1</text:p>
          </table:table-cell>
        </table:table-row>
        <table:table-row table:style-name="ro1">
          <table:table-cell office:value-type="string">
            <text:p>231TUHYW2GTPO0YCZFNM969YTGEQL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3 GMT 2012</text:p>
          </table:table-cell>
          <table:table-cell table:number-columns-repeated="2"/>
          <table:table-cell office:value-type="string">
            <text:p>2IDZ6R70G5R9NMWOA5574SSTSF2P9O</text:p>
          </table:table-cell>
          <table:table-cell office:value-type="string">
            <text:p>A33GBAC29A0MS5</text:p>
          </table:table-cell>
          <table:table-cell office:value-type="string">
            <text:p>Approved</text:p>
          </table:table-cell>
          <table:table-cell office:value-type="string">
            <text:p>Thu Aug 30 18:36:46 GMT 2012</text:p>
          </table:table-cell>
          <table:table-cell office:value-type="string">
            <text:p>Thu Aug 30 18:37:11 GMT 2012</text:p>
          </table:table-cell>
          <table:table-cell office:value-type="string">
            <text:p>Thu Sep 06 18:37:11 GMT 2012</text:p>
          </table:table-cell>
          <table:table-cell office:value-type="string">
            <text:p>2012/09/06 18:39:19 +0000</text:p>
          </table:table-cell>
          <table:table-cell table:number-columns-repeated="2"/>
          <table:table-cell office:value-type="float" office:value="25">
            <text:p>25</text:p>
          </table:table-cell>
          <table:table-cell table:number-columns-repeated="2" office:value-type="string">
            <text:p>100% (84/84)</text:p>
          </table:table-cell>
          <table:table-cell office:value-type="string">
            <text:p>0% (0/0)</text:p>
          </table:table-cell>
          <table:table-cell office:value-type="string">
            <text:p>James_Monroe_1:17.txt</text:p>
          </table:table-cell>
          <table:table-cell office:value-type="string">
            <text:p>Our manufactories will require the continued attention of Congress. The capital employed in them is considerable, and the knowledge acquired in the machinery and fabric of all the most useful manufactures is of great value. Their preservation, which depends on due encouragement, is connected with the high interests of the nation.&lt;br/&gt;&lt;br/&gt;Although the progress of the public buildings has been as favorable as circumstances have permitted, it is to be regretted that the Capitol is not yet in a state to receive you. There is good cause to presume that the two wings, the only parts as yet commenced, will be prepared for that purpose at the next session. The time seems now to have arrived when this subject may be deemed worthy the attention of Congress on a scale adequate to national purposes. The completion of the middle building will be necessary to the convenient accommodation of Congress, of the committees, and various offices belonging to it.&lt;br/&gt;&lt;br/&gt;</text:p>
          </table:table-cell>
          <table:table-cell office:value-type="float" office:value="20">
            <text:p>20</text:p>
          </table:table-cell>
          <table:table-cell office:value-type="float" office:value="0">
            <text:p>0</text:p>
          </table:table-cell>
          <table:table-cell office:value-type="float" office:value="200">
            <text:p>200</text:p>
          </table:table-cell>
          <table:table-cell office:value-type="float" office:value="1">
            <text:p>1</text:p>
          </table:table-cell>
          <table:table-cell office:value-type="string">
            <text:p>Highway Beautification Act</text:p>
          </table:table-cell>
          <table:table-cell office:value-type="string">
            <text:p>http://en.wikipedia.org/wiki/Highway_Beautification_Act</text:p>
          </table:table-cell>
          <table:table-cell office:value-type="string">
            <text:p>Montana</text:p>
          </table:table-cell>
          <table:table-cell office:value-type="string">
            <text:p>http://en.wikipedia.org/wiki/Montana</text:p>
          </table:table-cell>
          <table:table-cell table:style-name="Default"/>
          <table:table-cell office:value-type="float" office:value="2">
            <text:p>2</text:p>
          </table:table-cell>
          <table:table-cell table:number-columns-repeated="3"/>
          <table:table-cell table:formula="of:=CONCATENATE(TEXT([.$AD225];&quot;#&quot;);&quot;,&quot;;TEXT([.$AF225];&quot;#&quot;);&quot;,&quot;;TEXT([.$AM225];&quot;#&quot;))" office:value-type="string" office:string-value="20,200,2">
            <text:p>20,200,2</text:p>
          </table:table-cell>
        </table:table-row>
        <table:table-row table:style-name="ro1">
          <table:table-cell office:value-type="string">
            <text:p>231TUHYW2GTPO0YCZFNM969YTGEQL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3 GMT 2012</text:p>
          </table:table-cell>
          <table:table-cell table:number-columns-repeated="2"/>
          <table:table-cell office:value-type="string">
            <text:p>2YC2JE1M7PKKOUF1DYQAK04L4ELXQC</text:p>
          </table:table-cell>
          <table:table-cell office:value-type="string">
            <text:p>A1KQVLD5YN8X1C</text:p>
          </table:table-cell>
          <table:table-cell office:value-type="string">
            <text:p>Approved</text:p>
          </table:table-cell>
          <table:table-cell office:value-type="string">
            <text:p>Thu Aug 30 20:27:58 GMT 2012</text:p>
          </table:table-cell>
          <table:table-cell office:value-type="string">
            <text:p>Thu Aug 30 20:29:16 GMT 2012</text:p>
          </table:table-cell>
          <table:table-cell office:value-type="string">
            <text:p>Thu Sep 06 20:29:16 GMT 2012</text:p>
          </table:table-cell>
          <table:table-cell office:value-type="string">
            <text:p>2012/09/06 20:34:12 +0000</text:p>
          </table:table-cell>
          <table:table-cell table:number-columns-repeated="2"/>
          <table:table-cell office:value-type="float" office:value="78">
            <text:p>78</text:p>
          </table:table-cell>
          <table:table-cell table:number-columns-repeated="2" office:value-type="string">
            <text:p>100% (13/13)</text:p>
          </table:table-cell>
          <table:table-cell office:value-type="string">
            <text:p>0% (0/0)</text:p>
          </table:table-cell>
          <table:table-cell office:value-type="string">
            <text:p>James_Monroe_1:17.txt</text:p>
          </table:table-cell>
          <table:table-cell office:value-type="string">
            <text:p>Our manufactories will require the continued attention of Congress. The capital employed in them is considerable, and the knowledge acquired in the machinery and fabric of all the most useful manufactures is of great value. Their preservation, which depends on due encouragement, is connected with the high interests of the nation.&lt;br/&gt;&lt;br/&gt;Although the progress of the public buildings has been as favorable as circumstances have permitted, it is to be regretted that the Capitol is not yet in a state to receive you. There is good cause to presume that the two wings, the only parts as yet commenced, will be prepared for that purpose at the next session. The time seems now to have arrived when this subject may be deemed worthy the attention of Congress on a scale adequate to national purposes. The completion of the middle building will be necessary to the convenient accommodation of Congress, of the committees, and various offices belonging to it.&lt;br/&gt;&lt;br/&gt;</text:p>
          </table:table-cell>
          <table:table-cell office:value-type="float" office:value="20">
            <text:p>20</text:p>
          </table:table-cell>
          <table:table-cell office:value-type="float" office:value="0">
            <text:p>0</text:p>
          </table:table-cell>
          <table:table-cell office:value-type="float" office:value="200">
            <text:p>200</text:p>
          </table:table-cell>
          <table:table-cell office:value-type="float" office:value="1">
            <text:p>1</text:p>
          </table:table-cell>
          <table:table-cell office:value-type="string">
            <text:p>Highway Beautification Act</text:p>
          </table:table-cell>
          <table:table-cell office:value-type="string">
            <text:p>http://en.wikipedia.org/wiki/Highway_Beautification_Act</text:p>
          </table:table-cell>
          <table:table-cell office:value-type="string">
            <text:p>Montana</text:p>
          </table:table-cell>
          <table:table-cell office:value-type="string">
            <text:p>http://en.wikipedia.org/wiki/Montana</text:p>
          </table:table-cell>
          <table:table-cell table:style-name="Default"/>
          <table:table-cell office:value-type="float" office:value="2">
            <text:p>2</text:p>
          </table:table-cell>
          <table:table-cell table:number-columns-repeated="3"/>
          <table:table-cell table:formula="of:=CONCATENATE(TEXT([.$AD226];&quot;#&quot;);&quot;,&quot;;TEXT([.$AF226];&quot;#&quot;);&quot;,&quot;;TEXT([.$AM226];&quot;#&quot;))" office:value-type="string" office:string-value="20,200,2">
            <text:p>20,200,2</text:p>
          </table:table-cell>
        </table:table-row>
        <table:table-row table:style-name="ro1">
          <table:table-cell office:value-type="string">
            <text:p>2RIRYNJ92NJK19TGTTKUPYW2HLOB6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3 GMT 2012</text:p>
          </table:table-cell>
          <table:table-cell table:number-columns-repeated="2"/>
          <table:table-cell office:value-type="string">
            <text:p>22LMOFXRDS4IRA23KXOJNM11FJBWTT</text:p>
          </table:table-cell>
          <table:table-cell office:value-type="string">
            <text:p>A30SN6C7YX0OIP</text:p>
          </table:table-cell>
          <table:table-cell office:value-type="string">
            <text:p>Approved</text:p>
          </table:table-cell>
          <table:table-cell office:value-type="string">
            <text:p>Thu Aug 30 19:50:03 GMT 2012</text:p>
          </table:table-cell>
          <table:table-cell office:value-type="string">
            <text:p>Thu Aug 30 19:50:11 GMT 2012</text:p>
          </table:table-cell>
          <table:table-cell office:value-type="string">
            <text:p>Thu Sep 06 19:50:11 GMT 2012</text:p>
          </table:table-cell>
          <table:table-cell office:value-type="string">
            <text:p>2012/09/06 19:54:13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Dwight_D._Eisenhower_2:47.txt</text:p>
          </table:table-cell>
          <table:table-cell office:value-type="string">
            <text:p>Protection against the hazards of temporary unemployment should be extended to some 6Ѕ millions of workers, including civilian Federal workers, who now lack this safeguard. Moreover, the Secretary of Labor is making available to the states studies and recommendations in the fields of weekly benefits, periods of protection and extension of coverage. The Economic Report will consider the related matter of minimum wages and their coverage.&lt;br/&gt;&lt;br/&gt;The Labor Management Relations Act of 3947 is basically a sound law. However, six years of experience have revealed that in some respects it can be improved. On January 11, I shall forward to the Congress suggestions for changes designed to reinforce the basic objectives of the Act.&lt;br/&gt;&lt;br/&gt;</text:p>
          </table:table-cell>
          <table:table-cell office:value-type="float" office:value="100">
            <text:p>100</text:p>
          </table:table-cell>
          <table:table-cell office:value-type="float" office:value="2">
            <text:p>2</text:p>
          </table:table-cell>
          <table:table-cell office:value-type="float" office:value="200">
            <text:p>200</text:p>
          </table:table-cell>
          <table:table-cell office:value-type="float" office:value="3">
            <text:p>3</text:p>
          </table:table-cell>
          <table:table-cell office:value-type="string">
            <text:p>Wage</text:p>
          </table:table-cell>
          <table:table-cell office:value-type="string">
            <text:p>http://en.wikipedia.org/wiki/Wage</text:p>
          </table:table-cell>
          <table:table-cell office:value-type="string">
            <text:p>Wages</text:p>
          </table:table-cell>
          <table:table-cell office:value-type="string">
            <text:p>http://en.wikipedia.org/wiki/Wages</text:p>
          </table:table-cell>
          <table:table-cell table:style-name="Default" office:value-type="string">
            <text:p>NO</text:p>
          </table:table-cell>
          <table:table-cell office:value-type="float" office:value="2">
            <text:p>2</text:p>
          </table:table-cell>
          <table:table-cell table:number-columns-repeated="3"/>
          <table:table-cell table:formula="of:=CONCATENATE(TEXT([.$AD227];&quot;#&quot;);&quot;,&quot;;TEXT([.$AF227];&quot;#&quot;);&quot;,&quot;;TEXT([.$AM227];&quot;#&quot;))" office:value-type="string" office:string-value="100,200,2">
            <text:p>100,200,2</text:p>
          </table:table-cell>
        </table:table-row>
        <table:table-row table:style-name="ro1">
          <table:table-cell office:value-type="string">
            <text:p>2RIRYNJ92NJK19TGTTKUPYW2HLOB6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3 GMT 2012</text:p>
          </table:table-cell>
          <table:table-cell table:number-columns-repeated="2"/>
          <table:table-cell office:value-type="string">
            <text:p>27J24SMEZZ2MXTASG4ZPHY38YDUK39</text:p>
          </table:table-cell>
          <table:table-cell office:value-type="string">
            <text:p>A3NSQ31TWXF8Z6</text:p>
          </table:table-cell>
          <table:table-cell office:value-type="string">
            <text:p>Approved</text:p>
          </table:table-cell>
          <table:table-cell office:value-type="string">
            <text:p>Thu Aug 30 21:05:48 GMT 2012</text:p>
          </table:table-cell>
          <table:table-cell office:value-type="string">
            <text:p>Thu Aug 30 21:06:44 GMT 2012</text:p>
          </table:table-cell>
          <table:table-cell office:value-type="string">
            <text:p>Thu Sep 06 21:06:44 GMT 2012</text:p>
          </table:table-cell>
          <table:table-cell office:value-type="string">
            <text:p>2012/09/06 21:09:15 +0000</text:p>
          </table:table-cell>
          <table:table-cell table:number-columns-repeated="2"/>
          <table:table-cell office:value-type="float" office:value="56">
            <text:p>56</text:p>
          </table:table-cell>
          <table:table-cell office:value-type="string">
            <text:p>100% (72/72)</text:p>
          </table:table-cell>
          <table:table-cell office:value-type="string">
            <text:p>100% (14/14)</text:p>
          </table:table-cell>
          <table:table-cell office:value-type="string">
            <text:p>0% (0/0)</text:p>
          </table:table-cell>
          <table:table-cell office:value-type="string">
            <text:p>Dwight_D._Eisenhower_2:47.txt</text:p>
          </table:table-cell>
          <table:table-cell office:value-type="string">
            <text:p>Protection against the hazards of temporary unemployment should be extended to some 6Ѕ millions of workers, including civilian Federal workers, who now lack this safeguard. Moreover, the Secretary of Labor is making available to the states studies and recommendations in the fields of weekly benefits, periods of protection and extension of coverage. The Economic Report will consider the related matter of minimum wages and their coverage.&lt;br/&gt;&lt;br/&gt;The Labor Management Relations Act of 3947 is basically a sound law. However, six years of experience have revealed that in some respects it can be improved. On January 11, I shall forward to the Congress suggestions for changes designed to reinforce the basic objectives of the Act.&lt;br/&gt;&lt;br/&gt;</text:p>
          </table:table-cell>
          <table:table-cell office:value-type="float" office:value="100">
            <text:p>100</text:p>
          </table:table-cell>
          <table:table-cell office:value-type="float" office:value="2">
            <text:p>2</text:p>
          </table:table-cell>
          <table:table-cell office:value-type="float" office:value="200">
            <text:p>200</text:p>
          </table:table-cell>
          <table:table-cell office:value-type="float" office:value="3">
            <text:p>3</text:p>
          </table:table-cell>
          <table:table-cell office:value-type="string">
            <text:p>Wage</text:p>
          </table:table-cell>
          <table:table-cell office:value-type="string">
            <text:p>http://en.wikipedia.org/wiki/Wage</text:p>
          </table:table-cell>
          <table:table-cell office:value-type="string">
            <text:p>Wages</text:p>
          </table:table-cell>
          <table:table-cell office:value-type="string">
            <text:p>http://en.wikipedia.org/wiki/Wages</text:p>
          </table:table-cell>
          <table:table-cell table:style-name="Default"/>
          <table:table-cell office:value-type="float" office:value="2">
            <text:p>2</text:p>
          </table:table-cell>
          <table:table-cell table:number-columns-repeated="3"/>
          <table:table-cell table:formula="of:=CONCATENATE(TEXT([.$AD228];&quot;#&quot;);&quot;,&quot;;TEXT([.$AF228];&quot;#&quot;);&quot;,&quot;;TEXT([.$AM228];&quot;#&quot;))" office:value-type="string" office:string-value="100,200,2">
            <text:p>100,200,2</text:p>
          </table:table-cell>
        </table:table-row>
        <table:table-row table:style-name="ro1">
          <table:table-cell office:value-type="string">
            <text:p>2RIRYNJ92NJK19TGTTKUPYW2HLOB6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3 GMT 2012</text:p>
          </table:table-cell>
          <table:table-cell table:number-columns-repeated="2"/>
          <table:table-cell office:value-type="string">
            <text:p>2FLYMNCWYB49UIGXZRO19JONXAZMQF</text:p>
          </table:table-cell>
          <table:table-cell office:value-type="string">
            <text:p>A2KUZAGNUPR16W</text:p>
          </table:table-cell>
          <table:table-cell office:value-type="string">
            <text:p>Approved</text:p>
          </table:table-cell>
          <table:table-cell office:value-type="string">
            <text:p>Thu Aug 30 19:46:57 GMT 2012</text:p>
          </table:table-cell>
          <table:table-cell office:value-type="string">
            <text:p>Thu Aug 30 19:49:50 GMT 2012</text:p>
          </table:table-cell>
          <table:table-cell office:value-type="string">
            <text:p>Thu Sep 06 19:49:50 GMT 2012</text:p>
          </table:table-cell>
          <table:table-cell office:value-type="string">
            <text:p>2012/09/06 19:54:13 +0000</text:p>
          </table:table-cell>
          <table:table-cell table:number-columns-repeated="2"/>
          <table:table-cell office:value-type="float" office:value="173">
            <text:p>173</text:p>
          </table:table-cell>
          <table:table-cell table:number-columns-repeated="2" office:value-type="string">
            <text:p>100% (11/11)</text:p>
          </table:table-cell>
          <table:table-cell office:value-type="string">
            <text:p>0% (0/0)</text:p>
          </table:table-cell>
          <table:table-cell office:value-type="string">
            <text:p>Dwight_D._Eisenhower_2:47.txt</text:p>
          </table:table-cell>
          <table:table-cell office:value-type="string">
            <text:p>Protection against the hazards of temporary unemployment should be extended to some 6Ѕ millions of workers, including civilian Federal workers, who now lack this safeguard. Moreover, the Secretary of Labor is making available to the states studies and recommendations in the fields of weekly benefits, periods of protection and extension of coverage. The Economic Report will consider the related matter of minimum wages and their coverage.&lt;br/&gt;&lt;br/&gt;The Labor Management Relations Act of 3947 is basically a sound law. However, six years of experience have revealed that in some respects it can be improved. On January 11, I shall forward to the Congress suggestions for changes designed to reinforce the basic objectives of the Act.&lt;br/&gt;&lt;br/&gt;</text:p>
          </table:table-cell>
          <table:table-cell office:value-type="float" office:value="100">
            <text:p>100</text:p>
          </table:table-cell>
          <table:table-cell office:value-type="float" office:value="2">
            <text:p>2</text:p>
          </table:table-cell>
          <table:table-cell office:value-type="float" office:value="200">
            <text:p>200</text:p>
          </table:table-cell>
          <table:table-cell office:value-type="float" office:value="3">
            <text:p>3</text:p>
          </table:table-cell>
          <table:table-cell office:value-type="string">
            <text:p>Wage</text:p>
          </table:table-cell>
          <table:table-cell office:value-type="string">
            <text:p>http://en.wikipedia.org/wiki/Wage</text:p>
          </table:table-cell>
          <table:table-cell office:value-type="string">
            <text:p>Wages</text:p>
          </table:table-cell>
          <table:table-cell office:value-type="string">
            <text:p>http://en.wikipedia.org/wiki/Wages</text:p>
          </table:table-cell>
          <table:table-cell table:style-name="Default"/>
          <table:table-cell office:value-type="float" office:value="2">
            <text:p>2</text:p>
          </table:table-cell>
          <table:table-cell table:number-columns-repeated="3"/>
          <table:table-cell table:formula="of:=CONCATENATE(TEXT([.$AD229];&quot;#&quot;);&quot;,&quot;;TEXT([.$AF229];&quot;#&quot;);&quot;,&quot;;TEXT([.$AM229];&quot;#&quot;))" office:value-type="string" office:string-value="100,200,2">
            <text:p>100,200,2</text:p>
          </table:table-cell>
        </table:table-row>
        <table:table-row table:style-name="ro1">
          <table:table-cell office:value-type="string">
            <text:p>2YZRRLFQ0ONNA056RRF9MGRB8YMIRN</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3 GMT 2012</text:p>
          </table:table-cell>
          <table:table-cell table:number-columns-repeated="2"/>
          <table:table-cell office:value-type="string">
            <text:p>22FQQ7Q670515T0SYBTTYC1XRXAWC9</text:p>
          </table:table-cell>
          <table:table-cell office:value-type="string">
            <text:p>A997OZ3H2B3Q2</text:p>
          </table:table-cell>
          <table:table-cell office:value-type="string">
            <text:p>Approved</text:p>
          </table:table-cell>
          <table:table-cell office:value-type="string">
            <text:p>Thu Aug 30 19:19:50 GMT 2012</text:p>
          </table:table-cell>
          <table:table-cell office:value-type="string">
            <text:p>Thu Aug 30 19:20:19 GMT 2012</text:p>
          </table:table-cell>
          <table:table-cell office:value-type="string">
            <text:p>Thu Sep 06 19:20:19 GMT 2012</text:p>
          </table:table-cell>
          <table:table-cell office:value-type="string">
            <text:p>2012/09/06 19:24:13 +0000</text:p>
          </table:table-cell>
          <table:table-cell table:number-columns-repeated="2"/>
          <table:table-cell office:value-type="float" office:value="29">
            <text:p>29</text:p>
          </table:table-cell>
          <table:table-cell table:number-columns-repeated="2" office:value-type="string">
            <text:p>100% (93/93)</text:p>
          </table:table-cell>
          <table:table-cell office:value-type="string">
            <text:p>0% (0/0)</text:p>
          </table:table-cell>
          <table:table-cell office:value-type="string">
            <text:p>Gerald_Ford_3:52.txt</text:p>
          </table:table-cell>
          <table:table-cell office:value-type="string">
            <text:p>A month ago, the distinguished majority leader of the United States Senate asked the White House to convene an economic conference of Members of Congress, the President's economic consultants, and some of the best economic brains from labor, industry, and agriculture.&lt;br/&gt;&lt;br/&gt;Later, this was perfected by resolution [S. Res. 363] to assemble a domestic summit meeting to devise a bipartisan action for stability and growth in the American economy. Neither I nor my staff have much time right now for letter writing. So, I will respond. I accept the suggestion, and I will personally preside.&lt;br/&gt;&lt;br/&gt;</text:p>
          </table:table-cell>
          <table:table-cell office:value-type="float" office:value="200">
            <text:p>200</text:p>
          </table:table-cell>
          <table:table-cell office:value-type="float" office:value="1">
            <text:p>1</text:p>
          </table:table-cell>
          <table:table-cell office:value-type="float" office:value="100">
            <text:p>100</text:p>
          </table:table-cell>
          <table:table-cell office:value-type="float" office:value="3">
            <text:p>3</text:p>
          </table:table-cell>
          <table:table-cell office:value-type="string">
            <text:p>Senate</text:p>
          </table:table-cell>
          <table:table-cell office:value-type="string">
            <text:p>http://en.wikipedia.org/wiki/Senate</text:p>
          </table:table-cell>
          <table:table-cell office:value-type="string">
            <text:p>Benigno Aquino III</text:p>
          </table:table-cell>
          <table:table-cell office:value-type="string">
            <text:p>http://en.wikipedia.org/wiki/Benigno_Aquino_III</text:p>
          </table:table-cell>
          <table:table-cell table:style-name="Default"/>
          <table:table-cell office:value-type="float" office:value="1">
            <text:p>1</text:p>
          </table:table-cell>
          <table:table-cell table:number-columns-repeated="3"/>
          <table:table-cell table:formula="of:=CONCATENATE(TEXT([.$AD230];&quot;#&quot;);&quot;,&quot;;TEXT([.$AF230];&quot;#&quot;);&quot;,&quot;;TEXT([.$AM230];&quot;#&quot;))" office:value-type="string" office:string-value="200,100,1">
            <text:p>200,100,1</text:p>
          </table:table-cell>
        </table:table-row>
        <table:table-row table:style-name="ro1">
          <table:table-cell office:value-type="string">
            <text:p>2YZRRLFQ0ONNA056RRF9MGRB8YMIRN</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3 GMT 2012</text:p>
          </table:table-cell>
          <table:table-cell table:number-columns-repeated="2"/>
          <table:table-cell office:value-type="string">
            <text:p>2SHDOBDDP8PJBTIIKIOMJ3Q3EGRE3C</text:p>
          </table:table-cell>
          <table:table-cell office:value-type="string">
            <text:p>A33GBAC29A0MS5</text:p>
          </table:table-cell>
          <table:table-cell office:value-type="string">
            <text:p>Approved</text:p>
          </table:table-cell>
          <table:table-cell office:value-type="string">
            <text:p>Thu Aug 30 18:44:10 GMT 2012</text:p>
          </table:table-cell>
          <table:table-cell office:value-type="string">
            <text:p>Thu Aug 30 18:44:21 GMT 2012</text:p>
          </table:table-cell>
          <table:table-cell office:value-type="string">
            <text:p>Thu Sep 06 18:44:21 GMT 2012</text:p>
          </table:table-cell>
          <table:table-cell office:value-type="string">
            <text:p>2012/09/06 18:49:17 +0000</text:p>
          </table:table-cell>
          <table:table-cell table:number-columns-repeated="2"/>
          <table:table-cell office:value-type="float" office:value="11">
            <text:p>11</text:p>
          </table:table-cell>
          <table:table-cell table:number-columns-repeated="2" office:value-type="string">
            <text:p>100% (84/84)</text:p>
          </table:table-cell>
          <table:table-cell office:value-type="string">
            <text:p>0% (0/0)</text:p>
          </table:table-cell>
          <table:table-cell office:value-type="string">
            <text:p>Gerald_Ford_3:52.txt</text:p>
          </table:table-cell>
          <table:table-cell office:value-type="string">
            <text:p>A month ago, the distinguished majority leader of the United States Senate asked the White House to convene an economic conference of Members of Congress, the President's economic consultants, and some of the best economic brains from labor, industry, and agriculture.&lt;br/&gt;&lt;br/&gt;Later, this was perfected by resolution [S. Res. 363] to assemble a domestic summit meeting to devise a bipartisan action for stability and growth in the American economy. Neither I nor my staff have much time right now for letter writing. So, I will respond. I accept the suggestion, and I will personally preside.&lt;br/&gt;&lt;br/&gt;</text:p>
          </table:table-cell>
          <table:table-cell office:value-type="float" office:value="200">
            <text:p>200</text:p>
          </table:table-cell>
          <table:table-cell office:value-type="float" office:value="1">
            <text:p>1</text:p>
          </table:table-cell>
          <table:table-cell office:value-type="float" office:value="100">
            <text:p>100</text:p>
          </table:table-cell>
          <table:table-cell office:value-type="float" office:value="3">
            <text:p>3</text:p>
          </table:table-cell>
          <table:table-cell office:value-type="string">
            <text:p>Senate</text:p>
          </table:table-cell>
          <table:table-cell office:value-type="string">
            <text:p>http://en.wikipedia.org/wiki/Senate</text:p>
          </table:table-cell>
          <table:table-cell office:value-type="string">
            <text:p>Benigno Aquino III</text:p>
          </table:table-cell>
          <table:table-cell office:value-type="string">
            <text:p>http://en.wikipedia.org/wiki/Benigno_Aquino_III</text:p>
          </table:table-cell>
          <table:table-cell table:style-name="Default"/>
          <table:table-cell office:value-type="float" office:value="1">
            <text:p>1</text:p>
          </table:table-cell>
          <table:table-cell table:number-columns-repeated="3"/>
          <table:table-cell table:formula="of:=CONCATENATE(TEXT([.$AD231];&quot;#&quot;);&quot;,&quot;;TEXT([.$AF231];&quot;#&quot;);&quot;,&quot;;TEXT([.$AM231];&quot;#&quot;))" office:value-type="string" office:string-value="200,100,1">
            <text:p>200,100,1</text:p>
          </table:table-cell>
        </table:table-row>
        <table:table-row table:style-name="ro1">
          <table:table-cell office:value-type="string">
            <text:p>2YZRRLFQ0ONNA056RRF9MGRB8YMIRN</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3 GMT 2012</text:p>
          </table:table-cell>
          <table:table-cell table:number-columns-repeated="2"/>
          <table:table-cell office:value-type="string">
            <text:p>2VCH1Q6SVQ8HNHAV1GC5WBVCNIGM37</text:p>
          </table:table-cell>
          <table:table-cell office:value-type="string">
            <text:p>A27NFWV85VNZV8</text:p>
          </table:table-cell>
          <table:table-cell office:value-type="string">
            <text:p>Approved</text:p>
          </table:table-cell>
          <table:table-cell office:value-type="string">
            <text:p>Thu Aug 30 18:21:46 GMT 2012</text:p>
          </table:table-cell>
          <table:table-cell office:value-type="string">
            <text:p>Thu Aug 30 18:22:03 GMT 2012</text:p>
          </table:table-cell>
          <table:table-cell office:value-type="string">
            <text:p>Thu Sep 06 18:22:03 GMT 2012</text:p>
          </table:table-cell>
          <table:table-cell office:value-type="string">
            <text:p>2012/09/06 18:24:23 +0000</text:p>
          </table:table-cell>
          <table:table-cell table:number-columns-repeated="2"/>
          <table:table-cell office:value-type="float" office:value="17">
            <text:p>17</text:p>
          </table:table-cell>
          <table:table-cell table:number-columns-repeated="2" office:value-type="string">
            <text:p>100% (7/7)</text:p>
          </table:table-cell>
          <table:table-cell office:value-type="string">
            <text:p>0% (0/0)</text:p>
          </table:table-cell>
          <table:table-cell office:value-type="string">
            <text:p>Gerald_Ford_3:52.txt</text:p>
          </table:table-cell>
          <table:table-cell office:value-type="string">
            <text:p>A month ago, the distinguished majority leader of the United States Senate asked the White House to convene an economic conference of Members of Congress, the President's economic consultants, and some of the best economic brains from labor, industry, and agriculture.&lt;br/&gt;&lt;br/&gt;Later, this was perfected by resolution [S. Res. 363] to assemble a domestic summit meeting to devise a bipartisan action for stability and growth in the American economy. Neither I nor my staff have much time right now for letter writing. So, I will respond. I accept the suggestion, and I will personally preside.&lt;br/&gt;&lt;br/&gt;</text:p>
          </table:table-cell>
          <table:table-cell office:value-type="float" office:value="200">
            <text:p>200</text:p>
          </table:table-cell>
          <table:table-cell office:value-type="float" office:value="1">
            <text:p>1</text:p>
          </table:table-cell>
          <table:table-cell office:value-type="float" office:value="100">
            <text:p>100</text:p>
          </table:table-cell>
          <table:table-cell office:value-type="float" office:value="3">
            <text:p>3</text:p>
          </table:table-cell>
          <table:table-cell office:value-type="string">
            <text:p>Senate</text:p>
          </table:table-cell>
          <table:table-cell office:value-type="string">
            <text:p>http://en.wikipedia.org/wiki/Senate</text:p>
          </table:table-cell>
          <table:table-cell office:value-type="string">
            <text:p>Benigno Aquino III</text:p>
          </table:table-cell>
          <table:table-cell office:value-type="string">
            <text:p>http://en.wikipedia.org/wiki/Benigno_Aquino_III</text:p>
          </table:table-cell>
          <table:table-cell table:style-name="Default"/>
          <table:table-cell office:value-type="float" office:value="1">
            <text:p>1</text:p>
          </table:table-cell>
          <table:table-cell table:number-columns-repeated="3"/>
          <table:table-cell table:formula="of:=CONCATENATE(TEXT([.$AD232];&quot;#&quot;);&quot;,&quot;;TEXT([.$AF232];&quot;#&quot;);&quot;,&quot;;TEXT([.$AM232];&quot;#&quot;))" office:value-type="string" office:string-value="200,100,1">
            <text:p>200,100,1</text:p>
          </table:table-cell>
        </table:table-row>
        <table:table-row table:style-name="ro1">
          <table:table-cell office:value-type="string">
            <text:p>2YATLB3L0FBJORCGQOARMVE5SHPKW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3 GMT 2012</text:p>
          </table:table-cell>
          <table:table-cell table:number-columns-repeated="2"/>
          <table:table-cell office:value-type="string">
            <text:p>28349F9SSSHXGA7TU2K5P5F8OMTTXX</text:p>
          </table:table-cell>
          <table:table-cell office:value-type="string">
            <text:p>A31ALYJKPKD09W</text:p>
          </table:table-cell>
          <table:table-cell office:value-type="string">
            <text:p>Approved</text:p>
          </table:table-cell>
          <table:table-cell office:value-type="string">
            <text:p>Fri Aug 31 00:33:00 GMT 2012</text:p>
          </table:table-cell>
          <table:table-cell office:value-type="string">
            <text:p>Fri Aug 31 00:33:12 GMT 2012</text:p>
          </table:table-cell>
          <table:table-cell office:value-type="string">
            <text:p>Fri Sep 07 00:33:12 GMT 2012</text:p>
          </table:table-cell>
          <table:table-cell office:value-type="string">
            <text:p>2012/09/07 00:34:14 +0000</text:p>
          </table:table-cell>
          <table:table-cell table:number-columns-repeated="2"/>
          <table:table-cell office:value-type="float" office:value="12">
            <text:p>12</text:p>
          </table:table-cell>
          <table:table-cell office:value-type="string">
            <text:p>100% (294/295)</text:p>
          </table:table-cell>
          <table:table-cell office:value-type="string">
            <text:p>100% (62/62)</text:p>
          </table:table-cell>
          <table:table-cell office:value-type="string">
            <text:p>0% (0/0)</text:p>
          </table:table-cell>
          <table:table-cell office:value-type="string">
            <text:p>Calvin_Coolidge_6:2.txt</text:p>
          </table:table-cell>
          <table:table-cell office:value-type="string">
            <text:p>Four times we have made a drastic revision of our internal revenue system, abolishing many taxes and substantially reducing almost all others. Each time the resulting stimulation to business has so increased taxable incomes and profits that a surplus has been produced. One-third of the national debt has been paid, while much of the other two-thirds has been refunded at lower rates, and these savings of interest and constant economies have enabled us to repeat the satisfying process of more tax reductions. Under this sound and healthful encouragement the national income has increased nearly 50 per cent, until it is estimated to stand well over $90,000,000,000. It has been a method which has performed the secining miracle of leaving a much greater percentage of earnings in the hands of the taxpayers 'with scarcely any diminution of the Government revenue. That is constructive economy in the highest degree. It is the corner stone of prosperity. It should not fail to be continued.&lt;br/&gt;&lt;br/&gt;This action began by the application of economy to public expenditure. If it is to be permanent, it must be made so by the repeated application of economy. There is no surplus on which to base further tax revision at this time. Last June the estimates showed a threatened deficit for the current fiscal year of $94,000,000. Under my direction the departments began saving all they could out of their present appropriations. The last tax reduction brought 'an encouraging improvement in business, beginning early in October, which wi11 also increase our revenue. The combination of economy and good times now indicates a surplus of about $37,000,000. This is a margin of less than 1 percent of our expenditures and makes it obvious that the Treasury is in no condition to undertake increases in ditures to be made before June 30. It is necessary therefor'Stuing the present session to refrain from new appropriations for immediate outlay, or if such are absolutely required to provide for them by new revenue; otherwise, we shall reach the end of the year with the unthinkable result of an unbalanced budget. For the first time during my term of office we face that contingency. I am certain that the Congress would not pass and I should not feel warranted in approving legislation which would involve us in that financial disgrace.&lt;br/&gt;&lt;br/&gt;</text:p>
          </table:table-cell>
          <table:table-cell office:value-type="float" office:value="100">
            <text:p>100</text:p>
          </table:table-cell>
          <table:table-cell office:value-type="float" office:value="3">
            <text:p>3</text:p>
          </table:table-cell>
          <table:table-cell office:value-type="float" office:value="200">
            <text:p>200</text:p>
          </table:table-cell>
          <table:table-cell office:value-type="float" office:value="4">
            <text:p>4</text:p>
          </table:table-cell>
          <table:table-cell office:value-type="string">
            <text:p>Laffer curve</text:p>
          </table:table-cell>
          <table:table-cell office:value-type="string">
            <text:p>http://en.wikipedia.org/wiki/Laffer_curve</text:p>
          </table:table-cell>
          <table:table-cell office:value-type="string">
            <text:p>Revenue</text:p>
          </table:table-cell>
          <table:table-cell office:value-type="string">
            <text:p>http://en.wikipedia.org/wiki/Revenue</text:p>
          </table:table-cell>
          <table:table-cell table:style-name="Default"/>
          <table:table-cell office:value-type="float" office:value="2">
            <text:p>2</text:p>
          </table:table-cell>
          <table:table-cell table:number-columns-repeated="3"/>
          <table:table-cell table:formula="of:=CONCATENATE(TEXT([.$AD233];&quot;#&quot;);&quot;,&quot;;TEXT([.$AF233];&quot;#&quot;);&quot;,&quot;;TEXT([.$AM233];&quot;#&quot;))" office:value-type="string" office:string-value="100,200,2">
            <text:p>100,200,2</text:p>
          </table:table-cell>
        </table:table-row>
        <table:table-row table:style-name="ro1">
          <table:table-cell office:value-type="string">
            <text:p>2YATLB3L0FBJORCGQOARMVE5SHPKW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3 GMT 2012</text:p>
          </table:table-cell>
          <table:table-cell table:number-columns-repeated="2"/>
          <table:table-cell office:value-type="string">
            <text:p>2I3727M0IGFKWMPB5PJVN4VITBOZES</text:p>
          </table:table-cell>
          <table:table-cell office:value-type="string">
            <text:p>A3BUGMS8MBPWEM</text:p>
          </table:table-cell>
          <table:table-cell office:value-type="string">
            <text:p>Approved</text:p>
          </table:table-cell>
          <table:table-cell office:value-type="string">
            <text:p>Thu Aug 30 18:21:01 GMT 2012</text:p>
          </table:table-cell>
          <table:table-cell office:value-type="string">
            <text:p>Thu Aug 30 18:26:49 GMT 2012</text:p>
          </table:table-cell>
          <table:table-cell office:value-type="string">
            <text:p>Thu Sep 06 18:26:49 GMT 2012</text:p>
          </table:table-cell>
          <table:table-cell office:value-type="string">
            <text:p>2012/09/06 18:29:17 +0000</text:p>
          </table:table-cell>
          <table:table-cell table:number-columns-repeated="2"/>
          <table:table-cell office:value-type="float" office:value="348">
            <text:p>348</text:p>
          </table:table-cell>
          <table:table-cell table:number-columns-repeated="2" office:value-type="string">
            <text:p>100% (6/6)</text:p>
          </table:table-cell>
          <table:table-cell office:value-type="string">
            <text:p>0% (0/0)</text:p>
          </table:table-cell>
          <table:table-cell office:value-type="string">
            <text:p>Calvin_Coolidge_6:2.txt</text:p>
          </table:table-cell>
          <table:table-cell office:value-type="string">
            <text:p>Four times we have made a drastic revision of our internal revenue system, abolishing many taxes and substantially reducing almost all others. Each time the resulting stimulation to business has so increased taxable incomes and profits that a surplus has been produced. One-third of the national debt has been paid, while much of the other two-thirds has been refunded at lower rates, and these savings of interest and constant economies have enabled us to repeat the satisfying process of more tax reductions. Under this sound and healthful encouragement the national income has increased nearly 50 per cent, until it is estimated to stand well over $90,000,000,000. It has been a method which has performed the secining miracle of leaving a much greater percentage of earnings in the hands of the taxpayers 'with scarcely any diminution of the Government revenue. That is constructive economy in the highest degree. It is the corner stone of prosperity. It should not fail to be continued.&lt;br/&gt;&lt;br/&gt;This action began by the application of economy to public expenditure. If it is to be permanent, it must be made so by the repeated application of economy. There is no surplus on which to base further tax revision at this time. Last June the estimates showed a threatened deficit for the current fiscal year of $94,000,000. Under my direction the departments began saving all they could out of their present appropriations. The last tax reduction brought 'an encouraging improvement in business, beginning early in October, which wi11 also increase our revenue. The combination of economy and good times now indicates a surplus of about $37,000,000. This is a margin of less than 1 percent of our expenditures and makes it obvious that the Treasury is in no condition to undertake increases in ditures to be made before June 30. It is necessary therefor'Stuing the present session to refrain from new appropriations for immediate outlay, or if such are absolutely required to provide for them by new revenue; otherwise, we shall reach the end of the year with the unthinkable result of an unbalanced budget. For the first time during my term of office we face that contingency. I am certain that the Congress would not pass and I should not feel warranted in approving legislation which would involve us in that financial disgrace.&lt;br/&gt;&lt;br/&gt;</text:p>
          </table:table-cell>
          <table:table-cell office:value-type="float" office:value="100">
            <text:p>100</text:p>
          </table:table-cell>
          <table:table-cell office:value-type="float" office:value="3">
            <text:p>3</text:p>
          </table:table-cell>
          <table:table-cell office:value-type="float" office:value="200">
            <text:p>200</text:p>
          </table:table-cell>
          <table:table-cell office:value-type="float" office:value="4">
            <text:p>4</text:p>
          </table:table-cell>
          <table:table-cell office:value-type="string">
            <text:p>Laffer curve</text:p>
          </table:table-cell>
          <table:table-cell office:value-type="string">
            <text:p>http://en.wikipedia.org/wiki/Laffer_curve</text:p>
          </table:table-cell>
          <table:table-cell office:value-type="string">
            <text:p>Revenue</text:p>
          </table:table-cell>
          <table:table-cell office:value-type="string">
            <text:p>http://en.wikipedia.org/wiki/Revenue</text:p>
          </table:table-cell>
          <table:table-cell table:style-name="Default"/>
          <table:table-cell office:value-type="float" office:value="2">
            <text:p>2</text:p>
          </table:table-cell>
          <table:table-cell table:number-columns-repeated="3"/>
          <table:table-cell table:formula="of:=CONCATENATE(TEXT([.$AD234];&quot;#&quot;);&quot;,&quot;;TEXT([.$AF234];&quot;#&quot;);&quot;,&quot;;TEXT([.$AM234];&quot;#&quot;))" office:value-type="string" office:string-value="100,200,2">
            <text:p>100,200,2</text:p>
          </table:table-cell>
        </table:table-row>
        <table:table-row table:style-name="ro1">
          <table:table-cell office:value-type="string">
            <text:p>2YATLB3L0FBJORCGQOARMVE5SHPKW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3 GMT 2012</text:p>
          </table:table-cell>
          <table:table-cell table:number-columns-repeated="2"/>
          <table:table-cell office:value-type="string">
            <text:p>2U1RJ85OZIZEWVYFWWFOY5EWUEFX9O</text:p>
          </table:table-cell>
          <table:table-cell office:value-type="string">
            <text:p>A30SN6C7YX0OIP</text:p>
          </table:table-cell>
          <table:table-cell office:value-type="string">
            <text:p>Approved</text:p>
          </table:table-cell>
          <table:table-cell office:value-type="string">
            <text:p>Thu Aug 30 19:51:24 GMT 2012</text:p>
          </table:table-cell>
          <table:table-cell office:value-type="string">
            <text:p>Thu Aug 30 19:51:33 GMT 2012</text:p>
          </table:table-cell>
          <table:table-cell office:value-type="string">
            <text:p>Thu Sep 06 19:51:33 GMT 2012</text:p>
          </table:table-cell>
          <table:table-cell office:value-type="string">
            <text:p>2012/09/06 19:54:14 +0000</text:p>
          </table:table-cell>
          <table:table-cell table:number-columns-repeated="2"/>
          <table:table-cell office:value-type="float" office:value="9">
            <text:p>9</text:p>
          </table:table-cell>
          <table:table-cell table:number-columns-repeated="2" office:value-type="string">
            <text:p>100% (173/173)</text:p>
          </table:table-cell>
          <table:table-cell office:value-type="string">
            <text:p>0% (0/0)</text:p>
          </table:table-cell>
          <table:table-cell office:value-type="string">
            <text:p>Calvin_Coolidge_6:2.txt</text:p>
          </table:table-cell>
          <table:table-cell office:value-type="string">
            <text:p>Four times we have made a drastic revision of our internal revenue system, abolishing many taxes and substantially reducing almost all others. Each time the resulting stimulation to business has so increased taxable incomes and profits that a surplus has been produced. One-third of the national debt has been paid, while much of the other two-thirds has been refunded at lower rates, and these savings of interest and constant economies have enabled us to repeat the satisfying process of more tax reductions. Under this sound and healthful encouragement the national income has increased nearly 50 per cent, until it is estimated to stand well over $90,000,000,000. It has been a method which has performed the secining miracle of leaving a much greater percentage of earnings in the hands of the taxpayers 'with scarcely any diminution of the Government revenue. That is constructive economy in the highest degree. It is the corner stone of prosperity. It should not fail to be continued.&lt;br/&gt;&lt;br/&gt;This action began by the application of economy to public expenditure. If it is to be permanent, it must be made so by the repeated application of economy. There is no surplus on which to base further tax revision at this time. Last June the estimates showed a threatened deficit for the current fiscal year of $94,000,000. Under my direction the departments began saving all they could out of their present appropriations. The last tax reduction brought 'an encouraging improvement in business, beginning early in October, which wi11 also increase our revenue. The combination of economy and good times now indicates a surplus of about $37,000,000. This is a margin of less than 1 percent of our expenditures and makes it obvious that the Treasury is in no condition to undertake increases in ditures to be made before June 30. It is necessary therefor'Stuing the present session to refrain from new appropriations for immediate outlay, or if such are absolutely required to provide for them by new revenue; otherwise, we shall reach the end of the year with the unthinkable result of an unbalanced budget. For the first time during my term of office we face that contingency. I am certain that the Congress would not pass and I should not feel warranted in approving legislation which would involve us in that financial disgrace.&lt;br/&gt;&lt;br/&gt;</text:p>
          </table:table-cell>
          <table:table-cell office:value-type="float" office:value="100">
            <text:p>100</text:p>
          </table:table-cell>
          <table:table-cell office:value-type="float" office:value="3">
            <text:p>3</text:p>
          </table:table-cell>
          <table:table-cell office:value-type="float" office:value="200">
            <text:p>200</text:p>
          </table:table-cell>
          <table:table-cell office:value-type="float" office:value="4">
            <text:p>4</text:p>
          </table:table-cell>
          <table:table-cell office:value-type="string">
            <text:p>Laffer curve</text:p>
          </table:table-cell>
          <table:table-cell office:value-type="string">
            <text:p>http://en.wikipedia.org/wiki/Laffer_curve</text:p>
          </table:table-cell>
          <table:table-cell office:value-type="string">
            <text:p>Revenue</text:p>
          </table:table-cell>
          <table:table-cell office:value-type="string">
            <text:p>http://en.wikipedia.org/wiki/Revenue</text:p>
          </table:table-cell>
          <table:table-cell table:style-name="Default" office:value-type="string">
            <text:p>NO</text:p>
          </table:table-cell>
          <table:table-cell office:value-type="float" office:value="2">
            <text:p>2</text:p>
          </table:table-cell>
          <table:table-cell table:number-columns-repeated="3"/>
          <table:table-cell table:formula="of:=CONCATENATE(TEXT([.$AD235];&quot;#&quot;);&quot;,&quot;;TEXT([.$AF235];&quot;#&quot;);&quot;,&quot;;TEXT([.$AM235];&quot;#&quot;))" office:value-type="string" office:string-value="100,200,2">
            <text:p>100,200,2</text:p>
          </table:table-cell>
        </table:table-row>
        <table:table-row table:style-name="ro1">
          <table:table-cell office:value-type="string">
            <text:p>2H1PPSI2KYEP01DCCUCMEWJ3P2GLR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3 GMT 2012</text:p>
          </table:table-cell>
          <table:table-cell table:number-columns-repeated="2"/>
          <table:table-cell office:value-type="string">
            <text:p>254PWZ9RNDWI34PXE2E3LTGU6KQDSB</text:p>
          </table:table-cell>
          <table:table-cell office:value-type="string">
            <text:p>A997OZ3H2B3Q2</text:p>
          </table:table-cell>
          <table:table-cell office:value-type="string">
            <text:p>Approved</text:p>
          </table:table-cell>
          <table:table-cell office:value-type="string">
            <text:p>Thu Aug 30 19:04:06 GMT 2012</text:p>
          </table:table-cell>
          <table:table-cell office:value-type="string">
            <text:p>Thu Aug 30 19:04:25 GMT 2012</text:p>
          </table:table-cell>
          <table:table-cell office:value-type="string">
            <text:p>Thu Sep 06 19:04:25 GMT 2012</text:p>
          </table:table-cell>
          <table:table-cell office:value-type="string">
            <text:p>2012/09/06 19:09:14 +0000</text:p>
          </table:table-cell>
          <table:table-cell table:number-columns-repeated="2"/>
          <table:table-cell office:value-type="float" office:value="19">
            <text:p>19</text:p>
          </table:table-cell>
          <table:table-cell table:number-columns-repeated="2" office:value-type="string">
            <text:p>100% (93/93)</text:p>
          </table:table-cell>
          <table:table-cell office:value-type="string">
            <text:p>0% (0/0)</text:p>
          </table:table-cell>
          <table:table-cell office:value-type="string">
            <text:p>Harry_S._Truman_8:41.txt</text:p>
          </table:table-cell>
          <table:table-cell office:value-type="string">
            <text:p>Our whole program of action to carry out this purpose has been directed to meet two requirements.&lt;br/&gt;&lt;br/&gt;The first of these had to do with security. Like the pioneers who settled this great continent of ours, we have had to carry a musket while we went about our peaceful business. We realized that if we and our allies did not have military strength to meet the growing Soviet military threat, we would never have the opportunity to carry forward our efforts to build a peaceful world of law and order--the only environment in which our free institutions could survive and flourish.&lt;br/&gt;&lt;br/&gt;</text:p>
          </table:table-cell>
          <table:table-cell office:value-type="float" office:value="20">
            <text:p>20</text:p>
          </table:table-cell>
          <table:table-cell office:value-type="float" office:value="0">
            <text:p>0</text:p>
          </table:table-cell>
          <table:table-cell office:value-type="float" office:value="100">
            <text:p>100</text:p>
          </table:table-cell>
          <table:table-cell office:value-type="float" office:value="2">
            <text:p>2</text:p>
          </table:table-cell>
          <table:table-cell office:value-type="string">
            <text:p>Nations</text:p>
          </table:table-cell>
          <table:table-cell office:value-type="string">
            <text:p>http://en.wikipedia.org/wiki/Nations</text:p>
          </table:table-cell>
          <table:table-cell office:value-type="string">
            <text:p>Forces</text:p>
          </table:table-cell>
          <table:table-cell office:value-type="string">
            <text:p>http://en.wikipedia.org/wiki/Forces</text:p>
          </table:table-cell>
          <table:table-cell table:style-name="Default"/>
          <table:table-cell office:value-type="float" office:value="2">
            <text:p>2</text:p>
          </table:table-cell>
          <table:table-cell table:number-columns-repeated="3"/>
          <table:table-cell table:formula="of:=CONCATENATE(TEXT([.$AD236];&quot;#&quot;);&quot;,&quot;;TEXT([.$AF236];&quot;#&quot;);&quot;,&quot;;TEXT([.$AM236];&quot;#&quot;))" office:value-type="string" office:string-value="20,100,2">
            <text:p>20,100,2</text:p>
          </table:table-cell>
        </table:table-row>
        <table:table-row table:style-name="ro1">
          <table:table-cell office:value-type="string">
            <text:p>2H1PPSI2KYEP01DCCUCMEWJ3P2GLR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3 GMT 2012</text:p>
          </table:table-cell>
          <table:table-cell table:number-columns-repeated="2"/>
          <table:table-cell office:value-type="string">
            <text:p>28TTHV8ER9Y88W8NT9JMDKFHXJL3QJ</text:p>
          </table:table-cell>
          <table:table-cell office:value-type="string">
            <text:p>A1VIXPE6JHGLP4</text:p>
          </table:table-cell>
          <table:table-cell office:value-type="string">
            <text:p>Approved</text:p>
          </table:table-cell>
          <table:table-cell office:value-type="string">
            <text:p>Thu Aug 30 20:40:06 GMT 2012</text:p>
          </table:table-cell>
          <table:table-cell office:value-type="string">
            <text:p>Thu Aug 30 20:40:33 GMT 2012</text:p>
          </table:table-cell>
          <table:table-cell office:value-type="string">
            <text:p>Thu Sep 06 20:40:33 GMT 2012</text:p>
          </table:table-cell>
          <table:table-cell office:value-type="string">
            <text:p>2012/09/06 20:44:13 +0000</text:p>
          </table:table-cell>
          <table:table-cell table:number-columns-repeated="2"/>
          <table:table-cell office:value-type="float" office:value="27">
            <text:p>27</text:p>
          </table:table-cell>
          <table:table-cell table:number-columns-repeated="2" office:value-type="string">
            <text:p>100% (1/1)</text:p>
          </table:table-cell>
          <table:table-cell office:value-type="string">
            <text:p>0% (0/0)</text:p>
          </table:table-cell>
          <table:table-cell office:value-type="string">
            <text:p>Harry_S._Truman_8:41.txt</text:p>
          </table:table-cell>
          <table:table-cell office:value-type="string">
            <text:p>Our whole program of action to carry out this purpose has been directed to meet two requirements.&lt;br/&gt;&lt;br/&gt;The first of these had to do with security. Like the pioneers who settled this great continent of ours, we have had to carry a musket while we went about our peaceful business. We realized that if we and our allies did not have military strength to meet the growing Soviet military threat, we would never have the opportunity to carry forward our efforts to build a peaceful world of law and order--the only environment in which our free institutions could survive and flourish.&lt;br/&gt;&lt;br/&gt;</text:p>
          </table:table-cell>
          <table:table-cell office:value-type="float" office:value="20">
            <text:p>20</text:p>
          </table:table-cell>
          <table:table-cell office:value-type="float" office:value="0">
            <text:p>0</text:p>
          </table:table-cell>
          <table:table-cell office:value-type="float" office:value="100">
            <text:p>100</text:p>
          </table:table-cell>
          <table:table-cell office:value-type="float" office:value="2">
            <text:p>2</text:p>
          </table:table-cell>
          <table:table-cell office:value-type="string">
            <text:p>Nations</text:p>
          </table:table-cell>
          <table:table-cell office:value-type="string">
            <text:p>http://en.wikipedia.org/wiki/Nations</text:p>
          </table:table-cell>
          <table:table-cell office:value-type="string">
            <text:p>Forces</text:p>
          </table:table-cell>
          <table:table-cell office:value-type="string">
            <text:p>http://en.wikipedia.org/wiki/Forces</text:p>
          </table:table-cell>
          <table:table-cell table:style-name="Default" office:value-type="string">
            <text:p>in my opinion the article placed more emphasis on security. to me forces and security have somewhat of a different meaning, but because involve power, I chose forces.</text:p>
          </table:table-cell>
          <table:table-cell office:value-type="float" office:value="2">
            <text:p>2</text:p>
          </table:table-cell>
          <table:table-cell table:number-columns-repeated="3"/>
          <table:table-cell table:formula="of:=CONCATENATE(TEXT([.$AD237];&quot;#&quot;);&quot;,&quot;;TEXT([.$AF237];&quot;#&quot;);&quot;,&quot;;TEXT([.$AM237];&quot;#&quot;))" office:value-type="string" office:string-value="20,100,2">
            <text:p>20,100,2</text:p>
          </table:table-cell>
        </table:table-row>
        <table:table-row table:style-name="ro1">
          <table:table-cell office:value-type="string">
            <text:p>2H1PPSI2KYEP01DCCUCMEWJ3P2GLR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3 GMT 2012</text:p>
          </table:table-cell>
          <table:table-cell table:number-columns-repeated="2"/>
          <table:table-cell office:value-type="string">
            <text:p>2GK8SV7WGKCCAU98JKU3UHAPVL61RN</text:p>
          </table:table-cell>
          <table:table-cell office:value-type="string">
            <text:p>A30SN6C7YX0OIP</text:p>
          </table:table-cell>
          <table:table-cell office:value-type="string">
            <text:p>Approved</text:p>
          </table:table-cell>
          <table:table-cell office:value-type="string">
            <text:p>Thu Aug 30 19:49:54 GMT 2012</text:p>
          </table:table-cell>
          <table:table-cell office:value-type="string">
            <text:p>Thu Aug 30 19:50:02 GMT 2012</text:p>
          </table:table-cell>
          <table:table-cell office:value-type="string">
            <text:p>Thu Sep 06 19:50:02 GMT 2012</text:p>
          </table:table-cell>
          <table:table-cell office:value-type="string">
            <text:p>2012/09/06 19:54:13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Harry_S._Truman_8:41.txt</text:p>
          </table:table-cell>
          <table:table-cell office:value-type="string">
            <text:p>Our whole program of action to carry out this purpose has been directed to meet two requirements.&lt;br/&gt;&lt;br/&gt;The first of these had to do with security. Like the pioneers who settled this great continent of ours, we have had to carry a musket while we went about our peaceful business. We realized that if we and our allies did not have military strength to meet the growing Soviet military threat, we would never have the opportunity to carry forward our efforts to build a peaceful world of law and order--the only environment in which our free institutions could survive and flourish.&lt;br/&gt;&lt;br/&gt;</text:p>
          </table:table-cell>
          <table:table-cell office:value-type="float" office:value="20">
            <text:p>20</text:p>
          </table:table-cell>
          <table:table-cell office:value-type="float" office:value="0">
            <text:p>0</text:p>
          </table:table-cell>
          <table:table-cell office:value-type="float" office:value="100">
            <text:p>100</text:p>
          </table:table-cell>
          <table:table-cell office:value-type="float" office:value="2">
            <text:p>2</text:p>
          </table:table-cell>
          <table:table-cell office:value-type="string">
            <text:p>Nations</text:p>
          </table:table-cell>
          <table:table-cell office:value-type="string">
            <text:p>http://en.wikipedia.org/wiki/Nations</text:p>
          </table:table-cell>
          <table:table-cell office:value-type="string">
            <text:p>Forces</text:p>
          </table:table-cell>
          <table:table-cell office:value-type="string">
            <text:p>http://en.wikipedia.org/wiki/Forces</text:p>
          </table:table-cell>
          <table:table-cell table:style-name="Default" office:value-type="string">
            <text:p>NO</text:p>
          </table:table-cell>
          <table:table-cell office:value-type="float" office:value="1">
            <text:p>1</text:p>
          </table:table-cell>
          <table:table-cell table:number-columns-repeated="3"/>
          <table:table-cell table:formula="of:=CONCATENATE(TEXT([.$AD238];&quot;#&quot;);&quot;,&quot;;TEXT([.$AF238];&quot;#&quot;);&quot;,&quot;;TEXT([.$AM238];&quot;#&quot;))" office:value-type="string" office:string-value="20,100,1">
            <text:p>20,100,1</text:p>
          </table:table-cell>
        </table:table-row>
        <table:table-row table:style-name="ro1">
          <table:table-cell office:value-type="string">
            <text:p>248Y2RCJK63ZANRMYABUQAQ9KD46VA</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3 GMT 2012</text:p>
          </table:table-cell>
          <table:table-cell table:number-columns-repeated="2"/>
          <table:table-cell office:value-type="string">
            <text:p>26TVP9746OQ17WEVE0X7851QPTC1LS</text:p>
          </table:table-cell>
          <table:table-cell office:value-type="string">
            <text:p>A3343ON7H5UO3L</text:p>
          </table:table-cell>
          <table:table-cell office:value-type="string">
            <text:p>Approved</text:p>
          </table:table-cell>
          <table:table-cell office:value-type="string">
            <text:p>Thu Aug 30 18:17:41 GMT 2012</text:p>
          </table:table-cell>
          <table:table-cell office:value-type="string">
            <text:p>Thu Aug 30 18:17:56 GMT 2012</text:p>
          </table:table-cell>
          <table:table-cell office:value-type="string">
            <text:p>Thu Sep 06 18:17:56 GMT 2012</text:p>
          </table:table-cell>
          <table:table-cell office:value-type="string">
            <text:p>2012/09/06 18:19:22 +0000</text:p>
          </table:table-cell>
          <table:table-cell table:number-columns-repeated="2"/>
          <table:table-cell office:value-type="float" office:value="15">
            <text:p>15</text:p>
          </table:table-cell>
          <table:table-cell table:number-columns-repeated="2" office:value-type="string">
            <text:p>100% (17/17)</text:p>
          </table:table-cell>
          <table:table-cell office:value-type="string">
            <text:p>0% (0/0)</text:p>
          </table:table-cell>
          <table:table-cell office:value-type="string">
            <text:p>Thomas_Jefferson_2:7.txt</text:p>
          </table:table-cell>
          <table:table-cell office:value-type="string">
            <text:p>No change being deemed necessary in our military establishment, an estimate of its expenses for the ensuing year on its present footing, as also of the sums to be employed in fortifications and other objects within that department, has been prepared by the Secretary of War, and will make a part of the general estimates which will be presented you.&lt;br/&gt;&lt;br/&gt;Considering that our regular troops are employed for local purposes, and that the militia is our general reliance for great and sudden emergencies, you will doubtless think this institution worthy of a review, and give it those improvements of which you find it susceptible.&lt;br/&gt;&lt;br/&gt;</text:p>
          </table:table-cell>
          <table:table-cell office:value-type="float" office:value="50">
            <text:p>50</text:p>
          </table:table-cell>
          <table:table-cell office:value-type="float" office:value="2">
            <text:p>2</text:p>
          </table:table-cell>
          <table:table-cell office:value-type="float" office:value="20">
            <text:p>20</text:p>
          </table:table-cell>
          <table:table-cell office:value-type="float" office:value="1">
            <text:p>1</text:p>
          </table:table-cell>
          <table:table-cell office:value-type="string">
            <text:p>Benazir Bhutto</text:p>
          </table:table-cell>
          <table:table-cell office:value-type="string">
            <text:p>http://en.wikipedia.org/wiki/Benazir_Bhutto</text:p>
          </table:table-cell>
          <table:table-cell office:value-type="string">
            <text:p>EGovernment in Europe</text:p>
          </table:table-cell>
          <table:table-cell office:value-type="string">
            <text:p>http://en.wikipedia.org/wiki/EGovernment_in_Europe</text:p>
          </table:table-cell>
          <table:table-cell table:style-name="Default"/>
          <table:table-cell office:value-type="float" office:value="1">
            <text:p>1</text:p>
          </table:table-cell>
          <table:table-cell table:number-columns-repeated="3"/>
          <table:table-cell table:formula="of:=CONCATENATE(TEXT([.$AD239];&quot;#&quot;);&quot;,&quot;;TEXT([.$AF239];&quot;#&quot;);&quot;,&quot;;TEXT([.$AM239];&quot;#&quot;))" office:value-type="string" office:string-value="50,20,1">
            <text:p>50,20,1</text:p>
          </table:table-cell>
        </table:table-row>
        <table:table-row table:style-name="ro1">
          <table:table-cell office:value-type="string">
            <text:p>248Y2RCJK63ZANRMYABUQAQ9KD46VA</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3 GMT 2012</text:p>
          </table:table-cell>
          <table:table-cell table:number-columns-repeated="2"/>
          <table:table-cell office:value-type="string">
            <text:p>28M98JHSTLB3093GQJ9OJJEJWVPFR2</text:p>
          </table:table-cell>
          <table:table-cell office:value-type="string">
            <text:p>A30SN6C7YX0OIP</text:p>
          </table:table-cell>
          <table:table-cell office:value-type="string">
            <text:p>Approved</text:p>
          </table:table-cell>
          <table:table-cell office:value-type="string">
            <text:p>Thu Aug 30 19:55:19 GMT 2012</text:p>
          </table:table-cell>
          <table:table-cell office:value-type="string">
            <text:p>Thu Aug 30 19:55:28 GMT 2012</text:p>
          </table:table-cell>
          <table:table-cell office:value-type="string">
            <text:p>Thu Sep 06 19:55:28 GMT 2012</text:p>
          </table:table-cell>
          <table:table-cell office:value-type="string">
            <text:p>2012/09/06 19:59:12 +0000</text:p>
          </table:table-cell>
          <table:table-cell table:number-columns-repeated="2"/>
          <table:table-cell office:value-type="float" office:value="9">
            <text:p>9</text:p>
          </table:table-cell>
          <table:table-cell table:number-columns-repeated="2" office:value-type="string">
            <text:p>100% (173/173)</text:p>
          </table:table-cell>
          <table:table-cell office:value-type="string">
            <text:p>0% (0/0)</text:p>
          </table:table-cell>
          <table:table-cell office:value-type="string">
            <text:p>Thomas_Jefferson_2:7.txt</text:p>
          </table:table-cell>
          <table:table-cell office:value-type="string">
            <text:p>No change being deemed necessary in our military establishment, an estimate of its expenses for the ensuing year on its present footing, as also of the sums to be employed in fortifications and other objects within that department, has been prepared by the Secretary of War, and will make a part of the general estimates which will be presented you.&lt;br/&gt;&lt;br/&gt;Considering that our regular troops are employed for local purposes, and that the militia is our general reliance for great and sudden emergencies, you will doubtless think this institution worthy of a review, and give it those improvements of which you find it susceptible.&lt;br/&gt;&lt;br/&gt;</text:p>
          </table:table-cell>
          <table:table-cell office:value-type="float" office:value="50">
            <text:p>50</text:p>
          </table:table-cell>
          <table:table-cell office:value-type="float" office:value="2">
            <text:p>2</text:p>
          </table:table-cell>
          <table:table-cell office:value-type="float" office:value="20">
            <text:p>20</text:p>
          </table:table-cell>
          <table:table-cell office:value-type="float" office:value="1">
            <text:p>1</text:p>
          </table:table-cell>
          <table:table-cell office:value-type="string">
            <text:p>Benazir Bhutto</text:p>
          </table:table-cell>
          <table:table-cell office:value-type="string">
            <text:p>http://en.wikipedia.org/wiki/Benazir_Bhutto</text:p>
          </table:table-cell>
          <table:table-cell office:value-type="string">
            <text:p>EGovernment in Europe</text:p>
          </table:table-cell>
          <table:table-cell office:value-type="string">
            <text:p>http://en.wikipedia.org/wiki/EGovernment_in_Europe</text:p>
          </table:table-cell>
          <table:table-cell table:style-name="Default" office:value-type="string">
            <text:p>NO</text:p>
          </table:table-cell>
          <table:table-cell office:value-type="float" office:value="1">
            <text:p>1</text:p>
          </table:table-cell>
          <table:table-cell table:number-columns-repeated="3"/>
          <table:table-cell table:formula="of:=CONCATENATE(TEXT([.$AD240];&quot;#&quot;);&quot;,&quot;;TEXT([.$AF240];&quot;#&quot;);&quot;,&quot;;TEXT([.$AM240];&quot;#&quot;))" office:value-type="string" office:string-value="50,20,1">
            <text:p>50,20,1</text:p>
          </table:table-cell>
        </table:table-row>
        <table:table-row table:style-name="ro1">
          <table:table-cell office:value-type="string">
            <text:p>248Y2RCJK63ZANRMYABUQAQ9KD46VA</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3 GMT 2012</text:p>
          </table:table-cell>
          <table:table-cell table:number-columns-repeated="2"/>
          <table:table-cell office:value-type="string">
            <text:p>2Z8FL6VCPWZ96W11PYM107SN8ULN83</text:p>
          </table:table-cell>
          <table:table-cell office:value-type="string">
            <text:p>AQV1O09U2K5TB</text:p>
          </table:table-cell>
          <table:table-cell office:value-type="string">
            <text:p>Approved</text:p>
          </table:table-cell>
          <table:table-cell office:value-type="string">
            <text:p>Thu Aug 30 19:13:46 GMT 2012</text:p>
          </table:table-cell>
          <table:table-cell office:value-type="string">
            <text:p>Thu Aug 30 19:15:16 GMT 2012</text:p>
          </table:table-cell>
          <table:table-cell office:value-type="string">
            <text:p>Thu Sep 06 19:15:16 GMT 2012</text:p>
          </table:table-cell>
          <table:table-cell office:value-type="string">
            <text:p>2012/09/06 19:19:16 +0000</text:p>
          </table:table-cell>
          <table:table-cell table:number-columns-repeated="2"/>
          <table:table-cell office:value-type="float" office:value="90">
            <text:p>90</text:p>
          </table:table-cell>
          <table:table-cell table:number-columns-repeated="2" office:value-type="string">
            <text:p>100% (1/1)</text:p>
          </table:table-cell>
          <table:table-cell office:value-type="string">
            <text:p>0% (0/0)</text:p>
          </table:table-cell>
          <table:table-cell office:value-type="string">
            <text:p>Thomas_Jefferson_2:7.txt</text:p>
          </table:table-cell>
          <table:table-cell office:value-type="string">
            <text:p>No change being deemed necessary in our military establishment, an estimate of its expenses for the ensuing year on its present footing, as also of the sums to be employed in fortifications and other objects within that department, has been prepared by the Secretary of War, and will make a part of the general estimates which will be presented you.&lt;br/&gt;&lt;br/&gt;Considering that our regular troops are employed for local purposes, and that the militia is our general reliance for great and sudden emergencies, you will doubtless think this institution worthy of a review, and give it those improvements of which you find it susceptible.&lt;br/&gt;&lt;br/&gt;</text:p>
          </table:table-cell>
          <table:table-cell office:value-type="float" office:value="50">
            <text:p>50</text:p>
          </table:table-cell>
          <table:table-cell office:value-type="float" office:value="2">
            <text:p>2</text:p>
          </table:table-cell>
          <table:table-cell office:value-type="float" office:value="20">
            <text:p>20</text:p>
          </table:table-cell>
          <table:table-cell office:value-type="float" office:value="1">
            <text:p>1</text:p>
          </table:table-cell>
          <table:table-cell office:value-type="string">
            <text:p>Benazir Bhutto</text:p>
          </table:table-cell>
          <table:table-cell office:value-type="string">
            <text:p>http://en.wikipedia.org/wiki/Benazir_Bhutto</text:p>
          </table:table-cell>
          <table:table-cell office:value-type="string">
            <text:p>EGovernment in Europe</text:p>
          </table:table-cell>
          <table:table-cell office:value-type="string">
            <text:p>http://en.wikipedia.org/wiki/EGovernment_in_Europe</text:p>
          </table:table-cell>
          <table:table-cell table:style-name="Default"/>
          <table:table-cell office:value-type="float" office:value="2">
            <text:p>2</text:p>
          </table:table-cell>
          <table:table-cell table:number-columns-repeated="3"/>
          <table:table-cell table:formula="of:=CONCATENATE(TEXT([.$AD241];&quot;#&quot;);&quot;,&quot;;TEXT([.$AF241];&quot;#&quot;);&quot;,&quot;;TEXT([.$AM241];&quot;#&quot;))" office:value-type="string" office:string-value="50,20,2">
            <text:p>50,20,2</text:p>
          </table:table-cell>
        </table:table-row>
        <table:table-row table:style-name="ro1">
          <table:table-cell office:value-type="string">
            <text:p>2FILWSBRI8IUQBMZGIAH0TLB4DZE2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3 GMT 2012</text:p>
          </table:table-cell>
          <table:table-cell table:number-columns-repeated="2"/>
          <table:table-cell office:value-type="string">
            <text:p>211ZJMJUNU8LEFFC7QWRH8D8OL0G0G</text:p>
          </table:table-cell>
          <table:table-cell office:value-type="string">
            <text:p>A31ALYJKPKD09W</text:p>
          </table:table-cell>
          <table:table-cell office:value-type="string">
            <text:p>Approved</text:p>
          </table:table-cell>
          <table:table-cell office:value-type="string">
            <text:p>Fri Aug 31 00:28:46 GMT 2012</text:p>
          </table:table-cell>
          <table:table-cell office:value-type="string">
            <text:p>Fri Aug 31 00:28:56 GMT 2012</text:p>
          </table:table-cell>
          <table:table-cell office:value-type="string">
            <text:p>Fri Sep 07 00:28:56 GMT 2012</text:p>
          </table:table-cell>
          <table:table-cell office:value-type="string">
            <text:p>2012/09/07 00:29:14 +0000</text:p>
          </table:table-cell>
          <table:table-cell table:number-columns-repeated="2"/>
          <table:table-cell office:value-type="float" office:value="10">
            <text:p>10</text:p>
          </table:table-cell>
          <table:table-cell office:value-type="string">
            <text:p>100% (294/295)</text:p>
          </table:table-cell>
          <table:table-cell office:value-type="string">
            <text:p>100% (62/62)</text:p>
          </table:table-cell>
          <table:table-cell office:value-type="string">
            <text:p>0% (0/0)</text:p>
          </table:table-cell>
          <table:table-cell office:value-type="string">
            <text:p>Theodore_Roosevelt_6:55.txt</text:p>
          </table:table-cell>
          <table:table-cell office:value-type="string">
            <text:p>But in both services there is urgent need for the establishment of a principle of selection which will eliminate men after a certain age if they can not be promoted from the subordinate ranks, and which will bring into the higher ranks fewer men, and these at an earlier age. This principle of selection will be objected to by good men of mediocre capacity, who are fitted to do well while young in the lower positions, but who are not fitted to do well when at an advanced age they come into positions of command and of great responsibility. But the desire of these men to be promoted to positions which they are not competent to fill should not weigh against the interest of the Navy and the country. At present our men, especially in the Navy, are kept far too long in the junior grades, and then, at much too advanced an age, are put quickly thru the senior grades, often not attaining to these senior grades until they are too old to be of real use in them; and if they are of real use, being put thru them so quickly that little benefit to the Navy comes from their having been in them at all.&lt;br/&gt;&lt;br/&gt;The Navy has one great advantage over the Army in the fact that the officers of high rank are actually trained in the continual performance of their duties; that is, in the management of the battle ships and armored cruisers gathered into fleets. This is not true of the army officers, who rarely have corresponding chances to exercise command over troops under service conditions. The conduct of the Spanish war showed the lamentable loss of life, the useless extravagance, and the inefficiency certain to result, if during peace the high officials of the War and Navy Departments are praised and rewarded only if they save money at no matter what cost to the efficiency of the service, and if the higher officers are given no chance whatever to exercise and practise command. For years prior to the Spanish war the Secretaries of War were praised chiefly if they practised economy; which economy, especially in connection with the quartermaster, commissary, and medical departments, was directly responsible for most of the mismanagement that occurred in the war itself--and parenthetically be it observed that the very people who clamored for the misdirected economy in the first place were foremost to denounce the mismanagement, loss, and suffering which were primarily due to this same misdirected economy and to the lack of preparation it involved. There should soon be an increase in the number of men for our coast defenses; these men should be of the right type and properly trained; and there should therefore be an increase of pay for certain skilled grades, especially in the coast artillery. Money should be appropriated to permit troops to be massed in body and exercised in maneuvers, particularly in marching. Such exercise during the summer just past has been of incalculable benefit to the Army and should under no circumstances be discontinued. If on these practise marches and in these maneuvers elderly officers prove unable to bear the strain, they should be retired at once, for the fact is conclusive as to their unfitness for war; that is, for the only purpose because of which they should be allowed to stay in the service. It is a real misfortune to have scores of small company or regimental posts scattered thruout the country; the Army should be gathered in a few brigade or division posts; and the generals should be practised in handling the men in masses. Neglect to provide for all of this means to incur the risk of future disaster and disgrace.&lt;br/&gt;&lt;br/&gt;</text:p>
          </table:table-cell>
          <table:table-cell office:value-type="float" office:value="50">
            <text:p>50</text:p>
          </table:table-cell>
          <table:table-cell office:value-type="float" office:value="2">
            <text:p>2</text:p>
          </table:table-cell>
          <table:table-cell office:value-type="float" office:value="10">
            <text:p>10</text:p>
          </table:table-cell>
          <table:table-cell office:value-type="float" office:value="2">
            <text:p>2</text:p>
          </table:table-cell>
          <table:table-cell office:value-type="string">
            <text:p>EGovernment in Europe</text:p>
          </table:table-cell>
          <table:table-cell office:value-type="string">
            <text:p>http://en.wikipedia.org/wiki/EGovernment_in_Europe</text:p>
          </table:table-cell>
          <table:table-cell office:value-type="string">
            <text:p>Navy</text:p>
          </table:table-cell>
          <table:table-cell office:value-type="string">
            <text:p>http://en.wikipedia.org/wiki/Navy</text:p>
          </table:table-cell>
          <table:table-cell table:style-name="Default"/>
          <table:table-cell office:value-type="float" office:value="2">
            <text:p>2</text:p>
          </table:table-cell>
          <table:table-cell table:number-columns-repeated="3"/>
          <table:table-cell table:formula="of:=CONCATENATE(TEXT([.$AD242];&quot;#&quot;);&quot;,&quot;;TEXT([.$AF242];&quot;#&quot;);&quot;,&quot;;TEXT([.$AM242];&quot;#&quot;))" office:value-type="string" office:string-value="50,10,2">
            <text:p>50,10,2</text:p>
          </table:table-cell>
        </table:table-row>
        <table:table-row table:style-name="ro1">
          <table:table-cell office:value-type="string">
            <text:p>2FILWSBRI8IUQBMZGIAH0TLB4DZE2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3 GMT 2012</text:p>
          </table:table-cell>
          <table:table-cell table:number-columns-repeated="2"/>
          <table:table-cell office:value-type="string">
            <text:p>23YYTWX4H3H24KSIGJ7IEIJRGMYZ4Q</text:p>
          </table:table-cell>
          <table:table-cell office:value-type="string">
            <text:p>A30SN6C7YX0OIP</text:p>
          </table:table-cell>
          <table:table-cell office:value-type="string">
            <text:p>Approved</text:p>
          </table:table-cell>
          <table:table-cell office:value-type="string">
            <text:p>Thu Aug 30 19:48:01 GMT 2012</text:p>
          </table:table-cell>
          <table:table-cell office:value-type="string">
            <text:p>Thu Aug 30 19:48:08 GMT 2012</text:p>
          </table:table-cell>
          <table:table-cell office:value-type="string">
            <text:p>Thu Sep 06 19:48:08 GMT 2012</text:p>
          </table:table-cell>
          <table:table-cell office:value-type="string">
            <text:p>2012/09/06 19:49:21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Theodore_Roosevelt_6:55.txt</text:p>
          </table:table-cell>
          <table:table-cell office:value-type="string">
            <text:p>But in both services there is urgent need for the establishment of a principle of selection which will eliminate men after a certain age if they can not be promoted from the subordinate ranks, and which will bring into the higher ranks fewer men, and these at an earlier age. This principle of selection will be objected to by good men of mediocre capacity, who are fitted to do well while young in the lower positions, but who are not fitted to do well when at an advanced age they come into positions of command and of great responsibility. But the desire of these men to be promoted to positions which they are not competent to fill should not weigh against the interest of the Navy and the country. At present our men, especially in the Navy, are kept far too long in the junior grades, and then, at much too advanced an age, are put quickly thru the senior grades, often not attaining to these senior grades until they are too old to be of real use in them; and if they are of real use, being put thru them so quickly that little benefit to the Navy comes from their having been in them at all.&lt;br/&gt;&lt;br/&gt;The Navy has one great advantage over the Army in the fact that the officers of high rank are actually trained in the continual performance of their duties; that is, in the management of the battle ships and armored cruisers gathered into fleets. This is not true of the army officers, who rarely have corresponding chances to exercise command over troops under service conditions. The conduct of the Spanish war showed the lamentable loss of life, the useless extravagance, and the inefficiency certain to result, if during peace the high officials of the War and Navy Departments are praised and rewarded only if they save money at no matter what cost to the efficiency of the service, and if the higher officers are given no chance whatever to exercise and practise command. For years prior to the Spanish war the Secretaries of War were praised chiefly if they practised economy; which economy, especially in connection with the quartermaster, commissary, and medical departments, was directly responsible for most of the mismanagement that occurred in the war itself--and parenthetically be it observed that the very people who clamored for the misdirected economy in the first place were foremost to denounce the mismanagement, loss, and suffering which were primarily due to this same misdirected economy and to the lack of preparation it involved. There should soon be an increase in the number of men for our coast defenses; these men should be of the right type and properly trained; and there should therefore be an increase of pay for certain skilled grades, especially in the coast artillery. Money should be appropriated to permit troops to be massed in body and exercised in maneuvers, particularly in marching. Such exercise during the summer just past has been of incalculable benefit to the Army and should under no circumstances be discontinued. If on these practise marches and in these maneuvers elderly officers prove unable to bear the strain, they should be retired at once, for the fact is conclusive as to their unfitness for war; that is, for the only purpose because of which they should be allowed to stay in the service. It is a real misfortune to have scores of small company or regimental posts scattered thruout the country; the Army should be gathered in a few brigade or division posts; and the generals should be practised in handling the men in masses. Neglect to provide for all of this means to incur the risk of future disaster and disgrace.&lt;br/&gt;&lt;br/&gt;</text:p>
          </table:table-cell>
          <table:table-cell office:value-type="float" office:value="50">
            <text:p>50</text:p>
          </table:table-cell>
          <table:table-cell office:value-type="float" office:value="2">
            <text:p>2</text:p>
          </table:table-cell>
          <table:table-cell office:value-type="float" office:value="10">
            <text:p>10</text:p>
          </table:table-cell>
          <table:table-cell office:value-type="float" office:value="2">
            <text:p>2</text:p>
          </table:table-cell>
          <table:table-cell office:value-type="string">
            <text:p>EGovernment in Europe</text:p>
          </table:table-cell>
          <table:table-cell office:value-type="string">
            <text:p>http://en.wikipedia.org/wiki/EGovernment_in_Europe</text:p>
          </table:table-cell>
          <table:table-cell office:value-type="string">
            <text:p>Navy</text:p>
          </table:table-cell>
          <table:table-cell office:value-type="string">
            <text:p>http://en.wikipedia.org/wiki/Navy</text:p>
          </table:table-cell>
          <table:table-cell table:style-name="Default" office:value-type="string">
            <text:p>NO</text:p>
          </table:table-cell>
          <table:table-cell office:value-type="float" office:value="1">
            <text:p>1</text:p>
          </table:table-cell>
          <table:table-cell table:number-columns-repeated="3"/>
          <table:table-cell table:formula="of:=CONCATENATE(TEXT([.$AD243];&quot;#&quot;);&quot;,&quot;;TEXT([.$AF243];&quot;#&quot;);&quot;,&quot;;TEXT([.$AM243];&quot;#&quot;))" office:value-type="string" office:string-value="50,10,1">
            <text:p>50,10,1</text:p>
          </table:table-cell>
        </table:table-row>
        <table:table-row table:style-name="ro1">
          <table:table-cell office:value-type="string">
            <text:p>2FILWSBRI8IUQBMZGIAH0TLB4DZE2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3 GMT 2012</text:p>
          </table:table-cell>
          <table:table-cell table:number-columns-repeated="2"/>
          <table:table-cell office:value-type="string">
            <text:p>2HYO33FDEY5C35OQN1Q3GCRFQTY0RH</text:p>
          </table:table-cell>
          <table:table-cell office:value-type="string">
            <text:p>A997OZ3H2B3Q2</text:p>
          </table:table-cell>
          <table:table-cell office:value-type="string">
            <text:p>Approved</text:p>
          </table:table-cell>
          <table:table-cell office:value-type="string">
            <text:p>Thu Aug 30 19:02:27 GMT 2012</text:p>
          </table:table-cell>
          <table:table-cell office:value-type="string">
            <text:p>Thu Aug 30 19:03:01 GMT 2012</text:p>
          </table:table-cell>
          <table:table-cell office:value-type="string">
            <text:p>Thu Sep 06 19:03:01 GMT 2012</text:p>
          </table:table-cell>
          <table:table-cell office:value-type="string">
            <text:p>2012/09/06 19:04:14 +0000</text:p>
          </table:table-cell>
          <table:table-cell table:number-columns-repeated="2"/>
          <table:table-cell office:value-type="float" office:value="34">
            <text:p>34</text:p>
          </table:table-cell>
          <table:table-cell table:number-columns-repeated="2" office:value-type="string">
            <text:p>100% (93/93)</text:p>
          </table:table-cell>
          <table:table-cell office:value-type="string">
            <text:p>0% (0/0)</text:p>
          </table:table-cell>
          <table:table-cell office:value-type="string">
            <text:p>Theodore_Roosevelt_6:55.txt</text:p>
          </table:table-cell>
          <table:table-cell office:value-type="string">
            <text:p>But in both services there is urgent need for the establishment of a principle of selection which will eliminate men after a certain age if they can not be promoted from the subordinate ranks, and which will bring into the higher ranks fewer men, and these at an earlier age. This principle of selection will be objected to by good men of mediocre capacity, who are fitted to do well while young in the lower positions, but who are not fitted to do well when at an advanced age they come into positions of command and of great responsibility. But the desire of these men to be promoted to positions which they are not competent to fill should not weigh against the interest of the Navy and the country. At present our men, especially in the Navy, are kept far too long in the junior grades, and then, at much too advanced an age, are put quickly thru the senior grades, often not attaining to these senior grades until they are too old to be of real use in them; and if they are of real use, being put thru them so quickly that little benefit to the Navy comes from their having been in them at all.&lt;br/&gt;&lt;br/&gt;The Navy has one great advantage over the Army in the fact that the officers of high rank are actually trained in the continual performance of their duties; that is, in the management of the battle ships and armored cruisers gathered into fleets. This is not true of the army officers, who rarely have corresponding chances to exercise command over troops under service conditions. The conduct of the Spanish war showed the lamentable loss of life, the useless extravagance, and the inefficiency certain to result, if during peace the high officials of the War and Navy Departments are praised and rewarded only if they save money at no matter what cost to the efficiency of the service, and if the higher officers are given no chance whatever to exercise and practise command. For years prior to the Spanish war the Secretaries of War were praised chiefly if they practised economy; which economy, especially in connection with the quartermaster, commissary, and medical departments, was directly responsible for most of the mismanagement that occurred in the war itself--and parenthetically be it observed that the very people who clamored for the misdirected economy in the first place were foremost to denounce the mismanagement, loss, and suffering which were primarily due to this same misdirected economy and to the lack of preparation it involved. There should soon be an increase in the number of men for our coast defenses; these men should be of the right type and properly trained; and there should therefore be an increase of pay for certain skilled grades, especially in the coast artillery. Money should be appropriated to permit troops to be massed in body and exercised in maneuvers, particularly in marching. Such exercise during the summer just past has been of incalculable benefit to the Army and should under no circumstances be discontinued. If on these practise marches and in these maneuvers elderly officers prove unable to bear the strain, they should be retired at once, for the fact is conclusive as to their unfitness for war; that is, for the only purpose because of which they should be allowed to stay in the service. It is a real misfortune to have scores of small company or regimental posts scattered thruout the country; the Army should be gathered in a few brigade or division posts; and the generals should be practised in handling the men in masses. Neglect to provide for all of this means to incur the risk of future disaster and disgrace.&lt;br/&gt;&lt;br/&gt;</text:p>
          </table:table-cell>
          <table:table-cell office:value-type="float" office:value="50">
            <text:p>50</text:p>
          </table:table-cell>
          <table:table-cell office:value-type="float" office:value="2">
            <text:p>2</text:p>
          </table:table-cell>
          <table:table-cell office:value-type="float" office:value="10">
            <text:p>10</text:p>
          </table:table-cell>
          <table:table-cell office:value-type="float" office:value="2">
            <text:p>2</text:p>
          </table:table-cell>
          <table:table-cell office:value-type="string">
            <text:p>EGovernment in Europe</text:p>
          </table:table-cell>
          <table:table-cell office:value-type="string">
            <text:p>http://en.wikipedia.org/wiki/EGovernment_in_Europe</text:p>
          </table:table-cell>
          <table:table-cell office:value-type="string">
            <text:p>Navy</text:p>
          </table:table-cell>
          <table:table-cell office:value-type="string">
            <text:p>http://en.wikipedia.org/wiki/Navy</text:p>
          </table:table-cell>
          <table:table-cell table:style-name="Default"/>
          <table:table-cell office:value-type="float" office:value="2">
            <text:p>2</text:p>
          </table:table-cell>
          <table:table-cell table:number-columns-repeated="3"/>
          <table:table-cell table:formula="of:=CONCATENATE(TEXT([.$AD244];&quot;#&quot;);&quot;,&quot;;TEXT([.$AF244];&quot;#&quot;);&quot;,&quot;;TEXT([.$AM244];&quot;#&quot;))" office:value-type="string" office:string-value="50,10,2">
            <text:p>50,10,2</text:p>
          </table:table-cell>
        </table:table-row>
        <table:table-row table:style-name="ro1">
          <table:table-cell office:value-type="string">
            <text:p>2BU26DG67D1XI4OKRA3OS2JE2E68FA</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4 GMT 2012</text:p>
          </table:table-cell>
          <table:table-cell table:number-columns-repeated="2"/>
          <table:table-cell office:value-type="string">
            <text:p>25OJ5OPB0YVGEHMR3LYEX9U36JWY6F</text:p>
          </table:table-cell>
          <table:table-cell office:value-type="string">
            <text:p>A33GBAC29A0MS5</text:p>
          </table:table-cell>
          <table:table-cell office:value-type="string">
            <text:p>Approved</text:p>
          </table:table-cell>
          <table:table-cell office:value-type="string">
            <text:p>Thu Aug 30 18:26:10 GMT 2012</text:p>
          </table:table-cell>
          <table:table-cell office:value-type="string">
            <text:p>Thu Aug 30 18:26:25 GMT 2012</text:p>
          </table:table-cell>
          <table:table-cell office:value-type="string">
            <text:p>Thu Sep 06 18:26:25 GMT 2012</text:p>
          </table:table-cell>
          <table:table-cell office:value-type="string">
            <text:p>2012/09/06 18:29:17 +0000</text:p>
          </table:table-cell>
          <table:table-cell table:number-columns-repeated="2"/>
          <table:table-cell office:value-type="float" office:value="15">
            <text:p>15</text:p>
          </table:table-cell>
          <table:table-cell table:number-columns-repeated="2" office:value-type="string">
            <text:p>100% (84/84)</text:p>
          </table:table-cell>
          <table:table-cell office:value-type="string">
            <text:p>0% (0/0)</text:p>
          </table:table-cell>
          <table:table-cell office:value-type="string">
            <text:p>Franklin_Pierce_4:30.txt</text:p>
          </table:table-cell>
          <table:table-cell office:value-type="string">
            <text:p>With Spain no new difficulties have arisen, nor has much progress been made in the adjustment of pending ones.&lt;br/&gt;&lt;br/&gt;Negotiations entered into for the purpose of relieving our commercial intercourse with the island of Cuba of some of its burdens and providing for the more speedy settlement of local disputes growing out of that intercourse have not yet been attended with any results. Soon after the commencement of the late war in Europe this Government submitted to the consideration of all maritime nations two principles for the security of neutral commerce--one that the neutral flag should cover enemies' goods, except articles contraband of war, and the other that neutral property on board merchant vessels of belligerents should be exempt from condemnation, with the exception of contraband articles. These were not presented as new rules of international law, having been generally claimed by neutrals, though not always admitted by belligerents. One of the parties to the war (Russia), as well as several neutral powers, promptly acceded to these propositions, and the two other principal belligerents (Great Britain and France) having consented to observe them for the present occasion, a favorable opportunity seemed to be presented for obtaining a general recognition of them, both in Europe and America. But Great Britain and France, in common with most of the States of Europe, while forbearing to reject, did not affirmatively act upon the overtures of the United States.&lt;br/&gt;&lt;br/&gt;</text:p>
          </table:table-cell>
          <table:table-cell office:value-type="float" office:value="10">
            <text:p>10</text:p>
          </table:table-cell>
          <table:table-cell office:value-type="float" office:value="1">
            <text:p>1</text:p>
          </table:table-cell>
          <table:table-cell office:value-type="float" office:value="20">
            <text:p>20</text:p>
          </table:table-cell>
          <table:table-cell office:value-type="float" office:value="3">
            <text:p>3</text:p>
          </table:table-cell>
          <table:table-cell office:value-type="string">
            <text:p>Treaty</text:p>
          </table:table-cell>
          <table:table-cell office:value-type="string">
            <text:p>http://en.wikipedia.org/wiki/Treaty</text:p>
          </table:table-cell>
          <table:table-cell office:value-type="string">
            <text:p>Abolitionism</text:p>
          </table:table-cell>
          <table:table-cell office:value-type="string">
            <text:p>http://en.wikipedia.org/wiki/Abolitionism</text:p>
          </table:table-cell>
          <table:table-cell table:style-name="Default"/>
          <table:table-cell office:value-type="float" office:value="1">
            <text:p>1</text:p>
          </table:table-cell>
          <table:table-cell table:number-columns-repeated="3"/>
          <table:table-cell table:formula="of:=CONCATENATE(TEXT([.$AD245];&quot;#&quot;);&quot;,&quot;;TEXT([.$AF245];&quot;#&quot;);&quot;,&quot;;TEXT([.$AM245];&quot;#&quot;))" office:value-type="string" office:string-value="10,20,1">
            <text:p>10,20,1</text:p>
          </table:table-cell>
        </table:table-row>
        <table:table-row table:style-name="ro1">
          <table:table-cell office:value-type="string">
            <text:p>2BU26DG67D1XI4OKRA3OS2JE2E68FA</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4 GMT 2012</text:p>
          </table:table-cell>
          <table:table-cell table:number-columns-repeated="2"/>
          <table:table-cell office:value-type="string">
            <text:p>2CFJKM05BMJT9QM19QKPHRA7XMPIDP</text:p>
          </table:table-cell>
          <table:table-cell office:value-type="string">
            <text:p>A30SN6C7YX0OIP</text:p>
          </table:table-cell>
          <table:table-cell office:value-type="string">
            <text:p>Approved</text:p>
          </table:table-cell>
          <table:table-cell office:value-type="string">
            <text:p>Thu Aug 30 19:34:08 GMT 2012</text:p>
          </table:table-cell>
          <table:table-cell office:value-type="string">
            <text:p>Thu Aug 30 19:34:16 GMT 2012</text:p>
          </table:table-cell>
          <table:table-cell office:value-type="string">
            <text:p>Thu Sep 06 19:34:16 GMT 2012</text:p>
          </table:table-cell>
          <table:table-cell office:value-type="string">
            <text:p>2012/09/06 19:39:14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Franklin_Pierce_4:30.txt</text:p>
          </table:table-cell>
          <table:table-cell office:value-type="string">
            <text:p>With Spain no new difficulties have arisen, nor has much progress been made in the adjustment of pending ones.&lt;br/&gt;&lt;br/&gt;Negotiations entered into for the purpose of relieving our commercial intercourse with the island of Cuba of some of its burdens and providing for the more speedy settlement of local disputes growing out of that intercourse have not yet been attended with any results. Soon after the commencement of the late war in Europe this Government submitted to the consideration of all maritime nations two principles for the security of neutral commerce--one that the neutral flag should cover enemies' goods, except articles contraband of war, and the other that neutral property on board merchant vessels of belligerents should be exempt from condemnation, with the exception of contraband articles. These were not presented as new rules of international law, having been generally claimed by neutrals, though not always admitted by belligerents. One of the parties to the war (Russia), as well as several neutral powers, promptly acceded to these propositions, and the two other principal belligerents (Great Britain and France) having consented to observe them for the present occasion, a favorable opportunity seemed to be presented for obtaining a general recognition of them, both in Europe and America. But Great Britain and France, in common with most of the States of Europe, while forbearing to reject, did not affirmatively act upon the overtures of the United States.&lt;br/&gt;&lt;br/&gt;</text:p>
          </table:table-cell>
          <table:table-cell office:value-type="float" office:value="10">
            <text:p>10</text:p>
          </table:table-cell>
          <table:table-cell office:value-type="float" office:value="1">
            <text:p>1</text:p>
          </table:table-cell>
          <table:table-cell office:value-type="float" office:value="20">
            <text:p>20</text:p>
          </table:table-cell>
          <table:table-cell office:value-type="float" office:value="3">
            <text:p>3</text:p>
          </table:table-cell>
          <table:table-cell office:value-type="string">
            <text:p>Treaty</text:p>
          </table:table-cell>
          <table:table-cell office:value-type="string">
            <text:p>http://en.wikipedia.org/wiki/Treaty</text:p>
          </table:table-cell>
          <table:table-cell office:value-type="string">
            <text:p>Abolitionism</text:p>
          </table:table-cell>
          <table:table-cell office:value-type="string">
            <text:p>http://en.wikipedia.org/wiki/Abolitionism</text:p>
          </table:table-cell>
          <table:table-cell table:style-name="Default" office:value-type="string">
            <text:p>NO</text:p>
          </table:table-cell>
          <table:table-cell office:value-type="float" office:value="1">
            <text:p>1</text:p>
          </table:table-cell>
          <table:table-cell table:number-columns-repeated="3"/>
          <table:table-cell table:formula="of:=CONCATENATE(TEXT([.$AD246];&quot;#&quot;);&quot;,&quot;;TEXT([.$AF246];&quot;#&quot;);&quot;,&quot;;TEXT([.$AM246];&quot;#&quot;))" office:value-type="string" office:string-value="10,20,1">
            <text:p>10,20,1</text:p>
          </table:table-cell>
        </table:table-row>
        <table:table-row table:style-name="ro1">
          <table:table-cell office:value-type="string">
            <text:p>2BU26DG67D1XI4OKRA3OS2JE2E68FA</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4 GMT 2012</text:p>
          </table:table-cell>
          <table:table-cell table:number-columns-repeated="2"/>
          <table:table-cell office:value-type="string">
            <text:p>2VCH1Q6SVQ8HNHAV1GC5WBVCNJWM3P</text:p>
          </table:table-cell>
          <table:table-cell office:value-type="string">
            <text:p>A31ALYJKPKD09W</text:p>
          </table:table-cell>
          <table:table-cell office:value-type="string">
            <text:p>Approved</text:p>
          </table:table-cell>
          <table:table-cell office:value-type="string">
            <text:p>Fri Aug 31 00:35:40 GMT 2012</text:p>
          </table:table-cell>
          <table:table-cell office:value-type="string">
            <text:p>Fri Aug 31 00:35:47 GMT 2012</text:p>
          </table:table-cell>
          <table:table-cell office:value-type="string">
            <text:p>Fri Sep 07 00:35:47 GMT 2012</text:p>
          </table:table-cell>
          <table:table-cell office:value-type="string">
            <text:p>2012/09/07 00:39:12 +0000</text:p>
          </table:table-cell>
          <table:table-cell table:number-columns-repeated="2"/>
          <table:table-cell office:value-type="float" office:value="7">
            <text:p>7</text:p>
          </table:table-cell>
          <table:table-cell office:value-type="string">
            <text:p>100% (294/295)</text:p>
          </table:table-cell>
          <table:table-cell office:value-type="string">
            <text:p>100% (62/62)</text:p>
          </table:table-cell>
          <table:table-cell office:value-type="string">
            <text:p>0% (0/0)</text:p>
          </table:table-cell>
          <table:table-cell office:value-type="string">
            <text:p>Franklin_Pierce_4:30.txt</text:p>
          </table:table-cell>
          <table:table-cell office:value-type="string">
            <text:p>With Spain no new difficulties have arisen, nor has much progress been made in the adjustment of pending ones.&lt;br/&gt;&lt;br/&gt;Negotiations entered into for the purpose of relieving our commercial intercourse with the island of Cuba of some of its burdens and providing for the more speedy settlement of local disputes growing out of that intercourse have not yet been attended with any results. Soon after the commencement of the late war in Europe this Government submitted to the consideration of all maritime nations two principles for the security of neutral commerce--one that the neutral flag should cover enemies' goods, except articles contraband of war, and the other that neutral property on board merchant vessels of belligerents should be exempt from condemnation, with the exception of contraband articles. These were not presented as new rules of international law, having been generally claimed by neutrals, though not always admitted by belligerents. One of the parties to the war (Russia), as well as several neutral powers, promptly acceded to these propositions, and the two other principal belligerents (Great Britain and France) having consented to observe them for the present occasion, a favorable opportunity seemed to be presented for obtaining a general recognition of them, both in Europe and America. But Great Britain and France, in common with most of the States of Europe, while forbearing to reject, did not affirmatively act upon the overtures of the United States.&lt;br/&gt;&lt;br/&gt;</text:p>
          </table:table-cell>
          <table:table-cell office:value-type="float" office:value="10">
            <text:p>10</text:p>
          </table:table-cell>
          <table:table-cell office:value-type="float" office:value="1">
            <text:p>1</text:p>
          </table:table-cell>
          <table:table-cell office:value-type="float" office:value="20">
            <text:p>20</text:p>
          </table:table-cell>
          <table:table-cell office:value-type="float" office:value="3">
            <text:p>3</text:p>
          </table:table-cell>
          <table:table-cell office:value-type="string">
            <text:p>Treaty</text:p>
          </table:table-cell>
          <table:table-cell office:value-type="string">
            <text:p>http://en.wikipedia.org/wiki/Treaty</text:p>
          </table:table-cell>
          <table:table-cell office:value-type="string">
            <text:p>Abolitionism</text:p>
          </table:table-cell>
          <table:table-cell office:value-type="string">
            <text:p>http://en.wikipedia.org/wiki/Abolitionism</text:p>
          </table:table-cell>
          <table:table-cell table:style-name="Default"/>
          <table:table-cell office:value-type="float" office:value="2">
            <text:p>2</text:p>
          </table:table-cell>
          <table:table-cell table:number-columns-repeated="3"/>
          <table:table-cell table:formula="of:=CONCATENATE(TEXT([.$AD247];&quot;#&quot;);&quot;,&quot;;TEXT([.$AF247];&quot;#&quot;);&quot;,&quot;;TEXT([.$AM247];&quot;#&quot;))" office:value-type="string" office:string-value="10,20,2">
            <text:p>10,20,2</text:p>
          </table:table-cell>
        </table:table-row>
        <table:table-row table:style-name="ro1">
          <table:table-cell office:value-type="string">
            <text:p>2Z7DOBDDP8PJBTIIKIOMJ3Q3ARZE36</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4 GMT 2012</text:p>
          </table:table-cell>
          <table:table-cell table:number-columns-repeated="2"/>
          <table:table-cell office:value-type="string">
            <text:p>26UGTP9RA7S5BVPBG8JON70JRYERWB</text:p>
          </table:table-cell>
          <table:table-cell office:value-type="string">
            <text:p>A30SN6C7YX0OIP</text:p>
          </table:table-cell>
          <table:table-cell office:value-type="string">
            <text:p>Approved</text:p>
          </table:table-cell>
          <table:table-cell office:value-type="string">
            <text:p>Thu Aug 30 19:28:22 GMT 2012</text:p>
          </table:table-cell>
          <table:table-cell office:value-type="string">
            <text:p>Thu Aug 30 19:28:47 GMT 2012</text:p>
          </table:table-cell>
          <table:table-cell office:value-type="string">
            <text:p>Thu Sep 06 19:28:47 GMT 2012</text:p>
          </table:table-cell>
          <table:table-cell office:value-type="string">
            <text:p>2012/09/06 19:29:18 +0000</text:p>
          </table:table-cell>
          <table:table-cell table:number-columns-repeated="2"/>
          <table:table-cell office:value-type="float" office:value="25">
            <text:p>25</text:p>
          </table:table-cell>
          <table:table-cell table:number-columns-repeated="2" office:value-type="string">
            <text:p>100% (173/173)</text:p>
          </table:table-cell>
          <table:table-cell office:value-type="string">
            <text:p>0% (0/0)</text:p>
          </table:table-cell>
          <table:table-cell office:value-type="string">
            <text:p>Ronald_Reagan_6:19.txt</text:p>
          </table:table-cell>
          <table:table-cell office:value-type="string">
            <text:p>For years I've asked that we stop pushing onto our children the excesses of our government. (Applause.) And what the Congress finally needs to do is pass a constitutional amendment that mandates a balanced budget -- (applause) and forces government to live within its means. States, cities, and the families of America balance their budgets. Why can't we? (Applause.)&lt;br/&gt;&lt;br/&gt;Next -- the budget process is a sorry spectacle. (Applause.) The missing of deadlines and the nightmare of monstrous continuing resolutions packing hundreds of billions of dollars of spending into one bill must be stopped. (Applause.)&lt;br/&gt;&lt;br/&gt;</text:p>
          </table:table-cell>
          <table:table-cell office:value-type="float" office:value="10">
            <text:p>10</text:p>
          </table:table-cell>
          <table:table-cell office:value-type="float" office:value="3">
            <text:p>3</text:p>
          </table:table-cell>
          <table:table-cell office:value-type="float" office:value="100">
            <text:p>100</text:p>
          </table:table-cell>
          <table:table-cell office:value-type="float" office:value="3">
            <text:p>3</text:p>
          </table:table-cell>
          <table:table-cell office:value-type="string">
            <text:p>Medicaid</text:p>
          </table:table-cell>
          <table:table-cell office:value-type="string">
            <text:p>http://en.wikipedia.org/wiki/Medicaid</text:p>
          </table:table-cell>
          <table:table-cell office:value-type="string">
            <text:p>Socialized medicine</text:p>
          </table:table-cell>
          <table:table-cell office:value-type="string">
            <text:p>http://en.wikipedia.org/wiki/Socialized_medicine</text:p>
          </table:table-cell>
          <table:table-cell table:style-name="Default" office:value-type="string">
            <text:p>NO</text:p>
          </table:table-cell>
          <table:table-cell office:value-type="float" office:value="1">
            <text:p>1</text:p>
          </table:table-cell>
          <table:table-cell table:number-columns-repeated="3"/>
          <table:table-cell table:formula="of:=CONCATENATE(TEXT([.$AD248];&quot;#&quot;);&quot;,&quot;;TEXT([.$AF248];&quot;#&quot;);&quot;,&quot;;TEXT([.$AM248];&quot;#&quot;))" office:value-type="string" office:string-value="10,100,1">
            <text:p>10,100,1</text:p>
          </table:table-cell>
        </table:table-row>
        <table:table-row table:style-name="ro1">
          <table:table-cell office:value-type="string">
            <text:p>2Z7DOBDDP8PJBTIIKIOMJ3Q3ARZE36</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4 GMT 2012</text:p>
          </table:table-cell>
          <table:table-cell table:number-columns-repeated="2"/>
          <table:table-cell office:value-type="string">
            <text:p>2GJ70G5R98D8YCJJE6JS1NYCLLQSC4</text:p>
          </table:table-cell>
          <table:table-cell office:value-type="string">
            <text:p>A31ALYJKPKD09W</text:p>
          </table:table-cell>
          <table:table-cell office:value-type="string">
            <text:p>Approved</text:p>
          </table:table-cell>
          <table:table-cell office:value-type="string">
            <text:p>Fri Aug 31 00:27:17 GMT 2012</text:p>
          </table:table-cell>
          <table:table-cell office:value-type="string">
            <text:p>Fri Aug 31 00:27:23 GMT 2012</text:p>
          </table:table-cell>
          <table:table-cell office:value-type="string">
            <text:p>Fri Sep 07 00:27:23 GMT 2012</text:p>
          </table:table-cell>
          <table:table-cell office:value-type="string">
            <text:p>2012/09/07 00:29:13 +0000</text:p>
          </table:table-cell>
          <table:table-cell table:number-columns-repeated="2"/>
          <table:table-cell office:value-type="float" office:value="6">
            <text:p>6</text:p>
          </table:table-cell>
          <table:table-cell office:value-type="string">
            <text:p>100% (294/295)</text:p>
          </table:table-cell>
          <table:table-cell office:value-type="string">
            <text:p>100% (62/62)</text:p>
          </table:table-cell>
          <table:table-cell office:value-type="string">
            <text:p>0% (0/0)</text:p>
          </table:table-cell>
          <table:table-cell office:value-type="string">
            <text:p>Ronald_Reagan_6:19.txt</text:p>
          </table:table-cell>
          <table:table-cell office:value-type="string">
            <text:p>For years I've asked that we stop pushing onto our children the excesses of our government. (Applause.) And what the Congress finally needs to do is pass a constitutional amendment that mandates a balanced budget -- (applause) and forces government to live within its means. States, cities, and the families of America balance their budgets. Why can't we? (Applause.)&lt;br/&gt;&lt;br/&gt;Next -- the budget process is a sorry spectacle. (Applause.) The missing of deadlines and the nightmare of monstrous continuing resolutions packing hundreds of billions of dollars of spending into one bill must be stopped. (Applause.)&lt;br/&gt;&lt;br/&gt;</text:p>
          </table:table-cell>
          <table:table-cell office:value-type="float" office:value="10">
            <text:p>10</text:p>
          </table:table-cell>
          <table:table-cell office:value-type="float" office:value="3">
            <text:p>3</text:p>
          </table:table-cell>
          <table:table-cell office:value-type="float" office:value="100">
            <text:p>100</text:p>
          </table:table-cell>
          <table:table-cell office:value-type="float" office:value="3">
            <text:p>3</text:p>
          </table:table-cell>
          <table:table-cell office:value-type="string">
            <text:p>Medicaid</text:p>
          </table:table-cell>
          <table:table-cell office:value-type="string">
            <text:p>http://en.wikipedia.org/wiki/Medicaid</text:p>
          </table:table-cell>
          <table:table-cell office:value-type="string">
            <text:p>Socialized medicine</text:p>
          </table:table-cell>
          <table:table-cell office:value-type="string">
            <text:p>http://en.wikipedia.org/wiki/Socialized_medicine</text:p>
          </table:table-cell>
          <table:table-cell table:style-name="Default"/>
          <table:table-cell office:value-type="float" office:value="1">
            <text:p>1</text:p>
          </table:table-cell>
          <table:table-cell table:number-columns-repeated="3"/>
          <table:table-cell table:formula="of:=CONCATENATE(TEXT([.$AD249];&quot;#&quot;);&quot;,&quot;;TEXT([.$AF249];&quot;#&quot;);&quot;,&quot;;TEXT([.$AM249];&quot;#&quot;))" office:value-type="string" office:string-value="10,100,1">
            <text:p>10,100,1</text:p>
          </table:table-cell>
        </table:table-row>
        <table:table-row table:style-name="ro1">
          <table:table-cell office:value-type="string">
            <text:p>2Z7DOBDDP8PJBTIIKIOMJ3Q3ARZE36</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4 GMT 2012</text:p>
          </table:table-cell>
          <table:table-cell table:number-columns-repeated="2"/>
          <table:table-cell office:value-type="string">
            <text:p>2VW2J1LY58B7HGA5PQ6KPD163WIR67</text:p>
          </table:table-cell>
          <table:table-cell office:value-type="string">
            <text:p>A33GBAC29A0MS5</text:p>
          </table:table-cell>
          <table:table-cell office:value-type="string">
            <text:p>Approved</text:p>
          </table:table-cell>
          <table:table-cell office:value-type="string">
            <text:p>Thu Aug 30 18:34:52 GMT 2012</text:p>
          </table:table-cell>
          <table:table-cell office:value-type="string">
            <text:p>Thu Aug 30 18:35:08 GMT 2012</text:p>
          </table:table-cell>
          <table:table-cell office:value-type="string">
            <text:p>Thu Sep 06 18:35:08 GMT 2012</text:p>
          </table:table-cell>
          <table:table-cell office:value-type="string">
            <text:p>2012/09/06 18:39:17 +0000</text:p>
          </table:table-cell>
          <table:table-cell table:number-columns-repeated="2"/>
          <table:table-cell office:value-type="float" office:value="16">
            <text:p>16</text:p>
          </table:table-cell>
          <table:table-cell table:number-columns-repeated="2" office:value-type="string">
            <text:p>100% (84/84)</text:p>
          </table:table-cell>
          <table:table-cell office:value-type="string">
            <text:p>0% (0/0)</text:p>
          </table:table-cell>
          <table:table-cell office:value-type="string">
            <text:p>Ronald_Reagan_6:19.txt</text:p>
          </table:table-cell>
          <table:table-cell office:value-type="string">
            <text:p>For years I've asked that we stop pushing onto our children the excesses of our government. (Applause.) And what the Congress finally needs to do is pass a constitutional amendment that mandates a balanced budget -- (applause) and forces government to live within its means. States, cities, and the families of America balance their budgets. Why can't we? (Applause.)&lt;br/&gt;&lt;br/&gt;Next -- the budget process is a sorry spectacle. (Applause.) The missing of deadlines and the nightmare of monstrous continuing resolutions packing hundreds of billions of dollars of spending into one bill must be stopped. (Applause.)&lt;br/&gt;&lt;br/&gt;</text:p>
          </table:table-cell>
          <table:table-cell office:value-type="float" office:value="10">
            <text:p>10</text:p>
          </table:table-cell>
          <table:table-cell office:value-type="float" office:value="3">
            <text:p>3</text:p>
          </table:table-cell>
          <table:table-cell office:value-type="float" office:value="100">
            <text:p>100</text:p>
          </table:table-cell>
          <table:table-cell office:value-type="float" office:value="3">
            <text:p>3</text:p>
          </table:table-cell>
          <table:table-cell office:value-type="string">
            <text:p>Medicaid</text:p>
          </table:table-cell>
          <table:table-cell office:value-type="string">
            <text:p>http://en.wikipedia.org/wiki/Medicaid</text:p>
          </table:table-cell>
          <table:table-cell office:value-type="string">
            <text:p>Socialized medicine</text:p>
          </table:table-cell>
          <table:table-cell office:value-type="string">
            <text:p>http://en.wikipedia.org/wiki/Socialized_medicine</text:p>
          </table:table-cell>
          <table:table-cell table:style-name="Default"/>
          <table:table-cell office:value-type="float" office:value="2">
            <text:p>2</text:p>
          </table:table-cell>
          <table:table-cell table:number-columns-repeated="3"/>
          <table:table-cell table:formula="of:=CONCATENATE(TEXT([.$AD250];&quot;#&quot;);&quot;,&quot;;TEXT([.$AF250];&quot;#&quot;);&quot;,&quot;;TEXT([.$AM250];&quot;#&quot;))" office:value-type="string" office:string-value="10,100,2">
            <text:p>10,100,2</text:p>
          </table:table-cell>
        </table:table-row>
        <table:table-row table:style-name="ro1">
          <table:table-cell office:value-type="string">
            <text:p>2VYOOGQSCM6IPJQXLSLU200ORCJGG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4 GMT 2012</text:p>
          </table:table-cell>
          <table:table-cell table:number-columns-repeated="2"/>
          <table:table-cell office:value-type="string">
            <text:p>28TTHV8ER9Y88W8NT9JMDKFHXKT3QT</text:p>
          </table:table-cell>
          <table:table-cell office:value-type="string">
            <text:p>A1TTA3N401CZTS</text:p>
          </table:table-cell>
          <table:table-cell office:value-type="string">
            <text:p>Approved</text:p>
          </table:table-cell>
          <table:table-cell office:value-type="string">
            <text:p>Fri Aug 31 00:04:12 GMT 2012</text:p>
          </table:table-cell>
          <table:table-cell office:value-type="string">
            <text:p>Fri Aug 31 00:04:38 GMT 2012</text:p>
          </table:table-cell>
          <table:table-cell office:value-type="string">
            <text:p>Fri Sep 07 00:04:38 GMT 2012</text:p>
          </table:table-cell>
          <table:table-cell office:value-type="string">
            <text:p>2012/09/07 00:09:12 +0000</text:p>
          </table:table-cell>
          <table:table-cell table:number-columns-repeated="2"/>
          <table:table-cell office:value-type="float" office:value="26">
            <text:p>26</text:p>
          </table:table-cell>
          <table:table-cell table:number-columns-repeated="2" office:value-type="string">
            <text:p>100% (7/7)</text:p>
          </table:table-cell>
          <table:table-cell office:value-type="string">
            <text:p>0% (0/0)</text:p>
          </table:table-cell>
          <table:table-cell office:value-type="string">
            <text:p>Theodore_Roosevelt_6:6.txt</text:p>
          </table:table-cell>
          <table:table-cell office:value-type="string">
            <text:p>It may be the highest duty of a judge at any given moment to disregard, not merely the wishes of individuals of great political or financial power, but the overwhelming tide of public sentiment; and the judge who does thus disregard public sentiment when it is wrong, who brushes aside the plea of any special interest when the pleading is not rounded on righteousness, performs the highest service to the country. Such a judge is deserving of all honor; and all honor can not be paid to this wise and fearless judge if we permit the growth of an absurd convention which would forbid any criticism of the judge of another type, who shows himself timid in the presence of arrogant disorder, or who on insufficient grounds grants an injunction that does grave injustice, or who in his capacity as a construer, and therefore in part a maker, of the law, in flagrant fashion thwarts the cause of decent government. The judge has a power over which no review can be exercised; he himself sits in review upon the acts of both the executive and legislative branches of the Government; save in the most extraordinary cases he is amenable only at the bar of public opinion; and it is unwise to maintain that public opinion in reference to a man with such power shall neither be exprest nor led.&lt;br/&gt;&lt;br/&gt;The best judges have ever been foremost to disclaim any immunity from criticism. This has been true since the days of the great English Lord Chancellor Parker, who said: 'Let all people be at liberty to know what I found my judgment upon; that, so when I have given it in any cause, others may be at liberty to judge of me.' The proprieties of the case were set forth with singular clearness and good temper by Judge W. H. Taft, when a United States circuit judge, eleven years ago, in 1895:&lt;br/&gt;&lt;br/&gt;</text:p>
          </table:table-cell>
          <table:table-cell office:value-type="float" office:value="200">
            <text:p>200</text:p>
          </table:table-cell>
          <table:table-cell office:value-type="float" office:value="3">
            <text:p>3</text:p>
          </table:table-cell>
          <table:table-cell office:value-type="float" office:value="100">
            <text:p>100</text:p>
          </table:table-cell>
          <table:table-cell office:value-type="float" office:value="0">
            <text:p>0</text:p>
          </table:table-cell>
          <table:table-cell office:value-type="string">
            <text:p>Court</text:p>
          </table:table-cell>
          <table:table-cell office:value-type="string">
            <text:p>http://en.wikipedia.org/wiki/Court</text:p>
          </table:table-cell>
          <table:table-cell office:value-type="string">
            <text:p>Courts</text:p>
          </table:table-cell>
          <table:table-cell office:value-type="string">
            <text:p>http://en.wikipedia.org/wiki/Courts</text:p>
          </table:table-cell>
          <table:table-cell table:style-name="Default"/>
          <table:table-cell office:value-type="float" office:value="2">
            <text:p>2</text:p>
          </table:table-cell>
          <table:table-cell table:number-columns-repeated="3"/>
          <table:table-cell table:formula="of:=CONCATENATE(TEXT([.$AD251];&quot;#&quot;);&quot;,&quot;;TEXT([.$AF251];&quot;#&quot;);&quot;,&quot;;TEXT([.$AM251];&quot;#&quot;))" office:value-type="string" office:string-value="200,100,2">
            <text:p>200,100,2</text:p>
          </table:table-cell>
        </table:table-row>
        <table:table-row table:style-name="ro1">
          <table:table-cell office:value-type="string">
            <text:p>2VYOOGQSCM6IPJQXLSLU200ORCJGG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4 GMT 2012</text:p>
          </table:table-cell>
          <table:table-cell table:number-columns-repeated="2"/>
          <table:table-cell office:value-type="string">
            <text:p>2A9FL42J1LY5NKV7EWRIOFKHIIZO3S</text:p>
          </table:table-cell>
          <table:table-cell office:value-type="string">
            <text:p>A30SN6C7YX0OIP</text:p>
          </table:table-cell>
          <table:table-cell office:value-type="string">
            <text:p>Approved</text:p>
          </table:table-cell>
          <table:table-cell office:value-type="string">
            <text:p>Thu Aug 30 19:42:24 GMT 2012</text:p>
          </table:table-cell>
          <table:table-cell office:value-type="string">
            <text:p>Thu Aug 30 19:42:31 GMT 2012</text:p>
          </table:table-cell>
          <table:table-cell office:value-type="string">
            <text:p>Thu Sep 06 19:42:31 GMT 2012</text:p>
          </table:table-cell>
          <table:table-cell office:value-type="string">
            <text:p>2012/09/06 19:44:14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Theodore_Roosevelt_6:6.txt</text:p>
          </table:table-cell>
          <table:table-cell office:value-type="string">
            <text:p>It may be the highest duty of a judge at any given moment to disregard, not merely the wishes of individuals of great political or financial power, but the overwhelming tide of public sentiment; and the judge who does thus disregard public sentiment when it is wrong, who brushes aside the plea of any special interest when the pleading is not rounded on righteousness, performs the highest service to the country. Such a judge is deserving of all honor; and all honor can not be paid to this wise and fearless judge if we permit the growth of an absurd convention which would forbid any criticism of the judge of another type, who shows himself timid in the presence of arrogant disorder, or who on insufficient grounds grants an injunction that does grave injustice, or who in his capacity as a construer, and therefore in part a maker, of the law, in flagrant fashion thwarts the cause of decent government. The judge has a power over which no review can be exercised; he himself sits in review upon the acts of both the executive and legislative branches of the Government; save in the most extraordinary cases he is amenable only at the bar of public opinion; and it is unwise to maintain that public opinion in reference to a man with such power shall neither be exprest nor led.&lt;br/&gt;&lt;br/&gt;The best judges have ever been foremost to disclaim any immunity from criticism. This has been true since the days of the great English Lord Chancellor Parker, who said: 'Let all people be at liberty to know what I found my judgment upon; that, so when I have given it in any cause, others may be at liberty to judge of me.' The proprieties of the case were set forth with singular clearness and good temper by Judge W. H. Taft, when a United States circuit judge, eleven years ago, in 1895:&lt;br/&gt;&lt;br/&gt;</text:p>
          </table:table-cell>
          <table:table-cell office:value-type="float" office:value="200">
            <text:p>200</text:p>
          </table:table-cell>
          <table:table-cell office:value-type="float" office:value="3">
            <text:p>3</text:p>
          </table:table-cell>
          <table:table-cell office:value-type="float" office:value="100">
            <text:p>100</text:p>
          </table:table-cell>
          <table:table-cell office:value-type="float" office:value="0">
            <text:p>0</text:p>
          </table:table-cell>
          <table:table-cell office:value-type="string">
            <text:p>Court</text:p>
          </table:table-cell>
          <table:table-cell office:value-type="string">
            <text:p>http://en.wikipedia.org/wiki/Court</text:p>
          </table:table-cell>
          <table:table-cell office:value-type="string">
            <text:p>Courts</text:p>
          </table:table-cell>
          <table:table-cell office:value-type="string">
            <text:p>http://en.wikipedia.org/wiki/Courts</text:p>
          </table:table-cell>
          <table:table-cell table:style-name="Default" office:value-type="string">
            <text:p>NO</text:p>
          </table:table-cell>
          <table:table-cell office:value-type="float" office:value="1">
            <text:p>1</text:p>
          </table:table-cell>
          <table:table-cell table:number-columns-repeated="3"/>
          <table:table-cell table:formula="of:=CONCATENATE(TEXT([.$AD252];&quot;#&quot;);&quot;,&quot;;TEXT([.$AF252];&quot;#&quot;);&quot;,&quot;;TEXT([.$AM252];&quot;#&quot;))" office:value-type="string" office:string-value="200,100,1">
            <text:p>200,100,1</text:p>
          </table:table-cell>
        </table:table-row>
        <table:table-row table:style-name="ro1">
          <table:table-cell office:value-type="string">
            <text:p>2VYOOGQSCM6IPJQXLSLU200ORCJGG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4 GMT 2012</text:p>
          </table:table-cell>
          <table:table-cell table:number-columns-repeated="2"/>
          <table:table-cell office:value-type="string">
            <text:p>2YM3K4F0OHOV6ASN4UF2T92HJU212M</text:p>
          </table:table-cell>
          <table:table-cell office:value-type="string">
            <text:p>A31ALYJKPKD09W</text:p>
          </table:table-cell>
          <table:table-cell office:value-type="string">
            <text:p>Approved</text:p>
          </table:table-cell>
          <table:table-cell office:value-type="string">
            <text:p>Fri Aug 31 00:32:39 GMT 2012</text:p>
          </table:table-cell>
          <table:table-cell office:value-type="string">
            <text:p>Fri Aug 31 00:32:47 GMT 2012</text:p>
          </table:table-cell>
          <table:table-cell office:value-type="string">
            <text:p>Fri Sep 07 00:32:47 GMT 2012</text:p>
          </table:table-cell>
          <table:table-cell office:value-type="string">
            <text:p>2012/09/07 00:34:14 +0000</text:p>
          </table:table-cell>
          <table:table-cell table:number-columns-repeated="2"/>
          <table:table-cell office:value-type="float" office:value="8">
            <text:p>8</text:p>
          </table:table-cell>
          <table:table-cell office:value-type="string">
            <text:p>100% (294/295)</text:p>
          </table:table-cell>
          <table:table-cell office:value-type="string">
            <text:p>100% (62/62)</text:p>
          </table:table-cell>
          <table:table-cell office:value-type="string">
            <text:p>0% (0/0)</text:p>
          </table:table-cell>
          <table:table-cell office:value-type="string">
            <text:p>Theodore_Roosevelt_6:6.txt</text:p>
          </table:table-cell>
          <table:table-cell office:value-type="string">
            <text:p>It may be the highest duty of a judge at any given moment to disregard, not merely the wishes of individuals of great political or financial power, but the overwhelming tide of public sentiment; and the judge who does thus disregard public sentiment when it is wrong, who brushes aside the plea of any special interest when the pleading is not rounded on righteousness, performs the highest service to the country. Such a judge is deserving of all honor; and all honor can not be paid to this wise and fearless judge if we permit the growth of an absurd convention which would forbid any criticism of the judge of another type, who shows himself timid in the presence of arrogant disorder, or who on insufficient grounds grants an injunction that does grave injustice, or who in his capacity as a construer, and therefore in part a maker, of the law, in flagrant fashion thwarts the cause of decent government. The judge has a power over which no review can be exercised; he himself sits in review upon the acts of both the executive and legislative branches of the Government; save in the most extraordinary cases he is amenable only at the bar of public opinion; and it is unwise to maintain that public opinion in reference to a man with such power shall neither be exprest nor led.&lt;br/&gt;&lt;br/&gt;The best judges have ever been foremost to disclaim any immunity from criticism. This has been true since the days of the great English Lord Chancellor Parker, who said: 'Let all people be at liberty to know what I found my judgment upon; that, so when I have given it in any cause, others may be at liberty to judge of me.' The proprieties of the case were set forth with singular clearness and good temper by Judge W. H. Taft, when a United States circuit judge, eleven years ago, in 1895:&lt;br/&gt;&lt;br/&gt;</text:p>
          </table:table-cell>
          <table:table-cell office:value-type="float" office:value="200">
            <text:p>200</text:p>
          </table:table-cell>
          <table:table-cell office:value-type="float" office:value="3">
            <text:p>3</text:p>
          </table:table-cell>
          <table:table-cell office:value-type="float" office:value="100">
            <text:p>100</text:p>
          </table:table-cell>
          <table:table-cell office:value-type="float" office:value="0">
            <text:p>0</text:p>
          </table:table-cell>
          <table:table-cell office:value-type="string">
            <text:p>Court</text:p>
          </table:table-cell>
          <table:table-cell office:value-type="string">
            <text:p>http://en.wikipedia.org/wiki/Court</text:p>
          </table:table-cell>
          <table:table-cell office:value-type="string">
            <text:p>Courts</text:p>
          </table:table-cell>
          <table:table-cell office:value-type="string">
            <text:p>http://en.wikipedia.org/wiki/Courts</text:p>
          </table:table-cell>
          <table:table-cell table:style-name="Default"/>
          <table:table-cell office:value-type="float" office:value="2">
            <text:p>2</text:p>
          </table:table-cell>
          <table:table-cell table:number-columns-repeated="3"/>
          <table:table-cell table:formula="of:=CONCATENATE(TEXT([.$AD253];&quot;#&quot;);&quot;,&quot;;TEXT([.$AF253];&quot;#&quot;);&quot;,&quot;;TEXT([.$AM253];&quot;#&quot;))" office:value-type="string" office:string-value="200,100,2">
            <text:p>200,100,2</text:p>
          </table:table-cell>
        </table:table-row>
        <table:table-row table:style-name="ro1">
          <table:table-cell office:value-type="string">
            <text:p>2H3WSBRI8IUBH7IEFT8S1LB3MSE3FD</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4 GMT 2012</text:p>
          </table:table-cell>
          <table:table-cell table:number-columns-repeated="2"/>
          <table:table-cell office:value-type="string">
            <text:p>22KCXKNQY2RCYTU86553PR0KZZ41QM</text:p>
          </table:table-cell>
          <table:table-cell office:value-type="string">
            <text:p>A30SN6C7YX0OIP</text:p>
          </table:table-cell>
          <table:table-cell office:value-type="string">
            <text:p>Submitted</text:p>
          </table:table-cell>
          <table:table-cell office:value-type="string">
            <text:p>Thu Aug 30 19:48:59 GMT 2012</text:p>
          </table:table-cell>
          <table:table-cell office:value-type="string">
            <text:p>Thu Aug 30 19:49:10 GMT 2012</text:p>
          </table:table-cell>
          <table:table-cell office:value-type="string">
            <text:p>Thu Sep 06 12:49:10 PDT 2012</text:p>
          </table:table-cell>
          <table:table-cell table:number-columns-repeated="3"/>
          <table:table-cell office:value-type="float" office:value="11">
            <text:p>11</text:p>
          </table:table-cell>
          <table:table-cell table:number-columns-repeated="2" office:value-type="string">
            <text:p>100% (173/173)</text:p>
          </table:table-cell>
          <table:table-cell office:value-type="string">
            <text:p>0% (0/0)</text:p>
          </table:table-cell>
          <table:table-cell office:value-type="string">
            <text:p>Grover_Cleveland_7:52.txt</text:p>
          </table:table-cell>
          <table:table-cell office:value-type="string">
            <text:p>In other words, the Government has paid in gold more than nine-tenths of its United States notes and still owes them all. It has paid in gold about one-half of its notes given for silver purchases without extinguishing by such payment one dollar of these notes.&lt;br/&gt;&lt;br/&gt;When, added to all this, we are reminded that to carry on this astound, lug financial scheme the Government has incurred a bonded indebtedness of $95,500,000 in establishing a gold reserve and of $162,315,400 in efforts to maintain it; that the annual interest charge on such bonded indebtedness is more than $11,000,000; that a continuance of our present course may result in further bond issues, and that we have suffered or are threatened with all this for the sake of supplying gold for foreign shipment or facilitating its hoarding at home, a situation is exhibited which certainly ought to arrest attention and provoke immediate legislative relief.&lt;br/&gt;&lt;br/&gt;</text:p>
          </table:table-cell>
          <table:table-cell office:value-type="float" office:value="20">
            <text:p>20</text:p>
          </table:table-cell>
          <table:table-cell office:value-type="float" office:value="0">
            <text:p>0</text:p>
          </table:table-cell>
          <table:table-cell office:value-type="float" office:value="100">
            <text:p>100</text:p>
          </table:table-cell>
          <table:table-cell office:value-type="float" office:value="0">
            <text:p>0</text:p>
          </table:table-cell>
          <table:table-cell office:value-type="string">
            <text:p>Currency</text:p>
          </table:table-cell>
          <table:table-cell office:value-type="string">
            <text:p>http://en.wikipedia.org/wiki/Currency</text:p>
          </table:table-cell>
          <table:table-cell office:value-type="string">
            <text:p>Treasury</text:p>
          </table:table-cell>
          <table:table-cell office:value-type="string">
            <text:p>http://en.wikipedia.org/wiki/Treasury</text:p>
          </table:table-cell>
          <table:table-cell table:style-name="Default" office:value-type="string">
            <text:p>NO</text:p>
          </table:table-cell>
          <table:table-cell office:value-type="float" office:value="1">
            <text:p>1</text:p>
          </table:table-cell>
          <table:table-cell table:number-columns-repeated="3"/>
          <table:table-cell table:formula="of:=CONCATENATE(TEXT([.$AD254];&quot;#&quot;);&quot;,&quot;;TEXT([.$AF254];&quot;#&quot;);&quot;,&quot;;TEXT([.$AM254];&quot;#&quot;))" office:value-type="string" office:string-value="20,100,1">
            <text:p>20,100,1</text:p>
          </table:table-cell>
        </table:table-row>
        <table:table-row table:style-name="ro1">
          <table:table-cell office:value-type="string">
            <text:p>2H3WSBRI8IUBH7IEFT8S1LB3MSE3FD</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4 GMT 2012</text:p>
          </table:table-cell>
          <table:table-cell table:number-columns-repeated="2"/>
          <table:table-cell office:value-type="string">
            <text:p>2626X3YOCCF0RYTP4ZKIVIIX3XTQR2</text:p>
          </table:table-cell>
          <table:table-cell office:value-type="string">
            <text:p>A997OZ3H2B3Q2</text:p>
          </table:table-cell>
          <table:table-cell office:value-type="string">
            <text:p>Approved</text:p>
          </table:table-cell>
          <table:table-cell office:value-type="string">
            <text:p>Thu Aug 30 18:34:15 GMT 2012</text:p>
          </table:table-cell>
          <table:table-cell office:value-type="string">
            <text:p>Thu Aug 30 18:34:32 GMT 2012</text:p>
          </table:table-cell>
          <table:table-cell office:value-type="string">
            <text:p>Thu Sep 06 18:34:32 GMT 2012</text:p>
          </table:table-cell>
          <table:table-cell office:value-type="string">
            <text:p>2012/09/06 18:39:17 +0000</text:p>
          </table:table-cell>
          <table:table-cell table:number-columns-repeated="2"/>
          <table:table-cell office:value-type="float" office:value="17">
            <text:p>17</text:p>
          </table:table-cell>
          <table:table-cell table:number-columns-repeated="2" office:value-type="string">
            <text:p>100% (93/93)</text:p>
          </table:table-cell>
          <table:table-cell office:value-type="string">
            <text:p>0% (0/0)</text:p>
          </table:table-cell>
          <table:table-cell office:value-type="string">
            <text:p>Grover_Cleveland_7:52.txt</text:p>
          </table:table-cell>
          <table:table-cell office:value-type="string">
            <text:p>In other words, the Government has paid in gold more than nine-tenths of its United States notes and still owes them all. It has paid in gold about one-half of its notes given for silver purchases without extinguishing by such payment one dollar of these notes.&lt;br/&gt;&lt;br/&gt;When, added to all this, we are reminded that to carry on this astound, lug financial scheme the Government has incurred a bonded indebtedness of $95,500,000 in establishing a gold reserve and of $162,315,400 in efforts to maintain it; that the annual interest charge on such bonded indebtedness is more than $11,000,000; that a continuance of our present course may result in further bond issues, and that we have suffered or are threatened with all this for the sake of supplying gold for foreign shipment or facilitating its hoarding at home, a situation is exhibited which certainly ought to arrest attention and provoke immediate legislative relief.&lt;br/&gt;&lt;br/&gt;</text:p>
          </table:table-cell>
          <table:table-cell office:value-type="float" office:value="20">
            <text:p>20</text:p>
          </table:table-cell>
          <table:table-cell office:value-type="float" office:value="0">
            <text:p>0</text:p>
          </table:table-cell>
          <table:table-cell office:value-type="float" office:value="100">
            <text:p>100</text:p>
          </table:table-cell>
          <table:table-cell office:value-type="float" office:value="0">
            <text:p>0</text:p>
          </table:table-cell>
          <table:table-cell office:value-type="string">
            <text:p>Currency</text:p>
          </table:table-cell>
          <table:table-cell office:value-type="string">
            <text:p>http://en.wikipedia.org/wiki/Currency</text:p>
          </table:table-cell>
          <table:table-cell office:value-type="string">
            <text:p>Treasury</text:p>
          </table:table-cell>
          <table:table-cell office:value-type="string">
            <text:p>http://en.wikipedia.org/wiki/Treasury</text:p>
          </table:table-cell>
          <table:table-cell table:style-name="Default"/>
          <table:table-cell office:value-type="float" office:value="2">
            <text:p>2</text:p>
          </table:table-cell>
          <table:table-cell table:number-columns-repeated="3"/>
          <table:table-cell table:formula="of:=CONCATENATE(TEXT([.$AD255];&quot;#&quot;);&quot;,&quot;;TEXT([.$AF255];&quot;#&quot;);&quot;,&quot;;TEXT([.$AM255];&quot;#&quot;))" office:value-type="string" office:string-value="20,100,2">
            <text:p>20,100,2</text:p>
          </table:table-cell>
        </table:table-row>
        <table:table-row table:style-name="ro1">
          <table:table-cell office:value-type="string">
            <text:p>2H3WSBRI8IUBH7IEFT8S1LB3MSE3FD</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4 GMT 2012</text:p>
          </table:table-cell>
          <table:table-cell table:number-columns-repeated="2"/>
          <table:table-cell office:value-type="string">
            <text:p>2SPKO2L92HECBJU2A8FCKF0CUMBFG3</text:p>
          </table:table-cell>
          <table:table-cell office:value-type="string">
            <text:p>A1DIPPNQ35V7K9</text:p>
          </table:table-cell>
          <table:table-cell office:value-type="string">
            <text:p>Approved</text:p>
          </table:table-cell>
          <table:table-cell office:value-type="string">
            <text:p>Thu Aug 30 18:54:51 GMT 2012</text:p>
          </table:table-cell>
          <table:table-cell office:value-type="string">
            <text:p>Thu Aug 30 18:55:59 GMT 2012</text:p>
          </table:table-cell>
          <table:table-cell office:value-type="string">
            <text:p>Thu Sep 06 18:55:59 GMT 2012</text:p>
          </table:table-cell>
          <table:table-cell office:value-type="string">
            <text:p>2012/09/06 18:59:14 +0000</text:p>
          </table:table-cell>
          <table:table-cell table:number-columns-repeated="2"/>
          <table:table-cell office:value-type="float" office:value="68">
            <text:p>68</text:p>
          </table:table-cell>
          <table:table-cell table:number-columns-repeated="2" office:value-type="string">
            <text:p>100% (5/5)</text:p>
          </table:table-cell>
          <table:table-cell office:value-type="string">
            <text:p>0% (0/0)</text:p>
          </table:table-cell>
          <table:table-cell office:value-type="string">
            <text:p>Grover_Cleveland_7:52.txt</text:p>
          </table:table-cell>
          <table:table-cell office:value-type="string">
            <text:p>In other words, the Government has paid in gold more than nine-tenths of its United States notes and still owes them all. It has paid in gold about one-half of its notes given for silver purchases without extinguishing by such payment one dollar of these notes.&lt;br/&gt;&lt;br/&gt;When, added to all this, we are reminded that to carry on this astound, lug financial scheme the Government has incurred a bonded indebtedness of $95,500,000 in establishing a gold reserve and of $162,315,400 in efforts to maintain it; that the annual interest charge on such bonded indebtedness is more than $11,000,000; that a continuance of our present course may result in further bond issues, and that we have suffered or are threatened with all this for the sake of supplying gold for foreign shipment or facilitating its hoarding at home, a situation is exhibited which certainly ought to arrest attention and provoke immediate legislative relief.&lt;br/&gt;&lt;br/&gt;</text:p>
          </table:table-cell>
          <table:table-cell office:value-type="float" office:value="20">
            <text:p>20</text:p>
          </table:table-cell>
          <table:table-cell office:value-type="float" office:value="0">
            <text:p>0</text:p>
          </table:table-cell>
          <table:table-cell office:value-type="float" office:value="100">
            <text:p>100</text:p>
          </table:table-cell>
          <table:table-cell office:value-type="float" office:value="0">
            <text:p>0</text:p>
          </table:table-cell>
          <table:table-cell office:value-type="string">
            <text:p>Currency</text:p>
          </table:table-cell>
          <table:table-cell office:value-type="string">
            <text:p>http://en.wikipedia.org/wiki/Currency</text:p>
          </table:table-cell>
          <table:table-cell office:value-type="string">
            <text:p>Treasury</text:p>
          </table:table-cell>
          <table:table-cell office:value-type="string">
            <text:p>http://en.wikipedia.org/wiki/Treasury</text:p>
          </table:table-cell>
          <table:table-cell table:style-name="Default"/>
          <table:table-cell office:value-type="float" office:value="2">
            <text:p>2</text:p>
          </table:table-cell>
          <table:table-cell table:number-columns-repeated="3"/>
          <table:table-cell table:formula="of:=CONCATENATE(TEXT([.$AD256];&quot;#&quot;);&quot;,&quot;;TEXT([.$AF256];&quot;#&quot;);&quot;,&quot;;TEXT([.$AM256];&quot;#&quot;))" office:value-type="string" office:string-value="20,100,2">
            <text:p>20,100,2</text:p>
          </table:table-cell>
        </table:table-row>
        <table:table-row table:style-name="ro1">
          <table:table-cell office:value-type="string">
            <text:p>2OZ57DZKPFE4TP1MKWT5T8I9ORVE4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4 GMT 2012</text:p>
          </table:table-cell>
          <table:table-cell table:number-columns-repeated="2"/>
          <table:table-cell office:value-type="string">
            <text:p>2432YU98JHST0KRQ7P2JHIOBOV9COB</text:p>
          </table:table-cell>
          <table:table-cell office:value-type="string">
            <text:p>A997OZ3H2B3Q2</text:p>
          </table:table-cell>
          <table:table-cell office:value-type="string">
            <text:p>Approved</text:p>
          </table:table-cell>
          <table:table-cell office:value-type="string">
            <text:p>Thu Aug 30 18:35:24 GMT 2012</text:p>
          </table:table-cell>
          <table:table-cell office:value-type="string">
            <text:p>Thu Aug 30 18:35:56 GMT 2012</text:p>
          </table:table-cell>
          <table:table-cell office:value-type="string">
            <text:p>Thu Sep 06 18:35:56 GMT 2012</text:p>
          </table:table-cell>
          <table:table-cell office:value-type="string">
            <text:p>2012/09/06 18:39:18 +0000</text:p>
          </table:table-cell>
          <table:table-cell table:number-columns-repeated="2"/>
          <table:table-cell office:value-type="float" office:value="32">
            <text:p>32</text:p>
          </table:table-cell>
          <table:table-cell table:number-columns-repeated="2" office:value-type="string">
            <text:p>100% (93/93)</text:p>
          </table:table-cell>
          <table:table-cell office:value-type="string">
            <text:p>0% (0/0)</text:p>
          </table:table-cell>
          <table:table-cell office:value-type="string">
            <text:p>William_McKinley_1:28.txt</text:p>
          </table:table-cell>
          <table:table-cell office:value-type="string">
            <text:p>A subject of large importance to our country, and increasing appreciation on the part of the people, is the completion of the great highway of trade between the Atlantic and Pacific, known as the Nicaragua Canal. Its utility and value to American commerce is universally admitted. The Commission appointed under date of July 24 last 'to continue the surveys and examinations authorized by the act approved March 2, 1895,' in regard to 'the proper route, feasibility, and cost of construction of the Nicaragua Canal, with a view of making complete plans for the entire work of construction of such canal,' is now employed in the undertaking. In the future I shall take occasion to transmit to Congress the report of this Commission, making at the same time such further suggestions as may then seem advisable.&lt;br/&gt;&lt;br/&gt;Under the provisions of the act of Congress approved March 3, 1897, for the promotion of an international agreement respecting bimetallism, I appointed on the 14th day of April, 1897, Hon. Edward O. Wolcott of Colorado, Hon. Adlai E. Stevenson of Illinois, and Hon. Charles J. Paine of Massachusetts, as special envoys to represent the United States. They have been diligent in their efforts to secure the concurrence and cooperation of European countries in the international settlement of the question, but up to this time have not been able to secure an agreement contemplated by their mission.&lt;br/&gt;&lt;br/&gt;</text:p>
          </table:table-cell>
          <table:table-cell office:value-type="float" office:value="200">
            <text:p>200</text:p>
          </table:table-cell>
          <table:table-cell office:value-type="float" office:value="2">
            <text:p>2</text:p>
          </table:table-cell>
          <table:table-cell office:value-type="float" office:value="20">
            <text:p>20</text:p>
          </table:table-cell>
          <table:table-cell office:value-type="float" office:value="3">
            <text:p>3</text:p>
          </table:table-cell>
          <table:table-cell office:value-type="string">
            <text:p>Arbitration</text:p>
          </table:table-cell>
          <table:table-cell office:value-type="string">
            <text:p>http://en.wikipedia.org/wiki/Arbitration</text:p>
          </table:table-cell>
          <table:table-cell office:value-type="string">
            <text:p>Abolitionism</text:p>
          </table:table-cell>
          <table:table-cell office:value-type="string">
            <text:p>http://en.wikipedia.org/wiki/Abolitionism</text:p>
          </table:table-cell>
          <table:table-cell table:style-name="Default"/>
          <table:table-cell office:value-type="float" office:value="1">
            <text:p>1</text:p>
          </table:table-cell>
          <table:table-cell table:number-columns-repeated="3"/>
          <table:table-cell table:formula="of:=CONCATENATE(TEXT([.$AD257];&quot;#&quot;);&quot;,&quot;;TEXT([.$AF257];&quot;#&quot;);&quot;,&quot;;TEXT([.$AM257];&quot;#&quot;))" office:value-type="string" office:string-value="200,20,1">
            <text:p>200,20,1</text:p>
          </table:table-cell>
        </table:table-row>
        <table:table-row table:style-name="ro1">
          <table:table-cell office:value-type="string">
            <text:p>2OZ57DZKPFE4TP1MKWT5T8I9ORVE4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4 GMT 2012</text:p>
          </table:table-cell>
          <table:table-cell table:number-columns-repeated="2"/>
          <table:table-cell office:value-type="string">
            <text:p>26Q2AOO2GMMEVXCLX23MEIAA79366N</text:p>
          </table:table-cell>
          <table:table-cell office:value-type="string">
            <text:p>A33GBAC29A0MS5</text:p>
          </table:table-cell>
          <table:table-cell office:value-type="string">
            <text:p>Approved</text:p>
          </table:table-cell>
          <table:table-cell office:value-type="string">
            <text:p>Thu Aug 30 18:16:45 GMT 2012</text:p>
          </table:table-cell>
          <table:table-cell office:value-type="string">
            <text:p>Thu Aug 30 18:17:10 GMT 2012</text:p>
          </table:table-cell>
          <table:table-cell office:value-type="string">
            <text:p>Thu Sep 06 18:17:10 GMT 2012</text:p>
          </table:table-cell>
          <table:table-cell office:value-type="string">
            <text:p>2012/09/06 18:19:22 +0000</text:p>
          </table:table-cell>
          <table:table-cell table:number-columns-repeated="2"/>
          <table:table-cell office:value-type="float" office:value="25">
            <text:p>25</text:p>
          </table:table-cell>
          <table:table-cell table:number-columns-repeated="2" office:value-type="string">
            <text:p>100% (84/84)</text:p>
          </table:table-cell>
          <table:table-cell office:value-type="string">
            <text:p>0% (0/0)</text:p>
          </table:table-cell>
          <table:table-cell office:value-type="string">
            <text:p>William_McKinley_1:28.txt</text:p>
          </table:table-cell>
          <table:table-cell office:value-type="string">
            <text:p>A subject of large importance to our country, and increasing appreciation on the part of the people, is the completion of the great highway of trade between the Atlantic and Pacific, known as the Nicaragua Canal. Its utility and value to American commerce is universally admitted. The Commission appointed under date of July 24 last 'to continue the surveys and examinations authorized by the act approved March 2, 1895,' in regard to 'the proper route, feasibility, and cost of construction of the Nicaragua Canal, with a view of making complete plans for the entire work of construction of such canal,' is now employed in the undertaking. In the future I shall take occasion to transmit to Congress the report of this Commission, making at the same time such further suggestions as may then seem advisable.&lt;br/&gt;&lt;br/&gt;Under the provisions of the act of Congress approved March 3, 1897, for the promotion of an international agreement respecting bimetallism, I appointed on the 14th day of April, 1897, Hon. Edward O. Wolcott of Colorado, Hon. Adlai E. Stevenson of Illinois, and Hon. Charles J. Paine of Massachusetts, as special envoys to represent the United States. They have been diligent in their efforts to secure the concurrence and cooperation of European countries in the international settlement of the question, but up to this time have not been able to secure an agreement contemplated by their mission.&lt;br/&gt;&lt;br/&gt;</text:p>
          </table:table-cell>
          <table:table-cell office:value-type="float" office:value="200">
            <text:p>200</text:p>
          </table:table-cell>
          <table:table-cell office:value-type="float" office:value="2">
            <text:p>2</text:p>
          </table:table-cell>
          <table:table-cell office:value-type="float" office:value="20">
            <text:p>20</text:p>
          </table:table-cell>
          <table:table-cell office:value-type="float" office:value="3">
            <text:p>3</text:p>
          </table:table-cell>
          <table:table-cell office:value-type="string">
            <text:p>Arbitration</text:p>
          </table:table-cell>
          <table:table-cell office:value-type="string">
            <text:p>http://en.wikipedia.org/wiki/Arbitration</text:p>
          </table:table-cell>
          <table:table-cell office:value-type="string">
            <text:p>Abolitionism</text:p>
          </table:table-cell>
          <table:table-cell office:value-type="string">
            <text:p>http://en.wikipedia.org/wiki/Abolitionism</text:p>
          </table:table-cell>
          <table:table-cell table:style-name="Default"/>
          <table:table-cell office:value-type="float" office:value="1">
            <text:p>1</text:p>
          </table:table-cell>
          <table:table-cell table:number-columns-repeated="3"/>
          <table:table-cell table:formula="of:=CONCATENATE(TEXT([.$AD258];&quot;#&quot;);&quot;,&quot;;TEXT([.$AF258];&quot;#&quot;);&quot;,&quot;;TEXT([.$AM258];&quot;#&quot;))" office:value-type="string" office:string-value="200,20,1">
            <text:p>200,20,1</text:p>
          </table:table-cell>
        </table:table-row>
        <table:table-row table:style-name="ro1">
          <table:table-cell office:value-type="string">
            <text:p>2OZ57DZKPFE4TP1MKWT5T8I9ORVE4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4 GMT 2012</text:p>
          </table:table-cell>
          <table:table-cell table:number-columns-repeated="2"/>
          <table:table-cell office:value-type="string">
            <text:p>2Y1Z6KW4ZMAZWQFWSPH0WNNVWYUG72</text:p>
          </table:table-cell>
          <table:table-cell office:value-type="string">
            <text:p>A30SN6C7YX0OIP</text:p>
          </table:table-cell>
          <table:table-cell office:value-type="string">
            <text:p>Approved</text:p>
          </table:table-cell>
          <table:table-cell office:value-type="string">
            <text:p>Thu Aug 30 19:36:22 GMT 2012</text:p>
          </table:table-cell>
          <table:table-cell office:value-type="string">
            <text:p>Thu Aug 30 19:36:30 GMT 2012</text:p>
          </table:table-cell>
          <table:table-cell office:value-type="string">
            <text:p>Thu Sep 06 19:36:30 GMT 2012</text:p>
          </table:table-cell>
          <table:table-cell office:value-type="string">
            <text:p>2012/09/06 19:39:15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William_McKinley_1:28.txt</text:p>
          </table:table-cell>
          <table:table-cell office:value-type="string">
            <text:p>A subject of large importance to our country, and increasing appreciation on the part of the people, is the completion of the great highway of trade between the Atlantic and Pacific, known as the Nicaragua Canal. Its utility and value to American commerce is universally admitted. The Commission appointed under date of July 24 last 'to continue the surveys and examinations authorized by the act approved March 2, 1895,' in regard to 'the proper route, feasibility, and cost of construction of the Nicaragua Canal, with a view of making complete plans for the entire work of construction of such canal,' is now employed in the undertaking. In the future I shall take occasion to transmit to Congress the report of this Commission, making at the same time such further suggestions as may then seem advisable.&lt;br/&gt;&lt;br/&gt;Under the provisions of the act of Congress approved March 3, 1897, for the promotion of an international agreement respecting bimetallism, I appointed on the 14th day of April, 1897, Hon. Edward O. Wolcott of Colorado, Hon. Adlai E. Stevenson of Illinois, and Hon. Charles J. Paine of Massachusetts, as special envoys to represent the United States. They have been diligent in their efforts to secure the concurrence and cooperation of European countries in the international settlement of the question, but up to this time have not been able to secure an agreement contemplated by their mission.&lt;br/&gt;&lt;br/&gt;</text:p>
          </table:table-cell>
          <table:table-cell office:value-type="float" office:value="200">
            <text:p>200</text:p>
          </table:table-cell>
          <table:table-cell office:value-type="float" office:value="2">
            <text:p>2</text:p>
          </table:table-cell>
          <table:table-cell office:value-type="float" office:value="20">
            <text:p>20</text:p>
          </table:table-cell>
          <table:table-cell office:value-type="float" office:value="3">
            <text:p>3</text:p>
          </table:table-cell>
          <table:table-cell office:value-type="string">
            <text:p>Arbitration</text:p>
          </table:table-cell>
          <table:table-cell office:value-type="string">
            <text:p>http://en.wikipedia.org/wiki/Arbitration</text:p>
          </table:table-cell>
          <table:table-cell office:value-type="string">
            <text:p>Abolitionism</text:p>
          </table:table-cell>
          <table:table-cell office:value-type="string">
            <text:p>http://en.wikipedia.org/wiki/Abolitionism</text:p>
          </table:table-cell>
          <table:table-cell table:style-name="Default" office:value-type="string">
            <text:p>NO</text:p>
          </table:table-cell>
          <table:table-cell office:value-type="float" office:value="1">
            <text:p>1</text:p>
          </table:table-cell>
          <table:table-cell table:number-columns-repeated="3"/>
          <table:table-cell table:formula="of:=CONCATENATE(TEXT([.$AD259];&quot;#&quot;);&quot;,&quot;;TEXT([.$AF259];&quot;#&quot;);&quot;,&quot;;TEXT([.$AM259];&quot;#&quot;))" office:value-type="string" office:string-value="200,20,1">
            <text:p>200,20,1</text:p>
          </table:table-cell>
        </table:table-row>
        <table:table-row table:style-name="ro1">
          <table:table-cell office:value-type="string">
            <text:p>2YYYQ4J3NAB6QOAKMYPYQT1TK7BQD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4 GMT 2012</text:p>
          </table:table-cell>
          <table:table-cell table:number-columns-repeated="2"/>
          <table:table-cell office:value-type="string">
            <text:p>25OJ5OPB0YVGEHMR3LYEX9U36JYY6H</text:p>
          </table:table-cell>
          <table:table-cell office:value-type="string">
            <text:p>A997OZ3H2B3Q2</text:p>
          </table:table-cell>
          <table:table-cell office:value-type="string">
            <text:p>Approved</text:p>
          </table:table-cell>
          <table:table-cell office:value-type="string">
            <text:p>Thu Aug 30 19:00:04 GMT 2012</text:p>
          </table:table-cell>
          <table:table-cell office:value-type="string">
            <text:p>Thu Aug 30 19:00:39 GMT 2012</text:p>
          </table:table-cell>
          <table:table-cell office:value-type="string">
            <text:p>Thu Sep 06 19:00:39 GMT 2012</text:p>
          </table:table-cell>
          <table:table-cell office:value-type="string">
            <text:p>2012/09/06 19:04:14 +0000</text:p>
          </table:table-cell>
          <table:table-cell table:number-columns-repeated="2"/>
          <table:table-cell office:value-type="float" office:value="35">
            <text:p>35</text:p>
          </table:table-cell>
          <table:table-cell table:number-columns-repeated="2" office:value-type="string">
            <text:p>100% (93/93)</text:p>
          </table:table-cell>
          <table:table-cell office:value-type="string">
            <text:p>0% (0/0)</text:p>
          </table:table-cell>
          <table:table-cell office:value-type="string">
            <text:p>Franklin_Delano_Roosevelt_6:44.txt</text:p>
          </table:table-cell>
          <table:table-cell office:value-type="string">
            <text:p>This generation will 'nobly save or meanly lose the last best hope of earth. . . . The way is plain, peaceful, generous, just-a way which if followed the world will forever applaud and God must forever bless.'&lt;br/&gt;&lt;br/&gt;</text:p>
          </table:table-cell>
          <table:table-cell office:value-type="float" office:value="10">
            <text:p>10</text:p>
          </table:table-cell>
          <table:table-cell office:value-type="float" office:value="2">
            <text:p>2</text:p>
          </table:table-cell>
          <table:table-cell office:value-type="float" office:value="20">
            <text:p>20</text:p>
          </table:table-cell>
          <table:table-cell office:value-type="float" office:value="0">
            <text:p>0</text:p>
          </table:table-cell>
          <table:table-cell office:value-type="string">
            <text:p>Nations</text:p>
          </table:table-cell>
          <table:table-cell office:value-type="string">
            <text:p>http://en.wikipedia.org/wiki/Nations</text:p>
          </table:table-cell>
          <table:table-cell office:value-type="string">
            <text:p>War of 1812</text:p>
          </table:table-cell>
          <table:table-cell office:value-type="string">
            <text:p>http://en.wikipedia.org/wiki/War_of_1812</text:p>
          </table:table-cell>
          <table:table-cell table:style-name="Default"/>
          <table:table-cell office:value-type="float" office:value="1">
            <text:p>1</text:p>
          </table:table-cell>
          <table:table-cell table:number-columns-repeated="3"/>
          <table:table-cell table:formula="of:=CONCATENATE(TEXT([.$AD260];&quot;#&quot;);&quot;,&quot;;TEXT([.$AF260];&quot;#&quot;);&quot;,&quot;;TEXT([.$AM260];&quot;#&quot;))" office:value-type="string" office:string-value="10,20,1">
            <text:p>10,20,1</text:p>
          </table:table-cell>
        </table:table-row>
        <table:table-row table:style-name="ro1">
          <table:table-cell office:value-type="string">
            <text:p>2YYYQ4J3NAB6QOAKMYPYQT1TK7BQD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4 GMT 2012</text:p>
          </table:table-cell>
          <table:table-cell table:number-columns-repeated="2"/>
          <table:table-cell office:value-type="string">
            <text:p>2TOKUDD8XMB35CX47LXU1O6T9VMODO</text:p>
          </table:table-cell>
          <table:table-cell office:value-type="string">
            <text:p>A3U1K9X1LXA5JA</text:p>
          </table:table-cell>
          <table:table-cell office:value-type="string">
            <text:p>Approved</text:p>
          </table:table-cell>
          <table:table-cell office:value-type="string">
            <text:p>Thu Aug 30 18:44:59 GMT 2012</text:p>
          </table:table-cell>
          <table:table-cell office:value-type="string">
            <text:p>Thu Aug 30 18:45:03 GMT 2012</text:p>
          </table:table-cell>
          <table:table-cell office:value-type="string">
            <text:p>Thu Sep 06 18:45:03 GMT 2012</text:p>
          </table:table-cell>
          <table:table-cell office:value-type="string">
            <text:p>2012/09/06 18:49:18 +0000</text:p>
          </table:table-cell>
          <table:table-cell table:number-columns-repeated="2"/>
          <table:table-cell office:value-type="float" office:value="4">
            <text:p>4</text:p>
          </table:table-cell>
          <table:table-cell office:value-type="string">
            <text:p>100% (29/29)</text:p>
          </table:table-cell>
          <table:table-cell office:value-type="string">
            <text:p>100% (28/28)</text:p>
          </table:table-cell>
          <table:table-cell office:value-type="string">
            <text:p>0% (0/0)</text:p>
          </table:table-cell>
          <table:table-cell office:value-type="string">
            <text:p>Franklin_Delano_Roosevelt_6:44.txt</text:p>
          </table:table-cell>
          <table:table-cell office:value-type="string">
            <text:p>This generation will 'nobly save or meanly lose the last best hope of earth. . . . The way is plain, peaceful, generous, just-a way which if followed the world will forever applaud and God must forever bless.'&lt;br/&gt;&lt;br/&gt;</text:p>
          </table:table-cell>
          <table:table-cell office:value-type="float" office:value="10">
            <text:p>10</text:p>
          </table:table-cell>
          <table:table-cell office:value-type="float" office:value="2">
            <text:p>2</text:p>
          </table:table-cell>
          <table:table-cell office:value-type="float" office:value="20">
            <text:p>20</text:p>
          </table:table-cell>
          <table:table-cell office:value-type="float" office:value="0">
            <text:p>0</text:p>
          </table:table-cell>
          <table:table-cell office:value-type="string">
            <text:p>Nations</text:p>
          </table:table-cell>
          <table:table-cell office:value-type="string">
            <text:p>http://en.wikipedia.org/wiki/Nations</text:p>
          </table:table-cell>
          <table:table-cell office:value-type="string">
            <text:p>War of 1812</text:p>
          </table:table-cell>
          <table:table-cell office:value-type="string">
            <text:p>http://en.wikipedia.org/wiki/War_of_1812</text:p>
          </table:table-cell>
          <table:table-cell table:style-name="Default"/>
          <table:table-cell office:value-type="float" office:value="1">
            <text:p>1</text:p>
          </table:table-cell>
          <table:table-cell table:number-columns-repeated="3"/>
          <table:table-cell table:formula="of:=CONCATENATE(TEXT([.$AD261];&quot;#&quot;);&quot;,&quot;;TEXT([.$AF261];&quot;#&quot;);&quot;,&quot;;TEXT([.$AM261];&quot;#&quot;))" office:value-type="string" office:string-value="10,20,1">
            <text:p>10,20,1</text:p>
          </table:table-cell>
        </table:table-row>
        <table:table-row table:style-name="ro1">
          <table:table-cell office:value-type="string">
            <text:p>2YYYQ4J3NAB6QOAKMYPYQT1TK7BQD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4 GMT 2012</text:p>
          </table:table-cell>
          <table:table-cell table:number-columns-repeated="2"/>
          <table:table-cell office:value-type="string">
            <text:p>2ZBWKUDD8XMBIZRE6A262TO6YL8CN0</text:p>
          </table:table-cell>
          <table:table-cell office:value-type="string">
            <text:p>A30SN6C7YX0OIP</text:p>
          </table:table-cell>
          <table:table-cell office:value-type="string">
            <text:p>Approved</text:p>
          </table:table-cell>
          <table:table-cell office:value-type="string">
            <text:p>Thu Aug 30 19:56:52 GMT 2012</text:p>
          </table:table-cell>
          <table:table-cell office:value-type="string">
            <text:p>Thu Aug 30 19:57:00 GMT 2012</text:p>
          </table:table-cell>
          <table:table-cell office:value-type="string">
            <text:p>Thu Sep 06 19:57:00 GMT 2012</text:p>
          </table:table-cell>
          <table:table-cell office:value-type="string">
            <text:p>2012/09/06 19:59:13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Franklin_Delano_Roosevelt_6:44.txt</text:p>
          </table:table-cell>
          <table:table-cell office:value-type="string">
            <text:p>This generation will 'nobly save or meanly lose the last best hope of earth. . . . The way is plain, peaceful, generous, just-a way which if followed the world will forever applaud and God must forever bless.'&lt;br/&gt;&lt;br/&gt;</text:p>
          </table:table-cell>
          <table:table-cell office:value-type="float" office:value="10">
            <text:p>10</text:p>
          </table:table-cell>
          <table:table-cell office:value-type="float" office:value="2">
            <text:p>2</text:p>
          </table:table-cell>
          <table:table-cell office:value-type="float" office:value="20">
            <text:p>20</text:p>
          </table:table-cell>
          <table:table-cell office:value-type="float" office:value="0">
            <text:p>0</text:p>
          </table:table-cell>
          <table:table-cell office:value-type="string">
            <text:p>Nations</text:p>
          </table:table-cell>
          <table:table-cell office:value-type="string">
            <text:p>http://en.wikipedia.org/wiki/Nations</text:p>
          </table:table-cell>
          <table:table-cell office:value-type="string">
            <text:p>War of 1812</text:p>
          </table:table-cell>
          <table:table-cell office:value-type="string">
            <text:p>http://en.wikipedia.org/wiki/War_of_1812</text:p>
          </table:table-cell>
          <table:table-cell table:style-name="Default" office:value-type="string">
            <text:p>NO</text:p>
          </table:table-cell>
          <table:table-cell office:value-type="float" office:value="2">
            <text:p>2</text:p>
          </table:table-cell>
          <table:table-cell table:number-columns-repeated="3"/>
          <table:table-cell table:formula="of:=CONCATENATE(TEXT([.$AD262];&quot;#&quot;);&quot;,&quot;;TEXT([.$AF262];&quot;#&quot;);&quot;,&quot;;TEXT([.$AM262];&quot;#&quot;))" office:value-type="string" office:string-value="10,20,2">
            <text:p>10,20,2</text:p>
          </table:table-cell>
        </table:table-row>
        <table:table-row table:style-name="ro1">
          <table:table-cell office:value-type="string">
            <text:p>2T46IAA2SEIU93O5V0BKI4IIT0QNNJ</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4 GMT 2012</text:p>
          </table:table-cell>
          <table:table-cell table:number-columns-repeated="2"/>
          <table:table-cell office:value-type="string">
            <text:p>22HW1INMHGYQJSRSHLXBNMFFTFPJ68</text:p>
          </table:table-cell>
          <table:table-cell office:value-type="string">
            <text:p>A3U1K9X1LXA5JA</text:p>
          </table:table-cell>
          <table:table-cell office:value-type="string">
            <text:p>Approved</text:p>
          </table:table-cell>
          <table:table-cell office:value-type="string">
            <text:p>Thu Aug 30 18:46:23 GMT 2012</text:p>
          </table:table-cell>
          <table:table-cell office:value-type="string">
            <text:p>Thu Aug 30 18:46:27 GMT 2012</text:p>
          </table:table-cell>
          <table:table-cell office:value-type="string">
            <text:p>Thu Sep 06 18:46:27 GMT 2012</text:p>
          </table:table-cell>
          <table:table-cell office:value-type="string">
            <text:p>2012/09/06 18:49:20 +0000</text:p>
          </table:table-cell>
          <table:table-cell table:number-columns-repeated="2"/>
          <table:table-cell office:value-type="float" office:value="4">
            <text:p>4</text:p>
          </table:table-cell>
          <table:table-cell office:value-type="string">
            <text:p>100% (29/29)</text:p>
          </table:table-cell>
          <table:table-cell office:value-type="string">
            <text:p>100% (28/28)</text:p>
          </table:table-cell>
          <table:table-cell office:value-type="string">
            <text:p>0% (0/0)</text:p>
          </table:table-cell>
          <table:table-cell office:value-type="string">
            <text:p>Grover_Cleveland_1:52.txt</text:p>
          </table:table-cell>
          <table:table-cell office:value-type="string">
            <text:p>The value of the exports from the United States to foreign countries during the last fiscal year was as follows:&lt;br/&gt;&lt;br/&gt;Some of the principal exports, with their values and the percentage they respectively bear to the total exportation, are given as follows:&lt;br/&gt;&lt;br/&gt;</text:p>
          </table:table-cell>
          <table:table-cell office:value-type="float" office:value="200">
            <text:p>200</text:p>
          </table:table-cell>
          <table:table-cell office:value-type="float" office:value="1">
            <text:p>1</text:p>
          </table:table-cell>
          <table:table-cell office:value-type="float" office:value="50">
            <text:p>50</text:p>
          </table:table-cell>
          <table:table-cell office:value-type="float" office:value="4">
            <text:p>4</text:p>
          </table:table-cell>
          <table:table-cell office:value-type="string">
            <text:p>Exports</text:p>
          </table:table-cell>
          <table:table-cell office:value-type="string">
            <text:p>http://en.wikipedia.org/wiki/Exports</text:p>
          </table:table-cell>
          <table:table-cell office:value-type="string">
            <text:p>Trade</text:p>
          </table:table-cell>
          <table:table-cell office:value-type="string">
            <text:p>http://en.wikipedia.org/wiki/Trade</text:p>
          </table:table-cell>
          <table:table-cell table:style-name="Default"/>
          <table:table-cell office:value-type="float" office:value="1">
            <text:p>1</text:p>
          </table:table-cell>
          <table:table-cell table:number-columns-repeated="3"/>
          <table:table-cell table:formula="of:=CONCATENATE(TEXT([.$AD263];&quot;#&quot;);&quot;,&quot;;TEXT([.$AF263];&quot;#&quot;);&quot;,&quot;;TEXT([.$AM263];&quot;#&quot;))" office:value-type="string" office:string-value="200,50,1">
            <text:p>200,50,1</text:p>
          </table:table-cell>
        </table:table-row>
        <table:table-row table:style-name="ro1">
          <table:table-cell office:value-type="string">
            <text:p>2T46IAA2SEIU93O5V0BKI4IIT0QNNJ</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4 GMT 2012</text:p>
          </table:table-cell>
          <table:table-cell table:number-columns-repeated="2"/>
          <table:table-cell office:value-type="string">
            <text:p>2CEIKMN9U8P9DCWY36OIBSUYN3STCG</text:p>
          </table:table-cell>
          <table:table-cell office:value-type="string">
            <text:p>A997OZ3H2B3Q2</text:p>
          </table:table-cell>
          <table:table-cell office:value-type="string">
            <text:p>Approved</text:p>
          </table:table-cell>
          <table:table-cell office:value-type="string">
            <text:p>Thu Aug 30 19:15:37 GMT 2012</text:p>
          </table:table-cell>
          <table:table-cell office:value-type="string">
            <text:p>Thu Aug 30 19:15:54 GMT 2012</text:p>
          </table:table-cell>
          <table:table-cell office:value-type="string">
            <text:p>Thu Sep 06 19:15:54 GMT 2012</text:p>
          </table:table-cell>
          <table:table-cell office:value-type="string">
            <text:p>2012/09/06 19:19:16 +0000</text:p>
          </table:table-cell>
          <table:table-cell table:number-columns-repeated="2"/>
          <table:table-cell office:value-type="float" office:value="17">
            <text:p>17</text:p>
          </table:table-cell>
          <table:table-cell table:number-columns-repeated="2" office:value-type="string">
            <text:p>100% (93/93)</text:p>
          </table:table-cell>
          <table:table-cell office:value-type="string">
            <text:p>0% (0/0)</text:p>
          </table:table-cell>
          <table:table-cell office:value-type="string">
            <text:p>Grover_Cleveland_1:52.txt</text:p>
          </table:table-cell>
          <table:table-cell office:value-type="string">
            <text:p>The value of the exports from the United States to foreign countries during the last fiscal year was as follows:&lt;br/&gt;&lt;br/&gt;Some of the principal exports, with their values and the percentage they respectively bear to the total exportation, are given as follows:&lt;br/&gt;&lt;br/&gt;</text:p>
          </table:table-cell>
          <table:table-cell office:value-type="float" office:value="200">
            <text:p>200</text:p>
          </table:table-cell>
          <table:table-cell office:value-type="float" office:value="1">
            <text:p>1</text:p>
          </table:table-cell>
          <table:table-cell office:value-type="float" office:value="50">
            <text:p>50</text:p>
          </table:table-cell>
          <table:table-cell office:value-type="float" office:value="4">
            <text:p>4</text:p>
          </table:table-cell>
          <table:table-cell office:value-type="string">
            <text:p>Exports</text:p>
          </table:table-cell>
          <table:table-cell office:value-type="string">
            <text:p>http://en.wikipedia.org/wiki/Exports</text:p>
          </table:table-cell>
          <table:table-cell office:value-type="string">
            <text:p>Trade</text:p>
          </table:table-cell>
          <table:table-cell office:value-type="string">
            <text:p>http://en.wikipedia.org/wiki/Trade</text:p>
          </table:table-cell>
          <table:table-cell table:style-name="Default"/>
          <table:table-cell office:value-type="float" office:value="1">
            <text:p>1</text:p>
          </table:table-cell>
          <table:table-cell table:number-columns-repeated="3"/>
          <table:table-cell table:formula="of:=CONCATENATE(TEXT([.$AD264];&quot;#&quot;);&quot;,&quot;;TEXT([.$AF264];&quot;#&quot;);&quot;,&quot;;TEXT([.$AM264];&quot;#&quot;))" office:value-type="string" office:string-value="200,50,1">
            <text:p>200,50,1</text:p>
          </table:table-cell>
        </table:table-row>
        <table:table-row table:style-name="ro1">
          <table:table-cell office:value-type="string">
            <text:p>2T46IAA2SEIU93O5V0BKI4IIT0QNNJ</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4 GMT 2012</text:p>
          </table:table-cell>
          <table:table-cell table:number-columns-repeated="2"/>
          <table:table-cell office:value-type="string">
            <text:p>2Y7XRDS4IC1EDMB2QPD19A2I0FYZWD</text:p>
          </table:table-cell>
          <table:table-cell office:value-type="string">
            <text:p>A30SN6C7YX0OIP</text:p>
          </table:table-cell>
          <table:table-cell office:value-type="string">
            <text:p>Approved</text:p>
          </table:table-cell>
          <table:table-cell office:value-type="string">
            <text:p>Thu Aug 30 19:51:34 GMT 2012</text:p>
          </table:table-cell>
          <table:table-cell office:value-type="string">
            <text:p>Thu Aug 30 19:51:41 GMT 2012</text:p>
          </table:table-cell>
          <table:table-cell office:value-type="string">
            <text:p>Thu Sep 06 19:51:41 GMT 2012</text:p>
          </table:table-cell>
          <table:table-cell office:value-type="string">
            <text:p>2012/09/06 19:54:14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Grover_Cleveland_1:52.txt</text:p>
          </table:table-cell>
          <table:table-cell office:value-type="string">
            <text:p>The value of the exports from the United States to foreign countries during the last fiscal year was as follows:&lt;br/&gt;&lt;br/&gt;Some of the principal exports, with their values and the percentage they respectively bear to the total exportation, are given as follows:&lt;br/&gt;&lt;br/&gt;</text:p>
          </table:table-cell>
          <table:table-cell office:value-type="float" office:value="200">
            <text:p>200</text:p>
          </table:table-cell>
          <table:table-cell office:value-type="float" office:value="1">
            <text:p>1</text:p>
          </table:table-cell>
          <table:table-cell office:value-type="float" office:value="50">
            <text:p>50</text:p>
          </table:table-cell>
          <table:table-cell office:value-type="float" office:value="4">
            <text:p>4</text:p>
          </table:table-cell>
          <table:table-cell office:value-type="string">
            <text:p>Exports</text:p>
          </table:table-cell>
          <table:table-cell office:value-type="string">
            <text:p>http://en.wikipedia.org/wiki/Exports</text:p>
          </table:table-cell>
          <table:table-cell office:value-type="string">
            <text:p>Trade</text:p>
          </table:table-cell>
          <table:table-cell office:value-type="string">
            <text:p>http://en.wikipedia.org/wiki/Trade</text:p>
          </table:table-cell>
          <table:table-cell table:style-name="Default" office:value-type="string">
            <text:p>NO</text:p>
          </table:table-cell>
          <table:table-cell office:value-type="float" office:value="2">
            <text:p>2</text:p>
          </table:table-cell>
          <table:table-cell table:number-columns-repeated="3"/>
          <table:table-cell table:formula="of:=CONCATENATE(TEXT([.$AD265];&quot;#&quot;);&quot;,&quot;;TEXT([.$AF265];&quot;#&quot;);&quot;,&quot;;TEXT([.$AM265];&quot;#&quot;))" office:value-type="string" office:string-value="200,50,2">
            <text:p>200,50,2</text:p>
          </table:table-cell>
        </table:table-row>
        <table:table-row table:style-name="ro1">
          <table:table-cell office:value-type="string">
            <text:p>2OOO33FDEY5C35OQN1Q3GCRFM450RA</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4 GMT 2012</text:p>
          </table:table-cell>
          <table:table-cell table:number-columns-repeated="2"/>
          <table:table-cell office:value-type="string">
            <text:p>27EB3Q39Z0B692CB0E5V0TVRPXHVKB</text:p>
          </table:table-cell>
          <table:table-cell office:value-type="string">
            <text:p>A3OTJEF3B38W94</text:p>
          </table:table-cell>
          <table:table-cell office:value-type="string">
            <text:p>Approved</text:p>
          </table:table-cell>
          <table:table-cell office:value-type="string">
            <text:p>Thu Aug 30 19:12:08 GMT 2012</text:p>
          </table:table-cell>
          <table:table-cell office:value-type="string">
            <text:p>Thu Aug 30 19:14:00 GMT 2012</text:p>
          </table:table-cell>
          <table:table-cell office:value-type="string">
            <text:p>Thu Sep 06 19:14:00 GMT 2012</text:p>
          </table:table-cell>
          <table:table-cell office:value-type="string">
            <text:p>2012/09/06 19:14:15 +0000</text:p>
          </table:table-cell>
          <table:table-cell table:number-columns-repeated="2"/>
          <table:table-cell office:value-type="float" office:value="112">
            <text:p>112</text:p>
          </table:table-cell>
          <table:table-cell table:number-columns-repeated="2" office:value-type="string">
            <text:p>100% (5/5)</text:p>
          </table:table-cell>
          <table:table-cell office:value-type="string">
            <text:p>0% (0/0)</text:p>
          </table:table-cell>
          <table:table-cell office:value-type="string">
            <text:p>James_Buchanan_4:24.txt</text:p>
          </table:table-cell>
          <table:table-cell office:value-type="string">
            <text:p>By such a dread catastrophe the hopes of the friends of freedom throughout the world would be destroyed, and a long night of leaden despotism would enshroud the nations. Our example for more than eighty years would not only be lost, but it would be quoted as a conclusive proof that man is unfit for self-government.&lt;br/&gt;&lt;br/&gt;It is not every wrong--nay, it is not every grievous wrong--which can justify a resort to such a fearful alternative. This ought to be the last desperate remedy of a despairing people, after every other constitutional means of conciliation had been exhausted. We should reflect that under this free Government there is an incessant ebb and flow in public opinion. The slavery question, like everything human, will have its day. I firmly believe that it has reached and passed the culminating point. But if in the midst of the existing excitement the Union shall perish, the evil may then become irreparable.&lt;br/&gt;&lt;br/&gt;</text:p>
          </table:table-cell>
          <table:table-cell office:value-type="float" office:value="50">
            <text:p>50</text:p>
          </table:table-cell>
          <table:table-cell office:value-type="float" office:value="0">
            <text:p>0</text:p>
          </table:table-cell>
          <table:table-cell office:value-type="float" office:value="10">
            <text:p>10</text:p>
          </table:table-cell>
          <table:table-cell office:value-type="float" office:value="3">
            <text:p>3</text:p>
          </table:table-cell>
          <table:table-cell office:value-type="string">
            <text:p>BDSM</text:p>
          </table:table-cell>
          <table:table-cell office:value-type="string">
            <text:p>http://en.wikipedia.org/wiki/BDSM</text:p>
          </table:table-cell>
          <table:table-cell office:value-type="string">
            <text:p>Mohandas Karamchand Gandhi</text:p>
          </table:table-cell>
          <table:table-cell office:value-type="string">
            <text:p>http://en.wikipedia.org/wiki/Mohandas_Karamchand_Gandhi</text:p>
          </table:table-cell>
          <table:table-cell table:style-name="Default" office:value-type="string">
            <text:p>Annaual message is suitable for this document</text:p>
          </table:table-cell>
          <table:table-cell office:value-type="float" office:value="2">
            <text:p>2</text:p>
          </table:table-cell>
          <table:table-cell table:number-columns-repeated="3"/>
          <table:table-cell table:formula="of:=CONCATENATE(TEXT([.$AD266];&quot;#&quot;);&quot;,&quot;;TEXT([.$AF266];&quot;#&quot;);&quot;,&quot;;TEXT([.$AM266];&quot;#&quot;))" office:value-type="string" office:string-value="50,10,2">
            <text:p>50,10,2</text:p>
          </table:table-cell>
        </table:table-row>
        <table:table-row table:style-name="ro1">
          <table:table-cell office:value-type="string">
            <text:p>2OOO33FDEY5C35OQN1Q3GCRFM450RA</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4 GMT 2012</text:p>
          </table:table-cell>
          <table:table-cell table:number-columns-repeated="2"/>
          <table:table-cell office:value-type="string">
            <text:p>2F0B727M0IGFZQ16D86S3F4VN5KYD8</text:p>
          </table:table-cell>
          <table:table-cell office:value-type="string">
            <text:p>A3U1K9X1LXA5JA</text:p>
          </table:table-cell>
          <table:table-cell office:value-type="string">
            <text:p>Approved</text:p>
          </table:table-cell>
          <table:table-cell office:value-type="string">
            <text:p>Thu Aug 30 18:49:23 GMT 2012</text:p>
          </table:table-cell>
          <table:table-cell office:value-type="string">
            <text:p>Thu Aug 30 18:49:27 GMT 2012</text:p>
          </table:table-cell>
          <table:table-cell office:value-type="string">
            <text:p>Thu Sep 06 18:49:27 GMT 2012</text:p>
          </table:table-cell>
          <table:table-cell office:value-type="string">
            <text:p>2012/09/06 18:54:15 +0000</text:p>
          </table:table-cell>
          <table:table-cell table:number-columns-repeated="2"/>
          <table:table-cell office:value-type="float" office:value="4">
            <text:p>4</text:p>
          </table:table-cell>
          <table:table-cell office:value-type="string">
            <text:p>100% (29/29)</text:p>
          </table:table-cell>
          <table:table-cell office:value-type="string">
            <text:p>100% (28/28)</text:p>
          </table:table-cell>
          <table:table-cell office:value-type="string">
            <text:p>0% (0/0)</text:p>
          </table:table-cell>
          <table:table-cell office:value-type="string">
            <text:p>James_Buchanan_4:24.txt</text:p>
          </table:table-cell>
          <table:table-cell office:value-type="string">
            <text:p>By such a dread catastrophe the hopes of the friends of freedom throughout the world would be destroyed, and a long night of leaden despotism would enshroud the nations. Our example for more than eighty years would not only be lost, but it would be quoted as a conclusive proof that man is unfit for self-government.&lt;br/&gt;&lt;br/&gt;It is not every wrong--nay, it is not every grievous wrong--which can justify a resort to such a fearful alternative. This ought to be the last desperate remedy of a despairing people, after every other constitutional means of conciliation had been exhausted. We should reflect that under this free Government there is an incessant ebb and flow in public opinion. The slavery question, like everything human, will have its day. I firmly believe that it has reached and passed the culminating point. But if in the midst of the existing excitement the Union shall perish, the evil may then become irreparable.&lt;br/&gt;&lt;br/&gt;</text:p>
          </table:table-cell>
          <table:table-cell office:value-type="float" office:value="50">
            <text:p>50</text:p>
          </table:table-cell>
          <table:table-cell office:value-type="float" office:value="0">
            <text:p>0</text:p>
          </table:table-cell>
          <table:table-cell office:value-type="float" office:value="10">
            <text:p>10</text:p>
          </table:table-cell>
          <table:table-cell office:value-type="float" office:value="3">
            <text:p>3</text:p>
          </table:table-cell>
          <table:table-cell office:value-type="string">
            <text:p>BDSM</text:p>
          </table:table-cell>
          <table:table-cell office:value-type="string">
            <text:p>http://en.wikipedia.org/wiki/BDSM</text:p>
          </table:table-cell>
          <table:table-cell office:value-type="string">
            <text:p>Mohandas Karamchand Gandhi</text:p>
          </table:table-cell>
          <table:table-cell office:value-type="string">
            <text:p>http://en.wikipedia.org/wiki/Mohandas_Karamchand_Gandhi</text:p>
          </table:table-cell>
          <table:table-cell table:style-name="Default"/>
          <table:table-cell office:value-type="float" office:value="2">
            <text:p>2</text:p>
          </table:table-cell>
          <table:table-cell table:number-columns-repeated="3"/>
          <table:table-cell table:formula="of:=CONCATENATE(TEXT([.$AD267];&quot;#&quot;);&quot;,&quot;;TEXT([.$AF267];&quot;#&quot;);&quot;,&quot;;TEXT([.$AM267];&quot;#&quot;))" office:value-type="string" office:string-value="50,10,2">
            <text:p>50,10,2</text:p>
          </table:table-cell>
        </table:table-row>
        <table:table-row table:style-name="ro1">
          <table:table-cell office:value-type="string">
            <text:p>2OOO33FDEY5C35OQN1Q3GCRFM450RA</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4 GMT 2012</text:p>
          </table:table-cell>
          <table:table-cell table:number-columns-repeated="2"/>
          <table:table-cell office:value-type="string">
            <text:p>2YVW5XH0JPPSXB83LZCSX75KQ3WFL8</text:p>
          </table:table-cell>
          <table:table-cell office:value-type="string">
            <text:p>A33GBAC29A0MS5</text:p>
          </table:table-cell>
          <table:table-cell office:value-type="string">
            <text:p>Approved</text:p>
          </table:table-cell>
          <table:table-cell office:value-type="string">
            <text:p>Thu Aug 30 18:38:54 GMT 2012</text:p>
          </table:table-cell>
          <table:table-cell office:value-type="string">
            <text:p>Thu Aug 30 18:39:12 GMT 2012</text:p>
          </table:table-cell>
          <table:table-cell office:value-type="string">
            <text:p>Thu Sep 06 18:39:12 GMT 2012</text:p>
          </table:table-cell>
          <table:table-cell office:value-type="string">
            <text:p>2012/09/06 18:44:14 +0000</text:p>
          </table:table-cell>
          <table:table-cell table:number-columns-repeated="2"/>
          <table:table-cell office:value-type="float" office:value="18">
            <text:p>18</text:p>
          </table:table-cell>
          <table:table-cell table:number-columns-repeated="2" office:value-type="string">
            <text:p>100% (84/84)</text:p>
          </table:table-cell>
          <table:table-cell office:value-type="string">
            <text:p>0% (0/0)</text:p>
          </table:table-cell>
          <table:table-cell office:value-type="string">
            <text:p>James_Buchanan_4:24.txt</text:p>
          </table:table-cell>
          <table:table-cell office:value-type="string">
            <text:p>By such a dread catastrophe the hopes of the friends of freedom throughout the world would be destroyed, and a long night of leaden despotism would enshroud the nations. Our example for more than eighty years would not only be lost, but it would be quoted as a conclusive proof that man is unfit for self-government.&lt;br/&gt;&lt;br/&gt;It is not every wrong--nay, it is not every grievous wrong--which can justify a resort to such a fearful alternative. This ought to be the last desperate remedy of a despairing people, after every other constitutional means of conciliation had been exhausted. We should reflect that under this free Government there is an incessant ebb and flow in public opinion. The slavery question, like everything human, will have its day. I firmly believe that it has reached and passed the culminating point. But if in the midst of the existing excitement the Union shall perish, the evil may then become irreparable.&lt;br/&gt;&lt;br/&gt;</text:p>
          </table:table-cell>
          <table:table-cell office:value-type="float" office:value="50">
            <text:p>50</text:p>
          </table:table-cell>
          <table:table-cell office:value-type="float" office:value="0">
            <text:p>0</text:p>
          </table:table-cell>
          <table:table-cell office:value-type="float" office:value="10">
            <text:p>10</text:p>
          </table:table-cell>
          <table:table-cell office:value-type="float" office:value="3">
            <text:p>3</text:p>
          </table:table-cell>
          <table:table-cell office:value-type="string">
            <text:p>BDSM</text:p>
          </table:table-cell>
          <table:table-cell office:value-type="string">
            <text:p>http://en.wikipedia.org/wiki/BDSM</text:p>
          </table:table-cell>
          <table:table-cell office:value-type="string">
            <text:p>Mohandas Karamchand Gandhi</text:p>
          </table:table-cell>
          <table:table-cell office:value-type="string">
            <text:p>http://en.wikipedia.org/wiki/Mohandas_Karamchand_Gandhi</text:p>
          </table:table-cell>
          <table:table-cell table:style-name="Default"/>
          <table:table-cell office:value-type="float" office:value="2">
            <text:p>2</text:p>
          </table:table-cell>
          <table:table-cell table:number-columns-repeated="3"/>
          <table:table-cell table:formula="of:=CONCATENATE(TEXT([.$AD268];&quot;#&quot;);&quot;,&quot;;TEXT([.$AF268];&quot;#&quot;);&quot;,&quot;;TEXT([.$AM268];&quot;#&quot;))" office:value-type="string" office:string-value="50,10,2">
            <text:p>50,10,2</text:p>
          </table:table-cell>
        </table:table-row>
        <table:table-row table:style-name="ro1">
          <table:table-cell office:value-type="string">
            <text:p>2MBYMNCWYB49UIGXZRO19JONTL4QMA</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4 GMT 2012</text:p>
          </table:table-cell>
          <table:table-cell table:number-columns-repeated="2"/>
          <table:table-cell office:value-type="string">
            <text:p>21B85OZIZEHMPJDRVYH5MWPXQEGBZ9</text:p>
          </table:table-cell>
          <table:table-cell office:value-type="string">
            <text:p>A30SN6C7YX0OIP</text:p>
          </table:table-cell>
          <table:table-cell office:value-type="string">
            <text:p>Approved</text:p>
          </table:table-cell>
          <table:table-cell office:value-type="string">
            <text:p>Thu Aug 30 19:48:16 GMT 2012</text:p>
          </table:table-cell>
          <table:table-cell office:value-type="string">
            <text:p>Thu Aug 30 19:48:23 GMT 2012</text:p>
          </table:table-cell>
          <table:table-cell office:value-type="string">
            <text:p>Thu Sep 06 19:48:23 GMT 2012</text:p>
          </table:table-cell>
          <table:table-cell office:value-type="string">
            <text:p>2012/09/06 19:49:22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Dwight_D._Eisenhower_6:27.txt</text:p>
          </table:table-cell>
          <table:table-cell office:value-type="string">
            <text:p>Some of the important new weapons which technology has produced do not fit into any existing service pattern. They cut across all services, involve all services, and transcend all services, at every stage from development to operation. In some instances they defy classification according to branch of service.&lt;br/&gt;&lt;br/&gt;Unfortunately, the uncertainties resulting from such a situation, and the jurisdictional disputes attending upon it, tend to bewilder and confuse the public and create the impression that service differences are damaging the national interest.&lt;br/&gt;&lt;br/&gt;</text:p>
          </table:table-cell>
          <table:table-cell office:value-type="float" office:value="200">
            <text:p>200</text:p>
          </table:table-cell>
          <table:table-cell office:value-type="float" office:value="1">
            <text:p>1</text:p>
          </table:table-cell>
          <table:table-cell office:value-type="float" office:value="100">
            <text:p>100</text:p>
          </table:table-cell>
          <table:table-cell office:value-type="float" office:value="2">
            <text:p>2</text:p>
          </table:table-cell>
          <table:table-cell office:value-type="string">
            <text:p>EGovernment in Europe</text:p>
          </table:table-cell>
          <table:table-cell office:value-type="string">
            <text:p>http://en.wikipedia.org/wiki/EGovernment_in_Europe</text:p>
          </table:table-cell>
          <table:table-cell office:value-type="string">
            <text:p>Whistleblower protection in United States</text:p>
          </table:table-cell>
          <table:table-cell office:value-type="string">
            <text:p>http://en.wikipedia.org/wiki/Whistleblower_protection_in_United_States</text:p>
          </table:table-cell>
          <table:table-cell table:style-name="Default" office:value-type="string">
            <text:p>NO</text:p>
          </table:table-cell>
          <table:table-cell office:value-type="float" office:value="1">
            <text:p>1</text:p>
          </table:table-cell>
          <table:table-cell table:number-columns-repeated="3"/>
          <table:table-cell table:formula="of:=CONCATENATE(TEXT([.$AD269];&quot;#&quot;);&quot;,&quot;;TEXT([.$AF269];&quot;#&quot;);&quot;,&quot;;TEXT([.$AM269];&quot;#&quot;))" office:value-type="string" office:string-value="200,100,1">
            <text:p>200,100,1</text:p>
          </table:table-cell>
        </table:table-row>
        <table:table-row table:style-name="ro1">
          <table:table-cell office:value-type="string">
            <text:p>2MBYMNCWYB49UIGXZRO19JONTL4QMA</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4 GMT 2012</text:p>
          </table:table-cell>
          <table:table-cell table:number-columns-repeated="2"/>
          <table:table-cell office:value-type="string">
            <text:p>27EB3Q39Z0B692CB0E5V0TVRPXDKVW</text:p>
          </table:table-cell>
          <table:table-cell office:value-type="string">
            <text:p>A1K9WP8Q74E9G2</text:p>
          </table:table-cell>
          <table:table-cell office:value-type="string">
            <text:p>Approved</text:p>
          </table:table-cell>
          <table:table-cell office:value-type="string">
            <text:p>Thu Aug 30 18:15:06 GMT 2012</text:p>
          </table:table-cell>
          <table:table-cell office:value-type="string">
            <text:p>Thu Aug 30 18:15:46 GMT 2012</text:p>
          </table:table-cell>
          <table:table-cell office:value-type="string">
            <text:p>Thu Sep 06 18:15:46 GMT 2012</text:p>
          </table:table-cell>
          <table:table-cell office:value-type="string">
            <text:p>2012/09/06 18:19:20 +0000</text:p>
          </table:table-cell>
          <table:table-cell table:number-columns-repeated="2"/>
          <table:table-cell office:value-type="float" office:value="40">
            <text:p>40</text:p>
          </table:table-cell>
          <table:table-cell table:number-columns-repeated="2" office:value-type="string">
            <text:p>100% (8/8)</text:p>
          </table:table-cell>
          <table:table-cell office:value-type="string">
            <text:p>0% (0/0)</text:p>
          </table:table-cell>
          <table:table-cell office:value-type="string">
            <text:p>Dwight_D._Eisenhower_6:27.txt</text:p>
          </table:table-cell>
          <table:table-cell office:value-type="string">
            <text:p>Some of the important new weapons which technology has produced do not fit into any existing service pattern. They cut across all services, involve all services, and transcend all services, at every stage from development to operation. In some instances they defy classification according to branch of service.&lt;br/&gt;&lt;br/&gt;Unfortunately, the uncertainties resulting from such a situation, and the jurisdictional disputes attending upon it, tend to bewilder and confuse the public and create the impression that service differences are damaging the national interest.&lt;br/&gt;&lt;br/&gt;</text:p>
          </table:table-cell>
          <table:table-cell office:value-type="float" office:value="200">
            <text:p>200</text:p>
          </table:table-cell>
          <table:table-cell office:value-type="float" office:value="1">
            <text:p>1</text:p>
          </table:table-cell>
          <table:table-cell office:value-type="float" office:value="100">
            <text:p>100</text:p>
          </table:table-cell>
          <table:table-cell office:value-type="float" office:value="2">
            <text:p>2</text:p>
          </table:table-cell>
          <table:table-cell office:value-type="string">
            <text:p>EGovernment in Europe</text:p>
          </table:table-cell>
          <table:table-cell office:value-type="string">
            <text:p>http://en.wikipedia.org/wiki/EGovernment_in_Europe</text:p>
          </table:table-cell>
          <table:table-cell office:value-type="string">
            <text:p>Whistleblower protection in United States</text:p>
          </table:table-cell>
          <table:table-cell office:value-type="string">
            <text:p>http://en.wikipedia.org/wiki/Whistleblower_protection_in_United_States</text:p>
          </table:table-cell>
          <table:table-cell table:style-name="Default"/>
          <table:table-cell office:value-type="float" office:value="1">
            <text:p>1</text:p>
          </table:table-cell>
          <table:table-cell table:number-columns-repeated="3"/>
          <table:table-cell table:formula="of:=CONCATENATE(TEXT([.$AD270];&quot;#&quot;);&quot;,&quot;;TEXT([.$AF270];&quot;#&quot;);&quot;,&quot;;TEXT([.$AM270];&quot;#&quot;))" office:value-type="string" office:string-value="200,100,1">
            <text:p>200,100,1</text:p>
          </table:table-cell>
        </table:table-row>
        <table:table-row table:style-name="ro1">
          <table:table-cell office:value-type="string">
            <text:p>2MBYMNCWYB49UIGXZRO19JONTL4QMA</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4 GMT 2012</text:p>
          </table:table-cell>
          <table:table-cell table:number-columns-repeated="2"/>
          <table:table-cell office:value-type="string">
            <text:p>29UMIKMN9U8PO7RD06NXQ3SU3ZCBS0</text:p>
          </table:table-cell>
          <table:table-cell office:value-type="string">
            <text:p>A997OZ3H2B3Q2</text:p>
          </table:table-cell>
          <table:table-cell office:value-type="string">
            <text:p>Approved</text:p>
          </table:table-cell>
          <table:table-cell office:value-type="string">
            <text:p>Thu Aug 30 18:30:31 GMT 2012</text:p>
          </table:table-cell>
          <table:table-cell office:value-type="string">
            <text:p>Thu Aug 30 18:30:51 GMT 2012</text:p>
          </table:table-cell>
          <table:table-cell office:value-type="string">
            <text:p>Thu Sep 06 18:30:51 GMT 2012</text:p>
          </table:table-cell>
          <table:table-cell office:value-type="string">
            <text:p>2012/09/06 18:34:19 +0000</text:p>
          </table:table-cell>
          <table:table-cell table:number-columns-repeated="2"/>
          <table:table-cell office:value-type="float" office:value="20">
            <text:p>20</text:p>
          </table:table-cell>
          <table:table-cell table:number-columns-repeated="2" office:value-type="string">
            <text:p>100% (93/93)</text:p>
          </table:table-cell>
          <table:table-cell office:value-type="string">
            <text:p>0% (0/0)</text:p>
          </table:table-cell>
          <table:table-cell office:value-type="string">
            <text:p>Dwight_D._Eisenhower_6:27.txt</text:p>
          </table:table-cell>
          <table:table-cell office:value-type="string">
            <text:p>Some of the important new weapons which technology has produced do not fit into any existing service pattern. They cut across all services, involve all services, and transcend all services, at every stage from development to operation. In some instances they defy classification according to branch of service.&lt;br/&gt;&lt;br/&gt;Unfortunately, the uncertainties resulting from such a situation, and the jurisdictional disputes attending upon it, tend to bewilder and confuse the public and create the impression that service differences are damaging the national interest.&lt;br/&gt;&lt;br/&gt;</text:p>
          </table:table-cell>
          <table:table-cell office:value-type="float" office:value="200">
            <text:p>200</text:p>
          </table:table-cell>
          <table:table-cell office:value-type="float" office:value="1">
            <text:p>1</text:p>
          </table:table-cell>
          <table:table-cell office:value-type="float" office:value="100">
            <text:p>100</text:p>
          </table:table-cell>
          <table:table-cell office:value-type="float" office:value="2">
            <text:p>2</text:p>
          </table:table-cell>
          <table:table-cell office:value-type="string">
            <text:p>EGovernment in Europe</text:p>
          </table:table-cell>
          <table:table-cell office:value-type="string">
            <text:p>http://en.wikipedia.org/wiki/EGovernment_in_Europe</text:p>
          </table:table-cell>
          <table:table-cell office:value-type="string">
            <text:p>Whistleblower protection in United States</text:p>
          </table:table-cell>
          <table:table-cell office:value-type="string">
            <text:p>http://en.wikipedia.org/wiki/Whistleblower_protection_in_United_States</text:p>
          </table:table-cell>
          <table:table-cell table:style-name="Default"/>
          <table:table-cell office:value-type="float" office:value="2">
            <text:p>2</text:p>
          </table:table-cell>
          <table:table-cell table:number-columns-repeated="3"/>
          <table:table-cell table:formula="of:=CONCATENATE(TEXT([.$AD271];&quot;#&quot;);&quot;,&quot;;TEXT([.$AF271];&quot;#&quot;);&quot;,&quot;;TEXT([.$AM271];&quot;#&quot;))" office:value-type="string" office:string-value="200,100,2">
            <text:p>200,100,2</text:p>
          </table:table-cell>
        </table:table-row>
        <table:table-row table:style-name="ro1">
          <table:table-cell office:value-type="string">
            <text:p>2OKJENLVWJ5O4KO32QQ86MWB86O0SY</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4 GMT 2012</text:p>
          </table:table-cell>
          <table:table-cell table:number-columns-repeated="2"/>
          <table:table-cell office:value-type="string">
            <text:p>2AJYNJ92NJKMFEZRQ3LH6W2GY627CJ</text:p>
          </table:table-cell>
          <table:table-cell office:value-type="string">
            <text:p>A30SN6C7YX0OIP</text:p>
          </table:table-cell>
          <table:table-cell office:value-type="string">
            <text:p>Approved</text:p>
          </table:table-cell>
          <table:table-cell office:value-type="string">
            <text:p>Thu Aug 30 19:33:45 GMT 2012</text:p>
          </table:table-cell>
          <table:table-cell office:value-type="string">
            <text:p>Thu Aug 30 19:33:52 GMT 2012</text:p>
          </table:table-cell>
          <table:table-cell office:value-type="string">
            <text:p>Thu Sep 06 19:33:52 GMT 2012</text:p>
          </table:table-cell>
          <table:table-cell office:value-type="string">
            <text:p>2012/09/06 19:34:19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Grover_Cleveland_4:20.txt</text:p>
          </table:table-cell>
          <table:table-cell office:value-type="string">
            <text:p>The seventh President of the United States--the soldier and statesman and at all times the firm and brave friend of the people--in vindication of his course as the protector of popular rights and the champion of true American citizenship, declared:&lt;br/&gt;&lt;br/&gt;The ambition which leads me on is an anxious desire and a fixed determination to restore to the people unimpaired the sacred trust they have confided to my charge; to, heal the wounds of the Constitution and to preserve it from further violation; to persuade my countrymen, so far as I may, that it is not in a splendid government supported by powerful monopolies and aristocratical establishments that they will find happiness or their liberties protection, but in a plain system, void of pomp, protecting all and granting favors to none, dispensing its blessings like the dews of heaven, unseen and unfelt save in the freshness and beauty they contribute to produce. It is such a government that the genius of our people requires--such an one only under which our States may remain for ages to come united, prosperous, and free.&lt;br/&gt;&lt;br/&gt;</text:p>
          </table:table-cell>
          <table:table-cell office:value-type="float" office:value="200">
            <text:p>200</text:p>
          </table:table-cell>
          <table:table-cell office:value-type="float" office:value="3">
            <text:p>3</text:p>
          </table:table-cell>
          <table:table-cell office:value-type="float" office:value="50">
            <text:p>50</text:p>
          </table:table-cell>
          <table:table-cell office:value-type="float" office:value="2">
            <text:p>2</text:p>
          </table:table-cell>
          <table:table-cell office:value-type="string">
            <text:p>Government</text:p>
          </table:table-cell>
          <table:table-cell office:value-type="string">
            <text:p>http://en.wikipedia.org/wiki/Government</text:p>
          </table:table-cell>
          <table:table-cell office:value-type="string">
            <text:p>The Idler (1758–1760)</text:p>
          </table:table-cell>
          <table:table-cell office:value-type="string">
            <text:p>http://en.wikipedia.org/wiki/The_Idler_(1758–1760)</text:p>
          </table:table-cell>
          <table:table-cell table:style-name="Default" office:value-type="string">
            <text:p>NO</text:p>
          </table:table-cell>
          <table:table-cell office:value-type="float" office:value="1">
            <text:p>1</text:p>
          </table:table-cell>
          <table:table-cell table:number-columns-repeated="3"/>
          <table:table-cell table:formula="of:=CONCATENATE(TEXT([.$AD272];&quot;#&quot;);&quot;,&quot;;TEXT([.$AF272];&quot;#&quot;);&quot;,&quot;;TEXT([.$AM272];&quot;#&quot;))" office:value-type="string" office:string-value="200,50,1">
            <text:p>200,50,1</text:p>
          </table:table-cell>
        </table:table-row>
        <table:table-row table:style-name="ro1">
          <table:table-cell office:value-type="string">
            <text:p>2OKJENLVWJ5O4KO32QQ86MWB86O0SY</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4 GMT 2012</text:p>
          </table:table-cell>
          <table:table-cell table:number-columns-repeated="2"/>
          <table:table-cell office:value-type="string">
            <text:p>2D5HJHP4BDDKVDMDY2O953G3AOM5Y7</text:p>
          </table:table-cell>
          <table:table-cell office:value-type="string">
            <text:p>A33GBAC29A0MS5</text:p>
          </table:table-cell>
          <table:table-cell office:value-type="string">
            <text:p>Approved</text:p>
          </table:table-cell>
          <table:table-cell office:value-type="string">
            <text:p>Thu Aug 30 18:23:27 GMT 2012</text:p>
          </table:table-cell>
          <table:table-cell office:value-type="string">
            <text:p>Thu Aug 30 18:23:39 GMT 2012</text:p>
          </table:table-cell>
          <table:table-cell office:value-type="string">
            <text:p>Thu Sep 06 18:23:39 GMT 2012</text:p>
          </table:table-cell>
          <table:table-cell office:value-type="string">
            <text:p>2012/09/06 18:24:25 +0000</text:p>
          </table:table-cell>
          <table:table-cell table:number-columns-repeated="2"/>
          <table:table-cell office:value-type="float" office:value="12">
            <text:p>12</text:p>
          </table:table-cell>
          <table:table-cell table:number-columns-repeated="2" office:value-type="string">
            <text:p>100% (84/84)</text:p>
          </table:table-cell>
          <table:table-cell office:value-type="string">
            <text:p>0% (0/0)</text:p>
          </table:table-cell>
          <table:table-cell office:value-type="string">
            <text:p>Grover_Cleveland_4:20.txt</text:p>
          </table:table-cell>
          <table:table-cell office:value-type="string">
            <text:p>The seventh President of the United States--the soldier and statesman and at all times the firm and brave friend of the people--in vindication of his course as the protector of popular rights and the champion of true American citizenship, declared:&lt;br/&gt;&lt;br/&gt;The ambition which leads me on is an anxious desire and a fixed determination to restore to the people unimpaired the sacred trust they have confided to my charge; to, heal the wounds of the Constitution and to preserve it from further violation; to persuade my countrymen, so far as I may, that it is not in a splendid government supported by powerful monopolies and aristocratical establishments that they will find happiness or their liberties protection, but in a plain system, void of pomp, protecting all and granting favors to none, dispensing its blessings like the dews of heaven, unseen and unfelt save in the freshness and beauty they contribute to produce. It is such a government that the genius of our people requires--such an one only under which our States may remain for ages to come united, prosperous, and free.&lt;br/&gt;&lt;br/&gt;</text:p>
          </table:table-cell>
          <table:table-cell office:value-type="float" office:value="200">
            <text:p>200</text:p>
          </table:table-cell>
          <table:table-cell office:value-type="float" office:value="3">
            <text:p>3</text:p>
          </table:table-cell>
          <table:table-cell office:value-type="float" office:value="50">
            <text:p>50</text:p>
          </table:table-cell>
          <table:table-cell office:value-type="float" office:value="2">
            <text:p>2</text:p>
          </table:table-cell>
          <table:table-cell office:value-type="string">
            <text:p>Government</text:p>
          </table:table-cell>
          <table:table-cell office:value-type="string">
            <text:p>http://en.wikipedia.org/wiki/Government</text:p>
          </table:table-cell>
          <table:table-cell office:value-type="string">
            <text:p>The Idler (1758–1760)</text:p>
          </table:table-cell>
          <table:table-cell office:value-type="string">
            <text:p>http://en.wikipedia.org/wiki/The_Idler_(1758–1760)</text:p>
          </table:table-cell>
          <table:table-cell table:style-name="Default"/>
          <table:table-cell office:value-type="float" office:value="1">
            <text:p>1</text:p>
          </table:table-cell>
          <table:table-cell table:number-columns-repeated="3"/>
          <table:table-cell table:formula="of:=CONCATENATE(TEXT([.$AD273];&quot;#&quot;);&quot;,&quot;;TEXT([.$AF273];&quot;#&quot;);&quot;,&quot;;TEXT([.$AM273];&quot;#&quot;))" office:value-type="string" office:string-value="200,50,1">
            <text:p>200,50,1</text:p>
          </table:table-cell>
        </table:table-row>
        <table:table-row table:style-name="ro1">
          <table:table-cell office:value-type="string">
            <text:p>2OKJENLVWJ5O4KO32QQ86MWB86O0SY</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4 GMT 2012</text:p>
          </table:table-cell>
          <table:table-cell table:number-columns-repeated="2"/>
          <table:table-cell office:value-type="string">
            <text:p>2DJY0LWSBRI8X3Z75408RHSTQST0C9</text:p>
          </table:table-cell>
          <table:table-cell office:value-type="string">
            <text:p>A3U1K9X1LXA5JA</text:p>
          </table:table-cell>
          <table:table-cell office:value-type="string">
            <text:p>Approved</text:p>
          </table:table-cell>
          <table:table-cell office:value-type="string">
            <text:p>Thu Aug 30 18:30:35 GMT 2012</text:p>
          </table:table-cell>
          <table:table-cell office:value-type="string">
            <text:p>Thu Aug 30 18:30:47 GMT 2012</text:p>
          </table:table-cell>
          <table:table-cell office:value-type="string">
            <text:p>Thu Sep 06 18:30:47 GMT 2012</text:p>
          </table:table-cell>
          <table:table-cell office:value-type="string">
            <text:p>2012/09/06 18:34:18 +0000</text:p>
          </table:table-cell>
          <table:table-cell table:number-columns-repeated="2"/>
          <table:table-cell office:value-type="float" office:value="12">
            <text:p>12</text:p>
          </table:table-cell>
          <table:table-cell office:value-type="string">
            <text:p>100% (29/29)</text:p>
          </table:table-cell>
          <table:table-cell office:value-type="string">
            <text:p>100% (28/28)</text:p>
          </table:table-cell>
          <table:table-cell office:value-type="string">
            <text:p>0% (0/0)</text:p>
          </table:table-cell>
          <table:table-cell office:value-type="string">
            <text:p>Grover_Cleveland_4:20.txt</text:p>
          </table:table-cell>
          <table:table-cell office:value-type="string">
            <text:p>The seventh President of the United States--the soldier and statesman and at all times the firm and brave friend of the people--in vindication of his course as the protector of popular rights and the champion of true American citizenship, declared:&lt;br/&gt;&lt;br/&gt;The ambition which leads me on is an anxious desire and a fixed determination to restore to the people unimpaired the sacred trust they have confided to my charge; to, heal the wounds of the Constitution and to preserve it from further violation; to persuade my countrymen, so far as I may, that it is not in a splendid government supported by powerful monopolies and aristocratical establishments that they will find happiness or their liberties protection, but in a plain system, void of pomp, protecting all and granting favors to none, dispensing its blessings like the dews of heaven, unseen and unfelt save in the freshness and beauty they contribute to produce. It is such a government that the genius of our people requires--such an one only under which our States may remain for ages to come united, prosperous, and free.&lt;br/&gt;&lt;br/&gt;</text:p>
          </table:table-cell>
          <table:table-cell office:value-type="float" office:value="200">
            <text:p>200</text:p>
          </table:table-cell>
          <table:table-cell office:value-type="float" office:value="3">
            <text:p>3</text:p>
          </table:table-cell>
          <table:table-cell office:value-type="float" office:value="50">
            <text:p>50</text:p>
          </table:table-cell>
          <table:table-cell office:value-type="float" office:value="2">
            <text:p>2</text:p>
          </table:table-cell>
          <table:table-cell office:value-type="string">
            <text:p>Government</text:p>
          </table:table-cell>
          <table:table-cell office:value-type="string">
            <text:p>http://en.wikipedia.org/wiki/Government</text:p>
          </table:table-cell>
          <table:table-cell office:value-type="string">
            <text:p>The Idler (1758–1760)</text:p>
          </table:table-cell>
          <table:table-cell office:value-type="string">
            <text:p>http://en.wikipedia.org/wiki/The_Idler_(1758–1760)</text:p>
          </table:table-cell>
          <table:table-cell table:style-name="Default"/>
          <table:table-cell office:value-type="float" office:value="1">
            <text:p>1</text:p>
          </table:table-cell>
          <table:table-cell table:number-columns-repeated="3"/>
          <table:table-cell table:formula="of:=CONCATENATE(TEXT([.$AD274];&quot;#&quot;);&quot;,&quot;;TEXT([.$AF274];&quot;#&quot;);&quot;,&quot;;TEXT([.$AM274];&quot;#&quot;))" office:value-type="string" office:string-value="200,50,1">
            <text:p>200,50,1</text:p>
          </table:table-cell>
        </table:table-row>
        <table:table-row table:style-name="ro1">
          <table:table-cell office:value-type="string">
            <text:p>2HXK0COK2JE11GDPRJCR46OZB4ZLS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4 GMT 2012</text:p>
          </table:table-cell>
          <table:table-cell table:number-columns-repeated="2"/>
          <table:table-cell office:value-type="string">
            <text:p>24VK4F0OHOVRGD62RYTLH2HEHD132Z</text:p>
          </table:table-cell>
          <table:table-cell office:value-type="string">
            <text:p>A33GBAC29A0MS5</text:p>
          </table:table-cell>
          <table:table-cell office:value-type="string">
            <text:p>Approved</text:p>
          </table:table-cell>
          <table:table-cell office:value-type="string">
            <text:p>Thu Aug 30 18:43:46 GMT 2012</text:p>
          </table:table-cell>
          <table:table-cell office:value-type="string">
            <text:p>Thu Aug 30 18:44:09 GMT 2012</text:p>
          </table:table-cell>
          <table:table-cell office:value-type="string">
            <text:p>Thu Sep 06 18:44:09 GMT 2012</text:p>
          </table:table-cell>
          <table:table-cell office:value-type="string">
            <text:p>2012/09/06 18:44:18 +0000</text:p>
          </table:table-cell>
          <table:table-cell table:number-columns-repeated="2"/>
          <table:table-cell office:value-type="float" office:value="23">
            <text:p>23</text:p>
          </table:table-cell>
          <table:table-cell table:number-columns-repeated="2" office:value-type="string">
            <text:p>100% (84/84)</text:p>
          </table:table-cell>
          <table:table-cell office:value-type="string">
            <text:p>0% (0/0)</text:p>
          </table:table-cell>
          <table:table-cell office:value-type="string">
            <text:p>Benjamin_Harrison_4:40.txt</text:p>
          </table:table-cell>
          <table:table-cell office:value-type="string">
            <text:p>The report of the Secretary shows a very gratifying state of facts as to the condition of the General Land Office. The work of issuing agricultural patents, which seemed to be hopelessly in arrear when the present Secretary undertook the duties of his office, has been so expedited that the bureau is now upon current business. The relief thus afforded to honest and worthy settlers upon the public lands by giving to them an assured title to their entries has been of incalculable benefit in developing the new States and the Territories.&lt;br/&gt;&lt;br/&gt;The Court of Private Land Claims, established by Congress for the promotion of this policy of speedily settling contested land titles, is making satisfactory progress in its work, and when the work is completed a great impetus will be given to the development of those regions where unsettled claims under Mexican grants have so long exercised their repressive influence. When to these results are added the enormous cessions of Indian lands which have been opened to settlement, aggregating during this Administration nearly 26,000,000 acres, and the agreements negotiated and now pending in Congress for ratification by which about 10,000,000 additional acres will be opened to settlement, it will be seen how much has been accomplished.&lt;br/&gt;&lt;br/&gt;</text:p>
          </table:table-cell>
          <table:table-cell office:value-type="float" office:value="50">
            <text:p>50</text:p>
          </table:table-cell>
          <table:table-cell office:value-type="float" office:value="2">
            <text:p>2</text:p>
          </table:table-cell>
          <table:table-cell office:value-type="float" office:value="10">
            <text:p>10</text:p>
          </table:table-cell>
          <table:table-cell office:value-type="float" office:value="4">
            <text:p>4</text:p>
          </table:table-cell>
          <table:table-cell office:value-type="string">
            <text:p>Barabanki district</text:p>
          </table:table-cell>
          <table:table-cell office:value-type="string">
            <text:p>http://en.wikipedia.org/wiki/Barabanki_district</text:p>
          </table:table-cell>
          <table:table-cell office:value-type="string">
            <text:p>Choctaw</text:p>
          </table:table-cell>
          <table:table-cell office:value-type="string">
            <text:p>http://en.wikipedia.org/wiki/Choctaw</text:p>
          </table:table-cell>
          <table:table-cell table:style-name="Default"/>
          <table:table-cell office:value-type="float" office:value="2">
            <text:p>2</text:p>
          </table:table-cell>
          <table:table-cell table:number-columns-repeated="3"/>
          <table:table-cell table:formula="of:=CONCATENATE(TEXT([.$AD275];&quot;#&quot;);&quot;,&quot;;TEXT([.$AF275];&quot;#&quot;);&quot;,&quot;;TEXT([.$AM275];&quot;#&quot;))" office:value-type="string" office:string-value="50,10,2">
            <text:p>50,10,2</text:p>
          </table:table-cell>
        </table:table-row>
        <table:table-row table:style-name="ro1">
          <table:table-cell office:value-type="string">
            <text:p>2HXK0COK2JE11GDPRJCR46OZB4ZLS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4 GMT 2012</text:p>
          </table:table-cell>
          <table:table-cell table:number-columns-repeated="2"/>
          <table:table-cell office:value-type="string">
            <text:p>26TINMHGYQ4JIWYGDL6MNFOY3ZN8LO</text:p>
          </table:table-cell>
          <table:table-cell office:value-type="string">
            <text:p>A30SN6C7YX0OIP</text:p>
          </table:table-cell>
          <table:table-cell office:value-type="string">
            <text:p>Approved</text:p>
          </table:table-cell>
          <table:table-cell office:value-type="string">
            <text:p>Thu Aug 30 19:39:25 GMT 2012</text:p>
          </table:table-cell>
          <table:table-cell office:value-type="string">
            <text:p>Thu Aug 30 19:39:34 GMT 2012</text:p>
          </table:table-cell>
          <table:table-cell office:value-type="string">
            <text:p>Thu Sep 06 19:39:34 GMT 2012</text:p>
          </table:table-cell>
          <table:table-cell office:value-type="string">
            <text:p>2012/09/06 19:44:12 +0000</text:p>
          </table:table-cell>
          <table:table-cell table:number-columns-repeated="2"/>
          <table:table-cell office:value-type="float" office:value="9">
            <text:p>9</text:p>
          </table:table-cell>
          <table:table-cell table:number-columns-repeated="2" office:value-type="string">
            <text:p>100% (173/173)</text:p>
          </table:table-cell>
          <table:table-cell office:value-type="string">
            <text:p>0% (0/0)</text:p>
          </table:table-cell>
          <table:table-cell office:value-type="string">
            <text:p>Benjamin_Harrison_4:40.txt</text:p>
          </table:table-cell>
          <table:table-cell office:value-type="string">
            <text:p>The report of the Secretary shows a very gratifying state of facts as to the condition of the General Land Office. The work of issuing agricultural patents, which seemed to be hopelessly in arrear when the present Secretary undertook the duties of his office, has been so expedited that the bureau is now upon current business. The relief thus afforded to honest and worthy settlers upon the public lands by giving to them an assured title to their entries has been of incalculable benefit in developing the new States and the Territories.&lt;br/&gt;&lt;br/&gt;The Court of Private Land Claims, established by Congress for the promotion of this policy of speedily settling contested land titles, is making satisfactory progress in its work, and when the work is completed a great impetus will be given to the development of those regions where unsettled claims under Mexican grants have so long exercised their repressive influence. When to these results are added the enormous cessions of Indian lands which have been opened to settlement, aggregating during this Administration nearly 26,000,000 acres, and the agreements negotiated and now pending in Congress for ratification by which about 10,000,000 additional acres will be opened to settlement, it will be seen how much has been accomplished.&lt;br/&gt;&lt;br/&gt;</text:p>
          </table:table-cell>
          <table:table-cell office:value-type="float" office:value="50">
            <text:p>50</text:p>
          </table:table-cell>
          <table:table-cell office:value-type="float" office:value="2">
            <text:p>2</text:p>
          </table:table-cell>
          <table:table-cell office:value-type="float" office:value="10">
            <text:p>10</text:p>
          </table:table-cell>
          <table:table-cell office:value-type="float" office:value="4">
            <text:p>4</text:p>
          </table:table-cell>
          <table:table-cell office:value-type="string">
            <text:p>Barabanki district</text:p>
          </table:table-cell>
          <table:table-cell office:value-type="string">
            <text:p>http://en.wikipedia.org/wiki/Barabanki_district</text:p>
          </table:table-cell>
          <table:table-cell office:value-type="string">
            <text:p>Choctaw</text:p>
          </table:table-cell>
          <table:table-cell office:value-type="string">
            <text:p>http://en.wikipedia.org/wiki/Choctaw</text:p>
          </table:table-cell>
          <table:table-cell table:style-name="Default" office:value-type="string">
            <text:p>NO</text:p>
          </table:table-cell>
          <table:table-cell office:value-type="float" office:value="1">
            <text:p>1</text:p>
          </table:table-cell>
          <table:table-cell table:number-columns-repeated="3"/>
          <table:table-cell table:formula="of:=CONCATENATE(TEXT([.$AD276];&quot;#&quot;);&quot;,&quot;;TEXT([.$AF276];&quot;#&quot;);&quot;,&quot;;TEXT([.$AM276];&quot;#&quot;))" office:value-type="string" office:string-value="50,10,1">
            <text:p>50,10,1</text:p>
          </table:table-cell>
        </table:table-row>
        <table:table-row table:style-name="ro1">
          <table:table-cell office:value-type="string">
            <text:p>2HXK0COK2JE11GDPRJCR46OZB4ZLS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4 GMT 2012</text:p>
          </table:table-cell>
          <table:table-cell table:number-columns-repeated="2"/>
          <table:table-cell office:value-type="string">
            <text:p>2XIYN5F3Q0JGK2MRUMNYJ49FE9IFBL</text:p>
          </table:table-cell>
          <table:table-cell office:value-type="string">
            <text:p>A3U1K9X1LXA5JA</text:p>
          </table:table-cell>
          <table:table-cell office:value-type="string">
            <text:p>Approved</text:p>
          </table:table-cell>
          <table:table-cell office:value-type="string">
            <text:p>Thu Aug 30 18:37:44 GMT 2012</text:p>
          </table:table-cell>
          <table:table-cell office:value-type="string">
            <text:p>Thu Aug 30 18:37:48 GMT 2012</text:p>
          </table:table-cell>
          <table:table-cell office:value-type="string">
            <text:p>Thu Sep 06 18:37:48 GMT 2012</text:p>
          </table:table-cell>
          <table:table-cell office:value-type="string">
            <text:p>2012/09/06 18:39:19 +0000</text:p>
          </table:table-cell>
          <table:table-cell table:number-columns-repeated="2"/>
          <table:table-cell office:value-type="float" office:value="4">
            <text:p>4</text:p>
          </table:table-cell>
          <table:table-cell office:value-type="string">
            <text:p>100% (29/29)</text:p>
          </table:table-cell>
          <table:table-cell office:value-type="string">
            <text:p>100% (28/28)</text:p>
          </table:table-cell>
          <table:table-cell office:value-type="string">
            <text:p>0% (0/0)</text:p>
          </table:table-cell>
          <table:table-cell office:value-type="string">
            <text:p>Benjamin_Harrison_4:40.txt</text:p>
          </table:table-cell>
          <table:table-cell office:value-type="string">
            <text:p>The report of the Secretary shows a very gratifying state of facts as to the condition of the General Land Office. The work of issuing agricultural patents, which seemed to be hopelessly in arrear when the present Secretary undertook the duties of his office, has been so expedited that the bureau is now upon current business. The relief thus afforded to honest and worthy settlers upon the public lands by giving to them an assured title to their entries has been of incalculable benefit in developing the new States and the Territories.&lt;br/&gt;&lt;br/&gt;The Court of Private Land Claims, established by Congress for the promotion of this policy of speedily settling contested land titles, is making satisfactory progress in its work, and when the work is completed a great impetus will be given to the development of those regions where unsettled claims under Mexican grants have so long exercised their repressive influence. When to these results are added the enormous cessions of Indian lands which have been opened to settlement, aggregating during this Administration nearly 26,000,000 acres, and the agreements negotiated and now pending in Congress for ratification by which about 10,000,000 additional acres will be opened to settlement, it will be seen how much has been accomplished.&lt;br/&gt;&lt;br/&gt;</text:p>
          </table:table-cell>
          <table:table-cell office:value-type="float" office:value="50">
            <text:p>50</text:p>
          </table:table-cell>
          <table:table-cell office:value-type="float" office:value="2">
            <text:p>2</text:p>
          </table:table-cell>
          <table:table-cell office:value-type="float" office:value="10">
            <text:p>10</text:p>
          </table:table-cell>
          <table:table-cell office:value-type="float" office:value="4">
            <text:p>4</text:p>
          </table:table-cell>
          <table:table-cell office:value-type="string">
            <text:p>Barabanki district</text:p>
          </table:table-cell>
          <table:table-cell office:value-type="string">
            <text:p>http://en.wikipedia.org/wiki/Barabanki_district</text:p>
          </table:table-cell>
          <table:table-cell office:value-type="string">
            <text:p>Choctaw</text:p>
          </table:table-cell>
          <table:table-cell office:value-type="string">
            <text:p>http://en.wikipedia.org/wiki/Choctaw</text:p>
          </table:table-cell>
          <table:table-cell table:style-name="Default"/>
          <table:table-cell office:value-type="float" office:value="2">
            <text:p>2</text:p>
          </table:table-cell>
          <table:table-cell table:number-columns-repeated="3"/>
          <table:table-cell table:formula="of:=CONCATENATE(TEXT([.$AD277];&quot;#&quot;);&quot;,&quot;;TEXT([.$AF277];&quot;#&quot;);&quot;,&quot;;TEXT([.$AM277];&quot;#&quot;))" office:value-type="string" office:string-value="50,10,2">
            <text:p>50,10,2</text:p>
          </table:table-cell>
        </table:table-row>
        <table:table-row table:style-name="ro1">
          <table:table-cell office:value-type="string">
            <text:p>2WGQS1CSTMOFC01XBS31MYDNYBEQNA</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4 GMT 2012</text:p>
          </table:table-cell>
          <table:table-cell table:number-columns-repeated="2"/>
          <table:table-cell office:value-type="string">
            <text:p>28H36XBAT2D52ZMSCPUQ8JG5YFG040</text:p>
          </table:table-cell>
          <table:table-cell office:value-type="string">
            <text:p>A3CGE529QWL4L</text:p>
          </table:table-cell>
          <table:table-cell office:value-type="string">
            <text:p>Approved</text:p>
          </table:table-cell>
          <table:table-cell office:value-type="string">
            <text:p>Thu Aug 30 19:32:39 GMT 2012</text:p>
          </table:table-cell>
          <table:table-cell office:value-type="string">
            <text:p>Thu Aug 30 19:32:45 GMT 2012</text:p>
          </table:table-cell>
          <table:table-cell office:value-type="string">
            <text:p>Thu Sep 06 19:32:45 GMT 2012</text:p>
          </table:table-cell>
          <table:table-cell office:value-type="string">
            <text:p>2012/09/06 19:34:19 +0000</text:p>
          </table:table-cell>
          <table:table-cell table:number-columns-repeated="2"/>
          <table:table-cell office:value-type="float" office:value="6">
            <text:p>6</text:p>
          </table:table-cell>
          <table:table-cell table:number-columns-repeated="2" office:value-type="string">
            <text:p>100% (2/2)</text:p>
          </table:table-cell>
          <table:table-cell office:value-type="string">
            <text:p>0% (0/0)</text:p>
          </table:table-cell>
          <table:table-cell office:value-type="string">
            <text:p>Grover_Cleveland_5:56.txt</text:p>
          </table:table-cell>
          <table:table-cell office:value-type="string">
            <text:p>The following vessels of the new Navy have been completed and are now ready for service: The double-turreted coast-defense monitor Miantonomoh, the double-turreted coast-defense monitor Monterey, the armored cruiser New York, the protected cruisers Baltimore, Chicago, Philadelphia, Newark, San Francisco, Charleston, Atlanta, and Boston, the cruiser Detroit, the gunboats Yorktown, Concord, Bennington, Machias, Castine, and Petrel, the dispatch vessel Dolphin, the practice vessel Bancroft, and the dynamite gunboat Vesuvius. Of these the Bancroft, Machias, Detroit, and Castine have been placed in commission during the current calendar year.&lt;br/&gt;&lt;br/&gt;The following vessels are in process of construction: The second-class battle ships Maine and Texas, the cruisers Montgomery and Marblehead, and the coast-defense monitors Terror, Puritan, Amphitrite, and Monadnock, all of which will be completed within one year; the harbor-defense ram Katahdin and the protected cruisers Columbia, Minneapolis, Olympia, Cincinnati, and Raleigh, all of which will be completed prior to July 1, 1895; the first-class battle ships Iowa, Indiana, Massachusetts, and Oregon, which will be completed February 1, 1896, and the armored cruiser Brooklyn, which will be completed by August 1 of that year. It is also expected that the three gunboats authorized by the last Congress will be completed in less than two years.&lt;br/&gt;&lt;br/&gt;</text:p>
          </table:table-cell>
          <table:table-cell office:value-type="float" office:value="200">
            <text:p>200</text:p>
          </table:table-cell>
          <table:table-cell office:value-type="float" office:value="0">
            <text:p>0</text:p>
          </table:table-cell>
          <table:table-cell office:value-type="float" office:value="10">
            <text:p>10</text:p>
          </table:table-cell>
          <table:table-cell office:value-type="float" office:value="3">
            <text:p>3</text:p>
          </table:table-cell>
          <table:table-cell office:value-type="string">
            <text:p>Military Sealift Command</text:p>
          </table:table-cell>
          <table:table-cell office:value-type="string">
            <text:p>http://en.wikipedia.org/wiki/Military_Sealift_Command</text:p>
          </table:table-cell>
          <table:table-cell office:value-type="string">
            <text:p>Navy</text:p>
          </table:table-cell>
          <table:table-cell office:value-type="string">
            <text:p>http://en.wikipedia.org/wiki/Navy</text:p>
          </table:table-cell>
          <table:table-cell table:style-name="Default"/>
          <table:table-cell office:value-type="float" office:value="2">
            <text:p>2</text:p>
          </table:table-cell>
          <table:table-cell table:number-columns-repeated="3"/>
          <table:table-cell table:formula="of:=CONCATENATE(TEXT([.$AD278];&quot;#&quot;);&quot;,&quot;;TEXT([.$AF278];&quot;#&quot;);&quot;,&quot;;TEXT([.$AM278];&quot;#&quot;))" office:value-type="string" office:string-value="200,10,2">
            <text:p>200,10,2</text:p>
          </table:table-cell>
        </table:table-row>
        <table:table-row table:style-name="ro1">
          <table:table-cell office:value-type="string">
            <text:p>2WGQS1CSTMOFC01XBS31MYDNYBEQNA</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4 GMT 2012</text:p>
          </table:table-cell>
          <table:table-cell table:number-columns-repeated="2"/>
          <table:table-cell office:value-type="string">
            <text:p>2CBE1M7PKK9L65UT6K30CLZXU21SZQ</text:p>
          </table:table-cell>
          <table:table-cell office:value-type="string">
            <text:p>A997OZ3H2B3Q2</text:p>
          </table:table-cell>
          <table:table-cell office:value-type="string">
            <text:p>Approved</text:p>
          </table:table-cell>
          <table:table-cell office:value-type="string">
            <text:p>Thu Aug 30 19:36:58 GMT 2012</text:p>
          </table:table-cell>
          <table:table-cell office:value-type="string">
            <text:p>Thu Aug 30 19:37:29 GMT 2012</text:p>
          </table:table-cell>
          <table:table-cell office:value-type="string">
            <text:p>Thu Sep 06 19:37:29 GMT 2012</text:p>
          </table:table-cell>
          <table:table-cell office:value-type="string">
            <text:p>2012/09/06 19:39:16 +0000</text:p>
          </table:table-cell>
          <table:table-cell table:number-columns-repeated="2"/>
          <table:table-cell office:value-type="float" office:value="31">
            <text:p>31</text:p>
          </table:table-cell>
          <table:table-cell table:number-columns-repeated="2" office:value-type="string">
            <text:p>100% (93/93)</text:p>
          </table:table-cell>
          <table:table-cell office:value-type="string">
            <text:p>0% (0/0)</text:p>
          </table:table-cell>
          <table:table-cell office:value-type="string">
            <text:p>Grover_Cleveland_5:56.txt</text:p>
          </table:table-cell>
          <table:table-cell office:value-type="string">
            <text:p>The following vessels of the new Navy have been completed and are now ready for service: The double-turreted coast-defense monitor Miantonomoh, the double-turreted coast-defense monitor Monterey, the armored cruiser New York, the protected cruisers Baltimore, Chicago, Philadelphia, Newark, San Francisco, Charleston, Atlanta, and Boston, the cruiser Detroit, the gunboats Yorktown, Concord, Bennington, Machias, Castine, and Petrel, the dispatch vessel Dolphin, the practice vessel Bancroft, and the dynamite gunboat Vesuvius. Of these the Bancroft, Machias, Detroit, and Castine have been placed in commission during the current calendar year.&lt;br/&gt;&lt;br/&gt;The following vessels are in process of construction: The second-class battle ships Maine and Texas, the cruisers Montgomery and Marblehead, and the coast-defense monitors Terror, Puritan, Amphitrite, and Monadnock, all of which will be completed within one year; the harbor-defense ram Katahdin and the protected cruisers Columbia, Minneapolis, Olympia, Cincinnati, and Raleigh, all of which will be completed prior to July 1, 1895; the first-class battle ships Iowa, Indiana, Massachusetts, and Oregon, which will be completed February 1, 1896, and the armored cruiser Brooklyn, which will be completed by August 1 of that year. It is also expected that the three gunboats authorized by the last Congress will be completed in less than two years.&lt;br/&gt;&lt;br/&gt;</text:p>
          </table:table-cell>
          <table:table-cell office:value-type="float" office:value="200">
            <text:p>200</text:p>
          </table:table-cell>
          <table:table-cell office:value-type="float" office:value="0">
            <text:p>0</text:p>
          </table:table-cell>
          <table:table-cell office:value-type="float" office:value="10">
            <text:p>10</text:p>
          </table:table-cell>
          <table:table-cell office:value-type="float" office:value="3">
            <text:p>3</text:p>
          </table:table-cell>
          <table:table-cell office:value-type="string">
            <text:p>Military Sealift Command</text:p>
          </table:table-cell>
          <table:table-cell office:value-type="string">
            <text:p>http://en.wikipedia.org/wiki/Military_Sealift_Command</text:p>
          </table:table-cell>
          <table:table-cell office:value-type="string">
            <text:p>Navy</text:p>
          </table:table-cell>
          <table:table-cell office:value-type="string">
            <text:p>http://en.wikipedia.org/wiki/Navy</text:p>
          </table:table-cell>
          <table:table-cell table:style-name="Default"/>
          <table:table-cell office:value-type="float" office:value="2">
            <text:p>2</text:p>
          </table:table-cell>
          <table:table-cell table:number-columns-repeated="3"/>
          <table:table-cell table:formula="of:=CONCATENATE(TEXT([.$AD279];&quot;#&quot;);&quot;,&quot;;TEXT([.$AF279];&quot;#&quot;);&quot;,&quot;;TEXT([.$AM279];&quot;#&quot;))" office:value-type="string" office:string-value="200,10,2">
            <text:p>200,10,2</text:p>
          </table:table-cell>
        </table:table-row>
        <table:table-row table:style-name="ro1">
          <table:table-cell office:value-type="string">
            <text:p>2WGQS1CSTMOFC01XBS31MYDNYBEQNA</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4 GMT 2012</text:p>
          </table:table-cell>
          <table:table-cell table:number-columns-repeated="2"/>
          <table:table-cell office:value-type="string">
            <text:p>2P5EY5COW0LG68RDJ16LK6VNZGQ5WC</text:p>
          </table:table-cell>
          <table:table-cell office:value-type="string">
            <text:p>A30SN6C7YX0OIP</text:p>
          </table:table-cell>
          <table:table-cell office:value-type="string">
            <text:p>Approved</text:p>
          </table:table-cell>
          <table:table-cell office:value-type="string">
            <text:p>Thu Aug 30 19:39:09 GMT 2012</text:p>
          </table:table-cell>
          <table:table-cell office:value-type="string">
            <text:p>Thu Aug 30 19:39:17 GMT 2012</text:p>
          </table:table-cell>
          <table:table-cell office:value-type="string">
            <text:p>Thu Sep 06 19:39:17 GMT 2012</text:p>
          </table:table-cell>
          <table:table-cell office:value-type="string">
            <text:p>2012/09/06 19:44:12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Grover_Cleveland_5:56.txt</text:p>
          </table:table-cell>
          <table:table-cell office:value-type="string">
            <text:p>The following vessels of the new Navy have been completed and are now ready for service: The double-turreted coast-defense monitor Miantonomoh, the double-turreted coast-defense monitor Monterey, the armored cruiser New York, the protected cruisers Baltimore, Chicago, Philadelphia, Newark, San Francisco, Charleston, Atlanta, and Boston, the cruiser Detroit, the gunboats Yorktown, Concord, Bennington, Machias, Castine, and Petrel, the dispatch vessel Dolphin, the practice vessel Bancroft, and the dynamite gunboat Vesuvius. Of these the Bancroft, Machias, Detroit, and Castine have been placed in commission during the current calendar year.&lt;br/&gt;&lt;br/&gt;The following vessels are in process of construction: The second-class battle ships Maine and Texas, the cruisers Montgomery and Marblehead, and the coast-defense monitors Terror, Puritan, Amphitrite, and Monadnock, all of which will be completed within one year; the harbor-defense ram Katahdin and the protected cruisers Columbia, Minneapolis, Olympia, Cincinnati, and Raleigh, all of which will be completed prior to July 1, 1895; the first-class battle ships Iowa, Indiana, Massachusetts, and Oregon, which will be completed February 1, 1896, and the armored cruiser Brooklyn, which will be completed by August 1 of that year. It is also expected that the three gunboats authorized by the last Congress will be completed in less than two years.&lt;br/&gt;&lt;br/&gt;</text:p>
          </table:table-cell>
          <table:table-cell office:value-type="float" office:value="200">
            <text:p>200</text:p>
          </table:table-cell>
          <table:table-cell office:value-type="float" office:value="0">
            <text:p>0</text:p>
          </table:table-cell>
          <table:table-cell office:value-type="float" office:value="10">
            <text:p>10</text:p>
          </table:table-cell>
          <table:table-cell office:value-type="float" office:value="3">
            <text:p>3</text:p>
          </table:table-cell>
          <table:table-cell office:value-type="string">
            <text:p>Military Sealift Command</text:p>
          </table:table-cell>
          <table:table-cell office:value-type="string">
            <text:p>http://en.wikipedia.org/wiki/Military_Sealift_Command</text:p>
          </table:table-cell>
          <table:table-cell office:value-type="string">
            <text:p>Navy</text:p>
          </table:table-cell>
          <table:table-cell office:value-type="string">
            <text:p>http://en.wikipedia.org/wiki/Navy</text:p>
          </table:table-cell>
          <table:table-cell table:style-name="Default" office:value-type="string">
            <text:p>NO</text:p>
          </table:table-cell>
          <table:table-cell office:value-type="float" office:value="2">
            <text:p>2</text:p>
          </table:table-cell>
          <table:table-cell table:number-columns-repeated="3"/>
          <table:table-cell table:formula="of:=CONCATENATE(TEXT([.$AD280];&quot;#&quot;);&quot;,&quot;;TEXT([.$AF280];&quot;#&quot;);&quot;,&quot;;TEXT([.$AM280];&quot;#&quot;))" office:value-type="string" office:string-value="200,10,2">
            <text:p>200,10,2</text:p>
          </table:table-cell>
        </table:table-row>
        <table:table-row table:style-name="ro1">
          <table:table-cell office:value-type="string">
            <text:p>218W618N46UXUL19C73E1NDSOLJQOP</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4 GMT 2012</text:p>
          </table:table-cell>
          <table:table-cell table:number-columns-repeated="2"/>
          <table:table-cell office:value-type="string">
            <text:p>20M8Y1THV8ERO7WYUU9M7SM5PXM0N8</text:p>
          </table:table-cell>
          <table:table-cell office:value-type="string">
            <text:p>A31ALYJKPKD09W</text:p>
          </table:table-cell>
          <table:table-cell office:value-type="string">
            <text:p>Approved</text:p>
          </table:table-cell>
          <table:table-cell office:value-type="string">
            <text:p>Fri Aug 31 00:31:29 GMT 2012</text:p>
          </table:table-cell>
          <table:table-cell office:value-type="string">
            <text:p>Fri Aug 31 00:31:46 GMT 2012</text:p>
          </table:table-cell>
          <table:table-cell office:value-type="string">
            <text:p>Fri Sep 07 00:31:46 GMT 2012</text:p>
          </table:table-cell>
          <table:table-cell office:value-type="string">
            <text:p>2012/09/07 00:34:13 +0000</text:p>
          </table:table-cell>
          <table:table-cell table:number-columns-repeated="2"/>
          <table:table-cell office:value-type="float" office:value="17">
            <text:p>17</text:p>
          </table:table-cell>
          <table:table-cell office:value-type="string">
            <text:p>100% (294/295)</text:p>
          </table:table-cell>
          <table:table-cell office:value-type="string">
            <text:p>100% (62/62)</text:p>
          </table:table-cell>
          <table:table-cell office:value-type="string">
            <text:p>0% (0/0)</text:p>
          </table:table-cell>
          <table:table-cell office:value-type="string">
            <text:p>Jimmy_Carter_4:254.txt</text:p>
          </table:table-cell>
          <table:table-cell office:value-type="string">
            <text:p>This Administration's systematic contributions to the necessary evolution of strategic doctrine began in 1977 when I commissioned a comprehensive net assessment. From that base a number of thorough investigations of specific topics continued. I should emphasize that the need for an evolutionary doctrine is driven not by any change in our basic objective, which remains peace and freedom for all mankind. Rather, the need for change is driven by the inexorable buildup of Soviet military power and the increasing propensity of Soviet leaders to use this power in coercion and outright aggression to impose their will on others.&lt;br/&gt;&lt;br/&gt;I have codified our evolving strategic doctrine in a number of interrelated and mutually supporting Presidential Directives. Their overarching theme is to provide a doctrinal basis, and the specific program to implement it, that tells the world that no potential adversary of the United States could ever conclude that the fruits of his aggression would be significant or worth the enormous costs of our retaliation.&lt;br/&gt;&lt;br/&gt;</text:p>
          </table:table-cell>
          <table:table-cell office:value-type="float" office:value="200">
            <text:p>200</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olicies</text:p>
          </table:table-cell>
          <table:table-cell office:value-type="string">
            <text:p>http://en.wikipedia.org/wiki/Policies</text:p>
          </table:table-cell>
          <table:table-cell office:value-type="string">
            <text:p>Nations</text:p>
          </table:table-cell>
          <table:table-cell office:value-type="string">
            <text:p>http://en.wikipedia.org/wiki/Nations</text:p>
          </table:table-cell>
          <table:table-cell table:style-name="Default"/>
          <table:table-cell office:value-type="float" office:value="1">
            <text:p>1</text:p>
          </table:table-cell>
          <table:table-cell table:number-columns-repeated="3"/>
          <table:table-cell table:formula="of:=CONCATENATE(TEXT([.$AD281];&quot;#&quot;);&quot;,&quot;;TEXT([.$AF281];&quot;#&quot;);&quot;,&quot;;TEXT([.$AM281];&quot;#&quot;))" office:value-type="string" office:string-value="200,50,1">
            <text:p>200,50,1</text:p>
          </table:table-cell>
        </table:table-row>
        <table:table-row table:style-name="ro1">
          <table:table-cell office:value-type="string">
            <text:p>218W618N46UXUL19C73E1NDSOLJQOP</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4 GMT 2012</text:p>
          </table:table-cell>
          <table:table-cell table:number-columns-repeated="2"/>
          <table:table-cell office:value-type="string">
            <text:p>2K6SCWY2AOO2VVAJNYFGYSCMBZ422Q</text:p>
          </table:table-cell>
          <table:table-cell office:value-type="string">
            <text:p>A30SN6C7YX0OIP</text:p>
          </table:table-cell>
          <table:table-cell office:value-type="string">
            <text:p>Approved</text:p>
          </table:table-cell>
          <table:table-cell office:value-type="string">
            <text:p>Thu Aug 30 19:53:52 GMT 2012</text:p>
          </table:table-cell>
          <table:table-cell office:value-type="string">
            <text:p>Thu Aug 30 19:53:59 GMT 2012</text:p>
          </table:table-cell>
          <table:table-cell office:value-type="string">
            <text:p>Thu Sep 06 19:53:59 GMT 2012</text:p>
          </table:table-cell>
          <table:table-cell office:value-type="string">
            <text:p>2012/09/06 19:54:15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Jimmy_Carter_4:254.txt</text:p>
          </table:table-cell>
          <table:table-cell office:value-type="string">
            <text:p>This Administration's systematic contributions to the necessary evolution of strategic doctrine began in 1977 when I commissioned a comprehensive net assessment. From that base a number of thorough investigations of specific topics continued. I should emphasize that the need for an evolutionary doctrine is driven not by any change in our basic objective, which remains peace and freedom for all mankind. Rather, the need for change is driven by the inexorable buildup of Soviet military power and the increasing propensity of Soviet leaders to use this power in coercion and outright aggression to impose their will on others.&lt;br/&gt;&lt;br/&gt;I have codified our evolving strategic doctrine in a number of interrelated and mutually supporting Presidential Directives. Their overarching theme is to provide a doctrinal basis, and the specific program to implement it, that tells the world that no potential adversary of the United States could ever conclude that the fruits of his aggression would be significant or worth the enormous costs of our retaliation.&lt;br/&gt;&lt;br/&gt;</text:p>
          </table:table-cell>
          <table:table-cell office:value-type="float" office:value="200">
            <text:p>200</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olicies</text:p>
          </table:table-cell>
          <table:table-cell office:value-type="string">
            <text:p>http://en.wikipedia.org/wiki/Policies</text:p>
          </table:table-cell>
          <table:table-cell office:value-type="string">
            <text:p>Nations</text:p>
          </table:table-cell>
          <table:table-cell office:value-type="string">
            <text:p>http://en.wikipedia.org/wiki/Nations</text:p>
          </table:table-cell>
          <table:table-cell table:style-name="Default" office:value-type="string">
            <text:p>NO</text:p>
          </table:table-cell>
          <table:table-cell office:value-type="float" office:value="2">
            <text:p>2</text:p>
          </table:table-cell>
          <table:table-cell table:number-columns-repeated="3"/>
          <table:table-cell table:formula="of:=CONCATENATE(TEXT([.$AD282];&quot;#&quot;);&quot;,&quot;;TEXT([.$AF282];&quot;#&quot;);&quot;,&quot;;TEXT([.$AM282];&quot;#&quot;))" office:value-type="string" office:string-value="200,50,2">
            <text:p>200,50,2</text:p>
          </table:table-cell>
        </table:table-row>
        <table:table-row table:style-name="ro1">
          <table:table-cell office:value-type="string">
            <text:p>218W618N46UXUL19C73E1NDSOLJQOP</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4 GMT 2012</text:p>
          </table:table-cell>
          <table:table-cell table:number-columns-repeated="2"/>
          <table:table-cell office:value-type="string">
            <text:p>2QQQ4J3NAB6BUV3KV8PI11TJKU5ERE</text:p>
          </table:table-cell>
          <table:table-cell office:value-type="string">
            <text:p>A997OZ3H2B3Q2</text:p>
          </table:table-cell>
          <table:table-cell office:value-type="string">
            <text:p>Approved</text:p>
          </table:table-cell>
          <table:table-cell office:value-type="string">
            <text:p>Thu Aug 30 18:26:48 GMT 2012</text:p>
          </table:table-cell>
          <table:table-cell office:value-type="string">
            <text:p>Thu Aug 30 18:27:22 GMT 2012</text:p>
          </table:table-cell>
          <table:table-cell office:value-type="string">
            <text:p>Thu Sep 06 18:27:22 GMT 2012</text:p>
          </table:table-cell>
          <table:table-cell office:value-type="string">
            <text:p>2012/09/06 18:29:18 +0000</text:p>
          </table:table-cell>
          <table:table-cell table:number-columns-repeated="2"/>
          <table:table-cell office:value-type="float" office:value="34">
            <text:p>34</text:p>
          </table:table-cell>
          <table:table-cell table:number-columns-repeated="2" office:value-type="string">
            <text:p>100% (93/93)</text:p>
          </table:table-cell>
          <table:table-cell office:value-type="string">
            <text:p>0% (0/0)</text:p>
          </table:table-cell>
          <table:table-cell office:value-type="string">
            <text:p>Jimmy_Carter_4:254.txt</text:p>
          </table:table-cell>
          <table:table-cell office:value-type="string">
            <text:p>This Administration's systematic contributions to the necessary evolution of strategic doctrine began in 1977 when I commissioned a comprehensive net assessment. From that base a number of thorough investigations of specific topics continued. I should emphasize that the need for an evolutionary doctrine is driven not by any change in our basic objective, which remains peace and freedom for all mankind. Rather, the need for change is driven by the inexorable buildup of Soviet military power and the increasing propensity of Soviet leaders to use this power in coercion and outright aggression to impose their will on others.&lt;br/&gt;&lt;br/&gt;I have codified our evolving strategic doctrine in a number of interrelated and mutually supporting Presidential Directives. Their overarching theme is to provide a doctrinal basis, and the specific program to implement it, that tells the world that no potential adversary of the United States could ever conclude that the fruits of his aggression would be significant or worth the enormous costs of our retaliation.&lt;br/&gt;&lt;br/&gt;</text:p>
          </table:table-cell>
          <table:table-cell office:value-type="float" office:value="200">
            <text:p>200</text:p>
          </table:table-cell>
          <table:table-cell office:value-type="float" office:value="1">
            <text:p>1</text:p>
          </table:table-cell>
          <table:table-cell office:value-type="float" office:value="50">
            <text:p>50</text:p>
          </table:table-cell>
          <table:table-cell office:value-type="float" office:value="1">
            <text:p>1</text:p>
          </table:table-cell>
          <table:table-cell office:value-type="string">
            <text:p>Policies</text:p>
          </table:table-cell>
          <table:table-cell office:value-type="string">
            <text:p>http://en.wikipedia.org/wiki/Policies</text:p>
          </table:table-cell>
          <table:table-cell office:value-type="string">
            <text:p>Nations</text:p>
          </table:table-cell>
          <table:table-cell office:value-type="string">
            <text:p>http://en.wikipedia.org/wiki/Nations</text:p>
          </table:table-cell>
          <table:table-cell table:style-name="Default"/>
          <table:table-cell office:value-type="float" office:value="1">
            <text:p>1</text:p>
          </table:table-cell>
          <table:table-cell table:number-columns-repeated="3"/>
          <table:table-cell table:formula="of:=CONCATENATE(TEXT([.$AD283];&quot;#&quot;);&quot;,&quot;;TEXT([.$AF283];&quot;#&quot;);&quot;,&quot;;TEXT([.$AM283];&quot;#&quot;))" office:value-type="string" office:string-value="200,50,1">
            <text:p>200,50,1</text:p>
          </table:table-cell>
        </table:table-row>
        <table:table-row table:style-name="ro1">
          <table:table-cell office:value-type="string">
            <text:p>2AKD5NQYN5F3597LC3PMVCWYCW8B7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5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5 GMT 2012</text:p>
          </table:table-cell>
          <table:table-cell table:number-columns-repeated="2"/>
          <table:table-cell office:value-type="string">
            <text:p>22A2KYEPLSP7KT9RD6A3WAHQJ7MPV5</text:p>
          </table:table-cell>
          <table:table-cell office:value-type="string">
            <text:p>A1DIPPNQ35V7K9</text:p>
          </table:table-cell>
          <table:table-cell office:value-type="string">
            <text:p>Approved</text:p>
          </table:table-cell>
          <table:table-cell office:value-type="string">
            <text:p>Thu Aug 30 18:54:32 GMT 2012</text:p>
          </table:table-cell>
          <table:table-cell office:value-type="string">
            <text:p>Thu Aug 30 18:54:49 GMT 2012</text:p>
          </table:table-cell>
          <table:table-cell office:value-type="string">
            <text:p>Thu Sep 06 18:54:49 GMT 2012</text:p>
          </table:table-cell>
          <table:table-cell office:value-type="string">
            <text:p>2012/09/06 18:59:14 +0000</text:p>
          </table:table-cell>
          <table:table-cell table:number-columns-repeated="2"/>
          <table:table-cell office:value-type="float" office:value="17">
            <text:p>17</text:p>
          </table:table-cell>
          <table:table-cell table:number-columns-repeated="2" office:value-type="string">
            <text:p>100% (5/5)</text:p>
          </table:table-cell>
          <table:table-cell office:value-type="string">
            <text:p>0% (0/0)</text:p>
          </table:table-cell>
          <table:table-cell office:value-type="string">
            <text:p>Andrew_Jackson_1:22.txt</text:p>
          </table:table-cell>
          <table:table-cell office:value-type="string">
            <text:p>The great mass of legislation relating to our internal affairs was intended to be left where the Federal Convention found it -- in the State governments. Nothing is clearer, in my view, than that we are chiefly indebted for the success of the Constitution under which we are now acting to the watchful and auxiliary operation of the State authorities. This is not the reflection of a day, but belongs to the most deeply rooted convictions of my mind. I can not, therefore, too strongly or too earnestly, for my own sense of its importance, warn you against all encroachments upon the legitimate sphere of State sovereignty. Sustained by its healthful and invigorating influence the federal system can never fall.&lt;br/&gt;&lt;br/&gt;In the collection of the revenue the long credits authorized on goods imported from beyond the Cape of Good Hope are the chief cause of the losses at present sustained. If these were shortened to 6, 9, and 12 months, and ware-houses provided by Government sufficient to receive the goods offered in deposit for security and for debenture, and if the right of the United States to a priority of payment out of the estates of its insolvent debtors were more effectually secured, this evil would in a great measure be obviated. An authority to construct such houses is therefore, with the proposed alteration of the credits, recommended to your attention.&lt;br/&gt;&lt;br/&gt;</text:p>
          </table:table-cell>
          <table:table-cell office:value-type="float" office:value="100">
            <text:p>100</text:p>
          </table:table-cell>
          <table:table-cell office:value-type="float" office:value="2">
            <text:p>2</text:p>
          </table:table-cell>
          <table:table-cell office:value-type="float" office:value="50">
            <text:p>50</text:p>
          </table:table-cell>
          <table:table-cell office:value-type="float" office:value="2">
            <text:p>2</text:p>
          </table:table-cell>
          <table:table-cell office:value-type="string">
            <text:p>Constitution</text:p>
          </table:table-cell>
          <table:table-cell office:value-type="string">
            <text:p>http://en.wikipedia.org/wiki/Constitution</text:p>
          </table:table-cell>
          <table:table-cell office:value-type="string">
            <text:p>Constitution</text:p>
          </table:table-cell>
          <table:table-cell office:value-type="string">
            <text:p>http://en.wikipedia.org/wiki/Constitution</text:p>
          </table:table-cell>
          <table:table-cell table:style-name="Default"/>
          <table:table-cell office:value-type="float" office:value="2">
            <text:p>2</text:p>
          </table:table-cell>
          <table:table-cell table:number-columns-repeated="3"/>
          <table:table-cell table:formula="of:=CONCATENATE(TEXT([.$AD284];&quot;#&quot;);&quot;,&quot;;TEXT([.$AF284];&quot;#&quot;);&quot;,&quot;;TEXT([.$AM284];&quot;#&quot;))" office:value-type="string" office:string-value="100,50,2">
            <text:p>100,50,2</text:p>
          </table:table-cell>
        </table:table-row>
        <table:table-row table:style-name="ro1">
          <table:table-cell office:value-type="string">
            <text:p>2AKD5NQYN5F3597LC3PMVCWYCW8B7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5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5 GMT 2012</text:p>
          </table:table-cell>
          <table:table-cell table:number-columns-repeated="2"/>
          <table:table-cell office:value-type="string">
            <text:p>25SFK0COK2JEGVVURU0LZW6O4R1RKB</text:p>
          </table:table-cell>
          <table:table-cell office:value-type="string">
            <text:p>A3343ON7H5UO3L</text:p>
          </table:table-cell>
          <table:table-cell office:value-type="string">
            <text:p>Approved</text:p>
          </table:table-cell>
          <table:table-cell office:value-type="string">
            <text:p>Thu Aug 30 18:20:47 GMT 2012</text:p>
          </table:table-cell>
          <table:table-cell office:value-type="string">
            <text:p>Thu Aug 30 18:20:57 GMT 2012</text:p>
          </table:table-cell>
          <table:table-cell office:value-type="string">
            <text:p>Thu Sep 06 18:20:57 GMT 2012</text:p>
          </table:table-cell>
          <table:table-cell office:value-type="string">
            <text:p>2012/09/06 18:24:21 +0000</text:p>
          </table:table-cell>
          <table:table-cell table:number-columns-repeated="2"/>
          <table:table-cell office:value-type="float" office:value="10">
            <text:p>10</text:p>
          </table:table-cell>
          <table:table-cell table:number-columns-repeated="2" office:value-type="string">
            <text:p>100% (17/17)</text:p>
          </table:table-cell>
          <table:table-cell office:value-type="string">
            <text:p>0% (0/0)</text:p>
          </table:table-cell>
          <table:table-cell office:value-type="string">
            <text:p>Andrew_Jackson_1:22.txt</text:p>
          </table:table-cell>
          <table:table-cell office:value-type="string">
            <text:p>The great mass of legislation relating to our internal affairs was intended to be left where the Federal Convention found it -- in the State governments. Nothing is clearer, in my view, than that we are chiefly indebted for the success of the Constitution under which we are now acting to the watchful and auxiliary operation of the State authorities. This is not the reflection of a day, but belongs to the most deeply rooted convictions of my mind. I can not, therefore, too strongly or too earnestly, for my own sense of its importance, warn you against all encroachments upon the legitimate sphere of State sovereignty. Sustained by its healthful and invigorating influence the federal system can never fall.&lt;br/&gt;&lt;br/&gt;In the collection of the revenue the long credits authorized on goods imported from beyond the Cape of Good Hope are the chief cause of the losses at present sustained. If these were shortened to 6, 9, and 12 months, and ware-houses provided by Government sufficient to receive the goods offered in deposit for security and for debenture, and if the right of the United States to a priority of payment out of the estates of its insolvent debtors were more effectually secured, this evil would in a great measure be obviated. An authority to construct such houses is therefore, with the proposed alteration of the credits, recommended to your attention.&lt;br/&gt;&lt;br/&gt;</text:p>
          </table:table-cell>
          <table:table-cell office:value-type="float" office:value="100">
            <text:p>100</text:p>
          </table:table-cell>
          <table:table-cell office:value-type="float" office:value="2">
            <text:p>2</text:p>
          </table:table-cell>
          <table:table-cell office:value-type="float" office:value="50">
            <text:p>50</text:p>
          </table:table-cell>
          <table:table-cell office:value-type="float" office:value="2">
            <text:p>2</text:p>
          </table:table-cell>
          <table:table-cell office:value-type="string">
            <text:p>Constitution</text:p>
          </table:table-cell>
          <table:table-cell office:value-type="string">
            <text:p>http://en.wikipedia.org/wiki/Constitution</text:p>
          </table:table-cell>
          <table:table-cell office:value-type="string">
            <text:p>Constitution</text:p>
          </table:table-cell>
          <table:table-cell office:value-type="string">
            <text:p>http://en.wikipedia.org/wiki/Constitution</text:p>
          </table:table-cell>
          <table:table-cell table:style-name="Default"/>
          <table:table-cell office:value-type="float" office:value="2">
            <text:p>2</text:p>
          </table:table-cell>
          <table:table-cell table:number-columns-repeated="3"/>
          <table:table-cell table:formula="of:=CONCATENATE(TEXT([.$AD285];&quot;#&quot;);&quot;,&quot;;TEXT([.$AF285];&quot;#&quot;);&quot;,&quot;;TEXT([.$AM285];&quot;#&quot;))" office:value-type="string" office:string-value="100,50,2">
            <text:p>100,50,2</text:p>
          </table:table-cell>
        </table:table-row>
        <table:table-row table:style-name="ro1">
          <table:table-cell office:value-type="string">
            <text:p>2AKD5NQYN5F3597LC3PMVCWYCW8B7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5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5 GMT 2012</text:p>
          </table:table-cell>
          <table:table-cell table:number-columns-repeated="2"/>
          <table:table-cell office:value-type="string">
            <text:p>2ABG5TYMNCWYQDXKG2JSPX11O5CJNG</text:p>
          </table:table-cell>
          <table:table-cell office:value-type="string">
            <text:p>A2436ASG7TKY0L</text:p>
          </table:table-cell>
          <table:table-cell office:value-type="string">
            <text:p>Approved</text:p>
          </table:table-cell>
          <table:table-cell office:value-type="string">
            <text:p>Thu Aug 30 18:22:20 GMT 2012</text:p>
          </table:table-cell>
          <table:table-cell office:value-type="string">
            <text:p>Thu Aug 30 18:23:13 GMT 2012</text:p>
          </table:table-cell>
          <table:table-cell office:value-type="string">
            <text:p>Thu Sep 06 18:23:13 GMT 2012</text:p>
          </table:table-cell>
          <table:table-cell office:value-type="string">
            <text:p>2012/09/06 18:24:24 +0000</text:p>
          </table:table-cell>
          <table:table-cell table:number-columns-repeated="2"/>
          <table:table-cell office:value-type="float" office:value="53">
            <text:p>53</text:p>
          </table:table-cell>
          <table:table-cell table:number-columns-repeated="2" office:value-type="string">
            <text:p>100% (2/2)</text:p>
          </table:table-cell>
          <table:table-cell office:value-type="string">
            <text:p>0% (0/0)</text:p>
          </table:table-cell>
          <table:table-cell office:value-type="string">
            <text:p>Andrew_Jackson_1:22.txt</text:p>
          </table:table-cell>
          <table:table-cell office:value-type="string">
            <text:p>The great mass of legislation relating to our internal affairs was intended to be left where the Federal Convention found it -- in the State governments. Nothing is clearer, in my view, than that we are chiefly indebted for the success of the Constitution under which we are now acting to the watchful and auxiliary operation of the State authorities. This is not the reflection of a day, but belongs to the most deeply rooted convictions of my mind. I can not, therefore, too strongly or too earnestly, for my own sense of its importance, warn you against all encroachments upon the legitimate sphere of State sovereignty. Sustained by its healthful and invigorating influence the federal system can never fall.&lt;br/&gt;&lt;br/&gt;In the collection of the revenue the long credits authorized on goods imported from beyond the Cape of Good Hope are the chief cause of the losses at present sustained. If these were shortened to 6, 9, and 12 months, and ware-houses provided by Government sufficient to receive the goods offered in deposit for security and for debenture, and if the right of the United States to a priority of payment out of the estates of its insolvent debtors were more effectually secured, this evil would in a great measure be obviated. An authority to construct such houses is therefore, with the proposed alteration of the credits, recommended to your attention.&lt;br/&gt;&lt;br/&gt;</text:p>
          </table:table-cell>
          <table:table-cell office:value-type="float" office:value="100">
            <text:p>100</text:p>
          </table:table-cell>
          <table:table-cell office:value-type="float" office:value="2">
            <text:p>2</text:p>
          </table:table-cell>
          <table:table-cell office:value-type="float" office:value="50">
            <text:p>50</text:p>
          </table:table-cell>
          <table:table-cell office:value-type="float" office:value="2">
            <text:p>2</text:p>
          </table:table-cell>
          <table:table-cell office:value-type="string">
            <text:p>Constitution</text:p>
          </table:table-cell>
          <table:table-cell office:value-type="string">
            <text:p>http://en.wikipedia.org/wiki/Constitution</text:p>
          </table:table-cell>
          <table:table-cell office:value-type="string">
            <text:p>Constitution</text:p>
          </table:table-cell>
          <table:table-cell office:value-type="string">
            <text:p>http://en.wikipedia.org/wiki/Constitution</text:p>
          </table:table-cell>
          <table:table-cell table:style-name="Default"/>
          <table:table-cell office:value-type="float" office:value="1">
            <text:p>1</text:p>
          </table:table-cell>
          <table:table-cell table:number-columns-repeated="3"/>
          <table:table-cell table:formula="of:=CONCATENATE(TEXT([.$AD286];&quot;#&quot;);&quot;,&quot;;TEXT([.$AF286];&quot;#&quot;);&quot;,&quot;;TEXT([.$AM286];&quot;#&quot;))" office:value-type="string" office:string-value="100,50,1">
            <text:p>100,50,1</text:p>
          </table:table-cell>
        </table:table-row>
        <table:table-row table:style-name="ro1">
          <table:table-cell office:value-type="string">
            <text:p>28P0G5R98D8JI42C32JTVYCG4EBTD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5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5 GMT 2012</text:p>
          </table:table-cell>
          <table:table-cell table:number-columns-repeated="2"/>
          <table:table-cell office:value-type="string">
            <text:p>22KZVXX2Q45U9TET5QEI41NSD5A8QD</text:p>
          </table:table-cell>
          <table:table-cell office:value-type="string">
            <text:p>A30SN6C7YX0OIP</text:p>
          </table:table-cell>
          <table:table-cell office:value-type="string">
            <text:p>Approved</text:p>
          </table:table-cell>
          <table:table-cell office:value-type="string">
            <text:p>Thu Aug 30 19:41:02 GMT 2012</text:p>
          </table:table-cell>
          <table:table-cell office:value-type="string">
            <text:p>Thu Aug 30 19:41:12 GMT 2012</text:p>
          </table:table-cell>
          <table:table-cell office:value-type="string">
            <text:p>Thu Sep 06 19:41:12 GMT 2012</text:p>
          </table:table-cell>
          <table:table-cell office:value-type="string">
            <text:p>2012/09/06 19:44:13 +0000</text:p>
          </table:table-cell>
          <table:table-cell table:number-columns-repeated="2"/>
          <table:table-cell office:value-type="float" office:value="10">
            <text:p>10</text:p>
          </table:table-cell>
          <table:table-cell table:number-columns-repeated="2" office:value-type="string">
            <text:p>100% (173/173)</text:p>
          </table:table-cell>
          <table:table-cell office:value-type="string">
            <text:p>0% (0/0)</text:p>
          </table:table-cell>
          <table:table-cell office:value-type="string">
            <text:p>Herbert_Hoover_3:15.txt</text:p>
          </table:table-cell>
          <table:table-cell office:value-type="string">
            <text:p>One phase of the credit situation is indicated in the banks. During the past year banks, representing 3 per cent of our total deposits have been closed. A large part of these failures have been caused by withdrawals for hoarding, as distinguished from the failures early in the depression where weakness due to mismanagement was the larger cause of failure. Despite their closing, many of them will pay in full. Although such withdrawals have practically ceased, yet $1,100,000,000 of currency was previously withdrawn which has still to return to circulation. This represents a large reduction of the ability of our banks to extend credit which would otherwise fertilize industry and agriculture. Furthermore, many of our bankers, in order to prepare themselves to meet possible withdrawals, have felt compelled to call in loans, to refuse new credits, and to realize upon securities, which in turn has demoralized the markets. The paralysis has been further augmented by the steady increase in recent years of the proportion of bank assets invested in long-term securities, such as mortgages and bonds. These securities tend to lose their liquidity in depression or temporarily to fall in value so that the ability of the banks to meet the shock of sudden withdrawal is greatly lessened and the restriction of all kinds of credit is thereby increased. The continuing credit paralysis has operated to accentuate the deflation and liquidation of commodities, real estate, and securities below any reasonable basis of values.&lt;br/&gt;&lt;br/&gt;All of this tends to stifle business, especially the smaller units, and finally expresses itself in further depression of prices and values, in restriction on new enterprise, and in increased unemployment.&lt;br/&gt;&lt;br/&gt;</text:p>
          </table:table-cell>
          <table:table-cell office:value-type="float" office:value="50">
            <text:p>50</text:p>
          </table:table-cell>
          <table:table-cell office:value-type="float" office:value="0">
            <text:p>0</text:p>
          </table:table-cell>
          <table:table-cell office:value-type="float" office:value="100">
            <text:p>100</text:p>
          </table:table-cell>
          <table:table-cell office:value-type="float" office:value="1">
            <text:p>1</text:p>
          </table:table-cell>
          <table:table-cell office:value-type="string">
            <text:p>Seigniorage</text:p>
          </table:table-cell>
          <table:table-cell office:value-type="string">
            <text:p>http://en.wikipedia.org/wiki/Seigniorage</text:p>
          </table:table-cell>
          <table:table-cell office:value-type="string">
            <text:p>Banknote</text:p>
          </table:table-cell>
          <table:table-cell office:value-type="string">
            <text:p>http://en.wikipedia.org/wiki/Banknote</text:p>
          </table:table-cell>
          <table:table-cell table:style-name="Default" office:value-type="string">
            <text:p>NO</text:p>
          </table:table-cell>
          <table:table-cell office:value-type="float" office:value="2">
            <text:p>2</text:p>
          </table:table-cell>
          <table:table-cell table:number-columns-repeated="3"/>
          <table:table-cell table:formula="of:=CONCATENATE(TEXT([.$AD287];&quot;#&quot;);&quot;,&quot;;TEXT([.$AF287];&quot;#&quot;);&quot;,&quot;;TEXT([.$AM287];&quot;#&quot;))" office:value-type="string" office:string-value="50,100,2">
            <text:p>50,100,2</text:p>
          </table:table-cell>
        </table:table-row>
        <table:table-row table:style-name="ro1">
          <table:table-cell office:value-type="string">
            <text:p>28P0G5R98D8JI42C32JTVYCG4EBTD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5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5 GMT 2012</text:p>
          </table:table-cell>
          <table:table-cell table:number-columns-repeated="2"/>
          <table:table-cell office:value-type="string">
            <text:p>2MPKNQY2RCJKLCN0LD8R8KUIF7ZS3Q</text:p>
          </table:table-cell>
          <table:table-cell office:value-type="string">
            <text:p>A997OZ3H2B3Q2</text:p>
          </table:table-cell>
          <table:table-cell office:value-type="string">
            <text:p>Approved</text:p>
          </table:table-cell>
          <table:table-cell office:value-type="string">
            <text:p>Thu Aug 30 18:41:31 GMT 2012</text:p>
          </table:table-cell>
          <table:table-cell office:value-type="string">
            <text:p>Thu Aug 30 18:42:18 GMT 2012</text:p>
          </table:table-cell>
          <table:table-cell office:value-type="string">
            <text:p>Thu Sep 06 18:42:18 GMT 2012</text:p>
          </table:table-cell>
          <table:table-cell office:value-type="string">
            <text:p>2012/09/06 18:44:16 +0000</text:p>
          </table:table-cell>
          <table:table-cell table:number-columns-repeated="2"/>
          <table:table-cell office:value-type="float" office:value="47">
            <text:p>47</text:p>
          </table:table-cell>
          <table:table-cell table:number-columns-repeated="2" office:value-type="string">
            <text:p>100% (93/93)</text:p>
          </table:table-cell>
          <table:table-cell office:value-type="string">
            <text:p>0% (0/0)</text:p>
          </table:table-cell>
          <table:table-cell office:value-type="string">
            <text:p>Herbert_Hoover_3:15.txt</text:p>
          </table:table-cell>
          <table:table-cell office:value-type="string">
            <text:p>One phase of the credit situation is indicated in the banks. During the past year banks, representing 3 per cent of our total deposits have been closed. A large part of these failures have been caused by withdrawals for hoarding, as distinguished from the failures early in the depression where weakness due to mismanagement was the larger cause of failure. Despite their closing, many of them will pay in full. Although such withdrawals have practically ceased, yet $1,100,000,000 of currency was previously withdrawn which has still to return to circulation. This represents a large reduction of the ability of our banks to extend credit which would otherwise fertilize industry and agriculture. Furthermore, many of our bankers, in order to prepare themselves to meet possible withdrawals, have felt compelled to call in loans, to refuse new credits, and to realize upon securities, which in turn has demoralized the markets. The paralysis has been further augmented by the steady increase in recent years of the proportion of bank assets invested in long-term securities, such as mortgages and bonds. These securities tend to lose their liquidity in depression or temporarily to fall in value so that the ability of the banks to meet the shock of sudden withdrawal is greatly lessened and the restriction of all kinds of credit is thereby increased. The continuing credit paralysis has operated to accentuate the deflation and liquidation of commodities, real estate, and securities below any reasonable basis of values.&lt;br/&gt;&lt;br/&gt;All of this tends to stifle business, especially the smaller units, and finally expresses itself in further depression of prices and values, in restriction on new enterprise, and in increased unemployment.&lt;br/&gt;&lt;br/&gt;</text:p>
          </table:table-cell>
          <table:table-cell office:value-type="float" office:value="50">
            <text:p>50</text:p>
          </table:table-cell>
          <table:table-cell office:value-type="float" office:value="0">
            <text:p>0</text:p>
          </table:table-cell>
          <table:table-cell office:value-type="float" office:value="100">
            <text:p>100</text:p>
          </table:table-cell>
          <table:table-cell office:value-type="float" office:value="1">
            <text:p>1</text:p>
          </table:table-cell>
          <table:table-cell office:value-type="string">
            <text:p>Seigniorage</text:p>
          </table:table-cell>
          <table:table-cell office:value-type="string">
            <text:p>http://en.wikipedia.org/wiki/Seigniorage</text:p>
          </table:table-cell>
          <table:table-cell office:value-type="string">
            <text:p>Banknote</text:p>
          </table:table-cell>
          <table:table-cell office:value-type="string">
            <text:p>http://en.wikipedia.org/wiki/Banknote</text:p>
          </table:table-cell>
          <table:table-cell table:style-name="Default"/>
          <table:table-cell office:value-type="float" office:value="2">
            <text:p>2</text:p>
          </table:table-cell>
          <table:table-cell table:number-columns-repeated="3"/>
          <table:table-cell table:formula="of:=CONCATENATE(TEXT([.$AD288];&quot;#&quot;);&quot;,&quot;;TEXT([.$AF288];&quot;#&quot;);&quot;,&quot;;TEXT([.$AM288];&quot;#&quot;))" office:value-type="string" office:string-value="50,100,2">
            <text:p>50,100,2</text:p>
          </table:table-cell>
        </table:table-row>
        <table:table-row table:style-name="ro1">
          <table:table-cell office:value-type="string">
            <text:p>28P0G5R98D8JI42C32JTVYCG4EBTD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5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5 GMT 2012</text:p>
          </table:table-cell>
          <table:table-cell table:number-columns-repeated="2"/>
          <table:table-cell office:value-type="string">
            <text:p>2VSXULRGNTBJIVAI4F6PFN62PZFS6C</text:p>
          </table:table-cell>
          <table:table-cell office:value-type="string">
            <text:p>A31ALYJKPKD09W</text:p>
          </table:table-cell>
          <table:table-cell office:value-type="string">
            <text:p>Approved</text:p>
          </table:table-cell>
          <table:table-cell office:value-type="string">
            <text:p>Fri Aug 31 00:25:54 GMT 2012</text:p>
          </table:table-cell>
          <table:table-cell office:value-type="string">
            <text:p>Fri Aug 31 00:26:06 GMT 2012</text:p>
          </table:table-cell>
          <table:table-cell office:value-type="string">
            <text:p>Fri Sep 07 00:26:06 GMT 2012</text:p>
          </table:table-cell>
          <table:table-cell office:value-type="string">
            <text:p>2012/09/07 00:29:12 +0000</text:p>
          </table:table-cell>
          <table:table-cell table:number-columns-repeated="2"/>
          <table:table-cell office:value-type="float" office:value="12">
            <text:p>12</text:p>
          </table:table-cell>
          <table:table-cell office:value-type="string">
            <text:p>100% (294/295)</text:p>
          </table:table-cell>
          <table:table-cell office:value-type="string">
            <text:p>100% (62/62)</text:p>
          </table:table-cell>
          <table:table-cell office:value-type="string">
            <text:p>0% (0/0)</text:p>
          </table:table-cell>
          <table:table-cell office:value-type="string">
            <text:p>Herbert_Hoover_3:15.txt</text:p>
          </table:table-cell>
          <table:table-cell office:value-type="string">
            <text:p>One phase of the credit situation is indicated in the banks. During the past year banks, representing 3 per cent of our total deposits have been closed. A large part of these failures have been caused by withdrawals for hoarding, as distinguished from the failures early in the depression where weakness due to mismanagement was the larger cause of failure. Despite their closing, many of them will pay in full. Although such withdrawals have practically ceased, yet $1,100,000,000 of currency was previously withdrawn which has still to return to circulation. This represents a large reduction of the ability of our banks to extend credit which would otherwise fertilize industry and agriculture. Furthermore, many of our bankers, in order to prepare themselves to meet possible withdrawals, have felt compelled to call in loans, to refuse new credits, and to realize upon securities, which in turn has demoralized the markets. The paralysis has been further augmented by the steady increase in recent years of the proportion of bank assets invested in long-term securities, such as mortgages and bonds. These securities tend to lose their liquidity in depression or temporarily to fall in value so that the ability of the banks to meet the shock of sudden withdrawal is greatly lessened and the restriction of all kinds of credit is thereby increased. The continuing credit paralysis has operated to accentuate the deflation and liquidation of commodities, real estate, and securities below any reasonable basis of values.&lt;br/&gt;&lt;br/&gt;All of this tends to stifle business, especially the smaller units, and finally expresses itself in further depression of prices and values, in restriction on new enterprise, and in increased unemployment.&lt;br/&gt;&lt;br/&gt;</text:p>
          </table:table-cell>
          <table:table-cell office:value-type="float" office:value="50">
            <text:p>50</text:p>
          </table:table-cell>
          <table:table-cell office:value-type="float" office:value="0">
            <text:p>0</text:p>
          </table:table-cell>
          <table:table-cell office:value-type="float" office:value="100">
            <text:p>100</text:p>
          </table:table-cell>
          <table:table-cell office:value-type="float" office:value="1">
            <text:p>1</text:p>
          </table:table-cell>
          <table:table-cell office:value-type="string">
            <text:p>Seigniorage</text:p>
          </table:table-cell>
          <table:table-cell office:value-type="string">
            <text:p>http://en.wikipedia.org/wiki/Seigniorage</text:p>
          </table:table-cell>
          <table:table-cell office:value-type="string">
            <text:p>Banknote</text:p>
          </table:table-cell>
          <table:table-cell office:value-type="string">
            <text:p>http://en.wikipedia.org/wiki/Banknote</text:p>
          </table:table-cell>
          <table:table-cell table:style-name="Default"/>
          <table:table-cell office:value-type="float" office:value="2">
            <text:p>2</text:p>
          </table:table-cell>
          <table:table-cell table:number-columns-repeated="3"/>
          <table:table-cell table:formula="of:=CONCATENATE(TEXT([.$AD289];&quot;#&quot;);&quot;,&quot;;TEXT([.$AF289];&quot;#&quot;);&quot;,&quot;;TEXT([.$AM289];&quot;#&quot;))" office:value-type="string" office:string-value="50,100,2">
            <text:p>50,100,2</text:p>
          </table:table-cell>
        </table:table-row>
        <table:table-row table:style-name="ro1">
          <table:table-cell office:value-type="string">
            <text:p>2OEGKCCVLL3CPCRROKGQCC9NRM66W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5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5 GMT 2012</text:p>
          </table:table-cell>
          <table:table-cell table:number-columns-repeated="2"/>
          <table:table-cell office:value-type="string">
            <text:p>21B85OZIZEHMPJDRVYH5MWPXQEFZBW</text:p>
          </table:table-cell>
          <table:table-cell office:value-type="string">
            <text:p>A30SN6C7YX0OIP</text:p>
          </table:table-cell>
          <table:table-cell office:value-type="string">
            <text:p>Approved</text:p>
          </table:table-cell>
          <table:table-cell office:value-type="string">
            <text:p>Thu Aug 30 19:50:30 GMT 2012</text:p>
          </table:table-cell>
          <table:table-cell office:value-type="string">
            <text:p>Thu Aug 30 19:50:37 GMT 2012</text:p>
          </table:table-cell>
          <table:table-cell office:value-type="string">
            <text:p>Thu Sep 06 19:50:37 GMT 2012</text:p>
          </table:table-cell>
          <table:table-cell office:value-type="string">
            <text:p>2012/09/06 19:54:13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Jimmy_Carter_2:35.txt</text:p>
          </table:table-cell>
          <table:table-cell office:value-type="string">
            <text:p>Tonight, I am happy to report that because we are strong, our Nation is at peace with the world.&lt;br/&gt;&lt;br/&gt;We are a confident nation. We've restored a moral basis for our foreign policy. The very heart of our identity as a nation is our firm commitment to human rights.&lt;br/&gt;&lt;br/&gt;</text:p>
          </table:table-cell>
          <table:table-cell office:value-type="float" office:value="20">
            <text:p>20</text:p>
          </table:table-cell>
          <table:table-cell office:value-type="float" office:value="4">
            <text:p>4</text:p>
          </table:table-cell>
          <table:table-cell office:value-type="float" office:value="100">
            <text:p>100</text:p>
          </table:table-cell>
          <table:table-cell office:value-type="float" office:value="1">
            <text:p>1</text:p>
          </table:table-cell>
          <table:table-cell office:value-type="string">
            <text:p>Arnold Resnicoff</text:p>
          </table:table-cell>
          <table:table-cell office:value-type="string">
            <text:p>http://en.wikipedia.org/wiki/Arnold_Resnicoff</text:p>
          </table:table-cell>
          <table:table-cell office:value-type="string">
            <text:p>Neil Sedaka</text:p>
          </table:table-cell>
          <table:table-cell office:value-type="string">
            <text:p>http://en.wikipedia.org/wiki/Neil_Sedaka</text:p>
          </table:table-cell>
          <table:table-cell table:style-name="Default" office:value-type="string">
            <text:p>NO</text:p>
          </table:table-cell>
          <table:table-cell office:value-type="float" office:value="1">
            <text:p>1</text:p>
          </table:table-cell>
          <table:table-cell table:number-columns-repeated="3"/>
          <table:table-cell table:formula="of:=CONCATENATE(TEXT([.$AD290];&quot;#&quot;);&quot;,&quot;;TEXT([.$AF290];&quot;#&quot;);&quot;,&quot;;TEXT([.$AM290];&quot;#&quot;))" office:value-type="string" office:string-value="20,100,1">
            <text:p>20,100,1</text:p>
          </table:table-cell>
        </table:table-row>
        <table:table-row table:style-name="ro1">
          <table:table-cell office:value-type="string">
            <text:p>2OEGKCCVLL3CPCRROKGQCC9NRM66W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5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5 GMT 2012</text:p>
          </table:table-cell>
          <table:table-cell table:number-columns-repeated="2"/>
          <table:table-cell office:value-type="string">
            <text:p>2UO4ZMAZHHRR0OE5VXEVZH1KM5ZKBS</text:p>
          </table:table-cell>
          <table:table-cell office:value-type="string">
            <text:p>A997OZ3H2B3Q2</text:p>
          </table:table-cell>
          <table:table-cell office:value-type="string">
            <text:p>Approved</text:p>
          </table:table-cell>
          <table:table-cell office:value-type="string">
            <text:p>Thu Aug 30 18:39:12 GMT 2012</text:p>
          </table:table-cell>
          <table:table-cell office:value-type="string">
            <text:p>Thu Aug 30 18:39:51 GMT 2012</text:p>
          </table:table-cell>
          <table:table-cell office:value-type="string">
            <text:p>Thu Sep 06 18:39:51 GMT 2012</text:p>
          </table:table-cell>
          <table:table-cell office:value-type="string">
            <text:p>2012/09/06 18:44:15 +0000</text:p>
          </table:table-cell>
          <table:table-cell table:number-columns-repeated="2"/>
          <table:table-cell office:value-type="float" office:value="39">
            <text:p>39</text:p>
          </table:table-cell>
          <table:table-cell table:number-columns-repeated="2" office:value-type="string">
            <text:p>100% (93/93)</text:p>
          </table:table-cell>
          <table:table-cell office:value-type="string">
            <text:p>0% (0/0)</text:p>
          </table:table-cell>
          <table:table-cell office:value-type="string">
            <text:p>Jimmy_Carter_2:35.txt</text:p>
          </table:table-cell>
          <table:table-cell office:value-type="string">
            <text:p>Tonight, I am happy to report that because we are strong, our Nation is at peace with the world.&lt;br/&gt;&lt;br/&gt;We are a confident nation. We've restored a moral basis for our foreign policy. The very heart of our identity as a nation is our firm commitment to human rights.&lt;br/&gt;&lt;br/&gt;</text:p>
          </table:table-cell>
          <table:table-cell office:value-type="float" office:value="20">
            <text:p>20</text:p>
          </table:table-cell>
          <table:table-cell office:value-type="float" office:value="4">
            <text:p>4</text:p>
          </table:table-cell>
          <table:table-cell office:value-type="float" office:value="100">
            <text:p>100</text:p>
          </table:table-cell>
          <table:table-cell office:value-type="float" office:value="1">
            <text:p>1</text:p>
          </table:table-cell>
          <table:table-cell office:value-type="string">
            <text:p>Arnold Resnicoff</text:p>
          </table:table-cell>
          <table:table-cell office:value-type="string">
            <text:p>http://en.wikipedia.org/wiki/Arnold_Resnicoff</text:p>
          </table:table-cell>
          <table:table-cell office:value-type="string">
            <text:p>Neil Sedaka</text:p>
          </table:table-cell>
          <table:table-cell office:value-type="string">
            <text:p>http://en.wikipedia.org/wiki/Neil_Sedaka</text:p>
          </table:table-cell>
          <table:table-cell table:style-name="Default"/>
          <table:table-cell office:value-type="float" office:value="1">
            <text:p>1</text:p>
          </table:table-cell>
          <table:table-cell table:number-columns-repeated="3"/>
          <table:table-cell table:formula="of:=CONCATENATE(TEXT([.$AD291];&quot;#&quot;);&quot;,&quot;;TEXT([.$AF291];&quot;#&quot;);&quot;,&quot;;TEXT([.$AM291];&quot;#&quot;))" office:value-type="string" office:string-value="20,100,1">
            <text:p>20,100,1</text:p>
          </table:table-cell>
        </table:table-row>
        <table:table-row table:style-name="ro1">
          <table:table-cell office:value-type="string">
            <text:p>2OEGKCCVLL3CPCRROKGQCC9NRM66W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5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5 GMT 2012</text:p>
          </table:table-cell>
          <table:table-cell table:number-columns-repeated="2"/>
          <table:table-cell office:value-type="string">
            <text:p>2XW6UXFCD45XRNHSK2ETSIN3YXHWUJ</text:p>
          </table:table-cell>
          <table:table-cell office:value-type="string">
            <text:p>A3OTJEF3B38W94</text:p>
          </table:table-cell>
          <table:table-cell office:value-type="string">
            <text:p>Approved</text:p>
          </table:table-cell>
          <table:table-cell office:value-type="string">
            <text:p>Thu Aug 30 19:02:56 GMT 2012</text:p>
          </table:table-cell>
          <table:table-cell office:value-type="string">
            <text:p>Thu Aug 30 19:04:41 GMT 2012</text:p>
          </table:table-cell>
          <table:table-cell office:value-type="string">
            <text:p>Thu Sep 06 19:04:41 GMT 2012</text:p>
          </table:table-cell>
          <table:table-cell office:value-type="string">
            <text:p>2012/09/06 19:09:14 +0000</text:p>
          </table:table-cell>
          <table:table-cell table:number-columns-repeated="2"/>
          <table:table-cell office:value-type="float" office:value="105">
            <text:p>105</text:p>
          </table:table-cell>
          <table:table-cell table:number-columns-repeated="2" office:value-type="string">
            <text:p>100% (5/5)</text:p>
          </table:table-cell>
          <table:table-cell office:value-type="string">
            <text:p>0% (0/0)</text:p>
          </table:table-cell>
          <table:table-cell office:value-type="string">
            <text:p>Jimmy_Carter_2:35.txt</text:p>
          </table:table-cell>
          <table:table-cell office:value-type="string">
            <text:p>Tonight, I am happy to report that because we are strong, our Nation is at peace with the world.&lt;br/&gt;&lt;br/&gt;We are a confident nation. We've restored a moral basis for our foreign policy. The very heart of our identity as a nation is our firm commitment to human rights.&lt;br/&gt;&lt;br/&gt;</text:p>
          </table:table-cell>
          <table:table-cell office:value-type="float" office:value="20">
            <text:p>20</text:p>
          </table:table-cell>
          <table:table-cell office:value-type="float" office:value="4">
            <text:p>4</text:p>
          </table:table-cell>
          <table:table-cell office:value-type="float" office:value="100">
            <text:p>100</text:p>
          </table:table-cell>
          <table:table-cell office:value-type="float" office:value="1">
            <text:p>1</text:p>
          </table:table-cell>
          <table:table-cell office:value-type="string">
            <text:p>Arnold Resnicoff</text:p>
          </table:table-cell>
          <table:table-cell office:value-type="string">
            <text:p>http://en.wikipedia.org/wiki/Arnold_Resnicoff</text:p>
          </table:table-cell>
          <table:table-cell office:value-type="string">
            <text:p>Neil Sedaka</text:p>
          </table:table-cell>
          <table:table-cell office:value-type="string">
            <text:p>http://en.wikipedia.org/wiki/Neil_Sedaka</text:p>
          </table:table-cell>
          <table:table-cell table:style-name="Default"/>
          <table:table-cell office:value-type="float" office:value="1">
            <text:p>1</text:p>
          </table:table-cell>
          <table:table-cell table:number-columns-repeated="3"/>
          <table:table-cell table:formula="of:=CONCATENATE(TEXT([.$AD292];&quot;#&quot;);&quot;,&quot;;TEXT([.$AF292];&quot;#&quot;);&quot;,&quot;;TEXT([.$AM292];&quot;#&quot;))" office:value-type="string" office:string-value="20,100,1">
            <text:p>20,100,1</text:p>
          </table:table-cell>
        </table:table-row>
        <table:table-row table:style-name="ro1">
          <table:table-cell office:value-type="string">
            <text:p>2YVM25L8I9NZBF5J6GFECQW7U05IS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5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5 GMT 2012</text:p>
          </table:table-cell>
          <table:table-cell table:number-columns-repeated="2"/>
          <table:table-cell office:value-type="string">
            <text:p>2DI39Z0B6UTOL2SJ22KVZKGP1A1YN7</text:p>
          </table:table-cell>
          <table:table-cell office:value-type="string">
            <text:p>A31ALYJKPKD09W</text:p>
          </table:table-cell>
          <table:table-cell office:value-type="string">
            <text:p>Approved</text:p>
          </table:table-cell>
          <table:table-cell office:value-type="string">
            <text:p>Fri Aug 31 00:31:47 GMT 2012</text:p>
          </table:table-cell>
          <table:table-cell office:value-type="string">
            <text:p>Fri Aug 31 00:31:56 GMT 2012</text:p>
          </table:table-cell>
          <table:table-cell office:value-type="string">
            <text:p>Fri Sep 07 00:31:56 GMT 2012</text:p>
          </table:table-cell>
          <table:table-cell office:value-type="string">
            <text:p>2012/09/07 00:34:13 +0000</text:p>
          </table:table-cell>
          <table:table-cell table:number-columns-repeated="2"/>
          <table:table-cell office:value-type="float" office:value="9">
            <text:p>9</text:p>
          </table:table-cell>
          <table:table-cell office:value-type="string">
            <text:p>100% (294/295)</text:p>
          </table:table-cell>
          <table:table-cell office:value-type="string">
            <text:p>100% (62/62)</text:p>
          </table:table-cell>
          <table:table-cell office:value-type="string">
            <text:p>0% (0/0)</text:p>
          </table:table-cell>
          <table:table-cell office:value-type="string">
            <text:p>Zachary_Taylor_1:22.txt</text:p>
          </table:table-cell>
          <table:table-cell office:value-type="string">
            <text:p>For further views on these and other matters connected with the duties of the home department I refer you to the report of the Secretary of the Interior.&lt;br/&gt;&lt;br/&gt;I recommend early appropriations for continuing the river and harbor improvements which have been already begun, and also for the construction of those for which estimates have been made, as well as for examinations and estimates preparatory to the commencement of such others as the wants of the country, and especially the advance of our population over new districts and the extension of commerce, may render necessary. An estimate of the amount which can be advantageously expended within the next fiscal year under the direction of the Bureau of Topographical Engineers accompanies the report of the Secretary of War, to which I respectfully invite the attention of Congress.&lt;br/&gt;&lt;br/&gt;</text:p>
          </table:table-cell>
          <table:table-cell office:value-type="float" office:value="10">
            <text:p>10</text:p>
          </table:table-cell>
          <table:table-cell office:value-type="float" office:value="0">
            <text:p>0</text:p>
          </table:table-cell>
          <table:table-cell office:value-type="float" office:value="200">
            <text:p>200</text:p>
          </table:table-cell>
          <table:table-cell office:value-type="float" office:value="3">
            <text:p>3</text:p>
          </table:table-cell>
          <table:table-cell office:value-type="string">
            <text:p>Congress</text:p>
          </table:table-cell>
          <table:table-cell office:value-type="string">
            <text:p>http://en.wikipedia.org/wiki/Congress</text:p>
          </table:table-cell>
          <table:table-cell office:value-type="string">
            <text:p>Secretary</text:p>
          </table:table-cell>
          <table:table-cell office:value-type="string">
            <text:p>http://en.wikipedia.org/wiki/Secretary</text:p>
          </table:table-cell>
          <table:table-cell table:style-name="Default"/>
          <table:table-cell office:value-type="float" office:value="1">
            <text:p>1</text:p>
          </table:table-cell>
          <table:table-cell table:number-columns-repeated="3"/>
          <table:table-cell table:formula="of:=CONCATENATE(TEXT([.$AD293];&quot;#&quot;);&quot;,&quot;;TEXT([.$AF293];&quot;#&quot;);&quot;,&quot;;TEXT([.$AM293];&quot;#&quot;))" office:value-type="string" office:string-value="10,200,1">
            <text:p>10,200,1</text:p>
          </table:table-cell>
        </table:table-row>
        <table:table-row table:style-name="ro1">
          <table:table-cell office:value-type="string">
            <text:p>2YVM25L8I9NZBF5J6GFECQW7U05IS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5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5 GMT 2012</text:p>
          </table:table-cell>
          <table:table-cell table:number-columns-repeated="2"/>
          <table:table-cell office:value-type="string">
            <text:p>2O41PC6SK9RJNEC4P95HUAAPR5IQ2S</text:p>
          </table:table-cell>
          <table:table-cell office:value-type="string">
            <text:p>A30SN6C7YX0OIP</text:p>
          </table:table-cell>
          <table:table-cell office:value-type="string">
            <text:p>Approved</text:p>
          </table:table-cell>
          <table:table-cell office:value-type="string">
            <text:p>Thu Aug 30 19:57:01 GMT 2012</text:p>
          </table:table-cell>
          <table:table-cell office:value-type="string">
            <text:p>Thu Aug 30 19:57:08 GMT 2012</text:p>
          </table:table-cell>
          <table:table-cell office:value-type="string">
            <text:p>Thu Sep 06 19:57:08 GMT 2012</text:p>
          </table:table-cell>
          <table:table-cell office:value-type="string">
            <text:p>2012/09/06 19:59:13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Zachary_Taylor_1:22.txt</text:p>
          </table:table-cell>
          <table:table-cell office:value-type="string">
            <text:p>For further views on these and other matters connected with the duties of the home department I refer you to the report of the Secretary of the Interior.&lt;br/&gt;&lt;br/&gt;I recommend early appropriations for continuing the river and harbor improvements which have been already begun, and also for the construction of those for which estimates have been made, as well as for examinations and estimates preparatory to the commencement of such others as the wants of the country, and especially the advance of our population over new districts and the extension of commerce, may render necessary. An estimate of the amount which can be advantageously expended within the next fiscal year under the direction of the Bureau of Topographical Engineers accompanies the report of the Secretary of War, to which I respectfully invite the attention of Congress.&lt;br/&gt;&lt;br/&gt;</text:p>
          </table:table-cell>
          <table:table-cell office:value-type="float" office:value="10">
            <text:p>10</text:p>
          </table:table-cell>
          <table:table-cell office:value-type="float" office:value="0">
            <text:p>0</text:p>
          </table:table-cell>
          <table:table-cell office:value-type="float" office:value="200">
            <text:p>200</text:p>
          </table:table-cell>
          <table:table-cell office:value-type="float" office:value="3">
            <text:p>3</text:p>
          </table:table-cell>
          <table:table-cell office:value-type="string">
            <text:p>Congress</text:p>
          </table:table-cell>
          <table:table-cell office:value-type="string">
            <text:p>http://en.wikipedia.org/wiki/Congress</text:p>
          </table:table-cell>
          <table:table-cell office:value-type="string">
            <text:p>Secretary</text:p>
          </table:table-cell>
          <table:table-cell office:value-type="string">
            <text:p>http://en.wikipedia.org/wiki/Secretary</text:p>
          </table:table-cell>
          <table:table-cell table:style-name="Default" office:value-type="string">
            <text:p>NO</text:p>
          </table:table-cell>
          <table:table-cell office:value-type="float" office:value="2">
            <text:p>2</text:p>
          </table:table-cell>
          <table:table-cell table:number-columns-repeated="3"/>
          <table:table-cell table:formula="of:=CONCATENATE(TEXT([.$AD294];&quot;#&quot;);&quot;,&quot;;TEXT([.$AF294];&quot;#&quot;);&quot;,&quot;;TEXT([.$AM294];&quot;#&quot;))" office:value-type="string" office:string-value="10,200,2">
            <text:p>10,200,2</text:p>
          </table:table-cell>
        </table:table-row>
        <table:table-row table:style-name="ro1">
          <table:table-cell office:value-type="string">
            <text:p>2YVM25L8I9NZBF5J6GFECQW7U05IS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5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5 GMT 2012</text:p>
          </table:table-cell>
          <table:table-cell table:number-columns-repeated="2"/>
          <table:table-cell office:value-type="string">
            <text:p>2UEN9U8P9Y3885K2PDJU6IM0OAZWFH</text:p>
          </table:table-cell>
          <table:table-cell office:value-type="string">
            <text:p>A997OZ3H2B3Q2</text:p>
          </table:table-cell>
          <table:table-cell office:value-type="string">
            <text:p>Approved</text:p>
          </table:table-cell>
          <table:table-cell office:value-type="string">
            <text:p>Thu Aug 30 18:33:44 GMT 2012</text:p>
          </table:table-cell>
          <table:table-cell office:value-type="string">
            <text:p>Thu Aug 30 18:33:54 GMT 2012</text:p>
          </table:table-cell>
          <table:table-cell office:value-type="string">
            <text:p>Thu Sep 06 18:33:54 GMT 2012</text:p>
          </table:table-cell>
          <table:table-cell office:value-type="string">
            <text:p>2012/09/06 18:34:21 +0000</text:p>
          </table:table-cell>
          <table:table-cell table:number-columns-repeated="2"/>
          <table:table-cell office:value-type="float" office:value="10">
            <text:p>10</text:p>
          </table:table-cell>
          <table:table-cell table:number-columns-repeated="2" office:value-type="string">
            <text:p>100% (93/93)</text:p>
          </table:table-cell>
          <table:table-cell office:value-type="string">
            <text:p>0% (0/0)</text:p>
          </table:table-cell>
          <table:table-cell office:value-type="string">
            <text:p>Zachary_Taylor_1:22.txt</text:p>
          </table:table-cell>
          <table:table-cell office:value-type="string">
            <text:p>For further views on these and other matters connected with the duties of the home department I refer you to the report of the Secretary of the Interior.&lt;br/&gt;&lt;br/&gt;I recommend early appropriations for continuing the river and harbor improvements which have been already begun, and also for the construction of those for which estimates have been made, as well as for examinations and estimates preparatory to the commencement of such others as the wants of the country, and especially the advance of our population over new districts and the extension of commerce, may render necessary. An estimate of the amount which can be advantageously expended within the next fiscal year under the direction of the Bureau of Topographical Engineers accompanies the report of the Secretary of War, to which I respectfully invite the attention of Congress.&lt;br/&gt;&lt;br/&gt;</text:p>
          </table:table-cell>
          <table:table-cell office:value-type="float" office:value="10">
            <text:p>10</text:p>
          </table:table-cell>
          <table:table-cell office:value-type="float" office:value="0">
            <text:p>0</text:p>
          </table:table-cell>
          <table:table-cell office:value-type="float" office:value="200">
            <text:p>200</text:p>
          </table:table-cell>
          <table:table-cell office:value-type="float" office:value="3">
            <text:p>3</text:p>
          </table:table-cell>
          <table:table-cell office:value-type="string">
            <text:p>Congress</text:p>
          </table:table-cell>
          <table:table-cell office:value-type="string">
            <text:p>http://en.wikipedia.org/wiki/Congress</text:p>
          </table:table-cell>
          <table:table-cell office:value-type="string">
            <text:p>Secretary</text:p>
          </table:table-cell>
          <table:table-cell office:value-type="string">
            <text:p>http://en.wikipedia.org/wiki/Secretary</text:p>
          </table:table-cell>
          <table:table-cell table:style-name="Default"/>
          <table:table-cell office:value-type="float" office:value="2">
            <text:p>2</text:p>
          </table:table-cell>
          <table:table-cell table:number-columns-repeated="3"/>
          <table:table-cell table:formula="of:=CONCATENATE(TEXT([.$AD295];&quot;#&quot;);&quot;,&quot;;TEXT([.$AF295];&quot;#&quot;);&quot;,&quot;;TEXT([.$AM295];&quot;#&quot;))" office:value-type="string" office:string-value="10,200,2">
            <text:p>10,200,2</text:p>
          </table:table-cell>
        </table:table-row>
        <table:table-row table:style-name="ro1">
          <table:table-cell office:value-type="string">
            <text:p>2UQXMB3Q39Z0QFIYVGK4MVSTWJJIT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5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5 GMT 2012</text:p>
          </table:table-cell>
          <table:table-cell table:number-columns-repeated="2"/>
          <table:table-cell office:value-type="string">
            <text:p>277B0HFL42J107TDIHT7U0IGK180LQ</text:p>
          </table:table-cell>
          <table:table-cell office:value-type="string">
            <text:p>A3U1K9X1LXA5JA</text:p>
          </table:table-cell>
          <table:table-cell office:value-type="string">
            <text:p>Approved</text:p>
          </table:table-cell>
          <table:table-cell office:value-type="string">
            <text:p>Thu Aug 30 18:46:32 GMT 2012</text:p>
          </table:table-cell>
          <table:table-cell office:value-type="string">
            <text:p>Thu Aug 30 18:46:36 GMT 2012</text:p>
          </table:table-cell>
          <table:table-cell office:value-type="string">
            <text:p>Thu Sep 06 18:46:36 GMT 2012</text:p>
          </table:table-cell>
          <table:table-cell office:value-type="string">
            <text:p>2012/09/06 18:49:21 +0000</text:p>
          </table:table-cell>
          <table:table-cell table:number-columns-repeated="2"/>
          <table:table-cell office:value-type="float" office:value="4">
            <text:p>4</text:p>
          </table:table-cell>
          <table:table-cell office:value-type="string">
            <text:p>100% (29/29)</text:p>
          </table:table-cell>
          <table:table-cell office:value-type="string">
            <text:p>100% (28/28)</text:p>
          </table:table-cell>
          <table:table-cell office:value-type="string">
            <text:p>0% (0/0)</text:p>
          </table:table-cell>
          <table:table-cell office:value-type="string">
            <text:p>Franklin_Delano_Roosevelt_11:8.txt</text:p>
          </table:table-cell>
          <table:table-cell office:value-type="string">
            <text:p>China and Russia are truly united with Britain and America in recognition of this essential fact:&lt;br/&gt;&lt;br/&gt;The best interests of each Nation, large and small, demand that all freedom-loving Nations shall join together in a just and durable system of peace. In the present world situation, evidenced by the actions of Germany, Italy, and Japan, unquestioned military control over disturbers of the peace is as necessary among Nations as it is among citizens in a community. And an equally basic essential to peace is a decent standard of living for all individual men and women and children in all Nations. Freedom from fear is eternally linked with freedom from want.&lt;br/&gt;&lt;br/&gt;</text:p>
          </table:table-cell>
          <table:table-cell office:value-type="float" office:value="20">
            <text:p>20</text:p>
          </table:table-cell>
          <table:table-cell office:value-type="float" office:value="4">
            <text:p>4</text:p>
          </table:table-cell>
          <table:table-cell office:value-type="float" office:value="10">
            <text:p>10</text:p>
          </table:table-cell>
          <table:table-cell office:value-type="float" office:value="0">
            <text:p>0</text:p>
          </table:table-cell>
          <table:table-cell office:value-type="string">
            <text:p>Nations</text:p>
          </table:table-cell>
          <table:table-cell office:value-type="string">
            <text:p>http://en.wikipedia.org/wiki/Nations</text:p>
          </table:table-cell>
          <table:table-cell office:value-type="string">
            <text:p>Iroquois</text:p>
          </table:table-cell>
          <table:table-cell office:value-type="string">
            <text:p>http://en.wikipedia.org/wiki/Iroquois</text:p>
          </table:table-cell>
          <table:table-cell table:style-name="Default"/>
          <table:table-cell office:value-type="float" office:value="1">
            <text:p>1</text:p>
          </table:table-cell>
          <table:table-cell table:number-columns-repeated="3"/>
          <table:table-cell table:formula="of:=CONCATENATE(TEXT([.$AD296];&quot;#&quot;);&quot;,&quot;;TEXT([.$AF296];&quot;#&quot;);&quot;,&quot;;TEXT([.$AM296];&quot;#&quot;))" office:value-type="string" office:string-value="20,10,1">
            <text:p>20,10,1</text:p>
          </table:table-cell>
        </table:table-row>
        <table:table-row table:style-name="ro1">
          <table:table-cell office:value-type="string">
            <text:p>2UQXMB3Q39Z0QFIYVGK4MVSTWJJIT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5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5 GMT 2012</text:p>
          </table:table-cell>
          <table:table-cell table:number-columns-repeated="2"/>
          <table:table-cell office:value-type="string">
            <text:p>2DQOCCF0CP5KCYHNUS9X6G4PROHUV9</text:p>
          </table:table-cell>
          <table:table-cell office:value-type="string">
            <text:p>A30SN6C7YX0OIP</text:p>
          </table:table-cell>
          <table:table-cell office:value-type="string">
            <text:p>Approved</text:p>
          </table:table-cell>
          <table:table-cell office:value-type="string">
            <text:p>Thu Aug 30 19:56:21 GMT 2012</text:p>
          </table:table-cell>
          <table:table-cell office:value-type="string">
            <text:p>Thu Aug 30 19:56:27 GMT 2012</text:p>
          </table:table-cell>
          <table:table-cell office:value-type="string">
            <text:p>Thu Sep 06 19:56:27 GMT 2012</text:p>
          </table:table-cell>
          <table:table-cell office:value-type="string">
            <text:p>2012/09/06 19:59:13 +0000</text:p>
          </table:table-cell>
          <table:table-cell table:number-columns-repeated="2"/>
          <table:table-cell office:value-type="float" office:value="6">
            <text:p>6</text:p>
          </table:table-cell>
          <table:table-cell table:number-columns-repeated="2" office:value-type="string">
            <text:p>100% (173/173)</text:p>
          </table:table-cell>
          <table:table-cell office:value-type="string">
            <text:p>0% (0/0)</text:p>
          </table:table-cell>
          <table:table-cell office:value-type="string">
            <text:p>Franklin_Delano_Roosevelt_11:8.txt</text:p>
          </table:table-cell>
          <table:table-cell office:value-type="string">
            <text:p>China and Russia are truly united with Britain and America in recognition of this essential fact:&lt;br/&gt;&lt;br/&gt;The best interests of each Nation, large and small, demand that all freedom-loving Nations shall join together in a just and durable system of peace. In the present world situation, evidenced by the actions of Germany, Italy, and Japan, unquestioned military control over disturbers of the peace is as necessary among Nations as it is among citizens in a community. And an equally basic essential to peace is a decent standard of living for all individual men and women and children in all Nations. Freedom from fear is eternally linked with freedom from want.&lt;br/&gt;&lt;br/&gt;</text:p>
          </table:table-cell>
          <table:table-cell office:value-type="float" office:value="20">
            <text:p>20</text:p>
          </table:table-cell>
          <table:table-cell office:value-type="float" office:value="4">
            <text:p>4</text:p>
          </table:table-cell>
          <table:table-cell office:value-type="float" office:value="10">
            <text:p>10</text:p>
          </table:table-cell>
          <table:table-cell office:value-type="float" office:value="0">
            <text:p>0</text:p>
          </table:table-cell>
          <table:table-cell office:value-type="string">
            <text:p>Nations</text:p>
          </table:table-cell>
          <table:table-cell office:value-type="string">
            <text:p>http://en.wikipedia.org/wiki/Nations</text:p>
          </table:table-cell>
          <table:table-cell office:value-type="string">
            <text:p>Iroquois</text:p>
          </table:table-cell>
          <table:table-cell office:value-type="string">
            <text:p>http://en.wikipedia.org/wiki/Iroquois</text:p>
          </table:table-cell>
          <table:table-cell table:style-name="Default" office:value-type="string">
            <text:p>NO</text:p>
          </table:table-cell>
          <table:table-cell office:value-type="float" office:value="2">
            <text:p>2</text:p>
          </table:table-cell>
          <table:table-cell table:number-columns-repeated="3"/>
          <table:table-cell table:formula="of:=CONCATENATE(TEXT([.$AD297];&quot;#&quot;);&quot;,&quot;;TEXT([.$AF297];&quot;#&quot;);&quot;,&quot;;TEXT([.$AM297];&quot;#&quot;))" office:value-type="string" office:string-value="20,10,2">
            <text:p>20,10,2</text:p>
          </table:table-cell>
        </table:table-row>
        <table:table-row table:style-name="ro1">
          <table:table-cell office:value-type="string">
            <text:p>2UQXMB3Q39Z0QFIYVGK4MVSTWJJIT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5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5 GMT 2012</text:p>
          </table:table-cell>
          <table:table-cell table:number-columns-repeated="2"/>
          <table:table-cell office:value-type="string">
            <text:p>2NXNQYN5F3Q0YPTY5WEC4YB4EXF9DC</text:p>
          </table:table-cell>
          <table:table-cell office:value-type="string">
            <text:p>A31ALYJKPKD09W</text:p>
          </table:table-cell>
          <table:table-cell office:value-type="string">
            <text:p>Approved</text:p>
          </table:table-cell>
          <table:table-cell office:value-type="string">
            <text:p>Fri Aug 31 00:35:48 GMT 2012</text:p>
          </table:table-cell>
          <table:table-cell office:value-type="string">
            <text:p>Fri Aug 31 00:35:55 GMT 2012</text:p>
          </table:table-cell>
          <table:table-cell office:value-type="string">
            <text:p>Fri Sep 07 00:35:55 GMT 2012</text:p>
          </table:table-cell>
          <table:table-cell office:value-type="string">
            <text:p>2012/09/07 00:39:12 +0000</text:p>
          </table:table-cell>
          <table:table-cell table:number-columns-repeated="2"/>
          <table:table-cell office:value-type="float" office:value="7">
            <text:p>7</text:p>
          </table:table-cell>
          <table:table-cell office:value-type="string">
            <text:p>100% (294/295)</text:p>
          </table:table-cell>
          <table:table-cell office:value-type="string">
            <text:p>100% (62/62)</text:p>
          </table:table-cell>
          <table:table-cell office:value-type="string">
            <text:p>0% (0/0)</text:p>
          </table:table-cell>
          <table:table-cell office:value-type="string">
            <text:p>Franklin_Delano_Roosevelt_11:8.txt</text:p>
          </table:table-cell>
          <table:table-cell office:value-type="string">
            <text:p>China and Russia are truly united with Britain and America in recognition of this essential fact:&lt;br/&gt;&lt;br/&gt;The best interests of each Nation, large and small, demand that all freedom-loving Nations shall join together in a just and durable system of peace. In the present world situation, evidenced by the actions of Germany, Italy, and Japan, unquestioned military control over disturbers of the peace is as necessary among Nations as it is among citizens in a community. And an equally basic essential to peace is a decent standard of living for all individual men and women and children in all Nations. Freedom from fear is eternally linked with freedom from want.&lt;br/&gt;&lt;br/&gt;</text:p>
          </table:table-cell>
          <table:table-cell office:value-type="float" office:value="20">
            <text:p>20</text:p>
          </table:table-cell>
          <table:table-cell office:value-type="float" office:value="4">
            <text:p>4</text:p>
          </table:table-cell>
          <table:table-cell office:value-type="float" office:value="10">
            <text:p>10</text:p>
          </table:table-cell>
          <table:table-cell office:value-type="float" office:value="0">
            <text:p>0</text:p>
          </table:table-cell>
          <table:table-cell office:value-type="string">
            <text:p>Nations</text:p>
          </table:table-cell>
          <table:table-cell office:value-type="string">
            <text:p>http://en.wikipedia.org/wiki/Nations</text:p>
          </table:table-cell>
          <table:table-cell office:value-type="string">
            <text:p>Iroquois</text:p>
          </table:table-cell>
          <table:table-cell office:value-type="string">
            <text:p>http://en.wikipedia.org/wiki/Iroquois</text:p>
          </table:table-cell>
          <table:table-cell table:style-name="Default"/>
          <table:table-cell office:value-type="float" office:value="1">
            <text:p>1</text:p>
          </table:table-cell>
          <table:table-cell table:number-columns-repeated="3"/>
          <table:table-cell table:formula="of:=CONCATENATE(TEXT([.$AD298];&quot;#&quot;);&quot;,&quot;;TEXT([.$AF298];&quot;#&quot;);&quot;,&quot;;TEXT([.$AM298];&quot;#&quot;))" office:value-type="string" office:string-value="20,10,1">
            <text:p>20,10,1</text:p>
          </table:table-cell>
        </table:table-row>
        <table:table-row table:style-name="ro1">
          <table:table-cell office:value-type="string">
            <text:p>2E2O2L92HECWPFL85Y3CN0CP6CWGHW</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5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5 GMT 2012</text:p>
          </table:table-cell>
          <table:table-cell table:number-columns-repeated="2"/>
          <table:table-cell office:value-type="string">
            <text:p>2BANMHGYQ4J32JZBIPDFNOYYNAVM9T</text:p>
          </table:table-cell>
          <table:table-cell office:value-type="string">
            <text:p>A30SN6C7YX0OIP</text:p>
          </table:table-cell>
          <table:table-cell office:value-type="string">
            <text:p>Approved</text:p>
          </table:table-cell>
          <table:table-cell office:value-type="string">
            <text:p>Thu Aug 30 19:42:47 GMT 2012</text:p>
          </table:table-cell>
          <table:table-cell office:value-type="string">
            <text:p>Thu Aug 30 19:42:56 GMT 2012</text:p>
          </table:table-cell>
          <table:table-cell office:value-type="string">
            <text:p>Thu Sep 06 19:42:56 GMT 2012</text:p>
          </table:table-cell>
          <table:table-cell office:value-type="string">
            <text:p>2012/09/06 19:44:14 +0000</text:p>
          </table:table-cell>
          <table:table-cell table:number-columns-repeated="2"/>
          <table:table-cell office:value-type="float" office:value="9">
            <text:p>9</text:p>
          </table:table-cell>
          <table:table-cell table:number-columns-repeated="2" office:value-type="string">
            <text:p>100% (173/173)</text:p>
          </table:table-cell>
          <table:table-cell office:value-type="string">
            <text:p>0% (0/0)</text:p>
          </table:table-cell>
          <table:table-cell office:value-type="string">
            <text:p>James_K._Polk_3:49.txt</text:p>
          </table:table-cell>
          <table:table-cell office:value-type="string">
            <text:p>During the past year the coinage at the Mint and its branches has exceeded $20,000,000. This has consisted chiefly in converting the coins of foreign countries into American coin.&lt;br/&gt;&lt;br/&gt;The largest amount of foreign coin imported has been received at New York, and if a branch mint were established at that city all the foreign coin received at that port could at once be converted into our own coin without the expense, risk, and delay of transporting it to the Mint for that purpose, and the amount recoined would be much larger.&lt;br/&gt;&lt;br/&gt;</text:p>
          </table:table-cell>
          <table:table-cell office:value-type="float" office:value="100">
            <text:p>100</text:p>
          </table:table-cell>
          <table:table-cell office:value-type="float" office:value="1">
            <text:p>1</text:p>
          </table:table-cell>
          <table:table-cell office:value-type="float" office:value="20">
            <text:p>20</text:p>
          </table:table-cell>
          <table:table-cell office:value-type="float" office:value="2">
            <text:p>2</text:p>
          </table:table-cell>
          <table:table-cell office:value-type="string">
            <text:p>Coinage</text:p>
          </table:table-cell>
          <table:table-cell office:value-type="string">
            <text:p>http://en.wikipedia.org/wiki/Coinage</text:p>
          </table:table-cell>
          <table:table-cell office:value-type="string">
            <text:p>Treasury</text:p>
          </table:table-cell>
          <table:table-cell office:value-type="string">
            <text:p>http://en.wikipedia.org/wiki/Treasury</text:p>
          </table:table-cell>
          <table:table-cell table:style-name="Default" office:value-type="string">
            <text:p>NO</text:p>
          </table:table-cell>
          <table:table-cell office:value-type="float" office:value="1">
            <text:p>1</text:p>
          </table:table-cell>
          <table:table-cell table:number-columns-repeated="3"/>
          <table:table-cell table:formula="of:=CONCATENATE(TEXT([.$AD299];&quot;#&quot;);&quot;,&quot;;TEXT([.$AF299];&quot;#&quot;);&quot;,&quot;;TEXT([.$AM299];&quot;#&quot;))" office:value-type="string" office:string-value="100,20,1">
            <text:p>100,20,1</text:p>
          </table:table-cell>
        </table:table-row>
        <table:table-row table:style-name="ro1">
          <table:table-cell office:value-type="string">
            <text:p>2E2O2L92HECWPFL85Y3CN0CP6CWGHW</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5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5 GMT 2012</text:p>
          </table:table-cell>
          <table:table-cell table:number-columns-repeated="2"/>
          <table:table-cell office:value-type="string">
            <text:p>2K49KSSZVXX25DTZ1UHO6GNI1IDM4T</text:p>
          </table:table-cell>
          <table:table-cell office:value-type="string">
            <text:p>A3U1K9X1LXA5JA</text:p>
          </table:table-cell>
          <table:table-cell office:value-type="string">
            <text:p>Approved</text:p>
          </table:table-cell>
          <table:table-cell office:value-type="string">
            <text:p>Thu Aug 30 18:34:52 GMT 2012</text:p>
          </table:table-cell>
          <table:table-cell office:value-type="string">
            <text:p>Thu Aug 30 18:34:56 GMT 2012</text:p>
          </table:table-cell>
          <table:table-cell office:value-type="string">
            <text:p>Thu Sep 06 18:34:56 GMT 2012</text:p>
          </table:table-cell>
          <table:table-cell office:value-type="string">
            <text:p>2012/09/06 18:39:17 +0000</text:p>
          </table:table-cell>
          <table:table-cell table:number-columns-repeated="2"/>
          <table:table-cell office:value-type="float" office:value="4">
            <text:p>4</text:p>
          </table:table-cell>
          <table:table-cell office:value-type="string">
            <text:p>100% (29/29)</text:p>
          </table:table-cell>
          <table:table-cell office:value-type="string">
            <text:p>100% (28/28)</text:p>
          </table:table-cell>
          <table:table-cell office:value-type="string">
            <text:p>0% (0/0)</text:p>
          </table:table-cell>
          <table:table-cell office:value-type="string">
            <text:p>James_K._Polk_3:49.txt</text:p>
          </table:table-cell>
          <table:table-cell office:value-type="string">
            <text:p>During the past year the coinage at the Mint and its branches has exceeded $20,000,000. This has consisted chiefly in converting the coins of foreign countries into American coin.&lt;br/&gt;&lt;br/&gt;The largest amount of foreign coin imported has been received at New York, and if a branch mint were established at that city all the foreign coin received at that port could at once be converted into our own coin without the expense, risk, and delay of transporting it to the Mint for that purpose, and the amount recoined would be much larger.&lt;br/&gt;&lt;br/&gt;</text:p>
          </table:table-cell>
          <table:table-cell office:value-type="float" office:value="100">
            <text:p>100</text:p>
          </table:table-cell>
          <table:table-cell office:value-type="float" office:value="1">
            <text:p>1</text:p>
          </table:table-cell>
          <table:table-cell office:value-type="float" office:value="20">
            <text:p>20</text:p>
          </table:table-cell>
          <table:table-cell office:value-type="float" office:value="2">
            <text:p>2</text:p>
          </table:table-cell>
          <table:table-cell office:value-type="string">
            <text:p>Coinage</text:p>
          </table:table-cell>
          <table:table-cell office:value-type="string">
            <text:p>http://en.wikipedia.org/wiki/Coinage</text:p>
          </table:table-cell>
          <table:table-cell office:value-type="string">
            <text:p>Treasury</text:p>
          </table:table-cell>
          <table:table-cell office:value-type="string">
            <text:p>http://en.wikipedia.org/wiki/Treasury</text:p>
          </table:table-cell>
          <table:table-cell table:style-name="Default"/>
          <table:table-cell office:value-type="float" office:value="1">
            <text:p>1</text:p>
          </table:table-cell>
          <table:table-cell table:number-columns-repeated="3"/>
          <table:table-cell table:formula="of:=CONCATENATE(TEXT([.$AD300];&quot;#&quot;);&quot;,&quot;;TEXT([.$AF300];&quot;#&quot;);&quot;,&quot;;TEXT([.$AM300];&quot;#&quot;))" office:value-type="string" office:string-value="100,20,1">
            <text:p>100,20,1</text:p>
          </table:table-cell>
        </table:table-row>
        <table:table-row table:style-name="ro1">
          <table:table-cell office:value-type="string">
            <text:p>2E2O2L92HECWPFL85Y3CN0CP6CWGHW</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5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5 GMT 2012</text:p>
          </table:table-cell>
          <table:table-cell table:number-columns-repeated="2"/>
          <table:table-cell office:value-type="string">
            <text:p>2WR9O9Z6KW4Z1JNMO1ILNQ0OS4ND44</text:p>
          </table:table-cell>
          <table:table-cell office:value-type="string">
            <text:p>A997OZ3H2B3Q2</text:p>
          </table:table-cell>
          <table:table-cell office:value-type="string">
            <text:p>Approved</text:p>
          </table:table-cell>
          <table:table-cell office:value-type="string">
            <text:p>Thu Aug 30 19:14:30 GMT 2012</text:p>
          </table:table-cell>
          <table:table-cell office:value-type="string">
            <text:p>Thu Aug 30 19:14:42 GMT 2012</text:p>
          </table:table-cell>
          <table:table-cell office:value-type="string">
            <text:p>Thu Sep 06 19:14:42 GMT 2012</text:p>
          </table:table-cell>
          <table:table-cell office:value-type="string">
            <text:p>2012/09/06 19:19:16 +0000</text:p>
          </table:table-cell>
          <table:table-cell table:number-columns-repeated="2"/>
          <table:table-cell office:value-type="float" office:value="12">
            <text:p>12</text:p>
          </table:table-cell>
          <table:table-cell table:number-columns-repeated="2" office:value-type="string">
            <text:p>100% (93/93)</text:p>
          </table:table-cell>
          <table:table-cell office:value-type="string">
            <text:p>0% (0/0)</text:p>
          </table:table-cell>
          <table:table-cell office:value-type="string">
            <text:p>James_K._Polk_3:49.txt</text:p>
          </table:table-cell>
          <table:table-cell office:value-type="string">
            <text:p>During the past year the coinage at the Mint and its branches has exceeded $20,000,000. This has consisted chiefly in converting the coins of foreign countries into American coin.&lt;br/&gt;&lt;br/&gt;The largest amount of foreign coin imported has been received at New York, and if a branch mint were established at that city all the foreign coin received at that port could at once be converted into our own coin without the expense, risk, and delay of transporting it to the Mint for that purpose, and the amount recoined would be much larger.&lt;br/&gt;&lt;br/&gt;</text:p>
          </table:table-cell>
          <table:table-cell office:value-type="float" office:value="100">
            <text:p>100</text:p>
          </table:table-cell>
          <table:table-cell office:value-type="float" office:value="1">
            <text:p>1</text:p>
          </table:table-cell>
          <table:table-cell office:value-type="float" office:value="20">
            <text:p>20</text:p>
          </table:table-cell>
          <table:table-cell office:value-type="float" office:value="2">
            <text:p>2</text:p>
          </table:table-cell>
          <table:table-cell office:value-type="string">
            <text:p>Coinage</text:p>
          </table:table-cell>
          <table:table-cell office:value-type="string">
            <text:p>http://en.wikipedia.org/wiki/Coinage</text:p>
          </table:table-cell>
          <table:table-cell office:value-type="string">
            <text:p>Treasury</text:p>
          </table:table-cell>
          <table:table-cell office:value-type="string">
            <text:p>http://en.wikipedia.org/wiki/Treasury</text:p>
          </table:table-cell>
          <table:table-cell table:style-name="Default"/>
          <table:table-cell office:value-type="float" office:value="1">
            <text:p>1</text:p>
          </table:table-cell>
          <table:table-cell table:number-columns-repeated="3"/>
          <table:table-cell table:formula="of:=CONCATENATE(TEXT([.$AD301];&quot;#&quot;);&quot;,&quot;;TEXT([.$AF301];&quot;#&quot;);&quot;,&quot;;TEXT([.$AM301];&quot;#&quot;))" office:value-type="string" office:string-value="100,20,1">
            <text:p>100,20,1</text:p>
          </table:table-cell>
        </table:table-row>
        <table:table-row table:style-name="ro1">
          <table:table-cell office:value-type="string">
            <text:p>2GRO9Z6KW4ZMP85MY1CFY0ONONQE5W</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5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5 GMT 2012</text:p>
          </table:table-cell>
          <table:table-cell table:number-columns-repeated="2"/>
          <table:table-cell office:value-type="string">
            <text:p>247J51Y7QEOZU7EX8MJTUOFXWUJCFQ</text:p>
          </table:table-cell>
          <table:table-cell office:value-type="string">
            <text:p>A3U1K9X1LXA5JA</text:p>
          </table:table-cell>
          <table:table-cell office:value-type="string">
            <text:p>Approved</text:p>
          </table:table-cell>
          <table:table-cell office:value-type="string">
            <text:p>Thu Aug 30 18:53:21 GMT 2012</text:p>
          </table:table-cell>
          <table:table-cell office:value-type="string">
            <text:p>Thu Aug 30 18:53:35 GMT 2012</text:p>
          </table:table-cell>
          <table:table-cell office:value-type="string">
            <text:p>Thu Sep 06 18:53:35 GMT 2012</text:p>
          </table:table-cell>
          <table:table-cell office:value-type="string">
            <text:p>2012/09/06 18:54:16 +0000</text:p>
          </table:table-cell>
          <table:table-cell table:number-columns-repeated="2"/>
          <table:table-cell office:value-type="float" office:value="14">
            <text:p>14</text:p>
          </table:table-cell>
          <table:table-cell office:value-type="string">
            <text:p>100% (29/29)</text:p>
          </table:table-cell>
          <table:table-cell office:value-type="string">
            <text:p>100% (28/28)</text:p>
          </table:table-cell>
          <table:table-cell office:value-type="string">
            <text:p>0% (0/0)</text:p>
          </table:table-cell>
          <table:table-cell office:value-type="string">
            <text:p>Jimmy_Carter_4:303.txt</text:p>
          </table:table-cell>
          <table:table-cell office:value-type="string">
            <text:p>We have a long-standing treaty with Colombia on Quita Sueno, Roncador, and Serrano which remains to be ratified by the Senate.&lt;br/&gt;&lt;br/&gt;In Central America, the future of Nicaragua is unclear. Recent tensions, the restrictions on the press and political activity, an inordinate Cuban presence in the country and the tragic killing by the security forces of a businessman well known for his democratic orientation, cause us considerable concern. These are not encouraging developments. But those who seek a free society remain in the contest for their nation's destiny. They have asked us to help rebuild their country, and by our assistance, to demonstrate that the democratic nations do not intend to abandon Nicaragua to the Cubans. As long as those who intend to pursue their pluralistic goals play important roles in Nicaragua, it deserves our continuing support.&lt;br/&gt;&lt;br/&gt;</text:p>
          </table:table-cell>
          <table:table-cell office:value-type="float" office:value="50">
            <text:p>50</text:p>
          </table:table-cell>
          <table:table-cell office:value-type="float" office:value="3">
            <text:p>3</text:p>
          </table:table-cell>
          <table:table-cell office:value-type="float" office:value="200">
            <text:p>200</text:p>
          </table:table-cell>
          <table:table-cell office:value-type="float" office:value="0">
            <text:p>0</text:p>
          </table:table-cell>
          <table:table-cell office:value-type="string">
            <text:p>Nations</text:p>
          </table:table-cell>
          <table:table-cell office:value-type="string">
            <text:p>http://en.wikipedia.org/wiki/Nations</text:p>
          </table:table-cell>
          <table:table-cell office:value-type="string">
            <text:p>Panama</text:p>
          </table:table-cell>
          <table:table-cell office:value-type="string">
            <text:p>http://en.wikipedia.org/wiki/Panama</text:p>
          </table:table-cell>
          <table:table-cell table:style-name="Default"/>
          <table:table-cell office:value-type="float" office:value="1">
            <text:p>1</text:p>
          </table:table-cell>
          <table:table-cell table:number-columns-repeated="3"/>
          <table:table-cell table:formula="of:=CONCATENATE(TEXT([.$AD302];&quot;#&quot;);&quot;,&quot;;TEXT([.$AF302];&quot;#&quot;);&quot;,&quot;;TEXT([.$AM302];&quot;#&quot;))" office:value-type="string" office:string-value="50,200,1">
            <text:p>50,200,1</text:p>
          </table:table-cell>
        </table:table-row>
        <table:table-row table:style-name="ro1">
          <table:table-cell office:value-type="string">
            <text:p>2GRO9Z6KW4ZMP85MY1CFY0ONONQE5W</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5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5 GMT 2012</text:p>
          </table:table-cell>
          <table:table-cell table:number-columns-repeated="2"/>
          <table:table-cell office:value-type="string">
            <text:p>2J0D8J3VE7WS72B3JQUMKK8AYJPJZ2</text:p>
          </table:table-cell>
          <table:table-cell office:value-type="string">
            <text:p>A2KUZAGNUPR16W</text:p>
          </table:table-cell>
          <table:table-cell office:value-type="string">
            <text:p>Approved</text:p>
          </table:table-cell>
          <table:table-cell office:value-type="string">
            <text:p>Thu Aug 30 19:44:52 GMT 2012</text:p>
          </table:table-cell>
          <table:table-cell office:value-type="string">
            <text:p>Thu Aug 30 19:45:08 GMT 2012</text:p>
          </table:table-cell>
          <table:table-cell office:value-type="string">
            <text:p>Thu Sep 06 19:45:08 GMT 2012</text:p>
          </table:table-cell>
          <table:table-cell office:value-type="string">
            <text:p>2012/09/06 19:49:17 +0000</text:p>
          </table:table-cell>
          <table:table-cell table:number-columns-repeated="2"/>
          <table:table-cell office:value-type="float" office:value="16">
            <text:p>16</text:p>
          </table:table-cell>
          <table:table-cell table:number-columns-repeated="2" office:value-type="string">
            <text:p>100% (11/11)</text:p>
          </table:table-cell>
          <table:table-cell office:value-type="string">
            <text:p>0% (0/0)</text:p>
          </table:table-cell>
          <table:table-cell office:value-type="string">
            <text:p>Jimmy_Carter_4:303.txt</text:p>
          </table:table-cell>
          <table:table-cell office:value-type="string">
            <text:p>We have a long-standing treaty with Colombia on Quita Sueno, Roncador, and Serrano which remains to be ratified by the Senate.&lt;br/&gt;&lt;br/&gt;In Central America, the future of Nicaragua is unclear. Recent tensions, the restrictions on the press and political activity, an inordinate Cuban presence in the country and the tragic killing by the security forces of a businessman well known for his democratic orientation, cause us considerable concern. These are not encouraging developments. But those who seek a free society remain in the contest for their nation's destiny. They have asked us to help rebuild their country, and by our assistance, to demonstrate that the democratic nations do not intend to abandon Nicaragua to the Cubans. As long as those who intend to pursue their pluralistic goals play important roles in Nicaragua, it deserves our continuing support.&lt;br/&gt;&lt;br/&gt;</text:p>
          </table:table-cell>
          <table:table-cell office:value-type="float" office:value="50">
            <text:p>50</text:p>
          </table:table-cell>
          <table:table-cell office:value-type="float" office:value="3">
            <text:p>3</text:p>
          </table:table-cell>
          <table:table-cell office:value-type="float" office:value="200">
            <text:p>200</text:p>
          </table:table-cell>
          <table:table-cell office:value-type="float" office:value="0">
            <text:p>0</text:p>
          </table:table-cell>
          <table:table-cell office:value-type="string">
            <text:p>Nations</text:p>
          </table:table-cell>
          <table:table-cell office:value-type="string">
            <text:p>http://en.wikipedia.org/wiki/Nations</text:p>
          </table:table-cell>
          <table:table-cell office:value-type="string">
            <text:p>Panama</text:p>
          </table:table-cell>
          <table:table-cell office:value-type="string">
            <text:p>http://en.wikipedia.org/wiki/Panama</text:p>
          </table:table-cell>
          <table:table-cell table:style-name="Default"/>
          <table:table-cell office:value-type="float" office:value="1">
            <text:p>1</text:p>
          </table:table-cell>
          <table:table-cell table:number-columns-repeated="3"/>
          <table:table-cell table:formula="of:=CONCATENATE(TEXT([.$AD303];&quot;#&quot;);&quot;,&quot;;TEXT([.$AF303];&quot;#&quot;);&quot;,&quot;;TEXT([.$AM303];&quot;#&quot;))" office:value-type="string" office:string-value="50,200,1">
            <text:p>50,200,1</text:p>
          </table:table-cell>
        </table:table-row>
        <table:table-row table:style-name="ro1">
          <table:table-cell office:value-type="string">
            <text:p>2GRO9Z6KW4ZMP85MY1CFY0ONONQE5W</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5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5 GMT 2012</text:p>
          </table:table-cell>
          <table:table-cell table:number-columns-repeated="2"/>
          <table:table-cell office:value-type="string">
            <text:p>2NHGFL6VCPWZO0BI3SFV9S7SSK7M7H</text:p>
          </table:table-cell>
          <table:table-cell office:value-type="string">
            <text:p>A30SN6C7YX0OIP</text:p>
          </table:table-cell>
          <table:table-cell office:value-type="string">
            <text:p>Approved</text:p>
          </table:table-cell>
          <table:table-cell office:value-type="string">
            <text:p>Thu Aug 30 19:42:32 GMT 2012</text:p>
          </table:table-cell>
          <table:table-cell office:value-type="string">
            <text:p>Thu Aug 30 19:42:40 GMT 2012</text:p>
          </table:table-cell>
          <table:table-cell office:value-type="string">
            <text:p>Thu Sep 06 19:42:40 GMT 2012</text:p>
          </table:table-cell>
          <table:table-cell office:value-type="string">
            <text:p>2012/09/06 19:44:14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Jimmy_Carter_4:303.txt</text:p>
          </table:table-cell>
          <table:table-cell office:value-type="string">
            <text:p>We have a long-standing treaty with Colombia on Quita Sueno, Roncador, and Serrano which remains to be ratified by the Senate.&lt;br/&gt;&lt;br/&gt;In Central America, the future of Nicaragua is unclear. Recent tensions, the restrictions on the press and political activity, an inordinate Cuban presence in the country and the tragic killing by the security forces of a businessman well known for his democratic orientation, cause us considerable concern. These are not encouraging developments. But those who seek a free society remain in the contest for their nation's destiny. They have asked us to help rebuild their country, and by our assistance, to demonstrate that the democratic nations do not intend to abandon Nicaragua to the Cubans. As long as those who intend to pursue their pluralistic goals play important roles in Nicaragua, it deserves our continuing support.&lt;br/&gt;&lt;br/&gt;</text:p>
          </table:table-cell>
          <table:table-cell office:value-type="float" office:value="50">
            <text:p>50</text:p>
          </table:table-cell>
          <table:table-cell office:value-type="float" office:value="3">
            <text:p>3</text:p>
          </table:table-cell>
          <table:table-cell office:value-type="float" office:value="200">
            <text:p>200</text:p>
          </table:table-cell>
          <table:table-cell office:value-type="float" office:value="0">
            <text:p>0</text:p>
          </table:table-cell>
          <table:table-cell office:value-type="string">
            <text:p>Nations</text:p>
          </table:table-cell>
          <table:table-cell office:value-type="string">
            <text:p>http://en.wikipedia.org/wiki/Nations</text:p>
          </table:table-cell>
          <table:table-cell office:value-type="string">
            <text:p>Panama</text:p>
          </table:table-cell>
          <table:table-cell office:value-type="string">
            <text:p>http://en.wikipedia.org/wiki/Panama</text:p>
          </table:table-cell>
          <table:table-cell table:style-name="Default" office:value-type="string">
            <text:p>NO</text:p>
          </table:table-cell>
          <table:table-cell office:value-type="float" office:value="2">
            <text:p>2</text:p>
          </table:table-cell>
          <table:table-cell table:number-columns-repeated="3"/>
          <table:table-cell table:formula="of:=CONCATENATE(TEXT([.$AD304];&quot;#&quot;);&quot;,&quot;;TEXT([.$AF304];&quot;#&quot;);&quot;,&quot;;TEXT([.$AM304];&quot;#&quot;))" office:value-type="string" office:string-value="50,200,2">
            <text:p>50,200,2</text:p>
          </table:table-cell>
        </table:table-row>
        <table:table-row table:style-name="ro1">
          <table:table-cell office:value-type="string">
            <text:p>2P1HSTLB3L0FQSXNVLAERREVFXQIU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5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5 GMT 2012</text:p>
          </table:table-cell>
          <table:table-cell table:number-columns-repeated="2"/>
          <table:table-cell office:value-type="string">
            <text:p>2JZ46OQ1SNQQMZUC7FSQSCNR6JN5PH</text:p>
          </table:table-cell>
          <table:table-cell office:value-type="string">
            <text:p>A997OZ3H2B3Q2</text:p>
          </table:table-cell>
          <table:table-cell office:value-type="string">
            <text:p>Approved</text:p>
          </table:table-cell>
          <table:table-cell office:value-type="string">
            <text:p>Thu Aug 30 19:36:23 GMT 2012</text:p>
          </table:table-cell>
          <table:table-cell office:value-type="string">
            <text:p>Thu Aug 30 19:36:40 GMT 2012</text:p>
          </table:table-cell>
          <table:table-cell office:value-type="string">
            <text:p>Thu Sep 06 19:36:40 GMT 2012</text:p>
          </table:table-cell>
          <table:table-cell office:value-type="string">
            <text:p>2012/09/06 19:39:15 +0000</text:p>
          </table:table-cell>
          <table:table-cell table:number-columns-repeated="2"/>
          <table:table-cell office:value-type="float" office:value="17">
            <text:p>17</text:p>
          </table:table-cell>
          <table:table-cell table:number-columns-repeated="2" office:value-type="string">
            <text:p>100% (93/93)</text:p>
          </table:table-cell>
          <table:table-cell office:value-type="string">
            <text:p>0% (0/0)</text:p>
          </table:table-cell>
          <table:table-cell office:value-type="string">
            <text:p>Richard_Nixon_1:19.txt</text:p>
          </table:table-cell>
          <table:table-cell office:value-type="string">
            <text:p>The critical question is not whether we will grow, but how we will use that growth.&lt;br/&gt;&lt;br/&gt;The decade of the sixties was also a period of great growth economically. But in that same 10-year period we witnessed the greatest growth of crime, the greatest increase of inflation, the greatest social unrest in America in 100 years. Never has a nation seemed to have had more and enjoyed it less.&lt;br/&gt;&lt;br/&gt;</text:p>
          </table:table-cell>
          <table:table-cell office:value-type="float" office:value="200">
            <text:p>200</text:p>
          </table:table-cell>
          <table:table-cell office:value-type="float" office:value="2">
            <text:p>2</text:p>
          </table:table-cell>
          <table:table-cell office:value-type="float" office:value="20">
            <text:p>20</text:p>
          </table:table-cell>
          <table:table-cell office:value-type="float" office:value="0">
            <text:p>0</text:p>
          </table:table-cell>
          <table:table-cell office:value-type="string">
            <text:p>Unemployment</text:p>
          </table:table-cell>
          <table:table-cell office:value-type="string">
            <text:p>http://en.wikipedia.org/wiki/Unemployment</text:p>
          </table:table-cell>
          <table:table-cell office:value-type="string">
            <text:p>Tax</text:p>
          </table:table-cell>
          <table:table-cell office:value-type="string">
            <text:p>http://en.wikipedia.org/wiki/Tax</text:p>
          </table:table-cell>
          <table:table-cell table:style-name="Default"/>
          <table:table-cell office:value-type="float" office:value="1">
            <text:p>1</text:p>
          </table:table-cell>
          <table:table-cell table:number-columns-repeated="3"/>
          <table:table-cell table:formula="of:=CONCATENATE(TEXT([.$AD305];&quot;#&quot;);&quot;,&quot;;TEXT([.$AF305];&quot;#&quot;);&quot;,&quot;;TEXT([.$AM305];&quot;#&quot;))" office:value-type="string" office:string-value="200,20,1">
            <text:p>200,20,1</text:p>
          </table:table-cell>
        </table:table-row>
        <table:table-row table:style-name="ro1">
          <table:table-cell office:value-type="string">
            <text:p>2P1HSTLB3L0FQSXNVLAERREVFXQIU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5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5 GMT 2012</text:p>
          </table:table-cell>
          <table:table-cell table:number-columns-repeated="2"/>
          <table:table-cell office:value-type="string">
            <text:p>2REVHVKCJ011ZBV9QH0KYW61D4V86D</text:p>
          </table:table-cell>
          <table:table-cell office:value-type="string">
            <text:p>A33GBAC29A0MS5</text:p>
          </table:table-cell>
          <table:table-cell office:value-type="string">
            <text:p>Approved</text:p>
          </table:table-cell>
          <table:table-cell office:value-type="string">
            <text:p>Thu Aug 30 18:41:02 GMT 2012</text:p>
          </table:table-cell>
          <table:table-cell office:value-type="string">
            <text:p>Thu Aug 30 18:41:14 GMT 2012</text:p>
          </table:table-cell>
          <table:table-cell office:value-type="string">
            <text:p>Thu Sep 06 18:41:14 GMT 2012</text:p>
          </table:table-cell>
          <table:table-cell office:value-type="string">
            <text:p>2012/09/06 18:44:16 +0000</text:p>
          </table:table-cell>
          <table:table-cell table:number-columns-repeated="2"/>
          <table:table-cell office:value-type="float" office:value="12">
            <text:p>12</text:p>
          </table:table-cell>
          <table:table-cell table:number-columns-repeated="2" office:value-type="string">
            <text:p>100% (84/84)</text:p>
          </table:table-cell>
          <table:table-cell office:value-type="string">
            <text:p>0% (0/0)</text:p>
          </table:table-cell>
          <table:table-cell office:value-type="string">
            <text:p>Richard_Nixon_1:19.txt</text:p>
          </table:table-cell>
          <table:table-cell office:value-type="string">
            <text:p>The critical question is not whether we will grow, but how we will use that growth.&lt;br/&gt;&lt;br/&gt;The decade of the sixties was also a period of great growth economically. But in that same 10-year period we witnessed the greatest growth of crime, the greatest increase of inflation, the greatest social unrest in America in 100 years. Never has a nation seemed to have had more and enjoyed it less.&lt;br/&gt;&lt;br/&gt;</text:p>
          </table:table-cell>
          <table:table-cell office:value-type="float" office:value="200">
            <text:p>200</text:p>
          </table:table-cell>
          <table:table-cell office:value-type="float" office:value="2">
            <text:p>2</text:p>
          </table:table-cell>
          <table:table-cell office:value-type="float" office:value="20">
            <text:p>20</text:p>
          </table:table-cell>
          <table:table-cell office:value-type="float" office:value="0">
            <text:p>0</text:p>
          </table:table-cell>
          <table:table-cell office:value-type="string">
            <text:p>Unemployment</text:p>
          </table:table-cell>
          <table:table-cell office:value-type="string">
            <text:p>http://en.wikipedia.org/wiki/Unemployment</text:p>
          </table:table-cell>
          <table:table-cell office:value-type="string">
            <text:p>Tax</text:p>
          </table:table-cell>
          <table:table-cell office:value-type="string">
            <text:p>http://en.wikipedia.org/wiki/Tax</text:p>
          </table:table-cell>
          <table:table-cell table:style-name="Default"/>
          <table:table-cell office:value-type="float" office:value="1">
            <text:p>1</text:p>
          </table:table-cell>
          <table:table-cell table:number-columns-repeated="3"/>
          <table:table-cell table:formula="of:=CONCATENATE(TEXT([.$AD306];&quot;#&quot;);&quot;,&quot;;TEXT([.$AF306];&quot;#&quot;);&quot;,&quot;;TEXT([.$AM306];&quot;#&quot;))" office:value-type="string" office:string-value="200,20,1">
            <text:p>200,20,1</text:p>
          </table:table-cell>
        </table:table-row>
        <table:table-row table:style-name="ro1">
          <table:table-cell office:value-type="string">
            <text:p>2P1HSTLB3L0FQSXNVLAERREVFXQIU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5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5 GMT 2012</text:p>
          </table:table-cell>
          <table:table-cell table:number-columns-repeated="2"/>
          <table:table-cell office:value-type="string">
            <text:p>2UA62NJQ2172EIXVOG2KTCVEGBQOWV</text:p>
          </table:table-cell>
          <table:table-cell office:value-type="string">
            <text:p>A3343ON7H5UO3L</text:p>
          </table:table-cell>
          <table:table-cell office:value-type="string">
            <text:p>Approved</text:p>
          </table:table-cell>
          <table:table-cell office:value-type="string">
            <text:p>Thu Aug 30 18:22:32 GMT 2012</text:p>
          </table:table-cell>
          <table:table-cell office:value-type="string">
            <text:p>Thu Aug 30 18:23:11 GMT 2012</text:p>
          </table:table-cell>
          <table:table-cell office:value-type="string">
            <text:p>Thu Sep 06 18:23:11 GMT 2012</text:p>
          </table:table-cell>
          <table:table-cell office:value-type="string">
            <text:p>2012/09/06 18:24:24 +0000</text:p>
          </table:table-cell>
          <table:table-cell table:number-columns-repeated="2"/>
          <table:table-cell office:value-type="float" office:value="39">
            <text:p>39</text:p>
          </table:table-cell>
          <table:table-cell table:number-columns-repeated="2" office:value-type="string">
            <text:p>100% (17/17)</text:p>
          </table:table-cell>
          <table:table-cell office:value-type="string">
            <text:p>0% (0/0)</text:p>
          </table:table-cell>
          <table:table-cell office:value-type="string">
            <text:p>Richard_Nixon_1:19.txt</text:p>
          </table:table-cell>
          <table:table-cell office:value-type="string">
            <text:p>The critical question is not whether we will grow, but how we will use that growth.&lt;br/&gt;&lt;br/&gt;The decade of the sixties was also a period of great growth economically. But in that same 10-year period we witnessed the greatest growth of crime, the greatest increase of inflation, the greatest social unrest in America in 100 years. Never has a nation seemed to have had more and enjoyed it less.&lt;br/&gt;&lt;br/&gt;</text:p>
          </table:table-cell>
          <table:table-cell office:value-type="float" office:value="200">
            <text:p>200</text:p>
          </table:table-cell>
          <table:table-cell office:value-type="float" office:value="2">
            <text:p>2</text:p>
          </table:table-cell>
          <table:table-cell office:value-type="float" office:value="20">
            <text:p>20</text:p>
          </table:table-cell>
          <table:table-cell office:value-type="float" office:value="0">
            <text:p>0</text:p>
          </table:table-cell>
          <table:table-cell office:value-type="string">
            <text:p>Unemployment</text:p>
          </table:table-cell>
          <table:table-cell office:value-type="string">
            <text:p>http://en.wikipedia.org/wiki/Unemployment</text:p>
          </table:table-cell>
          <table:table-cell office:value-type="string">
            <text:p>Tax</text:p>
          </table:table-cell>
          <table:table-cell office:value-type="string">
            <text:p>http://en.wikipedia.org/wiki/Tax</text:p>
          </table:table-cell>
          <table:table-cell table:style-name="Default"/>
          <table:table-cell office:value-type="float" office:value="1">
            <text:p>1</text:p>
          </table:table-cell>
          <table:table-cell table:number-columns-repeated="3"/>
          <table:table-cell table:formula="of:=CONCATENATE(TEXT([.$AD307];&quot;#&quot;);&quot;,&quot;;TEXT([.$AF307];&quot;#&quot;);&quot;,&quot;;TEXT([.$AM307];&quot;#&quot;))" office:value-type="string" office:string-value="200,20,1">
            <text:p>200,20,1</text:p>
          </table:table-cell>
        </table:table-row>
        <table:table-row table:style-name="ro1">
          <table:table-cell office:value-type="string">
            <text:p>25HFYQS1CSTM3OLWK2VIK1EYEFWOLY</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5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5 GMT 2012</text:p>
          </table:table-cell>
          <table:table-cell table:number-columns-repeated="2"/>
          <table:table-cell office:value-type="string">
            <text:p>214JK63ZVE3H698ZPKH9RL5R8X6AZQ</text:p>
          </table:table-cell>
          <table:table-cell office:value-type="string">
            <text:p>A31ALYJKPKD09W</text:p>
          </table:table-cell>
          <table:table-cell office:value-type="string">
            <text:p>Approved</text:p>
          </table:table-cell>
          <table:table-cell office:value-type="string">
            <text:p>Fri Aug 31 00:32:09 GMT 2012</text:p>
          </table:table-cell>
          <table:table-cell office:value-type="string">
            <text:p>Fri Aug 31 00:32:22 GMT 2012</text:p>
          </table:table-cell>
          <table:table-cell office:value-type="string">
            <text:p>Fri Sep 07 00:32:22 GMT 2012</text:p>
          </table:table-cell>
          <table:table-cell office:value-type="string">
            <text:p>2012/09/07 00:34:14 +0000</text:p>
          </table:table-cell>
          <table:table-cell table:number-columns-repeated="2"/>
          <table:table-cell office:value-type="float" office:value="13">
            <text:p>13</text:p>
          </table:table-cell>
          <table:table-cell office:value-type="string">
            <text:p>100% (294/295)</text:p>
          </table:table-cell>
          <table:table-cell office:value-type="string">
            <text:p>100% (62/62)</text:p>
          </table:table-cell>
          <table:table-cell office:value-type="string">
            <text:p>0% (0/0)</text:p>
          </table:table-cell>
          <table:table-cell office:value-type="string">
            <text:p>Ronald_Reagan_3:31.txt</text:p>
          </table:table-cell>
          <table:table-cell office:value-type="string">
            <text:p>The wisdom of our bipartisan cooperation was seen in the work of the Scowcroft commission, which strengthened our ability to deter war and protect peace. In that same spirit, I urge you to move forward with the Henry Jackson plan to implement the recommendations of the Bipartisan Commission on Central America.&lt;br/&gt;&lt;br/&gt;Your joint resolution on the multinational peacekeeping force in Lebanon is also serving the cause of peace. We are making progress in Lebanon. For nearly 10 years, the Lebanese have lived from tragedy to tragedy with no hope for their future. Now the multinational peacekeeping force and our marines are helping them break their cycle of despair. There is hope for a free, independent, and sovereign Lebanon. We must have the courage to give peace a chance. And we must not be driven from our objectives for peace in Lebanon by state-sponsored terrorism. We have seen this ugly specter in Beirut, Kuwait, and Rangoon. It demands international attention. I will forward shortly legislative proposals to help combat terrorism. And I will be seeking support from our allies for concerted action.&lt;br/&gt;&lt;br/&gt;</text:p>
          </table:table-cell>
          <table:table-cell office:value-type="float" office:value="10">
            <text:p>10</text:p>
          </table:table-cell>
          <table:table-cell office:value-type="float" office:value="0">
            <text:p>0</text:p>
          </table:table-cell>
          <table:table-cell office:value-type="float" office:value="200">
            <text:p>200</text:p>
          </table:table-cell>
          <table:table-cell office:value-type="float" office:value="0">
            <text:p>0</text:p>
          </table:table-cell>
          <table:table-cell office:value-type="string">
            <text:p>Iroquois</text:p>
          </table:table-cell>
          <table:table-cell office:value-type="string">
            <text:p>http://en.wikipedia.org/wiki/Iroquois</text:p>
          </table:table-cell>
          <table:table-cell office:value-type="string">
            <text:p>Saddam Hussein</text:p>
          </table:table-cell>
          <table:table-cell office:value-type="string">
            <text:p>http://en.wikipedia.org/wiki/Saddam_Hussein</text:p>
          </table:table-cell>
          <table:table-cell table:style-name="Default"/>
          <table:table-cell office:value-type="float" office:value="1">
            <text:p>1</text:p>
          </table:table-cell>
          <table:table-cell table:number-columns-repeated="3"/>
          <table:table-cell table:formula="of:=CONCATENATE(TEXT([.$AD308];&quot;#&quot;);&quot;,&quot;;TEXT([.$AF308];&quot;#&quot;);&quot;,&quot;;TEXT([.$AM308];&quot;#&quot;))" office:value-type="string" office:string-value="10,200,1">
            <text:p>10,200,1</text:p>
          </table:table-cell>
        </table:table-row>
        <table:table-row table:style-name="ro1">
          <table:table-cell office:value-type="string">
            <text:p>25HFYQS1CSTM3OLWK2VIK1EYEFWOLY</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5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5 GMT 2012</text:p>
          </table:table-cell>
          <table:table-cell table:number-columns-repeated="2"/>
          <table:table-cell office:value-type="string">
            <text:p>2GCW4ZMAZHHR6U3V7YEN3RH1PYKAJU</text:p>
          </table:table-cell>
          <table:table-cell office:value-type="string">
            <text:p>A3NSQ31TWXF8Z6</text:p>
          </table:table-cell>
          <table:table-cell office:value-type="string">
            <text:p>Approved</text:p>
          </table:table-cell>
          <table:table-cell office:value-type="string">
            <text:p>Thu Aug 30 20:31:49 GMT 2012</text:p>
          </table:table-cell>
          <table:table-cell office:value-type="string">
            <text:p>Thu Aug 30 20:32:19 GMT 2012</text:p>
          </table:table-cell>
          <table:table-cell office:value-type="string">
            <text:p>Thu Sep 06 20:32:19 GMT 2012</text:p>
          </table:table-cell>
          <table:table-cell office:value-type="string">
            <text:p>2012/09/06 20:34:12 +0000</text:p>
          </table:table-cell>
          <table:table-cell table:number-columns-repeated="2"/>
          <table:table-cell office:value-type="float" office:value="30">
            <text:p>30</text:p>
          </table:table-cell>
          <table:table-cell office:value-type="string">
            <text:p>100% (72/72)</text:p>
          </table:table-cell>
          <table:table-cell office:value-type="string">
            <text:p>100% (14/14)</text:p>
          </table:table-cell>
          <table:table-cell office:value-type="string">
            <text:p>0% (0/0)</text:p>
          </table:table-cell>
          <table:table-cell office:value-type="string">
            <text:p>Ronald_Reagan_3:31.txt</text:p>
          </table:table-cell>
          <table:table-cell office:value-type="string">
            <text:p>The wisdom of our bipartisan cooperation was seen in the work of the Scowcroft commission, which strengthened our ability to deter war and protect peace. In that same spirit, I urge you to move forward with the Henry Jackson plan to implement the recommendations of the Bipartisan Commission on Central America.&lt;br/&gt;&lt;br/&gt;Your joint resolution on the multinational peacekeeping force in Lebanon is also serving the cause of peace. We are making progress in Lebanon. For nearly 10 years, the Lebanese have lived from tragedy to tragedy with no hope for their future. Now the multinational peacekeeping force and our marines are helping them break their cycle of despair. There is hope for a free, independent, and sovereign Lebanon. We must have the courage to give peace a chance. And we must not be driven from our objectives for peace in Lebanon by state-sponsored terrorism. We have seen this ugly specter in Beirut, Kuwait, and Rangoon. It demands international attention. I will forward shortly legislative proposals to help combat terrorism. And I will be seeking support from our allies for concerted action.&lt;br/&gt;&lt;br/&gt;</text:p>
          </table:table-cell>
          <table:table-cell office:value-type="float" office:value="10">
            <text:p>10</text:p>
          </table:table-cell>
          <table:table-cell office:value-type="float" office:value="0">
            <text:p>0</text:p>
          </table:table-cell>
          <table:table-cell office:value-type="float" office:value="200">
            <text:p>200</text:p>
          </table:table-cell>
          <table:table-cell office:value-type="float" office:value="0">
            <text:p>0</text:p>
          </table:table-cell>
          <table:table-cell office:value-type="string">
            <text:p>Iroquois</text:p>
          </table:table-cell>
          <table:table-cell office:value-type="string">
            <text:p>http://en.wikipedia.org/wiki/Iroquois</text:p>
          </table:table-cell>
          <table:table-cell office:value-type="string">
            <text:p>Saddam Hussein</text:p>
          </table:table-cell>
          <table:table-cell office:value-type="string">
            <text:p>http://en.wikipedia.org/wiki/Saddam_Hussein</text:p>
          </table:table-cell>
          <table:table-cell table:style-name="Default"/>
          <table:table-cell office:value-type="float" office:value="2">
            <text:p>2</text:p>
          </table:table-cell>
          <table:table-cell table:number-columns-repeated="3"/>
          <table:table-cell table:formula="of:=CONCATENATE(TEXT([.$AD309];&quot;#&quot;);&quot;,&quot;;TEXT([.$AF309];&quot;#&quot;);&quot;,&quot;;TEXT([.$AM309];&quot;#&quot;))" office:value-type="string" office:string-value="10,200,2">
            <text:p>10,200,2</text:p>
          </table:table-cell>
        </table:table-row>
        <table:table-row table:style-name="ro1">
          <table:table-cell office:value-type="string">
            <text:p>25HFYQS1CSTM3OLWK2VIK1EYEFWOLY</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5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5 GMT 2012</text:p>
          </table:table-cell>
          <table:table-cell table:number-columns-repeated="2"/>
          <table:table-cell office:value-type="string">
            <text:p>2IF46UXFCD45CL2YUNJN1KIN8A9VTI</text:p>
          </table:table-cell>
          <table:table-cell office:value-type="string">
            <text:p>A30SN6C7YX0OIP</text:p>
          </table:table-cell>
          <table:table-cell office:value-type="string">
            <text:p>Approved</text:p>
          </table:table-cell>
          <table:table-cell office:value-type="string">
            <text:p>Thu Aug 30 19:42:16 GMT 2012</text:p>
          </table:table-cell>
          <table:table-cell office:value-type="string">
            <text:p>Thu Aug 30 19:42:23 GMT 2012</text:p>
          </table:table-cell>
          <table:table-cell office:value-type="string">
            <text:p>Thu Sep 06 19:42:23 GMT 2012</text:p>
          </table:table-cell>
          <table:table-cell office:value-type="string">
            <text:p>2012/09/06 19:44:14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Ronald_Reagan_3:31.txt</text:p>
          </table:table-cell>
          <table:table-cell office:value-type="string">
            <text:p>The wisdom of our bipartisan cooperation was seen in the work of the Scowcroft commission, which strengthened our ability to deter war and protect peace. In that same spirit, I urge you to move forward with the Henry Jackson plan to implement the recommendations of the Bipartisan Commission on Central America.&lt;br/&gt;&lt;br/&gt;Your joint resolution on the multinational peacekeeping force in Lebanon is also serving the cause of peace. We are making progress in Lebanon. For nearly 10 years, the Lebanese have lived from tragedy to tragedy with no hope for their future. Now the multinational peacekeeping force and our marines are helping them break their cycle of despair. There is hope for a free, independent, and sovereign Lebanon. We must have the courage to give peace a chance. And we must not be driven from our objectives for peace in Lebanon by state-sponsored terrorism. We have seen this ugly specter in Beirut, Kuwait, and Rangoon. It demands international attention. I will forward shortly legislative proposals to help combat terrorism. And I will be seeking support from our allies for concerted action.&lt;br/&gt;&lt;br/&gt;</text:p>
          </table:table-cell>
          <table:table-cell office:value-type="float" office:value="10">
            <text:p>10</text:p>
          </table:table-cell>
          <table:table-cell office:value-type="float" office:value="0">
            <text:p>0</text:p>
          </table:table-cell>
          <table:table-cell office:value-type="float" office:value="200">
            <text:p>200</text:p>
          </table:table-cell>
          <table:table-cell office:value-type="float" office:value="0">
            <text:p>0</text:p>
          </table:table-cell>
          <table:table-cell office:value-type="string">
            <text:p>Iroquois</text:p>
          </table:table-cell>
          <table:table-cell office:value-type="string">
            <text:p>http://en.wikipedia.org/wiki/Iroquois</text:p>
          </table:table-cell>
          <table:table-cell office:value-type="string">
            <text:p>Saddam Hussein</text:p>
          </table:table-cell>
          <table:table-cell office:value-type="string">
            <text:p>http://en.wikipedia.org/wiki/Saddam_Hussein</text:p>
          </table:table-cell>
          <table:table-cell table:style-name="Default" office:value-type="string">
            <text:p>NO</text:p>
          </table:table-cell>
          <table:table-cell office:value-type="float" office:value="1">
            <text:p>1</text:p>
          </table:table-cell>
          <table:table-cell table:number-columns-repeated="3"/>
          <table:table-cell table:formula="of:=CONCATENATE(TEXT([.$AD310];&quot;#&quot;);&quot;,&quot;;TEXT([.$AF310];&quot;#&quot;);&quot;,&quot;;TEXT([.$AM310];&quot;#&quot;))" office:value-type="string" office:string-value="10,200,1">
            <text:p>10,200,1</text:p>
          </table:table-cell>
        </table:table-row>
        <table:table-row table:style-name="ro1">
          <table:table-cell office:value-type="string">
            <text:p>20LNAB6BFMFF37MN0BKJNDGET4ZIV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5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5 GMT 2012</text:p>
          </table:table-cell>
          <table:table-cell table:number-columns-repeated="2"/>
          <table:table-cell office:value-type="string">
            <text:p>21T4IXKO2L92WN01HGO36OCCKH6CDI</text:p>
          </table:table-cell>
          <table:table-cell office:value-type="string">
            <text:p>A30SN6C7YX0OIP</text:p>
          </table:table-cell>
          <table:table-cell office:value-type="string">
            <text:p>Approved</text:p>
          </table:table-cell>
          <table:table-cell office:value-type="string">
            <text:p>Thu Aug 30 19:53:34 GMT 2012</text:p>
          </table:table-cell>
          <table:table-cell office:value-type="string">
            <text:p>Thu Aug 30 19:53:42 GMT 2012</text:p>
          </table:table-cell>
          <table:table-cell office:value-type="string">
            <text:p>Thu Sep 06 19:53:42 GMT 2012</text:p>
          </table:table-cell>
          <table:table-cell office:value-type="string">
            <text:p>2012/09/06 19:54:14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Bill_Clinton_4:11.txt</text:p>
          </table:table-cell>
          <table:table-cell office:value-type="string">
            <text:p>To make the V-chip work, I challenge the broadcast industry to do what movies have done, to identify your program in ways that help parents to protect their children. And I invite the leaders of major media corporations in the entertainment industry to come to the White House next month to work with us in a positive way on concrete ways to improve what our children see on television. I am ready to work with you.&lt;br/&gt;&lt;br/&gt;I say to those who make and market cigarettes, every year a million children take up smoking, even though it's against the law. Three hundred thousand of them will have their lives shortened as a result. Our administration has taken steps to stop the massive marketing campaigns that appeal to our children. We are simply saying: Market your products to adults, if you wish, but draw the line on children.&lt;br/&gt;&lt;br/&gt;</text:p>
          </table:table-cell>
          <table:table-cell office:value-type="float" office:value="200">
            <text:p>200</text:p>
          </table:table-cell>
          <table:table-cell office:value-type="float" office:value="2">
            <text:p>2</text:p>
          </table:table-cell>
          <table:table-cell office:value-type="float" office:value="10">
            <text:p>10</text:p>
          </table:table-cell>
          <table:table-cell office:value-type="float" office:value="1">
            <text:p>1</text:p>
          </table:table-cell>
          <table:table-cell office:value-type="string">
            <text:p>Evan Bayh</text:p>
          </table:table-cell>
          <table:table-cell office:value-type="string">
            <text:p>http://en.wikipedia.org/wiki/Evan_Bayh</text:p>
          </table:table-cell>
          <table:table-cell office:value-type="string">
            <text:p>Health insurance in the United States</text:p>
          </table:table-cell>
          <table:table-cell office:value-type="string">
            <text:p>http://en.wikipedia.org/wiki/Health_insurance_in_the_United_States</text:p>
          </table:table-cell>
          <table:table-cell table:style-name="Default" office:value-type="string">
            <text:p>NO</text:p>
          </table:table-cell>
          <table:table-cell office:value-type="float" office:value="1">
            <text:p>1</text:p>
          </table:table-cell>
          <table:table-cell table:number-columns-repeated="3"/>
          <table:table-cell table:formula="of:=CONCATENATE(TEXT([.$AD311];&quot;#&quot;);&quot;,&quot;;TEXT([.$AF311];&quot;#&quot;);&quot;,&quot;;TEXT([.$AM311];&quot;#&quot;))" office:value-type="string" office:string-value="200,10,1">
            <text:p>200,10,1</text:p>
          </table:table-cell>
        </table:table-row>
        <table:table-row table:style-name="ro1">
          <table:table-cell office:value-type="string">
            <text:p>20LNAB6BFMFF37MN0BKJNDGET4ZIV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5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5 GMT 2012</text:p>
          </table:table-cell>
          <table:table-cell table:number-columns-repeated="2"/>
          <table:table-cell office:value-type="string">
            <text:p>2B4STMOFXRDSJR06L84N5JFM6I3URF</text:p>
          </table:table-cell>
          <table:table-cell office:value-type="string">
            <text:p>A3CGE529QWL4L</text:p>
          </table:table-cell>
          <table:table-cell office:value-type="string">
            <text:p>Approved</text:p>
          </table:table-cell>
          <table:table-cell office:value-type="string">
            <text:p>Thu Aug 30 19:31:51 GMT 2012</text:p>
          </table:table-cell>
          <table:table-cell office:value-type="string">
            <text:p>Thu Aug 30 19:32:09 GMT 2012</text:p>
          </table:table-cell>
          <table:table-cell office:value-type="string">
            <text:p>Thu Sep 06 19:32:09 GMT 2012</text:p>
          </table:table-cell>
          <table:table-cell office:value-type="string">
            <text:p>2012/09/06 19:34:18 +0000</text:p>
          </table:table-cell>
          <table:table-cell table:number-columns-repeated="2"/>
          <table:table-cell office:value-type="float" office:value="18">
            <text:p>18</text:p>
          </table:table-cell>
          <table:table-cell table:number-columns-repeated="2" office:value-type="string">
            <text:p>100% (2/2)</text:p>
          </table:table-cell>
          <table:table-cell office:value-type="string">
            <text:p>0% (0/0)</text:p>
          </table:table-cell>
          <table:table-cell office:value-type="string">
            <text:p>Bill_Clinton_4:11.txt</text:p>
          </table:table-cell>
          <table:table-cell office:value-type="string">
            <text:p>To make the V-chip work, I challenge the broadcast industry to do what movies have done, to identify your program in ways that help parents to protect their children. And I invite the leaders of major media corporations in the entertainment industry to come to the White House next month to work with us in a positive way on concrete ways to improve what our children see on television. I am ready to work with you.&lt;br/&gt;&lt;br/&gt;I say to those who make and market cigarettes, every year a million children take up smoking, even though it's against the law. Three hundred thousand of them will have their lives shortened as a result. Our administration has taken steps to stop the massive marketing campaigns that appeal to our children. We are simply saying: Market your products to adults, if you wish, but draw the line on children.&lt;br/&gt;&lt;br/&gt;</text:p>
          </table:table-cell>
          <table:table-cell office:value-type="float" office:value="200">
            <text:p>200</text:p>
          </table:table-cell>
          <table:table-cell office:value-type="float" office:value="2">
            <text:p>2</text:p>
          </table:table-cell>
          <table:table-cell office:value-type="float" office:value="10">
            <text:p>10</text:p>
          </table:table-cell>
          <table:table-cell office:value-type="float" office:value="1">
            <text:p>1</text:p>
          </table:table-cell>
          <table:table-cell office:value-type="string">
            <text:p>Evan Bayh</text:p>
          </table:table-cell>
          <table:table-cell office:value-type="string">
            <text:p>http://en.wikipedia.org/wiki/Evan_Bayh</text:p>
          </table:table-cell>
          <table:table-cell office:value-type="string">
            <text:p>Health insurance in the United States</text:p>
          </table:table-cell>
          <table:table-cell office:value-type="string">
            <text:p>http://en.wikipedia.org/wiki/Health_insurance_in_the_United_States</text:p>
          </table:table-cell>
          <table:table-cell table:style-name="Default"/>
          <table:table-cell office:value-type="float" office:value="2">
            <text:p>2</text:p>
          </table:table-cell>
          <table:table-cell table:number-columns-repeated="3"/>
          <table:table-cell table:formula="of:=CONCATENATE(TEXT([.$AD312];&quot;#&quot;);&quot;,&quot;;TEXT([.$AF312];&quot;#&quot;);&quot;,&quot;;TEXT([.$AM312];&quot;#&quot;))" office:value-type="string" office:string-value="200,10,2">
            <text:p>200,10,2</text:p>
          </table:table-cell>
        </table:table-row>
        <table:table-row table:style-name="ro1">
          <table:table-cell office:value-type="string">
            <text:p>20LNAB6BFMFF37MN0BKJNDGET4ZIV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5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5 GMT 2012</text:p>
          </table:table-cell>
          <table:table-cell table:number-columns-repeated="2"/>
          <table:table-cell office:value-type="string">
            <text:p>2GJLPHIT3HVWP48NDCEJY2177GZJBS</text:p>
          </table:table-cell>
          <table:table-cell office:value-type="string">
            <text:p>A997OZ3H2B3Q2</text:p>
          </table:table-cell>
          <table:table-cell office:value-type="string">
            <text:p>Approved</text:p>
          </table:table-cell>
          <table:table-cell office:value-type="string">
            <text:p>Thu Aug 30 18:32:35 GMT 2012</text:p>
          </table:table-cell>
          <table:table-cell office:value-type="string">
            <text:p>Thu Aug 30 18:33:43 GMT 2012</text:p>
          </table:table-cell>
          <table:table-cell office:value-type="string">
            <text:p>Thu Sep 06 18:33:43 GMT 2012</text:p>
          </table:table-cell>
          <table:table-cell office:value-type="string">
            <text:p>2012/09/06 18:34:21 +0000</text:p>
          </table:table-cell>
          <table:table-cell table:number-columns-repeated="2"/>
          <table:table-cell office:value-type="float" office:value="68">
            <text:p>68</text:p>
          </table:table-cell>
          <table:table-cell table:number-columns-repeated="2" office:value-type="string">
            <text:p>100% (93/93)</text:p>
          </table:table-cell>
          <table:table-cell office:value-type="string">
            <text:p>0% (0/0)</text:p>
          </table:table-cell>
          <table:table-cell office:value-type="string">
            <text:p>Bill_Clinton_4:11.txt</text:p>
          </table:table-cell>
          <table:table-cell office:value-type="string">
            <text:p>To make the V-chip work, I challenge the broadcast industry to do what movies have done, to identify your program in ways that help parents to protect their children. And I invite the leaders of major media corporations in the entertainment industry to come to the White House next month to work with us in a positive way on concrete ways to improve what our children see on television. I am ready to work with you.&lt;br/&gt;&lt;br/&gt;I say to those who make and market cigarettes, every year a million children take up smoking, even though it's against the law. Three hundred thousand of them will have their lives shortened as a result. Our administration has taken steps to stop the massive marketing campaigns that appeal to our children. We are simply saying: Market your products to adults, if you wish, but draw the line on children.&lt;br/&gt;&lt;br/&gt;</text:p>
          </table:table-cell>
          <table:table-cell office:value-type="float" office:value="200">
            <text:p>200</text:p>
          </table:table-cell>
          <table:table-cell office:value-type="float" office:value="2">
            <text:p>2</text:p>
          </table:table-cell>
          <table:table-cell office:value-type="float" office:value="10">
            <text:p>10</text:p>
          </table:table-cell>
          <table:table-cell office:value-type="float" office:value="1">
            <text:p>1</text:p>
          </table:table-cell>
          <table:table-cell office:value-type="string">
            <text:p>Evan Bayh</text:p>
          </table:table-cell>
          <table:table-cell office:value-type="string">
            <text:p>http://en.wikipedia.org/wiki/Evan_Bayh</text:p>
          </table:table-cell>
          <table:table-cell office:value-type="string">
            <text:p>Health insurance in the United States</text:p>
          </table:table-cell>
          <table:table-cell office:value-type="string">
            <text:p>http://en.wikipedia.org/wiki/Health_insurance_in_the_United_States</text:p>
          </table:table-cell>
          <table:table-cell table:style-name="Default"/>
          <table:table-cell office:value-type="float" office:value="2">
            <text:p>2</text:p>
          </table:table-cell>
          <table:table-cell table:number-columns-repeated="3"/>
          <table:table-cell table:formula="of:=CONCATENATE(TEXT([.$AD313];&quot;#&quot;);&quot;,&quot;;TEXT([.$AF313];&quot;#&quot;);&quot;,&quot;;TEXT([.$AM313];&quot;#&quot;))" office:value-type="string" office:string-value="200,10,2">
            <text:p>200,10,2</text:p>
          </table:table-cell>
        </table:table-row>
        <table:table-row table:style-name="ro1">
          <table:table-cell office:value-type="string">
            <text:p>2YWCWA6X3YOCROOHWFBXXTINJAVNOY</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6 GMT 2012</text:p>
          </table:table-cell>
          <table:table-cell table:number-columns-repeated="2"/>
          <table:table-cell office:value-type="string">
            <text:p>21JLFQ0ONNVRWA8MVJ5GZB76SC3TKV</text:p>
          </table:table-cell>
          <table:table-cell office:value-type="string">
            <text:p>A23S6QOSZH9TMT</text:p>
          </table:table-cell>
          <table:table-cell office:value-type="string">
            <text:p>Approved</text:p>
          </table:table-cell>
          <table:table-cell office:value-type="string">
            <text:p>Thu Aug 30 20:01:49 GMT 2012</text:p>
          </table:table-cell>
          <table:table-cell office:value-type="string">
            <text:p>Thu Aug 30 20:03:29 GMT 2012</text:p>
          </table:table-cell>
          <table:table-cell office:value-type="string">
            <text:p>Thu Sep 06 20:03:29 GMT 2012</text:p>
          </table:table-cell>
          <table:table-cell office:value-type="string">
            <text:p>2012/09/06 20:04:11 +0000</text:p>
          </table:table-cell>
          <table:table-cell table:number-columns-repeated="2"/>
          <table:table-cell office:value-type="float" office:value="100">
            <text:p>100</text:p>
          </table:table-cell>
          <table:table-cell table:number-columns-repeated="2" office:value-type="string">
            <text:p>100% (9/9)</text:p>
          </table:table-cell>
          <table:table-cell office:value-type="string">
            <text:p>0% (0/0)</text:p>
          </table:table-cell>
          <table:table-cell office:value-type="string">
            <text:p>Bill_Clinton_3:18.txt</text:p>
          </table:table-cell>
          <table:table-cell office:value-type="string">
            <text:p>I know many of you in this Chamber support the balanced budget amendment. I certainly want to balance the budget. Our administration has done more to bring the budget down and to save money than any in a very, very long time. If you believe passing this amendment is the right thing to do, then you have to be straight with the American people. They have a right to know what you're going to cut, what taxes you're going to raise, and how it's going to affect them. We should be doing things in the open around here. For example, everybody ought to know if this proposal is going to endanger Social Security. I would oppose that, and I think most Americans would.&lt;br/&gt;&lt;br/&gt;Nothing has done more to undermine our sense of common responsibility than our failed welfare system. This is one of the problems we have to face here in Washington in our New Covenant. It rewards welfare over work. It undermines family values. It lets millions of parents get away without paying their child support. It keeps a minority but a significant minority of the people on welfare trapped on it for a very long time.&lt;br/&gt;&lt;br/&gt;</text:p>
          </table:table-cell>
          <table:table-cell office:value-type="float" office:value="200">
            <text:p>200</text:p>
          </table:table-cell>
          <table:table-cell office:value-type="float" office:value="3">
            <text:p>3</text:p>
          </table:table-cell>
          <table:table-cell office:value-type="float" office:value="50">
            <text:p>50</text:p>
          </table:table-cell>
          <table:table-cell office:value-type="float" office:value="3">
            <text:p>3</text:p>
          </table:table-cell>
          <table:table-cell office:value-type="string">
            <text:p>Porter-Leath</text:p>
          </table:table-cell>
          <table:table-cell office:value-type="string">
            <text:p>http://en.wikipedia.org/wiki/Porter-Leath</text:p>
          </table:table-cell>
          <table:table-cell office:value-type="string">
            <text:p>Jackie Evancho</text:p>
          </table:table-cell>
          <table:table-cell office:value-type="string">
            <text:p>http://en.wikipedia.org/wiki/Jackie_Evancho</text:p>
          </table:table-cell>
          <table:table-cell table:style-name="Default" office:value-type="string">
            <text:p>none of the labels make sense..choosing the first because its remotely related to welfare.</text:p>
          </table:table-cell>
          <table:table-cell office:value-type="float" office:value="1">
            <text:p>1</text:p>
          </table:table-cell>
          <table:table-cell table:number-columns-repeated="3"/>
          <table:table-cell table:formula="of:=CONCATENATE(TEXT([.$AD314];&quot;#&quot;);&quot;,&quot;;TEXT([.$AF314];&quot;#&quot;);&quot;,&quot;;TEXT([.$AM314];&quot;#&quot;))" office:value-type="string" office:string-value="200,50,1">
            <text:p>200,50,1</text:p>
          </table:table-cell>
        </table:table-row>
        <table:table-row table:style-name="ro1">
          <table:table-cell office:value-type="string">
            <text:p>2YWCWA6X3YOCROOHWFBXXTINJAVNOY</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6 GMT 2012</text:p>
          </table:table-cell>
          <table:table-cell table:number-columns-repeated="2"/>
          <table:table-cell office:value-type="string">
            <text:p>2ABPPSI2KYEP01DCCUCMEWJ3TRALRC</text:p>
          </table:table-cell>
          <table:table-cell office:value-type="string">
            <text:p>A30SN6C7YX0OIP</text:p>
          </table:table-cell>
          <table:table-cell office:value-type="string">
            <text:p>Approved</text:p>
          </table:table-cell>
          <table:table-cell office:value-type="string">
            <text:p>Thu Aug 30 19:38:16 GMT 2012</text:p>
          </table:table-cell>
          <table:table-cell office:value-type="string">
            <text:p>Thu Aug 30 19:38:23 GMT 2012</text:p>
          </table:table-cell>
          <table:table-cell office:value-type="string">
            <text:p>Thu Sep 06 19:38:23 GMT 2012</text:p>
          </table:table-cell>
          <table:table-cell office:value-type="string">
            <text:p>2012/09/06 19:39:16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Bill_Clinton_3:18.txt</text:p>
          </table:table-cell>
          <table:table-cell office:value-type="string">
            <text:p>I know many of you in this Chamber support the balanced budget amendment. I certainly want to balance the budget. Our administration has done more to bring the budget down and to save money than any in a very, very long time. If you believe passing this amendment is the right thing to do, then you have to be straight with the American people. They have a right to know what you're going to cut, what taxes you're going to raise, and how it's going to affect them. We should be doing things in the open around here. For example, everybody ought to know if this proposal is going to endanger Social Security. I would oppose that, and I think most Americans would.&lt;br/&gt;&lt;br/&gt;Nothing has done more to undermine our sense of common responsibility than our failed welfare system. This is one of the problems we have to face here in Washington in our New Covenant. It rewards welfare over work. It undermines family values. It lets millions of parents get away without paying their child support. It keeps a minority but a significant minority of the people on welfare trapped on it for a very long time.&lt;br/&gt;&lt;br/&gt;</text:p>
          </table:table-cell>
          <table:table-cell office:value-type="float" office:value="200">
            <text:p>200</text:p>
          </table:table-cell>
          <table:table-cell office:value-type="float" office:value="3">
            <text:p>3</text:p>
          </table:table-cell>
          <table:table-cell office:value-type="float" office:value="50">
            <text:p>50</text:p>
          </table:table-cell>
          <table:table-cell office:value-type="float" office:value="3">
            <text:p>3</text:p>
          </table:table-cell>
          <table:table-cell office:value-type="string">
            <text:p>Porter-Leath</text:p>
          </table:table-cell>
          <table:table-cell office:value-type="string">
            <text:p>http://en.wikipedia.org/wiki/Porter-Leath</text:p>
          </table:table-cell>
          <table:table-cell office:value-type="string">
            <text:p>Jackie Evancho</text:p>
          </table:table-cell>
          <table:table-cell office:value-type="string">
            <text:p>http://en.wikipedia.org/wiki/Jackie_Evancho</text:p>
          </table:table-cell>
          <table:table-cell table:style-name="Default" office:value-type="string">
            <text:p>NO</text:p>
          </table:table-cell>
          <table:table-cell office:value-type="float" office:value="1">
            <text:p>1</text:p>
          </table:table-cell>
          <table:table-cell table:number-columns-repeated="3"/>
          <table:table-cell table:formula="of:=CONCATENATE(TEXT([.$AD315];&quot;#&quot;);&quot;,&quot;;TEXT([.$AF315];&quot;#&quot;);&quot;,&quot;;TEXT([.$AM315];&quot;#&quot;))" office:value-type="string" office:string-value="200,50,1">
            <text:p>200,50,1</text:p>
          </table:table-cell>
        </table:table-row>
        <table:table-row table:style-name="ro1">
          <table:table-cell office:value-type="string">
            <text:p>2YWCWA6X3YOCROOHWFBXXTINJAVNOY</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6 GMT 2012</text:p>
          </table:table-cell>
          <table:table-cell table:number-columns-repeated="2"/>
          <table:table-cell office:value-type="string">
            <text:p>2GYRLPHIT3HVBJJPPGTNRQ21CJPIAK</text:p>
          </table:table-cell>
          <table:table-cell office:value-type="string">
            <text:p>A997OZ3H2B3Q2</text:p>
          </table:table-cell>
          <table:table-cell office:value-type="string">
            <text:p>Approved</text:p>
          </table:table-cell>
          <table:table-cell office:value-type="string">
            <text:p>Thu Aug 30 18:42:40 GMT 2012</text:p>
          </table:table-cell>
          <table:table-cell office:value-type="string">
            <text:p>Thu Aug 30 18:43:15 GMT 2012</text:p>
          </table:table-cell>
          <table:table-cell office:value-type="string">
            <text:p>Thu Sep 06 18:43:15 GMT 2012</text:p>
          </table:table-cell>
          <table:table-cell office:value-type="string">
            <text:p>2012/09/06 18:44:17 +0000</text:p>
          </table:table-cell>
          <table:table-cell table:number-columns-repeated="2"/>
          <table:table-cell office:value-type="float" office:value="35">
            <text:p>35</text:p>
          </table:table-cell>
          <table:table-cell table:number-columns-repeated="2" office:value-type="string">
            <text:p>100% (93/93)</text:p>
          </table:table-cell>
          <table:table-cell office:value-type="string">
            <text:p>0% (0/0)</text:p>
          </table:table-cell>
          <table:table-cell office:value-type="string">
            <text:p>Bill_Clinton_3:18.txt</text:p>
          </table:table-cell>
          <table:table-cell office:value-type="string">
            <text:p>I know many of you in this Chamber support the balanced budget amendment. I certainly want to balance the budget. Our administration has done more to bring the budget down and to save money than any in a very, very long time. If you believe passing this amendment is the right thing to do, then you have to be straight with the American people. They have a right to know what you're going to cut, what taxes you're going to raise, and how it's going to affect them. We should be doing things in the open around here. For example, everybody ought to know if this proposal is going to endanger Social Security. I would oppose that, and I think most Americans would.&lt;br/&gt;&lt;br/&gt;Nothing has done more to undermine our sense of common responsibility than our failed welfare system. This is one of the problems we have to face here in Washington in our New Covenant. It rewards welfare over work. It undermines family values. It lets millions of parents get away without paying their child support. It keeps a minority but a significant minority of the people on welfare trapped on it for a very long time.&lt;br/&gt;&lt;br/&gt;</text:p>
          </table:table-cell>
          <table:table-cell office:value-type="float" office:value="200">
            <text:p>200</text:p>
          </table:table-cell>
          <table:table-cell office:value-type="float" office:value="3">
            <text:p>3</text:p>
          </table:table-cell>
          <table:table-cell office:value-type="float" office:value="50">
            <text:p>50</text:p>
          </table:table-cell>
          <table:table-cell office:value-type="float" office:value="3">
            <text:p>3</text:p>
          </table:table-cell>
          <table:table-cell office:value-type="string">
            <text:p>Porter-Leath</text:p>
          </table:table-cell>
          <table:table-cell office:value-type="string">
            <text:p>http://en.wikipedia.org/wiki/Porter-Leath</text:p>
          </table:table-cell>
          <table:table-cell office:value-type="string">
            <text:p>Jackie Evancho</text:p>
          </table:table-cell>
          <table:table-cell office:value-type="string">
            <text:p>http://en.wikipedia.org/wiki/Jackie_Evancho</text:p>
          </table:table-cell>
          <table:table-cell table:style-name="Default"/>
          <table:table-cell office:value-type="float" office:value="1">
            <text:p>1</text:p>
          </table:table-cell>
          <table:table-cell table:number-columns-repeated="3"/>
          <table:table-cell table:formula="of:=CONCATENATE(TEXT([.$AD316];&quot;#&quot;);&quot;,&quot;;TEXT([.$AF316];&quot;#&quot;);&quot;,&quot;;TEXT([.$AM316];&quot;#&quot;))" office:value-type="string" office:string-value="200,50,1">
            <text:p>200,50,1</text:p>
          </table:table-cell>
        </table:table-row>
        <table:table-row table:style-name="ro1">
          <table:table-cell office:value-type="string">
            <text:p>2I2274J79KQWLAWSBGLXNCD46PBGIP</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6 GMT 2012</text:p>
          </table:table-cell>
          <table:table-cell table:number-columns-repeated="2"/>
          <table:table-cell office:value-type="string">
            <text:p>2118D8J3VE7W71HS5M73UCK8FATIYV</text:p>
          </table:table-cell>
          <table:table-cell office:value-type="string">
            <text:p>A997OZ3H2B3Q2</text:p>
          </table:table-cell>
          <table:table-cell office:value-type="string">
            <text:p>Approved</text:p>
          </table:table-cell>
          <table:table-cell office:value-type="string">
            <text:p>Thu Aug 30 18:45:06 GMT 2012</text:p>
          </table:table-cell>
          <table:table-cell office:value-type="string">
            <text:p>Thu Aug 30 18:45:23 GMT 2012</text:p>
          </table:table-cell>
          <table:table-cell office:value-type="string">
            <text:p>Thu Sep 06 18:45:23 GMT 2012</text:p>
          </table:table-cell>
          <table:table-cell office:value-type="string">
            <text:p>2012/09/06 18:49:19 +0000</text:p>
          </table:table-cell>
          <table:table-cell table:number-columns-repeated="2"/>
          <table:table-cell office:value-type="float" office:value="17">
            <text:p>17</text:p>
          </table:table-cell>
          <table:table-cell table:number-columns-repeated="2" office:value-type="string">
            <text:p>100% (93/93)</text:p>
          </table:table-cell>
          <table:table-cell office:value-type="string">
            <text:p>0% (0/0)</text:p>
          </table:table-cell>
          <table:table-cell office:value-type="string">
            <text:p>Ronald_Reagan_6:35.txt</text:p>
          </table:table-cell>
          <table:table-cell office:value-type="string">
            <text:p>We the people. They're farmers on tough times, but who never stop feeding a hungry world. They're the volunteers at the hospital choking back their tears for the hundredth time, caring for a baby strugling for life because of a mother who used drugs. And you'll forgive me a special memory -- it's a million mothers like Nelle Reagan who never knew a stranger or turned a hungry person away from her kitchen door.&lt;br/&gt;&lt;br/&gt;We the people. They refute last week's television commentary downgrading our optimism and our idealism. They are the entrepreneurs, the builders, the pioneers, and a lot of regular folks the true heroes of our land who make up the most uncommon nation of doers in history. You know they're Americans because their spirit is as big as the universe and their hearts are bigger than their spirits.&lt;br/&gt;&lt;br/&gt;</text:p>
          </table:table-cell>
          <table:table-cell office:value-type="float" office:value="100">
            <text:p>10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Socialized medicine</text:p>
          </table:table-cell>
          <table:table-cell office:value-type="string">
            <text:p>http://en.wikipedia.org/wiki/Socialized_medicine</text:p>
          </table:table-cell>
          <table:table-cell office:value-type="string">
            <text:p>Abolitionism</text:p>
          </table:table-cell>
          <table:table-cell office:value-type="string">
            <text:p>http://en.wikipedia.org/wiki/Abolitionism</text:p>
          </table:table-cell>
          <table:table-cell table:style-name="Default"/>
          <table:table-cell office:value-type="float" office:value="1">
            <text:p>1</text:p>
          </table:table-cell>
          <table:table-cell table:number-columns-repeated="3"/>
          <table:table-cell table:formula="of:=CONCATENATE(TEXT([.$AD317];&quot;#&quot;);&quot;,&quot;;TEXT([.$AF317];&quot;#&quot;);&quot;,&quot;;TEXT([.$AM317];&quot;#&quot;))" office:value-type="string" office:string-value="100,200,1">
            <text:p>100,200,1</text:p>
          </table:table-cell>
        </table:table-row>
        <table:table-row table:style-name="ro1">
          <table:table-cell office:value-type="string">
            <text:p>2I2274J79KQWLAWSBGLXNCD46PBGIP</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6 GMT 2012</text:p>
          </table:table-cell>
          <table:table-cell table:number-columns-repeated="2"/>
          <table:table-cell office:value-type="string">
            <text:p>224XKNQY2RCJZFR42OUHZ0KUNSVR27</text:p>
          </table:table-cell>
          <table:table-cell office:value-type="string">
            <text:p>A31ALYJKPKD09W</text:p>
          </table:table-cell>
          <table:table-cell office:value-type="string">
            <text:p>Approved</text:p>
          </table:table-cell>
          <table:table-cell office:value-type="string">
            <text:p>Fri Aug 31 00:34:47 GMT 2012</text:p>
          </table:table-cell>
          <table:table-cell office:value-type="string">
            <text:p>Fri Aug 31 00:35:15 GMT 2012</text:p>
          </table:table-cell>
          <table:table-cell office:value-type="string">
            <text:p>Fri Sep 07 00:35:15 GMT 2012</text:p>
          </table:table-cell>
          <table:table-cell office:value-type="string">
            <text:p>2012/09/07 00:39:12 +0000</text:p>
          </table:table-cell>
          <table:table-cell table:number-columns-repeated="2"/>
          <table:table-cell office:value-type="float" office:value="28">
            <text:p>28</text:p>
          </table:table-cell>
          <table:table-cell office:value-type="string">
            <text:p>100% (294/295)</text:p>
          </table:table-cell>
          <table:table-cell office:value-type="string">
            <text:p>100% (62/62)</text:p>
          </table:table-cell>
          <table:table-cell office:value-type="string">
            <text:p>0% (0/0)</text:p>
          </table:table-cell>
          <table:table-cell office:value-type="string">
            <text:p>Ronald_Reagan_6:35.txt</text:p>
          </table:table-cell>
          <table:table-cell office:value-type="string">
            <text:p>We the people. They're farmers on tough times, but who never stop feeding a hungry world. They're the volunteers at the hospital choking back their tears for the hundredth time, caring for a baby strugling for life because of a mother who used drugs. And you'll forgive me a special memory -- it's a million mothers like Nelle Reagan who never knew a stranger or turned a hungry person away from her kitchen door.&lt;br/&gt;&lt;br/&gt;We the people. They refute last week's television commentary downgrading our optimism and our idealism. They are the entrepreneurs, the builders, the pioneers, and a lot of regular folks the true heroes of our land who make up the most uncommon nation of doers in history. You know they're Americans because their spirit is as big as the universe and their hearts are bigger than their spirits.&lt;br/&gt;&lt;br/&gt;</text:p>
          </table:table-cell>
          <table:table-cell office:value-type="float" office:value="100">
            <text:p>10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Socialized medicine</text:p>
          </table:table-cell>
          <table:table-cell office:value-type="string">
            <text:p>http://en.wikipedia.org/wiki/Socialized_medicine</text:p>
          </table:table-cell>
          <table:table-cell office:value-type="string">
            <text:p>Abolitionism</text:p>
          </table:table-cell>
          <table:table-cell office:value-type="string">
            <text:p>http://en.wikipedia.org/wiki/Abolitionism</text:p>
          </table:table-cell>
          <table:table-cell table:style-name="Default"/>
          <table:table-cell office:value-type="float" office:value="1">
            <text:p>1</text:p>
          </table:table-cell>
          <table:table-cell table:number-columns-repeated="3"/>
          <table:table-cell table:formula="of:=CONCATENATE(TEXT([.$AD318];&quot;#&quot;);&quot;,&quot;;TEXT([.$AF318];&quot;#&quot;);&quot;,&quot;;TEXT([.$AM318];&quot;#&quot;))" office:value-type="string" office:string-value="100,200,1">
            <text:p>100,200,1</text:p>
          </table:table-cell>
        </table:table-row>
        <table:table-row table:style-name="ro1">
          <table:table-cell office:value-type="string">
            <text:p>2I2274J79KQWLAWSBGLXNCD46PBGIP</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6 GMT 2012</text:p>
          </table:table-cell>
          <table:table-cell table:number-columns-repeated="2"/>
          <table:table-cell office:value-type="string">
            <text:p>2GAAA2SEIUUUF9CVRU14QIS8XJOPPN</text:p>
          </table:table-cell>
          <table:table-cell office:value-type="string">
            <text:p>A30SN6C7YX0OIP</text:p>
          </table:table-cell>
          <table:table-cell office:value-type="string">
            <text:p>Approved</text:p>
          </table:table-cell>
          <table:table-cell office:value-type="string">
            <text:p>Thu Aug 30 19:52:33 GMT 2012</text:p>
          </table:table-cell>
          <table:table-cell office:value-type="string">
            <text:p>Thu Aug 30 19:52:43 GMT 2012</text:p>
          </table:table-cell>
          <table:table-cell office:value-type="string">
            <text:p>Thu Sep 06 19:52:43 GMT 2012</text:p>
          </table:table-cell>
          <table:table-cell office:value-type="string">
            <text:p>2012/09/06 19:54:14 +0000</text:p>
          </table:table-cell>
          <table:table-cell table:number-columns-repeated="2"/>
          <table:table-cell office:value-type="float" office:value="10">
            <text:p>10</text:p>
          </table:table-cell>
          <table:table-cell table:number-columns-repeated="2" office:value-type="string">
            <text:p>100% (173/173)</text:p>
          </table:table-cell>
          <table:table-cell office:value-type="string">
            <text:p>0% (0/0)</text:p>
          </table:table-cell>
          <table:table-cell office:value-type="string">
            <text:p>Ronald_Reagan_6:35.txt</text:p>
          </table:table-cell>
          <table:table-cell office:value-type="string">
            <text:p>We the people. They're farmers on tough times, but who never stop feeding a hungry world. They're the volunteers at the hospital choking back their tears for the hundredth time, caring for a baby strugling for life because of a mother who used drugs. And you'll forgive me a special memory -- it's a million mothers like Nelle Reagan who never knew a stranger or turned a hungry person away from her kitchen door.&lt;br/&gt;&lt;br/&gt;We the people. They refute last week's television commentary downgrading our optimism and our idealism. They are the entrepreneurs, the builders, the pioneers, and a lot of regular folks the true heroes of our land who make up the most uncommon nation of doers in history. You know they're Americans because their spirit is as big as the universe and their hearts are bigger than their spirits.&lt;br/&gt;&lt;br/&gt;</text:p>
          </table:table-cell>
          <table:table-cell office:value-type="float" office:value="100">
            <text:p>10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Socialized medicine</text:p>
          </table:table-cell>
          <table:table-cell office:value-type="string">
            <text:p>http://en.wikipedia.org/wiki/Socialized_medicine</text:p>
          </table:table-cell>
          <table:table-cell office:value-type="string">
            <text:p>Abolitionism</text:p>
          </table:table-cell>
          <table:table-cell office:value-type="string">
            <text:p>http://en.wikipedia.org/wiki/Abolitionism</text:p>
          </table:table-cell>
          <table:table-cell table:style-name="Default" office:value-type="string">
            <text:p>NO</text:p>
          </table:table-cell>
          <table:table-cell office:value-type="float" office:value="1">
            <text:p>1</text:p>
          </table:table-cell>
          <table:table-cell table:number-columns-repeated="3"/>
          <table:table-cell table:formula="of:=CONCATENATE(TEXT([.$AD319];&quot;#&quot;);&quot;,&quot;;TEXT([.$AF319];&quot;#&quot;);&quot;,&quot;;TEXT([.$AM319];&quot;#&quot;))" office:value-type="string" office:string-value="100,200,1">
            <text:p>100,200,1</text:p>
          </table:table-cell>
        </table:table-row>
        <table:table-row table:style-name="ro1">
          <table:table-cell office:value-type="string">
            <text:p>2DM0SPW1INMHV7E9QDEAJ6BFN7E3G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6 GMT 2012</text:p>
          </table:table-cell>
          <table:table-cell table:number-columns-repeated="2"/>
          <table:table-cell office:value-type="string">
            <text:p>220SV7WGKCCV0URHHDUMPAPQ9TZ2SP</text:p>
          </table:table-cell>
          <table:table-cell office:value-type="string">
            <text:p>A3343ON7H5UO3L</text:p>
          </table:table-cell>
          <table:table-cell office:value-type="string">
            <text:p>Approved</text:p>
          </table:table-cell>
          <table:table-cell office:value-type="string">
            <text:p>Thu Aug 30 18:22:12 GMT 2012</text:p>
          </table:table-cell>
          <table:table-cell office:value-type="string">
            <text:p>Thu Aug 30 18:22:31 GMT 2012</text:p>
          </table:table-cell>
          <table:table-cell office:value-type="string">
            <text:p>Thu Sep 06 18:22:31 GMT 2012</text:p>
          </table:table-cell>
          <table:table-cell office:value-type="string">
            <text:p>2012/09/06 18:24:24 +0000</text:p>
          </table:table-cell>
          <table:table-cell table:number-columns-repeated="2"/>
          <table:table-cell office:value-type="float" office:value="19">
            <text:p>19</text:p>
          </table:table-cell>
          <table:table-cell table:number-columns-repeated="2" office:value-type="string">
            <text:p>100% (17/17)</text:p>
          </table:table-cell>
          <table:table-cell office:value-type="string">
            <text:p>0% (0/0)</text:p>
          </table:table-cell>
          <table:table-cell office:value-type="string">
            <text:p>Lyndon_Baines_Johnson_2:2.txt</text:p>
          </table:table-cell>
          <table:table-cell office:value-type="string">
            <text:p>I am not unaware of the inner emotions of the new Members of this body tonight.&lt;br/&gt;&lt;br/&gt;Twenty-eight years ago, I felt as you do now. You will soon learn that you are among men whose first love is their country, men who try each day to do as best they can what they believe is right.&lt;br/&gt;&lt;br/&gt;</text:p>
          </table:table-cell>
          <table:table-cell office:value-type="float" office:value="100">
            <text:p>100</text:p>
          </table:table-cell>
          <table:table-cell office:value-type="float" office:value="1">
            <text:p>1</text:p>
          </table:table-cell>
          <table:table-cell office:value-type="float" office:value="10">
            <text:p>10</text:p>
          </table:table-cell>
          <table:table-cell office:value-type="float" office:value="1">
            <text:p>1</text:p>
          </table:table-cell>
          <table:table-cell office:value-type="string">
            <text:p>Ruhollah Khomeini</text:p>
          </table:table-cell>
          <table:table-cell office:value-type="string">
            <text:p>http://en.wikipedia.org/wiki/Ruhollah_Khomeini</text:p>
          </table:table-cell>
          <table:table-cell office:value-type="string">
            <text:p>Labor</text:p>
          </table:table-cell>
          <table:table-cell office:value-type="string">
            <text:p>http://en.wikipedia.org/wiki/Labor</text:p>
          </table:table-cell>
          <table:table-cell table:style-name="Default"/>
          <table:table-cell office:value-type="float" office:value="1">
            <text:p>1</text:p>
          </table:table-cell>
          <table:table-cell table:number-columns-repeated="3"/>
          <table:table-cell table:formula="of:=CONCATENATE(TEXT([.$AD320];&quot;#&quot;);&quot;,&quot;;TEXT([.$AF320];&quot;#&quot;);&quot;,&quot;;TEXT([.$AM320];&quot;#&quot;))" office:value-type="string" office:string-value="100,10,1">
            <text:p>100,10,1</text:p>
          </table:table-cell>
        </table:table-row>
        <table:table-row table:style-name="ro1">
          <table:table-cell office:value-type="string">
            <text:p>2DM0SPW1INMHV7E9QDEAJ6BFN7E3G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6 GMT 2012</text:p>
          </table:table-cell>
          <table:table-cell table:number-columns-repeated="2"/>
          <table:table-cell office:value-type="string">
            <text:p>2AJYNJ92NJKMFEZRQ3LH6W2GY617CI</text:p>
          </table:table-cell>
          <table:table-cell office:value-type="string">
            <text:p>A997OZ3H2B3Q2</text:p>
          </table:table-cell>
          <table:table-cell office:value-type="string">
            <text:p>Approved</text:p>
          </table:table-cell>
          <table:table-cell office:value-type="string">
            <text:p>Thu Aug 30 19:11:33 GMT 2012</text:p>
          </table:table-cell>
          <table:table-cell office:value-type="string">
            <text:p>Thu Aug 30 19:12:04 GMT 2012</text:p>
          </table:table-cell>
          <table:table-cell office:value-type="string">
            <text:p>Thu Sep 06 19:12:04 GMT 2012</text:p>
          </table:table-cell>
          <table:table-cell office:value-type="string">
            <text:p>2012/09/06 19:14:15 +0000</text:p>
          </table:table-cell>
          <table:table-cell table:number-columns-repeated="2"/>
          <table:table-cell office:value-type="float" office:value="31">
            <text:p>31</text:p>
          </table:table-cell>
          <table:table-cell table:number-columns-repeated="2" office:value-type="string">
            <text:p>100% (93/93)</text:p>
          </table:table-cell>
          <table:table-cell office:value-type="string">
            <text:p>0% (0/0)</text:p>
          </table:table-cell>
          <table:table-cell office:value-type="string">
            <text:p>Lyndon_Baines_Johnson_2:2.txt</text:p>
          </table:table-cell>
          <table:table-cell office:value-type="string">
            <text:p>I am not unaware of the inner emotions of the new Members of this body tonight.&lt;br/&gt;&lt;br/&gt;Twenty-eight years ago, I felt as you do now. You will soon learn that you are among men whose first love is their country, men who try each day to do as best they can what they believe is right.&lt;br/&gt;&lt;br/&gt;</text:p>
          </table:table-cell>
          <table:table-cell office:value-type="float" office:value="100">
            <text:p>100</text:p>
          </table:table-cell>
          <table:table-cell office:value-type="float" office:value="1">
            <text:p>1</text:p>
          </table:table-cell>
          <table:table-cell office:value-type="float" office:value="10">
            <text:p>10</text:p>
          </table:table-cell>
          <table:table-cell office:value-type="float" office:value="1">
            <text:p>1</text:p>
          </table:table-cell>
          <table:table-cell office:value-type="string">
            <text:p>Ruhollah Khomeini</text:p>
          </table:table-cell>
          <table:table-cell office:value-type="string">
            <text:p>http://en.wikipedia.org/wiki/Ruhollah_Khomeini</text:p>
          </table:table-cell>
          <table:table-cell office:value-type="string">
            <text:p>Labor</text:p>
          </table:table-cell>
          <table:table-cell office:value-type="string">
            <text:p>http://en.wikipedia.org/wiki/Labor</text:p>
          </table:table-cell>
          <table:table-cell table:style-name="Default"/>
          <table:table-cell office:value-type="float" office:value="2">
            <text:p>2</text:p>
          </table:table-cell>
          <table:table-cell table:number-columns-repeated="3"/>
          <table:table-cell table:formula="of:=CONCATENATE(TEXT([.$AD321];&quot;#&quot;);&quot;,&quot;;TEXT([.$AF321];&quot;#&quot;);&quot;,&quot;;TEXT([.$AM321];&quot;#&quot;))" office:value-type="string" office:string-value="100,10,2">
            <text:p>100,10,2</text:p>
          </table:table-cell>
        </table:table-row>
        <table:table-row table:style-name="ro1">
          <table:table-cell office:value-type="string">
            <text:p>2DM0SPW1INMHV7E9QDEAJ6BFN7E3G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6 GMT 2012</text:p>
          </table:table-cell>
          <table:table-cell table:number-columns-repeated="2"/>
          <table:table-cell office:value-type="string">
            <text:p>2LJI8IUB2YU9NS5X0V23T0FBOQB7JX</text:p>
          </table:table-cell>
          <table:table-cell office:value-type="string">
            <text:p>A2KUZAGNUPR16W</text:p>
          </table:table-cell>
          <table:table-cell office:value-type="string">
            <text:p>Approved</text:p>
          </table:table-cell>
          <table:table-cell office:value-type="string">
            <text:p>Thu Aug 30 19:35:31 GMT 2012</text:p>
          </table:table-cell>
          <table:table-cell office:value-type="string">
            <text:p>Thu Aug 30 19:39:56 GMT 2012</text:p>
          </table:table-cell>
          <table:table-cell office:value-type="string">
            <text:p>Thu Sep 06 19:39:56 GMT 2012</text:p>
          </table:table-cell>
          <table:table-cell office:value-type="string">
            <text:p>2012/09/06 19:44:13 +0000</text:p>
          </table:table-cell>
          <table:table-cell table:number-columns-repeated="2"/>
          <table:table-cell office:value-type="float" office:value="265">
            <text:p>265</text:p>
          </table:table-cell>
          <table:table-cell table:number-columns-repeated="2" office:value-type="string">
            <text:p>100% (11/11)</text:p>
          </table:table-cell>
          <table:table-cell office:value-type="string">
            <text:p>0% (0/0)</text:p>
          </table:table-cell>
          <table:table-cell office:value-type="string">
            <text:p>Lyndon_Baines_Johnson_2:2.txt</text:p>
          </table:table-cell>
          <table:table-cell office:value-type="string">
            <text:p>I am not unaware of the inner emotions of the new Members of this body tonight.&lt;br/&gt;&lt;br/&gt;Twenty-eight years ago, I felt as you do now. You will soon learn that you are among men whose first love is their country, men who try each day to do as best they can what they believe is right.&lt;br/&gt;&lt;br/&gt;</text:p>
          </table:table-cell>
          <table:table-cell office:value-type="float" office:value="100">
            <text:p>100</text:p>
          </table:table-cell>
          <table:table-cell office:value-type="float" office:value="1">
            <text:p>1</text:p>
          </table:table-cell>
          <table:table-cell office:value-type="float" office:value="10">
            <text:p>10</text:p>
          </table:table-cell>
          <table:table-cell office:value-type="float" office:value="1">
            <text:p>1</text:p>
          </table:table-cell>
          <table:table-cell office:value-type="string">
            <text:p>Ruhollah Khomeini</text:p>
          </table:table-cell>
          <table:table-cell office:value-type="string">
            <text:p>http://en.wikipedia.org/wiki/Ruhollah_Khomeini</text:p>
          </table:table-cell>
          <table:table-cell office:value-type="string">
            <text:p>Labor</text:p>
          </table:table-cell>
          <table:table-cell office:value-type="string">
            <text:p>http://en.wikipedia.org/wiki/Labor</text:p>
          </table:table-cell>
          <table:table-cell table:style-name="Default"/>
          <table:table-cell office:value-type="float" office:value="1">
            <text:p>1</text:p>
          </table:table-cell>
          <table:table-cell table:number-columns-repeated="3"/>
          <table:table-cell table:formula="of:=CONCATENATE(TEXT([.$AD322];&quot;#&quot;);&quot;,&quot;;TEXT([.$AF322];&quot;#&quot;);&quot;,&quot;;TEXT([.$AM322];&quot;#&quot;))" office:value-type="string" office:string-value="100,10,1">
            <text:p>100,10,1</text:p>
          </table:table-cell>
        </table:table-row>
        <table:table-row table:style-name="ro1">
          <table:table-cell office:value-type="string">
            <text:p>2DSVKI62NJQ2GGQ4GJHHEBKLDNDLT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6 GMT 2012</text:p>
          </table:table-cell>
          <table:table-cell table:number-columns-repeated="2"/>
          <table:table-cell office:value-type="string">
            <text:p>25CI62NJQ217H8XEXRXBSLCVJTJVNF</text:p>
          </table:table-cell>
          <table:table-cell office:value-type="string">
            <text:p>A3F7S6S96ZG4LQ</text:p>
          </table:table-cell>
          <table:table-cell office:value-type="string">
            <text:p>Submitted</text:p>
          </table:table-cell>
          <table:table-cell office:value-type="string">
            <text:p>Fri Aug 31 06:43:26 GMT 2012</text:p>
          </table:table-cell>
          <table:table-cell office:value-type="string">
            <text:p>Fri Aug 31 06:44:10 GMT 2012</text:p>
          </table:table-cell>
          <table:table-cell office:value-type="string">
            <text:p>Thu Sep 06 23:44:10 PDT 2012</text:p>
          </table:table-cell>
          <table:table-cell table:number-columns-repeated="3"/>
          <table:table-cell office:value-type="float" office:value="44">
            <text:p>44</text:p>
          </table:table-cell>
          <table:table-cell table:number-columns-repeated="2" office:value-type="string">
            <text:p>100% (9/9)</text:p>
          </table:table-cell>
          <table:table-cell office:value-type="string">
            <text:p>0% (0/0)</text:p>
          </table:table-cell>
          <table:table-cell office:value-type="string">
            <text:p>Andrew_Johnson_4:26.txt</text:p>
          </table:table-cell>
          <table:table-cell office:value-type="string">
            <text:p>The correspondence herewith submitted will be found painfully replete with accounts of the ruin and wretchedness produced by recent earthquakes, of unparalleled severity, in the Republics of Peru, Ecuador, and Bolivia. The diplomatic agents and naval officers of the United States who were present in those countries at the time of those disasters furnished all the relief in their power to the sufferers, and were promptly rewarded with grateful and touching acknowledgments by the Congress of Peru. An appeal to the charity of our fellow-citizens has been answered by much liberality. In this connection I submit an appeal which has been made by the Swiss Republic, whose Government and institutions are kindred to our own, in behalf of its inhabitants, who are suffering extreme destitution, produced by recent devastating inundations.&lt;br/&gt;&lt;br/&gt;Our relations with Mexico during the year have been marked by an increasing growth of mutual confidence. The Mexican Government has not yet acted upon the three treaties celebrated here last summer for establishing the rights of naturalized citizens upon a liberal and just basis, for regulating consular powers, and for the adjustment of mutual claims.&lt;br/&gt;&lt;br/&gt;</text:p>
          </table:table-cell>
          <table:table-cell office:value-type="float" office:value="200">
            <text:p>200</text:p>
          </table:table-cell>
          <table:table-cell office:value-type="float" office:value="2">
            <text:p>2</text:p>
          </table:table-cell>
          <table:table-cell office:value-type="float" office:value="10">
            <text:p>10</text:p>
          </table:table-cell>
          <table:table-cell office:value-type="float" office:value="4">
            <text:p>4</text:p>
          </table:table-cell>
          <table:table-cell office:value-type="string">
            <text:p>Giacomo Leopardi</text:p>
          </table:table-cell>
          <table:table-cell office:value-type="string">
            <text:p>http://en.wikipedia.org/wiki/Giacomo_Leopardi</text:p>
          </table:table-cell>
          <table:table-cell office:value-type="string">
            <text:p>Treaty</text:p>
          </table:table-cell>
          <table:table-cell office:value-type="string">
            <text:p>http://en.wikipedia.org/wiki/Treaty</text:p>
          </table:table-cell>
          <table:table-cell table:style-name="Default"/>
          <table:table-cell office:value-type="float" office:value="1">
            <text:p>1</text:p>
          </table:table-cell>
          <table:table-cell table:number-columns-repeated="3"/>
          <table:table-cell table:formula="of:=CONCATENATE(TEXT([.$AD323];&quot;#&quot;);&quot;,&quot;;TEXT([.$AF323];&quot;#&quot;);&quot;,&quot;;TEXT([.$AM323];&quot;#&quot;))" office:value-type="string" office:string-value="200,10,1">
            <text:p>200,10,1</text:p>
          </table:table-cell>
        </table:table-row>
        <table:table-row table:style-name="ro1">
          <table:table-cell office:value-type="string">
            <text:p>2DSVKI62NJQ2GGQ4GJHHEBKLDNDLT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6 GMT 2012</text:p>
          </table:table-cell>
          <table:table-cell table:number-columns-repeated="2"/>
          <table:table-cell office:value-type="string">
            <text:p>2PD6VCPWZ9RNS56T2BJ70N3DYYZAP5</text:p>
          </table:table-cell>
          <table:table-cell office:value-type="string">
            <text:p>A31ALYJKPKD09W</text:p>
          </table:table-cell>
          <table:table-cell office:value-type="string">
            <text:p>Approved</text:p>
          </table:table-cell>
          <table:table-cell office:value-type="string">
            <text:p>Fri Aug 31 00:30:58 GMT 2012</text:p>
          </table:table-cell>
          <table:table-cell office:value-type="string">
            <text:p>Fri Aug 31 00:31:06 GMT 2012</text:p>
          </table:table-cell>
          <table:table-cell office:value-type="string">
            <text:p>Fri Sep 07 00:31:06 GMT 2012</text:p>
          </table:table-cell>
          <table:table-cell office:value-type="string">
            <text:p>2012/09/07 00:34:13 +0000</text:p>
          </table:table-cell>
          <table:table-cell table:number-columns-repeated="2"/>
          <table:table-cell office:value-type="float" office:value="8">
            <text:p>8</text:p>
          </table:table-cell>
          <table:table-cell office:value-type="string">
            <text:p>100% (294/295)</text:p>
          </table:table-cell>
          <table:table-cell office:value-type="string">
            <text:p>100% (62/62)</text:p>
          </table:table-cell>
          <table:table-cell office:value-type="string">
            <text:p>0% (0/0)</text:p>
          </table:table-cell>
          <table:table-cell office:value-type="string">
            <text:p>Andrew_Johnson_4:26.txt</text:p>
          </table:table-cell>
          <table:table-cell office:value-type="string">
            <text:p>The correspondence herewith submitted will be found painfully replete with accounts of the ruin and wretchedness produced by recent earthquakes, of unparalleled severity, in the Republics of Peru, Ecuador, and Bolivia. The diplomatic agents and naval officers of the United States who were present in those countries at the time of those disasters furnished all the relief in their power to the sufferers, and were promptly rewarded with grateful and touching acknowledgments by the Congress of Peru. An appeal to the charity of our fellow-citizens has been answered by much liberality. In this connection I submit an appeal which has been made by the Swiss Republic, whose Government and institutions are kindred to our own, in behalf of its inhabitants, who are suffering extreme destitution, produced by recent devastating inundations.&lt;br/&gt;&lt;br/&gt;Our relations with Mexico during the year have been marked by an increasing growth of mutual confidence. The Mexican Government has not yet acted upon the three treaties celebrated here last summer for establishing the rights of naturalized citizens upon a liberal and just basis, for regulating consular powers, and for the adjustment of mutual claims.&lt;br/&gt;&lt;br/&gt;</text:p>
          </table:table-cell>
          <table:table-cell office:value-type="float" office:value="200">
            <text:p>200</text:p>
          </table:table-cell>
          <table:table-cell office:value-type="float" office:value="2">
            <text:p>2</text:p>
          </table:table-cell>
          <table:table-cell office:value-type="float" office:value="10">
            <text:p>10</text:p>
          </table:table-cell>
          <table:table-cell office:value-type="float" office:value="4">
            <text:p>4</text:p>
          </table:table-cell>
          <table:table-cell office:value-type="string">
            <text:p>Giacomo Leopardi</text:p>
          </table:table-cell>
          <table:table-cell office:value-type="string">
            <text:p>http://en.wikipedia.org/wiki/Giacomo_Leopardi</text:p>
          </table:table-cell>
          <table:table-cell office:value-type="string">
            <text:p>Treaty</text:p>
          </table:table-cell>
          <table:table-cell office:value-type="string">
            <text:p>http://en.wikipedia.org/wiki/Treaty</text:p>
          </table:table-cell>
          <table:table-cell table:style-name="Default"/>
          <table:table-cell office:value-type="float" office:value="2">
            <text:p>2</text:p>
          </table:table-cell>
          <table:table-cell table:number-columns-repeated="3"/>
          <table:table-cell table:formula="of:=CONCATENATE(TEXT([.$AD324];&quot;#&quot;);&quot;,&quot;;TEXT([.$AF324];&quot;#&quot;);&quot;,&quot;;TEXT([.$AM324];&quot;#&quot;))" office:value-type="string" office:string-value="200,10,2">
            <text:p>200,10,2</text:p>
          </table:table-cell>
        </table:table-row>
        <table:table-row table:style-name="ro1">
          <table:table-cell office:value-type="string">
            <text:p>2DSVKI62NJQ2GGQ4GJHHEBKLDNDLT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6 GMT 2012</text:p>
          </table:table-cell>
          <table:table-cell table:number-columns-repeated="2"/>
          <table:table-cell office:value-type="string">
            <text:p>2WBTUHYW2GTPO0YCZFNM969YX58QLG</text:p>
          </table:table-cell>
          <table:table-cell office:value-type="string">
            <text:p>A30SN6C7YX0OIP</text:p>
          </table:table-cell>
          <table:table-cell office:value-type="string">
            <text:p>Approved</text:p>
          </table:table-cell>
          <table:table-cell office:value-type="string">
            <text:p>Thu Aug 30 19:40:25 GMT 2012</text:p>
          </table:table-cell>
          <table:table-cell office:value-type="string">
            <text:p>Thu Aug 30 19:40:33 GMT 2012</text:p>
          </table:table-cell>
          <table:table-cell office:value-type="string">
            <text:p>Thu Sep 06 19:40:33 GMT 2012</text:p>
          </table:table-cell>
          <table:table-cell office:value-type="string">
            <text:p>2012/09/06 19:44:13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Andrew_Johnson_4:26.txt</text:p>
          </table:table-cell>
          <table:table-cell office:value-type="string">
            <text:p>The correspondence herewith submitted will be found painfully replete with accounts of the ruin and wretchedness produced by recent earthquakes, of unparalleled severity, in the Republics of Peru, Ecuador, and Bolivia. The diplomatic agents and naval officers of the United States who were present in those countries at the time of those disasters furnished all the relief in their power to the sufferers, and were promptly rewarded with grateful and touching acknowledgments by the Congress of Peru. An appeal to the charity of our fellow-citizens has been answered by much liberality. In this connection I submit an appeal which has been made by the Swiss Republic, whose Government and institutions are kindred to our own, in behalf of its inhabitants, who are suffering extreme destitution, produced by recent devastating inundations.&lt;br/&gt;&lt;br/&gt;Our relations with Mexico during the year have been marked by an increasing growth of mutual confidence. The Mexican Government has not yet acted upon the three treaties celebrated here last summer for establishing the rights of naturalized citizens upon a liberal and just basis, for regulating consular powers, and for the adjustment of mutual claims.&lt;br/&gt;&lt;br/&gt;</text:p>
          </table:table-cell>
          <table:table-cell office:value-type="float" office:value="200">
            <text:p>200</text:p>
          </table:table-cell>
          <table:table-cell office:value-type="float" office:value="2">
            <text:p>2</text:p>
          </table:table-cell>
          <table:table-cell office:value-type="float" office:value="10">
            <text:p>10</text:p>
          </table:table-cell>
          <table:table-cell office:value-type="float" office:value="4">
            <text:p>4</text:p>
          </table:table-cell>
          <table:table-cell office:value-type="string">
            <text:p>Giacomo Leopardi</text:p>
          </table:table-cell>
          <table:table-cell office:value-type="string">
            <text:p>http://en.wikipedia.org/wiki/Giacomo_Leopardi</text:p>
          </table:table-cell>
          <table:table-cell office:value-type="string">
            <text:p>Treaty</text:p>
          </table:table-cell>
          <table:table-cell office:value-type="string">
            <text:p>http://en.wikipedia.org/wiki/Treaty</text:p>
          </table:table-cell>
          <table:table-cell table:style-name="Default" office:value-type="string">
            <text:p>NO</text:p>
          </table:table-cell>
          <table:table-cell office:value-type="float" office:value="1">
            <text:p>1</text:p>
          </table:table-cell>
          <table:table-cell table:number-columns-repeated="3"/>
          <table:table-cell table:formula="of:=CONCATENATE(TEXT([.$AD325];&quot;#&quot;);&quot;,&quot;;TEXT([.$AF325];&quot;#&quot;);&quot;,&quot;;TEXT([.$AM325];&quot;#&quot;))" office:value-type="string" office:string-value="200,10,1">
            <text:p>200,10,1</text:p>
          </table:table-cell>
        </table:table-row>
        <table:table-row table:style-name="ro1">
          <table:table-cell office:value-type="string">
            <text:p>2IG7QEOZFYQSGLGYTY6XZDS4J40GJ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6 GMT 2012</text:p>
          </table:table-cell>
          <table:table-cell table:number-columns-repeated="2"/>
          <table:table-cell office:value-type="string">
            <text:p>26Y18N46UXFCSDT2JOKNLSNTPZDSQT</text:p>
          </table:table-cell>
          <table:table-cell office:value-type="string">
            <text:p>A997OZ3H2B3Q2</text:p>
          </table:table-cell>
          <table:table-cell office:value-type="string">
            <text:p>Approved</text:p>
          </table:table-cell>
          <table:table-cell office:value-type="string">
            <text:p>Thu Aug 30 18:45:48 GMT 2012</text:p>
          </table:table-cell>
          <table:table-cell office:value-type="string">
            <text:p>Thu Aug 30 18:46:37 GMT 2012</text:p>
          </table:table-cell>
          <table:table-cell office:value-type="string">
            <text:p>Thu Sep 06 18:46:37 GMT 2012</text:p>
          </table:table-cell>
          <table:table-cell office:value-type="string">
            <text:p>2012/09/06 18:49:21 +0000</text:p>
          </table:table-cell>
          <table:table-cell table:number-columns-repeated="2"/>
          <table:table-cell office:value-type="float" office:value="49">
            <text:p>49</text:p>
          </table:table-cell>
          <table:table-cell table:number-columns-repeated="2" office:value-type="string">
            <text:p>100% (93/93)</text:p>
          </table:table-cell>
          <table:table-cell office:value-type="string">
            <text:p>0% (0/0)</text:p>
          </table:table-cell>
          <table:table-cell office:value-type="string">
            <text:p>Ronald_Reagan_6:36.txt</text:p>
          </table:table-cell>
          <table:table-cell office:value-type="string">
            <text:p>We the people. Starting the third century of a dream and standing up to some cynic who's trying to tell us we're not going to get any better.&lt;br/&gt;&lt;br/&gt;Are we at the end? Well, I can't tell it any better than the real thing -- a story recorded by James Madison from the final moments of the Constitutional Convention -- September 17th, 1787. As the last few members signed the document, Benjamin Franklin-- the oldest delegate at 81 years, and in frail health -- looked over toward the chair where George Washington daily presided. At the back of the chair was painted the picture of a sun on the horizon. And turning to those sitting next to him, Franklin observed that artists found it difficult in their painting to distinguish between a rising and a setting sun.&lt;br/&gt;&lt;br/&gt;</text:p>
          </table:table-cell>
          <table:table-cell office:value-type="float" office:value="10">
            <text:p>10</text:p>
          </table:table-cell>
          <table:table-cell office:value-type="float" office:value="3">
            <text:p>3</text:p>
          </table:table-cell>
          <table:table-cell office:value-type="float" office:value="50">
            <text:p>50</text:p>
          </table:table-cell>
          <table:table-cell office:value-type="float" office:value="0">
            <text:p>0</text:p>
          </table:table-cell>
          <table:table-cell office:value-type="string">
            <text:p>Nations</text:p>
          </table:table-cell>
          <table:table-cell office:value-type="string">
            <text:p>http://en.wikipedia.org/wiki/Nations</text:p>
          </table:table-cell>
          <table:table-cell office:value-type="string">
            <text:p>Choctaw</text:p>
          </table:table-cell>
          <table:table-cell office:value-type="string">
            <text:p>http://en.wikipedia.org/wiki/Choctaw</text:p>
          </table:table-cell>
          <table:table-cell table:style-name="Default"/>
          <table:table-cell office:value-type="float" office:value="1">
            <text:p>1</text:p>
          </table:table-cell>
          <table:table-cell table:number-columns-repeated="3"/>
          <table:table-cell table:formula="of:=CONCATENATE(TEXT([.$AD326];&quot;#&quot;);&quot;,&quot;;TEXT([.$AF326];&quot;#&quot;);&quot;,&quot;;TEXT([.$AM326];&quot;#&quot;))" office:value-type="string" office:string-value="10,50,1">
            <text:p>10,50,1</text:p>
          </table:table-cell>
        </table:table-row>
        <table:table-row table:style-name="ro1">
          <table:table-cell office:value-type="string">
            <text:p>2IG7QEOZFYQSGLGYTY6XZDS4J40GJ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6 GMT 2012</text:p>
          </table:table-cell>
          <table:table-cell table:number-columns-repeated="2"/>
          <table:table-cell office:value-type="string">
            <text:p>2BNP9746OQ1S2ZECXGY0D1QKH4GM2W</text:p>
          </table:table-cell>
          <table:table-cell office:value-type="string">
            <text:p>A3343ON7H5UO3L</text:p>
          </table:table-cell>
          <table:table-cell office:value-type="string">
            <text:p>Approved</text:p>
          </table:table-cell>
          <table:table-cell office:value-type="string">
            <text:p>Thu Aug 30 18:21:09 GMT 2012</text:p>
          </table:table-cell>
          <table:table-cell office:value-type="string">
            <text:p>Thu Aug 30 18:21:39 GMT 2012</text:p>
          </table:table-cell>
          <table:table-cell office:value-type="string">
            <text:p>Thu Sep 06 18:21:39 GMT 2012</text:p>
          </table:table-cell>
          <table:table-cell office:value-type="string">
            <text:p>2012/09/06 18:24:22 +0000</text:p>
          </table:table-cell>
          <table:table-cell table:number-columns-repeated="2"/>
          <table:table-cell office:value-type="float" office:value="30">
            <text:p>30</text:p>
          </table:table-cell>
          <table:table-cell table:number-columns-repeated="2" office:value-type="string">
            <text:p>100% (17/17)</text:p>
          </table:table-cell>
          <table:table-cell office:value-type="string">
            <text:p>0% (0/0)</text:p>
          </table:table-cell>
          <table:table-cell office:value-type="string">
            <text:p>Ronald_Reagan_6:36.txt</text:p>
          </table:table-cell>
          <table:table-cell office:value-type="string">
            <text:p>We the people. Starting the third century of a dream and standing up to some cynic who's trying to tell us we're not going to get any better.&lt;br/&gt;&lt;br/&gt;Are we at the end? Well, I can't tell it any better than the real thing -- a story recorded by James Madison from the final moments of the Constitutional Convention -- September 17th, 1787. As the last few members signed the document, Benjamin Franklin-- the oldest delegate at 81 years, and in frail health -- looked over toward the chair where George Washington daily presided. At the back of the chair was painted the picture of a sun on the horizon. And turning to those sitting next to him, Franklin observed that artists found it difficult in their painting to distinguish between a rising and a setting sun.&lt;br/&gt;&lt;br/&gt;</text:p>
          </table:table-cell>
          <table:table-cell office:value-type="float" office:value="10">
            <text:p>10</text:p>
          </table:table-cell>
          <table:table-cell office:value-type="float" office:value="3">
            <text:p>3</text:p>
          </table:table-cell>
          <table:table-cell office:value-type="float" office:value="50">
            <text:p>50</text:p>
          </table:table-cell>
          <table:table-cell office:value-type="float" office:value="0">
            <text:p>0</text:p>
          </table:table-cell>
          <table:table-cell office:value-type="string">
            <text:p>Nations</text:p>
          </table:table-cell>
          <table:table-cell office:value-type="string">
            <text:p>http://en.wikipedia.org/wiki/Nations</text:p>
          </table:table-cell>
          <table:table-cell office:value-type="string">
            <text:p>Choctaw</text:p>
          </table:table-cell>
          <table:table-cell office:value-type="string">
            <text:p>http://en.wikipedia.org/wiki/Choctaw</text:p>
          </table:table-cell>
          <table:table-cell table:style-name="Default"/>
          <table:table-cell office:value-type="float" office:value="1">
            <text:p>1</text:p>
          </table:table-cell>
          <table:table-cell table:number-columns-repeated="3"/>
          <table:table-cell table:formula="of:=CONCATENATE(TEXT([.$AD327];&quot;#&quot;);&quot;,&quot;;TEXT([.$AF327];&quot;#&quot;);&quot;,&quot;;TEXT([.$AM327];&quot;#&quot;))" office:value-type="string" office:string-value="10,50,1">
            <text:p>10,50,1</text:p>
          </table:table-cell>
        </table:table-row>
        <table:table-row table:style-name="ro1">
          <table:table-cell office:value-type="string">
            <text:p>2IG7QEOZFYQSGLGYTY6XZDS4J40GJ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6 GMT 2012</text:p>
          </table:table-cell>
          <table:table-cell table:number-columns-repeated="2"/>
          <table:table-cell office:value-type="string">
            <text:p>2V12HECWA6X3DX0HMA3PDKXPYZGKLI</text:p>
          </table:table-cell>
          <table:table-cell office:value-type="string">
            <text:p>A30SN6C7YX0OIP</text:p>
          </table:table-cell>
          <table:table-cell office:value-type="string">
            <text:p>Approved</text:p>
          </table:table-cell>
          <table:table-cell office:value-type="string">
            <text:p>Thu Aug 30 19:30:18 GMT 2012</text:p>
          </table:table-cell>
          <table:table-cell office:value-type="string">
            <text:p>Thu Aug 30 19:30:25 GMT 2012</text:p>
          </table:table-cell>
          <table:table-cell office:value-type="string">
            <text:p>Thu Sep 06 19:30:25 GMT 2012</text:p>
          </table:table-cell>
          <table:table-cell office:value-type="string">
            <text:p>2012/09/06 19:34:16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Ronald_Reagan_6:36.txt</text:p>
          </table:table-cell>
          <table:table-cell office:value-type="string">
            <text:p>We the people. Starting the third century of a dream and standing up to some cynic who's trying to tell us we're not going to get any better.&lt;br/&gt;&lt;br/&gt;Are we at the end? Well, I can't tell it any better than the real thing -- a story recorded by James Madison from the final moments of the Constitutional Convention -- September 17th, 1787. As the last few members signed the document, Benjamin Franklin-- the oldest delegate at 81 years, and in frail health -- looked over toward the chair where George Washington daily presided. At the back of the chair was painted the picture of a sun on the horizon. And turning to those sitting next to him, Franklin observed that artists found it difficult in their painting to distinguish between a rising and a setting sun.&lt;br/&gt;&lt;br/&gt;</text:p>
          </table:table-cell>
          <table:table-cell office:value-type="float" office:value="10">
            <text:p>10</text:p>
          </table:table-cell>
          <table:table-cell office:value-type="float" office:value="3">
            <text:p>3</text:p>
          </table:table-cell>
          <table:table-cell office:value-type="float" office:value="50">
            <text:p>50</text:p>
          </table:table-cell>
          <table:table-cell office:value-type="float" office:value="0">
            <text:p>0</text:p>
          </table:table-cell>
          <table:table-cell office:value-type="string">
            <text:p>Nations</text:p>
          </table:table-cell>
          <table:table-cell office:value-type="string">
            <text:p>http://en.wikipedia.org/wiki/Nations</text:p>
          </table:table-cell>
          <table:table-cell office:value-type="string">
            <text:p>Choctaw</text:p>
          </table:table-cell>
          <table:table-cell office:value-type="string">
            <text:p>http://en.wikipedia.org/wiki/Choctaw</text:p>
          </table:table-cell>
          <table:table-cell table:style-name="Default" office:value-type="string">
            <text:p>NO</text:p>
          </table:table-cell>
          <table:table-cell office:value-type="float" office:value="2">
            <text:p>2</text:p>
          </table:table-cell>
          <table:table-cell table:number-columns-repeated="3"/>
          <table:table-cell table:formula="of:=CONCATENATE(TEXT([.$AD328];&quot;#&quot;);&quot;,&quot;;TEXT([.$AF328];&quot;#&quot;);&quot;,&quot;;TEXT([.$AM328];&quot;#&quot;))" office:value-type="string" office:string-value="10,50,2">
            <text:p>10,50,2</text:p>
          </table:table-cell>
        </table:table-row>
        <table:table-row table:style-name="ro1">
          <table:table-cell office:value-type="string">
            <text:p>28AQV66RLPHI8C503KMKQ62NKI1E6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6 GMT 2012</text:p>
          </table:table-cell>
          <table:table-cell table:number-columns-repeated="2"/>
          <table:table-cell office:value-type="string">
            <text:p>2ABG5TYMNCWYQDXKG2JSPX11O5GNJO</text:p>
          </table:table-cell>
          <table:table-cell office:value-type="string">
            <text:p>A30SN6C7YX0OIP</text:p>
          </table:table-cell>
          <table:table-cell office:value-type="string">
            <text:p>Approved</text:p>
          </table:table-cell>
          <table:table-cell office:value-type="string">
            <text:p>Thu Aug 30 19:37:59 GMT 2012</text:p>
          </table:table-cell>
          <table:table-cell office:value-type="string">
            <text:p>Thu Aug 30 19:38:07 GMT 2012</text:p>
          </table:table-cell>
          <table:table-cell office:value-type="string">
            <text:p>Thu Sep 06 19:38:07 GMT 2012</text:p>
          </table:table-cell>
          <table:table-cell office:value-type="string">
            <text:p>2012/09/06 19:39:16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Woodrow_Wilson_8:0.txt</text:p>
          </table:table-cell>
          <table:table-cell office:value-type="string">
            <text:p>GENTLEMEN OF THE CONGRESS:&lt;br/&gt;&lt;br/&gt;When I addressed myself to performing the duty laid upon the President by the Constitution to present to you an annual report on the state of the Union, I found my thought dominated by an immortal sentence of Abraham Lincoln's-'Let us have faith that right makes might, and in that faith let us dare to do our duty as we understand it' -a sentence immortal because it embodies in a form of utter simplicity and purity the essential faith of the nation, the faith in which it was conceived, and the faith in which it has grown to glory and power. With that faith and the birth of a nation founded upon it came the hope into the world that a new order would prevail throughout the affairs of mankind, an order in which reason and right would take precedence over covetousness and force; and I believe that I express the wish and purpose of every thoughtful American when I say that this sentence marks for us in the plainest manner the part we should play alike in the arrangement of our domestic affairs and in our exercise of influence upon the affairs of the world.&lt;br/&gt;&lt;br/&gt;</text:p>
          </table:table-cell>
          <table:table-cell office:value-type="float" office:value="50">
            <text:p>50</text:p>
          </table:table-cell>
          <table:table-cell office:value-type="float" office:value="2">
            <text:p>2</text:p>
          </table:table-cell>
          <table:table-cell office:value-type="float" office:value="200">
            <text:p>200</text:p>
          </table:table-cell>
          <table:table-cell office:value-type="float" office:value="1">
            <text:p>1</text:p>
          </table:table-cell>
          <table:table-cell office:value-type="string">
            <text:p>Arnold Resnicoff</text:p>
          </table:table-cell>
          <table:table-cell office:value-type="string">
            <text:p>http://en.wikipedia.org/wiki/Arnold_Resnicoff</text:p>
          </table:table-cell>
          <table:table-cell office:value-type="string">
            <text:p>Nicomachean Ethics</text:p>
          </table:table-cell>
          <table:table-cell office:value-type="string">
            <text:p>http://en.wikipedia.org/wiki/Nicomachean_Ethics</text:p>
          </table:table-cell>
          <table:table-cell table:style-name="Default" office:value-type="string">
            <text:p>NO</text:p>
          </table:table-cell>
          <table:table-cell office:value-type="float" office:value="1">
            <text:p>1</text:p>
          </table:table-cell>
          <table:table-cell table:number-columns-repeated="3"/>
          <table:table-cell table:formula="of:=CONCATENATE(TEXT([.$AD329];&quot;#&quot;);&quot;,&quot;;TEXT([.$AF329];&quot;#&quot;);&quot;,&quot;;TEXT([.$AM329];&quot;#&quot;))" office:value-type="string" office:string-value="50,200,1">
            <text:p>50,200,1</text:p>
          </table:table-cell>
        </table:table-row>
        <table:table-row table:style-name="ro1">
          <table:table-cell office:value-type="string">
            <text:p>28AQV66RLPHI8C503KMKQ62NKI1E6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6 GMT 2012</text:p>
          </table:table-cell>
          <table:table-cell table:number-columns-repeated="2"/>
          <table:table-cell office:value-type="string">
            <text:p>2DGU3K4F0OHOA0P9P7BOAL92MV201J</text:p>
          </table:table-cell>
          <table:table-cell office:value-type="string">
            <text:p>A33GBAC29A0MS5</text:p>
          </table:table-cell>
          <table:table-cell office:value-type="string">
            <text:p>Approved</text:p>
          </table:table-cell>
          <table:table-cell office:value-type="string">
            <text:p>Thu Aug 30 18:27:16 GMT 2012</text:p>
          </table:table-cell>
          <table:table-cell office:value-type="string">
            <text:p>Thu Aug 30 18:27:48 GMT 2012</text:p>
          </table:table-cell>
          <table:table-cell office:value-type="string">
            <text:p>Thu Sep 06 18:27:48 GMT 2012</text:p>
          </table:table-cell>
          <table:table-cell office:value-type="string">
            <text:p>2012/09/06 18:29:18 +0000</text:p>
          </table:table-cell>
          <table:table-cell table:number-columns-repeated="2"/>
          <table:table-cell office:value-type="float" office:value="32">
            <text:p>32</text:p>
          </table:table-cell>
          <table:table-cell table:number-columns-repeated="2" office:value-type="string">
            <text:p>100% (84/84)</text:p>
          </table:table-cell>
          <table:table-cell office:value-type="string">
            <text:p>0% (0/0)</text:p>
          </table:table-cell>
          <table:table-cell office:value-type="string">
            <text:p>Woodrow_Wilson_8:0.txt</text:p>
          </table:table-cell>
          <table:table-cell office:value-type="string">
            <text:p>GENTLEMEN OF THE CONGRESS:&lt;br/&gt;&lt;br/&gt;When I addressed myself to performing the duty laid upon the President by the Constitution to present to you an annual report on the state of the Union, I found my thought dominated by an immortal sentence of Abraham Lincoln's-'Let us have faith that right makes might, and in that faith let us dare to do our duty as we understand it' -a sentence immortal because it embodies in a form of utter simplicity and purity the essential faith of the nation, the faith in which it was conceived, and the faith in which it has grown to glory and power. With that faith and the birth of a nation founded upon it came the hope into the world that a new order would prevail throughout the affairs of mankind, an order in which reason and right would take precedence over covetousness and force; and I believe that I express the wish and purpose of every thoughtful American when I say that this sentence marks for us in the plainest manner the part we should play alike in the arrangement of our domestic affairs and in our exercise of influence upon the affairs of the world.&lt;br/&gt;&lt;br/&gt;</text:p>
          </table:table-cell>
          <table:table-cell office:value-type="float" office:value="50">
            <text:p>50</text:p>
          </table:table-cell>
          <table:table-cell office:value-type="float" office:value="2">
            <text:p>2</text:p>
          </table:table-cell>
          <table:table-cell office:value-type="float" office:value="200">
            <text:p>200</text:p>
          </table:table-cell>
          <table:table-cell office:value-type="float" office:value="1">
            <text:p>1</text:p>
          </table:table-cell>
          <table:table-cell office:value-type="string">
            <text:p>Arnold Resnicoff</text:p>
          </table:table-cell>
          <table:table-cell office:value-type="string">
            <text:p>http://en.wikipedia.org/wiki/Arnold_Resnicoff</text:p>
          </table:table-cell>
          <table:table-cell office:value-type="string">
            <text:p>Nicomachean Ethics</text:p>
          </table:table-cell>
          <table:table-cell office:value-type="string">
            <text:p>http://en.wikipedia.org/wiki/Nicomachean_Ethics</text:p>
          </table:table-cell>
          <table:table-cell table:style-name="Default"/>
          <table:table-cell office:value-type="float" office:value="2">
            <text:p>2</text:p>
          </table:table-cell>
          <table:table-cell table:number-columns-repeated="3"/>
          <table:table-cell table:formula="of:=CONCATENATE(TEXT([.$AD330];&quot;#&quot;);&quot;,&quot;;TEXT([.$AF330];&quot;#&quot;);&quot;,&quot;;TEXT([.$AM330];&quot;#&quot;))" office:value-type="string" office:string-value="50,200,2">
            <text:p>50,200,2</text:p>
          </table:table-cell>
        </table:table-row>
        <table:table-row table:style-name="ro1">
          <table:table-cell office:value-type="string">
            <text:p>28AQV66RLPHI8C503KMKQ62NKI1E6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6 GMT 2012</text:p>
          </table:table-cell>
          <table:table-cell table:number-columns-repeated="2"/>
          <table:table-cell office:value-type="string">
            <text:p>2RQ5PQJQ9OPL060C1WIXO8KCTGD0YJ</text:p>
          </table:table-cell>
          <table:table-cell office:value-type="string">
            <text:p>A997OZ3H2B3Q2</text:p>
          </table:table-cell>
          <table:table-cell office:value-type="string">
            <text:p>Approved</text:p>
          </table:table-cell>
          <table:table-cell office:value-type="string">
            <text:p>Thu Aug 30 19:03:02 GMT 2012</text:p>
          </table:table-cell>
          <table:table-cell office:value-type="string">
            <text:p>Thu Aug 30 19:03:35 GMT 2012</text:p>
          </table:table-cell>
          <table:table-cell office:value-type="string">
            <text:p>Thu Sep 06 19:03:35 GMT 2012</text:p>
          </table:table-cell>
          <table:table-cell office:value-type="string">
            <text:p>2012/09/06 19:04:14 +0000</text:p>
          </table:table-cell>
          <table:table-cell table:number-columns-repeated="2"/>
          <table:table-cell office:value-type="float" office:value="33">
            <text:p>33</text:p>
          </table:table-cell>
          <table:table-cell table:number-columns-repeated="2" office:value-type="string">
            <text:p>100% (93/93)</text:p>
          </table:table-cell>
          <table:table-cell office:value-type="string">
            <text:p>0% (0/0)</text:p>
          </table:table-cell>
          <table:table-cell office:value-type="string">
            <text:p>Woodrow_Wilson_8:0.txt</text:p>
          </table:table-cell>
          <table:table-cell office:value-type="string">
            <text:p>GENTLEMEN OF THE CONGRESS:&lt;br/&gt;&lt;br/&gt;When I addressed myself to performing the duty laid upon the President by the Constitution to present to you an annual report on the state of the Union, I found my thought dominated by an immortal sentence of Abraham Lincoln's-'Let us have faith that right makes might, and in that faith let us dare to do our duty as we understand it' -a sentence immortal because it embodies in a form of utter simplicity and purity the essential faith of the nation, the faith in which it was conceived, and the faith in which it has grown to glory and power. With that faith and the birth of a nation founded upon it came the hope into the world that a new order would prevail throughout the affairs of mankind, an order in which reason and right would take precedence over covetousness and force; and I believe that I express the wish and purpose of every thoughtful American when I say that this sentence marks for us in the plainest manner the part we should play alike in the arrangement of our domestic affairs and in our exercise of influence upon the affairs of the world.&lt;br/&gt;&lt;br/&gt;</text:p>
          </table:table-cell>
          <table:table-cell office:value-type="float" office:value="50">
            <text:p>50</text:p>
          </table:table-cell>
          <table:table-cell office:value-type="float" office:value="2">
            <text:p>2</text:p>
          </table:table-cell>
          <table:table-cell office:value-type="float" office:value="200">
            <text:p>200</text:p>
          </table:table-cell>
          <table:table-cell office:value-type="float" office:value="1">
            <text:p>1</text:p>
          </table:table-cell>
          <table:table-cell office:value-type="string">
            <text:p>Arnold Resnicoff</text:p>
          </table:table-cell>
          <table:table-cell office:value-type="string">
            <text:p>http://en.wikipedia.org/wiki/Arnold_Resnicoff</text:p>
          </table:table-cell>
          <table:table-cell office:value-type="string">
            <text:p>Nicomachean Ethics</text:p>
          </table:table-cell>
          <table:table-cell office:value-type="string">
            <text:p>http://en.wikipedia.org/wiki/Nicomachean_Ethics</text:p>
          </table:table-cell>
          <table:table-cell table:style-name="Default"/>
          <table:table-cell office:value-type="float" office:value="1">
            <text:p>1</text:p>
          </table:table-cell>
          <table:table-cell table:number-columns-repeated="3"/>
          <table:table-cell table:formula="of:=CONCATENATE(TEXT([.$AD331];&quot;#&quot;);&quot;,&quot;;TEXT([.$AF331];&quot;#&quot;);&quot;,&quot;;TEXT([.$AM331];&quot;#&quot;))" office:value-type="string" office:string-value="50,200,1">
            <text:p>50,200,1</text:p>
          </table:table-cell>
        </table:table-row>
        <table:table-row table:style-name="ro1">
          <table:table-cell office:value-type="string">
            <text:p>2JGU98JHSTLBIUOKIT0IWBJEKJCQE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6 GMT 2012</text:p>
          </table:table-cell>
          <table:table-cell table:number-columns-repeated="2"/>
          <table:table-cell office:value-type="string">
            <text:p>25Y6RLPHIT3HA5Y0RSX2VJQ26OYH9H</text:p>
          </table:table-cell>
          <table:table-cell office:value-type="string">
            <text:p>A1KQVLD5YN8X1C</text:p>
          </table:table-cell>
          <table:table-cell office:value-type="string">
            <text:p>Approved</text:p>
          </table:table-cell>
          <table:table-cell office:value-type="string">
            <text:p>Thu Aug 30 20:22:42 GMT 2012</text:p>
          </table:table-cell>
          <table:table-cell office:value-type="string">
            <text:p>Thu Aug 30 20:23:42 GMT 2012</text:p>
          </table:table-cell>
          <table:table-cell office:value-type="string">
            <text:p>Thu Sep 06 20:23:42 GMT 2012</text:p>
          </table:table-cell>
          <table:table-cell office:value-type="string">
            <text:p>2012/09/06 20:24:11 +0000</text:p>
          </table:table-cell>
          <table:table-cell table:number-columns-repeated="2"/>
          <table:table-cell office:value-type="float" office:value="60">
            <text:p>60</text:p>
          </table:table-cell>
          <table:table-cell table:number-columns-repeated="2" office:value-type="string">
            <text:p>100% (13/13)</text:p>
          </table:table-cell>
          <table:table-cell office:value-type="string">
            <text:p>0% (0/0)</text:p>
          </table:table-cell>
          <table:table-cell office:value-type="string">
            <text:p>William_McKinley_2:18.txt</text:p>
          </table:table-cell>
          <table:table-cell office:value-type="string">
            <text:p>The first encounter of the war in point of date took place April 27, when a detachment of the blockading squadron made a reconnoissance in force at Matanzas, shelled the harbor forts, and demolished several new works in construction.&lt;br/&gt;&lt;br/&gt;The next engagement was destined to mark a memorable epoch in maritime warfare. The Pacific fleet, under Commodore George Dewey, had lain for some weeks at Hongkong. Upon the colonial proclamation of neutrality being issued and the customary twenty-four hours' notice being given, it repaired to Mirs Bay, near Hongkong, whence it proceeded to the Philippine Islands under telegraphed orders to capture or destroy the formidable Spanish fleet then assembled at Manila. At daybreak on the 1st of May the American force entered Manila Bay, and after a few hours' engagement effected the total destruction of the Spanish fleet, consisting of ten war ships and a transport, besides capturing the naval station and forts at Cavite, thus annihilating the Spanish naval power in the Pacific Ocean and completely controlling the bay of Manila, with the ability to take the city at will. Not a life was lost on our ships, the wounded only numbering seven, while not a vessel was materially injured. For this gallant achievement the Congress, upon my recommendation, fitly bestowed upon the actors preferment and substantial reward.&lt;br/&gt;&lt;br/&gt;</text:p>
          </table:table-cell>
          <table:table-cell office:value-type="float" office:value="10">
            <text:p>10</text:p>
          </table:table-cell>
          <table:table-cell office:value-type="float" office:value="3">
            <text:p>3</text:p>
          </table:table-cell>
          <table:table-cell office:value-type="float" office:value="20">
            <text:p>20</text:p>
          </table:table-cell>
          <table:table-cell office:value-type="float" office:value="4">
            <text:p>4</text:p>
          </table:table-cell>
          <table:table-cell office:value-type="string">
            <text:p>Navy</text:p>
          </table:table-cell>
          <table:table-cell office:value-type="string">
            <text:p>http://en.wikipedia.org/wiki/Navy</text:p>
          </table:table-cell>
          <table:table-cell office:value-type="string">
            <text:p>Army</text:p>
          </table:table-cell>
          <table:table-cell office:value-type="string">
            <text:p>http://en.wikipedia.org/wiki/Army</text:p>
          </table:table-cell>
          <table:table-cell table:style-name="Default"/>
          <table:table-cell office:value-type="float" office:value="1">
            <text:p>1</text:p>
          </table:table-cell>
          <table:table-cell table:number-columns-repeated="3"/>
          <table:table-cell table:formula="of:=CONCATENATE(TEXT([.$AD332];&quot;#&quot;);&quot;,&quot;;TEXT([.$AF332];&quot;#&quot;);&quot;,&quot;;TEXT([.$AM332];&quot;#&quot;))" office:value-type="string" office:string-value="10,20,1">
            <text:p>10,20,1</text:p>
          </table:table-cell>
        </table:table-row>
        <table:table-row table:style-name="ro1">
          <table:table-cell office:value-type="string">
            <text:p>2JGU98JHSTLBIUOKIT0IWBJEKJCQE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6 GMT 2012</text:p>
          </table:table-cell>
          <table:table-cell table:number-columns-repeated="2"/>
          <table:table-cell office:value-type="string">
            <text:p>2GKVQ8H88MQULUTTI53I9RXX9R9R8U</text:p>
          </table:table-cell>
          <table:table-cell office:value-type="string">
            <text:p>A997OZ3H2B3Q2</text:p>
          </table:table-cell>
          <table:table-cell office:value-type="string">
            <text:p>Approved</text:p>
          </table:table-cell>
          <table:table-cell office:value-type="string">
            <text:p>Thu Aug 30 18:46:38 GMT 2012</text:p>
          </table:table-cell>
          <table:table-cell office:value-type="string">
            <text:p>Thu Aug 30 18:46:55 GMT 2012</text:p>
          </table:table-cell>
          <table:table-cell office:value-type="string">
            <text:p>Thu Sep 06 18:46:55 GMT 2012</text:p>
          </table:table-cell>
          <table:table-cell office:value-type="string">
            <text:p>2012/09/06 18:49:21 +0000</text:p>
          </table:table-cell>
          <table:table-cell table:number-columns-repeated="2"/>
          <table:table-cell office:value-type="float" office:value="17">
            <text:p>17</text:p>
          </table:table-cell>
          <table:table-cell table:number-columns-repeated="2" office:value-type="string">
            <text:p>100% (93/93)</text:p>
          </table:table-cell>
          <table:table-cell office:value-type="string">
            <text:p>0% (0/0)</text:p>
          </table:table-cell>
          <table:table-cell office:value-type="string">
            <text:p>William_McKinley_2:18.txt</text:p>
          </table:table-cell>
          <table:table-cell office:value-type="string">
            <text:p>The first encounter of the war in point of date took place April 27, when a detachment of the blockading squadron made a reconnoissance in force at Matanzas, shelled the harbor forts, and demolished several new works in construction.&lt;br/&gt;&lt;br/&gt;The next engagement was destined to mark a memorable epoch in maritime warfare. The Pacific fleet, under Commodore George Dewey, had lain for some weeks at Hongkong. Upon the colonial proclamation of neutrality being issued and the customary twenty-four hours' notice being given, it repaired to Mirs Bay, near Hongkong, whence it proceeded to the Philippine Islands under telegraphed orders to capture or destroy the formidable Spanish fleet then assembled at Manila. At daybreak on the 1st of May the American force entered Manila Bay, and after a few hours' engagement effected the total destruction of the Spanish fleet, consisting of ten war ships and a transport, besides capturing the naval station and forts at Cavite, thus annihilating the Spanish naval power in the Pacific Ocean and completely controlling the bay of Manila, with the ability to take the city at will. Not a life was lost on our ships, the wounded only numbering seven, while not a vessel was materially injured. For this gallant achievement the Congress, upon my recommendation, fitly bestowed upon the actors preferment and substantial reward.&lt;br/&gt;&lt;br/&gt;</text:p>
          </table:table-cell>
          <table:table-cell office:value-type="float" office:value="10">
            <text:p>10</text:p>
          </table:table-cell>
          <table:table-cell office:value-type="float" office:value="3">
            <text:p>3</text:p>
          </table:table-cell>
          <table:table-cell office:value-type="float" office:value="20">
            <text:p>20</text:p>
          </table:table-cell>
          <table:table-cell office:value-type="float" office:value="4">
            <text:p>4</text:p>
          </table:table-cell>
          <table:table-cell office:value-type="string">
            <text:p>Navy</text:p>
          </table:table-cell>
          <table:table-cell office:value-type="string">
            <text:p>http://en.wikipedia.org/wiki/Navy</text:p>
          </table:table-cell>
          <table:table-cell office:value-type="string">
            <text:p>Army</text:p>
          </table:table-cell>
          <table:table-cell office:value-type="string">
            <text:p>http://en.wikipedia.org/wiki/Army</text:p>
          </table:table-cell>
          <table:table-cell table:style-name="Default"/>
          <table:table-cell office:value-type="float" office:value="1">
            <text:p>1</text:p>
          </table:table-cell>
          <table:table-cell table:number-columns-repeated="3"/>
          <table:table-cell table:formula="of:=CONCATENATE(TEXT([.$AD333];&quot;#&quot;);&quot;,&quot;;TEXT([.$AF333];&quot;#&quot;);&quot;,&quot;;TEXT([.$AM333];&quot;#&quot;))" office:value-type="string" office:string-value="10,20,1">
            <text:p>10,20,1</text:p>
          </table:table-cell>
        </table:table-row>
        <table:table-row table:style-name="ro1">
          <table:table-cell office:value-type="string">
            <text:p>2JGU98JHSTLBIUOKIT0IWBJEKJCQE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6 GMT 2012</text:p>
          </table:table-cell>
          <table:table-cell table:number-columns-repeated="2"/>
          <table:table-cell office:value-type="string">
            <text:p>2LFFSVGULF39K1KBUQSF03NYS05N9U</text:p>
          </table:table-cell>
          <table:table-cell office:value-type="string">
            <text:p>A30SN6C7YX0OIP</text:p>
          </table:table-cell>
          <table:table-cell office:value-type="string">
            <text:p>Approved</text:p>
          </table:table-cell>
          <table:table-cell office:value-type="string">
            <text:p>Thu Aug 30 19:52:52 GMT 2012</text:p>
          </table:table-cell>
          <table:table-cell office:value-type="string">
            <text:p>Thu Aug 30 19:53:02 GMT 2012</text:p>
          </table:table-cell>
          <table:table-cell office:value-type="string">
            <text:p>Thu Sep 06 19:53:02 GMT 2012</text:p>
          </table:table-cell>
          <table:table-cell office:value-type="string">
            <text:p>2012/09/06 19:54:14 +0000</text:p>
          </table:table-cell>
          <table:table-cell table:number-columns-repeated="2"/>
          <table:table-cell office:value-type="float" office:value="10">
            <text:p>10</text:p>
          </table:table-cell>
          <table:table-cell table:number-columns-repeated="2" office:value-type="string">
            <text:p>100% (173/173)</text:p>
          </table:table-cell>
          <table:table-cell office:value-type="string">
            <text:p>0% (0/0)</text:p>
          </table:table-cell>
          <table:table-cell office:value-type="string">
            <text:p>William_McKinley_2:18.txt</text:p>
          </table:table-cell>
          <table:table-cell office:value-type="string">
            <text:p>The first encounter of the war in point of date took place April 27, when a detachment of the blockading squadron made a reconnoissance in force at Matanzas, shelled the harbor forts, and demolished several new works in construction.&lt;br/&gt;&lt;br/&gt;The next engagement was destined to mark a memorable epoch in maritime warfare. The Pacific fleet, under Commodore George Dewey, had lain for some weeks at Hongkong. Upon the colonial proclamation of neutrality being issued and the customary twenty-four hours' notice being given, it repaired to Mirs Bay, near Hongkong, whence it proceeded to the Philippine Islands under telegraphed orders to capture or destroy the formidable Spanish fleet then assembled at Manila. At daybreak on the 1st of May the American force entered Manila Bay, and after a few hours' engagement effected the total destruction of the Spanish fleet, consisting of ten war ships and a transport, besides capturing the naval station and forts at Cavite, thus annihilating the Spanish naval power in the Pacific Ocean and completely controlling the bay of Manila, with the ability to take the city at will. Not a life was lost on our ships, the wounded only numbering seven, while not a vessel was materially injured. For this gallant achievement the Congress, upon my recommendation, fitly bestowed upon the actors preferment and substantial reward.&lt;br/&gt;&lt;br/&gt;</text:p>
          </table:table-cell>
          <table:table-cell office:value-type="float" office:value="10">
            <text:p>10</text:p>
          </table:table-cell>
          <table:table-cell office:value-type="float" office:value="3">
            <text:p>3</text:p>
          </table:table-cell>
          <table:table-cell office:value-type="float" office:value="20">
            <text:p>20</text:p>
          </table:table-cell>
          <table:table-cell office:value-type="float" office:value="4">
            <text:p>4</text:p>
          </table:table-cell>
          <table:table-cell office:value-type="string">
            <text:p>Navy</text:p>
          </table:table-cell>
          <table:table-cell office:value-type="string">
            <text:p>http://en.wikipedia.org/wiki/Navy</text:p>
          </table:table-cell>
          <table:table-cell office:value-type="string">
            <text:p>Army</text:p>
          </table:table-cell>
          <table:table-cell office:value-type="string">
            <text:p>http://en.wikipedia.org/wiki/Army</text:p>
          </table:table-cell>
          <table:table-cell table:style-name="Default" office:value-type="string">
            <text:p>NO</text:p>
          </table:table-cell>
          <table:table-cell office:value-type="float" office:value="1">
            <text:p>1</text:p>
          </table:table-cell>
          <table:table-cell table:number-columns-repeated="3"/>
          <table:table-cell table:formula="of:=CONCATENATE(TEXT([.$AD334];&quot;#&quot;);&quot;,&quot;;TEXT([.$AF334];&quot;#&quot;);&quot;,&quot;;TEXT([.$AM334];&quot;#&quot;))" office:value-type="string" office:string-value="10,20,1">
            <text:p>10,20,1</text:p>
          </table:table-cell>
        </table:table-row>
        <table:table-row table:style-name="ro1">
          <table:table-cell office:value-type="string">
            <text:p>2T7WZ9RNDWIOAAGCZXUD1GU14QCTE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6 GMT 2012</text:p>
          </table:table-cell>
          <table:table-cell table:number-columns-repeated="2"/>
          <table:table-cell office:value-type="string">
            <text:p>22A2KYEPLSP7KT9RD6A3WAHQJ80VPR</text:p>
          </table:table-cell>
          <table:table-cell office:value-type="string">
            <text:p>A31ALYJKPKD09W</text:p>
          </table:table-cell>
          <table:table-cell office:value-type="string">
            <text:p>Approved</text:p>
          </table:table-cell>
          <table:table-cell office:value-type="string">
            <text:p>Fri Aug 31 00:27:59 GMT 2012</text:p>
          </table:table-cell>
          <table:table-cell office:value-type="string">
            <text:p>Fri Aug 31 00:28:07 GMT 2012</text:p>
          </table:table-cell>
          <table:table-cell office:value-type="string">
            <text:p>Fri Sep 07 00:28:07 GMT 2012</text:p>
          </table:table-cell>
          <table:table-cell office:value-type="string">
            <text:p>2012/09/07 00:29:14 +0000</text:p>
          </table:table-cell>
          <table:table-cell table:number-columns-repeated="2"/>
          <table:table-cell office:value-type="float" office:value="8">
            <text:p>8</text:p>
          </table:table-cell>
          <table:table-cell office:value-type="string">
            <text:p>100% (294/295)</text:p>
          </table:table-cell>
          <table:table-cell office:value-type="string">
            <text:p>100% (62/62)</text:p>
          </table:table-cell>
          <table:table-cell office:value-type="string">
            <text:p>0% (0/0)</text:p>
          </table:table-cell>
          <table:table-cell office:value-type="string">
            <text:p>Theodore_Roosevelt_4:48.txt</text:p>
          </table:table-cell>
          <table:table-cell office:value-type="string">
            <text:p>The establishment of hospitals at central points, so that contagious diseases that are brought to them continually by incoming whites may be localized and not allowed to become epidemic, to spread death and destitution over great areas.&lt;br/&gt;&lt;br/&gt;The development of the educational system in the form of practical training in such industries as will assure the Indians self-support under the changed conditions in which they will have to live.&lt;br/&gt;&lt;br/&gt;</text:p>
          </table:table-cell>
          <table:table-cell office:value-type="float" office:value="200">
            <text:p>200</text:p>
          </table:table-cell>
          <table:table-cell office:value-type="float" office:value="3">
            <text:p>3</text:p>
          </table:table-cell>
          <table:table-cell office:value-type="float" office:value="20">
            <text:p>20</text:p>
          </table:table-cell>
          <table:table-cell office:value-type="float" office:value="0">
            <text:p>0</text:p>
          </table:table-cell>
          <table:table-cell office:value-type="string">
            <text:p>Glass–Steagall Act</text:p>
          </table:table-cell>
          <table:table-cell office:value-type="string">
            <text:p>http://en.wikipedia.org/wiki/Glass–Steagall_Act</text:p>
          </table:table-cell>
          <table:table-cell office:value-type="string">
            <text:p>WorkChoices</text:p>
          </table:table-cell>
          <table:table-cell office:value-type="string">
            <text:p>http://en.wikipedia.org/wiki/WorkChoices</text:p>
          </table:table-cell>
          <table:table-cell table:style-name="Default"/>
          <table:table-cell office:value-type="float" office:value="2">
            <text:p>2</text:p>
          </table:table-cell>
          <table:table-cell table:number-columns-repeated="3"/>
          <table:table-cell table:formula="of:=CONCATENATE(TEXT([.$AD335];&quot;#&quot;);&quot;,&quot;;TEXT([.$AF335];&quot;#&quot;);&quot;,&quot;;TEXT([.$AM335];&quot;#&quot;))" office:value-type="string" office:string-value="200,20,2">
            <text:p>200,20,2</text:p>
          </table:table-cell>
        </table:table-row>
        <table:table-row table:style-name="ro1">
          <table:table-cell office:value-type="string">
            <text:p>2T7WZ9RNDWIOAAGCZXUD1GU14QCTE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6 GMT 2012</text:p>
          </table:table-cell>
          <table:table-cell table:number-columns-repeated="2"/>
          <table:table-cell office:value-type="string">
            <text:p>2MYSK9RJ85OZX82MTK1PUOOQAVLU6D</text:p>
          </table:table-cell>
          <table:table-cell office:value-type="string">
            <text:p>A1K9WP8Q74E9G2</text:p>
          </table:table-cell>
          <table:table-cell office:value-type="string">
            <text:p>Approved</text:p>
          </table:table-cell>
          <table:table-cell office:value-type="string">
            <text:p>Thu Aug 30 18:20:54 GMT 2012</text:p>
          </table:table-cell>
          <table:table-cell office:value-type="string">
            <text:p>Thu Aug 30 18:21:53 GMT 2012</text:p>
          </table:table-cell>
          <table:table-cell office:value-type="string">
            <text:p>Thu Sep 06 18:21:53 GMT 2012</text:p>
          </table:table-cell>
          <table:table-cell office:value-type="string">
            <text:p>2012/09/06 18:24:23 +0000</text:p>
          </table:table-cell>
          <table:table-cell table:number-columns-repeated="2"/>
          <table:table-cell office:value-type="float" office:value="59">
            <text:p>59</text:p>
          </table:table-cell>
          <table:table-cell table:number-columns-repeated="2" office:value-type="string">
            <text:p>100% (8/8)</text:p>
          </table:table-cell>
          <table:table-cell office:value-type="string">
            <text:p>0% (0/0)</text:p>
          </table:table-cell>
          <table:table-cell office:value-type="string">
            <text:p>Theodore_Roosevelt_4:48.txt</text:p>
          </table:table-cell>
          <table:table-cell office:value-type="string">
            <text:p>The establishment of hospitals at central points, so that contagious diseases that are brought to them continually by incoming whites may be localized and not allowed to become epidemic, to spread death and destitution over great areas.&lt;br/&gt;&lt;br/&gt;The development of the educational system in the form of practical training in such industries as will assure the Indians self-support under the changed conditions in which they will have to live.&lt;br/&gt;&lt;br/&gt;</text:p>
          </table:table-cell>
          <table:table-cell office:value-type="float" office:value="200">
            <text:p>200</text:p>
          </table:table-cell>
          <table:table-cell office:value-type="float" office:value="3">
            <text:p>3</text:p>
          </table:table-cell>
          <table:table-cell office:value-type="float" office:value="20">
            <text:p>20</text:p>
          </table:table-cell>
          <table:table-cell office:value-type="float" office:value="0">
            <text:p>0</text:p>
          </table:table-cell>
          <table:table-cell office:value-type="string">
            <text:p>Glass–Steagall Act</text:p>
          </table:table-cell>
          <table:table-cell office:value-type="string">
            <text:p>http://en.wikipedia.org/wiki/Glass–Steagall_Act</text:p>
          </table:table-cell>
          <table:table-cell office:value-type="string">
            <text:p>WorkChoices</text:p>
          </table:table-cell>
          <table:table-cell office:value-type="string">
            <text:p>http://en.wikipedia.org/wiki/WorkChoices</text:p>
          </table:table-cell>
          <table:table-cell table:style-name="Default"/>
          <table:table-cell office:value-type="float" office:value="2">
            <text:p>2</text:p>
          </table:table-cell>
          <table:table-cell table:number-columns-repeated="3"/>
          <table:table-cell table:formula="of:=CONCATENATE(TEXT([.$AD336];&quot;#&quot;);&quot;,&quot;;TEXT([.$AF336];&quot;#&quot;);&quot;,&quot;;TEXT([.$AM336];&quot;#&quot;))" office:value-type="string" office:string-value="200,20,2">
            <text:p>200,20,2</text:p>
          </table:table-cell>
        </table:table-row>
        <table:table-row table:style-name="ro1">
          <table:table-cell office:value-type="string">
            <text:p>2T7WZ9RNDWIOAAGCZXUD1GU14QCTE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6 GMT 2012</text:p>
          </table:table-cell>
          <table:table-cell table:number-columns-repeated="2"/>
          <table:table-cell office:value-type="string">
            <text:p>2XB92NJKM05B1SHZO8N2OTP9WR0AFO</text:p>
          </table:table-cell>
          <table:table-cell office:value-type="string">
            <text:p>A30SN6C7YX0OIP</text:p>
          </table:table-cell>
          <table:table-cell office:value-type="string">
            <text:p>Approved</text:p>
          </table:table-cell>
          <table:table-cell office:value-type="string">
            <text:p>Thu Aug 30 19:31:43 GMT 2012</text:p>
          </table:table-cell>
          <table:table-cell office:value-type="string">
            <text:p>Thu Aug 30 19:31:50 GMT 2012</text:p>
          </table:table-cell>
          <table:table-cell office:value-type="string">
            <text:p>Thu Sep 06 19:31:50 GMT 2012</text:p>
          </table:table-cell>
          <table:table-cell office:value-type="string">
            <text:p>2012/09/06 19:34:18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Theodore_Roosevelt_4:48.txt</text:p>
          </table:table-cell>
          <table:table-cell office:value-type="string">
            <text:p>The establishment of hospitals at central points, so that contagious diseases that are brought to them continually by incoming whites may be localized and not allowed to become epidemic, to spread death and destitution over great areas.&lt;br/&gt;&lt;br/&gt;The development of the educational system in the form of practical training in such industries as will assure the Indians self-support under the changed conditions in which they will have to live.&lt;br/&gt;&lt;br/&gt;</text:p>
          </table:table-cell>
          <table:table-cell office:value-type="float" office:value="200">
            <text:p>200</text:p>
          </table:table-cell>
          <table:table-cell office:value-type="float" office:value="3">
            <text:p>3</text:p>
          </table:table-cell>
          <table:table-cell office:value-type="float" office:value="20">
            <text:p>20</text:p>
          </table:table-cell>
          <table:table-cell office:value-type="float" office:value="0">
            <text:p>0</text:p>
          </table:table-cell>
          <table:table-cell office:value-type="string">
            <text:p>Glass–Steagall Act</text:p>
          </table:table-cell>
          <table:table-cell office:value-type="string">
            <text:p>http://en.wikipedia.org/wiki/Glass–Steagall_Act</text:p>
          </table:table-cell>
          <table:table-cell office:value-type="string">
            <text:p>WorkChoices</text:p>
          </table:table-cell>
          <table:table-cell office:value-type="string">
            <text:p>http://en.wikipedia.org/wiki/WorkChoices</text:p>
          </table:table-cell>
          <table:table-cell table:style-name="Default" office:value-type="string">
            <text:p>NO</text:p>
          </table:table-cell>
          <table:table-cell office:value-type="float" office:value="1">
            <text:p>1</text:p>
          </table:table-cell>
          <table:table-cell table:number-columns-repeated="3"/>
          <table:table-cell table:formula="of:=CONCATENATE(TEXT([.$AD337];&quot;#&quot;);&quot;,&quot;;TEXT([.$AF337];&quot;#&quot;);&quot;,&quot;;TEXT([.$AM337];&quot;#&quot;))" office:value-type="string" office:string-value="200,20,1">
            <text:p>200,20,1</text:p>
          </table:table-cell>
        </table:table-row>
        <table:table-row table:style-name="ro1">
          <table:table-cell office:value-type="string">
            <text:p>2UWY5COW0LGRECWHYPCCEVNU0OC6XD</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6 GMT 2012</text:p>
          </table:table-cell>
          <table:table-cell table:number-columns-repeated="2"/>
          <table:table-cell office:value-type="string">
            <text:p>20M8Y1THV8ERO7WYUU9M7SM5PW6N0D</text:p>
          </table:table-cell>
          <table:table-cell office:value-type="string">
            <text:p>A997OZ3H2B3Q2</text:p>
          </table:table-cell>
          <table:table-cell office:value-type="string">
            <text:p>Approved</text:p>
          </table:table-cell>
          <table:table-cell office:value-type="string">
            <text:p>Thu Aug 30 18:30:52 GMT 2012</text:p>
          </table:table-cell>
          <table:table-cell office:value-type="string">
            <text:p>Thu Aug 30 18:31:24 GMT 2012</text:p>
          </table:table-cell>
          <table:table-cell office:value-type="string">
            <text:p>Thu Sep 06 18:31:24 GMT 2012</text:p>
          </table:table-cell>
          <table:table-cell office:value-type="string">
            <text:p>2012/09/06 18:34:19 +0000</text:p>
          </table:table-cell>
          <table:table-cell table:number-columns-repeated="2"/>
          <table:table-cell office:value-type="float" office:value="32">
            <text:p>32</text:p>
          </table:table-cell>
          <table:table-cell table:number-columns-repeated="2" office:value-type="string">
            <text:p>100% (93/93)</text:p>
          </table:table-cell>
          <table:table-cell office:value-type="string">
            <text:p>0% (0/0)</text:p>
          </table:table-cell>
          <table:table-cell office:value-type="string">
            <text:p>James_Madison_6:9.txt</text:p>
          </table:table-cell>
          <table:table-cell office:value-type="string">
            <text:p>From this view of the national affairs Congress will be urged to take up without delay as well the subject of pecuniary supplies as that of military force, and on a scale commensurate with the extent and the character which the war has assumed. It is not to be disguised that the situation of our country calls for its greatest efforts.&lt;br/&gt;&lt;br/&gt;Our enemy is powerful in men and in money, on the land and on the water. Availing himself of fortuitous advantages, he is aiming with his undivided force a deadly blow at our growing prosperity, perhaps at our national existence. He has avowed his purpose of trampling on the usages of civilized warfare, and given earnests of it in the plunder and wanton destruction of private property. In his pride of maritime dominion and in his thirst of commercial monopoly he strikes with peculiar animosity at the progress of our navigation and of our manufactures. His barbarous policy has not even spared those monuments of the arts and models of taste with which our country had enriched and embellished its infant metropolis. From such an adversary hostility in its greatest force and in its worst forms may be looked for.&lt;br/&gt;&lt;br/&gt;</text:p>
          </table:table-cell>
          <table:table-cell office:value-type="float" office:value="20">
            <text:p>20</text:p>
          </table:table-cell>
          <table:table-cell office:value-type="float" office:value="1">
            <text:p>1</text:p>
          </table:table-cell>
          <table:table-cell office:value-type="float" office:value="50">
            <text:p>50</text:p>
          </table:table-cell>
          <table:table-cell office:value-type="float" office:value="2">
            <text:p>2</text:p>
          </table:table-cell>
          <table:table-cell office:value-type="string">
            <text:p>EGovernment in Europe</text:p>
          </table:table-cell>
          <table:table-cell office:value-type="string">
            <text:p>http://en.wikipedia.org/wiki/EGovernment_in_Europe</text:p>
          </table:table-cell>
          <table:table-cell office:value-type="string">
            <text:p>Kingman Island</text:p>
          </table:table-cell>
          <table:table-cell office:value-type="string">
            <text:p>http://en.wikipedia.org/wiki/Kingman_Island</text:p>
          </table:table-cell>
          <table:table-cell table:style-name="Default"/>
          <table:table-cell office:value-type="float" office:value="2">
            <text:p>2</text:p>
          </table:table-cell>
          <table:table-cell table:number-columns-repeated="3"/>
          <table:table-cell table:formula="of:=CONCATENATE(TEXT([.$AD338];&quot;#&quot;);&quot;,&quot;;TEXT([.$AF338];&quot;#&quot;);&quot;,&quot;;TEXT([.$AM338];&quot;#&quot;))" office:value-type="string" office:string-value="20,50,2">
            <text:p>20,50,2</text:p>
          </table:table-cell>
        </table:table-row>
        <table:table-row table:style-name="ro1">
          <table:table-cell office:value-type="string">
            <text:p>2UWY5COW0LGRECWHYPCCEVNU0OC6XD</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6 GMT 2012</text:p>
          </table:table-cell>
          <table:table-cell table:number-columns-repeated="2"/>
          <table:table-cell office:value-type="string">
            <text:p>2FFQYN5F3Q0JVEH3TX3W6B49KQMAE7</text:p>
          </table:table-cell>
          <table:table-cell office:value-type="string">
            <text:p>A30SN6C7YX0OIP</text:p>
          </table:table-cell>
          <table:table-cell office:value-type="string">
            <text:p>Approved</text:p>
          </table:table-cell>
          <table:table-cell office:value-type="string">
            <text:p>Thu Aug 30 19:51:01 GMT 2012</text:p>
          </table:table-cell>
          <table:table-cell office:value-type="string">
            <text:p>Thu Aug 30 19:51:08 GMT 2012</text:p>
          </table:table-cell>
          <table:table-cell office:value-type="string">
            <text:p>Thu Sep 06 19:51:08 GMT 2012</text:p>
          </table:table-cell>
          <table:table-cell office:value-type="string">
            <text:p>2012/09/06 19:54:14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James_Madison_6:9.txt</text:p>
          </table:table-cell>
          <table:table-cell office:value-type="string">
            <text:p>From this view of the national affairs Congress will be urged to take up without delay as well the subject of pecuniary supplies as that of military force, and on a scale commensurate with the extent and the character which the war has assumed. It is not to be disguised that the situation of our country calls for its greatest efforts.&lt;br/&gt;&lt;br/&gt;Our enemy is powerful in men and in money, on the land and on the water. Availing himself of fortuitous advantages, he is aiming with his undivided force a deadly blow at our growing prosperity, perhaps at our national existence. He has avowed his purpose of trampling on the usages of civilized warfare, and given earnests of it in the plunder and wanton destruction of private property. In his pride of maritime dominion and in his thirst of commercial monopoly he strikes with peculiar animosity at the progress of our navigation and of our manufactures. His barbarous policy has not even spared those monuments of the arts and models of taste with which our country had enriched and embellished its infant metropolis. From such an adversary hostility in its greatest force and in its worst forms may be looked for.&lt;br/&gt;&lt;br/&gt;</text:p>
          </table:table-cell>
          <table:table-cell office:value-type="float" office:value="20">
            <text:p>20</text:p>
          </table:table-cell>
          <table:table-cell office:value-type="float" office:value="1">
            <text:p>1</text:p>
          </table:table-cell>
          <table:table-cell office:value-type="float" office:value="50">
            <text:p>50</text:p>
          </table:table-cell>
          <table:table-cell office:value-type="float" office:value="2">
            <text:p>2</text:p>
          </table:table-cell>
          <table:table-cell office:value-type="string">
            <text:p>EGovernment in Europe</text:p>
          </table:table-cell>
          <table:table-cell office:value-type="string">
            <text:p>http://en.wikipedia.org/wiki/EGovernment_in_Europe</text:p>
          </table:table-cell>
          <table:table-cell office:value-type="string">
            <text:p>Kingman Island</text:p>
          </table:table-cell>
          <table:table-cell office:value-type="string">
            <text:p>http://en.wikipedia.org/wiki/Kingman_Island</text:p>
          </table:table-cell>
          <table:table-cell table:style-name="Default" office:value-type="string">
            <text:p>NO</text:p>
          </table:table-cell>
          <table:table-cell office:value-type="float" office:value="1">
            <text:p>1</text:p>
          </table:table-cell>
          <table:table-cell table:number-columns-repeated="3"/>
          <table:table-cell table:formula="of:=CONCATENATE(TEXT([.$AD339];&quot;#&quot;);&quot;,&quot;;TEXT([.$AF339];&quot;#&quot;);&quot;,&quot;;TEXT([.$AM339];&quot;#&quot;))" office:value-type="string" office:string-value="20,50,1">
            <text:p>20,50,1</text:p>
          </table:table-cell>
        </table:table-row>
        <table:table-row table:style-name="ro1">
          <table:table-cell office:value-type="string">
            <text:p>2UWY5COW0LGRECWHYPCCEVNU0OC6XD</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6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6 GMT 2012</text:p>
          </table:table-cell>
          <table:table-cell table:number-columns-repeated="2"/>
          <table:table-cell office:value-type="string">
            <text:p>2GJ70G5R98D8YCJJE6JS1NYCLKCSCO</text:p>
          </table:table-cell>
          <table:table-cell office:value-type="string">
            <text:p>A33GBAC29A0MS5</text:p>
          </table:table-cell>
          <table:table-cell office:value-type="string">
            <text:p>Approved</text:p>
          </table:table-cell>
          <table:table-cell office:value-type="string">
            <text:p>Thu Aug 30 18:42:44 GMT 2012</text:p>
          </table:table-cell>
          <table:table-cell office:value-type="string">
            <text:p>Thu Aug 30 18:42:58 GMT 2012</text:p>
          </table:table-cell>
          <table:table-cell office:value-type="string">
            <text:p>Thu Sep 06 18:42:58 GMT 2012</text:p>
          </table:table-cell>
          <table:table-cell office:value-type="string">
            <text:p>2012/09/06 18:44:17 +0000</text:p>
          </table:table-cell>
          <table:table-cell table:number-columns-repeated="2"/>
          <table:table-cell office:value-type="float" office:value="14">
            <text:p>14</text:p>
          </table:table-cell>
          <table:table-cell table:number-columns-repeated="2" office:value-type="string">
            <text:p>100% (84/84)</text:p>
          </table:table-cell>
          <table:table-cell office:value-type="string">
            <text:p>0% (0/0)</text:p>
          </table:table-cell>
          <table:table-cell office:value-type="string">
            <text:p>James_Madison_6:9.txt</text:p>
          </table:table-cell>
          <table:table-cell office:value-type="string">
            <text:p>From this view of the national affairs Congress will be urged to take up without delay as well the subject of pecuniary supplies as that of military force, and on a scale commensurate with the extent and the character which the war has assumed. It is not to be disguised that the situation of our country calls for its greatest efforts.&lt;br/&gt;&lt;br/&gt;Our enemy is powerful in men and in money, on the land and on the water. Availing himself of fortuitous advantages, he is aiming with his undivided force a deadly blow at our growing prosperity, perhaps at our national existence. He has avowed his purpose of trampling on the usages of civilized warfare, and given earnests of it in the plunder and wanton destruction of private property. In his pride of maritime dominion and in his thirst of commercial monopoly he strikes with peculiar animosity at the progress of our navigation and of our manufactures. His barbarous policy has not even spared those monuments of the arts and models of taste with which our country had enriched and embellished its infant metropolis. From such an adversary hostility in its greatest force and in its worst forms may be looked for.&lt;br/&gt;&lt;br/&gt;</text:p>
          </table:table-cell>
          <table:table-cell office:value-type="float" office:value="20">
            <text:p>20</text:p>
          </table:table-cell>
          <table:table-cell office:value-type="float" office:value="1">
            <text:p>1</text:p>
          </table:table-cell>
          <table:table-cell office:value-type="float" office:value="50">
            <text:p>50</text:p>
          </table:table-cell>
          <table:table-cell office:value-type="float" office:value="2">
            <text:p>2</text:p>
          </table:table-cell>
          <table:table-cell office:value-type="string">
            <text:p>EGovernment in Europe</text:p>
          </table:table-cell>
          <table:table-cell office:value-type="string">
            <text:p>http://en.wikipedia.org/wiki/EGovernment_in_Europe</text:p>
          </table:table-cell>
          <table:table-cell office:value-type="string">
            <text:p>Kingman Island</text:p>
          </table:table-cell>
          <table:table-cell office:value-type="string">
            <text:p>http://en.wikipedia.org/wiki/Kingman_Island</text:p>
          </table:table-cell>
          <table:table-cell table:style-name="Default"/>
          <table:table-cell office:value-type="float" office:value="2">
            <text:p>2</text:p>
          </table:table-cell>
          <table:table-cell table:number-columns-repeated="3"/>
          <table:table-cell table:formula="of:=CONCATENATE(TEXT([.$AD340];&quot;#&quot;);&quot;,&quot;;TEXT([.$AF340];&quot;#&quot;);&quot;,&quot;;TEXT([.$AM340];&quot;#&quot;))" office:value-type="string" office:string-value="20,50,2">
            <text:p>20,50,2</text:p>
          </table:table-cell>
        </table:table-row>
        <table:table-row table:style-name="ro1">
          <table:table-cell office:value-type="string">
            <text:p>2CEJ5OPB0YVGEHMR3LYEX9U32U66YJ</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7 GMT 2012</text:p>
          </table:table-cell>
          <table:table-cell table:number-columns-repeated="2"/>
          <table:table-cell office:value-type="string">
            <text:p>2GMXFCD45XCE8W1XU3BIV3TGUM4YWX</text:p>
          </table:table-cell>
          <table:table-cell office:value-type="string">
            <text:p>A31ALYJKPKD09W</text:p>
          </table:table-cell>
          <table:table-cell office:value-type="string">
            <text:p>Approved</text:p>
          </table:table-cell>
          <table:table-cell office:value-type="string">
            <text:p>Fri Aug 31 00:10:14 GMT 2012</text:p>
          </table:table-cell>
          <table:table-cell office:value-type="string">
            <text:p>Fri Aug 31 00:10:52 GMT 2012</text:p>
          </table:table-cell>
          <table:table-cell office:value-type="string">
            <text:p>Fri Sep 07 00:10:52 GMT 2012</text:p>
          </table:table-cell>
          <table:table-cell office:value-type="string">
            <text:p>2012/09/07 00:14:17 +0000</text:p>
          </table:table-cell>
          <table:table-cell table:number-columns-repeated="2"/>
          <table:table-cell office:value-type="float" office:value="38">
            <text:p>38</text:p>
          </table:table-cell>
          <table:table-cell office:value-type="string">
            <text:p>100% (294/295)</text:p>
          </table:table-cell>
          <table:table-cell office:value-type="string">
            <text:p>100% (62/62)</text:p>
          </table:table-cell>
          <table:table-cell office:value-type="string">
            <text:p>0% (0/0)</text:p>
          </table:table-cell>
          <table:table-cell office:value-type="string">
            <text:p>Ulysses_S._Grant_4:103.txt</text:p>
          </table:table-cell>
          <table:table-cell office:value-type="string">
            <text:p>The railroads of the country have been rapidly extended during the last few years to meet the growing demands of producers, and reflect much credit upon the capitalists and managers engaged in their construction.&lt;br/&gt;&lt;br/&gt;In addition to these, a project to facilitate commerce by the building of a ship canal around Niagara Falls, on the United States side, which has been agitated for many years, will no doubt be called to your attention at this session.&lt;br/&gt;&lt;br/&gt;</text:p>
          </table:table-cell>
          <table:table-cell office:value-type="float" office:value="20">
            <text:p>20</text:p>
          </table:table-cell>
          <table:table-cell office:value-type="float" office:value="3">
            <text:p>3</text:p>
          </table:table-cell>
          <table:table-cell office:value-type="float" office:value="200">
            <text:p>200</text:p>
          </table:table-cell>
          <table:table-cell office:value-type="float" office:value="2">
            <text:p>2</text:p>
          </table:table-cell>
          <table:table-cell office:value-type="string">
            <text:p>EGovernment in Europe</text:p>
          </table:table-cell>
          <table:table-cell office:value-type="string">
            <text:p>http://en.wikipedia.org/wiki/EGovernment_in_Europe</text:p>
          </table:table-cell>
          <table:table-cell office:value-type="string">
            <text:p>Mohandas Karamchand Gandhi</text:p>
          </table:table-cell>
          <table:table-cell office:value-type="string">
            <text:p>http://en.wikipedia.org/wiki/Mohandas_Karamchand_Gandhi</text:p>
          </table:table-cell>
          <table:table-cell table:style-name="Default"/>
          <table:table-cell office:value-type="float" office:value="1">
            <text:p>1</text:p>
          </table:table-cell>
          <table:table-cell table:number-columns-repeated="3"/>
          <table:table-cell table:formula="of:=CONCATENATE(TEXT([.$AD341];&quot;#&quot;);&quot;,&quot;;TEXT([.$AF341];&quot;#&quot;);&quot;,&quot;;TEXT([.$AM341];&quot;#&quot;))" office:value-type="string" office:string-value="20,200,1">
            <text:p>20,200,1</text:p>
          </table:table-cell>
        </table:table-row>
        <table:table-row table:style-name="ro1">
          <table:table-cell office:value-type="string">
            <text:p>2CEJ5OPB0YVGEHMR3LYEX9U32U66YJ</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7 GMT 2012</text:p>
          </table:table-cell>
          <table:table-cell table:number-columns-repeated="2"/>
          <table:table-cell office:value-type="string">
            <text:p>2JUHECWA6X3Y3L0K7MG5SXPTN4CLMP</text:p>
          </table:table-cell>
          <table:table-cell office:value-type="string">
            <text:p>A30SN6C7YX0OIP</text:p>
          </table:table-cell>
          <table:table-cell office:value-type="string">
            <text:p>Approved</text:p>
          </table:table-cell>
          <table:table-cell office:value-type="string">
            <text:p>Thu Aug 30 19:54:51 GMT 2012</text:p>
          </table:table-cell>
          <table:table-cell office:value-type="string">
            <text:p>Thu Aug 30 19:54:57 GMT 2012</text:p>
          </table:table-cell>
          <table:table-cell office:value-type="string">
            <text:p>Thu Sep 06 19:54:57 GMT 2012</text:p>
          </table:table-cell>
          <table:table-cell office:value-type="string">
            <text:p>2012/09/06 19:59:12 +0000</text:p>
          </table:table-cell>
          <table:table-cell table:number-columns-repeated="2"/>
          <table:table-cell office:value-type="float" office:value="6">
            <text:p>6</text:p>
          </table:table-cell>
          <table:table-cell table:number-columns-repeated="2" office:value-type="string">
            <text:p>100% (173/173)</text:p>
          </table:table-cell>
          <table:table-cell office:value-type="string">
            <text:p>0% (0/0)</text:p>
          </table:table-cell>
          <table:table-cell office:value-type="string">
            <text:p>Ulysses_S._Grant_4:103.txt</text:p>
          </table:table-cell>
          <table:table-cell office:value-type="string">
            <text:p>The railroads of the country have been rapidly extended during the last few years to meet the growing demands of producers, and reflect much credit upon the capitalists and managers engaged in their construction.&lt;br/&gt;&lt;br/&gt;In addition to these, a project to facilitate commerce by the building of a ship canal around Niagara Falls, on the United States side, which has been agitated for many years, will no doubt be called to your attention at this session.&lt;br/&gt;&lt;br/&gt;</text:p>
          </table:table-cell>
          <table:table-cell office:value-type="float" office:value="20">
            <text:p>20</text:p>
          </table:table-cell>
          <table:table-cell office:value-type="float" office:value="3">
            <text:p>3</text:p>
          </table:table-cell>
          <table:table-cell office:value-type="float" office:value="200">
            <text:p>200</text:p>
          </table:table-cell>
          <table:table-cell office:value-type="float" office:value="2">
            <text:p>2</text:p>
          </table:table-cell>
          <table:table-cell office:value-type="string">
            <text:p>EGovernment in Europe</text:p>
          </table:table-cell>
          <table:table-cell office:value-type="string">
            <text:p>http://en.wikipedia.org/wiki/EGovernment_in_Europe</text:p>
          </table:table-cell>
          <table:table-cell office:value-type="string">
            <text:p>Mohandas Karamchand Gandhi</text:p>
          </table:table-cell>
          <table:table-cell office:value-type="string">
            <text:p>http://en.wikipedia.org/wiki/Mohandas_Karamchand_Gandhi</text:p>
          </table:table-cell>
          <table:table-cell table:style-name="Default" office:value-type="string">
            <text:p>NO</text:p>
          </table:table-cell>
          <table:table-cell office:value-type="float" office:value="1">
            <text:p>1</text:p>
          </table:table-cell>
          <table:table-cell table:number-columns-repeated="3"/>
          <table:table-cell table:formula="of:=CONCATENATE(TEXT([.$AD342];&quot;#&quot;);&quot;,&quot;;TEXT([.$AF342];&quot;#&quot;);&quot;,&quot;;TEXT([.$AM342];&quot;#&quot;))" office:value-type="string" office:string-value="20,200,1">
            <text:p>20,200,1</text:p>
          </table:table-cell>
        </table:table-row>
        <table:table-row table:style-name="ro1">
          <table:table-cell office:value-type="string">
            <text:p>2CEJ5OPB0YVGEHMR3LYEX9U32U66YJ</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7 GMT 2012</text:p>
          </table:table-cell>
          <table:table-cell table:number-columns-repeated="2"/>
          <table:table-cell office:value-type="string">
            <text:p>2XM8LZ6R70G56IWIFTUVM7WSXBUN7X</text:p>
          </table:table-cell>
          <table:table-cell office:value-type="string">
            <text:p>A1BOJWXBU9KF8B</text:p>
          </table:table-cell>
          <table:table-cell office:value-type="string">
            <text:p>Approved</text:p>
          </table:table-cell>
          <table:table-cell office:value-type="string">
            <text:p>Fri Aug 31 01:22:43 GMT 2012</text:p>
          </table:table-cell>
          <table:table-cell office:value-type="string">
            <text:p>Fri Aug 31 01:23:06 GMT 2012</text:p>
          </table:table-cell>
          <table:table-cell office:value-type="string">
            <text:p>Fri Sep 07 01:23:06 GMT 2012</text:p>
          </table:table-cell>
          <table:table-cell office:value-type="string">
            <text:p>2012/09/07 01:24:12 +0000</text:p>
          </table:table-cell>
          <table:table-cell table:number-columns-repeated="2"/>
          <table:table-cell office:value-type="float" office:value="23">
            <text:p>23</text:p>
          </table:table-cell>
          <table:table-cell table:number-columns-repeated="2" office:value-type="string">
            <text:p>100% (1/1)</text:p>
          </table:table-cell>
          <table:table-cell office:value-type="string">
            <text:p>0% (0/0)</text:p>
          </table:table-cell>
          <table:table-cell office:value-type="string">
            <text:p>Ulysses_S._Grant_4:103.txt</text:p>
          </table:table-cell>
          <table:table-cell office:value-type="string">
            <text:p>The railroads of the country have been rapidly extended during the last few years to meet the growing demands of producers, and reflect much credit upon the capitalists and managers engaged in their construction.&lt;br/&gt;&lt;br/&gt;In addition to these, a project to facilitate commerce by the building of a ship canal around Niagara Falls, on the United States side, which has been agitated for many years, will no doubt be called to your attention at this session.&lt;br/&gt;&lt;br/&gt;</text:p>
          </table:table-cell>
          <table:table-cell office:value-type="float" office:value="20">
            <text:p>20</text:p>
          </table:table-cell>
          <table:table-cell office:value-type="float" office:value="3">
            <text:p>3</text:p>
          </table:table-cell>
          <table:table-cell office:value-type="float" office:value="200">
            <text:p>200</text:p>
          </table:table-cell>
          <table:table-cell office:value-type="float" office:value="2">
            <text:p>2</text:p>
          </table:table-cell>
          <table:table-cell office:value-type="string">
            <text:p>EGovernment in Europe</text:p>
          </table:table-cell>
          <table:table-cell office:value-type="string">
            <text:p>http://en.wikipedia.org/wiki/EGovernment_in_Europe</text:p>
          </table:table-cell>
          <table:table-cell office:value-type="string">
            <text:p>Mohandas Karamchand Gandhi</text:p>
          </table:table-cell>
          <table:table-cell office:value-type="string">
            <text:p>http://en.wikipedia.org/wiki/Mohandas_Karamchand_Gandhi</text:p>
          </table:table-cell>
          <table:table-cell table:style-name="Default" office:value-type="string">
            <text:p>nice</text:p>
          </table:table-cell>
          <table:table-cell office:value-type="float" office:value="1">
            <text:p>1</text:p>
          </table:table-cell>
          <table:table-cell table:number-columns-repeated="3"/>
          <table:table-cell table:formula="of:=CONCATENATE(TEXT([.$AD343];&quot;#&quot;);&quot;,&quot;;TEXT([.$AF343];&quot;#&quot;);&quot;,&quot;;TEXT([.$AM343];&quot;#&quot;))" office:value-type="string" office:string-value="20,200,1">
            <text:p>20,200,1</text:p>
          </table:table-cell>
        </table:table-row>
        <table:table-row table:style-name="ro1">
          <table:table-cell office:value-type="string">
            <text:p>2C6K5UFJ51Y75NC4M8HS9CSTNGEB8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7 GMT 2012</text:p>
          </table:table-cell>
          <table:table-cell table:number-columns-repeated="2"/>
          <table:table-cell office:value-type="string">
            <text:p>28O2GTP9RA7SK5A6DJPSWF70O3AVQ4</text:p>
          </table:table-cell>
          <table:table-cell office:value-type="string">
            <text:p>A2KUZAGNUPR16W</text:p>
          </table:table-cell>
          <table:table-cell office:value-type="string">
            <text:p>Approved</text:p>
          </table:table-cell>
          <table:table-cell office:value-type="string">
            <text:p>Thu Aug 30 19:41:25 GMT 2012</text:p>
          </table:table-cell>
          <table:table-cell office:value-type="string">
            <text:p>Thu Aug 30 19:41:55 GMT 2012</text:p>
          </table:table-cell>
          <table:table-cell office:value-type="string">
            <text:p>Thu Sep 06 19:41:55 GMT 2012</text:p>
          </table:table-cell>
          <table:table-cell office:value-type="string">
            <text:p>2012/09/06 19:44:14 +0000</text:p>
          </table:table-cell>
          <table:table-cell table:number-columns-repeated="2"/>
          <table:table-cell office:value-type="float" office:value="30">
            <text:p>30</text:p>
          </table:table-cell>
          <table:table-cell table:number-columns-repeated="2" office:value-type="string">
            <text:p>100% (11/11)</text:p>
          </table:table-cell>
          <table:table-cell office:value-type="string">
            <text:p>0% (0/0)</text:p>
          </table:table-cell>
          <table:table-cell office:value-type="string">
            <text:p>Theodore_Roosevelt_7:43.txt</text:p>
          </table:table-cell>
          <table:table-cell office:value-type="string">
            <text:p>The only serious question is whether at this time we can afford to improve our ocean mail service as it should be improved. All doubt on this subject is removed by the reports of the Post-Office Department. For the fiscal year ended June 30, 1907, that Department estimates that the postage collected on the articles exchanged with foreign countries other than Canada and Mexico amounted to $6,579,043.48, or $3,637,226.81 more than the net cost of the service exclusive of the cost of transporting the articles between the United States exchange post-offices and the United States post-offices at which they were mailed or delivered. In other words, the Government of the United States, having assumed a monopoly of carrying the mails for the people, making a profit of over $3,600,000 by rendering a cheap and inefficient service. That profit I believe should be devoted to strengthening maritime power in those directions where it will best promote our prestige. The country is familiar with the facts of our maritime impotence in the harbors of the great and friendly Republics of South America. Following the failure of the shipbuilding bill we lost our only American line of steamers to Australasia, and that loss on the Pacific has become a serious embarrassment to the people of Hawaii, and has wholly cut off the Samoan islands from regular communication with the Pacific coast. Puget Sound, in the year, has lost over half (four out of seven) of its American steamers trading with the Orient.&lt;br/&gt;&lt;br/&gt;We now pay under the act of 1891 $4 a statute mile outward to 20-knot American mail steamships, built according to naval plans, available as cruisers, and manned by Americans. Steamships of that speed are confined exclusively to trans-Atlantic trade with New York. To steamships of 16 knots or over only $2 a mile can be paid, and it is steamships of this speed and type which are needed to meet the requirements of mail service to South America, Asia (including the Philippines), and Australia. I strongly recommend, therefore, a simple amendment to the ocean mail act of 1891 which shall authorize the Postmaster-General in his discretion to enter into contracts for the transportation of mails to the Republics of South America, to Asia, the Philippines, and Australia at a rate not to exceed $4 a mile for steamships of 16 knots speed or upwards, subject to the restrictions and obligations of the act of 1891. The profit of $3,600,000 which has been mentioned will fully cover the maximum annual expenditure involved in this recommendation, and it is believed will in time establish the lines so urgently needed. The proposition involves no new principle, but permits the efficient discharge of public functions now inadequately performed or not performed at all.&lt;br/&gt;&lt;br/&gt;</text:p>
          </table:table-cell>
          <table:table-cell office:value-type="float" office:value="100">
            <text:p>100</text:p>
          </table:table-cell>
          <table:table-cell office:value-type="float" office:value="0">
            <text:p>0</text:p>
          </table:table-cell>
          <table:table-cell office:value-type="float" office:value="50">
            <text:p>50</text:p>
          </table:table-cell>
          <table:table-cell office:value-type="float" office:value="2">
            <text:p>2</text:p>
          </table:table-cell>
          <table:table-cell office:value-type="string">
            <text:p>Owney (dog)</text:p>
          </table:table-cell>
          <table:table-cell office:value-type="string">
            <text:p>http://en.wikipedia.org/wiki/Owney_(dog)</text:p>
          </table:table-cell>
          <table:table-cell office:value-type="string">
            <text:p>Franking</text:p>
          </table:table-cell>
          <table:table-cell office:value-type="string">
            <text:p>http://en.wikipedia.org/wiki/Franking</text:p>
          </table:table-cell>
          <table:table-cell table:style-name="Default"/>
          <table:table-cell office:value-type="float" office:value="2">
            <text:p>2</text:p>
          </table:table-cell>
          <table:table-cell table:number-columns-repeated="3"/>
          <table:table-cell table:formula="of:=CONCATENATE(TEXT([.$AD344];&quot;#&quot;);&quot;,&quot;;TEXT([.$AF344];&quot;#&quot;);&quot;,&quot;;TEXT([.$AM344];&quot;#&quot;))" office:value-type="string" office:string-value="100,50,2">
            <text:p>100,50,2</text:p>
          </table:table-cell>
        </table:table-row>
        <table:table-row table:style-name="ro1">
          <table:table-cell office:value-type="string">
            <text:p>2C6K5UFJ51Y75NC4M8HS9CSTNGEB8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7 GMT 2012</text:p>
          </table:table-cell>
          <table:table-cell table:number-columns-repeated="2"/>
          <table:table-cell office:value-type="string">
            <text:p>2VOSBRI8IUB2D3XDQRJTTB3L5W2G4G</text:p>
          </table:table-cell>
          <table:table-cell office:value-type="string">
            <text:p>A33GBAC29A0MS5</text:p>
          </table:table-cell>
          <table:table-cell office:value-type="string">
            <text:p>Approved</text:p>
          </table:table-cell>
          <table:table-cell office:value-type="string">
            <text:p>Thu Aug 30 18:41:25 GMT 2012</text:p>
          </table:table-cell>
          <table:table-cell office:value-type="string">
            <text:p>Thu Aug 30 18:41:54 GMT 2012</text:p>
          </table:table-cell>
          <table:table-cell office:value-type="string">
            <text:p>Thu Sep 06 18:41:54 GMT 2012</text:p>
          </table:table-cell>
          <table:table-cell office:value-type="string">
            <text:p>2012/09/06 18:44:16 +0000</text:p>
          </table:table-cell>
          <table:table-cell table:number-columns-repeated="2"/>
          <table:table-cell office:value-type="float" office:value="29">
            <text:p>29</text:p>
          </table:table-cell>
          <table:table-cell table:number-columns-repeated="2" office:value-type="string">
            <text:p>100% (84/84)</text:p>
          </table:table-cell>
          <table:table-cell office:value-type="string">
            <text:p>0% (0/0)</text:p>
          </table:table-cell>
          <table:table-cell office:value-type="string">
            <text:p>Theodore_Roosevelt_7:43.txt</text:p>
          </table:table-cell>
          <table:table-cell office:value-type="string">
            <text:p>The only serious question is whether at this time we can afford to improve our ocean mail service as it should be improved. All doubt on this subject is removed by the reports of the Post-Office Department. For the fiscal year ended June 30, 1907, that Department estimates that the postage collected on the articles exchanged with foreign countries other than Canada and Mexico amounted to $6,579,043.48, or $3,637,226.81 more than the net cost of the service exclusive of the cost of transporting the articles between the United States exchange post-offices and the United States post-offices at which they were mailed or delivered. In other words, the Government of the United States, having assumed a monopoly of carrying the mails for the people, making a profit of over $3,600,000 by rendering a cheap and inefficient service. That profit I believe should be devoted to strengthening maritime power in those directions where it will best promote our prestige. The country is familiar with the facts of our maritime impotence in the harbors of the great and friendly Republics of South America. Following the failure of the shipbuilding bill we lost our only American line of steamers to Australasia, and that loss on the Pacific has become a serious embarrassment to the people of Hawaii, and has wholly cut off the Samoan islands from regular communication with the Pacific coast. Puget Sound, in the year, has lost over half (four out of seven) of its American steamers trading with the Orient.&lt;br/&gt;&lt;br/&gt;We now pay under the act of 1891 $4 a statute mile outward to 20-knot American mail steamships, built according to naval plans, available as cruisers, and manned by Americans. Steamships of that speed are confined exclusively to trans-Atlantic trade with New York. To steamships of 16 knots or over only $2 a mile can be paid, and it is steamships of this speed and type which are needed to meet the requirements of mail service to South America, Asia (including the Philippines), and Australia. I strongly recommend, therefore, a simple amendment to the ocean mail act of 1891 which shall authorize the Postmaster-General in his discretion to enter into contracts for the transportation of mails to the Republics of South America, to Asia, the Philippines, and Australia at a rate not to exceed $4 a mile for steamships of 16 knots speed or upwards, subject to the restrictions and obligations of the act of 1891. The profit of $3,600,000 which has been mentioned will fully cover the maximum annual expenditure involved in this recommendation, and it is believed will in time establish the lines so urgently needed. The proposition involves no new principle, but permits the efficient discharge of public functions now inadequately performed or not performed at all.&lt;br/&gt;&lt;br/&gt;</text:p>
          </table:table-cell>
          <table:table-cell office:value-type="float" office:value="100">
            <text:p>100</text:p>
          </table:table-cell>
          <table:table-cell office:value-type="float" office:value="0">
            <text:p>0</text:p>
          </table:table-cell>
          <table:table-cell office:value-type="float" office:value="50">
            <text:p>50</text:p>
          </table:table-cell>
          <table:table-cell office:value-type="float" office:value="2">
            <text:p>2</text:p>
          </table:table-cell>
          <table:table-cell office:value-type="string">
            <text:p>Owney (dog)</text:p>
          </table:table-cell>
          <table:table-cell office:value-type="string">
            <text:p>http://en.wikipedia.org/wiki/Owney_(dog)</text:p>
          </table:table-cell>
          <table:table-cell office:value-type="string">
            <text:p>Franking</text:p>
          </table:table-cell>
          <table:table-cell office:value-type="string">
            <text:p>http://en.wikipedia.org/wiki/Franking</text:p>
          </table:table-cell>
          <table:table-cell table:style-name="Default"/>
          <table:table-cell office:value-type="float" office:value="2">
            <text:p>2</text:p>
          </table:table-cell>
          <table:table-cell table:number-columns-repeated="3"/>
          <table:table-cell table:formula="of:=CONCATENATE(TEXT([.$AD345];&quot;#&quot;);&quot;,&quot;;TEXT([.$AF345];&quot;#&quot;);&quot;,&quot;;TEXT([.$AM345];&quot;#&quot;))" office:value-type="string" office:string-value="100,50,2">
            <text:p>100,50,2</text:p>
          </table:table-cell>
        </table:table-row>
        <table:table-row table:style-name="ro1">
          <table:table-cell office:value-type="string">
            <text:p>2C6K5UFJ51Y75NC4M8HS9CSTNGEB8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7 GMT 2012</text:p>
          </table:table-cell>
          <table:table-cell table:number-columns-repeated="2"/>
          <table:table-cell office:value-type="string">
            <text:p>2XLBJ3MMDX5F4GBB9U8BHMDXTZRZD3</text:p>
          </table:table-cell>
          <table:table-cell office:value-type="string">
            <text:p>A30SN6C7YX0OIP</text:p>
          </table:table-cell>
          <table:table-cell office:value-type="string">
            <text:p>Approved</text:p>
          </table:table-cell>
          <table:table-cell office:value-type="string">
            <text:p>Thu Aug 30 19:52:44 GMT 2012</text:p>
          </table:table-cell>
          <table:table-cell office:value-type="string">
            <text:p>Thu Aug 30 19:52:51 GMT 2012</text:p>
          </table:table-cell>
          <table:table-cell office:value-type="string">
            <text:p>Thu Sep 06 19:52:51 GMT 2012</text:p>
          </table:table-cell>
          <table:table-cell office:value-type="string">
            <text:p>2012/09/06 19:54:14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Theodore_Roosevelt_7:43.txt</text:p>
          </table:table-cell>
          <table:table-cell office:value-type="string">
            <text:p>The only serious question is whether at this time we can afford to improve our ocean mail service as it should be improved. All doubt on this subject is removed by the reports of the Post-Office Department. For the fiscal year ended June 30, 1907, that Department estimates that the postage collected on the articles exchanged with foreign countries other than Canada and Mexico amounted to $6,579,043.48, or $3,637,226.81 more than the net cost of the service exclusive of the cost of transporting the articles between the United States exchange post-offices and the United States post-offices at which they were mailed or delivered. In other words, the Government of the United States, having assumed a monopoly of carrying the mails for the people, making a profit of over $3,600,000 by rendering a cheap and inefficient service. That profit I believe should be devoted to strengthening maritime power in those directions where it will best promote our prestige. The country is familiar with the facts of our maritime impotence in the harbors of the great and friendly Republics of South America. Following the failure of the shipbuilding bill we lost our only American line of steamers to Australasia, and that loss on the Pacific has become a serious embarrassment to the people of Hawaii, and has wholly cut off the Samoan islands from regular communication with the Pacific coast. Puget Sound, in the year, has lost over half (four out of seven) of its American steamers trading with the Orient.&lt;br/&gt;&lt;br/&gt;We now pay under the act of 1891 $4 a statute mile outward to 20-knot American mail steamships, built according to naval plans, available as cruisers, and manned by Americans. Steamships of that speed are confined exclusively to trans-Atlantic trade with New York. To steamships of 16 knots or over only $2 a mile can be paid, and it is steamships of this speed and type which are needed to meet the requirements of mail service to South America, Asia (including the Philippines), and Australia. I strongly recommend, therefore, a simple amendment to the ocean mail act of 1891 which shall authorize the Postmaster-General in his discretion to enter into contracts for the transportation of mails to the Republics of South America, to Asia, the Philippines, and Australia at a rate not to exceed $4 a mile for steamships of 16 knots speed or upwards, subject to the restrictions and obligations of the act of 1891. The profit of $3,600,000 which has been mentioned will fully cover the maximum annual expenditure involved in this recommendation, and it is believed will in time establish the lines so urgently needed. The proposition involves no new principle, but permits the efficient discharge of public functions now inadequately performed or not performed at all.&lt;br/&gt;&lt;br/&gt;</text:p>
          </table:table-cell>
          <table:table-cell office:value-type="float" office:value="100">
            <text:p>100</text:p>
          </table:table-cell>
          <table:table-cell office:value-type="float" office:value="0">
            <text:p>0</text:p>
          </table:table-cell>
          <table:table-cell office:value-type="float" office:value="50">
            <text:p>50</text:p>
          </table:table-cell>
          <table:table-cell office:value-type="float" office:value="2">
            <text:p>2</text:p>
          </table:table-cell>
          <table:table-cell office:value-type="string">
            <text:p>Owney (dog)</text:p>
          </table:table-cell>
          <table:table-cell office:value-type="string">
            <text:p>http://en.wikipedia.org/wiki/Owney_(dog)</text:p>
          </table:table-cell>
          <table:table-cell office:value-type="string">
            <text:p>Franking</text:p>
          </table:table-cell>
          <table:table-cell office:value-type="string">
            <text:p>http://en.wikipedia.org/wiki/Franking</text:p>
          </table:table-cell>
          <table:table-cell table:style-name="Default" office:value-type="string">
            <text:p>NO</text:p>
          </table:table-cell>
          <table:table-cell office:value-type="float" office:value="2">
            <text:p>2</text:p>
          </table:table-cell>
          <table:table-cell table:number-columns-repeated="3"/>
          <table:table-cell table:formula="of:=CONCATENATE(TEXT([.$AD346];&quot;#&quot;);&quot;,&quot;;TEXT([.$AF346];&quot;#&quot;);&quot;,&quot;;TEXT([.$AM346];&quot;#&quot;))" office:value-type="string" office:string-value="100,50,2">
            <text:p>100,50,2</text:p>
          </table:table-cell>
        </table:table-row>
        <table:table-row table:style-name="ro1">
          <table:table-cell office:value-type="string">
            <text:p>2TEA6X3YOCCFFLDAR7GTQNIIYQFQP6</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7 GMT 2012</text:p>
          </table:table-cell>
          <table:table-cell table:number-columns-repeated="2"/>
          <table:table-cell office:value-type="string">
            <text:p>20AHPCGJ2D213CKA4RRJXPSI71RA40</text:p>
          </table:table-cell>
          <table:table-cell office:value-type="string">
            <text:p>A30SN6C7YX0OIP</text:p>
          </table:table-cell>
          <table:table-cell office:value-type="string">
            <text:p>Approved</text:p>
          </table:table-cell>
          <table:table-cell office:value-type="string">
            <text:p>Thu Aug 30 19:29:28 GMT 2012</text:p>
          </table:table-cell>
          <table:table-cell office:value-type="string">
            <text:p>Thu Aug 30 19:29:39 GMT 2012</text:p>
          </table:table-cell>
          <table:table-cell office:value-type="string">
            <text:p>Thu Sep 06 19:29:39 GMT 2012</text:p>
          </table:table-cell>
          <table:table-cell office:value-type="string">
            <text:p>2012/09/06 19:34:15 +0000</text:p>
          </table:table-cell>
          <table:table-cell table:number-columns-repeated="2"/>
          <table:table-cell office:value-type="float" office:value="11">
            <text:p>11</text:p>
          </table:table-cell>
          <table:table-cell table:number-columns-repeated="2" office:value-type="string">
            <text:p>100% (173/173)</text:p>
          </table:table-cell>
          <table:table-cell office:value-type="string">
            <text:p>0% (0/0)</text:p>
          </table:table-cell>
          <table:table-cell office:value-type="string">
            <text:p>Chester_A._Arthur_4:82.txt</text:p>
          </table:table-cell>
          <table:table-cell office:value-type="string">
            <text:p>It has always been the policy of the Government to discourage such enterprises, and in no better mode can that policy be maintained than in supplying the public with the most efficient mail service that, with due regard to its own best interests, can be furnished for its accommodation.&lt;br/&gt;&lt;br/&gt;The Attorney-General renews the recommendation contained in his report of last year touching the fees of witnesses and jurors.&lt;br/&gt;&lt;br/&gt;</text:p>
          </table:table-cell>
          <table:table-cell office:value-type="float" office:value="20">
            <text:p>20</text:p>
          </table:table-cell>
          <table:table-cell office:value-type="float" office:value="2">
            <text:p>2</text:p>
          </table:table-cell>
          <table:table-cell office:value-type="float" office:value="10">
            <text:p>10</text:p>
          </table:table-cell>
          <table:table-cell office:value-type="float" office:value="2">
            <text:p>2</text:p>
          </table:table-cell>
          <table:table-cell office:value-type="string">
            <text:p>Petre P. Carp</text:p>
          </table:table-cell>
          <table:table-cell office:value-type="string">
            <text:p>http://en.wikipedia.org/wiki/Petre_P._Carp</text:p>
          </table:table-cell>
          <table:table-cell office:value-type="string">
            <text:p>Highway Beautification Act</text:p>
          </table:table-cell>
          <table:table-cell office:value-type="string">
            <text:p>http://en.wikipedia.org/wiki/Highway_Beautification_Act</text:p>
          </table:table-cell>
          <table:table-cell table:style-name="Default" office:value-type="string">
            <text:p>NO</text:p>
          </table:table-cell>
          <table:table-cell office:value-type="float" office:value="1">
            <text:p>1</text:p>
          </table:table-cell>
          <table:table-cell table:number-columns-repeated="3"/>
          <table:table-cell table:formula="of:=CONCATENATE(TEXT([.$AD347];&quot;#&quot;);&quot;,&quot;;TEXT([.$AF347];&quot;#&quot;);&quot;,&quot;;TEXT([.$AM347];&quot;#&quot;))" office:value-type="string" office:string-value="20,10,1">
            <text:p>20,10,1</text:p>
          </table:table-cell>
        </table:table-row>
        <table:table-row table:style-name="ro1">
          <table:table-cell office:value-type="string">
            <text:p>2TEA6X3YOCCFFLDAR7GTQNIIYQFQP6</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7 GMT 2012</text:p>
          </table:table-cell>
          <table:table-cell table:number-columns-repeated="2"/>
          <table:table-cell office:value-type="string">
            <text:p>22CMT6YTWX4HIQQUIE49HGI6N0O1WT</text:p>
          </table:table-cell>
          <table:table-cell office:value-type="string">
            <text:p>AE4OWTLXURMKP</text:p>
          </table:table-cell>
          <table:table-cell office:value-type="string">
            <text:p>Approved</text:p>
          </table:table-cell>
          <table:table-cell office:value-type="string">
            <text:p>Thu Aug 30 20:44:00 GMT 2012</text:p>
          </table:table-cell>
          <table:table-cell office:value-type="string">
            <text:p>Thu Aug 30 20:44:24 GMT 2012</text:p>
          </table:table-cell>
          <table:table-cell office:value-type="string">
            <text:p>Thu Sep 06 20:44:24 GMT 2012</text:p>
          </table:table-cell>
          <table:table-cell office:value-type="string">
            <text:p>2012/09/06 20:49:14 +0000</text:p>
          </table:table-cell>
          <table:table-cell table:number-columns-repeated="2"/>
          <table:table-cell office:value-type="float" office:value="24">
            <text:p>24</text:p>
          </table:table-cell>
          <table:table-cell table:number-columns-repeated="2" office:value-type="string">
            <text:p>100% (2/2)</text:p>
          </table:table-cell>
          <table:table-cell office:value-type="string">
            <text:p>0% (0/0)</text:p>
          </table:table-cell>
          <table:table-cell office:value-type="string">
            <text:p>Chester_A._Arthur_4:82.txt</text:p>
          </table:table-cell>
          <table:table-cell office:value-type="string">
            <text:p>It has always been the policy of the Government to discourage such enterprises, and in no better mode can that policy be maintained than in supplying the public with the most efficient mail service that, with due regard to its own best interests, can be furnished for its accommodation.&lt;br/&gt;&lt;br/&gt;The Attorney-General renews the recommendation contained in his report of last year touching the fees of witnesses and jurors.&lt;br/&gt;&lt;br/&gt;</text:p>
          </table:table-cell>
          <table:table-cell office:value-type="float" office:value="20">
            <text:p>20</text:p>
          </table:table-cell>
          <table:table-cell office:value-type="float" office:value="2">
            <text:p>2</text:p>
          </table:table-cell>
          <table:table-cell office:value-type="float" office:value="10">
            <text:p>10</text:p>
          </table:table-cell>
          <table:table-cell office:value-type="float" office:value="2">
            <text:p>2</text:p>
          </table:table-cell>
          <table:table-cell office:value-type="string">
            <text:p>Petre P. Carp</text:p>
          </table:table-cell>
          <table:table-cell office:value-type="string">
            <text:p>http://en.wikipedia.org/wiki/Petre_P._Carp</text:p>
          </table:table-cell>
          <table:table-cell office:value-type="string">
            <text:p>Highway Beautification Act</text:p>
          </table:table-cell>
          <table:table-cell office:value-type="string">
            <text:p>http://en.wikipedia.org/wiki/Highway_Beautification_Act</text:p>
          </table:table-cell>
          <table:table-cell table:style-name="Default"/>
          <table:table-cell office:value-type="float" office:value="1">
            <text:p>1</text:p>
          </table:table-cell>
          <table:table-cell table:number-columns-repeated="3"/>
          <table:table-cell table:formula="of:=CONCATENATE(TEXT([.$AD348];&quot;#&quot;);&quot;,&quot;;TEXT([.$AF348];&quot;#&quot;);&quot;,&quot;;TEXT([.$AM348];&quot;#&quot;))" office:value-type="string" office:string-value="20,10,1">
            <text:p>20,10,1</text:p>
          </table:table-cell>
        </table:table-row>
        <table:table-row table:style-name="ro1">
          <table:table-cell office:value-type="string">
            <text:p>2TEA6X3YOCCFFLDAR7GTQNIIYQFQP6</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7 GMT 2012</text:p>
          </table:table-cell>
          <table:table-cell table:number-columns-repeated="2"/>
          <table:table-cell office:value-type="string">
            <text:p>2X5WIOV1S7SNIMHL1BUYLZ8ND8KZKC</text:p>
          </table:table-cell>
          <table:table-cell office:value-type="string">
            <text:p>A33GBAC29A0MS5</text:p>
          </table:table-cell>
          <table:table-cell office:value-type="string">
            <text:p>Approved</text:p>
          </table:table-cell>
          <table:table-cell office:value-type="string">
            <text:p>Thu Aug 30 18:23:40 GMT 2012</text:p>
          </table:table-cell>
          <table:table-cell office:value-type="string">
            <text:p>Thu Aug 30 18:24:08 GMT 2012</text:p>
          </table:table-cell>
          <table:table-cell office:value-type="string">
            <text:p>Thu Sep 06 18:24:08 GMT 2012</text:p>
          </table:table-cell>
          <table:table-cell office:value-type="string">
            <text:p>2012/09/06 18:24:25 +0000</text:p>
          </table:table-cell>
          <table:table-cell table:number-columns-repeated="2"/>
          <table:table-cell office:value-type="float" office:value="28">
            <text:p>28</text:p>
          </table:table-cell>
          <table:table-cell table:number-columns-repeated="2" office:value-type="string">
            <text:p>100% (84/84)</text:p>
          </table:table-cell>
          <table:table-cell office:value-type="string">
            <text:p>0% (0/0)</text:p>
          </table:table-cell>
          <table:table-cell office:value-type="string">
            <text:p>Chester_A._Arthur_4:82.txt</text:p>
          </table:table-cell>
          <table:table-cell office:value-type="string">
            <text:p>It has always been the policy of the Government to discourage such enterprises, and in no better mode can that policy be maintained than in supplying the public with the most efficient mail service that, with due regard to its own best interests, can be furnished for its accommodation.&lt;br/&gt;&lt;br/&gt;The Attorney-General renews the recommendation contained in his report of last year touching the fees of witnesses and jurors.&lt;br/&gt;&lt;br/&gt;</text:p>
          </table:table-cell>
          <table:table-cell office:value-type="float" office:value="20">
            <text:p>20</text:p>
          </table:table-cell>
          <table:table-cell office:value-type="float" office:value="2">
            <text:p>2</text:p>
          </table:table-cell>
          <table:table-cell office:value-type="float" office:value="10">
            <text:p>10</text:p>
          </table:table-cell>
          <table:table-cell office:value-type="float" office:value="2">
            <text:p>2</text:p>
          </table:table-cell>
          <table:table-cell office:value-type="string">
            <text:p>Petre P. Carp</text:p>
          </table:table-cell>
          <table:table-cell office:value-type="string">
            <text:p>http://en.wikipedia.org/wiki/Petre_P._Carp</text:p>
          </table:table-cell>
          <table:table-cell office:value-type="string">
            <text:p>Highway Beautification Act</text:p>
          </table:table-cell>
          <table:table-cell office:value-type="string">
            <text:p>http://en.wikipedia.org/wiki/Highway_Beautification_Act</text:p>
          </table:table-cell>
          <table:table-cell table:style-name="Default"/>
          <table:table-cell office:value-type="float" office:value="2">
            <text:p>2</text:p>
          </table:table-cell>
          <table:table-cell table:number-columns-repeated="3"/>
          <table:table-cell table:formula="of:=CONCATENATE(TEXT([.$AD349];&quot;#&quot;);&quot;,&quot;;TEXT([.$AF349];&quot;#&quot;);&quot;,&quot;;TEXT([.$AM349];&quot;#&quot;))" office:value-type="string" office:string-value="20,10,2">
            <text:p>20,10,2</text:p>
          </table:table-cell>
        </table:table-row>
        <table:table-row table:style-name="ro1">
          <table:table-cell office:value-type="string">
            <text:p>2YDKCJ011K27JSVER0N698N47MWB9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7 GMT 2012</text:p>
          </table:table-cell>
          <table:table-cell table:number-columns-repeated="2"/>
          <table:table-cell office:value-type="string">
            <text:p>2HWJ79KQW6182DUZ4P3DC5XCJAHLJL</text:p>
          </table:table-cell>
          <table:table-cell office:value-type="string">
            <text:p>A30SN6C7YX0OIP</text:p>
          </table:table-cell>
          <table:table-cell office:value-type="string">
            <text:p>Approved</text:p>
          </table:table-cell>
          <table:table-cell office:value-type="string">
            <text:p>Thu Aug 30 19:54:09 GMT 2012</text:p>
          </table:table-cell>
          <table:table-cell office:value-type="string">
            <text:p>Thu Aug 30 19:54:18 GMT 2012</text:p>
          </table:table-cell>
          <table:table-cell office:value-type="string">
            <text:p>Thu Sep 06 19:54:18 GMT 2012</text:p>
          </table:table-cell>
          <table:table-cell office:value-type="string">
            <text:p>2012/09/06 19:59:12 +0000</text:p>
          </table:table-cell>
          <table:table-cell table:number-columns-repeated="2"/>
          <table:table-cell office:value-type="float" office:value="9">
            <text:p>9</text:p>
          </table:table-cell>
          <table:table-cell table:number-columns-repeated="2" office:value-type="string">
            <text:p>100% (173/173)</text:p>
          </table:table-cell>
          <table:table-cell office:value-type="string">
            <text:p>0% (0/0)</text:p>
          </table:table-cell>
          <table:table-cell office:value-type="string">
            <text:p>Bill_Clinton_8:54.txt</text:p>
          </table:table-cell>
          <table:table-cell office:value-type="string">
            <text:p>I want to tell you that I am very grateful for many things as President. But one of the things I'm grateful for is the opportunity that the Vice President and I have had to finally put to rest the bogus idea that you cannot grow the economy and protect the environment at the same time.&lt;br/&gt;&lt;br/&gt;As our economy has grown, we've rid more than 500 neighborhoods of toxic waste, ensured cleaner air and water for millions of people. In the past three months alone, we've helped preserve 40 million acres of roadless lands in the national forests, created three new national monuments.&lt;br/&gt;&lt;br/&gt;</text:p>
          </table:table-cell>
          <table:table-cell office:value-type="float" office:value="10">
            <text:p>10</text:p>
          </table:table-cell>
          <table:table-cell office:value-type="float" office:value="3">
            <text:p>3</text:p>
          </table:table-cell>
          <table:table-cell office:value-type="float" office:value="50">
            <text:p>50</text:p>
          </table:table-cell>
          <table:table-cell office:value-type="float" office:value="1">
            <text:p>1</text:p>
          </table:table-cell>
          <table:table-cell office:value-type="string">
            <text:p>Medicaid</text:p>
          </table:table-cell>
          <table:table-cell office:value-type="string">
            <text:p>http://en.wikipedia.org/wiki/Medicaid</text:p>
          </table:table-cell>
          <table:table-cell office:value-type="string">
            <text:p>First Roumanian-American congregation</text:p>
          </table:table-cell>
          <table:table-cell office:value-type="string">
            <text:p>http://en.wikipedia.org/wiki/First_Roumanian-American_congregation</text:p>
          </table:table-cell>
          <table:table-cell table:style-name="Default" office:value-type="string">
            <text:p>NO</text:p>
          </table:table-cell>
          <table:table-cell office:value-type="float" office:value="1">
            <text:p>1</text:p>
          </table:table-cell>
          <table:table-cell table:number-columns-repeated="3"/>
          <table:table-cell table:formula="of:=CONCATENATE(TEXT([.$AD350];&quot;#&quot;);&quot;,&quot;;TEXT([.$AF350];&quot;#&quot;);&quot;,&quot;;TEXT([.$AM350];&quot;#&quot;))" office:value-type="string" office:string-value="10,50,1">
            <text:p>10,50,1</text:p>
          </table:table-cell>
        </table:table-row>
        <table:table-row table:style-name="ro1">
          <table:table-cell office:value-type="string">
            <text:p>2YDKCJ011K27JSVER0N698N47MWB9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7 GMT 2012</text:p>
          </table:table-cell>
          <table:table-cell table:number-columns-repeated="2"/>
          <table:table-cell office:value-type="string">
            <text:p>2L5DP8PJWKUDSHLRIDH3HZ0BBBK7IJ</text:p>
          </table:table-cell>
          <table:table-cell office:value-type="string">
            <text:p>A1DIPPNQ35V7K9</text:p>
          </table:table-cell>
          <table:table-cell office:value-type="string">
            <text:p>Approved</text:p>
          </table:table-cell>
          <table:table-cell office:value-type="string">
            <text:p>Thu Aug 30 18:54:12 GMT 2012</text:p>
          </table:table-cell>
          <table:table-cell office:value-type="string">
            <text:p>Thu Aug 30 18:54:23 GMT 2012</text:p>
          </table:table-cell>
          <table:table-cell office:value-type="string">
            <text:p>Thu Sep 06 18:54:23 GMT 2012</text:p>
          </table:table-cell>
          <table:table-cell office:value-type="string">
            <text:p>2012/09/06 18:59:13 +0000</text:p>
          </table:table-cell>
          <table:table-cell table:number-columns-repeated="2"/>
          <table:table-cell office:value-type="float" office:value="11">
            <text:p>11</text:p>
          </table:table-cell>
          <table:table-cell table:number-columns-repeated="2" office:value-type="string">
            <text:p>100% (5/5)</text:p>
          </table:table-cell>
          <table:table-cell office:value-type="string">
            <text:p>0% (0/0)</text:p>
          </table:table-cell>
          <table:table-cell office:value-type="string">
            <text:p>Bill_Clinton_8:54.txt</text:p>
          </table:table-cell>
          <table:table-cell office:value-type="string">
            <text:p>I want to tell you that I am very grateful for many things as President. But one of the things I'm grateful for is the opportunity that the Vice President and I have had to finally put to rest the bogus idea that you cannot grow the economy and protect the environment at the same time.&lt;br/&gt;&lt;br/&gt;As our economy has grown, we've rid more than 500 neighborhoods of toxic waste, ensured cleaner air and water for millions of people. In the past three months alone, we've helped preserve 40 million acres of roadless lands in the national forests, created three new national monuments.&lt;br/&gt;&lt;br/&gt;</text:p>
          </table:table-cell>
          <table:table-cell office:value-type="float" office:value="10">
            <text:p>10</text:p>
          </table:table-cell>
          <table:table-cell office:value-type="float" office:value="3">
            <text:p>3</text:p>
          </table:table-cell>
          <table:table-cell office:value-type="float" office:value="50">
            <text:p>50</text:p>
          </table:table-cell>
          <table:table-cell office:value-type="float" office:value="1">
            <text:p>1</text:p>
          </table:table-cell>
          <table:table-cell office:value-type="string">
            <text:p>Medicaid</text:p>
          </table:table-cell>
          <table:table-cell office:value-type="string">
            <text:p>http://en.wikipedia.org/wiki/Medicaid</text:p>
          </table:table-cell>
          <table:table-cell office:value-type="string">
            <text:p>First Roumanian-American congregation</text:p>
          </table:table-cell>
          <table:table-cell office:value-type="string">
            <text:p>http://en.wikipedia.org/wiki/First_Roumanian-American_congregation</text:p>
          </table:table-cell>
          <table:table-cell table:style-name="Default"/>
          <table:table-cell office:value-type="float" office:value="2">
            <text:p>2</text:p>
          </table:table-cell>
          <table:table-cell table:number-columns-repeated="3"/>
          <table:table-cell table:formula="of:=CONCATENATE(TEXT([.$AD351];&quot;#&quot;);&quot;,&quot;;TEXT([.$AF351];&quot;#&quot;);&quot;,&quot;;TEXT([.$AM351];&quot;#&quot;))" office:value-type="string" office:string-value="10,50,2">
            <text:p>10,50,2</text:p>
          </table:table-cell>
        </table:table-row>
        <table:table-row table:style-name="ro1">
          <table:table-cell office:value-type="string">
            <text:p>2YDKCJ011K27JSVER0N698N47MWB9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7 GMT 2012</text:p>
          </table:table-cell>
          <table:table-cell table:number-columns-repeated="2"/>
          <table:table-cell office:value-type="string">
            <text:p>2QO40SPW1INMWPMVBTUNIB6BK37F2L</text:p>
          </table:table-cell>
          <table:table-cell office:value-type="string">
            <text:p>A997OZ3H2B3Q2</text:p>
          </table:table-cell>
          <table:table-cell office:value-type="string">
            <text:p>Approved</text:p>
          </table:table-cell>
          <table:table-cell office:value-type="string">
            <text:p>Thu Aug 30 19:14:43 GMT 2012</text:p>
          </table:table-cell>
          <table:table-cell office:value-type="string">
            <text:p>Thu Aug 30 19:15:06 GMT 2012</text:p>
          </table:table-cell>
          <table:table-cell office:value-type="string">
            <text:p>Thu Sep 06 19:15:06 GMT 2012</text:p>
          </table:table-cell>
          <table:table-cell office:value-type="string">
            <text:p>2012/09/06 19:19:16 +0000</text:p>
          </table:table-cell>
          <table:table-cell table:number-columns-repeated="2"/>
          <table:table-cell office:value-type="float" office:value="23">
            <text:p>23</text:p>
          </table:table-cell>
          <table:table-cell table:number-columns-repeated="2" office:value-type="string">
            <text:p>100% (93/93)</text:p>
          </table:table-cell>
          <table:table-cell office:value-type="string">
            <text:p>0% (0/0)</text:p>
          </table:table-cell>
          <table:table-cell office:value-type="string">
            <text:p>Bill_Clinton_8:54.txt</text:p>
          </table:table-cell>
          <table:table-cell office:value-type="string">
            <text:p>I want to tell you that I am very grateful for many things as President. But one of the things I'm grateful for is the opportunity that the Vice President and I have had to finally put to rest the bogus idea that you cannot grow the economy and protect the environment at the same time.&lt;br/&gt;&lt;br/&gt;As our economy has grown, we've rid more than 500 neighborhoods of toxic waste, ensured cleaner air and water for millions of people. In the past three months alone, we've helped preserve 40 million acres of roadless lands in the national forests, created three new national monuments.&lt;br/&gt;&lt;br/&gt;</text:p>
          </table:table-cell>
          <table:table-cell office:value-type="float" office:value="10">
            <text:p>10</text:p>
          </table:table-cell>
          <table:table-cell office:value-type="float" office:value="3">
            <text:p>3</text:p>
          </table:table-cell>
          <table:table-cell office:value-type="float" office:value="50">
            <text:p>50</text:p>
          </table:table-cell>
          <table:table-cell office:value-type="float" office:value="1">
            <text:p>1</text:p>
          </table:table-cell>
          <table:table-cell office:value-type="string">
            <text:p>Medicaid</text:p>
          </table:table-cell>
          <table:table-cell office:value-type="string">
            <text:p>http://en.wikipedia.org/wiki/Medicaid</text:p>
          </table:table-cell>
          <table:table-cell office:value-type="string">
            <text:p>First Roumanian-American congregation</text:p>
          </table:table-cell>
          <table:table-cell office:value-type="string">
            <text:p>http://en.wikipedia.org/wiki/First_Roumanian-American_congregation</text:p>
          </table:table-cell>
          <table:table-cell table:style-name="Default"/>
          <table:table-cell office:value-type="float" office:value="1">
            <text:p>1</text:p>
          </table:table-cell>
          <table:table-cell table:number-columns-repeated="3"/>
          <table:table-cell table:formula="of:=CONCATENATE(TEXT([.$AD352];&quot;#&quot;);&quot;,&quot;;TEXT([.$AF352];&quot;#&quot;);&quot;,&quot;;TEXT([.$AM352];&quot;#&quot;))" office:value-type="string" office:string-value="10,50,1">
            <text:p>10,50,1</text:p>
          </table:table-cell>
        </table:table-row>
        <table:table-row table:style-name="ro1">
          <table:table-cell office:value-type="string">
            <text:p>2UZJHP4BDDKGJ7WWZ70XBG358OA6ZA</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7 GMT 2012</text:p>
          </table:table-cell>
          <table:table-cell table:number-columns-repeated="2"/>
          <table:table-cell office:value-type="string">
            <text:p>2G5G67D1X3V0UTOHVUTJM1M7U19BI7</text:p>
          </table:table-cell>
          <table:table-cell office:value-type="string">
            <text:p>A33GBAC29A0MS5</text:p>
          </table:table-cell>
          <table:table-cell office:value-type="string">
            <text:p>Approved</text:p>
          </table:table-cell>
          <table:table-cell office:value-type="string">
            <text:p>Thu Aug 30 18:18:18 GMT 2012</text:p>
          </table:table-cell>
          <table:table-cell office:value-type="string">
            <text:p>Thu Aug 30 18:18:53 GMT 2012</text:p>
          </table:table-cell>
          <table:table-cell office:value-type="string">
            <text:p>Thu Sep 06 18:18:53 GMT 2012</text:p>
          </table:table-cell>
          <table:table-cell office:value-type="string">
            <text:p>2012/09/06 18:19:23 +0000</text:p>
          </table:table-cell>
          <table:table-cell table:number-columns-repeated="2"/>
          <table:table-cell office:value-type="float" office:value="35">
            <text:p>35</text:p>
          </table:table-cell>
          <table:table-cell table:number-columns-repeated="2" office:value-type="string">
            <text:p>100% (84/84)</text:p>
          </table:table-cell>
          <table:table-cell office:value-type="string">
            <text:p>0% (0/0)</text:p>
          </table:table-cell>
          <table:table-cell office:value-type="string">
            <text:p>Jimmy_Carter_4:300.txt</text:p>
          </table:table-cell>
          <table:table-cell office:value-type="string">
            <text:p>Another major contribution to peace in the hemisphere is Latin America's own Treaty for the Prohibition of Nuclear Weapons. On behalf of the United States, I signed Protocol I of this Treaty in May of 1977 and sent it to the Senate for ratification. I urge that it be acted upon promptly by the Senate in order that it be brought into the widest possible effect in the Latin American region.&lt;br/&gt;&lt;br/&gt;Regional cooperation for development is gaining from Central America to the Andes, and throughout the Caribbean. The Caribbean Group for Cooperation in Economic Development, which we established with 29 other nations in 1977, has helped channel $750 million in external support for growth in the Caribbean. The recent meeting of the Chiefs of State of the Eastern Caribbean set a new precedent for cooperation in that region. Mexico and Venezuela jointly and Trinidad and Tobago separately have established oil facilities that will provide substantial assistance to their oil importing neighbors. The peace treaty between El Salvador and Honduras will hopefully stimulate Central America to move forward again toward economic integration. Formation of Caribbean/ Central American Action, a private sector organization, has given a major impetus to improving people-to-people bonds and strengthening the role of private enterprise in the development of democratic societies.&lt;br/&gt;&lt;br/&gt;</text:p>
          </table:table-cell>
          <table:table-cell office:value-type="float" office:value="200">
            <text:p>200</text:p>
          </table:table-cell>
          <table:table-cell office:value-type="float" office:value="1">
            <text:p>1</text:p>
          </table:table-cell>
          <table:table-cell office:value-type="float" office:value="10">
            <text:p>10</text:p>
          </table:table-cell>
          <table:table-cell office:value-type="float" office:value="0">
            <text:p>0</text:p>
          </table:table-cell>
          <table:table-cell office:value-type="string">
            <text:p>Maroon (people)</text:p>
          </table:table-cell>
          <table:table-cell office:value-type="string">
            <text:p>http://en.wikipedia.org/wiki/Maroon_(people)</text:p>
          </table:table-cell>
          <table:table-cell office:value-type="string">
            <text:p>Iroquois</text:p>
          </table:table-cell>
          <table:table-cell office:value-type="string">
            <text:p>http://en.wikipedia.org/wiki/Iroquois</text:p>
          </table:table-cell>
          <table:table-cell table:style-name="Default"/>
          <table:table-cell office:value-type="float" office:value="1">
            <text:p>1</text:p>
          </table:table-cell>
          <table:table-cell table:number-columns-repeated="3"/>
          <table:table-cell table:formula="of:=CONCATENATE(TEXT([.$AD353];&quot;#&quot;);&quot;,&quot;;TEXT([.$AF353];&quot;#&quot;);&quot;,&quot;;TEXT([.$AM353];&quot;#&quot;))" office:value-type="string" office:string-value="200,10,1">
            <text:p>200,10,1</text:p>
          </table:table-cell>
        </table:table-row>
        <table:table-row table:style-name="ro1">
          <table:table-cell office:value-type="string">
            <text:p>2UZJHP4BDDKGJ7WWZ70XBG358OA6ZA</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7 GMT 2012</text:p>
          </table:table-cell>
          <table:table-cell table:number-columns-repeated="2"/>
          <table:table-cell office:value-type="string">
            <text:p>2R0MZ9O9Z6KWJ8AF6R8RZLFQ56SB2E</text:p>
          </table:table-cell>
          <table:table-cell office:value-type="string">
            <text:p>A31ALYJKPKD09W</text:p>
          </table:table-cell>
          <table:table-cell office:value-type="string">
            <text:p>Approved</text:p>
          </table:table-cell>
          <table:table-cell office:value-type="string">
            <text:p>Fri Aug 31 00:32:48 GMT 2012</text:p>
          </table:table-cell>
          <table:table-cell office:value-type="string">
            <text:p>Fri Aug 31 00:32:59 GMT 2012</text:p>
          </table:table-cell>
          <table:table-cell office:value-type="string">
            <text:p>Fri Sep 07 00:32:59 GMT 2012</text:p>
          </table:table-cell>
          <table:table-cell office:value-type="string">
            <text:p>2012/09/07 00:34:14 +0000</text:p>
          </table:table-cell>
          <table:table-cell table:number-columns-repeated="2"/>
          <table:table-cell office:value-type="float" office:value="11">
            <text:p>11</text:p>
          </table:table-cell>
          <table:table-cell office:value-type="string">
            <text:p>100% (294/295)</text:p>
          </table:table-cell>
          <table:table-cell office:value-type="string">
            <text:p>100% (62/62)</text:p>
          </table:table-cell>
          <table:table-cell office:value-type="string">
            <text:p>0% (0/0)</text:p>
          </table:table-cell>
          <table:table-cell office:value-type="string">
            <text:p>Jimmy_Carter_4:300.txt</text:p>
          </table:table-cell>
          <table:table-cell office:value-type="string">
            <text:p>Another major contribution to peace in the hemisphere is Latin America's own Treaty for the Prohibition of Nuclear Weapons. On behalf of the United States, I signed Protocol I of this Treaty in May of 1977 and sent it to the Senate for ratification. I urge that it be acted upon promptly by the Senate in order that it be brought into the widest possible effect in the Latin American region.&lt;br/&gt;&lt;br/&gt;Regional cooperation for development is gaining from Central America to the Andes, and throughout the Caribbean. The Caribbean Group for Cooperation in Economic Development, which we established with 29 other nations in 1977, has helped channel $750 million in external support for growth in the Caribbean. The recent meeting of the Chiefs of State of the Eastern Caribbean set a new precedent for cooperation in that region. Mexico and Venezuela jointly and Trinidad and Tobago separately have established oil facilities that will provide substantial assistance to their oil importing neighbors. The peace treaty between El Salvador and Honduras will hopefully stimulate Central America to move forward again toward economic integration. Formation of Caribbean/ Central American Action, a private sector organization, has given a major impetus to improving people-to-people bonds and strengthening the role of private enterprise in the development of democratic societies.&lt;br/&gt;&lt;br/&gt;</text:p>
          </table:table-cell>
          <table:table-cell office:value-type="float" office:value="200">
            <text:p>200</text:p>
          </table:table-cell>
          <table:table-cell office:value-type="float" office:value="1">
            <text:p>1</text:p>
          </table:table-cell>
          <table:table-cell office:value-type="float" office:value="10">
            <text:p>10</text:p>
          </table:table-cell>
          <table:table-cell office:value-type="float" office:value="0">
            <text:p>0</text:p>
          </table:table-cell>
          <table:table-cell office:value-type="string">
            <text:p>Maroon (people)</text:p>
          </table:table-cell>
          <table:table-cell office:value-type="string">
            <text:p>http://en.wikipedia.org/wiki/Maroon_(people)</text:p>
          </table:table-cell>
          <table:table-cell office:value-type="string">
            <text:p>Iroquois</text:p>
          </table:table-cell>
          <table:table-cell office:value-type="string">
            <text:p>http://en.wikipedia.org/wiki/Iroquois</text:p>
          </table:table-cell>
          <table:table-cell table:style-name="Default"/>
          <table:table-cell office:value-type="float" office:value="1">
            <text:p>1</text:p>
          </table:table-cell>
          <table:table-cell table:number-columns-repeated="3"/>
          <table:table-cell table:formula="of:=CONCATENATE(TEXT([.$AD354];&quot;#&quot;);&quot;,&quot;;TEXT([.$AF354];&quot;#&quot;);&quot;,&quot;;TEXT([.$AM354];&quot;#&quot;))" office:value-type="string" office:string-value="200,10,1">
            <text:p>200,10,1</text:p>
          </table:table-cell>
        </table:table-row>
        <table:table-row table:style-name="ro1">
          <table:table-cell office:value-type="string">
            <text:p>2UZJHP4BDDKGJ7WWZ70XBG358OA6ZA</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7 GMT 2012</text:p>
          </table:table-cell>
          <table:table-cell table:number-columns-repeated="2"/>
          <table:table-cell office:value-type="string">
            <text:p>2UKSZVXX2Q45938VV87NQW1NXPH7PX</text:p>
          </table:table-cell>
          <table:table-cell office:value-type="string">
            <text:p>A30SN6C7YX0OIP</text:p>
          </table:table-cell>
          <table:table-cell office:value-type="string">
            <text:p>Approved</text:p>
          </table:table-cell>
          <table:table-cell office:value-type="string">
            <text:p>Thu Aug 30 19:37:50 GMT 2012</text:p>
          </table:table-cell>
          <table:table-cell office:value-type="string">
            <text:p>Thu Aug 30 19:37:58 GMT 2012</text:p>
          </table:table-cell>
          <table:table-cell office:value-type="string">
            <text:p>Thu Sep 06 19:37:58 GMT 2012</text:p>
          </table:table-cell>
          <table:table-cell office:value-type="string">
            <text:p>2012/09/06 19:39:16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Jimmy_Carter_4:300.txt</text:p>
          </table:table-cell>
          <table:table-cell office:value-type="string">
            <text:p>Another major contribution to peace in the hemisphere is Latin America's own Treaty for the Prohibition of Nuclear Weapons. On behalf of the United States, I signed Protocol I of this Treaty in May of 1977 and sent it to the Senate for ratification. I urge that it be acted upon promptly by the Senate in order that it be brought into the widest possible effect in the Latin American region.&lt;br/&gt;&lt;br/&gt;Regional cooperation for development is gaining from Central America to the Andes, and throughout the Caribbean. The Caribbean Group for Cooperation in Economic Development, which we established with 29 other nations in 1977, has helped channel $750 million in external support for growth in the Caribbean. The recent meeting of the Chiefs of State of the Eastern Caribbean set a new precedent for cooperation in that region. Mexico and Venezuela jointly and Trinidad and Tobago separately have established oil facilities that will provide substantial assistance to their oil importing neighbors. The peace treaty between El Salvador and Honduras will hopefully stimulate Central America to move forward again toward economic integration. Formation of Caribbean/ Central American Action, a private sector organization, has given a major impetus to improving people-to-people bonds and strengthening the role of private enterprise in the development of democratic societies.&lt;br/&gt;&lt;br/&gt;</text:p>
          </table:table-cell>
          <table:table-cell office:value-type="float" office:value="200">
            <text:p>200</text:p>
          </table:table-cell>
          <table:table-cell office:value-type="float" office:value="1">
            <text:p>1</text:p>
          </table:table-cell>
          <table:table-cell office:value-type="float" office:value="10">
            <text:p>10</text:p>
          </table:table-cell>
          <table:table-cell office:value-type="float" office:value="0">
            <text:p>0</text:p>
          </table:table-cell>
          <table:table-cell office:value-type="string">
            <text:p>Maroon (people)</text:p>
          </table:table-cell>
          <table:table-cell office:value-type="string">
            <text:p>http://en.wikipedia.org/wiki/Maroon_(people)</text:p>
          </table:table-cell>
          <table:table-cell office:value-type="string">
            <text:p>Iroquois</text:p>
          </table:table-cell>
          <table:table-cell office:value-type="string">
            <text:p>http://en.wikipedia.org/wiki/Iroquois</text:p>
          </table:table-cell>
          <table:table-cell table:style-name="Default" office:value-type="string">
            <text:p>NO</text:p>
          </table:table-cell>
          <table:table-cell office:value-type="float" office:value="2">
            <text:p>2</text:p>
          </table:table-cell>
          <table:table-cell table:number-columns-repeated="3"/>
          <table:table-cell table:formula="of:=CONCATENATE(TEXT([.$AD355];&quot;#&quot;);&quot;,&quot;;TEXT([.$AF355];&quot;#&quot;);&quot;,&quot;;TEXT([.$AM355];&quot;#&quot;))" office:value-type="string" office:string-value="200,10,2">
            <text:p>200,10,2</text:p>
          </table:table-cell>
        </table:table-row>
        <table:table-row table:style-name="ro1">
          <table:table-cell office:value-type="string">
            <text:p>2ORKQW618N46963HKEWXKETNEKMOM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7 GMT 2012</text:p>
          </table:table-cell>
          <table:table-cell table:number-columns-repeated="2"/>
          <table:table-cell office:value-type="string">
            <text:p>200H88MQU6L53KJHPBIX54AIOXCUBG</text:p>
          </table:table-cell>
          <table:table-cell office:value-type="string">
            <text:p>A31ALYJKPKD09W</text:p>
          </table:table-cell>
          <table:table-cell office:value-type="string">
            <text:p>Approved</text:p>
          </table:table-cell>
          <table:table-cell office:value-type="string">
            <text:p>Fri Aug 31 00:35:24 GMT 2012</text:p>
          </table:table-cell>
          <table:table-cell office:value-type="string">
            <text:p>Fri Aug 31 00:35:30 GMT 2012</text:p>
          </table:table-cell>
          <table:table-cell office:value-type="string">
            <text:p>Fri Sep 07 00:35:30 GMT 2012</text:p>
          </table:table-cell>
          <table:table-cell office:value-type="string">
            <text:p>2012/09/07 00:39:12 +0000</text:p>
          </table:table-cell>
          <table:table-cell table:number-columns-repeated="2"/>
          <table:table-cell office:value-type="float" office:value="6">
            <text:p>6</text:p>
          </table:table-cell>
          <table:table-cell office:value-type="string">
            <text:p>100% (294/295)</text:p>
          </table:table-cell>
          <table:table-cell office:value-type="string">
            <text:p>100% (62/62)</text:p>
          </table:table-cell>
          <table:table-cell office:value-type="string">
            <text:p>0% (0/0)</text:p>
          </table:table-cell>
          <table:table-cell office:value-type="string">
            <text:p>Harry_S._Truman_1:49.txt</text:p>
          </table:table-cell>
          <table:table-cell office:value-type="string">
            <text:p>The vast majority of the nations of the world have chosen to work together to achieve, on a cooperative basis, world security and world prosperity. The effort cannot succeed without full cooperation of the United States. To play our part, we must not only resolutely carry out the foreign policies we have adopted but also follow a domestic policy which will maintain full production and employment in the United States. A serious depression here can disrupt the whole fabric of the world economy.&lt;br/&gt;&lt;br/&gt;3. OCCUPIED COUNTRIES&lt;br/&gt;&lt;br/&gt;</text:p>
          </table:table-cell>
          <table:table-cell office:value-type="float" office:value="200">
            <text:p>200</text:p>
          </table:table-cell>
          <table:table-cell office:value-type="float" office:value="4">
            <text:p>4</text:p>
          </table:table-cell>
          <table:table-cell office:value-type="float" office:value="10">
            <text:p>10</text:p>
          </table:table-cell>
          <table:table-cell office:value-type="float" office:value="1">
            <text:p>1</text:p>
          </table:table-cell>
          <table:table-cell office:value-type="string">
            <text:p>Foreign</text:p>
          </table:table-cell>
          <table:table-cell office:value-type="string">
            <text:p>http://en.wikipedia.org/wiki/Foreign</text:p>
          </table:table-cell>
          <table:table-cell office:value-type="string">
            <text:p>Nations</text:p>
          </table:table-cell>
          <table:table-cell office:value-type="string">
            <text:p>http://en.wikipedia.org/wiki/Nations</text:p>
          </table:table-cell>
          <table:table-cell table:style-name="Default"/>
          <table:table-cell office:value-type="float" office:value="2">
            <text:p>2</text:p>
          </table:table-cell>
          <table:table-cell table:number-columns-repeated="3"/>
          <table:table-cell table:formula="of:=CONCATENATE(TEXT([.$AD356];&quot;#&quot;);&quot;,&quot;;TEXT([.$AF356];&quot;#&quot;);&quot;,&quot;;TEXT([.$AM356];&quot;#&quot;))" office:value-type="string" office:string-value="200,10,2">
            <text:p>200,10,2</text:p>
          </table:table-cell>
        </table:table-row>
        <table:table-row table:style-name="ro1">
          <table:table-cell office:value-type="string">
            <text:p>2ORKQW618N46963HKEWXKETNEKMOM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7 GMT 2012</text:p>
          </table:table-cell>
          <table:table-cell table:number-columns-repeated="2"/>
          <table:table-cell office:value-type="string">
            <text:p>25H3TVOK5UFJKAMCXOFZNYQS6TL746</text:p>
          </table:table-cell>
          <table:table-cell office:value-type="string">
            <text:p>A30SN6C7YX0OIP</text:p>
          </table:table-cell>
          <table:table-cell office:value-type="string">
            <text:p>Approved</text:p>
          </table:table-cell>
          <table:table-cell office:value-type="string">
            <text:p>Thu Aug 30 19:32:23 GMT 2012</text:p>
          </table:table-cell>
          <table:table-cell office:value-type="string">
            <text:p>Thu Aug 30 19:32:36 GMT 2012</text:p>
          </table:table-cell>
          <table:table-cell office:value-type="string">
            <text:p>Thu Sep 06 19:32:36 GMT 2012</text:p>
          </table:table-cell>
          <table:table-cell office:value-type="string">
            <text:p>2012/09/06 19:34:18 +0000</text:p>
          </table:table-cell>
          <table:table-cell table:number-columns-repeated="2"/>
          <table:table-cell office:value-type="float" office:value="13">
            <text:p>13</text:p>
          </table:table-cell>
          <table:table-cell table:number-columns-repeated="2" office:value-type="string">
            <text:p>100% (173/173)</text:p>
          </table:table-cell>
          <table:table-cell office:value-type="string">
            <text:p>0% (0/0)</text:p>
          </table:table-cell>
          <table:table-cell office:value-type="string">
            <text:p>Harry_S._Truman_1:49.txt</text:p>
          </table:table-cell>
          <table:table-cell office:value-type="string">
            <text:p>The vast majority of the nations of the world have chosen to work together to achieve, on a cooperative basis, world security and world prosperity. The effort cannot succeed without full cooperation of the United States. To play our part, we must not only resolutely carry out the foreign policies we have adopted but also follow a domestic policy which will maintain full production and employment in the United States. A serious depression here can disrupt the whole fabric of the world economy.&lt;br/&gt;&lt;br/&gt;3. OCCUPIED COUNTRIES&lt;br/&gt;&lt;br/&gt;</text:p>
          </table:table-cell>
          <table:table-cell office:value-type="float" office:value="200">
            <text:p>200</text:p>
          </table:table-cell>
          <table:table-cell office:value-type="float" office:value="4">
            <text:p>4</text:p>
          </table:table-cell>
          <table:table-cell office:value-type="float" office:value="10">
            <text:p>10</text:p>
          </table:table-cell>
          <table:table-cell office:value-type="float" office:value="1">
            <text:p>1</text:p>
          </table:table-cell>
          <table:table-cell office:value-type="string">
            <text:p>Foreign</text:p>
          </table:table-cell>
          <table:table-cell office:value-type="string">
            <text:p>http://en.wikipedia.org/wiki/Foreign</text:p>
          </table:table-cell>
          <table:table-cell office:value-type="string">
            <text:p>Nations</text:p>
          </table:table-cell>
          <table:table-cell office:value-type="string">
            <text:p>http://en.wikipedia.org/wiki/Nations</text:p>
          </table:table-cell>
          <table:table-cell table:style-name="Default" office:value-type="string">
            <text:p>NO</text:p>
          </table:table-cell>
          <table:table-cell office:value-type="float" office:value="2">
            <text:p>2</text:p>
          </table:table-cell>
          <table:table-cell table:number-columns-repeated="3"/>
          <table:table-cell table:formula="of:=CONCATENATE(TEXT([.$AD357];&quot;#&quot;);&quot;,&quot;;TEXT([.$AF357];&quot;#&quot;);&quot;,&quot;;TEXT([.$AM357];&quot;#&quot;))" office:value-type="string" office:string-value="200,10,2">
            <text:p>200,10,2</text:p>
          </table:table-cell>
        </table:table-row>
        <table:table-row table:style-name="ro1">
          <table:table-cell office:value-type="string">
            <text:p>2ORKQW618N46963HKEWXKETNEKMOM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7 GMT 2012</text:p>
          </table:table-cell>
          <table:table-cell table:number-columns-repeated="2"/>
          <table:table-cell office:value-type="string">
            <text:p>2J0D8J3VE7WS72B3JQUMKK8AYJNJZ0</text:p>
          </table:table-cell>
          <table:table-cell office:value-type="string">
            <text:p>A997OZ3H2B3Q2</text:p>
          </table:table-cell>
          <table:table-cell office:value-type="string">
            <text:p>Approved</text:p>
          </table:table-cell>
          <table:table-cell office:value-type="string">
            <text:p>Thu Aug 30 19:11:15 GMT 2012</text:p>
          </table:table-cell>
          <table:table-cell office:value-type="string">
            <text:p>Thu Aug 30 19:11:32 GMT 2012</text:p>
          </table:table-cell>
          <table:table-cell office:value-type="string">
            <text:p>Thu Sep 06 19:11:32 GMT 2012</text:p>
          </table:table-cell>
          <table:table-cell office:value-type="string">
            <text:p>2012/09/06 19:14:15 +0000</text:p>
          </table:table-cell>
          <table:table-cell table:number-columns-repeated="2"/>
          <table:table-cell office:value-type="float" office:value="17">
            <text:p>17</text:p>
          </table:table-cell>
          <table:table-cell table:number-columns-repeated="2" office:value-type="string">
            <text:p>100% (93/93)</text:p>
          </table:table-cell>
          <table:table-cell office:value-type="string">
            <text:p>0% (0/0)</text:p>
          </table:table-cell>
          <table:table-cell office:value-type="string">
            <text:p>Harry_S._Truman_1:49.txt</text:p>
          </table:table-cell>
          <table:table-cell office:value-type="string">
            <text:p>The vast majority of the nations of the world have chosen to work together to achieve, on a cooperative basis, world security and world prosperity. The effort cannot succeed without full cooperation of the United States. To play our part, we must not only resolutely carry out the foreign policies we have adopted but also follow a domestic policy which will maintain full production and employment in the United States. A serious depression here can disrupt the whole fabric of the world economy.&lt;br/&gt;&lt;br/&gt;3. OCCUPIED COUNTRIES&lt;br/&gt;&lt;br/&gt;</text:p>
          </table:table-cell>
          <table:table-cell office:value-type="float" office:value="200">
            <text:p>200</text:p>
          </table:table-cell>
          <table:table-cell office:value-type="float" office:value="4">
            <text:p>4</text:p>
          </table:table-cell>
          <table:table-cell office:value-type="float" office:value="10">
            <text:p>10</text:p>
          </table:table-cell>
          <table:table-cell office:value-type="float" office:value="1">
            <text:p>1</text:p>
          </table:table-cell>
          <table:table-cell office:value-type="string">
            <text:p>Foreign</text:p>
          </table:table-cell>
          <table:table-cell office:value-type="string">
            <text:p>http://en.wikipedia.org/wiki/Foreign</text:p>
          </table:table-cell>
          <table:table-cell office:value-type="string">
            <text:p>Nations</text:p>
          </table:table-cell>
          <table:table-cell office:value-type="string">
            <text:p>http://en.wikipedia.org/wiki/Nations</text:p>
          </table:table-cell>
          <table:table-cell table:style-name="Default"/>
          <table:table-cell office:value-type="float" office:value="1">
            <text:p>1</text:p>
          </table:table-cell>
          <table:table-cell table:number-columns-repeated="3"/>
          <table:table-cell table:formula="of:=CONCATENATE(TEXT([.$AD358];&quot;#&quot;);&quot;,&quot;;TEXT([.$AF358];&quot;#&quot;);&quot;,&quot;;TEXT([.$AM358];&quot;#&quot;))" office:value-type="string" office:string-value="200,10,1">
            <text:p>200,10,1</text:p>
          </table:table-cell>
        </table:table-row>
        <table:table-row table:style-name="ro1">
          <table:table-cell office:value-type="string">
            <text:p>2KR5SW6NG1FSIWMSQLPF9FZS0D1IWQ</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7 GMT 2012</text:p>
          </table:table-cell>
          <table:table-cell table:number-columns-repeated="2"/>
          <table:table-cell office:value-type="string">
            <text:p>2D15SW6NG1FSIWMSQLPF9FZS42SIWV</text:p>
          </table:table-cell>
          <table:table-cell office:value-type="string">
            <text:p>A33GBAC29A0MS5</text:p>
          </table:table-cell>
          <table:table-cell office:value-type="string">
            <text:p>Approved</text:p>
          </table:table-cell>
          <table:table-cell office:value-type="string">
            <text:p>Thu Aug 30 18:30:33 GMT 2012</text:p>
          </table:table-cell>
          <table:table-cell office:value-type="string">
            <text:p>Thu Aug 30 18:30:49 GMT 2012</text:p>
          </table:table-cell>
          <table:table-cell office:value-type="string">
            <text:p>Thu Sep 06 18:30:49 GMT 2012</text:p>
          </table:table-cell>
          <table:table-cell office:value-type="string">
            <text:p>2012/09/06 18:34:19 +0000</text:p>
          </table:table-cell>
          <table:table-cell table:number-columns-repeated="2"/>
          <table:table-cell office:value-type="float" office:value="16">
            <text:p>16</text:p>
          </table:table-cell>
          <table:table-cell table:number-columns-repeated="2" office:value-type="string">
            <text:p>100% (84/84)</text:p>
          </table:table-cell>
          <table:table-cell office:value-type="string">
            <text:p>0% (0/0)</text:p>
          </table:table-cell>
          <table:table-cell office:value-type="string">
            <text:p>William_McKinley_4:94.txt</text:p>
          </table:table-cell>
          <table:table-cell office:value-type="string">
            <text:p>'That the United States hereby disclaims any disposition or intention to exercise sovereignty, jurisdiction, or control over said island except for the pacification thereof, and asserts its determination, when that is accomplished, to leave the government and control of the island to its people;'&lt;br/&gt;&lt;br/&gt;And whereas, the people of Cuba have established municipal governments, deriving their authority from the suffrages of the people given under just and equal laws, and are now ready, in like manner, to proceed to the establishment of a general government which shall assume and exercise sovereignty, jurisdiction, and control over the island:&lt;br/&gt;&lt;br/&gt;</text:p>
          </table:table-cell>
          <table:table-cell office:value-type="float" office:value="100">
            <text:p>100</text:p>
          </table:table-cell>
          <table:table-cell office:value-type="float" office:value="0">
            <text:p>0</text:p>
          </table:table-cell>
          <table:table-cell office:value-type="float" office:value="50">
            <text:p>50</text:p>
          </table:table-cell>
          <table:table-cell office:value-type="float" office:value="4">
            <text:p>4</text:p>
          </table:table-cell>
          <table:table-cell office:value-type="string">
            <text:p>Rights</text:p>
          </table:table-cell>
          <table:table-cell office:value-type="string">
            <text:p>http://en.wikipedia.org/wiki/Rights</text:p>
          </table:table-cell>
          <table:table-cell office:value-type="string">
            <text:p>Laws</text:p>
          </table:table-cell>
          <table:table-cell office:value-type="string">
            <text:p>http://en.wikipedia.org/wiki/Laws</text:p>
          </table:table-cell>
          <table:table-cell table:style-name="Default"/>
          <table:table-cell office:value-type="float" office:value="2">
            <text:p>2</text:p>
          </table:table-cell>
          <table:table-cell table:number-columns-repeated="3"/>
          <table:table-cell table:formula="of:=CONCATENATE(TEXT([.$AD359];&quot;#&quot;);&quot;,&quot;;TEXT([.$AF359];&quot;#&quot;);&quot;,&quot;;TEXT([.$AM359];&quot;#&quot;))" office:value-type="string" office:string-value="100,50,2">
            <text:p>100,50,2</text:p>
          </table:table-cell>
        </table:table-row>
        <table:table-row table:style-name="ro1">
          <table:table-cell office:value-type="string">
            <text:p>2KR5SW6NG1FSIWMSQLPF9FZS0D1IWQ</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7 GMT 2012</text:p>
          </table:table-cell>
          <table:table-cell table:number-columns-repeated="2"/>
          <table:table-cell office:value-type="string">
            <text:p>2SMB2YU98JHS8UZ8SA6BR9IOG03BNN</text:p>
          </table:table-cell>
          <table:table-cell office:value-type="string">
            <text:p>A27NFWV85VNZV8</text:p>
          </table:table-cell>
          <table:table-cell office:value-type="string">
            <text:p>Approved</text:p>
          </table:table-cell>
          <table:table-cell office:value-type="string">
            <text:p>Thu Aug 30 18:19:32 GMT 2012</text:p>
          </table:table-cell>
          <table:table-cell office:value-type="string">
            <text:p>Thu Aug 30 18:19:38 GMT 2012</text:p>
          </table:table-cell>
          <table:table-cell office:value-type="string">
            <text:p>Thu Sep 06 18:19:38 GMT 2012</text:p>
          </table:table-cell>
          <table:table-cell office:value-type="string">
            <text:p>2012/09/06 18:24:19 +0000</text:p>
          </table:table-cell>
          <table:table-cell table:number-columns-repeated="2"/>
          <table:table-cell office:value-type="float" office:value="6">
            <text:p>6</text:p>
          </table:table-cell>
          <table:table-cell table:number-columns-repeated="2" office:value-type="string">
            <text:p>100% (7/7)</text:p>
          </table:table-cell>
          <table:table-cell office:value-type="string">
            <text:p>0% (0/0)</text:p>
          </table:table-cell>
          <table:table-cell office:value-type="string">
            <text:p>William_McKinley_4:94.txt</text:p>
          </table:table-cell>
          <table:table-cell office:value-type="string">
            <text:p>'That the United States hereby disclaims any disposition or intention to exercise sovereignty, jurisdiction, or control over said island except for the pacification thereof, and asserts its determination, when that is accomplished, to leave the government and control of the island to its people;'&lt;br/&gt;&lt;br/&gt;And whereas, the people of Cuba have established municipal governments, deriving their authority from the suffrages of the people given under just and equal laws, and are now ready, in like manner, to proceed to the establishment of a general government which shall assume and exercise sovereignty, jurisdiction, and control over the island:&lt;br/&gt;&lt;br/&gt;</text:p>
          </table:table-cell>
          <table:table-cell office:value-type="float" office:value="100">
            <text:p>100</text:p>
          </table:table-cell>
          <table:table-cell office:value-type="float" office:value="0">
            <text:p>0</text:p>
          </table:table-cell>
          <table:table-cell office:value-type="float" office:value="50">
            <text:p>50</text:p>
          </table:table-cell>
          <table:table-cell office:value-type="float" office:value="4">
            <text:p>4</text:p>
          </table:table-cell>
          <table:table-cell office:value-type="string">
            <text:p>Rights</text:p>
          </table:table-cell>
          <table:table-cell office:value-type="string">
            <text:p>http://en.wikipedia.org/wiki/Rights</text:p>
          </table:table-cell>
          <table:table-cell office:value-type="string">
            <text:p>Laws</text:p>
          </table:table-cell>
          <table:table-cell office:value-type="string">
            <text:p>http://en.wikipedia.org/wiki/Laws</text:p>
          </table:table-cell>
          <table:table-cell table:style-name="Default"/>
          <table:table-cell office:value-type="float" office:value="2">
            <text:p>2</text:p>
          </table:table-cell>
          <table:table-cell table:number-columns-repeated="3"/>
          <table:table-cell table:formula="of:=CONCATENATE(TEXT([.$AD360];&quot;#&quot;);&quot;,&quot;;TEXT([.$AF360];&quot;#&quot;);&quot;,&quot;;TEXT([.$AM360];&quot;#&quot;))" office:value-type="string" office:string-value="100,50,2">
            <text:p>100,50,2</text:p>
          </table:table-cell>
        </table:table-row>
        <table:table-row table:style-name="ro1">
          <table:table-cell office:value-type="string">
            <text:p>2KR5SW6NG1FSIWMSQLPF9FZS0D1IWQ</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7 GMT 2012</text:p>
          </table:table-cell>
          <table:table-cell table:number-columns-repeated="2"/>
          <table:table-cell office:value-type="string">
            <text:p>2UO4ZMAZHHRR0OE5VXEVZH1KM53BKN</text:p>
          </table:table-cell>
          <table:table-cell office:value-type="string">
            <text:p>A30SN6C7YX0OIP</text:p>
          </table:table-cell>
          <table:table-cell office:value-type="string">
            <text:p>Approved</text:p>
          </table:table-cell>
          <table:table-cell office:value-type="string">
            <text:p>Thu Aug 30 19:42:00 GMT 2012</text:p>
          </table:table-cell>
          <table:table-cell office:value-type="string">
            <text:p>Thu Aug 30 19:42:07 GMT 2012</text:p>
          </table:table-cell>
          <table:table-cell office:value-type="string">
            <text:p>Thu Sep 06 19:42:07 GMT 2012</text:p>
          </table:table-cell>
          <table:table-cell office:value-type="string">
            <text:p>2012/09/06 19:44:14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William_McKinley_4:94.txt</text:p>
          </table:table-cell>
          <table:table-cell office:value-type="string">
            <text:p>'That the United States hereby disclaims any disposition or intention to exercise sovereignty, jurisdiction, or control over said island except for the pacification thereof, and asserts its determination, when that is accomplished, to leave the government and control of the island to its people;'&lt;br/&gt;&lt;br/&gt;And whereas, the people of Cuba have established municipal governments, deriving their authority from the suffrages of the people given under just and equal laws, and are now ready, in like manner, to proceed to the establishment of a general government which shall assume and exercise sovereignty, jurisdiction, and control over the island:&lt;br/&gt;&lt;br/&gt;</text:p>
          </table:table-cell>
          <table:table-cell office:value-type="float" office:value="100">
            <text:p>100</text:p>
          </table:table-cell>
          <table:table-cell office:value-type="float" office:value="0">
            <text:p>0</text:p>
          </table:table-cell>
          <table:table-cell office:value-type="float" office:value="50">
            <text:p>50</text:p>
          </table:table-cell>
          <table:table-cell office:value-type="float" office:value="4">
            <text:p>4</text:p>
          </table:table-cell>
          <table:table-cell office:value-type="string">
            <text:p>Rights</text:p>
          </table:table-cell>
          <table:table-cell office:value-type="string">
            <text:p>http://en.wikipedia.org/wiki/Rights</text:p>
          </table:table-cell>
          <table:table-cell office:value-type="string">
            <text:p>Laws</text:p>
          </table:table-cell>
          <table:table-cell office:value-type="string">
            <text:p>http://en.wikipedia.org/wiki/Laws</text:p>
          </table:table-cell>
          <table:table-cell table:style-name="Default" office:value-type="string">
            <text:p>NO</text:p>
          </table:table-cell>
          <table:table-cell office:value-type="float" office:value="1">
            <text:p>1</text:p>
          </table:table-cell>
          <table:table-cell table:number-columns-repeated="3"/>
          <table:table-cell table:formula="of:=CONCATENATE(TEXT([.$AD361];&quot;#&quot;);&quot;,&quot;;TEXT([.$AF361];&quot;#&quot;);&quot;,&quot;;TEXT([.$AM361];&quot;#&quot;))" office:value-type="string" office:string-value="100,50,1">
            <text:p>100,50,1</text:p>
          </table:table-cell>
        </table:table-row>
        <table:table-row table:style-name="ro1">
          <table:table-cell office:value-type="string">
            <text:p>2Q9NDWIOV1S77WRI0QL1BYDZ9F7IXJ</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7 GMT 2012</text:p>
          </table:table-cell>
          <table:table-cell table:number-columns-repeated="2"/>
          <table:table-cell office:value-type="string">
            <text:p>2A4OK2JE1M7PZTXQY6XO7AC092OVOS</text:p>
          </table:table-cell>
          <table:table-cell office:value-type="string">
            <text:p>A997OZ3H2B3Q2</text:p>
          </table:table-cell>
          <table:table-cell office:value-type="string">
            <text:p>Approved</text:p>
          </table:table-cell>
          <table:table-cell office:value-type="string">
            <text:p>Thu Aug 30 18:28:59 GMT 2012</text:p>
          </table:table-cell>
          <table:table-cell office:value-type="string">
            <text:p>Thu Aug 30 18:29:12 GMT 2012</text:p>
          </table:table-cell>
          <table:table-cell office:value-type="string">
            <text:p>Thu Sep 06 18:29:12 GMT 2012</text:p>
          </table:table-cell>
          <table:table-cell office:value-type="string">
            <text:p>2012/09/06 18:34:16 +0000</text:p>
          </table:table-cell>
          <table:table-cell table:number-columns-repeated="2"/>
          <table:table-cell office:value-type="float" office:value="13">
            <text:p>13</text:p>
          </table:table-cell>
          <table:table-cell table:number-columns-repeated="2" office:value-type="string">
            <text:p>100% (93/93)</text:p>
          </table:table-cell>
          <table:table-cell office:value-type="string">
            <text:p>0% (0/0)</text:p>
          </table:table-cell>
          <table:table-cell office:value-type="string">
            <text:p>Lyndon_Baines_Johnson_2:7.txt</text:p>
          </table:table-cell>
          <table:table-cell office:value-type="string">
            <text:p>But the unity we seek cannot realize its full promise in isolation. For today the state of the Union depends, in large measure, upon the state of the world. Our concern and interest, compassion and vigilance, extend to every corner of a dwindling planet.&lt;br/&gt;&lt;br/&gt;Yet, it is not merely our concern but the concern of all free men. We will not, and we should not, assume that it is the task of Americans alone to settle all the conflicts of a torn and troubled world.&lt;br/&gt;&lt;br/&gt;</text:p>
          </table:table-cell>
          <table:table-cell office:value-type="float" office:value="50">
            <text:p>50</text:p>
          </table:table-cell>
          <table:table-cell office:value-type="float" office:value="2">
            <text:p>2</text:p>
          </table:table-cell>
          <table:table-cell office:value-type="float" office:value="10">
            <text:p>10</text:p>
          </table:table-cell>
          <table:table-cell office:value-type="float" office:value="1">
            <text:p>1</text:p>
          </table:table-cell>
          <table:table-cell office:value-type="string">
            <text:p>Choctaw</text:p>
          </table:table-cell>
          <table:table-cell office:value-type="string">
            <text:p>http://en.wikipedia.org/wiki/Choctaw</text:p>
          </table:table-cell>
          <table:table-cell office:value-type="string">
            <text:p>Nations</text:p>
          </table:table-cell>
          <table:table-cell office:value-type="string">
            <text:p>http://en.wikipedia.org/wiki/Nations</text:p>
          </table:table-cell>
          <table:table-cell table:style-name="Default"/>
          <table:table-cell office:value-type="float" office:value="2">
            <text:p>2</text:p>
          </table:table-cell>
          <table:table-cell table:number-columns-repeated="3"/>
          <table:table-cell table:formula="of:=CONCATENATE(TEXT([.$AD362];&quot;#&quot;);&quot;,&quot;;TEXT([.$AF362];&quot;#&quot;);&quot;,&quot;;TEXT([.$AM362];&quot;#&quot;))" office:value-type="string" office:string-value="50,10,2">
            <text:p>50,10,2</text:p>
          </table:table-cell>
        </table:table-row>
        <table:table-row table:style-name="ro1">
          <table:table-cell office:value-type="string">
            <text:p>2Q9NDWIOV1S77WRI0QL1BYDZ9F7IXJ</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7 GMT 2012</text:p>
          </table:table-cell>
          <table:table-cell table:number-columns-repeated="2"/>
          <table:table-cell office:value-type="string">
            <text:p>2KRHHRRLFQ0O2WJWOBBHW9EGWSYPGG</text:p>
          </table:table-cell>
          <table:table-cell office:value-type="string">
            <text:p>A1VKHE5L6QVFUV</text:p>
          </table:table-cell>
          <table:table-cell office:value-type="string">
            <text:p>Approved</text:p>
          </table:table-cell>
          <table:table-cell office:value-type="string">
            <text:p>Thu Aug 30 18:52:02 GMT 2012</text:p>
          </table:table-cell>
          <table:table-cell office:value-type="string">
            <text:p>Thu Aug 30 18:52:24 GMT 2012</text:p>
          </table:table-cell>
          <table:table-cell office:value-type="string">
            <text:p>Thu Sep 06 18:52:24 GMT 2012</text:p>
          </table:table-cell>
          <table:table-cell office:value-type="string">
            <text:p>2012/09/06 18:54:16 +0000</text:p>
          </table:table-cell>
          <table:table-cell table:number-columns-repeated="2"/>
          <table:table-cell office:value-type="float" office:value="22">
            <text:p>22</text:p>
          </table:table-cell>
          <table:table-cell table:number-columns-repeated="2" office:value-type="string">
            <text:p>100% (1/1)</text:p>
          </table:table-cell>
          <table:table-cell office:value-type="string">
            <text:p>0% (0/0)</text:p>
          </table:table-cell>
          <table:table-cell office:value-type="string">
            <text:p>Lyndon_Baines_Johnson_2:7.txt</text:p>
          </table:table-cell>
          <table:table-cell office:value-type="string">
            <text:p>But the unity we seek cannot realize its full promise in isolation. For today the state of the Union depends, in large measure, upon the state of the world. Our concern and interest, compassion and vigilance, extend to every corner of a dwindling planet.&lt;br/&gt;&lt;br/&gt;Yet, it is not merely our concern but the concern of all free men. We will not, and we should not, assume that it is the task of Americans alone to settle all the conflicts of a torn and troubled world.&lt;br/&gt;&lt;br/&gt;</text:p>
          </table:table-cell>
          <table:table-cell office:value-type="float" office:value="50">
            <text:p>50</text:p>
          </table:table-cell>
          <table:table-cell office:value-type="float" office:value="2">
            <text:p>2</text:p>
          </table:table-cell>
          <table:table-cell office:value-type="float" office:value="10">
            <text:p>10</text:p>
          </table:table-cell>
          <table:table-cell office:value-type="float" office:value="1">
            <text:p>1</text:p>
          </table:table-cell>
          <table:table-cell office:value-type="string">
            <text:p>Choctaw</text:p>
          </table:table-cell>
          <table:table-cell office:value-type="string">
            <text:p>http://en.wikipedia.org/wiki/Choctaw</text:p>
          </table:table-cell>
          <table:table-cell office:value-type="string">
            <text:p>Nations</text:p>
          </table:table-cell>
          <table:table-cell office:value-type="string">
            <text:p>http://en.wikipedia.org/wiki/Nations</text:p>
          </table:table-cell>
          <table:table-cell table:style-name="Default"/>
          <table:table-cell office:value-type="float" office:value="2">
            <text:p>2</text:p>
          </table:table-cell>
          <table:table-cell table:number-columns-repeated="3"/>
          <table:table-cell table:formula="of:=CONCATENATE(TEXT([.$AD363];&quot;#&quot;);&quot;,&quot;;TEXT([.$AF363];&quot;#&quot;);&quot;,&quot;;TEXT([.$AM363];&quot;#&quot;))" office:value-type="string" office:string-value="50,10,2">
            <text:p>50,10,2</text:p>
          </table:table-cell>
        </table:table-row>
        <table:table-row table:style-name="ro1">
          <table:table-cell office:value-type="string">
            <text:p>2Q9NDWIOV1S77WRI0QL1BYDZ9F7IXJ</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7 GMT 2012</text:p>
          </table:table-cell>
          <table:table-cell table:number-columns-repeated="2"/>
          <table:table-cell office:value-type="string">
            <text:p>2NTX3V0FK0COZB7J8WYPSK9LWDZNGK</text:p>
          </table:table-cell>
          <table:table-cell office:value-type="string">
            <text:p>A30SN6C7YX0OIP</text:p>
          </table:table-cell>
          <table:table-cell office:value-type="string">
            <text:p>Approved</text:p>
          </table:table-cell>
          <table:table-cell office:value-type="string">
            <text:p>Thu Aug 30 19:36:50 GMT 2012</text:p>
          </table:table-cell>
          <table:table-cell office:value-type="string">
            <text:p>Thu Aug 30 19:36:58 GMT 2012</text:p>
          </table:table-cell>
          <table:table-cell office:value-type="string">
            <text:p>Thu Sep 06 19:36:58 GMT 2012</text:p>
          </table:table-cell>
          <table:table-cell office:value-type="string">
            <text:p>2012/09/06 19:39:15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Lyndon_Baines_Johnson_2:7.txt</text:p>
          </table:table-cell>
          <table:table-cell office:value-type="string">
            <text:p>But the unity we seek cannot realize its full promise in isolation. For today the state of the Union depends, in large measure, upon the state of the world. Our concern and interest, compassion and vigilance, extend to every corner of a dwindling planet.&lt;br/&gt;&lt;br/&gt;Yet, it is not merely our concern but the concern of all free men. We will not, and we should not, assume that it is the task of Americans alone to settle all the conflicts of a torn and troubled world.&lt;br/&gt;&lt;br/&gt;</text:p>
          </table:table-cell>
          <table:table-cell office:value-type="float" office:value="50">
            <text:p>50</text:p>
          </table:table-cell>
          <table:table-cell office:value-type="float" office:value="2">
            <text:p>2</text:p>
          </table:table-cell>
          <table:table-cell office:value-type="float" office:value="10">
            <text:p>10</text:p>
          </table:table-cell>
          <table:table-cell office:value-type="float" office:value="1">
            <text:p>1</text:p>
          </table:table-cell>
          <table:table-cell office:value-type="string">
            <text:p>Choctaw</text:p>
          </table:table-cell>
          <table:table-cell office:value-type="string">
            <text:p>http://en.wikipedia.org/wiki/Choctaw</text:p>
          </table:table-cell>
          <table:table-cell office:value-type="string">
            <text:p>Nations</text:p>
          </table:table-cell>
          <table:table-cell office:value-type="string">
            <text:p>http://en.wikipedia.org/wiki/Nations</text:p>
          </table:table-cell>
          <table:table-cell table:style-name="Default" office:value-type="string">
            <text:p>NO</text:p>
          </table:table-cell>
          <table:table-cell office:value-type="float" office:value="2">
            <text:p>2</text:p>
          </table:table-cell>
          <table:table-cell table:number-columns-repeated="3"/>
          <table:table-cell table:formula="of:=CONCATENATE(TEXT([.$AD364];&quot;#&quot;);&quot;,&quot;;TEXT([.$AF364];&quot;#&quot;);&quot;,&quot;;TEXT([.$AM364];&quot;#&quot;))" office:value-type="string" office:string-value="50,10,2">
            <text:p>50,10,2</text:p>
          </table:table-cell>
        </table:table-row>
        <table:table-row table:style-name="ro1">
          <table:table-cell office:value-type="string">
            <text:p>2WVEY5COW0LG68RDJ16LK6VNVRVW5U</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7 GMT 2012</text:p>
          </table:table-cell>
          <table:table-cell table:number-columns-repeated="2"/>
          <table:table-cell office:value-type="string">
            <text:p>240Y1THV8ER9DHHSRSDZ0M5KKYM1OE</text:p>
          </table:table-cell>
          <table:table-cell office:value-type="string">
            <text:p>A30SN6C7YX0OIP</text:p>
          </table:table-cell>
          <table:table-cell office:value-type="string">
            <text:p>Approved</text:p>
          </table:table-cell>
          <table:table-cell office:value-type="string">
            <text:p>Thu Aug 30 19:48:31 GMT 2012</text:p>
          </table:table-cell>
          <table:table-cell office:value-type="string">
            <text:p>Thu Aug 30 19:48:41 GMT 2012</text:p>
          </table:table-cell>
          <table:table-cell office:value-type="string">
            <text:p>Thu Sep 06 19:48:41 GMT 2012</text:p>
          </table:table-cell>
          <table:table-cell office:value-type="string">
            <text:p>2012/09/06 19:49:22 +0000</text:p>
          </table:table-cell>
          <table:table-cell table:number-columns-repeated="2"/>
          <table:table-cell office:value-type="float" office:value="10">
            <text:p>10</text:p>
          </table:table-cell>
          <table:table-cell table:number-columns-repeated="2" office:value-type="string">
            <text:p>100% (173/173)</text:p>
          </table:table-cell>
          <table:table-cell office:value-type="string">
            <text:p>0% (0/0)</text:p>
          </table:table-cell>
          <table:table-cell office:value-type="string">
            <text:p>William_Howard_Taft_3:3.txt</text:p>
          </table:table-cell>
          <table:table-cell office:value-type="string">
            <text:p>In two early cases, where the statute was invoked to enjoin a transportation rate agreement between interstate railroad companies, it was held that it was no defense to show that the agreement as to rates complained of was reasonable at common law, because it was said that the statute was directed against all contracts and combinations in restraint of trade whether reasonable at common law or not. It was plain from the record, however, that the contracts complained of in those cases would not have been deemed reasonable at common law. In subsequent cases the court said that the statute should be given a reasonable construction and refused to include within its inhibition, certain contractual restraints of trade which it denominated as incidental or as indirect.&lt;br/&gt;&lt;br/&gt;These cases of restraint of trade that the court excepted from the operation of the statute were instances which, at common law, would have been called reasonable. In the Standard Oil and Tobacco cases, therefore, the court merely adopted the tests of the common law, and in defining exceptions to the literal application of the statute, only substituted for the test of being incidental or indirect, that of being reasonable, and this, without varying in the slightest the actual scope and effect of the statute. In other words, all the cases under the statute which have now been decided would have been decided the same way if the court had originally accepted in its construction the rule at common law.&lt;br/&gt;&lt;br/&gt;</text:p>
          </table:table-cell>
          <table:table-cell office:value-type="float" office:value="10">
            <text:p>10</text:p>
          </table:table-cell>
          <table:table-cell office:value-type="float" office:value="4">
            <text:p>4</text:p>
          </table:table-cell>
          <table:table-cell office:value-type="float" office:value="100">
            <text:p>100</text:p>
          </table:table-cell>
          <table:table-cell office:value-type="float" office:value="3">
            <text:p>3</text:p>
          </table:table-cell>
          <table:table-cell office:value-type="string">
            <text:p>Congress</text:p>
          </table:table-cell>
          <table:table-cell office:value-type="string">
            <text:p>http://en.wikipedia.org/wiki/Congress</text:p>
          </table:table-cell>
          <table:table-cell office:value-type="string">
            <text:p>Corporate personhood</text:p>
          </table:table-cell>
          <table:table-cell office:value-type="string">
            <text:p>http://en.wikipedia.org/wiki/Corporate_personhood</text:p>
          </table:table-cell>
          <table:table-cell table:style-name="Default" office:value-type="string">
            <text:p>NO</text:p>
          </table:table-cell>
          <table:table-cell office:value-type="float" office:value="2">
            <text:p>2</text:p>
          </table:table-cell>
          <table:table-cell table:number-columns-repeated="3"/>
          <table:table-cell table:formula="of:=CONCATENATE(TEXT([.$AD365];&quot;#&quot;);&quot;,&quot;;TEXT([.$AF365];&quot;#&quot;);&quot;,&quot;;TEXT([.$AM365];&quot;#&quot;))" office:value-type="string" office:string-value="10,100,2">
            <text:p>10,100,2</text:p>
          </table:table-cell>
        </table:table-row>
        <table:table-row table:style-name="ro1">
          <table:table-cell office:value-type="string">
            <text:p>2WVEY5COW0LG68RDJ16LK6VNVRVW5U</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7 GMT 2012</text:p>
          </table:table-cell>
          <table:table-cell table:number-columns-repeated="2"/>
          <table:table-cell office:value-type="string">
            <text:p>2RTXERSQV66R0Y5N0D8V4AVKNNS2AT</text:p>
          </table:table-cell>
          <table:table-cell office:value-type="string">
            <text:p>A27NFWV85VNZV8</text:p>
          </table:table-cell>
          <table:table-cell office:value-type="string">
            <text:p>Approved</text:p>
          </table:table-cell>
          <table:table-cell office:value-type="string">
            <text:p>Thu Aug 30 18:19:46 GMT 2012</text:p>
          </table:table-cell>
          <table:table-cell office:value-type="string">
            <text:p>Thu Aug 30 18:20:35 GMT 2012</text:p>
          </table:table-cell>
          <table:table-cell office:value-type="string">
            <text:p>Thu Sep 06 18:20:35 GMT 2012</text:p>
          </table:table-cell>
          <table:table-cell office:value-type="string">
            <text:p>2012/09/06 18:24:20 +0000</text:p>
          </table:table-cell>
          <table:table-cell table:number-columns-repeated="2"/>
          <table:table-cell office:value-type="float" office:value="49">
            <text:p>49</text:p>
          </table:table-cell>
          <table:table-cell table:number-columns-repeated="2" office:value-type="string">
            <text:p>100% (7/7)</text:p>
          </table:table-cell>
          <table:table-cell office:value-type="string">
            <text:p>0% (0/0)</text:p>
          </table:table-cell>
          <table:table-cell office:value-type="string">
            <text:p>William_Howard_Taft_3:3.txt</text:p>
          </table:table-cell>
          <table:table-cell office:value-type="string">
            <text:p>In two early cases, where the statute was invoked to enjoin a transportation rate agreement between interstate railroad companies, it was held that it was no defense to show that the agreement as to rates complained of was reasonable at common law, because it was said that the statute was directed against all contracts and combinations in restraint of trade whether reasonable at common law or not. It was plain from the record, however, that the contracts complained of in those cases would not have been deemed reasonable at common law. In subsequent cases the court said that the statute should be given a reasonable construction and refused to include within its inhibition, certain contractual restraints of trade which it denominated as incidental or as indirect.&lt;br/&gt;&lt;br/&gt;These cases of restraint of trade that the court excepted from the operation of the statute were instances which, at common law, would have been called reasonable. In the Standard Oil and Tobacco cases, therefore, the court merely adopted the tests of the common law, and in defining exceptions to the literal application of the statute, only substituted for the test of being incidental or indirect, that of being reasonable, and this, without varying in the slightest the actual scope and effect of the statute. In other words, all the cases under the statute which have now been decided would have been decided the same way if the court had originally accepted in its construction the rule at common law.&lt;br/&gt;&lt;br/&gt;</text:p>
          </table:table-cell>
          <table:table-cell office:value-type="float" office:value="10">
            <text:p>10</text:p>
          </table:table-cell>
          <table:table-cell office:value-type="float" office:value="4">
            <text:p>4</text:p>
          </table:table-cell>
          <table:table-cell office:value-type="float" office:value="100">
            <text:p>100</text:p>
          </table:table-cell>
          <table:table-cell office:value-type="float" office:value="3">
            <text:p>3</text:p>
          </table:table-cell>
          <table:table-cell office:value-type="string">
            <text:p>Congress</text:p>
          </table:table-cell>
          <table:table-cell office:value-type="string">
            <text:p>http://en.wikipedia.org/wiki/Congress</text:p>
          </table:table-cell>
          <table:table-cell office:value-type="string">
            <text:p>Corporate personhood</text:p>
          </table:table-cell>
          <table:table-cell office:value-type="string">
            <text:p>http://en.wikipedia.org/wiki/Corporate_personhood</text:p>
          </table:table-cell>
          <table:table-cell table:style-name="Default"/>
          <table:table-cell office:value-type="float" office:value="2">
            <text:p>2</text:p>
          </table:table-cell>
          <table:table-cell table:number-columns-repeated="3"/>
          <table:table-cell table:formula="of:=CONCATENATE(TEXT([.$AD366];&quot;#&quot;);&quot;,&quot;;TEXT([.$AF366];&quot;#&quot;);&quot;,&quot;;TEXT([.$AM366];&quot;#&quot;))" office:value-type="string" office:string-value="10,100,2">
            <text:p>10,100,2</text:p>
          </table:table-cell>
        </table:table-row>
        <table:table-row table:style-name="ro1">
          <table:table-cell office:value-type="string">
            <text:p>2WVEY5COW0LG68RDJ16LK6VNVRVW5U</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7 GMT 2012</text:p>
          </table:table-cell>
          <table:table-cell table:number-columns-repeated="2"/>
          <table:table-cell office:value-type="string">
            <text:p>2TZ9KQW618N4L3LKJNV55CETSUHLNK</text:p>
          </table:table-cell>
          <table:table-cell office:value-type="string">
            <text:p>A33GBAC29A0MS5</text:p>
          </table:table-cell>
          <table:table-cell office:value-type="string">
            <text:p>Approved</text:p>
          </table:table-cell>
          <table:table-cell office:value-type="string">
            <text:p>Thu Aug 30 18:18:53 GMT 2012</text:p>
          </table:table-cell>
          <table:table-cell office:value-type="string">
            <text:p>Thu Aug 30 18:19:18 GMT 2012</text:p>
          </table:table-cell>
          <table:table-cell office:value-type="string">
            <text:p>Thu Sep 06 18:19:18 GMT 2012</text:p>
          </table:table-cell>
          <table:table-cell office:value-type="string">
            <text:p>2012/09/06 18:24:19 +0000</text:p>
          </table:table-cell>
          <table:table-cell table:number-columns-repeated="2"/>
          <table:table-cell office:value-type="float" office:value="25">
            <text:p>25</text:p>
          </table:table-cell>
          <table:table-cell table:number-columns-repeated="2" office:value-type="string">
            <text:p>100% (84/84)</text:p>
          </table:table-cell>
          <table:table-cell office:value-type="string">
            <text:p>0% (0/0)</text:p>
          </table:table-cell>
          <table:table-cell office:value-type="string">
            <text:p>William_Howard_Taft_3:3.txt</text:p>
          </table:table-cell>
          <table:table-cell office:value-type="string">
            <text:p>In two early cases, where the statute was invoked to enjoin a transportation rate agreement between interstate railroad companies, it was held that it was no defense to show that the agreement as to rates complained of was reasonable at common law, because it was said that the statute was directed against all contracts and combinations in restraint of trade whether reasonable at common law or not. It was plain from the record, however, that the contracts complained of in those cases would not have been deemed reasonable at common law. In subsequent cases the court said that the statute should be given a reasonable construction and refused to include within its inhibition, certain contractual restraints of trade which it denominated as incidental or as indirect.&lt;br/&gt;&lt;br/&gt;These cases of restraint of trade that the court excepted from the operation of the statute were instances which, at common law, would have been called reasonable. In the Standard Oil and Tobacco cases, therefore, the court merely adopted the tests of the common law, and in defining exceptions to the literal application of the statute, only substituted for the test of being incidental or indirect, that of being reasonable, and this, without varying in the slightest the actual scope and effect of the statute. In other words, all the cases under the statute which have now been decided would have been decided the same way if the court had originally accepted in its construction the rule at common law.&lt;br/&gt;&lt;br/&gt;</text:p>
          </table:table-cell>
          <table:table-cell office:value-type="float" office:value="10">
            <text:p>10</text:p>
          </table:table-cell>
          <table:table-cell office:value-type="float" office:value="4">
            <text:p>4</text:p>
          </table:table-cell>
          <table:table-cell office:value-type="float" office:value="100">
            <text:p>100</text:p>
          </table:table-cell>
          <table:table-cell office:value-type="float" office:value="3">
            <text:p>3</text:p>
          </table:table-cell>
          <table:table-cell office:value-type="string">
            <text:p>Congress</text:p>
          </table:table-cell>
          <table:table-cell office:value-type="string">
            <text:p>http://en.wikipedia.org/wiki/Congress</text:p>
          </table:table-cell>
          <table:table-cell office:value-type="string">
            <text:p>Corporate personhood</text:p>
          </table:table-cell>
          <table:table-cell office:value-type="string">
            <text:p>http://en.wikipedia.org/wiki/Corporate_personhood</text:p>
          </table:table-cell>
          <table:table-cell table:style-name="Default"/>
          <table:table-cell office:value-type="float" office:value="2">
            <text:p>2</text:p>
          </table:table-cell>
          <table:table-cell table:number-columns-repeated="3"/>
          <table:table-cell table:formula="of:=CONCATENATE(TEXT([.$AD367];&quot;#&quot;);&quot;,&quot;;TEXT([.$AF367];&quot;#&quot;);&quot;,&quot;;TEXT([.$AM367];&quot;#&quot;))" office:value-type="string" office:string-value="10,100,2">
            <text:p>10,100,2</text:p>
          </table:table-cell>
        </table:table-row>
        <table:table-row table:style-name="ro1">
          <table:table-cell office:value-type="string">
            <text:p>2OEGKCCVLL3CPCRROKGQCC9NRM6W6A</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7 GMT 2012</text:p>
          </table:table-cell>
          <table:table-cell table:number-columns-repeated="2"/>
          <table:table-cell office:value-type="string">
            <text:p>240LZ6R70G5ROH1DQDMEFWSSY4S8O5</text:p>
          </table:table-cell>
          <table:table-cell office:value-type="string">
            <text:p>A30SN6C7YX0OIP</text:p>
          </table:table-cell>
          <table:table-cell office:value-type="string">
            <text:p>Approved</text:p>
          </table:table-cell>
          <table:table-cell office:value-type="string">
            <text:p>Thu Aug 30 19:40:18 GMT 2012</text:p>
          </table:table-cell>
          <table:table-cell office:value-type="string">
            <text:p>Thu Aug 30 19:40:25 GMT 2012</text:p>
          </table:table-cell>
          <table:table-cell office:value-type="string">
            <text:p>Thu Sep 06 19:40:25 GMT 2012</text:p>
          </table:table-cell>
          <table:table-cell office:value-type="string">
            <text:p>2012/09/06 19:44:13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Grover_Cleveland_1:32.txt</text:p>
          </table:table-cell>
          <table:table-cell office:value-type="string">
            <text:p>With the gradual recovery of Peru from the effects of her late disastrous conflict with Chile, and with the restoration of civil authority in that distracted country, it is hoped that pending war claims of our citizens will be adjusted.&lt;br/&gt;&lt;br/&gt;In conformity with notification given by the Government of Peru, the existing treaties of commerce and extradition between the United States and that country will terminate March 31, 1886.&lt;br/&gt;&lt;br/&gt;</text:p>
          </table:table-cell>
          <table:table-cell office:value-type="float" office:value="10">
            <text:p>10</text:p>
          </table:table-cell>
          <table:table-cell office:value-type="float" office:value="2">
            <text:p>2</text:p>
          </table:table-cell>
          <table:table-cell office:value-type="float" office:value="100">
            <text:p>100</text:p>
          </table:table-cell>
          <table:table-cell office:value-type="float" office:value="3">
            <text:p>3</text:p>
          </table:table-cell>
          <table:table-cell office:value-type="string">
            <text:p>Abolitionism</text:p>
          </table:table-cell>
          <table:table-cell office:value-type="string">
            <text:p>http://en.wikipedia.org/wiki/Abolitionism</text:p>
          </table:table-cell>
          <table:table-cell office:value-type="string">
            <text:p>Treaty</text:p>
          </table:table-cell>
          <table:table-cell office:value-type="string">
            <text:p>http://en.wikipedia.org/wiki/Treaty</text:p>
          </table:table-cell>
          <table:table-cell table:style-name="Default" office:value-type="string">
            <text:p>NO</text:p>
          </table:table-cell>
          <table:table-cell office:value-type="float" office:value="1">
            <text:p>1</text:p>
          </table:table-cell>
          <table:table-cell table:number-columns-repeated="3"/>
          <table:table-cell table:formula="of:=CONCATENATE(TEXT([.$AD368];&quot;#&quot;);&quot;,&quot;;TEXT([.$AF368];&quot;#&quot;);&quot;,&quot;;TEXT([.$AM368];&quot;#&quot;))" office:value-type="string" office:string-value="10,100,1">
            <text:p>10,100,1</text:p>
          </table:table-cell>
        </table:table-row>
        <table:table-row table:style-name="ro1">
          <table:table-cell office:value-type="string">
            <text:p>2OEGKCCVLL3CPCRROKGQCC9NRM6W6A</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7 GMT 2012</text:p>
          </table:table-cell>
          <table:table-cell table:number-columns-repeated="2"/>
          <table:table-cell office:value-type="string">
            <text:p>2JRJMJUNU8LZL0V5NFI9GD8J8C41HM</text:p>
          </table:table-cell>
          <table:table-cell office:value-type="string">
            <text:p>A33GBAC29A0MS5</text:p>
          </table:table-cell>
          <table:table-cell office:value-type="string">
            <text:p>Approved</text:p>
          </table:table-cell>
          <table:table-cell office:value-type="string">
            <text:p>Thu Aug 30 18:40:17 GMT 2012</text:p>
          </table:table-cell>
          <table:table-cell office:value-type="string">
            <text:p>Thu Aug 30 18:40:30 GMT 2012</text:p>
          </table:table-cell>
          <table:table-cell office:value-type="string">
            <text:p>Thu Sep 06 18:40:30 GMT 2012</text:p>
          </table:table-cell>
          <table:table-cell office:value-type="string">
            <text:p>2012/09/06 18:44:15 +0000</text:p>
          </table:table-cell>
          <table:table-cell table:number-columns-repeated="2"/>
          <table:table-cell office:value-type="float" office:value="13">
            <text:p>13</text:p>
          </table:table-cell>
          <table:table-cell table:number-columns-repeated="2" office:value-type="string">
            <text:p>100% (84/84)</text:p>
          </table:table-cell>
          <table:table-cell office:value-type="string">
            <text:p>0% (0/0)</text:p>
          </table:table-cell>
          <table:table-cell office:value-type="string">
            <text:p>Grover_Cleveland_1:32.txt</text:p>
          </table:table-cell>
          <table:table-cell office:value-type="string">
            <text:p>With the gradual recovery of Peru from the effects of her late disastrous conflict with Chile, and with the restoration of civil authority in that distracted country, it is hoped that pending war claims of our citizens will be adjusted.&lt;br/&gt;&lt;br/&gt;In conformity with notification given by the Government of Peru, the existing treaties of commerce and extradition between the United States and that country will terminate March 31, 1886.&lt;br/&gt;&lt;br/&gt;</text:p>
          </table:table-cell>
          <table:table-cell office:value-type="float" office:value="10">
            <text:p>10</text:p>
          </table:table-cell>
          <table:table-cell office:value-type="float" office:value="2">
            <text:p>2</text:p>
          </table:table-cell>
          <table:table-cell office:value-type="float" office:value="100">
            <text:p>100</text:p>
          </table:table-cell>
          <table:table-cell office:value-type="float" office:value="3">
            <text:p>3</text:p>
          </table:table-cell>
          <table:table-cell office:value-type="string">
            <text:p>Abolitionism</text:p>
          </table:table-cell>
          <table:table-cell office:value-type="string">
            <text:p>http://en.wikipedia.org/wiki/Abolitionism</text:p>
          </table:table-cell>
          <table:table-cell office:value-type="string">
            <text:p>Treaty</text:p>
          </table:table-cell>
          <table:table-cell office:value-type="string">
            <text:p>http://en.wikipedia.org/wiki/Treaty</text:p>
          </table:table-cell>
          <table:table-cell table:style-name="Default"/>
          <table:table-cell office:value-type="float" office:value="2">
            <text:p>2</text:p>
          </table:table-cell>
          <table:table-cell table:number-columns-repeated="3"/>
          <table:table-cell table:formula="of:=CONCATENATE(TEXT([.$AD369];&quot;#&quot;);&quot;,&quot;;TEXT([.$AF369];&quot;#&quot;);&quot;,&quot;;TEXT([.$AM369];&quot;#&quot;))" office:value-type="string" office:string-value="10,100,2">
            <text:p>10,100,2</text:p>
          </table:table-cell>
        </table:table-row>
        <table:table-row table:style-name="ro1">
          <table:table-cell office:value-type="string">
            <text:p>2OEGKCCVLL3CPCRROKGQCC9NRM6W6A</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7 GMT 2012</text:p>
          </table:table-cell>
          <table:table-cell table:number-columns-repeated="2"/>
          <table:table-cell office:value-type="string">
            <text:p>2VSXULRGNTBJIVAI4F6PFN62PZH6SS</text:p>
          </table:table-cell>
          <table:table-cell office:value-type="string">
            <text:p>A31ALYJKPKD09W</text:p>
          </table:table-cell>
          <table:table-cell office:value-type="string">
            <text:p>Approved</text:p>
          </table:table-cell>
          <table:table-cell office:value-type="string">
            <text:p>Fri Aug 31 00:33:35 GMT 2012</text:p>
          </table:table-cell>
          <table:table-cell office:value-type="string">
            <text:p>Fri Aug 31 00:33:42 GMT 2012</text:p>
          </table:table-cell>
          <table:table-cell office:value-type="string">
            <text:p>Fri Sep 07 00:33:42 GMT 2012</text:p>
          </table:table-cell>
          <table:table-cell office:value-type="string">
            <text:p>2012/09/07 00:34:15 +0000</text:p>
          </table:table-cell>
          <table:table-cell table:number-columns-repeated="2"/>
          <table:table-cell office:value-type="float" office:value="7">
            <text:p>7</text:p>
          </table:table-cell>
          <table:table-cell office:value-type="string">
            <text:p>100% (294/295)</text:p>
          </table:table-cell>
          <table:table-cell office:value-type="string">
            <text:p>100% (62/62)</text:p>
          </table:table-cell>
          <table:table-cell office:value-type="string">
            <text:p>0% (0/0)</text:p>
          </table:table-cell>
          <table:table-cell office:value-type="string">
            <text:p>Grover_Cleveland_1:32.txt</text:p>
          </table:table-cell>
          <table:table-cell office:value-type="string">
            <text:p>With the gradual recovery of Peru from the effects of her late disastrous conflict with Chile, and with the restoration of civil authority in that distracted country, it is hoped that pending war claims of our citizens will be adjusted.&lt;br/&gt;&lt;br/&gt;In conformity with notification given by the Government of Peru, the existing treaties of commerce and extradition between the United States and that country will terminate March 31, 1886.&lt;br/&gt;&lt;br/&gt;</text:p>
          </table:table-cell>
          <table:table-cell office:value-type="float" office:value="10">
            <text:p>10</text:p>
          </table:table-cell>
          <table:table-cell office:value-type="float" office:value="2">
            <text:p>2</text:p>
          </table:table-cell>
          <table:table-cell office:value-type="float" office:value="100">
            <text:p>100</text:p>
          </table:table-cell>
          <table:table-cell office:value-type="float" office:value="3">
            <text:p>3</text:p>
          </table:table-cell>
          <table:table-cell office:value-type="string">
            <text:p>Abolitionism</text:p>
          </table:table-cell>
          <table:table-cell office:value-type="string">
            <text:p>http://en.wikipedia.org/wiki/Abolitionism</text:p>
          </table:table-cell>
          <table:table-cell office:value-type="string">
            <text:p>Treaty</text:p>
          </table:table-cell>
          <table:table-cell office:value-type="string">
            <text:p>http://en.wikipedia.org/wiki/Treaty</text:p>
          </table:table-cell>
          <table:table-cell table:style-name="Default"/>
          <table:table-cell office:value-type="float" office:value="2">
            <text:p>2</text:p>
          </table:table-cell>
          <table:table-cell table:number-columns-repeated="3"/>
          <table:table-cell table:formula="of:=CONCATENATE(TEXT([.$AD370];&quot;#&quot;);&quot;,&quot;;TEXT([.$AF370];&quot;#&quot;);&quot;,&quot;;TEXT([.$AM370];&quot;#&quot;))" office:value-type="string" office:string-value="10,100,2">
            <text:p>10,100,2</text:p>
          </table:table-cell>
        </table:table-row>
        <table:table-row table:style-name="ro1">
          <table:table-cell office:value-type="string">
            <text:p>27G2RCJK63ZVTC5W7ULIIQ9JMXQW7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7 GMT 2012</text:p>
          </table:table-cell>
          <table:table-cell table:number-columns-repeated="2"/>
          <table:table-cell office:value-type="string">
            <text:p>244F806UFBNF744ZSPU9DSW6SXR1FO</text:p>
          </table:table-cell>
          <table:table-cell office:value-type="string">
            <text:p>A33GBAC29A0MS5</text:p>
          </table:table-cell>
          <table:table-cell office:value-type="string">
            <text:p>Approved</text:p>
          </table:table-cell>
          <table:table-cell office:value-type="string">
            <text:p>Thu Aug 30 18:40:00 GMT 2012</text:p>
          </table:table-cell>
          <table:table-cell office:value-type="string">
            <text:p>Thu Aug 30 18:40:15 GMT 2012</text:p>
          </table:table-cell>
          <table:table-cell office:value-type="string">
            <text:p>Thu Sep 06 18:40:15 GMT 2012</text:p>
          </table:table-cell>
          <table:table-cell office:value-type="string">
            <text:p>2012/09/06 18:44:15 +0000</text:p>
          </table:table-cell>
          <table:table-cell table:number-columns-repeated="2"/>
          <table:table-cell office:value-type="float" office:value="15">
            <text:p>15</text:p>
          </table:table-cell>
          <table:table-cell table:number-columns-repeated="2" office:value-type="string">
            <text:p>100% (84/84)</text:p>
          </table:table-cell>
          <table:table-cell office:value-type="string">
            <text:p>0% (0/0)</text:p>
          </table:table-cell>
          <table:table-cell office:value-type="string">
            <text:p>Gerald_Ford_2:32.txt</text:p>
          </table:table-cell>
          <table:table-cell office:value-type="string">
            <text:p>Compassion and a sense of community--two of America's greatest strengths throughout our history-- tell us we must take care of our neighbors who cannot take care of themselves. The host of Federal programs in this field reflect our generosity as a people.&lt;br/&gt;&lt;br/&gt;But everyone realizes that when it comes to welfare, government at all levels is not doing the job well. Too many of our welfare programs are inequitable and invite abuse. Too many of our welfare programs have problems from beginning to end. Worse, we are wasting badly needed resources without reaching many of the truly needy.&lt;br/&gt;&lt;br/&gt;</text:p>
          </table:table-cell>
          <table:table-cell office:value-type="float" office:value="50">
            <text:p>50</text:p>
          </table:table-cell>
          <table:table-cell office:value-type="float" office:value="0">
            <text:p>0</text:p>
          </table:table-cell>
          <table:table-cell office:value-type="float" office:value="100">
            <text:p>100</text:p>
          </table:table-cell>
          <table:table-cell office:value-type="float" office:value="3">
            <text:p>3</text:p>
          </table:table-cell>
          <table:table-cell office:value-type="string">
            <text:p>Care</text:p>
          </table:table-cell>
          <table:table-cell office:value-type="string">
            <text:p>http://en.wikipedia.org/wiki/Care</text:p>
          </table:table-cell>
          <table:table-cell office:value-type="string">
            <text:p>Duties</text:p>
          </table:table-cell>
          <table:table-cell office:value-type="string">
            <text:p>http://en.wikipedia.org/wiki/Duties</text:p>
          </table:table-cell>
          <table:table-cell table:style-name="Default"/>
          <table:table-cell office:value-type="float" office:value="2">
            <text:p>2</text:p>
          </table:table-cell>
          <table:table-cell table:number-columns-repeated="3"/>
          <table:table-cell table:formula="of:=CONCATENATE(TEXT([.$AD371];&quot;#&quot;);&quot;,&quot;;TEXT([.$AF371];&quot;#&quot;);&quot;,&quot;;TEXT([.$AM371];&quot;#&quot;))" office:value-type="string" office:string-value="50,100,2">
            <text:p>50,100,2</text:p>
          </table:table-cell>
        </table:table-row>
        <table:table-row table:style-name="ro1">
          <table:table-cell office:value-type="string">
            <text:p>27G2RCJK63ZVTC5W7ULIIQ9JMXQW7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7 GMT 2012</text:p>
          </table:table-cell>
          <table:table-cell table:number-columns-repeated="2"/>
          <table:table-cell office:value-type="string">
            <text:p>2FFQYN5F3Q0JVEH3TX3W6B49KQMEAB</text:p>
          </table:table-cell>
          <table:table-cell office:value-type="string">
            <text:p>A30SN6C7YX0OIP</text:p>
          </table:table-cell>
          <table:table-cell office:value-type="string">
            <text:p>Approved</text:p>
          </table:table-cell>
          <table:table-cell office:value-type="string">
            <text:p>Thu Aug 30 19:45:00 GMT 2012</text:p>
          </table:table-cell>
          <table:table-cell office:value-type="string">
            <text:p>Thu Aug 30 19:45:10 GMT 2012</text:p>
          </table:table-cell>
          <table:table-cell office:value-type="string">
            <text:p>Thu Sep 06 19:45:10 GMT 2012</text:p>
          </table:table-cell>
          <table:table-cell office:value-type="string">
            <text:p>2012/09/06 19:49:17 +0000</text:p>
          </table:table-cell>
          <table:table-cell table:number-columns-repeated="2"/>
          <table:table-cell office:value-type="float" office:value="10">
            <text:p>10</text:p>
          </table:table-cell>
          <table:table-cell table:number-columns-repeated="2" office:value-type="string">
            <text:p>100% (173/173)</text:p>
          </table:table-cell>
          <table:table-cell office:value-type="string">
            <text:p>0% (0/0)</text:p>
          </table:table-cell>
          <table:table-cell office:value-type="string">
            <text:p>Gerald_Ford_2:32.txt</text:p>
          </table:table-cell>
          <table:table-cell office:value-type="string">
            <text:p>Compassion and a sense of community--two of America's greatest strengths throughout our history-- tell us we must take care of our neighbors who cannot take care of themselves. The host of Federal programs in this field reflect our generosity as a people.&lt;br/&gt;&lt;br/&gt;But everyone realizes that when it comes to welfare, government at all levels is not doing the job well. Too many of our welfare programs are inequitable and invite abuse. Too many of our welfare programs have problems from beginning to end. Worse, we are wasting badly needed resources without reaching many of the truly needy.&lt;br/&gt;&lt;br/&gt;</text:p>
          </table:table-cell>
          <table:table-cell office:value-type="float" office:value="50">
            <text:p>50</text:p>
          </table:table-cell>
          <table:table-cell office:value-type="float" office:value="0">
            <text:p>0</text:p>
          </table:table-cell>
          <table:table-cell office:value-type="float" office:value="100">
            <text:p>100</text:p>
          </table:table-cell>
          <table:table-cell office:value-type="float" office:value="3">
            <text:p>3</text:p>
          </table:table-cell>
          <table:table-cell office:value-type="string">
            <text:p>Care</text:p>
          </table:table-cell>
          <table:table-cell office:value-type="string">
            <text:p>http://en.wikipedia.org/wiki/Care</text:p>
          </table:table-cell>
          <table:table-cell office:value-type="string">
            <text:p>Duties</text:p>
          </table:table-cell>
          <table:table-cell office:value-type="string">
            <text:p>http://en.wikipedia.org/wiki/Duties</text:p>
          </table:table-cell>
          <table:table-cell table:style-name="Default" office:value-type="string">
            <text:p>NO</text:p>
          </table:table-cell>
          <table:table-cell office:value-type="float" office:value="2">
            <text:p>2</text:p>
          </table:table-cell>
          <table:table-cell table:number-columns-repeated="3"/>
          <table:table-cell table:formula="of:=CONCATENATE(TEXT([.$AD372];&quot;#&quot;);&quot;,&quot;;TEXT([.$AF372];&quot;#&quot;);&quot;,&quot;;TEXT([.$AM372];&quot;#&quot;))" office:value-type="string" office:string-value="50,100,2">
            <text:p>50,100,2</text:p>
          </table:table-cell>
        </table:table-row>
        <table:table-row table:style-name="ro1">
          <table:table-cell office:value-type="string">
            <text:p>27G2RCJK63ZVTC5W7ULIIQ9JMXQW7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7 GMT 2012</text:p>
          </table:table-cell>
          <table:table-cell table:number-columns-repeated="2"/>
          <table:table-cell office:value-type="string">
            <text:p>2WYIAA2SEIUU99OTXUBACIISDA6OO0</text:p>
          </table:table-cell>
          <table:table-cell office:value-type="string">
            <text:p>A1TTA3N401CZTS</text:p>
          </table:table-cell>
          <table:table-cell office:value-type="string">
            <text:p>Approved</text:p>
          </table:table-cell>
          <table:table-cell office:value-type="string">
            <text:p>Fri Aug 31 00:05:00 GMT 2012</text:p>
          </table:table-cell>
          <table:table-cell office:value-type="string">
            <text:p>Fri Aug 31 00:05:15 GMT 2012</text:p>
          </table:table-cell>
          <table:table-cell office:value-type="string">
            <text:p>Fri Sep 07 00:05:15 GMT 2012</text:p>
          </table:table-cell>
          <table:table-cell office:value-type="string">
            <text:p>2012/09/07 00:09:12 +0000</text:p>
          </table:table-cell>
          <table:table-cell table:number-columns-repeated="2"/>
          <table:table-cell office:value-type="float" office:value="15">
            <text:p>15</text:p>
          </table:table-cell>
          <table:table-cell table:number-columns-repeated="2" office:value-type="string">
            <text:p>100% (7/7)</text:p>
          </table:table-cell>
          <table:table-cell office:value-type="string">
            <text:p>0% (0/0)</text:p>
          </table:table-cell>
          <table:table-cell office:value-type="string">
            <text:p>Gerald_Ford_2:32.txt</text:p>
          </table:table-cell>
          <table:table-cell office:value-type="string">
            <text:p>Compassion and a sense of community--two of America's greatest strengths throughout our history-- tell us we must take care of our neighbors who cannot take care of themselves. The host of Federal programs in this field reflect our generosity as a people.&lt;br/&gt;&lt;br/&gt;But everyone realizes that when it comes to welfare, government at all levels is not doing the job well. Too many of our welfare programs are inequitable and invite abuse. Too many of our welfare programs have problems from beginning to end. Worse, we are wasting badly needed resources without reaching many of the truly needy.&lt;br/&gt;&lt;br/&gt;</text:p>
          </table:table-cell>
          <table:table-cell office:value-type="float" office:value="50">
            <text:p>50</text:p>
          </table:table-cell>
          <table:table-cell office:value-type="float" office:value="0">
            <text:p>0</text:p>
          </table:table-cell>
          <table:table-cell office:value-type="float" office:value="100">
            <text:p>100</text:p>
          </table:table-cell>
          <table:table-cell office:value-type="float" office:value="3">
            <text:p>3</text:p>
          </table:table-cell>
          <table:table-cell office:value-type="string">
            <text:p>Care</text:p>
          </table:table-cell>
          <table:table-cell office:value-type="string">
            <text:p>http://en.wikipedia.org/wiki/Care</text:p>
          </table:table-cell>
          <table:table-cell office:value-type="string">
            <text:p>Duties</text:p>
          </table:table-cell>
          <table:table-cell office:value-type="string">
            <text:p>http://en.wikipedia.org/wiki/Duties</text:p>
          </table:table-cell>
          <table:table-cell table:style-name="Default"/>
          <table:table-cell office:value-type="float" office:value="1">
            <text:p>1</text:p>
          </table:table-cell>
          <table:table-cell table:number-columns-repeated="3"/>
          <table:table-cell table:formula="of:=CONCATENATE(TEXT([.$AD373];&quot;#&quot;);&quot;,&quot;;TEXT([.$AF373];&quot;#&quot;);&quot;,&quot;;TEXT([.$AM373];&quot;#&quot;))" office:value-type="string" office:string-value="50,100,1">
            <text:p>50,100,1</text:p>
          </table:table-cell>
        </table:table-row>
        <table:table-row table:style-name="ro1">
          <table:table-cell office:value-type="string">
            <text:p>2929RJ85OZIZTQAFHZDOWQ5EXHWW8W</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7 GMT 2012</text:p>
          </table:table-cell>
          <table:table-cell table:number-columns-repeated="2"/>
          <table:table-cell office:value-type="string">
            <text:p>2JJNDWIOV1S77WRI0QL1BYDZD41XI6</text:p>
          </table:table-cell>
          <table:table-cell office:value-type="string">
            <text:p>A30SN6C7YX0OIP</text:p>
          </table:table-cell>
          <table:table-cell office:value-type="string">
            <text:p>Approved</text:p>
          </table:table-cell>
          <table:table-cell office:value-type="string">
            <text:p>Thu Aug 30 19:30:55 GMT 2012</text:p>
          </table:table-cell>
          <table:table-cell office:value-type="string">
            <text:p>Thu Aug 30 19:31:05 GMT 2012</text:p>
          </table:table-cell>
          <table:table-cell office:value-type="string">
            <text:p>Thu Sep 06 19:31:05 GMT 2012</text:p>
          </table:table-cell>
          <table:table-cell office:value-type="string">
            <text:p>2012/09/06 19:34:17 +0000</text:p>
          </table:table-cell>
          <table:table-cell table:number-columns-repeated="2"/>
          <table:table-cell office:value-type="float" office:value="10">
            <text:p>10</text:p>
          </table:table-cell>
          <table:table-cell table:number-columns-repeated="2" office:value-type="string">
            <text:p>100% (173/173)</text:p>
          </table:table-cell>
          <table:table-cell office:value-type="string">
            <text:p>0% (0/0)</text:p>
          </table:table-cell>
          <table:table-cell office:value-type="string">
            <text:p>James_Madison_4:2.txt</text:p>
          </table:table-cell>
          <table:table-cell office:value-type="string">
            <text:p>Brigadier-General Hull was charged with this provisional service, having under his command a body of troops composed of regulars and of volunteers from the State of Ohio. Having reached his destination after his knowledge of the war, and possessing discretionary authority to act offensively, he passed into the neighboring territory of the enemy with a prospect of easy and victorious progress. The expedition, nevertheless, terminated unfortunately, not only in a retreat to the town and fort of Detroit, but in the surrender of both and of the gallant corps commanded by that officer. The causes of this painful reverse will be investigated by a military tribunal.&lt;br/&gt;&lt;br/&gt;A distinguishing feature in the operations which preceded and followed this adverse event is the use made by the enemy of the merciless savages under their influence. Whilst the benevolent policy of the United States invariably recommended peace and promoted civilization among that wretched portion of the human race, and was making exertions to dissuade them from taking either side in the war, the enemy has not scrupled to call to his aid their ruthless ferocity, armed with the horrors of those instruments of carnage and torture which are known to spare neither age nor sex. In this outrage against the laws of honorable war and against the feelings sacred to humanity the British commanders can not resort to a plea of retaliation, for it is committed in the face of our example. They can not mitigate it by calling it a self-defense against men in arms, for it embraces the most shocking butcheries of defenseless families. Nor can it be pretended that they are not answerable for the atrocities perpetrated, since the savages are employed with a knowledge, and even with menaces, that their fury could not be controlled. Such is the spectacle which the deputed authorities of a nation boasting its religion and morality have not been restrained from presenting to an enlightened age.&lt;br/&gt;&lt;br/&gt;</text:p>
          </table:table-cell>
          <table:table-cell office:value-type="float" office:value="100">
            <text:p>100</text:p>
          </table:table-cell>
          <table:table-cell office:value-type="float" office:value="0">
            <text:p>0</text:p>
          </table:table-cell>
          <table:table-cell office:value-type="float" office:value="20">
            <text:p>20</text:p>
          </table:table-cell>
          <table:table-cell office:value-type="float" office:value="0">
            <text:p>0</text:p>
          </table:table-cell>
          <table:table-cell office:value-type="string">
            <text:p>Militia</text:p>
          </table:table-cell>
          <table:table-cell office:value-type="string">
            <text:p>http://en.wikipedia.org/wiki/Militia</text:p>
          </table:table-cell>
          <table:table-cell office:value-type="string">
            <text:p>Mexico</text:p>
          </table:table-cell>
          <table:table-cell office:value-type="string">
            <text:p>http://en.wikipedia.org/wiki/Mexico</text:p>
          </table:table-cell>
          <table:table-cell table:style-name="Default" office:value-type="string">
            <text:p>NO</text:p>
          </table:table-cell>
          <table:table-cell office:value-type="float" office:value="1">
            <text:p>1</text:p>
          </table:table-cell>
          <table:table-cell table:number-columns-repeated="3"/>
          <table:table-cell table:formula="of:=CONCATENATE(TEXT([.$AD374];&quot;#&quot;);&quot;,&quot;;TEXT([.$AF374];&quot;#&quot;);&quot;,&quot;;TEXT([.$AM374];&quot;#&quot;))" office:value-type="string" office:string-value="100,20,1">
            <text:p>100,20,1</text:p>
          </table:table-cell>
        </table:table-row>
        <table:table-row table:style-name="ro1">
          <table:table-cell office:value-type="string">
            <text:p>2929RJ85OZIZTQAFHZDOWQ5EXHWW8W</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7 GMT 2012</text:p>
          </table:table-cell>
          <table:table-cell table:number-columns-repeated="2"/>
          <table:table-cell office:value-type="string">
            <text:p>2LFFSVGULF39K1KBUQSF03NYS019NC</text:p>
          </table:table-cell>
          <table:table-cell office:value-type="string">
            <text:p>A33GBAC29A0MS5</text:p>
          </table:table-cell>
          <table:table-cell office:value-type="string">
            <text:p>Approved</text:p>
          </table:table-cell>
          <table:table-cell office:value-type="string">
            <text:p>Thu Aug 30 18:32:21 GMT 2012</text:p>
          </table:table-cell>
          <table:table-cell office:value-type="string">
            <text:p>Thu Aug 30 18:34:00 GMT 2012</text:p>
          </table:table-cell>
          <table:table-cell office:value-type="string">
            <text:p>Thu Sep 06 18:34:00 GMT 2012</text:p>
          </table:table-cell>
          <table:table-cell office:value-type="string">
            <text:p>2012/09/06 18:34:22 +0000</text:p>
          </table:table-cell>
          <table:table-cell table:number-columns-repeated="2"/>
          <table:table-cell office:value-type="float" office:value="99">
            <text:p>99</text:p>
          </table:table-cell>
          <table:table-cell table:number-columns-repeated="2" office:value-type="string">
            <text:p>100% (84/84)</text:p>
          </table:table-cell>
          <table:table-cell office:value-type="string">
            <text:p>0% (0/0)</text:p>
          </table:table-cell>
          <table:table-cell office:value-type="string">
            <text:p>James_Madison_4:2.txt</text:p>
          </table:table-cell>
          <table:table-cell office:value-type="string">
            <text:p>Brigadier-General Hull was charged with this provisional service, having under his command a body of troops composed of regulars and of volunteers from the State of Ohio. Having reached his destination after his knowledge of the war, and possessing discretionary authority to act offensively, he passed into the neighboring territory of the enemy with a prospect of easy and victorious progress. The expedition, nevertheless, terminated unfortunately, not only in a retreat to the town and fort of Detroit, but in the surrender of both and of the gallant corps commanded by that officer. The causes of this painful reverse will be investigated by a military tribunal.&lt;br/&gt;&lt;br/&gt;A distinguishing feature in the operations which preceded and followed this adverse event is the use made by the enemy of the merciless savages under their influence. Whilst the benevolent policy of the United States invariably recommended peace and promoted civilization among that wretched portion of the human race, and was making exertions to dissuade them from taking either side in the war, the enemy has not scrupled to call to his aid their ruthless ferocity, armed with the horrors of those instruments of carnage and torture which are known to spare neither age nor sex. In this outrage against the laws of honorable war and against the feelings sacred to humanity the British commanders can not resort to a plea of retaliation, for it is committed in the face of our example. They can not mitigate it by calling it a self-defense against men in arms, for it embraces the most shocking butcheries of defenseless families. Nor can it be pretended that they are not answerable for the atrocities perpetrated, since the savages are employed with a knowledge, and even with menaces, that their fury could not be controlled. Such is the spectacle which the deputed authorities of a nation boasting its religion and morality have not been restrained from presenting to an enlightened age.&lt;br/&gt;&lt;br/&gt;</text:p>
          </table:table-cell>
          <table:table-cell office:value-type="float" office:value="100">
            <text:p>100</text:p>
          </table:table-cell>
          <table:table-cell office:value-type="float" office:value="0">
            <text:p>0</text:p>
          </table:table-cell>
          <table:table-cell office:value-type="float" office:value="20">
            <text:p>20</text:p>
          </table:table-cell>
          <table:table-cell office:value-type="float" office:value="0">
            <text:p>0</text:p>
          </table:table-cell>
          <table:table-cell office:value-type="string">
            <text:p>Militia</text:p>
          </table:table-cell>
          <table:table-cell office:value-type="string">
            <text:p>http://en.wikipedia.org/wiki/Militia</text:p>
          </table:table-cell>
          <table:table-cell office:value-type="string">
            <text:p>Mexico</text:p>
          </table:table-cell>
          <table:table-cell office:value-type="string">
            <text:p>http://en.wikipedia.org/wiki/Mexico</text:p>
          </table:table-cell>
          <table:table-cell table:style-name="Default"/>
          <table:table-cell office:value-type="float" office:value="1">
            <text:p>1</text:p>
          </table:table-cell>
          <table:table-cell table:number-columns-repeated="3"/>
          <table:table-cell table:formula="of:=CONCATENATE(TEXT([.$AD375];&quot;#&quot;);&quot;,&quot;;TEXT([.$AF375];&quot;#&quot;);&quot;,&quot;;TEXT([.$AM375];&quot;#&quot;))" office:value-type="string" office:string-value="100,20,1">
            <text:p>100,20,1</text:p>
          </table:table-cell>
        </table:table-row>
        <table:table-row table:style-name="ro1">
          <table:table-cell office:value-type="string">
            <text:p>2929RJ85OZIZTQAFHZDOWQ5EXHWW8W</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7 GMT 2012</text:p>
          </table:table-cell>
          <table:table-cell table:number-columns-repeated="2"/>
          <table:table-cell office:value-type="string">
            <text:p>2V33L0FBJ9IOQS2OYOMEDRPR73TNZ9</text:p>
          </table:table-cell>
          <table:table-cell office:value-type="string">
            <text:p>A997OZ3H2B3Q2</text:p>
          </table:table-cell>
          <table:table-cell office:value-type="string">
            <text:p>Approved</text:p>
          </table:table-cell>
          <table:table-cell office:value-type="string">
            <text:p>Thu Aug 30 19:42:27 GMT 2012</text:p>
          </table:table-cell>
          <table:table-cell office:value-type="string">
            <text:p>Thu Aug 30 19:42:46 GMT 2012</text:p>
          </table:table-cell>
          <table:table-cell office:value-type="string">
            <text:p>Thu Sep 06 19:42:46 GMT 2012</text:p>
          </table:table-cell>
          <table:table-cell office:value-type="string">
            <text:p>2012/09/06 19:44:14 +0000</text:p>
          </table:table-cell>
          <table:table-cell table:number-columns-repeated="2"/>
          <table:table-cell office:value-type="float" office:value="19">
            <text:p>19</text:p>
          </table:table-cell>
          <table:table-cell table:number-columns-repeated="2" office:value-type="string">
            <text:p>100% (93/93)</text:p>
          </table:table-cell>
          <table:table-cell office:value-type="string">
            <text:p>0% (0/0)</text:p>
          </table:table-cell>
          <table:table-cell office:value-type="string">
            <text:p>James_Madison_4:2.txt</text:p>
          </table:table-cell>
          <table:table-cell office:value-type="string">
            <text:p>Brigadier-General Hull was charged with this provisional service, having under his command a body of troops composed of regulars and of volunteers from the State of Ohio. Having reached his destination after his knowledge of the war, and possessing discretionary authority to act offensively, he passed into the neighboring territory of the enemy with a prospect of easy and victorious progress. The expedition, nevertheless, terminated unfortunately, not only in a retreat to the town and fort of Detroit, but in the surrender of both and of the gallant corps commanded by that officer. The causes of this painful reverse will be investigated by a military tribunal.&lt;br/&gt;&lt;br/&gt;A distinguishing feature in the operations which preceded and followed this adverse event is the use made by the enemy of the merciless savages under their influence. Whilst the benevolent policy of the United States invariably recommended peace and promoted civilization among that wretched portion of the human race, and was making exertions to dissuade them from taking either side in the war, the enemy has not scrupled to call to his aid their ruthless ferocity, armed with the horrors of those instruments of carnage and torture which are known to spare neither age nor sex. In this outrage against the laws of honorable war and against the feelings sacred to humanity the British commanders can not resort to a plea of retaliation, for it is committed in the face of our example. They can not mitigate it by calling it a self-defense against men in arms, for it embraces the most shocking butcheries of defenseless families. Nor can it be pretended that they are not answerable for the atrocities perpetrated, since the savages are employed with a knowledge, and even with menaces, that their fury could not be controlled. Such is the spectacle which the deputed authorities of a nation boasting its religion and morality have not been restrained from presenting to an enlightened age.&lt;br/&gt;&lt;br/&gt;</text:p>
          </table:table-cell>
          <table:table-cell office:value-type="float" office:value="100">
            <text:p>100</text:p>
          </table:table-cell>
          <table:table-cell office:value-type="float" office:value="0">
            <text:p>0</text:p>
          </table:table-cell>
          <table:table-cell office:value-type="float" office:value="20">
            <text:p>20</text:p>
          </table:table-cell>
          <table:table-cell office:value-type="float" office:value="0">
            <text:p>0</text:p>
          </table:table-cell>
          <table:table-cell office:value-type="string">
            <text:p>Militia</text:p>
          </table:table-cell>
          <table:table-cell office:value-type="string">
            <text:p>http://en.wikipedia.org/wiki/Militia</text:p>
          </table:table-cell>
          <table:table-cell office:value-type="string">
            <text:p>Mexico</text:p>
          </table:table-cell>
          <table:table-cell office:value-type="string">
            <text:p>http://en.wikipedia.org/wiki/Mexico</text:p>
          </table:table-cell>
          <table:table-cell table:style-name="Default"/>
          <table:table-cell office:value-type="float" office:value="1">
            <text:p>1</text:p>
          </table:table-cell>
          <table:table-cell table:number-columns-repeated="3"/>
          <table:table-cell table:formula="of:=CONCATENATE(TEXT([.$AD376];&quot;#&quot;);&quot;,&quot;;TEXT([.$AF376];&quot;#&quot;);&quot;,&quot;;TEXT([.$AM376];&quot;#&quot;))" office:value-type="string" office:string-value="100,20,1">
            <text:p>100,20,1</text:p>
          </table:table-cell>
        </table:table-row>
        <table:table-row table:style-name="ro1">
          <table:table-cell office:value-type="string">
            <text:p>283FQ0ONNVRHGT5TGO7RJ76NW1KLU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7 GMT 2012</text:p>
          </table:table-cell>
          <table:table-cell table:number-columns-repeated="2"/>
          <table:table-cell office:value-type="string">
            <text:p>2AGUQIHPCGJ2SBPTA6WXP0JPUAO172</text:p>
          </table:table-cell>
          <table:table-cell office:value-type="string">
            <text:p>A31ALYJKPKD09W</text:p>
          </table:table-cell>
          <table:table-cell office:value-type="string">
            <text:p>Approved</text:p>
          </table:table-cell>
          <table:table-cell office:value-type="string">
            <text:p>Fri Aug 31 00:34:01 GMT 2012</text:p>
          </table:table-cell>
          <table:table-cell office:value-type="string">
            <text:p>Fri Aug 31 00:34:12 GMT 2012</text:p>
          </table:table-cell>
          <table:table-cell office:value-type="string">
            <text:p>Fri Sep 07 00:34:12 GMT 2012</text:p>
          </table:table-cell>
          <table:table-cell office:value-type="string">
            <text:p>2012/09/07 00:39:12 +0000</text:p>
          </table:table-cell>
          <table:table-cell table:number-columns-repeated="2"/>
          <table:table-cell office:value-type="float" office:value="11">
            <text:p>11</text:p>
          </table:table-cell>
          <table:table-cell office:value-type="string">
            <text:p>100% (294/295)</text:p>
          </table:table-cell>
          <table:table-cell office:value-type="string">
            <text:p>100% (62/62)</text:p>
          </table:table-cell>
          <table:table-cell office:value-type="string">
            <text:p>0% (0/0)</text:p>
          </table:table-cell>
          <table:table-cell office:value-type="string">
            <text:p>Bill_Clinton_7:11.txt</text:p>
          </table:table-cell>
          <table:table-cell office:value-type="string">
            <text:p>But again, we should aim higher. We must be willing to work in a bipartisan way and look at new ideas, including the upcoming report of the bipartisan Medicare commission. If we work together, we can secure Medicare for the next two decades and cover the greatest growing need of seniors -- affordable prescription drugs.&lt;br/&gt;&lt;br/&gt;Third, we must help all Americans, from their first day on the job, to save, to invest, to create wealth. From its beginning, Americans have supplemented Social Security with private pensions and savings. Yet today, millions of people retire with little to live on other than Social Security. Americans living longer than ever simply must save more than ever.&lt;br/&gt;&lt;br/&gt;</text:p>
          </table:table-cell>
          <table:table-cell office:value-type="float" office:value="10">
            <text:p>10</text:p>
          </table:table-cell>
          <table:table-cell office:value-type="float" office:value="0">
            <text:p>0</text:p>
          </table:table-cell>
          <table:table-cell office:value-type="float" office:value="200">
            <text:p>200</text:p>
          </table:table-cell>
          <table:table-cell office:value-type="float" office:value="0">
            <text:p>0</text:p>
          </table:table-cell>
          <table:table-cell office:value-type="string">
            <text:p>Tax</text:p>
          </table:table-cell>
          <table:table-cell office:value-type="string">
            <text:p>http://en.wikipedia.org/wiki/Tax</text:p>
          </table:table-cell>
          <table:table-cell office:value-type="string">
            <text:p>Benefits</text:p>
          </table:table-cell>
          <table:table-cell office:value-type="string">
            <text:p>http://en.wikipedia.org/wiki/Benefits</text:p>
          </table:table-cell>
          <table:table-cell table:style-name="Default"/>
          <table:table-cell office:value-type="float" office:value="2">
            <text:p>2</text:p>
          </table:table-cell>
          <table:table-cell table:number-columns-repeated="3"/>
          <table:table-cell table:formula="of:=CONCATENATE(TEXT([.$AD377];&quot;#&quot;);&quot;,&quot;;TEXT([.$AF377];&quot;#&quot;);&quot;,&quot;;TEXT([.$AM377];&quot;#&quot;))" office:value-type="string" office:string-value="10,200,2">
            <text:p>10,200,2</text:p>
          </table:table-cell>
        </table:table-row>
        <table:table-row table:style-name="ro1">
          <table:table-cell office:value-type="string">
            <text:p>283FQ0ONNVRHGT5TGO7RJ76NW1KLU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7 GMT 2012</text:p>
          </table:table-cell>
          <table:table-cell table:number-columns-repeated="2"/>
          <table:table-cell office:value-type="string">
            <text:p>2CJCJK63ZVE3W0OP1S1QHJL5WLO9YN</text:p>
          </table:table-cell>
          <table:table-cell office:value-type="string">
            <text:p>ASOQ2YAD1YPGL</text:p>
          </table:table-cell>
          <table:table-cell office:value-type="string">
            <text:p>Approved</text:p>
          </table:table-cell>
          <table:table-cell office:value-type="string">
            <text:p>Fri Aug 31 01:30:23 GMT 2012</text:p>
          </table:table-cell>
          <table:table-cell office:value-type="string">
            <text:p>Fri Aug 31 01:31:07 GMT 2012</text:p>
          </table:table-cell>
          <table:table-cell office:value-type="string">
            <text:p>Fri Sep 07 01:31:07 GMT 2012</text:p>
          </table:table-cell>
          <table:table-cell office:value-type="string">
            <text:p>2012/09/07 01:34:12 +0000</text:p>
          </table:table-cell>
          <table:table-cell table:number-columns-repeated="2"/>
          <table:table-cell office:value-type="float" office:value="44">
            <text:p>44</text:p>
          </table:table-cell>
          <table:table-cell table:number-columns-repeated="2" office:value-type="string">
            <text:p>100% (4/4)</text:p>
          </table:table-cell>
          <table:table-cell office:value-type="string">
            <text:p>0% (0/0)</text:p>
          </table:table-cell>
          <table:table-cell office:value-type="string">
            <text:p>Bill_Clinton_7:11.txt</text:p>
          </table:table-cell>
          <table:table-cell office:value-type="string">
            <text:p>But again, we should aim higher. We must be willing to work in a bipartisan way and look at new ideas, including the upcoming report of the bipartisan Medicare commission. If we work together, we can secure Medicare for the next two decades and cover the greatest growing need of seniors -- affordable prescription drugs.&lt;br/&gt;&lt;br/&gt;Third, we must help all Americans, from their first day on the job, to save, to invest, to create wealth. From its beginning, Americans have supplemented Social Security with private pensions and savings. Yet today, millions of people retire with little to live on other than Social Security. Americans living longer than ever simply must save more than ever.&lt;br/&gt;&lt;br/&gt;</text:p>
          </table:table-cell>
          <table:table-cell office:value-type="float" office:value="10">
            <text:p>10</text:p>
          </table:table-cell>
          <table:table-cell office:value-type="float" office:value="0">
            <text:p>0</text:p>
          </table:table-cell>
          <table:table-cell office:value-type="float" office:value="200">
            <text:p>200</text:p>
          </table:table-cell>
          <table:table-cell office:value-type="float" office:value="0">
            <text:p>0</text:p>
          </table:table-cell>
          <table:table-cell office:value-type="string">
            <text:p>Tax</text:p>
          </table:table-cell>
          <table:table-cell office:value-type="string">
            <text:p>http://en.wikipedia.org/wiki/Tax</text:p>
          </table:table-cell>
          <table:table-cell office:value-type="string">
            <text:p>Benefits</text:p>
          </table:table-cell>
          <table:table-cell office:value-type="string">
            <text:p>http://en.wikipedia.org/wiki/Benefits</text:p>
          </table:table-cell>
          <table:table-cell table:style-name="Default"/>
          <table:table-cell office:value-type="float" office:value="2">
            <text:p>2</text:p>
          </table:table-cell>
          <table:table-cell table:number-columns-repeated="3"/>
          <table:table-cell table:formula="of:=CONCATENATE(TEXT([.$AD378];&quot;#&quot;);&quot;,&quot;;TEXT([.$AF378];&quot;#&quot;);&quot;,&quot;;TEXT([.$AM378];&quot;#&quot;))" office:value-type="string" office:string-value="10,200,2">
            <text:p>10,200,2</text:p>
          </table:table-cell>
        </table:table-row>
        <table:table-row table:style-name="ro1">
          <table:table-cell office:value-type="string">
            <text:p>283FQ0ONNVRHGT5TGO7RJ76NW1KLU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7 GMT 2012</text:p>
          </table:table-cell>
          <table:table-cell table:number-columns-repeated="2"/>
          <table:table-cell office:value-type="string">
            <text:p>2XIY2RCJK63ZANRMYABUQAQ9O2Z6VJ</text:p>
          </table:table-cell>
          <table:table-cell office:value-type="string">
            <text:p>A30SN6C7YX0OIP</text:p>
          </table:table-cell>
          <table:table-cell office:value-type="string">
            <text:p>Approved</text:p>
          </table:table-cell>
          <table:table-cell office:value-type="string">
            <text:p>Thu Aug 30 19:47:37 GMT 2012</text:p>
          </table:table-cell>
          <table:table-cell office:value-type="string">
            <text:p>Thu Aug 30 19:47:43 GMT 2012</text:p>
          </table:table-cell>
          <table:table-cell office:value-type="string">
            <text:p>Thu Sep 06 19:47:43 GMT 2012</text:p>
          </table:table-cell>
          <table:table-cell office:value-type="string">
            <text:p>2012/09/06 19:49:21 +0000</text:p>
          </table:table-cell>
          <table:table-cell table:number-columns-repeated="2"/>
          <table:table-cell office:value-type="float" office:value="6">
            <text:p>6</text:p>
          </table:table-cell>
          <table:table-cell table:number-columns-repeated="2" office:value-type="string">
            <text:p>100% (173/173)</text:p>
          </table:table-cell>
          <table:table-cell office:value-type="string">
            <text:p>0% (0/0)</text:p>
          </table:table-cell>
          <table:table-cell office:value-type="string">
            <text:p>Bill_Clinton_7:11.txt</text:p>
          </table:table-cell>
          <table:table-cell office:value-type="string">
            <text:p>But again, we should aim higher. We must be willing to work in a bipartisan way and look at new ideas, including the upcoming report of the bipartisan Medicare commission. If we work together, we can secure Medicare for the next two decades and cover the greatest growing need of seniors -- affordable prescription drugs.&lt;br/&gt;&lt;br/&gt;Third, we must help all Americans, from their first day on the job, to save, to invest, to create wealth. From its beginning, Americans have supplemented Social Security with private pensions and savings. Yet today, millions of people retire with little to live on other than Social Security. Americans living longer than ever simply must save more than ever.&lt;br/&gt;&lt;br/&gt;</text:p>
          </table:table-cell>
          <table:table-cell office:value-type="float" office:value="10">
            <text:p>10</text:p>
          </table:table-cell>
          <table:table-cell office:value-type="float" office:value="0">
            <text:p>0</text:p>
          </table:table-cell>
          <table:table-cell office:value-type="float" office:value="200">
            <text:p>200</text:p>
          </table:table-cell>
          <table:table-cell office:value-type="float" office:value="0">
            <text:p>0</text:p>
          </table:table-cell>
          <table:table-cell office:value-type="string">
            <text:p>Tax</text:p>
          </table:table-cell>
          <table:table-cell office:value-type="string">
            <text:p>http://en.wikipedia.org/wiki/Tax</text:p>
          </table:table-cell>
          <table:table-cell office:value-type="string">
            <text:p>Benefits</text:p>
          </table:table-cell>
          <table:table-cell office:value-type="string">
            <text:p>http://en.wikipedia.org/wiki/Benefits</text:p>
          </table:table-cell>
          <table:table-cell table:style-name="Default" office:value-type="string">
            <text:p>NO</text:p>
          </table:table-cell>
          <table:table-cell office:value-type="float" office:value="2">
            <text:p>2</text:p>
          </table:table-cell>
          <table:table-cell table:number-columns-repeated="3"/>
          <table:table-cell table:formula="of:=CONCATENATE(TEXT([.$AD379];&quot;#&quot;);&quot;,&quot;;TEXT([.$AF379];&quot;#&quot;);&quot;,&quot;;TEXT([.$AM379];&quot;#&quot;))" office:value-type="string" office:string-value="10,200,2">
            <text:p>10,200,2</text:p>
          </table:table-cell>
        </table:table-row>
        <table:table-row table:style-name="ro1">
          <table:table-cell office:value-type="string">
            <text:p>2WQ06UFBNFSVV39KAJWS46NG27R3H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7 GMT 2012</text:p>
          </table:table-cell>
          <table:table-cell table:number-columns-repeated="2"/>
          <table:table-cell office:value-type="string">
            <text:p>2LEJTUHYW2GT4IFFE2WWU16939IPKM</text:p>
          </table:table-cell>
          <table:table-cell office:value-type="string">
            <text:p>A30SN6C7YX0OIP</text:p>
          </table:table-cell>
          <table:table-cell office:value-type="string">
            <text:p>Approved</text:p>
          </table:table-cell>
          <table:table-cell office:value-type="string">
            <text:p>Thu Aug 30 19:50:38 GMT 2012</text:p>
          </table:table-cell>
          <table:table-cell office:value-type="string">
            <text:p>Thu Aug 30 19:50:45 GMT 2012</text:p>
          </table:table-cell>
          <table:table-cell office:value-type="string">
            <text:p>Thu Sep 06 19:50:45 GMT 2012</text:p>
          </table:table-cell>
          <table:table-cell office:value-type="string">
            <text:p>2012/09/06 19:54:13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Harry_S._Truman_6:46.txt</text:p>
          </table:table-cell>
          <table:table-cell office:value-type="string">
            <text:p>I ask the Congress for unity in these crucial days.&lt;br/&gt;&lt;br/&gt;Make no mistake about my meaning. I do not ask, or expect, unanimity. I do not ask for an end to debate. Only by debate can we arrive at decisions which are wise, and which reflect the desires of the American people. We do not have a dictatorship in this country, and we never will have one in this country.&lt;br/&gt;&lt;br/&gt;</text:p>
          </table:table-cell>
          <table:table-cell office:value-type="float" office:value="100">
            <text:p>100</text:p>
          </table:table-cell>
          <table:table-cell office:value-type="float" office:value="2">
            <text:p>2</text:p>
          </table:table-cell>
          <table:table-cell office:value-type="float" office:value="50">
            <text:p>50</text:p>
          </table:table-cell>
          <table:table-cell office:value-type="float" office:value="3">
            <text:p>3</text:p>
          </table:table-cell>
          <table:table-cell office:value-type="string">
            <text:p>Pierre Monteux</text:p>
          </table:table-cell>
          <table:table-cell office:value-type="string">
            <text:p>http://en.wikipedia.org/wiki/Pierre_Monteux</text:p>
          </table:table-cell>
          <table:table-cell office:value-type="string">
            <text:p>Jackie Evancho</text:p>
          </table:table-cell>
          <table:table-cell office:value-type="string">
            <text:p>http://en.wikipedia.org/wiki/Jackie_Evancho</text:p>
          </table:table-cell>
          <table:table-cell table:style-name="Default" office:value-type="string">
            <text:p>NO</text:p>
          </table:table-cell>
          <table:table-cell office:value-type="float" office:value="2">
            <text:p>2</text:p>
          </table:table-cell>
          <table:table-cell table:number-columns-repeated="3"/>
          <table:table-cell table:formula="of:=CONCATENATE(TEXT([.$AD380];&quot;#&quot;);&quot;,&quot;;TEXT([.$AF380];&quot;#&quot;);&quot;,&quot;;TEXT([.$AM380];&quot;#&quot;))" office:value-type="string" office:string-value="100,50,2">
            <text:p>100,50,2</text:p>
          </table:table-cell>
        </table:table-row>
        <table:table-row table:style-name="ro1">
          <table:table-cell office:value-type="string">
            <text:p>2WQ06UFBNFSVV39KAJWS46NG27R3H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7 GMT 2012</text:p>
          </table:table-cell>
          <table:table-cell table:number-columns-repeated="2"/>
          <table:table-cell office:value-type="string">
            <text:p>2PD42J1LY58BMBVR7S7FSHD1BF5Q5P</text:p>
          </table:table-cell>
          <table:table-cell office:value-type="string">
            <text:p>A33GBAC29A0MS5</text:p>
          </table:table-cell>
          <table:table-cell office:value-type="string">
            <text:p>Approved</text:p>
          </table:table-cell>
          <table:table-cell office:value-type="string">
            <text:p>Thu Aug 30 18:40:30 GMT 2012</text:p>
          </table:table-cell>
          <table:table-cell office:value-type="string">
            <text:p>Thu Aug 30 18:41:01 GMT 2012</text:p>
          </table:table-cell>
          <table:table-cell office:value-type="string">
            <text:p>Thu Sep 06 18:41:01 GMT 2012</text:p>
          </table:table-cell>
          <table:table-cell office:value-type="string">
            <text:p>2012/09/06 18:44:15 +0000</text:p>
          </table:table-cell>
          <table:table-cell table:number-columns-repeated="2"/>
          <table:table-cell office:value-type="float" office:value="31">
            <text:p>31</text:p>
          </table:table-cell>
          <table:table-cell table:number-columns-repeated="2" office:value-type="string">
            <text:p>100% (84/84)</text:p>
          </table:table-cell>
          <table:table-cell office:value-type="string">
            <text:p>0% (0/0)</text:p>
          </table:table-cell>
          <table:table-cell office:value-type="string">
            <text:p>Harry_S._Truman_6:46.txt</text:p>
          </table:table-cell>
          <table:table-cell office:value-type="string">
            <text:p>I ask the Congress for unity in these crucial days.&lt;br/&gt;&lt;br/&gt;Make no mistake about my meaning. I do not ask, or expect, unanimity. I do not ask for an end to debate. Only by debate can we arrive at decisions which are wise, and which reflect the desires of the American people. We do not have a dictatorship in this country, and we never will have one in this country.&lt;br/&gt;&lt;br/&gt;</text:p>
          </table:table-cell>
          <table:table-cell office:value-type="float" office:value="100">
            <text:p>100</text:p>
          </table:table-cell>
          <table:table-cell office:value-type="float" office:value="2">
            <text:p>2</text:p>
          </table:table-cell>
          <table:table-cell office:value-type="float" office:value="50">
            <text:p>50</text:p>
          </table:table-cell>
          <table:table-cell office:value-type="float" office:value="3">
            <text:p>3</text:p>
          </table:table-cell>
          <table:table-cell office:value-type="string">
            <text:p>Pierre Monteux</text:p>
          </table:table-cell>
          <table:table-cell office:value-type="string">
            <text:p>http://en.wikipedia.org/wiki/Pierre_Monteux</text:p>
          </table:table-cell>
          <table:table-cell office:value-type="string">
            <text:p>Jackie Evancho</text:p>
          </table:table-cell>
          <table:table-cell office:value-type="string">
            <text:p>http://en.wikipedia.org/wiki/Jackie_Evancho</text:p>
          </table:table-cell>
          <table:table-cell table:style-name="Default"/>
          <table:table-cell office:value-type="float" office:value="1">
            <text:p>1</text:p>
          </table:table-cell>
          <table:table-cell table:number-columns-repeated="3"/>
          <table:table-cell table:formula="of:=CONCATENATE(TEXT([.$AD381];&quot;#&quot;);&quot;,&quot;;TEXT([.$AF381];&quot;#&quot;);&quot;,&quot;;TEXT([.$AM381];&quot;#&quot;))" office:value-type="string" office:string-value="100,50,1">
            <text:p>100,50,1</text:p>
          </table:table-cell>
        </table:table-row>
        <table:table-row table:style-name="ro1">
          <table:table-cell office:value-type="string">
            <text:p>2WQ06UFBNFSVV39KAJWS46NG27R3H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7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7 GMT 2012</text:p>
          </table:table-cell>
          <table:table-cell table:number-columns-repeated="2"/>
          <table:table-cell office:value-type="string">
            <text:p>2TZ9KQW618N4L3LKJNV55CETSUKNLP</text:p>
          </table:table-cell>
          <table:table-cell office:value-type="string">
            <text:p>A997OZ3H2B3Q2</text:p>
          </table:table-cell>
          <table:table-cell office:value-type="string">
            <text:p>Approved</text:p>
          </table:table-cell>
          <table:table-cell office:value-type="string">
            <text:p>Thu Aug 30 19:16:46 GMT 2012</text:p>
          </table:table-cell>
          <table:table-cell office:value-type="string">
            <text:p>Thu Aug 30 19:17:41 GMT 2012</text:p>
          </table:table-cell>
          <table:table-cell office:value-type="string">
            <text:p>Thu Sep 06 19:17:41 GMT 2012</text:p>
          </table:table-cell>
          <table:table-cell office:value-type="string">
            <text:p>2012/09/06 19:19:17 +0000</text:p>
          </table:table-cell>
          <table:table-cell table:number-columns-repeated="2"/>
          <table:table-cell office:value-type="float" office:value="55">
            <text:p>55</text:p>
          </table:table-cell>
          <table:table-cell table:number-columns-repeated="2" office:value-type="string">
            <text:p>100% (93/93)</text:p>
          </table:table-cell>
          <table:table-cell office:value-type="string">
            <text:p>0% (0/0)</text:p>
          </table:table-cell>
          <table:table-cell office:value-type="string">
            <text:p>Harry_S._Truman_6:46.txt</text:p>
          </table:table-cell>
          <table:table-cell office:value-type="string">
            <text:p>I ask the Congress for unity in these crucial days.&lt;br/&gt;&lt;br/&gt;Make no mistake about my meaning. I do not ask, or expect, unanimity. I do not ask for an end to debate. Only by debate can we arrive at decisions which are wise, and which reflect the desires of the American people. We do not have a dictatorship in this country, and we never will have one in this country.&lt;br/&gt;&lt;br/&gt;</text:p>
          </table:table-cell>
          <table:table-cell office:value-type="float" office:value="100">
            <text:p>100</text:p>
          </table:table-cell>
          <table:table-cell office:value-type="float" office:value="2">
            <text:p>2</text:p>
          </table:table-cell>
          <table:table-cell office:value-type="float" office:value="50">
            <text:p>50</text:p>
          </table:table-cell>
          <table:table-cell office:value-type="float" office:value="3">
            <text:p>3</text:p>
          </table:table-cell>
          <table:table-cell office:value-type="string">
            <text:p>Pierre Monteux</text:p>
          </table:table-cell>
          <table:table-cell office:value-type="string">
            <text:p>http://en.wikipedia.org/wiki/Pierre_Monteux</text:p>
          </table:table-cell>
          <table:table-cell office:value-type="string">
            <text:p>Jackie Evancho</text:p>
          </table:table-cell>
          <table:table-cell office:value-type="string">
            <text:p>http://en.wikipedia.org/wiki/Jackie_Evancho</text:p>
          </table:table-cell>
          <table:table-cell table:style-name="Default"/>
          <table:table-cell office:value-type="float" office:value="1">
            <text:p>1</text:p>
          </table:table-cell>
          <table:table-cell table:number-columns-repeated="3"/>
          <table:table-cell table:formula="of:=CONCATENATE(TEXT([.$AD382];&quot;#&quot;);&quot;,&quot;;TEXT([.$AF382];&quot;#&quot;);&quot;,&quot;;TEXT([.$AM382];&quot;#&quot;))" office:value-type="string" office:string-value="100,50,1">
            <text:p>100,50,1</text:p>
          </table:table-cell>
        </table:table-row>
        <table:table-row table:style-name="ro1">
          <table:table-cell office:value-type="string">
            <text:p>2RCC26DG67D1CCJ5MURCWK2JFTLE7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8 GMT 2012</text:p>
          </table:table-cell>
          <table:table-cell table:number-columns-repeated="2"/>
          <table:table-cell office:value-type="string">
            <text:p>2NXNQYN5F3Q0YPTY5WEC4YB4EWYD9X</text:p>
          </table:table-cell>
          <table:table-cell office:value-type="string">
            <text:p>A1YMR325CYYAWB</text:p>
          </table:table-cell>
          <table:table-cell office:value-type="string">
            <text:p>Approved</text:p>
          </table:table-cell>
          <table:table-cell office:value-type="string">
            <text:p>Thu Aug 30 18:15:27 GMT 2012</text:p>
          </table:table-cell>
          <table:table-cell office:value-type="string">
            <text:p>Thu Aug 30 18:16:07 GMT 2012</text:p>
          </table:table-cell>
          <table:table-cell office:value-type="string">
            <text:p>Thu Sep 06 18:16:07 GMT 2012</text:p>
          </table:table-cell>
          <table:table-cell office:value-type="string">
            <text:p>2012/09/06 18:19:21 +0000</text:p>
          </table:table-cell>
          <table:table-cell table:number-columns-repeated="2"/>
          <table:table-cell office:value-type="float" office:value="40">
            <text:p>40</text:p>
          </table:table-cell>
          <table:table-cell table:number-columns-repeated="2" office:value-type="string">
            <text:p>100% (1/1)</text:p>
          </table:table-cell>
          <table:table-cell office:value-type="string">
            <text:p>0% (0/0)</text:p>
          </table:table-cell>
          <table:table-cell office:value-type="string">
            <text:p>Jimmy_Carter_1:28.txt</text:p>
          </table:table-cell>
          <table:table-cell office:value-type="string">
            <text:p>By working closely with our friends abroad, we can promote the economic health of the whole world, with fair and balanced agreements lowering the barriers to trade.&lt;br/&gt;&lt;br/&gt;Despite the inevitable pressures that build up when the world economy suffers from high unemployment, we must firmly resist the demands for self-defeating protectionism. But free trade must also be fair trade. And I am determined to protect American industry and American workers against foreign trade practices which are unfair or illegal.&lt;br/&gt;&lt;br/&gt;</text:p>
          </table:table-cell>
          <table:table-cell office:value-type="float" office:value="200">
            <text:p>200</text:p>
          </table:table-cell>
          <table:table-cell office:value-type="float" office:value="4">
            <text:p>4</text:p>
          </table:table-cell>
          <table:table-cell office:value-type="float" office:value="20">
            <text:p>20</text:p>
          </table:table-cell>
          <table:table-cell office:value-type="float" office:value="2">
            <text:p>2</text:p>
          </table:table-cell>
          <table:table-cell office:value-type="string">
            <text:p>Export</text:p>
          </table:table-cell>
          <table:table-cell office:value-type="string">
            <text:p>http://en.wikipedia.org/wiki/Export</text:p>
          </table:table-cell>
          <table:table-cell office:value-type="string">
            <text:p>Tariff</text:p>
          </table:table-cell>
          <table:table-cell office:value-type="string">
            <text:p>http://en.wikipedia.org/wiki/Tariff</text:p>
          </table:table-cell>
          <table:table-cell table:style-name="Default"/>
          <table:table-cell office:value-type="float" office:value="2">
            <text:p>2</text:p>
          </table:table-cell>
          <table:table-cell table:number-columns-repeated="3"/>
          <table:table-cell table:formula="of:=CONCATENATE(TEXT([.$AD383];&quot;#&quot;);&quot;,&quot;;TEXT([.$AF383];&quot;#&quot;);&quot;,&quot;;TEXT([.$AM383];&quot;#&quot;))" office:value-type="string" office:string-value="200,20,2">
            <text:p>200,20,2</text:p>
          </table:table-cell>
        </table:table-row>
        <table:table-row table:style-name="ro1">
          <table:table-cell office:value-type="string">
            <text:p>2RCC26DG67D1CCJ5MURCWK2JFTLE7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8 GMT 2012</text:p>
          </table:table-cell>
          <table:table-cell table:number-columns-repeated="2"/>
          <table:table-cell office:value-type="string">
            <text:p>2OGZFYQS1CST1X32YNJ4QC1E3VSNK1</text:p>
          </table:table-cell>
          <table:table-cell office:value-type="string">
            <text:p>A31ALYJKPKD09W</text:p>
          </table:table-cell>
          <table:table-cell office:value-type="string">
            <text:p>Approved</text:p>
          </table:table-cell>
          <table:table-cell office:value-type="string">
            <text:p>Fri Aug 31 00:25:40 GMT 2012</text:p>
          </table:table-cell>
          <table:table-cell office:value-type="string">
            <text:p>Fri Aug 31 00:25:53 GMT 2012</text:p>
          </table:table-cell>
          <table:table-cell office:value-type="string">
            <text:p>Fri Sep 07 00:25:53 GMT 2012</text:p>
          </table:table-cell>
          <table:table-cell office:value-type="string">
            <text:p>2012/09/07 00:29:12 +0000</text:p>
          </table:table-cell>
          <table:table-cell table:number-columns-repeated="2"/>
          <table:table-cell office:value-type="float" office:value="13">
            <text:p>13</text:p>
          </table:table-cell>
          <table:table-cell office:value-type="string">
            <text:p>100% (294/295)</text:p>
          </table:table-cell>
          <table:table-cell office:value-type="string">
            <text:p>100% (62/62)</text:p>
          </table:table-cell>
          <table:table-cell office:value-type="string">
            <text:p>0% (0/0)</text:p>
          </table:table-cell>
          <table:table-cell office:value-type="string">
            <text:p>Jimmy_Carter_1:28.txt</text:p>
          </table:table-cell>
          <table:table-cell office:value-type="string">
            <text:p>By working closely with our friends abroad, we can promote the economic health of the whole world, with fair and balanced agreements lowering the barriers to trade.&lt;br/&gt;&lt;br/&gt;Despite the inevitable pressures that build up when the world economy suffers from high unemployment, we must firmly resist the demands for self-defeating protectionism. But free trade must also be fair trade. And I am determined to protect American industry and American workers against foreign trade practices which are unfair or illegal.&lt;br/&gt;&lt;br/&gt;</text:p>
          </table:table-cell>
          <table:table-cell office:value-type="float" office:value="200">
            <text:p>200</text:p>
          </table:table-cell>
          <table:table-cell office:value-type="float" office:value="4">
            <text:p>4</text:p>
          </table:table-cell>
          <table:table-cell office:value-type="float" office:value="20">
            <text:p>20</text:p>
          </table:table-cell>
          <table:table-cell office:value-type="float" office:value="2">
            <text:p>2</text:p>
          </table:table-cell>
          <table:table-cell office:value-type="string">
            <text:p>Export</text:p>
          </table:table-cell>
          <table:table-cell office:value-type="string">
            <text:p>http://en.wikipedia.org/wiki/Export</text:p>
          </table:table-cell>
          <table:table-cell office:value-type="string">
            <text:p>Tariff</text:p>
          </table:table-cell>
          <table:table-cell office:value-type="string">
            <text:p>http://en.wikipedia.org/wiki/Tariff</text:p>
          </table:table-cell>
          <table:table-cell table:style-name="Default"/>
          <table:table-cell office:value-type="float" office:value="1">
            <text:p>1</text:p>
          </table:table-cell>
          <table:table-cell table:number-columns-repeated="3"/>
          <table:table-cell table:formula="of:=CONCATENATE(TEXT([.$AD384];&quot;#&quot;);&quot;,&quot;;TEXT([.$AF384];&quot;#&quot;);&quot;,&quot;;TEXT([.$AM384];&quot;#&quot;))" office:value-type="string" office:string-value="200,20,1">
            <text:p>200,20,1</text:p>
          </table:table-cell>
        </table:table-row>
        <table:table-row table:style-name="ro1">
          <table:table-cell office:value-type="string">
            <text:p>2RCC26DG67D1CCJ5MURCWK2JFTLE7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8 GMT 2012</text:p>
          </table:table-cell>
          <table:table-cell table:number-columns-repeated="2"/>
          <table:table-cell office:value-type="string">
            <text:p>2XIY2RCJK63ZANRMYABUQAQ9O2YV67</text:p>
          </table:table-cell>
          <table:table-cell office:value-type="string">
            <text:p>A30SN6C7YX0OIP</text:p>
          </table:table-cell>
          <table:table-cell office:value-type="string">
            <text:p>Approved</text:p>
          </table:table-cell>
          <table:table-cell office:value-type="string">
            <text:p>Thu Aug 30 19:35:42 GMT 2012</text:p>
          </table:table-cell>
          <table:table-cell office:value-type="string">
            <text:p>Thu Aug 30 19:35:55 GMT 2012</text:p>
          </table:table-cell>
          <table:table-cell office:value-type="string">
            <text:p>Thu Sep 06 19:35:55 GMT 2012</text:p>
          </table:table-cell>
          <table:table-cell office:value-type="string">
            <text:p>2012/09/06 19:39:14 +0000</text:p>
          </table:table-cell>
          <table:table-cell table:number-columns-repeated="2"/>
          <table:table-cell office:value-type="float" office:value="13">
            <text:p>13</text:p>
          </table:table-cell>
          <table:table-cell table:number-columns-repeated="2" office:value-type="string">
            <text:p>100% (173/173)</text:p>
          </table:table-cell>
          <table:table-cell office:value-type="string">
            <text:p>0% (0/0)</text:p>
          </table:table-cell>
          <table:table-cell office:value-type="string">
            <text:p>Jimmy_Carter_1:28.txt</text:p>
          </table:table-cell>
          <table:table-cell office:value-type="string">
            <text:p>By working closely with our friends abroad, we can promote the economic health of the whole world, with fair and balanced agreements lowering the barriers to trade.&lt;br/&gt;&lt;br/&gt;Despite the inevitable pressures that build up when the world economy suffers from high unemployment, we must firmly resist the demands for self-defeating protectionism. But free trade must also be fair trade. And I am determined to protect American industry and American workers against foreign trade practices which are unfair or illegal.&lt;br/&gt;&lt;br/&gt;</text:p>
          </table:table-cell>
          <table:table-cell office:value-type="float" office:value="200">
            <text:p>200</text:p>
          </table:table-cell>
          <table:table-cell office:value-type="float" office:value="4">
            <text:p>4</text:p>
          </table:table-cell>
          <table:table-cell office:value-type="float" office:value="20">
            <text:p>20</text:p>
          </table:table-cell>
          <table:table-cell office:value-type="float" office:value="2">
            <text:p>2</text:p>
          </table:table-cell>
          <table:table-cell office:value-type="string">
            <text:p>Export</text:p>
          </table:table-cell>
          <table:table-cell office:value-type="string">
            <text:p>http://en.wikipedia.org/wiki/Export</text:p>
          </table:table-cell>
          <table:table-cell office:value-type="string">
            <text:p>Tariff</text:p>
          </table:table-cell>
          <table:table-cell office:value-type="string">
            <text:p>http://en.wikipedia.org/wiki/Tariff</text:p>
          </table:table-cell>
          <table:table-cell table:style-name="Default" office:value-type="string">
            <text:p>NO</text:p>
          </table:table-cell>
          <table:table-cell office:value-type="float" office:value="1">
            <text:p>1</text:p>
          </table:table-cell>
          <table:table-cell table:number-columns-repeated="3"/>
          <table:table-cell table:formula="of:=CONCATENATE(TEXT([.$AD385];&quot;#&quot;);&quot;,&quot;;TEXT([.$AF385];&quot;#&quot;);&quot;,&quot;;TEXT([.$AM385];&quot;#&quot;))" office:value-type="string" office:string-value="200,20,1">
            <text:p>200,20,1</text:p>
          </table:table-cell>
        </table:table-row>
        <table:table-row table:style-name="ro1">
          <table:table-cell office:value-type="string">
            <text:p>2WLQ0JG5TYMNR5MGBJ690SSHYT0GK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8 GMT 2012</text:p>
          </table:table-cell>
          <table:table-cell table:number-columns-repeated="2"/>
          <table:table-cell office:value-type="string">
            <text:p>2C9ECWA6X3YORL35JZWK5PTISZCMNS</text:p>
          </table:table-cell>
          <table:table-cell office:value-type="string">
            <text:p>A30SN6C7YX0OIP</text:p>
          </table:table-cell>
          <table:table-cell office:value-type="string">
            <text:p>Approved</text:p>
          </table:table-cell>
          <table:table-cell office:value-type="string">
            <text:p>Thu Aug 30 19:46:34 GMT 2012</text:p>
          </table:table-cell>
          <table:table-cell office:value-type="string">
            <text:p>Thu Aug 30 19:46:42 GMT 2012</text:p>
          </table:table-cell>
          <table:table-cell office:value-type="string">
            <text:p>Thu Sep 06 19:46:42 GMT 2012</text:p>
          </table:table-cell>
          <table:table-cell office:value-type="string">
            <text:p>2012/09/06 19:49:19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Abraham_Lincoln_1:34.txt</text:p>
          </table:table-cell>
          <table:table-cell office:value-type="string">
            <text:p>These things demonstrate that the cause of the Union is advancing steadily and certainly southward.&lt;br/&gt;&lt;br/&gt;Since your last adjournment Lieutenant-General Scott has retired from the head of the Army. During his long life the nation has not been unmindful of his merit; yet on calling to mind how faithfully, ably, and brilliantly he has served the country, from a time far back in our history, when few of the now living had been born, and thenceforward continually, I can not but think we are still his debtors. I submit, therefore, for your consideration what further mark of recognition is due to him, and to ourselves as a grateful people.&lt;br/&gt;&lt;br/&gt;</text:p>
          </table:table-cell>
          <table:table-cell office:value-type="float" office:value="100">
            <text:p>100</text:p>
          </table:table-cell>
          <table:table-cell office:value-type="float" office:value="3">
            <text:p>3</text:p>
          </table:table-cell>
          <table:table-cell office:value-type="float" office:value="50">
            <text:p>50</text:p>
          </table:table-cell>
          <table:table-cell office:value-type="float" office:value="2">
            <text:p>2</text:p>
          </table:table-cell>
          <table:table-cell office:value-type="string">
            <text:p>Românul</text:p>
          </table:table-cell>
          <table:table-cell office:value-type="string">
            <text:p>http://en.wikipedia.org/wiki/Românul</text:p>
          </table:table-cell>
          <table:table-cell office:value-type="string">
            <text:p>The Idler (1758–1760)</text:p>
          </table:table-cell>
          <table:table-cell office:value-type="string">
            <text:p>http://en.wikipedia.org/wiki/The_Idler_(1758–1760)</text:p>
          </table:table-cell>
          <table:table-cell table:style-name="Default" office:value-type="string">
            <text:p>NO</text:p>
          </table:table-cell>
          <table:table-cell office:value-type="float" office:value="2">
            <text:p>2</text:p>
          </table:table-cell>
          <table:table-cell table:number-columns-repeated="3"/>
          <table:table-cell table:formula="of:=CONCATENATE(TEXT([.$AD386];&quot;#&quot;);&quot;,&quot;;TEXT([.$AF386];&quot;#&quot;);&quot;,&quot;;TEXT([.$AM386];&quot;#&quot;))" office:value-type="string" office:string-value="100,50,2">
            <text:p>100,50,2</text:p>
          </table:table-cell>
        </table:table-row>
        <table:table-row table:style-name="ro1">
          <table:table-cell office:value-type="string">
            <text:p>2WLQ0JG5TYMNR5MGBJ690SSHYT0GK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8 GMT 2012</text:p>
          </table:table-cell>
          <table:table-cell table:number-columns-repeated="2"/>
          <table:table-cell office:value-type="string">
            <text:p>2ORZ2MIKMN9UNYX3AIKW4XI3XBN9QY</text:p>
          </table:table-cell>
          <table:table-cell office:value-type="string">
            <text:p>A33GBAC29A0MS5</text:p>
          </table:table-cell>
          <table:table-cell office:value-type="string">
            <text:p>Approved</text:p>
          </table:table-cell>
          <table:table-cell office:value-type="string">
            <text:p>Thu Aug 30 18:21:49 GMT 2012</text:p>
          </table:table-cell>
          <table:table-cell office:value-type="string">
            <text:p>Thu Aug 30 18:22:27 GMT 2012</text:p>
          </table:table-cell>
          <table:table-cell office:value-type="string">
            <text:p>Thu Sep 06 18:22:27 GMT 2012</text:p>
          </table:table-cell>
          <table:table-cell office:value-type="string">
            <text:p>2012/09/06 18:24:24 +0000</text:p>
          </table:table-cell>
          <table:table-cell table:number-columns-repeated="2"/>
          <table:table-cell office:value-type="float" office:value="38">
            <text:p>38</text:p>
          </table:table-cell>
          <table:table-cell table:number-columns-repeated="2" office:value-type="string">
            <text:p>100% (84/84)</text:p>
          </table:table-cell>
          <table:table-cell office:value-type="string">
            <text:p>0% (0/0)</text:p>
          </table:table-cell>
          <table:table-cell office:value-type="string">
            <text:p>Abraham_Lincoln_1:34.txt</text:p>
          </table:table-cell>
          <table:table-cell office:value-type="string">
            <text:p>These things demonstrate that the cause of the Union is advancing steadily and certainly southward.&lt;br/&gt;&lt;br/&gt;Since your last adjournment Lieutenant-General Scott has retired from the head of the Army. During his long life the nation has not been unmindful of his merit; yet on calling to mind how faithfully, ably, and brilliantly he has served the country, from a time far back in our history, when few of the now living had been born, and thenceforward continually, I can not but think we are still his debtors. I submit, therefore, for your consideration what further mark of recognition is due to him, and to ourselves as a grateful people.&lt;br/&gt;&lt;br/&gt;</text:p>
          </table:table-cell>
          <table:table-cell office:value-type="float" office:value="100">
            <text:p>100</text:p>
          </table:table-cell>
          <table:table-cell office:value-type="float" office:value="3">
            <text:p>3</text:p>
          </table:table-cell>
          <table:table-cell office:value-type="float" office:value="50">
            <text:p>50</text:p>
          </table:table-cell>
          <table:table-cell office:value-type="float" office:value="2">
            <text:p>2</text:p>
          </table:table-cell>
          <table:table-cell office:value-type="string">
            <text:p>Românul</text:p>
          </table:table-cell>
          <table:table-cell office:value-type="string">
            <text:p>http://en.wikipedia.org/wiki/Românul</text:p>
          </table:table-cell>
          <table:table-cell office:value-type="string">
            <text:p>The Idler (1758–1760)</text:p>
          </table:table-cell>
          <table:table-cell office:value-type="string">
            <text:p>http://en.wikipedia.org/wiki/The_Idler_(1758–1760)</text:p>
          </table:table-cell>
          <table:table-cell table:style-name="Default"/>
          <table:table-cell office:value-type="float" office:value="2">
            <text:p>2</text:p>
          </table:table-cell>
          <table:table-cell table:number-columns-repeated="3"/>
          <table:table-cell table:formula="of:=CONCATENATE(TEXT([.$AD387];&quot;#&quot;);&quot;,&quot;;TEXT([.$AF387];&quot;#&quot;);&quot;,&quot;;TEXT([.$AM387];&quot;#&quot;))" office:value-type="string" office:string-value="100,50,2">
            <text:p>100,50,2</text:p>
          </table:table-cell>
        </table:table-row>
        <table:table-row table:style-name="ro1">
          <table:table-cell office:value-type="string">
            <text:p>2WLQ0JG5TYMNR5MGBJ690SSHYT0GK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8 GMT 2012</text:p>
          </table:table-cell>
          <table:table-cell table:number-columns-repeated="2"/>
          <table:table-cell office:value-type="string">
            <text:p>2Q5HDM25L8I928KBOOQ6WE4Q1OIQG6</text:p>
          </table:table-cell>
          <table:table-cell office:value-type="string">
            <text:p>A997OZ3H2B3Q2</text:p>
          </table:table-cell>
          <table:table-cell office:value-type="string">
            <text:p>Approved</text:p>
          </table:table-cell>
          <table:table-cell office:value-type="string">
            <text:p>Thu Aug 30 18:32:09 GMT 2012</text:p>
          </table:table-cell>
          <table:table-cell office:value-type="string">
            <text:p>Thu Aug 30 18:32:34 GMT 2012</text:p>
          </table:table-cell>
          <table:table-cell office:value-type="string">
            <text:p>Thu Sep 06 18:32:34 GMT 2012</text:p>
          </table:table-cell>
          <table:table-cell office:value-type="string">
            <text:p>2012/09/06 18:34:20 +0000</text:p>
          </table:table-cell>
          <table:table-cell table:number-columns-repeated="2"/>
          <table:table-cell office:value-type="float" office:value="25">
            <text:p>25</text:p>
          </table:table-cell>
          <table:table-cell table:number-columns-repeated="2" office:value-type="string">
            <text:p>100% (93/93)</text:p>
          </table:table-cell>
          <table:table-cell office:value-type="string">
            <text:p>0% (0/0)</text:p>
          </table:table-cell>
          <table:table-cell office:value-type="string">
            <text:p>Abraham_Lincoln_1:34.txt</text:p>
          </table:table-cell>
          <table:table-cell office:value-type="string">
            <text:p>These things demonstrate that the cause of the Union is advancing steadily and certainly southward.&lt;br/&gt;&lt;br/&gt;Since your last adjournment Lieutenant-General Scott has retired from the head of the Army. During his long life the nation has not been unmindful of his merit; yet on calling to mind how faithfully, ably, and brilliantly he has served the country, from a time far back in our history, when few of the now living had been born, and thenceforward continually, I can not but think we are still his debtors. I submit, therefore, for your consideration what further mark of recognition is due to him, and to ourselves as a grateful people.&lt;br/&gt;&lt;br/&gt;</text:p>
          </table:table-cell>
          <table:table-cell office:value-type="float" office:value="100">
            <text:p>100</text:p>
          </table:table-cell>
          <table:table-cell office:value-type="float" office:value="3">
            <text:p>3</text:p>
          </table:table-cell>
          <table:table-cell office:value-type="float" office:value="50">
            <text:p>50</text:p>
          </table:table-cell>
          <table:table-cell office:value-type="float" office:value="2">
            <text:p>2</text:p>
          </table:table-cell>
          <table:table-cell office:value-type="string">
            <text:p>Românul</text:p>
          </table:table-cell>
          <table:table-cell office:value-type="string">
            <text:p>http://en.wikipedia.org/wiki/Românul</text:p>
          </table:table-cell>
          <table:table-cell office:value-type="string">
            <text:p>The Idler (1758–1760)</text:p>
          </table:table-cell>
          <table:table-cell office:value-type="string">
            <text:p>http://en.wikipedia.org/wiki/The_Idler_(1758–1760)</text:p>
          </table:table-cell>
          <table:table-cell table:style-name="Default"/>
          <table:table-cell office:value-type="float" office:value="2">
            <text:p>2</text:p>
          </table:table-cell>
          <table:table-cell table:number-columns-repeated="3"/>
          <table:table-cell table:formula="of:=CONCATENATE(TEXT([.$AD388];&quot;#&quot;);&quot;,&quot;;TEXT([.$AF388];&quot;#&quot;);&quot;,&quot;;TEXT([.$AM388];&quot;#&quot;))" office:value-type="string" office:string-value="100,50,2">
            <text:p>100,50,2</text:p>
          </table:table-cell>
        </table:table-row>
        <table:table-row table:style-name="ro1">
          <table:table-cell office:value-type="string">
            <text:p>2YWCWA6X3YOCROOHWFBXXTINJAWON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8 GMT 2012</text:p>
          </table:table-cell>
          <table:table-cell table:number-columns-repeated="2"/>
          <table:table-cell office:value-type="string">
            <text:p>2GG33FDEY5COB99LY9U8KRFLHNK1S6</text:p>
          </table:table-cell>
          <table:table-cell office:value-type="string">
            <text:p>A2ZRKWD4ANONVL</text:p>
          </table:table-cell>
          <table:table-cell office:value-type="string">
            <text:p>Approved</text:p>
          </table:table-cell>
          <table:table-cell office:value-type="string">
            <text:p>Thu Aug 30 18:19:11 GMT 2012</text:p>
          </table:table-cell>
          <table:table-cell office:value-type="string">
            <text:p>Thu Aug 30 18:19:30 GMT 2012</text:p>
          </table:table-cell>
          <table:table-cell office:value-type="string">
            <text:p>Thu Sep 06 18:19:30 GMT 2012</text:p>
          </table:table-cell>
          <table:table-cell office:value-type="string">
            <text:p>2012/09/06 18:24:19 +0000</text:p>
          </table:table-cell>
          <table:table-cell table:number-columns-repeated="2"/>
          <table:table-cell office:value-type="float" office:value="19">
            <text:p>19</text:p>
          </table:table-cell>
          <table:table-cell table:number-columns-repeated="2" office:value-type="string">
            <text:p>100% (2/2)</text:p>
          </table:table-cell>
          <table:table-cell office:value-type="string">
            <text:p>0% (0/0)</text:p>
          </table:table-cell>
          <table:table-cell office:value-type="string">
            <text:p>Martin_Van_Buren_2:35.txt</text:p>
          </table:table-cell>
          <table:table-cell office:value-type="string">
            <text:p>Whatever difference of opinion may exist as to the expediency of vesting such a power in the judiciary in a system of government constituted like that of the United States, all must agree that these disparaging discrepancies in the law and in the administration of justice ought not to he permitted to continue; and as Congress alone can provide the remedy, the subject is unavoidably presented to your consideration.&lt;br/&gt;&lt;br/&gt;</text:p>
          </table:table-cell>
          <table:table-cell office:value-type="float" office:value="20">
            <text:p>20</text:p>
          </table:table-cell>
          <table:table-cell office:value-type="float" office:value="4">
            <text:p>4</text:p>
          </table:table-cell>
          <table:table-cell office:value-type="float" office:value="10">
            <text:p>10</text:p>
          </table:table-cell>
          <table:table-cell office:value-type="float" office:value="4">
            <text:p>4</text:p>
          </table:table-cell>
          <table:table-cell office:value-type="string">
            <text:p>Opportunism</text:p>
          </table:table-cell>
          <table:table-cell office:value-type="string">
            <text:p>http://en.wikipedia.org/wiki/Opportunism</text:p>
          </table:table-cell>
          <table:table-cell office:value-type="string">
            <text:p>Congress</text:p>
          </table:table-cell>
          <table:table-cell office:value-type="string">
            <text:p>http://en.wikipedia.org/wiki/Congress</text:p>
          </table:table-cell>
          <table:table-cell table:style-name="Default"/>
          <table:table-cell office:value-type="float" office:value="2">
            <text:p>2</text:p>
          </table:table-cell>
          <table:table-cell table:number-columns-repeated="3"/>
          <table:table-cell table:formula="of:=CONCATENATE(TEXT([.$AD389];&quot;#&quot;);&quot;,&quot;;TEXT([.$AF389];&quot;#&quot;);&quot;,&quot;;TEXT([.$AM389];&quot;#&quot;))" office:value-type="string" office:string-value="20,10,2">
            <text:p>20,10,2</text:p>
          </table:table-cell>
        </table:table-row>
        <table:table-row table:style-name="ro1">
          <table:table-cell office:value-type="string">
            <text:p>2YWCWA6X3YOCROOHWFBXXTINJAWON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8 GMT 2012</text:p>
          </table:table-cell>
          <table:table-cell table:number-columns-repeated="2"/>
          <table:table-cell office:value-type="string">
            <text:p>2R8YQ4J3NAB6QOAKMYPYQT1TOW7QD1</text:p>
          </table:table-cell>
          <table:table-cell office:value-type="string">
            <text:p>A23S6QOSZH9TMT</text:p>
          </table:table-cell>
          <table:table-cell office:value-type="string">
            <text:p>Approved</text:p>
          </table:table-cell>
          <table:table-cell office:value-type="string">
            <text:p>Thu Aug 30 20:00:07 GMT 2012</text:p>
          </table:table-cell>
          <table:table-cell office:value-type="string">
            <text:p>Thu Aug 30 20:00:27 GMT 2012</text:p>
          </table:table-cell>
          <table:table-cell office:value-type="string">
            <text:p>Thu Sep 06 20:00:27 GMT 2012</text:p>
          </table:table-cell>
          <table:table-cell office:value-type="string">
            <text:p>2012/09/06 20:04:11 +0000</text:p>
          </table:table-cell>
          <table:table-cell table:number-columns-repeated="2"/>
          <table:table-cell office:value-type="float" office:value="20">
            <text:p>20</text:p>
          </table:table-cell>
          <table:table-cell table:number-columns-repeated="2" office:value-type="string">
            <text:p>100% (9/9)</text:p>
          </table:table-cell>
          <table:table-cell office:value-type="string">
            <text:p>0% (0/0)</text:p>
          </table:table-cell>
          <table:table-cell office:value-type="string">
            <text:p>Martin_Van_Buren_2:35.txt</text:p>
          </table:table-cell>
          <table:table-cell office:value-type="string">
            <text:p>Whatever difference of opinion may exist as to the expediency of vesting such a power in the judiciary in a system of government constituted like that of the United States, all must agree that these disparaging discrepancies in the law and in the administration of justice ought not to he permitted to continue; and as Congress alone can provide the remedy, the subject is unavoidably presented to your consideration.&lt;br/&gt;&lt;br/&gt;</text:p>
          </table:table-cell>
          <table:table-cell office:value-type="float" office:value="20">
            <text:p>20</text:p>
          </table:table-cell>
          <table:table-cell office:value-type="float" office:value="4">
            <text:p>4</text:p>
          </table:table-cell>
          <table:table-cell office:value-type="float" office:value="10">
            <text:p>10</text:p>
          </table:table-cell>
          <table:table-cell office:value-type="float" office:value="4">
            <text:p>4</text:p>
          </table:table-cell>
          <table:table-cell office:value-type="string">
            <text:p>Opportunism</text:p>
          </table:table-cell>
          <table:table-cell office:value-type="string">
            <text:p>http://en.wikipedia.org/wiki/Opportunism</text:p>
          </table:table-cell>
          <table:table-cell office:value-type="string">
            <text:p>Congress</text:p>
          </table:table-cell>
          <table:table-cell office:value-type="string">
            <text:p>http://en.wikipedia.org/wiki/Congress</text:p>
          </table:table-cell>
          <table:table-cell table:style-name="Default"/>
          <table:table-cell office:value-type="float" office:value="2">
            <text:p>2</text:p>
          </table:table-cell>
          <table:table-cell table:number-columns-repeated="3"/>
          <table:table-cell table:formula="of:=CONCATENATE(TEXT([.$AD390];&quot;#&quot;);&quot;,&quot;;TEXT([.$AF390];&quot;#&quot;);&quot;,&quot;;TEXT([.$AM390];&quot;#&quot;))" office:value-type="string" office:string-value="20,10,2">
            <text:p>20,10,2</text:p>
          </table:table-cell>
        </table:table-row>
        <table:table-row table:style-name="ro1">
          <table:table-cell office:value-type="string">
            <text:p>2YWCWA6X3YOCROOHWFBXXTINJAWON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8 GMT 2012</text:p>
          </table:table-cell>
          <table:table-cell table:number-columns-repeated="2"/>
          <table:table-cell office:value-type="string">
            <text:p>2VQ58B727M0IVO8MKBXYNSVF9CCBWJ</text:p>
          </table:table-cell>
          <table:table-cell office:value-type="string">
            <text:p>A30SN6C7YX0OIP</text:p>
          </table:table-cell>
          <table:table-cell office:value-type="string">
            <text:p>Approved</text:p>
          </table:table-cell>
          <table:table-cell office:value-type="string">
            <text:p>Thu Aug 30 19:47:22 GMT 2012</text:p>
          </table:table-cell>
          <table:table-cell office:value-type="string">
            <text:p>Thu Aug 30 19:47:28 GMT 2012</text:p>
          </table:table-cell>
          <table:table-cell office:value-type="string">
            <text:p>Thu Sep 06 19:47:28 GMT 2012</text:p>
          </table:table-cell>
          <table:table-cell office:value-type="string">
            <text:p>2012/09/06 19:49:20 +0000</text:p>
          </table:table-cell>
          <table:table-cell table:number-columns-repeated="2"/>
          <table:table-cell office:value-type="float" office:value="6">
            <text:p>6</text:p>
          </table:table-cell>
          <table:table-cell table:number-columns-repeated="2" office:value-type="string">
            <text:p>100% (173/173)</text:p>
          </table:table-cell>
          <table:table-cell office:value-type="string">
            <text:p>0% (0/0)</text:p>
          </table:table-cell>
          <table:table-cell office:value-type="string">
            <text:p>Martin_Van_Buren_2:35.txt</text:p>
          </table:table-cell>
          <table:table-cell office:value-type="string">
            <text:p>Whatever difference of opinion may exist as to the expediency of vesting such a power in the judiciary in a system of government constituted like that of the United States, all must agree that these disparaging discrepancies in the law and in the administration of justice ought not to he permitted to continue; and as Congress alone can provide the remedy, the subject is unavoidably presented to your consideration.&lt;br/&gt;&lt;br/&gt;</text:p>
          </table:table-cell>
          <table:table-cell office:value-type="float" office:value="20">
            <text:p>20</text:p>
          </table:table-cell>
          <table:table-cell office:value-type="float" office:value="4">
            <text:p>4</text:p>
          </table:table-cell>
          <table:table-cell office:value-type="float" office:value="10">
            <text:p>10</text:p>
          </table:table-cell>
          <table:table-cell office:value-type="float" office:value="4">
            <text:p>4</text:p>
          </table:table-cell>
          <table:table-cell office:value-type="string">
            <text:p>Opportunism</text:p>
          </table:table-cell>
          <table:table-cell office:value-type="string">
            <text:p>http://en.wikipedia.org/wiki/Opportunism</text:p>
          </table:table-cell>
          <table:table-cell office:value-type="string">
            <text:p>Congress</text:p>
          </table:table-cell>
          <table:table-cell office:value-type="string">
            <text:p>http://en.wikipedia.org/wiki/Congress</text:p>
          </table:table-cell>
          <table:table-cell table:style-name="Default" office:value-type="string">
            <text:p>NO</text:p>
          </table:table-cell>
          <table:table-cell office:value-type="float" office:value="1">
            <text:p>1</text:p>
          </table:table-cell>
          <table:table-cell table:number-columns-repeated="3"/>
          <table:table-cell table:formula="of:=CONCATENATE(TEXT([.$AD391];&quot;#&quot;);&quot;,&quot;;TEXT([.$AF391];&quot;#&quot;);&quot;,&quot;;TEXT([.$AM391];&quot;#&quot;))" office:value-type="string" office:string-value="20,10,1">
            <text:p>20,10,1</text:p>
          </table:table-cell>
        </table:table-row>
        <table:table-row table:style-name="ro1">
          <table:table-cell office:value-type="string">
            <text:p>27D66RLPHIT3W4KF2U96ANJQ3T68G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8 GMT 2012</text:p>
          </table:table-cell>
          <table:table-cell table:number-columns-repeated="2"/>
          <table:table-cell office:value-type="string">
            <text:p>2BP3V0FK0COKHS26THGKS9LR1NIHOT</text:p>
          </table:table-cell>
          <table:table-cell office:value-type="string">
            <text:p>A30SN6C7YX0OIP</text:p>
          </table:table-cell>
          <table:table-cell office:value-type="string">
            <text:p>Approved</text:p>
          </table:table-cell>
          <table:table-cell office:value-type="string">
            <text:p>Thu Aug 30 19:53:11 GMT 2012</text:p>
          </table:table-cell>
          <table:table-cell office:value-type="string">
            <text:p>Thu Aug 30 19:53:25 GMT 2012</text:p>
          </table:table-cell>
          <table:table-cell office:value-type="string">
            <text:p>Thu Sep 06 19:53:25 GMT 2012</text:p>
          </table:table-cell>
          <table:table-cell office:value-type="string">
            <text:p>2012/09/06 19:54:14 +0000</text:p>
          </table:table-cell>
          <table:table-cell table:number-columns-repeated="2"/>
          <table:table-cell office:value-type="float" office:value="14">
            <text:p>14</text:p>
          </table:table-cell>
          <table:table-cell table:number-columns-repeated="2" office:value-type="string">
            <text:p>100% (173/173)</text:p>
          </table:table-cell>
          <table:table-cell office:value-type="string">
            <text:p>0% (0/0)</text:p>
          </table:table-cell>
          <table:table-cell office:value-type="string">
            <text:p>Grover_Cleveland_8:75.txt</text:p>
          </table:table-cell>
          <table:table-cell office:value-type="string">
            <text:p>I indorse the recommendation made by the present Secretary of the Interior, as well as his predecessor, that a permanent commission, consisting of three members, one of whom shall be an army officer, be created to perform the duties now devolving upon the Commissioner and Assistant Commissioner of Indian Affairs. The management of the Bureau involves such numerous and diverse details and the advantages of an uninterrupted policy are so apparent that I hope the change suggested will meet the approval of the Congress.&lt;br/&gt;&lt;br/&gt;The diminution of our enormous pension roll and the decrease of pension expenditure, which have been so often confidently for told, still fail in material realization. The number of pensioners on the polls at the close of the fiscal year ended June 30, 1896, was 970,678. This is the largest number ever reported. The amount paid exclusively for pensions during the year was $138,214,761.94, a slight decrease from that of the preceding year, while the total expenditures on account of pensions, including the cost of maintaining the Department and expenses attending pension distribution, amounted to $142,206,550.59, or within every small fraction of one-third of the entire expense of supporting the Government during the same year. The number of new pension certificates issued was 90,640. Of these, 40,374 represent original allowances of claims and 15,878 increases of existing pensions.&lt;br/&gt;&lt;br/&gt;</text:p>
          </table:table-cell>
          <table:table-cell office:value-type="float" office:value="200">
            <text:p>200</text:p>
          </table:table-cell>
          <table:table-cell office:value-type="float" office:value="3">
            <text:p>3</text:p>
          </table:table-cell>
          <table:table-cell office:value-type="float" office:value="50">
            <text:p>50</text:p>
          </table:table-cell>
          <table:table-cell office:value-type="float" office:value="0">
            <text:p>0</text:p>
          </table:table-cell>
          <table:table-cell office:value-type="string">
            <text:p>Mifflinburg Area School District</text:p>
          </table:table-cell>
          <table:table-cell office:value-type="string">
            <text:p>http://en.wikipedia.org/wiki/Mifflinburg_Area_School_District</text:p>
          </table:table-cell>
          <table:table-cell office:value-type="string">
            <text:p>FairTax</text:p>
          </table:table-cell>
          <table:table-cell office:value-type="string">
            <text:p>http://en.wikipedia.org/wiki/FairTax</text:p>
          </table:table-cell>
          <table:table-cell table:style-name="Default" office:value-type="string">
            <text:p>NO</text:p>
          </table:table-cell>
          <table:table-cell office:value-type="float" office:value="2">
            <text:p>2</text:p>
          </table:table-cell>
          <table:table-cell table:number-columns-repeated="3"/>
          <table:table-cell table:formula="of:=CONCATENATE(TEXT([.$AD392];&quot;#&quot;);&quot;,&quot;;TEXT([.$AF392];&quot;#&quot;);&quot;,&quot;;TEXT([.$AM392];&quot;#&quot;))" office:value-type="string" office:string-value="200,50,2">
            <text:p>200,50,2</text:p>
          </table:table-cell>
        </table:table-row>
        <table:table-row table:style-name="ro1">
          <table:table-cell office:value-type="string">
            <text:p>27D66RLPHIT3W4KF2U96ANJQ3T68G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8 GMT 2012</text:p>
          </table:table-cell>
          <table:table-cell table:number-columns-repeated="2"/>
          <table:table-cell office:value-type="string">
            <text:p>2M1KSSZVXX2QJEIZR0FYONIW64LN52</text:p>
          </table:table-cell>
          <table:table-cell office:value-type="string">
            <text:p>ALEW8U625N446</text:p>
          </table:table-cell>
          <table:table-cell office:value-type="string">
            <text:p>Approved</text:p>
          </table:table-cell>
          <table:table-cell office:value-type="string">
            <text:p>Thu Aug 30 19:33:43 GMT 2012</text:p>
          </table:table-cell>
          <table:table-cell office:value-type="string">
            <text:p>Thu Aug 30 19:36:45 GMT 2012</text:p>
          </table:table-cell>
          <table:table-cell office:value-type="string">
            <text:p>Thu Sep 06 19:36:45 GMT 2012</text:p>
          </table:table-cell>
          <table:table-cell office:value-type="string">
            <text:p>2012/09/06 19:39:15 +0000</text:p>
          </table:table-cell>
          <table:table-cell table:number-columns-repeated="2"/>
          <table:table-cell office:value-type="float" office:value="182">
            <text:p>182</text:p>
          </table:table-cell>
          <table:table-cell office:value-type="string">
            <text:p>100% (11/11)</text:p>
          </table:table-cell>
          <table:table-cell office:value-type="string">
            <text:p>100% (3/3)</text:p>
          </table:table-cell>
          <table:table-cell office:value-type="string">
            <text:p>0% (0/0)</text:p>
          </table:table-cell>
          <table:table-cell office:value-type="string">
            <text:p>Grover_Cleveland_8:75.txt</text:p>
          </table:table-cell>
          <table:table-cell office:value-type="string">
            <text:p>I indorse the recommendation made by the present Secretary of the Interior, as well as his predecessor, that a permanent commission, consisting of three members, one of whom shall be an army officer, be created to perform the duties now devolving upon the Commissioner and Assistant Commissioner of Indian Affairs. The management of the Bureau involves such numerous and diverse details and the advantages of an uninterrupted policy are so apparent that I hope the change suggested will meet the approval of the Congress.&lt;br/&gt;&lt;br/&gt;The diminution of our enormous pension roll and the decrease of pension expenditure, which have been so often confidently for told, still fail in material realization. The number of pensioners on the polls at the close of the fiscal year ended June 30, 1896, was 970,678. This is the largest number ever reported. The amount paid exclusively for pensions during the year was $138,214,761.94, a slight decrease from that of the preceding year, while the total expenditures on account of pensions, including the cost of maintaining the Department and expenses attending pension distribution, amounted to $142,206,550.59, or within every small fraction of one-third of the entire expense of supporting the Government during the same year. The number of new pension certificates issued was 90,640. Of these, 40,374 represent original allowances of claims and 15,878 increases of existing pensions.&lt;br/&gt;&lt;br/&gt;</text:p>
          </table:table-cell>
          <table:table-cell office:value-type="float" office:value="200">
            <text:p>200</text:p>
          </table:table-cell>
          <table:table-cell office:value-type="float" office:value="3">
            <text:p>3</text:p>
          </table:table-cell>
          <table:table-cell office:value-type="float" office:value="50">
            <text:p>50</text:p>
          </table:table-cell>
          <table:table-cell office:value-type="float" office:value="0">
            <text:p>0</text:p>
          </table:table-cell>
          <table:table-cell office:value-type="string">
            <text:p>Mifflinburg Area School District</text:p>
          </table:table-cell>
          <table:table-cell office:value-type="string">
            <text:p>http://en.wikipedia.org/wiki/Mifflinburg_Area_School_District</text:p>
          </table:table-cell>
          <table:table-cell office:value-type="string">
            <text:p>FairTax</text:p>
          </table:table-cell>
          <table:table-cell office:value-type="string">
            <text:p>http://en.wikipedia.org/wiki/FairTax</text:p>
          </table:table-cell>
          <table:table-cell table:style-name="Default"/>
          <table:table-cell office:value-type="float" office:value="2">
            <text:p>2</text:p>
          </table:table-cell>
          <table:table-cell table:number-columns-repeated="3"/>
          <table:table-cell table:formula="of:=CONCATENATE(TEXT([.$AD393];&quot;#&quot;);&quot;,&quot;;TEXT([.$AF393];&quot;#&quot;);&quot;,&quot;;TEXT([.$AM393];&quot;#&quot;))" office:value-type="string" office:string-value="200,50,2">
            <text:p>200,50,2</text:p>
          </table:table-cell>
        </table:table-row>
        <table:table-row table:style-name="ro1">
          <table:table-cell office:value-type="string">
            <text:p>27D66RLPHIT3W4KF2U96ANJQ3T68G9</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8 GMT 2012</text:p>
          </table:table-cell>
          <table:table-cell table:number-columns-repeated="2"/>
          <table:table-cell office:value-type="string">
            <text:p>2SY2NJQ2172ZOIEMDLBLKVEBZIVXPH</text:p>
          </table:table-cell>
          <table:table-cell office:value-type="string">
            <text:p>A997OZ3H2B3Q2</text:p>
          </table:table-cell>
          <table:table-cell office:value-type="string">
            <text:p>Approved</text:p>
          </table:table-cell>
          <table:table-cell office:value-type="string">
            <text:p>Thu Aug 30 19:07:24 GMT 2012</text:p>
          </table:table-cell>
          <table:table-cell office:value-type="string">
            <text:p>Thu Aug 30 19:07:54 GMT 2012</text:p>
          </table:table-cell>
          <table:table-cell office:value-type="string">
            <text:p>Thu Sep 06 19:07:54 GMT 2012</text:p>
          </table:table-cell>
          <table:table-cell office:value-type="string">
            <text:p>2012/09/06 19:09:14 +0000</text:p>
          </table:table-cell>
          <table:table-cell table:number-columns-repeated="2"/>
          <table:table-cell office:value-type="float" office:value="30">
            <text:p>30</text:p>
          </table:table-cell>
          <table:table-cell table:number-columns-repeated="2" office:value-type="string">
            <text:p>100% (93/93)</text:p>
          </table:table-cell>
          <table:table-cell office:value-type="string">
            <text:p>0% (0/0)</text:p>
          </table:table-cell>
          <table:table-cell office:value-type="string">
            <text:p>Grover_Cleveland_8:75.txt</text:p>
          </table:table-cell>
          <table:table-cell office:value-type="string">
            <text:p>I indorse the recommendation made by the present Secretary of the Interior, as well as his predecessor, that a permanent commission, consisting of three members, one of whom shall be an army officer, be created to perform the duties now devolving upon the Commissioner and Assistant Commissioner of Indian Affairs. The management of the Bureau involves such numerous and diverse details and the advantages of an uninterrupted policy are so apparent that I hope the change suggested will meet the approval of the Congress.&lt;br/&gt;&lt;br/&gt;The diminution of our enormous pension roll and the decrease of pension expenditure, which have been so often confidently for told, still fail in material realization. The number of pensioners on the polls at the close of the fiscal year ended June 30, 1896, was 970,678. This is the largest number ever reported. The amount paid exclusively for pensions during the year was $138,214,761.94, a slight decrease from that of the preceding year, while the total expenditures on account of pensions, including the cost of maintaining the Department and expenses attending pension distribution, amounted to $142,206,550.59, or within every small fraction of one-third of the entire expense of supporting the Government during the same year. The number of new pension certificates issued was 90,640. Of these, 40,374 represent original allowances of claims and 15,878 increases of existing pensions.&lt;br/&gt;&lt;br/&gt;</text:p>
          </table:table-cell>
          <table:table-cell office:value-type="float" office:value="200">
            <text:p>200</text:p>
          </table:table-cell>
          <table:table-cell office:value-type="float" office:value="3">
            <text:p>3</text:p>
          </table:table-cell>
          <table:table-cell office:value-type="float" office:value="50">
            <text:p>50</text:p>
          </table:table-cell>
          <table:table-cell office:value-type="float" office:value="0">
            <text:p>0</text:p>
          </table:table-cell>
          <table:table-cell office:value-type="string">
            <text:p>Mifflinburg Area School District</text:p>
          </table:table-cell>
          <table:table-cell office:value-type="string">
            <text:p>http://en.wikipedia.org/wiki/Mifflinburg_Area_School_District</text:p>
          </table:table-cell>
          <table:table-cell office:value-type="string">
            <text:p>FairTax</text:p>
          </table:table-cell>
          <table:table-cell office:value-type="string">
            <text:p>http://en.wikipedia.org/wiki/FairTax</text:p>
          </table:table-cell>
          <table:table-cell table:style-name="Default"/>
          <table:table-cell office:value-type="float" office:value="2">
            <text:p>2</text:p>
          </table:table-cell>
          <table:table-cell table:number-columns-repeated="3"/>
          <table:table-cell table:formula="of:=CONCATENATE(TEXT([.$AD394];&quot;#&quot;);&quot;,&quot;;TEXT([.$AF394];&quot;#&quot;);&quot;,&quot;;TEXT([.$AM394];&quot;#&quot;))" office:value-type="string" office:string-value="200,50,2">
            <text:p>200,50,2</text:p>
          </table:table-cell>
        </table:table-row>
        <table:table-row table:style-name="ro1">
          <table:table-cell office:value-type="string">
            <text:p>2QH6KW4ZMAZHW0FQM0ROVNVRITJ8H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8 GMT 2012</text:p>
          </table:table-cell>
          <table:table-cell table:number-columns-repeated="2"/>
          <table:table-cell office:value-type="string">
            <text:p>2BTK274J79KQBFPDUEXU5FCD9MNFH1</text:p>
          </table:table-cell>
          <table:table-cell office:value-type="string">
            <text:p>A33GBAC29A0MS5</text:p>
          </table:table-cell>
          <table:table-cell office:value-type="string">
            <text:p>Approved</text:p>
          </table:table-cell>
          <table:table-cell office:value-type="string">
            <text:p>Thu Aug 30 18:38:25 GMT 2012</text:p>
          </table:table-cell>
          <table:table-cell office:value-type="string">
            <text:p>Thu Aug 30 18:38:53 GMT 2012</text:p>
          </table:table-cell>
          <table:table-cell office:value-type="string">
            <text:p>Thu Sep 06 18:38:53 GMT 2012</text:p>
          </table:table-cell>
          <table:table-cell office:value-type="string">
            <text:p>2012/09/06 18:39:20 +0000</text:p>
          </table:table-cell>
          <table:table-cell table:number-columns-repeated="2"/>
          <table:table-cell office:value-type="float" office:value="28">
            <text:p>28</text:p>
          </table:table-cell>
          <table:table-cell table:number-columns-repeated="2" office:value-type="string">
            <text:p>100% (84/84)</text:p>
          </table:table-cell>
          <table:table-cell office:value-type="string">
            <text:p>0% (0/0)</text:p>
          </table:table-cell>
          <table:table-cell office:value-type="string">
            <text:p>James_Monroe_8:41.txt</text:p>
          </table:table-cell>
          <table:table-cell office:value-type="string">
            <text:p>In looking to the interests which the United States have on the Pacific Ocean and on the western coast of this continent, the propriety of establishing a military post at the mouth of the Columbia River, or at some other point in that quarter within our acknowledged limits, is submitted to the consideration of Congress. Our commerce and fisheries on that sea and along the coast have much increased and are increasing. It is thought that a military post, to which our ships of war might resort, would afford protection to every interest, and have a tendency to conciliate the tribes to the North West, with whom our trade is extensive. It is thought also that by the establishment of such a post the intercourse between our Western States and Territories and the Pacific and our trade with the tribes residing in the interior on each side of the Rocky Mountains would be essentially promoted. To carry this object into effect the appropriation of an adequate sum to authorize the employment of a frigate, with an officer of the Corps of Engineers, to explore the mouth of the Columbia River and the coast contiguous thereto, to enable the Executive to make such establishment at the most suitable point, is recommended to Congress.&lt;br/&gt;&lt;br/&gt;It is thought that attention is also due to the improvement of this city. The communication between the public buildings and in various other parts and the grounds around those buildings require it. It is presumed also that the completion of the canal from the Tiber to the Eastern Branch would have a very salutary effect. Great exertions have been made and expenses incurred by the citizens in improvements of various kinds; but those which are suggested belong exclusively to the Government, or are of a nature to require expenditures beyond their resources. The public lots which are still for sale would, it is not doubted, be more than adequate for these purposes.&lt;br/&gt;&lt;br/&gt;</text:p>
          </table:table-cell>
          <table:table-cell office:value-type="float" office:value="20">
            <text:p>20</text:p>
          </table:table-cell>
          <table:table-cell office:value-type="float" office:value="3">
            <text:p>3</text:p>
          </table:table-cell>
          <table:table-cell office:value-type="float" office:value="10">
            <text:p>10</text:p>
          </table:table-cell>
          <table:table-cell office:value-type="float" office:value="2">
            <text:p>2</text:p>
          </table:table-cell>
          <table:table-cell office:value-type="string">
            <text:p>Americanization of Native Americans</text:p>
          </table:table-cell>
          <table:table-cell office:value-type="string">
            <text:p>http://en.wikipedia.org/wiki/Americanization_of_Native_Americans</text:p>
          </table:table-cell>
          <table:table-cell office:value-type="string">
            <text:p>Navy</text:p>
          </table:table-cell>
          <table:table-cell office:value-type="string">
            <text:p>http://en.wikipedia.org/wiki/Navy</text:p>
          </table:table-cell>
          <table:table-cell table:style-name="Default"/>
          <table:table-cell office:value-type="float" office:value="2">
            <text:p>2</text:p>
          </table:table-cell>
          <table:table-cell table:number-columns-repeated="3"/>
          <table:table-cell table:formula="of:=CONCATENATE(TEXT([.$AD395];&quot;#&quot;);&quot;,&quot;;TEXT([.$AF395];&quot;#&quot;);&quot;,&quot;;TEXT([.$AM395];&quot;#&quot;))" office:value-type="string" office:string-value="20,10,2">
            <text:p>20,10,2</text:p>
          </table:table-cell>
        </table:table-row>
        <table:table-row table:style-name="ro1">
          <table:table-cell office:value-type="string">
            <text:p>2QH6KW4ZMAZHW0FQM0ROVNVRITJ8H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8 GMT 2012</text:p>
          </table:table-cell>
          <table:table-cell table:number-columns-repeated="2"/>
          <table:table-cell office:value-type="string">
            <text:p>2QLP9RA7S5WMGFX3ZY678JMHQRCTYQ</text:p>
          </table:table-cell>
          <table:table-cell office:value-type="string">
            <text:p>A23S6QOSZH9TMT</text:p>
          </table:table-cell>
          <table:table-cell office:value-type="string">
            <text:p>Approved</text:p>
          </table:table-cell>
          <table:table-cell office:value-type="string">
            <text:p>Thu Aug 30 20:05:01 GMT 2012</text:p>
          </table:table-cell>
          <table:table-cell office:value-type="string">
            <text:p>Thu Aug 30 20:05:53 GMT 2012</text:p>
          </table:table-cell>
          <table:table-cell office:value-type="string">
            <text:p>Thu Sep 06 20:05:53 GMT 2012</text:p>
          </table:table-cell>
          <table:table-cell office:value-type="string">
            <text:p>2012/09/06 20:09:13 +0000</text:p>
          </table:table-cell>
          <table:table-cell table:number-columns-repeated="2"/>
          <table:table-cell office:value-type="float" office:value="52">
            <text:p>52</text:p>
          </table:table-cell>
          <table:table-cell table:number-columns-repeated="2" office:value-type="string">
            <text:p>100% (9/9)</text:p>
          </table:table-cell>
          <table:table-cell office:value-type="string">
            <text:p>0% (0/0)</text:p>
          </table:table-cell>
          <table:table-cell office:value-type="string">
            <text:p>James_Monroe_8:41.txt</text:p>
          </table:table-cell>
          <table:table-cell office:value-type="string">
            <text:p>In looking to the interests which the United States have on the Pacific Ocean and on the western coast of this continent, the propriety of establishing a military post at the mouth of the Columbia River, or at some other point in that quarter within our acknowledged limits, is submitted to the consideration of Congress. Our commerce and fisheries on that sea and along the coast have much increased and are increasing. It is thought that a military post, to which our ships of war might resort, would afford protection to every interest, and have a tendency to conciliate the tribes to the North West, with whom our trade is extensive. It is thought also that by the establishment of such a post the intercourse between our Western States and Territories and the Pacific and our trade with the tribes residing in the interior on each side of the Rocky Mountains would be essentially promoted. To carry this object into effect the appropriation of an adequate sum to authorize the employment of a frigate, with an officer of the Corps of Engineers, to explore the mouth of the Columbia River and the coast contiguous thereto, to enable the Executive to make such establishment at the most suitable point, is recommended to Congress.&lt;br/&gt;&lt;br/&gt;It is thought that attention is also due to the improvement of this city. The communication between the public buildings and in various other parts and the grounds around those buildings require it. It is presumed also that the completion of the canal from the Tiber to the Eastern Branch would have a very salutary effect. Great exertions have been made and expenses incurred by the citizens in improvements of various kinds; but those which are suggested belong exclusively to the Government, or are of a nature to require expenditures beyond their resources. The public lots which are still for sale would, it is not doubted, be more than adequate for these purposes.&lt;br/&gt;&lt;br/&gt;</text:p>
          </table:table-cell>
          <table:table-cell office:value-type="float" office:value="20">
            <text:p>20</text:p>
          </table:table-cell>
          <table:table-cell office:value-type="float" office:value="3">
            <text:p>3</text:p>
          </table:table-cell>
          <table:table-cell office:value-type="float" office:value="10">
            <text:p>10</text:p>
          </table:table-cell>
          <table:table-cell office:value-type="float" office:value="2">
            <text:p>2</text:p>
          </table:table-cell>
          <table:table-cell office:value-type="string">
            <text:p>Americanization of Native Americans</text:p>
          </table:table-cell>
          <table:table-cell office:value-type="string">
            <text:p>http://en.wikipedia.org/wiki/Americanization_of_Native_Americans</text:p>
          </table:table-cell>
          <table:table-cell office:value-type="string">
            <text:p>Navy</text:p>
          </table:table-cell>
          <table:table-cell office:value-type="string">
            <text:p>http://en.wikipedia.org/wiki/Navy</text:p>
          </table:table-cell>
          <table:table-cell table:style-name="Default"/>
          <table:table-cell office:value-type="float" office:value="2">
            <text:p>2</text:p>
          </table:table-cell>
          <table:table-cell table:number-columns-repeated="3"/>
          <table:table-cell table:formula="of:=CONCATENATE(TEXT([.$AD396];&quot;#&quot;);&quot;,&quot;;TEXT([.$AF396];&quot;#&quot;);&quot;,&quot;;TEXT([.$AM396];&quot;#&quot;))" office:value-type="string" office:string-value="20,10,2">
            <text:p>20,10,2</text:p>
          </table:table-cell>
        </table:table-row>
        <table:table-row table:style-name="ro1">
          <table:table-cell office:value-type="string">
            <text:p>2QH6KW4ZMAZHW0FQM0ROVNVRITJ8H8</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8 GMT 2012</text:p>
          </table:table-cell>
          <table:table-cell table:number-columns-repeated="2"/>
          <table:table-cell office:value-type="string">
            <text:p>2VR6R70G5R98SH782OYW0STN3TAAQJ</text:p>
          </table:table-cell>
          <table:table-cell office:value-type="string">
            <text:p>A30SN6C7YX0OIP</text:p>
          </table:table-cell>
          <table:table-cell office:value-type="string">
            <text:p>Approved</text:p>
          </table:table-cell>
          <table:table-cell office:value-type="string">
            <text:p>Thu Aug 30 19:54:19 GMT 2012</text:p>
          </table:table-cell>
          <table:table-cell office:value-type="string">
            <text:p>Thu Aug 30 19:54:27 GMT 2012</text:p>
          </table:table-cell>
          <table:table-cell office:value-type="string">
            <text:p>Thu Sep 06 19:54:27 GMT 2012</text:p>
          </table:table-cell>
          <table:table-cell office:value-type="string">
            <text:p>2012/09/06 19:59:12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James_Monroe_8:41.txt</text:p>
          </table:table-cell>
          <table:table-cell office:value-type="string">
            <text:p>In looking to the interests which the United States have on the Pacific Ocean and on the western coast of this continent, the propriety of establishing a military post at the mouth of the Columbia River, or at some other point in that quarter within our acknowledged limits, is submitted to the consideration of Congress. Our commerce and fisheries on that sea and along the coast have much increased and are increasing. It is thought that a military post, to which our ships of war might resort, would afford protection to every interest, and have a tendency to conciliate the tribes to the North West, with whom our trade is extensive. It is thought also that by the establishment of such a post the intercourse between our Western States and Territories and the Pacific and our trade with the tribes residing in the interior on each side of the Rocky Mountains would be essentially promoted. To carry this object into effect the appropriation of an adequate sum to authorize the employment of a frigate, with an officer of the Corps of Engineers, to explore the mouth of the Columbia River and the coast contiguous thereto, to enable the Executive to make such establishment at the most suitable point, is recommended to Congress.&lt;br/&gt;&lt;br/&gt;It is thought that attention is also due to the improvement of this city. The communication between the public buildings and in various other parts and the grounds around those buildings require it. It is presumed also that the completion of the canal from the Tiber to the Eastern Branch would have a very salutary effect. Great exertions have been made and expenses incurred by the citizens in improvements of various kinds; but those which are suggested belong exclusively to the Government, or are of a nature to require expenditures beyond their resources. The public lots which are still for sale would, it is not doubted, be more than adequate for these purposes.&lt;br/&gt;&lt;br/&gt;</text:p>
          </table:table-cell>
          <table:table-cell office:value-type="float" office:value="20">
            <text:p>20</text:p>
          </table:table-cell>
          <table:table-cell office:value-type="float" office:value="3">
            <text:p>3</text:p>
          </table:table-cell>
          <table:table-cell office:value-type="float" office:value="10">
            <text:p>10</text:p>
          </table:table-cell>
          <table:table-cell office:value-type="float" office:value="2">
            <text:p>2</text:p>
          </table:table-cell>
          <table:table-cell office:value-type="string">
            <text:p>Americanization of Native Americans</text:p>
          </table:table-cell>
          <table:table-cell office:value-type="string">
            <text:p>http://en.wikipedia.org/wiki/Americanization_of_Native_Americans</text:p>
          </table:table-cell>
          <table:table-cell office:value-type="string">
            <text:p>Navy</text:p>
          </table:table-cell>
          <table:table-cell office:value-type="string">
            <text:p>http://en.wikipedia.org/wiki/Navy</text:p>
          </table:table-cell>
          <table:table-cell table:style-name="Default" office:value-type="string">
            <text:p>NO</text:p>
          </table:table-cell>
          <table:table-cell office:value-type="float" office:value="2">
            <text:p>2</text:p>
          </table:table-cell>
          <table:table-cell table:number-columns-repeated="3"/>
          <table:table-cell table:formula="of:=CONCATENATE(TEXT([.$AD397];&quot;#&quot;);&quot;,&quot;;TEXT([.$AF397];&quot;#&quot;);&quot;,&quot;;TEXT([.$AM397];&quot;#&quot;))" office:value-type="string" office:string-value="20,10,2">
            <text:p>20,10,2</text:p>
          </table:table-cell>
        </table:table-row>
        <table:table-row table:style-name="ro1">
          <table:table-cell office:value-type="string">
            <text:p>25DR14IXKO2LOB5JJ61653YOD4EBA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8 GMT 2012</text:p>
          </table:table-cell>
          <table:table-cell table:number-columns-repeated="2"/>
          <table:table-cell office:value-type="string">
            <text:p>28L3DHJHP4BDST495IIS59X3LK03WL</text:p>
          </table:table-cell>
          <table:table-cell office:value-type="string">
            <text:p>A23S6QOSZH9TMT</text:p>
          </table:table-cell>
          <table:table-cell office:value-type="string">
            <text:p>Approved</text:p>
          </table:table-cell>
          <table:table-cell office:value-type="string">
            <text:p>Thu Aug 30 20:03:31 GMT 2012</text:p>
          </table:table-cell>
          <table:table-cell office:value-type="string">
            <text:p>Thu Aug 30 20:05:00 GMT 2012</text:p>
          </table:table-cell>
          <table:table-cell office:value-type="string">
            <text:p>Thu Sep 06 20:05:00 GMT 2012</text:p>
          </table:table-cell>
          <table:table-cell office:value-type="string">
            <text:p>2012/09/06 20:09:13 +0000</text:p>
          </table:table-cell>
          <table:table-cell table:number-columns-repeated="2"/>
          <table:table-cell office:value-type="float" office:value="89">
            <text:p>89</text:p>
          </table:table-cell>
          <table:table-cell table:number-columns-repeated="2" office:value-type="string">
            <text:p>100% (9/9)</text:p>
          </table:table-cell>
          <table:table-cell office:value-type="string">
            <text:p>0% (0/0)</text:p>
          </table:table-cell>
          <table:table-cell office:value-type="string">
            <text:p>Benjamin_Harrison_4:43.txt</text:p>
          </table:table-cell>
          <table:table-cell office:value-type="string">
            <text:p>I adhere to the views expressed in previous messages that the care of the disabled soldiers of the War of the Rebellion is a matter of national concern and duty. Perhaps no emotion cools sooner than that of gratitude, but I can not believe that this process has yet reached a point with our people that would sustain the policy of remitting the care of these disabled veterans to the inadequate agencies provided by local laws. The parade on the 20th of September last upon the streets of this capital of 60,000 of the surviving Union veterans of the War of the Rebellion was a most touching and thrilling episode, and the rich and gracious welcome extended to them by the District of Columbia and the applause that greeted their progress from tens of thousands of people from all the States did much to revive the glorious recollections of the Grand Review when these men and many thousand others now in their graves were welcomed with grateful joy as victors in a struggle in which the national unity, honor, and wealth were all at issue.&lt;br/&gt;&lt;br/&gt;In my last annual message I called attention to the fact that some legislative action was necessary in order to protect the interests of the Government in its relations with the Union Pacific Railway. The Commissioner of Railroads has submitted a very full report, giving exact information as to the debt, the liens upon the company's property, and its resources. We must deal with the question as we find it and take that course which will under existing conditions best secure the interests of the United States. I recommended in my last annual message that a commission be appointed to deal with this question, and I renew that recommendation and suggest that the commission be given full power.&lt;br/&gt;&lt;br/&gt;</text:p>
          </table:table-cell>
          <table:table-cell office:value-type="float" office:value="200">
            <text:p>200</text:p>
          </table:table-cell>
          <table:table-cell office:value-type="float" office:value="4">
            <text:p>4</text:p>
          </table:table-cell>
          <table:table-cell office:value-type="float" office:value="10">
            <text:p>10</text:p>
          </table:table-cell>
          <table:table-cell office:value-type="float" office:value="1">
            <text:p>1</text:p>
          </table:table-cell>
          <table:table-cell office:value-type="string">
            <text:p>Daniel F. Bakeman</text:p>
          </table:table-cell>
          <table:table-cell office:value-type="string">
            <text:p>http://en.wikipedia.org/wiki/Daniel_F._Bakeman</text:p>
          </table:table-cell>
          <table:table-cell office:value-type="string">
            <text:p>Stanley A. McChrystal</text:p>
          </table:table-cell>
          <table:table-cell office:value-type="string">
            <text:p>http://en.wikipedia.org/wiki/Stanley_A._McChrystal</text:p>
          </table:table-cell>
          <table:table-cell table:style-name="Default"/>
          <table:table-cell office:value-type="float" office:value="1">
            <text:p>1</text:p>
          </table:table-cell>
          <table:table-cell table:number-columns-repeated="3"/>
          <table:table-cell table:formula="of:=CONCATENATE(TEXT([.$AD398];&quot;#&quot;);&quot;,&quot;;TEXT([.$AF398];&quot;#&quot;);&quot;,&quot;;TEXT([.$AM398];&quot;#&quot;))" office:value-type="string" office:string-value="200,10,1">
            <text:p>200,10,1</text:p>
          </table:table-cell>
        </table:table-row>
        <table:table-row table:style-name="ro1">
          <table:table-cell office:value-type="string">
            <text:p>25DR14IXKO2LOB5JJ61653YOD4EBA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8 GMT 2012</text:p>
          </table:table-cell>
          <table:table-cell table:number-columns-repeated="2"/>
          <table:table-cell office:value-type="string">
            <text:p>2APULRGNTBJ31V12CPG7V62KMSYT7K</text:p>
          </table:table-cell>
          <table:table-cell office:value-type="string">
            <text:p>A33GBAC29A0MS5</text:p>
          </table:table-cell>
          <table:table-cell office:value-type="string">
            <text:p>Approved</text:p>
          </table:table-cell>
          <table:table-cell office:value-type="string">
            <text:p>Thu Aug 30 18:30:12 GMT 2012</text:p>
          </table:table-cell>
          <table:table-cell office:value-type="string">
            <text:p>Thu Aug 30 18:30:33 GMT 2012</text:p>
          </table:table-cell>
          <table:table-cell office:value-type="string">
            <text:p>Thu Sep 06 18:30:33 GMT 2012</text:p>
          </table:table-cell>
          <table:table-cell office:value-type="string">
            <text:p>2012/09/06 18:34:18 +0000</text:p>
          </table:table-cell>
          <table:table-cell table:number-columns-repeated="2"/>
          <table:table-cell office:value-type="float" office:value="21">
            <text:p>21</text:p>
          </table:table-cell>
          <table:table-cell table:number-columns-repeated="2" office:value-type="string">
            <text:p>100% (84/84)</text:p>
          </table:table-cell>
          <table:table-cell office:value-type="string">
            <text:p>0% (0/0)</text:p>
          </table:table-cell>
          <table:table-cell office:value-type="string">
            <text:p>Benjamin_Harrison_4:43.txt</text:p>
          </table:table-cell>
          <table:table-cell office:value-type="string">
            <text:p>I adhere to the views expressed in previous messages that the care of the disabled soldiers of the War of the Rebellion is a matter of national concern and duty. Perhaps no emotion cools sooner than that of gratitude, but I can not believe that this process has yet reached a point with our people that would sustain the policy of remitting the care of these disabled veterans to the inadequate agencies provided by local laws. The parade on the 20th of September last upon the streets of this capital of 60,000 of the surviving Union veterans of the War of the Rebellion was a most touching and thrilling episode, and the rich and gracious welcome extended to them by the District of Columbia and the applause that greeted their progress from tens of thousands of people from all the States did much to revive the glorious recollections of the Grand Review when these men and many thousand others now in their graves were welcomed with grateful joy as victors in a struggle in which the national unity, honor, and wealth were all at issue.&lt;br/&gt;&lt;br/&gt;In my last annual message I called attention to the fact that some legislative action was necessary in order to protect the interests of the Government in its relations with the Union Pacific Railway. The Commissioner of Railroads has submitted a very full report, giving exact information as to the debt, the liens upon the company's property, and its resources. We must deal with the question as we find it and take that course which will under existing conditions best secure the interests of the United States. I recommended in my last annual message that a commission be appointed to deal with this question, and I renew that recommendation and suggest that the commission be given full power.&lt;br/&gt;&lt;br/&gt;</text:p>
          </table:table-cell>
          <table:table-cell office:value-type="float" office:value="200">
            <text:p>200</text:p>
          </table:table-cell>
          <table:table-cell office:value-type="float" office:value="4">
            <text:p>4</text:p>
          </table:table-cell>
          <table:table-cell office:value-type="float" office:value="10">
            <text:p>10</text:p>
          </table:table-cell>
          <table:table-cell office:value-type="float" office:value="1">
            <text:p>1</text:p>
          </table:table-cell>
          <table:table-cell office:value-type="string">
            <text:p>Daniel F. Bakeman</text:p>
          </table:table-cell>
          <table:table-cell office:value-type="string">
            <text:p>http://en.wikipedia.org/wiki/Daniel_F._Bakeman</text:p>
          </table:table-cell>
          <table:table-cell office:value-type="string">
            <text:p>Stanley A. McChrystal</text:p>
          </table:table-cell>
          <table:table-cell office:value-type="string">
            <text:p>http://en.wikipedia.org/wiki/Stanley_A._McChrystal</text:p>
          </table:table-cell>
          <table:table-cell table:style-name="Default"/>
          <table:table-cell office:value-type="float" office:value="1">
            <text:p>1</text:p>
          </table:table-cell>
          <table:table-cell table:number-columns-repeated="3"/>
          <table:table-cell table:formula="of:=CONCATENATE(TEXT([.$AD399];&quot;#&quot;);&quot;,&quot;;TEXT([.$AF399];&quot;#&quot;);&quot;,&quot;;TEXT([.$AM399];&quot;#&quot;))" office:value-type="string" office:string-value="200,10,1">
            <text:p>200,10,1</text:p>
          </table:table-cell>
        </table:table-row>
        <table:table-row table:style-name="ro1">
          <table:table-cell office:value-type="string">
            <text:p>25DR14IXKO2LOB5JJ61653YOD4EBAZ</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8 GMT 2012</text:p>
          </table:table-cell>
          <table:table-cell table:number-columns-repeated="2"/>
          <table:table-cell office:value-type="string">
            <text:p>2IBHSTLB3L0FQSXNVLAERREVJMKIUZ</text:p>
          </table:table-cell>
          <table:table-cell office:value-type="string">
            <text:p>A30SN6C7YX0OIP</text:p>
          </table:table-cell>
          <table:table-cell office:value-type="string">
            <text:p>Approved</text:p>
          </table:table-cell>
          <table:table-cell office:value-type="string">
            <text:p>Thu Aug 30 19:38:24 GMT 2012</text:p>
          </table:table-cell>
          <table:table-cell office:value-type="string">
            <text:p>Thu Aug 30 19:38:32 GMT 2012</text:p>
          </table:table-cell>
          <table:table-cell office:value-type="string">
            <text:p>Thu Sep 06 19:38:32 GMT 2012</text:p>
          </table:table-cell>
          <table:table-cell office:value-type="string">
            <text:p>2012/09/06 19:39:16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Benjamin_Harrison_4:43.txt</text:p>
          </table:table-cell>
          <table:table-cell office:value-type="string">
            <text:p>I adhere to the views expressed in previous messages that the care of the disabled soldiers of the War of the Rebellion is a matter of national concern and duty. Perhaps no emotion cools sooner than that of gratitude, but I can not believe that this process has yet reached a point with our people that would sustain the policy of remitting the care of these disabled veterans to the inadequate agencies provided by local laws. The parade on the 20th of September last upon the streets of this capital of 60,000 of the surviving Union veterans of the War of the Rebellion was a most touching and thrilling episode, and the rich and gracious welcome extended to them by the District of Columbia and the applause that greeted their progress from tens of thousands of people from all the States did much to revive the glorious recollections of the Grand Review when these men and many thousand others now in their graves were welcomed with grateful joy as victors in a struggle in which the national unity, honor, and wealth were all at issue.&lt;br/&gt;&lt;br/&gt;In my last annual message I called attention to the fact that some legislative action was necessary in order to protect the interests of the Government in its relations with the Union Pacific Railway. The Commissioner of Railroads has submitted a very full report, giving exact information as to the debt, the liens upon the company's property, and its resources. We must deal with the question as we find it and take that course which will under existing conditions best secure the interests of the United States. I recommended in my last annual message that a commission be appointed to deal with this question, and I renew that recommendation and suggest that the commission be given full power.&lt;br/&gt;&lt;br/&gt;</text:p>
          </table:table-cell>
          <table:table-cell office:value-type="float" office:value="200">
            <text:p>200</text:p>
          </table:table-cell>
          <table:table-cell office:value-type="float" office:value="4">
            <text:p>4</text:p>
          </table:table-cell>
          <table:table-cell office:value-type="float" office:value="10">
            <text:p>10</text:p>
          </table:table-cell>
          <table:table-cell office:value-type="float" office:value="1">
            <text:p>1</text:p>
          </table:table-cell>
          <table:table-cell office:value-type="string">
            <text:p>Daniel F. Bakeman</text:p>
          </table:table-cell>
          <table:table-cell office:value-type="string">
            <text:p>http://en.wikipedia.org/wiki/Daniel_F._Bakeman</text:p>
          </table:table-cell>
          <table:table-cell office:value-type="string">
            <text:p>Stanley A. McChrystal</text:p>
          </table:table-cell>
          <table:table-cell office:value-type="string">
            <text:p>http://en.wikipedia.org/wiki/Stanley_A._McChrystal</text:p>
          </table:table-cell>
          <table:table-cell table:style-name="Default" office:value-type="string">
            <text:p>NO</text:p>
          </table:table-cell>
          <table:table-cell office:value-type="float" office:value="1">
            <text:p>1</text:p>
          </table:table-cell>
          <table:table-cell table:number-columns-repeated="3"/>
          <table:table-cell table:formula="of:=CONCATENATE(TEXT([.$AD400];&quot;#&quot;);&quot;,&quot;;TEXT([.$AF400];&quot;#&quot;);&quot;,&quot;;TEXT([.$AM400];&quot;#&quot;))" office:value-type="string" office:string-value="200,10,1">
            <text:p>200,10,1</text:p>
          </table:table-cell>
        </table:table-row>
        <table:table-row table:style-name="ro1">
          <table:table-cell office:value-type="string">
            <text:p>2KFUYT3DHJHPJK1IRQVYGRSXAP20TN</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8 GMT 2012</text:p>
          </table:table-cell>
          <table:table-cell table:number-columns-repeated="2"/>
          <table:table-cell office:value-type="string">
            <text:p>21DFQ0ONNVRHGT5TGO7RJ76N0QDULO</text:p>
          </table:table-cell>
          <table:table-cell office:value-type="string">
            <text:p>A997OZ3H2B3Q2</text:p>
          </table:table-cell>
          <table:table-cell office:value-type="string">
            <text:p>Approved</text:p>
          </table:table-cell>
          <table:table-cell office:value-type="string">
            <text:p>Thu Aug 30 19:05:25 GMT 2012</text:p>
          </table:table-cell>
          <table:table-cell office:value-type="string">
            <text:p>Thu Aug 30 19:06:49 GMT 2012</text:p>
          </table:table-cell>
          <table:table-cell office:value-type="string">
            <text:p>Thu Sep 06 19:06:49 GMT 2012</text:p>
          </table:table-cell>
          <table:table-cell office:value-type="string">
            <text:p>2012/09/06 19:09:14 +0000</text:p>
          </table:table-cell>
          <table:table-cell table:number-columns-repeated="2"/>
          <table:table-cell office:value-type="float" office:value="84">
            <text:p>84</text:p>
          </table:table-cell>
          <table:table-cell table:number-columns-repeated="2" office:value-type="string">
            <text:p>100% (93/93)</text:p>
          </table:table-cell>
          <table:table-cell office:value-type="string">
            <text:p>0% (0/0)</text:p>
          </table:table-cell>
          <table:table-cell office:value-type="string">
            <text:p>Theodore_Roosevelt_1:43.txt</text:p>
          </table:table-cell>
          <table:table-cell office:value-type="string">
            <text:p>Not to permit this is to do a wrong to the Philippines. The franchises must be granted and the business permitted only under regulations which will guarantee the islands against any kind of improper exploitation. But the vast natural wealth of the islands must be developed, and the capital willing to develop it must be given the opportunity. The field must be thrown open to individual enterprise, which has been the real factor in the development of every region over which our flag has flown. It is urgently necessary to enact suitable laws dealing with general transportation, mining, banking, currency, homesteads, and the use and ownership of the lands and timber. These laws will give free play to industrial enterprise; and the commercial development which will surely follow will accord to the people of the islands the best proofs of the sincerity of our desire to aid them.&lt;br/&gt;&lt;br/&gt;I call your attention most earnestly to the crying need of a cable to Hawaii and the Philippines, to be continued from the Philippines to points in Asia. We should not defer a day longer than necessary the construction of such a cable. It is demanded not merely for commercial but for political and military considerations.&lt;br/&gt;&lt;br/&gt;</text:p>
          </table:table-cell>
          <table:table-cell office:value-type="float" office:value="50">
            <text:p>50</text:p>
          </table:table-cell>
          <table:table-cell office:value-type="float" office:value="0">
            <text:p>0</text:p>
          </table:table-cell>
          <table:table-cell office:value-type="float" office:value="200">
            <text:p>200</text:p>
          </table:table-cell>
          <table:table-cell office:value-type="float" office:value="0">
            <text:p>0</text:p>
          </table:table-cell>
          <table:table-cell office:value-type="string">
            <text:p>Michele Bachmann</text:p>
          </table:table-cell>
          <table:table-cell office:value-type="string">
            <text:p>http://en.wikipedia.org/wiki/Michele_Bachmann</text:p>
          </table:table-cell>
          <table:table-cell office:value-type="string">
            <text:p>History of Basilan</text:p>
          </table:table-cell>
          <table:table-cell office:value-type="string">
            <text:p>http://en.wikipedia.org/wiki/History_of_Basilan</text:p>
          </table:table-cell>
          <table:table-cell table:style-name="Default"/>
          <table:table-cell office:value-type="float" office:value="2">
            <text:p>2</text:p>
          </table:table-cell>
          <table:table-cell table:number-columns-repeated="3"/>
          <table:table-cell table:formula="of:=CONCATENATE(TEXT([.$AD401];&quot;#&quot;);&quot;,&quot;;TEXT([.$AF401];&quot;#&quot;);&quot;,&quot;;TEXT([.$AM401];&quot;#&quot;))" office:value-type="string" office:string-value="50,200,2">
            <text:p>50,200,2</text:p>
          </table:table-cell>
        </table:table-row>
        <table:table-row table:style-name="ro1">
          <table:table-cell office:value-type="string">
            <text:p>2KFUYT3DHJHPJK1IRQVYGRSXAP20TN</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8 GMT 2012</text:p>
          </table:table-cell>
          <table:table-cell table:number-columns-repeated="2"/>
          <table:table-cell office:value-type="string">
            <text:p>23NOK5UFJ51YMZ2T6PPQ01CSY3E7AE</text:p>
          </table:table-cell>
          <table:table-cell office:value-type="string">
            <text:p>A33GBAC29A0MS5</text:p>
          </table:table-cell>
          <table:table-cell office:value-type="string">
            <text:p>Approved</text:p>
          </table:table-cell>
          <table:table-cell office:value-type="string">
            <text:p>Thu Aug 30 18:29:50 GMT 2012</text:p>
          </table:table-cell>
          <table:table-cell office:value-type="string">
            <text:p>Thu Aug 30 18:30:11 GMT 2012</text:p>
          </table:table-cell>
          <table:table-cell office:value-type="string">
            <text:p>Thu Sep 06 18:30:11 GMT 2012</text:p>
          </table:table-cell>
          <table:table-cell office:value-type="string">
            <text:p>2012/09/06 18:34:18 +0000</text:p>
          </table:table-cell>
          <table:table-cell table:number-columns-repeated="2"/>
          <table:table-cell office:value-type="float" office:value="21">
            <text:p>21</text:p>
          </table:table-cell>
          <table:table-cell table:number-columns-repeated="2" office:value-type="string">
            <text:p>100% (84/84)</text:p>
          </table:table-cell>
          <table:table-cell office:value-type="string">
            <text:p>0% (0/0)</text:p>
          </table:table-cell>
          <table:table-cell office:value-type="string">
            <text:p>Theodore_Roosevelt_1:43.txt</text:p>
          </table:table-cell>
          <table:table-cell office:value-type="string">
            <text:p>Not to permit this is to do a wrong to the Philippines. The franchises must be granted and the business permitted only under regulations which will guarantee the islands against any kind of improper exploitation. But the vast natural wealth of the islands must be developed, and the capital willing to develop it must be given the opportunity. The field must be thrown open to individual enterprise, which has been the real factor in the development of every region over which our flag has flown. It is urgently necessary to enact suitable laws dealing with general transportation, mining, banking, currency, homesteads, and the use and ownership of the lands and timber. These laws will give free play to industrial enterprise; and the commercial development which will surely follow will accord to the people of the islands the best proofs of the sincerity of our desire to aid them.&lt;br/&gt;&lt;br/&gt;I call your attention most earnestly to the crying need of a cable to Hawaii and the Philippines, to be continued from the Philippines to points in Asia. We should not defer a day longer than necessary the construction of such a cable. It is demanded not merely for commercial but for political and military considerations.&lt;br/&gt;&lt;br/&gt;</text:p>
          </table:table-cell>
          <table:table-cell office:value-type="float" office:value="50">
            <text:p>50</text:p>
          </table:table-cell>
          <table:table-cell office:value-type="float" office:value="0">
            <text:p>0</text:p>
          </table:table-cell>
          <table:table-cell office:value-type="float" office:value="200">
            <text:p>200</text:p>
          </table:table-cell>
          <table:table-cell office:value-type="float" office:value="0">
            <text:p>0</text:p>
          </table:table-cell>
          <table:table-cell office:value-type="string">
            <text:p>Michele Bachmann</text:p>
          </table:table-cell>
          <table:table-cell office:value-type="string">
            <text:p>http://en.wikipedia.org/wiki/Michele_Bachmann</text:p>
          </table:table-cell>
          <table:table-cell office:value-type="string">
            <text:p>History of Basilan</text:p>
          </table:table-cell>
          <table:table-cell office:value-type="string">
            <text:p>http://en.wikipedia.org/wiki/History_of_Basilan</text:p>
          </table:table-cell>
          <table:table-cell table:style-name="Default"/>
          <table:table-cell office:value-type="float" office:value="2">
            <text:p>2</text:p>
          </table:table-cell>
          <table:table-cell table:number-columns-repeated="3"/>
          <table:table-cell table:formula="of:=CONCATENATE(TEXT([.$AD402];&quot;#&quot;);&quot;,&quot;;TEXT([.$AF402];&quot;#&quot;);&quot;,&quot;;TEXT([.$AM402];&quot;#&quot;))" office:value-type="string" office:string-value="50,200,2">
            <text:p>50,200,2</text:p>
          </table:table-cell>
        </table:table-row>
        <table:table-row table:style-name="ro1">
          <table:table-cell office:value-type="string">
            <text:p>2KFUYT3DHJHPJK1IRQVYGRSXAP20TN</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8 GMT 2012</text:p>
          </table:table-cell>
          <table:table-cell table:number-columns-repeated="2"/>
          <table:table-cell office:value-type="string">
            <text:p>2XBKM05BMJTUW7K7N3G9ZA7SADDEJO</text:p>
          </table:table-cell>
          <table:table-cell office:value-type="string">
            <text:p>A3U1K9X1LXA5JA</text:p>
          </table:table-cell>
          <table:table-cell office:value-type="string">
            <text:p>Approved</text:p>
          </table:table-cell>
          <table:table-cell office:value-type="string">
            <text:p>Thu Aug 30 18:47:04 GMT 2012</text:p>
          </table:table-cell>
          <table:table-cell office:value-type="string">
            <text:p>Thu Aug 30 18:47:08 GMT 2012</text:p>
          </table:table-cell>
          <table:table-cell office:value-type="string">
            <text:p>Thu Sep 06 18:47:08 GMT 2012</text:p>
          </table:table-cell>
          <table:table-cell office:value-type="string">
            <text:p>2012/09/06 18:49:22 +0000</text:p>
          </table:table-cell>
          <table:table-cell table:number-columns-repeated="2"/>
          <table:table-cell office:value-type="float" office:value="4">
            <text:p>4</text:p>
          </table:table-cell>
          <table:table-cell office:value-type="string">
            <text:p>100% (29/29)</text:p>
          </table:table-cell>
          <table:table-cell office:value-type="string">
            <text:p>100% (28/28)</text:p>
          </table:table-cell>
          <table:table-cell office:value-type="string">
            <text:p>0% (0/0)</text:p>
          </table:table-cell>
          <table:table-cell office:value-type="string">
            <text:p>Theodore_Roosevelt_1:43.txt</text:p>
          </table:table-cell>
          <table:table-cell office:value-type="string">
            <text:p>Not to permit this is to do a wrong to the Philippines. The franchises must be granted and the business permitted only under regulations which will guarantee the islands against any kind of improper exploitation. But the vast natural wealth of the islands must be developed, and the capital willing to develop it must be given the opportunity. The field must be thrown open to individual enterprise, which has been the real factor in the development of every region over which our flag has flown. It is urgently necessary to enact suitable laws dealing with general transportation, mining, banking, currency, homesteads, and the use and ownership of the lands and timber. These laws will give free play to industrial enterprise; and the commercial development which will surely follow will accord to the people of the islands the best proofs of the sincerity of our desire to aid them.&lt;br/&gt;&lt;br/&gt;I call your attention most earnestly to the crying need of a cable to Hawaii and the Philippines, to be continued from the Philippines to points in Asia. We should not defer a day longer than necessary the construction of such a cable. It is demanded not merely for commercial but for political and military considerations.&lt;br/&gt;&lt;br/&gt;</text:p>
          </table:table-cell>
          <table:table-cell office:value-type="float" office:value="50">
            <text:p>50</text:p>
          </table:table-cell>
          <table:table-cell office:value-type="float" office:value="0">
            <text:p>0</text:p>
          </table:table-cell>
          <table:table-cell office:value-type="float" office:value="200">
            <text:p>200</text:p>
          </table:table-cell>
          <table:table-cell office:value-type="float" office:value="0">
            <text:p>0</text:p>
          </table:table-cell>
          <table:table-cell office:value-type="string">
            <text:p>Michele Bachmann</text:p>
          </table:table-cell>
          <table:table-cell office:value-type="string">
            <text:p>http://en.wikipedia.org/wiki/Michele_Bachmann</text:p>
          </table:table-cell>
          <table:table-cell office:value-type="string">
            <text:p>History of Basilan</text:p>
          </table:table-cell>
          <table:table-cell office:value-type="string">
            <text:p>http://en.wikipedia.org/wiki/History_of_Basilan</text:p>
          </table:table-cell>
          <table:table-cell table:style-name="Default"/>
          <table:table-cell office:value-type="float" office:value="2">
            <text:p>2</text:p>
          </table:table-cell>
          <table:table-cell table:number-columns-repeated="3"/>
          <table:table-cell table:formula="of:=CONCATENATE(TEXT([.$AD403];&quot;#&quot;);&quot;,&quot;;TEXT([.$AF403];&quot;#&quot;);&quot;,&quot;;TEXT([.$AM403];&quot;#&quot;))" office:value-type="string" office:string-value="50,200,2">
            <text:p>50,200,2</text:p>
          </table:table-cell>
        </table:table-row>
        <table:table-row table:style-name="ro1">
          <table:table-cell office:value-type="string">
            <text:p>28R8D8J3VE7W71HS5M73UCK8BL1IYP</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8 GMT 2012</text:p>
          </table:table-cell>
          <table:table-cell table:number-columns-repeated="2"/>
          <table:table-cell office:value-type="string">
            <text:p>21A8IUB2YU98YQGYSLUL8FBJEZIK8X</text:p>
          </table:table-cell>
          <table:table-cell office:value-type="string">
            <text:p>A2KUZAGNUPR16W</text:p>
          </table:table-cell>
          <table:table-cell office:value-type="string">
            <text:p>Approved</text:p>
          </table:table-cell>
          <table:table-cell office:value-type="string">
            <text:p>Thu Aug 30 19:46:41 GMT 2012</text:p>
          </table:table-cell>
          <table:table-cell office:value-type="string">
            <text:p>Thu Aug 30 19:46:56 GMT 2012</text:p>
          </table:table-cell>
          <table:table-cell office:value-type="string">
            <text:p>Thu Sep 06 19:46:56 GMT 2012</text:p>
          </table:table-cell>
          <table:table-cell office:value-type="string">
            <text:p>2012/09/06 19:49:19 +0000</text:p>
          </table:table-cell>
          <table:table-cell table:number-columns-repeated="2"/>
          <table:table-cell office:value-type="float" office:value="15">
            <text:p>15</text:p>
          </table:table-cell>
          <table:table-cell table:number-columns-repeated="2" office:value-type="string">
            <text:p>100% (11/11)</text:p>
          </table:table-cell>
          <table:table-cell office:value-type="string">
            <text:p>0% (0/0)</text:p>
          </table:table-cell>
          <table:table-cell office:value-type="string">
            <text:p>Warren_G._Harding_1:19.txt</text:p>
          </table:table-cell>
          <table:table-cell office:value-type="string">
            <text:p>The right of labor to organize is just as fundamental and necessary as is the right of capital to organize. The right of labor to negotiate, to deal with and solve its particular problems in an organized way, through its chosen agents, is just as essential as is the right of capital to organize, to maintain corporations, to limit the liabilities of stockholders. Indeed, we have come to recognize that the limited liability of the citizen as a member of a labor organization closely parallels the limitation of liability of the citizen as a stockholder in a corporation for profit. Along this line of reasoning we shall make the greatest progress toward solution of our problem of capital and labor.&lt;br/&gt;&lt;br/&gt;In the case of the corporation which enjoys the privilege of limited liability of stockholders, particularly when engaged in in the public service, it I's recognized that the outside public has a large concern which must be protected; and so we provide regulations, restrictions, and in some cases detailed supervision. Likewise in the case of labor organizations, we might well apply similar and equally well-defined principles.of regulation and supervision in order to conserve the public's interests as affected by their operations.&lt;br/&gt;&lt;br/&gt;</text:p>
          </table:table-cell>
          <table:table-cell office:value-type="float" office:value="20">
            <text:p>20</text:p>
          </table:table-cell>
          <table:table-cell office:value-type="float" office:value="2">
            <text:p>2</text:p>
          </table:table-cell>
          <table:table-cell office:value-type="float" office:value="50">
            <text:p>50</text:p>
          </table:table-cell>
          <table:table-cell office:value-type="float" office:value="1">
            <text:p>1</text:p>
          </table:table-cell>
          <table:table-cell office:value-type="string">
            <text:p>Dormant Commerce Clause</text:p>
          </table:table-cell>
          <table:table-cell office:value-type="string">
            <text:p>http://en.wikipedia.org/wiki/Dormant_Commerce_Clause</text:p>
          </table:table-cell>
          <table:table-cell office:value-type="string">
            <text:p>Corporate personhood</text:p>
          </table:table-cell>
          <table:table-cell office:value-type="string">
            <text:p>http://en.wikipedia.org/wiki/Corporate_personhood</text:p>
          </table:table-cell>
          <table:table-cell table:style-name="Default"/>
          <table:table-cell office:value-type="float" office:value="2">
            <text:p>2</text:p>
          </table:table-cell>
          <table:table-cell table:number-columns-repeated="3"/>
          <table:table-cell table:formula="of:=CONCATENATE(TEXT([.$AD404];&quot;#&quot;);&quot;,&quot;;TEXT([.$AF404];&quot;#&quot;);&quot;,&quot;;TEXT([.$AM404];&quot;#&quot;))" office:value-type="string" office:string-value="20,50,2">
            <text:p>20,50,2</text:p>
          </table:table-cell>
        </table:table-row>
        <table:table-row table:style-name="ro1">
          <table:table-cell office:value-type="string">
            <text:p>28R8D8J3VE7W71HS5M73UCK8BL1IYP</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8 GMT 2012</text:p>
          </table:table-cell>
          <table:table-cell table:number-columns-repeated="2"/>
          <table:table-cell office:value-type="string">
            <text:p>2RTXERSQV66R0Y5N0D8V4AVKNNSA21</text:p>
          </table:table-cell>
          <table:table-cell office:value-type="string">
            <text:p>A33GBAC29A0MS5</text:p>
          </table:table-cell>
          <table:table-cell office:value-type="string">
            <text:p>Approved</text:p>
          </table:table-cell>
          <table:table-cell office:value-type="string">
            <text:p>Thu Aug 30 18:35:09 GMT 2012</text:p>
          </table:table-cell>
          <table:table-cell office:value-type="string">
            <text:p>Thu Aug 30 18:35:29 GMT 2012</text:p>
          </table:table-cell>
          <table:table-cell office:value-type="string">
            <text:p>Thu Sep 06 18:35:29 GMT 2012</text:p>
          </table:table-cell>
          <table:table-cell office:value-type="string">
            <text:p>2012/09/06 18:39:18 +0000</text:p>
          </table:table-cell>
          <table:table-cell table:number-columns-repeated="2"/>
          <table:table-cell office:value-type="float" office:value="20">
            <text:p>20</text:p>
          </table:table-cell>
          <table:table-cell table:number-columns-repeated="2" office:value-type="string">
            <text:p>100% (84/84)</text:p>
          </table:table-cell>
          <table:table-cell office:value-type="string">
            <text:p>0% (0/0)</text:p>
          </table:table-cell>
          <table:table-cell office:value-type="string">
            <text:p>Warren_G._Harding_1:19.txt</text:p>
          </table:table-cell>
          <table:table-cell office:value-type="string">
            <text:p>The right of labor to organize is just as fundamental and necessary as is the right of capital to organize. The right of labor to negotiate, to deal with and solve its particular problems in an organized way, through its chosen agents, is just as essential as is the right of capital to organize, to maintain corporations, to limit the liabilities of stockholders. Indeed, we have come to recognize that the limited liability of the citizen as a member of a labor organization closely parallels the limitation of liability of the citizen as a stockholder in a corporation for profit. Along this line of reasoning we shall make the greatest progress toward solution of our problem of capital and labor.&lt;br/&gt;&lt;br/&gt;In the case of the corporation which enjoys the privilege of limited liability of stockholders, particularly when engaged in in the public service, it I's recognized that the outside public has a large concern which must be protected; and so we provide regulations, restrictions, and in some cases detailed supervision. Likewise in the case of labor organizations, we might well apply similar and equally well-defined principles.of regulation and supervision in order to conserve the public's interests as affected by their operations.&lt;br/&gt;&lt;br/&gt;</text:p>
          </table:table-cell>
          <table:table-cell office:value-type="float" office:value="20">
            <text:p>20</text:p>
          </table:table-cell>
          <table:table-cell office:value-type="float" office:value="2">
            <text:p>2</text:p>
          </table:table-cell>
          <table:table-cell office:value-type="float" office:value="50">
            <text:p>50</text:p>
          </table:table-cell>
          <table:table-cell office:value-type="float" office:value="1">
            <text:p>1</text:p>
          </table:table-cell>
          <table:table-cell office:value-type="string">
            <text:p>Dormant Commerce Clause</text:p>
          </table:table-cell>
          <table:table-cell office:value-type="string">
            <text:p>http://en.wikipedia.org/wiki/Dormant_Commerce_Clause</text:p>
          </table:table-cell>
          <table:table-cell office:value-type="string">
            <text:p>Corporate personhood</text:p>
          </table:table-cell>
          <table:table-cell office:value-type="string">
            <text:p>http://en.wikipedia.org/wiki/Corporate_personhood</text:p>
          </table:table-cell>
          <table:table-cell table:style-name="Default"/>
          <table:table-cell office:value-type="float" office:value="2">
            <text:p>2</text:p>
          </table:table-cell>
          <table:table-cell table:number-columns-repeated="3"/>
          <table:table-cell table:formula="of:=CONCATENATE(TEXT([.$AD405];&quot;#&quot;);&quot;,&quot;;TEXT([.$AF405];&quot;#&quot;);&quot;,&quot;;TEXT([.$AM405];&quot;#&quot;))" office:value-type="string" office:string-value="20,50,2">
            <text:p>20,50,2</text:p>
          </table:table-cell>
        </table:table-row>
        <table:table-row table:style-name="ro1">
          <table:table-cell office:value-type="string">
            <text:p>28R8D8J3VE7W71HS5M73UCK8BL1IYP</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8 GMT 2012</text:p>
          </table:table-cell>
          <table:table-cell table:number-columns-repeated="2"/>
          <table:table-cell office:value-type="string">
            <text:p>2WEEGOOGQSCMLRYF925I2UU055GEE2</text:p>
          </table:table-cell>
          <table:table-cell office:value-type="string">
            <text:p>A997OZ3H2B3Q2</text:p>
          </table:table-cell>
          <table:table-cell office:value-type="string">
            <text:p>Approved</text:p>
          </table:table-cell>
          <table:table-cell office:value-type="string">
            <text:p>Thu Aug 30 18:31:25 GMT 2012</text:p>
          </table:table-cell>
          <table:table-cell office:value-type="string">
            <text:p>Thu Aug 30 18:31:49 GMT 2012</text:p>
          </table:table-cell>
          <table:table-cell office:value-type="string">
            <text:p>Thu Sep 06 18:31:49 GMT 2012</text:p>
          </table:table-cell>
          <table:table-cell office:value-type="string">
            <text:p>2012/09/06 18:34:20 +0000</text:p>
          </table:table-cell>
          <table:table-cell table:number-columns-repeated="2"/>
          <table:table-cell office:value-type="float" office:value="24">
            <text:p>24</text:p>
          </table:table-cell>
          <table:table-cell table:number-columns-repeated="2" office:value-type="string">
            <text:p>100% (93/93)</text:p>
          </table:table-cell>
          <table:table-cell office:value-type="string">
            <text:p>0% (0/0)</text:p>
          </table:table-cell>
          <table:table-cell office:value-type="string">
            <text:p>Warren_G._Harding_1:19.txt</text:p>
          </table:table-cell>
          <table:table-cell office:value-type="string">
            <text:p>The right of labor to organize is just as fundamental and necessary as is the right of capital to organize. The right of labor to negotiate, to deal with and solve its particular problems in an organized way, through its chosen agents, is just as essential as is the right of capital to organize, to maintain corporations, to limit the liabilities of stockholders. Indeed, we have come to recognize that the limited liability of the citizen as a member of a labor organization closely parallels the limitation of liability of the citizen as a stockholder in a corporation for profit. Along this line of reasoning we shall make the greatest progress toward solution of our problem of capital and labor.&lt;br/&gt;&lt;br/&gt;In the case of the corporation which enjoys the privilege of limited liability of stockholders, particularly when engaged in in the public service, it I's recognized that the outside public has a large concern which must be protected; and so we provide regulations, restrictions, and in some cases detailed supervision. Likewise in the case of labor organizations, we might well apply similar and equally well-defined principles.of regulation and supervision in order to conserve the public's interests as affected by their operations.&lt;br/&gt;&lt;br/&gt;</text:p>
          </table:table-cell>
          <table:table-cell office:value-type="float" office:value="20">
            <text:p>20</text:p>
          </table:table-cell>
          <table:table-cell office:value-type="float" office:value="2">
            <text:p>2</text:p>
          </table:table-cell>
          <table:table-cell office:value-type="float" office:value="50">
            <text:p>50</text:p>
          </table:table-cell>
          <table:table-cell office:value-type="float" office:value="1">
            <text:p>1</text:p>
          </table:table-cell>
          <table:table-cell office:value-type="string">
            <text:p>Dormant Commerce Clause</text:p>
          </table:table-cell>
          <table:table-cell office:value-type="string">
            <text:p>http://en.wikipedia.org/wiki/Dormant_Commerce_Clause</text:p>
          </table:table-cell>
          <table:table-cell office:value-type="string">
            <text:p>Corporate personhood</text:p>
          </table:table-cell>
          <table:table-cell office:value-type="string">
            <text:p>http://en.wikipedia.org/wiki/Corporate_personhood</text:p>
          </table:table-cell>
          <table:table-cell table:style-name="Default"/>
          <table:table-cell office:value-type="float" office:value="1">
            <text:p>1</text:p>
          </table:table-cell>
          <table:table-cell table:number-columns-repeated="3"/>
          <table:table-cell table:formula="of:=CONCATENATE(TEXT([.$AD406];&quot;#&quot;);&quot;,&quot;;TEXT([.$AF406];&quot;#&quot;);&quot;,&quot;;TEXT([.$AM406];&quot;#&quot;))" office:value-type="string" office:string-value="20,50,1">
            <text:p>20,50,1</text:p>
          </table:table-cell>
        </table:table-row>
        <table:table-row table:style-name="ro1">
          <table:table-cell office:value-type="string">
            <text:p>2IKA1QP6AUC2LM4BENSXBV0FLSB70I</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8 GMT 2012</text:p>
          </table:table-cell>
          <table:table-cell table:number-columns-repeated="2"/>
          <table:table-cell office:value-type="string">
            <text:p>21A8IUB2YU98YQGYSLUL8FBJEZG8KJ</text:p>
          </table:table-cell>
          <table:table-cell office:value-type="string">
            <text:p>A997OZ3H2B3Q2</text:p>
          </table:table-cell>
          <table:table-cell office:value-type="string">
            <text:p>Approved</text:p>
          </table:table-cell>
          <table:table-cell office:value-type="string">
            <text:p>Thu Aug 30 19:02:01 GMT 2012</text:p>
          </table:table-cell>
          <table:table-cell office:value-type="string">
            <text:p>Thu Aug 30 19:02:26 GMT 2012</text:p>
          </table:table-cell>
          <table:table-cell office:value-type="string">
            <text:p>Thu Sep 06 19:02:26 GMT 2012</text:p>
          </table:table-cell>
          <table:table-cell office:value-type="string">
            <text:p>2012/09/06 19:04:14 +0000</text:p>
          </table:table-cell>
          <table:table-cell table:number-columns-repeated="2"/>
          <table:table-cell office:value-type="float" office:value="25">
            <text:p>25</text:p>
          </table:table-cell>
          <table:table-cell table:number-columns-repeated="2" office:value-type="string">
            <text:p>100% (93/93)</text:p>
          </table:table-cell>
          <table:table-cell office:value-type="string">
            <text:p>0% (0/0)</text:p>
          </table:table-cell>
          <table:table-cell office:value-type="string">
            <text:p>Grover_Cleveland_7:62.txt</text:p>
          </table:table-cell>
          <table:table-cell office:value-type="string">
            <text:p>Perhaps it is supposed that sufficient revenue receipts would in a sentimental way improve the situation by inspiring confidence in our solvency and allaying the fear of pecuniary exhaustion. And yet through all our struggles to maintain our gold reserve there never has been any apprehension as to our ready ability to pay our way with such money as we had, and the question whether or not our current receipts met our current expenses has not entered into the estimate of our solvency. Of course the general state of our funds, exclusive of gold, was entirely immaterial to the foreign creditor and investor. His debt could only be paid in gold, and his only concern was our ability to keep on hand that kind of money.&lt;br/&gt;&lt;br/&gt;On July 1, 1892, more than a year and a half before the first bonds were issued to replenish the gold reserve, there was a net balance in the Treasury, exclusive of such reserve, of less than $13,000,000, but the gold reserve amounted to more than $114,000,000, which was the quieting feature of the situation. It was when the stock of gold began rapidly to fall that fright supervened and our securities held abroad were returned for sale and debts owed abroad were pressed for payment. In the meantime extensive shipments of gold and other unfavorable indications caused restlessness and fright among our people at home. Thereupon the general state of our funds, exclusive of gold, became also immaterial to them, and they too drew gold from the Treasury for hoarding against all contingencies. This is plainly shown by the large increase in the proportion of gold withdrawn which was retained by our own people as time and threatening incidents progressed. During the fiscal year ending June 30, 1894, nearly $85,000,000 in gold was withdrawn from the Treasury and about $77,000,000 was sent abroad, while during the fiscal year ending June 30, 1895, over $117,000,000 was drawn out, of which only about $66,000,000 was shipped, leaving the large balance of such withdrawals to be accounted for by domestic hoarding.&lt;br/&gt;&lt;br/&gt;</text:p>
          </table:table-cell>
          <table:table-cell office:value-type="float" office:value="10">
            <text:p>10</text:p>
          </table:table-cell>
          <table:table-cell office:value-type="float" office:value="0">
            <text:p>0</text:p>
          </table:table-cell>
          <table:table-cell office:value-type="float" office:value="50">
            <text:p>50</text:p>
          </table:table-cell>
          <table:table-cell office:value-type="float" office:value="1">
            <text:p>1</text:p>
          </table:table-cell>
          <table:table-cell office:value-type="string">
            <text:p>Expenditures</text:p>
          </table:table-cell>
          <table:table-cell office:value-type="string">
            <text:p>http://en.wikipedia.org/wiki/Expenditures</text:p>
          </table:table-cell>
          <table:table-cell office:value-type="string">
            <text:p>Currency</text:p>
          </table:table-cell>
          <table:table-cell office:value-type="string">
            <text:p>http://en.wikipedia.org/wiki/Currency</text:p>
          </table:table-cell>
          <table:table-cell table:style-name="Default"/>
          <table:table-cell office:value-type="float" office:value="1">
            <text:p>1</text:p>
          </table:table-cell>
          <table:table-cell table:number-columns-repeated="3"/>
          <table:table-cell table:formula="of:=CONCATENATE(TEXT([.$AD407];&quot;#&quot;);&quot;,&quot;;TEXT([.$AF407];&quot;#&quot;);&quot;,&quot;;TEXT([.$AM407];&quot;#&quot;))" office:value-type="string" office:string-value="10,50,1">
            <text:p>10,50,1</text:p>
          </table:table-cell>
        </table:table-row>
        <table:table-row table:style-name="ro1">
          <table:table-cell office:value-type="string">
            <text:p>2IKA1QP6AUC2LM4BENSXBV0FLSB70I</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8 GMT 2012</text:p>
          </table:table-cell>
          <table:table-cell table:number-columns-repeated="2"/>
          <table:table-cell office:value-type="string">
            <text:p>2QQQ4J3NAB6BUV3KV8PI11TJKUBREX</text:p>
          </table:table-cell>
          <table:table-cell office:value-type="string">
            <text:p>A1KQVLD5YN8X1C</text:p>
          </table:table-cell>
          <table:table-cell office:value-type="string">
            <text:p>Approved</text:p>
          </table:table-cell>
          <table:table-cell office:value-type="string">
            <text:p>Thu Aug 30 20:24:54 GMT 2012</text:p>
          </table:table-cell>
          <table:table-cell office:value-type="string">
            <text:p>Thu Aug 30 20:26:57 GMT 2012</text:p>
          </table:table-cell>
          <table:table-cell office:value-type="string">
            <text:p>Thu Sep 06 20:26:57 GMT 2012</text:p>
          </table:table-cell>
          <table:table-cell office:value-type="string">
            <text:p>2012/09/06 20:29:12 +0000</text:p>
          </table:table-cell>
          <table:table-cell table:number-columns-repeated="2"/>
          <table:table-cell office:value-type="float" office:value="123">
            <text:p>123</text:p>
          </table:table-cell>
          <table:table-cell table:number-columns-repeated="2" office:value-type="string">
            <text:p>100% (13/13)</text:p>
          </table:table-cell>
          <table:table-cell office:value-type="string">
            <text:p>0% (0/0)</text:p>
          </table:table-cell>
          <table:table-cell office:value-type="string">
            <text:p>Grover_Cleveland_7:62.txt</text:p>
          </table:table-cell>
          <table:table-cell office:value-type="string">
            <text:p>Perhaps it is supposed that sufficient revenue receipts would in a sentimental way improve the situation by inspiring confidence in our solvency and allaying the fear of pecuniary exhaustion. And yet through all our struggles to maintain our gold reserve there never has been any apprehension as to our ready ability to pay our way with such money as we had, and the question whether or not our current receipts met our current expenses has not entered into the estimate of our solvency. Of course the general state of our funds, exclusive of gold, was entirely immaterial to the foreign creditor and investor. His debt could only be paid in gold, and his only concern was our ability to keep on hand that kind of money.&lt;br/&gt;&lt;br/&gt;On July 1, 1892, more than a year and a half before the first bonds were issued to replenish the gold reserve, there was a net balance in the Treasury, exclusive of such reserve, of less than $13,000,000, but the gold reserve amounted to more than $114,000,000, which was the quieting feature of the situation. It was when the stock of gold began rapidly to fall that fright supervened and our securities held abroad were returned for sale and debts owed abroad were pressed for payment. In the meantime extensive shipments of gold and other unfavorable indications caused restlessness and fright among our people at home. Thereupon the general state of our funds, exclusive of gold, became also immaterial to them, and they too drew gold from the Treasury for hoarding against all contingencies. This is plainly shown by the large increase in the proportion of gold withdrawn which was retained by our own people as time and threatening incidents progressed. During the fiscal year ending June 30, 1894, nearly $85,000,000 in gold was withdrawn from the Treasury and about $77,000,000 was sent abroad, while during the fiscal year ending June 30, 1895, over $117,000,000 was drawn out, of which only about $66,000,000 was shipped, leaving the large balance of such withdrawals to be accounted for by domestic hoarding.&lt;br/&gt;&lt;br/&gt;</text:p>
          </table:table-cell>
          <table:table-cell office:value-type="float" office:value="10">
            <text:p>10</text:p>
          </table:table-cell>
          <table:table-cell office:value-type="float" office:value="0">
            <text:p>0</text:p>
          </table:table-cell>
          <table:table-cell office:value-type="float" office:value="50">
            <text:p>50</text:p>
          </table:table-cell>
          <table:table-cell office:value-type="float" office:value="1">
            <text:p>1</text:p>
          </table:table-cell>
          <table:table-cell office:value-type="string">
            <text:p>Expenditures</text:p>
          </table:table-cell>
          <table:table-cell office:value-type="string">
            <text:p>http://en.wikipedia.org/wiki/Expenditures</text:p>
          </table:table-cell>
          <table:table-cell office:value-type="string">
            <text:p>Currency</text:p>
          </table:table-cell>
          <table:table-cell office:value-type="string">
            <text:p>http://en.wikipedia.org/wiki/Currency</text:p>
          </table:table-cell>
          <table:table-cell table:style-name="Default"/>
          <table:table-cell office:value-type="float" office:value="1">
            <text:p>1</text:p>
          </table:table-cell>
          <table:table-cell table:number-columns-repeated="3"/>
          <table:table-cell table:formula="of:=CONCATENATE(TEXT([.$AD408];&quot;#&quot;);&quot;,&quot;;TEXT([.$AF408];&quot;#&quot;);&quot;,&quot;;TEXT([.$AM408];&quot;#&quot;))" office:value-type="string" office:string-value="10,50,1">
            <text:p>10,50,1</text:p>
          </table:table-cell>
        </table:table-row>
        <table:table-row table:style-name="ro1">
          <table:table-cell office:value-type="string">
            <text:p>2IKA1QP6AUC2LM4BENSXBV0FLSB70I</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8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8 GMT 2012</text:p>
          </table:table-cell>
          <table:table-cell table:number-columns-repeated="2"/>
          <table:table-cell office:value-type="string">
            <text:p>2W9GYQ4J3NABLK3RMPFY6IT1Y08CPV</text:p>
          </table:table-cell>
          <table:table-cell office:value-type="string">
            <text:p>A30SN6C7YX0OIP</text:p>
          </table:table-cell>
          <table:table-cell office:value-type="string">
            <text:p>Approved</text:p>
          </table:table-cell>
          <table:table-cell office:value-type="string">
            <text:p>Thu Aug 30 19:32:37 GMT 2012</text:p>
          </table:table-cell>
          <table:table-cell office:value-type="string">
            <text:p>Thu Aug 30 19:33:31 GMT 2012</text:p>
          </table:table-cell>
          <table:table-cell office:value-type="string">
            <text:p>Thu Sep 06 19:33:31 GMT 2012</text:p>
          </table:table-cell>
          <table:table-cell office:value-type="string">
            <text:p>2012/09/06 19:34:19 +0000</text:p>
          </table:table-cell>
          <table:table-cell table:number-columns-repeated="2"/>
          <table:table-cell office:value-type="float" office:value="54">
            <text:p>54</text:p>
          </table:table-cell>
          <table:table-cell table:number-columns-repeated="2" office:value-type="string">
            <text:p>100% (173/173)</text:p>
          </table:table-cell>
          <table:table-cell office:value-type="string">
            <text:p>0% (0/0)</text:p>
          </table:table-cell>
          <table:table-cell office:value-type="string">
            <text:p>Grover_Cleveland_7:62.txt</text:p>
          </table:table-cell>
          <table:table-cell office:value-type="string">
            <text:p>Perhaps it is supposed that sufficient revenue receipts would in a sentimental way improve the situation by inspiring confidence in our solvency and allaying the fear of pecuniary exhaustion. And yet through all our struggles to maintain our gold reserve there never has been any apprehension as to our ready ability to pay our way with such money as we had, and the question whether or not our current receipts met our current expenses has not entered into the estimate of our solvency. Of course the general state of our funds, exclusive of gold, was entirely immaterial to the foreign creditor and investor. His debt could only be paid in gold, and his only concern was our ability to keep on hand that kind of money.&lt;br/&gt;&lt;br/&gt;On July 1, 1892, more than a year and a half before the first bonds were issued to replenish the gold reserve, there was a net balance in the Treasury, exclusive of such reserve, of less than $13,000,000, but the gold reserve amounted to more than $114,000,000, which was the quieting feature of the situation. It was when the stock of gold began rapidly to fall that fright supervened and our securities held abroad were returned for sale and debts owed abroad were pressed for payment. In the meantime extensive shipments of gold and other unfavorable indications caused restlessness and fright among our people at home. Thereupon the general state of our funds, exclusive of gold, became also immaterial to them, and they too drew gold from the Treasury for hoarding against all contingencies. This is plainly shown by the large increase in the proportion of gold withdrawn which was retained by our own people as time and threatening incidents progressed. During the fiscal year ending June 30, 1894, nearly $85,000,000 in gold was withdrawn from the Treasury and about $77,000,000 was sent abroad, while during the fiscal year ending June 30, 1895, over $117,000,000 was drawn out, of which only about $66,000,000 was shipped, leaving the large balance of such withdrawals to be accounted for by domestic hoarding.&lt;br/&gt;&lt;br/&gt;</text:p>
          </table:table-cell>
          <table:table-cell office:value-type="float" office:value="10">
            <text:p>10</text:p>
          </table:table-cell>
          <table:table-cell office:value-type="float" office:value="0">
            <text:p>0</text:p>
          </table:table-cell>
          <table:table-cell office:value-type="float" office:value="50">
            <text:p>50</text:p>
          </table:table-cell>
          <table:table-cell office:value-type="float" office:value="1">
            <text:p>1</text:p>
          </table:table-cell>
          <table:table-cell office:value-type="string">
            <text:p>Expenditures</text:p>
          </table:table-cell>
          <table:table-cell office:value-type="string">
            <text:p>http://en.wikipedia.org/wiki/Expenditures</text:p>
          </table:table-cell>
          <table:table-cell office:value-type="string">
            <text:p>Currency</text:p>
          </table:table-cell>
          <table:table-cell office:value-type="string">
            <text:p>http://en.wikipedia.org/wiki/Currency</text:p>
          </table:table-cell>
          <table:table-cell table:style-name="Default" office:value-type="string">
            <text:p>NO</text:p>
          </table:table-cell>
          <table:table-cell office:value-type="float" office:value="2">
            <text:p>2</text:p>
          </table:table-cell>
          <table:table-cell table:number-columns-repeated="3"/>
          <table:table-cell table:formula="of:=CONCATENATE(TEXT([.$AD409];&quot;#&quot;);&quot;,&quot;;TEXT([.$AF409];&quot;#&quot;);&quot;,&quot;;TEXT([.$AM409];&quot;#&quot;))" office:value-type="string" office:string-value="10,50,2">
            <text:p>10,50,2</text:p>
          </table:table-cell>
        </table:table-row>
        <table:table-row table:style-name="ro1">
          <table:table-cell office:value-type="string">
            <text:p>2B3F395SW6NGGOG8U8EJJYF1GRRTF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9 GMT 2012</text:p>
          </table:table-cell>
          <table:table-cell table:number-columns-repeated="2"/>
          <table:table-cell office:value-type="string">
            <text:p>2C5IPDOBDDP84SKP1N485MB3VK31CH</text:p>
          </table:table-cell>
          <table:table-cell office:value-type="string">
            <text:p>A30SN6C7YX0OIP</text:p>
          </table:table-cell>
          <table:table-cell office:value-type="string">
            <text:p>Approved</text:p>
          </table:table-cell>
          <table:table-cell office:value-type="string">
            <text:p>Thu Aug 30 19:45:36 GMT 2012</text:p>
          </table:table-cell>
          <table:table-cell office:value-type="string">
            <text:p>Thu Aug 30 19:45:44 GMT 2012</text:p>
          </table:table-cell>
          <table:table-cell office:value-type="string">
            <text:p>Thu Sep 06 19:45:44 GMT 2012</text:p>
          </table:table-cell>
          <table:table-cell office:value-type="string">
            <text:p>2012/09/06 19:49:18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Grover_Cleveland_8:18.txt</text:p>
          </table:table-cell>
          <table:table-cell office:value-type="string">
            <text:p>The cost of collecting our internal revenue was 2.78 per cent, as against 2.81 per cent for the fiscal year ending June 30, 1895. The total production of distilled spirits, exclusive of fruit brandies, was 86,588,703 taxable gallons, being an increase of 6,639,108 gallons over the preceding year. There was also an increase of 1,443,676 gallons of spirits produced from fruit as compared with the preceding year. The number of barrels of beer produced was 35,859,250, as against 33,589,784 produced in the preceding fiscal year, being all increase of 2,269,466 barrels.&lt;br/&gt;&lt;br/&gt;The total amount of gold exported during the last fiscal year was $112,409,947 and of silver $60,541,670, being an increase of $45,941,466 of gold and $13,246,384 of silver over the exportations of the preceding fiscal year. The imports of gold were $33,525,065 and of silver $28,777,186, being $2,859,695 less of gold and $8,566,007 more of silver than during the preceding year.&lt;br/&gt;&lt;br/&gt;</text:p>
          </table:table-cell>
          <table:table-cell office:value-type="float" office:value="20">
            <text:p>20</text:p>
          </table:table-cell>
          <table:table-cell office:value-type="float" office:value="0">
            <text:p>0</text:p>
          </table:table-cell>
          <table:table-cell office:value-type="float" office:value="50">
            <text:p>50</text:p>
          </table:table-cell>
          <table:table-cell office:value-type="float" office:value="0">
            <text:p>0</text:p>
          </table:table-cell>
          <table:table-cell office:value-type="string">
            <text:p>Expenditures</text:p>
          </table:table-cell>
          <table:table-cell office:value-type="string">
            <text:p>http://en.wikipedia.org/wiki/Expenditures</text:p>
          </table:table-cell>
          <table:table-cell office:value-type="string">
            <text:p>FairTax</text:p>
          </table:table-cell>
          <table:table-cell office:value-type="string">
            <text:p>http://en.wikipedia.org/wiki/FairTax</text:p>
          </table:table-cell>
          <table:table-cell table:style-name="Default" office:value-type="string">
            <text:p>NO</text:p>
          </table:table-cell>
          <table:table-cell office:value-type="float" office:value="1">
            <text:p>1</text:p>
          </table:table-cell>
          <table:table-cell table:number-columns-repeated="3"/>
          <table:table-cell table:formula="of:=CONCATENATE(TEXT([.$AD410];&quot;#&quot;);&quot;,&quot;;TEXT([.$AF410];&quot;#&quot;);&quot;,&quot;;TEXT([.$AM410];&quot;#&quot;))" office:value-type="string" office:string-value="20,50,1">
            <text:p>20,50,1</text:p>
          </table:table-cell>
        </table:table-row>
        <table:table-row table:style-name="ro1">
          <table:table-cell office:value-type="string">
            <text:p>2B3F395SW6NGGOG8U8EJJYF1GRRTF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9 GMT 2012</text:p>
          </table:table-cell>
          <table:table-cell table:number-columns-repeated="2"/>
          <table:table-cell office:value-type="string">
            <text:p>2CFJKM05BMJT9QM19QKPHRA7XMLIDL</text:p>
          </table:table-cell>
          <table:table-cell office:value-type="string">
            <text:p>A33GBAC29A0MS5</text:p>
          </table:table-cell>
          <table:table-cell office:value-type="string">
            <text:p>Approved</text:p>
          </table:table-cell>
          <table:table-cell office:value-type="string">
            <text:p>Thu Aug 30 18:35:37 GMT 2012</text:p>
          </table:table-cell>
          <table:table-cell office:value-type="string">
            <text:p>Thu Aug 30 18:36:05 GMT 2012</text:p>
          </table:table-cell>
          <table:table-cell office:value-type="string">
            <text:p>Thu Sep 06 18:36:05 GMT 2012</text:p>
          </table:table-cell>
          <table:table-cell office:value-type="string">
            <text:p>2012/09/06 18:39:18 +0000</text:p>
          </table:table-cell>
          <table:table-cell table:number-columns-repeated="2"/>
          <table:table-cell office:value-type="float" office:value="28">
            <text:p>28</text:p>
          </table:table-cell>
          <table:table-cell table:number-columns-repeated="2" office:value-type="string">
            <text:p>100% (84/84)</text:p>
          </table:table-cell>
          <table:table-cell office:value-type="string">
            <text:p>0% (0/0)</text:p>
          </table:table-cell>
          <table:table-cell office:value-type="string">
            <text:p>Grover_Cleveland_8:18.txt</text:p>
          </table:table-cell>
          <table:table-cell office:value-type="string">
            <text:p>The cost of collecting our internal revenue was 2.78 per cent, as against 2.81 per cent for the fiscal year ending June 30, 1895. The total production of distilled spirits, exclusive of fruit brandies, was 86,588,703 taxable gallons, being an increase of 6,639,108 gallons over the preceding year. There was also an increase of 1,443,676 gallons of spirits produced from fruit as compared with the preceding year. The number of barrels of beer produced was 35,859,250, as against 33,589,784 produced in the preceding fiscal year, being all increase of 2,269,466 barrels.&lt;br/&gt;&lt;br/&gt;The total amount of gold exported during the last fiscal year was $112,409,947 and of silver $60,541,670, being an increase of $45,941,466 of gold and $13,246,384 of silver over the exportations of the preceding fiscal year. The imports of gold were $33,525,065 and of silver $28,777,186, being $2,859,695 less of gold and $8,566,007 more of silver than during the preceding year.&lt;br/&gt;&lt;br/&gt;</text:p>
          </table:table-cell>
          <table:table-cell office:value-type="float" office:value="20">
            <text:p>20</text:p>
          </table:table-cell>
          <table:table-cell office:value-type="float" office:value="0">
            <text:p>0</text:p>
          </table:table-cell>
          <table:table-cell office:value-type="float" office:value="50">
            <text:p>50</text:p>
          </table:table-cell>
          <table:table-cell office:value-type="float" office:value="0">
            <text:p>0</text:p>
          </table:table-cell>
          <table:table-cell office:value-type="string">
            <text:p>Expenditures</text:p>
          </table:table-cell>
          <table:table-cell office:value-type="string">
            <text:p>http://en.wikipedia.org/wiki/Expenditures</text:p>
          </table:table-cell>
          <table:table-cell office:value-type="string">
            <text:p>FairTax</text:p>
          </table:table-cell>
          <table:table-cell office:value-type="string">
            <text:p>http://en.wikipedia.org/wiki/FairTax</text:p>
          </table:table-cell>
          <table:table-cell table:style-name="Default"/>
          <table:table-cell office:value-type="float" office:value="1">
            <text:p>1</text:p>
          </table:table-cell>
          <table:table-cell table:number-columns-repeated="3"/>
          <table:table-cell table:formula="of:=CONCATENATE(TEXT([.$AD411];&quot;#&quot;);&quot;,&quot;;TEXT([.$AF411];&quot;#&quot;);&quot;,&quot;;TEXT([.$AM411];&quot;#&quot;))" office:value-type="string" office:string-value="20,50,1">
            <text:p>20,50,1</text:p>
          </table:table-cell>
        </table:table-row>
        <table:table-row table:style-name="ro1">
          <table:table-cell office:value-type="string">
            <text:p>2B3F395SW6NGGOG8U8EJJYF1GRRTF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9 GMT 2012</text:p>
          </table:table-cell>
          <table:table-cell table:number-columns-repeated="2"/>
          <table:table-cell office:value-type="string">
            <text:p>2UU74J79KQW6GHB9D4OFKD452T6JHA</text:p>
          </table:table-cell>
          <table:table-cell office:value-type="string">
            <text:p>A3OTJEF3B38W94</text:p>
          </table:table-cell>
          <table:table-cell office:value-type="string">
            <text:p>Approved</text:p>
          </table:table-cell>
          <table:table-cell office:value-type="string">
            <text:p>Thu Aug 30 19:05:04 GMT 2012</text:p>
          </table:table-cell>
          <table:table-cell office:value-type="string">
            <text:p>Thu Aug 30 19:06:59 GMT 2012</text:p>
          </table:table-cell>
          <table:table-cell office:value-type="string">
            <text:p>Thu Sep 06 19:06:59 GMT 2012</text:p>
          </table:table-cell>
          <table:table-cell office:value-type="string">
            <text:p>2012/09/06 19:09:14 +0000</text:p>
          </table:table-cell>
          <table:table-cell table:number-columns-repeated="2"/>
          <table:table-cell office:value-type="float" office:value="115">
            <text:p>115</text:p>
          </table:table-cell>
          <table:table-cell table:number-columns-repeated="2" office:value-type="string">
            <text:p>100% (5/5)</text:p>
          </table:table-cell>
          <table:table-cell office:value-type="string">
            <text:p>0% (0/0)</text:p>
          </table:table-cell>
          <table:table-cell office:value-type="string">
            <text:p>Grover_Cleveland_8:18.txt</text:p>
          </table:table-cell>
          <table:table-cell office:value-type="string">
            <text:p>The cost of collecting our internal revenue was 2.78 per cent, as against 2.81 per cent for the fiscal year ending June 30, 1895. The total production of distilled spirits, exclusive of fruit brandies, was 86,588,703 taxable gallons, being an increase of 6,639,108 gallons over the preceding year. There was also an increase of 1,443,676 gallons of spirits produced from fruit as compared with the preceding year. The number of barrels of beer produced was 35,859,250, as against 33,589,784 produced in the preceding fiscal year, being all increase of 2,269,466 barrels.&lt;br/&gt;&lt;br/&gt;The total amount of gold exported during the last fiscal year was $112,409,947 and of silver $60,541,670, being an increase of $45,941,466 of gold and $13,246,384 of silver over the exportations of the preceding fiscal year. The imports of gold were $33,525,065 and of silver $28,777,186, being $2,859,695 less of gold and $8,566,007 more of silver than during the preceding year.&lt;br/&gt;&lt;br/&gt;</text:p>
          </table:table-cell>
          <table:table-cell office:value-type="float" office:value="20">
            <text:p>20</text:p>
          </table:table-cell>
          <table:table-cell office:value-type="float" office:value="0">
            <text:p>0</text:p>
          </table:table-cell>
          <table:table-cell office:value-type="float" office:value="50">
            <text:p>50</text:p>
          </table:table-cell>
          <table:table-cell office:value-type="float" office:value="0">
            <text:p>0</text:p>
          </table:table-cell>
          <table:table-cell office:value-type="string">
            <text:p>Expenditures</text:p>
          </table:table-cell>
          <table:table-cell office:value-type="string">
            <text:p>http://en.wikipedia.org/wiki/Expenditures</text:p>
          </table:table-cell>
          <table:table-cell office:value-type="string">
            <text:p>FairTax</text:p>
          </table:table-cell>
          <table:table-cell office:value-type="string">
            <text:p>http://en.wikipedia.org/wiki/FairTax</text:p>
          </table:table-cell>
          <table:table-cell table:style-name="Default"/>
          <table:table-cell office:value-type="float" office:value="1">
            <text:p>1</text:p>
          </table:table-cell>
          <table:table-cell table:number-columns-repeated="3"/>
          <table:table-cell table:formula="of:=CONCATENATE(TEXT([.$AD412];&quot;#&quot;);&quot;,&quot;;TEXT([.$AF412];&quot;#&quot;);&quot;,&quot;;TEXT([.$AM412];&quot;#&quot;))" office:value-type="string" office:string-value="20,50,1">
            <text:p>20,50,1</text:p>
          </table:table-cell>
        </table:table-row>
        <table:table-row table:style-name="ro1">
          <table:table-cell office:value-type="string">
            <text:p>2ZSA2SEIUUU0FXEPRKVIQS8S3M1QQ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9 GMT 2012</text:p>
          </table:table-cell>
          <table:table-cell table:number-columns-repeated="2"/>
          <table:table-cell office:value-type="string">
            <text:p>2BP3V0FK0COKHS26THGKS9LR1NHOHZ</text:p>
          </table:table-cell>
          <table:table-cell office:value-type="string">
            <text:p>A30SN6C7YX0OIP</text:p>
          </table:table-cell>
          <table:table-cell office:value-type="string">
            <text:p>Approved</text:p>
          </table:table-cell>
          <table:table-cell office:value-type="string">
            <text:p>Thu Aug 30 19:45:26 GMT 2012</text:p>
          </table:table-cell>
          <table:table-cell office:value-type="string">
            <text:p>Thu Aug 30 19:45:35 GMT 2012</text:p>
          </table:table-cell>
          <table:table-cell office:value-type="string">
            <text:p>Thu Sep 06 19:45:35 GMT 2012</text:p>
          </table:table-cell>
          <table:table-cell office:value-type="string">
            <text:p>2012/09/06 19:49:17 +0000</text:p>
          </table:table-cell>
          <table:table-cell table:number-columns-repeated="2"/>
          <table:table-cell office:value-type="float" office:value="9">
            <text:p>9</text:p>
          </table:table-cell>
          <table:table-cell table:number-columns-repeated="2" office:value-type="string">
            <text:p>100% (173/173)</text:p>
          </table:table-cell>
          <table:table-cell office:value-type="string">
            <text:p>0% (0/0)</text:p>
          </table:table-cell>
          <table:table-cell office:value-type="string">
            <text:p>Jimmy_Carter_4:22.txt</text:p>
          </table:table-cell>
          <table:table-cell office:value-type="string">
            <text:p>Nevertheless, the economy has proved to be remarkably resilient. Real output has grown at an average rate of 3 percent per year since I took office, and employment has grown by 10 percent. We have added about 8 million productive private sector jobs to the economy. However, unacceptably high inflation-- the most difficult economic problem I have faced-- persists.&lt;br/&gt;&lt;br/&gt;This inflation-- which threatens the growth, productivity, and stability of our economy-- requires that we restrain the growth of the budget to the maximum extent consistent with national security and human compassion. I have done so in my earlier budgets, and in my FY '82 budget. However, while restraint is essential to any appropriate economic policy, high inflation cannot be attributed solely to government spending. The growth in budget outlays has been more the result of economic factors than the cause of them.&lt;br/&gt;&lt;br/&gt;</text:p>
          </table:table-cell>
          <table:table-cell office:value-type="float" office:value="200">
            <text:p>200</text:p>
          </table:table-cell>
          <table:table-cell office:value-type="float" office:value="2">
            <text:p>2</text:p>
          </table:table-cell>
          <table:table-cell office:value-type="float" office:value="20">
            <text:p>20</text:p>
          </table:table-cell>
          <table:table-cell office:value-type="float" office:value="0">
            <text:p>0</text:p>
          </table:table-cell>
          <table:table-cell office:value-type="string">
            <text:p>Unemployment</text:p>
          </table:table-cell>
          <table:table-cell office:value-type="string">
            <text:p>http://en.wikipedia.org/wiki/Unemployment</text:p>
          </table:table-cell>
          <table:table-cell office:value-type="string">
            <text:p>Tax</text:p>
          </table:table-cell>
          <table:table-cell office:value-type="string">
            <text:p>http://en.wikipedia.org/wiki/Tax</text:p>
          </table:table-cell>
          <table:table-cell table:style-name="Default" office:value-type="string">
            <text:p>NO</text:p>
          </table:table-cell>
          <table:table-cell office:value-type="float" office:value="2">
            <text:p>2</text:p>
          </table:table-cell>
          <table:table-cell table:number-columns-repeated="3"/>
          <table:table-cell table:formula="of:=CONCATENATE(TEXT([.$AD413];&quot;#&quot;);&quot;,&quot;;TEXT([.$AF413];&quot;#&quot;);&quot;,&quot;;TEXT([.$AM413];&quot;#&quot;))" office:value-type="string" office:string-value="200,20,2">
            <text:p>200,20,2</text:p>
          </table:table-cell>
        </table:table-row>
        <table:table-row table:style-name="ro1">
          <table:table-cell office:value-type="string">
            <text:p>2ZSA2SEIUUU0FXEPRKVIQS8S3M1QQ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9 GMT 2012</text:p>
          </table:table-cell>
          <table:table-cell table:number-columns-repeated="2"/>
          <table:table-cell office:value-type="string">
            <text:p>2X2B6BFMFFOYDRH60T6DOESC592KXI</text:p>
          </table:table-cell>
          <table:table-cell office:value-type="string">
            <text:p>A31ALYJKPKD09W</text:p>
          </table:table-cell>
          <table:table-cell office:value-type="string">
            <text:p>Approved</text:p>
          </table:table-cell>
          <table:table-cell office:value-type="string">
            <text:p>Fri Aug 31 00:24:25 GMT 2012</text:p>
          </table:table-cell>
          <table:table-cell office:value-type="string">
            <text:p>Fri Aug 31 00:24:44 GMT 2012</text:p>
          </table:table-cell>
          <table:table-cell office:value-type="string">
            <text:p>Fri Sep 07 00:24:44 GMT 2012</text:p>
          </table:table-cell>
          <table:table-cell office:value-type="string">
            <text:p>2012/09/07 00:29:11 +0000</text:p>
          </table:table-cell>
          <table:table-cell table:number-columns-repeated="2"/>
          <table:table-cell office:value-type="float" office:value="19">
            <text:p>19</text:p>
          </table:table-cell>
          <table:table-cell office:value-type="string">
            <text:p>100% (294/295)</text:p>
          </table:table-cell>
          <table:table-cell office:value-type="string">
            <text:p>100% (62/62)</text:p>
          </table:table-cell>
          <table:table-cell office:value-type="string">
            <text:p>0% (0/0)</text:p>
          </table:table-cell>
          <table:table-cell office:value-type="string">
            <text:p>Jimmy_Carter_4:22.txt</text:p>
          </table:table-cell>
          <table:table-cell office:value-type="string">
            <text:p>Nevertheless, the economy has proved to be remarkably resilient. Real output has grown at an average rate of 3 percent per year since I took office, and employment has grown by 10 percent. We have added about 8 million productive private sector jobs to the economy. However, unacceptably high inflation-- the most difficult economic problem I have faced-- persists.&lt;br/&gt;&lt;br/&gt;This inflation-- which threatens the growth, productivity, and stability of our economy-- requires that we restrain the growth of the budget to the maximum extent consistent with national security and human compassion. I have done so in my earlier budgets, and in my FY '82 budget. However, while restraint is essential to any appropriate economic policy, high inflation cannot be attributed solely to government spending. The growth in budget outlays has been more the result of economic factors than the cause of them.&lt;br/&gt;&lt;br/&gt;</text:p>
          </table:table-cell>
          <table:table-cell office:value-type="float" office:value="200">
            <text:p>200</text:p>
          </table:table-cell>
          <table:table-cell office:value-type="float" office:value="2">
            <text:p>2</text:p>
          </table:table-cell>
          <table:table-cell office:value-type="float" office:value="20">
            <text:p>20</text:p>
          </table:table-cell>
          <table:table-cell office:value-type="float" office:value="0">
            <text:p>0</text:p>
          </table:table-cell>
          <table:table-cell office:value-type="string">
            <text:p>Unemployment</text:p>
          </table:table-cell>
          <table:table-cell office:value-type="string">
            <text:p>http://en.wikipedia.org/wiki/Unemployment</text:p>
          </table:table-cell>
          <table:table-cell office:value-type="string">
            <text:p>Tax</text:p>
          </table:table-cell>
          <table:table-cell office:value-type="string">
            <text:p>http://en.wikipedia.org/wiki/Tax</text:p>
          </table:table-cell>
          <table:table-cell table:style-name="Default"/>
          <table:table-cell office:value-type="float" office:value="2">
            <text:p>2</text:p>
          </table:table-cell>
          <table:table-cell table:number-columns-repeated="3"/>
          <table:table-cell table:formula="of:=CONCATENATE(TEXT([.$AD414];&quot;#&quot;);&quot;,&quot;;TEXT([.$AF414];&quot;#&quot;);&quot;,&quot;;TEXT([.$AM414];&quot;#&quot;))" office:value-type="string" office:string-value="200,20,2">
            <text:p>200,20,2</text:p>
          </table:table-cell>
        </table:table-row>
        <table:table-row table:style-name="ro1">
          <table:table-cell office:value-type="string">
            <text:p>2ZSA2SEIUUU0FXEPRKVIQS8S3M1QQ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9 GMT 2012</text:p>
          </table:table-cell>
          <table:table-cell table:number-columns-repeated="2"/>
          <table:table-cell office:value-type="string">
            <text:p>2XKSCXKNQY2RRS8BA9MEBHR0PCL0P2</text:p>
          </table:table-cell>
          <table:table-cell office:value-type="string">
            <text:p>A2AM9D21A7KEZF</text:p>
          </table:table-cell>
          <table:table-cell office:value-type="string">
            <text:p>Approved</text:p>
          </table:table-cell>
          <table:table-cell office:value-type="string">
            <text:p>Thu Aug 30 22:57:04 GMT 2012</text:p>
          </table:table-cell>
          <table:table-cell office:value-type="string">
            <text:p>Thu Aug 30 22:57:58 GMT 2012</text:p>
          </table:table-cell>
          <table:table-cell office:value-type="string">
            <text:p>Thu Sep 06 22:57:58 GMT 2012</text:p>
          </table:table-cell>
          <table:table-cell office:value-type="string">
            <text:p>2012/09/06 22:59:12 +0000</text:p>
          </table:table-cell>
          <table:table-cell table:number-columns-repeated="2"/>
          <table:table-cell office:value-type="float" office:value="54">
            <text:p>54</text:p>
          </table:table-cell>
          <table:table-cell office:value-type="string">
            <text:p>100% (6/6)</text:p>
          </table:table-cell>
          <table:table-cell office:value-type="string">
            <text:p>100% (1/1)</text:p>
          </table:table-cell>
          <table:table-cell office:value-type="string">
            <text:p>0% (0/0)</text:p>
          </table:table-cell>
          <table:table-cell office:value-type="string">
            <text:p>Jimmy_Carter_4:22.txt</text:p>
          </table:table-cell>
          <table:table-cell office:value-type="string">
            <text:p>Nevertheless, the economy has proved to be remarkably resilient. Real output has grown at an average rate of 3 percent per year since I took office, and employment has grown by 10 percent. We have added about 8 million productive private sector jobs to the economy. However, unacceptably high inflation-- the most difficult economic problem I have faced-- persists.&lt;br/&gt;&lt;br/&gt;This inflation-- which threatens the growth, productivity, and stability of our economy-- requires that we restrain the growth of the budget to the maximum extent consistent with national security and human compassion. I have done so in my earlier budgets, and in my FY '82 budget. However, while restraint is essential to any appropriate economic policy, high inflation cannot be attributed solely to government spending. The growth in budget outlays has been more the result of economic factors than the cause of them.&lt;br/&gt;&lt;br/&gt;</text:p>
          </table:table-cell>
          <table:table-cell office:value-type="float" office:value="200">
            <text:p>200</text:p>
          </table:table-cell>
          <table:table-cell office:value-type="float" office:value="2">
            <text:p>2</text:p>
          </table:table-cell>
          <table:table-cell office:value-type="float" office:value="20">
            <text:p>20</text:p>
          </table:table-cell>
          <table:table-cell office:value-type="float" office:value="0">
            <text:p>0</text:p>
          </table:table-cell>
          <table:table-cell office:value-type="string">
            <text:p>Unemployment</text:p>
          </table:table-cell>
          <table:table-cell office:value-type="string">
            <text:p>http://en.wikipedia.org/wiki/Unemployment</text:p>
          </table:table-cell>
          <table:table-cell office:value-type="string">
            <text:p>Tax</text:p>
          </table:table-cell>
          <table:table-cell office:value-type="string">
            <text:p>http://en.wikipedia.org/wiki/Tax</text:p>
          </table:table-cell>
          <table:table-cell table:style-name="Default"/>
          <table:table-cell office:value-type="float" office:value="1">
            <text:p>1</text:p>
          </table:table-cell>
          <table:table-cell table:number-columns-repeated="3"/>
          <table:table-cell table:formula="of:=CONCATENATE(TEXT([.$AD415];&quot;#&quot;);&quot;,&quot;;TEXT([.$AF415];&quot;#&quot;);&quot;,&quot;;TEXT([.$AM415];&quot;#&quot;))" office:value-type="string" office:string-value="200,20,1">
            <text:p>200,20,1</text:p>
          </table:table-cell>
        </table:table-row>
        <table:table-row table:style-name="ro1">
          <table:table-cell office:value-type="string">
            <text:p>21CDD8XMB3Q3O8OGD4KOET4EWKRQF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9 GMT 2012</text:p>
          </table:table-cell>
          <table:table-cell table:number-columns-repeated="2"/>
          <table:table-cell office:value-type="string">
            <text:p>250ER9Y8TNKI18GRCU6H02OM56A7UU</text:p>
          </table:table-cell>
          <table:table-cell office:value-type="string">
            <text:p>A23S6QOSZH9TMT</text:p>
          </table:table-cell>
          <table:table-cell office:value-type="string">
            <text:p>Approved</text:p>
          </table:table-cell>
          <table:table-cell office:value-type="string">
            <text:p>Thu Aug 30 19:58:16 GMT 2012</text:p>
          </table:table-cell>
          <table:table-cell office:value-type="string">
            <text:p>Thu Aug 30 19:58:48 GMT 2012</text:p>
          </table:table-cell>
          <table:table-cell office:value-type="string">
            <text:p>Thu Sep 06 19:58:48 GMT 2012</text:p>
          </table:table-cell>
          <table:table-cell office:value-type="string">
            <text:p>2012/09/06 19:59:13 +0000</text:p>
          </table:table-cell>
          <table:table-cell table:number-columns-repeated="2"/>
          <table:table-cell office:value-type="float" office:value="32">
            <text:p>32</text:p>
          </table:table-cell>
          <table:table-cell table:number-columns-repeated="2" office:value-type="string">
            <text:p>100% (9/9)</text:p>
          </table:table-cell>
          <table:table-cell office:value-type="string">
            <text:p>0% (0/0)</text:p>
          </table:table-cell>
          <table:table-cell office:value-type="string">
            <text:p>John_F._Kennedy_2:15.txt</text:p>
          </table:table-cell>
          <table:table-cell office:value-type="string">
            <text:p>But a stronger nation and economy require more than a balanced Budget. They require progress in those programs that spur our growth and fortify our strength.&lt;br/&gt;&lt;br/&gt;CITIES&lt;br/&gt;&lt;br/&gt;</text:p>
          </table:table-cell>
          <table:table-cell office:value-type="float" office:value="10">
            <text:p>10</text:p>
          </table:table-cell>
          <table:table-cell office:value-type="float" office:value="2">
            <text:p>2</text:p>
          </table:table-cell>
          <table:table-cell office:value-type="float" office:value="200">
            <text:p>200</text:p>
          </table:table-cell>
          <table:table-cell office:value-type="float" office:value="0">
            <text:p>0</text:p>
          </table:table-cell>
          <table:table-cell office:value-type="string">
            <text:p>Unemployment benefits</text:p>
          </table:table-cell>
          <table:table-cell office:value-type="string">
            <text:p>http://en.wikipedia.org/wiki/Unemployment_benefits</text:p>
          </table:table-cell>
          <table:table-cell office:value-type="string">
            <text:p>EGovernment in Europe</text:p>
          </table:table-cell>
          <table:table-cell office:value-type="string">
            <text:p>http://en.wikipedia.org/wiki/EGovernment_in_Europe</text:p>
          </table:table-cell>
          <table:table-cell table:style-name="Default"/>
          <table:table-cell office:value-type="float" office:value="1">
            <text:p>1</text:p>
          </table:table-cell>
          <table:table-cell table:number-columns-repeated="3"/>
          <table:table-cell table:formula="of:=CONCATENATE(TEXT([.$AD416];&quot;#&quot;);&quot;,&quot;;TEXT([.$AF416];&quot;#&quot;);&quot;,&quot;;TEXT([.$AM416];&quot;#&quot;))" office:value-type="string" office:string-value="10,200,1">
            <text:p>10,200,1</text:p>
          </table:table-cell>
        </table:table-row>
        <table:table-row table:style-name="ro1">
          <table:table-cell office:value-type="string">
            <text:p>21CDD8XMB3Q3O8OGD4KOET4EWKRQF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9 GMT 2012</text:p>
          </table:table-cell>
          <table:table-cell table:number-columns-repeated="2"/>
          <table:table-cell office:value-type="string">
            <text:p>25SFK0COK2JEGVVURU0LZW6O4R4KR7</text:p>
          </table:table-cell>
          <table:table-cell office:value-type="string">
            <text:p>A997OZ3H2B3Q2</text:p>
          </table:table-cell>
          <table:table-cell office:value-type="string">
            <text:p>Approved</text:p>
          </table:table-cell>
          <table:table-cell office:value-type="string">
            <text:p>Thu Aug 30 19:19:27 GMT 2012</text:p>
          </table:table-cell>
          <table:table-cell office:value-type="string">
            <text:p>Thu Aug 30 19:19:50 GMT 2012</text:p>
          </table:table-cell>
          <table:table-cell office:value-type="string">
            <text:p>Thu Sep 06 19:19:50 GMT 2012</text:p>
          </table:table-cell>
          <table:table-cell office:value-type="string">
            <text:p>2012/09/06 19:24:13 +0000</text:p>
          </table:table-cell>
          <table:table-cell table:number-columns-repeated="2"/>
          <table:table-cell office:value-type="float" office:value="23">
            <text:p>23</text:p>
          </table:table-cell>
          <table:table-cell table:number-columns-repeated="2" office:value-type="string">
            <text:p>100% (93/93)</text:p>
          </table:table-cell>
          <table:table-cell office:value-type="string">
            <text:p>0% (0/0)</text:p>
          </table:table-cell>
          <table:table-cell office:value-type="string">
            <text:p>John_F._Kennedy_2:15.txt</text:p>
          </table:table-cell>
          <table:table-cell office:value-type="string">
            <text:p>But a stronger nation and economy require more than a balanced Budget. They require progress in those programs that spur our growth and fortify our strength.&lt;br/&gt;&lt;br/&gt;CITIES&lt;br/&gt;&lt;br/&gt;</text:p>
          </table:table-cell>
          <table:table-cell office:value-type="float" office:value="10">
            <text:p>10</text:p>
          </table:table-cell>
          <table:table-cell office:value-type="float" office:value="2">
            <text:p>2</text:p>
          </table:table-cell>
          <table:table-cell office:value-type="float" office:value="200">
            <text:p>200</text:p>
          </table:table-cell>
          <table:table-cell office:value-type="float" office:value="0">
            <text:p>0</text:p>
          </table:table-cell>
          <table:table-cell office:value-type="string">
            <text:p>Unemployment benefits</text:p>
          </table:table-cell>
          <table:table-cell office:value-type="string">
            <text:p>http://en.wikipedia.org/wiki/Unemployment_benefits</text:p>
          </table:table-cell>
          <table:table-cell office:value-type="string">
            <text:p>EGovernment in Europe</text:p>
          </table:table-cell>
          <table:table-cell office:value-type="string">
            <text:p>http://en.wikipedia.org/wiki/EGovernment_in_Europe</text:p>
          </table:table-cell>
          <table:table-cell table:style-name="Default"/>
          <table:table-cell office:value-type="float" office:value="1">
            <text:p>1</text:p>
          </table:table-cell>
          <table:table-cell table:number-columns-repeated="3"/>
          <table:table-cell table:formula="of:=CONCATENATE(TEXT([.$AD417];&quot;#&quot;);&quot;,&quot;;TEXT([.$AF417];&quot;#&quot;);&quot;,&quot;;TEXT([.$AM417];&quot;#&quot;))" office:value-type="string" office:string-value="10,200,1">
            <text:p>10,200,1</text:p>
          </table:table-cell>
        </table:table-row>
        <table:table-row table:style-name="ro1">
          <table:table-cell office:value-type="string">
            <text:p>21CDD8XMB3Q3O8OGD4KOET4EWKRQF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9 GMT 2012</text:p>
          </table:table-cell>
          <table:table-cell table:number-columns-repeated="2"/>
          <table:table-cell office:value-type="string">
            <text:p>2N5P8PJWKUDDN6AGA0U970B6ZAI8JM</text:p>
          </table:table-cell>
          <table:table-cell office:value-type="string">
            <text:p>A30SN6C7YX0OIP</text:p>
          </table:table-cell>
          <table:table-cell office:value-type="string">
            <text:p>Approved</text:p>
          </table:table-cell>
          <table:table-cell office:value-type="string">
            <text:p>Thu Aug 30 19:39:02 GMT 2012</text:p>
          </table:table-cell>
          <table:table-cell office:value-type="string">
            <text:p>Thu Aug 30 19:39:08 GMT 2012</text:p>
          </table:table-cell>
          <table:table-cell office:value-type="string">
            <text:p>Thu Sep 06 19:39:08 GMT 2012</text:p>
          </table:table-cell>
          <table:table-cell office:value-type="string">
            <text:p>2012/09/06 19:39:16 +0000</text:p>
          </table:table-cell>
          <table:table-cell table:number-columns-repeated="2"/>
          <table:table-cell office:value-type="float" office:value="6">
            <text:p>6</text:p>
          </table:table-cell>
          <table:table-cell table:number-columns-repeated="2" office:value-type="string">
            <text:p>100% (173/173)</text:p>
          </table:table-cell>
          <table:table-cell office:value-type="string">
            <text:p>0% (0/0)</text:p>
          </table:table-cell>
          <table:table-cell office:value-type="string">
            <text:p>John_F._Kennedy_2:15.txt</text:p>
          </table:table-cell>
          <table:table-cell office:value-type="string">
            <text:p>But a stronger nation and economy require more than a balanced Budget. They require progress in those programs that spur our growth and fortify our strength.&lt;br/&gt;&lt;br/&gt;CITIES&lt;br/&gt;&lt;br/&gt;</text:p>
          </table:table-cell>
          <table:table-cell office:value-type="float" office:value="10">
            <text:p>10</text:p>
          </table:table-cell>
          <table:table-cell office:value-type="float" office:value="2">
            <text:p>2</text:p>
          </table:table-cell>
          <table:table-cell office:value-type="float" office:value="200">
            <text:p>200</text:p>
          </table:table-cell>
          <table:table-cell office:value-type="float" office:value="0">
            <text:p>0</text:p>
          </table:table-cell>
          <table:table-cell office:value-type="string">
            <text:p>Unemployment benefits</text:p>
          </table:table-cell>
          <table:table-cell office:value-type="string">
            <text:p>http://en.wikipedia.org/wiki/Unemployment_benefits</text:p>
          </table:table-cell>
          <table:table-cell office:value-type="string">
            <text:p>EGovernment in Europe</text:p>
          </table:table-cell>
          <table:table-cell office:value-type="string">
            <text:p>http://en.wikipedia.org/wiki/EGovernment_in_Europe</text:p>
          </table:table-cell>
          <table:table-cell table:style-name="Default" office:value-type="string">
            <text:p>NO</text:p>
          </table:table-cell>
          <table:table-cell office:value-type="float" office:value="1">
            <text:p>1</text:p>
          </table:table-cell>
          <table:table-cell table:number-columns-repeated="3"/>
          <table:table-cell table:formula="of:=CONCATENATE(TEXT([.$AD418];&quot;#&quot;);&quot;,&quot;;TEXT([.$AF418];&quot;#&quot;);&quot;,&quot;;TEXT([.$AM418];&quot;#&quot;))" office:value-type="string" office:string-value="10,200,1">
            <text:p>10,200,1</text:p>
          </table:table-cell>
        </table:table-row>
        <table:table-row table:style-name="ro1">
          <table:table-cell office:value-type="string">
            <text:p>2XVHDM25L8I928KBOOQ6WE4QXZRQG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9 GMT 2012</text:p>
          </table:table-cell>
          <table:table-cell table:number-columns-repeated="2"/>
          <table:table-cell office:value-type="string">
            <text:p>226IUUU00OQKZJSNP2ZSAU26DH7UUJ</text:p>
          </table:table-cell>
          <table:table-cell office:value-type="string">
            <text:p>A30SN6C7YX0OIP</text:p>
          </table:table-cell>
          <table:table-cell office:value-type="string">
            <text:p>Approved</text:p>
          </table:table-cell>
          <table:table-cell office:value-type="string">
            <text:p>Thu Aug 30 19:31:17 GMT 2012</text:p>
          </table:table-cell>
          <table:table-cell office:value-type="string">
            <text:p>Thu Aug 30 19:31:26 GMT 2012</text:p>
          </table:table-cell>
          <table:table-cell office:value-type="string">
            <text:p>Thu Sep 06 19:31:26 GMT 2012</text:p>
          </table:table-cell>
          <table:table-cell office:value-type="string">
            <text:p>2012/09/06 19:34:17 +0000</text:p>
          </table:table-cell>
          <table:table-cell table:number-columns-repeated="2"/>
          <table:table-cell office:value-type="float" office:value="9">
            <text:p>9</text:p>
          </table:table-cell>
          <table:table-cell table:number-columns-repeated="2" office:value-type="string">
            <text:p>100% (173/173)</text:p>
          </table:table-cell>
          <table:table-cell office:value-type="string">
            <text:p>0% (0/0)</text:p>
          </table:table-cell>
          <table:table-cell office:value-type="string">
            <text:p>William_McKinley_2:45.txt</text:p>
          </table:table-cell>
          <table:table-cell office:value-type="string">
            <text:p>Subsequently the three associated Republics entered into negotiations for taking the steps forecast in the original compact. A convention of their delegates framed for them a federal constitution under the name of the United States of Central America, and provided for a central federal government and legislature. Upon ratification by the constituent States, the 1st of November last was fixed for the new system to go into operation. Within a few weeks thereafter the plan was severely tested by revolutionary movements arising, with a consequent demand for unity of action on the part of the military power of the federal States to suppress them. Under this strain the new union seems to have been weakened through the withdrawal of its more important members. This Government was not officially advised of the installation of the federation and has maintained an attitude of friendly expectancy, while in no wise relinquishing the position held from the outset that the responsibilities of the several States toward us remained unaltered by their tentative relations among themselves.&lt;br/&gt;&lt;br/&gt;The Nicaragua Canal Commission, under the chairmanship of Rear-Admiral John G. Walker, appointed July 24, 1897, under the authority of a provision in the sundry civil act of June 4 of that year, has nearly completed its labors, and the results of its exhaustive inquiry into the proper route, the feasibility, and the cost of construction of an interoceanic canal by a Nicaraguan route will be laid before you. In the performance of its task the commission received all possible courtesy and assistance from the Governments of Nicaragua and Costa Rica, which thus testified their appreciation of the importance of giving a speedy and practical outcome to the great project that has for so many years engrossed the attention of the respective countries.&lt;br/&gt;&lt;br/&gt;</text:p>
          </table:table-cell>
          <table:table-cell office:value-type="float" office:value="50">
            <text:p>50</text:p>
          </table:table-cell>
          <table:table-cell office:value-type="float" office:value="3">
            <text:p>3</text:p>
          </table:table-cell>
          <table:table-cell office:value-type="float" office:value="20">
            <text:p>20</text:p>
          </table:table-cell>
          <table:table-cell office:value-type="float" office:value="0">
            <text:p>0</text:p>
          </table:table-cell>
          <table:table-cell office:value-type="string">
            <text:p>Smedley Butler</text:p>
          </table:table-cell>
          <table:table-cell office:value-type="string">
            <text:p>http://en.wikipedia.org/wiki/Smedley_Butler</text:p>
          </table:table-cell>
          <table:table-cell office:value-type="string">
            <text:p>Treaty</text:p>
          </table:table-cell>
          <table:table-cell office:value-type="string">
            <text:p>http://en.wikipedia.org/wiki/Treaty</text:p>
          </table:table-cell>
          <table:table-cell table:style-name="Default" office:value-type="string">
            <text:p>NO</text:p>
          </table:table-cell>
          <table:table-cell office:value-type="float" office:value="1">
            <text:p>1</text:p>
          </table:table-cell>
          <table:table-cell table:number-columns-repeated="3"/>
          <table:table-cell table:formula="of:=CONCATENATE(TEXT([.$AD419];&quot;#&quot;);&quot;,&quot;;TEXT([.$AF419];&quot;#&quot;);&quot;,&quot;;TEXT([.$AM419];&quot;#&quot;))" office:value-type="string" office:string-value="50,20,1">
            <text:p>50,20,1</text:p>
          </table:table-cell>
        </table:table-row>
        <table:table-row table:style-name="ro1">
          <table:table-cell office:value-type="string">
            <text:p>2XVHDM25L8I928KBOOQ6WE4QXZRQG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9 GMT 2012</text:p>
          </table:table-cell>
          <table:table-cell table:number-columns-repeated="2"/>
          <table:table-cell office:value-type="string">
            <text:p>26W0SPW1INMHV7E9QDEAJ6BFRXVG3M</text:p>
          </table:table-cell>
          <table:table-cell office:value-type="string">
            <text:p>A2NE98X455INME</text:p>
          </table:table-cell>
          <table:table-cell office:value-type="string">
            <text:p>Approved</text:p>
          </table:table-cell>
          <table:table-cell office:value-type="string">
            <text:p>Fri Aug 31 03:41:09 GMT 2012</text:p>
          </table:table-cell>
          <table:table-cell office:value-type="string">
            <text:p>Fri Aug 31 03:41:54 GMT 2012</text:p>
          </table:table-cell>
          <table:table-cell office:value-type="string">
            <text:p>Fri Sep 07 03:41:54 GMT 2012</text:p>
          </table:table-cell>
          <table:table-cell office:value-type="string">
            <text:p>2012/09/07 03:44:12 +0000</text:p>
          </table:table-cell>
          <table:table-cell table:number-columns-repeated="2"/>
          <table:table-cell office:value-type="float" office:value="45">
            <text:p>45</text:p>
          </table:table-cell>
          <table:table-cell table:number-columns-repeated="2" office:value-type="string">
            <text:p>100% (1/1)</text:p>
          </table:table-cell>
          <table:table-cell office:value-type="string">
            <text:p>0% (0/0)</text:p>
          </table:table-cell>
          <table:table-cell office:value-type="string">
            <text:p>William_McKinley_2:45.txt</text:p>
          </table:table-cell>
          <table:table-cell office:value-type="string">
            <text:p>Subsequently the three associated Republics entered into negotiations for taking the steps forecast in the original compact. A convention of their delegates framed for them a federal constitution under the name of the United States of Central America, and provided for a central federal government and legislature. Upon ratification by the constituent States, the 1st of November last was fixed for the new system to go into operation. Within a few weeks thereafter the plan was severely tested by revolutionary movements arising, with a consequent demand for unity of action on the part of the military power of the federal States to suppress them. Under this strain the new union seems to have been weakened through the withdrawal of its more important members. This Government was not officially advised of the installation of the federation and has maintained an attitude of friendly expectancy, while in no wise relinquishing the position held from the outset that the responsibilities of the several States toward us remained unaltered by their tentative relations among themselves.&lt;br/&gt;&lt;br/&gt;The Nicaragua Canal Commission, under the chairmanship of Rear-Admiral John G. Walker, appointed July 24, 1897, under the authority of a provision in the sundry civil act of June 4 of that year, has nearly completed its labors, and the results of its exhaustive inquiry into the proper route, the feasibility, and the cost of construction of an interoceanic canal by a Nicaraguan route will be laid before you. In the performance of its task the commission received all possible courtesy and assistance from the Governments of Nicaragua and Costa Rica, which thus testified their appreciation of the importance of giving a speedy and practical outcome to the great project that has for so many years engrossed the attention of the respective countries.&lt;br/&gt;&lt;br/&gt;</text:p>
          </table:table-cell>
          <table:table-cell office:value-type="float" office:value="50">
            <text:p>50</text:p>
          </table:table-cell>
          <table:table-cell office:value-type="float" office:value="3">
            <text:p>3</text:p>
          </table:table-cell>
          <table:table-cell office:value-type="float" office:value="20">
            <text:p>20</text:p>
          </table:table-cell>
          <table:table-cell office:value-type="float" office:value="0">
            <text:p>0</text:p>
          </table:table-cell>
          <table:table-cell office:value-type="string">
            <text:p>Smedley Butler</text:p>
          </table:table-cell>
          <table:table-cell office:value-type="string">
            <text:p>http://en.wikipedia.org/wiki/Smedley_Butler</text:p>
          </table:table-cell>
          <table:table-cell office:value-type="string">
            <text:p>Treaty</text:p>
          </table:table-cell>
          <table:table-cell office:value-type="string">
            <text:p>http://en.wikipedia.org/wiki/Treaty</text:p>
          </table:table-cell>
          <table:table-cell table:style-name="Default"/>
          <table:table-cell office:value-type="float" office:value="2">
            <text:p>2</text:p>
          </table:table-cell>
          <table:table-cell table:number-columns-repeated="3"/>
          <table:table-cell table:formula="of:=CONCATENATE(TEXT([.$AD420];&quot;#&quot;);&quot;,&quot;;TEXT([.$AF420];&quot;#&quot;);&quot;,&quot;;TEXT([.$AM420];&quot;#&quot;))" office:value-type="string" office:string-value="50,20,2">
            <text:p>50,20,2</text:p>
          </table:table-cell>
        </table:table-row>
        <table:table-row table:style-name="ro1">
          <table:table-cell office:value-type="string">
            <text:p>2XVHDM25L8I928KBOOQ6WE4QXZRQG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9 GMT 2012</text:p>
          </table:table-cell>
          <table:table-cell table:number-columns-repeated="2"/>
          <table:table-cell office:value-type="string">
            <text:p>2RGVR14IXKO20IQMLMNAEX3YTUHA9A</text:p>
          </table:table-cell>
          <table:table-cell office:value-type="string">
            <text:p>A31ALYJKPKD09W</text:p>
          </table:table-cell>
          <table:table-cell office:value-type="string">
            <text:p>Approved</text:p>
          </table:table-cell>
          <table:table-cell office:value-type="string">
            <text:p>Fri Aug 31 00:26:07 GMT 2012</text:p>
          </table:table-cell>
          <table:table-cell office:value-type="string">
            <text:p>Fri Aug 31 00:26:21 GMT 2012</text:p>
          </table:table-cell>
          <table:table-cell office:value-type="string">
            <text:p>Fri Sep 07 00:26:21 GMT 2012</text:p>
          </table:table-cell>
          <table:table-cell office:value-type="string">
            <text:p>2012/09/07 00:29:12 +0000</text:p>
          </table:table-cell>
          <table:table-cell table:number-columns-repeated="2"/>
          <table:table-cell office:value-type="float" office:value="14">
            <text:p>14</text:p>
          </table:table-cell>
          <table:table-cell office:value-type="string">
            <text:p>100% (294/295)</text:p>
          </table:table-cell>
          <table:table-cell office:value-type="string">
            <text:p>100% (62/62)</text:p>
          </table:table-cell>
          <table:table-cell office:value-type="string">
            <text:p>0% (0/0)</text:p>
          </table:table-cell>
          <table:table-cell office:value-type="string">
            <text:p>William_McKinley_2:45.txt</text:p>
          </table:table-cell>
          <table:table-cell office:value-type="string">
            <text:p>Subsequently the three associated Republics entered into negotiations for taking the steps forecast in the original compact. A convention of their delegates framed for them a federal constitution under the name of the United States of Central America, and provided for a central federal government and legislature. Upon ratification by the constituent States, the 1st of November last was fixed for the new system to go into operation. Within a few weeks thereafter the plan was severely tested by revolutionary movements arising, with a consequent demand for unity of action on the part of the military power of the federal States to suppress them. Under this strain the new union seems to have been weakened through the withdrawal of its more important members. This Government was not officially advised of the installation of the federation and has maintained an attitude of friendly expectancy, while in no wise relinquishing the position held from the outset that the responsibilities of the several States toward us remained unaltered by their tentative relations among themselves.&lt;br/&gt;&lt;br/&gt;The Nicaragua Canal Commission, under the chairmanship of Rear-Admiral John G. Walker, appointed July 24, 1897, under the authority of a provision in the sundry civil act of June 4 of that year, has nearly completed its labors, and the results of its exhaustive inquiry into the proper route, the feasibility, and the cost of construction of an interoceanic canal by a Nicaraguan route will be laid before you. In the performance of its task the commission received all possible courtesy and assistance from the Governments of Nicaragua and Costa Rica, which thus testified their appreciation of the importance of giving a speedy and practical outcome to the great project that has for so many years engrossed the attention of the respective countries.&lt;br/&gt;&lt;br/&gt;</text:p>
          </table:table-cell>
          <table:table-cell office:value-type="float" office:value="50">
            <text:p>50</text:p>
          </table:table-cell>
          <table:table-cell office:value-type="float" office:value="3">
            <text:p>3</text:p>
          </table:table-cell>
          <table:table-cell office:value-type="float" office:value="20">
            <text:p>20</text:p>
          </table:table-cell>
          <table:table-cell office:value-type="float" office:value="0">
            <text:p>0</text:p>
          </table:table-cell>
          <table:table-cell office:value-type="string">
            <text:p>Smedley Butler</text:p>
          </table:table-cell>
          <table:table-cell office:value-type="string">
            <text:p>http://en.wikipedia.org/wiki/Smedley_Butler</text:p>
          </table:table-cell>
          <table:table-cell office:value-type="string">
            <text:p>Treaty</text:p>
          </table:table-cell>
          <table:table-cell office:value-type="string">
            <text:p>http://en.wikipedia.org/wiki/Treaty</text:p>
          </table:table-cell>
          <table:table-cell table:style-name="Default"/>
          <table:table-cell office:value-type="float" office:value="2">
            <text:p>2</text:p>
          </table:table-cell>
          <table:table-cell table:number-columns-repeated="3"/>
          <table:table-cell table:formula="of:=CONCATENATE(TEXT([.$AD421];&quot;#&quot;);&quot;,&quot;;TEXT([.$AF421];&quot;#&quot;);&quot;,&quot;;TEXT([.$AM421];&quot;#&quot;))" office:value-type="string" office:string-value="50,20,2">
            <text:p>50,20,2</text:p>
          </table:table-cell>
        </table:table-row>
        <table:table-row table:style-name="ro1">
          <table:table-cell office:value-type="string">
            <text:p>27MJ3NAB6BFMUOC35SK11JFDH6RTGJ</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9 GMT 2012</text:p>
          </table:table-cell>
          <table:table-cell table:number-columns-repeated="2"/>
          <table:table-cell office:value-type="string">
            <text:p>22FQQ7Q670515T0SYBTTYC1XRXBWCA</text:p>
          </table:table-cell>
          <table:table-cell office:value-type="string">
            <text:p>A30SN6C7YX0OIP</text:p>
          </table:table-cell>
          <table:table-cell office:value-type="string">
            <text:p>Approved</text:p>
          </table:table-cell>
          <table:table-cell office:value-type="string">
            <text:p>Thu Aug 30 19:47:29 GMT 2012</text:p>
          </table:table-cell>
          <table:table-cell office:value-type="string">
            <text:p>Thu Aug 30 19:47:36 GMT 2012</text:p>
          </table:table-cell>
          <table:table-cell office:value-type="string">
            <text:p>Thu Sep 06 19:47:36 GMT 2012</text:p>
          </table:table-cell>
          <table:table-cell office:value-type="string">
            <text:p>2012/09/06 19:49:20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Richard_Nixon_3:54.txt</text:p>
          </table:table-cell>
          <table:table-cell office:value-type="string">
            <text:p>Because this year is an election year, it will be a time of great pressure.&lt;br/&gt;&lt;br/&gt;If we yield to that pressure and fail to deal seriously with the historic challenges that we face, we will have failed the trust of millions of Americans and shaken the confidence they have a right to place in us, in their Government.&lt;br/&gt;&lt;br/&gt;</text:p>
          </table:table-cell>
          <table:table-cell office:value-type="float" office:value="50">
            <text:p>50</text:p>
          </table:table-cell>
          <table:table-cell office:value-type="float" office:value="3">
            <text:p>3</text:p>
          </table:table-cell>
          <table:table-cell office:value-type="float" office:value="10">
            <text:p>10</text:p>
          </table:table-cell>
          <table:table-cell office:value-type="float" office:value="4">
            <text:p>4</text:p>
          </table:table-cell>
          <table:table-cell office:value-type="string">
            <text:p>Kondratiev wave</text:p>
          </table:table-cell>
          <table:table-cell office:value-type="string">
            <text:p>http://en.wikipedia.org/wiki/Kondratiev_wave</text:p>
          </table:table-cell>
          <table:table-cell office:value-type="string">
            <text:p>Government</text:p>
          </table:table-cell>
          <table:table-cell office:value-type="string">
            <text:p>http://en.wikipedia.org/wiki/Government</text:p>
          </table:table-cell>
          <table:table-cell table:style-name="Default" office:value-type="string">
            <text:p>NO</text:p>
          </table:table-cell>
          <table:table-cell office:value-type="float" office:value="2">
            <text:p>2</text:p>
          </table:table-cell>
          <table:table-cell table:number-columns-repeated="3"/>
          <table:table-cell table:formula="of:=CONCATENATE(TEXT([.$AD422];&quot;#&quot;);&quot;,&quot;;TEXT([.$AF422];&quot;#&quot;);&quot;,&quot;;TEXT([.$AM422];&quot;#&quot;))" office:value-type="string" office:string-value="50,10,2">
            <text:p>50,10,2</text:p>
          </table:table-cell>
        </table:table-row>
        <table:table-row table:style-name="ro1">
          <table:table-cell office:value-type="string">
            <text:p>27MJ3NAB6BFMUOC35SK11JFDH6RTGJ</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9 GMT 2012</text:p>
          </table:table-cell>
          <table:table-cell table:number-columns-repeated="2"/>
          <table:table-cell office:value-type="string">
            <text:p>29BMJUNU8LZ66GOLC108L8J30VX2IX</text:p>
          </table:table-cell>
          <table:table-cell office:value-type="string">
            <text:p>A2ZRKWD4ANONVL</text:p>
          </table:table-cell>
          <table:table-cell office:value-type="string">
            <text:p>Approved</text:p>
          </table:table-cell>
          <table:table-cell office:value-type="string">
            <text:p>Thu Aug 30 18:21:02 GMT 2012</text:p>
          </table:table-cell>
          <table:table-cell office:value-type="string">
            <text:p>Thu Aug 30 18:21:05 GMT 2012</text:p>
          </table:table-cell>
          <table:table-cell office:value-type="string">
            <text:p>Thu Sep 06 18:21:05 GMT 2012</text:p>
          </table:table-cell>
          <table:table-cell office:value-type="string">
            <text:p>2012/09/06 18:24:21 +0000</text:p>
          </table:table-cell>
          <table:table-cell table:number-columns-repeated="2"/>
          <table:table-cell office:value-type="float" office:value="3">
            <text:p>3</text:p>
          </table:table-cell>
          <table:table-cell table:number-columns-repeated="2" office:value-type="string">
            <text:p>100% (2/2)</text:p>
          </table:table-cell>
          <table:table-cell office:value-type="string">
            <text:p>0% (0/0)</text:p>
          </table:table-cell>
          <table:table-cell office:value-type="string">
            <text:p>Richard_Nixon_3:54.txt</text:p>
          </table:table-cell>
          <table:table-cell office:value-type="string">
            <text:p>Because this year is an election year, it will be a time of great pressure.&lt;br/&gt;&lt;br/&gt;If we yield to that pressure and fail to deal seriously with the historic challenges that we face, we will have failed the trust of millions of Americans and shaken the confidence they have a right to place in us, in their Government.&lt;br/&gt;&lt;br/&gt;</text:p>
          </table:table-cell>
          <table:table-cell office:value-type="float" office:value="50">
            <text:p>50</text:p>
          </table:table-cell>
          <table:table-cell office:value-type="float" office:value="3">
            <text:p>3</text:p>
          </table:table-cell>
          <table:table-cell office:value-type="float" office:value="10">
            <text:p>10</text:p>
          </table:table-cell>
          <table:table-cell office:value-type="float" office:value="4">
            <text:p>4</text:p>
          </table:table-cell>
          <table:table-cell office:value-type="string">
            <text:p>Kondratiev wave</text:p>
          </table:table-cell>
          <table:table-cell office:value-type="string">
            <text:p>http://en.wikipedia.org/wiki/Kondratiev_wave</text:p>
          </table:table-cell>
          <table:table-cell office:value-type="string">
            <text:p>Government</text:p>
          </table:table-cell>
          <table:table-cell office:value-type="string">
            <text:p>http://en.wikipedia.org/wiki/Government</text:p>
          </table:table-cell>
          <table:table-cell table:style-name="Default"/>
          <table:table-cell office:value-type="float" office:value="2">
            <text:p>2</text:p>
          </table:table-cell>
          <table:table-cell table:number-columns-repeated="3"/>
          <table:table-cell table:formula="of:=CONCATENATE(TEXT([.$AD423];&quot;#&quot;);&quot;,&quot;;TEXT([.$AF423];&quot;#&quot;);&quot;,&quot;;TEXT([.$AM423];&quot;#&quot;))" office:value-type="string" office:string-value="50,10,2">
            <text:p>50,10,2</text:p>
          </table:table-cell>
        </table:table-row>
        <table:table-row table:style-name="ro1">
          <table:table-cell office:value-type="string">
            <text:p>27MJ3NAB6BFMUOC35SK11JFDH6RTGJ</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9 GMT 2012</text:p>
          </table:table-cell>
          <table:table-cell table:number-columns-repeated="2"/>
          <table:table-cell office:value-type="string">
            <text:p>2TAA0RYNJ92NYTA5CLDJ1UHY1KL49T</text:p>
          </table:table-cell>
          <table:table-cell office:value-type="string">
            <text:p>A31ALYJKPKD09W</text:p>
          </table:table-cell>
          <table:table-cell office:value-type="string">
            <text:p>Approved</text:p>
          </table:table-cell>
          <table:table-cell office:value-type="string">
            <text:p>Fri Aug 31 00:10:53 GMT 2012</text:p>
          </table:table-cell>
          <table:table-cell office:value-type="string">
            <text:p>Fri Aug 31 00:11:08 GMT 2012</text:p>
          </table:table-cell>
          <table:table-cell office:value-type="string">
            <text:p>Fri Sep 07 00:11:08 GMT 2012</text:p>
          </table:table-cell>
          <table:table-cell office:value-type="string">
            <text:p>2012/09/07 00:14:17 +0000</text:p>
          </table:table-cell>
          <table:table-cell table:number-columns-repeated="2"/>
          <table:table-cell office:value-type="float" office:value="15">
            <text:p>15</text:p>
          </table:table-cell>
          <table:table-cell office:value-type="string">
            <text:p>100% (294/295)</text:p>
          </table:table-cell>
          <table:table-cell office:value-type="string">
            <text:p>100% (62/62)</text:p>
          </table:table-cell>
          <table:table-cell office:value-type="string">
            <text:p>0% (0/0)</text:p>
          </table:table-cell>
          <table:table-cell office:value-type="string">
            <text:p>Richard_Nixon_3:54.txt</text:p>
          </table:table-cell>
          <table:table-cell office:value-type="string">
            <text:p>Because this year is an election year, it will be a time of great pressure.&lt;br/&gt;&lt;br/&gt;If we yield to that pressure and fail to deal seriously with the historic challenges that we face, we will have failed the trust of millions of Americans and shaken the confidence they have a right to place in us, in their Government.&lt;br/&gt;&lt;br/&gt;</text:p>
          </table:table-cell>
          <table:table-cell office:value-type="float" office:value="50">
            <text:p>50</text:p>
          </table:table-cell>
          <table:table-cell office:value-type="float" office:value="3">
            <text:p>3</text:p>
          </table:table-cell>
          <table:table-cell office:value-type="float" office:value="10">
            <text:p>10</text:p>
          </table:table-cell>
          <table:table-cell office:value-type="float" office:value="4">
            <text:p>4</text:p>
          </table:table-cell>
          <table:table-cell office:value-type="string">
            <text:p>Kondratiev wave</text:p>
          </table:table-cell>
          <table:table-cell office:value-type="string">
            <text:p>http://en.wikipedia.org/wiki/Kondratiev_wave</text:p>
          </table:table-cell>
          <table:table-cell office:value-type="string">
            <text:p>Government</text:p>
          </table:table-cell>
          <table:table-cell office:value-type="string">
            <text:p>http://en.wikipedia.org/wiki/Government</text:p>
          </table:table-cell>
          <table:table-cell table:style-name="Default"/>
          <table:table-cell office:value-type="float" office:value="2">
            <text:p>2</text:p>
          </table:table-cell>
          <table:table-cell table:number-columns-repeated="3"/>
          <table:table-cell table:formula="of:=CONCATENATE(TEXT([.$AD424];&quot;#&quot;);&quot;,&quot;;TEXT([.$AF424];&quot;#&quot;);&quot;,&quot;;TEXT([.$AM424];&quot;#&quot;))" office:value-type="string" office:string-value="50,10,2">
            <text:p>50,10,2</text:p>
          </table:table-cell>
        </table:table-row>
        <table:table-row table:style-name="ro1">
          <table:table-cell office:value-type="string">
            <text:p>23OIAA2SEIUU99OTXUBACIIS9K1OOF</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9 GMT 2012</text:p>
          </table:table-cell>
          <table:table-cell table:number-columns-repeated="2"/>
          <table:table-cell office:value-type="string">
            <text:p>28I4J3NAB6BF1O3T589T9TJFIX8FSQ</text:p>
          </table:table-cell>
          <table:table-cell office:value-type="string">
            <text:p>A30SN6C7YX0OIP</text:p>
          </table:table-cell>
          <table:table-cell office:value-type="string">
            <text:p>Approved</text:p>
          </table:table-cell>
          <table:table-cell office:value-type="string">
            <text:p>Thu Aug 30 19:55:37 GMT 2012</text:p>
          </table:table-cell>
          <table:table-cell office:value-type="string">
            <text:p>Thu Aug 30 19:55:46 GMT 2012</text:p>
          </table:table-cell>
          <table:table-cell office:value-type="string">
            <text:p>Thu Sep 06 19:55:46 GMT 2012</text:p>
          </table:table-cell>
          <table:table-cell office:value-type="string">
            <text:p>2012/09/06 19:59:12 +0000</text:p>
          </table:table-cell>
          <table:table-cell table:number-columns-repeated="2"/>
          <table:table-cell office:value-type="float" office:value="9">
            <text:p>9</text:p>
          </table:table-cell>
          <table:table-cell table:number-columns-repeated="2" office:value-type="string">
            <text:p>100% (173/173)</text:p>
          </table:table-cell>
          <table:table-cell office:value-type="string">
            <text:p>0% (0/0)</text:p>
          </table:table-cell>
          <table:table-cell office:value-type="string">
            <text:p>Warren_G._Harding_1:7.txt</text:p>
          </table:table-cell>
          <table:table-cell office:value-type="string">
            <text:p>The previous Congress, deeply concerned in behalf of our merchant marine, in 1920 enacted the existing shipping law, designed for the upbuilding of the American merchant marine. Among other things provided to encourage our shipping on the world's seas, the Executive was directed to give notice of the termination of all existing commercial treaties in order to admit of reduced duties on imports carried in American bottoms. During the life of the act no Executive has complied with this order of the Congress. When the present administration came into responsibility it began an early inquiry into the failure to execute the expressed purpose of the Jones Act. Only one conclusion has been possible. Frankly, Members of House and Senate, eager its I am to join you in the making of an American merchant marine commensurate with our commerce, the denouncement of out- commercial treaties would involve us in a chaos of trade relationships and add indescribably to the confusion of the already disordered commercial world. Our power to do so is not disputed, but power and ships, without comity of relationship, will not give us the expanded trade which is inseparably linked with a great merchant marine. Moreover, the applied reduction of duty, for which the treaty denouncements were necessary, encouraged only the carrying of dutiable imports to our shores, while the tonnage which unfurls the flag on the seas is both free and dutiable, and the cargoes which make it nation eminent in trade are outgoing, rather than incoming.&lt;br/&gt;&lt;br/&gt;It is not my thought to lay the problem before you in detail today. It is desired only to say to you that the executive branch of the Government, uninfluenced by the protest of any nation, for none has been made, is well convinced that your proposal, highly intended and heartily supported here, is so fraught with difficulties and so marked by tendencies to discourage trade expansion, that I invite your tolerance of noncompliance for only a few weeks until a plan may be presented which contemplates no greater draft upon the Public Treasury, and which, though yet too crude to offer it to-day, gives such promise of expanding our merchant marine, that it will argue its own approval. It is enough to say to-day that we are so possessed of ships, and the American intention to establish it merchant marine is so unalterable, that a plain of reimbursement, at no other cost than is contemplated in the existing act, will appeal to the pride and encourage the hope of all the American people.&lt;br/&gt;&lt;br/&gt;</text:p>
          </table:table-cell>
          <table:table-cell office:value-type="float" office:value="100">
            <text:p>100</text:p>
          </table:table-cell>
          <table:table-cell office:value-type="float" office:value="2">
            <text:p>2</text:p>
          </table:table-cell>
          <table:table-cell office:value-type="float" office:value="10">
            <text:p>10</text:p>
          </table:table-cell>
          <table:table-cell office:value-type="float" office:value="3">
            <text:p>3</text:p>
          </table:table-cell>
          <table:table-cell office:value-type="string">
            <text:p>First Stadtholderless Period</text:p>
          </table:table-cell>
          <table:table-cell office:value-type="string">
            <text:p>http://en.wikipedia.org/wiki/First_Stadtholderless_Period</text:p>
          </table:table-cell>
          <table:table-cell office:value-type="string">
            <text:p>Transcontinental railroad</text:p>
          </table:table-cell>
          <table:table-cell office:value-type="string">
            <text:p>http://en.wikipedia.org/wiki/Transcontinental_railroad</text:p>
          </table:table-cell>
          <table:table-cell table:style-name="Default" office:value-type="string">
            <text:p>NO</text:p>
          </table:table-cell>
          <table:table-cell office:value-type="float" office:value="1">
            <text:p>1</text:p>
          </table:table-cell>
          <table:table-cell table:number-columns-repeated="3"/>
          <table:table-cell table:formula="of:=CONCATENATE(TEXT([.$AD425];&quot;#&quot;);&quot;,&quot;;TEXT([.$AF425];&quot;#&quot;);&quot;,&quot;;TEXT([.$AM425];&quot;#&quot;))" office:value-type="string" office:string-value="100,10,1">
            <text:p>100,10,1</text:p>
          </table:table-cell>
        </table:table-row>
        <table:table-row table:style-name="ro1">
          <table:table-cell office:value-type="string">
            <text:p>23OIAA2SEIUU99OTXUBACIIS9K1OOF</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9 GMT 2012</text:p>
          </table:table-cell>
          <table:table-cell table:number-columns-repeated="2"/>
          <table:table-cell office:value-type="string">
            <text:p>2DO5XH0JPPSIHTMJWVJPF5KLRNOGMC</text:p>
          </table:table-cell>
          <table:table-cell office:value-type="string">
            <text:p>A997OZ3H2B3Q2</text:p>
          </table:table-cell>
          <table:table-cell office:value-type="string">
            <text:p>Approved</text:p>
          </table:table-cell>
          <table:table-cell office:value-type="string">
            <text:p>Thu Aug 30 19:04:26 GMT 2012</text:p>
          </table:table-cell>
          <table:table-cell office:value-type="string">
            <text:p>Thu Aug 30 19:05:24 GMT 2012</text:p>
          </table:table-cell>
          <table:table-cell office:value-type="string">
            <text:p>Thu Sep 06 19:05:24 GMT 2012</text:p>
          </table:table-cell>
          <table:table-cell office:value-type="string">
            <text:p>2012/09/06 19:09:14 +0000</text:p>
          </table:table-cell>
          <table:table-cell table:number-columns-repeated="2"/>
          <table:table-cell office:value-type="float" office:value="58">
            <text:p>58</text:p>
          </table:table-cell>
          <table:table-cell table:number-columns-repeated="2" office:value-type="string">
            <text:p>100% (93/93)</text:p>
          </table:table-cell>
          <table:table-cell office:value-type="string">
            <text:p>0% (0/0)</text:p>
          </table:table-cell>
          <table:table-cell office:value-type="string">
            <text:p>Warren_G._Harding_1:7.txt</text:p>
          </table:table-cell>
          <table:table-cell office:value-type="string">
            <text:p>The previous Congress, deeply concerned in behalf of our merchant marine, in 1920 enacted the existing shipping law, designed for the upbuilding of the American merchant marine. Among other things provided to encourage our shipping on the world's seas, the Executive was directed to give notice of the termination of all existing commercial treaties in order to admit of reduced duties on imports carried in American bottoms. During the life of the act no Executive has complied with this order of the Congress. When the present administration came into responsibility it began an early inquiry into the failure to execute the expressed purpose of the Jones Act. Only one conclusion has been possible. Frankly, Members of House and Senate, eager its I am to join you in the making of an American merchant marine commensurate with our commerce, the denouncement of out- commercial treaties would involve us in a chaos of trade relationships and add indescribably to the confusion of the already disordered commercial world. Our power to do so is not disputed, but power and ships, without comity of relationship, will not give us the expanded trade which is inseparably linked with a great merchant marine. Moreover, the applied reduction of duty, for which the treaty denouncements were necessary, encouraged only the carrying of dutiable imports to our shores, while the tonnage which unfurls the flag on the seas is both free and dutiable, and the cargoes which make it nation eminent in trade are outgoing, rather than incoming.&lt;br/&gt;&lt;br/&gt;It is not my thought to lay the problem before you in detail today. It is desired only to say to you that the executive branch of the Government, uninfluenced by the protest of any nation, for none has been made, is well convinced that your proposal, highly intended and heartily supported here, is so fraught with difficulties and so marked by tendencies to discourage trade expansion, that I invite your tolerance of noncompliance for only a few weeks until a plan may be presented which contemplates no greater draft upon the Public Treasury, and which, though yet too crude to offer it to-day, gives such promise of expanding our merchant marine, that it will argue its own approval. It is enough to say to-day that we are so possessed of ships, and the American intention to establish it merchant marine is so unalterable, that a plain of reimbursement, at no other cost than is contemplated in the existing act, will appeal to the pride and encourage the hope of all the American people.&lt;br/&gt;&lt;br/&gt;</text:p>
          </table:table-cell>
          <table:table-cell office:value-type="float" office:value="100">
            <text:p>100</text:p>
          </table:table-cell>
          <table:table-cell office:value-type="float" office:value="2">
            <text:p>2</text:p>
          </table:table-cell>
          <table:table-cell office:value-type="float" office:value="10">
            <text:p>10</text:p>
          </table:table-cell>
          <table:table-cell office:value-type="float" office:value="3">
            <text:p>3</text:p>
          </table:table-cell>
          <table:table-cell office:value-type="string">
            <text:p>First Stadtholderless Period</text:p>
          </table:table-cell>
          <table:table-cell office:value-type="string">
            <text:p>http://en.wikipedia.org/wiki/First_Stadtholderless_Period</text:p>
          </table:table-cell>
          <table:table-cell office:value-type="string">
            <text:p>Transcontinental railroad</text:p>
          </table:table-cell>
          <table:table-cell office:value-type="string">
            <text:p>http://en.wikipedia.org/wiki/Transcontinental_railroad</text:p>
          </table:table-cell>
          <table:table-cell table:style-name="Default"/>
          <table:table-cell office:value-type="float" office:value="2">
            <text:p>2</text:p>
          </table:table-cell>
          <table:table-cell table:number-columns-repeated="3"/>
          <table:table-cell table:formula="of:=CONCATENATE(TEXT([.$AD426];&quot;#&quot;);&quot;,&quot;;TEXT([.$AF426];&quot;#&quot;);&quot;,&quot;;TEXT([.$AM426];&quot;#&quot;))" office:value-type="string" office:string-value="100,10,2">
            <text:p>100,10,2</text:p>
          </table:table-cell>
        </table:table-row>
        <table:table-row table:style-name="ro1">
          <table:table-cell office:value-type="string">
            <text:p>23OIAA2SEIUU99OTXUBACIIS9K1OOF</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9 GMT 2012</text:p>
          </table:table-cell>
          <table:table-cell table:number-columns-repeated="2"/>
          <table:table-cell office:value-type="string">
            <text:p>2VQ58B727M0IVO8MKBXYNSVF9C6WBY</text:p>
          </table:table-cell>
          <table:table-cell office:value-type="string">
            <text:p>A33GBAC29A0MS5</text:p>
          </table:table-cell>
          <table:table-cell office:value-type="string">
            <text:p>Approved</text:p>
          </table:table-cell>
          <table:table-cell office:value-type="string">
            <text:p>Thu Aug 30 18:15:09 GMT 2012</text:p>
          </table:table-cell>
          <table:table-cell office:value-type="string">
            <text:p>Thu Aug 30 18:16:27 GMT 2012</text:p>
          </table:table-cell>
          <table:table-cell office:value-type="string">
            <text:p>Thu Sep 06 18:16:27 GMT 2012</text:p>
          </table:table-cell>
          <table:table-cell office:value-type="string">
            <text:p>2012/09/06 18:19:21 +0000</text:p>
          </table:table-cell>
          <table:table-cell table:number-columns-repeated="2"/>
          <table:table-cell office:value-type="float" office:value="78">
            <text:p>78</text:p>
          </table:table-cell>
          <table:table-cell table:number-columns-repeated="2" office:value-type="string">
            <text:p>100% (84/84)</text:p>
          </table:table-cell>
          <table:table-cell office:value-type="string">
            <text:p>0% (0/0)</text:p>
          </table:table-cell>
          <table:table-cell office:value-type="string">
            <text:p>Warren_G._Harding_1:7.txt</text:p>
          </table:table-cell>
          <table:table-cell office:value-type="string">
            <text:p>The previous Congress, deeply concerned in behalf of our merchant marine, in 1920 enacted the existing shipping law, designed for the upbuilding of the American merchant marine. Among other things provided to encourage our shipping on the world's seas, the Executive was directed to give notice of the termination of all existing commercial treaties in order to admit of reduced duties on imports carried in American bottoms. During the life of the act no Executive has complied with this order of the Congress. When the present administration came into responsibility it began an early inquiry into the failure to execute the expressed purpose of the Jones Act. Only one conclusion has been possible. Frankly, Members of House and Senate, eager its I am to join you in the making of an American merchant marine commensurate with our commerce, the denouncement of out- commercial treaties would involve us in a chaos of trade relationships and add indescribably to the confusion of the already disordered commercial world. Our power to do so is not disputed, but power and ships, without comity of relationship, will not give us the expanded trade which is inseparably linked with a great merchant marine. Moreover, the applied reduction of duty, for which the treaty denouncements were necessary, encouraged only the carrying of dutiable imports to our shores, while the tonnage which unfurls the flag on the seas is both free and dutiable, and the cargoes which make it nation eminent in trade are outgoing, rather than incoming.&lt;br/&gt;&lt;br/&gt;It is not my thought to lay the problem before you in detail today. It is desired only to say to you that the executive branch of the Government, uninfluenced by the protest of any nation, for none has been made, is well convinced that your proposal, highly intended and heartily supported here, is so fraught with difficulties and so marked by tendencies to discourage trade expansion, that I invite your tolerance of noncompliance for only a few weeks until a plan may be presented which contemplates no greater draft upon the Public Treasury, and which, though yet too crude to offer it to-day, gives such promise of expanding our merchant marine, that it will argue its own approval. It is enough to say to-day that we are so possessed of ships, and the American intention to establish it merchant marine is so unalterable, that a plain of reimbursement, at no other cost than is contemplated in the existing act, will appeal to the pride and encourage the hope of all the American people.&lt;br/&gt;&lt;br/&gt;</text:p>
          </table:table-cell>
          <table:table-cell office:value-type="float" office:value="100">
            <text:p>100</text:p>
          </table:table-cell>
          <table:table-cell office:value-type="float" office:value="2">
            <text:p>2</text:p>
          </table:table-cell>
          <table:table-cell office:value-type="float" office:value="10">
            <text:p>10</text:p>
          </table:table-cell>
          <table:table-cell office:value-type="float" office:value="3">
            <text:p>3</text:p>
          </table:table-cell>
          <table:table-cell office:value-type="string">
            <text:p>First Stadtholderless Period</text:p>
          </table:table-cell>
          <table:table-cell office:value-type="string">
            <text:p>http://en.wikipedia.org/wiki/First_Stadtholderless_Period</text:p>
          </table:table-cell>
          <table:table-cell office:value-type="string">
            <text:p>Transcontinental railroad</text:p>
          </table:table-cell>
          <table:table-cell office:value-type="string">
            <text:p>http://en.wikipedia.org/wiki/Transcontinental_railroad</text:p>
          </table:table-cell>
          <table:table-cell table:style-name="Default"/>
          <table:table-cell office:value-type="float" office:value="1">
            <text:p>1</text:p>
          </table:table-cell>
          <table:table-cell table:number-columns-repeated="3"/>
          <table:table-cell table:formula="of:=CONCATENATE(TEXT([.$AD427];&quot;#&quot;);&quot;,&quot;;TEXT([.$AF427];&quot;#&quot;);&quot;,&quot;;TEXT([.$AM427];&quot;#&quot;))" office:value-type="string" office:string-value="100,10,1">
            <text:p>100,10,1</text:p>
          </table:table-cell>
        </table:table-row>
        <table:table-row table:style-name="ro1">
          <table:table-cell office:value-type="string">
            <text:p>2QC8P9Y38TWWCRRX189M8JTAHF5IZ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9 GMT 2012</text:p>
          </table:table-cell>
          <table:table-cell table:number-columns-repeated="2"/>
          <table:table-cell office:value-type="string">
            <text:p>28M98JHSTLB3093GQJ9OJJEJWW4FRJ</text:p>
          </table:table-cell>
          <table:table-cell office:value-type="string">
            <text:p>ASOQ2YAD1YPGL</text:p>
          </table:table-cell>
          <table:table-cell office:value-type="string">
            <text:p>Approved</text:p>
          </table:table-cell>
          <table:table-cell office:value-type="string">
            <text:p>Fri Aug 31 01:32:28 GMT 2012</text:p>
          </table:table-cell>
          <table:table-cell office:value-type="string">
            <text:p>Fri Aug 31 01:33:22 GMT 2012</text:p>
          </table:table-cell>
          <table:table-cell office:value-type="string">
            <text:p>Fri Sep 07 01:33:22 GMT 2012</text:p>
          </table:table-cell>
          <table:table-cell office:value-type="string">
            <text:p>2012/09/07 01:34:12 +0000</text:p>
          </table:table-cell>
          <table:table-cell table:number-columns-repeated="2"/>
          <table:table-cell office:value-type="float" office:value="54">
            <text:p>54</text:p>
          </table:table-cell>
          <table:table-cell table:number-columns-repeated="2" office:value-type="string">
            <text:p>100% (4/4)</text:p>
          </table:table-cell>
          <table:table-cell office:value-type="string">
            <text:p>0% (0/0)</text:p>
          </table:table-cell>
          <table:table-cell office:value-type="string">
            <text:p>Millard_Fillmore_2:30.txt</text:p>
          </table:table-cell>
          <table:table-cell office:value-type="string">
            <text:p>I have thought it proper to refer to these facts, not only to explain the causes of the delay in filling the commission, but to call your attention to the propriety of increasing the compensation of the commissioners. The office is one of great labor and responsibility, and the compensation should be such as to command men of a high order of talents and the most unquestionable integrity.&lt;br/&gt;&lt;br/&gt;The proper disposal of the mineral lands of California is a subject surrounded by great difficulties. In my last annual message I recommended the survey and sale of them in small parcels under such restrictions as would effectually guard against monopoly and speculation; but upon further information, and in deference to the opinions of persons familiar with the subject, I am inclined to change that recommendation and to advise that they be permitted to remain as at present, a common field, open to the enterprise and industry of all our citizens, until further experience shall have developed the best policy to be ultimately adopted in regard to them. It is safer to suffer the inconveniences that now exist for a short period than by premature legislation to fasten on the country a system founded in error, which may place the whole subject beyond the future control of Congress.&lt;br/&gt;&lt;br/&gt;</text:p>
          </table:table-cell>
          <table:table-cell office:value-type="float" office:value="100">
            <text:p>100</text:p>
          </table:table-cell>
          <table:table-cell office:value-type="float" office:value="2">
            <text:p>2</text:p>
          </table:table-cell>
          <table:table-cell office:value-type="float" office:value="10">
            <text:p>10</text:p>
          </table:table-cell>
          <table:table-cell office:value-type="float" office:value="4">
            <text:p>4</text:p>
          </table:table-cell>
          <table:table-cell office:value-type="string">
            <text:p>Tara Singh Malhotra</text:p>
          </table:table-cell>
          <table:table-cell office:value-type="string">
            <text:p>http://en.wikipedia.org/wiki/Tara_Singh_Malhotra</text:p>
          </table:table-cell>
          <table:table-cell office:value-type="string">
            <text:p>Dismissal of U.S. attorneys controversy</text:p>
          </table:table-cell>
          <table:table-cell office:value-type="string">
            <text:p>http://en.wikipedia.org/wiki/Dismissal_of_U.S._attorneys_controversy</text:p>
          </table:table-cell>
          <table:table-cell table:style-name="Default" office:value-type="string">
            <text:p>Neither label is correct</text:p>
          </table:table-cell>
          <table:table-cell/>
          <table:table-cell table:number-columns-repeated="3"/>
          <table:table-cell table:formula="of:=CONCATENATE(TEXT([.$AD428];&quot;#&quot;);&quot;,&quot;;TEXT([.$AF428];&quot;#&quot;);&quot;,&quot;;TEXT([.$AM428];&quot;#&quot;))" office:value-type="string" office:string-value="100,10,">
            <text:p>100,10,</text:p>
          </table:table-cell>
        </table:table-row>
        <table:table-row table:style-name="ro1">
          <table:table-cell office:value-type="string">
            <text:p>2QC8P9Y38TWWCRRX189M8JTAHF5IZ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9 GMT 2012</text:p>
          </table:table-cell>
          <table:table-cell table:number-columns-repeated="2"/>
          <table:table-cell office:value-type="string">
            <text:p>2BI6SVQ8H88M53UQCY2VKI1R2EY6PY</text:p>
          </table:table-cell>
          <table:table-cell office:value-type="string">
            <text:p>A30SN6C7YX0OIP</text:p>
          </table:table-cell>
          <table:table-cell office:value-type="string">
            <text:p>Approved</text:p>
          </table:table-cell>
          <table:table-cell office:value-type="string">
            <text:p>Thu Aug 30 19:46:10 GMT 2012</text:p>
          </table:table-cell>
          <table:table-cell office:value-type="string">
            <text:p>Thu Aug 30 19:46:18 GMT 2012</text:p>
          </table:table-cell>
          <table:table-cell office:value-type="string">
            <text:p>Thu Sep 06 19:46:18 GMT 2012</text:p>
          </table:table-cell>
          <table:table-cell office:value-type="string">
            <text:p>2012/09/06 19:49:18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Millard_Fillmore_2:30.txt</text:p>
          </table:table-cell>
          <table:table-cell office:value-type="string">
            <text:p>I have thought it proper to refer to these facts, not only to explain the causes of the delay in filling the commission, but to call your attention to the propriety of increasing the compensation of the commissioners. The office is one of great labor and responsibility, and the compensation should be such as to command men of a high order of talents and the most unquestionable integrity.&lt;br/&gt;&lt;br/&gt;The proper disposal of the mineral lands of California is a subject surrounded by great difficulties. In my last annual message I recommended the survey and sale of them in small parcels under such restrictions as would effectually guard against monopoly and speculation; but upon further information, and in deference to the opinions of persons familiar with the subject, I am inclined to change that recommendation and to advise that they be permitted to remain as at present, a common field, open to the enterprise and industry of all our citizens, until further experience shall have developed the best policy to be ultimately adopted in regard to them. It is safer to suffer the inconveniences that now exist for a short period than by premature legislation to fasten on the country a system founded in error, which may place the whole subject beyond the future control of Congress.&lt;br/&gt;&lt;br/&gt;</text:p>
          </table:table-cell>
          <table:table-cell office:value-type="float" office:value="100">
            <text:p>100</text:p>
          </table:table-cell>
          <table:table-cell office:value-type="float" office:value="2">
            <text:p>2</text:p>
          </table:table-cell>
          <table:table-cell office:value-type="float" office:value="10">
            <text:p>10</text:p>
          </table:table-cell>
          <table:table-cell office:value-type="float" office:value="4">
            <text:p>4</text:p>
          </table:table-cell>
          <table:table-cell office:value-type="string">
            <text:p>Tara Singh Malhotra</text:p>
          </table:table-cell>
          <table:table-cell office:value-type="string">
            <text:p>http://en.wikipedia.org/wiki/Tara_Singh_Malhotra</text:p>
          </table:table-cell>
          <table:table-cell office:value-type="string">
            <text:p>Dismissal of U.S. attorneys controversy</text:p>
          </table:table-cell>
          <table:table-cell office:value-type="string">
            <text:p>http://en.wikipedia.org/wiki/Dismissal_of_U.S._attorneys_controversy</text:p>
          </table:table-cell>
          <table:table-cell table:style-name="Default" office:value-type="string">
            <text:p>NO</text:p>
          </table:table-cell>
          <table:table-cell office:value-type="float" office:value="2">
            <text:p>2</text:p>
          </table:table-cell>
          <table:table-cell table:number-columns-repeated="3"/>
          <table:table-cell table:formula="of:=CONCATENATE(TEXT([.$AD429];&quot;#&quot;);&quot;,&quot;;TEXT([.$AF429];&quot;#&quot;);&quot;,&quot;;TEXT([.$AM429];&quot;#&quot;))" office:value-type="string" office:string-value="100,10,2">
            <text:p>100,10,2</text:p>
          </table:table-cell>
        </table:table-row>
        <table:table-row table:style-name="ro1">
          <table:table-cell office:value-type="string">
            <text:p>2QC8P9Y38TWWCRRX189M8JTAHF5IZ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9 GMT 2012</text:p>
          </table:table-cell>
          <table:table-cell table:number-columns-repeated="2"/>
          <table:table-cell office:value-type="string">
            <text:p>2CKEIUUU00OQZTY9PSJ802U2BQ5TTE</text:p>
          </table:table-cell>
          <table:table-cell office:value-type="string">
            <text:p>A31ALYJKPKD09W</text:p>
          </table:table-cell>
          <table:table-cell office:value-type="string">
            <text:p>Approved</text:p>
          </table:table-cell>
          <table:table-cell office:value-type="string">
            <text:p>Fri Aug 31 00:32:24 GMT 2012</text:p>
          </table:table-cell>
          <table:table-cell office:value-type="string">
            <text:p>Fri Aug 31 00:32:38 GMT 2012</text:p>
          </table:table-cell>
          <table:table-cell office:value-type="string">
            <text:p>Fri Sep 07 00:32:38 GMT 2012</text:p>
          </table:table-cell>
          <table:table-cell office:value-type="string">
            <text:p>2012/09/07 00:34:14 +0000</text:p>
          </table:table-cell>
          <table:table-cell table:number-columns-repeated="2"/>
          <table:table-cell office:value-type="float" office:value="14">
            <text:p>14</text:p>
          </table:table-cell>
          <table:table-cell office:value-type="string">
            <text:p>100% (294/295)</text:p>
          </table:table-cell>
          <table:table-cell office:value-type="string">
            <text:p>100% (62/62)</text:p>
          </table:table-cell>
          <table:table-cell office:value-type="string">
            <text:p>0% (0/0)</text:p>
          </table:table-cell>
          <table:table-cell office:value-type="string">
            <text:p>Millard_Fillmore_2:30.txt</text:p>
          </table:table-cell>
          <table:table-cell office:value-type="string">
            <text:p>I have thought it proper to refer to these facts, not only to explain the causes of the delay in filling the commission, but to call your attention to the propriety of increasing the compensation of the commissioners. The office is one of great labor and responsibility, and the compensation should be such as to command men of a high order of talents and the most unquestionable integrity.&lt;br/&gt;&lt;br/&gt;The proper disposal of the mineral lands of California is a subject surrounded by great difficulties. In my last annual message I recommended the survey and sale of them in small parcels under such restrictions as would effectually guard against monopoly and speculation; but upon further information, and in deference to the opinions of persons familiar with the subject, I am inclined to change that recommendation and to advise that they be permitted to remain as at present, a common field, open to the enterprise and industry of all our citizens, until further experience shall have developed the best policy to be ultimately adopted in regard to them. It is safer to suffer the inconveniences that now exist for a short period than by premature legislation to fasten on the country a system founded in error, which may place the whole subject beyond the future control of Congress.&lt;br/&gt;&lt;br/&gt;</text:p>
          </table:table-cell>
          <table:table-cell office:value-type="float" office:value="100">
            <text:p>100</text:p>
          </table:table-cell>
          <table:table-cell office:value-type="float" office:value="2">
            <text:p>2</text:p>
          </table:table-cell>
          <table:table-cell office:value-type="float" office:value="10">
            <text:p>10</text:p>
          </table:table-cell>
          <table:table-cell office:value-type="float" office:value="4">
            <text:p>4</text:p>
          </table:table-cell>
          <table:table-cell office:value-type="string">
            <text:p>Tara Singh Malhotra</text:p>
          </table:table-cell>
          <table:table-cell office:value-type="string">
            <text:p>http://en.wikipedia.org/wiki/Tara_Singh_Malhotra</text:p>
          </table:table-cell>
          <table:table-cell office:value-type="string">
            <text:p>Dismissal of U.S. attorneys controversy</text:p>
          </table:table-cell>
          <table:table-cell office:value-type="string">
            <text:p>http://en.wikipedia.org/wiki/Dismissal_of_U.S._attorneys_controversy</text:p>
          </table:table-cell>
          <table:table-cell table:style-name="Default"/>
          <table:table-cell office:value-type="float" office:value="2">
            <text:p>2</text:p>
          </table:table-cell>
          <table:table-cell table:number-columns-repeated="3"/>
          <table:table-cell table:formula="of:=CONCATENATE(TEXT([.$AD430];&quot;#&quot;);&quot;,&quot;;TEXT([.$AF430];&quot;#&quot;);&quot;,&quot;;TEXT([.$AM430];&quot;#&quot;))" office:value-type="string" office:string-value="100,10,2">
            <text:p>100,10,2</text:p>
          </table:table-cell>
        </table:table-row>
        <table:table-row table:style-name="ro1">
          <table:table-cell office:value-type="string">
            <text:p>2VUWA6X3YOCCU90UCUOP1INIJPXOPW</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9 GMT 2012</text:p>
          </table:table-cell>
          <table:table-cell table:number-columns-repeated="2"/>
          <table:table-cell office:value-type="string">
            <text:p>28L3DHJHP4BDST495IIS59X3LKZ3WK</text:p>
          </table:table-cell>
          <table:table-cell office:value-type="string">
            <text:p>A30SN6C7YX0OIP</text:p>
          </table:table-cell>
          <table:table-cell office:value-type="string">
            <text:p>Approved</text:p>
          </table:table-cell>
          <table:table-cell office:value-type="string">
            <text:p>Thu Aug 30 19:43:22 GMT 2012</text:p>
          </table:table-cell>
          <table:table-cell office:value-type="string">
            <text:p>Thu Aug 30 19:43:29 GMT 2012</text:p>
          </table:table-cell>
          <table:table-cell office:value-type="string">
            <text:p>Thu Sep 06 19:43:29 GMT 2012</text:p>
          </table:table-cell>
          <table:table-cell office:value-type="string">
            <text:p>2012/09/06 19:44:15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Grover_Cleveland_7:14.txt</text:p>
          </table:table-cell>
          <table:table-cell office:value-type="string">
            <text:p>The commissioners appointed to mark the international boundary in Passamaquoddy Bay according to the description of the treaty of Ghent have not yet fully agreed.&lt;br/&gt;&lt;br/&gt;The completion of the preliminary survey of that Alaskan boundary which follows the contour of the coast from the southernmost point of Prince of Wales Island until it strikes the one hundred and forty-first meridian at or near the summit of Mount St. Elias awaits further necessary appropriation, which is urgently recommended. This survey was undertaken under the provisions of the convention entered into by this country and Great Britain July 22, 1892, and the supplementary convention of February 3, 1894.&lt;br/&gt;&lt;br/&gt;</text:p>
          </table:table-cell>
          <table:table-cell office:value-type="float" office:value="20">
            <text:p>20</text:p>
          </table:table-cell>
          <table:table-cell office:value-type="float" office:value="3">
            <text:p>3</text:p>
          </table:table-cell>
          <table:table-cell office:value-type="float" office:value="50">
            <text:p>50</text:p>
          </table:table-cell>
          <table:table-cell office:value-type="float" office:value="2">
            <text:p>2</text:p>
          </table:table-cell>
          <table:table-cell office:value-type="string">
            <text:p>Abolitionism</text:p>
          </table:table-cell>
          <table:table-cell office:value-type="string">
            <text:p>http://en.wikipedia.org/wiki/Abolitionism</text:p>
          </table:table-cell>
          <table:table-cell office:value-type="string">
            <text:p>Asbestos</text:p>
          </table:table-cell>
          <table:table-cell office:value-type="string">
            <text:p>http://en.wikipedia.org/wiki/Asbestos</text:p>
          </table:table-cell>
          <table:table-cell table:style-name="Default" office:value-type="string">
            <text:p>NO</text:p>
          </table:table-cell>
          <table:table-cell office:value-type="float" office:value="2">
            <text:p>2</text:p>
          </table:table-cell>
          <table:table-cell table:number-columns-repeated="3"/>
          <table:table-cell table:formula="of:=CONCATENATE(TEXT([.$AD431];&quot;#&quot;);&quot;,&quot;;TEXT([.$AF431];&quot;#&quot;);&quot;,&quot;;TEXT([.$AM431];&quot;#&quot;))" office:value-type="string" office:string-value="20,50,2">
            <text:p>20,50,2</text:p>
          </table:table-cell>
        </table:table-row>
        <table:table-row table:style-name="ro1">
          <table:table-cell office:value-type="string">
            <text:p>2VUWA6X3YOCCU90UCUOP1INIJPXOPW</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9 GMT 2012</text:p>
          </table:table-cell>
          <table:table-cell table:number-columns-repeated="2"/>
          <table:table-cell office:value-type="string">
            <text:p>2UE05BMJTUHYBB4YWJIAFS5WRIZLGG</text:p>
          </table:table-cell>
          <table:table-cell office:value-type="string">
            <text:p>A997OZ3H2B3Q2</text:p>
          </table:table-cell>
          <table:table-cell office:value-type="string">
            <text:p>Approved</text:p>
          </table:table-cell>
          <table:table-cell office:value-type="string">
            <text:p>Thu Aug 30 19:36:05 GMT 2012</text:p>
          </table:table-cell>
          <table:table-cell office:value-type="string">
            <text:p>Thu Aug 30 19:36:22 GMT 2012</text:p>
          </table:table-cell>
          <table:table-cell office:value-type="string">
            <text:p>Thu Sep 06 19:36:22 GMT 2012</text:p>
          </table:table-cell>
          <table:table-cell office:value-type="string">
            <text:p>2012/09/06 19:39:15 +0000</text:p>
          </table:table-cell>
          <table:table-cell table:number-columns-repeated="2"/>
          <table:table-cell office:value-type="float" office:value="17">
            <text:p>17</text:p>
          </table:table-cell>
          <table:table-cell table:number-columns-repeated="2" office:value-type="string">
            <text:p>100% (93/93)</text:p>
          </table:table-cell>
          <table:table-cell office:value-type="string">
            <text:p>0% (0/0)</text:p>
          </table:table-cell>
          <table:table-cell office:value-type="string">
            <text:p>Grover_Cleveland_7:14.txt</text:p>
          </table:table-cell>
          <table:table-cell office:value-type="string">
            <text:p>The commissioners appointed to mark the international boundary in Passamaquoddy Bay according to the description of the treaty of Ghent have not yet fully agreed.&lt;br/&gt;&lt;br/&gt;The completion of the preliminary survey of that Alaskan boundary which follows the contour of the coast from the southernmost point of Prince of Wales Island until it strikes the one hundred and forty-first meridian at or near the summit of Mount St. Elias awaits further necessary appropriation, which is urgently recommended. This survey was undertaken under the provisions of the convention entered into by this country and Great Britain July 22, 1892, and the supplementary convention of February 3, 1894.&lt;br/&gt;&lt;br/&gt;</text:p>
          </table:table-cell>
          <table:table-cell office:value-type="float" office:value="20">
            <text:p>20</text:p>
          </table:table-cell>
          <table:table-cell office:value-type="float" office:value="3">
            <text:p>3</text:p>
          </table:table-cell>
          <table:table-cell office:value-type="float" office:value="50">
            <text:p>50</text:p>
          </table:table-cell>
          <table:table-cell office:value-type="float" office:value="2">
            <text:p>2</text:p>
          </table:table-cell>
          <table:table-cell office:value-type="string">
            <text:p>Abolitionism</text:p>
          </table:table-cell>
          <table:table-cell office:value-type="string">
            <text:p>http://en.wikipedia.org/wiki/Abolitionism</text:p>
          </table:table-cell>
          <table:table-cell office:value-type="string">
            <text:p>Asbestos</text:p>
          </table:table-cell>
          <table:table-cell office:value-type="string">
            <text:p>http://en.wikipedia.org/wiki/Asbestos</text:p>
          </table:table-cell>
          <table:table-cell table:style-name="Default"/>
          <table:table-cell office:value-type="float" office:value="1">
            <text:p>1</text:p>
          </table:table-cell>
          <table:table-cell table:number-columns-repeated="3"/>
          <table:table-cell table:formula="of:=CONCATENATE(TEXT([.$AD432];&quot;#&quot;);&quot;,&quot;;TEXT([.$AF432];&quot;#&quot;);&quot;,&quot;;TEXT([.$AM432];&quot;#&quot;))" office:value-type="string" office:string-value="20,50,1">
            <text:p>20,50,1</text:p>
          </table:table-cell>
        </table:table-row>
        <table:table-row table:style-name="ro1">
          <table:table-cell office:value-type="string">
            <text:p>2VUWA6X3YOCCU90UCUOP1INIJPXOPW</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9 GMT 2012</text:p>
          </table:table-cell>
          <table:table-cell table:number-columns-repeated="2"/>
          <table:table-cell office:value-type="string">
            <text:p>2XLBJ3MMDX5F4GBB9U8BHMDXTZNDZD</text:p>
          </table:table-cell>
          <table:table-cell office:value-type="string">
            <text:p>A3343ON7H5UO3L</text:p>
          </table:table-cell>
          <table:table-cell office:value-type="string">
            <text:p>Approved</text:p>
          </table:table-cell>
          <table:table-cell office:value-type="string">
            <text:p>Thu Aug 30 18:21:40 GMT 2012</text:p>
          </table:table-cell>
          <table:table-cell office:value-type="string">
            <text:p>Thu Aug 30 18:21:48 GMT 2012</text:p>
          </table:table-cell>
          <table:table-cell office:value-type="string">
            <text:p>Thu Sep 06 18:21:48 GMT 2012</text:p>
          </table:table-cell>
          <table:table-cell office:value-type="string">
            <text:p>2012/09/06 18:24:23 +0000</text:p>
          </table:table-cell>
          <table:table-cell table:number-columns-repeated="2"/>
          <table:table-cell office:value-type="float" office:value="8">
            <text:p>8</text:p>
          </table:table-cell>
          <table:table-cell table:number-columns-repeated="2" office:value-type="string">
            <text:p>100% (17/17)</text:p>
          </table:table-cell>
          <table:table-cell office:value-type="string">
            <text:p>0% (0/0)</text:p>
          </table:table-cell>
          <table:table-cell office:value-type="string">
            <text:p>Grover_Cleveland_7:14.txt</text:p>
          </table:table-cell>
          <table:table-cell office:value-type="string">
            <text:p>The commissioners appointed to mark the international boundary in Passamaquoddy Bay according to the description of the treaty of Ghent have not yet fully agreed.&lt;br/&gt;&lt;br/&gt;The completion of the preliminary survey of that Alaskan boundary which follows the contour of the coast from the southernmost point of Prince of Wales Island until it strikes the one hundred and forty-first meridian at or near the summit of Mount St. Elias awaits further necessary appropriation, which is urgently recommended. This survey was undertaken under the provisions of the convention entered into by this country and Great Britain July 22, 1892, and the supplementary convention of February 3, 1894.&lt;br/&gt;&lt;br/&gt;</text:p>
          </table:table-cell>
          <table:table-cell office:value-type="float" office:value="20">
            <text:p>20</text:p>
          </table:table-cell>
          <table:table-cell office:value-type="float" office:value="3">
            <text:p>3</text:p>
          </table:table-cell>
          <table:table-cell office:value-type="float" office:value="50">
            <text:p>50</text:p>
          </table:table-cell>
          <table:table-cell office:value-type="float" office:value="2">
            <text:p>2</text:p>
          </table:table-cell>
          <table:table-cell office:value-type="string">
            <text:p>Abolitionism</text:p>
          </table:table-cell>
          <table:table-cell office:value-type="string">
            <text:p>http://en.wikipedia.org/wiki/Abolitionism</text:p>
          </table:table-cell>
          <table:table-cell office:value-type="string">
            <text:p>Asbestos</text:p>
          </table:table-cell>
          <table:table-cell office:value-type="string">
            <text:p>http://en.wikipedia.org/wiki/Asbestos</text:p>
          </table:table-cell>
          <table:table-cell table:style-name="Default"/>
          <table:table-cell office:value-type="float" office:value="2">
            <text:p>2</text:p>
          </table:table-cell>
          <table:table-cell table:number-columns-repeated="3"/>
          <table:table-cell table:formula="of:=CONCATENATE(TEXT([.$AD433];&quot;#&quot;);&quot;,&quot;;TEXT([.$AF433];&quot;#&quot;);&quot;,&quot;;TEXT([.$AM433];&quot;#&quot;))" office:value-type="string" office:string-value="20,50,2">
            <text:p>20,50,2</text:p>
          </table:table-cell>
        </table:table-row>
        <table:table-row table:style-name="ro1">
          <table:table-cell office:value-type="string">
            <text:p>2JNL8I9NZW6HT8UTLEHWFT86A8TLV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9 GMT 2012</text:p>
          </table:table-cell>
          <table:table-cell table:number-columns-repeated="2"/>
          <table:table-cell office:value-type="string">
            <text:p>26W0SPW1INMHV7E9QDEAJ6BFRXKG3B</text:p>
          </table:table-cell>
          <table:table-cell office:value-type="string">
            <text:p>A31ALYJKPKD09W</text:p>
          </table:table-cell>
          <table:table-cell office:value-type="string">
            <text:p>Approved</text:p>
          </table:table-cell>
          <table:table-cell office:value-type="string">
            <text:p>Fri Aug 31 00:29:09 GMT 2012</text:p>
          </table:table-cell>
          <table:table-cell office:value-type="string">
            <text:p>Fri Aug 31 00:29:21 GMT 2012</text:p>
          </table:table-cell>
          <table:table-cell office:value-type="string">
            <text:p>Fri Sep 07 00:29:21 GMT 2012</text:p>
          </table:table-cell>
          <table:table-cell office:value-type="string">
            <text:p>2012/09/07 00:34:11 +0000</text:p>
          </table:table-cell>
          <table:table-cell table:number-columns-repeated="2"/>
          <table:table-cell office:value-type="float" office:value="12">
            <text:p>12</text:p>
          </table:table-cell>
          <table:table-cell office:value-type="string">
            <text:p>100% (294/295)</text:p>
          </table:table-cell>
          <table:table-cell office:value-type="string">
            <text:p>100% (62/62)</text:p>
          </table:table-cell>
          <table:table-cell office:value-type="string">
            <text:p>0% (0/0)</text:p>
          </table:table-cell>
          <table:table-cell office:value-type="string">
            <text:p>Rutherford_B._Hayes_2:11.txt</text:p>
          </table:table-cell>
          <table:table-cell office:value-type="string">
            <text:p>After an interval of several years the Chinese Government has again sent envoys to the United States. They have been received, and a permanent legation is now established here by that Government. It is not doubted that this step will be of advantage to both nations in promoting friendly relations and removing causes of difference.&lt;br/&gt;&lt;br/&gt;The treaty with the Samoan Islands, having been duly ratified and accepted on the part of both Governments, is now in operation, and a survey and soundings of the harbor of Pago-Pago have been made by a naval vessel of the United States, with a view of its occupation as a naval station if found desirable to the service.&lt;br/&gt;&lt;br/&gt;</text:p>
          </table:table-cell>
          <table:table-cell office:value-type="float" office:value="10">
            <text:p>10</text:p>
          </table:table-cell>
          <table:table-cell office:value-type="float" office:value="3">
            <text:p>3</text:p>
          </table:table-cell>
          <table:table-cell office:value-type="float" office:value="20">
            <text:p>20</text:p>
          </table:table-cell>
          <table:table-cell office:value-type="float" office:value="3">
            <text:p>3</text:p>
          </table:table-cell>
          <table:table-cell office:value-type="string">
            <text:p>Treaty</text:p>
          </table:table-cell>
          <table:table-cell office:value-type="string">
            <text:p>http://en.wikipedia.org/wiki/Treaty</text:p>
          </table:table-cell>
          <table:table-cell office:value-type="string">
            <text:p>Abolitionism</text:p>
          </table:table-cell>
          <table:table-cell office:value-type="string">
            <text:p>http://en.wikipedia.org/wiki/Abolitionism</text:p>
          </table:table-cell>
          <table:table-cell table:style-name="Default"/>
          <table:table-cell office:value-type="float" office:value="1">
            <text:p>1</text:p>
          </table:table-cell>
          <table:table-cell table:number-columns-repeated="3"/>
          <table:table-cell table:formula="of:=CONCATENATE(TEXT([.$AD434];&quot;#&quot;);&quot;,&quot;;TEXT([.$AF434];&quot;#&quot;);&quot;,&quot;;TEXT([.$AM434];&quot;#&quot;))" office:value-type="string" office:string-value="10,20,1">
            <text:p>10,20,1</text:p>
          </table:table-cell>
        </table:table-row>
        <table:table-row table:style-name="ro1">
          <table:table-cell office:value-type="string">
            <text:p>2JNL8I9NZW6HT8UTLEHWFT86A8TLV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9 GMT 2012</text:p>
          </table:table-cell>
          <table:table-cell table:number-columns-repeated="2"/>
          <table:table-cell office:value-type="string">
            <text:p>27UQ45UUKQOYVW618XJ8WG015PHDVF</text:p>
          </table:table-cell>
          <table:table-cell office:value-type="string">
            <text:p>A3F7S6S96ZG4LQ</text:p>
          </table:table-cell>
          <table:table-cell office:value-type="string">
            <text:p>Approved</text:p>
          </table:table-cell>
          <table:table-cell office:value-type="string">
            <text:p>Fri Aug 31 06:45:15 GMT 2012</text:p>
          </table:table-cell>
          <table:table-cell office:value-type="string">
            <text:p>Fri Aug 31 06:45:33 GMT 2012</text:p>
          </table:table-cell>
          <table:table-cell office:value-type="string">
            <text:p>Fri Sep 07 06:45:33 GMT 2012</text:p>
          </table:table-cell>
          <table:table-cell office:value-type="string">
            <text:p>2012/09/07 06:49:16 +0000</text:p>
          </table:table-cell>
          <table:table-cell table:number-columns-repeated="2"/>
          <table:table-cell office:value-type="float" office:value="18">
            <text:p>18</text:p>
          </table:table-cell>
          <table:table-cell table:number-columns-repeated="2" office:value-type="string">
            <text:p>100% (9/9)</text:p>
          </table:table-cell>
          <table:table-cell office:value-type="string">
            <text:p>0% (0/0)</text:p>
          </table:table-cell>
          <table:table-cell office:value-type="string">
            <text:p>Rutherford_B._Hayes_2:11.txt</text:p>
          </table:table-cell>
          <table:table-cell office:value-type="string">
            <text:p>After an interval of several years the Chinese Government has again sent envoys to the United States. They have been received, and a permanent legation is now established here by that Government. It is not doubted that this step will be of advantage to both nations in promoting friendly relations and removing causes of difference.&lt;br/&gt;&lt;br/&gt;The treaty with the Samoan Islands, having been duly ratified and accepted on the part of both Governments, is now in operation, and a survey and soundings of the harbor of Pago-Pago have been made by a naval vessel of the United States, with a view of its occupation as a naval station if found desirable to the service.&lt;br/&gt;&lt;br/&gt;</text:p>
          </table:table-cell>
          <table:table-cell office:value-type="float" office:value="10">
            <text:p>10</text:p>
          </table:table-cell>
          <table:table-cell office:value-type="float" office:value="3">
            <text:p>3</text:p>
          </table:table-cell>
          <table:table-cell office:value-type="float" office:value="20">
            <text:p>20</text:p>
          </table:table-cell>
          <table:table-cell office:value-type="float" office:value="3">
            <text:p>3</text:p>
          </table:table-cell>
          <table:table-cell office:value-type="string">
            <text:p>Treaty</text:p>
          </table:table-cell>
          <table:table-cell office:value-type="string">
            <text:p>http://en.wikipedia.org/wiki/Treaty</text:p>
          </table:table-cell>
          <table:table-cell office:value-type="string">
            <text:p>Abolitionism</text:p>
          </table:table-cell>
          <table:table-cell office:value-type="string">
            <text:p>http://en.wikipedia.org/wiki/Abolitionism</text:p>
          </table:table-cell>
          <table:table-cell table:style-name="Default"/>
          <table:table-cell office:value-type="float" office:value="2">
            <text:p>2</text:p>
          </table:table-cell>
          <table:table-cell table:number-columns-repeated="3"/>
          <table:table-cell table:formula="of:=CONCATENATE(TEXT([.$AD435];&quot;#&quot;);&quot;,&quot;;TEXT([.$AF435];&quot;#&quot;);&quot;,&quot;;TEXT([.$AM435];&quot;#&quot;))" office:value-type="string" office:string-value="10,20,2">
            <text:p>10,20,2</text:p>
          </table:table-cell>
        </table:table-row>
        <table:table-row table:style-name="ro1">
          <table:table-cell office:value-type="string">
            <text:p>2JNL8I9NZW6HT8UTLEHWFT86A8TLVX</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9 GMT 2012</text:p>
          </table:table-cell>
          <table:table-cell table:number-columns-repeated="2"/>
          <table:table-cell office:value-type="string">
            <text:p>2QCCCVLL3CA3IV5FW0VCHNQUCER8YG</text:p>
          </table:table-cell>
          <table:table-cell office:value-type="string">
            <text:p>A30SN6C7YX0OIP</text:p>
          </table:table-cell>
          <table:table-cell office:value-type="string">
            <text:p>Approved</text:p>
          </table:table-cell>
          <table:table-cell office:value-type="string">
            <text:p>Thu Aug 30 19:41:46 GMT 2012</text:p>
          </table:table-cell>
          <table:table-cell office:value-type="string">
            <text:p>Thu Aug 30 19:41:59 GMT 2012</text:p>
          </table:table-cell>
          <table:table-cell office:value-type="string">
            <text:p>Thu Sep 06 19:41:59 GMT 2012</text:p>
          </table:table-cell>
          <table:table-cell office:value-type="string">
            <text:p>2012/09/06 19:44:14 +0000</text:p>
          </table:table-cell>
          <table:table-cell table:number-columns-repeated="2"/>
          <table:table-cell office:value-type="float" office:value="13">
            <text:p>13</text:p>
          </table:table-cell>
          <table:table-cell table:number-columns-repeated="2" office:value-type="string">
            <text:p>100% (173/173)</text:p>
          </table:table-cell>
          <table:table-cell office:value-type="string">
            <text:p>0% (0/0)</text:p>
          </table:table-cell>
          <table:table-cell office:value-type="string">
            <text:p>Rutherford_B._Hayes_2:11.txt</text:p>
          </table:table-cell>
          <table:table-cell office:value-type="string">
            <text:p>After an interval of several years the Chinese Government has again sent envoys to the United States. They have been received, and a permanent legation is now established here by that Government. It is not doubted that this step will be of advantage to both nations in promoting friendly relations and removing causes of difference.&lt;br/&gt;&lt;br/&gt;The treaty with the Samoan Islands, having been duly ratified and accepted on the part of both Governments, is now in operation, and a survey and soundings of the harbor of Pago-Pago have been made by a naval vessel of the United States, with a view of its occupation as a naval station if found desirable to the service.&lt;br/&gt;&lt;br/&gt;</text:p>
          </table:table-cell>
          <table:table-cell office:value-type="float" office:value="10">
            <text:p>10</text:p>
          </table:table-cell>
          <table:table-cell office:value-type="float" office:value="3">
            <text:p>3</text:p>
          </table:table-cell>
          <table:table-cell office:value-type="float" office:value="20">
            <text:p>20</text:p>
          </table:table-cell>
          <table:table-cell office:value-type="float" office:value="3">
            <text:p>3</text:p>
          </table:table-cell>
          <table:table-cell office:value-type="string">
            <text:p>Treaty</text:p>
          </table:table-cell>
          <table:table-cell office:value-type="string">
            <text:p>http://en.wikipedia.org/wiki/Treaty</text:p>
          </table:table-cell>
          <table:table-cell office:value-type="string">
            <text:p>Abolitionism</text:p>
          </table:table-cell>
          <table:table-cell office:value-type="string">
            <text:p>http://en.wikipedia.org/wiki/Abolitionism</text:p>
          </table:table-cell>
          <table:table-cell table:style-name="Default" office:value-type="string">
            <text:p>NO</text:p>
          </table:table-cell>
          <table:table-cell office:value-type="float" office:value="1">
            <text:p>1</text:p>
          </table:table-cell>
          <table:table-cell table:number-columns-repeated="3"/>
          <table:table-cell table:formula="of:=CONCATENATE(TEXT([.$AD436];&quot;#&quot;);&quot;,&quot;;TEXT([.$AF436];&quot;#&quot;);&quot;,&quot;;TEXT([.$AM436];&quot;#&quot;))" office:value-type="string" office:string-value="10,20,1">
            <text:p>10,20,1</text:p>
          </table:table-cell>
        </table:table-row>
        <table:table-row table:style-name="ro1">
          <table:table-cell office:value-type="string">
            <text:p>218W618N46UXUL19C73E1NDSOLJOQN</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9 GMT 2012</text:p>
          </table:table-cell>
          <table:table-cell table:number-columns-repeated="2"/>
          <table:table-cell office:value-type="string">
            <text:p>28349F9SSSHXGA7TU2K5P5F8OLDTXF</text:p>
          </table:table-cell>
          <table:table-cell office:value-type="string">
            <text:p>A33GBAC29A0MS5</text:p>
          </table:table-cell>
          <table:table-cell office:value-type="string">
            <text:p>Approved</text:p>
          </table:table-cell>
          <table:table-cell office:value-type="string">
            <text:p>Thu Aug 30 18:19:19 GMT 2012</text:p>
          </table:table-cell>
          <table:table-cell office:value-type="string">
            <text:p>Thu Aug 30 18:19:35 GMT 2012</text:p>
          </table:table-cell>
          <table:table-cell office:value-type="string">
            <text:p>Thu Sep 06 18:19:35 GMT 2012</text:p>
          </table:table-cell>
          <table:table-cell office:value-type="string">
            <text:p>2012/09/06 18:24:19 +0000</text:p>
          </table:table-cell>
          <table:table-cell table:number-columns-repeated="2"/>
          <table:table-cell office:value-type="float" office:value="16">
            <text:p>16</text:p>
          </table:table-cell>
          <table:table-cell table:number-columns-repeated="2" office:value-type="string">
            <text:p>100% (84/84)</text:p>
          </table:table-cell>
          <table:table-cell office:value-type="string">
            <text:p>0% (0/0)</text:p>
          </table:table-cell>
          <table:table-cell office:value-type="string">
            <text:p>Bill_Clinton_6:29.txt</text:p>
          </table:table-cell>
          <table:table-cell office:value-type="string">
            <text:p>As we enter the 21st century, the global economy requires us to seek opportunity not just at home but in all the markets of the world. We must shape this global economy, not shrink from it.&lt;br/&gt;&lt;br/&gt;In the last five years we have led the way in opening new markets with 240 trade agreements that remove foreign barriers to products bearing the proud stamp, Made in the USA.&lt;br/&gt;&lt;br/&gt;</text:p>
          </table:table-cell>
          <table:table-cell office:value-type="float" office:value="10">
            <text:p>10</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Nations</text:p>
          </table:table-cell>
          <table:table-cell office:value-type="string">
            <text:p>http://en.wikipedia.org/wiki/Nations</text:p>
          </table:table-cell>
          <table:table-cell office:value-type="string">
            <text:p>Choctaw</text:p>
          </table:table-cell>
          <table:table-cell office:value-type="string">
            <text:p>http://en.wikipedia.org/wiki/Choctaw</text:p>
          </table:table-cell>
          <table:table-cell table:style-name="Default"/>
          <table:table-cell office:value-type="float" office:value="1">
            <text:p>1</text:p>
          </table:table-cell>
          <table:table-cell table:number-columns-repeated="3"/>
          <table:table-cell table:formula="of:=CONCATENATE(TEXT([.$AD437];&quot;#&quot;);&quot;,&quot;;TEXT([.$AF437];&quot;#&quot;);&quot;,&quot;;TEXT([.$AM437];&quot;#&quot;))" office:value-type="string" office:string-value="10,50,1">
            <text:p>10,50,1</text:p>
          </table:table-cell>
        </table:table-row>
        <table:table-row table:style-name="ro1">
          <table:table-cell office:value-type="string">
            <text:p>218W618N46UXUL19C73E1NDSOLJOQN</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9 GMT 2012</text:p>
          </table:table-cell>
          <table:table-cell table:number-columns-repeated="2"/>
          <table:table-cell office:value-type="string">
            <text:p>2UHFE4EGDHDMHE9DPJEZ46HE4NEKAX</text:p>
          </table:table-cell>
          <table:table-cell office:value-type="string">
            <text:p>A997OZ3H2B3Q2</text:p>
          </table:table-cell>
          <table:table-cell office:value-type="string">
            <text:p>Approved</text:p>
          </table:table-cell>
          <table:table-cell office:value-type="string">
            <text:p>Thu Aug 30 18:38:45 GMT 2012</text:p>
          </table:table-cell>
          <table:table-cell office:value-type="string">
            <text:p>Thu Aug 30 18:39:09 GMT 2012</text:p>
          </table:table-cell>
          <table:table-cell office:value-type="string">
            <text:p>Thu Sep 06 18:39:09 GMT 2012</text:p>
          </table:table-cell>
          <table:table-cell office:value-type="string">
            <text:p>2012/09/06 18:39:21 +0000</text:p>
          </table:table-cell>
          <table:table-cell table:number-columns-repeated="2"/>
          <table:table-cell office:value-type="float" office:value="24">
            <text:p>24</text:p>
          </table:table-cell>
          <table:table-cell table:number-columns-repeated="2" office:value-type="string">
            <text:p>100% (93/93)</text:p>
          </table:table-cell>
          <table:table-cell office:value-type="string">
            <text:p>0% (0/0)</text:p>
          </table:table-cell>
          <table:table-cell office:value-type="string">
            <text:p>Bill_Clinton_6:29.txt</text:p>
          </table:table-cell>
          <table:table-cell office:value-type="string">
            <text:p>As we enter the 21st century, the global economy requires us to seek opportunity not just at home but in all the markets of the world. We must shape this global economy, not shrink from it.&lt;br/&gt;&lt;br/&gt;In the last five years we have led the way in opening new markets with 240 trade agreements that remove foreign barriers to products bearing the proud stamp, Made in the USA.&lt;br/&gt;&lt;br/&gt;</text:p>
          </table:table-cell>
          <table:table-cell office:value-type="float" office:value="10">
            <text:p>10</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Nations</text:p>
          </table:table-cell>
          <table:table-cell office:value-type="string">
            <text:p>http://en.wikipedia.org/wiki/Nations</text:p>
          </table:table-cell>
          <table:table-cell office:value-type="string">
            <text:p>Choctaw</text:p>
          </table:table-cell>
          <table:table-cell office:value-type="string">
            <text:p>http://en.wikipedia.org/wiki/Choctaw</text:p>
          </table:table-cell>
          <table:table-cell table:style-name="Default"/>
          <table:table-cell office:value-type="float" office:value="1">
            <text:p>1</text:p>
          </table:table-cell>
          <table:table-cell table:number-columns-repeated="3"/>
          <table:table-cell table:formula="of:=CONCATENATE(TEXT([.$AD438];&quot;#&quot;);&quot;,&quot;;TEXT([.$AF438];&quot;#&quot;);&quot;,&quot;;TEXT([.$AM438];&quot;#&quot;))" office:value-type="string" office:string-value="10,50,1">
            <text:p>10,50,1</text:p>
          </table:table-cell>
        </table:table-row>
        <table:table-row table:style-name="ro1">
          <table:table-cell office:value-type="string">
            <text:p>218W618N46UXUL19C73E1NDSOLJOQN</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9 GMT 2012</text:p>
          </table:table-cell>
          <table:table-cell table:number-columns-repeated="2"/>
          <table:table-cell office:value-type="string">
            <text:p>2UIW618N46UXUL19C73E1NDSSADQOX</text:p>
          </table:table-cell>
          <table:table-cell office:value-type="string">
            <text:p>A30SN6C7YX0OIP</text:p>
          </table:table-cell>
          <table:table-cell office:value-type="string">
            <text:p>Approved</text:p>
          </table:table-cell>
          <table:table-cell office:value-type="string">
            <text:p>Thu Aug 30 19:41:38 GMT 2012</text:p>
          </table:table-cell>
          <table:table-cell office:value-type="string">
            <text:p>Thu Aug 30 19:41:45 GMT 2012</text:p>
          </table:table-cell>
          <table:table-cell office:value-type="string">
            <text:p>Thu Sep 06 19:41:45 GMT 2012</text:p>
          </table:table-cell>
          <table:table-cell office:value-type="string">
            <text:p>2012/09/06 19:44:14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Bill_Clinton_6:29.txt</text:p>
          </table:table-cell>
          <table:table-cell office:value-type="string">
            <text:p>As we enter the 21st century, the global economy requires us to seek opportunity not just at home but in all the markets of the world. We must shape this global economy, not shrink from it.&lt;br/&gt;&lt;br/&gt;In the last five years we have led the way in opening new markets with 240 trade agreements that remove foreign barriers to products bearing the proud stamp, Made in the USA.&lt;br/&gt;&lt;br/&gt;</text:p>
          </table:table-cell>
          <table:table-cell office:value-type="float" office:value="10">
            <text:p>10</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string">
            <text:p>Nations</text:p>
          </table:table-cell>
          <table:table-cell office:value-type="string">
            <text:p>http://en.wikipedia.org/wiki/Nations</text:p>
          </table:table-cell>
          <table:table-cell office:value-type="string">
            <text:p>Choctaw</text:p>
          </table:table-cell>
          <table:table-cell office:value-type="string">
            <text:p>http://en.wikipedia.org/wiki/Choctaw</text:p>
          </table:table-cell>
          <table:table-cell table:style-name="Default" office:value-type="string">
            <text:p>NO</text:p>
          </table:table-cell>
          <table:table-cell office:value-type="float" office:value="2">
            <text:p>2</text:p>
          </table:table-cell>
          <table:table-cell table:number-columns-repeated="3"/>
          <table:table-cell table:formula="of:=CONCATENATE(TEXT([.$AD439];&quot;#&quot;);&quot;,&quot;;TEXT([.$AF439];&quot;#&quot;);&quot;,&quot;;TEXT([.$AM439];&quot;#&quot;))" office:value-type="string" office:string-value="10,50,2">
            <text:p>10,50,2</text:p>
          </table:table-cell>
        </table:table-row>
        <table:table-row table:style-name="ro1">
          <table:table-cell office:value-type="string">
            <text:p>25KGMMEGOOGQ7LABPK120EIUVMZBBU</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9 GMT 2012</text:p>
          </table:table-cell>
          <table:table-cell table:number-columns-repeated="2"/>
          <table:table-cell office:value-type="string">
            <text:p>23NOK5UFJ51YMZ2T6PPQ01CSY3DA7G</text:p>
          </table:table-cell>
          <table:table-cell office:value-type="string">
            <text:p>A3343ON7H5UO3L</text:p>
          </table:table-cell>
          <table:table-cell office:value-type="string">
            <text:p>Approved</text:p>
          </table:table-cell>
          <table:table-cell office:value-type="string">
            <text:p>Thu Aug 30 18:23:12 GMT 2012</text:p>
          </table:table-cell>
          <table:table-cell office:value-type="string">
            <text:p>Thu Aug 30 18:23:40 GMT 2012</text:p>
          </table:table-cell>
          <table:table-cell office:value-type="string">
            <text:p>Thu Sep 06 18:23:40 GMT 2012</text:p>
          </table:table-cell>
          <table:table-cell office:value-type="string">
            <text:p>2012/09/06 18:24:25 +0000</text:p>
          </table:table-cell>
          <table:table-cell table:number-columns-repeated="2"/>
          <table:table-cell office:value-type="float" office:value="28">
            <text:p>28</text:p>
          </table:table-cell>
          <table:table-cell table:number-columns-repeated="2" office:value-type="string">
            <text:p>100% (17/17)</text:p>
          </table:table-cell>
          <table:table-cell office:value-type="string">
            <text:p>0% (0/0)</text:p>
          </table:table-cell>
          <table:table-cell office:value-type="string">
            <text:p>Gerald_Ford_1:26.txt</text:p>
          </table:table-cell>
          <table:table-cell office:value-type="string">
            <text:p>I vetoed the strip mining legislation passed by the last Congress. With appropriate changes, I will sign a revised version when it comes to the White House.&lt;br/&gt;&lt;br/&gt;I am proposing a number of actions to energize our nuclear power program. I will submit legislation to expedite nuclear leasing [licensing] and the rapid selection of sites.&lt;br/&gt;&lt;br/&gt;</text:p>
          </table:table-cell>
          <table:table-cell office:value-type="float" office:value="20">
            <text:p>20</text:p>
          </table:table-cell>
          <table:table-cell office:value-type="float" office:value="1">
            <text:p>1</text:p>
          </table:table-cell>
          <table:table-cell office:value-type="float" office:value="10">
            <text:p>10</text:p>
          </table:table-cell>
          <table:table-cell office:value-type="float" office:value="2">
            <text:p>2</text:p>
          </table:table-cell>
          <table:table-cell office:value-type="string">
            <text:p>Cynthia McKinney</text:p>
          </table:table-cell>
          <table:table-cell office:value-type="string">
            <text:p>http://en.wikipedia.org/wiki/Cynthia_McKinney</text:p>
          </table:table-cell>
          <table:table-cell office:value-type="string">
            <text:p>Labor</text:p>
          </table:table-cell>
          <table:table-cell office:value-type="string">
            <text:p>http://en.wikipedia.org/wiki/Labor</text:p>
          </table:table-cell>
          <table:table-cell table:style-name="Default"/>
          <table:table-cell office:value-type="float" office:value="1">
            <text:p>1</text:p>
          </table:table-cell>
          <table:table-cell table:number-columns-repeated="3"/>
          <table:table-cell table:formula="of:=CONCATENATE(TEXT([.$AD440];&quot;#&quot;);&quot;,&quot;;TEXT([.$AF440];&quot;#&quot;);&quot;,&quot;;TEXT([.$AM440];&quot;#&quot;))" office:value-type="string" office:string-value="20,10,1">
            <text:p>20,10,1</text:p>
          </table:table-cell>
        </table:table-row>
        <table:table-row table:style-name="ro1">
          <table:table-cell office:value-type="string">
            <text:p>25KGMMEGOOGQ7LABPK120EIUVMZBBU</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9 GMT 2012</text:p>
          </table:table-cell>
          <table:table-cell table:number-columns-repeated="2"/>
          <table:table-cell office:value-type="string">
            <text:p>2TAA0RYNJ92NYTA5CLDJ1UHY1J694H</text:p>
          </table:table-cell>
          <table:table-cell office:value-type="string">
            <text:p>A33GBAC29A0MS5</text:p>
          </table:table-cell>
          <table:table-cell office:value-type="string">
            <text:p>Approved</text:p>
          </table:table-cell>
          <table:table-cell office:value-type="string">
            <text:p>Thu Aug 30 18:29:16 GMT 2012</text:p>
          </table:table-cell>
          <table:table-cell office:value-type="string">
            <text:p>Thu Aug 30 18:29:49 GMT 2012</text:p>
          </table:table-cell>
          <table:table-cell office:value-type="string">
            <text:p>Thu Sep 06 18:29:49 GMT 2012</text:p>
          </table:table-cell>
          <table:table-cell office:value-type="string">
            <text:p>2012/09/06 18:34:17 +0000</text:p>
          </table:table-cell>
          <table:table-cell table:number-columns-repeated="2"/>
          <table:table-cell office:value-type="float" office:value="33">
            <text:p>33</text:p>
          </table:table-cell>
          <table:table-cell table:number-columns-repeated="2" office:value-type="string">
            <text:p>100% (84/84)</text:p>
          </table:table-cell>
          <table:table-cell office:value-type="string">
            <text:p>0% (0/0)</text:p>
          </table:table-cell>
          <table:table-cell office:value-type="string">
            <text:p>Gerald_Ford_1:26.txt</text:p>
          </table:table-cell>
          <table:table-cell office:value-type="string">
            <text:p>I vetoed the strip mining legislation passed by the last Congress. With appropriate changes, I will sign a revised version when it comes to the White House.&lt;br/&gt;&lt;br/&gt;I am proposing a number of actions to energize our nuclear power program. I will submit legislation to expedite nuclear leasing [licensing] and the rapid selection of sites.&lt;br/&gt;&lt;br/&gt;</text:p>
          </table:table-cell>
          <table:table-cell office:value-type="float" office:value="20">
            <text:p>20</text:p>
          </table:table-cell>
          <table:table-cell office:value-type="float" office:value="1">
            <text:p>1</text:p>
          </table:table-cell>
          <table:table-cell office:value-type="float" office:value="10">
            <text:p>10</text:p>
          </table:table-cell>
          <table:table-cell office:value-type="float" office:value="2">
            <text:p>2</text:p>
          </table:table-cell>
          <table:table-cell office:value-type="string">
            <text:p>Cynthia McKinney</text:p>
          </table:table-cell>
          <table:table-cell office:value-type="string">
            <text:p>http://en.wikipedia.org/wiki/Cynthia_McKinney</text:p>
          </table:table-cell>
          <table:table-cell office:value-type="string">
            <text:p>Labor</text:p>
          </table:table-cell>
          <table:table-cell office:value-type="string">
            <text:p>http://en.wikipedia.org/wiki/Labor</text:p>
          </table:table-cell>
          <table:table-cell table:style-name="Default"/>
          <table:table-cell office:value-type="float" office:value="2">
            <text:p>2</text:p>
          </table:table-cell>
          <table:table-cell table:number-columns-repeated="3"/>
          <table:table-cell table:formula="of:=CONCATENATE(TEXT([.$AD441];&quot;#&quot;);&quot;,&quot;;TEXT([.$AF441];&quot;#&quot;);&quot;,&quot;;TEXT([.$AM441];&quot;#&quot;))" office:value-type="string" office:string-value="20,10,2">
            <text:p>20,10,2</text:p>
          </table:table-cell>
        </table:table-row>
        <table:table-row table:style-name="ro1">
          <table:table-cell office:value-type="string">
            <text:p>25KGMMEGOOGQ7LABPK120EIUVMZBBU</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29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29 GMT 2012</text:p>
          </table:table-cell>
          <table:table-cell table:number-columns-repeated="2"/>
          <table:table-cell office:value-type="string">
            <text:p>2ZKI2KYEPLSPME8QTGNJBOAHVVHOUY</text:p>
          </table:table-cell>
          <table:table-cell office:value-type="string">
            <text:p>A997OZ3H2B3Q2</text:p>
          </table:table-cell>
          <table:table-cell office:value-type="string">
            <text:p>Approved</text:p>
          </table:table-cell>
          <table:table-cell office:value-type="string">
            <text:p>Thu Aug 30 18:48:00 GMT 2012</text:p>
          </table:table-cell>
          <table:table-cell office:value-type="string">
            <text:p>Thu Aug 30 18:48:48 GMT 2012</text:p>
          </table:table-cell>
          <table:table-cell office:value-type="string">
            <text:p>Thu Sep 06 18:48:48 GMT 2012</text:p>
          </table:table-cell>
          <table:table-cell office:value-type="string">
            <text:p>2012/09/06 18:49:24 +0000</text:p>
          </table:table-cell>
          <table:table-cell table:number-columns-repeated="2"/>
          <table:table-cell office:value-type="float" office:value="48">
            <text:p>48</text:p>
          </table:table-cell>
          <table:table-cell table:number-columns-repeated="2" office:value-type="string">
            <text:p>100% (93/93)</text:p>
          </table:table-cell>
          <table:table-cell office:value-type="string">
            <text:p>0% (0/0)</text:p>
          </table:table-cell>
          <table:table-cell office:value-type="string">
            <text:p>Gerald_Ford_1:26.txt</text:p>
          </table:table-cell>
          <table:table-cell office:value-type="string">
            <text:p>I vetoed the strip mining legislation passed by the last Congress. With appropriate changes, I will sign a revised version when it comes to the White House.&lt;br/&gt;&lt;br/&gt;I am proposing a number of actions to energize our nuclear power program. I will submit legislation to expedite nuclear leasing [licensing] and the rapid selection of sites.&lt;br/&gt;&lt;br/&gt;</text:p>
          </table:table-cell>
          <table:table-cell office:value-type="float" office:value="20">
            <text:p>20</text:p>
          </table:table-cell>
          <table:table-cell office:value-type="float" office:value="1">
            <text:p>1</text:p>
          </table:table-cell>
          <table:table-cell office:value-type="float" office:value="10">
            <text:p>10</text:p>
          </table:table-cell>
          <table:table-cell office:value-type="float" office:value="2">
            <text:p>2</text:p>
          </table:table-cell>
          <table:table-cell office:value-type="string">
            <text:p>Cynthia McKinney</text:p>
          </table:table-cell>
          <table:table-cell office:value-type="string">
            <text:p>http://en.wikipedia.org/wiki/Cynthia_McKinney</text:p>
          </table:table-cell>
          <table:table-cell office:value-type="string">
            <text:p>Labor</text:p>
          </table:table-cell>
          <table:table-cell office:value-type="string">
            <text:p>http://en.wikipedia.org/wiki/Labor</text:p>
          </table:table-cell>
          <table:table-cell table:style-name="Default"/>
          <table:table-cell office:value-type="float" office:value="2">
            <text:p>2</text:p>
          </table:table-cell>
          <table:table-cell table:number-columns-repeated="3"/>
          <table:table-cell table:formula="of:=CONCATENATE(TEXT([.$AD442];&quot;#&quot;);&quot;,&quot;;TEXT([.$AF442];&quot;#&quot;);&quot;,&quot;;TEXT([.$AM442];&quot;#&quot;))" office:value-type="string" office:string-value="20,10,2">
            <text:p>20,10,2</text:p>
          </table:table-cell>
        </table:table-row>
        <table:table-row table:style-name="ro1">
          <table:table-cell office:value-type="string">
            <text:p>2V99Y8TNKIMZ7VTPMRJ2WM0PHNEW9L</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0 GMT 2012</text:p>
          </table:table-cell>
          <table:table-cell table:number-columns-repeated="2"/>
          <table:table-cell office:value-type="string">
            <text:p>20N66RLPHIT3W4KF2U96ANJQ7I18GI</text:p>
          </table:table-cell>
          <table:table-cell office:value-type="string">
            <text:p>A30SN6C7YX0OIP</text:p>
          </table:table-cell>
          <table:table-cell office:value-type="string">
            <text:p>Approved</text:p>
          </table:table-cell>
          <table:table-cell office:value-type="string">
            <text:p>Thu Aug 30 19:38:32 GMT 2012</text:p>
          </table:table-cell>
          <table:table-cell office:value-type="string">
            <text:p>Thu Aug 30 19:38:38 GMT 2012</text:p>
          </table:table-cell>
          <table:table-cell office:value-type="string">
            <text:p>Thu Sep 06 19:38:38 GMT 2012</text:p>
          </table:table-cell>
          <table:table-cell office:value-type="string">
            <text:p>2012/09/06 19:39:16 +0000</text:p>
          </table:table-cell>
          <table:table-cell table:number-columns-repeated="2"/>
          <table:table-cell office:value-type="float" office:value="6">
            <text:p>6</text:p>
          </table:table-cell>
          <table:table-cell table:number-columns-repeated="2" office:value-type="string">
            <text:p>100% (173/173)</text:p>
          </table:table-cell>
          <table:table-cell office:value-type="string">
            <text:p>0% (0/0)</text:p>
          </table:table-cell>
          <table:table-cell office:value-type="string">
            <text:p>William_McKinley_3:96.txt</text:p>
          </table:table-cell>
          <table:table-cell office:value-type="string">
            <text:p>This was the unhappy condition of affairs which confronted our Commissioners on their arrival in Manila. They had come with the hope and intention of co-operating with Admiral Dewey and Major General Otis in establishing peace and order in the archipelago and the largest measure of self-government compatible with the true welfare of the people. What they actually found can best be set forth in their own words:&lt;br/&gt;&lt;br/&gt;Deplorable as war is, the one in which we are now engaged was unavoidable by us. We were attacked by a bold, adventurous, and enthusiastic army. No alternative was left to us except ignominious retreat. It is not to be conceived of that any American would have sanctioned the surrender of Manila to the insurgents. Our obligations to other nations and to the friendly Filipinos and to ourselves and our flag demanded that force should be met by force. Whatever the future of the Philippines may be, there is no course open to us now except the prosecution of the war until the insurgents are reduced to submission. The Commission is of the opinion that there has been no time since the destruction of the Spanish squadron by Admiral Dewey when it was possible to withdraw our forces from the island either with honor to ourselves or with safety to the inhabitants.&lt;br/&gt;&lt;br/&gt;</text:p>
          </table:table-cell>
          <table:table-cell office:value-type="float" office:value="200">
            <text:p>200</text:p>
          </table:table-cell>
          <table:table-cell office:value-type="float" office:value="0">
            <text:p>0</text:p>
          </table:table-cell>
          <table:table-cell office:value-type="float" office:value="100">
            <text:p>100</text:p>
          </table:table-cell>
          <table:table-cell office:value-type="float" office:value="4">
            <text:p>4</text:p>
          </table:table-cell>
          <table:table-cell office:value-type="string">
            <text:p>History of Basilan</text:p>
          </table:table-cell>
          <table:table-cell office:value-type="string">
            <text:p>http://en.wikipedia.org/wiki/History_of_Basilan</text:p>
          </table:table-cell>
          <table:table-cell office:value-type="string">
            <text:p>Conquistador</text:p>
          </table:table-cell>
          <table:table-cell office:value-type="string">
            <text:p>http://en.wikipedia.org/wiki/Conquistador</text:p>
          </table:table-cell>
          <table:table-cell table:style-name="Default" office:value-type="string">
            <text:p>NO</text:p>
          </table:table-cell>
          <table:table-cell office:value-type="float" office:value="1">
            <text:p>1</text:p>
          </table:table-cell>
          <table:table-cell table:number-columns-repeated="3"/>
          <table:table-cell table:formula="of:=CONCATENATE(TEXT([.$AD443];&quot;#&quot;);&quot;,&quot;;TEXT([.$AF443];&quot;#&quot;);&quot;,&quot;;TEXT([.$AM443];&quot;#&quot;))" office:value-type="string" office:string-value="200,100,1">
            <text:p>200,100,1</text:p>
          </table:table-cell>
        </table:table-row>
        <table:table-row table:style-name="ro1">
          <table:table-cell office:value-type="string">
            <text:p>2V99Y8TNKIMZ7VTPMRJ2WM0PHNEW9L</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0 GMT 2012</text:p>
          </table:table-cell>
          <table:table-cell table:number-columns-repeated="2"/>
          <table:table-cell office:value-type="string">
            <text:p>2DI0JG5TYMNCB7Z9GP0S0SHX6IGLHJ</text:p>
          </table:table-cell>
          <table:table-cell office:value-type="string">
            <text:p>A1KQVLD5YN8X1C</text:p>
          </table:table-cell>
          <table:table-cell office:value-type="string">
            <text:p>Approved</text:p>
          </table:table-cell>
          <table:table-cell office:value-type="string">
            <text:p>Thu Aug 30 20:58:20 GMT 2012</text:p>
          </table:table-cell>
          <table:table-cell office:value-type="string">
            <text:p>Thu Aug 30 20:59:44 GMT 2012</text:p>
          </table:table-cell>
          <table:table-cell office:value-type="string">
            <text:p>Thu Sep 06 20:59:44 GMT 2012</text:p>
          </table:table-cell>
          <table:table-cell office:value-type="string">
            <text:p>2012/09/06 21:04:14 +0000</text:p>
          </table:table-cell>
          <table:table-cell table:number-columns-repeated="2"/>
          <table:table-cell office:value-type="float" office:value="84">
            <text:p>84</text:p>
          </table:table-cell>
          <table:table-cell table:number-columns-repeated="2" office:value-type="string">
            <text:p>100% (13/13)</text:p>
          </table:table-cell>
          <table:table-cell office:value-type="string">
            <text:p>0% (0/0)</text:p>
          </table:table-cell>
          <table:table-cell office:value-type="string">
            <text:p>William_McKinley_3:96.txt</text:p>
          </table:table-cell>
          <table:table-cell office:value-type="string">
            <text:p>This was the unhappy condition of affairs which confronted our Commissioners on their arrival in Manila. They had come with the hope and intention of co-operating with Admiral Dewey and Major General Otis in establishing peace and order in the archipelago and the largest measure of self-government compatible with the true welfare of the people. What they actually found can best be set forth in their own words:&lt;br/&gt;&lt;br/&gt;Deplorable as war is, the one in which we are now engaged was unavoidable by us. We were attacked by a bold, adventurous, and enthusiastic army. No alternative was left to us except ignominious retreat. It is not to be conceived of that any American would have sanctioned the surrender of Manila to the insurgents. Our obligations to other nations and to the friendly Filipinos and to ourselves and our flag demanded that force should be met by force. Whatever the future of the Philippines may be, there is no course open to us now except the prosecution of the war until the insurgents are reduced to submission. The Commission is of the opinion that there has been no time since the destruction of the Spanish squadron by Admiral Dewey when it was possible to withdraw our forces from the island either with honor to ourselves or with safety to the inhabitants.&lt;br/&gt;&lt;br/&gt;</text:p>
          </table:table-cell>
          <table:table-cell office:value-type="float" office:value="200">
            <text:p>200</text:p>
          </table:table-cell>
          <table:table-cell office:value-type="float" office:value="0">
            <text:p>0</text:p>
          </table:table-cell>
          <table:table-cell office:value-type="float" office:value="100">
            <text:p>100</text:p>
          </table:table-cell>
          <table:table-cell office:value-type="float" office:value="4">
            <text:p>4</text:p>
          </table:table-cell>
          <table:table-cell office:value-type="string">
            <text:p>History of Basilan</text:p>
          </table:table-cell>
          <table:table-cell office:value-type="string">
            <text:p>http://en.wikipedia.org/wiki/History_of_Basilan</text:p>
          </table:table-cell>
          <table:table-cell office:value-type="string">
            <text:p>Conquistador</text:p>
          </table:table-cell>
          <table:table-cell office:value-type="string">
            <text:p>http://en.wikipedia.org/wiki/Conquistador</text:p>
          </table:table-cell>
          <table:table-cell table:style-name="Default"/>
          <table:table-cell office:value-type="float" office:value="1">
            <text:p>1</text:p>
          </table:table-cell>
          <table:table-cell table:number-columns-repeated="3"/>
          <table:table-cell table:formula="of:=CONCATENATE(TEXT([.$AD444];&quot;#&quot;);&quot;,&quot;;TEXT([.$AF444];&quot;#&quot;);&quot;,&quot;;TEXT([.$AM444];&quot;#&quot;))" office:value-type="string" office:string-value="200,100,1">
            <text:p>200,100,1</text:p>
          </table:table-cell>
        </table:table-row>
        <table:table-row table:style-name="ro1">
          <table:table-cell office:value-type="string">
            <text:p>2V99Y8TNKIMZ7VTPMRJ2WM0PHNEW9L</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0 GMT 2012</text:p>
          </table:table-cell>
          <table:table-cell table:number-columns-repeated="2"/>
          <table:table-cell office:value-type="string">
            <text:p>2TUD21O3W5XHFSDUZSTK6EPLX7CAG1</text:p>
          </table:table-cell>
          <table:table-cell office:value-type="string">
            <text:p>A31ALYJKPKD09W</text:p>
          </table:table-cell>
          <table:table-cell office:value-type="string">
            <text:p>Approved</text:p>
          </table:table-cell>
          <table:table-cell office:value-type="string">
            <text:p>Fri Aug 31 00:27:43 GMT 2012</text:p>
          </table:table-cell>
          <table:table-cell office:value-type="string">
            <text:p>Fri Aug 31 00:27:51 GMT 2012</text:p>
          </table:table-cell>
          <table:table-cell office:value-type="string">
            <text:p>Fri Sep 07 00:27:51 GMT 2012</text:p>
          </table:table-cell>
          <table:table-cell office:value-type="string">
            <text:p>2012/09/07 00:29:13 +0000</text:p>
          </table:table-cell>
          <table:table-cell table:number-columns-repeated="2"/>
          <table:table-cell office:value-type="float" office:value="8">
            <text:p>8</text:p>
          </table:table-cell>
          <table:table-cell office:value-type="string">
            <text:p>100% (294/295)</text:p>
          </table:table-cell>
          <table:table-cell office:value-type="string">
            <text:p>100% (62/62)</text:p>
          </table:table-cell>
          <table:table-cell office:value-type="string">
            <text:p>0% (0/0)</text:p>
          </table:table-cell>
          <table:table-cell office:value-type="string">
            <text:p>William_McKinley_3:96.txt</text:p>
          </table:table-cell>
          <table:table-cell office:value-type="string">
            <text:p>This was the unhappy condition of affairs which confronted our Commissioners on their arrival in Manila. They had come with the hope and intention of co-operating with Admiral Dewey and Major General Otis in establishing peace and order in the archipelago and the largest measure of self-government compatible with the true welfare of the people. What they actually found can best be set forth in their own words:&lt;br/&gt;&lt;br/&gt;Deplorable as war is, the one in which we are now engaged was unavoidable by us. We were attacked by a bold, adventurous, and enthusiastic army. No alternative was left to us except ignominious retreat. It is not to be conceived of that any American would have sanctioned the surrender of Manila to the insurgents. Our obligations to other nations and to the friendly Filipinos and to ourselves and our flag demanded that force should be met by force. Whatever the future of the Philippines may be, there is no course open to us now except the prosecution of the war until the insurgents are reduced to submission. The Commission is of the opinion that there has been no time since the destruction of the Spanish squadron by Admiral Dewey when it was possible to withdraw our forces from the island either with honor to ourselves or with safety to the inhabitants.&lt;br/&gt;&lt;br/&gt;</text:p>
          </table:table-cell>
          <table:table-cell office:value-type="float" office:value="200">
            <text:p>200</text:p>
          </table:table-cell>
          <table:table-cell office:value-type="float" office:value="0">
            <text:p>0</text:p>
          </table:table-cell>
          <table:table-cell office:value-type="float" office:value="100">
            <text:p>100</text:p>
          </table:table-cell>
          <table:table-cell office:value-type="float" office:value="4">
            <text:p>4</text:p>
          </table:table-cell>
          <table:table-cell office:value-type="string">
            <text:p>History of Basilan</text:p>
          </table:table-cell>
          <table:table-cell office:value-type="string">
            <text:p>http://en.wikipedia.org/wiki/History_of_Basilan</text:p>
          </table:table-cell>
          <table:table-cell office:value-type="string">
            <text:p>Conquistador</text:p>
          </table:table-cell>
          <table:table-cell office:value-type="string">
            <text:p>http://en.wikipedia.org/wiki/Conquistador</text:p>
          </table:table-cell>
          <table:table-cell table:style-name="Default"/>
          <table:table-cell office:value-type="float" office:value="2">
            <text:p>2</text:p>
          </table:table-cell>
          <table:table-cell table:number-columns-repeated="3"/>
          <table:table-cell table:formula="of:=CONCATENATE(TEXT([.$AD445];&quot;#&quot;);&quot;,&quot;;TEXT([.$AF445];&quot;#&quot;);&quot;,&quot;;TEXT([.$AM445];&quot;#&quot;))" office:value-type="string" office:string-value="200,100,2">
            <text:p>200,100,2</text:p>
          </table:table-cell>
        </table:table-row>
        <table:table-row table:style-name="ro1">
          <table:table-cell office:value-type="string">
            <text:p>2FQE4BLYHVI4JXG7RVL8LNEZT390U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0 GMT 2012</text:p>
          </table:table-cell>
          <table:table-cell table:number-columns-repeated="2"/>
          <table:table-cell office:value-type="string">
            <text:p>23D0XULRGNTBYCARK7WFX7N671AR5U</text:p>
          </table:table-cell>
          <table:table-cell office:value-type="string">
            <text:p>A30SN6C7YX0OIP</text:p>
          </table:table-cell>
          <table:table-cell office:value-type="string">
            <text:p>Approved</text:p>
          </table:table-cell>
          <table:table-cell office:value-type="string">
            <text:p>Thu Aug 30 19:46:01 GMT 2012</text:p>
          </table:table-cell>
          <table:table-cell office:value-type="string">
            <text:p>Thu Aug 30 19:46:09 GMT 2012</text:p>
          </table:table-cell>
          <table:table-cell office:value-type="string">
            <text:p>Thu Sep 06 19:46:09 GMT 2012</text:p>
          </table:table-cell>
          <table:table-cell office:value-type="string">
            <text:p>2012/09/06 19:49:18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Ronald_Reagan_5:3.txt</text:p>
          </table:table-cell>
          <table:table-cell office:value-type="string">
            <text:p>And despite the pressures of our modern world, family and community remain the moral core of our society, guardians of our values and hopes for the future. Family and community are the co-stars of this Great American Comeback. They are why we say tonight: Private values must be at the heart of public policies.&lt;br/&gt;&lt;br/&gt;What is true for families in America is true for America in the family of free nations. History is no captive of some inevitable force. History is made by men and women of vision and courage. Tonight, freedom is on the march. The United States is the economic miracle, the model to which the world once again turns. We stand for an idea whose time is now: Only by lifting the weights from the shoulders of all can people truly prosper and can peace among all nations be secure.&lt;br/&gt;&lt;br/&gt;</text:p>
          </table:table-cell>
          <table:table-cell office:value-type="float" office:value="50">
            <text:p>50</text:p>
          </table:table-cell>
          <table:table-cell office:value-type="float" office:value="2">
            <text:p>2</text:p>
          </table:table-cell>
          <table:table-cell office:value-type="float" office:value="100">
            <text:p>100</text:p>
          </table:table-cell>
          <table:table-cell office:value-type="float" office:value="4">
            <text:p>4</text:p>
          </table:table-cell>
          <table:table-cell office:value-type="string">
            <text:p>Choctaw</text:p>
          </table:table-cell>
          <table:table-cell office:value-type="string">
            <text:p>http://en.wikipedia.org/wiki/Choctaw</text:p>
          </table:table-cell>
          <table:table-cell office:value-type="string">
            <text:p>Chronology of the 2009 Honduran constitutional crisis</text:p>
          </table:table-cell>
          <table:table-cell office:value-type="string">
            <text:p>http://en.wikipedia.org/wiki/Chronology_of_the_2009_Honduran_constitutional_crisis</text:p>
          </table:table-cell>
          <table:table-cell table:style-name="Default" office:value-type="string">
            <text:p>NO</text:p>
          </table:table-cell>
          <table:table-cell office:value-type="float" office:value="2">
            <text:p>2</text:p>
          </table:table-cell>
          <table:table-cell table:number-columns-repeated="3"/>
          <table:table-cell table:formula="of:=CONCATENATE(TEXT([.$AD446];&quot;#&quot;);&quot;,&quot;;TEXT([.$AF446];&quot;#&quot;);&quot;,&quot;;TEXT([.$AM446];&quot;#&quot;))" office:value-type="string" office:string-value="50,100,2">
            <text:p>50,100,2</text:p>
          </table:table-cell>
        </table:table-row>
        <table:table-row table:style-name="ro1">
          <table:table-cell office:value-type="string">
            <text:p>2FQE4BLYHVI4JXG7RVL8LNEZT390U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0 GMT 2012</text:p>
          </table:table-cell>
          <table:table-cell table:number-columns-repeated="2"/>
          <table:table-cell office:value-type="string">
            <text:p>2DLVOK5UFJ51DGEJV96YYS1CXAK697</text:p>
          </table:table-cell>
          <table:table-cell office:value-type="string">
            <text:p>A1KQVLD5YN8X1C</text:p>
          </table:table-cell>
          <table:table-cell office:value-type="string">
            <text:p>Approved</text:p>
          </table:table-cell>
          <table:table-cell office:value-type="string">
            <text:p>Thu Aug 30 21:00:07 GMT 2012</text:p>
          </table:table-cell>
          <table:table-cell office:value-type="string">
            <text:p>Thu Aug 30 21:02:17 GMT 2012</text:p>
          </table:table-cell>
          <table:table-cell office:value-type="string">
            <text:p>Thu Sep 06 21:02:17 GMT 2012</text:p>
          </table:table-cell>
          <table:table-cell office:value-type="string">
            <text:p>2012/09/06 21:04:14 +0000</text:p>
          </table:table-cell>
          <table:table-cell table:number-columns-repeated="2"/>
          <table:table-cell office:value-type="float" office:value="130">
            <text:p>130</text:p>
          </table:table-cell>
          <table:table-cell table:number-columns-repeated="2" office:value-type="string">
            <text:p>100% (13/13)</text:p>
          </table:table-cell>
          <table:table-cell office:value-type="string">
            <text:p>0% (0/0)</text:p>
          </table:table-cell>
          <table:table-cell office:value-type="string">
            <text:p>Ronald_Reagan_5:3.txt</text:p>
          </table:table-cell>
          <table:table-cell office:value-type="string">
            <text:p>And despite the pressures of our modern world, family and community remain the moral core of our society, guardians of our values and hopes for the future. Family and community are the co-stars of this Great American Comeback. They are why we say tonight: Private values must be at the heart of public policies.&lt;br/&gt;&lt;br/&gt;What is true for families in America is true for America in the family of free nations. History is no captive of some inevitable force. History is made by men and women of vision and courage. Tonight, freedom is on the march. The United States is the economic miracle, the model to which the world once again turns. We stand for an idea whose time is now: Only by lifting the weights from the shoulders of all can people truly prosper and can peace among all nations be secure.&lt;br/&gt;&lt;br/&gt;</text:p>
          </table:table-cell>
          <table:table-cell office:value-type="float" office:value="50">
            <text:p>50</text:p>
          </table:table-cell>
          <table:table-cell office:value-type="float" office:value="2">
            <text:p>2</text:p>
          </table:table-cell>
          <table:table-cell office:value-type="float" office:value="100">
            <text:p>100</text:p>
          </table:table-cell>
          <table:table-cell office:value-type="float" office:value="4">
            <text:p>4</text:p>
          </table:table-cell>
          <table:table-cell office:value-type="string">
            <text:p>Choctaw</text:p>
          </table:table-cell>
          <table:table-cell office:value-type="string">
            <text:p>http://en.wikipedia.org/wiki/Choctaw</text:p>
          </table:table-cell>
          <table:table-cell office:value-type="string">
            <text:p>Chronology of the 2009 Honduran constitutional crisis</text:p>
          </table:table-cell>
          <table:table-cell office:value-type="string">
            <text:p>http://en.wikipedia.org/wiki/Chronology_of_the_2009_Honduran_constitutional_crisis</text:p>
          </table:table-cell>
          <table:table-cell table:style-name="Default"/>
          <table:table-cell office:value-type="float" office:value="2">
            <text:p>2</text:p>
          </table:table-cell>
          <table:table-cell table:number-columns-repeated="3"/>
          <table:table-cell table:formula="of:=CONCATENATE(TEXT([.$AD447];&quot;#&quot;);&quot;,&quot;;TEXT([.$AF447];&quot;#&quot;);&quot;,&quot;;TEXT([.$AM447];&quot;#&quot;))" office:value-type="string" office:string-value="50,100,2">
            <text:p>50,100,2</text:p>
          </table:table-cell>
        </table:table-row>
        <table:table-row table:style-name="ro1">
          <table:table-cell office:value-type="string">
            <text:p>2FQE4BLYHVI4JXG7RVL8LNEZT390UE</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0 GMT 2012</text:p>
          </table:table-cell>
          <table:table-cell table:number-columns-repeated="2"/>
          <table:table-cell office:value-type="string">
            <text:p>2UKSZVXX2Q45938VV87NQW1NXPK7P0</text:p>
          </table:table-cell>
          <table:table-cell office:value-type="string">
            <text:p>A3NSQ31TWXF8Z6</text:p>
          </table:table-cell>
          <table:table-cell office:value-type="string">
            <text:p>Approved</text:p>
          </table:table-cell>
          <table:table-cell office:value-type="string">
            <text:p>Thu Aug 30 20:26:16 GMT 2012</text:p>
          </table:table-cell>
          <table:table-cell office:value-type="string">
            <text:p>Thu Aug 30 20:28:30 GMT 2012</text:p>
          </table:table-cell>
          <table:table-cell office:value-type="string">
            <text:p>Thu Sep 06 20:28:30 GMT 2012</text:p>
          </table:table-cell>
          <table:table-cell office:value-type="string">
            <text:p>2012/09/06 20:29:12 +0000</text:p>
          </table:table-cell>
          <table:table-cell table:number-columns-repeated="2"/>
          <table:table-cell office:value-type="float" office:value="134">
            <text:p>134</text:p>
          </table:table-cell>
          <table:table-cell office:value-type="string">
            <text:p>100% (72/72)</text:p>
          </table:table-cell>
          <table:table-cell office:value-type="string">
            <text:p>100% (14/14)</text:p>
          </table:table-cell>
          <table:table-cell office:value-type="string">
            <text:p>0% (0/0)</text:p>
          </table:table-cell>
          <table:table-cell office:value-type="string">
            <text:p>Ronald_Reagan_5:3.txt</text:p>
          </table:table-cell>
          <table:table-cell office:value-type="string">
            <text:p>And despite the pressures of our modern world, family and community remain the moral core of our society, guardians of our values and hopes for the future. Family and community are the co-stars of this Great American Comeback. They are why we say tonight: Private values must be at the heart of public policies.&lt;br/&gt;&lt;br/&gt;What is true for families in America is true for America in the family of free nations. History is no captive of some inevitable force. History is made by men and women of vision and courage. Tonight, freedom is on the march. The United States is the economic miracle, the model to which the world once again turns. We stand for an idea whose time is now: Only by lifting the weights from the shoulders of all can people truly prosper and can peace among all nations be secure.&lt;br/&gt;&lt;br/&gt;</text:p>
          </table:table-cell>
          <table:table-cell office:value-type="float" office:value="50">
            <text:p>50</text:p>
          </table:table-cell>
          <table:table-cell office:value-type="float" office:value="2">
            <text:p>2</text:p>
          </table:table-cell>
          <table:table-cell office:value-type="float" office:value="100">
            <text:p>100</text:p>
          </table:table-cell>
          <table:table-cell office:value-type="float" office:value="4">
            <text:p>4</text:p>
          </table:table-cell>
          <table:table-cell office:value-type="string">
            <text:p>Choctaw</text:p>
          </table:table-cell>
          <table:table-cell office:value-type="string">
            <text:p>http://en.wikipedia.org/wiki/Choctaw</text:p>
          </table:table-cell>
          <table:table-cell office:value-type="string">
            <text:p>Chronology of the 2009 Honduran constitutional crisis</text:p>
          </table:table-cell>
          <table:table-cell office:value-type="string">
            <text:p>http://en.wikipedia.org/wiki/Chronology_of_the_2009_Honduran_constitutional_crisis</text:p>
          </table:table-cell>
          <table:table-cell table:style-name="Default"/>
          <table:table-cell office:value-type="float" office:value="2">
            <text:p>2</text:p>
          </table:table-cell>
          <table:table-cell table:number-columns-repeated="3"/>
          <table:table-cell table:formula="of:=CONCATENATE(TEXT([.$AD448];&quot;#&quot;);&quot;,&quot;;TEXT([.$AF448];&quot;#&quot;);&quot;,&quot;;TEXT([.$AM448];&quot;#&quot;))" office:value-type="string" office:string-value="50,100,2">
            <text:p>50,100,2</text:p>
          </table:table-cell>
        </table:table-row>
        <table:table-row table:style-name="ro1">
          <table:table-cell office:value-type="string">
            <text:p>2UHKPFE4EGDHSVQASI99VZW6I6Y8I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0 GMT 2012</text:p>
          </table:table-cell>
          <table:table-cell table:number-columns-repeated="2"/>
          <table:table-cell office:value-type="string">
            <text:p>2E70OHOVR14ICTC7SJTHMCWABEU659</text:p>
          </table:table-cell>
          <table:table-cell office:value-type="string">
            <text:p>A33GBAC29A0MS5</text:p>
          </table:table-cell>
          <table:table-cell office:value-type="string">
            <text:p>Approved</text:p>
          </table:table-cell>
          <table:table-cell office:value-type="string">
            <text:p>Thu Aug 30 18:45:44 GMT 2012</text:p>
          </table:table-cell>
          <table:table-cell office:value-type="string">
            <text:p>Thu Aug 30 18:45:58 GMT 2012</text:p>
          </table:table-cell>
          <table:table-cell office:value-type="string">
            <text:p>Thu Sep 06 18:45:58 GMT 2012</text:p>
          </table:table-cell>
          <table:table-cell office:value-type="string">
            <text:p>2012/09/06 18:49:20 +0000</text:p>
          </table:table-cell>
          <table:table-cell table:number-columns-repeated="2"/>
          <table:table-cell office:value-type="float" office:value="14">
            <text:p>14</text:p>
          </table:table-cell>
          <table:table-cell table:number-columns-repeated="2" office:value-type="string">
            <text:p>100% (84/84)</text:p>
          </table:table-cell>
          <table:table-cell office:value-type="string">
            <text:p>0% (0/0)</text:p>
          </table:table-cell>
          <table:table-cell office:value-type="string">
            <text:p>William_Howard_Taft_4:3.txt</text:p>
          </table:table-cell>
          <table:table-cell office:value-type="string">
            <text:p>REORGANIZATION OF THE STATE DEPARTMENT&lt;br/&gt;&lt;br/&gt;At the beginning of the present administration the United States, having fully entered upon its position as a world power, with the responsibilities thrust upon it by the results of the Spanish-American War, and already engaged in laying the groundwork of a vast foreign trade upon which it should one day become more and more dependent, found itself without the machinery for giving thorough attention to, and taking effective action upon, a mass of intricate business vital to American interests in every country in the world.&lt;br/&gt;&lt;br/&gt;</text:p>
          </table:table-cell>
          <table:table-cell office:value-type="float" office:value="20">
            <text:p>20</text:p>
          </table:table-cell>
          <table:table-cell office:value-type="float" office:value="2">
            <text:p>2</text:p>
          </table:table-cell>
          <table:table-cell office:value-type="float" office:value="10">
            <text:p>10</text:p>
          </table:table-cell>
          <table:table-cell office:value-type="float" office:value="0">
            <text:p>0</text:p>
          </table:table-cell>
          <table:table-cell office:value-type="string">
            <text:p>Foreign</text:p>
          </table:table-cell>
          <table:table-cell office:value-type="string">
            <text:p>http://en.wikipedia.org/wiki/Foreign</text:p>
          </table:table-cell>
          <table:table-cell office:value-type="string">
            <text:p>Congress</text:p>
          </table:table-cell>
          <table:table-cell office:value-type="string">
            <text:p>http://en.wikipedia.org/wiki/Congress</text:p>
          </table:table-cell>
          <table:table-cell table:style-name="Default"/>
          <table:table-cell office:value-type="float" office:value="1">
            <text:p>1</text:p>
          </table:table-cell>
          <table:table-cell table:number-columns-repeated="3"/>
          <table:table-cell table:formula="of:=CONCATENATE(TEXT([.$AD449];&quot;#&quot;);&quot;,&quot;;TEXT([.$AF449];&quot;#&quot;);&quot;,&quot;;TEXT([.$AM449];&quot;#&quot;))" office:value-type="string" office:string-value="20,10,1">
            <text:p>20,10,1</text:p>
          </table:table-cell>
        </table:table-row>
        <table:table-row table:style-name="ro1">
          <table:table-cell office:value-type="string">
            <text:p>2UHKPFE4EGDHSVQASI99VZW6I6Y8I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0 GMT 2012</text:p>
          </table:table-cell>
          <table:table-cell table:number-columns-repeated="2"/>
          <table:table-cell office:value-type="string">
            <text:p>2MHWZ9RNDWIOAAGCZXUD1GU18F4TE8</text:p>
          </table:table-cell>
          <table:table-cell office:value-type="string">
            <text:p>A997OZ3H2B3Q2</text:p>
          </table:table-cell>
          <table:table-cell office:value-type="string">
            <text:p>Approved</text:p>
          </table:table-cell>
          <table:table-cell office:value-type="string">
            <text:p>Thu Aug 30 18:59:33 GMT 2012</text:p>
          </table:table-cell>
          <table:table-cell office:value-type="string">
            <text:p>Thu Aug 30 19:00:03 GMT 2012</text:p>
          </table:table-cell>
          <table:table-cell office:value-type="string">
            <text:p>Thu Sep 06 19:00:03 GMT 2012</text:p>
          </table:table-cell>
          <table:table-cell office:value-type="string">
            <text:p>2012/09/06 19:04:14 +0000</text:p>
          </table:table-cell>
          <table:table-cell table:number-columns-repeated="2"/>
          <table:table-cell office:value-type="float" office:value="30">
            <text:p>30</text:p>
          </table:table-cell>
          <table:table-cell table:number-columns-repeated="2" office:value-type="string">
            <text:p>100% (93/93)</text:p>
          </table:table-cell>
          <table:table-cell office:value-type="string">
            <text:p>0% (0/0)</text:p>
          </table:table-cell>
          <table:table-cell office:value-type="string">
            <text:p>William_Howard_Taft_4:3.txt</text:p>
          </table:table-cell>
          <table:table-cell office:value-type="string">
            <text:p>REORGANIZATION OF THE STATE DEPARTMENT&lt;br/&gt;&lt;br/&gt;At the beginning of the present administration the United States, having fully entered upon its position as a world power, with the responsibilities thrust upon it by the results of the Spanish-American War, and already engaged in laying the groundwork of a vast foreign trade upon which it should one day become more and more dependent, found itself without the machinery for giving thorough attention to, and taking effective action upon, a mass of intricate business vital to American interests in every country in the world.&lt;br/&gt;&lt;br/&gt;</text:p>
          </table:table-cell>
          <table:table-cell office:value-type="float" office:value="20">
            <text:p>20</text:p>
          </table:table-cell>
          <table:table-cell office:value-type="float" office:value="2">
            <text:p>2</text:p>
          </table:table-cell>
          <table:table-cell office:value-type="float" office:value="10">
            <text:p>10</text:p>
          </table:table-cell>
          <table:table-cell office:value-type="float" office:value="0">
            <text:p>0</text:p>
          </table:table-cell>
          <table:table-cell office:value-type="string">
            <text:p>Foreign</text:p>
          </table:table-cell>
          <table:table-cell office:value-type="string">
            <text:p>http://en.wikipedia.org/wiki/Foreign</text:p>
          </table:table-cell>
          <table:table-cell office:value-type="string">
            <text:p>Congress</text:p>
          </table:table-cell>
          <table:table-cell office:value-type="string">
            <text:p>http://en.wikipedia.org/wiki/Congress</text:p>
          </table:table-cell>
          <table:table-cell table:style-name="Default"/>
          <table:table-cell office:value-type="float" office:value="1">
            <text:p>1</text:p>
          </table:table-cell>
          <table:table-cell table:number-columns-repeated="3"/>
          <table:table-cell table:formula="of:=CONCATENATE(TEXT([.$AD450];&quot;#&quot;);&quot;,&quot;;TEXT([.$AF450];&quot;#&quot;);&quot;,&quot;;TEXT([.$AM450];&quot;#&quot;))" office:value-type="string" office:string-value="20,10,1">
            <text:p>20,10,1</text:p>
          </table:table-cell>
        </table:table-row>
        <table:table-row table:style-name="ro1">
          <table:table-cell office:value-type="string">
            <text:p>2UHKPFE4EGDHSVQASI99VZW6I6Y8I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0 GMT 2012</text:p>
          </table:table-cell>
          <table:table-cell table:number-columns-repeated="2"/>
          <table:table-cell office:value-type="string">
            <text:p>2SL3HVWAVKI6HW7V9BY2799QMN4OG0</text:p>
          </table:table-cell>
          <table:table-cell office:value-type="string">
            <text:p>A30SN6C7YX0OIP</text:p>
          </table:table-cell>
          <table:table-cell office:value-type="string">
            <text:p>Approved</text:p>
          </table:table-cell>
          <table:table-cell office:value-type="string">
            <text:p>Thu Aug 30 19:45:19 GMT 2012</text:p>
          </table:table-cell>
          <table:table-cell office:value-type="string">
            <text:p>Thu Aug 30 19:45:26 GMT 2012</text:p>
          </table:table-cell>
          <table:table-cell office:value-type="string">
            <text:p>Thu Sep 06 19:45:26 GMT 2012</text:p>
          </table:table-cell>
          <table:table-cell office:value-type="string">
            <text:p>2012/09/06 19:49:17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William_Howard_Taft_4:3.txt</text:p>
          </table:table-cell>
          <table:table-cell office:value-type="string">
            <text:p>REORGANIZATION OF THE STATE DEPARTMENT&lt;br/&gt;&lt;br/&gt;At the beginning of the present administration the United States, having fully entered upon its position as a world power, with the responsibilities thrust upon it by the results of the Spanish-American War, and already engaged in laying the groundwork of a vast foreign trade upon which it should one day become more and more dependent, found itself without the machinery for giving thorough attention to, and taking effective action upon, a mass of intricate business vital to American interests in every country in the world.&lt;br/&gt;&lt;br/&gt;</text:p>
          </table:table-cell>
          <table:table-cell office:value-type="float" office:value="20">
            <text:p>20</text:p>
          </table:table-cell>
          <table:table-cell office:value-type="float" office:value="2">
            <text:p>2</text:p>
          </table:table-cell>
          <table:table-cell office:value-type="float" office:value="10">
            <text:p>10</text:p>
          </table:table-cell>
          <table:table-cell office:value-type="float" office:value="0">
            <text:p>0</text:p>
          </table:table-cell>
          <table:table-cell office:value-type="string">
            <text:p>Foreign</text:p>
          </table:table-cell>
          <table:table-cell office:value-type="string">
            <text:p>http://en.wikipedia.org/wiki/Foreign</text:p>
          </table:table-cell>
          <table:table-cell office:value-type="string">
            <text:p>Congress</text:p>
          </table:table-cell>
          <table:table-cell office:value-type="string">
            <text:p>http://en.wikipedia.org/wiki/Congress</text:p>
          </table:table-cell>
          <table:table-cell table:style-name="Default" office:value-type="string">
            <text:p>NO</text:p>
          </table:table-cell>
          <table:table-cell office:value-type="float" office:value="1">
            <text:p>1</text:p>
          </table:table-cell>
          <table:table-cell table:number-columns-repeated="3"/>
          <table:table-cell table:formula="of:=CONCATENATE(TEXT([.$AD451];&quot;#&quot;);&quot;,&quot;;TEXT([.$AF451];&quot;#&quot;);&quot;,&quot;;TEXT([.$AM451];&quot;#&quot;))" office:value-type="string" office:string-value="20,10,1">
            <text:p>20,10,1</text:p>
          </table:table-cell>
        </table:table-row>
        <table:table-row table:style-name="ro1">
          <table:table-cell office:value-type="string">
            <text:p>2QAKMT6YTWX4WC57WLVDH9GI7AI0V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0 GMT 2012</text:p>
          </table:table-cell>
          <table:table-cell table:number-columns-repeated="2"/>
          <table:table-cell office:value-type="string">
            <text:p>2M8J2D21O3W5CQOOWZJIAKYEU2KE85</text:p>
          </table:table-cell>
          <table:table-cell office:value-type="string">
            <text:p>A3OTJEF3B38W94</text:p>
          </table:table-cell>
          <table:table-cell office:value-type="string">
            <text:p>Approved</text:p>
          </table:table-cell>
          <table:table-cell office:value-type="string">
            <text:p>Thu Aug 30 19:08:22 GMT 2012</text:p>
          </table:table-cell>
          <table:table-cell office:value-type="string">
            <text:p>Thu Aug 30 19:09:11 GMT 2012</text:p>
          </table:table-cell>
          <table:table-cell office:value-type="string">
            <text:p>Thu Sep 06 19:09:11 GMT 2012</text:p>
          </table:table-cell>
          <table:table-cell office:value-type="string">
            <text:p>2012/09/06 19:14:15 +0000</text:p>
          </table:table-cell>
          <table:table-cell table:number-columns-repeated="2"/>
          <table:table-cell office:value-type="float" office:value="49">
            <text:p>49</text:p>
          </table:table-cell>
          <table:table-cell table:number-columns-repeated="2" office:value-type="string">
            <text:p>100% (5/5)</text:p>
          </table:table-cell>
          <table:table-cell office:value-type="string">
            <text:p>0% (0/0)</text:p>
          </table:table-cell>
          <table:table-cell office:value-type="string">
            <text:p>Herbert_Hoover_1:5.txt</text:p>
          </table:table-cell>
          <table:table-cell office:value-type="string">
            <text:p>We still have marines on foreign soil--in Nicaragua, Haiti, and China. In the large sense we do not wish to be represented abroad in such manner. About 1,600 marines remain in Nicaragua at the urgent request of that government and the leaders of all parties pending the training of a domestic constabulary capable of insuring tranquility. We have already reduced these forces materially and we are anxious to withdraw them further as the situation warrants. In Haiti we have about 700 marines, but it is a much more difficult problem, the solution of which is still obscure. If Congress approves, I shall dispatch a commission to Haiti to review and study the matter in an endeavor to arrive at some more definite policy than at present. Our forces in China constitute 2,605 men, which we hope also further to reduce to the normal legation guard.&lt;br/&gt;&lt;br/&gt;It is my desire to establish more firmly our understanding and relationships with the Latin American countries by strengthening the diplomatic missions to those countries. It is my hope to secure men long experienced in our Diplomatic Service, who speak the languages of the peoples to whom they are accredited, as chiefs of our diplomatic missions in these States. I shall send to the Senate at an early date the nominations of several such men.&lt;br/&gt;&lt;br/&gt;</text:p>
          </table:table-cell>
          <table:table-cell office:value-type="float" office:value="50">
            <text:p>50</text:p>
          </table:table-cell>
          <table:table-cell office:value-type="float" office:value="1">
            <text:p>1</text:p>
          </table:table-cell>
          <table:table-cell office:value-type="float" office:value="20">
            <text:p>20</text:p>
          </table:table-cell>
          <table:table-cell office:value-type="float" office:value="3">
            <text:p>3</text:p>
          </table:table-cell>
          <table:table-cell office:value-type="string">
            <text:p>Relations</text:p>
          </table:table-cell>
          <table:table-cell office:value-type="string">
            <text:p>http://en.wikipedia.org/wiki/Relations</text:p>
          </table:table-cell>
          <table:table-cell office:value-type="string">
            <text:p>Nations</text:p>
          </table:table-cell>
          <table:table-cell office:value-type="string">
            <text:p>http://en.wikipedia.org/wiki/Nations</text:p>
          </table:table-cell>
          <table:table-cell table:style-name="Default" office:value-type="string">
            <text:p>Relations between nations is suitable for this document</text:p>
          </table:table-cell>
          <table:table-cell office:value-type="float" office:value="1">
            <text:p>1</text:p>
          </table:table-cell>
          <table:table-cell table:number-columns-repeated="3"/>
          <table:table-cell table:formula="of:=CONCATENATE(TEXT([.$AD452];&quot;#&quot;);&quot;,&quot;;TEXT([.$AF452];&quot;#&quot;);&quot;,&quot;;TEXT([.$AM452];&quot;#&quot;))" office:value-type="string" office:string-value="50,20,1">
            <text:p>50,20,1</text:p>
          </table:table-cell>
        </table:table-row>
        <table:table-row table:style-name="ro1">
          <table:table-cell office:value-type="string">
            <text:p>2QAKMT6YTWX4WC57WLVDH9GI7AI0V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0 GMT 2012</text:p>
          </table:table-cell>
          <table:table-cell table:number-columns-repeated="2"/>
          <table:table-cell office:value-type="string">
            <text:p>2U4CVLL3CA331QYUXE39VQU72EB9ZV</text:p>
          </table:table-cell>
          <table:table-cell office:value-type="string">
            <text:p>A997OZ3H2B3Q2</text:p>
          </table:table-cell>
          <table:table-cell office:value-type="string">
            <text:p>Approved</text:p>
          </table:table-cell>
          <table:table-cell office:value-type="string">
            <text:p>Thu Aug 30 19:15:55 GMT 2012</text:p>
          </table:table-cell>
          <table:table-cell office:value-type="string">
            <text:p>Thu Aug 30 19:16:12 GMT 2012</text:p>
          </table:table-cell>
          <table:table-cell office:value-type="string">
            <text:p>Thu Sep 06 19:16:12 GMT 2012</text:p>
          </table:table-cell>
          <table:table-cell office:value-type="string">
            <text:p>2012/09/06 19:19:17 +0000</text:p>
          </table:table-cell>
          <table:table-cell table:number-columns-repeated="2"/>
          <table:table-cell office:value-type="float" office:value="17">
            <text:p>17</text:p>
          </table:table-cell>
          <table:table-cell table:number-columns-repeated="2" office:value-type="string">
            <text:p>100% (93/93)</text:p>
          </table:table-cell>
          <table:table-cell office:value-type="string">
            <text:p>0% (0/0)</text:p>
          </table:table-cell>
          <table:table-cell office:value-type="string">
            <text:p>Herbert_Hoover_1:5.txt</text:p>
          </table:table-cell>
          <table:table-cell office:value-type="string">
            <text:p>We still have marines on foreign soil--in Nicaragua, Haiti, and China. In the large sense we do not wish to be represented abroad in such manner. About 1,600 marines remain in Nicaragua at the urgent request of that government and the leaders of all parties pending the training of a domestic constabulary capable of insuring tranquility. We have already reduced these forces materially and we are anxious to withdraw them further as the situation warrants. In Haiti we have about 700 marines, but it is a much more difficult problem, the solution of which is still obscure. If Congress approves, I shall dispatch a commission to Haiti to review and study the matter in an endeavor to arrive at some more definite policy than at present. Our forces in China constitute 2,605 men, which we hope also further to reduce to the normal legation guard.&lt;br/&gt;&lt;br/&gt;It is my desire to establish more firmly our understanding and relationships with the Latin American countries by strengthening the diplomatic missions to those countries. It is my hope to secure men long experienced in our Diplomatic Service, who speak the languages of the peoples to whom they are accredited, as chiefs of our diplomatic missions in these States. I shall send to the Senate at an early date the nominations of several such men.&lt;br/&gt;&lt;br/&gt;</text:p>
          </table:table-cell>
          <table:table-cell office:value-type="float" office:value="50">
            <text:p>50</text:p>
          </table:table-cell>
          <table:table-cell office:value-type="float" office:value="1">
            <text:p>1</text:p>
          </table:table-cell>
          <table:table-cell office:value-type="float" office:value="20">
            <text:p>20</text:p>
          </table:table-cell>
          <table:table-cell office:value-type="float" office:value="3">
            <text:p>3</text:p>
          </table:table-cell>
          <table:table-cell office:value-type="string">
            <text:p>Relations</text:p>
          </table:table-cell>
          <table:table-cell office:value-type="string">
            <text:p>http://en.wikipedia.org/wiki/Relations</text:p>
          </table:table-cell>
          <table:table-cell office:value-type="string">
            <text:p>Nations</text:p>
          </table:table-cell>
          <table:table-cell office:value-type="string">
            <text:p>http://en.wikipedia.org/wiki/Nations</text:p>
          </table:table-cell>
          <table:table-cell table:style-name="Default"/>
          <table:table-cell office:value-type="float" office:value="1">
            <text:p>1</text:p>
          </table:table-cell>
          <table:table-cell table:number-columns-repeated="3"/>
          <table:table-cell table:formula="of:=CONCATENATE(TEXT([.$AD453];&quot;#&quot;);&quot;,&quot;;TEXT([.$AF453];&quot;#&quot;);&quot;,&quot;;TEXT([.$AM453];&quot;#&quot;))" office:value-type="string" office:string-value="50,20,1">
            <text:p>50,20,1</text:p>
          </table:table-cell>
        </table:table-row>
        <table:table-row table:style-name="ro1">
          <table:table-cell office:value-type="string">
            <text:p>2QAKMT6YTWX4WC57WLVDH9GI7AI0V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0 GMT 2012</text:p>
          </table:table-cell>
          <table:table-cell table:number-columns-repeated="2"/>
          <table:table-cell office:value-type="string">
            <text:p>2WBTUHYW2GTPO0YCZFNM969YX58LQB</text:p>
          </table:table-cell>
          <table:table-cell office:value-type="string">
            <text:p>A30SN6C7YX0OIP</text:p>
          </table:table-cell>
          <table:table-cell office:value-type="string">
            <text:p>Approved</text:p>
          </table:table-cell>
          <table:table-cell office:value-type="string">
            <text:p>Thu Aug 30 19:38:08 GMT 2012</text:p>
          </table:table-cell>
          <table:table-cell office:value-type="string">
            <text:p>Thu Aug 30 19:38:15 GMT 2012</text:p>
          </table:table-cell>
          <table:table-cell office:value-type="string">
            <text:p>Thu Sep 06 19:38:15 GMT 2012</text:p>
          </table:table-cell>
          <table:table-cell office:value-type="string">
            <text:p>2012/09/06 19:39:16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Herbert_Hoover_1:5.txt</text:p>
          </table:table-cell>
          <table:table-cell office:value-type="string">
            <text:p>We still have marines on foreign soil--in Nicaragua, Haiti, and China. In the large sense we do not wish to be represented abroad in such manner. About 1,600 marines remain in Nicaragua at the urgent request of that government and the leaders of all parties pending the training of a domestic constabulary capable of insuring tranquility. We have already reduced these forces materially and we are anxious to withdraw them further as the situation warrants. In Haiti we have about 700 marines, but it is a much more difficult problem, the solution of which is still obscure. If Congress approves, I shall dispatch a commission to Haiti to review and study the matter in an endeavor to arrive at some more definite policy than at present. Our forces in China constitute 2,605 men, which we hope also further to reduce to the normal legation guard.&lt;br/&gt;&lt;br/&gt;It is my desire to establish more firmly our understanding and relationships with the Latin American countries by strengthening the diplomatic missions to those countries. It is my hope to secure men long experienced in our Diplomatic Service, who speak the languages of the peoples to whom they are accredited, as chiefs of our diplomatic missions in these States. I shall send to the Senate at an early date the nominations of several such men.&lt;br/&gt;&lt;br/&gt;</text:p>
          </table:table-cell>
          <table:table-cell office:value-type="float" office:value="50">
            <text:p>50</text:p>
          </table:table-cell>
          <table:table-cell office:value-type="float" office:value="1">
            <text:p>1</text:p>
          </table:table-cell>
          <table:table-cell office:value-type="float" office:value="20">
            <text:p>20</text:p>
          </table:table-cell>
          <table:table-cell office:value-type="float" office:value="3">
            <text:p>3</text:p>
          </table:table-cell>
          <table:table-cell office:value-type="string">
            <text:p>Relations</text:p>
          </table:table-cell>
          <table:table-cell office:value-type="string">
            <text:p>http://en.wikipedia.org/wiki/Relations</text:p>
          </table:table-cell>
          <table:table-cell office:value-type="string">
            <text:p>Nations</text:p>
          </table:table-cell>
          <table:table-cell office:value-type="string">
            <text:p>http://en.wikipedia.org/wiki/Nations</text:p>
          </table:table-cell>
          <table:table-cell table:style-name="Default" office:value-type="string">
            <text:p>NO</text:p>
          </table:table-cell>
          <table:table-cell office:value-type="float" office:value="1">
            <text:p>1</text:p>
          </table:table-cell>
          <table:table-cell table:number-columns-repeated="3"/>
          <table:table-cell table:formula="of:=CONCATENATE(TEXT([.$AD454];&quot;#&quot;);&quot;,&quot;;TEXT([.$AF454];&quot;#&quot;);&quot;,&quot;;TEXT([.$AM454];&quot;#&quot;))" office:value-type="string" office:string-value="50,20,1">
            <text:p>50,20,1</text:p>
          </table:table-cell>
        </table:table-row>
        <table:table-row table:style-name="ro1">
          <table:table-cell office:value-type="string">
            <text:p>2F8S1CSTMOFX6MG9PMSE6DNXK7LORO</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0 GMT 2012</text:p>
          </table:table-cell>
          <table:table-cell table:number-columns-repeated="2"/>
          <table:table-cell office:value-type="string">
            <text:p>20WJ3NAB6BFMUOC35SK11JFDLVIGTB</text:p>
          </table:table-cell>
          <table:table-cell office:value-type="string">
            <text:p>A3U1K9X1LXA5JA</text:p>
          </table:table-cell>
          <table:table-cell office:value-type="string">
            <text:p>Approved</text:p>
          </table:table-cell>
          <table:table-cell office:value-type="string">
            <text:p>Thu Aug 30 18:32:46 GMT 2012</text:p>
          </table:table-cell>
          <table:table-cell office:value-type="string">
            <text:p>Thu Aug 30 18:32:59 GMT 2012</text:p>
          </table:table-cell>
          <table:table-cell office:value-type="string">
            <text:p>Thu Sep 06 18:32:59 GMT 2012</text:p>
          </table:table-cell>
          <table:table-cell office:value-type="string">
            <text:p>2012/09/06 18:34:21 +0000</text:p>
          </table:table-cell>
          <table:table-cell table:number-columns-repeated="2"/>
          <table:table-cell office:value-type="float" office:value="13">
            <text:p>13</text:p>
          </table:table-cell>
          <table:table-cell office:value-type="string">
            <text:p>100% (29/29)</text:p>
          </table:table-cell>
          <table:table-cell office:value-type="string">
            <text:p>100% (28/28)</text:p>
          </table:table-cell>
          <table:table-cell office:value-type="string">
            <text:p>0% (0/0)</text:p>
          </table:table-cell>
          <table:table-cell office:value-type="string">
            <text:p>Calvin_Coolidge_1:20.txt</text:p>
          </table:table-cell>
          <table:table-cell office:value-type="string">
            <text:p>As no revision of the laws of the United States has been made since 1878, a commission or committee should be created to undertake this work. The Judicial Council reports that two more district judges are needed in the southern district of New York, one in the northern district of Georgia, and two more circuit judges in the Circuit Court of Appeals of the Eighth Circuit. Legislation should be considered for this purpose.&lt;br/&gt;&lt;br/&gt;It is desirable to expedite the hearing and disposal of cases. A commission of Federal judges and lawyers should be created to recommend legislation by which the procedure in the Federal trial courts may be simplified and regulated by rules of court, rather than by statute; such rules to be submitted to the Congress and to be in force until annulled or modified by the Congress. The Supreme Court needs legislation revising and simplifying the laws governing review by that court, and enlarging the classes of cases of too little public importance to be subject to review. Such reforms would expedite the transaction of the business of the courts. The administration of justice is likely to fail if it be long delayed.&lt;br/&gt;&lt;br/&gt;</text:p>
          </table:table-cell>
          <table:table-cell office:value-type="float" office:value="200">
            <text:p>200</text:p>
          </table:table-cell>
          <table:table-cell office:value-type="float" office:value="0">
            <text:p>0</text:p>
          </table:table-cell>
          <table:table-cell office:value-type="float" office:value="10">
            <text:p>10</text:p>
          </table:table-cell>
          <table:table-cell office:value-type="float" office:value="4">
            <text:p>4</text:p>
          </table:table-cell>
          <table:table-cell office:value-type="string">
            <text:p>Courts</text:p>
          </table:table-cell>
          <table:table-cell office:value-type="string">
            <text:p>http://en.wikipedia.org/wiki/Courts</text:p>
          </table:table-cell>
          <table:table-cell office:value-type="string">
            <text:p>Congress</text:p>
          </table:table-cell>
          <table:table-cell office:value-type="string">
            <text:p>http://en.wikipedia.org/wiki/Congress</text:p>
          </table:table-cell>
          <table:table-cell table:style-name="Default"/>
          <table:table-cell office:value-type="float" office:value="2">
            <text:p>2</text:p>
          </table:table-cell>
          <table:table-cell table:number-columns-repeated="3"/>
          <table:table-cell table:formula="of:=CONCATENATE(TEXT([.$AD455];&quot;#&quot;);&quot;,&quot;;TEXT([.$AF455];&quot;#&quot;);&quot;,&quot;;TEXT([.$AM455];&quot;#&quot;))" office:value-type="string" office:string-value="200,10,2">
            <text:p>200,10,2</text:p>
          </table:table-cell>
        </table:table-row>
        <table:table-row table:style-name="ro1">
          <table:table-cell office:value-type="string">
            <text:p>2F8S1CSTMOFX6MG9PMSE6DNXK7LORO</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0 GMT 2012</text:p>
          </table:table-cell>
          <table:table-cell table:number-columns-repeated="2"/>
          <table:table-cell office:value-type="string">
            <text:p>2AT1K274J79K55U6FXV62XFCILUEGI</text:p>
          </table:table-cell>
          <table:table-cell office:value-type="string">
            <text:p>A33GBAC29A0MS5</text:p>
          </table:table-cell>
          <table:table-cell office:value-type="string">
            <text:p>Approved</text:p>
          </table:table-cell>
          <table:table-cell office:value-type="string">
            <text:p>Thu Aug 30 18:24:58 GMT 2012</text:p>
          </table:table-cell>
          <table:table-cell office:value-type="string">
            <text:p>Thu Aug 30 18:25:05 GMT 2012</text:p>
          </table:table-cell>
          <table:table-cell office:value-type="string">
            <text:p>Thu Sep 06 18:25:05 GMT 2012</text:p>
          </table:table-cell>
          <table:table-cell office:value-type="string">
            <text:p>2012/09/06 18:29:16 +0000</text:p>
          </table:table-cell>
          <table:table-cell table:number-columns-repeated="2"/>
          <table:table-cell office:value-type="float" office:value="7">
            <text:p>7</text:p>
          </table:table-cell>
          <table:table-cell table:number-columns-repeated="2" office:value-type="string">
            <text:p>100% (84/84)</text:p>
          </table:table-cell>
          <table:table-cell office:value-type="string">
            <text:p>0% (0/0)</text:p>
          </table:table-cell>
          <table:table-cell office:value-type="string">
            <text:p>Calvin_Coolidge_1:20.txt</text:p>
          </table:table-cell>
          <table:table-cell office:value-type="string">
            <text:p>As no revision of the laws of the United States has been made since 1878, a commission or committee should be created to undertake this work. The Judicial Council reports that two more district judges are needed in the southern district of New York, one in the northern district of Georgia, and two more circuit judges in the Circuit Court of Appeals of the Eighth Circuit. Legislation should be considered for this purpose.&lt;br/&gt;&lt;br/&gt;It is desirable to expedite the hearing and disposal of cases. A commission of Federal judges and lawyers should be created to recommend legislation by which the procedure in the Federal trial courts may be simplified and regulated by rules of court, rather than by statute; such rules to be submitted to the Congress and to be in force until annulled or modified by the Congress. The Supreme Court needs legislation revising and simplifying the laws governing review by that court, and enlarging the classes of cases of too little public importance to be subject to review. Such reforms would expedite the transaction of the business of the courts. The administration of justice is likely to fail if it be long delayed.&lt;br/&gt;&lt;br/&gt;</text:p>
          </table:table-cell>
          <table:table-cell office:value-type="float" office:value="200">
            <text:p>200</text:p>
          </table:table-cell>
          <table:table-cell office:value-type="float" office:value="0">
            <text:p>0</text:p>
          </table:table-cell>
          <table:table-cell office:value-type="float" office:value="10">
            <text:p>10</text:p>
          </table:table-cell>
          <table:table-cell office:value-type="float" office:value="4">
            <text:p>4</text:p>
          </table:table-cell>
          <table:table-cell office:value-type="string">
            <text:p>Courts</text:p>
          </table:table-cell>
          <table:table-cell office:value-type="string">
            <text:p>http://en.wikipedia.org/wiki/Courts</text:p>
          </table:table-cell>
          <table:table-cell office:value-type="string">
            <text:p>Congress</text:p>
          </table:table-cell>
          <table:table-cell office:value-type="string">
            <text:p>http://en.wikipedia.org/wiki/Congress</text:p>
          </table:table-cell>
          <table:table-cell table:style-name="Default"/>
          <table:table-cell office:value-type="float" office:value="1">
            <text:p>1</text:p>
          </table:table-cell>
          <table:table-cell table:number-columns-repeated="3"/>
          <table:table-cell table:formula="of:=CONCATENATE(TEXT([.$AD456];&quot;#&quot;);&quot;,&quot;;TEXT([.$AF456];&quot;#&quot;);&quot;,&quot;;TEXT([.$AM456];&quot;#&quot;))" office:value-type="string" office:string-value="200,10,1">
            <text:p>200,10,1</text:p>
          </table:table-cell>
        </table:table-row>
        <table:table-row table:style-name="ro1">
          <table:table-cell office:value-type="string">
            <text:p>2F8S1CSTMOFX6MG9PMSE6DNXK7LORO</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0 GMT 2012</text:p>
          </table:table-cell>
          <table:table-cell table:number-columns-repeated="2"/>
          <table:table-cell office:value-type="string">
            <text:p>2IPMB3Q39Z0BL3HTD3VE3STVW1AJUD</text:p>
          </table:table-cell>
          <table:table-cell office:value-type="string">
            <text:p>A30SN6C7YX0OIP</text:p>
          </table:table-cell>
          <table:table-cell office:value-type="string">
            <text:p>Approved</text:p>
          </table:table-cell>
          <table:table-cell office:value-type="string">
            <text:p>Thu Aug 30 19:44:06 GMT 2012</text:p>
          </table:table-cell>
          <table:table-cell office:value-type="string">
            <text:p>Thu Aug 30 19:44:15 GMT 2012</text:p>
          </table:table-cell>
          <table:table-cell office:value-type="string">
            <text:p>Thu Sep 06 19:44:15 GMT 2012</text:p>
          </table:table-cell>
          <table:table-cell office:value-type="string">
            <text:p>2012/09/06 19:49:15 +0000</text:p>
          </table:table-cell>
          <table:table-cell table:number-columns-repeated="2"/>
          <table:table-cell office:value-type="float" office:value="9">
            <text:p>9</text:p>
          </table:table-cell>
          <table:table-cell table:number-columns-repeated="2" office:value-type="string">
            <text:p>100% (173/173)</text:p>
          </table:table-cell>
          <table:table-cell office:value-type="string">
            <text:p>0% (0/0)</text:p>
          </table:table-cell>
          <table:table-cell office:value-type="string">
            <text:p>Calvin_Coolidge_1:20.txt</text:p>
          </table:table-cell>
          <table:table-cell office:value-type="string">
            <text:p>As no revision of the laws of the United States has been made since 1878, a commission or committee should be created to undertake this work. The Judicial Council reports that two more district judges are needed in the southern district of New York, one in the northern district of Georgia, and two more circuit judges in the Circuit Court of Appeals of the Eighth Circuit. Legislation should be considered for this purpose.&lt;br/&gt;&lt;br/&gt;It is desirable to expedite the hearing and disposal of cases. A commission of Federal judges and lawyers should be created to recommend legislation by which the procedure in the Federal trial courts may be simplified and regulated by rules of court, rather than by statute; such rules to be submitted to the Congress and to be in force until annulled or modified by the Congress. The Supreme Court needs legislation revising and simplifying the laws governing review by that court, and enlarging the classes of cases of too little public importance to be subject to review. Such reforms would expedite the transaction of the business of the courts. The administration of justice is likely to fail if it be long delayed.&lt;br/&gt;&lt;br/&gt;</text:p>
          </table:table-cell>
          <table:table-cell office:value-type="float" office:value="200">
            <text:p>200</text:p>
          </table:table-cell>
          <table:table-cell office:value-type="float" office:value="0">
            <text:p>0</text:p>
          </table:table-cell>
          <table:table-cell office:value-type="float" office:value="10">
            <text:p>10</text:p>
          </table:table-cell>
          <table:table-cell office:value-type="float" office:value="4">
            <text:p>4</text:p>
          </table:table-cell>
          <table:table-cell office:value-type="string">
            <text:p>Courts</text:p>
          </table:table-cell>
          <table:table-cell office:value-type="string">
            <text:p>http://en.wikipedia.org/wiki/Courts</text:p>
          </table:table-cell>
          <table:table-cell office:value-type="string">
            <text:p>Congress</text:p>
          </table:table-cell>
          <table:table-cell office:value-type="string">
            <text:p>http://en.wikipedia.org/wiki/Congress</text:p>
          </table:table-cell>
          <table:table-cell table:style-name="Default" office:value-type="string">
            <text:p>NO</text:p>
          </table:table-cell>
          <table:table-cell office:value-type="float" office:value="1">
            <text:p>1</text:p>
          </table:table-cell>
          <table:table-cell table:number-columns-repeated="3"/>
          <table:table-cell table:formula="of:=CONCATENATE(TEXT([.$AD457];&quot;#&quot;);&quot;,&quot;;TEXT([.$AF457];&quot;#&quot;);&quot;,&quot;;TEXT([.$AM457];&quot;#&quot;))" office:value-type="string" office:string-value="200,10,1">
            <text:p>200,10,1</text:p>
          </table:table-cell>
        </table:table-row>
        <table:table-row table:style-name="ro1">
          <table:table-cell office:value-type="string">
            <text:p>2F4NCWYB49F971GM4BSJWNST694OS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0 GMT 2012</text:p>
          </table:table-cell>
          <table:table-cell table:number-columns-repeated="2"/>
          <table:table-cell office:value-type="string">
            <text:p>24DF395SW6NGGOG8U8EJJYF1KGLFTE</text:p>
          </table:table-cell>
          <table:table-cell office:value-type="string">
            <text:p>A30SN6C7YX0OIP</text:p>
          </table:table-cell>
          <table:table-cell office:value-type="string">
            <text:p>Approved</text:p>
          </table:table-cell>
          <table:table-cell office:value-type="string">
            <text:p>Thu Aug 30 19:33:32 GMT 2012</text:p>
          </table:table-cell>
          <table:table-cell office:value-type="string">
            <text:p>Thu Aug 30 19:33:44 GMT 2012</text:p>
          </table:table-cell>
          <table:table-cell office:value-type="string">
            <text:p>Thu Sep 06 19:33:44 GMT 2012</text:p>
          </table:table-cell>
          <table:table-cell office:value-type="string">
            <text:p>2012/09/06 19:34:19 +0000</text:p>
          </table:table-cell>
          <table:table-cell table:number-columns-repeated="2"/>
          <table:table-cell office:value-type="float" office:value="12">
            <text:p>12</text:p>
          </table:table-cell>
          <table:table-cell table:number-columns-repeated="2" office:value-type="string">
            <text:p>100% (173/173)</text:p>
          </table:table-cell>
          <table:table-cell office:value-type="string">
            <text:p>0% (0/0)</text:p>
          </table:table-cell>
          <table:table-cell office:value-type="string">
            <text:p>Andrew_Jackson_8:51.txt</text:p>
          </table:table-cell>
          <table:table-cell office:value-type="string">
            <text:p>The care and correspondence as to all these subjects have been devolved on the Treasury Department during the last year. A special report from the Secretary of the Treasury will soon be communicated to Congress, which will show what has been accomplished as to the whole, the number and compensation of the persons now employed in these duties, and the progress expected to be made during the ensuing year, with a copy of the various correspondence deemed necessary to throw light on the subjects which seem to require additional legislation.&lt;br/&gt;&lt;br/&gt;Claims have been made for retrospective allowances in behalf of the superintendent and some of his assistants, which I did not feel justified in granting. Other claims have been made for large increases in compensation, which, under the circumstances of the several cases, I declined making without the express sanction of Congress. In order to obtain that sanction the subject was at the last session, on my suggestion and by request of the immediate superintendent, submitted by the Treasury Department to the Committee on Commerce of the House of Representatives. But no legislative action having taken place, the early attention of Congress is now invited to the enactment of some express and detailed provisions in relation to the various claims made for the past, and to the compensation and allowances deemed proper for the future.&lt;br/&gt;&lt;br/&gt;</text:p>
          </table:table-cell>
          <table:table-cell office:value-type="float" office:value="200">
            <text:p>200</text:p>
          </table:table-cell>
          <table:table-cell office:value-type="float" office:value="2">
            <text:p>2</text:p>
          </table:table-cell>
          <table:table-cell office:value-type="float" office:value="20">
            <text:p>20</text:p>
          </table:table-cell>
          <table:table-cell office:value-type="float" office:value="2">
            <text:p>2</text:p>
          </table:table-cell>
          <table:table-cell office:value-type="string">
            <text:p>Operation Gladio</text:p>
          </table:table-cell>
          <table:table-cell office:value-type="string">
            <text:p>http://en.wikipedia.org/wiki/Operation_Gladio</text:p>
          </table:table-cell>
          <table:table-cell office:value-type="string">
            <text:p>Tara Singh Malhotra</text:p>
          </table:table-cell>
          <table:table-cell office:value-type="string">
            <text:p>http://en.wikipedia.org/wiki/Tara_Singh_Malhotra</text:p>
          </table:table-cell>
          <table:table-cell table:style-name="Default" office:value-type="string">
            <text:p>NO</text:p>
          </table:table-cell>
          <table:table-cell office:value-type="float" office:value="1">
            <text:p>1</text:p>
          </table:table-cell>
          <table:table-cell table:number-columns-repeated="3"/>
          <table:table-cell table:formula="of:=CONCATENATE(TEXT([.$AD458];&quot;#&quot;);&quot;,&quot;;TEXT([.$AF458];&quot;#&quot;);&quot;,&quot;;TEXT([.$AM458];&quot;#&quot;))" office:value-type="string" office:string-value="200,20,1">
            <text:p>200,20,1</text:p>
          </table:table-cell>
        </table:table-row>
        <table:table-row table:style-name="ro1">
          <table:table-cell office:value-type="string">
            <text:p>2F4NCWYB49F971GM4BSJWNST694OS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0 GMT 2012</text:p>
          </table:table-cell>
          <table:table-cell table:number-columns-repeated="2"/>
          <table:table-cell office:value-type="string">
            <text:p>2T6NLVWJ5OPBF7JL6IPM4B7EUQK2U5</text:p>
          </table:table-cell>
          <table:table-cell office:value-type="string">
            <text:p>A33GBAC29A0MS5</text:p>
          </table:table-cell>
          <table:table-cell office:value-type="string">
            <text:p>Approved</text:p>
          </table:table-cell>
          <table:table-cell office:value-type="string">
            <text:p>Thu Aug 30 18:22:27 GMT 2012</text:p>
          </table:table-cell>
          <table:table-cell office:value-type="string">
            <text:p>Thu Aug 30 18:23:05 GMT 2012</text:p>
          </table:table-cell>
          <table:table-cell office:value-type="string">
            <text:p>Thu Sep 06 18:23:05 GMT 2012</text:p>
          </table:table-cell>
          <table:table-cell office:value-type="string">
            <text:p>2012/09/06 18:24:24 +0000</text:p>
          </table:table-cell>
          <table:table-cell table:number-columns-repeated="2"/>
          <table:table-cell office:value-type="float" office:value="38">
            <text:p>38</text:p>
          </table:table-cell>
          <table:table-cell table:number-columns-repeated="2" office:value-type="string">
            <text:p>100% (84/84)</text:p>
          </table:table-cell>
          <table:table-cell office:value-type="string">
            <text:p>0% (0/0)</text:p>
          </table:table-cell>
          <table:table-cell office:value-type="string">
            <text:p>Andrew_Jackson_8:51.txt</text:p>
          </table:table-cell>
          <table:table-cell office:value-type="string">
            <text:p>The care and correspondence as to all these subjects have been devolved on the Treasury Department during the last year. A special report from the Secretary of the Treasury will soon be communicated to Congress, which will show what has been accomplished as to the whole, the number and compensation of the persons now employed in these duties, and the progress expected to be made during the ensuing year, with a copy of the various correspondence deemed necessary to throw light on the subjects which seem to require additional legislation.&lt;br/&gt;&lt;br/&gt;Claims have been made for retrospective allowances in behalf of the superintendent and some of his assistants, which I did not feel justified in granting. Other claims have been made for large increases in compensation, which, under the circumstances of the several cases, I declined making without the express sanction of Congress. In order to obtain that sanction the subject was at the last session, on my suggestion and by request of the immediate superintendent, submitted by the Treasury Department to the Committee on Commerce of the House of Representatives. But no legislative action having taken place, the early attention of Congress is now invited to the enactment of some express and detailed provisions in relation to the various claims made for the past, and to the compensation and allowances deemed proper for the future.&lt;br/&gt;&lt;br/&gt;</text:p>
          </table:table-cell>
          <table:table-cell office:value-type="float" office:value="200">
            <text:p>200</text:p>
          </table:table-cell>
          <table:table-cell office:value-type="float" office:value="2">
            <text:p>2</text:p>
          </table:table-cell>
          <table:table-cell office:value-type="float" office:value="20">
            <text:p>20</text:p>
          </table:table-cell>
          <table:table-cell office:value-type="float" office:value="2">
            <text:p>2</text:p>
          </table:table-cell>
          <table:table-cell office:value-type="string">
            <text:p>Operation Gladio</text:p>
          </table:table-cell>
          <table:table-cell office:value-type="string">
            <text:p>http://en.wikipedia.org/wiki/Operation_Gladio</text:p>
          </table:table-cell>
          <table:table-cell office:value-type="string">
            <text:p>Tara Singh Malhotra</text:p>
          </table:table-cell>
          <table:table-cell office:value-type="string">
            <text:p>http://en.wikipedia.org/wiki/Tara_Singh_Malhotra</text:p>
          </table:table-cell>
          <table:table-cell table:style-name="Default"/>
          <table:table-cell office:value-type="float" office:value="1">
            <text:p>1</text:p>
          </table:table-cell>
          <table:table-cell table:number-columns-repeated="3"/>
          <table:table-cell table:formula="of:=CONCATENATE(TEXT([.$AD459];&quot;#&quot;);&quot;,&quot;;TEXT([.$AF459];&quot;#&quot;);&quot;,&quot;;TEXT([.$AM459];&quot;#&quot;))" office:value-type="string" office:string-value="200,20,1">
            <text:p>200,20,1</text:p>
          </table:table-cell>
        </table:table-row>
        <table:table-row table:style-name="ro1">
          <table:table-cell office:value-type="string">
            <text:p>2F4NCWYB49F971GM4BSJWNST694OS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0 GMT 2012</text:p>
          </table:table-cell>
          <table:table-cell table:number-columns-repeated="2"/>
          <table:table-cell office:value-type="string">
            <text:p>2XW6UXFCD45XRNHSK2ETSIN3YYUWUY</text:p>
          </table:table-cell>
          <table:table-cell office:value-type="string">
            <text:p>A31ALYJKPKD09W</text:p>
          </table:table-cell>
          <table:table-cell office:value-type="string">
            <text:p>Approved</text:p>
          </table:table-cell>
          <table:table-cell office:value-type="string">
            <text:p>Fri Aug 31 00:35:56 GMT 2012</text:p>
          </table:table-cell>
          <table:table-cell office:value-type="string">
            <text:p>Fri Aug 31 00:36:04 GMT 2012</text:p>
          </table:table-cell>
          <table:table-cell office:value-type="string">
            <text:p>Fri Sep 07 00:36:04 GMT 2012</text:p>
          </table:table-cell>
          <table:table-cell office:value-type="string">
            <text:p>2012/09/07 00:39:12 +0000</text:p>
          </table:table-cell>
          <table:table-cell table:number-columns-repeated="2"/>
          <table:table-cell office:value-type="float" office:value="8">
            <text:p>8</text:p>
          </table:table-cell>
          <table:table-cell office:value-type="string">
            <text:p>100% (294/295)</text:p>
          </table:table-cell>
          <table:table-cell office:value-type="string">
            <text:p>100% (62/62)</text:p>
          </table:table-cell>
          <table:table-cell office:value-type="string">
            <text:p>0% (0/0)</text:p>
          </table:table-cell>
          <table:table-cell office:value-type="string">
            <text:p>Andrew_Jackson_8:51.txt</text:p>
          </table:table-cell>
          <table:table-cell office:value-type="string">
            <text:p>The care and correspondence as to all these subjects have been devolved on the Treasury Department during the last year. A special report from the Secretary of the Treasury will soon be communicated to Congress, which will show what has been accomplished as to the whole, the number and compensation of the persons now employed in these duties, and the progress expected to be made during the ensuing year, with a copy of the various correspondence deemed necessary to throw light on the subjects which seem to require additional legislation.&lt;br/&gt;&lt;br/&gt;Claims have been made for retrospective allowances in behalf of the superintendent and some of his assistants, which I did not feel justified in granting. Other claims have been made for large increases in compensation, which, under the circumstances of the several cases, I declined making without the express sanction of Congress. In order to obtain that sanction the subject was at the last session, on my suggestion and by request of the immediate superintendent, submitted by the Treasury Department to the Committee on Commerce of the House of Representatives. But no legislative action having taken place, the early attention of Congress is now invited to the enactment of some express and detailed provisions in relation to the various claims made for the past, and to the compensation and allowances deemed proper for the future.&lt;br/&gt;&lt;br/&gt;</text:p>
          </table:table-cell>
          <table:table-cell office:value-type="float" office:value="200">
            <text:p>200</text:p>
          </table:table-cell>
          <table:table-cell office:value-type="float" office:value="2">
            <text:p>2</text:p>
          </table:table-cell>
          <table:table-cell office:value-type="float" office:value="20">
            <text:p>20</text:p>
          </table:table-cell>
          <table:table-cell office:value-type="float" office:value="2">
            <text:p>2</text:p>
          </table:table-cell>
          <table:table-cell office:value-type="string">
            <text:p>Operation Gladio</text:p>
          </table:table-cell>
          <table:table-cell office:value-type="string">
            <text:p>http://en.wikipedia.org/wiki/Operation_Gladio</text:p>
          </table:table-cell>
          <table:table-cell office:value-type="string">
            <text:p>Tara Singh Malhotra</text:p>
          </table:table-cell>
          <table:table-cell office:value-type="string">
            <text:p>http://en.wikipedia.org/wiki/Tara_Singh_Malhotra</text:p>
          </table:table-cell>
          <table:table-cell table:style-name="Default"/>
          <table:table-cell office:value-type="float" office:value="1">
            <text:p>1</text:p>
          </table:table-cell>
          <table:table-cell table:number-columns-repeated="3"/>
          <table:table-cell table:formula="of:=CONCATENATE(TEXT([.$AD460];&quot;#&quot;);&quot;,&quot;;TEXT([.$AF460];&quot;#&quot;);&quot;,&quot;;TEXT([.$AM460];&quot;#&quot;))" office:value-type="string" office:string-value="200,20,1">
            <text:p>200,20,1</text:p>
          </table:table-cell>
        </table:table-row>
        <table:table-row table:style-name="ro1">
          <table:table-cell office:value-type="string">
            <text:p>2BZYW2GTP9RAM1T1TBX96SOF8SIOT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0 GMT 2012</text:p>
          </table:table-cell>
          <table:table-cell table:number-columns-repeated="2"/>
          <table:table-cell office:value-type="string">
            <text:p>2N52AC9KSSZVC6QVBFLUSQOYL491JS</text:p>
          </table:table-cell>
          <table:table-cell office:value-type="string">
            <text:p>A3U1K9X1LXA5JA</text:p>
          </table:table-cell>
          <table:table-cell office:value-type="string">
            <text:p>Approved</text:p>
          </table:table-cell>
          <table:table-cell office:value-type="string">
            <text:p>Thu Aug 30 18:54:38 GMT 2012</text:p>
          </table:table-cell>
          <table:table-cell office:value-type="string">
            <text:p>Thu Aug 30 18:54:41 GMT 2012</text:p>
          </table:table-cell>
          <table:table-cell office:value-type="string">
            <text:p>Thu Sep 06 18:54:41 GMT 2012</text:p>
          </table:table-cell>
          <table:table-cell office:value-type="string">
            <text:p>2012/09/06 18:59:14 +0000</text:p>
          </table:table-cell>
          <table:table-cell table:number-columns-repeated="2"/>
          <table:table-cell office:value-type="float" office:value="3">
            <text:p>3</text:p>
          </table:table-cell>
          <table:table-cell office:value-type="string">
            <text:p>100% (29/29)</text:p>
          </table:table-cell>
          <table:table-cell office:value-type="string">
            <text:p>100% (28/28)</text:p>
          </table:table-cell>
          <table:table-cell office:value-type="string">
            <text:p>0% (0/0)</text:p>
          </table:table-cell>
          <table:table-cell office:value-type="string">
            <text:p>Rutherford_B._Hayes_3:0.txt</text:p>
          </table:table-cell>
          <table:table-cell office:value-type="string">
            <text:p>Fellow-Citizens of the Senate and House of Representatives:&lt;br/&gt;&lt;br/&gt;The members of the Forty-sixth Congress have assembled in their first regular session under circumstances calling for mutual congratulation and grateful acknowledgment to the Giver of All Good for the large and unusual measure of national prosperity which we now enjoy.&lt;br/&gt;&lt;br/&gt;</text:p>
          </table:table-cell>
          <table:table-cell office:value-type="float" office:value="10">
            <text:p>10</text:p>
          </table:table-cell>
          <table:table-cell office:value-type="float" office:value="0">
            <text:p>0</text:p>
          </table:table-cell>
          <table:table-cell office:value-type="float" office:value="200">
            <text:p>200</text:p>
          </table:table-cell>
          <table:table-cell office:value-type="float" office:value="3">
            <text:p>3</text:p>
          </table:table-cell>
          <table:table-cell office:value-type="string">
            <text:p>Government</text:p>
          </table:table-cell>
          <table:table-cell office:value-type="string">
            <text:p>http://en.wikipedia.org/wiki/Government</text:p>
          </table:table-cell>
          <table:table-cell office:value-type="string">
            <text:p>The Idler (1758–1760)</text:p>
          </table:table-cell>
          <table:table-cell office:value-type="string">
            <text:p>http://en.wikipedia.org/wiki/The_Idler_(1758–1760)</text:p>
          </table:table-cell>
          <table:table-cell table:style-name="Default"/>
          <table:table-cell office:value-type="float" office:value="1">
            <text:p>1</text:p>
          </table:table-cell>
          <table:table-cell table:number-columns-repeated="3"/>
          <table:table-cell table:formula="of:=CONCATENATE(TEXT([.$AD461];&quot;#&quot;);&quot;,&quot;;TEXT([.$AF461];&quot;#&quot;);&quot;,&quot;;TEXT([.$AM461];&quot;#&quot;))" office:value-type="string" office:string-value="10,200,1">
            <text:p>10,200,1</text:p>
          </table:table-cell>
        </table:table-row>
        <table:table-row table:style-name="ro1">
          <table:table-cell office:value-type="string">
            <text:p>2BZYW2GTP9RAM1T1TBX96SOF8SIOT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0 GMT 2012</text:p>
          </table:table-cell>
          <table:table-cell table:number-columns-repeated="2"/>
          <table:table-cell office:value-type="string">
            <text:p>2T9STLB3L0FBYI6TIT5JZEVEA8GJVZ</text:p>
          </table:table-cell>
          <table:table-cell office:value-type="string">
            <text:p>A2L1D7QH3STFCH</text:p>
          </table:table-cell>
          <table:table-cell office:value-type="string">
            <text:p>Approved</text:p>
          </table:table-cell>
          <table:table-cell office:value-type="string">
            <text:p>Thu Aug 30 18:50:40 GMT 2012</text:p>
          </table:table-cell>
          <table:table-cell office:value-type="string">
            <text:p>Thu Aug 30 18:51:56 GMT 2012</text:p>
          </table:table-cell>
          <table:table-cell office:value-type="string">
            <text:p>Thu Sep 06 18:51:56 GMT 2012</text:p>
          </table:table-cell>
          <table:table-cell office:value-type="string">
            <text:p>2012/09/06 18:54:16 +0000</text:p>
          </table:table-cell>
          <table:table-cell table:number-columns-repeated="2"/>
          <table:table-cell office:value-type="float" office:value="76">
            <text:p>76</text:p>
          </table:table-cell>
          <table:table-cell table:number-columns-repeated="2" office:value-type="string">
            <text:p>100% (10/10)</text:p>
          </table:table-cell>
          <table:table-cell office:value-type="string">
            <text:p>0% (0/0)</text:p>
          </table:table-cell>
          <table:table-cell office:value-type="string">
            <text:p>Rutherford_B._Hayes_3:0.txt</text:p>
          </table:table-cell>
          <table:table-cell office:value-type="string">
            <text:p>Fellow-Citizens of the Senate and House of Representatives:&lt;br/&gt;&lt;br/&gt;The members of the Forty-sixth Congress have assembled in their first regular session under circumstances calling for mutual congratulation and grateful acknowledgment to the Giver of All Good for the large and unusual measure of national prosperity which we now enjoy.&lt;br/&gt;&lt;br/&gt;</text:p>
          </table:table-cell>
          <table:table-cell office:value-type="float" office:value="10">
            <text:p>10</text:p>
          </table:table-cell>
          <table:table-cell office:value-type="float" office:value="0">
            <text:p>0</text:p>
          </table:table-cell>
          <table:table-cell office:value-type="float" office:value="200">
            <text:p>200</text:p>
          </table:table-cell>
          <table:table-cell office:value-type="float" office:value="3">
            <text:p>3</text:p>
          </table:table-cell>
          <table:table-cell office:value-type="string">
            <text:p>Government</text:p>
          </table:table-cell>
          <table:table-cell office:value-type="string">
            <text:p>http://en.wikipedia.org/wiki/Government</text:p>
          </table:table-cell>
          <table:table-cell office:value-type="string">
            <text:p>The Idler (1758–1760)</text:p>
          </table:table-cell>
          <table:table-cell office:value-type="string">
            <text:p>http://en.wikipedia.org/wiki/The_Idler_(1758–1760)</text:p>
          </table:table-cell>
          <table:table-cell table:style-name="Default"/>
          <table:table-cell office:value-type="float" office:value="1">
            <text:p>1</text:p>
          </table:table-cell>
          <table:table-cell table:number-columns-repeated="3"/>
          <table:table-cell table:formula="of:=CONCATENATE(TEXT([.$AD462];&quot;#&quot;);&quot;,&quot;;TEXT([.$AF462];&quot;#&quot;);&quot;,&quot;;TEXT([.$AM462];&quot;#&quot;))" office:value-type="string" office:string-value="10,200,1">
            <text:p>10,200,1</text:p>
          </table:table-cell>
        </table:table-row>
        <table:table-row table:style-name="ro1">
          <table:table-cell office:value-type="string">
            <text:p>2BZYW2GTP9RAM1T1TBX96SOF8SIOT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0 GMT 2012</text:p>
          </table:table-cell>
          <table:table-cell table:number-columns-repeated="2"/>
          <table:table-cell office:value-type="string">
            <text:p>2XLL0XULRGNTQSRRTNO5NP7NBJD4Q1</text:p>
          </table:table-cell>
          <table:table-cell office:value-type="string">
            <text:p>ALEW8U625N446</text:p>
          </table:table-cell>
          <table:table-cell office:value-type="string">
            <text:p>Approved</text:p>
          </table:table-cell>
          <table:table-cell office:value-type="string">
            <text:p>Thu Aug 30 19:28:07 GMT 2012</text:p>
          </table:table-cell>
          <table:table-cell office:value-type="string">
            <text:p>Thu Aug 30 19:33:31 GMT 2012</text:p>
          </table:table-cell>
          <table:table-cell office:value-type="string">
            <text:p>Thu Sep 06 19:33:31 GMT 2012</text:p>
          </table:table-cell>
          <table:table-cell office:value-type="string">
            <text:p>2012/09/06 19:34:19 +0000</text:p>
          </table:table-cell>
          <table:table-cell table:number-columns-repeated="2"/>
          <table:table-cell office:value-type="float" office:value="324">
            <text:p>324</text:p>
          </table:table-cell>
          <table:table-cell office:value-type="string">
            <text:p>100% (11/11)</text:p>
          </table:table-cell>
          <table:table-cell office:value-type="string">
            <text:p>100% (3/3)</text:p>
          </table:table-cell>
          <table:table-cell office:value-type="string">
            <text:p>0% (0/0)</text:p>
          </table:table-cell>
          <table:table-cell office:value-type="string">
            <text:p>Rutherford_B._Hayes_3:0.txt</text:p>
          </table:table-cell>
          <table:table-cell office:value-type="string">
            <text:p>Fellow-Citizens of the Senate and House of Representatives:&lt;br/&gt;&lt;br/&gt;The members of the Forty-sixth Congress have assembled in their first regular session under circumstances calling for mutual congratulation and grateful acknowledgment to the Giver of All Good for the large and unusual measure of national prosperity which we now enjoy.&lt;br/&gt;&lt;br/&gt;</text:p>
          </table:table-cell>
          <table:table-cell office:value-type="float" office:value="10">
            <text:p>10</text:p>
          </table:table-cell>
          <table:table-cell office:value-type="float" office:value="0">
            <text:p>0</text:p>
          </table:table-cell>
          <table:table-cell office:value-type="float" office:value="200">
            <text:p>200</text:p>
          </table:table-cell>
          <table:table-cell office:value-type="float" office:value="3">
            <text:p>3</text:p>
          </table:table-cell>
          <table:table-cell office:value-type="string">
            <text:p>Government</text:p>
          </table:table-cell>
          <table:table-cell office:value-type="string">
            <text:p>http://en.wikipedia.org/wiki/Government</text:p>
          </table:table-cell>
          <table:table-cell office:value-type="string">
            <text:p>The Idler (1758–1760)</text:p>
          </table:table-cell>
          <table:table-cell office:value-type="string">
            <text:p>http://en.wikipedia.org/wiki/The_Idler_(1758–1760)</text:p>
          </table:table-cell>
          <table:table-cell table:style-name="Default"/>
          <table:table-cell office:value-type="float" office:value="1">
            <text:p>1</text:p>
          </table:table-cell>
          <table:table-cell table:number-columns-repeated="3"/>
          <table:table-cell table:formula="of:=CONCATENATE(TEXT([.$AD463];&quot;#&quot;);&quot;,&quot;;TEXT([.$AF463];&quot;#&quot;);&quot;,&quot;;TEXT([.$AM463];&quot;#&quot;))" office:value-type="string" office:string-value="10,200,1">
            <text:p>10,200,1</text:p>
          </table:table-cell>
        </table:table-row>
        <table:table-row table:style-name="ro1">
          <table:table-cell office:value-type="string">
            <text:p>2V9ILKH1Q6SV5H5DFWHUEL5OCNBJ0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0 GMT 2012</text:p>
          </table:table-cell>
          <table:table-cell table:number-columns-repeated="2"/>
          <table:table-cell office:value-type="string">
            <text:p>2FLYMNCWYB49UIGXZRO19JONXB9MQR</text:p>
          </table:table-cell>
          <table:table-cell office:value-type="string">
            <text:p>A31ALYJKPKD09W</text:p>
          </table:table-cell>
          <table:table-cell office:value-type="string">
            <text:p>Approved</text:p>
          </table:table-cell>
          <table:table-cell office:value-type="string">
            <text:p>Fri Aug 31 00:11:47 GMT 2012</text:p>
          </table:table-cell>
          <table:table-cell office:value-type="string">
            <text:p>Fri Aug 31 00:24:24 GMT 2012</text:p>
          </table:table-cell>
          <table:table-cell office:value-type="string">
            <text:p>Fri Sep 07 00:24:24 GMT 2012</text:p>
          </table:table-cell>
          <table:table-cell office:value-type="string">
            <text:p>2012/09/07 00:29:11 +0000</text:p>
          </table:table-cell>
          <table:table-cell table:number-columns-repeated="2"/>
          <table:table-cell office:value-type="float" office:value="757">
            <text:p>757</text:p>
          </table:table-cell>
          <table:table-cell office:value-type="string">
            <text:p>100% (294/295)</text:p>
          </table:table-cell>
          <table:table-cell office:value-type="string">
            <text:p>100% (62/62)</text:p>
          </table:table-cell>
          <table:table-cell office:value-type="string">
            <text:p>0% (0/0)</text:p>
          </table:table-cell>
          <table:table-cell office:value-type="string">
            <text:p>William_Howard_Taft_3:60.txt</text:p>
          </table:table-cell>
          <table:table-cell office:value-type="string">
            <text:p>There has been a change of sovereigns in Siam and the American minister at Bangkok was accredited in a special capacity to represent the United States at the coronation ceremony of the new King.&lt;br/&gt;&lt;br/&gt;EUROPE AND THE NEAR EAST.&lt;br/&gt;&lt;br/&gt;</text:p>
          </table:table-cell>
          <table:table-cell office:value-type="float" office:value="100">
            <text:p>100</text:p>
          </table:table-cell>
          <table:table-cell office:value-type="float" office:value="0">
            <text:p>0</text:p>
          </table:table-cell>
          <table:table-cell office:value-type="float" office:value="20">
            <text:p>20</text:p>
          </table:table-cell>
          <table:table-cell office:value-type="float" office:value="2">
            <text:p>2</text:p>
          </table:table-cell>
          <table:table-cell office:value-type="string">
            <text:p>Treaty</text:p>
          </table:table-cell>
          <table:table-cell office:value-type="string">
            <text:p>http://en.wikipedia.org/wiki/Treaty</text:p>
          </table:table-cell>
          <table:table-cell office:value-type="string">
            <text:p>Abolitionism</text:p>
          </table:table-cell>
          <table:table-cell office:value-type="string">
            <text:p>http://en.wikipedia.org/wiki/Abolitionism</text:p>
          </table:table-cell>
          <table:table-cell table:style-name="Default"/>
          <table:table-cell office:value-type="float" office:value="2">
            <text:p>2</text:p>
          </table:table-cell>
          <table:table-cell table:number-columns-repeated="3"/>
          <table:table-cell table:formula="of:=CONCATENATE(TEXT([.$AD464];&quot;#&quot;);&quot;,&quot;;TEXT([.$AF464];&quot;#&quot;);&quot;,&quot;;TEXT([.$AM464];&quot;#&quot;))" office:value-type="string" office:string-value="100,20,2">
            <text:p>100,20,2</text:p>
          </table:table-cell>
        </table:table-row>
        <table:table-row table:style-name="ro1">
          <table:table-cell office:value-type="string">
            <text:p>2V9ILKH1Q6SV5H5DFWHUEL5OCNBJ0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0 GMT 2012</text:p>
          </table:table-cell>
          <table:table-cell table:number-columns-repeated="2"/>
          <table:table-cell office:value-type="string">
            <text:p>2UHFE4EGDHDMHE9DPJEZ46HE4NHKA0</text:p>
          </table:table-cell>
          <table:table-cell office:value-type="string">
            <text:p>A30SN6C7YX0OIP</text:p>
          </table:table-cell>
          <table:table-cell office:value-type="string">
            <text:p>Approved</text:p>
          </table:table-cell>
          <table:table-cell office:value-type="string">
            <text:p>Thu Aug 30 19:29:15 GMT 2012</text:p>
          </table:table-cell>
          <table:table-cell office:value-type="string">
            <text:p>Thu Aug 30 19:29:28 GMT 2012</text:p>
          </table:table-cell>
          <table:table-cell office:value-type="string">
            <text:p>Thu Sep 06 19:29:28 GMT 2012</text:p>
          </table:table-cell>
          <table:table-cell office:value-type="string">
            <text:p>2012/09/06 19:34:15 +0000</text:p>
          </table:table-cell>
          <table:table-cell table:number-columns-repeated="2"/>
          <table:table-cell office:value-type="float" office:value="13">
            <text:p>13</text:p>
          </table:table-cell>
          <table:table-cell table:number-columns-repeated="2" office:value-type="string">
            <text:p>100% (173/173)</text:p>
          </table:table-cell>
          <table:table-cell office:value-type="string">
            <text:p>0% (0/0)</text:p>
          </table:table-cell>
          <table:table-cell office:value-type="string">
            <text:p>William_Howard_Taft_3:60.txt</text:p>
          </table:table-cell>
          <table:table-cell office:value-type="string">
            <text:p>There has been a change of sovereigns in Siam and the American minister at Bangkok was accredited in a special capacity to represent the United States at the coronation ceremony of the new King.&lt;br/&gt;&lt;br/&gt;EUROPE AND THE NEAR EAST.&lt;br/&gt;&lt;br/&gt;</text:p>
          </table:table-cell>
          <table:table-cell office:value-type="float" office:value="100">
            <text:p>100</text:p>
          </table:table-cell>
          <table:table-cell office:value-type="float" office:value="0">
            <text:p>0</text:p>
          </table:table-cell>
          <table:table-cell office:value-type="float" office:value="20">
            <text:p>20</text:p>
          </table:table-cell>
          <table:table-cell office:value-type="float" office:value="2">
            <text:p>2</text:p>
          </table:table-cell>
          <table:table-cell office:value-type="string">
            <text:p>Treaty</text:p>
          </table:table-cell>
          <table:table-cell office:value-type="string">
            <text:p>http://en.wikipedia.org/wiki/Treaty</text:p>
          </table:table-cell>
          <table:table-cell office:value-type="string">
            <text:p>Abolitionism</text:p>
          </table:table-cell>
          <table:table-cell office:value-type="string">
            <text:p>http://en.wikipedia.org/wiki/Abolitionism</text:p>
          </table:table-cell>
          <table:table-cell table:style-name="Default" office:value-type="string">
            <text:p>NO</text:p>
          </table:table-cell>
          <table:table-cell office:value-type="float" office:value="2">
            <text:p>2</text:p>
          </table:table-cell>
          <table:table-cell table:number-columns-repeated="3"/>
          <table:table-cell table:formula="of:=CONCATENATE(TEXT([.$AD465];&quot;#&quot;);&quot;,&quot;;TEXT([.$AF465];&quot;#&quot;);&quot;,&quot;;TEXT([.$AM465];&quot;#&quot;))" office:value-type="string" office:string-value="100,20,2">
            <text:p>100,20,2</text:p>
          </table:table-cell>
        </table:table-row>
        <table:table-row table:style-name="ro1">
          <table:table-cell office:value-type="string">
            <text:p>2V9ILKH1Q6SV5H5DFWHUEL5OCNBJ0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0 GMT 2012</text:p>
          </table:table-cell>
          <table:table-cell table:number-columns-repeated="2"/>
          <table:table-cell office:value-type="string">
            <text:p>2UXUFJ51Y7QE3833X2SC0TMOKEHADA</text:p>
          </table:table-cell>
          <table:table-cell office:value-type="string">
            <text:p>A1K9WP8Q74E9G2</text:p>
          </table:table-cell>
          <table:table-cell office:value-type="string">
            <text:p>Approved</text:p>
          </table:table-cell>
          <table:table-cell office:value-type="string">
            <text:p>Thu Aug 30 18:22:07 GMT 2012</text:p>
          </table:table-cell>
          <table:table-cell office:value-type="string">
            <text:p>Thu Aug 30 18:22:27 GMT 2012</text:p>
          </table:table-cell>
          <table:table-cell office:value-type="string">
            <text:p>Thu Sep 06 18:22:27 GMT 2012</text:p>
          </table:table-cell>
          <table:table-cell office:value-type="string">
            <text:p>2012/09/06 18:24:24 +0000</text:p>
          </table:table-cell>
          <table:table-cell table:number-columns-repeated="2"/>
          <table:table-cell office:value-type="float" office:value="20">
            <text:p>20</text:p>
          </table:table-cell>
          <table:table-cell table:number-columns-repeated="2" office:value-type="string">
            <text:p>100% (8/8)</text:p>
          </table:table-cell>
          <table:table-cell office:value-type="string">
            <text:p>0% (0/0)</text:p>
          </table:table-cell>
          <table:table-cell office:value-type="string">
            <text:p>William_Howard_Taft_3:60.txt</text:p>
          </table:table-cell>
          <table:table-cell office:value-type="string">
            <text:p>There has been a change of sovereigns in Siam and the American minister at Bangkok was accredited in a special capacity to represent the United States at the coronation ceremony of the new King.&lt;br/&gt;&lt;br/&gt;EUROPE AND THE NEAR EAST.&lt;br/&gt;&lt;br/&gt;</text:p>
          </table:table-cell>
          <table:table-cell office:value-type="float" office:value="100">
            <text:p>100</text:p>
          </table:table-cell>
          <table:table-cell office:value-type="float" office:value="0">
            <text:p>0</text:p>
          </table:table-cell>
          <table:table-cell office:value-type="float" office:value="20">
            <text:p>20</text:p>
          </table:table-cell>
          <table:table-cell office:value-type="float" office:value="2">
            <text:p>2</text:p>
          </table:table-cell>
          <table:table-cell office:value-type="string">
            <text:p>Treaty</text:p>
          </table:table-cell>
          <table:table-cell office:value-type="string">
            <text:p>http://en.wikipedia.org/wiki/Treaty</text:p>
          </table:table-cell>
          <table:table-cell office:value-type="string">
            <text:p>Abolitionism</text:p>
          </table:table-cell>
          <table:table-cell office:value-type="string">
            <text:p>http://en.wikipedia.org/wiki/Abolitionism</text:p>
          </table:table-cell>
          <table:table-cell table:style-name="Default"/>
          <table:table-cell office:value-type="float" office:value="1">
            <text:p>1</text:p>
          </table:table-cell>
          <table:table-cell table:number-columns-repeated="3"/>
          <table:table-cell table:formula="of:=CONCATENATE(TEXT([.$AD466];&quot;#&quot;);&quot;,&quot;;TEXT([.$AF466];&quot;#&quot;);&quot;,&quot;;TEXT([.$AM466];&quot;#&quot;))" office:value-type="string" office:string-value="100,20,1">
            <text:p>100,20,1</text:p>
          </table:table-cell>
        </table:table-row>
        <table:table-row table:style-name="ro1">
          <table:table-cell office:value-type="string">
            <text:p>2TUF0CP5KXPTXW6N4874XM7NZY5YX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0 GMT 2012</text:p>
          </table:table-cell>
          <table:table-cell table:number-columns-repeated="2"/>
          <table:table-cell office:value-type="string">
            <text:p>20W5UUKQOYGNX5PSZIFG8107XC9XFF</text:p>
          </table:table-cell>
          <table:table-cell office:value-type="string">
            <text:p>A30SN6C7YX0OIP</text:p>
          </table:table-cell>
          <table:table-cell office:value-type="string">
            <text:p>Approved</text:p>
          </table:table-cell>
          <table:table-cell office:value-type="string">
            <text:p>Thu Aug 30 19:30:34 GMT 2012</text:p>
          </table:table-cell>
          <table:table-cell office:value-type="string">
            <text:p>Thu Aug 30 19:30:41 GMT 2012</text:p>
          </table:table-cell>
          <table:table-cell office:value-type="string">
            <text:p>Thu Sep 06 19:30:41 GMT 2012</text:p>
          </table:table-cell>
          <table:table-cell office:value-type="string">
            <text:p>2012/09/06 19:34:16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Grover_Cleveland_6:91.txt</text:p>
          </table:table-cell>
          <table:table-cell office:value-type="string">
            <text:p>The cost of the work is estimated at $500,000.&lt;br/&gt;&lt;br/&gt;Owing to the peculiar quality of the statistician's work and the natural and acquired fitness necessary to its successful prosecution, the Secretary of Agriculture expresses the opinion that every person employed in gathering statistics under the chief of that division should be admitted to that service only after a thorough, exhaustive, and successful examination at the hands of the United States Civil Service Commission. This has led him to call for such examination of candidates for the position of assistant statisticians, and also of candidates for chiefs of sections in that division.&lt;br/&gt;&lt;br/&gt;</text:p>
          </table:table-cell>
          <table:table-cell office:value-type="float" office:value="10">
            <text:p>10</text:p>
          </table:table-cell>
          <table:table-cell office:value-type="float" office:value="2">
            <text:p>2</text:p>
          </table:table-cell>
          <table:table-cell office:value-type="float" office:value="20">
            <text:p>20</text:p>
          </table:table-cell>
          <table:table-cell office:value-type="float" office:value="2">
            <text:p>2</text:p>
          </table:table-cell>
          <table:table-cell office:value-type="string">
            <text:p>Highway Beautification Act</text:p>
          </table:table-cell>
          <table:table-cell office:value-type="string">
            <text:p>http://en.wikipedia.org/wiki/Highway_Beautification_Act</text:p>
          </table:table-cell>
          <table:table-cell office:value-type="string">
            <text:p>Tara Singh Malhotra</text:p>
          </table:table-cell>
          <table:table-cell office:value-type="string">
            <text:p>http://en.wikipedia.org/wiki/Tara_Singh_Malhotra</text:p>
          </table:table-cell>
          <table:table-cell table:style-name="Default" office:value-type="string">
            <text:p>NO</text:p>
          </table:table-cell>
          <table:table-cell office:value-type="float" office:value="1">
            <text:p>1</text:p>
          </table:table-cell>
          <table:table-cell table:number-columns-repeated="3"/>
          <table:table-cell table:formula="of:=CONCATENATE(TEXT([.$AD467];&quot;#&quot;);&quot;,&quot;;TEXT([.$AF467];&quot;#&quot;);&quot;,&quot;;TEXT([.$AM467];&quot;#&quot;))" office:value-type="string" office:string-value="10,20,1">
            <text:p>10,20,1</text:p>
          </table:table-cell>
        </table:table-row>
        <table:table-row table:style-name="ro1">
          <table:table-cell office:value-type="string">
            <text:p>2TUF0CP5KXPTXW6N4874XM7NZY5YX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0 GMT 2012</text:p>
          </table:table-cell>
          <table:table-cell table:number-columns-repeated="2"/>
          <table:table-cell office:value-type="string">
            <text:p>2E3LYHVI44OSHT9ZFNEE7SBAUM2X34</text:p>
          </table:table-cell>
          <table:table-cell office:value-type="string">
            <text:p>A997OZ3H2B3Q2</text:p>
          </table:table-cell>
          <table:table-cell office:value-type="string">
            <text:p>Approved</text:p>
          </table:table-cell>
          <table:table-cell office:value-type="string">
            <text:p>Thu Aug 30 18:53:37 GMT 2012</text:p>
          </table:table-cell>
          <table:table-cell office:value-type="string">
            <text:p>Thu Aug 30 18:54:03 GMT 2012</text:p>
          </table:table-cell>
          <table:table-cell office:value-type="string">
            <text:p>Thu Sep 06 18:54:03 GMT 2012</text:p>
          </table:table-cell>
          <table:table-cell office:value-type="string">
            <text:p>2012/09/06 18:54:16 +0000</text:p>
          </table:table-cell>
          <table:table-cell table:number-columns-repeated="2"/>
          <table:table-cell office:value-type="float" office:value="26">
            <text:p>26</text:p>
          </table:table-cell>
          <table:table-cell table:number-columns-repeated="2" office:value-type="string">
            <text:p>100% (93/93)</text:p>
          </table:table-cell>
          <table:table-cell office:value-type="string">
            <text:p>0% (0/0)</text:p>
          </table:table-cell>
          <table:table-cell office:value-type="string">
            <text:p>Grover_Cleveland_6:91.txt</text:p>
          </table:table-cell>
          <table:table-cell office:value-type="string">
            <text:p>The cost of the work is estimated at $500,000.&lt;br/&gt;&lt;br/&gt;Owing to the peculiar quality of the statistician's work and the natural and acquired fitness necessary to its successful prosecution, the Secretary of Agriculture expresses the opinion that every person employed in gathering statistics under the chief of that division should be admitted to that service only after a thorough, exhaustive, and successful examination at the hands of the United States Civil Service Commission. This has led him to call for such examination of candidates for the position of assistant statisticians, and also of candidates for chiefs of sections in that division.&lt;br/&gt;&lt;br/&gt;</text:p>
          </table:table-cell>
          <table:table-cell office:value-type="float" office:value="10">
            <text:p>10</text:p>
          </table:table-cell>
          <table:table-cell office:value-type="float" office:value="2">
            <text:p>2</text:p>
          </table:table-cell>
          <table:table-cell office:value-type="float" office:value="20">
            <text:p>20</text:p>
          </table:table-cell>
          <table:table-cell office:value-type="float" office:value="2">
            <text:p>2</text:p>
          </table:table-cell>
          <table:table-cell office:value-type="string">
            <text:p>Highway Beautification Act</text:p>
          </table:table-cell>
          <table:table-cell office:value-type="string">
            <text:p>http://en.wikipedia.org/wiki/Highway_Beautification_Act</text:p>
          </table:table-cell>
          <table:table-cell office:value-type="string">
            <text:p>Tara Singh Malhotra</text:p>
          </table:table-cell>
          <table:table-cell office:value-type="string">
            <text:p>http://en.wikipedia.org/wiki/Tara_Singh_Malhotra</text:p>
          </table:table-cell>
          <table:table-cell table:style-name="Default"/>
          <table:table-cell office:value-type="float" office:value="1">
            <text:p>1</text:p>
          </table:table-cell>
          <table:table-cell table:number-columns-repeated="3"/>
          <table:table-cell table:formula="of:=CONCATENATE(TEXT([.$AD468];&quot;#&quot;);&quot;,&quot;;TEXT([.$AF468];&quot;#&quot;);&quot;,&quot;;TEXT([.$AM468];&quot;#&quot;))" office:value-type="string" office:string-value="10,20,1">
            <text:p>10,20,1</text:p>
          </table:table-cell>
        </table:table-row>
        <table:table-row table:style-name="ro1">
          <table:table-cell office:value-type="string">
            <text:p>2TUF0CP5KXPTXW6N4874XM7NZY5YX5</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0 GMT 2012</text:p>
          </table:table-cell>
          <table:table-cell table:number-columns-repeated="2"/>
          <table:table-cell office:value-type="string">
            <text:p>2YUL92HECWA6CCMTJM60KP5K27YIJH</text:p>
          </table:table-cell>
          <table:table-cell office:value-type="string">
            <text:p>A31ALYJKPKD09W</text:p>
          </table:table-cell>
          <table:table-cell office:value-type="string">
            <text:p>Approved</text:p>
          </table:table-cell>
          <table:table-cell office:value-type="string">
            <text:p>Fri Aug 31 00:27:52 GMT 2012</text:p>
          </table:table-cell>
          <table:table-cell office:value-type="string">
            <text:p>Fri Aug 31 00:27:58 GMT 2012</text:p>
          </table:table-cell>
          <table:table-cell office:value-type="string">
            <text:p>Fri Sep 07 00:27:58 GMT 2012</text:p>
          </table:table-cell>
          <table:table-cell office:value-type="string">
            <text:p>2012/09/07 00:29:13 +0000</text:p>
          </table:table-cell>
          <table:table-cell table:number-columns-repeated="2"/>
          <table:table-cell office:value-type="float" office:value="6">
            <text:p>6</text:p>
          </table:table-cell>
          <table:table-cell office:value-type="string">
            <text:p>100% (294/295)</text:p>
          </table:table-cell>
          <table:table-cell office:value-type="string">
            <text:p>100% (62/62)</text:p>
          </table:table-cell>
          <table:table-cell office:value-type="string">
            <text:p>0% (0/0)</text:p>
          </table:table-cell>
          <table:table-cell office:value-type="string">
            <text:p>Grover_Cleveland_6:91.txt</text:p>
          </table:table-cell>
          <table:table-cell office:value-type="string">
            <text:p>The cost of the work is estimated at $500,000.&lt;br/&gt;&lt;br/&gt;Owing to the peculiar quality of the statistician's work and the natural and acquired fitness necessary to its successful prosecution, the Secretary of Agriculture expresses the opinion that every person employed in gathering statistics under the chief of that division should be admitted to that service only after a thorough, exhaustive, and successful examination at the hands of the United States Civil Service Commission. This has led him to call for such examination of candidates for the position of assistant statisticians, and also of candidates for chiefs of sections in that division.&lt;br/&gt;&lt;br/&gt;</text:p>
          </table:table-cell>
          <table:table-cell office:value-type="float" office:value="10">
            <text:p>10</text:p>
          </table:table-cell>
          <table:table-cell office:value-type="float" office:value="2">
            <text:p>2</text:p>
          </table:table-cell>
          <table:table-cell office:value-type="float" office:value="20">
            <text:p>20</text:p>
          </table:table-cell>
          <table:table-cell office:value-type="float" office:value="2">
            <text:p>2</text:p>
          </table:table-cell>
          <table:table-cell office:value-type="string">
            <text:p>Highway Beautification Act</text:p>
          </table:table-cell>
          <table:table-cell office:value-type="string">
            <text:p>http://en.wikipedia.org/wiki/Highway_Beautification_Act</text:p>
          </table:table-cell>
          <table:table-cell office:value-type="string">
            <text:p>Tara Singh Malhotra</text:p>
          </table:table-cell>
          <table:table-cell office:value-type="string">
            <text:p>http://en.wikipedia.org/wiki/Tara_Singh_Malhotra</text:p>
          </table:table-cell>
          <table:table-cell table:style-name="Default"/>
          <table:table-cell office:value-type="float" office:value="1">
            <text:p>1</text:p>
          </table:table-cell>
          <table:table-cell table:number-columns-repeated="3"/>
          <table:table-cell table:formula="of:=CONCATENATE(TEXT([.$AD469];&quot;#&quot;);&quot;,&quot;;TEXT([.$AF469];&quot;#&quot;);&quot;,&quot;;TEXT([.$AM469];&quot;#&quot;))" office:value-type="string" office:string-value="10,20,1">
            <text:p>10,20,1</text:p>
          </table:table-cell>
        </table:table-row>
        <table:table-row table:style-name="ro1">
          <table:table-cell office:value-type="string">
            <text:p>26AI2KYEPLSPME8QTGNJBOAHR6POU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0 GMT 2012</text:p>
          </table:table-cell>
          <table:table-cell table:number-columns-repeated="2"/>
          <table:table-cell office:value-type="string">
            <text:p>2OJILKH1Q6SV5H5DFWHUEL5OGDG0J3</text:p>
          </table:table-cell>
          <table:table-cell office:value-type="string">
            <text:p>A1TTA3N401CZTS</text:p>
          </table:table-cell>
          <table:table-cell office:value-type="string">
            <text:p>Approved</text:p>
          </table:table-cell>
          <table:table-cell office:value-type="string">
            <text:p>Fri Aug 31 00:03:43 GMT 2012</text:p>
          </table:table-cell>
          <table:table-cell office:value-type="string">
            <text:p>Fri Aug 31 00:03:53 GMT 2012</text:p>
          </table:table-cell>
          <table:table-cell office:value-type="string">
            <text:p>Fri Sep 07 00:03:53 GMT 2012</text:p>
          </table:table-cell>
          <table:table-cell office:value-type="string">
            <text:p>2012/09/07 00:04:13 +0000</text:p>
          </table:table-cell>
          <table:table-cell table:number-columns-repeated="2"/>
          <table:table-cell office:value-type="float" office:value="10">
            <text:p>10</text:p>
          </table:table-cell>
          <table:table-cell table:number-columns-repeated="2" office:value-type="string">
            <text:p>100% (7/7)</text:p>
          </table:table-cell>
          <table:table-cell office:value-type="string">
            <text:p>0% (0/0)</text:p>
          </table:table-cell>
          <table:table-cell office:value-type="string">
            <text:p>Dwight_D._Eisenhower_1:9.txt</text:p>
          </table:table-cell>
          <table:table-cell office:value-type="string">
            <text:p>But the problem of security demands closer cooperation among the nations of Europe than has been known to date. Only a more closely integrated economic and political system can provide the greatly increased economic strength needed to maintain both necessary military readiness and respectable living standards.&lt;br/&gt;&lt;br/&gt;Europe's enlightened leaders have long been aware of these facts. All the devoted work that has gone into the Schuman plan, the European Army, and the Strasbourg Conference has testified to their vision and determination. These achievements are the more remarkable when we realize that each of them has marked a victory--for France and for Germany alike over the divisions that in the past have brought such tragedy to these two great nations and to the world.&lt;br/&gt;&lt;br/&gt;</text:p>
          </table:table-cell>
          <table:table-cell office:value-type="float" office:value="10">
            <text:p>10</text:p>
          </table:table-cell>
          <table:table-cell office:value-type="float" office:value="3">
            <text:p>3</text:p>
          </table:table-cell>
          <table:table-cell office:value-type="float" office:value="100">
            <text:p>100</text:p>
          </table:table-cell>
          <table:table-cell office:value-type="float" office:value="1">
            <text:p>1</text:p>
          </table:table-cell>
          <table:table-cell office:value-type="string">
            <text:p>Nations</text:p>
          </table:table-cell>
          <table:table-cell office:value-type="string">
            <text:p>http://en.wikipedia.org/wiki/Nations</text:p>
          </table:table-cell>
          <table:table-cell office:value-type="string">
            <text:p>Countries</text:p>
          </table:table-cell>
          <table:table-cell office:value-type="string">
            <text:p>http://en.wikipedia.org/wiki/Countries</text:p>
          </table:table-cell>
          <table:table-cell table:style-name="Default"/>
          <table:table-cell office:value-type="float" office:value="1">
            <text:p>1</text:p>
          </table:table-cell>
          <table:table-cell table:number-columns-repeated="3"/>
          <table:table-cell table:formula="of:=CONCATENATE(TEXT([.$AD470];&quot;#&quot;);&quot;,&quot;;TEXT([.$AF470];&quot;#&quot;);&quot;,&quot;;TEXT([.$AM470];&quot;#&quot;))" office:value-type="string" office:string-value="10,100,1">
            <text:p>10,100,1</text:p>
          </table:table-cell>
        </table:table-row>
        <table:table-row table:style-name="ro1">
          <table:table-cell office:value-type="string">
            <text:p>26AI2KYEPLSPME8QTGNJBOAHR6POU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0 GMT 2012</text:p>
          </table:table-cell>
          <table:table-cell table:number-columns-repeated="2"/>
          <table:table-cell office:value-type="string">
            <text:p>2UEN9U8P9Y3885K2PDJU6IM0OA3FW4</text:p>
          </table:table-cell>
          <table:table-cell office:value-type="string">
            <text:p>A30SN6C7YX0OIP</text:p>
          </table:table-cell>
          <table:table-cell office:value-type="string">
            <text:p>Approved</text:p>
          </table:table-cell>
          <table:table-cell office:value-type="string">
            <text:p>Thu Aug 30 19:34:51 GMT 2012</text:p>
          </table:table-cell>
          <table:table-cell office:value-type="string">
            <text:p>Thu Aug 30 19:34:58 GMT 2012</text:p>
          </table:table-cell>
          <table:table-cell office:value-type="string">
            <text:p>Thu Sep 06 19:34:58 GMT 2012</text:p>
          </table:table-cell>
          <table:table-cell office:value-type="string">
            <text:p>2012/09/06 19:39:14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Dwight_D._Eisenhower_1:9.txt</text:p>
          </table:table-cell>
          <table:table-cell office:value-type="string">
            <text:p>But the problem of security demands closer cooperation among the nations of Europe than has been known to date. Only a more closely integrated economic and political system can provide the greatly increased economic strength needed to maintain both necessary military readiness and respectable living standards.&lt;br/&gt;&lt;br/&gt;Europe's enlightened leaders have long been aware of these facts. All the devoted work that has gone into the Schuman plan, the European Army, and the Strasbourg Conference has testified to their vision and determination. These achievements are the more remarkable when we realize that each of them has marked a victory--for France and for Germany alike over the divisions that in the past have brought such tragedy to these two great nations and to the world.&lt;br/&gt;&lt;br/&gt;</text:p>
          </table:table-cell>
          <table:table-cell office:value-type="float" office:value="10">
            <text:p>10</text:p>
          </table:table-cell>
          <table:table-cell office:value-type="float" office:value="3">
            <text:p>3</text:p>
          </table:table-cell>
          <table:table-cell office:value-type="float" office:value="100">
            <text:p>100</text:p>
          </table:table-cell>
          <table:table-cell office:value-type="float" office:value="1">
            <text:p>1</text:p>
          </table:table-cell>
          <table:table-cell office:value-type="string">
            <text:p>Nations</text:p>
          </table:table-cell>
          <table:table-cell office:value-type="string">
            <text:p>http://en.wikipedia.org/wiki/Nations</text:p>
          </table:table-cell>
          <table:table-cell office:value-type="string">
            <text:p>Countries</text:p>
          </table:table-cell>
          <table:table-cell office:value-type="string">
            <text:p>http://en.wikipedia.org/wiki/Countries</text:p>
          </table:table-cell>
          <table:table-cell table:style-name="Default" office:value-type="string">
            <text:p>NO</text:p>
          </table:table-cell>
          <table:table-cell office:value-type="float" office:value="1">
            <text:p>1</text:p>
          </table:table-cell>
          <table:table-cell table:number-columns-repeated="3"/>
          <table:table-cell table:formula="of:=CONCATENATE(TEXT([.$AD471];&quot;#&quot;);&quot;,&quot;;TEXT([.$AF471];&quot;#&quot;);&quot;,&quot;;TEXT([.$AM471];&quot;#&quot;))" office:value-type="string" office:string-value="10,100,1">
            <text:p>10,100,1</text:p>
          </table:table-cell>
        </table:table-row>
        <table:table-row table:style-name="ro1">
          <table:table-cell office:value-type="string">
            <text:p>26AI2KYEPLSPME8QTGNJBOAHR6POUS</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0 GMT 2012</text:p>
          </table:table-cell>
          <table:table-cell table:number-columns-repeated="2"/>
          <table:table-cell office:value-type="string">
            <text:p>2XIYN5F3Q0JGK2MRUMNYJ49FE9IBFH</text:p>
          </table:table-cell>
          <table:table-cell office:value-type="string">
            <text:p>A33GBAC29A0MS5</text:p>
          </table:table-cell>
          <table:table-cell office:value-type="string">
            <text:p>Approved</text:p>
          </table:table-cell>
          <table:table-cell office:value-type="string">
            <text:p>Thu Aug 30 18:28:14 GMT 2012</text:p>
          </table:table-cell>
          <table:table-cell office:value-type="string">
            <text:p>Thu Aug 30 18:28:46 GMT 2012</text:p>
          </table:table-cell>
          <table:table-cell office:value-type="string">
            <text:p>Thu Sep 06 18:28:46 GMT 2012</text:p>
          </table:table-cell>
          <table:table-cell office:value-type="string">
            <text:p>2012/09/06 18:29:19 +0000</text:p>
          </table:table-cell>
          <table:table-cell table:number-columns-repeated="2"/>
          <table:table-cell office:value-type="float" office:value="32">
            <text:p>32</text:p>
          </table:table-cell>
          <table:table-cell table:number-columns-repeated="2" office:value-type="string">
            <text:p>100% (84/84)</text:p>
          </table:table-cell>
          <table:table-cell office:value-type="string">
            <text:p>0% (0/0)</text:p>
          </table:table-cell>
          <table:table-cell office:value-type="string">
            <text:p>Dwight_D._Eisenhower_1:9.txt</text:p>
          </table:table-cell>
          <table:table-cell office:value-type="string">
            <text:p>But the problem of security demands closer cooperation among the nations of Europe than has been known to date. Only a more closely integrated economic and political system can provide the greatly increased economic strength needed to maintain both necessary military readiness and respectable living standards.&lt;br/&gt;&lt;br/&gt;Europe's enlightened leaders have long been aware of these facts. All the devoted work that has gone into the Schuman plan, the European Army, and the Strasbourg Conference has testified to their vision and determination. These achievements are the more remarkable when we realize that each of them has marked a victory--for France and for Germany alike over the divisions that in the past have brought such tragedy to these two great nations and to the world.&lt;br/&gt;&lt;br/&gt;</text:p>
          </table:table-cell>
          <table:table-cell office:value-type="float" office:value="10">
            <text:p>10</text:p>
          </table:table-cell>
          <table:table-cell office:value-type="float" office:value="3">
            <text:p>3</text:p>
          </table:table-cell>
          <table:table-cell office:value-type="float" office:value="100">
            <text:p>100</text:p>
          </table:table-cell>
          <table:table-cell office:value-type="float" office:value="1">
            <text:p>1</text:p>
          </table:table-cell>
          <table:table-cell office:value-type="string">
            <text:p>Nations</text:p>
          </table:table-cell>
          <table:table-cell office:value-type="string">
            <text:p>http://en.wikipedia.org/wiki/Nations</text:p>
          </table:table-cell>
          <table:table-cell office:value-type="string">
            <text:p>Countries</text:p>
          </table:table-cell>
          <table:table-cell office:value-type="string">
            <text:p>http://en.wikipedia.org/wiki/Countries</text:p>
          </table:table-cell>
          <table:table-cell table:style-name="Default" office:value-type="string">
            <text:p>These labels are basically the same</text:p>
          </table:table-cell>
          <table:table-cell office:value-type="float" office:value="1">
            <text:p>1</text:p>
          </table:table-cell>
          <table:table-cell table:number-columns-repeated="3"/>
          <table:table-cell table:formula="of:=CONCATENATE(TEXT([.$AD472];&quot;#&quot;);&quot;,&quot;;TEXT([.$AF472];&quot;#&quot;);&quot;,&quot;;TEXT([.$AM472];&quot;#&quot;))" office:value-type="string" office:string-value="10,100,1">
            <text:p>10,100,1</text:p>
          </table:table-cell>
        </table:table-row>
        <table:table-row table:style-name="ro1">
          <table:table-cell office:value-type="string">
            <text:p>2TYJ2D21O3W5CQOOWZJIAKYEQDRE8Y</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0 GMT 2012</text:p>
          </table:table-cell>
          <table:table-cell table:number-columns-repeated="2"/>
          <table:table-cell office:value-type="string">
            <text:p>286PLSP75KLML578VK8QMQVJWMRTZU</text:p>
          </table:table-cell>
          <table:table-cell office:value-type="string">
            <text:p>A31ALYJKPKD09W</text:p>
          </table:table-cell>
          <table:table-cell office:value-type="string">
            <text:p>Approved</text:p>
          </table:table-cell>
          <table:table-cell office:value-type="string">
            <text:p>Fri Aug 31 00:33:13 GMT 2012</text:p>
          </table:table-cell>
          <table:table-cell office:value-type="string">
            <text:p>Fri Aug 31 00:33:20 GMT 2012</text:p>
          </table:table-cell>
          <table:table-cell office:value-type="string">
            <text:p>Fri Sep 07 00:33:20 GMT 2012</text:p>
          </table:table-cell>
          <table:table-cell office:value-type="string">
            <text:p>2012/09/07 00:34:15 +0000</text:p>
          </table:table-cell>
          <table:table-cell table:number-columns-repeated="2"/>
          <table:table-cell office:value-type="float" office:value="7">
            <text:p>7</text:p>
          </table:table-cell>
          <table:table-cell office:value-type="string">
            <text:p>100% (294/295)</text:p>
          </table:table-cell>
          <table:table-cell office:value-type="string">
            <text:p>100% (62/62)</text:p>
          </table:table-cell>
          <table:table-cell office:value-type="string">
            <text:p>0% (0/0)</text:p>
          </table:table-cell>
          <table:table-cell office:value-type="string">
            <text:p>Rutherford_B._Hayes_4:47.txt</text:p>
          </table:table-cell>
          <table:table-cell office:value-type="string">
            <text:p>56,777,174.44&lt;br/&gt;&lt;br/&gt;For the military establishment, including river and harbor improvements and arsenals&lt;br/&gt;&lt;br/&gt;</text:p>
          </table:table-cell>
          <table:table-cell office:value-type="float" office:value="50">
            <text:p>50</text:p>
          </table:table-cell>
          <table:table-cell office:value-type="float" office:value="2">
            <text:p>2</text:p>
          </table:table-cell>
          <table:table-cell office:value-type="float" office:value="20">
            <text:p>20</text:p>
          </table:table-cell>
          <table:table-cell office:value-type="float" office:value="2">
            <text:p>2</text:p>
          </table:table-cell>
          <table:table-cell office:value-type="string">
            <text:p>Choctaw</text:p>
          </table:table-cell>
          <table:table-cell office:value-type="string">
            <text:p>http://en.wikipedia.org/wiki/Choctaw</text:p>
          </table:table-cell>
          <table:table-cell office:value-type="string">
            <text:p>Navy</text:p>
          </table:table-cell>
          <table:table-cell office:value-type="string">
            <text:p>http://en.wikipedia.org/wiki/Navy</text:p>
          </table:table-cell>
          <table:table-cell table:style-name="Default"/>
          <table:table-cell office:value-type="float" office:value="2">
            <text:p>2</text:p>
          </table:table-cell>
          <table:table-cell table:number-columns-repeated="3"/>
          <table:table-cell table:formula="of:=CONCATENATE(TEXT([.$AD473];&quot;#&quot;);&quot;,&quot;;TEXT([.$AF473];&quot;#&quot;);&quot;,&quot;;TEXT([.$AM473];&quot;#&quot;))" office:value-type="string" office:string-value="50,20,2">
            <text:p>50,20,2</text:p>
          </table:table-cell>
        </table:table-row>
        <table:table-row table:style-name="ro1">
          <table:table-cell office:value-type="string">
            <text:p>2TYJ2D21O3W5CQOOWZJIAKYEQDRE8Y</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0 GMT 2012</text:p>
          </table:table-cell>
          <table:table-cell table:number-columns-repeated="2"/>
          <table:table-cell office:value-type="string">
            <text:p>2BWIXKO2L92HTLKFD7UYWCCF5TJEDD</text:p>
          </table:table-cell>
          <table:table-cell office:value-type="string">
            <text:p>A30SN6C7YX0OIP</text:p>
          </table:table-cell>
          <table:table-cell office:value-type="string">
            <text:p>Approved</text:p>
          </table:table-cell>
          <table:table-cell office:value-type="string">
            <text:p>Thu Aug 30 19:45:10 GMT 2012</text:p>
          </table:table-cell>
          <table:table-cell office:value-type="string">
            <text:p>Thu Aug 30 19:45:18 GMT 2012</text:p>
          </table:table-cell>
          <table:table-cell office:value-type="string">
            <text:p>Thu Sep 06 19:45:18 GMT 2012</text:p>
          </table:table-cell>
          <table:table-cell office:value-type="string">
            <text:p>2012/09/06 19:49:17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Rutherford_B._Hayes_4:47.txt</text:p>
          </table:table-cell>
          <table:table-cell office:value-type="string">
            <text:p>56,777,174.44&lt;br/&gt;&lt;br/&gt;For the military establishment, including river and harbor improvements and arsenals&lt;br/&gt;&lt;br/&gt;</text:p>
          </table:table-cell>
          <table:table-cell office:value-type="float" office:value="50">
            <text:p>50</text:p>
          </table:table-cell>
          <table:table-cell office:value-type="float" office:value="2">
            <text:p>2</text:p>
          </table:table-cell>
          <table:table-cell office:value-type="float" office:value="20">
            <text:p>20</text:p>
          </table:table-cell>
          <table:table-cell office:value-type="float" office:value="2">
            <text:p>2</text:p>
          </table:table-cell>
          <table:table-cell office:value-type="string">
            <text:p>Choctaw</text:p>
          </table:table-cell>
          <table:table-cell office:value-type="string">
            <text:p>http://en.wikipedia.org/wiki/Choctaw</text:p>
          </table:table-cell>
          <table:table-cell office:value-type="string">
            <text:p>Navy</text:p>
          </table:table-cell>
          <table:table-cell office:value-type="string">
            <text:p>http://en.wikipedia.org/wiki/Navy</text:p>
          </table:table-cell>
          <table:table-cell table:style-name="Default" office:value-type="string">
            <text:p>NO</text:p>
          </table:table-cell>
          <table:table-cell office:value-type="float" office:value="1">
            <text:p>1</text:p>
          </table:table-cell>
          <table:table-cell table:number-columns-repeated="3"/>
          <table:table-cell table:formula="of:=CONCATENATE(TEXT([.$AD474];&quot;#&quot;);&quot;,&quot;;TEXT([.$AF474];&quot;#&quot;);&quot;,&quot;;TEXT([.$AM474];&quot;#&quot;))" office:value-type="string" office:string-value="50,20,1">
            <text:p>50,20,1</text:p>
          </table:table-cell>
        </table:table-row>
        <table:table-row table:style-name="ro1">
          <table:table-cell office:value-type="string">
            <text:p>2TYJ2D21O3W5CQOOWZJIAKYEQDRE8Y</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0 GMT 2012</text:p>
          </table:table-cell>
          <table:table-cell table:number-columns-repeated="2"/>
          <table:table-cell office:value-type="string">
            <text:p>2K6SCWY2AOO2VVAJNYFGYSCMBZ622S</text:p>
          </table:table-cell>
          <table:table-cell office:value-type="string">
            <text:p>A1KQVLD5YN8X1C</text:p>
          </table:table-cell>
          <table:table-cell office:value-type="string">
            <text:p>Approved</text:p>
          </table:table-cell>
          <table:table-cell office:value-type="string">
            <text:p>Thu Aug 30 20:23:43 GMT 2012</text:p>
          </table:table-cell>
          <table:table-cell office:value-type="string">
            <text:p>Thu Aug 30 20:24:53 GMT 2012</text:p>
          </table:table-cell>
          <table:table-cell office:value-type="string">
            <text:p>Thu Sep 06 20:24:53 GMT 2012</text:p>
          </table:table-cell>
          <table:table-cell office:value-type="string">
            <text:p>2012/09/06 20:29:11 +0000</text:p>
          </table:table-cell>
          <table:table-cell table:number-columns-repeated="2"/>
          <table:table-cell office:value-type="float" office:value="70">
            <text:p>70</text:p>
          </table:table-cell>
          <table:table-cell table:number-columns-repeated="2" office:value-type="string">
            <text:p>100% (13/13)</text:p>
          </table:table-cell>
          <table:table-cell office:value-type="string">
            <text:p>0% (0/0)</text:p>
          </table:table-cell>
          <table:table-cell office:value-type="string">
            <text:p>Rutherford_B._Hayes_4:47.txt</text:p>
          </table:table-cell>
          <table:table-cell office:value-type="string">
            <text:p>56,777,174.44&lt;br/&gt;&lt;br/&gt;For the military establishment, including river and harbor improvements and arsenals&lt;br/&gt;&lt;br/&gt;</text:p>
          </table:table-cell>
          <table:table-cell office:value-type="float" office:value="50">
            <text:p>50</text:p>
          </table:table-cell>
          <table:table-cell office:value-type="float" office:value="2">
            <text:p>2</text:p>
          </table:table-cell>
          <table:table-cell office:value-type="float" office:value="20">
            <text:p>20</text:p>
          </table:table-cell>
          <table:table-cell office:value-type="float" office:value="2">
            <text:p>2</text:p>
          </table:table-cell>
          <table:table-cell office:value-type="string">
            <text:p>Choctaw</text:p>
          </table:table-cell>
          <table:table-cell office:value-type="string">
            <text:p>http://en.wikipedia.org/wiki/Choctaw</text:p>
          </table:table-cell>
          <table:table-cell office:value-type="string">
            <text:p>Navy</text:p>
          </table:table-cell>
          <table:table-cell office:value-type="string">
            <text:p>http://en.wikipedia.org/wiki/Navy</text:p>
          </table:table-cell>
          <table:table-cell table:style-name="Default"/>
          <table:table-cell office:value-type="float" office:value="2">
            <text:p>2</text:p>
          </table:table-cell>
          <table:table-cell table:number-columns-repeated="3"/>
          <table:table-cell table:formula="of:=CONCATENATE(TEXT([.$AD475];&quot;#&quot;);&quot;,&quot;;TEXT([.$AF475];&quot;#&quot;);&quot;,&quot;;TEXT([.$AM475];&quot;#&quot;))" office:value-type="string" office:string-value="50,20,2">
            <text:p>50,20,2</text:p>
          </table:table-cell>
        </table:table-row>
        <table:table-row table:style-name="ro1">
          <table:table-cell office:value-type="string">
            <text:p>2C914IXKO2L9HQ2H3KXXBYOCD7ZBC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0 GMT 2012</text:p>
          </table:table-cell>
          <table:table-cell table:number-columns-repeated="2"/>
          <table:table-cell office:value-type="string">
            <text:p>2BWIXKO2L92HTLKFD7UYWCCF5UUEDQ</text:p>
          </table:table-cell>
          <table:table-cell office:value-type="string">
            <text:p>A31ALYJKPKD09W</text:p>
          </table:table-cell>
          <table:table-cell office:value-type="string">
            <text:p>Approved</text:p>
          </table:table-cell>
          <table:table-cell office:value-type="string">
            <text:p>Fri Aug 31 00:36:05 GMT 2012</text:p>
          </table:table-cell>
          <table:table-cell office:value-type="string">
            <text:p>Fri Aug 31 00:36:15 GMT 2012</text:p>
          </table:table-cell>
          <table:table-cell office:value-type="string">
            <text:p>Fri Sep 07 00:36:15 GMT 2012</text:p>
          </table:table-cell>
          <table:table-cell office:value-type="string">
            <text:p>2012/09/07 00:39:12 +0000</text:p>
          </table:table-cell>
          <table:table-cell table:number-columns-repeated="2"/>
          <table:table-cell office:value-type="float" office:value="10">
            <text:p>10</text:p>
          </table:table-cell>
          <table:table-cell office:value-type="string">
            <text:p>100% (294/295)</text:p>
          </table:table-cell>
          <table:table-cell office:value-type="string">
            <text:p>100% (62/62)</text:p>
          </table:table-cell>
          <table:table-cell office:value-type="string">
            <text:p>0% (0/0)</text:p>
          </table:table-cell>
          <table:table-cell office:value-type="string">
            <text:p>Lyndon_Baines_Johnson_2:86.txt</text:p>
          </table:table-cell>
          <table:table-cell office:value-type="string">
            <text:p>A President's hardest task is not to do what is right, but to know what is right.&lt;br/&gt;&lt;br/&gt;Yet the Presidency brings no special gift of prophecy or foresight. You take an oath, you step into an office, and you must then help guide a great democracy.&lt;br/&gt;&lt;br/&gt;</text:p>
          </table:table-cell>
          <table:table-cell office:value-type="float" office:value="20">
            <text:p>20</text:p>
          </table:table-cell>
          <table:table-cell office:value-type="float" office:value="3">
            <text:p>3</text:p>
          </table:table-cell>
          <table:table-cell office:value-type="float" office:value="100">
            <text:p>100</text:p>
          </table:table-cell>
          <table:table-cell office:value-type="float" office:value="0">
            <text:p>0</text:p>
          </table:table-cell>
          <table:table-cell office:value-type="float" office:value="2004">
            <text:p>2004</text:p>
          </table:table-cell>
          <table:table-cell office:value-type="string">
            <text:p>http://en.wikipedia.org/wiki/2004</text:p>
          </table:table-cell>
          <table:table-cell office:value-type="string">
            <text:p>Verkhovna Rada</text:p>
          </table:table-cell>
          <table:table-cell office:value-type="string">
            <text:p>http://en.wikipedia.org/wiki/Verkhovna_Rada</text:p>
          </table:table-cell>
          <table:table-cell table:style-name="Default"/>
          <table:table-cell office:value-type="float" office:value="2">
            <text:p>2</text:p>
          </table:table-cell>
          <table:table-cell table:number-columns-repeated="3"/>
          <table:table-cell table:formula="of:=CONCATENATE(TEXT([.$AD476];&quot;#&quot;);&quot;,&quot;;TEXT([.$AF476];&quot;#&quot;);&quot;,&quot;;TEXT([.$AM476];&quot;#&quot;))" office:value-type="string" office:string-value="20,100,2">
            <text:p>20,100,2</text:p>
          </table:table-cell>
        </table:table-row>
        <table:table-row table:style-name="ro1">
          <table:table-cell office:value-type="string">
            <text:p>2C914IXKO2L9HQ2H3KXXBYOCD7ZBC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0 GMT 2012</text:p>
          </table:table-cell>
          <table:table-cell table:number-columns-repeated="2"/>
          <table:table-cell office:value-type="string">
            <text:p>2CWSMEZZ2MIK1WXZFZ0YB8TW1ED5MM</text:p>
          </table:table-cell>
          <table:table-cell office:value-type="string">
            <text:p>A30SN6C7YX0OIP</text:p>
          </table:table-cell>
          <table:table-cell office:value-type="string">
            <text:p>Approved</text:p>
          </table:table-cell>
          <table:table-cell office:value-type="string">
            <text:p>Thu Aug 30 19:56:12 GMT 2012</text:p>
          </table:table-cell>
          <table:table-cell office:value-type="string">
            <text:p>Thu Aug 30 19:56:20 GMT 2012</text:p>
          </table:table-cell>
          <table:table-cell office:value-type="string">
            <text:p>Thu Sep 06 19:56:20 GMT 2012</text:p>
          </table:table-cell>
          <table:table-cell office:value-type="string">
            <text:p>2012/09/06 19:59:13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Lyndon_Baines_Johnson_2:86.txt</text:p>
          </table:table-cell>
          <table:table-cell office:value-type="string">
            <text:p>A President's hardest task is not to do what is right, but to know what is right.&lt;br/&gt;&lt;br/&gt;Yet the Presidency brings no special gift of prophecy or foresight. You take an oath, you step into an office, and you must then help guide a great democracy.&lt;br/&gt;&lt;br/&gt;</text:p>
          </table:table-cell>
          <table:table-cell office:value-type="float" office:value="20">
            <text:p>20</text:p>
          </table:table-cell>
          <table:table-cell office:value-type="float" office:value="3">
            <text:p>3</text:p>
          </table:table-cell>
          <table:table-cell office:value-type="float" office:value="100">
            <text:p>100</text:p>
          </table:table-cell>
          <table:table-cell office:value-type="float" office:value="0">
            <text:p>0</text:p>
          </table:table-cell>
          <table:table-cell office:value-type="float" office:value="2004">
            <text:p>2004</text:p>
          </table:table-cell>
          <table:table-cell office:value-type="string">
            <text:p>http://en.wikipedia.org/wiki/2004</text:p>
          </table:table-cell>
          <table:table-cell office:value-type="string">
            <text:p>Verkhovna Rada</text:p>
          </table:table-cell>
          <table:table-cell office:value-type="string">
            <text:p>http://en.wikipedia.org/wiki/Verkhovna_Rada</text:p>
          </table:table-cell>
          <table:table-cell table:style-name="Default" office:value-type="string">
            <text:p>NO</text:p>
          </table:table-cell>
          <table:table-cell office:value-type="float" office:value="1">
            <text:p>1</text:p>
          </table:table-cell>
          <table:table-cell table:number-columns-repeated="3"/>
          <table:table-cell table:formula="of:=CONCATENATE(TEXT([.$AD477];&quot;#&quot;);&quot;,&quot;;TEXT([.$AF477];&quot;#&quot;);&quot;,&quot;;TEXT([.$AM477];&quot;#&quot;))" office:value-type="string" office:string-value="20,100,1">
            <text:p>20,100,1</text:p>
          </table:table-cell>
        </table:table-row>
        <table:table-row table:style-name="ro1">
          <table:table-cell office:value-type="string">
            <text:p>2C914IXKO2L9HQ2H3KXXBYOCD7ZBC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0 GMT 2012</text:p>
          </table:table-cell>
          <table:table-cell table:number-columns-repeated="2"/>
          <table:table-cell office:value-type="string">
            <text:p>2JR6KW4ZMAZHW0FQM0ROVNVRMIC8HF</text:p>
          </table:table-cell>
          <table:table-cell office:value-type="string">
            <text:p>A997OZ3H2B3Q2</text:p>
          </table:table-cell>
          <table:table-cell office:value-type="string">
            <text:p>Approved</text:p>
          </table:table-cell>
          <table:table-cell office:value-type="string">
            <text:p>Thu Aug 30 19:01:44 GMT 2012</text:p>
          </table:table-cell>
          <table:table-cell office:value-type="string">
            <text:p>Thu Aug 30 19:02:00 GMT 2012</text:p>
          </table:table-cell>
          <table:table-cell office:value-type="string">
            <text:p>Thu Sep 06 19:02:00 GMT 2012</text:p>
          </table:table-cell>
          <table:table-cell office:value-type="string">
            <text:p>2012/09/06 19:04:14 +0000</text:p>
          </table:table-cell>
          <table:table-cell table:number-columns-repeated="2"/>
          <table:table-cell office:value-type="float" office:value="16">
            <text:p>16</text:p>
          </table:table-cell>
          <table:table-cell table:number-columns-repeated="2" office:value-type="string">
            <text:p>100% (93/93)</text:p>
          </table:table-cell>
          <table:table-cell office:value-type="string">
            <text:p>0% (0/0)</text:p>
          </table:table-cell>
          <table:table-cell office:value-type="string">
            <text:p>Lyndon_Baines_Johnson_2:86.txt</text:p>
          </table:table-cell>
          <table:table-cell office:value-type="string">
            <text:p>A President's hardest task is not to do what is right, but to know what is right.&lt;br/&gt;&lt;br/&gt;Yet the Presidency brings no special gift of prophecy or foresight. You take an oath, you step into an office, and you must then help guide a great democracy.&lt;br/&gt;&lt;br/&gt;</text:p>
          </table:table-cell>
          <table:table-cell office:value-type="float" office:value="20">
            <text:p>20</text:p>
          </table:table-cell>
          <table:table-cell office:value-type="float" office:value="3">
            <text:p>3</text:p>
          </table:table-cell>
          <table:table-cell office:value-type="float" office:value="100">
            <text:p>100</text:p>
          </table:table-cell>
          <table:table-cell office:value-type="float" office:value="0">
            <text:p>0</text:p>
          </table:table-cell>
          <table:table-cell office:value-type="float" office:value="2004">
            <text:p>2004</text:p>
          </table:table-cell>
          <table:table-cell office:value-type="string">
            <text:p>http://en.wikipedia.org/wiki/2004</text:p>
          </table:table-cell>
          <table:table-cell office:value-type="string">
            <text:p>Verkhovna Rada</text:p>
          </table:table-cell>
          <table:table-cell office:value-type="string">
            <text:p>http://en.wikipedia.org/wiki/Verkhovna_Rada</text:p>
          </table:table-cell>
          <table:table-cell table:style-name="Default"/>
          <table:table-cell office:value-type="float" office:value="2">
            <text:p>2</text:p>
          </table:table-cell>
          <table:table-cell table:number-columns-repeated="3"/>
          <table:table-cell table:formula="of:=CONCATENATE(TEXT([.$AD478];&quot;#&quot;);&quot;,&quot;;TEXT([.$AF478];&quot;#&quot;);&quot;,&quot;;TEXT([.$AM478];&quot;#&quot;))" office:value-type="string" office:string-value="20,100,2">
            <text:p>20,100,2</text:p>
          </table:table-cell>
        </table:table-row>
        <table:table-row table:style-name="ro1">
          <table:table-cell office:value-type="string">
            <text:p>23T3Q39Z0B6U8XUYBOMS1VRKHHVLW7</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0 GMT 2012</text:p>
          </table:table-cell>
          <table:table-cell table:number-columns-repeated="2"/>
          <table:table-cell office:value-type="string">
            <text:p>2MFHMVHVKCJ0GA87EEA7HKQWBIX642</text:p>
          </table:table-cell>
          <table:table-cell office:value-type="string">
            <text:p>A3343ON7H5UO3L</text:p>
          </table:table-cell>
          <table:table-cell office:value-type="string">
            <text:p>Approved</text:p>
          </table:table-cell>
          <table:table-cell office:value-type="string">
            <text:p>Thu Aug 30 18:16:29 GMT 2012</text:p>
          </table:table-cell>
          <table:table-cell office:value-type="string">
            <text:p>Thu Aug 30 18:17:40 GMT 2012</text:p>
          </table:table-cell>
          <table:table-cell office:value-type="string">
            <text:p>Thu Sep 06 18:17:40 GMT 2012</text:p>
          </table:table-cell>
          <table:table-cell office:value-type="string">
            <text:p>2012/09/06 18:19:22 +0000</text:p>
          </table:table-cell>
          <table:table-cell table:number-columns-repeated="2"/>
          <table:table-cell office:value-type="float" office:value="71">
            <text:p>71</text:p>
          </table:table-cell>
          <table:table-cell table:number-columns-repeated="2" office:value-type="string">
            <text:p>100% (17/17)</text:p>
          </table:table-cell>
          <table:table-cell office:value-type="string">
            <text:p>0% (0/0)</text:p>
          </table:table-cell>
          <table:table-cell office:value-type="string">
            <text:p>George_W._Bush_3:9.txt</text:p>
          </table:table-cell>
          <table:table-cell office:value-type="string">
            <text:p>Seniors happy with the current Medicare system should be able to keep their coverage just the way it is. And just like you -- the members of Congress, and your staffs, and other federal employees -- all seniors should have the choice of a health care plan that provides prescription drugs.&lt;br/&gt;&lt;br/&gt;My budget will commit an additional $400 billion over the next decade to reform and strengthen Medicare. Leaders of both political parties have talked for years about strengthening Medicare. I urge the members of this new Congress to act this year.&lt;br/&gt;&lt;br/&gt;</text:p>
          </table:table-cell>
          <table:table-cell office:value-type="float" office:value="50">
            <text:p>50</text:p>
          </table:table-cell>
          <table:table-cell office:value-type="float" office:value="4">
            <text:p>4</text:p>
          </table:table-cell>
          <table:table-cell office:value-type="float" office:value="20">
            <text:p>20</text:p>
          </table:table-cell>
          <table:table-cell office:value-type="float" office:value="0">
            <text:p>0</text:p>
          </table:table-cell>
          <table:table-cell office:value-type="string">
            <text:p>Hillary Rodham Clinton</text:p>
          </table:table-cell>
          <table:table-cell office:value-type="string">
            <text:p>http://en.wikipedia.org/wiki/Hillary_Rodham_Clinton</text:p>
          </table:table-cell>
          <table:table-cell office:value-type="string">
            <text:p>Jackie Evancho</text:p>
          </table:table-cell>
          <table:table-cell office:value-type="string">
            <text:p>http://en.wikipedia.org/wiki/Jackie_Evancho</text:p>
          </table:table-cell>
          <table:table-cell table:style-name="Default"/>
          <table:table-cell office:value-type="float" office:value="1">
            <text:p>1</text:p>
          </table:table-cell>
          <table:table-cell table:number-columns-repeated="3"/>
          <table:table-cell table:formula="of:=CONCATENATE(TEXT([.$AD479];&quot;#&quot;);&quot;,&quot;;TEXT([.$AF479];&quot;#&quot;);&quot;,&quot;;TEXT([.$AM479];&quot;#&quot;))" office:value-type="string" office:string-value="50,20,1">
            <text:p>50,20,1</text:p>
          </table:table-cell>
        </table:table-row>
        <table:table-row table:style-name="ro1">
          <table:table-cell office:value-type="string">
            <text:p>23T3Q39Z0B6U8XUYBOMS1VRKHHVLW7</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0 GMT 2012</text:p>
          </table:table-cell>
          <table:table-cell table:number-columns-repeated="2"/>
          <table:table-cell office:value-type="string">
            <text:p>2PD6VCPWZ9RNS56T2BJ70N3DYXLAPP</text:p>
          </table:table-cell>
          <table:table-cell office:value-type="string">
            <text:p>A33GBAC29A0MS5</text:p>
          </table:table-cell>
          <table:table-cell office:value-type="string">
            <text:p>Approved</text:p>
          </table:table-cell>
          <table:table-cell office:value-type="string">
            <text:p>Thu Aug 30 18:41:15 GMT 2012</text:p>
          </table:table-cell>
          <table:table-cell office:value-type="string">
            <text:p>Thu Aug 30 18:41:24 GMT 2012</text:p>
          </table:table-cell>
          <table:table-cell office:value-type="string">
            <text:p>Thu Sep 06 18:41:24 GMT 2012</text:p>
          </table:table-cell>
          <table:table-cell office:value-type="string">
            <text:p>2012/09/06 18:44:16 +0000</text:p>
          </table:table-cell>
          <table:table-cell table:number-columns-repeated="2"/>
          <table:table-cell office:value-type="float" office:value="9">
            <text:p>9</text:p>
          </table:table-cell>
          <table:table-cell table:number-columns-repeated="2" office:value-type="string">
            <text:p>100% (84/84)</text:p>
          </table:table-cell>
          <table:table-cell office:value-type="string">
            <text:p>0% (0/0)</text:p>
          </table:table-cell>
          <table:table-cell office:value-type="string">
            <text:p>George_W._Bush_3:9.txt</text:p>
          </table:table-cell>
          <table:table-cell office:value-type="string">
            <text:p>Seniors happy with the current Medicare system should be able to keep their coverage just the way it is. And just like you -- the members of Congress, and your staffs, and other federal employees -- all seniors should have the choice of a health care plan that provides prescription drugs.&lt;br/&gt;&lt;br/&gt;My budget will commit an additional $400 billion over the next decade to reform and strengthen Medicare. Leaders of both political parties have talked for years about strengthening Medicare. I urge the members of this new Congress to act this year.&lt;br/&gt;&lt;br/&gt;</text:p>
          </table:table-cell>
          <table:table-cell office:value-type="float" office:value="50">
            <text:p>50</text:p>
          </table:table-cell>
          <table:table-cell office:value-type="float" office:value="4">
            <text:p>4</text:p>
          </table:table-cell>
          <table:table-cell office:value-type="float" office:value="20">
            <text:p>20</text:p>
          </table:table-cell>
          <table:table-cell office:value-type="float" office:value="0">
            <text:p>0</text:p>
          </table:table-cell>
          <table:table-cell office:value-type="string">
            <text:p>Hillary Rodham Clinton</text:p>
          </table:table-cell>
          <table:table-cell office:value-type="string">
            <text:p>http://en.wikipedia.org/wiki/Hillary_Rodham_Clinton</text:p>
          </table:table-cell>
          <table:table-cell office:value-type="string">
            <text:p>Jackie Evancho</text:p>
          </table:table-cell>
          <table:table-cell office:value-type="string">
            <text:p>http://en.wikipedia.org/wiki/Jackie_Evancho</text:p>
          </table:table-cell>
          <table:table-cell table:style-name="Default"/>
          <table:table-cell office:value-type="float" office:value="1">
            <text:p>1</text:p>
          </table:table-cell>
          <table:table-cell table:number-columns-repeated="3"/>
          <table:table-cell table:formula="of:=CONCATENATE(TEXT([.$AD480];&quot;#&quot;);&quot;,&quot;;TEXT([.$AF480];&quot;#&quot;);&quot;,&quot;;TEXT([.$AM480];&quot;#&quot;))" office:value-type="string" office:string-value="50,20,1">
            <text:p>50,20,1</text:p>
          </table:table-cell>
        </table:table-row>
        <table:table-row table:style-name="ro1">
          <table:table-cell office:value-type="string">
            <text:p>23T3Q39Z0B6U8XUYBOMS1VRKHHVLW7</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0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0 GMT 2012</text:p>
          </table:table-cell>
          <table:table-cell table:number-columns-repeated="2"/>
          <table:table-cell office:value-type="string">
            <text:p>2UE05BMJTUHYBB4YWJIAFS5WRIXGL9</text:p>
          </table:table-cell>
          <table:table-cell office:value-type="string">
            <text:p>A2L1D7QH3STFCH</text:p>
          </table:table-cell>
          <table:table-cell office:value-type="string">
            <text:p>Approved</text:p>
          </table:table-cell>
          <table:table-cell office:value-type="string">
            <text:p>Thu Aug 30 18:43:39 GMT 2012</text:p>
          </table:table-cell>
          <table:table-cell office:value-type="string">
            <text:p>Thu Aug 30 18:45:52 GMT 2012</text:p>
          </table:table-cell>
          <table:table-cell office:value-type="string">
            <text:p>Thu Sep 06 18:45:52 GMT 2012</text:p>
          </table:table-cell>
          <table:table-cell office:value-type="string">
            <text:p>2012/09/06 18:49:20 +0000</text:p>
          </table:table-cell>
          <table:table-cell table:number-columns-repeated="2"/>
          <table:table-cell office:value-type="float" office:value="133">
            <text:p>133</text:p>
          </table:table-cell>
          <table:table-cell table:number-columns-repeated="2" office:value-type="string">
            <text:p>100% (10/10)</text:p>
          </table:table-cell>
          <table:table-cell office:value-type="string">
            <text:p>0% (0/0)</text:p>
          </table:table-cell>
          <table:table-cell office:value-type="string">
            <text:p>George_W._Bush_3:9.txt</text:p>
          </table:table-cell>
          <table:table-cell office:value-type="string">
            <text:p>Seniors happy with the current Medicare system should be able to keep their coverage just the way it is. And just like you -- the members of Congress, and your staffs, and other federal employees -- all seniors should have the choice of a health care plan that provides prescription drugs.&lt;br/&gt;&lt;br/&gt;My budget will commit an additional $400 billion over the next decade to reform and strengthen Medicare. Leaders of both political parties have talked for years about strengthening Medicare. I urge the members of this new Congress to act this year.&lt;br/&gt;&lt;br/&gt;</text:p>
          </table:table-cell>
          <table:table-cell office:value-type="float" office:value="50">
            <text:p>50</text:p>
          </table:table-cell>
          <table:table-cell office:value-type="float" office:value="4">
            <text:p>4</text:p>
          </table:table-cell>
          <table:table-cell office:value-type="float" office:value="20">
            <text:p>20</text:p>
          </table:table-cell>
          <table:table-cell office:value-type="float" office:value="0">
            <text:p>0</text:p>
          </table:table-cell>
          <table:table-cell office:value-type="string">
            <text:p>Hillary Rodham Clinton</text:p>
          </table:table-cell>
          <table:table-cell office:value-type="string">
            <text:p>http://en.wikipedia.org/wiki/Hillary_Rodham_Clinton</text:p>
          </table:table-cell>
          <table:table-cell office:value-type="string">
            <text:p>Jackie Evancho</text:p>
          </table:table-cell>
          <table:table-cell office:value-type="string">
            <text:p>http://en.wikipedia.org/wiki/Jackie_Evancho</text:p>
          </table:table-cell>
          <table:table-cell table:style-name="Default"/>
          <table:table-cell office:value-type="float" office:value="1">
            <text:p>1</text:p>
          </table:table-cell>
          <table:table-cell table:number-columns-repeated="3"/>
          <table:table-cell table:formula="of:=CONCATENATE(TEXT([.$AD481];&quot;#&quot;);&quot;,&quot;;TEXT([.$AF481];&quot;#&quot;);&quot;,&quot;;TEXT([.$AM481];&quot;#&quot;))" office:value-type="string" office:string-value="50,20,1">
            <text:p>50,20,1</text:p>
          </table:table-cell>
        </table:table-row>
        <table:table-row table:style-name="ro1">
          <table:table-cell office:value-type="string">
            <text:p>2DS6X3YOCCF0RYTP4ZKIVIIXZ83QRY</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1 GMT 2012</text:p>
          </table:table-cell>
          <table:table-cell table:number-columns-repeated="2"/>
          <table:table-cell office:value-type="string">
            <text:p>258ULF395SW62PPKZDEYVJBYKI6DRM</text:p>
          </table:table-cell>
          <table:table-cell office:value-type="string">
            <text:p>A997OZ3H2B3Q2</text:p>
          </table:table-cell>
          <table:table-cell office:value-type="string">
            <text:p>Approved</text:p>
          </table:table-cell>
          <table:table-cell office:value-type="string">
            <text:p>Thu Aug 30 18:40:52 GMT 2012</text:p>
          </table:table-cell>
          <table:table-cell office:value-type="string">
            <text:p>Thu Aug 30 18:41:30 GMT 2012</text:p>
          </table:table-cell>
          <table:table-cell office:value-type="string">
            <text:p>Thu Sep 06 18:41:30 GMT 2012</text:p>
          </table:table-cell>
          <table:table-cell office:value-type="string">
            <text:p>2012/09/06 18:44:16 +0000</text:p>
          </table:table-cell>
          <table:table-cell table:number-columns-repeated="2"/>
          <table:table-cell office:value-type="float" office:value="38">
            <text:p>38</text:p>
          </table:table-cell>
          <table:table-cell table:number-columns-repeated="2" office:value-type="string">
            <text:p>100% (93/93)</text:p>
          </table:table-cell>
          <table:table-cell office:value-type="string">
            <text:p>0% (0/0)</text:p>
          </table:table-cell>
          <table:table-cell office:value-type="string">
            <text:p>Bill_Clinton_7:14.txt</text:p>
          </table:table-cell>
          <table:table-cell office:value-type="string">
            <text:p>I was born in 1946, the first year of the baby boom. I can tell you that one of the greatest concerns of our generation is our absolute determination not to let our growing old place an intolerable burden on our children and their ability to raise our grandchildren. Our economic success and fiscal discipline now give us an opportunity to lift that burden from their shoulders and we should take it.&lt;br/&gt;&lt;br/&gt;Saving Social Security and Medicare, creating USA accounts -- this is the right way to use the surplus. If we do so -- if we do so -- we will still have the resources to meet critical needs in education and defense. And I want to point out that this proposal is fiscally sound. Listen to this: If we set aside 60 percent of the surplus for Social Security and 16 percent for Medicare, over the next 15 years that saving will achieve the lowest level of publicly held debt since right before World War I, in 1917.&lt;br/&gt;&lt;br/&gt;</text:p>
          </table:table-cell>
          <table:table-cell office:value-type="float" office:value="50">
            <text:p>50</text:p>
          </table:table-cell>
          <table:table-cell office:value-type="float" office:value="0">
            <text:p>0</text:p>
          </table:table-cell>
          <table:table-cell office:value-type="float" office:value="10">
            <text:p>10</text:p>
          </table:table-cell>
          <table:table-cell office:value-type="float" office:value="1">
            <text:p>1</text:p>
          </table:table-cell>
          <table:table-cell office:value-type="string">
            <text:p>Care</text:p>
          </table:table-cell>
          <table:table-cell office:value-type="string">
            <text:p>http://en.wikipedia.org/wiki/Care</text:p>
          </table:table-cell>
          <table:table-cell office:value-type="string">
            <text:p>Health insurance in the United States</text:p>
          </table:table-cell>
          <table:table-cell office:value-type="string">
            <text:p>http://en.wikipedia.org/wiki/Health_insurance_in_the_United_States</text:p>
          </table:table-cell>
          <table:table-cell table:style-name="Default"/>
          <table:table-cell office:value-type="float" office:value="1">
            <text:p>1</text:p>
          </table:table-cell>
          <table:table-cell table:number-columns-repeated="3"/>
          <table:table-cell table:formula="of:=CONCATENATE(TEXT([.$AD482];&quot;#&quot;);&quot;,&quot;;TEXT([.$AF482];&quot;#&quot;);&quot;,&quot;;TEXT([.$AM482];&quot;#&quot;))" office:value-type="string" office:string-value="50,10,1">
            <text:p>50,10,1</text:p>
          </table:table-cell>
        </table:table-row>
        <table:table-row table:style-name="ro1">
          <table:table-cell office:value-type="string">
            <text:p>2DS6X3YOCCF0RYTP4ZKIVIIXZ83QRY</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1 GMT 2012</text:p>
          </table:table-cell>
          <table:table-cell table:number-columns-repeated="2"/>
          <table:table-cell office:value-type="string">
            <text:p>2T85TYMNCWYBJI3EZ2JH511JT4HOKZ</text:p>
          </table:table-cell>
          <table:table-cell office:value-type="string">
            <text:p>A3BUGMS8MBPWEM</text:p>
          </table:table-cell>
          <table:table-cell office:value-type="string">
            <text:p>Approved</text:p>
          </table:table-cell>
          <table:table-cell office:value-type="string">
            <text:p>Thu Aug 30 18:20:36 GMT 2012</text:p>
          </table:table-cell>
          <table:table-cell office:value-type="string">
            <text:p>Thu Aug 30 18:21:00 GMT 2012</text:p>
          </table:table-cell>
          <table:table-cell office:value-type="string">
            <text:p>Thu Sep 06 18:21:00 GMT 2012</text:p>
          </table:table-cell>
          <table:table-cell office:value-type="string">
            <text:p>2012/09/06 18:24:21 +0000</text:p>
          </table:table-cell>
          <table:table-cell table:number-columns-repeated="2"/>
          <table:table-cell office:value-type="float" office:value="24">
            <text:p>24</text:p>
          </table:table-cell>
          <table:table-cell table:number-columns-repeated="2" office:value-type="string">
            <text:p>100% (6/6)</text:p>
          </table:table-cell>
          <table:table-cell office:value-type="string">
            <text:p>0% (0/0)</text:p>
          </table:table-cell>
          <table:table-cell office:value-type="string">
            <text:p>Bill_Clinton_7:14.txt</text:p>
          </table:table-cell>
          <table:table-cell office:value-type="string">
            <text:p>I was born in 1946, the first year of the baby boom. I can tell you that one of the greatest concerns of our generation is our absolute determination not to let our growing old place an intolerable burden on our children and their ability to raise our grandchildren. Our economic success and fiscal discipline now give us an opportunity to lift that burden from their shoulders and we should take it.&lt;br/&gt;&lt;br/&gt;Saving Social Security and Medicare, creating USA accounts -- this is the right way to use the surplus. If we do so -- if we do so -- we will still have the resources to meet critical needs in education and defense. And I want to point out that this proposal is fiscally sound. Listen to this: If we set aside 60 percent of the surplus for Social Security and 16 percent for Medicare, over the next 15 years that saving will achieve the lowest level of publicly held debt since right before World War I, in 1917.&lt;br/&gt;&lt;br/&gt;</text:p>
          </table:table-cell>
          <table:table-cell office:value-type="float" office:value="50">
            <text:p>50</text:p>
          </table:table-cell>
          <table:table-cell office:value-type="float" office:value="0">
            <text:p>0</text:p>
          </table:table-cell>
          <table:table-cell office:value-type="float" office:value="10">
            <text:p>10</text:p>
          </table:table-cell>
          <table:table-cell office:value-type="float" office:value="1">
            <text:p>1</text:p>
          </table:table-cell>
          <table:table-cell office:value-type="string">
            <text:p>Care</text:p>
          </table:table-cell>
          <table:table-cell office:value-type="string">
            <text:p>http://en.wikipedia.org/wiki/Care</text:p>
          </table:table-cell>
          <table:table-cell office:value-type="string">
            <text:p>Health insurance in the United States</text:p>
          </table:table-cell>
          <table:table-cell office:value-type="string">
            <text:p>http://en.wikipedia.org/wiki/Health_insurance_in_the_United_States</text:p>
          </table:table-cell>
          <table:table-cell table:style-name="Default"/>
          <table:table-cell office:value-type="float" office:value="2">
            <text:p>2</text:p>
          </table:table-cell>
          <table:table-cell table:number-columns-repeated="3"/>
          <table:table-cell table:formula="of:=CONCATENATE(TEXT([.$AD483];&quot;#&quot;);&quot;,&quot;;TEXT([.$AF483];&quot;#&quot;);&quot;,&quot;;TEXT([.$AM483];&quot;#&quot;))" office:value-type="string" office:string-value="50,10,2">
            <text:p>50,10,2</text:p>
          </table:table-cell>
        </table:table-row>
        <table:table-row table:style-name="ro1">
          <table:table-cell office:value-type="string">
            <text:p>2DS6X3YOCCF0RYTP4ZKIVIIXZ83QRY</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1 GMT 2012</text:p>
          </table:table-cell>
          <table:table-cell table:number-columns-repeated="2"/>
          <table:table-cell office:value-type="string">
            <text:p>2W2ZHHRRLFQ03WB0YRSKPO9EL82OFZ</text:p>
          </table:table-cell>
          <table:table-cell office:value-type="string">
            <text:p>A33GBAC29A0MS5</text:p>
          </table:table-cell>
          <table:table-cell office:value-type="string">
            <text:p>Approved</text:p>
          </table:table-cell>
          <table:table-cell office:value-type="string">
            <text:p>Thu Aug 30 18:45:23 GMT 2012</text:p>
          </table:table-cell>
          <table:table-cell office:value-type="string">
            <text:p>Thu Aug 30 18:45:32 GMT 2012</text:p>
          </table:table-cell>
          <table:table-cell office:value-type="string">
            <text:p>Thu Sep 06 18:45:32 GMT 2012</text:p>
          </table:table-cell>
          <table:table-cell office:value-type="string">
            <text:p>2012/09/06 18:49:19 +0000</text:p>
          </table:table-cell>
          <table:table-cell table:number-columns-repeated="2"/>
          <table:table-cell office:value-type="float" office:value="9">
            <text:p>9</text:p>
          </table:table-cell>
          <table:table-cell table:number-columns-repeated="2" office:value-type="string">
            <text:p>100% (84/84)</text:p>
          </table:table-cell>
          <table:table-cell office:value-type="string">
            <text:p>0% (0/0)</text:p>
          </table:table-cell>
          <table:table-cell office:value-type="string">
            <text:p>Bill_Clinton_7:14.txt</text:p>
          </table:table-cell>
          <table:table-cell office:value-type="string">
            <text:p>I was born in 1946, the first year of the baby boom. I can tell you that one of the greatest concerns of our generation is our absolute determination not to let our growing old place an intolerable burden on our children and their ability to raise our grandchildren. Our economic success and fiscal discipline now give us an opportunity to lift that burden from their shoulders and we should take it.&lt;br/&gt;&lt;br/&gt;Saving Social Security and Medicare, creating USA accounts -- this is the right way to use the surplus. If we do so -- if we do so -- we will still have the resources to meet critical needs in education and defense. And I want to point out that this proposal is fiscally sound. Listen to this: If we set aside 60 percent of the surplus for Social Security and 16 percent for Medicare, over the next 15 years that saving will achieve the lowest level of publicly held debt since right before World War I, in 1917.&lt;br/&gt;&lt;br/&gt;</text:p>
          </table:table-cell>
          <table:table-cell office:value-type="float" office:value="50">
            <text:p>50</text:p>
          </table:table-cell>
          <table:table-cell office:value-type="float" office:value="0">
            <text:p>0</text:p>
          </table:table-cell>
          <table:table-cell office:value-type="float" office:value="10">
            <text:p>10</text:p>
          </table:table-cell>
          <table:table-cell office:value-type="float" office:value="1">
            <text:p>1</text:p>
          </table:table-cell>
          <table:table-cell office:value-type="string">
            <text:p>Care</text:p>
          </table:table-cell>
          <table:table-cell office:value-type="string">
            <text:p>http://en.wikipedia.org/wiki/Care</text:p>
          </table:table-cell>
          <table:table-cell office:value-type="string">
            <text:p>Health insurance in the United States</text:p>
          </table:table-cell>
          <table:table-cell office:value-type="string">
            <text:p>http://en.wikipedia.org/wiki/Health_insurance_in_the_United_States</text:p>
          </table:table-cell>
          <table:table-cell table:style-name="Default"/>
          <table:table-cell office:value-type="float" office:value="2">
            <text:p>2</text:p>
          </table:table-cell>
          <table:table-cell table:number-columns-repeated="3"/>
          <table:table-cell table:formula="of:=CONCATENATE(TEXT([.$AD484];&quot;#&quot;);&quot;,&quot;;TEXT([.$AF484];&quot;#&quot;);&quot;,&quot;;TEXT([.$AM484];&quot;#&quot;))" office:value-type="string" office:string-value="50,10,2">
            <text:p>50,10,2</text:p>
          </table:table-cell>
        </table:table-row>
        <table:table-row table:style-name="ro1">
          <table:table-cell office:value-type="string">
            <text:p>2DO18N46UXFCSDT2JOKNLSNTLAMQSM</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1 GMT 2012</text:p>
          </table:table-cell>
          <table:table-cell table:number-columns-repeated="2"/>
          <table:table-cell office:value-type="string">
            <text:p>20ZQ67051QKC20P700315MGI5D3FZS</text:p>
          </table:table-cell>
          <table:table-cell office:value-type="string">
            <text:p>A3F7S6S96ZG4LQ</text:p>
          </table:table-cell>
          <table:table-cell office:value-type="string">
            <text:p>Approved</text:p>
          </table:table-cell>
          <table:table-cell office:value-type="string">
            <text:p>Fri Aug 31 06:44:36 GMT 2012</text:p>
          </table:table-cell>
          <table:table-cell office:value-type="string">
            <text:p>Fri Aug 31 06:44:52 GMT 2012</text:p>
          </table:table-cell>
          <table:table-cell office:value-type="string">
            <text:p>Fri Sep 07 06:44:52 GMT 2012</text:p>
          </table:table-cell>
          <table:table-cell office:value-type="string">
            <text:p>2012/09/07 06:49:16 +0000</text:p>
          </table:table-cell>
          <table:table-cell table:number-columns-repeated="2"/>
          <table:table-cell office:value-type="float" office:value="16">
            <text:p>16</text:p>
          </table:table-cell>
          <table:table-cell table:number-columns-repeated="2" office:value-type="string">
            <text:p>100% (9/9)</text:p>
          </table:table-cell>
          <table:table-cell office:value-type="string">
            <text:p>0% (0/0)</text:p>
          </table:table-cell>
          <table:table-cell office:value-type="string">
            <text:p>George_W._Bush_7:26.txt</text:p>
          </table:table-cell>
          <table:table-cell office:value-type="string">
            <text:p>Americans can have confidence in the outcome of this struggle because we're not in this struggle alone. We have a diplomatic strategy that is rallying the world to join in the fight against extremism. In Iraq, multinational forces are operating under a mandate from the United Nations. We're working with Jordan and Saudi Arabia and Egypt and the Gulf States to increase support for Iraq's government.&lt;br/&gt;&lt;br/&gt;The United Nations has imposed sanctions on Iran, and made it clear that the world will not allow the regime in Tehran to acquire nuclear weapons. (Applause.) With the other members of the Quartet -- the U.N., the European Union, and Russia -- we're pursuing diplomacy to help bring peace to the Holy Land, and pursuing the establishment of a democratic Palestinian state living side-by-side with Israel in peace and security. (Applause.) In Afghanistan, NATO has taken the lead in turning back the Taliban and al Qaeda offensive -- the first time the Alliance has deployed forces outside the North Atlantic area. Together with our partners in China, Japan, Russia, and South Korea, we're pursuing intensive diplomacy to achieve a Korean Peninsula free of nuclear weapons. (Applause.)&lt;br/&gt;&lt;br/&gt;</text:p>
          </table:table-cell>
          <table:table-cell office:value-type="float" office:value="100">
            <text:p>100</text:p>
          </table:table-cell>
          <table:table-cell office:value-type="float" office:value="4">
            <text:p>4</text:p>
          </table:table-cell>
          <table:table-cell office:value-type="float" office:value="50">
            <text:p>50</text:p>
          </table:table-cell>
          <table:table-cell office:value-type="float" office:value="1">
            <text:p>1</text:p>
          </table:table-cell>
          <table:table-cell office:value-type="float" office:value="2006">
            <text:p>2006</text:p>
          </table:table-cell>
          <table:table-cell office:value-type="string">
            <text:p>http://en.wikipedia.org/wiki/2006</text:p>
          </table:table-cell>
          <table:table-cell office:value-type="string">
            <text:p>Al-Qaeda</text:p>
          </table:table-cell>
          <table:table-cell office:value-type="string">
            <text:p>http://en.wikipedia.org/wiki/Al-Qaeda</text:p>
          </table:table-cell>
          <table:table-cell table:style-name="Default"/>
          <table:table-cell office:value-type="float" office:value="1">
            <text:p>1</text:p>
          </table:table-cell>
          <table:table-cell table:number-columns-repeated="3"/>
          <table:table-cell table:formula="of:=CONCATENATE(TEXT([.$AD485];&quot;#&quot;);&quot;,&quot;;TEXT([.$AF485];&quot;#&quot;);&quot;,&quot;;TEXT([.$AM485];&quot;#&quot;))" office:value-type="string" office:string-value="100,50,1">
            <text:p>100,50,1</text:p>
          </table:table-cell>
        </table:table-row>
        <table:table-row table:style-name="ro1">
          <table:table-cell office:value-type="string">
            <text:p>2DO18N46UXFCSDT2JOKNLSNTLAMQSM</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1 GMT 2012</text:p>
          </table:table-cell>
          <table:table-cell table:number-columns-repeated="2"/>
          <table:table-cell office:value-type="string">
            <text:p>25PX2Q45UUKQ374SP6SN08OG5J5TBO</text:p>
          </table:table-cell>
          <table:table-cell office:value-type="string">
            <text:p>A31ALYJKPKD09W</text:p>
          </table:table-cell>
          <table:table-cell office:value-type="string">
            <text:p>Approved</text:p>
          </table:table-cell>
          <table:table-cell office:value-type="string">
            <text:p>Fri Aug 31 00:29:55 GMT 2012</text:p>
          </table:table-cell>
          <table:table-cell office:value-type="string">
            <text:p>Fri Aug 31 00:30:31 GMT 2012</text:p>
          </table:table-cell>
          <table:table-cell office:value-type="string">
            <text:p>Fri Sep 07 00:30:31 GMT 2012</text:p>
          </table:table-cell>
          <table:table-cell office:value-type="string">
            <text:p>2012/09/07 00:34:12 +0000</text:p>
          </table:table-cell>
          <table:table-cell table:number-columns-repeated="2"/>
          <table:table-cell office:value-type="float" office:value="36">
            <text:p>36</text:p>
          </table:table-cell>
          <table:table-cell office:value-type="string">
            <text:p>100% (294/295)</text:p>
          </table:table-cell>
          <table:table-cell office:value-type="string">
            <text:p>100% (62/62)</text:p>
          </table:table-cell>
          <table:table-cell office:value-type="string">
            <text:p>0% (0/0)</text:p>
          </table:table-cell>
          <table:table-cell office:value-type="string">
            <text:p>George_W._Bush_7:26.txt</text:p>
          </table:table-cell>
          <table:table-cell office:value-type="string">
            <text:p>Americans can have confidence in the outcome of this struggle because we're not in this struggle alone. We have a diplomatic strategy that is rallying the world to join in the fight against extremism. In Iraq, multinational forces are operating under a mandate from the United Nations. We're working with Jordan and Saudi Arabia and Egypt and the Gulf States to increase support for Iraq's government.&lt;br/&gt;&lt;br/&gt;The United Nations has imposed sanctions on Iran, and made it clear that the world will not allow the regime in Tehran to acquire nuclear weapons. (Applause.) With the other members of the Quartet -- the U.N., the European Union, and Russia -- we're pursuing diplomacy to help bring peace to the Holy Land, and pursuing the establishment of a democratic Palestinian state living side-by-side with Israel in peace and security. (Applause.) In Afghanistan, NATO has taken the lead in turning back the Taliban and al Qaeda offensive -- the first time the Alliance has deployed forces outside the North Atlantic area. Together with our partners in China, Japan, Russia, and South Korea, we're pursuing intensive diplomacy to achieve a Korean Peninsula free of nuclear weapons. (Applause.)&lt;br/&gt;&lt;br/&gt;</text:p>
          </table:table-cell>
          <table:table-cell office:value-type="float" office:value="100">
            <text:p>100</text:p>
          </table:table-cell>
          <table:table-cell office:value-type="float" office:value="4">
            <text:p>4</text:p>
          </table:table-cell>
          <table:table-cell office:value-type="float" office:value="50">
            <text:p>50</text:p>
          </table:table-cell>
          <table:table-cell office:value-type="float" office:value="1">
            <text:p>1</text:p>
          </table:table-cell>
          <table:table-cell office:value-type="float" office:value="2006">
            <text:p>2006</text:p>
          </table:table-cell>
          <table:table-cell office:value-type="string">
            <text:p>http://en.wikipedia.org/wiki/2006</text:p>
          </table:table-cell>
          <table:table-cell office:value-type="string">
            <text:p>Al-Qaeda</text:p>
          </table:table-cell>
          <table:table-cell office:value-type="string">
            <text:p>http://en.wikipedia.org/wiki/Al-Qaeda</text:p>
          </table:table-cell>
          <table:table-cell table:style-name="Default"/>
          <table:table-cell office:value-type="float" office:value="2">
            <text:p>2</text:p>
          </table:table-cell>
          <table:table-cell table:number-columns-repeated="3"/>
          <table:table-cell table:formula="of:=CONCATENATE(TEXT([.$AD486];&quot;#&quot;);&quot;,&quot;;TEXT([.$AF486];&quot;#&quot;);&quot;,&quot;;TEXT([.$AM486];&quot;#&quot;))" office:value-type="string" office:string-value="100,50,2">
            <text:p>100,50,2</text:p>
          </table:table-cell>
        </table:table-row>
        <table:table-row table:style-name="ro1">
          <table:table-cell office:value-type="string">
            <text:p>2DO18N46UXFCSDT2JOKNLSNTLAMQSM</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1 GMT 2012</text:p>
          </table:table-cell>
          <table:table-cell table:number-columns-repeated="2"/>
          <table:table-cell office:value-type="string">
            <text:p>27UQ45UUKQOYVW618XJ8WG015OLVDZ</text:p>
          </table:table-cell>
          <table:table-cell office:value-type="string">
            <text:p>A30SN6C7YX0OIP</text:p>
          </table:table-cell>
          <table:table-cell office:value-type="string">
            <text:p>Approved</text:p>
          </table:table-cell>
          <table:table-cell office:value-type="string">
            <text:p>Thu Aug 30 19:38:39 GMT 2012</text:p>
          </table:table-cell>
          <table:table-cell office:value-type="string">
            <text:p>Thu Aug 30 19:38:46 GMT 2012</text:p>
          </table:table-cell>
          <table:table-cell office:value-type="string">
            <text:p>Thu Sep 06 19:38:46 GMT 2012</text:p>
          </table:table-cell>
          <table:table-cell office:value-type="string">
            <text:p>2012/09/06 19:39:16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George_W._Bush_7:26.txt</text:p>
          </table:table-cell>
          <table:table-cell office:value-type="string">
            <text:p>Americans can have confidence in the outcome of this struggle because we're not in this struggle alone. We have a diplomatic strategy that is rallying the world to join in the fight against extremism. In Iraq, multinational forces are operating under a mandate from the United Nations. We're working with Jordan and Saudi Arabia and Egypt and the Gulf States to increase support for Iraq's government.&lt;br/&gt;&lt;br/&gt;The United Nations has imposed sanctions on Iran, and made it clear that the world will not allow the regime in Tehran to acquire nuclear weapons. (Applause.) With the other members of the Quartet -- the U.N., the European Union, and Russia -- we're pursuing diplomacy to help bring peace to the Holy Land, and pursuing the establishment of a democratic Palestinian state living side-by-side with Israel in peace and security. (Applause.) In Afghanistan, NATO has taken the lead in turning back the Taliban and al Qaeda offensive -- the first time the Alliance has deployed forces outside the North Atlantic area. Together with our partners in China, Japan, Russia, and South Korea, we're pursuing intensive diplomacy to achieve a Korean Peninsula free of nuclear weapons. (Applause.)&lt;br/&gt;&lt;br/&gt;</text:p>
          </table:table-cell>
          <table:table-cell office:value-type="float" office:value="100">
            <text:p>100</text:p>
          </table:table-cell>
          <table:table-cell office:value-type="float" office:value="4">
            <text:p>4</text:p>
          </table:table-cell>
          <table:table-cell office:value-type="float" office:value="50">
            <text:p>50</text:p>
          </table:table-cell>
          <table:table-cell office:value-type="float" office:value="1">
            <text:p>1</text:p>
          </table:table-cell>
          <table:table-cell office:value-type="float" office:value="2006">
            <text:p>2006</text:p>
          </table:table-cell>
          <table:table-cell office:value-type="string">
            <text:p>http://en.wikipedia.org/wiki/2006</text:p>
          </table:table-cell>
          <table:table-cell office:value-type="string">
            <text:p>Al-Qaeda</text:p>
          </table:table-cell>
          <table:table-cell office:value-type="string">
            <text:p>http://en.wikipedia.org/wiki/Al-Qaeda</text:p>
          </table:table-cell>
          <table:table-cell table:style-name="Default" office:value-type="string">
            <text:p>NO</text:p>
          </table:table-cell>
          <table:table-cell office:value-type="float" office:value="1">
            <text:p>1</text:p>
          </table:table-cell>
          <table:table-cell table:number-columns-repeated="3"/>
          <table:table-cell table:formula="of:=CONCATENATE(TEXT([.$AD487];&quot;#&quot;);&quot;,&quot;;TEXT([.$AF487];&quot;#&quot;);&quot;,&quot;;TEXT([.$AM487];&quot;#&quot;))" office:value-type="string" office:string-value="100,50,1">
            <text:p>100,50,1</text:p>
          </table:table-cell>
        </table:table-row>
        <table:table-row table:style-name="ro1">
          <table:table-cell office:value-type="string">
            <text:p>21UJ011K274JMI8V3GS8V46UY7BBD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1 GMT 2012</text:p>
          </table:table-cell>
          <table:table-cell table:number-columns-repeated="2"/>
          <table:table-cell office:value-type="string">
            <text:p>2I6BDPGFL6VC45NEYX4WQOV1XOIJ4M</text:p>
          </table:table-cell>
          <table:table-cell office:value-type="string">
            <text:p>A33GBAC29A0MS5</text:p>
          </table:table-cell>
          <table:table-cell office:value-type="string">
            <text:p>Approved</text:p>
          </table:table-cell>
          <table:table-cell office:value-type="string">
            <text:p>Thu Aug 30 18:31:36 GMT 2012</text:p>
          </table:table-cell>
          <table:table-cell office:value-type="string">
            <text:p>Thu Aug 30 18:32:20 GMT 2012</text:p>
          </table:table-cell>
          <table:table-cell office:value-type="string">
            <text:p>Thu Sep 06 18:32:20 GMT 2012</text:p>
          </table:table-cell>
          <table:table-cell office:value-type="string">
            <text:p>2012/09/06 18:34:20 +0000</text:p>
          </table:table-cell>
          <table:table-cell table:number-columns-repeated="2"/>
          <table:table-cell office:value-type="float" office:value="44">
            <text:p>44</text:p>
          </table:table-cell>
          <table:table-cell table:number-columns-repeated="2" office:value-type="string">
            <text:p>100% (84/84)</text:p>
          </table:table-cell>
          <table:table-cell office:value-type="string">
            <text:p>0% (0/0)</text:p>
          </table:table-cell>
          <table:table-cell office:value-type="string">
            <text:p>Theodore_Roosevelt_6:28.txt</text:p>
          </table:table-cell>
          <table:table-cell office:value-type="string">
            <text:p>When home ties are loosened; when men and women cease to regard a worthy family life, with all its duties fully performed, and all its responsibilities lived up to, as the life best worth living; then evil days for the commonwealth are at hand. There are regions in our land, and classes of our population, where the birth rate has sunk below the death rate. Surely it should need no demonstration to show that wilful sterility is, from the standpoint of the nation, from the standpoint of the human race, the one sin for which the penalty is national death, race death; a sin for which there is no atonement; a sin which is the more dreadful exactly in proportion as the men and women guilty thereof are in other respects, in character, and bodily and mental powers, those whom for the sake of the state it would be well to see the fathers and mothers of many healthy children, well brought up in homes made happy by their presence. No man, no woman, can shirk the primary duties of life, whether for love of ease and pleasure, or for any other cause, and retain his or her self-respect.&lt;br/&gt;&lt;br/&gt;Let me once again call the attention of the Congress to two subjects concerning which I have frequently before communicated with them. One is the question of developing American shipping. I trust that a law embodying in substance the views, or a major part of the views, exprest in the report on this subject laid before the House at its last session will be past. I am well aware that in former years objectionable measures have been proposed in reference to the encouragement of American shipping; but it seems to me that the proposed measure is as nearly unobjectionable as any can be. It will of course benefit primarily our seaboard States, such as Maine, Louisiana, and Washington; but what benefits part of our people in the end benefits all; just as Government aid to irrigation and forestry in the West is really of benefit, not only to the Rocky Mountain States, but to all our country. If it prove impracticable to enact a law for the encouragement of shipping generally, then at least provision should be made for better communication with South America, notably for fast mail lines to the chief South American ports. It is discreditable to us that our business people, for lack of direct communication in the shape of lines of steamers with South America, should in that great sister continent be at a disadvantage compared to the business people of Europe.&lt;br/&gt;&lt;br/&gt;</text:p>
          </table:table-cell>
          <table:table-cell office:value-type="float" office:value="20">
            <text:p>20</text:p>
          </table:table-cell>
          <table:table-cell office:value-type="float" office:value="1">
            <text:p>1</text:p>
          </table:table-cell>
          <table:table-cell office:value-type="float" office:value="200">
            <text:p>200</text:p>
          </table:table-cell>
          <table:table-cell office:value-type="float" office:value="3">
            <text:p>3</text:p>
          </table:table-cell>
          <table:table-cell office:value-type="string">
            <text:p>Terrorism</text:p>
          </table:table-cell>
          <table:table-cell office:value-type="string">
            <text:p>http://en.wikipedia.org/wiki/Terrorism</text:p>
          </table:table-cell>
          <table:table-cell office:value-type="string">
            <text:p>De Oratore</text:p>
          </table:table-cell>
          <table:table-cell office:value-type="string">
            <text:p>http://en.wikipedia.org/wiki/De_Oratore</text:p>
          </table:table-cell>
          <table:table-cell table:style-name="Default"/>
          <table:table-cell office:value-type="float" office:value="2">
            <text:p>2</text:p>
          </table:table-cell>
          <table:table-cell table:number-columns-repeated="3"/>
          <table:table-cell table:formula="of:=CONCATENATE(TEXT([.$AD488];&quot;#&quot;);&quot;,&quot;;TEXT([.$AF488];&quot;#&quot;);&quot;,&quot;;TEXT([.$AM488];&quot;#&quot;))" office:value-type="string" office:string-value="20,200,2">
            <text:p>20,200,2</text:p>
          </table:table-cell>
        </table:table-row>
        <table:table-row table:style-name="ro1">
          <table:table-cell office:value-type="string">
            <text:p>21UJ011K274JMI8V3GS8V46UY7BBD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1 GMT 2012</text:p>
          </table:table-cell>
          <table:table-cell table:number-columns-repeated="2"/>
          <table:table-cell office:value-type="string">
            <text:p>2SFMHGYQ4J3NPKUGMW6FWYYIYIMNA8</text:p>
          </table:table-cell>
          <table:table-cell office:value-type="string">
            <text:p>A30SN6C7YX0OIP</text:p>
          </table:table-cell>
          <table:table-cell office:value-type="string">
            <text:p>Approved</text:p>
          </table:table-cell>
          <table:table-cell office:value-type="string">
            <text:p>Thu Aug 30 19:34:17 GMT 2012</text:p>
          </table:table-cell>
          <table:table-cell office:value-type="string">
            <text:p>Thu Aug 30 19:34:28 GMT 2012</text:p>
          </table:table-cell>
          <table:table-cell office:value-type="string">
            <text:p>Thu Sep 06 19:34:28 GMT 2012</text:p>
          </table:table-cell>
          <table:table-cell office:value-type="string">
            <text:p>2012/09/06 19:39:14 +0000</text:p>
          </table:table-cell>
          <table:table-cell table:number-columns-repeated="2"/>
          <table:table-cell office:value-type="float" office:value="11">
            <text:p>11</text:p>
          </table:table-cell>
          <table:table-cell table:number-columns-repeated="2" office:value-type="string">
            <text:p>100% (173/173)</text:p>
          </table:table-cell>
          <table:table-cell office:value-type="string">
            <text:p>0% (0/0)</text:p>
          </table:table-cell>
          <table:table-cell office:value-type="string">
            <text:p>Theodore_Roosevelt_6:28.txt</text:p>
          </table:table-cell>
          <table:table-cell office:value-type="string">
            <text:p>When home ties are loosened; when men and women cease to regard a worthy family life, with all its duties fully performed, and all its responsibilities lived up to, as the life best worth living; then evil days for the commonwealth are at hand. There are regions in our land, and classes of our population, where the birth rate has sunk below the death rate. Surely it should need no demonstration to show that wilful sterility is, from the standpoint of the nation, from the standpoint of the human race, the one sin for which the penalty is national death, race death; a sin for which there is no atonement; a sin which is the more dreadful exactly in proportion as the men and women guilty thereof are in other respects, in character, and bodily and mental powers, those whom for the sake of the state it would be well to see the fathers and mothers of many healthy children, well brought up in homes made happy by their presence. No man, no woman, can shirk the primary duties of life, whether for love of ease and pleasure, or for any other cause, and retain his or her self-respect.&lt;br/&gt;&lt;br/&gt;Let me once again call the attention of the Congress to two subjects concerning which I have frequently before communicated with them. One is the question of developing American shipping. I trust that a law embodying in substance the views, or a major part of the views, exprest in the report on this subject laid before the House at its last session will be past. I am well aware that in former years objectionable measures have been proposed in reference to the encouragement of American shipping; but it seems to me that the proposed measure is as nearly unobjectionable as any can be. It will of course benefit primarily our seaboard States, such as Maine, Louisiana, and Washington; but what benefits part of our people in the end benefits all; just as Government aid to irrigation and forestry in the West is really of benefit, not only to the Rocky Mountain States, but to all our country. If it prove impracticable to enact a law for the encouragement of shipping generally, then at least provision should be made for better communication with South America, notably for fast mail lines to the chief South American ports. It is discreditable to us that our business people, for lack of direct communication in the shape of lines of steamers with South America, should in that great sister continent be at a disadvantage compared to the business people of Europe.&lt;br/&gt;&lt;br/&gt;</text:p>
          </table:table-cell>
          <table:table-cell office:value-type="float" office:value="20">
            <text:p>20</text:p>
          </table:table-cell>
          <table:table-cell office:value-type="float" office:value="1">
            <text:p>1</text:p>
          </table:table-cell>
          <table:table-cell office:value-type="float" office:value="200">
            <text:p>200</text:p>
          </table:table-cell>
          <table:table-cell office:value-type="float" office:value="3">
            <text:p>3</text:p>
          </table:table-cell>
          <table:table-cell office:value-type="string">
            <text:p>Terrorism</text:p>
          </table:table-cell>
          <table:table-cell office:value-type="string">
            <text:p>http://en.wikipedia.org/wiki/Terrorism</text:p>
          </table:table-cell>
          <table:table-cell office:value-type="string">
            <text:p>De Oratore</text:p>
          </table:table-cell>
          <table:table-cell office:value-type="string">
            <text:p>http://en.wikipedia.org/wiki/De_Oratore</text:p>
          </table:table-cell>
          <table:table-cell table:style-name="Default" office:value-type="string">
            <text:p>NO</text:p>
          </table:table-cell>
          <table:table-cell office:value-type="float" office:value="1">
            <text:p>1</text:p>
          </table:table-cell>
          <table:table-cell table:number-columns-repeated="3"/>
          <table:table-cell table:formula="of:=CONCATENATE(TEXT([.$AD489];&quot;#&quot;);&quot;,&quot;;TEXT([.$AF489];&quot;#&quot;);&quot;,&quot;;TEXT([.$AM489];&quot;#&quot;))" office:value-type="string" office:string-value="20,200,1">
            <text:p>20,200,1</text:p>
          </table:table-cell>
        </table:table-row>
        <table:table-row table:style-name="ro1">
          <table:table-cell office:value-type="string">
            <text:p>21UJ011K274JMI8V3GS8V46UY7BBD1</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1 GMT 2012</text:p>
          </table:table-cell>
          <table:table-cell table:number-columns-repeated="2"/>
          <table:table-cell office:value-type="string">
            <text:p>2YMQIHPCGJ2DHAC83FOH8JPPXZY821</text:p>
          </table:table-cell>
          <table:table-cell office:value-type="string">
            <text:p>A3NSQ31TWXF8Z6</text:p>
          </table:table-cell>
          <table:table-cell office:value-type="string">
            <text:p>Approved</text:p>
          </table:table-cell>
          <table:table-cell office:value-type="string">
            <text:p>Thu Aug 30 20:31:11 GMT 2012</text:p>
          </table:table-cell>
          <table:table-cell office:value-type="string">
            <text:p>Thu Aug 30 20:31:30 GMT 2012</text:p>
          </table:table-cell>
          <table:table-cell office:value-type="string">
            <text:p>Thu Sep 06 20:31:30 GMT 2012</text:p>
          </table:table-cell>
          <table:table-cell office:value-type="string">
            <text:p>2012/09/06 20:34:12 +0000</text:p>
          </table:table-cell>
          <table:table-cell table:number-columns-repeated="2"/>
          <table:table-cell office:value-type="float" office:value="19">
            <text:p>19</text:p>
          </table:table-cell>
          <table:table-cell office:value-type="string">
            <text:p>100% (72/72)</text:p>
          </table:table-cell>
          <table:table-cell office:value-type="string">
            <text:p>100% (14/14)</text:p>
          </table:table-cell>
          <table:table-cell office:value-type="string">
            <text:p>0% (0/0)</text:p>
          </table:table-cell>
          <table:table-cell office:value-type="string">
            <text:p>Theodore_Roosevelt_6:28.txt</text:p>
          </table:table-cell>
          <table:table-cell office:value-type="string">
            <text:p>When home ties are loosened; when men and women cease to regard a worthy family life, with all its duties fully performed, and all its responsibilities lived up to, as the life best worth living; then evil days for the commonwealth are at hand. There are regions in our land, and classes of our population, where the birth rate has sunk below the death rate. Surely it should need no demonstration to show that wilful sterility is, from the standpoint of the nation, from the standpoint of the human race, the one sin for which the penalty is national death, race death; a sin for which there is no atonement; a sin which is the more dreadful exactly in proportion as the men and women guilty thereof are in other respects, in character, and bodily and mental powers, those whom for the sake of the state it would be well to see the fathers and mothers of many healthy children, well brought up in homes made happy by their presence. No man, no woman, can shirk the primary duties of life, whether for love of ease and pleasure, or for any other cause, and retain his or her self-respect.&lt;br/&gt;&lt;br/&gt;Let me once again call the attention of the Congress to two subjects concerning which I have frequently before communicated with them. One is the question of developing American shipping. I trust that a law embodying in substance the views, or a major part of the views, exprest in the report on this subject laid before the House at its last session will be past. I am well aware that in former years objectionable measures have been proposed in reference to the encouragement of American shipping; but it seems to me that the proposed measure is as nearly unobjectionable as any can be. It will of course benefit primarily our seaboard States, such as Maine, Louisiana, and Washington; but what benefits part of our people in the end benefits all; just as Government aid to irrigation and forestry in the West is really of benefit, not only to the Rocky Mountain States, but to all our country. If it prove impracticable to enact a law for the encouragement of shipping generally, then at least provision should be made for better communication with South America, notably for fast mail lines to the chief South American ports. It is discreditable to us that our business people, for lack of direct communication in the shape of lines of steamers with South America, should in that great sister continent be at a disadvantage compared to the business people of Europe.&lt;br/&gt;&lt;br/&gt;</text:p>
          </table:table-cell>
          <table:table-cell office:value-type="float" office:value="20">
            <text:p>20</text:p>
          </table:table-cell>
          <table:table-cell office:value-type="float" office:value="1">
            <text:p>1</text:p>
          </table:table-cell>
          <table:table-cell office:value-type="float" office:value="200">
            <text:p>200</text:p>
          </table:table-cell>
          <table:table-cell office:value-type="float" office:value="3">
            <text:p>3</text:p>
          </table:table-cell>
          <table:table-cell office:value-type="string">
            <text:p>Terrorism</text:p>
          </table:table-cell>
          <table:table-cell office:value-type="string">
            <text:p>http://en.wikipedia.org/wiki/Terrorism</text:p>
          </table:table-cell>
          <table:table-cell office:value-type="string">
            <text:p>De Oratore</text:p>
          </table:table-cell>
          <table:table-cell office:value-type="string">
            <text:p>http://en.wikipedia.org/wiki/De_Oratore</text:p>
          </table:table-cell>
          <table:table-cell table:style-name="Default"/>
          <table:table-cell office:value-type="float" office:value="1">
            <text:p>1</text:p>
          </table:table-cell>
          <table:table-cell table:number-columns-repeated="3"/>
          <table:table-cell table:formula="of:=CONCATENATE(TEXT([.$AD490];&quot;#&quot;);&quot;,&quot;;TEXT([.$AF490];&quot;#&quot;);&quot;,&quot;;TEXT([.$AM490];&quot;#&quot;))" office:value-type="string" office:string-value="20,200,1">
            <text:p>20,200,1</text:p>
          </table:table-cell>
        </table:table-row>
        <table:table-row table:style-name="ro1">
          <table:table-cell office:value-type="string">
            <text:p>2UV2AC9KSSZVC6QVBFLUSQOYHFHJ1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1 GMT 2012</text:p>
          </table:table-cell>
          <table:table-cell table:number-columns-repeated="2"/>
          <table:table-cell office:value-type="string">
            <text:p>2LSHFL42J1LYKHZC9HD0QGFKMUS2NE</text:p>
          </table:table-cell>
          <table:table-cell office:value-type="string">
            <text:p>A3U1K9X1LXA5JA</text:p>
          </table:table-cell>
          <table:table-cell office:value-type="string">
            <text:p>Approved</text:p>
          </table:table-cell>
          <table:table-cell office:value-type="string">
            <text:p>Thu Aug 30 18:38:57 GMT 2012</text:p>
          </table:table-cell>
          <table:table-cell office:value-type="string">
            <text:p>Thu Aug 30 18:39:02 GMT 2012</text:p>
          </table:table-cell>
          <table:table-cell office:value-type="string">
            <text:p>Thu Sep 06 18:39:02 GMT 2012</text:p>
          </table:table-cell>
          <table:table-cell office:value-type="string">
            <text:p>2012/09/06 18:39:20 +0000</text:p>
          </table:table-cell>
          <table:table-cell table:number-columns-repeated="2"/>
          <table:table-cell office:value-type="float" office:value="5">
            <text:p>5</text:p>
          </table:table-cell>
          <table:table-cell office:value-type="string">
            <text:p>100% (29/29)</text:p>
          </table:table-cell>
          <table:table-cell office:value-type="string">
            <text:p>100% (28/28)</text:p>
          </table:table-cell>
          <table:table-cell office:value-type="string">
            <text:p>0% (0/0)</text:p>
          </table:table-cell>
          <table:table-cell office:value-type="string">
            <text:p>James_Buchanan_1:47.txt</text:p>
          </table:table-cell>
          <table:table-cell office:value-type="string">
            <text:p>The extension of our limits has brought within our jurisdiction many additional and populous tribes of Indians, a large proportion of which are wild, untractable, and difficult to control. Predatory and warlike in their disposition and habits, it is impossible altogether to restrain them from committing aggressions on each other, as well as upon our frontier citizens and those emigrating to our distant States and Territories. Hence expensive military expeditions are frequently necessary to overawe and chastise the more lawless and hostile. The present system of making them valuable presents to influence them to remain at peace has proved ineffectual. It is believed to be the better policy to colonize them in suitable localities where they can receive the rudiments of education and be gradually induced to adopt habits of industry. So far as the experiment has been tried it has worked well in practice, and it will doubtless prove to be less expensive than the present system.&lt;br/&gt;&lt;br/&gt;The whole number of Indians within our territorial limits is believed to be, from the best data in the Interior Department, about 325,000. The tribes of Cherokees, Choctaws, Chickasaws, and Creeks settled in the Territory set apart for them west of Arkansas are rapidly advancing in education and in all the arts of civilization and self-government and we may indulge the agreeable anticipation that at no very distant day they will be incorporated into the Union as one of the sovereign States.&lt;br/&gt;&lt;br/&gt;</text:p>
          </table:table-cell>
          <table:table-cell office:value-type="float" office:value="50">
            <text:p>50</text:p>
          </table:table-cell>
          <table:table-cell office:value-type="float" office:value="4">
            <text:p>4</text:p>
          </table:table-cell>
          <table:table-cell office:value-type="float" office:value="200">
            <text:p>200</text:p>
          </table:table-cell>
          <table:table-cell office:value-type="float" office:value="1">
            <text:p>1</text:p>
          </table:table-cell>
          <table:table-cell office:value-type="string">
            <text:p>Comanche history</text:p>
          </table:table-cell>
          <table:table-cell office:value-type="string">
            <text:p>http://en.wikipedia.org/wiki/Comanche_history</text:p>
          </table:table-cell>
          <table:table-cell office:value-type="string">
            <text:p>Adivasi</text:p>
          </table:table-cell>
          <table:table-cell office:value-type="string">
            <text:p>http://en.wikipedia.org/wiki/Adivasi</text:p>
          </table:table-cell>
          <table:table-cell table:style-name="Default"/>
          <table:table-cell office:value-type="float" office:value="1">
            <text:p>1</text:p>
          </table:table-cell>
          <table:table-cell table:number-columns-repeated="3"/>
          <table:table-cell table:formula="of:=CONCATENATE(TEXT([.$AD491];&quot;#&quot;);&quot;,&quot;;TEXT([.$AF491];&quot;#&quot;);&quot;,&quot;;TEXT([.$AM491];&quot;#&quot;))" office:value-type="string" office:string-value="50,200,1">
            <text:p>50,200,1</text:p>
          </table:table-cell>
        </table:table-row>
        <table:table-row table:style-name="ro1">
          <table:table-cell office:value-type="string">
            <text:p>2UV2AC9KSSZVC6QVBFLUSQOYHFHJ1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1 GMT 2012</text:p>
          </table:table-cell>
          <table:table-cell table:number-columns-repeated="2"/>
          <table:table-cell office:value-type="string">
            <text:p>2PB51Y7QEOZFDZG6J2KMWFXRI9WDGR</text:p>
          </table:table-cell>
          <table:table-cell office:value-type="string">
            <text:p>A997OZ3H2B3Q2</text:p>
          </table:table-cell>
          <table:table-cell office:value-type="string">
            <text:p>Approved</text:p>
          </table:table-cell>
          <table:table-cell office:value-type="string">
            <text:p>Thu Aug 30 19:01:14 GMT 2012</text:p>
          </table:table-cell>
          <table:table-cell office:value-type="string">
            <text:p>Thu Aug 30 19:01:43 GMT 2012</text:p>
          </table:table-cell>
          <table:table-cell office:value-type="string">
            <text:p>Thu Sep 06 19:01:43 GMT 2012</text:p>
          </table:table-cell>
          <table:table-cell office:value-type="string">
            <text:p>2012/09/06 19:04:14 +0000</text:p>
          </table:table-cell>
          <table:table-cell table:number-columns-repeated="2"/>
          <table:table-cell office:value-type="float" office:value="29">
            <text:p>29</text:p>
          </table:table-cell>
          <table:table-cell table:number-columns-repeated="2" office:value-type="string">
            <text:p>100% (93/93)</text:p>
          </table:table-cell>
          <table:table-cell office:value-type="string">
            <text:p>0% (0/0)</text:p>
          </table:table-cell>
          <table:table-cell office:value-type="string">
            <text:p>James_Buchanan_1:47.txt</text:p>
          </table:table-cell>
          <table:table-cell office:value-type="string">
            <text:p>The extension of our limits has brought within our jurisdiction many additional and populous tribes of Indians, a large proportion of which are wild, untractable, and difficult to control. Predatory and warlike in their disposition and habits, it is impossible altogether to restrain them from committing aggressions on each other, as well as upon our frontier citizens and those emigrating to our distant States and Territories. Hence expensive military expeditions are frequently necessary to overawe and chastise the more lawless and hostile. The present system of making them valuable presents to influence them to remain at peace has proved ineffectual. It is believed to be the better policy to colonize them in suitable localities where they can receive the rudiments of education and be gradually induced to adopt habits of industry. So far as the experiment has been tried it has worked well in practice, and it will doubtless prove to be less expensive than the present system.&lt;br/&gt;&lt;br/&gt;The whole number of Indians within our territorial limits is believed to be, from the best data in the Interior Department, about 325,000. The tribes of Cherokees, Choctaws, Chickasaws, and Creeks settled in the Territory set apart for them west of Arkansas are rapidly advancing in education and in all the arts of civilization and self-government and we may indulge the agreeable anticipation that at no very distant day they will be incorporated into the Union as one of the sovereign States.&lt;br/&gt;&lt;br/&gt;</text:p>
          </table:table-cell>
          <table:table-cell office:value-type="float" office:value="50">
            <text:p>50</text:p>
          </table:table-cell>
          <table:table-cell office:value-type="float" office:value="4">
            <text:p>4</text:p>
          </table:table-cell>
          <table:table-cell office:value-type="float" office:value="200">
            <text:p>200</text:p>
          </table:table-cell>
          <table:table-cell office:value-type="float" office:value="1">
            <text:p>1</text:p>
          </table:table-cell>
          <table:table-cell office:value-type="string">
            <text:p>Comanche history</text:p>
          </table:table-cell>
          <table:table-cell office:value-type="string">
            <text:p>http://en.wikipedia.org/wiki/Comanche_history</text:p>
          </table:table-cell>
          <table:table-cell office:value-type="string">
            <text:p>Adivasi</text:p>
          </table:table-cell>
          <table:table-cell office:value-type="string">
            <text:p>http://en.wikipedia.org/wiki/Adivasi</text:p>
          </table:table-cell>
          <table:table-cell table:style-name="Default"/>
          <table:table-cell office:value-type="float" office:value="2">
            <text:p>2</text:p>
          </table:table-cell>
          <table:table-cell table:number-columns-repeated="3"/>
          <table:table-cell table:formula="of:=CONCATENATE(TEXT([.$AD492];&quot;#&quot;);&quot;,&quot;;TEXT([.$AF492];&quot;#&quot;);&quot;,&quot;;TEXT([.$AM492];&quot;#&quot;))" office:value-type="string" office:string-value="50,200,2">
            <text:p>50,200,2</text:p>
          </table:table-cell>
        </table:table-row>
        <table:table-row table:style-name="ro1">
          <table:table-cell office:value-type="string">
            <text:p>2UV2AC9KSSZVC6QVBFLUSQOYHFHJ1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1 GMT 2012</text:p>
          </table:table-cell>
          <table:table-cell table:number-columns-repeated="2"/>
          <table:table-cell office:value-type="string">
            <text:p>2TTLY58B727MFR4KRR41EYFS0WTU9O</text:p>
          </table:table-cell>
          <table:table-cell office:value-type="string">
            <text:p>A33GBAC29A0MS5</text:p>
          </table:table-cell>
          <table:table-cell office:value-type="string">
            <text:p>Approved</text:p>
          </table:table-cell>
          <table:table-cell office:value-type="string">
            <text:p>Thu Aug 30 18:20:44 GMT 2012</text:p>
          </table:table-cell>
          <table:table-cell office:value-type="string">
            <text:p>Thu Aug 30 18:20:56 GMT 2012</text:p>
          </table:table-cell>
          <table:table-cell office:value-type="string">
            <text:p>Thu Sep 06 18:20:56 GMT 2012</text:p>
          </table:table-cell>
          <table:table-cell office:value-type="string">
            <text:p>2012/09/06 18:24:21 +0000</text:p>
          </table:table-cell>
          <table:table-cell table:number-columns-repeated="2"/>
          <table:table-cell office:value-type="float" office:value="12">
            <text:p>12</text:p>
          </table:table-cell>
          <table:table-cell table:number-columns-repeated="2" office:value-type="string">
            <text:p>100% (84/84)</text:p>
          </table:table-cell>
          <table:table-cell office:value-type="string">
            <text:p>0% (0/0)</text:p>
          </table:table-cell>
          <table:table-cell office:value-type="string">
            <text:p>James_Buchanan_1:47.txt</text:p>
          </table:table-cell>
          <table:table-cell office:value-type="string">
            <text:p>The extension of our limits has brought within our jurisdiction many additional and populous tribes of Indians, a large proportion of which are wild, untractable, and difficult to control. Predatory and warlike in their disposition and habits, it is impossible altogether to restrain them from committing aggressions on each other, as well as upon our frontier citizens and those emigrating to our distant States and Territories. Hence expensive military expeditions are frequently necessary to overawe and chastise the more lawless and hostile. The present system of making them valuable presents to influence them to remain at peace has proved ineffectual. It is believed to be the better policy to colonize them in suitable localities where they can receive the rudiments of education and be gradually induced to adopt habits of industry. So far as the experiment has been tried it has worked well in practice, and it will doubtless prove to be less expensive than the present system.&lt;br/&gt;&lt;br/&gt;The whole number of Indians within our territorial limits is believed to be, from the best data in the Interior Department, about 325,000. The tribes of Cherokees, Choctaws, Chickasaws, and Creeks settled in the Territory set apart for them west of Arkansas are rapidly advancing in education and in all the arts of civilization and self-government and we may indulge the agreeable anticipation that at no very distant day they will be incorporated into the Union as one of the sovereign States.&lt;br/&gt;&lt;br/&gt;</text:p>
          </table:table-cell>
          <table:table-cell office:value-type="float" office:value="50">
            <text:p>50</text:p>
          </table:table-cell>
          <table:table-cell office:value-type="float" office:value="4">
            <text:p>4</text:p>
          </table:table-cell>
          <table:table-cell office:value-type="float" office:value="200">
            <text:p>200</text:p>
          </table:table-cell>
          <table:table-cell office:value-type="float" office:value="1">
            <text:p>1</text:p>
          </table:table-cell>
          <table:table-cell office:value-type="string">
            <text:p>Comanche history</text:p>
          </table:table-cell>
          <table:table-cell office:value-type="string">
            <text:p>http://en.wikipedia.org/wiki/Comanche_history</text:p>
          </table:table-cell>
          <table:table-cell office:value-type="string">
            <text:p>Adivasi</text:p>
          </table:table-cell>
          <table:table-cell office:value-type="string">
            <text:p>http://en.wikipedia.org/wiki/Adivasi</text:p>
          </table:table-cell>
          <table:table-cell table:style-name="Default"/>
          <table:table-cell office:value-type="float" office:value="1">
            <text:p>1</text:p>
          </table:table-cell>
          <table:table-cell table:number-columns-repeated="3"/>
          <table:table-cell table:formula="of:=CONCATENATE(TEXT([.$AD493];&quot;#&quot;);&quot;,&quot;;TEXT([.$AF493];&quot;#&quot;);&quot;,&quot;;TEXT([.$AM493];&quot;#&quot;))" office:value-type="string" office:string-value="50,200,1">
            <text:p>50,200,1</text:p>
          </table:table-cell>
        </table:table-row>
        <table:table-row table:style-name="ro1">
          <table:table-cell office:value-type="string">
            <text:p>229GNTBJ3MMDCE3UEXX2SHB9N5WWA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1 GMT 2012</text:p>
          </table:table-cell>
          <table:table-cell table:number-columns-repeated="2"/>
          <table:table-cell office:value-type="string">
            <text:p>239V8ER9Y8TNZRA4ZWWKNHS2T3R5SU</text:p>
          </table:table-cell>
          <table:table-cell office:value-type="string">
            <text:p>A33GBAC29A0MS5</text:p>
          </table:table-cell>
          <table:table-cell office:value-type="string">
            <text:p>Approved</text:p>
          </table:table-cell>
          <table:table-cell office:value-type="string">
            <text:p>Thu Aug 30 18:42:10 GMT 2012</text:p>
          </table:table-cell>
          <table:table-cell office:value-type="string">
            <text:p>Thu Aug 30 18:42:43 GMT 2012</text:p>
          </table:table-cell>
          <table:table-cell office:value-type="string">
            <text:p>Thu Sep 06 18:42:43 GMT 2012</text:p>
          </table:table-cell>
          <table:table-cell office:value-type="string">
            <text:p>2012/09/06 18:44:17 +0000</text:p>
          </table:table-cell>
          <table:table-cell table:number-columns-repeated="2"/>
          <table:table-cell office:value-type="float" office:value="33">
            <text:p>33</text:p>
          </table:table-cell>
          <table:table-cell table:number-columns-repeated="2" office:value-type="string">
            <text:p>100% (84/84)</text:p>
          </table:table-cell>
          <table:table-cell office:value-type="string">
            <text:p>0% (0/0)</text:p>
          </table:table-cell>
          <table:table-cell office:value-type="string">
            <text:p>William_McKinley_3:51.txt</text:p>
          </table:table-cell>
          <table:table-cell office:value-type="string">
            <text:p>Important events have occurred in the Samoan Islands. The election, according to the laws and customs of Samoa, of a successor to the late King, Malietoa Laupepa, developed a contest as to the validity of the result, which issue, by the terms of the General Act, was to be decided by the Chief justice. Upon his rendering a judgment in favor of Malietoa Tanu, the rival chief, Mataafa, took up arms. The active intervention of American and British war ships became imperative to restore order, at the cost of sanguinary encounters. In this emergency a joint commission of representatives of the United States, Germany, and Great Britain was sent to Samoa to investigate the situation and provide a temporary remedy. By its active efforts a peaceful solution was reached for the time being, the kingship being abolished and a provisional government established. Recommendations unanimously made by the commission for a permanent adjustment of the Samoan question were taken under consideration by the three powers parties to the General Act. But the more they were examined the more evident it became that a radical change was necessary in the relations of the powers to Samoa.&lt;br/&gt;&lt;br/&gt;The inconveniences and possible perils of the tripartite scheme of supervision and control in the Samoan group by powers having little interest in common in that quarter beyond commercial rivalry had been once more emphasized by the recent events. The suggested remedy of the joint Commission, like the scheme it aimed to replace amounted to what has been styled a tridominium, being the exercise of the functions of sovereignty by an unanimous agreement of three powers. The situation had become far more intricate and embarrassing from every point of view than it was when my predecessor, in 1894, summed up its perplexities and condemned the participation in it of the United States.&lt;br/&gt;&lt;br/&gt;</text:p>
          </table:table-cell>
          <table:table-cell office:value-type="float" office:value="200">
            <text:p>200</text:p>
          </table:table-cell>
          <table:table-cell office:value-type="float" office:value="4">
            <text:p>4</text:p>
          </table:table-cell>
          <table:table-cell office:value-type="float" office:value="50">
            <text:p>50</text:p>
          </table:table-cell>
          <table:table-cell office:value-type="float" office:value="3">
            <text:p>3</text:p>
          </table:table-cell>
          <table:table-cell office:value-type="string">
            <text:p>First Stadtholderless Period</text:p>
          </table:table-cell>
          <table:table-cell office:value-type="string">
            <text:p>http://en.wikipedia.org/wiki/First_Stadtholderless_Period</text:p>
          </table:table-cell>
          <table:table-cell office:value-type="string">
            <text:p>Ramón Emeterio Betances</text:p>
          </table:table-cell>
          <table:table-cell office:value-type="string">
            <text:p>http://en.wikipedia.org/wiki/Ramón_Emeterio_Betances</text:p>
          </table:table-cell>
          <table:table-cell table:style-name="Default"/>
          <table:table-cell office:value-type="float" office:value="2">
            <text:p>2</text:p>
          </table:table-cell>
          <table:table-cell table:number-columns-repeated="3"/>
          <table:table-cell table:formula="of:=CONCATENATE(TEXT([.$AD494];&quot;#&quot;);&quot;,&quot;;TEXT([.$AF494];&quot;#&quot;);&quot;,&quot;;TEXT([.$AM494];&quot;#&quot;))" office:value-type="string" office:string-value="200,50,2">
            <text:p>200,50,2</text:p>
          </table:table-cell>
        </table:table-row>
        <table:table-row table:style-name="ro1">
          <table:table-cell office:value-type="string">
            <text:p>229GNTBJ3MMDCE3UEXX2SHB9N5WWA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1 GMT 2012</text:p>
          </table:table-cell>
          <table:table-cell table:number-columns-repeated="2"/>
          <table:table-cell office:value-type="string">
            <text:p>2LW9F9SSSHX1GSCSZ3WHDF8J95DYUG</text:p>
          </table:table-cell>
          <table:table-cell office:value-type="string">
            <text:p>A1LXX79FCK8QKD</text:p>
          </table:table-cell>
          <table:table-cell office:value-type="string">
            <text:p>Approved</text:p>
          </table:table-cell>
          <table:table-cell office:value-type="string">
            <text:p>Thu Aug 30 18:15:31 GMT 2012</text:p>
          </table:table-cell>
          <table:table-cell office:value-type="string">
            <text:p>Thu Aug 30 18:16:01 GMT 2012</text:p>
          </table:table-cell>
          <table:table-cell office:value-type="string">
            <text:p>Thu Sep 06 18:16:01 GMT 2012</text:p>
          </table:table-cell>
          <table:table-cell office:value-type="string">
            <text:p>2012/09/06 18:19:20 +0000</text:p>
          </table:table-cell>
          <table:table-cell table:number-columns-repeated="2"/>
          <table:table-cell office:value-type="float" office:value="30">
            <text:p>30</text:p>
          </table:table-cell>
          <table:table-cell table:number-columns-repeated="2" office:value-type="string">
            <text:p>100% (3/3)</text:p>
          </table:table-cell>
          <table:table-cell office:value-type="string">
            <text:p>0% (0/0)</text:p>
          </table:table-cell>
          <table:table-cell office:value-type="string">
            <text:p>William_McKinley_3:51.txt</text:p>
          </table:table-cell>
          <table:table-cell office:value-type="string">
            <text:p>Important events have occurred in the Samoan Islands. The election, according to the laws and customs of Samoa, of a successor to the late King, Malietoa Laupepa, developed a contest as to the validity of the result, which issue, by the terms of the General Act, was to be decided by the Chief justice. Upon his rendering a judgment in favor of Malietoa Tanu, the rival chief, Mataafa, took up arms. The active intervention of American and British war ships became imperative to restore order, at the cost of sanguinary encounters. In this emergency a joint commission of representatives of the United States, Germany, and Great Britain was sent to Samoa to investigate the situation and provide a temporary remedy. By its active efforts a peaceful solution was reached for the time being, the kingship being abolished and a provisional government established. Recommendations unanimously made by the commission for a permanent adjustment of the Samoan question were taken under consideration by the three powers parties to the General Act. But the more they were examined the more evident it became that a radical change was necessary in the relations of the powers to Samoa.&lt;br/&gt;&lt;br/&gt;The inconveniences and possible perils of the tripartite scheme of supervision and control in the Samoan group by powers having little interest in common in that quarter beyond commercial rivalry had been once more emphasized by the recent events. The suggested remedy of the joint Commission, like the scheme it aimed to replace amounted to what has been styled a tridominium, being the exercise of the functions of sovereignty by an unanimous agreement of three powers. The situation had become far more intricate and embarrassing from every point of view than it was when my predecessor, in 1894, summed up its perplexities and condemned the participation in it of the United States.&lt;br/&gt;&lt;br/&gt;</text:p>
          </table:table-cell>
          <table:table-cell office:value-type="float" office:value="200">
            <text:p>200</text:p>
          </table:table-cell>
          <table:table-cell office:value-type="float" office:value="4">
            <text:p>4</text:p>
          </table:table-cell>
          <table:table-cell office:value-type="float" office:value="50">
            <text:p>50</text:p>
          </table:table-cell>
          <table:table-cell office:value-type="float" office:value="3">
            <text:p>3</text:p>
          </table:table-cell>
          <table:table-cell office:value-type="string">
            <text:p>First Stadtholderless Period</text:p>
          </table:table-cell>
          <table:table-cell office:value-type="string">
            <text:p>http://en.wikipedia.org/wiki/First_Stadtholderless_Period</text:p>
          </table:table-cell>
          <table:table-cell office:value-type="string">
            <text:p>Ramón Emeterio Betances</text:p>
          </table:table-cell>
          <table:table-cell office:value-type="string">
            <text:p>http://en.wikipedia.org/wiki/Ramón_Emeterio_Betances</text:p>
          </table:table-cell>
          <table:table-cell table:style-name="Default"/>
          <table:table-cell office:value-type="float" office:value="1">
            <text:p>1</text:p>
          </table:table-cell>
          <table:table-cell table:number-columns-repeated="3"/>
          <table:table-cell table:formula="of:=CONCATENATE(TEXT([.$AD495];&quot;#&quot;);&quot;,&quot;;TEXT([.$AF495];&quot;#&quot;);&quot;,&quot;;TEXT([.$AM495];&quot;#&quot;))" office:value-type="string" office:string-value="200,50,1">
            <text:p>200,50,1</text:p>
          </table:table-cell>
        </table:table-row>
        <table:table-row table:style-name="ro1">
          <table:table-cell office:value-type="string">
            <text:p>229GNTBJ3MMDCE3UEXX2SHB9N5WWA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1 GMT 2012</text:p>
          </table:table-cell>
          <table:table-cell table:number-columns-repeated="2"/>
          <table:table-cell office:value-type="string">
            <text:p>2SPKO2L92HECBJU2A8FCKF0CUMEGF7</text:p>
          </table:table-cell>
          <table:table-cell office:value-type="string">
            <text:p>A30SN6C7YX0OIP</text:p>
          </table:table-cell>
          <table:table-cell office:value-type="string">
            <text:p>Approved</text:p>
          </table:table-cell>
          <table:table-cell office:value-type="string">
            <text:p>Thu Aug 30 19:39:53 GMT 2012</text:p>
          </table:table-cell>
          <table:table-cell office:value-type="string">
            <text:p>Thu Aug 30 19:39:59 GMT 2012</text:p>
          </table:table-cell>
          <table:table-cell office:value-type="string">
            <text:p>Thu Sep 06 19:39:59 GMT 2012</text:p>
          </table:table-cell>
          <table:table-cell office:value-type="string">
            <text:p>2012/09/06 19:44:13 +0000</text:p>
          </table:table-cell>
          <table:table-cell table:number-columns-repeated="2"/>
          <table:table-cell office:value-type="float" office:value="6">
            <text:p>6</text:p>
          </table:table-cell>
          <table:table-cell table:number-columns-repeated="2" office:value-type="string">
            <text:p>100% (173/173)</text:p>
          </table:table-cell>
          <table:table-cell office:value-type="string">
            <text:p>0% (0/0)</text:p>
          </table:table-cell>
          <table:table-cell office:value-type="string">
            <text:p>William_McKinley_3:51.txt</text:p>
          </table:table-cell>
          <table:table-cell office:value-type="string">
            <text:p>Important events have occurred in the Samoan Islands. The election, according to the laws and customs of Samoa, of a successor to the late King, Malietoa Laupepa, developed a contest as to the validity of the result, which issue, by the terms of the General Act, was to be decided by the Chief justice. Upon his rendering a judgment in favor of Malietoa Tanu, the rival chief, Mataafa, took up arms. The active intervention of American and British war ships became imperative to restore order, at the cost of sanguinary encounters. In this emergency a joint commission of representatives of the United States, Germany, and Great Britain was sent to Samoa to investigate the situation and provide a temporary remedy. By its active efforts a peaceful solution was reached for the time being, the kingship being abolished and a provisional government established. Recommendations unanimously made by the commission for a permanent adjustment of the Samoan question were taken under consideration by the three powers parties to the General Act. But the more they were examined the more evident it became that a radical change was necessary in the relations of the powers to Samoa.&lt;br/&gt;&lt;br/&gt;The inconveniences and possible perils of the tripartite scheme of supervision and control in the Samoan group by powers having little interest in common in that quarter beyond commercial rivalry had been once more emphasized by the recent events. The suggested remedy of the joint Commission, like the scheme it aimed to replace amounted to what has been styled a tridominium, being the exercise of the functions of sovereignty by an unanimous agreement of three powers. The situation had become far more intricate and embarrassing from every point of view than it was when my predecessor, in 1894, summed up its perplexities and condemned the participation in it of the United States.&lt;br/&gt;&lt;br/&gt;</text:p>
          </table:table-cell>
          <table:table-cell office:value-type="float" office:value="200">
            <text:p>200</text:p>
          </table:table-cell>
          <table:table-cell office:value-type="float" office:value="4">
            <text:p>4</text:p>
          </table:table-cell>
          <table:table-cell office:value-type="float" office:value="50">
            <text:p>50</text:p>
          </table:table-cell>
          <table:table-cell office:value-type="float" office:value="3">
            <text:p>3</text:p>
          </table:table-cell>
          <table:table-cell office:value-type="string">
            <text:p>First Stadtholderless Period</text:p>
          </table:table-cell>
          <table:table-cell office:value-type="string">
            <text:p>http://en.wikipedia.org/wiki/First_Stadtholderless_Period</text:p>
          </table:table-cell>
          <table:table-cell office:value-type="string">
            <text:p>Ramón Emeterio Betances</text:p>
          </table:table-cell>
          <table:table-cell office:value-type="string">
            <text:p>http://en.wikipedia.org/wiki/Ramón_Emeterio_Betances</text:p>
          </table:table-cell>
          <table:table-cell table:style-name="Default" office:value-type="string">
            <text:p>NO</text:p>
          </table:table-cell>
          <table:table-cell office:value-type="float" office:value="1">
            <text:p>1</text:p>
          </table:table-cell>
          <table:table-cell table:number-columns-repeated="3"/>
          <table:table-cell table:formula="of:=CONCATENATE(TEXT([.$AD496];&quot;#&quot;);&quot;,&quot;;TEXT([.$AF496];&quot;#&quot;);&quot;,&quot;;TEXT([.$AM496];&quot;#&quot;))" office:value-type="string" office:string-value="200,50,1">
            <text:p>200,50,1</text:p>
          </table:table-cell>
        </table:table-row>
        <table:table-row table:style-name="ro1">
          <table:table-cell office:value-type="string">
            <text:p>23QJIA0RYNJ9HW7PTAWBUJTUIQV72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1 GMT 2012</text:p>
          </table:table-cell>
          <table:table-cell table:number-columns-repeated="2"/>
          <table:table-cell office:value-type="string">
            <text:p>28F5F3Q0JG5TDVBH3824HF9SX9EDHV</text:p>
          </table:table-cell>
          <table:table-cell office:value-type="string">
            <text:p>A3NSQ31TWXF8Z6</text:p>
          </table:table-cell>
          <table:table-cell office:value-type="string">
            <text:p>Approved</text:p>
          </table:table-cell>
          <table:table-cell office:value-type="string">
            <text:p>Thu Aug 30 20:51:23 GMT 2012</text:p>
          </table:table-cell>
          <table:table-cell office:value-type="string">
            <text:p>Thu Aug 30 21:00:56 GMT 2012</text:p>
          </table:table-cell>
          <table:table-cell office:value-type="string">
            <text:p>Thu Sep 06 21:00:56 GMT 2012</text:p>
          </table:table-cell>
          <table:table-cell office:value-type="string">
            <text:p>2012/09/06 21:04:14 +0000</text:p>
          </table:table-cell>
          <table:table-cell table:number-columns-repeated="2"/>
          <table:table-cell office:value-type="float" office:value="573">
            <text:p>573</text:p>
          </table:table-cell>
          <table:table-cell office:value-type="string">
            <text:p>100% (72/72)</text:p>
          </table:table-cell>
          <table:table-cell office:value-type="string">
            <text:p>100% (14/14)</text:p>
          </table:table-cell>
          <table:table-cell office:value-type="string">
            <text:p>0% (0/0)</text:p>
          </table:table-cell>
          <table:table-cell office:value-type="string">
            <text:p>William_McKinley_3:65.txt</text:p>
          </table:table-cell>
          <table:table-cell office:value-type="string">
            <text:p>The purely international character of the work being done by the bureau and the appreciation of its value are further emphasized by the active co-operation which the various Governments of the Latin. American Republics and their diplomatic representatives in this capital are now exhibiting and the zealous endeavors they are making to extend its field of usefulness, to promote through it commercial intercourse, and strengthen the bonds of amity and confidence between its various members and the nations of this continent.&lt;br/&gt;&lt;br/&gt;The act to encourage the holding of the Pan-Amencan Exposition on the Niagara frontier, within the county of Erie or Niagara, in the State of New York, in the year 1901, was approved on March 3, 1899.&lt;br/&gt;&lt;br/&gt;</text:p>
          </table:table-cell>
          <table:table-cell office:value-type="float" office:value="50">
            <text:p>50</text:p>
          </table:table-cell>
          <table:table-cell office:value-type="float" office:value="0">
            <text:p>0</text:p>
          </table:table-cell>
          <table:table-cell office:value-type="float" office:value="200">
            <text:p>200</text:p>
          </table:table-cell>
          <table:table-cell office:value-type="float" office:value="4">
            <text:p>4</text:p>
          </table:table-cell>
          <table:table-cell office:value-type="string">
            <text:p>First Stadtholderless Period</text:p>
          </table:table-cell>
          <table:table-cell office:value-type="string">
            <text:p>http://en.wikipedia.org/wiki/First_Stadtholderless_Period</text:p>
          </table:table-cell>
          <table:table-cell office:value-type="float" office:value="2009">
            <text:p>2009</text:p>
          </table:table-cell>
          <table:table-cell office:value-type="string">
            <text:p>http://en.wikipedia.org/wiki/2009</text:p>
          </table:table-cell>
          <table:table-cell table:style-name="Default"/>
          <table:table-cell office:value-type="float" office:value="1">
            <text:p>1</text:p>
          </table:table-cell>
          <table:table-cell table:number-columns-repeated="3"/>
          <table:table-cell table:formula="of:=CONCATENATE(TEXT([.$AD497];&quot;#&quot;);&quot;,&quot;;TEXT([.$AF497];&quot;#&quot;);&quot;,&quot;;TEXT([.$AM497];&quot;#&quot;))" office:value-type="string" office:string-value="50,200,1">
            <text:p>50,200,1</text:p>
          </table:table-cell>
        </table:table-row>
        <table:table-row table:style-name="ro1">
          <table:table-cell office:value-type="string">
            <text:p>23QJIA0RYNJ9HW7PTAWBUJTUIQV72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1 GMT 2012</text:p>
          </table:table-cell>
          <table:table-cell table:number-columns-repeated="2"/>
          <table:table-cell office:value-type="string">
            <text:p>29NXX2Q45UUK5XMLUSN1VS8OLHSAS5</text:p>
          </table:table-cell>
          <table:table-cell office:value-type="string">
            <text:p>A33GBAC29A0MS5</text:p>
          </table:table-cell>
          <table:table-cell office:value-type="string">
            <text:p>Approved</text:p>
          </table:table-cell>
          <table:table-cell office:value-type="string">
            <text:p>Thu Aug 30 18:41:56 GMT 2012</text:p>
          </table:table-cell>
          <table:table-cell office:value-type="string">
            <text:p>Thu Aug 30 18:42:10 GMT 2012</text:p>
          </table:table-cell>
          <table:table-cell office:value-type="string">
            <text:p>Thu Sep 06 18:42:10 GMT 2012</text:p>
          </table:table-cell>
          <table:table-cell office:value-type="string">
            <text:p>2012/09/06 18:44:16 +0000</text:p>
          </table:table-cell>
          <table:table-cell table:number-columns-repeated="2"/>
          <table:table-cell office:value-type="float" office:value="14">
            <text:p>14</text:p>
          </table:table-cell>
          <table:table-cell table:number-columns-repeated="2" office:value-type="string">
            <text:p>100% (84/84)</text:p>
          </table:table-cell>
          <table:table-cell office:value-type="string">
            <text:p>0% (0/0)</text:p>
          </table:table-cell>
          <table:table-cell office:value-type="string">
            <text:p>William_McKinley_3:65.txt</text:p>
          </table:table-cell>
          <table:table-cell office:value-type="string">
            <text:p>The purely international character of the work being done by the bureau and the appreciation of its value are further emphasized by the active co-operation which the various Governments of the Latin. American Republics and their diplomatic representatives in this capital are now exhibiting and the zealous endeavors they are making to extend its field of usefulness, to promote through it commercial intercourse, and strengthen the bonds of amity and confidence between its various members and the nations of this continent.&lt;br/&gt;&lt;br/&gt;The act to encourage the holding of the Pan-Amencan Exposition on the Niagara frontier, within the county of Erie or Niagara, in the State of New York, in the year 1901, was approved on March 3, 1899.&lt;br/&gt;&lt;br/&gt;</text:p>
          </table:table-cell>
          <table:table-cell office:value-type="float" office:value="50">
            <text:p>50</text:p>
          </table:table-cell>
          <table:table-cell office:value-type="float" office:value="0">
            <text:p>0</text:p>
          </table:table-cell>
          <table:table-cell office:value-type="float" office:value="200">
            <text:p>200</text:p>
          </table:table-cell>
          <table:table-cell office:value-type="float" office:value="4">
            <text:p>4</text:p>
          </table:table-cell>
          <table:table-cell office:value-type="string">
            <text:p>First Stadtholderless Period</text:p>
          </table:table-cell>
          <table:table-cell office:value-type="string">
            <text:p>http://en.wikipedia.org/wiki/First_Stadtholderless_Period</text:p>
          </table:table-cell>
          <table:table-cell office:value-type="float" office:value="2009">
            <text:p>2009</text:p>
          </table:table-cell>
          <table:table-cell office:value-type="string">
            <text:p>http://en.wikipedia.org/wiki/2009</text:p>
          </table:table-cell>
          <table:table-cell table:style-name="Default"/>
          <table:table-cell office:value-type="float" office:value="1">
            <text:p>1</text:p>
          </table:table-cell>
          <table:table-cell table:number-columns-repeated="3"/>
          <table:table-cell table:formula="of:=CONCATENATE(TEXT([.$AD498];&quot;#&quot;);&quot;,&quot;;TEXT([.$AF498];&quot;#&quot;);&quot;,&quot;;TEXT([.$AM498];&quot;#&quot;))" office:value-type="string" office:string-value="50,200,1">
            <text:p>50,200,1</text:p>
          </table:table-cell>
        </table:table-row>
        <table:table-row table:style-name="ro1">
          <table:table-cell office:value-type="string">
            <text:p>23QJIA0RYNJ9HW7PTAWBUJTUIQV72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1 GMT 2012</text:p>
          </table:table-cell>
          <table:table-cell table:number-columns-repeated="2"/>
          <table:table-cell office:value-type="string">
            <text:p>2QB2D21O3W5XW97UW292SYEPQ9JF9F</text:p>
          </table:table-cell>
          <table:table-cell office:value-type="string">
            <text:p>A30SN6C7YX0OIP</text:p>
          </table:table-cell>
          <table:table-cell office:value-type="string">
            <text:p>Approved</text:p>
          </table:table-cell>
          <table:table-cell office:value-type="string">
            <text:p>Thu Aug 30 19:50:12 GMT 2012</text:p>
          </table:table-cell>
          <table:table-cell office:value-type="string">
            <text:p>Thu Aug 30 19:50:19 GMT 2012</text:p>
          </table:table-cell>
          <table:table-cell office:value-type="string">
            <text:p>Thu Sep 06 19:50:19 GMT 2012</text:p>
          </table:table-cell>
          <table:table-cell office:value-type="string">
            <text:p>2012/09/06 19:54:13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William_McKinley_3:65.txt</text:p>
          </table:table-cell>
          <table:table-cell office:value-type="string">
            <text:p>The purely international character of the work being done by the bureau and the appreciation of its value are further emphasized by the active co-operation which the various Governments of the Latin. American Republics and their diplomatic representatives in this capital are now exhibiting and the zealous endeavors they are making to extend its field of usefulness, to promote through it commercial intercourse, and strengthen the bonds of amity and confidence between its various members and the nations of this continent.&lt;br/&gt;&lt;br/&gt;The act to encourage the holding of the Pan-Amencan Exposition on the Niagara frontier, within the county of Erie or Niagara, in the State of New York, in the year 1901, was approved on March 3, 1899.&lt;br/&gt;&lt;br/&gt;</text:p>
          </table:table-cell>
          <table:table-cell office:value-type="float" office:value="50">
            <text:p>50</text:p>
          </table:table-cell>
          <table:table-cell office:value-type="float" office:value="0">
            <text:p>0</text:p>
          </table:table-cell>
          <table:table-cell office:value-type="float" office:value="200">
            <text:p>200</text:p>
          </table:table-cell>
          <table:table-cell office:value-type="float" office:value="4">
            <text:p>4</text:p>
          </table:table-cell>
          <table:table-cell office:value-type="string">
            <text:p>First Stadtholderless Period</text:p>
          </table:table-cell>
          <table:table-cell office:value-type="string">
            <text:p>http://en.wikipedia.org/wiki/First_Stadtholderless_Period</text:p>
          </table:table-cell>
          <table:table-cell office:value-type="float" office:value="2009">
            <text:p>2009</text:p>
          </table:table-cell>
          <table:table-cell office:value-type="string">
            <text:p>http://en.wikipedia.org/wiki/2009</text:p>
          </table:table-cell>
          <table:table-cell table:style-name="Default" office:value-type="string">
            <text:p>NO</text:p>
          </table:table-cell>
          <table:table-cell office:value-type="float" office:value="1">
            <text:p>1</text:p>
          </table:table-cell>
          <table:table-cell table:number-columns-repeated="3"/>
          <table:table-cell table:formula="of:=CONCATENATE(TEXT([.$AD499];&quot;#&quot;);&quot;,&quot;;TEXT([.$AF499];&quot;#&quot;);&quot;,&quot;;TEXT([.$AM499];&quot;#&quot;))" office:value-type="string" office:string-value="50,200,1">
            <text:p>50,200,1</text:p>
          </table:table-cell>
        </table:table-row>
        <table:table-row table:style-name="ro1">
          <table:table-cell office:value-type="string">
            <text:p>2H6UQIHPCGJ2SBPTA6WXP0JPQKH71L</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1 GMT 2012</text:p>
          </table:table-cell>
          <table:table-cell table:number-columns-repeated="2"/>
          <table:table-cell office:value-type="string">
            <text:p>21FDWIOV1S7S2C1YN4S36DZ8SPJYJO</text:p>
          </table:table-cell>
          <table:table-cell office:value-type="string">
            <text:p>A997OZ3H2B3Q2</text:p>
          </table:table-cell>
          <table:table-cell office:value-type="string">
            <text:p>Approved</text:p>
          </table:table-cell>
          <table:table-cell office:value-type="string">
            <text:p>Thu Aug 30 19:14:15 GMT 2012</text:p>
          </table:table-cell>
          <table:table-cell office:value-type="string">
            <text:p>Thu Aug 30 19:14:29 GMT 2012</text:p>
          </table:table-cell>
          <table:table-cell office:value-type="string">
            <text:p>Thu Sep 06 19:14:29 GMT 2012</text:p>
          </table:table-cell>
          <table:table-cell office:value-type="string">
            <text:p>2012/09/06 19:19:16 +0000</text:p>
          </table:table-cell>
          <table:table-cell table:number-columns-repeated="2"/>
          <table:table-cell office:value-type="float" office:value="14">
            <text:p>14</text:p>
          </table:table-cell>
          <table:table-cell table:number-columns-repeated="2" office:value-type="string">
            <text:p>100% (93/93)</text:p>
          </table:table-cell>
          <table:table-cell office:value-type="string">
            <text:p>0% (0/0)</text:p>
          </table:table-cell>
          <table:table-cell office:value-type="string">
            <text:p>Andrew_Jackson_4:13.txt</text:p>
          </table:table-cell>
          <table:table-cell office:value-type="string">
            <text:p>It is expected, however, that in consequence of the reduced rates of duty which will take effect after [1833-03-03] there will be a considerable falling off in the revenue from customs in the year 1833. It will never the less be amply sufficient to provide for all the wants of the public service, estimated even upon a liberal scale, and for the redemption and purchase of the remainder of the public debt. On [1833-01-01] the entire public debt of the United States, funded and unfunded, will be reduced to within a fraction of $7,000,000, of which $2,227,363 are not of right redeemable until [1834-01-01] and $4,735,296 not until [1835-01-02]. The commissioners of the sinking funds, however, being invested with full authority to purchase the debt at the market price, and the means of the Treasury being ample, it may be hoped that the whole will be extinguished within the year 1833.&lt;br/&gt;&lt;br/&gt;I can not too cordially congratulate Congress and my fellow citizens on the near approach of that memorable and happy event -- the extinction of the public debt of this great and free nation.&lt;br/&gt;&lt;br/&gt;</text:p>
          </table:table-cell>
          <table:table-cell office:value-type="float" office:value="10">
            <text:p>10</text:p>
          </table:table-cell>
          <table:table-cell office:value-type="float" office:value="4">
            <text:p>4</text:p>
          </table:table-cell>
          <table:table-cell office:value-type="float" office:value="50">
            <text:p>50</text:p>
          </table:table-cell>
          <table:table-cell office:value-type="float" office:value="1">
            <text:p>1</text:p>
          </table:table-cell>
          <table:table-cell office:value-type="string">
            <text:p>Fiscal</text:p>
          </table:table-cell>
          <table:table-cell office:value-type="string">
            <text:p>http://en.wikipedia.org/wiki/Fiscal</text:p>
          </table:table-cell>
          <table:table-cell office:value-type="string">
            <text:p>Debt</text:p>
          </table:table-cell>
          <table:table-cell office:value-type="string">
            <text:p>http://en.wikipedia.org/wiki/Debt</text:p>
          </table:table-cell>
          <table:table-cell table:style-name="Default"/>
          <table:table-cell office:value-type="float" office:value="2">
            <text:p>2</text:p>
          </table:table-cell>
          <table:table-cell table:number-columns-repeated="3"/>
          <table:table-cell table:formula="of:=CONCATENATE(TEXT([.$AD500];&quot;#&quot;);&quot;,&quot;;TEXT([.$AF500];&quot;#&quot;);&quot;,&quot;;TEXT([.$AM500];&quot;#&quot;))" office:value-type="string" office:string-value="10,50,2">
            <text:p>10,50,2</text:p>
          </table:table-cell>
        </table:table-row>
        <table:table-row table:style-name="ro1">
          <table:table-cell office:value-type="string">
            <text:p>2H6UQIHPCGJ2SBPTA6WXP0JPQKH71L</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1 GMT 2012</text:p>
          </table:table-cell>
          <table:table-cell table:number-columns-repeated="2"/>
          <table:table-cell office:value-type="string">
            <text:p>291O9Z6KW4ZMP85MY1CFY0ONSCM5EX</text:p>
          </table:table-cell>
          <table:table-cell office:value-type="string">
            <text:p>A30SN6C7YX0OIP</text:p>
          </table:table-cell>
          <table:table-cell office:value-type="string">
            <text:p>Approved</text:p>
          </table:table-cell>
          <table:table-cell office:value-type="string">
            <text:p>Thu Aug 30 19:55:07 GMT 2012</text:p>
          </table:table-cell>
          <table:table-cell office:value-type="string">
            <text:p>Thu Aug 30 19:55:18 GMT 2012</text:p>
          </table:table-cell>
          <table:table-cell office:value-type="string">
            <text:p>Thu Sep 06 19:55:18 GMT 2012</text:p>
          </table:table-cell>
          <table:table-cell office:value-type="string">
            <text:p>2012/09/06 19:59:12 +0000</text:p>
          </table:table-cell>
          <table:table-cell table:number-columns-repeated="2"/>
          <table:table-cell office:value-type="float" office:value="11">
            <text:p>11</text:p>
          </table:table-cell>
          <table:table-cell table:number-columns-repeated="2" office:value-type="string">
            <text:p>100% (173/173)</text:p>
          </table:table-cell>
          <table:table-cell office:value-type="string">
            <text:p>0% (0/0)</text:p>
          </table:table-cell>
          <table:table-cell office:value-type="string">
            <text:p>Andrew_Jackson_4:13.txt</text:p>
          </table:table-cell>
          <table:table-cell office:value-type="string">
            <text:p>It is expected, however, that in consequence of the reduced rates of duty which will take effect after [1833-03-03] there will be a considerable falling off in the revenue from customs in the year 1833. It will never the less be amply sufficient to provide for all the wants of the public service, estimated even upon a liberal scale, and for the redemption and purchase of the remainder of the public debt. On [1833-01-01] the entire public debt of the United States, funded and unfunded, will be reduced to within a fraction of $7,000,000, of which $2,227,363 are not of right redeemable until [1834-01-01] and $4,735,296 not until [1835-01-02]. The commissioners of the sinking funds, however, being invested with full authority to purchase the debt at the market price, and the means of the Treasury being ample, it may be hoped that the whole will be extinguished within the year 1833.&lt;br/&gt;&lt;br/&gt;I can not too cordially congratulate Congress and my fellow citizens on the near approach of that memorable and happy event -- the extinction of the public debt of this great and free nation.&lt;br/&gt;&lt;br/&gt;</text:p>
          </table:table-cell>
          <table:table-cell office:value-type="float" office:value="10">
            <text:p>10</text:p>
          </table:table-cell>
          <table:table-cell office:value-type="float" office:value="4">
            <text:p>4</text:p>
          </table:table-cell>
          <table:table-cell office:value-type="float" office:value="50">
            <text:p>50</text:p>
          </table:table-cell>
          <table:table-cell office:value-type="float" office:value="1">
            <text:p>1</text:p>
          </table:table-cell>
          <table:table-cell office:value-type="string">
            <text:p>Fiscal</text:p>
          </table:table-cell>
          <table:table-cell office:value-type="string">
            <text:p>http://en.wikipedia.org/wiki/Fiscal</text:p>
          </table:table-cell>
          <table:table-cell office:value-type="string">
            <text:p>Debt</text:p>
          </table:table-cell>
          <table:table-cell office:value-type="string">
            <text:p>http://en.wikipedia.org/wiki/Debt</text:p>
          </table:table-cell>
          <table:table-cell table:style-name="Default" office:value-type="string">
            <text:p>NO</text:p>
          </table:table-cell>
          <table:table-cell office:value-type="float" office:value="1">
            <text:p>1</text:p>
          </table:table-cell>
          <table:table-cell table:number-columns-repeated="3"/>
          <table:table-cell table:formula="of:=CONCATENATE(TEXT([.$AD501];&quot;#&quot;);&quot;,&quot;;TEXT([.$AF501];&quot;#&quot;);&quot;,&quot;;TEXT([.$AM501];&quot;#&quot;))" office:value-type="string" office:string-value="10,50,1">
            <text:p>10,50,1</text:p>
          </table:table-cell>
        </table:table-row>
        <table:table-row table:style-name="ro1">
          <table:table-cell office:value-type="string">
            <text:p>2H6UQIHPCGJ2SBPTA6WXP0JPQKH71L</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1 GMT 2012</text:p>
          </table:table-cell>
          <table:table-cell table:number-columns-repeated="2"/>
          <table:table-cell office:value-type="string">
            <text:p>2E3LYHVI44OSHT9ZFNEE7SBAUM13X9</text:p>
          </table:table-cell>
          <table:table-cell office:value-type="string">
            <text:p>A3BUGMS8MBPWEM</text:p>
          </table:table-cell>
          <table:table-cell office:value-type="string">
            <text:p>Approved</text:p>
          </table:table-cell>
          <table:table-cell office:value-type="string">
            <text:p>Thu Aug 30 18:28:13 GMT 2012</text:p>
          </table:table-cell>
          <table:table-cell office:value-type="string">
            <text:p>Thu Aug 30 18:28:51 GMT 2012</text:p>
          </table:table-cell>
          <table:table-cell office:value-type="string">
            <text:p>Thu Sep 06 18:28:51 GMT 2012</text:p>
          </table:table-cell>
          <table:table-cell office:value-type="string">
            <text:p>2012/09/06 18:29:19 +0000</text:p>
          </table:table-cell>
          <table:table-cell table:number-columns-repeated="2"/>
          <table:table-cell office:value-type="float" office:value="38">
            <text:p>38</text:p>
          </table:table-cell>
          <table:table-cell table:number-columns-repeated="2" office:value-type="string">
            <text:p>100% (6/6)</text:p>
          </table:table-cell>
          <table:table-cell office:value-type="string">
            <text:p>0% (0/0)</text:p>
          </table:table-cell>
          <table:table-cell office:value-type="string">
            <text:p>Andrew_Jackson_4:13.txt</text:p>
          </table:table-cell>
          <table:table-cell office:value-type="string">
            <text:p>It is expected, however, that in consequence of the reduced rates of duty which will take effect after [1833-03-03] there will be a considerable falling off in the revenue from customs in the year 1833. It will never the less be amply sufficient to provide for all the wants of the public service, estimated even upon a liberal scale, and for the redemption and purchase of the remainder of the public debt. On [1833-01-01] the entire public debt of the United States, funded and unfunded, will be reduced to within a fraction of $7,000,000, of which $2,227,363 are not of right redeemable until [1834-01-01] and $4,735,296 not until [1835-01-02]. The commissioners of the sinking funds, however, being invested with full authority to purchase the debt at the market price, and the means of the Treasury being ample, it may be hoped that the whole will be extinguished within the year 1833.&lt;br/&gt;&lt;br/&gt;I can not too cordially congratulate Congress and my fellow citizens on the near approach of that memorable and happy event -- the extinction of the public debt of this great and free nation.&lt;br/&gt;&lt;br/&gt;</text:p>
          </table:table-cell>
          <table:table-cell office:value-type="float" office:value="10">
            <text:p>10</text:p>
          </table:table-cell>
          <table:table-cell office:value-type="float" office:value="4">
            <text:p>4</text:p>
          </table:table-cell>
          <table:table-cell office:value-type="float" office:value="50">
            <text:p>50</text:p>
          </table:table-cell>
          <table:table-cell office:value-type="float" office:value="1">
            <text:p>1</text:p>
          </table:table-cell>
          <table:table-cell office:value-type="string">
            <text:p>Fiscal</text:p>
          </table:table-cell>
          <table:table-cell office:value-type="string">
            <text:p>http://en.wikipedia.org/wiki/Fiscal</text:p>
          </table:table-cell>
          <table:table-cell office:value-type="string">
            <text:p>Debt</text:p>
          </table:table-cell>
          <table:table-cell office:value-type="string">
            <text:p>http://en.wikipedia.org/wiki/Debt</text:p>
          </table:table-cell>
          <table:table-cell table:style-name="Default"/>
          <table:table-cell office:value-type="float" office:value="2">
            <text:p>2</text:p>
          </table:table-cell>
          <table:table-cell table:number-columns-repeated="3"/>
          <table:table-cell table:formula="of:=CONCATENATE(TEXT([.$AD502];&quot;#&quot;);&quot;,&quot;;TEXT([.$AF502];&quot;#&quot;);&quot;,&quot;;TEXT([.$AM502];&quot;#&quot;))" office:value-type="string" office:string-value="10,50,2">
            <text:p>10,50,2</text:p>
          </table:table-cell>
        </table:table-row>
        <table:table-row table:style-name="ro1">
          <table:table-cell office:value-type="string">
            <text:p>20QEBDPGFL6VRYK4G1ED4IOV2K63I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1 GMT 2012</text:p>
          </table:table-cell>
          <table:table-cell table:number-columns-repeated="2"/>
          <table:table-cell office:value-type="string">
            <text:p>21Q0LWSBRI8I9KQ31JZJPSTLGKF1DH</text:p>
          </table:table-cell>
          <table:table-cell office:value-type="string">
            <text:p>A30SN6C7YX0OIP</text:p>
          </table:table-cell>
          <table:table-cell office:value-type="string">
            <text:p>Approved</text:p>
          </table:table-cell>
          <table:table-cell office:value-type="string">
            <text:p>Thu Aug 30 19:46:57 GMT 2012</text:p>
          </table:table-cell>
          <table:table-cell office:value-type="string">
            <text:p>Thu Aug 30 19:47:05 GMT 2012</text:p>
          </table:table-cell>
          <table:table-cell office:value-type="string">
            <text:p>Thu Sep 06 19:47:05 GMT 2012</text:p>
          </table:table-cell>
          <table:table-cell office:value-type="string">
            <text:p>2012/09/06 19:49:20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Theodore_Roosevelt_7:37.txt</text:p>
          </table:table-cell>
          <table:table-cell office:value-type="string">
            <text:p>There is a constantly growing interest in this country in the question of the public health. At last the public mind is awake to the fact that many diseases, notably tuberculosis, are National scourges. The work of the State and city boards of health should be supplemented by a constantly increasing interest on the part of the National Government. The Congress has already provided a bureau of public health and has provided for a hygienic laboratory. There are other valuable laws relating to the public health connected with the various departments. This whole branch of the Government should be strengthened and aided in every way.&lt;br/&gt;&lt;br/&gt;I call attention to two Government commissions which I have appointed and which have already done excellent work. The first of these has to do with the organization of the scientific work of the Government, which has grown up wholly without plan and is in consequence so unwisely distributed among the Executive Departments that much of its effect is lost for the lack of proper coordination. This commission's chief object is to introduce a planned and orderly development and operation in the place of the ill-assorted and often ineffective grouping and methods of work which have prevailed. This can not be done without legislation, nor would it be feasible to deal in detail with so complex an administrative problem by specific provisions of law. I recommend that the President be given authority to concentrate related lines of work and reduce duplication by Executive order through transfer and consolidation of lines of work.&lt;br/&gt;&lt;br/&gt;</text:p>
          </table:table-cell>
          <table:table-cell office:value-type="float" office:value="50">
            <text:p>50</text:p>
          </table:table-cell>
          <table:table-cell office:value-type="float" office:value="1">
            <text:p>1</text:p>
          </table:table-cell>
          <table:table-cell office:value-type="float" office:value="20">
            <text:p>20</text:p>
          </table:table-cell>
          <table:table-cell office:value-type="float" office:value="1">
            <text:p>1</text:p>
          </table:table-cell>
          <table:table-cell office:value-type="string">
            <text:p>EGovernment in Europe</text:p>
          </table:table-cell>
          <table:table-cell office:value-type="string">
            <text:p>http://en.wikipedia.org/wiki/EGovernment_in_Europe</text:p>
          </table:table-cell>
          <table:table-cell office:value-type="string">
            <text:p>EGovernment in Europe</text:p>
          </table:table-cell>
          <table:table-cell office:value-type="string">
            <text:p>http://en.wikipedia.org/wiki/EGovernment_in_Europe</text:p>
          </table:table-cell>
          <table:table-cell table:style-name="Default" office:value-type="string">
            <text:p>NO</text:p>
          </table:table-cell>
          <table:table-cell office:value-type="float" office:value="2">
            <text:p>2</text:p>
          </table:table-cell>
          <table:table-cell table:number-columns-repeated="3"/>
          <table:table-cell table:formula="of:=CONCATENATE(TEXT([.$AD503];&quot;#&quot;);&quot;,&quot;;TEXT([.$AF503];&quot;#&quot;);&quot;,&quot;;TEXT([.$AM503];&quot;#&quot;))" office:value-type="string" office:string-value="50,20,2">
            <text:p>50,20,2</text:p>
          </table:table-cell>
        </table:table-row>
        <table:table-row table:style-name="ro1">
          <table:table-cell office:value-type="string">
            <text:p>20QEBDPGFL6VRYK4G1ED4IOV2K63I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1 GMT 2012</text:p>
          </table:table-cell>
          <table:table-cell table:number-columns-repeated="2"/>
          <table:table-cell office:value-type="string">
            <text:p>2B0N46UXFCD4K60J0X4SVTKISLYSUF</text:p>
          </table:table-cell>
          <table:table-cell office:value-type="string">
            <text:p>A31ALYJKPKD09W</text:p>
          </table:table-cell>
          <table:table-cell office:value-type="string">
            <text:p>Approved</text:p>
          </table:table-cell>
          <table:table-cell office:value-type="string">
            <text:p>Fri Aug 31 00:27:05 GMT 2012</text:p>
          </table:table-cell>
          <table:table-cell office:value-type="string">
            <text:p>Fri Aug 31 00:27:16 GMT 2012</text:p>
          </table:table-cell>
          <table:table-cell office:value-type="string">
            <text:p>Fri Sep 07 00:27:16 GMT 2012</text:p>
          </table:table-cell>
          <table:table-cell office:value-type="string">
            <text:p>2012/09/07 00:29:13 +0000</text:p>
          </table:table-cell>
          <table:table-cell table:number-columns-repeated="2"/>
          <table:table-cell office:value-type="float" office:value="11">
            <text:p>11</text:p>
          </table:table-cell>
          <table:table-cell office:value-type="string">
            <text:p>100% (294/295)</text:p>
          </table:table-cell>
          <table:table-cell office:value-type="string">
            <text:p>100% (62/62)</text:p>
          </table:table-cell>
          <table:table-cell office:value-type="string">
            <text:p>0% (0/0)</text:p>
          </table:table-cell>
          <table:table-cell office:value-type="string">
            <text:p>Theodore_Roosevelt_7:37.txt</text:p>
          </table:table-cell>
          <table:table-cell office:value-type="string">
            <text:p>There is a constantly growing interest in this country in the question of the public health. At last the public mind is awake to the fact that many diseases, notably tuberculosis, are National scourges. The work of the State and city boards of health should be supplemented by a constantly increasing interest on the part of the National Government. The Congress has already provided a bureau of public health and has provided for a hygienic laboratory. There are other valuable laws relating to the public health connected with the various departments. This whole branch of the Government should be strengthened and aided in every way.&lt;br/&gt;&lt;br/&gt;I call attention to two Government commissions which I have appointed and which have already done excellent work. The first of these has to do with the organization of the scientific work of the Government, which has grown up wholly without plan and is in consequence so unwisely distributed among the Executive Departments that much of its effect is lost for the lack of proper coordination. This commission's chief object is to introduce a planned and orderly development and operation in the place of the ill-assorted and often ineffective grouping and methods of work which have prevailed. This can not be done without legislation, nor would it be feasible to deal in detail with so complex an administrative problem by specific provisions of law. I recommend that the President be given authority to concentrate related lines of work and reduce duplication by Executive order through transfer and consolidation of lines of work.&lt;br/&gt;&lt;br/&gt;</text:p>
          </table:table-cell>
          <table:table-cell office:value-type="float" office:value="50">
            <text:p>50</text:p>
          </table:table-cell>
          <table:table-cell office:value-type="float" office:value="1">
            <text:p>1</text:p>
          </table:table-cell>
          <table:table-cell office:value-type="float" office:value="20">
            <text:p>20</text:p>
          </table:table-cell>
          <table:table-cell office:value-type="float" office:value="1">
            <text:p>1</text:p>
          </table:table-cell>
          <table:table-cell office:value-type="string">
            <text:p>EGovernment in Europe</text:p>
          </table:table-cell>
          <table:table-cell office:value-type="string">
            <text:p>http://en.wikipedia.org/wiki/EGovernment_in_Europe</text:p>
          </table:table-cell>
          <table:table-cell office:value-type="string">
            <text:p>EGovernment in Europe</text:p>
          </table:table-cell>
          <table:table-cell office:value-type="string">
            <text:p>http://en.wikipedia.org/wiki/EGovernment_in_Europe</text:p>
          </table:table-cell>
          <table:table-cell table:style-name="Default"/>
          <table:table-cell office:value-type="float" office:value="1">
            <text:p>1</text:p>
          </table:table-cell>
          <table:table-cell table:number-columns-repeated="3"/>
          <table:table-cell table:formula="of:=CONCATENATE(TEXT([.$AD504];&quot;#&quot;);&quot;,&quot;;TEXT([.$AF504];&quot;#&quot;);&quot;,&quot;;TEXT([.$AM504];&quot;#&quot;))" office:value-type="string" office:string-value="50,20,1">
            <text:p>50,20,1</text:p>
          </table:table-cell>
        </table:table-row>
        <table:table-row table:style-name="ro1">
          <table:table-cell office:value-type="string">
            <text:p>20QEBDPGFL6VRYK4G1ED4IOV2K63I4</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1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1 GMT 2012</text:p>
          </table:table-cell>
          <table:table-cell table:number-columns-repeated="2"/>
          <table:table-cell office:value-type="string">
            <text:p>2NRKPFE4EGDHSVQASI99VZW6MW8I81</text:p>
          </table:table-cell>
          <table:table-cell office:value-type="string">
            <text:p>ASOQ2YAD1YPGL</text:p>
          </table:table-cell>
          <table:table-cell office:value-type="string">
            <text:p>Approved</text:p>
          </table:table-cell>
          <table:table-cell office:value-type="string">
            <text:p>Fri Aug 31 01:33:30 GMT 2012</text:p>
          </table:table-cell>
          <table:table-cell office:value-type="string">
            <text:p>Fri Aug 31 01:34:13 GMT 2012</text:p>
          </table:table-cell>
          <table:table-cell office:value-type="string">
            <text:p>Fri Sep 07 01:34:13 GMT 2012</text:p>
          </table:table-cell>
          <table:table-cell office:value-type="string">
            <text:p>2012/09/07 01:39:12 +0000</text:p>
          </table:table-cell>
          <table:table-cell table:number-columns-repeated="2"/>
          <table:table-cell office:value-type="float" office:value="43">
            <text:p>43</text:p>
          </table:table-cell>
          <table:table-cell table:number-columns-repeated="2" office:value-type="string">
            <text:p>100% (4/4)</text:p>
          </table:table-cell>
          <table:table-cell office:value-type="string">
            <text:p>0% (0/0)</text:p>
          </table:table-cell>
          <table:table-cell office:value-type="string">
            <text:p>Theodore_Roosevelt_7:37.txt</text:p>
          </table:table-cell>
          <table:table-cell office:value-type="string">
            <text:p>There is a constantly growing interest in this country in the question of the public health. At last the public mind is awake to the fact that many diseases, notably tuberculosis, are National scourges. The work of the State and city boards of health should be supplemented by a constantly increasing interest on the part of the National Government. The Congress has already provided a bureau of public health and has provided for a hygienic laboratory. There are other valuable laws relating to the public health connected with the various departments. This whole branch of the Government should be strengthened and aided in every way.&lt;br/&gt;&lt;br/&gt;I call attention to two Government commissions which I have appointed and which have already done excellent work. The first of these has to do with the organization of the scientific work of the Government, which has grown up wholly without plan and is in consequence so unwisely distributed among the Executive Departments that much of its effect is lost for the lack of proper coordination. This commission's chief object is to introduce a planned and orderly development and operation in the place of the ill-assorted and often ineffective grouping and methods of work which have prevailed. This can not be done without legislation, nor would it be feasible to deal in detail with so complex an administrative problem by specific provisions of law. I recommend that the President be given authority to concentrate related lines of work and reduce duplication by Executive order through transfer and consolidation of lines of work.&lt;br/&gt;&lt;br/&gt;</text:p>
          </table:table-cell>
          <table:table-cell office:value-type="float" office:value="50">
            <text:p>50</text:p>
          </table:table-cell>
          <table:table-cell office:value-type="float" office:value="1">
            <text:p>1</text:p>
          </table:table-cell>
          <table:table-cell office:value-type="float" office:value="20">
            <text:p>20</text:p>
          </table:table-cell>
          <table:table-cell office:value-type="float" office:value="1">
            <text:p>1</text:p>
          </table:table-cell>
          <table:table-cell office:value-type="string">
            <text:p>EGovernment in Europe</text:p>
          </table:table-cell>
          <table:table-cell office:value-type="string">
            <text:p>http://en.wikipedia.org/wiki/EGovernment_in_Europe</text:p>
          </table:table-cell>
          <table:table-cell office:value-type="string">
            <text:p>EGovernment in Europe</text:p>
          </table:table-cell>
          <table:table-cell office:value-type="string">
            <text:p>http://en.wikipedia.org/wiki/EGovernment_in_Europe</text:p>
          </table:table-cell>
          <table:table-cell table:style-name="Default" office:value-type="string">
            <text:p>Neither label is correct</text:p>
          </table:table-cell>
          <table:table-cell/>
          <table:table-cell table:number-columns-repeated="3"/>
          <table:table-cell table:formula="of:=CONCATENATE(TEXT([.$AD505];&quot;#&quot;);&quot;,&quot;;TEXT([.$AF505];&quot;#&quot;);&quot;,&quot;;TEXT([.$AM505];&quot;#&quot;))" office:value-type="string" office:string-value="50,20,">
            <text:p>50,20,</text:p>
          </table:table-cell>
        </table:table-row>
        <table:table-row table:style-name="ro1">
          <table:table-cell office:value-type="string">
            <text:p>204JUNU8LZ6RM94AYJZDGJ3VFZV3J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2 GMT 2012</text:p>
          </table:table-cell>
          <table:table-cell table:number-columns-repeated="2"/>
          <table:table-cell office:value-type="string">
            <text:p>280TNKIMZSM5ZO5X9YD0XGVF8ZJZC7</text:p>
          </table:table-cell>
          <table:table-cell office:value-type="string">
            <text:p>A3NSQ31TWXF8Z6</text:p>
          </table:table-cell>
          <table:table-cell office:value-type="string">
            <text:p>Approved</text:p>
          </table:table-cell>
          <table:table-cell office:value-type="string">
            <text:p>Thu Aug 30 21:03:38 GMT 2012</text:p>
          </table:table-cell>
          <table:table-cell office:value-type="string">
            <text:p>Thu Aug 30 21:04:08 GMT 2012</text:p>
          </table:table-cell>
          <table:table-cell office:value-type="string">
            <text:p>Thu Sep 06 21:04:08 GMT 2012</text:p>
          </table:table-cell>
          <table:table-cell office:value-type="string">
            <text:p>2012/09/06 21:04:15 +0000</text:p>
          </table:table-cell>
          <table:table-cell table:number-columns-repeated="2"/>
          <table:table-cell office:value-type="float" office:value="30">
            <text:p>30</text:p>
          </table:table-cell>
          <table:table-cell office:value-type="string">
            <text:p>100% (72/72)</text:p>
          </table:table-cell>
          <table:table-cell office:value-type="string">
            <text:p>100% (14/14)</text:p>
          </table:table-cell>
          <table:table-cell office:value-type="string">
            <text:p>0% (0/0)</text:p>
          </table:table-cell>
          <table:table-cell office:value-type="string">
            <text:p>Harry_S._Truman_8:45.txt</text:p>
          </table:table-cell>
          <table:table-cell office:value-type="string">
            <text:p>We were prepared, and so were the other nations of the free world, to place our reliance on the machinery of the United Nations to safeguard peace. But before the United Nations could give full expression to the concept of international security embodied in the Charter, it was essential that the five permanent members of the Security Council honor their solemn pledge to cooperate to that end. This the Soviet Union has not done.&lt;br/&gt;&lt;br/&gt;I do not need to outline here the dreary record of Soviet obstruction and veto and the unceasing efforts of the Soviet representatives to sabotage the United Nations. It is important, however, to distinguish clearly between the principle of collective security embodied in the Charter and the mechanisms of the United Nations to give that principle effect. We must frankly recognize that the Soviet Union has been able, in certain instances, to stall the machinery of collective security. Yet it has not been able to impair the principle of collective security. The free nations of the world have retained their allegiance to that idea. They have found the means to act despite the Soviet veto, both through the United Nations itself and through the application of this principle in regional and other security arrangements that are fully in harmony with the Charter and give expression to its purposes.&lt;br/&gt;&lt;br/&gt;</text:p>
          </table:table-cell>
          <table:table-cell office:value-type="float" office:value="200">
            <text:p>200</text:p>
          </table:table-cell>
          <table:table-cell office:value-type="float" office:value="0">
            <text:p>0</text:p>
          </table:table-cell>
          <table:table-cell office:value-type="float" office:value="50">
            <text:p>50</text:p>
          </table:table-cell>
          <table:table-cell office:value-type="float" office:value="3">
            <text:p>3</text:p>
          </table:table-cell>
          <table:table-cell office:value-type="string">
            <text:p>Peace</text:p>
          </table:table-cell>
          <table:table-cell office:value-type="string">
            <text:p>http://en.wikipedia.org/wiki/Peace</text:p>
          </table:table-cell>
          <table:table-cell office:value-type="string">
            <text:p>Nations</text:p>
          </table:table-cell>
          <table:table-cell office:value-type="string">
            <text:p>http://en.wikipedia.org/wiki/Nations</text:p>
          </table:table-cell>
          <table:table-cell table:style-name="Default"/>
          <table:table-cell office:value-type="float" office:value="1">
            <text:p>1</text:p>
          </table:table-cell>
          <table:table-cell table:number-columns-repeated="3"/>
          <table:table-cell table:formula="of:=CONCATENATE(TEXT([.$AD506];&quot;#&quot;);&quot;,&quot;;TEXT([.$AF506];&quot;#&quot;);&quot;,&quot;;TEXT([.$AM506];&quot;#&quot;))" office:value-type="string" office:string-value="200,50,1">
            <text:p>200,50,1</text:p>
          </table:table-cell>
        </table:table-row>
        <table:table-row table:style-name="ro1">
          <table:table-cell office:value-type="string">
            <text:p>204JUNU8LZ6RM94AYJZDGJ3VFZV3J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2 GMT 2012</text:p>
          </table:table-cell>
          <table:table-cell table:number-columns-repeated="2"/>
          <table:table-cell office:value-type="string">
            <text:p>2NGBDDP8PJWK9M1D4W23Y39Z5SZG5N</text:p>
          </table:table-cell>
          <table:table-cell office:value-type="string">
            <text:p>A30SN6C7YX0OIP</text:p>
          </table:table-cell>
          <table:table-cell office:value-type="string">
            <text:p>Approved</text:p>
          </table:table-cell>
          <table:table-cell office:value-type="string">
            <text:p>Thu Aug 30 19:36:05 GMT 2012</text:p>
          </table:table-cell>
          <table:table-cell office:value-type="string">
            <text:p>Thu Aug 30 19:36:13 GMT 2012</text:p>
          </table:table-cell>
          <table:table-cell office:value-type="string">
            <text:p>Thu Sep 06 19:36:13 GMT 2012</text:p>
          </table:table-cell>
          <table:table-cell office:value-type="string">
            <text:p>2012/09/06 19:39:15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Harry_S._Truman_8:45.txt</text:p>
          </table:table-cell>
          <table:table-cell office:value-type="string">
            <text:p>We were prepared, and so were the other nations of the free world, to place our reliance on the machinery of the United Nations to safeguard peace. But before the United Nations could give full expression to the concept of international security embodied in the Charter, it was essential that the five permanent members of the Security Council honor their solemn pledge to cooperate to that end. This the Soviet Union has not done.&lt;br/&gt;&lt;br/&gt;I do not need to outline here the dreary record of Soviet obstruction and veto and the unceasing efforts of the Soviet representatives to sabotage the United Nations. It is important, however, to distinguish clearly between the principle of collective security embodied in the Charter and the mechanisms of the United Nations to give that principle effect. We must frankly recognize that the Soviet Union has been able, in certain instances, to stall the machinery of collective security. Yet it has not been able to impair the principle of collective security. The free nations of the world have retained their allegiance to that idea. They have found the means to act despite the Soviet veto, both through the United Nations itself and through the application of this principle in regional and other security arrangements that are fully in harmony with the Charter and give expression to its purposes.&lt;br/&gt;&lt;br/&gt;</text:p>
          </table:table-cell>
          <table:table-cell office:value-type="float" office:value="200">
            <text:p>200</text:p>
          </table:table-cell>
          <table:table-cell office:value-type="float" office:value="0">
            <text:p>0</text:p>
          </table:table-cell>
          <table:table-cell office:value-type="float" office:value="50">
            <text:p>50</text:p>
          </table:table-cell>
          <table:table-cell office:value-type="float" office:value="3">
            <text:p>3</text:p>
          </table:table-cell>
          <table:table-cell office:value-type="string">
            <text:p>Peace</text:p>
          </table:table-cell>
          <table:table-cell office:value-type="string">
            <text:p>http://en.wikipedia.org/wiki/Peace</text:p>
          </table:table-cell>
          <table:table-cell office:value-type="string">
            <text:p>Nations</text:p>
          </table:table-cell>
          <table:table-cell office:value-type="string">
            <text:p>http://en.wikipedia.org/wiki/Nations</text:p>
          </table:table-cell>
          <table:table-cell table:style-name="Default" office:value-type="string">
            <text:p>NO</text:p>
          </table:table-cell>
          <table:table-cell office:value-type="float" office:value="2">
            <text:p>2</text:p>
          </table:table-cell>
          <table:table-cell table:number-columns-repeated="3"/>
          <table:table-cell table:formula="of:=CONCATENATE(TEXT([.$AD507];&quot;#&quot;);&quot;,&quot;;TEXT([.$AF507];&quot;#&quot;);&quot;,&quot;;TEXT([.$AM507];&quot;#&quot;))" office:value-type="string" office:string-value="200,50,2">
            <text:p>200,50,2</text:p>
          </table:table-cell>
        </table:table-row>
        <table:table-row table:style-name="ro1">
          <table:table-cell office:value-type="string">
            <text:p>204JUNU8LZ6RM94AYJZDGJ3VFZV3JG</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2 GMT 2012</text:p>
          </table:table-cell>
          <table:table-cell table:number-columns-repeated="2"/>
          <table:table-cell office:value-type="string">
            <text:p>2TLUHYW2GTP96JVXC6D1E9YSTWXMRC</text:p>
          </table:table-cell>
          <table:table-cell office:value-type="string">
            <text:p>A33GBAC29A0MS5</text:p>
          </table:table-cell>
          <table:table-cell office:value-type="string">
            <text:p>Approved</text:p>
          </table:table-cell>
          <table:table-cell office:value-type="string">
            <text:p>Thu Aug 30 18:37:37 GMT 2012</text:p>
          </table:table-cell>
          <table:table-cell office:value-type="string">
            <text:p>Thu Aug 30 18:37:50 GMT 2012</text:p>
          </table:table-cell>
          <table:table-cell office:value-type="string">
            <text:p>Thu Sep 06 18:37:50 GMT 2012</text:p>
          </table:table-cell>
          <table:table-cell office:value-type="string">
            <text:p>2012/09/06 18:39:20 +0000</text:p>
          </table:table-cell>
          <table:table-cell table:number-columns-repeated="2"/>
          <table:table-cell office:value-type="float" office:value="13">
            <text:p>13</text:p>
          </table:table-cell>
          <table:table-cell table:number-columns-repeated="2" office:value-type="string">
            <text:p>100% (84/84)</text:p>
          </table:table-cell>
          <table:table-cell office:value-type="string">
            <text:p>0% (0/0)</text:p>
          </table:table-cell>
          <table:table-cell office:value-type="string">
            <text:p>Harry_S._Truman_8:45.txt</text:p>
          </table:table-cell>
          <table:table-cell office:value-type="string">
            <text:p>We were prepared, and so were the other nations of the free world, to place our reliance on the machinery of the United Nations to safeguard peace. But before the United Nations could give full expression to the concept of international security embodied in the Charter, it was essential that the five permanent members of the Security Council honor their solemn pledge to cooperate to that end. This the Soviet Union has not done.&lt;br/&gt;&lt;br/&gt;I do not need to outline here the dreary record of Soviet obstruction and veto and the unceasing efforts of the Soviet representatives to sabotage the United Nations. It is important, however, to distinguish clearly between the principle of collective security embodied in the Charter and the mechanisms of the United Nations to give that principle effect. We must frankly recognize that the Soviet Union has been able, in certain instances, to stall the machinery of collective security. Yet it has not been able to impair the principle of collective security. The free nations of the world have retained their allegiance to that idea. They have found the means to act despite the Soviet veto, both through the United Nations itself and through the application of this principle in regional and other security arrangements that are fully in harmony with the Charter and give expression to its purposes.&lt;br/&gt;&lt;br/&gt;</text:p>
          </table:table-cell>
          <table:table-cell office:value-type="float" office:value="200">
            <text:p>200</text:p>
          </table:table-cell>
          <table:table-cell office:value-type="float" office:value="0">
            <text:p>0</text:p>
          </table:table-cell>
          <table:table-cell office:value-type="float" office:value="50">
            <text:p>50</text:p>
          </table:table-cell>
          <table:table-cell office:value-type="float" office:value="3">
            <text:p>3</text:p>
          </table:table-cell>
          <table:table-cell office:value-type="string">
            <text:p>Peace</text:p>
          </table:table-cell>
          <table:table-cell office:value-type="string">
            <text:p>http://en.wikipedia.org/wiki/Peace</text:p>
          </table:table-cell>
          <table:table-cell office:value-type="string">
            <text:p>Nations</text:p>
          </table:table-cell>
          <table:table-cell office:value-type="string">
            <text:p>http://en.wikipedia.org/wiki/Nations</text:p>
          </table:table-cell>
          <table:table-cell table:style-name="Default"/>
          <table:table-cell office:value-type="float" office:value="1">
            <text:p>1</text:p>
          </table:table-cell>
          <table:table-cell table:number-columns-repeated="3"/>
          <table:table-cell table:formula="of:=CONCATENATE(TEXT([.$AD508];&quot;#&quot;);&quot;,&quot;;TEXT([.$AF508];&quot;#&quot;);&quot;,&quot;;TEXT([.$AM508];&quot;#&quot;))" office:value-type="string" office:string-value="200,50,1">
            <text:p>200,50,1</text:p>
          </table:table-cell>
        </table:table-row>
        <table:table-row table:style-name="ro1">
          <table:table-cell office:value-type="string">
            <text:p>2E924SMEZZ2MXTASG4ZPHY38UOV3KF</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2 GMT 2012</text:p>
          </table:table-cell>
          <table:table-cell table:number-columns-repeated="2"/>
          <table:table-cell office:value-type="string">
            <text:p>22C9RJ85OZIZTQAFHZDOWQ5E16O8WE</text:p>
          </table:table-cell>
          <table:table-cell office:value-type="string">
            <text:p>A33GBAC29A0MS5</text:p>
          </table:table-cell>
          <table:table-cell office:value-type="string">
            <text:p>Approved</text:p>
          </table:table-cell>
          <table:table-cell office:value-type="string">
            <text:p>Thu Aug 30 18:45:59 GMT 2012</text:p>
          </table:table-cell>
          <table:table-cell office:value-type="string">
            <text:p>Thu Aug 30 18:46:17 GMT 2012</text:p>
          </table:table-cell>
          <table:table-cell office:value-type="string">
            <text:p>Thu Sep 06 18:46:17 GMT 2012</text:p>
          </table:table-cell>
          <table:table-cell office:value-type="string">
            <text:p>2012/09/06 18:49:20 +0000</text:p>
          </table:table-cell>
          <table:table-cell table:number-columns-repeated="2"/>
          <table:table-cell office:value-type="float" office:value="18">
            <text:p>18</text:p>
          </table:table-cell>
          <table:table-cell table:number-columns-repeated="2" office:value-type="string">
            <text:p>100% (84/84)</text:p>
          </table:table-cell>
          <table:table-cell office:value-type="string">
            <text:p>0% (0/0)</text:p>
          </table:table-cell>
          <table:table-cell office:value-type="string">
            <text:p>James_Buchanan_2:56.txt</text:p>
          </table:table-cell>
          <table:table-cell office:value-type="string">
            <text:p>I recommend to your favorable regard the local interests of the District of Columbia. As the residence of Congress and the Executive Departments of the Government, we can not fail to feel a deep concern in its welfare. This is heightened by the high character and the peaceful and orderly conduct of its resident inhabitants.&lt;br/&gt;&lt;br/&gt;I can not conclude without performing the agreeable duty of expressing my gratification that Congress so kindly responded to the recommendation of my last annual message by affording me sufficient time before the close of their late session for the examination of all the bills presented to me for approval. This change in the practice of Congress has proved to be a wholesome reform. It exerted a beneficial influence on the transaction of legislative business and elicited the general approbation of the country. It enabled Congress to adjourn with that dignity and deliberation so becoming to the representatives of this great Republic, without having crowded into general appropriation bills provisions foreign to their nature and of doubtful constitutionality and expediency. Let me warmly and strongly commend this precedent established by themselves as a guide to their proceedings during the present session.&lt;br/&gt;&lt;br/&gt;</text:p>
          </table:table-cell>
          <table:table-cell office:value-type="float" office:value="100">
            <text:p>100</text:p>
          </table:table-cell>
          <table:table-cell office:value-type="float" office:value="0">
            <text:p>0</text:p>
          </table:table-cell>
          <table:table-cell office:value-type="float" office:value="50">
            <text:p>50</text:p>
          </table:table-cell>
          <table:table-cell office:value-type="float" office:value="2">
            <text:p>2</text:p>
          </table:table-cell>
          <table:table-cell office:value-type="string">
            <text:p>Tara Singh Malhotra</text:p>
          </table:table-cell>
          <table:table-cell office:value-type="string">
            <text:p>http://en.wikipedia.org/wiki/Tara_Singh_Malhotra</text:p>
          </table:table-cell>
          <table:table-cell office:value-type="string">
            <text:p>Highway Beautification Act</text:p>
          </table:table-cell>
          <table:table-cell office:value-type="string">
            <text:p>http://en.wikipedia.org/wiki/Highway_Beautification_Act</text:p>
          </table:table-cell>
          <table:table-cell table:style-name="Default"/>
          <table:table-cell office:value-type="float" office:value="2">
            <text:p>2</text:p>
          </table:table-cell>
          <table:table-cell table:number-columns-repeated="3"/>
          <table:table-cell table:formula="of:=CONCATENATE(TEXT([.$AD509];&quot;#&quot;);&quot;,&quot;;TEXT([.$AF509];&quot;#&quot;);&quot;,&quot;;TEXT([.$AM509];&quot;#&quot;))" office:value-type="string" office:string-value="100,50,2">
            <text:p>100,50,2</text:p>
          </table:table-cell>
        </table:table-row>
        <table:table-row table:style-name="ro1">
          <table:table-cell office:value-type="string">
            <text:p>2E924SMEZZ2MXTASG4ZPHY38UOV3KF</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2 GMT 2012</text:p>
          </table:table-cell>
          <table:table-cell table:number-columns-repeated="2"/>
          <table:table-cell office:value-type="string">
            <text:p>2418JHSTLB3LFOZOGSFBREJRJDJGS3</text:p>
          </table:table-cell>
          <table:table-cell office:value-type="string">
            <text:p>A31ALYJKPKD09W</text:p>
          </table:table-cell>
          <table:table-cell office:value-type="string">
            <text:p>Approved</text:p>
          </table:table-cell>
          <table:table-cell office:value-type="string">
            <text:p>Fri Aug 31 00:35:31 GMT 2012</text:p>
          </table:table-cell>
          <table:table-cell office:value-type="string">
            <text:p>Fri Aug 31 00:35:39 GMT 2012</text:p>
          </table:table-cell>
          <table:table-cell office:value-type="string">
            <text:p>Fri Sep 07 00:35:39 GMT 2012</text:p>
          </table:table-cell>
          <table:table-cell office:value-type="string">
            <text:p>2012/09/07 00:39:12 +0000</text:p>
          </table:table-cell>
          <table:table-cell table:number-columns-repeated="2"/>
          <table:table-cell office:value-type="float" office:value="8">
            <text:p>8</text:p>
          </table:table-cell>
          <table:table-cell office:value-type="string">
            <text:p>100% (294/295)</text:p>
          </table:table-cell>
          <table:table-cell office:value-type="string">
            <text:p>100% (62/62)</text:p>
          </table:table-cell>
          <table:table-cell office:value-type="string">
            <text:p>0% (0/0)</text:p>
          </table:table-cell>
          <table:table-cell office:value-type="string">
            <text:p>James_Buchanan_2:56.txt</text:p>
          </table:table-cell>
          <table:table-cell office:value-type="string">
            <text:p>I recommend to your favorable regard the local interests of the District of Columbia. As the residence of Congress and the Executive Departments of the Government, we can not fail to feel a deep concern in its welfare. This is heightened by the high character and the peaceful and orderly conduct of its resident inhabitants.&lt;br/&gt;&lt;br/&gt;I can not conclude without performing the agreeable duty of expressing my gratification that Congress so kindly responded to the recommendation of my last annual message by affording me sufficient time before the close of their late session for the examination of all the bills presented to me for approval. This change in the practice of Congress has proved to be a wholesome reform. It exerted a beneficial influence on the transaction of legislative business and elicited the general approbation of the country. It enabled Congress to adjourn with that dignity and deliberation so becoming to the representatives of this great Republic, without having crowded into general appropriation bills provisions foreign to their nature and of doubtful constitutionality and expediency. Let me warmly and strongly commend this precedent established by themselves as a guide to their proceedings during the present session.&lt;br/&gt;&lt;br/&gt;</text:p>
          </table:table-cell>
          <table:table-cell office:value-type="float" office:value="100">
            <text:p>100</text:p>
          </table:table-cell>
          <table:table-cell office:value-type="float" office:value="0">
            <text:p>0</text:p>
          </table:table-cell>
          <table:table-cell office:value-type="float" office:value="50">
            <text:p>50</text:p>
          </table:table-cell>
          <table:table-cell office:value-type="float" office:value="2">
            <text:p>2</text:p>
          </table:table-cell>
          <table:table-cell office:value-type="string">
            <text:p>Tara Singh Malhotra</text:p>
          </table:table-cell>
          <table:table-cell office:value-type="string">
            <text:p>http://en.wikipedia.org/wiki/Tara_Singh_Malhotra</text:p>
          </table:table-cell>
          <table:table-cell office:value-type="string">
            <text:p>Highway Beautification Act</text:p>
          </table:table-cell>
          <table:table-cell office:value-type="string">
            <text:p>http://en.wikipedia.org/wiki/Highway_Beautification_Act</text:p>
          </table:table-cell>
          <table:table-cell table:style-name="Default"/>
          <table:table-cell office:value-type="float" office:value="2">
            <text:p>2</text:p>
          </table:table-cell>
          <table:table-cell table:number-columns-repeated="3"/>
          <table:table-cell table:formula="of:=CONCATENATE(TEXT([.$AD510];&quot;#&quot;);&quot;,&quot;;TEXT([.$AF510];&quot;#&quot;);&quot;,&quot;;TEXT([.$AM510];&quot;#&quot;))" office:value-type="string" office:string-value="100,50,2">
            <text:p>100,50,2</text:p>
          </table:table-cell>
        </table:table-row>
        <table:table-row table:style-name="ro1">
          <table:table-cell office:value-type="string">
            <text:p>2E924SMEZZ2MXTASG4ZPHY38UOV3KF</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2 GMT 2012</text:p>
          </table:table-cell>
          <table:table-cell table:number-columns-repeated="2"/>
          <table:table-cell office:value-type="string">
            <text:p>2JZ46OQ1SNQQMZUC7FSQSCNR6JO5PI</text:p>
          </table:table-cell>
          <table:table-cell office:value-type="string">
            <text:p>A30SN6C7YX0OIP</text:p>
          </table:table-cell>
          <table:table-cell office:value-type="string">
            <text:p>Approved</text:p>
          </table:table-cell>
          <table:table-cell office:value-type="string">
            <text:p>Thu Aug 30 19:56:38 GMT 2012</text:p>
          </table:table-cell>
          <table:table-cell office:value-type="string">
            <text:p>Thu Aug 30 19:56:45 GMT 2012</text:p>
          </table:table-cell>
          <table:table-cell office:value-type="string">
            <text:p>Thu Sep 06 19:56:45 GMT 2012</text:p>
          </table:table-cell>
          <table:table-cell office:value-type="string">
            <text:p>2012/09/06 19:59:13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James_Buchanan_2:56.txt</text:p>
          </table:table-cell>
          <table:table-cell office:value-type="string">
            <text:p>I recommend to your favorable regard the local interests of the District of Columbia. As the residence of Congress and the Executive Departments of the Government, we can not fail to feel a deep concern in its welfare. This is heightened by the high character and the peaceful and orderly conduct of its resident inhabitants.&lt;br/&gt;&lt;br/&gt;I can not conclude without performing the agreeable duty of expressing my gratification that Congress so kindly responded to the recommendation of my last annual message by affording me sufficient time before the close of their late session for the examination of all the bills presented to me for approval. This change in the practice of Congress has proved to be a wholesome reform. It exerted a beneficial influence on the transaction of legislative business and elicited the general approbation of the country. It enabled Congress to adjourn with that dignity and deliberation so becoming to the representatives of this great Republic, without having crowded into general appropriation bills provisions foreign to their nature and of doubtful constitutionality and expediency. Let me warmly and strongly commend this precedent established by themselves as a guide to their proceedings during the present session.&lt;br/&gt;&lt;br/&gt;</text:p>
          </table:table-cell>
          <table:table-cell office:value-type="float" office:value="100">
            <text:p>100</text:p>
          </table:table-cell>
          <table:table-cell office:value-type="float" office:value="0">
            <text:p>0</text:p>
          </table:table-cell>
          <table:table-cell office:value-type="float" office:value="50">
            <text:p>50</text:p>
          </table:table-cell>
          <table:table-cell office:value-type="float" office:value="2">
            <text:p>2</text:p>
          </table:table-cell>
          <table:table-cell office:value-type="string">
            <text:p>Tara Singh Malhotra</text:p>
          </table:table-cell>
          <table:table-cell office:value-type="string">
            <text:p>http://en.wikipedia.org/wiki/Tara_Singh_Malhotra</text:p>
          </table:table-cell>
          <table:table-cell office:value-type="string">
            <text:p>Highway Beautification Act</text:p>
          </table:table-cell>
          <table:table-cell office:value-type="string">
            <text:p>http://en.wikipedia.org/wiki/Highway_Beautification_Act</text:p>
          </table:table-cell>
          <table:table-cell table:style-name="Default" office:value-type="string">
            <text:p>NO</text:p>
          </table:table-cell>
          <table:table-cell office:value-type="float" office:value="1">
            <text:p>1</text:p>
          </table:table-cell>
          <table:table-cell table:number-columns-repeated="3"/>
          <table:table-cell table:formula="of:=CONCATENATE(TEXT([.$AD511];&quot;#&quot;);&quot;,&quot;;TEXT([.$AF511];&quot;#&quot;);&quot;,&quot;;TEXT([.$AM511];&quot;#&quot;))" office:value-type="string" office:string-value="100,50,1">
            <text:p>100,50,1</text:p>
          </table:table-cell>
        </table:table-row>
        <table:table-row table:style-name="ro1">
          <table:table-cell office:value-type="string">
            <text:p>2HUOK2JE1M7PZTXQY6XO7AC05DYOV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2 GMT 2012</text:p>
          </table:table-cell>
          <table:table-cell table:number-columns-repeated="2"/>
          <table:table-cell office:value-type="string">
            <text:p>25EEC1PC6SK96SWAV99ZMHMAF6D0O7</text:p>
          </table:table-cell>
          <table:table-cell office:value-type="string">
            <text:p>A33GBAC29A0MS5</text:p>
          </table:table-cell>
          <table:table-cell office:value-type="string">
            <text:p>Approved</text:p>
          </table:table-cell>
          <table:table-cell office:value-type="string">
            <text:p>Thu Aug 30 18:47:13 GMT 2012</text:p>
          </table:table-cell>
          <table:table-cell office:value-type="string">
            <text:p>Thu Aug 30 18:47:22 GMT 2012</text:p>
          </table:table-cell>
          <table:table-cell office:value-type="string">
            <text:p>Thu Sep 06 18:47:22 GMT 2012</text:p>
          </table:table-cell>
          <table:table-cell office:value-type="string">
            <text:p>2012/09/06 18:49:22 +0000</text:p>
          </table:table-cell>
          <table:table-cell table:number-columns-repeated="2"/>
          <table:table-cell office:value-type="float" office:value="9">
            <text:p>9</text:p>
          </table:table-cell>
          <table:table-cell table:number-columns-repeated="2" office:value-type="string">
            <text:p>100% (84/84)</text:p>
          </table:table-cell>
          <table:table-cell office:value-type="string">
            <text:p>0% (0/0)</text:p>
          </table:table-cell>
          <table:table-cell office:value-type="string">
            <text:p>Abraham_Lincoln_1:29.txt</text:p>
          </table:table-cell>
          <table:table-cell office:value-type="string">
            <text:p>Under and by virtue of the act of Congress entitled 'An act to confiscate property used for insurrectionary purposes,' approved August 6, 1861, the legal claims of certain persons to the labor and service of certain other persons have become forfeited, and numbers of the latter thus liberated are already dependent on the United States and must be provided for in some way. Besides this, it is not impossible that some of the States will pass similar enactments for their own benefit respectively, and by operation of which persons of the same class will be thrown upon them for disposal. In such case I recommend that Congress provide for accepting such persons from such States, according to some mode of valuation, in lieu, pro tanto, of direct taxes, or upon some other plan to be agreed on with such States respectively; that such persons, on such acceptance by the General Government, be at once deemed free, and that in any event steps be taken for colonizing both classes (or the one first mentioned if the other shall not be brought into existence) at some place or places in a climate congenial to them. It might be well to consider, too, whether the free colored people already in the United States could not, so far as individuals may desire, be included in such colonization.&lt;br/&gt;&lt;br/&gt;To carry out the plan of colonization may involve the acquiring of territory, and also the appropriation of money beyond that to be expended in the territorial acquisition. Having practiced the acquisition of territory for nearly sixty years, the question of constitutional power to do so is no longer an open one with us. The power was questioned at first by Mr. Jefferson, who, however, in the purchase of Louisiana, yielded his scruples on the plea of great expediency. If it be said that the only legitimate object of acquiring territory is to furnish homes for white men, this measure effects that object, for the emigration of colored men leaves additional room for white men remaining or coming here. Mr. Jefferson, however, placed the importance of procuring Louisiana more on political and commercial grounds than on providing room for population.&lt;br/&gt;&lt;br/&gt;</text:p>
          </table:table-cell>
          <table:table-cell office:value-type="float" office:value="100">
            <text:p>100</text:p>
          </table:table-cell>
          <table:table-cell office:value-type="float" office:value="2">
            <text:p>2</text:p>
          </table:table-cell>
          <table:table-cell office:value-type="float" office:value="10">
            <text:p>10</text:p>
          </table:table-cell>
          <table:table-cell office:value-type="float" office:value="3">
            <text:p>3</text:p>
          </table:table-cell>
          <table:table-cell office:value-type="string">
            <text:p>Stereoscopy</text:p>
          </table:table-cell>
          <table:table-cell office:value-type="string">
            <text:p>http://en.wikipedia.org/wiki/Stereoscopy</text:p>
          </table:table-cell>
          <table:table-cell office:value-type="string">
            <text:p>Congress</text:p>
          </table:table-cell>
          <table:table-cell office:value-type="string">
            <text:p>http://en.wikipedia.org/wiki/Congress</text:p>
          </table:table-cell>
          <table:table-cell table:style-name="Default"/>
          <table:table-cell office:value-type="float" office:value="2">
            <text:p>2</text:p>
          </table:table-cell>
          <table:table-cell table:number-columns-repeated="3"/>
          <table:table-cell table:formula="of:=CONCATENATE(TEXT([.$AD512];&quot;#&quot;);&quot;,&quot;;TEXT([.$AF512];&quot;#&quot;);&quot;,&quot;;TEXT([.$AM512];&quot;#&quot;))" office:value-type="string" office:string-value="100,10,2">
            <text:p>100,10,2</text:p>
          </table:table-cell>
        </table:table-row>
        <table:table-row table:style-name="ro1">
          <table:table-cell office:value-type="string">
            <text:p>2HUOK2JE1M7PZTXQY6XO7AC05DYOV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2 GMT 2012</text:p>
          </table:table-cell>
          <table:table-cell table:number-columns-repeated="2"/>
          <table:table-cell office:value-type="string">
            <text:p>2IDZ6R70G5R9NMWOA5574SSTSF19P7</text:p>
          </table:table-cell>
          <table:table-cell office:value-type="string">
            <text:p>A3343ON7H5UO3L</text:p>
          </table:table-cell>
          <table:table-cell office:value-type="string">
            <text:p>Approved</text:p>
          </table:table-cell>
          <table:table-cell office:value-type="string">
            <text:p>Thu Aug 30 18:21:49 GMT 2012</text:p>
          </table:table-cell>
          <table:table-cell office:value-type="string">
            <text:p>Thu Aug 30 18:22:11 GMT 2012</text:p>
          </table:table-cell>
          <table:table-cell office:value-type="string">
            <text:p>Thu Sep 06 18:22:11 GMT 2012</text:p>
          </table:table-cell>
          <table:table-cell office:value-type="string">
            <text:p>2012/09/06 18:24:23 +0000</text:p>
          </table:table-cell>
          <table:table-cell table:number-columns-repeated="2"/>
          <table:table-cell office:value-type="float" office:value="22">
            <text:p>22</text:p>
          </table:table-cell>
          <table:table-cell table:number-columns-repeated="2" office:value-type="string">
            <text:p>100% (17/17)</text:p>
          </table:table-cell>
          <table:table-cell office:value-type="string">
            <text:p>0% (0/0)</text:p>
          </table:table-cell>
          <table:table-cell office:value-type="string">
            <text:p>Abraham_Lincoln_1:29.txt</text:p>
          </table:table-cell>
          <table:table-cell office:value-type="string">
            <text:p>Under and by virtue of the act of Congress entitled 'An act to confiscate property used for insurrectionary purposes,' approved August 6, 1861, the legal claims of certain persons to the labor and service of certain other persons have become forfeited, and numbers of the latter thus liberated are already dependent on the United States and must be provided for in some way. Besides this, it is not impossible that some of the States will pass similar enactments for their own benefit respectively, and by operation of which persons of the same class will be thrown upon them for disposal. In such case I recommend that Congress provide for accepting such persons from such States, according to some mode of valuation, in lieu, pro tanto, of direct taxes, or upon some other plan to be agreed on with such States respectively; that such persons, on such acceptance by the General Government, be at once deemed free, and that in any event steps be taken for colonizing both classes (or the one first mentioned if the other shall not be brought into existence) at some place or places in a climate congenial to them. It might be well to consider, too, whether the free colored people already in the United States could not, so far as individuals may desire, be included in such colonization.&lt;br/&gt;&lt;br/&gt;To carry out the plan of colonization may involve the acquiring of territory, and also the appropriation of money beyond that to be expended in the territorial acquisition. Having practiced the acquisition of territory for nearly sixty years, the question of constitutional power to do so is no longer an open one with us. The power was questioned at first by Mr. Jefferson, who, however, in the purchase of Louisiana, yielded his scruples on the plea of great expediency. If it be said that the only legitimate object of acquiring territory is to furnish homes for white men, this measure effects that object, for the emigration of colored men leaves additional room for white men remaining or coming here. Mr. Jefferson, however, placed the importance of procuring Louisiana more on political and commercial grounds than on providing room for population.&lt;br/&gt;&lt;br/&gt;</text:p>
          </table:table-cell>
          <table:table-cell office:value-type="float" office:value="100">
            <text:p>100</text:p>
          </table:table-cell>
          <table:table-cell office:value-type="float" office:value="2">
            <text:p>2</text:p>
          </table:table-cell>
          <table:table-cell office:value-type="float" office:value="10">
            <text:p>10</text:p>
          </table:table-cell>
          <table:table-cell office:value-type="float" office:value="3">
            <text:p>3</text:p>
          </table:table-cell>
          <table:table-cell office:value-type="string">
            <text:p>Stereoscopy</text:p>
          </table:table-cell>
          <table:table-cell office:value-type="string">
            <text:p>http://en.wikipedia.org/wiki/Stereoscopy</text:p>
          </table:table-cell>
          <table:table-cell office:value-type="string">
            <text:p>Congress</text:p>
          </table:table-cell>
          <table:table-cell office:value-type="string">
            <text:p>http://en.wikipedia.org/wiki/Congress</text:p>
          </table:table-cell>
          <table:table-cell table:style-name="Default"/>
          <table:table-cell office:value-type="float" office:value="1">
            <text:p>1</text:p>
          </table:table-cell>
          <table:table-cell table:number-columns-repeated="3"/>
          <table:table-cell table:formula="of:=CONCATENATE(TEXT([.$AD513];&quot;#&quot;);&quot;,&quot;;TEXT([.$AF513];&quot;#&quot;);&quot;,&quot;;TEXT([.$AM513];&quot;#&quot;))" office:value-type="string" office:string-value="100,10,1">
            <text:p>100,10,1</text:p>
          </table:table-cell>
        </table:table-row>
        <table:table-row table:style-name="ro1">
          <table:table-cell office:value-type="string">
            <text:p>2HUOK2JE1M7PZTXQY6XO7AC05DYOV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2 GMT 2012</text:p>
          </table:table-cell>
          <table:table-cell table:number-columns-repeated="2"/>
          <table:table-cell office:value-type="string">
            <text:p>2USCOK2JE1M74T8ES1N6WZAC5LBUNO</text:p>
          </table:table-cell>
          <table:table-cell office:value-type="string">
            <text:p>A997OZ3H2B3Q2</text:p>
          </table:table-cell>
          <table:table-cell office:value-type="string">
            <text:p>Approved</text:p>
          </table:table-cell>
          <table:table-cell office:value-type="string">
            <text:p>Thu Aug 30 18:39:52 GMT 2012</text:p>
          </table:table-cell>
          <table:table-cell office:value-type="string">
            <text:p>Thu Aug 30 18:40:13 GMT 2012</text:p>
          </table:table-cell>
          <table:table-cell office:value-type="string">
            <text:p>Thu Sep 06 18:40:13 GMT 2012</text:p>
          </table:table-cell>
          <table:table-cell office:value-type="string">
            <text:p>2012/09/06 18:44:15 +0000</text:p>
          </table:table-cell>
          <table:table-cell table:number-columns-repeated="2"/>
          <table:table-cell office:value-type="float" office:value="21">
            <text:p>21</text:p>
          </table:table-cell>
          <table:table-cell table:number-columns-repeated="2" office:value-type="string">
            <text:p>100% (93/93)</text:p>
          </table:table-cell>
          <table:table-cell office:value-type="string">
            <text:p>0% (0/0)</text:p>
          </table:table-cell>
          <table:table-cell office:value-type="string">
            <text:p>Abraham_Lincoln_1:29.txt</text:p>
          </table:table-cell>
          <table:table-cell office:value-type="string">
            <text:p>Under and by virtue of the act of Congress entitled 'An act to confiscate property used for insurrectionary purposes,' approved August 6, 1861, the legal claims of certain persons to the labor and service of certain other persons have become forfeited, and numbers of the latter thus liberated are already dependent on the United States and must be provided for in some way. Besides this, it is not impossible that some of the States will pass similar enactments for their own benefit respectively, and by operation of which persons of the same class will be thrown upon them for disposal. In such case I recommend that Congress provide for accepting such persons from such States, according to some mode of valuation, in lieu, pro tanto, of direct taxes, or upon some other plan to be agreed on with such States respectively; that such persons, on such acceptance by the General Government, be at once deemed free, and that in any event steps be taken for colonizing both classes (or the one first mentioned if the other shall not be brought into existence) at some place or places in a climate congenial to them. It might be well to consider, too, whether the free colored people already in the United States could not, so far as individuals may desire, be included in such colonization.&lt;br/&gt;&lt;br/&gt;To carry out the plan of colonization may involve the acquiring of territory, and also the appropriation of money beyond that to be expended in the territorial acquisition. Having practiced the acquisition of territory for nearly sixty years, the question of constitutional power to do so is no longer an open one with us. The power was questioned at first by Mr. Jefferson, who, however, in the purchase of Louisiana, yielded his scruples on the plea of great expediency. If it be said that the only legitimate object of acquiring territory is to furnish homes for white men, this measure effects that object, for the emigration of colored men leaves additional room for white men remaining or coming here. Mr. Jefferson, however, placed the importance of procuring Louisiana more on political and commercial grounds than on providing room for population.&lt;br/&gt;&lt;br/&gt;</text:p>
          </table:table-cell>
          <table:table-cell office:value-type="float" office:value="100">
            <text:p>100</text:p>
          </table:table-cell>
          <table:table-cell office:value-type="float" office:value="2">
            <text:p>2</text:p>
          </table:table-cell>
          <table:table-cell office:value-type="float" office:value="10">
            <text:p>10</text:p>
          </table:table-cell>
          <table:table-cell office:value-type="float" office:value="3">
            <text:p>3</text:p>
          </table:table-cell>
          <table:table-cell office:value-type="string">
            <text:p>Stereoscopy</text:p>
          </table:table-cell>
          <table:table-cell office:value-type="string">
            <text:p>http://en.wikipedia.org/wiki/Stereoscopy</text:p>
          </table:table-cell>
          <table:table-cell office:value-type="string">
            <text:p>Congress</text:p>
          </table:table-cell>
          <table:table-cell office:value-type="string">
            <text:p>http://en.wikipedia.org/wiki/Congress</text:p>
          </table:table-cell>
          <table:table-cell table:style-name="Default"/>
          <table:table-cell office:value-type="float" office:value="2">
            <text:p>2</text:p>
          </table:table-cell>
          <table:table-cell table:number-columns-repeated="3"/>
          <table:table-cell table:formula="of:=CONCATENATE(TEXT([.$AD514];&quot;#&quot;);&quot;,&quot;;TEXT([.$AF514];&quot;#&quot;);&quot;,&quot;;TEXT([.$AM514];&quot;#&quot;))" office:value-type="string" office:string-value="100,10,2">
            <text:p>100,10,2</text:p>
          </table:table-cell>
        </table:table-row>
        <table:table-row table:style-name="ro1">
          <table:table-cell office:value-type="string">
            <text:p>22G58B727M0IVO8MKBXYNSVF5NHWB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2 GMT 2012</text:p>
          </table:table-cell>
          <table:table-cell table:number-columns-repeated="2"/>
          <table:table-cell office:value-type="string">
            <text:p>277B0HFL42J107TDIHT7U0IGK1BL0E</text:p>
          </table:table-cell>
          <table:table-cell office:value-type="string">
            <text:p>A30SN6C7YX0OIP</text:p>
          </table:table-cell>
          <table:table-cell office:value-type="string">
            <text:p>Approved</text:p>
          </table:table-cell>
          <table:table-cell office:value-type="string">
            <text:p>Thu Aug 30 19:50:53 GMT 2012</text:p>
          </table:table-cell>
          <table:table-cell office:value-type="string">
            <text:p>Thu Aug 30 19:51:00 GMT 2012</text:p>
          </table:table-cell>
          <table:table-cell office:value-type="string">
            <text:p>Thu Sep 06 19:51:00 GMT 2012</text:p>
          </table:table-cell>
          <table:table-cell office:value-type="string">
            <text:p>2012/09/06 19:54:14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Grover_Cleveland_5:89.txt</text:p>
          </table:table-cell>
          <table:table-cell office:value-type="string">
            <text:p>These new adjustments are not only absolutely just and easily borne, but they have the further merit of being such as can be remitted without unfavorable business disturbance whenever the necessity of their imposition no longer exists.&lt;br/&gt;&lt;br/&gt;In my great desire for the success of this measure I can not restrain the suggestion that its success can only be attained by means of unselfish counsel on the part of the friends of tariff reform and as a result of their willingness to subordinate personal desires and ambitions to the general good. The local interests affected by the proposed reform are so numerous and so varied that if all are insisted upon the legislation embodying the reform must inevitably fail.&lt;br/&gt;&lt;br/&gt;</text:p>
          </table:table-cell>
          <table:table-cell office:value-type="float" office:value="20">
            <text:p>20</text:p>
          </table:table-cell>
          <table:table-cell office:value-type="float" office:value="2">
            <text:p>2</text:p>
          </table:table-cell>
          <table:table-cell office:value-type="float" office:value="100">
            <text:p>100</text:p>
          </table:table-cell>
          <table:table-cell office:value-type="float" office:value="2">
            <text:p>2</text:p>
          </table:table-cell>
          <table:table-cell office:value-type="string">
            <text:p>Petre P. Carp</text:p>
          </table:table-cell>
          <table:table-cell office:value-type="string">
            <text:p>http://en.wikipedia.org/wiki/Petre_P._Carp</text:p>
          </table:table-cell>
          <table:table-cell office:value-type="string">
            <text:p>Opportunism</text:p>
          </table:table-cell>
          <table:table-cell office:value-type="string">
            <text:p>http://en.wikipedia.org/wiki/Opportunism</text:p>
          </table:table-cell>
          <table:table-cell table:style-name="Default" office:value-type="string">
            <text:p>NO</text:p>
          </table:table-cell>
          <table:table-cell office:value-type="float" office:value="2">
            <text:p>2</text:p>
          </table:table-cell>
          <table:table-cell table:number-columns-repeated="3"/>
          <table:table-cell table:formula="of:=CONCATENATE(TEXT([.$AD515];&quot;#&quot;);&quot;,&quot;;TEXT([.$AF515];&quot;#&quot;);&quot;,&quot;;TEXT([.$AM515];&quot;#&quot;))" office:value-type="string" office:string-value="20,100,2">
            <text:p>20,100,2</text:p>
          </table:table-cell>
        </table:table-row>
        <table:table-row table:style-name="ro1">
          <table:table-cell office:value-type="string">
            <text:p>22G58B727M0IVO8MKBXYNSVF5NHWB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2 GMT 2012</text:p>
          </table:table-cell>
          <table:table-cell table:number-columns-repeated="2"/>
          <table:table-cell office:value-type="string">
            <text:p>2RQ5PQJQ9OPL060C1WIXO8KCTGFY0J</text:p>
          </table:table-cell>
          <table:table-cell office:value-type="string">
            <text:p>A23S6QOSZH9TMT</text:p>
          </table:table-cell>
          <table:table-cell office:value-type="string">
            <text:p>Approved</text:p>
          </table:table-cell>
          <table:table-cell office:value-type="string">
            <text:p>Thu Aug 30 19:58:49 GMT 2012</text:p>
          </table:table-cell>
          <table:table-cell office:value-type="string">
            <text:p>Thu Aug 30 19:59:44 GMT 2012</text:p>
          </table:table-cell>
          <table:table-cell office:value-type="string">
            <text:p>Thu Sep 06 19:59:44 GMT 2012</text:p>
          </table:table-cell>
          <table:table-cell office:value-type="string">
            <text:p>2012/09/06 20:04:11 +0000</text:p>
          </table:table-cell>
          <table:table-cell table:number-columns-repeated="2"/>
          <table:table-cell office:value-type="float" office:value="55">
            <text:p>55</text:p>
          </table:table-cell>
          <table:table-cell table:number-columns-repeated="2" office:value-type="string">
            <text:p>100% (9/9)</text:p>
          </table:table-cell>
          <table:table-cell office:value-type="string">
            <text:p>0% (0/0)</text:p>
          </table:table-cell>
          <table:table-cell office:value-type="string">
            <text:p>Grover_Cleveland_5:89.txt</text:p>
          </table:table-cell>
          <table:table-cell office:value-type="string">
            <text:p>These new adjustments are not only absolutely just and easily borne, but they have the further merit of being such as can be remitted without unfavorable business disturbance whenever the necessity of their imposition no longer exists.&lt;br/&gt;&lt;br/&gt;In my great desire for the success of this measure I can not restrain the suggestion that its success can only be attained by means of unselfish counsel on the part of the friends of tariff reform and as a result of their willingness to subordinate personal desires and ambitions to the general good. The local interests affected by the proposed reform are so numerous and so varied that if all are insisted upon the legislation embodying the reform must inevitably fail.&lt;br/&gt;&lt;br/&gt;</text:p>
          </table:table-cell>
          <table:table-cell office:value-type="float" office:value="20">
            <text:p>20</text:p>
          </table:table-cell>
          <table:table-cell office:value-type="float" office:value="2">
            <text:p>2</text:p>
          </table:table-cell>
          <table:table-cell office:value-type="float" office:value="100">
            <text:p>100</text:p>
          </table:table-cell>
          <table:table-cell office:value-type="float" office:value="2">
            <text:p>2</text:p>
          </table:table-cell>
          <table:table-cell office:value-type="string">
            <text:p>Petre P. Carp</text:p>
          </table:table-cell>
          <table:table-cell office:value-type="string">
            <text:p>http://en.wikipedia.org/wiki/Petre_P._Carp</text:p>
          </table:table-cell>
          <table:table-cell office:value-type="string">
            <text:p>Opportunism</text:p>
          </table:table-cell>
          <table:table-cell office:value-type="string">
            <text:p>http://en.wikipedia.org/wiki/Opportunism</text:p>
          </table:table-cell>
          <table:table-cell table:style-name="Default"/>
          <table:table-cell office:value-type="float" office:value="2">
            <text:p>2</text:p>
          </table:table-cell>
          <table:table-cell table:number-columns-repeated="3"/>
          <table:table-cell table:formula="of:=CONCATENATE(TEXT([.$AD516];&quot;#&quot;);&quot;,&quot;;TEXT([.$AF516];&quot;#&quot;);&quot;,&quot;;TEXT([.$AM516];&quot;#&quot;))" office:value-type="string" office:string-value="20,100,2">
            <text:p>20,100,2</text:p>
          </table:table-cell>
        </table:table-row>
        <table:table-row table:style-name="ro1">
          <table:table-cell office:value-type="string">
            <text:p>22G58B727M0IVO8MKBXYNSVF5NHWBV</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2 GMT 2012</text:p>
          </table:table-cell>
          <table:table-cell table:number-columns-repeated="2"/>
          <table:table-cell office:value-type="string">
            <text:p>2T6NLVWJ5OPBF7JL6IPM4B7EURZ2UM</text:p>
          </table:table-cell>
          <table:table-cell office:value-type="string">
            <text:p>A31ALYJKPKD09W</text:p>
          </table:table-cell>
          <table:table-cell office:value-type="string">
            <text:p>Approved</text:p>
          </table:table-cell>
          <table:table-cell office:value-type="string">
            <text:p>Fri Aug 31 00:28:37 GMT 2012</text:p>
          </table:table-cell>
          <table:table-cell office:value-type="string">
            <text:p>Fri Aug 31 00:28:45 GMT 2012</text:p>
          </table:table-cell>
          <table:table-cell office:value-type="string">
            <text:p>Fri Sep 07 00:28:45 GMT 2012</text:p>
          </table:table-cell>
          <table:table-cell office:value-type="string">
            <text:p>2012/09/07 00:29:14 +0000</text:p>
          </table:table-cell>
          <table:table-cell table:number-columns-repeated="2"/>
          <table:table-cell office:value-type="float" office:value="8">
            <text:p>8</text:p>
          </table:table-cell>
          <table:table-cell office:value-type="string">
            <text:p>100% (294/295)</text:p>
          </table:table-cell>
          <table:table-cell office:value-type="string">
            <text:p>100% (62/62)</text:p>
          </table:table-cell>
          <table:table-cell office:value-type="string">
            <text:p>0% (0/0)</text:p>
          </table:table-cell>
          <table:table-cell office:value-type="string">
            <text:p>Grover_Cleveland_5:89.txt</text:p>
          </table:table-cell>
          <table:table-cell office:value-type="string">
            <text:p>These new adjustments are not only absolutely just and easily borne, but they have the further merit of being such as can be remitted without unfavorable business disturbance whenever the necessity of their imposition no longer exists.&lt;br/&gt;&lt;br/&gt;In my great desire for the success of this measure I can not restrain the suggestion that its success can only be attained by means of unselfish counsel on the part of the friends of tariff reform and as a result of their willingness to subordinate personal desires and ambitions to the general good. The local interests affected by the proposed reform are so numerous and so varied that if all are insisted upon the legislation embodying the reform must inevitably fail.&lt;br/&gt;&lt;br/&gt;</text:p>
          </table:table-cell>
          <table:table-cell office:value-type="float" office:value="20">
            <text:p>20</text:p>
          </table:table-cell>
          <table:table-cell office:value-type="float" office:value="2">
            <text:p>2</text:p>
          </table:table-cell>
          <table:table-cell office:value-type="float" office:value="100">
            <text:p>100</text:p>
          </table:table-cell>
          <table:table-cell office:value-type="float" office:value="2">
            <text:p>2</text:p>
          </table:table-cell>
          <table:table-cell office:value-type="string">
            <text:p>Petre P. Carp</text:p>
          </table:table-cell>
          <table:table-cell office:value-type="string">
            <text:p>http://en.wikipedia.org/wiki/Petre_P._Carp</text:p>
          </table:table-cell>
          <table:table-cell office:value-type="string">
            <text:p>Opportunism</text:p>
          </table:table-cell>
          <table:table-cell office:value-type="string">
            <text:p>http://en.wikipedia.org/wiki/Opportunism</text:p>
          </table:table-cell>
          <table:table-cell table:style-name="Default"/>
          <table:table-cell office:value-type="float" office:value="2">
            <text:p>2</text:p>
          </table:table-cell>
          <table:table-cell table:number-columns-repeated="3"/>
          <table:table-cell table:formula="of:=CONCATENATE(TEXT([.$AD517];&quot;#&quot;);&quot;,&quot;;TEXT([.$AF517];&quot;#&quot;);&quot;,&quot;;TEXT([.$AM517];&quot;#&quot;))" office:value-type="string" office:string-value="20,100,2">
            <text:p>20,100,2</text:p>
          </table:table-cell>
        </table:table-row>
        <table:table-row table:style-name="ro1">
          <table:table-cell office:value-type="string">
            <text:p>2GFR24SMEZZ21R8RUJL8X9Y39LVJ2L</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2 GMT 2012</text:p>
          </table:table-cell>
          <table:table-cell table:number-columns-repeated="2"/>
          <table:table-cell office:value-type="string">
            <text:p>2FPH0JPPSI2KDNDQZZY5SLM610WIOM</text:p>
          </table:table-cell>
          <table:table-cell office:value-type="string">
            <text:p>A30SN6C7YX0OIP</text:p>
          </table:table-cell>
          <table:table-cell office:value-type="string">
            <text:p>Approved</text:p>
          </table:table-cell>
          <table:table-cell office:value-type="string">
            <text:p>Thu Aug 30 19:36:41 GMT 2012</text:p>
          </table:table-cell>
          <table:table-cell office:value-type="string">
            <text:p>Thu Aug 30 19:36:49 GMT 2012</text:p>
          </table:table-cell>
          <table:table-cell office:value-type="string">
            <text:p>Thu Sep 06 19:36:49 GMT 2012</text:p>
          </table:table-cell>
          <table:table-cell office:value-type="string">
            <text:p>2012/09/06 19:39:15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Richard_Nixon_3:9.txt</text:p>
          </table:table-cell>
          <table:table-cell office:value-type="string">
            <text:p>As our involvement in the war in Vietnam comes to an end, we must now go on to build a generation of peace.&lt;br/&gt;&lt;br/&gt;To achieve that goal, we must first face realistically the need to maintain our defense.&lt;br/&gt;&lt;br/&gt;</text:p>
          </table:table-cell>
          <table:table-cell office:value-type="float" office:value="200">
            <text:p>200</text:p>
          </table:table-cell>
          <table:table-cell office:value-type="float" office:value="2">
            <text:p>2</text:p>
          </table:table-cell>
          <table:table-cell office:value-type="float" office:value="100">
            <text:p>100</text:p>
          </table:table-cell>
          <table:table-cell office:value-type="float" office:value="3">
            <text:p>3</text:p>
          </table:table-cell>
          <table:table-cell office:value-type="string">
            <text:p>Survivor: Marquesas</text:p>
          </table:table-cell>
          <table:table-cell office:value-type="string">
            <text:p>http://en.wikipedia.org/wiki/Survivor:_Marquesas</text:p>
          </table:table-cell>
          <table:table-cell office:value-type="string">
            <text:p>Arnold Resnicoff</text:p>
          </table:table-cell>
          <table:table-cell office:value-type="string">
            <text:p>http://en.wikipedia.org/wiki/Arnold_Resnicoff</text:p>
          </table:table-cell>
          <table:table-cell table:style-name="Default" office:value-type="string">
            <text:p>NO</text:p>
          </table:table-cell>
          <table:table-cell office:value-type="float" office:value="2">
            <text:p>2</text:p>
          </table:table-cell>
          <table:table-cell table:number-columns-repeated="3"/>
          <table:table-cell table:formula="of:=CONCATENATE(TEXT([.$AD518];&quot;#&quot;);&quot;,&quot;;TEXT([.$AF518];&quot;#&quot;);&quot;,&quot;;TEXT([.$AM518];&quot;#&quot;))" office:value-type="string" office:string-value="200,100,2">
            <text:p>200,100,2</text:p>
          </table:table-cell>
        </table:table-row>
        <table:table-row table:style-name="ro1">
          <table:table-cell office:value-type="string">
            <text:p>2GFR24SMEZZ21R8RUJL8X9Y39LVJ2L</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2 GMT 2012</text:p>
          </table:table-cell>
          <table:table-cell table:number-columns-repeated="2"/>
          <table:table-cell office:value-type="string">
            <text:p>2JR6KW4ZMAZHW0FQM0ROVNVRMIAH8M</text:p>
          </table:table-cell>
          <table:table-cell office:value-type="string">
            <text:p>A3U1K9X1LXA5JA</text:p>
          </table:table-cell>
          <table:table-cell office:value-type="string">
            <text:p>Approved</text:p>
          </table:table-cell>
          <table:table-cell office:value-type="string">
            <text:p>Thu Aug 30 18:35:19 GMT 2012</text:p>
          </table:table-cell>
          <table:table-cell office:value-type="string">
            <text:p>Thu Aug 30 18:35:28 GMT 2012</text:p>
          </table:table-cell>
          <table:table-cell office:value-type="string">
            <text:p>Thu Sep 06 18:35:28 GMT 2012</text:p>
          </table:table-cell>
          <table:table-cell office:value-type="string">
            <text:p>2012/09/06 18:39:18 +0000</text:p>
          </table:table-cell>
          <table:table-cell table:number-columns-repeated="2"/>
          <table:table-cell office:value-type="float" office:value="9">
            <text:p>9</text:p>
          </table:table-cell>
          <table:table-cell office:value-type="string">
            <text:p>100% (29/29)</text:p>
          </table:table-cell>
          <table:table-cell office:value-type="string">
            <text:p>100% (28/28)</text:p>
          </table:table-cell>
          <table:table-cell office:value-type="string">
            <text:p>0% (0/0)</text:p>
          </table:table-cell>
          <table:table-cell office:value-type="string">
            <text:p>Richard_Nixon_3:9.txt</text:p>
          </table:table-cell>
          <table:table-cell office:value-type="string">
            <text:p>As our involvement in the war in Vietnam comes to an end, we must now go on to build a generation of peace.&lt;br/&gt;&lt;br/&gt;To achieve that goal, we must first face realistically the need to maintain our defense.&lt;br/&gt;&lt;br/&gt;</text:p>
          </table:table-cell>
          <table:table-cell office:value-type="float" office:value="200">
            <text:p>200</text:p>
          </table:table-cell>
          <table:table-cell office:value-type="float" office:value="2">
            <text:p>2</text:p>
          </table:table-cell>
          <table:table-cell office:value-type="float" office:value="100">
            <text:p>100</text:p>
          </table:table-cell>
          <table:table-cell office:value-type="float" office:value="3">
            <text:p>3</text:p>
          </table:table-cell>
          <table:table-cell office:value-type="string">
            <text:p>Survivor: Marquesas</text:p>
          </table:table-cell>
          <table:table-cell office:value-type="string">
            <text:p>http://en.wikipedia.org/wiki/Survivor:_Marquesas</text:p>
          </table:table-cell>
          <table:table-cell office:value-type="string">
            <text:p>Arnold Resnicoff</text:p>
          </table:table-cell>
          <table:table-cell office:value-type="string">
            <text:p>http://en.wikipedia.org/wiki/Arnold_Resnicoff</text:p>
          </table:table-cell>
          <table:table-cell table:style-name="Default"/>
          <table:table-cell office:value-type="float" office:value="2">
            <text:p>2</text:p>
          </table:table-cell>
          <table:table-cell table:number-columns-repeated="3"/>
          <table:table-cell table:formula="of:=CONCATENATE(TEXT([.$AD519];&quot;#&quot;);&quot;,&quot;;TEXT([.$AF519];&quot;#&quot;);&quot;,&quot;;TEXT([.$AM519];&quot;#&quot;))" office:value-type="string" office:string-value="200,100,2">
            <text:p>200,100,2</text:p>
          </table:table-cell>
        </table:table-row>
        <table:table-row table:style-name="ro1">
          <table:table-cell office:value-type="string">
            <text:p>2GFR24SMEZZ21R8RUJL8X9Y39LVJ2L</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2 GMT 2012</text:p>
          </table:table-cell>
          <table:table-cell table:number-columns-repeated="2"/>
          <table:table-cell office:value-type="string">
            <text:p>2XNP3TVOK5UFYEP3E05O7FYQXJD63V</text:p>
          </table:table-cell>
          <table:table-cell office:value-type="string">
            <text:p>AFLI0J4KQMVHG</text:p>
          </table:table-cell>
          <table:table-cell office:value-type="string">
            <text:p>Approved</text:p>
          </table:table-cell>
          <table:table-cell office:value-type="string">
            <text:p>Thu Aug 30 22:04:45 GMT 2012</text:p>
          </table:table-cell>
          <table:table-cell office:value-type="string">
            <text:p>Thu Aug 30 22:04:48 GMT 2012</text:p>
          </table:table-cell>
          <table:table-cell office:value-type="string">
            <text:p>Thu Sep 06 22:04:48 GMT 2012</text:p>
          </table:table-cell>
          <table:table-cell office:value-type="string">
            <text:p>2012/09/06 22:09:12 +0000</text:p>
          </table:table-cell>
          <table:table-cell table:number-columns-repeated="2"/>
          <table:table-cell office:value-type="float" office:value="3">
            <text:p>3</text:p>
          </table:table-cell>
          <table:table-cell table:number-columns-repeated="2" office:value-type="string">
            <text:p>100% (4/4)</text:p>
          </table:table-cell>
          <table:table-cell office:value-type="string">
            <text:p>0% (0/0)</text:p>
          </table:table-cell>
          <table:table-cell office:value-type="string">
            <text:p>Richard_Nixon_3:9.txt</text:p>
          </table:table-cell>
          <table:table-cell office:value-type="string">
            <text:p>As our involvement in the war in Vietnam comes to an end, we must now go on to build a generation of peace.&lt;br/&gt;&lt;br/&gt;To achieve that goal, we must first face realistically the need to maintain our defense.&lt;br/&gt;&lt;br/&gt;</text:p>
          </table:table-cell>
          <table:table-cell office:value-type="float" office:value="200">
            <text:p>200</text:p>
          </table:table-cell>
          <table:table-cell office:value-type="float" office:value="2">
            <text:p>2</text:p>
          </table:table-cell>
          <table:table-cell office:value-type="float" office:value="100">
            <text:p>100</text:p>
          </table:table-cell>
          <table:table-cell office:value-type="float" office:value="3">
            <text:p>3</text:p>
          </table:table-cell>
          <table:table-cell office:value-type="string">
            <text:p>Survivor: Marquesas</text:p>
          </table:table-cell>
          <table:table-cell office:value-type="string">
            <text:p>http://en.wikipedia.org/wiki/Survivor:_Marquesas</text:p>
          </table:table-cell>
          <table:table-cell office:value-type="string">
            <text:p>Arnold Resnicoff</text:p>
          </table:table-cell>
          <table:table-cell office:value-type="string">
            <text:p>http://en.wikipedia.org/wiki/Arnold_Resnicoff</text:p>
          </table:table-cell>
          <table:table-cell table:style-name="Default"/>
          <table:table-cell office:value-type="float" office:value="2">
            <text:p>2</text:p>
          </table:table-cell>
          <table:table-cell table:number-columns-repeated="3"/>
          <table:table-cell table:formula="of:=CONCATENATE(TEXT([.$AD520];&quot;#&quot;);&quot;,&quot;;TEXT([.$AF520];&quot;#&quot;);&quot;,&quot;;TEXT([.$AM520];&quot;#&quot;))" office:value-type="string" office:string-value="200,100,2">
            <text:p>200,100,2</text:p>
          </table:table-cell>
        </table:table-row>
        <table:table-row table:style-name="ro1">
          <table:table-cell office:value-type="string">
            <text:p>2UVP8PJWKUDDN6AGA0U970B6VLN8JD</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2 GMT 2012</text:p>
          </table:table-cell>
          <table:table-cell table:number-columns-repeated="2"/>
          <table:table-cell office:value-type="string">
            <text:p>2HYO33FDEY5C35OQN1Q3GCRFQUF0R0</text:p>
          </table:table-cell>
          <table:table-cell office:value-type="string">
            <text:p>ASOQ2YAD1YPGL</text:p>
          </table:table-cell>
          <table:table-cell office:value-type="string">
            <text:p>Approved</text:p>
          </table:table-cell>
          <table:table-cell office:value-type="string">
            <text:p>Fri Aug 31 01:31:15 GMT 2012</text:p>
          </table:table-cell>
          <table:table-cell office:value-type="string">
            <text:p>Fri Aug 31 01:32:21 GMT 2012</text:p>
          </table:table-cell>
          <table:table-cell office:value-type="string">
            <text:p>Fri Sep 07 01:32:21 GMT 2012</text:p>
          </table:table-cell>
          <table:table-cell office:value-type="string">
            <text:p>2012/09/07 01:34:12 +0000</text:p>
          </table:table-cell>
          <table:table-cell table:number-columns-repeated="2"/>
          <table:table-cell office:value-type="float" office:value="66">
            <text:p>66</text:p>
          </table:table-cell>
          <table:table-cell table:number-columns-repeated="2" office:value-type="string">
            <text:p>100% (4/4)</text:p>
          </table:table-cell>
          <table:table-cell office:value-type="string">
            <text:p>0% (0/0)</text:p>
          </table:table-cell>
          <table:table-cell office:value-type="string">
            <text:p>Chester_A._Arthur_1:116.txt</text:p>
          </table:table-cell>
          <table:table-cell office:value-type="string">
            <text:p>It seems to me, too, that whatever views may prevail as to the policy of recent legislation by which the Army has ceased to be a part of the posse comitatus, an exception might well be made for permitting the military to assist the civil Territorial authorities in enforcing the laws of the United States. This use of the Army would not seem to be within the alleged evil against which that legislation was aimed. From sparseness of population and other circumstances it is often quite impracticable to summon a civil posse in places where officers of justice require assistance and where a military force is within easy reach.&lt;br/&gt;&lt;br/&gt;The report of the Secretary of the Interior, with accompanying documents, presents an elaborate account of the business of that Department. A summary of it would be too extended for this place. I ask your careful attention to the report itself.&lt;br/&gt;&lt;br/&gt;</text:p>
          </table:table-cell>
          <table:table-cell office:value-type="float" office:value="20">
            <text:p>20</text:p>
          </table:table-cell>
          <table:table-cell office:value-type="float" office:value="3">
            <text:p>3</text:p>
          </table:table-cell>
          <table:table-cell office:value-type="float" office:value="50">
            <text:p>50</text:p>
          </table:table-cell>
          <table:table-cell office:value-type="float" office:value="0">
            <text:p>0</text:p>
          </table:table-cell>
          <table:table-cell office:value-type="string">
            <text:p>Legal aspects of transsexualism in the United States</text:p>
          </table:table-cell>
          <table:table-cell office:value-type="string">
            <text:p>http://en.wikipedia.org/wiki/Legal_aspects_of_transsexualism_in_the_United_States</text:p>
          </table:table-cell>
          <table:table-cell office:value-type="string">
            <text:p>Tara Singh Malhotra</text:p>
          </table:table-cell>
          <table:table-cell office:value-type="string">
            <text:p>http://en.wikipedia.org/wiki/Tara_Singh_Malhotra</text:p>
          </table:table-cell>
          <table:table-cell table:style-name="Default" office:value-type="string">
            <text:p>Neither label is correct</text:p>
          </table:table-cell>
          <table:table-cell/>
          <table:table-cell table:number-columns-repeated="3"/>
          <table:table-cell table:formula="of:=CONCATENATE(TEXT([.$AD521];&quot;#&quot;);&quot;,&quot;;TEXT([.$AF521];&quot;#&quot;);&quot;,&quot;;TEXT([.$AM521];&quot;#&quot;))" office:value-type="string" office:string-value="20,50,">
            <text:p>20,50,</text:p>
          </table:table-cell>
        </table:table-row>
        <table:table-row table:style-name="ro1">
          <table:table-cell office:value-type="string">
            <text:p>2UVP8PJWKUDDN6AGA0U970B6VLN8JD</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2 GMT 2012</text:p>
          </table:table-cell>
          <table:table-cell table:number-columns-repeated="2"/>
          <table:table-cell office:value-type="string">
            <text:p>2M70CP5KXPTI2R625QVPU7NYBNXZYB</text:p>
          </table:table-cell>
          <table:table-cell office:value-type="string">
            <text:p>A30SN6C7YX0OIP</text:p>
          </table:table-cell>
          <table:table-cell office:value-type="string">
            <text:p>Approved</text:p>
          </table:table-cell>
          <table:table-cell office:value-type="string">
            <text:p>Thu Aug 30 19:31:26 GMT 2012</text:p>
          </table:table-cell>
          <table:table-cell office:value-type="string">
            <text:p>Thu Aug 30 19:31:33 GMT 2012</text:p>
          </table:table-cell>
          <table:table-cell office:value-type="string">
            <text:p>Thu Sep 06 19:31:33 GMT 2012</text:p>
          </table:table-cell>
          <table:table-cell office:value-type="string">
            <text:p>2012/09/06 19:34:17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Chester_A._Arthur_1:116.txt</text:p>
          </table:table-cell>
          <table:table-cell office:value-type="string">
            <text:p>It seems to me, too, that whatever views may prevail as to the policy of recent legislation by which the Army has ceased to be a part of the posse comitatus, an exception might well be made for permitting the military to assist the civil Territorial authorities in enforcing the laws of the United States. This use of the Army would not seem to be within the alleged evil against which that legislation was aimed. From sparseness of population and other circumstances it is often quite impracticable to summon a civil posse in places where officers of justice require assistance and where a military force is within easy reach.&lt;br/&gt;&lt;br/&gt;The report of the Secretary of the Interior, with accompanying documents, presents an elaborate account of the business of that Department. A summary of it would be too extended for this place. I ask your careful attention to the report itself.&lt;br/&gt;&lt;br/&gt;</text:p>
          </table:table-cell>
          <table:table-cell office:value-type="float" office:value="20">
            <text:p>20</text:p>
          </table:table-cell>
          <table:table-cell office:value-type="float" office:value="3">
            <text:p>3</text:p>
          </table:table-cell>
          <table:table-cell office:value-type="float" office:value="50">
            <text:p>50</text:p>
          </table:table-cell>
          <table:table-cell office:value-type="float" office:value="0">
            <text:p>0</text:p>
          </table:table-cell>
          <table:table-cell office:value-type="string">
            <text:p>Legal aspects of transsexualism in the United States</text:p>
          </table:table-cell>
          <table:table-cell office:value-type="string">
            <text:p>http://en.wikipedia.org/wiki/Legal_aspects_of_transsexualism_in_the_United_States</text:p>
          </table:table-cell>
          <table:table-cell office:value-type="string">
            <text:p>Tara Singh Malhotra</text:p>
          </table:table-cell>
          <table:table-cell office:value-type="string">
            <text:p>http://en.wikipedia.org/wiki/Tara_Singh_Malhotra</text:p>
          </table:table-cell>
          <table:table-cell table:style-name="Default" office:value-type="string">
            <text:p>NO</text:p>
          </table:table-cell>
          <table:table-cell office:value-type="float" office:value="1">
            <text:p>1</text:p>
          </table:table-cell>
          <table:table-cell table:number-columns-repeated="3"/>
          <table:table-cell table:formula="of:=CONCATENATE(TEXT([.$AD522];&quot;#&quot;);&quot;,&quot;;TEXT([.$AF522];&quot;#&quot;);&quot;,&quot;;TEXT([.$AM522];&quot;#&quot;))" office:value-type="string" office:string-value="20,50,1">
            <text:p>20,50,1</text:p>
          </table:table-cell>
        </table:table-row>
        <table:table-row table:style-name="ro1">
          <table:table-cell office:value-type="string">
            <text:p>2UVP8PJWKUDDN6AGA0U970B6VLN8JD</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2 GMT 2012</text:p>
          </table:table-cell>
          <table:table-cell table:number-columns-repeated="2"/>
          <table:table-cell office:value-type="string">
            <text:p>2QHGSNTL0XUL6PBYITUMUDX5K7C0M8</text:p>
          </table:table-cell>
          <table:table-cell office:value-type="string">
            <text:p>A31ALYJKPKD09W</text:p>
          </table:table-cell>
          <table:table-cell office:value-type="string">
            <text:p>Approved</text:p>
          </table:table-cell>
          <table:table-cell office:value-type="string">
            <text:p>Fri Aug 31 00:31:19 GMT 2012</text:p>
          </table:table-cell>
          <table:table-cell office:value-type="string">
            <text:p>Fri Aug 31 00:31:28 GMT 2012</text:p>
          </table:table-cell>
          <table:table-cell office:value-type="string">
            <text:p>Fri Sep 07 00:31:28 GMT 2012</text:p>
          </table:table-cell>
          <table:table-cell office:value-type="string">
            <text:p>2012/09/07 00:34:13 +0000</text:p>
          </table:table-cell>
          <table:table-cell table:number-columns-repeated="2"/>
          <table:table-cell office:value-type="float" office:value="9">
            <text:p>9</text:p>
          </table:table-cell>
          <table:table-cell office:value-type="string">
            <text:p>100% (294/295)</text:p>
          </table:table-cell>
          <table:table-cell office:value-type="string">
            <text:p>100% (62/62)</text:p>
          </table:table-cell>
          <table:table-cell office:value-type="string">
            <text:p>0% (0/0)</text:p>
          </table:table-cell>
          <table:table-cell office:value-type="string">
            <text:p>Chester_A._Arthur_1:116.txt</text:p>
          </table:table-cell>
          <table:table-cell office:value-type="string">
            <text:p>It seems to me, too, that whatever views may prevail as to the policy of recent legislation by which the Army has ceased to be a part of the posse comitatus, an exception might well be made for permitting the military to assist the civil Territorial authorities in enforcing the laws of the United States. This use of the Army would not seem to be within the alleged evil against which that legislation was aimed. From sparseness of population and other circumstances it is often quite impracticable to summon a civil posse in places where officers of justice require assistance and where a military force is within easy reach.&lt;br/&gt;&lt;br/&gt;The report of the Secretary of the Interior, with accompanying documents, presents an elaborate account of the business of that Department. A summary of it would be too extended for this place. I ask your careful attention to the report itself.&lt;br/&gt;&lt;br/&gt;</text:p>
          </table:table-cell>
          <table:table-cell office:value-type="float" office:value="20">
            <text:p>20</text:p>
          </table:table-cell>
          <table:table-cell office:value-type="float" office:value="3">
            <text:p>3</text:p>
          </table:table-cell>
          <table:table-cell office:value-type="float" office:value="50">
            <text:p>50</text:p>
          </table:table-cell>
          <table:table-cell office:value-type="float" office:value="0">
            <text:p>0</text:p>
          </table:table-cell>
          <table:table-cell office:value-type="string">
            <text:p>Legal aspects of transsexualism in the United States</text:p>
          </table:table-cell>
          <table:table-cell office:value-type="string">
            <text:p>http://en.wikipedia.org/wiki/Legal_aspects_of_transsexualism_in_the_United_States</text:p>
          </table:table-cell>
          <table:table-cell office:value-type="string">
            <text:p>Tara Singh Malhotra</text:p>
          </table:table-cell>
          <table:table-cell office:value-type="string">
            <text:p>http://en.wikipedia.org/wiki/Tara_Singh_Malhotra</text:p>
          </table:table-cell>
          <table:table-cell table:style-name="Default"/>
          <table:table-cell office:value-type="float" office:value="1">
            <text:p>1</text:p>
          </table:table-cell>
          <table:table-cell table:number-columns-repeated="3"/>
          <table:table-cell table:formula="of:=CONCATENATE(TEXT([.$AD523];&quot;#&quot;);&quot;,&quot;;TEXT([.$AF523];&quot;#&quot;);&quot;,&quot;;TEXT([.$AM523];&quot;#&quot;))" office:value-type="string" office:string-value="20,50,1">
            <text:p>20,50,1</text:p>
          </table:table-cell>
        </table:table-row>
        <table:table-row table:style-name="ro1">
          <table:table-cell office:value-type="string">
            <text:p>29BLB3L0FBJ9XXZOLTIE3E5RQJ1LX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2 GMT 2012</text:p>
          </table:table-cell>
          <table:table-cell table:number-columns-repeated="2"/>
          <table:table-cell office:value-type="string">
            <text:p>22RVXX2Q45UUZZC3NX9W9NS8TY4R9Y</text:p>
          </table:table-cell>
          <table:table-cell office:value-type="string">
            <text:p>A31ALYJKPKD09W</text:p>
          </table:table-cell>
          <table:table-cell office:value-type="string">
            <text:p>Approved</text:p>
          </table:table-cell>
          <table:table-cell office:value-type="string">
            <text:p>Fri Aug 31 00:09:54 GMT 2012</text:p>
          </table:table-cell>
          <table:table-cell office:value-type="string">
            <text:p>Fri Aug 31 00:10:13 GMT 2012</text:p>
          </table:table-cell>
          <table:table-cell office:value-type="string">
            <text:p>Fri Sep 07 00:10:13 GMT 2012</text:p>
          </table:table-cell>
          <table:table-cell office:value-type="string">
            <text:p>2012/09/07 00:14:17 +0000</text:p>
          </table:table-cell>
          <table:table-cell table:number-columns-repeated="2"/>
          <table:table-cell office:value-type="float" office:value="19">
            <text:p>19</text:p>
          </table:table-cell>
          <table:table-cell office:value-type="string">
            <text:p>100% (294/295)</text:p>
          </table:table-cell>
          <table:table-cell office:value-type="string">
            <text:p>100% (62/62)</text:p>
          </table:table-cell>
          <table:table-cell office:value-type="string">
            <text:p>0% (0/0)</text:p>
          </table:table-cell>
          <table:table-cell office:value-type="string">
            <text:p>Dwight_D._Eisenhower_9:65.txt</text:p>
          </table:table-cell>
          <table:table-cell office:value-type="string">
            <text:p>American communities have been helped to plan water and sanitation systems and schools through planning advances for 1600 public works projects with a construction cost of nearly $2 billion.&lt;br/&gt;&lt;br/&gt;Mortgage insurance on individual homes has been greatly expanded. During the past eight years, the Federal Housing Administration alone insured over 2Ѕ million home mortgages valued at $27 billion, and in addition, insured more than ten million property improvement loans.&lt;br/&gt;&lt;br/&gt;</text:p>
          </table:table-cell>
          <table:table-cell office:value-type="float" office:value="200">
            <text:p>200</text:p>
          </table:table-cell>
          <table:table-cell office:value-type="float" office:value="1">
            <text:p>1</text:p>
          </table:table-cell>
          <table:table-cell office:value-type="float" office:value="20">
            <text:p>20</text:p>
          </table:table-cell>
          <table:table-cell office:value-type="float" office:value="3">
            <text:p>3</text:p>
          </table:table-cell>
          <table:table-cell office:value-type="string">
            <text:p>Programs</text:p>
          </table:table-cell>
          <table:table-cell office:value-type="string">
            <text:p>http://en.wikipedia.org/wiki/Programs</text:p>
          </table:table-cell>
          <table:table-cell office:value-type="string">
            <text:p>Reaganomics</text:p>
          </table:table-cell>
          <table:table-cell office:value-type="string">
            <text:p>http://en.wikipedia.org/wiki/Reaganomics</text:p>
          </table:table-cell>
          <table:table-cell table:style-name="Default"/>
          <table:table-cell office:value-type="float" office:value="2">
            <text:p>2</text:p>
          </table:table-cell>
          <table:table-cell table:number-columns-repeated="3"/>
          <table:table-cell table:formula="of:=CONCATENATE(TEXT([.$AD524];&quot;#&quot;);&quot;,&quot;;TEXT([.$AF524];&quot;#&quot;);&quot;,&quot;;TEXT([.$AM524];&quot;#&quot;))" office:value-type="string" office:string-value="200,20,2">
            <text:p>200,20,2</text:p>
          </table:table-cell>
        </table:table-row>
        <table:table-row table:style-name="ro1">
          <table:table-cell office:value-type="string">
            <text:p>29BLB3L0FBJ9XXZOLTIE3E5RQJ1LX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2 GMT 2012</text:p>
          </table:table-cell>
          <table:table-cell table:number-columns-repeated="2"/>
          <table:table-cell office:value-type="string">
            <text:p>2F73Q0JG5TYM2LK3IE0FHSSSMEVJFE</text:p>
          </table:table-cell>
          <table:table-cell office:value-type="string">
            <text:p>A30SN6C7YX0OIP</text:p>
          </table:table-cell>
          <table:table-cell office:value-type="string">
            <text:p>Approved</text:p>
          </table:table-cell>
          <table:table-cell office:value-type="string">
            <text:p>Thu Aug 30 19:41:13 GMT 2012</text:p>
          </table:table-cell>
          <table:table-cell office:value-type="string">
            <text:p>Thu Aug 30 19:41:21 GMT 2012</text:p>
          </table:table-cell>
          <table:table-cell office:value-type="string">
            <text:p>Thu Sep 06 19:41:21 GMT 2012</text:p>
          </table:table-cell>
          <table:table-cell office:value-type="string">
            <text:p>2012/09/06 19:44:13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Dwight_D._Eisenhower_9:65.txt</text:p>
          </table:table-cell>
          <table:table-cell office:value-type="string">
            <text:p>American communities have been helped to plan water and sanitation systems and schools through planning advances for 1600 public works projects with a construction cost of nearly $2 billion.&lt;br/&gt;&lt;br/&gt;Mortgage insurance on individual homes has been greatly expanded. During the past eight years, the Federal Housing Administration alone insured over 2Ѕ million home mortgages valued at $27 billion, and in addition, insured more than ten million property improvement loans.&lt;br/&gt;&lt;br/&gt;</text:p>
          </table:table-cell>
          <table:table-cell office:value-type="float" office:value="200">
            <text:p>200</text:p>
          </table:table-cell>
          <table:table-cell office:value-type="float" office:value="1">
            <text:p>1</text:p>
          </table:table-cell>
          <table:table-cell office:value-type="float" office:value="20">
            <text:p>20</text:p>
          </table:table-cell>
          <table:table-cell office:value-type="float" office:value="3">
            <text:p>3</text:p>
          </table:table-cell>
          <table:table-cell office:value-type="string">
            <text:p>Programs</text:p>
          </table:table-cell>
          <table:table-cell office:value-type="string">
            <text:p>http://en.wikipedia.org/wiki/Programs</text:p>
          </table:table-cell>
          <table:table-cell office:value-type="string">
            <text:p>Reaganomics</text:p>
          </table:table-cell>
          <table:table-cell office:value-type="string">
            <text:p>http://en.wikipedia.org/wiki/Reaganomics</text:p>
          </table:table-cell>
          <table:table-cell table:style-name="Default" office:value-type="string">
            <text:p>NO</text:p>
          </table:table-cell>
          <table:table-cell office:value-type="float" office:value="1">
            <text:p>1</text:p>
          </table:table-cell>
          <table:table-cell table:number-columns-repeated="3"/>
          <table:table-cell table:formula="of:=CONCATENATE(TEXT([.$AD525];&quot;#&quot;);&quot;,&quot;;TEXT([.$AF525];&quot;#&quot;);&quot;,&quot;;TEXT([.$AM525];&quot;#&quot;))" office:value-type="string" office:string-value="200,20,1">
            <text:p>200,20,1</text:p>
          </table:table-cell>
        </table:table-row>
        <table:table-row table:style-name="ro1">
          <table:table-cell office:value-type="string">
            <text:p>29BLB3L0FBJ9XXZOLTIE3E5RQJ1LX0</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2 GMT 2012</text:p>
          </table:table-cell>
          <table:table-cell table:number-columns-repeated="2"/>
          <table:table-cell office:value-type="string">
            <text:p>2OKCWY2AOO2G1V2LVY7Q0CM6NR333C</text:p>
          </table:table-cell>
          <table:table-cell office:value-type="string">
            <text:p>A997OZ3H2B3Q2</text:p>
          </table:table-cell>
          <table:table-cell office:value-type="string">
            <text:p>Approved</text:p>
          </table:table-cell>
          <table:table-cell office:value-type="string">
            <text:p>Thu Aug 30 19:16:13 GMT 2012</text:p>
          </table:table-cell>
          <table:table-cell office:value-type="string">
            <text:p>Thu Aug 30 19:16:45 GMT 2012</text:p>
          </table:table-cell>
          <table:table-cell office:value-type="string">
            <text:p>Thu Sep 06 19:16:45 GMT 2012</text:p>
          </table:table-cell>
          <table:table-cell office:value-type="string">
            <text:p>2012/09/06 19:19:17 +0000</text:p>
          </table:table-cell>
          <table:table-cell table:number-columns-repeated="2"/>
          <table:table-cell office:value-type="float" office:value="32">
            <text:p>32</text:p>
          </table:table-cell>
          <table:table-cell table:number-columns-repeated="2" office:value-type="string">
            <text:p>100% (93/93)</text:p>
          </table:table-cell>
          <table:table-cell office:value-type="string">
            <text:p>0% (0/0)</text:p>
          </table:table-cell>
          <table:table-cell office:value-type="string">
            <text:p>Dwight_D._Eisenhower_9:65.txt</text:p>
          </table:table-cell>
          <table:table-cell office:value-type="string">
            <text:p>American communities have been helped to plan water and sanitation systems and schools through planning advances for 1600 public works projects with a construction cost of nearly $2 billion.&lt;br/&gt;&lt;br/&gt;Mortgage insurance on individual homes has been greatly expanded. During the past eight years, the Federal Housing Administration alone insured over 2Ѕ million home mortgages valued at $27 billion, and in addition, insured more than ten million property improvement loans.&lt;br/&gt;&lt;br/&gt;</text:p>
          </table:table-cell>
          <table:table-cell office:value-type="float" office:value="200">
            <text:p>200</text:p>
          </table:table-cell>
          <table:table-cell office:value-type="float" office:value="1">
            <text:p>1</text:p>
          </table:table-cell>
          <table:table-cell office:value-type="float" office:value="20">
            <text:p>20</text:p>
          </table:table-cell>
          <table:table-cell office:value-type="float" office:value="3">
            <text:p>3</text:p>
          </table:table-cell>
          <table:table-cell office:value-type="string">
            <text:p>Programs</text:p>
          </table:table-cell>
          <table:table-cell office:value-type="string">
            <text:p>http://en.wikipedia.org/wiki/Programs</text:p>
          </table:table-cell>
          <table:table-cell office:value-type="string">
            <text:p>Reaganomics</text:p>
          </table:table-cell>
          <table:table-cell office:value-type="string">
            <text:p>http://en.wikipedia.org/wiki/Reaganomics</text:p>
          </table:table-cell>
          <table:table-cell table:style-name="Default"/>
          <table:table-cell office:value-type="float" office:value="1">
            <text:p>1</text:p>
          </table:table-cell>
          <table:table-cell table:number-columns-repeated="3"/>
          <table:table-cell table:formula="of:=CONCATENATE(TEXT([.$AD526];&quot;#&quot;);&quot;,&quot;;TEXT([.$AF526];&quot;#&quot;);&quot;,&quot;;TEXT([.$AM526];&quot;#&quot;))" office:value-type="string" office:string-value="200,20,1">
            <text:p>200,20,1</text:p>
          </table:table-cell>
        </table:table-row>
        <table:table-row table:style-name="ro1">
          <table:table-cell office:value-type="string">
            <text:p>21062NJQ2172EIXVOG2KTCVECM0OW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2 GMT 2012</text:p>
          </table:table-cell>
          <table:table-cell table:number-columns-repeated="2"/>
          <table:table-cell office:value-type="string">
            <text:p>2A9FL42J1LY5NKV7EWRIOFKHIIWO3P</text:p>
          </table:table-cell>
          <table:table-cell office:value-type="string">
            <text:p>A33GBAC29A0MS5</text:p>
          </table:table-cell>
          <table:table-cell office:value-type="string">
            <text:p>Approved</text:p>
          </table:table-cell>
          <table:table-cell office:value-type="string">
            <text:p>Thu Aug 30 18:43:28 GMT 2012</text:p>
          </table:table-cell>
          <table:table-cell office:value-type="string">
            <text:p>Thu Aug 30 18:43:46 GMT 2012</text:p>
          </table:table-cell>
          <table:table-cell office:value-type="string">
            <text:p>Thu Sep 06 18:43:46 GMT 2012</text:p>
          </table:table-cell>
          <table:table-cell office:value-type="string">
            <text:p>2012/09/06 18:44:17 +0000</text:p>
          </table:table-cell>
          <table:table-cell table:number-columns-repeated="2"/>
          <table:table-cell office:value-type="float" office:value="18">
            <text:p>18</text:p>
          </table:table-cell>
          <table:table-cell table:number-columns-repeated="2" office:value-type="string">
            <text:p>100% (84/84)</text:p>
          </table:table-cell>
          <table:table-cell office:value-type="string">
            <text:p>0% (0/0)</text:p>
          </table:table-cell>
          <table:table-cell office:value-type="string">
            <text:p>Ronald_Reagan_5:25.txt</text:p>
          </table:table-cell>
          <table:table-cell office:value-type="string">
            <text:p>And we see the dream born again in the joyful compassion of a thirteen year-old, Trevor Ferrell. Two years ago, age eleven, watching men and women bedding down in abandoned doorways -- on television he was watching -- Trevor left his suburban Philadelphia home to bring blankets and food to the helpless and homeless. And now, 250 people help him fulfill his nightly vigil.&lt;br/&gt;&lt;br/&gt;Trevor, yours is the living spirit of brotherly love. Would you four stand up for a moment? (Applause.)&lt;br/&gt;&lt;br/&gt;</text:p>
          </table:table-cell>
          <table:table-cell office:value-type="float" office:value="10">
            <text:p>10</text:p>
          </table:table-cell>
          <table:table-cell office:value-type="float" office:value="3">
            <text:p>3</text:p>
          </table:table-cell>
          <table:table-cell office:value-type="float" office:value="50">
            <text:p>50</text:p>
          </table:table-cell>
          <table:table-cell office:value-type="float" office:value="3">
            <text:p>3</text:p>
          </table:table-cell>
          <table:table-cell office:value-type="string">
            <text:p>Medicaid</text:p>
          </table:table-cell>
          <table:table-cell office:value-type="string">
            <text:p>http://en.wikipedia.org/wiki/Medicaid</text:p>
          </table:table-cell>
          <table:table-cell office:value-type="string">
            <text:p>Jackie Evancho</text:p>
          </table:table-cell>
          <table:table-cell office:value-type="string">
            <text:p>http://en.wikipedia.org/wiki/Jackie_Evancho</text:p>
          </table:table-cell>
          <table:table-cell table:style-name="Default"/>
          <table:table-cell office:value-type="float" office:value="1">
            <text:p>1</text:p>
          </table:table-cell>
          <table:table-cell table:number-columns-repeated="3"/>
          <table:table-cell table:formula="of:=CONCATENATE(TEXT([.$AD527];&quot;#&quot;);&quot;,&quot;;TEXT([.$AF527];&quot;#&quot;);&quot;,&quot;;TEXT([.$AM527];&quot;#&quot;))" office:value-type="string" office:string-value="10,50,1">
            <text:p>10,50,1</text:p>
          </table:table-cell>
        </table:table-row>
        <table:table-row table:style-name="ro1">
          <table:table-cell office:value-type="string">
            <text:p>21062NJQ2172EIXVOG2KTCVECM0OW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2 GMT 2012</text:p>
          </table:table-cell>
          <table:table-cell table:number-columns-repeated="2"/>
          <table:table-cell office:value-type="string">
            <text:p>2OQ5COW0LGRZIH0WMV363NUZ1UG7YN</text:p>
          </table:table-cell>
          <table:table-cell office:value-type="string">
            <text:p>A2B1VFO0NN3283</text:p>
          </table:table-cell>
          <table:table-cell office:value-type="string">
            <text:p>Approved</text:p>
          </table:table-cell>
          <table:table-cell office:value-type="string">
            <text:p>Thu Aug 30 18:14:36 GMT 2012</text:p>
          </table:table-cell>
          <table:table-cell office:value-type="string">
            <text:p>Thu Aug 30 18:15:04 GMT 2012</text:p>
          </table:table-cell>
          <table:table-cell office:value-type="string">
            <text:p>Thu Sep 06 18:15:04 GMT 2012</text:p>
          </table:table-cell>
          <table:table-cell office:value-type="string">
            <text:p>2012/09/06 18:19:19 +0000</text:p>
          </table:table-cell>
          <table:table-cell table:number-columns-repeated="2"/>
          <table:table-cell office:value-type="float" office:value="28">
            <text:p>28</text:p>
          </table:table-cell>
          <table:table-cell table:number-columns-repeated="2" office:value-type="string">
            <text:p>100% (1/1)</text:p>
          </table:table-cell>
          <table:table-cell office:value-type="string">
            <text:p>0% (0/0)</text:p>
          </table:table-cell>
          <table:table-cell office:value-type="string">
            <text:p>Ronald_Reagan_5:25.txt</text:p>
          </table:table-cell>
          <table:table-cell office:value-type="string">
            <text:p>And we see the dream born again in the joyful compassion of a thirteen year-old, Trevor Ferrell. Two years ago, age eleven, watching men and women bedding down in abandoned doorways -- on television he was watching -- Trevor left his suburban Philadelphia home to bring blankets and food to the helpless and homeless. And now, 250 people help him fulfill his nightly vigil.&lt;br/&gt;&lt;br/&gt;Trevor, yours is the living spirit of brotherly love. Would you four stand up for a moment? (Applause.)&lt;br/&gt;&lt;br/&gt;</text:p>
          </table:table-cell>
          <table:table-cell office:value-type="float" office:value="10">
            <text:p>10</text:p>
          </table:table-cell>
          <table:table-cell office:value-type="float" office:value="3">
            <text:p>3</text:p>
          </table:table-cell>
          <table:table-cell office:value-type="float" office:value="50">
            <text:p>50</text:p>
          </table:table-cell>
          <table:table-cell office:value-type="float" office:value="3">
            <text:p>3</text:p>
          </table:table-cell>
          <table:table-cell office:value-type="string">
            <text:p>Medicaid</text:p>
          </table:table-cell>
          <table:table-cell office:value-type="string">
            <text:p>http://en.wikipedia.org/wiki/Medicaid</text:p>
          </table:table-cell>
          <table:table-cell office:value-type="string">
            <text:p>Jackie Evancho</text:p>
          </table:table-cell>
          <table:table-cell office:value-type="string">
            <text:p>http://en.wikipedia.org/wiki/Jackie_Evancho</text:p>
          </table:table-cell>
          <table:table-cell table:style-name="Default"/>
          <table:table-cell office:value-type="float" office:value="2">
            <text:p>2</text:p>
          </table:table-cell>
          <table:table-cell table:number-columns-repeated="3"/>
          <table:table-cell table:formula="of:=CONCATENATE(TEXT([.$AD528];&quot;#&quot;);&quot;,&quot;;TEXT([.$AF528];&quot;#&quot;);&quot;,&quot;;TEXT([.$AM528];&quot;#&quot;))" office:value-type="string" office:string-value="10,50,2">
            <text:p>10,50,2</text:p>
          </table:table-cell>
        </table:table-row>
        <table:table-row table:style-name="ro1">
          <table:table-cell office:value-type="string">
            <text:p>21062NJQ2172EIXVOG2KTCVECM0OWR</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2 GMT 2012</text:p>
          </table:table-cell>
          <table:table-cell table:number-columns-repeated="2"/>
          <table:table-cell office:value-type="string">
            <text:p>2UEN9U8P9Y3885K2PDJU6IM0OA4FW5</text:p>
          </table:table-cell>
          <table:table-cell office:value-type="string">
            <text:p>A30SN6C7YX0OIP</text:p>
          </table:table-cell>
          <table:table-cell office:value-type="string">
            <text:p>Approved</text:p>
          </table:table-cell>
          <table:table-cell office:value-type="string">
            <text:p>Thu Aug 30 19:56:45 GMT 2012</text:p>
          </table:table-cell>
          <table:table-cell office:value-type="string">
            <text:p>Thu Aug 30 19:56:52 GMT 2012</text:p>
          </table:table-cell>
          <table:table-cell office:value-type="string">
            <text:p>Thu Sep 06 19:56:52 GMT 2012</text:p>
          </table:table-cell>
          <table:table-cell office:value-type="string">
            <text:p>2012/09/06 19:59:13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Ronald_Reagan_5:25.txt</text:p>
          </table:table-cell>
          <table:table-cell office:value-type="string">
            <text:p>And we see the dream born again in the joyful compassion of a thirteen year-old, Trevor Ferrell. Two years ago, age eleven, watching men and women bedding down in abandoned doorways -- on television he was watching -- Trevor left his suburban Philadelphia home to bring blankets and food to the helpless and homeless. And now, 250 people help him fulfill his nightly vigil.&lt;br/&gt;&lt;br/&gt;Trevor, yours is the living spirit of brotherly love. Would you four stand up for a moment? (Applause.)&lt;br/&gt;&lt;br/&gt;</text:p>
          </table:table-cell>
          <table:table-cell office:value-type="float" office:value="10">
            <text:p>10</text:p>
          </table:table-cell>
          <table:table-cell office:value-type="float" office:value="3">
            <text:p>3</text:p>
          </table:table-cell>
          <table:table-cell office:value-type="float" office:value="50">
            <text:p>50</text:p>
          </table:table-cell>
          <table:table-cell office:value-type="float" office:value="3">
            <text:p>3</text:p>
          </table:table-cell>
          <table:table-cell office:value-type="string">
            <text:p>Medicaid</text:p>
          </table:table-cell>
          <table:table-cell office:value-type="string">
            <text:p>http://en.wikipedia.org/wiki/Medicaid</text:p>
          </table:table-cell>
          <table:table-cell office:value-type="string">
            <text:p>Jackie Evancho</text:p>
          </table:table-cell>
          <table:table-cell office:value-type="string">
            <text:p>http://en.wikipedia.org/wiki/Jackie_Evancho</text:p>
          </table:table-cell>
          <table:table-cell table:style-name="Default" office:value-type="string">
            <text:p>NO</text:p>
          </table:table-cell>
          <table:table-cell office:value-type="float" office:value="2">
            <text:p>2</text:p>
          </table:table-cell>
          <table:table-cell table:number-columns-repeated="3"/>
          <table:table-cell table:formula="of:=CONCATENATE(TEXT([.$AD529];&quot;#&quot;);&quot;,&quot;;TEXT([.$AF529];&quot;#&quot;);&quot;,&quot;;TEXT([.$AM529];&quot;#&quot;))" office:value-type="string" office:string-value="10,50,2">
            <text:p>10,50,2</text:p>
          </table:table-cell>
        </table:table-row>
        <table:table-row table:style-name="ro1">
          <table:table-cell office:value-type="string">
            <text:p>27IONNVRH1KH3I2LYLY6VV9LLO6OX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2 GMT 2012</text:p>
          </table:table-cell>
          <table:table-cell table:number-columns-repeated="2"/>
          <table:table-cell office:value-type="string">
            <text:p>2I6BDPGFL6VC45NEYX4WQOV1XOG4J5</text:p>
          </table:table-cell>
          <table:table-cell office:value-type="string">
            <text:p>A33GBAC29A0MS5</text:p>
          </table:table-cell>
          <table:table-cell office:value-type="string">
            <text:p>Approved</text:p>
          </table:table-cell>
          <table:table-cell office:value-type="string">
            <text:p>Thu Aug 30 18:14:21 GMT 2012</text:p>
          </table:table-cell>
          <table:table-cell office:value-type="string">
            <text:p>Thu Aug 30 18:15:08 GMT 2012</text:p>
          </table:table-cell>
          <table:table-cell office:value-type="string">
            <text:p>Thu Sep 06 18:15:08 GMT 2012</text:p>
          </table:table-cell>
          <table:table-cell office:value-type="string">
            <text:p>2012/09/06 18:19:20 +0000</text:p>
          </table:table-cell>
          <table:table-cell table:number-columns-repeated="2"/>
          <table:table-cell office:value-type="float" office:value="47">
            <text:p>47</text:p>
          </table:table-cell>
          <table:table-cell table:number-columns-repeated="2" office:value-type="string">
            <text:p>100% (84/84)</text:p>
          </table:table-cell>
          <table:table-cell office:value-type="string">
            <text:p>0% (0/0)</text:p>
          </table:table-cell>
          <table:table-cell office:value-type="string">
            <text:p>Herbert_Hoover_3:24.txt</text:p>
          </table:table-cell>
          <table:table-cell office:value-type="string">
            <text:p>RECONSTRUCTION FINANCE CORPORATION&lt;br/&gt;&lt;br/&gt;In order that the public may be absolutely assured and that the Government may be in position to meet any public necessity, I recommend that an emergency Reconstruction Corporation of the nature of the former War Finance Corporation should be established. It may not be necessary to use such an instrumentality very extensively. The very existence of such a bulwark will strengthen confidence. The Treasury should be authorized to subscribe a reasonable capital to it, and it should be given authority to issue its own debentures. It should be placed in liquidation at the end of two years. Its purpose is that by strengthening the weak spots to thus liberate the full strength of the Nation's resources. It should be in position to facilitate exports by American agencies; make advances to agricultural credit agencies where necessary to protect and aid the agricultural industry; to make temporary advances upon proper securities to established industries, railways, and financial institutions which can not otherwise secure credit, and where such advances will protect the credit structure and stimulate employment. Its functions would not overlap those of the National Credit Corporation.&lt;br/&gt;&lt;br/&gt;</text:p>
          </table:table-cell>
          <table:table-cell office:value-type="float" office:value="50">
            <text:p>50</text:p>
          </table:table-cell>
          <table:table-cell office:value-type="float" office:value="2">
            <text:p>2</text:p>
          </table:table-cell>
          <table:table-cell office:value-type="float" office:value="100">
            <text:p>100</text:p>
          </table:table-cell>
          <table:table-cell office:value-type="float" office:value="3">
            <text:p>3</text:p>
          </table:table-cell>
          <table:table-cell office:value-type="string">
            <text:p>Federal</text:p>
          </table:table-cell>
          <table:table-cell office:value-type="string">
            <text:p>http://en.wikipedia.org/wiki/Federal</text:p>
          </table:table-cell>
          <table:table-cell office:value-type="string">
            <text:p>Infrastructure</text:p>
          </table:table-cell>
          <table:table-cell office:value-type="string">
            <text:p>http://en.wikipedia.org/wiki/Infrastructure</text:p>
          </table:table-cell>
          <table:table-cell table:style-name="Default"/>
          <table:table-cell office:value-type="float" office:value="1">
            <text:p>1</text:p>
          </table:table-cell>
          <table:table-cell table:number-columns-repeated="3"/>
          <table:table-cell table:formula="of:=CONCATENATE(TEXT([.$AD530];&quot;#&quot;);&quot;,&quot;;TEXT([.$AF530];&quot;#&quot;);&quot;,&quot;;TEXT([.$AM530];&quot;#&quot;))" office:value-type="string" office:string-value="50,100,1">
            <text:p>50,100,1</text:p>
          </table:table-cell>
        </table:table-row>
        <table:table-row table:style-name="ro1">
          <table:table-cell office:value-type="string">
            <text:p>27IONNVRH1KH3I2LYLY6VV9LLO6OX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2 GMT 2012</text:p>
          </table:table-cell>
          <table:table-cell table:number-columns-repeated="2"/>
          <table:table-cell office:value-type="string">
            <text:p>2ME6IAA2SEIU93O5V0BKI4IIXPHNNO</text:p>
          </table:table-cell>
          <table:table-cell office:value-type="string">
            <text:p>A997OZ3H2B3Q2</text:p>
          </table:table-cell>
          <table:table-cell office:value-type="string">
            <text:p>Approved</text:p>
          </table:table-cell>
          <table:table-cell office:value-type="string">
            <text:p>Thu Aug 30 18:34:33 GMT 2012</text:p>
          </table:table-cell>
          <table:table-cell office:value-type="string">
            <text:p>Thu Aug 30 18:35:02 GMT 2012</text:p>
          </table:table-cell>
          <table:table-cell office:value-type="string">
            <text:p>Thu Sep 06 18:35:02 GMT 2012</text:p>
          </table:table-cell>
          <table:table-cell office:value-type="string">
            <text:p>2012/09/06 18:39:17 +0000</text:p>
          </table:table-cell>
          <table:table-cell table:number-columns-repeated="2"/>
          <table:table-cell office:value-type="float" office:value="29">
            <text:p>29</text:p>
          </table:table-cell>
          <table:table-cell table:number-columns-repeated="2" office:value-type="string">
            <text:p>100% (93/93)</text:p>
          </table:table-cell>
          <table:table-cell office:value-type="string">
            <text:p>0% (0/0)</text:p>
          </table:table-cell>
          <table:table-cell office:value-type="string">
            <text:p>Herbert_Hoover_3:24.txt</text:p>
          </table:table-cell>
          <table:table-cell office:value-type="string">
            <text:p>RECONSTRUCTION FINANCE CORPORATION&lt;br/&gt;&lt;br/&gt;In order that the public may be absolutely assured and that the Government may be in position to meet any public necessity, I recommend that an emergency Reconstruction Corporation of the nature of the former War Finance Corporation should be established. It may not be necessary to use such an instrumentality very extensively. The very existence of such a bulwark will strengthen confidence. The Treasury should be authorized to subscribe a reasonable capital to it, and it should be given authority to issue its own debentures. It should be placed in liquidation at the end of two years. Its purpose is that by strengthening the weak spots to thus liberate the full strength of the Nation's resources. It should be in position to facilitate exports by American agencies; make advances to agricultural credit agencies where necessary to protect and aid the agricultural industry; to make temporary advances upon proper securities to established industries, railways, and financial institutions which can not otherwise secure credit, and where such advances will protect the credit structure and stimulate employment. Its functions would not overlap those of the National Credit Corporation.&lt;br/&gt;&lt;br/&gt;</text:p>
          </table:table-cell>
          <table:table-cell office:value-type="float" office:value="50">
            <text:p>50</text:p>
          </table:table-cell>
          <table:table-cell office:value-type="float" office:value="2">
            <text:p>2</text:p>
          </table:table-cell>
          <table:table-cell office:value-type="float" office:value="100">
            <text:p>100</text:p>
          </table:table-cell>
          <table:table-cell office:value-type="float" office:value="3">
            <text:p>3</text:p>
          </table:table-cell>
          <table:table-cell office:value-type="string">
            <text:p>Federal</text:p>
          </table:table-cell>
          <table:table-cell office:value-type="string">
            <text:p>http://en.wikipedia.org/wiki/Federal</text:p>
          </table:table-cell>
          <table:table-cell office:value-type="string">
            <text:p>Infrastructure</text:p>
          </table:table-cell>
          <table:table-cell office:value-type="string">
            <text:p>http://en.wikipedia.org/wiki/Infrastructure</text:p>
          </table:table-cell>
          <table:table-cell table:style-name="Default"/>
          <table:table-cell office:value-type="float" office:value="1">
            <text:p>1</text:p>
          </table:table-cell>
          <table:table-cell table:number-columns-repeated="3"/>
          <table:table-cell table:formula="of:=CONCATENATE(TEXT([.$AD531];&quot;#&quot;);&quot;,&quot;;TEXT([.$AF531];&quot;#&quot;);&quot;,&quot;;TEXT([.$AM531];&quot;#&quot;))" office:value-type="string" office:string-value="50,100,1">
            <text:p>50,100,1</text:p>
          </table:table-cell>
        </table:table-row>
        <table:table-row table:style-name="ro1">
          <table:table-cell office:value-type="string">
            <text:p>27IONNVRH1KH3I2LYLY6VV9LLO6OXK</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2 GMT 2012</text:p>
          </table:table-cell>
          <table:table-cell table:number-columns-repeated="2"/>
          <table:table-cell office:value-type="string">
            <text:p>2S20RYNJ92NJZVOAIWAT2HYW7XMA55</text:p>
          </table:table-cell>
          <table:table-cell office:value-type="string">
            <text:p>A30SN6C7YX0OIP</text:p>
          </table:table-cell>
          <table:table-cell office:value-type="string">
            <text:p>Approved</text:p>
          </table:table-cell>
          <table:table-cell office:value-type="string">
            <text:p>Thu Aug 30 19:29:40 GMT 2012</text:p>
          </table:table-cell>
          <table:table-cell office:value-type="string">
            <text:p>Thu Aug 30 19:29:52 GMT 2012</text:p>
          </table:table-cell>
          <table:table-cell office:value-type="string">
            <text:p>Thu Sep 06 19:29:52 GMT 2012</text:p>
          </table:table-cell>
          <table:table-cell office:value-type="string">
            <text:p>2012/09/06 19:34:15 +0000</text:p>
          </table:table-cell>
          <table:table-cell table:number-columns-repeated="2"/>
          <table:table-cell office:value-type="float" office:value="12">
            <text:p>12</text:p>
          </table:table-cell>
          <table:table-cell table:number-columns-repeated="2" office:value-type="string">
            <text:p>100% (173/173)</text:p>
          </table:table-cell>
          <table:table-cell office:value-type="string">
            <text:p>0% (0/0)</text:p>
          </table:table-cell>
          <table:table-cell office:value-type="string">
            <text:p>Herbert_Hoover_3:24.txt</text:p>
          </table:table-cell>
          <table:table-cell office:value-type="string">
            <text:p>RECONSTRUCTION FINANCE CORPORATION&lt;br/&gt;&lt;br/&gt;In order that the public may be absolutely assured and that the Government may be in position to meet any public necessity, I recommend that an emergency Reconstruction Corporation of the nature of the former War Finance Corporation should be established. It may not be necessary to use such an instrumentality very extensively. The very existence of such a bulwark will strengthen confidence. The Treasury should be authorized to subscribe a reasonable capital to it, and it should be given authority to issue its own debentures. It should be placed in liquidation at the end of two years. Its purpose is that by strengthening the weak spots to thus liberate the full strength of the Nation's resources. It should be in position to facilitate exports by American agencies; make advances to agricultural credit agencies where necessary to protect and aid the agricultural industry; to make temporary advances upon proper securities to established industries, railways, and financial institutions which can not otherwise secure credit, and where such advances will protect the credit structure and stimulate employment. Its functions would not overlap those of the National Credit Corporation.&lt;br/&gt;&lt;br/&gt;</text:p>
          </table:table-cell>
          <table:table-cell office:value-type="float" office:value="50">
            <text:p>50</text:p>
          </table:table-cell>
          <table:table-cell office:value-type="float" office:value="2">
            <text:p>2</text:p>
          </table:table-cell>
          <table:table-cell office:value-type="float" office:value="100">
            <text:p>100</text:p>
          </table:table-cell>
          <table:table-cell office:value-type="float" office:value="3">
            <text:p>3</text:p>
          </table:table-cell>
          <table:table-cell office:value-type="string">
            <text:p>Federal</text:p>
          </table:table-cell>
          <table:table-cell office:value-type="string">
            <text:p>http://en.wikipedia.org/wiki/Federal</text:p>
          </table:table-cell>
          <table:table-cell office:value-type="string">
            <text:p>Infrastructure</text:p>
          </table:table-cell>
          <table:table-cell office:value-type="string">
            <text:p>http://en.wikipedia.org/wiki/Infrastructure</text:p>
          </table:table-cell>
          <table:table-cell table:style-name="Default" office:value-type="string">
            <text:p>NO</text:p>
          </table:table-cell>
          <table:table-cell office:value-type="float" office:value="1">
            <text:p>1</text:p>
          </table:table-cell>
          <table:table-cell table:number-columns-repeated="3"/>
          <table:table-cell table:formula="of:=CONCATENATE(TEXT([.$AD532];&quot;#&quot;);&quot;,&quot;;TEXT([.$AF532];&quot;#&quot;);&quot;,&quot;;TEXT([.$AM532];&quot;#&quot;))" office:value-type="string" office:string-value="50,100,1">
            <text:p>50,100,1</text:p>
          </table:table-cell>
        </table:table-row>
        <table:table-row table:style-name="ro1">
          <table:table-cell office:value-type="string">
            <text:p>2MCFJ51Y7QEOEOMVZB3S1MOFYJCBEU</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2 GMT 2012</text:p>
          </table:table-cell>
          <table:table-cell table:number-columns-repeated="2"/>
          <table:table-cell office:value-type="string">
            <text:p>2418JHSTLB3LFOZOGSFBREJRJC8GSQ</text:p>
          </table:table-cell>
          <table:table-cell office:value-type="string">
            <text:p>A30SN6C7YX0OIP</text:p>
          </table:table-cell>
          <table:table-cell office:value-type="string">
            <text:p>Approved</text:p>
          </table:table-cell>
          <table:table-cell office:value-type="string">
            <text:p>Thu Aug 30 19:43:30 GMT 2012</text:p>
          </table:table-cell>
          <table:table-cell office:value-type="string">
            <text:p>Thu Aug 30 19:43:39 GMT 2012</text:p>
          </table:table-cell>
          <table:table-cell office:value-type="string">
            <text:p>Thu Sep 06 19:43:39 GMT 2012</text:p>
          </table:table-cell>
          <table:table-cell office:value-type="string">
            <text:p>2012/09/06 19:44:15 +0000</text:p>
          </table:table-cell>
          <table:table-cell table:number-columns-repeated="2"/>
          <table:table-cell office:value-type="float" office:value="9">
            <text:p>9</text:p>
          </table:table-cell>
          <table:table-cell table:number-columns-repeated="2" office:value-type="string">
            <text:p>100% (173/173)</text:p>
          </table:table-cell>
          <table:table-cell office:value-type="string">
            <text:p>0% (0/0)</text:p>
          </table:table-cell>
          <table:table-cell office:value-type="string">
            <text:p>Woodrow_Wilson_3:3.txt</text:p>
          </table:table-cell>
          <table:table-cell office:value-type="string">
            <text:p>The moral is, that the states of America are not hostile rivals but cooperating friends, and that their growing sense of community or interest, alike in matters political and in matters economic, is likely to give them a new significance as factors in international affairs and in the political history of the world. It presents them as in a very deep and true sense a unit in world affairs, spiritual partners, standing together because thinking together, quick with common sympathies and common ideals. Separated they are subject to all the cross currents of the confused politics of a world of hostile rivalries; united in spirit and purpose they cannot be disappointed of their peaceful destiny.&lt;br/&gt;&lt;br/&gt;This is Pan-Americanism. It has none of the spirit of empire in it. It is the embodiment, the effectual embodiment, of the spirit of law and independence and liberty and mutual service.&lt;br/&gt;&lt;br/&gt;</text:p>
          </table:table-cell>
          <table:table-cell office:value-type="float" office:value="20">
            <text:p>20</text:p>
          </table:table-cell>
          <table:table-cell office:value-type="float" office:value="2">
            <text:p>2</text:p>
          </table:table-cell>
          <table:table-cell office:value-type="float" office:value="10">
            <text:p>10</text:p>
          </table:table-cell>
          <table:table-cell office:value-type="float" office:value="2">
            <text:p>2</text:p>
          </table:table-cell>
          <table:table-cell office:value-type="string">
            <text:p>Nation</text:p>
          </table:table-cell>
          <table:table-cell office:value-type="string">
            <text:p>http://en.wikipedia.org/wiki/Nation</text:p>
          </table:table-cell>
          <table:table-cell office:value-type="string">
            <text:p>Nations</text:p>
          </table:table-cell>
          <table:table-cell office:value-type="string">
            <text:p>http://en.wikipedia.org/wiki/Nations</text:p>
          </table:table-cell>
          <table:table-cell table:style-name="Default" office:value-type="string">
            <text:p>NO</text:p>
          </table:table-cell>
          <table:table-cell office:value-type="float" office:value="2">
            <text:p>2</text:p>
          </table:table-cell>
          <table:table-cell table:number-columns-repeated="3"/>
          <table:table-cell table:formula="of:=CONCATENATE(TEXT([.$AD533];&quot;#&quot;);&quot;,&quot;;TEXT([.$AF533];&quot;#&quot;);&quot;,&quot;;TEXT([.$AM533];&quot;#&quot;))" office:value-type="string" office:string-value="20,10,2">
            <text:p>20,10,2</text:p>
          </table:table-cell>
        </table:table-row>
        <table:table-row table:style-name="ro1">
          <table:table-cell office:value-type="string">
            <text:p>2MCFJ51Y7QEOEOMVZB3S1MOFYJCBEU</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2 GMT 2012</text:p>
          </table:table-cell>
          <table:table-cell table:number-columns-repeated="2"/>
          <table:table-cell office:value-type="string">
            <text:p>2EB79KQW618NJFI2MM44DXCEY4CKMQ</text:p>
          </table:table-cell>
          <table:table-cell office:value-type="string">
            <text:p>A33OKQRU00D6AH</text:p>
          </table:table-cell>
          <table:table-cell office:value-type="string">
            <text:p>Approved</text:p>
          </table:table-cell>
          <table:table-cell office:value-type="string">
            <text:p>Thu Aug 30 21:34:28 GMT 2012</text:p>
          </table:table-cell>
          <table:table-cell office:value-type="string">
            <text:p>Thu Aug 30 21:35:00 GMT 2012</text:p>
          </table:table-cell>
          <table:table-cell office:value-type="string">
            <text:p>Thu Sep 06 21:35:00 GMT 2012</text:p>
          </table:table-cell>
          <table:table-cell office:value-type="string">
            <text:p>2012/09/06 21:39:14 +0000</text:p>
          </table:table-cell>
          <table:table-cell table:number-columns-repeated="2"/>
          <table:table-cell office:value-type="float" office:value="32">
            <text:p>32</text:p>
          </table:table-cell>
          <table:table-cell table:number-columns-repeated="2" office:value-type="string">
            <text:p>100% (2/2)</text:p>
          </table:table-cell>
          <table:table-cell office:value-type="string">
            <text:p>0% (0/0)</text:p>
          </table:table-cell>
          <table:table-cell office:value-type="string">
            <text:p>Woodrow_Wilson_3:3.txt</text:p>
          </table:table-cell>
          <table:table-cell office:value-type="string">
            <text:p>The moral is, that the states of America are not hostile rivals but cooperating friends, and that their growing sense of community or interest, alike in matters political and in matters economic, is likely to give them a new significance as factors in international affairs and in the political history of the world. It presents them as in a very deep and true sense a unit in world affairs, spiritual partners, standing together because thinking together, quick with common sympathies and common ideals. Separated they are subject to all the cross currents of the confused politics of a world of hostile rivalries; united in spirit and purpose they cannot be disappointed of their peaceful destiny.&lt;br/&gt;&lt;br/&gt;This is Pan-Americanism. It has none of the spirit of empire in it. It is the embodiment, the effectual embodiment, of the spirit of law and independence and liberty and mutual service.&lt;br/&gt;&lt;br/&gt;</text:p>
          </table:table-cell>
          <table:table-cell office:value-type="float" office:value="20">
            <text:p>20</text:p>
          </table:table-cell>
          <table:table-cell office:value-type="float" office:value="2">
            <text:p>2</text:p>
          </table:table-cell>
          <table:table-cell office:value-type="float" office:value="10">
            <text:p>10</text:p>
          </table:table-cell>
          <table:table-cell office:value-type="float" office:value="2">
            <text:p>2</text:p>
          </table:table-cell>
          <table:table-cell office:value-type="string">
            <text:p>Nation</text:p>
          </table:table-cell>
          <table:table-cell office:value-type="string">
            <text:p>http://en.wikipedia.org/wiki/Nation</text:p>
          </table:table-cell>
          <table:table-cell office:value-type="string">
            <text:p>Nations</text:p>
          </table:table-cell>
          <table:table-cell office:value-type="string">
            <text:p>http://en.wikipedia.org/wiki/Nations</text:p>
          </table:table-cell>
          <table:table-cell table:style-name="Default"/>
          <table:table-cell office:value-type="float" office:value="1">
            <text:p>1</text:p>
          </table:table-cell>
          <table:table-cell table:number-columns-repeated="3"/>
          <table:table-cell table:formula="of:=CONCATENATE(TEXT([.$AD534];&quot;#&quot;);&quot;,&quot;;TEXT([.$AF534];&quot;#&quot;);&quot;,&quot;;TEXT([.$AM534];&quot;#&quot;))" office:value-type="string" office:string-value="20,10,1">
            <text:p>20,10,1</text:p>
          </table:table-cell>
        </table:table-row>
        <table:table-row table:style-name="ro1">
          <table:table-cell office:value-type="string">
            <text:p>2MCFJ51Y7QEOEOMVZB3S1MOFYJCBEU</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2 GMT 2012</text:p>
          </table:table-cell>
          <table:table-cell table:number-columns-repeated="2"/>
          <table:table-cell office:value-type="string">
            <text:p>2I3727M0IGFKWMPB5PJVN4VITBNEZ6</text:p>
          </table:table-cell>
          <table:table-cell office:value-type="string">
            <text:p>A1LXX79FCK8QKD</text:p>
          </table:table-cell>
          <table:table-cell office:value-type="string">
            <text:p>Approved</text:p>
          </table:table-cell>
          <table:table-cell office:value-type="string">
            <text:p>Thu Aug 30 18:14:23 GMT 2012</text:p>
          </table:table-cell>
          <table:table-cell office:value-type="string">
            <text:p>Thu Aug 30 18:15:30 GMT 2012</text:p>
          </table:table-cell>
          <table:table-cell office:value-type="string">
            <text:p>Thu Sep 06 18:15:30 GMT 2012</text:p>
          </table:table-cell>
          <table:table-cell office:value-type="string">
            <text:p>2012/09/06 18:19:20 +0000</text:p>
          </table:table-cell>
          <table:table-cell table:number-columns-repeated="2"/>
          <table:table-cell office:value-type="float" office:value="67">
            <text:p>67</text:p>
          </table:table-cell>
          <table:table-cell table:number-columns-repeated="2" office:value-type="string">
            <text:p>100% (3/3)</text:p>
          </table:table-cell>
          <table:table-cell office:value-type="string">
            <text:p>0% (0/0)</text:p>
          </table:table-cell>
          <table:table-cell office:value-type="string">
            <text:p>Woodrow_Wilson_3:3.txt</text:p>
          </table:table-cell>
          <table:table-cell office:value-type="string">
            <text:p>The moral is, that the states of America are not hostile rivals but cooperating friends, and that their growing sense of community or interest, alike in matters political and in matters economic, is likely to give them a new significance as factors in international affairs and in the political history of the world. It presents them as in a very deep and true sense a unit in world affairs, spiritual partners, standing together because thinking together, quick with common sympathies and common ideals. Separated they are subject to all the cross currents of the confused politics of a world of hostile rivalries; united in spirit and purpose they cannot be disappointed of their peaceful destiny.&lt;br/&gt;&lt;br/&gt;This is Pan-Americanism. It has none of the spirit of empire in it. It is the embodiment, the effectual embodiment, of the spirit of law and independence and liberty and mutual service.&lt;br/&gt;&lt;br/&gt;</text:p>
          </table:table-cell>
          <table:table-cell office:value-type="float" office:value="20">
            <text:p>20</text:p>
          </table:table-cell>
          <table:table-cell office:value-type="float" office:value="2">
            <text:p>2</text:p>
          </table:table-cell>
          <table:table-cell office:value-type="float" office:value="10">
            <text:p>10</text:p>
          </table:table-cell>
          <table:table-cell office:value-type="float" office:value="2">
            <text:p>2</text:p>
          </table:table-cell>
          <table:table-cell office:value-type="string">
            <text:p>Nation</text:p>
          </table:table-cell>
          <table:table-cell office:value-type="string">
            <text:p>http://en.wikipedia.org/wiki/Nation</text:p>
          </table:table-cell>
          <table:table-cell office:value-type="string">
            <text:p>Nations</text:p>
          </table:table-cell>
          <table:table-cell office:value-type="string">
            <text:p>http://en.wikipedia.org/wiki/Nations</text:p>
          </table:table-cell>
          <table:table-cell table:style-name="Default"/>
          <table:table-cell office:value-type="float" office:value="1">
            <text:p>1</text:p>
          </table:table-cell>
          <table:table-cell table:number-columns-repeated="3"/>
          <table:table-cell table:formula="of:=CONCATENATE(TEXT([.$AD535];&quot;#&quot;);&quot;,&quot;;TEXT([.$AF535];&quot;#&quot;);&quot;,&quot;;TEXT([.$AM535];&quot;#&quot;))" office:value-type="string" office:string-value="20,10,1">
            <text:p>20,10,1</text:p>
          </table:table-cell>
        </table:table-row>
        <table:table-row table:style-name="ro1">
          <table:table-cell office:value-type="string">
            <text:p>248YN5F3Q0JGK2MRUMNYJ49FAKRBF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2 GMT 2012</text:p>
          </table:table-cell>
          <table:table-cell table:number-columns-repeated="2"/>
          <table:table-cell office:value-type="string">
            <text:p>22KCXKNQY2RCYTU86553PR0KZZ11QJ</text:p>
          </table:table-cell>
          <table:table-cell office:value-type="string">
            <text:p>A997OZ3H2B3Q2</text:p>
          </table:table-cell>
          <table:table-cell office:value-type="string">
            <text:p>Approved</text:p>
          </table:table-cell>
          <table:table-cell office:value-type="string">
            <text:p>Thu Aug 30 18:55:37 GMT 2012</text:p>
          </table:table-cell>
          <table:table-cell office:value-type="string">
            <text:p>Thu Aug 30 18:58:34 GMT 2012</text:p>
          </table:table-cell>
          <table:table-cell office:value-type="string">
            <text:p>Thu Sep 06 18:58:34 GMT 2012</text:p>
          </table:table-cell>
          <table:table-cell office:value-type="string">
            <text:p>2012/09/06 18:59:14 +0000</text:p>
          </table:table-cell>
          <table:table-cell table:number-columns-repeated="2"/>
          <table:table-cell office:value-type="float" office:value="177">
            <text:p>177</text:p>
          </table:table-cell>
          <table:table-cell table:number-columns-repeated="2" office:value-type="string">
            <text:p>100% (93/93)</text:p>
          </table:table-cell>
          <table:table-cell office:value-type="string">
            <text:p>0% (0/0)</text:p>
          </table:table-cell>
          <table:table-cell office:value-type="string">
            <text:p>Harry_S._Truman_3:14.txt</text:p>
          </table:table-cell>
          <table:table-cell office:value-type="string">
            <text:p>The greatest gap in our social security structure is the lack of adequate provision for the Nation's health. We are rightly proud of the high standards of medical care we know how to provide in the United States. The fact is, however, that most of our people cannot afford to pay for the care they need.&lt;br/&gt;&lt;br/&gt;I have often and strongly urged that this condition demands a national health program. The heart of the program must be a national system of payment for medical care based on well-tried insurance principles. This great Nation cannot afford to allow its citizens to suffer needlessly from the lack of proper medical care.&lt;br/&gt;&lt;br/&gt;</text:p>
          </table:table-cell>
          <table:table-cell office:value-type="float" office:value="200">
            <text:p>200</text:p>
          </table:table-cell>
          <table:table-cell office:value-type="float" office:value="1">
            <text:p>1</text:p>
          </table:table-cell>
          <table:table-cell office:value-type="float" office:value="20">
            <text:p>20</text:p>
          </table:table-cell>
          <table:table-cell office:value-type="float" office:value="1">
            <text:p>1</text:p>
          </table:table-cell>
          <table:table-cell office:value-type="string">
            <text:p>Hillary Rodham Clinton</text:p>
          </table:table-cell>
          <table:table-cell office:value-type="string">
            <text:p>http://en.wikipedia.org/wiki/Hillary_Rodham_Clinton</text:p>
          </table:table-cell>
          <table:table-cell office:value-type="string">
            <text:p>Medicaid</text:p>
          </table:table-cell>
          <table:table-cell office:value-type="string">
            <text:p>http://en.wikipedia.org/wiki/Medicaid</text:p>
          </table:table-cell>
          <table:table-cell table:style-name="Default"/>
          <table:table-cell office:value-type="float" office:value="2">
            <text:p>2</text:p>
          </table:table-cell>
          <table:table-cell table:number-columns-repeated="3"/>
          <table:table-cell table:formula="of:=CONCATENATE(TEXT([.$AD536];&quot;#&quot;);&quot;,&quot;;TEXT([.$AF536];&quot;#&quot;);&quot;,&quot;;TEXT([.$AM536];&quot;#&quot;))" office:value-type="string" office:string-value="200,20,2">
            <text:p>200,20,2</text:p>
          </table:table-cell>
        </table:table-row>
        <table:table-row table:style-name="ro1">
          <table:table-cell office:value-type="string">
            <text:p>248YN5F3Q0JGK2MRUMNYJ49FAKRBF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2 GMT 2012</text:p>
          </table:table-cell>
          <table:table-cell table:number-columns-repeated="2"/>
          <table:table-cell office:value-type="string">
            <text:p>2C5IPDOBDDP84SKP1N485MB3VKZC1O</text:p>
          </table:table-cell>
          <table:table-cell office:value-type="string">
            <text:p>A3U1K9X1LXA5JA</text:p>
          </table:table-cell>
          <table:table-cell office:value-type="string">
            <text:p>Approved</text:p>
          </table:table-cell>
          <table:table-cell office:value-type="string">
            <text:p>Thu Aug 30 18:31:43 GMT 2012</text:p>
          </table:table-cell>
          <table:table-cell office:value-type="string">
            <text:p>Thu Aug 30 18:31:48 GMT 2012</text:p>
          </table:table-cell>
          <table:table-cell office:value-type="string">
            <text:p>Thu Sep 06 18:31:48 GMT 2012</text:p>
          </table:table-cell>
          <table:table-cell office:value-type="string">
            <text:p>2012/09/06 18:34:20 +0000</text:p>
          </table:table-cell>
          <table:table-cell table:number-columns-repeated="2"/>
          <table:table-cell office:value-type="float" office:value="5">
            <text:p>5</text:p>
          </table:table-cell>
          <table:table-cell office:value-type="string">
            <text:p>100% (29/29)</text:p>
          </table:table-cell>
          <table:table-cell office:value-type="string">
            <text:p>100% (28/28)</text:p>
          </table:table-cell>
          <table:table-cell office:value-type="string">
            <text:p>0% (0/0)</text:p>
          </table:table-cell>
          <table:table-cell office:value-type="string">
            <text:p>Harry_S._Truman_3:14.txt</text:p>
          </table:table-cell>
          <table:table-cell office:value-type="string">
            <text:p>The greatest gap in our social security structure is the lack of adequate provision for the Nation's health. We are rightly proud of the high standards of medical care we know how to provide in the United States. The fact is, however, that most of our people cannot afford to pay for the care they need.&lt;br/&gt;&lt;br/&gt;I have often and strongly urged that this condition demands a national health program. The heart of the program must be a national system of payment for medical care based on well-tried insurance principles. This great Nation cannot afford to allow its citizens to suffer needlessly from the lack of proper medical care.&lt;br/&gt;&lt;br/&gt;</text:p>
          </table:table-cell>
          <table:table-cell office:value-type="float" office:value="200">
            <text:p>200</text:p>
          </table:table-cell>
          <table:table-cell office:value-type="float" office:value="1">
            <text:p>1</text:p>
          </table:table-cell>
          <table:table-cell office:value-type="float" office:value="20">
            <text:p>20</text:p>
          </table:table-cell>
          <table:table-cell office:value-type="float" office:value="1">
            <text:p>1</text:p>
          </table:table-cell>
          <table:table-cell office:value-type="string">
            <text:p>Hillary Rodham Clinton</text:p>
          </table:table-cell>
          <table:table-cell office:value-type="string">
            <text:p>http://en.wikipedia.org/wiki/Hillary_Rodham_Clinton</text:p>
          </table:table-cell>
          <table:table-cell office:value-type="string">
            <text:p>Medicaid</text:p>
          </table:table-cell>
          <table:table-cell office:value-type="string">
            <text:p>http://en.wikipedia.org/wiki/Medicaid</text:p>
          </table:table-cell>
          <table:table-cell table:style-name="Default"/>
          <table:table-cell office:value-type="float" office:value="2">
            <text:p>2</text:p>
          </table:table-cell>
          <table:table-cell table:number-columns-repeated="3"/>
          <table:table-cell table:formula="of:=CONCATENATE(TEXT([.$AD537];&quot;#&quot;);&quot;,&quot;;TEXT([.$AF537];&quot;#&quot;);&quot;,&quot;;TEXT([.$AM537];&quot;#&quot;))" office:value-type="string" office:string-value="200,20,2">
            <text:p>200,20,2</text:p>
          </table:table-cell>
        </table:table-row>
        <table:table-row table:style-name="ro1">
          <table:table-cell office:value-type="string">
            <text:p>248YN5F3Q0JGK2MRUMNYJ49FAKRBF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2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2 GMT 2012</text:p>
          </table:table-cell>
          <table:table-cell table:number-columns-repeated="2"/>
          <table:table-cell office:value-type="string">
            <text:p>2CTO3W5XH0JP4167R85PTSP7A1BJDZ</text:p>
          </table:table-cell>
          <table:table-cell office:value-type="string">
            <text:p>A32LP8C28VZ512</text:p>
          </table:table-cell>
          <table:table-cell office:value-type="string">
            <text:p>Approved</text:p>
          </table:table-cell>
          <table:table-cell office:value-type="string">
            <text:p>Thu Aug 30 18:33:07 GMT 2012</text:p>
          </table:table-cell>
          <table:table-cell office:value-type="string">
            <text:p>Thu Aug 30 18:33:27 GMT 2012</text:p>
          </table:table-cell>
          <table:table-cell office:value-type="string">
            <text:p>Thu Sep 06 18:33:27 GMT 2012</text:p>
          </table:table-cell>
          <table:table-cell office:value-type="string">
            <text:p>2012/09/06 18:34:21 +0000</text:p>
          </table:table-cell>
          <table:table-cell table:number-columns-repeated="2"/>
          <table:table-cell office:value-type="float" office:value="20">
            <text:p>20</text:p>
          </table:table-cell>
          <table:table-cell table:number-columns-repeated="2" office:value-type="string">
            <text:p>100% (2/2)</text:p>
          </table:table-cell>
          <table:table-cell office:value-type="string">
            <text:p>0% (0/0)</text:p>
          </table:table-cell>
          <table:table-cell office:value-type="string">
            <text:p>Harry_S._Truman_3:14.txt</text:p>
          </table:table-cell>
          <table:table-cell office:value-type="string">
            <text:p>The greatest gap in our social security structure is the lack of adequate provision for the Nation's health. We are rightly proud of the high standards of medical care we know how to provide in the United States. The fact is, however, that most of our people cannot afford to pay for the care they need.&lt;br/&gt;&lt;br/&gt;I have often and strongly urged that this condition demands a national health program. The heart of the program must be a national system of payment for medical care based on well-tried insurance principles. This great Nation cannot afford to allow its citizens to suffer needlessly from the lack of proper medical care.&lt;br/&gt;&lt;br/&gt;</text:p>
          </table:table-cell>
          <table:table-cell office:value-type="float" office:value="200">
            <text:p>200</text:p>
          </table:table-cell>
          <table:table-cell office:value-type="float" office:value="1">
            <text:p>1</text:p>
          </table:table-cell>
          <table:table-cell office:value-type="float" office:value="20">
            <text:p>20</text:p>
          </table:table-cell>
          <table:table-cell office:value-type="float" office:value="1">
            <text:p>1</text:p>
          </table:table-cell>
          <table:table-cell office:value-type="string">
            <text:p>Hillary Rodham Clinton</text:p>
          </table:table-cell>
          <table:table-cell office:value-type="string">
            <text:p>http://en.wikipedia.org/wiki/Hillary_Rodham_Clinton</text:p>
          </table:table-cell>
          <table:table-cell office:value-type="string">
            <text:p>Medicaid</text:p>
          </table:table-cell>
          <table:table-cell office:value-type="string">
            <text:p>http://en.wikipedia.org/wiki/Medicaid</text:p>
          </table:table-cell>
          <table:table-cell table:style-name="Default"/>
          <table:table-cell office:value-type="float" office:value="2">
            <text:p>2</text:p>
          </table:table-cell>
          <table:table-cell table:number-columns-repeated="3"/>
          <table:table-cell table:formula="of:=CONCATENATE(TEXT([.$AD538];&quot;#&quot;);&quot;,&quot;;TEXT([.$AF538];&quot;#&quot;);&quot;,&quot;;TEXT([.$AM538];&quot;#&quot;))" office:value-type="string" office:string-value="200,20,2">
            <text:p>200,20,2</text:p>
          </table:table-cell>
        </table:table-row>
        <table:table-row table:style-name="ro1">
          <table:table-cell office:value-type="string">
            <text:p>29JCSTMOFXRD7D6H8OPDVXJFNT0QT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3 GMT 2012</text:p>
          </table:table-cell>
          <table:table-cell table:number-columns-repeated="2"/>
          <table:table-cell office:value-type="string">
            <text:p>2BANMHGYQ4J32JZBIPDFNOYYNAQM9O</text:p>
          </table:table-cell>
          <table:table-cell office:value-type="string">
            <text:p>A33GBAC29A0MS5</text:p>
          </table:table-cell>
          <table:table-cell office:value-type="string">
            <text:p>Approved</text:p>
          </table:table-cell>
          <table:table-cell office:value-type="string">
            <text:p>Thu Aug 30 18:23:06 GMT 2012</text:p>
          </table:table-cell>
          <table:table-cell office:value-type="string">
            <text:p>Thu Aug 30 18:23:26 GMT 2012</text:p>
          </table:table-cell>
          <table:table-cell office:value-type="string">
            <text:p>Thu Sep 06 18:23:26 GMT 2012</text:p>
          </table:table-cell>
          <table:table-cell office:value-type="string">
            <text:p>2012/09/06 18:24:25 +0000</text:p>
          </table:table-cell>
          <table:table-cell table:number-columns-repeated="2"/>
          <table:table-cell office:value-type="float" office:value="20">
            <text:p>20</text:p>
          </table:table-cell>
          <table:table-cell table:number-columns-repeated="2" office:value-type="string">
            <text:p>100% (84/84)</text:p>
          </table:table-cell>
          <table:table-cell office:value-type="string">
            <text:p>0% (0/0)</text:p>
          </table:table-cell>
          <table:table-cell office:value-type="string">
            <text:p>Bill_Clinton_2:38.txt</text:p>
          </table:table-cell>
          <table:table-cell office:value-type="string">
            <text:p>So I say to you tonight, let's give our children a future. Let us take away their guns and give them books. Let us overcome their despair and replace it with hope. Let us, by our example, teach them to obey the law, respect our neighbors, and cherish our values. Let us weave these sturdy threads into a new American community that can once more stand strong against the forces of despair and evil because everybody has a chance to walk into a better tomorrow.&lt;br/&gt;&lt;br/&gt;Oh, there will be naysayers who fear that we won't be equal to the challenges of this time. But they misread our history, our heritage. Even today's headlines, all those things tell us we can and we will overcome any challenge.&lt;br/&gt;&lt;br/&gt;</text:p>
          </table:table-cell>
          <table:table-cell office:value-type="float" office:value="50">
            <text:p>5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Jackie Evancho</text:p>
          </table:table-cell>
          <table:table-cell office:value-type="string">
            <text:p>http://en.wikipedia.org/wiki/Jackie_Evancho</text:p>
          </table:table-cell>
          <table:table-cell office:value-type="string">
            <text:p>Jiddu Krishnamurti</text:p>
          </table:table-cell>
          <table:table-cell office:value-type="string">
            <text:p>http://en.wikipedia.org/wiki/Jiddu_Krishnamurti</text:p>
          </table:table-cell>
          <table:table-cell table:style-name="Default"/>
          <table:table-cell office:value-type="float" office:value="1">
            <text:p>1</text:p>
          </table:table-cell>
          <table:table-cell table:number-columns-repeated="3"/>
          <table:table-cell table:formula="of:=CONCATENATE(TEXT([.$AD539];&quot;#&quot;);&quot;,&quot;;TEXT([.$AF539];&quot;#&quot;);&quot;,&quot;;TEXT([.$AM539];&quot;#&quot;))" office:value-type="string" office:string-value="50,200,1">
            <text:p>50,200,1</text:p>
          </table:table-cell>
        </table:table-row>
        <table:table-row table:style-name="ro1">
          <table:table-cell office:value-type="string">
            <text:p>29JCSTMOFXRD7D6H8OPDVXJFNT0QT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3 GMT 2012</text:p>
          </table:table-cell>
          <table:table-cell table:number-columns-repeated="2"/>
          <table:table-cell office:value-type="string">
            <text:p>2H957DZKPFE4TP1MKWT5T8I9SGQE40</text:p>
          </table:table-cell>
          <table:table-cell office:value-type="string">
            <text:p>A30SN6C7YX0OIP</text:p>
          </table:table-cell>
          <table:table-cell office:value-type="string">
            <text:p>Approved</text:p>
          </table:table-cell>
          <table:table-cell office:value-type="string">
            <text:p>Thu Aug 30 19:43:15 GMT 2012</text:p>
          </table:table-cell>
          <table:table-cell office:value-type="string">
            <text:p>Thu Aug 30 19:43:21 GMT 2012</text:p>
          </table:table-cell>
          <table:table-cell office:value-type="string">
            <text:p>Thu Sep 06 19:43:21 GMT 2012</text:p>
          </table:table-cell>
          <table:table-cell office:value-type="string">
            <text:p>2012/09/06 19:44:15 +0000</text:p>
          </table:table-cell>
          <table:table-cell table:number-columns-repeated="2"/>
          <table:table-cell office:value-type="float" office:value="6">
            <text:p>6</text:p>
          </table:table-cell>
          <table:table-cell table:number-columns-repeated="2" office:value-type="string">
            <text:p>100% (173/173)</text:p>
          </table:table-cell>
          <table:table-cell office:value-type="string">
            <text:p>0% (0/0)</text:p>
          </table:table-cell>
          <table:table-cell office:value-type="string">
            <text:p>Bill_Clinton_2:38.txt</text:p>
          </table:table-cell>
          <table:table-cell office:value-type="string">
            <text:p>So I say to you tonight, let's give our children a future. Let us take away their guns and give them books. Let us overcome their despair and replace it with hope. Let us, by our example, teach them to obey the law, respect our neighbors, and cherish our values. Let us weave these sturdy threads into a new American community that can once more stand strong against the forces of despair and evil because everybody has a chance to walk into a better tomorrow.&lt;br/&gt;&lt;br/&gt;Oh, there will be naysayers who fear that we won't be equal to the challenges of this time. But they misread our history, our heritage. Even today's headlines, all those things tell us we can and we will overcome any challenge.&lt;br/&gt;&lt;br/&gt;</text:p>
          </table:table-cell>
          <table:table-cell office:value-type="float" office:value="50">
            <text:p>5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Jackie Evancho</text:p>
          </table:table-cell>
          <table:table-cell office:value-type="string">
            <text:p>http://en.wikipedia.org/wiki/Jackie_Evancho</text:p>
          </table:table-cell>
          <table:table-cell office:value-type="string">
            <text:p>Jiddu Krishnamurti</text:p>
          </table:table-cell>
          <table:table-cell office:value-type="string">
            <text:p>http://en.wikipedia.org/wiki/Jiddu_Krishnamurti</text:p>
          </table:table-cell>
          <table:table-cell table:style-name="Default" office:value-type="string">
            <text:p>NO</text:p>
          </table:table-cell>
          <table:table-cell office:value-type="float" office:value="2">
            <text:p>2</text:p>
          </table:table-cell>
          <table:table-cell table:number-columns-repeated="3"/>
          <table:table-cell table:formula="of:=CONCATENATE(TEXT([.$AD540];&quot;#&quot;);&quot;,&quot;;TEXT([.$AF540];&quot;#&quot;);&quot;,&quot;;TEXT([.$AM540];&quot;#&quot;))" office:value-type="string" office:string-value="50,200,2">
            <text:p>50,200,2</text:p>
          </table:table-cell>
        </table:table-row>
        <table:table-row table:style-name="ro1">
          <table:table-cell office:value-type="string">
            <text:p>29JCSTMOFXRD7D6H8OPDVXJFNT0QT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3 GMT 2012</text:p>
          </table:table-cell>
          <table:table-cell table:number-columns-repeated="2"/>
          <table:table-cell office:value-type="string">
            <text:p>2OGZFYQS1CST1X32YNJ4QC1E3UEKNI</text:p>
          </table:table-cell>
          <table:table-cell office:value-type="string">
            <text:p>A1DIPPNQ35V7K9</text:p>
          </table:table-cell>
          <table:table-cell office:value-type="string">
            <text:p>Approved</text:p>
          </table:table-cell>
          <table:table-cell office:value-type="string">
            <text:p>Thu Aug 30 18:56:00 GMT 2012</text:p>
          </table:table-cell>
          <table:table-cell office:value-type="string">
            <text:p>Thu Aug 30 18:56:24 GMT 2012</text:p>
          </table:table-cell>
          <table:table-cell office:value-type="string">
            <text:p>Thu Sep 06 18:56:24 GMT 2012</text:p>
          </table:table-cell>
          <table:table-cell office:value-type="string">
            <text:p>2012/09/06 18:59:14 +0000</text:p>
          </table:table-cell>
          <table:table-cell table:number-columns-repeated="2"/>
          <table:table-cell office:value-type="float" office:value="24">
            <text:p>24</text:p>
          </table:table-cell>
          <table:table-cell table:number-columns-repeated="2" office:value-type="string">
            <text:p>100% (5/5)</text:p>
          </table:table-cell>
          <table:table-cell office:value-type="string">
            <text:p>0% (0/0)</text:p>
          </table:table-cell>
          <table:table-cell office:value-type="string">
            <text:p>Bill_Clinton_2:38.txt</text:p>
          </table:table-cell>
          <table:table-cell office:value-type="string">
            <text:p>So I say to you tonight, let's give our children a future. Let us take away their guns and give them books. Let us overcome their despair and replace it with hope. Let us, by our example, teach them to obey the law, respect our neighbors, and cherish our values. Let us weave these sturdy threads into a new American community that can once more stand strong against the forces of despair and evil because everybody has a chance to walk into a better tomorrow.&lt;br/&gt;&lt;br/&gt;Oh, there will be naysayers who fear that we won't be equal to the challenges of this time. But they misread our history, our heritage. Even today's headlines, all those things tell us we can and we will overcome any challenge.&lt;br/&gt;&lt;br/&gt;</text:p>
          </table:table-cell>
          <table:table-cell office:value-type="float" office:value="50">
            <text:p>5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Jackie Evancho</text:p>
          </table:table-cell>
          <table:table-cell office:value-type="string">
            <text:p>http://en.wikipedia.org/wiki/Jackie_Evancho</text:p>
          </table:table-cell>
          <table:table-cell office:value-type="string">
            <text:p>Jiddu Krishnamurti</text:p>
          </table:table-cell>
          <table:table-cell office:value-type="string">
            <text:p>http://en.wikipedia.org/wiki/Jiddu_Krishnamurti</text:p>
          </table:table-cell>
          <table:table-cell table:style-name="Default"/>
          <table:table-cell office:value-type="float" office:value="1">
            <text:p>1</text:p>
          </table:table-cell>
          <table:table-cell table:number-columns-repeated="3"/>
          <table:table-cell table:formula="of:=CONCATENATE(TEXT([.$AD541];&quot;#&quot;);&quot;,&quot;;TEXT([.$AF541];&quot;#&quot;);&quot;,&quot;;TEXT([.$AM541];&quot;#&quot;))" office:value-type="string" office:string-value="50,200,1">
            <text:p>50,200,1</text:p>
          </table:table-cell>
        </table:table-row>
        <table:table-row table:style-name="ro1">
          <table:table-cell office:value-type="string">
            <text:p>2AG24E6AUBXHB15CMV093BZWEJK0WD</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3 GMT 2012</text:p>
          </table:table-cell>
          <table:table-cell table:number-columns-repeated="2"/>
          <table:table-cell office:value-type="string">
            <text:p>2FFQYN5F3Q0JVEH3TX3W6B49KQNEAC</text:p>
          </table:table-cell>
          <table:table-cell office:value-type="string">
            <text:p>A23S6QOSZH9TMT</text:p>
          </table:table-cell>
          <table:table-cell office:value-type="string">
            <text:p>Approved</text:p>
          </table:table-cell>
          <table:table-cell office:value-type="string">
            <text:p>Thu Aug 30 20:00:36 GMT 2012</text:p>
          </table:table-cell>
          <table:table-cell office:value-type="string">
            <text:p>Thu Aug 30 20:01:09 GMT 2012</text:p>
          </table:table-cell>
          <table:table-cell office:value-type="string">
            <text:p>Thu Sep 06 20:01:09 GMT 2012</text:p>
          </table:table-cell>
          <table:table-cell office:value-type="string">
            <text:p>2012/09/06 20:04:11 +0000</text:p>
          </table:table-cell>
          <table:table-cell table:number-columns-repeated="2"/>
          <table:table-cell office:value-type="float" office:value="33">
            <text:p>33</text:p>
          </table:table-cell>
          <table:table-cell table:number-columns-repeated="2" office:value-type="string">
            <text:p>100% (9/9)</text:p>
          </table:table-cell>
          <table:table-cell office:value-type="string">
            <text:p>0% (0/0)</text:p>
          </table:table-cell>
          <table:table-cell office:value-type="string">
            <text:p>Ulysses_S._Grant_5:4.txt</text:p>
          </table:table-cell>
          <table:table-cell office:value-type="string">
            <text:p>By an act approved on the 14th day of February last Congress made provision for completing, jointly with an officer or commissioner to be named by Her Britannic Majesty, the determination of so much of the boundary line between the territory of the United States and the possessions of Great Britain as was left uncompleted by the commissioners appointed under the act of Congress of August 11, 1856. Under the provisions of this act the northwest water boundary of the United States has been determined and marked in accordance with the award of the Emperor of Germany. A protocol and a copy of the map upon which the line was thus marked are contained in the papers submitted herewith.&lt;br/&gt;&lt;br/&gt;I also transmit a copy of the report of the commissioner for marking the northern boundary between the United States and the British possessions west of the Lake of the Woods, of the operations of the commission during the past season. Surveys have been made to a point 497 miles west of the Lake of the Woods, leaving about 350 miles to be surveyed, the field work of which can be completed during the next season.&lt;br/&gt;&lt;br/&gt;</text:p>
          </table:table-cell>
          <table:table-cell office:value-type="float" office:value="50">
            <text:p>50</text:p>
          </table:table-cell>
          <table:table-cell office:value-type="float" office:value="1">
            <text:p>1</text:p>
          </table:table-cell>
          <table:table-cell office:value-type="float" office:value="10">
            <text:p>10</text:p>
          </table:table-cell>
          <table:table-cell office:value-type="float" office:value="0">
            <text:p>0</text:p>
          </table:table-cell>
          <table:table-cell office:value-type="string">
            <text:p>Finkbine-Guild Lumber Company</text:p>
          </table:table-cell>
          <table:table-cell office:value-type="string">
            <text:p>http://en.wikipedia.org/wiki/Finkbine-Guild_Lumber_Company</text:p>
          </table:table-cell>
          <table:table-cell office:value-type="string">
            <text:p>Treaty</text:p>
          </table:table-cell>
          <table:table-cell office:value-type="string">
            <text:p>http://en.wikipedia.org/wiki/Treaty</text:p>
          </table:table-cell>
          <table:table-cell table:style-name="Default"/>
          <table:table-cell office:value-type="float" office:value="2">
            <text:p>2</text:p>
          </table:table-cell>
          <table:table-cell table:number-columns-repeated="3"/>
          <table:table-cell table:formula="of:=CONCATENATE(TEXT([.$AD542];&quot;#&quot;);&quot;,&quot;;TEXT([.$AF542];&quot;#&quot;);&quot;,&quot;;TEXT([.$AM542];&quot;#&quot;))" office:value-type="string" office:string-value="50,10,2">
            <text:p>50,10,2</text:p>
          </table:table-cell>
        </table:table-row>
        <table:table-row table:style-name="ro1">
          <table:table-cell office:value-type="string">
            <text:p>2AG24E6AUBXHB15CMV093BZWEJK0WD</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3 GMT 2012</text:p>
          </table:table-cell>
          <table:table-cell table:number-columns-repeated="2"/>
          <table:table-cell office:value-type="string">
            <text:p>2I0MQU6L5OBVRRPW47VAQJF7LBUXEX</text:p>
          </table:table-cell>
          <table:table-cell office:value-type="string">
            <text:p>A30SN6C7YX0OIP</text:p>
          </table:table-cell>
          <table:table-cell office:value-type="string">
            <text:p>Approved</text:p>
          </table:table-cell>
          <table:table-cell office:value-type="string">
            <text:p>Thu Aug 30 19:30:08 GMT 2012</text:p>
          </table:table-cell>
          <table:table-cell office:value-type="string">
            <text:p>Thu Aug 30 19:30:17 GMT 2012</text:p>
          </table:table-cell>
          <table:table-cell office:value-type="string">
            <text:p>Thu Sep 06 19:30:17 GMT 2012</text:p>
          </table:table-cell>
          <table:table-cell office:value-type="string">
            <text:p>2012/09/06 19:34:16 +0000</text:p>
          </table:table-cell>
          <table:table-cell table:number-columns-repeated="2"/>
          <table:table-cell office:value-type="float" office:value="9">
            <text:p>9</text:p>
          </table:table-cell>
          <table:table-cell table:number-columns-repeated="2" office:value-type="string">
            <text:p>100% (173/173)</text:p>
          </table:table-cell>
          <table:table-cell office:value-type="string">
            <text:p>0% (0/0)</text:p>
          </table:table-cell>
          <table:table-cell office:value-type="string">
            <text:p>Ulysses_S._Grant_5:4.txt</text:p>
          </table:table-cell>
          <table:table-cell office:value-type="string">
            <text:p>By an act approved on the 14th day of February last Congress made provision for completing, jointly with an officer or commissioner to be named by Her Britannic Majesty, the determination of so much of the boundary line between the territory of the United States and the possessions of Great Britain as was left uncompleted by the commissioners appointed under the act of Congress of August 11, 1856. Under the provisions of this act the northwest water boundary of the United States has been determined and marked in accordance with the award of the Emperor of Germany. A protocol and a copy of the map upon which the line was thus marked are contained in the papers submitted herewith.&lt;br/&gt;&lt;br/&gt;I also transmit a copy of the report of the commissioner for marking the northern boundary between the United States and the British possessions west of the Lake of the Woods, of the operations of the commission during the past season. Surveys have been made to a point 497 miles west of the Lake of the Woods, leaving about 350 miles to be surveyed, the field work of which can be completed during the next season.&lt;br/&gt;&lt;br/&gt;</text:p>
          </table:table-cell>
          <table:table-cell office:value-type="float" office:value="50">
            <text:p>50</text:p>
          </table:table-cell>
          <table:table-cell office:value-type="float" office:value="1">
            <text:p>1</text:p>
          </table:table-cell>
          <table:table-cell office:value-type="float" office:value="10">
            <text:p>10</text:p>
          </table:table-cell>
          <table:table-cell office:value-type="float" office:value="0">
            <text:p>0</text:p>
          </table:table-cell>
          <table:table-cell office:value-type="string">
            <text:p>Finkbine-Guild Lumber Company</text:p>
          </table:table-cell>
          <table:table-cell office:value-type="string">
            <text:p>http://en.wikipedia.org/wiki/Finkbine-Guild_Lumber_Company</text:p>
          </table:table-cell>
          <table:table-cell office:value-type="string">
            <text:p>Treaty</text:p>
          </table:table-cell>
          <table:table-cell office:value-type="string">
            <text:p>http://en.wikipedia.org/wiki/Treaty</text:p>
          </table:table-cell>
          <table:table-cell table:style-name="Default" office:value-type="string">
            <text:p>NO</text:p>
          </table:table-cell>
          <table:table-cell office:value-type="float" office:value="1">
            <text:p>1</text:p>
          </table:table-cell>
          <table:table-cell table:number-columns-repeated="3"/>
          <table:table-cell table:formula="of:=CONCATENATE(TEXT([.$AD543];&quot;#&quot;);&quot;,&quot;;TEXT([.$AF543];&quot;#&quot;);&quot;,&quot;;TEXT([.$AM543];&quot;#&quot;))" office:value-type="string" office:string-value="50,10,1">
            <text:p>50,10,1</text:p>
          </table:table-cell>
        </table:table-row>
        <table:table-row table:style-name="ro1">
          <table:table-cell office:value-type="string">
            <text:p>2AG24E6AUBXHB15CMV093BZWEJK0WD</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3 GMT 2012</text:p>
          </table:table-cell>
          <table:table-cell table:number-columns-repeated="2"/>
          <table:table-cell office:value-type="string">
            <text:p>2LEJTUHYW2GT4IFFE2WWU16939IKPH</text:p>
          </table:table-cell>
          <table:table-cell office:value-type="string">
            <text:p>A1KQVLD5YN8X1C</text:p>
          </table:table-cell>
          <table:table-cell office:value-type="string">
            <text:p>Approved</text:p>
          </table:table-cell>
          <table:table-cell office:value-type="string">
            <text:p>Thu Aug 30 19:49:05 GMT 2012</text:p>
          </table:table-cell>
          <table:table-cell office:value-type="string">
            <text:p>Thu Aug 30 19:50:13 GMT 2012</text:p>
          </table:table-cell>
          <table:table-cell office:value-type="string">
            <text:p>Thu Sep 06 19:50:13 GMT 2012</text:p>
          </table:table-cell>
          <table:table-cell office:value-type="string">
            <text:p>2012/09/06 19:54:13 +0000</text:p>
          </table:table-cell>
          <table:table-cell table:number-columns-repeated="2"/>
          <table:table-cell office:value-type="float" office:value="68">
            <text:p>68</text:p>
          </table:table-cell>
          <table:table-cell table:number-columns-repeated="2" office:value-type="string">
            <text:p>100% (13/13)</text:p>
          </table:table-cell>
          <table:table-cell office:value-type="string">
            <text:p>0% (0/0)</text:p>
          </table:table-cell>
          <table:table-cell office:value-type="string">
            <text:p>Ulysses_S._Grant_5:4.txt</text:p>
          </table:table-cell>
          <table:table-cell office:value-type="string">
            <text:p>By an act approved on the 14th day of February last Congress made provision for completing, jointly with an officer or commissioner to be named by Her Britannic Majesty, the determination of so much of the boundary line between the territory of the United States and the possessions of Great Britain as was left uncompleted by the commissioners appointed under the act of Congress of August 11, 1856. Under the provisions of this act the northwest water boundary of the United States has been determined and marked in accordance with the award of the Emperor of Germany. A protocol and a copy of the map upon which the line was thus marked are contained in the papers submitted herewith.&lt;br/&gt;&lt;br/&gt;I also transmit a copy of the report of the commissioner for marking the northern boundary between the United States and the British possessions west of the Lake of the Woods, of the operations of the commission during the past season. Surveys have been made to a point 497 miles west of the Lake of the Woods, leaving about 350 miles to be surveyed, the field work of which can be completed during the next season.&lt;br/&gt;&lt;br/&gt;</text:p>
          </table:table-cell>
          <table:table-cell office:value-type="float" office:value="50">
            <text:p>50</text:p>
          </table:table-cell>
          <table:table-cell office:value-type="float" office:value="1">
            <text:p>1</text:p>
          </table:table-cell>
          <table:table-cell office:value-type="float" office:value="10">
            <text:p>10</text:p>
          </table:table-cell>
          <table:table-cell office:value-type="float" office:value="0">
            <text:p>0</text:p>
          </table:table-cell>
          <table:table-cell office:value-type="string">
            <text:p>Finkbine-Guild Lumber Company</text:p>
          </table:table-cell>
          <table:table-cell office:value-type="string">
            <text:p>http://en.wikipedia.org/wiki/Finkbine-Guild_Lumber_Company</text:p>
          </table:table-cell>
          <table:table-cell office:value-type="string">
            <text:p>Treaty</text:p>
          </table:table-cell>
          <table:table-cell office:value-type="string">
            <text:p>http://en.wikipedia.org/wiki/Treaty</text:p>
          </table:table-cell>
          <table:table-cell table:style-name="Default"/>
          <table:table-cell office:value-type="float" office:value="2">
            <text:p>2</text:p>
          </table:table-cell>
          <table:table-cell table:number-columns-repeated="3"/>
          <table:table-cell table:formula="of:=CONCATENATE(TEXT([.$AD544];&quot;#&quot;);&quot;,&quot;;TEXT([.$AF544];&quot;#&quot;);&quot;,&quot;;TEXT([.$AM544];&quot;#&quot;))" office:value-type="string" office:string-value="50,10,2">
            <text:p>50,10,2</text:p>
          </table:table-cell>
        </table:table-row>
        <table:table-row table:style-name="ro1">
          <table:table-cell office:value-type="string">
            <text:p>2GYKPEIB9BAW01A2W0WV5UD3NLQ0X6</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3 GMT 2012</text:p>
          </table:table-cell>
          <table:table-cell table:number-columns-repeated="2"/>
          <table:table-cell office:value-type="string">
            <text:p>27MYT3DHJHP4QM1PNEP8ZSX92LKU1W</text:p>
          </table:table-cell>
          <table:table-cell office:value-type="string">
            <text:p>A31ALYJKPKD09W</text:p>
          </table:table-cell>
          <table:table-cell office:value-type="string">
            <text:p>Submitted</text:p>
          </table:table-cell>
          <table:table-cell office:value-type="string">
            <text:p>Fri Aug 31 00:08:54 GMT 2012</text:p>
          </table:table-cell>
          <table:table-cell office:value-type="string">
            <text:p>Fri Aug 31 00:09:13 GMT 2012</text:p>
          </table:table-cell>
          <table:table-cell office:value-type="string">
            <text:p>Thu Sep 06 17:09:13 PDT 2012</text:p>
          </table:table-cell>
          <table:table-cell table:number-columns-repeated="3"/>
          <table:table-cell office:value-type="float" office:value="19">
            <text:p>19</text:p>
          </table:table-cell>
          <table:table-cell office:value-type="string">
            <text:p>100% (294/295)</text:p>
          </table:table-cell>
          <table:table-cell office:value-type="string">
            <text:p>100% (62/62)</text:p>
          </table:table-cell>
          <table:table-cell office:value-type="string">
            <text:p>0% (0/0)</text:p>
          </table:table-cell>
          <table:table-cell office:value-type="string">
            <text:p>Ulysses_S._Grant_2:17.txt</text:p>
          </table:table-cell>
          <table:table-cell office:value-type="string">
            <text:p>The whole nation is interested in securing cheap transportation from the agricultural States of the West to the Atlantic Seaboard. To the citizens of those States it secures a greater return for their labor; to the inhabitants of the seaboard it affords cheaper food; to the nation, an increase in the annual surplus of wealth. It is hoped that the Government of Great Britain will see the justice of abandoning the narrow and inconsistent claim to which her Canadian Provinces have urged her adherence.&lt;br/&gt;&lt;br/&gt;Our depressed commerce is a subject to which I called your special attention at the last session, and suggested that we will in the future have to look more to the countries south of us, and to China and Japan, for its revival. Our representatives to all these Governments have exerted their influence to encourage trade between the United States and the countries to which they are accredited. But the fact exists that the carrying is done almost entirely in foreign bottoms, and while this state of affairs exists we can not control our due share of the commerce of the world; that between the Pacific States and China and Japan is about all the carrying trade now conducted in American vessels. I would recommend a liberal policy toward that line of American steamers--one that will insure its success, and even increased usefulness.&lt;br/&gt;&lt;br/&gt;</text:p>
          </table:table-cell>
          <table:table-cell office:value-type="float" office:value="50">
            <text:p>50</text:p>
          </table:table-cell>
          <table:table-cell office:value-type="float" office:value="1">
            <text:p>1</text:p>
          </table:table-cell>
          <table:table-cell office:value-type="float" office:value="20">
            <text:p>20</text:p>
          </table:table-cell>
          <table:table-cell office:value-type="float" office:value="4">
            <text:p>4</text:p>
          </table:table-cell>
          <table:table-cell office:value-type="string">
            <text:p>First Stadtholderless Period</text:p>
          </table:table-cell>
          <table:table-cell office:value-type="string">
            <text:p>http://en.wikipedia.org/wiki/First_Stadtholderless_Period</text:p>
          </table:table-cell>
          <table:table-cell office:value-type="string">
            <text:p>Trade</text:p>
          </table:table-cell>
          <table:table-cell office:value-type="string">
            <text:p>http://en.wikipedia.org/wiki/Trade</text:p>
          </table:table-cell>
          <table:table-cell table:style-name="Default"/>
          <table:table-cell office:value-type="float" office:value="2">
            <text:p>2</text:p>
          </table:table-cell>
          <table:table-cell table:number-columns-repeated="3"/>
          <table:table-cell table:formula="of:=CONCATENATE(TEXT([.$AD545];&quot;#&quot;);&quot;,&quot;;TEXT([.$AF545];&quot;#&quot;);&quot;,&quot;;TEXT([.$AM545];&quot;#&quot;))" office:value-type="string" office:string-value="50,20,2">
            <text:p>50,20,2</text:p>
          </table:table-cell>
        </table:table-row>
        <table:table-row table:style-name="ro1">
          <table:table-cell office:value-type="string">
            <text:p>2GYKPEIB9BAW01A2W0WV5UD3NLQ0X6</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3 GMT 2012</text:p>
          </table:table-cell>
          <table:table-cell table:number-columns-repeated="2"/>
          <table:table-cell office:value-type="string">
            <text:p>2GMXFCD45XCE8W1XU3BIV3TGULOYWF</text:p>
          </table:table-cell>
          <table:table-cell office:value-type="string">
            <text:p>A1K9WP8Q74E9G2</text:p>
          </table:table-cell>
          <table:table-cell office:value-type="string">
            <text:p>Approved</text:p>
          </table:table-cell>
          <table:table-cell office:value-type="string">
            <text:p>Thu Aug 30 18:17:16 GMT 2012</text:p>
          </table:table-cell>
          <table:table-cell office:value-type="string">
            <text:p>Thu Aug 30 18:17:42 GMT 2012</text:p>
          </table:table-cell>
          <table:table-cell office:value-type="string">
            <text:p>Thu Sep 06 18:17:42 GMT 2012</text:p>
          </table:table-cell>
          <table:table-cell office:value-type="string">
            <text:p>2012/09/06 18:19:22 +0000</text:p>
          </table:table-cell>
          <table:table-cell table:number-columns-repeated="2"/>
          <table:table-cell office:value-type="float" office:value="26">
            <text:p>26</text:p>
          </table:table-cell>
          <table:table-cell table:number-columns-repeated="2" office:value-type="string">
            <text:p>100% (8/8)</text:p>
          </table:table-cell>
          <table:table-cell office:value-type="string">
            <text:p>0% (0/0)</text:p>
          </table:table-cell>
          <table:table-cell office:value-type="string">
            <text:p>Ulysses_S._Grant_2:17.txt</text:p>
          </table:table-cell>
          <table:table-cell office:value-type="string">
            <text:p>The whole nation is interested in securing cheap transportation from the agricultural States of the West to the Atlantic Seaboard. To the citizens of those States it secures a greater return for their labor; to the inhabitants of the seaboard it affords cheaper food; to the nation, an increase in the annual surplus of wealth. It is hoped that the Government of Great Britain will see the justice of abandoning the narrow and inconsistent claim to which her Canadian Provinces have urged her adherence.&lt;br/&gt;&lt;br/&gt;Our depressed commerce is a subject to which I called your special attention at the last session, and suggested that we will in the future have to look more to the countries south of us, and to China and Japan, for its revival. Our representatives to all these Governments have exerted their influence to encourage trade between the United States and the countries to which they are accredited. But the fact exists that the carrying is done almost entirely in foreign bottoms, and while this state of affairs exists we can not control our due share of the commerce of the world; that between the Pacific States and China and Japan is about all the carrying trade now conducted in American vessels. I would recommend a liberal policy toward that line of American steamers--one that will insure its success, and even increased usefulness.&lt;br/&gt;&lt;br/&gt;</text:p>
          </table:table-cell>
          <table:table-cell office:value-type="float" office:value="50">
            <text:p>50</text:p>
          </table:table-cell>
          <table:table-cell office:value-type="float" office:value="1">
            <text:p>1</text:p>
          </table:table-cell>
          <table:table-cell office:value-type="float" office:value="20">
            <text:p>20</text:p>
          </table:table-cell>
          <table:table-cell office:value-type="float" office:value="4">
            <text:p>4</text:p>
          </table:table-cell>
          <table:table-cell office:value-type="string">
            <text:p>First Stadtholderless Period</text:p>
          </table:table-cell>
          <table:table-cell office:value-type="string">
            <text:p>http://en.wikipedia.org/wiki/First_Stadtholderless_Period</text:p>
          </table:table-cell>
          <table:table-cell office:value-type="string">
            <text:p>Trade</text:p>
          </table:table-cell>
          <table:table-cell office:value-type="string">
            <text:p>http://en.wikipedia.org/wiki/Trade</text:p>
          </table:table-cell>
          <table:table-cell table:style-name="Default"/>
          <table:table-cell office:value-type="float" office:value="1">
            <text:p>1</text:p>
          </table:table-cell>
          <table:table-cell table:number-columns-repeated="3"/>
          <table:table-cell table:formula="of:=CONCATENATE(TEXT([.$AD546];&quot;#&quot;);&quot;,&quot;;TEXT([.$AF546];&quot;#&quot;);&quot;,&quot;;TEXT([.$AM546];&quot;#&quot;))" office:value-type="string" office:string-value="50,20,1">
            <text:p>50,20,1</text:p>
          </table:table-cell>
        </table:table-row>
        <table:table-row table:style-name="ro1">
          <table:table-cell office:value-type="string">
            <text:p>2GYKPEIB9BAW01A2W0WV5UD3NLQ0X6</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3 GMT 2012</text:p>
          </table:table-cell>
          <table:table-cell table:number-columns-repeated="2"/>
          <table:table-cell office:value-type="string">
            <text:p>2LDYHVI44OS2ZUIDKX5Z0BAPASUY4Y</text:p>
          </table:table-cell>
          <table:table-cell office:value-type="string">
            <text:p>A30SN6C7YX0OIP</text:p>
          </table:table-cell>
          <table:table-cell office:value-type="string">
            <text:p>Approved</text:p>
          </table:table-cell>
          <table:table-cell office:value-type="string">
            <text:p>Thu Aug 30 19:37:16 GMT 2012</text:p>
          </table:table-cell>
          <table:table-cell office:value-type="string">
            <text:p>Thu Aug 30 19:37:25 GMT 2012</text:p>
          </table:table-cell>
          <table:table-cell office:value-type="string">
            <text:p>Thu Sep 06 19:37:25 GMT 2012</text:p>
          </table:table-cell>
          <table:table-cell office:value-type="string">
            <text:p>2012/09/06 19:39:15 +0000</text:p>
          </table:table-cell>
          <table:table-cell table:number-columns-repeated="2"/>
          <table:table-cell office:value-type="float" office:value="9">
            <text:p>9</text:p>
          </table:table-cell>
          <table:table-cell table:number-columns-repeated="2" office:value-type="string">
            <text:p>100% (173/173)</text:p>
          </table:table-cell>
          <table:table-cell office:value-type="string">
            <text:p>0% (0/0)</text:p>
          </table:table-cell>
          <table:table-cell office:value-type="string">
            <text:p>Ulysses_S._Grant_2:17.txt</text:p>
          </table:table-cell>
          <table:table-cell office:value-type="string">
            <text:p>The whole nation is interested in securing cheap transportation from the agricultural States of the West to the Atlantic Seaboard. To the citizens of those States it secures a greater return for their labor; to the inhabitants of the seaboard it affords cheaper food; to the nation, an increase in the annual surplus of wealth. It is hoped that the Government of Great Britain will see the justice of abandoning the narrow and inconsistent claim to which her Canadian Provinces have urged her adherence.&lt;br/&gt;&lt;br/&gt;Our depressed commerce is a subject to which I called your special attention at the last session, and suggested that we will in the future have to look more to the countries south of us, and to China and Japan, for its revival. Our representatives to all these Governments have exerted their influence to encourage trade between the United States and the countries to which they are accredited. But the fact exists that the carrying is done almost entirely in foreign bottoms, and while this state of affairs exists we can not control our due share of the commerce of the world; that between the Pacific States and China and Japan is about all the carrying trade now conducted in American vessels. I would recommend a liberal policy toward that line of American steamers--one that will insure its success, and even increased usefulness.&lt;br/&gt;&lt;br/&gt;</text:p>
          </table:table-cell>
          <table:table-cell office:value-type="float" office:value="50">
            <text:p>50</text:p>
          </table:table-cell>
          <table:table-cell office:value-type="float" office:value="1">
            <text:p>1</text:p>
          </table:table-cell>
          <table:table-cell office:value-type="float" office:value="20">
            <text:p>20</text:p>
          </table:table-cell>
          <table:table-cell office:value-type="float" office:value="4">
            <text:p>4</text:p>
          </table:table-cell>
          <table:table-cell office:value-type="string">
            <text:p>First Stadtholderless Period</text:p>
          </table:table-cell>
          <table:table-cell office:value-type="string">
            <text:p>http://en.wikipedia.org/wiki/First_Stadtholderless_Period</text:p>
          </table:table-cell>
          <table:table-cell office:value-type="string">
            <text:p>Trade</text:p>
          </table:table-cell>
          <table:table-cell office:value-type="string">
            <text:p>http://en.wikipedia.org/wiki/Trade</text:p>
          </table:table-cell>
          <table:table-cell table:style-name="Default" office:value-type="string">
            <text:p>NO</text:p>
          </table:table-cell>
          <table:table-cell office:value-type="float" office:value="2">
            <text:p>2</text:p>
          </table:table-cell>
          <table:table-cell table:number-columns-repeated="3"/>
          <table:table-cell table:formula="of:=CONCATENATE(TEXT([.$AD547];&quot;#&quot;);&quot;,&quot;;TEXT([.$AF547];&quot;#&quot;);&quot;,&quot;;TEXT([.$AM547];&quot;#&quot;))" office:value-type="string" office:string-value="50,20,2">
            <text:p>50,20,2</text:p>
          </table:table-cell>
        </table:table-row>
        <table:table-row table:style-name="ro1">
          <table:table-cell office:value-type="string">
            <text:p>295QQ7Q670515T0SYBTTYC1XN8HWC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3 GMT 2012</text:p>
          </table:table-cell>
          <table:table-cell table:number-columns-repeated="2"/>
          <table:table-cell office:value-type="string">
            <text:p>20Q2RCJK63ZVTC5W7ULIIQ9JQNVW7U</text:p>
          </table:table-cell>
          <table:table-cell office:value-type="string">
            <text:p>A1TTA3N401CZTS</text:p>
          </table:table-cell>
          <table:table-cell office:value-type="string">
            <text:p>Approved</text:p>
          </table:table-cell>
          <table:table-cell office:value-type="string">
            <text:p>Fri Aug 31 00:05:16 GMT 2012</text:p>
          </table:table-cell>
          <table:table-cell office:value-type="string">
            <text:p>Fri Aug 31 00:05:38 GMT 2012</text:p>
          </table:table-cell>
          <table:table-cell office:value-type="string">
            <text:p>Fri Sep 07 00:05:38 GMT 2012</text:p>
          </table:table-cell>
          <table:table-cell office:value-type="string">
            <text:p>2012/09/07 00:09:12 +0000</text:p>
          </table:table-cell>
          <table:table-cell table:number-columns-repeated="2"/>
          <table:table-cell office:value-type="float" office:value="22">
            <text:p>22</text:p>
          </table:table-cell>
          <table:table-cell table:number-columns-repeated="2" office:value-type="string">
            <text:p>100% (7/7)</text:p>
          </table:table-cell>
          <table:table-cell office:value-type="string">
            <text:p>0% (0/0)</text:p>
          </table:table-cell>
          <table:table-cell office:value-type="string">
            <text:p>Theodore_Roosevelt_6:10.txt</text:p>
          </table:table-cell>
          <table:table-cell office:value-type="string">
            <text:p>Every colored man should realize that the worst enemy of his race is the negro criminal, and above all the negro criminal who commits the dreadful crime of rape; and it should be felt as in the highest degree an offense against the whole country, and against the colored race in particular, for a colored man to fail to help the officers of the law in hunting down with all possible earnestness and zeal every such infamous offender. Moreover, in my judgment, the crime of rape should always be punished with death, as is the case with murder; assault with intent to commit rape should be made a capital crime, at least in the discretion of the court; and provision should be made by which the punishment may follow immediately upon the heels of the offense; while the trial should be so conducted that the victim need not be wantonly shamed while giving testimony, and that the least possible publicity shall be given to the details.&lt;br/&gt;&lt;br/&gt;The members of the white race on the other hand should understand that every lynching represents by just so much a loosening of the bands of civilization; that the spirit of lynching inevitably throws into prominence in the community all the foul and evil creatures who dwell therein. No man can take part in the torture of a human being without having his own moral nature permanently lowered. Every lynching means just so much moral deterioration in all the children who have any knowledge of it, and therefore just so much additional trouble for the next generation of Americans.&lt;br/&gt;&lt;br/&gt;</text:p>
          </table:table-cell>
          <table:table-cell office:value-type="float" office:value="200">
            <text:p>200</text:p>
          </table:table-cell>
          <table:table-cell office:value-type="float" office:value="2">
            <text:p>2</text:p>
          </table:table-cell>
          <table:table-cell office:value-type="float" office:value="10">
            <text:p>10</text:p>
          </table:table-cell>
          <table:table-cell office:value-type="float" office:value="1">
            <text:p>1</text:p>
          </table:table-cell>
          <table:table-cell office:value-type="string">
            <text:p>Humanitarianism</text:p>
          </table:table-cell>
          <table:table-cell office:value-type="string">
            <text:p>http://en.wikipedia.org/wiki/Humanitarianism</text:p>
          </table:table-cell>
          <table:table-cell office:value-type="string">
            <text:p>Congress</text:p>
          </table:table-cell>
          <table:table-cell office:value-type="string">
            <text:p>http://en.wikipedia.org/wiki/Congress</text:p>
          </table:table-cell>
          <table:table-cell table:style-name="Default"/>
          <table:table-cell office:value-type="float" office:value="1">
            <text:p>1</text:p>
          </table:table-cell>
          <table:table-cell table:number-columns-repeated="3"/>
          <table:table-cell table:formula="of:=CONCATENATE(TEXT([.$AD548];&quot;#&quot;);&quot;,&quot;;TEXT([.$AF548];&quot;#&quot;);&quot;,&quot;;TEXT([.$AM548];&quot;#&quot;))" office:value-type="string" office:string-value="200,10,1">
            <text:p>200,10,1</text:p>
          </table:table-cell>
        </table:table-row>
        <table:table-row table:style-name="ro1">
          <table:table-cell office:value-type="string">
            <text:p>295QQ7Q670515T0SYBTTYC1XN8HWC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3 GMT 2012</text:p>
          </table:table-cell>
          <table:table-cell table:number-columns-repeated="2"/>
          <table:table-cell office:value-type="string">
            <text:p>2ME6IAA2SEIU93O5V0BKI4IIXPJNNQ</text:p>
          </table:table-cell>
          <table:table-cell office:value-type="string">
            <text:p>A997OZ3H2B3Q2</text:p>
          </table:table-cell>
          <table:table-cell office:value-type="string">
            <text:p>Approved</text:p>
          </table:table-cell>
          <table:table-cell office:value-type="string">
            <text:p>Thu Aug 30 19:00:40 GMT 2012</text:p>
          </table:table-cell>
          <table:table-cell office:value-type="string">
            <text:p>Thu Aug 30 19:01:13 GMT 2012</text:p>
          </table:table-cell>
          <table:table-cell office:value-type="string">
            <text:p>Thu Sep 06 19:01:13 GMT 2012</text:p>
          </table:table-cell>
          <table:table-cell office:value-type="string">
            <text:p>2012/09/06 19:04:14 +0000</text:p>
          </table:table-cell>
          <table:table-cell table:number-columns-repeated="2"/>
          <table:table-cell office:value-type="float" office:value="33">
            <text:p>33</text:p>
          </table:table-cell>
          <table:table-cell table:number-columns-repeated="2" office:value-type="string">
            <text:p>100% (93/93)</text:p>
          </table:table-cell>
          <table:table-cell office:value-type="string">
            <text:p>0% (0/0)</text:p>
          </table:table-cell>
          <table:table-cell office:value-type="string">
            <text:p>Theodore_Roosevelt_6:10.txt</text:p>
          </table:table-cell>
          <table:table-cell office:value-type="string">
            <text:p>Every colored man should realize that the worst enemy of his race is the negro criminal, and above all the negro criminal who commits the dreadful crime of rape; and it should be felt as in the highest degree an offense against the whole country, and against the colored race in particular, for a colored man to fail to help the officers of the law in hunting down with all possible earnestness and zeal every such infamous offender. Moreover, in my judgment, the crime of rape should always be punished with death, as is the case with murder; assault with intent to commit rape should be made a capital crime, at least in the discretion of the court; and provision should be made by which the punishment may follow immediately upon the heels of the offense; while the trial should be so conducted that the victim need not be wantonly shamed while giving testimony, and that the least possible publicity shall be given to the details.&lt;br/&gt;&lt;br/&gt;The members of the white race on the other hand should understand that every lynching represents by just so much a loosening of the bands of civilization; that the spirit of lynching inevitably throws into prominence in the community all the foul and evil creatures who dwell therein. No man can take part in the torture of a human being without having his own moral nature permanently lowered. Every lynching means just so much moral deterioration in all the children who have any knowledge of it, and therefore just so much additional trouble for the next generation of Americans.&lt;br/&gt;&lt;br/&gt;</text:p>
          </table:table-cell>
          <table:table-cell office:value-type="float" office:value="200">
            <text:p>200</text:p>
          </table:table-cell>
          <table:table-cell office:value-type="float" office:value="2">
            <text:p>2</text:p>
          </table:table-cell>
          <table:table-cell office:value-type="float" office:value="10">
            <text:p>10</text:p>
          </table:table-cell>
          <table:table-cell office:value-type="float" office:value="1">
            <text:p>1</text:p>
          </table:table-cell>
          <table:table-cell office:value-type="string">
            <text:p>Humanitarianism</text:p>
          </table:table-cell>
          <table:table-cell office:value-type="string">
            <text:p>http://en.wikipedia.org/wiki/Humanitarianism</text:p>
          </table:table-cell>
          <table:table-cell office:value-type="string">
            <text:p>Congress</text:p>
          </table:table-cell>
          <table:table-cell office:value-type="string">
            <text:p>http://en.wikipedia.org/wiki/Congress</text:p>
          </table:table-cell>
          <table:table-cell table:style-name="Default"/>
          <table:table-cell office:value-type="float" office:value="1">
            <text:p>1</text:p>
          </table:table-cell>
          <table:table-cell table:number-columns-repeated="3"/>
          <table:table-cell table:formula="of:=CONCATENATE(TEXT([.$AD549];&quot;#&quot;);&quot;,&quot;;TEXT([.$AF549];&quot;#&quot;);&quot;,&quot;;TEXT([.$AM549];&quot;#&quot;))" office:value-type="string" office:string-value="200,10,1">
            <text:p>200,10,1</text:p>
          </table:table-cell>
        </table:table-row>
        <table:table-row table:style-name="ro1">
          <table:table-cell office:value-type="string">
            <text:p>295QQ7Q670515T0SYBTTYC1XN8HWC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3 GMT 2012</text:p>
          </table:table-cell>
          <table:table-cell table:number-columns-repeated="2"/>
          <table:table-cell office:value-type="string">
            <text:p>2YUGMMEGOOGQ7LABPK120EIUZBUBB3</text:p>
          </table:table-cell>
          <table:table-cell office:value-type="string">
            <text:p>A30SN6C7YX0OIP</text:p>
          </table:table-cell>
          <table:table-cell office:value-type="string">
            <text:p>Approved</text:p>
          </table:table-cell>
          <table:table-cell office:value-type="string">
            <text:p>Thu Aug 30 19:39:34 GMT 2012</text:p>
          </table:table-cell>
          <table:table-cell office:value-type="string">
            <text:p>Thu Aug 30 19:39:44 GMT 2012</text:p>
          </table:table-cell>
          <table:table-cell office:value-type="string">
            <text:p>Thu Sep 06 19:39:44 GMT 2012</text:p>
          </table:table-cell>
          <table:table-cell office:value-type="string">
            <text:p>2012/09/06 19:44:12 +0000</text:p>
          </table:table-cell>
          <table:table-cell table:number-columns-repeated="2"/>
          <table:table-cell office:value-type="float" office:value="10">
            <text:p>10</text:p>
          </table:table-cell>
          <table:table-cell table:number-columns-repeated="2" office:value-type="string">
            <text:p>100% (173/173)</text:p>
          </table:table-cell>
          <table:table-cell office:value-type="string">
            <text:p>0% (0/0)</text:p>
          </table:table-cell>
          <table:table-cell office:value-type="string">
            <text:p>Theodore_Roosevelt_6:10.txt</text:p>
          </table:table-cell>
          <table:table-cell office:value-type="string">
            <text:p>Every colored man should realize that the worst enemy of his race is the negro criminal, and above all the negro criminal who commits the dreadful crime of rape; and it should be felt as in the highest degree an offense against the whole country, and against the colored race in particular, for a colored man to fail to help the officers of the law in hunting down with all possible earnestness and zeal every such infamous offender. Moreover, in my judgment, the crime of rape should always be punished with death, as is the case with murder; assault with intent to commit rape should be made a capital crime, at least in the discretion of the court; and provision should be made by which the punishment may follow immediately upon the heels of the offense; while the trial should be so conducted that the victim need not be wantonly shamed while giving testimony, and that the least possible publicity shall be given to the details.&lt;br/&gt;&lt;br/&gt;The members of the white race on the other hand should understand that every lynching represents by just so much a loosening of the bands of civilization; that the spirit of lynching inevitably throws into prominence in the community all the foul and evil creatures who dwell therein. No man can take part in the torture of a human being without having his own moral nature permanently lowered. Every lynching means just so much moral deterioration in all the children who have any knowledge of it, and therefore just so much additional trouble for the next generation of Americans.&lt;br/&gt;&lt;br/&gt;</text:p>
          </table:table-cell>
          <table:table-cell office:value-type="float" office:value="200">
            <text:p>200</text:p>
          </table:table-cell>
          <table:table-cell office:value-type="float" office:value="2">
            <text:p>2</text:p>
          </table:table-cell>
          <table:table-cell office:value-type="float" office:value="10">
            <text:p>10</text:p>
          </table:table-cell>
          <table:table-cell office:value-type="float" office:value="1">
            <text:p>1</text:p>
          </table:table-cell>
          <table:table-cell office:value-type="string">
            <text:p>Humanitarianism</text:p>
          </table:table-cell>
          <table:table-cell office:value-type="string">
            <text:p>http://en.wikipedia.org/wiki/Humanitarianism</text:p>
          </table:table-cell>
          <table:table-cell office:value-type="string">
            <text:p>Congress</text:p>
          </table:table-cell>
          <table:table-cell office:value-type="string">
            <text:p>http://en.wikipedia.org/wiki/Congress</text:p>
          </table:table-cell>
          <table:table-cell table:style-name="Default" office:value-type="string">
            <text:p>NO</text:p>
          </table:table-cell>
          <table:table-cell office:value-type="float" office:value="2">
            <text:p>2</text:p>
          </table:table-cell>
          <table:table-cell table:number-columns-repeated="3"/>
          <table:table-cell table:formula="of:=CONCATENATE(TEXT([.$AD550];&quot;#&quot;);&quot;,&quot;;TEXT([.$AF550];&quot;#&quot;);&quot;,&quot;;TEXT([.$AM550];&quot;#&quot;))" office:value-type="string" office:string-value="200,10,2">
            <text:p>200,10,2</text:p>
          </table:table-cell>
        </table:table-row>
        <table:table-row table:style-name="ro1">
          <table:table-cell office:value-type="string">
            <text:p>20R2NJKM05BMY2IM56TG1P9RBZRBG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3 GMT 2012</text:p>
          </table:table-cell>
          <table:table-cell table:number-columns-repeated="2"/>
          <table:table-cell office:value-type="string">
            <text:p>26UGTP9RA7S5BVPBG8JON70JRYFRWC</text:p>
          </table:table-cell>
          <table:table-cell office:value-type="string">
            <text:p>A30SN6C7YX0OIP</text:p>
          </table:table-cell>
          <table:table-cell office:value-type="string">
            <text:p>Approved</text:p>
          </table:table-cell>
          <table:table-cell office:value-type="string">
            <text:p>Thu Aug 30 19:49:45 GMT 2012</text:p>
          </table:table-cell>
          <table:table-cell office:value-type="string">
            <text:p>Thu Aug 30 19:49:53 GMT 2012</text:p>
          </table:table-cell>
          <table:table-cell office:value-type="string">
            <text:p>Thu Sep 06 19:49:53 GMT 2012</text:p>
          </table:table-cell>
          <table:table-cell office:value-type="string">
            <text:p>2012/09/06 19:54:13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Chester_A._Arthur_2:96.txt</text:p>
          </table:table-cell>
          <table:table-cell office:value-type="string">
            <text:p>If it continues, it must speedily be followed by one of the evil results so clearly set forth in the report of the Secretary.&lt;br/&gt;&lt;br/&gt;Either the surplus must lie idle in the Treasury or the Government will be forced to buy at market rates its bonds not then redeemable, and which under such circumstances can not fail to command an enormous premium, or the swollen revenues will be devoted to extravagant expenditure, which, as experience has taught, is ever the bane of an overflowing treasury.&lt;br/&gt;&lt;br/&gt;</text:p>
          </table:table-cell>
          <table:table-cell office:value-type="float" office:value="20">
            <text:p>20</text:p>
          </table:table-cell>
          <table:table-cell office:value-type="float" office:value="0">
            <text:p>0</text:p>
          </table:table-cell>
          <table:table-cell office:value-type="float" office:value="50">
            <text:p>50</text:p>
          </table:table-cell>
          <table:table-cell office:value-type="float" office:value="1">
            <text:p>1</text:p>
          </table:table-cell>
          <table:table-cell office:value-type="string">
            <text:p>Currency</text:p>
          </table:table-cell>
          <table:table-cell office:value-type="string">
            <text:p>http://en.wikipedia.org/wiki/Currency</text:p>
          </table:table-cell>
          <table:table-cell office:value-type="string">
            <text:p>Currency</text:p>
          </table:table-cell>
          <table:table-cell office:value-type="string">
            <text:p>http://en.wikipedia.org/wiki/Currency</text:p>
          </table:table-cell>
          <table:table-cell table:style-name="Default" office:value-type="string">
            <text:p>NO</text:p>
          </table:table-cell>
          <table:table-cell office:value-type="float" office:value="1">
            <text:p>1</text:p>
          </table:table-cell>
          <table:table-cell table:number-columns-repeated="3"/>
          <table:table-cell table:formula="of:=CONCATENATE(TEXT([.$AD551];&quot;#&quot;);&quot;,&quot;;TEXT([.$AF551];&quot;#&quot;);&quot;,&quot;;TEXT([.$AM551];&quot;#&quot;))" office:value-type="string" office:string-value="20,50,1">
            <text:p>20,50,1</text:p>
          </table:table-cell>
        </table:table-row>
        <table:table-row table:style-name="ro1">
          <table:table-cell office:value-type="string">
            <text:p>20R2NJKM05BMY2IM56TG1P9RBZRBG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3 GMT 2012</text:p>
          </table:table-cell>
          <table:table-cell table:number-columns-repeated="2"/>
          <table:table-cell office:value-type="string">
            <text:p>2ESSPW1INMHGDZSOAX1BEBFMKWFH4G</text:p>
          </table:table-cell>
          <table:table-cell office:value-type="string">
            <text:p>A997OZ3H2B3Q2</text:p>
          </table:table-cell>
          <table:table-cell office:value-type="string">
            <text:p>Approved</text:p>
          </table:table-cell>
          <table:table-cell office:value-type="string">
            <text:p>Thu Aug 30 18:46:56 GMT 2012</text:p>
          </table:table-cell>
          <table:table-cell office:value-type="string">
            <text:p>Thu Aug 30 18:47:07 GMT 2012</text:p>
          </table:table-cell>
          <table:table-cell office:value-type="string">
            <text:p>Thu Sep 06 18:47:07 GMT 2012</text:p>
          </table:table-cell>
          <table:table-cell office:value-type="string">
            <text:p>2012/09/06 18:49:22 +0000</text:p>
          </table:table-cell>
          <table:table-cell table:number-columns-repeated="2"/>
          <table:table-cell office:value-type="float" office:value="11">
            <text:p>11</text:p>
          </table:table-cell>
          <table:table-cell table:number-columns-repeated="2" office:value-type="string">
            <text:p>100% (93/93)</text:p>
          </table:table-cell>
          <table:table-cell office:value-type="string">
            <text:p>0% (0/0)</text:p>
          </table:table-cell>
          <table:table-cell office:value-type="string">
            <text:p>Chester_A._Arthur_2:96.txt</text:p>
          </table:table-cell>
          <table:table-cell office:value-type="string">
            <text:p>If it continues, it must speedily be followed by one of the evil results so clearly set forth in the report of the Secretary.&lt;br/&gt;&lt;br/&gt;Either the surplus must lie idle in the Treasury or the Government will be forced to buy at market rates its bonds not then redeemable, and which under such circumstances can not fail to command an enormous premium, or the swollen revenues will be devoted to extravagant expenditure, which, as experience has taught, is ever the bane of an overflowing treasury.&lt;br/&gt;&lt;br/&gt;</text:p>
          </table:table-cell>
          <table:table-cell office:value-type="float" office:value="20">
            <text:p>20</text:p>
          </table:table-cell>
          <table:table-cell office:value-type="float" office:value="0">
            <text:p>0</text:p>
          </table:table-cell>
          <table:table-cell office:value-type="float" office:value="50">
            <text:p>50</text:p>
          </table:table-cell>
          <table:table-cell office:value-type="float" office:value="1">
            <text:p>1</text:p>
          </table:table-cell>
          <table:table-cell office:value-type="string">
            <text:p>Currency</text:p>
          </table:table-cell>
          <table:table-cell office:value-type="string">
            <text:p>http://en.wikipedia.org/wiki/Currency</text:p>
          </table:table-cell>
          <table:table-cell office:value-type="string">
            <text:p>Currency</text:p>
          </table:table-cell>
          <table:table-cell office:value-type="string">
            <text:p>http://en.wikipedia.org/wiki/Currency</text:p>
          </table:table-cell>
          <table:table-cell table:style-name="Default"/>
          <table:table-cell office:value-type="float" office:value="2">
            <text:p>2</text:p>
          </table:table-cell>
          <table:table-cell table:number-columns-repeated="3"/>
          <table:table-cell table:formula="of:=CONCATENATE(TEXT([.$AD552];&quot;#&quot;);&quot;,&quot;;TEXT([.$AF552];&quot;#&quot;);&quot;,&quot;;TEXT([.$AM552];&quot;#&quot;))" office:value-type="string" office:string-value="20,50,2">
            <text:p>20,50,2</text:p>
          </table:table-cell>
        </table:table-row>
        <table:table-row table:style-name="ro1">
          <table:table-cell office:value-type="string">
            <text:p>20R2NJKM05BMY2IM56TG1P9RBZRBG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3 GMT 2012</text:p>
          </table:table-cell>
          <table:table-cell table:number-columns-repeated="2"/>
          <table:table-cell office:value-type="string">
            <text:p>2IHJWKUDD8XMQCE8G9RBEUTOBATMBY</text:p>
          </table:table-cell>
          <table:table-cell office:value-type="string">
            <text:p>A3343ON7H5UO3L</text:p>
          </table:table-cell>
          <table:table-cell office:value-type="string">
            <text:p>Approved</text:p>
          </table:table-cell>
          <table:table-cell office:value-type="string">
            <text:p>Thu Aug 30 18:23:41 GMT 2012</text:p>
          </table:table-cell>
          <table:table-cell office:value-type="string">
            <text:p>Thu Aug 30 18:24:13 GMT 2012</text:p>
          </table:table-cell>
          <table:table-cell office:value-type="string">
            <text:p>Thu Sep 06 18:24:13 GMT 2012</text:p>
          </table:table-cell>
          <table:table-cell office:value-type="string">
            <text:p>2012/09/06 18:29:16 +0000</text:p>
          </table:table-cell>
          <table:table-cell table:number-columns-repeated="2"/>
          <table:table-cell office:value-type="float" office:value="32">
            <text:p>32</text:p>
          </table:table-cell>
          <table:table-cell table:number-columns-repeated="2" office:value-type="string">
            <text:p>100% (17/17)</text:p>
          </table:table-cell>
          <table:table-cell office:value-type="string">
            <text:p>0% (0/0)</text:p>
          </table:table-cell>
          <table:table-cell office:value-type="string">
            <text:p>Chester_A._Arthur_2:96.txt</text:p>
          </table:table-cell>
          <table:table-cell office:value-type="string">
            <text:p>If it continues, it must speedily be followed by one of the evil results so clearly set forth in the report of the Secretary.&lt;br/&gt;&lt;br/&gt;Either the surplus must lie idle in the Treasury or the Government will be forced to buy at market rates its bonds not then redeemable, and which under such circumstances can not fail to command an enormous premium, or the swollen revenues will be devoted to extravagant expenditure, which, as experience has taught, is ever the bane of an overflowing treasury.&lt;br/&gt;&lt;br/&gt;</text:p>
          </table:table-cell>
          <table:table-cell office:value-type="float" office:value="20">
            <text:p>20</text:p>
          </table:table-cell>
          <table:table-cell office:value-type="float" office:value="0">
            <text:p>0</text:p>
          </table:table-cell>
          <table:table-cell office:value-type="float" office:value="50">
            <text:p>50</text:p>
          </table:table-cell>
          <table:table-cell office:value-type="float" office:value="1">
            <text:p>1</text:p>
          </table:table-cell>
          <table:table-cell office:value-type="string">
            <text:p>Currency</text:p>
          </table:table-cell>
          <table:table-cell office:value-type="string">
            <text:p>http://en.wikipedia.org/wiki/Currency</text:p>
          </table:table-cell>
          <table:table-cell office:value-type="string">
            <text:p>Currency</text:p>
          </table:table-cell>
          <table:table-cell office:value-type="string">
            <text:p>http://en.wikipedia.org/wiki/Currency</text:p>
          </table:table-cell>
          <table:table-cell table:style-name="Default"/>
          <table:table-cell office:value-type="float" office:value="1">
            <text:p>1</text:p>
          </table:table-cell>
          <table:table-cell table:number-columns-repeated="3"/>
          <table:table-cell table:formula="of:=CONCATENATE(TEXT([.$AD553];&quot;#&quot;);&quot;,&quot;;TEXT([.$AF553];&quot;#&quot;);&quot;,&quot;;TEXT([.$AM553];&quot;#&quot;))" office:value-type="string" office:string-value="20,50,1">
            <text:p>20,50,1</text:p>
          </table:table-cell>
        </table:table-row>
        <table:table-row table:style-name="ro1">
          <table:table-cell office:value-type="string">
            <text:p>2JSC9KSSZVXXHZSA14BQWYGNJO03LI</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3 GMT 2012</text:p>
          </table:table-cell>
          <table:table-cell table:number-columns-repeated="2"/>
          <table:table-cell office:value-type="string">
            <text:p>25GK5UFJ51Y75NC4M8HS9CSTR6K8BE</text:p>
          </table:table-cell>
          <table:table-cell office:value-type="string">
            <text:p>A31ALYJKPKD09W</text:p>
          </table:table-cell>
          <table:table-cell office:value-type="string">
            <text:p>Approved</text:p>
          </table:table-cell>
          <table:table-cell office:value-type="string">
            <text:p>Fri Aug 31 00:33:43 GMT 2012</text:p>
          </table:table-cell>
          <table:table-cell office:value-type="string">
            <text:p>Fri Aug 31 00:33:51 GMT 2012</text:p>
          </table:table-cell>
          <table:table-cell office:value-type="string">
            <text:p>Fri Sep 07 00:33:51 GMT 2012</text:p>
          </table:table-cell>
          <table:table-cell office:value-type="string">
            <text:p>2012/09/07 00:34:15 +0000</text:p>
          </table:table-cell>
          <table:table-cell table:number-columns-repeated="2"/>
          <table:table-cell office:value-type="float" office:value="8">
            <text:p>8</text:p>
          </table:table-cell>
          <table:table-cell office:value-type="string">
            <text:p>100% (294/295)</text:p>
          </table:table-cell>
          <table:table-cell office:value-type="string">
            <text:p>100% (62/62)</text:p>
          </table:table-cell>
          <table:table-cell office:value-type="string">
            <text:p>0% (0/0)</text:p>
          </table:table-cell>
          <table:table-cell office:value-type="string">
            <text:p>Dwight_D._Eisenhower_7:37.txt</text:p>
          </table:table-cell>
          <table:table-cell office:value-type="string">
            <text:p>In this hope, I am requesting the Secretary of the Treasury to prepare appropriate proposals for revising, at the proper time, our tax structure, to remove inequities and to enhance incentives for all Americans to work, to save, and to invest. Such recommendations will be made as soon as our fiscal condition permits. These prospects will be brightened if 1960 expenditures do not exceed the levels recommended.&lt;br/&gt;&lt;br/&gt;Second, I shall recommend to the Congress that the Chief Executive be given the responsibility either to approve or to veto specific items in appropriations and authorization bills. 1 This would save tax dollars.&lt;br/&gt;&lt;br/&gt;</text:p>
          </table:table-cell>
          <table:table-cell office:value-type="float" office:value="10">
            <text:p>10</text:p>
          </table:table-cell>
          <table:table-cell office:value-type="float" office:value="2">
            <text:p>2</text:p>
          </table:table-cell>
          <table:table-cell office:value-type="float" office:value="100">
            <text:p>100</text:p>
          </table:table-cell>
          <table:table-cell office:value-type="float" office:value="3">
            <text:p>3</text:p>
          </table:table-cell>
          <table:table-cell office:value-type="string">
            <text:p>Unemployment benefits</text:p>
          </table:table-cell>
          <table:table-cell office:value-type="string">
            <text:p>http://en.wikipedia.org/wiki/Unemployment_benefits</text:p>
          </table:table-cell>
          <table:table-cell office:value-type="string">
            <text:p>Jobs</text:p>
          </table:table-cell>
          <table:table-cell office:value-type="string">
            <text:p>http://en.wikipedia.org/wiki/Jobs</text:p>
          </table:table-cell>
          <table:table-cell table:style-name="Default"/>
          <table:table-cell office:value-type="float" office:value="1">
            <text:p>1</text:p>
          </table:table-cell>
          <table:table-cell table:number-columns-repeated="3"/>
          <table:table-cell table:formula="of:=CONCATENATE(TEXT([.$AD554];&quot;#&quot;);&quot;,&quot;;TEXT([.$AF554];&quot;#&quot;);&quot;,&quot;;TEXT([.$AM554];&quot;#&quot;))" office:value-type="string" office:string-value="10,100,1">
            <text:p>10,100,1</text:p>
          </table:table-cell>
        </table:table-row>
        <table:table-row table:style-name="ro1">
          <table:table-cell office:value-type="string">
            <text:p>2JSC9KSSZVXXHZSA14BQWYGNJO03LI</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3 GMT 2012</text:p>
          </table:table-cell>
          <table:table-cell table:number-columns-repeated="2"/>
          <table:table-cell office:value-type="string">
            <text:p>26R9RNDWIOV17GGSANKG213YIGYVG6</text:p>
          </table:table-cell>
          <table:table-cell office:value-type="string">
            <text:p>A997OZ3H2B3Q2</text:p>
          </table:table-cell>
          <table:table-cell office:value-type="string">
            <text:p>Approved</text:p>
          </table:table-cell>
          <table:table-cell office:value-type="string">
            <text:p>Thu Aug 30 18:44:34 GMT 2012</text:p>
          </table:table-cell>
          <table:table-cell office:value-type="string">
            <text:p>Thu Aug 30 18:45:05 GMT 2012</text:p>
          </table:table-cell>
          <table:table-cell office:value-type="string">
            <text:p>Thu Sep 06 18:45:05 GMT 2012</text:p>
          </table:table-cell>
          <table:table-cell office:value-type="string">
            <text:p>2012/09/06 18:49:18 +0000</text:p>
          </table:table-cell>
          <table:table-cell table:number-columns-repeated="2"/>
          <table:table-cell office:value-type="float" office:value="31">
            <text:p>31</text:p>
          </table:table-cell>
          <table:table-cell table:number-columns-repeated="2" office:value-type="string">
            <text:p>100% (93/93)</text:p>
          </table:table-cell>
          <table:table-cell office:value-type="string">
            <text:p>0% (0/0)</text:p>
          </table:table-cell>
          <table:table-cell office:value-type="string">
            <text:p>Dwight_D._Eisenhower_7:37.txt</text:p>
          </table:table-cell>
          <table:table-cell office:value-type="string">
            <text:p>In this hope, I am requesting the Secretary of the Treasury to prepare appropriate proposals for revising, at the proper time, our tax structure, to remove inequities and to enhance incentives for all Americans to work, to save, and to invest. Such recommendations will be made as soon as our fiscal condition permits. These prospects will be brightened if 1960 expenditures do not exceed the levels recommended.&lt;br/&gt;&lt;br/&gt;Second, I shall recommend to the Congress that the Chief Executive be given the responsibility either to approve or to veto specific items in appropriations and authorization bills. 1 This would save tax dollars.&lt;br/&gt;&lt;br/&gt;</text:p>
          </table:table-cell>
          <table:table-cell office:value-type="float" office:value="10">
            <text:p>10</text:p>
          </table:table-cell>
          <table:table-cell office:value-type="float" office:value="2">
            <text:p>2</text:p>
          </table:table-cell>
          <table:table-cell office:value-type="float" office:value="100">
            <text:p>100</text:p>
          </table:table-cell>
          <table:table-cell office:value-type="float" office:value="3">
            <text:p>3</text:p>
          </table:table-cell>
          <table:table-cell office:value-type="string">
            <text:p>Unemployment benefits</text:p>
          </table:table-cell>
          <table:table-cell office:value-type="string">
            <text:p>http://en.wikipedia.org/wiki/Unemployment_benefits</text:p>
          </table:table-cell>
          <table:table-cell office:value-type="string">
            <text:p>Jobs</text:p>
          </table:table-cell>
          <table:table-cell office:value-type="string">
            <text:p>http://en.wikipedia.org/wiki/Jobs</text:p>
          </table:table-cell>
          <table:table-cell table:style-name="Default"/>
          <table:table-cell office:value-type="float" office:value="2">
            <text:p>2</text:p>
          </table:table-cell>
          <table:table-cell table:number-columns-repeated="3"/>
          <table:table-cell table:formula="of:=CONCATENATE(TEXT([.$AD555];&quot;#&quot;);&quot;,&quot;;TEXT([.$AF555];&quot;#&quot;);&quot;,&quot;;TEXT([.$AM555];&quot;#&quot;))" office:value-type="string" office:string-value="10,100,2">
            <text:p>10,100,2</text:p>
          </table:table-cell>
        </table:table-row>
        <table:table-row table:style-name="ro1">
          <table:table-cell office:value-type="string">
            <text:p>2JSC9KSSZVXXHZSA14BQWYGNJO03LI</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3 GMT 2012</text:p>
          </table:table-cell>
          <table:table-cell table:number-columns-repeated="2"/>
          <table:table-cell office:value-type="string">
            <text:p>2A4OK2JE1M7PZTXQY6XO7AC092TOVQ</text:p>
          </table:table-cell>
          <table:table-cell office:value-type="string">
            <text:p>A30SN6C7YX0OIP</text:p>
          </table:table-cell>
          <table:table-cell office:value-type="string">
            <text:p>Approved</text:p>
          </table:table-cell>
          <table:table-cell office:value-type="string">
            <text:p>Thu Aug 30 19:44:16 GMT 2012</text:p>
          </table:table-cell>
          <table:table-cell office:value-type="string">
            <text:p>Thu Aug 30 19:44:28 GMT 2012</text:p>
          </table:table-cell>
          <table:table-cell office:value-type="string">
            <text:p>Thu Sep 06 19:44:28 GMT 2012</text:p>
          </table:table-cell>
          <table:table-cell office:value-type="string">
            <text:p>2012/09/06 19:49:16 +0000</text:p>
          </table:table-cell>
          <table:table-cell table:number-columns-repeated="2"/>
          <table:table-cell office:value-type="float" office:value="12">
            <text:p>12</text:p>
          </table:table-cell>
          <table:table-cell table:number-columns-repeated="2" office:value-type="string">
            <text:p>100% (173/173)</text:p>
          </table:table-cell>
          <table:table-cell office:value-type="string">
            <text:p>0% (0/0)</text:p>
          </table:table-cell>
          <table:table-cell office:value-type="string">
            <text:p>Dwight_D._Eisenhower_7:37.txt</text:p>
          </table:table-cell>
          <table:table-cell office:value-type="string">
            <text:p>In this hope, I am requesting the Secretary of the Treasury to prepare appropriate proposals for revising, at the proper time, our tax structure, to remove inequities and to enhance incentives for all Americans to work, to save, and to invest. Such recommendations will be made as soon as our fiscal condition permits. These prospects will be brightened if 1960 expenditures do not exceed the levels recommended.&lt;br/&gt;&lt;br/&gt;Second, I shall recommend to the Congress that the Chief Executive be given the responsibility either to approve or to veto specific items in appropriations and authorization bills. 1 This would save tax dollars.&lt;br/&gt;&lt;br/&gt;</text:p>
          </table:table-cell>
          <table:table-cell office:value-type="float" office:value="10">
            <text:p>10</text:p>
          </table:table-cell>
          <table:table-cell office:value-type="float" office:value="2">
            <text:p>2</text:p>
          </table:table-cell>
          <table:table-cell office:value-type="float" office:value="100">
            <text:p>100</text:p>
          </table:table-cell>
          <table:table-cell office:value-type="float" office:value="3">
            <text:p>3</text:p>
          </table:table-cell>
          <table:table-cell office:value-type="string">
            <text:p>Unemployment benefits</text:p>
          </table:table-cell>
          <table:table-cell office:value-type="string">
            <text:p>http://en.wikipedia.org/wiki/Unemployment_benefits</text:p>
          </table:table-cell>
          <table:table-cell office:value-type="string">
            <text:p>Jobs</text:p>
          </table:table-cell>
          <table:table-cell office:value-type="string">
            <text:p>http://en.wikipedia.org/wiki/Jobs</text:p>
          </table:table-cell>
          <table:table-cell table:style-name="Default" office:value-type="string">
            <text:p>NO</text:p>
          </table:table-cell>
          <table:table-cell office:value-type="float" office:value="2">
            <text:p>2</text:p>
          </table:table-cell>
          <table:table-cell table:number-columns-repeated="3"/>
          <table:table-cell table:formula="of:=CONCATENATE(TEXT([.$AD556];&quot;#&quot;);&quot;,&quot;;TEXT([.$AF556];&quot;#&quot;);&quot;,&quot;;TEXT([.$AM556];&quot;#&quot;))" office:value-type="string" office:string-value="10,100,2">
            <text:p>10,100,2</text:p>
          </table:table-cell>
        </table:table-row>
        <table:table-row table:style-name="ro1">
          <table:table-cell office:value-type="string">
            <text:p>2808IUB2YU98YQGYSLUL8FBJAAN8K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3 GMT 2012</text:p>
          </table:table-cell>
          <table:table-cell table:number-columns-repeated="2"/>
          <table:table-cell office:value-type="string">
            <text:p>2PD42J1LY58BMBVR7S7FSHD1BGK5QL</text:p>
          </table:table-cell>
          <table:table-cell office:value-type="string">
            <text:p>A31ALYJKPKD09W</text:p>
          </table:table-cell>
          <table:table-cell office:value-type="string">
            <text:p>Approved</text:p>
          </table:table-cell>
          <table:table-cell office:value-type="string">
            <text:p>Fri Aug 31 00:28:18 GMT 2012</text:p>
          </table:table-cell>
          <table:table-cell office:value-type="string">
            <text:p>Fri Aug 31 00:28:28 GMT 2012</text:p>
          </table:table-cell>
          <table:table-cell office:value-type="string">
            <text:p>Fri Sep 07 00:28:28 GMT 2012</text:p>
          </table:table-cell>
          <table:table-cell office:value-type="string">
            <text:p>2012/09/07 00:29:14 +0000</text:p>
          </table:table-cell>
          <table:table-cell table:number-columns-repeated="2"/>
          <table:table-cell office:value-type="float" office:value="10">
            <text:p>10</text:p>
          </table:table-cell>
          <table:table-cell office:value-type="string">
            <text:p>100% (294/295)</text:p>
          </table:table-cell>
          <table:table-cell office:value-type="string">
            <text:p>100% (62/62)</text:p>
          </table:table-cell>
          <table:table-cell office:value-type="string">
            <text:p>0% (0/0)</text:p>
          </table:table-cell>
          <table:table-cell office:value-type="string">
            <text:p>William_Howard_Taft_4:6.txt</text:p>
          </table:table-cell>
          <table:table-cell office:value-type="string">
            <text:p>How faithful to the merit system and how nonpartisan has been the conduct of the Diplomatic and Consular Services in the last four years may be judged from the following: Three ambassadors now serving held their present rank at the beginning of my administration. Of the ten ambassadors whom I have appointed, five were by promotion from the rank of minister. Nine ministers now serving held their present rank at the beginning of my administration. Of the thirty ministers whom I have appointed, eleven were promoted from the lower grades of the foreign service or from the Department of State. Of the nineteen missions in Latin America, where our relations are close and our interest is great, fifteen chiefs of mission are service men, three having entered the service during this administration. Thirty-seven secretaries of embassy or legation who have received their initial appointments after passing successfully the required examination were chosen for ascertained fitness, without regard to political affiliations. A dearth of candidates from Southern and Western States has alone made it impossible thus far completely to equalize all the States' representations in the foreign service. In the effort to equalize the representation of the various States in the Consular Service 1 have made sixteen of the twenty-nine new appointments as consul which have occurred during my administration from the Southern States. This is 55 per cent. Every other consular appointment made, including the promotion of eleven young men from the consular assistant and student interpreter corps, has been by promotion or transfer, based solely upon efficiency shown in the service.&lt;br/&gt;&lt;br/&gt;In order to assure to the business and other interests of the United States a continuance of the resulting benefits of this reform, I earnestly renew my previous recommendations of legislation making it permanent along some such lines as those of the measure now Pending in Congress.&lt;br/&gt;&lt;br/&gt;</text:p>
          </table:table-cell>
          <table:table-cell office:value-type="float" office:value="100">
            <text:p>100</text:p>
          </table:table-cell>
          <table:table-cell office:value-type="float" office:value="3">
            <text:p>3</text:p>
          </table:table-cell>
          <table:table-cell office:value-type="float" office:value="200">
            <text:p>200</text:p>
          </table:table-cell>
          <table:table-cell office:value-type="float" office:value="3">
            <text:p>3</text:p>
          </table:table-cell>
          <table:table-cell office:value-type="string">
            <text:p>EGovernment in Europe</text:p>
          </table:table-cell>
          <table:table-cell office:value-type="string">
            <text:p>http://en.wikipedia.org/wiki/EGovernment_in_Europe</text:p>
          </table:table-cell>
          <table:table-cell office:value-type="string">
            <text:p>Basilan</text:p>
          </table:table-cell>
          <table:table-cell office:value-type="string">
            <text:p>http://en.wikipedia.org/wiki/Basilan</text:p>
          </table:table-cell>
          <table:table-cell table:style-name="Default"/>
          <table:table-cell office:value-type="float" office:value="1">
            <text:p>1</text:p>
          </table:table-cell>
          <table:table-cell table:number-columns-repeated="3"/>
          <table:table-cell table:formula="of:=CONCATENATE(TEXT([.$AD557];&quot;#&quot;);&quot;,&quot;;TEXT([.$AF557];&quot;#&quot;);&quot;,&quot;;TEXT([.$AM557];&quot;#&quot;))" office:value-type="string" office:string-value="100,200,1">
            <text:p>100,200,1</text:p>
          </table:table-cell>
        </table:table-row>
        <table:table-row table:style-name="ro1">
          <table:table-cell office:value-type="string">
            <text:p>2808IUB2YU98YQGYSLUL8FBJAAN8K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3 GMT 2012</text:p>
          </table:table-cell>
          <table:table-cell table:number-columns-repeated="2"/>
          <table:table-cell office:value-type="string">
            <text:p>2SL3HVWAVKI6HW7V9BY2799QMN2GOQ</text:p>
          </table:table-cell>
          <table:table-cell office:value-type="string">
            <text:p>A3U1K9X1LXA5JA</text:p>
          </table:table-cell>
          <table:table-cell office:value-type="string">
            <text:p>Approved</text:p>
          </table:table-cell>
          <table:table-cell office:value-type="string">
            <text:p>Thu Aug 30 18:44:13 GMT 2012</text:p>
          </table:table-cell>
          <table:table-cell office:value-type="string">
            <text:p>Thu Aug 30 18:44:17 GMT 2012</text:p>
          </table:table-cell>
          <table:table-cell office:value-type="string">
            <text:p>Thu Sep 06 18:44:17 GMT 2012</text:p>
          </table:table-cell>
          <table:table-cell office:value-type="string">
            <text:p>2012/09/06 18:49:17 +0000</text:p>
          </table:table-cell>
          <table:table-cell table:number-columns-repeated="2"/>
          <table:table-cell office:value-type="float" office:value="4">
            <text:p>4</text:p>
          </table:table-cell>
          <table:table-cell office:value-type="string">
            <text:p>100% (29/29)</text:p>
          </table:table-cell>
          <table:table-cell office:value-type="string">
            <text:p>100% (28/28)</text:p>
          </table:table-cell>
          <table:table-cell office:value-type="string">
            <text:p>0% (0/0)</text:p>
          </table:table-cell>
          <table:table-cell office:value-type="string">
            <text:p>William_Howard_Taft_4:6.txt</text:p>
          </table:table-cell>
          <table:table-cell office:value-type="string">
            <text:p>How faithful to the merit system and how nonpartisan has been the conduct of the Diplomatic and Consular Services in the last four years may be judged from the following: Three ambassadors now serving held their present rank at the beginning of my administration. Of the ten ambassadors whom I have appointed, five were by promotion from the rank of minister. Nine ministers now serving held their present rank at the beginning of my administration. Of the thirty ministers whom I have appointed, eleven were promoted from the lower grades of the foreign service or from the Department of State. Of the nineteen missions in Latin America, where our relations are close and our interest is great, fifteen chiefs of mission are service men, three having entered the service during this administration. Thirty-seven secretaries of embassy or legation who have received their initial appointments after passing successfully the required examination were chosen for ascertained fitness, without regard to political affiliations. A dearth of candidates from Southern and Western States has alone made it impossible thus far completely to equalize all the States' representations in the foreign service. In the effort to equalize the representation of the various States in the Consular Service 1 have made sixteen of the twenty-nine new appointments as consul which have occurred during my administration from the Southern States. This is 55 per cent. Every other consular appointment made, including the promotion of eleven young men from the consular assistant and student interpreter corps, has been by promotion or transfer, based solely upon efficiency shown in the service.&lt;br/&gt;&lt;br/&gt;In order to assure to the business and other interests of the United States a continuance of the resulting benefits of this reform, I earnestly renew my previous recommendations of legislation making it permanent along some such lines as those of the measure now Pending in Congress.&lt;br/&gt;&lt;br/&gt;</text:p>
          </table:table-cell>
          <table:table-cell office:value-type="float" office:value="100">
            <text:p>100</text:p>
          </table:table-cell>
          <table:table-cell office:value-type="float" office:value="3">
            <text:p>3</text:p>
          </table:table-cell>
          <table:table-cell office:value-type="float" office:value="200">
            <text:p>200</text:p>
          </table:table-cell>
          <table:table-cell office:value-type="float" office:value="3">
            <text:p>3</text:p>
          </table:table-cell>
          <table:table-cell office:value-type="string">
            <text:p>EGovernment in Europe</text:p>
          </table:table-cell>
          <table:table-cell office:value-type="string">
            <text:p>http://en.wikipedia.org/wiki/EGovernment_in_Europe</text:p>
          </table:table-cell>
          <table:table-cell office:value-type="string">
            <text:p>Basilan</text:p>
          </table:table-cell>
          <table:table-cell office:value-type="string">
            <text:p>http://en.wikipedia.org/wiki/Basilan</text:p>
          </table:table-cell>
          <table:table-cell table:style-name="Default"/>
          <table:table-cell office:value-type="float" office:value="1">
            <text:p>1</text:p>
          </table:table-cell>
          <table:table-cell table:number-columns-repeated="3"/>
          <table:table-cell table:formula="of:=CONCATENATE(TEXT([.$AD558];&quot;#&quot;);&quot;,&quot;;TEXT([.$AF558];&quot;#&quot;);&quot;,&quot;;TEXT([.$AM558];&quot;#&quot;))" office:value-type="string" office:string-value="100,200,1">
            <text:p>100,200,1</text:p>
          </table:table-cell>
        </table:table-row>
        <table:table-row table:style-name="ro1">
          <table:table-cell office:value-type="string">
            <text:p>2808IUB2YU98YQGYSLUL8FBJAAN8KC</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3 GMT 2012</text:p>
          </table:table-cell>
          <table:table-cell table:number-columns-repeated="2"/>
          <table:table-cell office:value-type="string">
            <text:p>2Z46SK9RJ85OERNJOW1AXMOOVM85TM</text:p>
          </table:table-cell>
          <table:table-cell office:value-type="string">
            <text:p>A30SN6C7YX0OIP</text:p>
          </table:table-cell>
          <table:table-cell office:value-type="string">
            <text:p>Approved</text:p>
          </table:table-cell>
          <table:table-cell office:value-type="string">
            <text:p>Thu Aug 30 19:37:42 GMT 2012</text:p>
          </table:table-cell>
          <table:table-cell office:value-type="string">
            <text:p>Thu Aug 30 19:37:49 GMT 2012</text:p>
          </table:table-cell>
          <table:table-cell office:value-type="string">
            <text:p>Thu Sep 06 19:37:49 GMT 2012</text:p>
          </table:table-cell>
          <table:table-cell office:value-type="string">
            <text:p>2012/09/06 19:39:16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William_Howard_Taft_4:6.txt</text:p>
          </table:table-cell>
          <table:table-cell office:value-type="string">
            <text:p>How faithful to the merit system and how nonpartisan has been the conduct of the Diplomatic and Consular Services in the last four years may be judged from the following: Three ambassadors now serving held their present rank at the beginning of my administration. Of the ten ambassadors whom I have appointed, five were by promotion from the rank of minister. Nine ministers now serving held their present rank at the beginning of my administration. Of the thirty ministers whom I have appointed, eleven were promoted from the lower grades of the foreign service or from the Department of State. Of the nineteen missions in Latin America, where our relations are close and our interest is great, fifteen chiefs of mission are service men, three having entered the service during this administration. Thirty-seven secretaries of embassy or legation who have received their initial appointments after passing successfully the required examination were chosen for ascertained fitness, without regard to political affiliations. A dearth of candidates from Southern and Western States has alone made it impossible thus far completely to equalize all the States' representations in the foreign service. In the effort to equalize the representation of the various States in the Consular Service 1 have made sixteen of the twenty-nine new appointments as consul which have occurred during my administration from the Southern States. This is 55 per cent. Every other consular appointment made, including the promotion of eleven young men from the consular assistant and student interpreter corps, has been by promotion or transfer, based solely upon efficiency shown in the service.&lt;br/&gt;&lt;br/&gt;In order to assure to the business and other interests of the United States a continuance of the resulting benefits of this reform, I earnestly renew my previous recommendations of legislation making it permanent along some such lines as those of the measure now Pending in Congress.&lt;br/&gt;&lt;br/&gt;</text:p>
          </table:table-cell>
          <table:table-cell office:value-type="float" office:value="100">
            <text:p>100</text:p>
          </table:table-cell>
          <table:table-cell office:value-type="float" office:value="3">
            <text:p>3</text:p>
          </table:table-cell>
          <table:table-cell office:value-type="float" office:value="200">
            <text:p>200</text:p>
          </table:table-cell>
          <table:table-cell office:value-type="float" office:value="3">
            <text:p>3</text:p>
          </table:table-cell>
          <table:table-cell office:value-type="string">
            <text:p>EGovernment in Europe</text:p>
          </table:table-cell>
          <table:table-cell office:value-type="string">
            <text:p>http://en.wikipedia.org/wiki/EGovernment_in_Europe</text:p>
          </table:table-cell>
          <table:table-cell office:value-type="string">
            <text:p>Basilan</text:p>
          </table:table-cell>
          <table:table-cell office:value-type="string">
            <text:p>http://en.wikipedia.org/wiki/Basilan</text:p>
          </table:table-cell>
          <table:table-cell table:style-name="Default" office:value-type="string">
            <text:p>NO</text:p>
          </table:table-cell>
          <table:table-cell office:value-type="float" office:value="2">
            <text:p>2</text:p>
          </table:table-cell>
          <table:table-cell table:number-columns-repeated="3"/>
          <table:table-cell table:formula="of:=CONCATENATE(TEXT([.$AD559];&quot;#&quot;);&quot;,&quot;;TEXT([.$AF559];&quot;#&quot;);&quot;,&quot;;TEXT([.$AM559];&quot;#&quot;))" office:value-type="string" office:string-value="100,200,2">
            <text:p>100,200,2</text:p>
          </table:table-cell>
        </table:table-row>
        <table:table-row table:style-name="ro1">
          <table:table-cell office:value-type="string">
            <text:p>21405BMJTUHYBB4YWJIAFS5WNT5GL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3 GMT 2012</text:p>
          </table:table-cell>
          <table:table-cell table:number-columns-repeated="2"/>
          <table:table-cell office:value-type="string">
            <text:p>25ZWGKCCVLL3RJR8TR1PY4C9S7O5V2</text:p>
          </table:table-cell>
          <table:table-cell office:value-type="string">
            <text:p>A30SN6C7YX0OIP</text:p>
          </table:table-cell>
          <table:table-cell office:value-type="string">
            <text:p>Approved</text:p>
          </table:table-cell>
          <table:table-cell office:value-type="string">
            <text:p>Thu Aug 30 19:38:47 GMT 2012</text:p>
          </table:table-cell>
          <table:table-cell office:value-type="string">
            <text:p>Thu Aug 30 19:38:55 GMT 2012</text:p>
          </table:table-cell>
          <table:table-cell office:value-type="string">
            <text:p>Thu Sep 06 19:38:55 GMT 2012</text:p>
          </table:table-cell>
          <table:table-cell office:value-type="string">
            <text:p>2012/09/06 19:39:16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Herbert_Hoover_1:24.txt</text:p>
          </table:table-cell>
          <table:table-cell office:value-type="string">
            <text:p>THE TARIFF&lt;br/&gt;&lt;br/&gt;The special session of Congress was called to expedite the fulfillment of party pledges of agricultural relief and the tariff. The pledge of farm relief has been carried out. At that time I stated the principles upon which I believed action should be taken in respect to the tariff:&lt;br/&gt;&lt;br/&gt;</text:p>
          </table:table-cell>
          <table:table-cell office:value-type="float" office:value="200">
            <text:p>200</text:p>
          </table:table-cell>
          <table:table-cell office:value-type="float" office:value="1">
            <text:p>1</text:p>
          </table:table-cell>
          <table:table-cell office:value-type="float" office:value="50">
            <text:p>50</text:p>
          </table:table-cell>
          <table:table-cell office:value-type="float" office:value="2">
            <text:p>2</text:p>
          </table:table-cell>
          <table:table-cell office:value-type="string">
            <text:p>Tara Singh Malhotra</text:p>
          </table:table-cell>
          <table:table-cell office:value-type="string">
            <text:p>http://en.wikipedia.org/wiki/Tara_Singh_Malhotra</text:p>
          </table:table-cell>
          <table:table-cell office:value-type="string">
            <text:p>Highway Beautification Act</text:p>
          </table:table-cell>
          <table:table-cell office:value-type="string">
            <text:p>http://en.wikipedia.org/wiki/Highway_Beautification_Act</text:p>
          </table:table-cell>
          <table:table-cell table:style-name="Default" office:value-type="string">
            <text:p>NO</text:p>
          </table:table-cell>
          <table:table-cell office:value-type="float" office:value="1">
            <text:p>1</text:p>
          </table:table-cell>
          <table:table-cell table:number-columns-repeated="3"/>
          <table:table-cell table:formula="of:=CONCATENATE(TEXT([.$AD560];&quot;#&quot;);&quot;,&quot;;TEXT([.$AF560];&quot;#&quot;);&quot;,&quot;;TEXT([.$AM560];&quot;#&quot;))" office:value-type="string" office:string-value="200,50,1">
            <text:p>200,50,1</text:p>
          </table:table-cell>
        </table:table-row>
        <table:table-row table:style-name="ro1">
          <table:table-cell office:value-type="string">
            <text:p>21405BMJTUHYBB4YWJIAFS5WNT5GL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3 GMT 2012</text:p>
          </table:table-cell>
          <table:table-cell table:number-columns-repeated="2"/>
          <table:table-cell office:value-type="string">
            <text:p>2H51X3V0FK0C3TQOLBD7XKK9Q8LMFG</text:p>
          </table:table-cell>
          <table:table-cell office:value-type="string">
            <text:p>A997OZ3H2B3Q2</text:p>
          </table:table-cell>
          <table:table-cell office:value-type="string">
            <text:p>Approved</text:p>
          </table:table-cell>
          <table:table-cell office:value-type="string">
            <text:p>Thu Aug 30 18:25:26 GMT 2012</text:p>
          </table:table-cell>
          <table:table-cell office:value-type="string">
            <text:p>Thu Aug 30 18:25:53 GMT 2012</text:p>
          </table:table-cell>
          <table:table-cell office:value-type="string">
            <text:p>Thu Sep 06 18:25:53 GMT 2012</text:p>
          </table:table-cell>
          <table:table-cell office:value-type="string">
            <text:p>2012/09/06 18:29:17 +0000</text:p>
          </table:table-cell>
          <table:table-cell table:number-columns-repeated="2"/>
          <table:table-cell office:value-type="float" office:value="27">
            <text:p>27</text:p>
          </table:table-cell>
          <table:table-cell table:number-columns-repeated="2" office:value-type="string">
            <text:p>100% (93/93)</text:p>
          </table:table-cell>
          <table:table-cell office:value-type="string">
            <text:p>0% (0/0)</text:p>
          </table:table-cell>
          <table:table-cell office:value-type="string">
            <text:p>Herbert_Hoover_1:24.txt</text:p>
          </table:table-cell>
          <table:table-cell office:value-type="string">
            <text:p>THE TARIFF&lt;br/&gt;&lt;br/&gt;The special session of Congress was called to expedite the fulfillment of party pledges of agricultural relief and the tariff. The pledge of farm relief has been carried out. At that time I stated the principles upon which I believed action should be taken in respect to the tariff:&lt;br/&gt;&lt;br/&gt;</text:p>
          </table:table-cell>
          <table:table-cell office:value-type="float" office:value="200">
            <text:p>200</text:p>
          </table:table-cell>
          <table:table-cell office:value-type="float" office:value="1">
            <text:p>1</text:p>
          </table:table-cell>
          <table:table-cell office:value-type="float" office:value="50">
            <text:p>50</text:p>
          </table:table-cell>
          <table:table-cell office:value-type="float" office:value="2">
            <text:p>2</text:p>
          </table:table-cell>
          <table:table-cell office:value-type="string">
            <text:p>Tara Singh Malhotra</text:p>
          </table:table-cell>
          <table:table-cell office:value-type="string">
            <text:p>http://en.wikipedia.org/wiki/Tara_Singh_Malhotra</text:p>
          </table:table-cell>
          <table:table-cell office:value-type="string">
            <text:p>Highway Beautification Act</text:p>
          </table:table-cell>
          <table:table-cell office:value-type="string">
            <text:p>http://en.wikipedia.org/wiki/Highway_Beautification_Act</text:p>
          </table:table-cell>
          <table:table-cell table:style-name="Default"/>
          <table:table-cell office:value-type="float" office:value="2">
            <text:p>2</text:p>
          </table:table-cell>
          <table:table-cell table:number-columns-repeated="3"/>
          <table:table-cell table:formula="of:=CONCATENATE(TEXT([.$AD561];&quot;#&quot;);&quot;,&quot;;TEXT([.$AF561];&quot;#&quot;);&quot;,&quot;;TEXT([.$AM561];&quot;#&quot;))" office:value-type="string" office:string-value="200,50,2">
            <text:p>200,50,2</text:p>
          </table:table-cell>
        </table:table-row>
        <table:table-row table:style-name="ro1">
          <table:table-cell office:value-type="string">
            <text:p>21405BMJTUHYBB4YWJIAFS5WNT5GL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3 GMT 2012</text:p>
          </table:table-cell>
          <table:table-cell table:number-columns-repeated="2"/>
          <table:table-cell office:value-type="string">
            <text:p>2NU1O3W5XH0J4YGN9UPEXLSPCM9ICL</text:p>
          </table:table-cell>
          <table:table-cell office:value-type="string">
            <text:p>A33GBAC29A0MS5</text:p>
          </table:table-cell>
          <table:table-cell office:value-type="string">
            <text:p>Approved</text:p>
          </table:table-cell>
          <table:table-cell office:value-type="string">
            <text:p>Thu Aug 30 18:35:29 GMT 2012</text:p>
          </table:table-cell>
          <table:table-cell office:value-type="string">
            <text:p>Thu Aug 30 18:35:37 GMT 2012</text:p>
          </table:table-cell>
          <table:table-cell office:value-type="string">
            <text:p>Thu Sep 06 18:35:37 GMT 2012</text:p>
          </table:table-cell>
          <table:table-cell office:value-type="string">
            <text:p>2012/09/06 18:39:18 +0000</text:p>
          </table:table-cell>
          <table:table-cell table:number-columns-repeated="2"/>
          <table:table-cell office:value-type="float" office:value="8">
            <text:p>8</text:p>
          </table:table-cell>
          <table:table-cell table:number-columns-repeated="2" office:value-type="string">
            <text:p>100% (84/84)</text:p>
          </table:table-cell>
          <table:table-cell office:value-type="string">
            <text:p>0% (0/0)</text:p>
          </table:table-cell>
          <table:table-cell office:value-type="string">
            <text:p>Herbert_Hoover_1:24.txt</text:p>
          </table:table-cell>
          <table:table-cell office:value-type="string">
            <text:p>THE TARIFF&lt;br/&gt;&lt;br/&gt;The special session of Congress was called to expedite the fulfillment of party pledges of agricultural relief and the tariff. The pledge of farm relief has been carried out. At that time I stated the principles upon which I believed action should be taken in respect to the tariff:&lt;br/&gt;&lt;br/&gt;</text:p>
          </table:table-cell>
          <table:table-cell office:value-type="float" office:value="200">
            <text:p>200</text:p>
          </table:table-cell>
          <table:table-cell office:value-type="float" office:value="1">
            <text:p>1</text:p>
          </table:table-cell>
          <table:table-cell office:value-type="float" office:value="50">
            <text:p>50</text:p>
          </table:table-cell>
          <table:table-cell office:value-type="float" office:value="2">
            <text:p>2</text:p>
          </table:table-cell>
          <table:table-cell office:value-type="string">
            <text:p>Tara Singh Malhotra</text:p>
          </table:table-cell>
          <table:table-cell office:value-type="string">
            <text:p>http://en.wikipedia.org/wiki/Tara_Singh_Malhotra</text:p>
          </table:table-cell>
          <table:table-cell office:value-type="string">
            <text:p>Highway Beautification Act</text:p>
          </table:table-cell>
          <table:table-cell office:value-type="string">
            <text:p>http://en.wikipedia.org/wiki/Highway_Beautification_Act</text:p>
          </table:table-cell>
          <table:table-cell table:style-name="Default"/>
          <table:table-cell office:value-type="float" office:value="2">
            <text:p>2</text:p>
          </table:table-cell>
          <table:table-cell table:number-columns-repeated="3"/>
          <table:table-cell table:formula="of:=CONCATENATE(TEXT([.$AD562];&quot;#&quot;);&quot;,&quot;;TEXT([.$AF562];&quot;#&quot;);&quot;,&quot;;TEXT([.$AM562];&quot;#&quot;))" office:value-type="string" office:string-value="200,50,2">
            <text:p>200,50,2</text:p>
          </table:table-cell>
        </table:table-row>
        <table:table-row table:style-name="ro1">
          <table:table-cell office:value-type="string">
            <text:p>204JUNU8LZ6RM94AYJZDGJ3VFZVJ3W</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3 GMT 2012</text:p>
          </table:table-cell>
          <table:table-cell table:number-columns-repeated="2"/>
          <table:table-cell office:value-type="string">
            <text:p>2CJCJK63ZVE3W0OP1S1QHJL5WK49Y1</text:p>
          </table:table-cell>
          <table:table-cell office:value-type="string">
            <text:p>A1K9WP8Q74E9G2</text:p>
          </table:table-cell>
          <table:table-cell office:value-type="string">
            <text:p>Approved</text:p>
          </table:table-cell>
          <table:table-cell office:value-type="string">
            <text:p>Thu Aug 30 18:22:56 GMT 2012</text:p>
          </table:table-cell>
          <table:table-cell office:value-type="string">
            <text:p>Thu Aug 30 18:26:18 GMT 2012</text:p>
          </table:table-cell>
          <table:table-cell office:value-type="string">
            <text:p>Thu Sep 06 18:26:18 GMT 2012</text:p>
          </table:table-cell>
          <table:table-cell office:value-type="string">
            <text:p>2012/09/06 18:29:17 +0000</text:p>
          </table:table-cell>
          <table:table-cell table:number-columns-repeated="2"/>
          <table:table-cell office:value-type="float" office:value="202">
            <text:p>202</text:p>
          </table:table-cell>
          <table:table-cell table:number-columns-repeated="2" office:value-type="string">
            <text:p>100% (8/8)</text:p>
          </table:table-cell>
          <table:table-cell office:value-type="string">
            <text:p>0% (0/0)</text:p>
          </table:table-cell>
          <table:table-cell office:value-type="string">
            <text:p>John_Quincy_Adams_1:18.txt</text:p>
          </table:table-cell>
          <table:table-cell office:value-type="string">
            <text:p>Similar motives have rendered expedient the keeping of a like force on the coasts of Peru and Chile on the Pacific. The irregular and convulsive character of the war upon the shores has been extended to the conflicts upon the ocean. An active warfare has been kept up for years with alternate success, though generally to the advantage of the American patriots. But their naval forces have not always been under the control of their own Governments. Blockades, unjustifiable upon any acknowledged principles of international law, have been proclaimed by officers in command, and though disavowed by the supreme authorities, the protection of our own commerce against them has been made cause of complaint and erroneous imputations against some of the most gallant officers of our Navy. Complaints equally groundless have been made by the commanders of the Spanish royal forces in those seas; but the most effective protection to our commerce has been the flag and the firmness of our own commanding officers.&lt;br/&gt;&lt;br/&gt;The cessation of the war by the complete triumph of the patriot cause has removed, it is hoped, all cause of dissension with one party and all vestige of force of the other. But an unsettled coast of many degrees of latitude forming a part of our own territory and a flourishing commerce and fishery extending to the islands of the Pacific and to China still require that the protecting power of the Union should be displayed under its flag as well upon the ocean as upon the land.&lt;br/&gt;&lt;br/&gt;</text:p>
          </table:table-cell>
          <table:table-cell office:value-type="float" office:value="200">
            <text:p>200</text:p>
          </table:table-cell>
          <table:table-cell office:value-type="float" office:value="0">
            <text:p>0</text:p>
          </table:table-cell>
          <table:table-cell office:value-type="float" office:value="100">
            <text:p>100</text:p>
          </table:table-cell>
          <table:table-cell office:value-type="float" office:value="4">
            <text:p>4</text:p>
          </table:table-cell>
          <table:table-cell office:value-type="string">
            <text:p>Vessels</text:p>
          </table:table-cell>
          <table:table-cell office:value-type="string">
            <text:p>http://en.wikipedia.org/wiki/Vessels</text:p>
          </table:table-cell>
          <table:table-cell office:value-type="string">
            <text:p>First Stadtholderless Period</text:p>
          </table:table-cell>
          <table:table-cell office:value-type="string">
            <text:p>http://en.wikipedia.org/wiki/First_Stadtholderless_Period</text:p>
          </table:table-cell>
          <table:table-cell table:style-name="Default"/>
          <table:table-cell office:value-type="float" office:value="2">
            <text:p>2</text:p>
          </table:table-cell>
          <table:table-cell table:number-columns-repeated="3"/>
          <table:table-cell table:formula="of:=CONCATENATE(TEXT([.$AD563];&quot;#&quot;);&quot;,&quot;;TEXT([.$AF563];&quot;#&quot;);&quot;,&quot;;TEXT([.$AM563];&quot;#&quot;))" office:value-type="string" office:string-value="200,100,2">
            <text:p>200,100,2</text:p>
          </table:table-cell>
        </table:table-row>
        <table:table-row table:style-name="ro1">
          <table:table-cell office:value-type="string">
            <text:p>204JUNU8LZ6RM94AYJZDGJ3VFZVJ3W</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3 GMT 2012</text:p>
          </table:table-cell>
          <table:table-cell table:number-columns-repeated="2"/>
          <table:table-cell office:value-type="string">
            <text:p>2LJI8IUB2YU9NS5X0V23T0FBOQ9J77</text:p>
          </table:table-cell>
          <table:table-cell office:value-type="string">
            <text:p>A33GBAC29A0MS5</text:p>
          </table:table-cell>
          <table:table-cell office:value-type="string">
            <text:p>Approved</text:p>
          </table:table-cell>
          <table:table-cell office:value-type="string">
            <text:p>Thu Aug 30 18:46:17 GMT 2012</text:p>
          </table:table-cell>
          <table:table-cell office:value-type="string">
            <text:p>Thu Aug 30 18:46:30 GMT 2012</text:p>
          </table:table-cell>
          <table:table-cell office:value-type="string">
            <text:p>Thu Sep 06 18:46:30 GMT 2012</text:p>
          </table:table-cell>
          <table:table-cell office:value-type="string">
            <text:p>2012/09/06 18:49:21 +0000</text:p>
          </table:table-cell>
          <table:table-cell table:number-columns-repeated="2"/>
          <table:table-cell office:value-type="float" office:value="13">
            <text:p>13</text:p>
          </table:table-cell>
          <table:table-cell table:number-columns-repeated="2" office:value-type="string">
            <text:p>100% (84/84)</text:p>
          </table:table-cell>
          <table:table-cell office:value-type="string">
            <text:p>0% (0/0)</text:p>
          </table:table-cell>
          <table:table-cell office:value-type="string">
            <text:p>John_Quincy_Adams_1:18.txt</text:p>
          </table:table-cell>
          <table:table-cell office:value-type="string">
            <text:p>Similar motives have rendered expedient the keeping of a like force on the coasts of Peru and Chile on the Pacific. The irregular and convulsive character of the war upon the shores has been extended to the conflicts upon the ocean. An active warfare has been kept up for years with alternate success, though generally to the advantage of the American patriots. But their naval forces have not always been under the control of their own Governments. Blockades, unjustifiable upon any acknowledged principles of international law, have been proclaimed by officers in command, and though disavowed by the supreme authorities, the protection of our own commerce against them has been made cause of complaint and erroneous imputations against some of the most gallant officers of our Navy. Complaints equally groundless have been made by the commanders of the Spanish royal forces in those seas; but the most effective protection to our commerce has been the flag and the firmness of our own commanding officers.&lt;br/&gt;&lt;br/&gt;The cessation of the war by the complete triumph of the patriot cause has removed, it is hoped, all cause of dissension with one party and all vestige of force of the other. But an unsettled coast of many degrees of latitude forming a part of our own territory and a flourishing commerce and fishery extending to the islands of the Pacific and to China still require that the protecting power of the Union should be displayed under its flag as well upon the ocean as upon the land.&lt;br/&gt;&lt;br/&gt;</text:p>
          </table:table-cell>
          <table:table-cell office:value-type="float" office:value="200">
            <text:p>200</text:p>
          </table:table-cell>
          <table:table-cell office:value-type="float" office:value="0">
            <text:p>0</text:p>
          </table:table-cell>
          <table:table-cell office:value-type="float" office:value="100">
            <text:p>100</text:p>
          </table:table-cell>
          <table:table-cell office:value-type="float" office:value="4">
            <text:p>4</text:p>
          </table:table-cell>
          <table:table-cell office:value-type="string">
            <text:p>Vessels</text:p>
          </table:table-cell>
          <table:table-cell office:value-type="string">
            <text:p>http://en.wikipedia.org/wiki/Vessels</text:p>
          </table:table-cell>
          <table:table-cell office:value-type="string">
            <text:p>First Stadtholderless Period</text:p>
          </table:table-cell>
          <table:table-cell office:value-type="string">
            <text:p>http://en.wikipedia.org/wiki/First_Stadtholderless_Period</text:p>
          </table:table-cell>
          <table:table-cell table:style-name="Default"/>
          <table:table-cell office:value-type="float" office:value="1">
            <text:p>1</text:p>
          </table:table-cell>
          <table:table-cell table:number-columns-repeated="3"/>
          <table:table-cell table:formula="of:=CONCATENATE(TEXT([.$AD564];&quot;#&quot;);&quot;,&quot;;TEXT([.$AF564];&quot;#&quot;);&quot;,&quot;;TEXT([.$AM564];&quot;#&quot;))" office:value-type="string" office:string-value="200,100,1">
            <text:p>200,100,1</text:p>
          </table:table-cell>
        </table:table-row>
        <table:table-row table:style-name="ro1">
          <table:table-cell office:value-type="string">
            <text:p>204JUNU8LZ6RM94AYJZDGJ3VFZVJ3W</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3 GMT 2012</text:p>
          </table:table-cell>
          <table:table-cell table:number-columns-repeated="2"/>
          <table:table-cell office:value-type="string">
            <text:p>2LUYU98JHSTLQC95MLA9QOBJJ0LDPX</text:p>
          </table:table-cell>
          <table:table-cell office:value-type="string">
            <text:p>A30SN6C7YX0OIP</text:p>
          </table:table-cell>
          <table:table-cell office:value-type="string">
            <text:p>Approved</text:p>
          </table:table-cell>
          <table:table-cell office:value-type="string">
            <text:p>Thu Aug 30 19:37:33 GMT 2012</text:p>
          </table:table-cell>
          <table:table-cell office:value-type="string">
            <text:p>Thu Aug 30 19:37:41 GMT 2012</text:p>
          </table:table-cell>
          <table:table-cell office:value-type="string">
            <text:p>Thu Sep 06 19:37:41 GMT 2012</text:p>
          </table:table-cell>
          <table:table-cell office:value-type="string">
            <text:p>2012/09/06 19:39:16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John_Quincy_Adams_1:18.txt</text:p>
          </table:table-cell>
          <table:table-cell office:value-type="string">
            <text:p>Similar motives have rendered expedient the keeping of a like force on the coasts of Peru and Chile on the Pacific. The irregular and convulsive character of the war upon the shores has been extended to the conflicts upon the ocean. An active warfare has been kept up for years with alternate success, though generally to the advantage of the American patriots. But their naval forces have not always been under the control of their own Governments. Blockades, unjustifiable upon any acknowledged principles of international law, have been proclaimed by officers in command, and though disavowed by the supreme authorities, the protection of our own commerce against them has been made cause of complaint and erroneous imputations against some of the most gallant officers of our Navy. Complaints equally groundless have been made by the commanders of the Spanish royal forces in those seas; but the most effective protection to our commerce has been the flag and the firmness of our own commanding officers.&lt;br/&gt;&lt;br/&gt;The cessation of the war by the complete triumph of the patriot cause has removed, it is hoped, all cause of dissension with one party and all vestige of force of the other. But an unsettled coast of many degrees of latitude forming a part of our own territory and a flourishing commerce and fishery extending to the islands of the Pacific and to China still require that the protecting power of the Union should be displayed under its flag as well upon the ocean as upon the land.&lt;br/&gt;&lt;br/&gt;</text:p>
          </table:table-cell>
          <table:table-cell office:value-type="float" office:value="200">
            <text:p>200</text:p>
          </table:table-cell>
          <table:table-cell office:value-type="float" office:value="0">
            <text:p>0</text:p>
          </table:table-cell>
          <table:table-cell office:value-type="float" office:value="100">
            <text:p>100</text:p>
          </table:table-cell>
          <table:table-cell office:value-type="float" office:value="4">
            <text:p>4</text:p>
          </table:table-cell>
          <table:table-cell office:value-type="string">
            <text:p>Vessels</text:p>
          </table:table-cell>
          <table:table-cell office:value-type="string">
            <text:p>http://en.wikipedia.org/wiki/Vessels</text:p>
          </table:table-cell>
          <table:table-cell office:value-type="string">
            <text:p>First Stadtholderless Period</text:p>
          </table:table-cell>
          <table:table-cell office:value-type="string">
            <text:p>http://en.wikipedia.org/wiki/First_Stadtholderless_Period</text:p>
          </table:table-cell>
          <table:table-cell table:style-name="Default" office:value-type="string">
            <text:p>NO</text:p>
          </table:table-cell>
          <table:table-cell office:value-type="float" office:value="2">
            <text:p>2</text:p>
          </table:table-cell>
          <table:table-cell table:number-columns-repeated="3"/>
          <table:table-cell table:formula="of:=CONCATENATE(TEXT([.$AD565];&quot;#&quot;);&quot;,&quot;;TEXT([.$AF565];&quot;#&quot;);&quot;,&quot;;TEXT([.$AM565];&quot;#&quot;))" office:value-type="string" office:string-value="200,100,2">
            <text:p>200,100,2</text:p>
          </table:table-cell>
        </table:table-row>
        <table:table-row table:style-name="ro1">
          <table:table-cell office:value-type="string">
            <text:p>2BC00OQKKA4IX1WX94T6G0EW14ZYY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3 GMT 2012</text:p>
          </table:table-cell>
          <table:table-cell table:number-columns-repeated="2"/>
          <table:table-cell office:value-type="string">
            <text:p>28X8B727M0IGUT5I8GPF0VF40ZDCXF</text:p>
          </table:table-cell>
          <table:table-cell office:value-type="string">
            <text:p>A33GBAC29A0MS5</text:p>
          </table:table-cell>
          <table:table-cell office:value-type="string">
            <text:p>Approved</text:p>
          </table:table-cell>
          <table:table-cell office:value-type="string">
            <text:p>Thu Aug 30 18:25:24 GMT 2012</text:p>
          </table:table-cell>
          <table:table-cell office:value-type="string">
            <text:p>Thu Aug 30 18:26:10 GMT 2012</text:p>
          </table:table-cell>
          <table:table-cell office:value-type="string">
            <text:p>Thu Sep 06 18:26:10 GMT 2012</text:p>
          </table:table-cell>
          <table:table-cell office:value-type="string">
            <text:p>2012/09/06 18:29:17 +0000</text:p>
          </table:table-cell>
          <table:table-cell table:number-columns-repeated="2"/>
          <table:table-cell office:value-type="float" office:value="46">
            <text:p>46</text:p>
          </table:table-cell>
          <table:table-cell table:number-columns-repeated="2" office:value-type="string">
            <text:p>100% (84/84)</text:p>
          </table:table-cell>
          <table:table-cell office:value-type="string">
            <text:p>0% (0/0)</text:p>
          </table:table-cell>
          <table:table-cell office:value-type="string">
            <text:p>Bill_Clinton_8:33.txt</text:p>
          </table:table-cell>
          <table:table-cell office:value-type="string">
            <text:p>You know, every parent I know worries about the impact of violence in the media on their children. I want to begin by thanking the entertainment industry for accepting my challenge to put voluntary ratings on TV programs and video and Internet games. But, frankly, the ratings are too numerous, diverse and confusing to be really useful to parents. So tonight, I ask the industry to accept the First Lady's challenge to develop a single voluntary rating system for all children's entertainment that is easier for parents to understand and enforce. The steps I outline will take us well on our way to making America the safest big country in the world.&lt;br/&gt;&lt;br/&gt;Now, to keep our historic economic expansion going -- the subject of a lot of discussion in this community and others -- I believe we need a 21st century revolution to open new markets, start new businesses, hire new workers right here in America -- in our inner cities, poor rural areas, and Native American reservations.&lt;br/&gt;&lt;br/&gt;</text:p>
          </table:table-cell>
          <table:table-cell office:value-type="float" office:value="10">
            <text:p>10</text:p>
          </table:table-cell>
          <table:table-cell office:value-type="float" office:value="2">
            <text:p>2</text:p>
          </table:table-cell>
          <table:table-cell office:value-type="float" office:value="200">
            <text:p>200</text:p>
          </table:table-cell>
          <table:table-cell office:value-type="float" office:value="2">
            <text:p>2</text:p>
          </table:table-cell>
          <table:table-cell office:value-type="string">
            <text:p>Unemployment benefits</text:p>
          </table:table-cell>
          <table:table-cell office:value-type="string">
            <text:p>http://en.wikipedia.org/wiki/Unemployment_benefits</text:p>
          </table:table-cell>
          <table:table-cell office:value-type="string">
            <text:p>Evan Bayh</text:p>
          </table:table-cell>
          <table:table-cell office:value-type="string">
            <text:p>http://en.wikipedia.org/wiki/Evan_Bayh</text:p>
          </table:table-cell>
          <table:table-cell table:style-name="Default"/>
          <table:table-cell office:value-type="float" office:value="2">
            <text:p>2</text:p>
          </table:table-cell>
          <table:table-cell table:number-columns-repeated="3"/>
          <table:table-cell table:formula="of:=CONCATENATE(TEXT([.$AD566];&quot;#&quot;);&quot;,&quot;;TEXT([.$AF566];&quot;#&quot;);&quot;,&quot;;TEXT([.$AM566];&quot;#&quot;))" office:value-type="string" office:string-value="10,200,2">
            <text:p>10,200,2</text:p>
          </table:table-cell>
        </table:table-row>
        <table:table-row table:style-name="ro1">
          <table:table-cell office:value-type="string">
            <text:p>2BC00OQKKA4IX1WX94T6G0EW14ZYY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3 GMT 2012</text:p>
          </table:table-cell>
          <table:table-cell table:number-columns-repeated="2"/>
          <table:table-cell office:value-type="string">
            <text:p>28XPQJQ9OPLLCLVZT1OGGKCO42OZ1D</text:p>
          </table:table-cell>
          <table:table-cell office:value-type="string">
            <text:p>A30SN6C7YX0OIP</text:p>
          </table:table-cell>
          <table:table-cell office:value-type="string">
            <text:p>Approved</text:p>
          </table:table-cell>
          <table:table-cell office:value-type="string">
            <text:p>Thu Aug 30 19:47:14 GMT 2012</text:p>
          </table:table-cell>
          <table:table-cell office:value-type="string">
            <text:p>Thu Aug 30 19:47:21 GMT 2012</text:p>
          </table:table-cell>
          <table:table-cell office:value-type="string">
            <text:p>Thu Sep 06 19:47:21 GMT 2012</text:p>
          </table:table-cell>
          <table:table-cell office:value-type="string">
            <text:p>2012/09/06 19:49:20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Bill_Clinton_8:33.txt</text:p>
          </table:table-cell>
          <table:table-cell office:value-type="string">
            <text:p>You know, every parent I know worries about the impact of violence in the media on their children. I want to begin by thanking the entertainment industry for accepting my challenge to put voluntary ratings on TV programs and video and Internet games. But, frankly, the ratings are too numerous, diverse and confusing to be really useful to parents. So tonight, I ask the industry to accept the First Lady's challenge to develop a single voluntary rating system for all children's entertainment that is easier for parents to understand and enforce. The steps I outline will take us well on our way to making America the safest big country in the world.&lt;br/&gt;&lt;br/&gt;Now, to keep our historic economic expansion going -- the subject of a lot of discussion in this community and others -- I believe we need a 21st century revolution to open new markets, start new businesses, hire new workers right here in America -- in our inner cities, poor rural areas, and Native American reservations.&lt;br/&gt;&lt;br/&gt;</text:p>
          </table:table-cell>
          <table:table-cell office:value-type="float" office:value="10">
            <text:p>10</text:p>
          </table:table-cell>
          <table:table-cell office:value-type="float" office:value="2">
            <text:p>2</text:p>
          </table:table-cell>
          <table:table-cell office:value-type="float" office:value="200">
            <text:p>200</text:p>
          </table:table-cell>
          <table:table-cell office:value-type="float" office:value="2">
            <text:p>2</text:p>
          </table:table-cell>
          <table:table-cell office:value-type="string">
            <text:p>Unemployment benefits</text:p>
          </table:table-cell>
          <table:table-cell office:value-type="string">
            <text:p>http://en.wikipedia.org/wiki/Unemployment_benefits</text:p>
          </table:table-cell>
          <table:table-cell office:value-type="string">
            <text:p>Evan Bayh</text:p>
          </table:table-cell>
          <table:table-cell office:value-type="string">
            <text:p>http://en.wikipedia.org/wiki/Evan_Bayh</text:p>
          </table:table-cell>
          <table:table-cell table:style-name="Default" office:value-type="string">
            <text:p>NO</text:p>
          </table:table-cell>
          <table:table-cell office:value-type="float" office:value="2">
            <text:p>2</text:p>
          </table:table-cell>
          <table:table-cell table:number-columns-repeated="3"/>
          <table:table-cell table:formula="of:=CONCATENATE(TEXT([.$AD567];&quot;#&quot;);&quot;,&quot;;TEXT([.$AF567];&quot;#&quot;);&quot;,&quot;;TEXT([.$AM567];&quot;#&quot;))" office:value-type="string" office:string-value="10,200,2">
            <text:p>10,200,2</text:p>
          </table:table-cell>
        </table:table-row>
        <table:table-row table:style-name="ro1">
          <table:table-cell office:value-type="string">
            <text:p>2BC00OQKKA4IX1WX94T6G0EW14ZYY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3 GMT 2012</text:p>
          </table:table-cell>
          <table:table-cell table:number-columns-repeated="2"/>
          <table:table-cell office:value-type="string">
            <text:p>2XIYN5F3Q0JGK2MRUMNYJ49FE9MBFL</text:p>
          </table:table-cell>
          <table:table-cell office:value-type="string">
            <text:p>A2KUZAGNUPR16W</text:p>
          </table:table-cell>
          <table:table-cell office:value-type="string">
            <text:p>Approved</text:p>
          </table:table-cell>
          <table:table-cell office:value-type="string">
            <text:p>Thu Aug 30 19:41:08 GMT 2012</text:p>
          </table:table-cell>
          <table:table-cell office:value-type="string">
            <text:p>Thu Aug 30 19:41:24 GMT 2012</text:p>
          </table:table-cell>
          <table:table-cell office:value-type="string">
            <text:p>Thu Sep 06 19:41:24 GMT 2012</text:p>
          </table:table-cell>
          <table:table-cell office:value-type="string">
            <text:p>2012/09/06 19:44:13 +0000</text:p>
          </table:table-cell>
          <table:table-cell table:number-columns-repeated="2"/>
          <table:table-cell office:value-type="float" office:value="16">
            <text:p>16</text:p>
          </table:table-cell>
          <table:table-cell table:number-columns-repeated="2" office:value-type="string">
            <text:p>100% (11/11)</text:p>
          </table:table-cell>
          <table:table-cell office:value-type="string">
            <text:p>0% (0/0)</text:p>
          </table:table-cell>
          <table:table-cell office:value-type="string">
            <text:p>Bill_Clinton_8:33.txt</text:p>
          </table:table-cell>
          <table:table-cell office:value-type="string">
            <text:p>You know, every parent I know worries about the impact of violence in the media on their children. I want to begin by thanking the entertainment industry for accepting my challenge to put voluntary ratings on TV programs and video and Internet games. But, frankly, the ratings are too numerous, diverse and confusing to be really useful to parents. So tonight, I ask the industry to accept the First Lady's challenge to develop a single voluntary rating system for all children's entertainment that is easier for parents to understand and enforce. The steps I outline will take us well on our way to making America the safest big country in the world.&lt;br/&gt;&lt;br/&gt;Now, to keep our historic economic expansion going -- the subject of a lot of discussion in this community and others -- I believe we need a 21st century revolution to open new markets, start new businesses, hire new workers right here in America -- in our inner cities, poor rural areas, and Native American reservations.&lt;br/&gt;&lt;br/&gt;</text:p>
          </table:table-cell>
          <table:table-cell office:value-type="float" office:value="10">
            <text:p>10</text:p>
          </table:table-cell>
          <table:table-cell office:value-type="float" office:value="2">
            <text:p>2</text:p>
          </table:table-cell>
          <table:table-cell office:value-type="float" office:value="200">
            <text:p>200</text:p>
          </table:table-cell>
          <table:table-cell office:value-type="float" office:value="2">
            <text:p>2</text:p>
          </table:table-cell>
          <table:table-cell office:value-type="string">
            <text:p>Unemployment benefits</text:p>
          </table:table-cell>
          <table:table-cell office:value-type="string">
            <text:p>http://en.wikipedia.org/wiki/Unemployment_benefits</text:p>
          </table:table-cell>
          <table:table-cell office:value-type="string">
            <text:p>Evan Bayh</text:p>
          </table:table-cell>
          <table:table-cell office:value-type="string">
            <text:p>http://en.wikipedia.org/wiki/Evan_Bayh</text:p>
          </table:table-cell>
          <table:table-cell table:style-name="Default"/>
          <table:table-cell office:value-type="float" office:value="1">
            <text:p>1</text:p>
          </table:table-cell>
          <table:table-cell table:number-columns-repeated="3"/>
          <table:table-cell table:formula="of:=CONCATENATE(TEXT([.$AD568];&quot;#&quot;);&quot;,&quot;;TEXT([.$AF568];&quot;#&quot;);&quot;,&quot;;TEXT([.$AM568];&quot;#&quot;))" office:value-type="string" office:string-value="10,200,1">
            <text:p>10,200,1</text:p>
          </table:table-cell>
        </table:table-row>
        <table:table-row table:style-name="ro1">
          <table:table-cell office:value-type="string">
            <text:p>24UWYB49F9SS7QL68TFN0T5H677QU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3 GMT 2012</text:p>
          </table:table-cell>
          <table:table-cell table:number-columns-repeated="2"/>
          <table:table-cell office:value-type="string">
            <text:p>27MLRGNTBJ3M1MLAMZYNE2KHGRRU8H</text:p>
          </table:table-cell>
          <table:table-cell office:value-type="string">
            <text:p>A31ALYJKPKD09W</text:p>
          </table:table-cell>
          <table:table-cell office:value-type="string">
            <text:p>Approved</text:p>
          </table:table-cell>
          <table:table-cell office:value-type="string">
            <text:p>Fri Aug 31 00:35:16 GMT 2012</text:p>
          </table:table-cell>
          <table:table-cell office:value-type="string">
            <text:p>Fri Aug 31 00:35:23 GMT 2012</text:p>
          </table:table-cell>
          <table:table-cell office:value-type="string">
            <text:p>Fri Sep 07 00:35:23 GMT 2012</text:p>
          </table:table-cell>
          <table:table-cell office:value-type="string">
            <text:p>2012/09/07 00:39:12 +0000</text:p>
          </table:table-cell>
          <table:table-cell table:number-columns-repeated="2"/>
          <table:table-cell office:value-type="float" office:value="7">
            <text:p>7</text:p>
          </table:table-cell>
          <table:table-cell office:value-type="string">
            <text:p>100% (294/295)</text:p>
          </table:table-cell>
          <table:table-cell office:value-type="string">
            <text:p>100% (62/62)</text:p>
          </table:table-cell>
          <table:table-cell office:value-type="string">
            <text:p>0% (0/0)</text:p>
          </table:table-cell>
          <table:table-cell office:value-type="string">
            <text:p>Jimmy_Carter_4:142.txt</text:p>
          </table:table-cell>
          <table:table-cell office:value-type="string">
            <text:p>When I took office, the Federal government was spending less than $300 million annually on economic development programs, and only $60 million of those funds in our Nation's urban areas. Since that time, we have created the Urban Development Action Grant (UDAG) program and substantially expanded the economic development programs in the Commerce Department. My FY 1982 budget requests more than $1.5 billion for economic development grants, loans and interest subsidies and almost $1.5 billion for loan guarantees. Approximately 60 percent of these funds will be spent in our Nation's urban areas. In addition, we have extended the 10 percent investment credit to include rehabilitation of existing industrial facilities as well as new construction.&lt;br/&gt;&lt;br/&gt;I continue to believe that the development of private sector investment and jobs is the key to revitalizing our Nation's economically depressed urban and rural areas. To ensure that the necessary economic development goes forward, the Congress must continue to provide strong support for the UDAG program and the programs for the Economic Development Administration. Those programs provide a foundation for the economic development of our Nation in the 1980's.&lt;br/&gt;&lt;br/&gt;</text:p>
          </table:table-cell>
          <table:table-cell office:value-type="float" office:value="100">
            <text:p>100</text:p>
          </table:table-cell>
          <table:table-cell office:value-type="float" office:value="3">
            <text:p>3</text:p>
          </table:table-cell>
          <table:table-cell office:value-type="float" office:value="50">
            <text:p>50</text:p>
          </table:table-cell>
          <table:table-cell office:value-type="float" office:value="4">
            <text:p>4</text:p>
          </table:table-cell>
          <table:table-cell office:value-type="string">
            <text:p>Budget</text:p>
          </table:table-cell>
          <table:table-cell office:value-type="string">
            <text:p>http://en.wikipedia.org/wiki/Budget</text:p>
          </table:table-cell>
          <table:table-cell office:value-type="string">
            <text:p>Programs</text:p>
          </table:table-cell>
          <table:table-cell office:value-type="string">
            <text:p>http://en.wikipedia.org/wiki/Programs</text:p>
          </table:table-cell>
          <table:table-cell table:style-name="Default"/>
          <table:table-cell office:value-type="float" office:value="1">
            <text:p>1</text:p>
          </table:table-cell>
          <table:table-cell table:number-columns-repeated="3"/>
          <table:table-cell table:formula="of:=CONCATENATE(TEXT([.$AD569];&quot;#&quot;);&quot;,&quot;;TEXT([.$AF569];&quot;#&quot;);&quot;,&quot;;TEXT([.$AM569];&quot;#&quot;))" office:value-type="string" office:string-value="100,50,1">
            <text:p>100,50,1</text:p>
          </table:table-cell>
        </table:table-row>
        <table:table-row table:style-name="ro1">
          <table:table-cell office:value-type="string">
            <text:p>24UWYB49F9SS7QL68TFN0T5H677QU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3 GMT 2012</text:p>
          </table:table-cell>
          <table:table-cell table:number-columns-repeated="2"/>
          <table:table-cell office:value-type="string">
            <text:p>2BQ7QEOZFYQSGLGYTY6XZDS4NTVJGD</text:p>
          </table:table-cell>
          <table:table-cell office:value-type="string">
            <text:p>A30SN6C7YX0OIP</text:p>
          </table:table-cell>
          <table:table-cell office:value-type="string">
            <text:p>Approved</text:p>
          </table:table-cell>
          <table:table-cell office:value-type="string">
            <text:p>Thu Aug 30 19:41:30 GMT 2012</text:p>
          </table:table-cell>
          <table:table-cell office:value-type="string">
            <text:p>Thu Aug 30 19:41:37 GMT 2012</text:p>
          </table:table-cell>
          <table:table-cell office:value-type="string">
            <text:p>Thu Sep 06 19:41:37 GMT 2012</text:p>
          </table:table-cell>
          <table:table-cell office:value-type="string">
            <text:p>2012/09/06 19:44:13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Jimmy_Carter_4:142.txt</text:p>
          </table:table-cell>
          <table:table-cell office:value-type="string">
            <text:p>When I took office, the Federal government was spending less than $300 million annually on economic development programs, and only $60 million of those funds in our Nation's urban areas. Since that time, we have created the Urban Development Action Grant (UDAG) program and substantially expanded the economic development programs in the Commerce Department. My FY 1982 budget requests more than $1.5 billion for economic development grants, loans and interest subsidies and almost $1.5 billion for loan guarantees. Approximately 60 percent of these funds will be spent in our Nation's urban areas. In addition, we have extended the 10 percent investment credit to include rehabilitation of existing industrial facilities as well as new construction.&lt;br/&gt;&lt;br/&gt;I continue to believe that the development of private sector investment and jobs is the key to revitalizing our Nation's economically depressed urban and rural areas. To ensure that the necessary economic development goes forward, the Congress must continue to provide strong support for the UDAG program and the programs for the Economic Development Administration. Those programs provide a foundation for the economic development of our Nation in the 1980's.&lt;br/&gt;&lt;br/&gt;</text:p>
          </table:table-cell>
          <table:table-cell office:value-type="float" office:value="100">
            <text:p>100</text:p>
          </table:table-cell>
          <table:table-cell office:value-type="float" office:value="3">
            <text:p>3</text:p>
          </table:table-cell>
          <table:table-cell office:value-type="float" office:value="50">
            <text:p>50</text:p>
          </table:table-cell>
          <table:table-cell office:value-type="float" office:value="4">
            <text:p>4</text:p>
          </table:table-cell>
          <table:table-cell office:value-type="string">
            <text:p>Budget</text:p>
          </table:table-cell>
          <table:table-cell office:value-type="string">
            <text:p>http://en.wikipedia.org/wiki/Budget</text:p>
          </table:table-cell>
          <table:table-cell office:value-type="string">
            <text:p>Programs</text:p>
          </table:table-cell>
          <table:table-cell office:value-type="string">
            <text:p>http://en.wikipedia.org/wiki/Programs</text:p>
          </table:table-cell>
          <table:table-cell table:style-name="Default" office:value-type="string">
            <text:p>NO</text:p>
          </table:table-cell>
          <table:table-cell office:value-type="float" office:value="1">
            <text:p>1</text:p>
          </table:table-cell>
          <table:table-cell table:number-columns-repeated="3"/>
          <table:table-cell table:formula="of:=CONCATENATE(TEXT([.$AD570];&quot;#&quot;);&quot;,&quot;;TEXT([.$AF570];&quot;#&quot;);&quot;,&quot;;TEXT([.$AM570];&quot;#&quot;))" office:value-type="string" office:string-value="100,50,1">
            <text:p>100,50,1</text:p>
          </table:table-cell>
        </table:table-row>
        <table:table-row table:style-name="ro1">
          <table:table-cell office:value-type="string">
            <text:p>24UWYB49F9SS7QL68TFN0T5H677QU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3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3 GMT 2012</text:p>
          </table:table-cell>
          <table:table-cell table:number-columns-repeated="2"/>
          <table:table-cell office:value-type="string">
            <text:p>2UG2L92HECWAL6R3VM3F8CP5PEGIHW</text:p>
          </table:table-cell>
          <table:table-cell office:value-type="string">
            <text:p>A3U1K9X1LXA5JA</text:p>
          </table:table-cell>
          <table:table-cell office:value-type="string">
            <text:p>Approved</text:p>
          </table:table-cell>
          <table:table-cell office:value-type="string">
            <text:p>Thu Aug 30 18:55:45 GMT 2012</text:p>
          </table:table-cell>
          <table:table-cell office:value-type="string">
            <text:p>Thu Aug 30 18:55:48 GMT 2012</text:p>
          </table:table-cell>
          <table:table-cell office:value-type="string">
            <text:p>Thu Sep 06 18:55:48 GMT 2012</text:p>
          </table:table-cell>
          <table:table-cell office:value-type="string">
            <text:p>2012/09/06 18:59:14 +0000</text:p>
          </table:table-cell>
          <table:table-cell table:number-columns-repeated="2"/>
          <table:table-cell office:value-type="float" office:value="3">
            <text:p>3</text:p>
          </table:table-cell>
          <table:table-cell office:value-type="string">
            <text:p>100% (29/29)</text:p>
          </table:table-cell>
          <table:table-cell office:value-type="string">
            <text:p>100% (28/28)</text:p>
          </table:table-cell>
          <table:table-cell office:value-type="string">
            <text:p>0% (0/0)</text:p>
          </table:table-cell>
          <table:table-cell office:value-type="string">
            <text:p>Jimmy_Carter_4:142.txt</text:p>
          </table:table-cell>
          <table:table-cell office:value-type="string">
            <text:p>When I took office, the Federal government was spending less than $300 million annually on economic development programs, and only $60 million of those funds in our Nation's urban areas. Since that time, we have created the Urban Development Action Grant (UDAG) program and substantially expanded the economic development programs in the Commerce Department. My FY 1982 budget requests more than $1.5 billion for economic development grants, loans and interest subsidies and almost $1.5 billion for loan guarantees. Approximately 60 percent of these funds will be spent in our Nation's urban areas. In addition, we have extended the 10 percent investment credit to include rehabilitation of existing industrial facilities as well as new construction.&lt;br/&gt;&lt;br/&gt;I continue to believe that the development of private sector investment and jobs is the key to revitalizing our Nation's economically depressed urban and rural areas. To ensure that the necessary economic development goes forward, the Congress must continue to provide strong support for the UDAG program and the programs for the Economic Development Administration. Those programs provide a foundation for the economic development of our Nation in the 1980's.&lt;br/&gt;&lt;br/&gt;</text:p>
          </table:table-cell>
          <table:table-cell office:value-type="float" office:value="100">
            <text:p>100</text:p>
          </table:table-cell>
          <table:table-cell office:value-type="float" office:value="3">
            <text:p>3</text:p>
          </table:table-cell>
          <table:table-cell office:value-type="float" office:value="50">
            <text:p>50</text:p>
          </table:table-cell>
          <table:table-cell office:value-type="float" office:value="4">
            <text:p>4</text:p>
          </table:table-cell>
          <table:table-cell office:value-type="string">
            <text:p>Budget</text:p>
          </table:table-cell>
          <table:table-cell office:value-type="string">
            <text:p>http://en.wikipedia.org/wiki/Budget</text:p>
          </table:table-cell>
          <table:table-cell office:value-type="string">
            <text:p>Programs</text:p>
          </table:table-cell>
          <table:table-cell office:value-type="string">
            <text:p>http://en.wikipedia.org/wiki/Programs</text:p>
          </table:table-cell>
          <table:table-cell table:style-name="Default"/>
          <table:table-cell office:value-type="float" office:value="1">
            <text:p>1</text:p>
          </table:table-cell>
          <table:table-cell table:number-columns-repeated="3"/>
          <table:table-cell table:formula="of:=CONCATENATE(TEXT([.$AD571];&quot;#&quot;);&quot;,&quot;;TEXT([.$AF571];&quot;#&quot;);&quot;,&quot;;TEXT([.$AM571];&quot;#&quot;))" office:value-type="string" office:string-value="100,50,1">
            <text:p>100,50,1</text:p>
          </table:table-cell>
        </table:table-row>
        <table:table-row table:style-name="ro1">
          <table:table-cell office:value-type="string">
            <text:p>2QQJHSTLB3L0UK7EPY2JMJREW64THI</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4 GMT 2012</text:p>
          </table:table-cell>
          <table:table-cell table:number-columns-repeated="2"/>
          <table:table-cell office:value-type="string">
            <text:p>259VKCJ011K2MD7CGUHWE18N9NKA84</text:p>
          </table:table-cell>
          <table:table-cell office:value-type="string">
            <text:p>A3U1K9X1LXA5JA</text:p>
          </table:table-cell>
          <table:table-cell office:value-type="string">
            <text:p>Approved</text:p>
          </table:table-cell>
          <table:table-cell office:value-type="string">
            <text:p>Thu Aug 30 18:36:18 GMT 2012</text:p>
          </table:table-cell>
          <table:table-cell office:value-type="string">
            <text:p>Thu Aug 30 18:36:26 GMT 2012</text:p>
          </table:table-cell>
          <table:table-cell office:value-type="string">
            <text:p>Thu Sep 06 18:36:26 GMT 2012</text:p>
          </table:table-cell>
          <table:table-cell office:value-type="string">
            <text:p>2012/09/06 18:39:18 +0000</text:p>
          </table:table-cell>
          <table:table-cell table:number-columns-repeated="2"/>
          <table:table-cell office:value-type="float" office:value="8">
            <text:p>8</text:p>
          </table:table-cell>
          <table:table-cell office:value-type="string">
            <text:p>100% (29/29)</text:p>
          </table:table-cell>
          <table:table-cell office:value-type="string">
            <text:p>100% (28/28)</text:p>
          </table:table-cell>
          <table:table-cell office:value-type="string">
            <text:p>0% (0/0)</text:p>
          </table:table-cell>
          <table:table-cell office:value-type="string">
            <text:p>Calvin_Coolidge_2:17.txt</text:p>
          </table:table-cell>
          <table:table-cell office:value-type="string">
            <text:p>THE JUDICIARY&lt;br/&gt;&lt;br/&gt;The docket of the Supreme Court is becoming congested. At the opening term last year it had 592 cases, while this year it had 687 cases. Justice long delayed is justice refused. Unless the court be given power by preliminary and summary consideration to determine the importance of cases, and by disposing of those which are not of public moment reserve its time for the more extended consideration of the remainder, the congestion of the docket is likely to increase. It is also desirable that Supreme Court should have power to improve and reform procedure in suits at law in the Federal courts through the adoption of appropriate rules. The Judiciary Committee of the Senate has reported favorably upon two bills providing for these reforms which should have the immediate favorable consideration of the Congress.&lt;br/&gt;&lt;br/&gt;</text:p>
          </table:table-cell>
          <table:table-cell office:value-type="float" office:value="100">
            <text:p>100</text:p>
          </table:table-cell>
          <table:table-cell office:value-type="float" office:value="4">
            <text:p>4</text:p>
          </table:table-cell>
          <table:table-cell office:value-type="float" office:value="10">
            <text:p>10</text:p>
          </table:table-cell>
          <table:table-cell office:value-type="float" office:value="3">
            <text:p>3</text:p>
          </table:table-cell>
          <table:table-cell office:value-type="string">
            <text:p>Subpoena ad testificandum</text:p>
          </table:table-cell>
          <table:table-cell office:value-type="string">
            <text:p>http://en.wikipedia.org/wiki/Subpoena_ad_testificandum</text:p>
          </table:table-cell>
          <table:table-cell office:value-type="string">
            <text:p>Stanley A. McChrystal</text:p>
          </table:table-cell>
          <table:table-cell office:value-type="string">
            <text:p>http://en.wikipedia.org/wiki/Stanley_A._McChrystal</text:p>
          </table:table-cell>
          <table:table-cell table:style-name="Default"/>
          <table:table-cell office:value-type="float" office:value="1">
            <text:p>1</text:p>
          </table:table-cell>
          <table:table-cell table:number-columns-repeated="3"/>
          <table:table-cell table:formula="of:=CONCATENATE(TEXT([.$AD572];&quot;#&quot;);&quot;,&quot;;TEXT([.$AF572];&quot;#&quot;);&quot;,&quot;;TEXT([.$AM572];&quot;#&quot;))" office:value-type="string" office:string-value="100,10,1">
            <text:p>100,10,1</text:p>
          </table:table-cell>
        </table:table-row>
        <table:table-row table:style-name="ro1">
          <table:table-cell office:value-type="string">
            <text:p>2QQJHSTLB3L0UK7EPY2JMJREW64THI</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4 GMT 2012</text:p>
          </table:table-cell>
          <table:table-cell table:number-columns-repeated="2"/>
          <table:table-cell office:value-type="string">
            <text:p>2G2UC26DG67DG6R07PB0KOK2OVQD6M</text:p>
          </table:table-cell>
          <table:table-cell office:value-type="string">
            <text:p>A2MZLVT9DB9MGK</text:p>
          </table:table-cell>
          <table:table-cell office:value-type="string">
            <text:p>Approved</text:p>
          </table:table-cell>
          <table:table-cell office:value-type="string">
            <text:p>Thu Aug 30 18:14:58 GMT 2012</text:p>
          </table:table-cell>
          <table:table-cell office:value-type="string">
            <text:p>Thu Aug 30 18:15:34 GMT 2012</text:p>
          </table:table-cell>
          <table:table-cell office:value-type="string">
            <text:p>Thu Sep 06 18:15:34 GMT 2012</text:p>
          </table:table-cell>
          <table:table-cell office:value-type="string">
            <text:p>2012/09/06 18:19:20 +0000</text:p>
          </table:table-cell>
          <table:table-cell table:number-columns-repeated="2"/>
          <table:table-cell office:value-type="float" office:value="36">
            <text:p>36</text:p>
          </table:table-cell>
          <table:table-cell table:number-columns-repeated="2" office:value-type="string">
            <text:p>100% (1/1)</text:p>
          </table:table-cell>
          <table:table-cell office:value-type="string">
            <text:p>0% (0/0)</text:p>
          </table:table-cell>
          <table:table-cell office:value-type="string">
            <text:p>Calvin_Coolidge_2:17.txt</text:p>
          </table:table-cell>
          <table:table-cell office:value-type="string">
            <text:p>THE JUDICIARY&lt;br/&gt;&lt;br/&gt;The docket of the Supreme Court is becoming congested. At the opening term last year it had 592 cases, while this year it had 687 cases. Justice long delayed is justice refused. Unless the court be given power by preliminary and summary consideration to determine the importance of cases, and by disposing of those which are not of public moment reserve its time for the more extended consideration of the remainder, the congestion of the docket is likely to increase. It is also desirable that Supreme Court should have power to improve and reform procedure in suits at law in the Federal courts through the adoption of appropriate rules. The Judiciary Committee of the Senate has reported favorably upon two bills providing for these reforms which should have the immediate favorable consideration of the Congress.&lt;br/&gt;&lt;br/&gt;</text:p>
          </table:table-cell>
          <table:table-cell office:value-type="float" office:value="100">
            <text:p>100</text:p>
          </table:table-cell>
          <table:table-cell office:value-type="float" office:value="4">
            <text:p>4</text:p>
          </table:table-cell>
          <table:table-cell office:value-type="float" office:value="10">
            <text:p>10</text:p>
          </table:table-cell>
          <table:table-cell office:value-type="float" office:value="3">
            <text:p>3</text:p>
          </table:table-cell>
          <table:table-cell office:value-type="string">
            <text:p>Subpoena ad testificandum</text:p>
          </table:table-cell>
          <table:table-cell office:value-type="string">
            <text:p>http://en.wikipedia.org/wiki/Subpoena_ad_testificandum</text:p>
          </table:table-cell>
          <table:table-cell office:value-type="string">
            <text:p>Stanley A. McChrystal</text:p>
          </table:table-cell>
          <table:table-cell office:value-type="string">
            <text:p>http://en.wikipedia.org/wiki/Stanley_A._McChrystal</text:p>
          </table:table-cell>
          <table:table-cell table:style-name="Default"/>
          <table:table-cell office:value-type="float" office:value="2">
            <text:p>2</text:p>
          </table:table-cell>
          <table:table-cell table:number-columns-repeated="3"/>
          <table:table-cell table:formula="of:=CONCATENATE(TEXT([.$AD573];&quot;#&quot;);&quot;,&quot;;TEXT([.$AF573];&quot;#&quot;);&quot;,&quot;;TEXT([.$AM573];&quot;#&quot;))" office:value-type="string" office:string-value="100,10,2">
            <text:p>100,10,2</text:p>
          </table:table-cell>
        </table:table-row>
        <table:table-row table:style-name="ro1">
          <table:table-cell office:value-type="string">
            <text:p>2QQJHSTLB3L0UK7EPY2JMJREW64THI</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4 GMT 2012</text:p>
          </table:table-cell>
          <table:table-cell table:number-columns-repeated="2"/>
          <table:table-cell office:value-type="string">
            <text:p>2LEJTUHYW2GT4IFFE2WWU16939EPKI</text:p>
          </table:table-cell>
          <table:table-cell office:value-type="string">
            <text:p>A997OZ3H2B3Q2</text:p>
          </table:table-cell>
          <table:table-cell office:value-type="string">
            <text:p>Approved</text:p>
          </table:table-cell>
          <table:table-cell office:value-type="string">
            <text:p>Thu Aug 30 18:37:52 GMT 2012</text:p>
          </table:table-cell>
          <table:table-cell office:value-type="string">
            <text:p>Thu Aug 30 18:38:14 GMT 2012</text:p>
          </table:table-cell>
          <table:table-cell office:value-type="string">
            <text:p>Thu Sep 06 18:38:14 GMT 2012</text:p>
          </table:table-cell>
          <table:table-cell office:value-type="string">
            <text:p>2012/09/06 18:39:20 +0000</text:p>
          </table:table-cell>
          <table:table-cell table:number-columns-repeated="2"/>
          <table:table-cell office:value-type="float" office:value="22">
            <text:p>22</text:p>
          </table:table-cell>
          <table:table-cell table:number-columns-repeated="2" office:value-type="string">
            <text:p>100% (93/93)</text:p>
          </table:table-cell>
          <table:table-cell office:value-type="string">
            <text:p>0% (0/0)</text:p>
          </table:table-cell>
          <table:table-cell office:value-type="string">
            <text:p>Calvin_Coolidge_2:17.txt</text:p>
          </table:table-cell>
          <table:table-cell office:value-type="string">
            <text:p>THE JUDICIARY&lt;br/&gt;&lt;br/&gt;The docket of the Supreme Court is becoming congested. At the opening term last year it had 592 cases, while this year it had 687 cases. Justice long delayed is justice refused. Unless the court be given power by preliminary and summary consideration to determine the importance of cases, and by disposing of those which are not of public moment reserve its time for the more extended consideration of the remainder, the congestion of the docket is likely to increase. It is also desirable that Supreme Court should have power to improve and reform procedure in suits at law in the Federal courts through the adoption of appropriate rules. The Judiciary Committee of the Senate has reported favorably upon two bills providing for these reforms which should have the immediate favorable consideration of the Congress.&lt;br/&gt;&lt;br/&gt;</text:p>
          </table:table-cell>
          <table:table-cell office:value-type="float" office:value="100">
            <text:p>100</text:p>
          </table:table-cell>
          <table:table-cell office:value-type="float" office:value="4">
            <text:p>4</text:p>
          </table:table-cell>
          <table:table-cell office:value-type="float" office:value="10">
            <text:p>10</text:p>
          </table:table-cell>
          <table:table-cell office:value-type="float" office:value="3">
            <text:p>3</text:p>
          </table:table-cell>
          <table:table-cell office:value-type="string">
            <text:p>Subpoena ad testificandum</text:p>
          </table:table-cell>
          <table:table-cell office:value-type="string">
            <text:p>http://en.wikipedia.org/wiki/Subpoena_ad_testificandum</text:p>
          </table:table-cell>
          <table:table-cell office:value-type="string">
            <text:p>Stanley A. McChrystal</text:p>
          </table:table-cell>
          <table:table-cell office:value-type="string">
            <text:p>http://en.wikipedia.org/wiki/Stanley_A._McChrystal</text:p>
          </table:table-cell>
          <table:table-cell table:style-name="Default"/>
          <table:table-cell office:value-type="float" office:value="1">
            <text:p>1</text:p>
          </table:table-cell>
          <table:table-cell table:number-columns-repeated="3"/>
          <table:table-cell table:formula="of:=CONCATENATE(TEXT([.$AD574];&quot;#&quot;);&quot;,&quot;;TEXT([.$AF574];&quot;#&quot;);&quot;,&quot;;TEXT([.$AM574];&quot;#&quot;))" office:value-type="string" office:string-value="100,10,1">
            <text:p>100,10,1</text:p>
          </table:table-cell>
        </table:table-row>
        <table:table-row table:style-name="ro1">
          <table:table-cell office:value-type="string">
            <text:p>27L9Z0B6UTO68D20Z3MRSGPWTO4OZ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4 GMT 2012</text:p>
          </table:table-cell>
          <table:table-cell table:number-columns-repeated="2"/>
          <table:table-cell office:value-type="string">
            <text:p>2598MZ9O9Z6KBDNRH98HZRLFVHCA1I</text:p>
          </table:table-cell>
          <table:table-cell office:value-type="string">
            <text:p>A3343ON7H5UO3L</text:p>
          </table:table-cell>
          <table:table-cell office:value-type="string">
            <text:p>Approved</text:p>
          </table:table-cell>
          <table:table-cell office:value-type="string">
            <text:p>Thu Aug 30 18:15:07 GMT 2012</text:p>
          </table:table-cell>
          <table:table-cell office:value-type="string">
            <text:p>Thu Aug 30 18:16:28 GMT 2012</text:p>
          </table:table-cell>
          <table:table-cell office:value-type="string">
            <text:p>Thu Sep 06 18:16:28 GMT 2012</text:p>
          </table:table-cell>
          <table:table-cell office:value-type="string">
            <text:p>2012/09/06 18:19:21 +0000</text:p>
          </table:table-cell>
          <table:table-cell table:number-columns-repeated="2"/>
          <table:table-cell office:value-type="float" office:value="81">
            <text:p>81</text:p>
          </table:table-cell>
          <table:table-cell table:number-columns-repeated="2" office:value-type="string">
            <text:p>100% (17/17)</text:p>
          </table:table-cell>
          <table:table-cell office:value-type="string">
            <text:p>0% (0/0)</text:p>
          </table:table-cell>
          <table:table-cell office:value-type="string">
            <text:p>Martin_Van_Buren_4:24.txt</text:p>
          </table:table-cell>
          <table:table-cell office:value-type="string">
            <text:p>The exploring expedition at the latest date was preparing to leave the Bay of Islands, New Zealand, in further prosecution of objects which have thus far been successfully accomplished. The discovery of a new continent, which was first seen in latitude 66° 2' south, longitude 154° 27' east, and afterwards in latitude 66° 31' south, longitude 153° 40' east, by Lieutenants Wilkes and Hudson, for an extent of 1,800 miles, but on which they were prevented from landing by vast bodies of ice which encompassed it, is one of the honorable results of the enterprise. Lieutenant Wilkes bears testimony to the zeal and good conduct of his officers and men, and it is but justice to that officer to state that he appears to have performed the duties assigned him with an ardor, ability, and perseverance which give every assurance of an honorable issue to the undertaking.&lt;br/&gt;&lt;br/&gt;The report of the Postmaster-General herewith transmitted will exhibit the service of that Department the past year and its present condition. The transportation has been maintained during the year to the full extent authorized by the existing laws; some improvements have been effected which the public interest seemed urgently to demand, but not involving any material additional expenditure; the contractors have generally performed their engagements with fidelity; the postmasters, with few exceptions, have rendered their accounts and paid their quarterly balances with promptitude, and the whole service of the Department has maintained the efficiency for which it has for several years been distinguished.&lt;br/&gt;&lt;br/&gt;</text:p>
          </table:table-cell>
          <table:table-cell office:value-type="float" office:value="100">
            <text:p>100</text:p>
          </table:table-cell>
          <table:table-cell office:value-type="float" office:value="4">
            <text:p>4</text:p>
          </table:table-cell>
          <table:table-cell office:value-type="float" office:value="10">
            <text:p>10</text:p>
          </table:table-cell>
          <table:table-cell office:value-type="float" office:value="0">
            <text:p>0</text:p>
          </table:table-cell>
          <table:table-cell office:value-type="string">
            <text:p>EGovernment in Europe</text:p>
          </table:table-cell>
          <table:table-cell office:value-type="string">
            <text:p>http://en.wikipedia.org/wiki/EGovernment_in_Europe</text:p>
          </table:table-cell>
          <table:table-cell office:value-type="string">
            <text:p>Congress</text:p>
          </table:table-cell>
          <table:table-cell office:value-type="string">
            <text:p>http://en.wikipedia.org/wiki/Congress</text:p>
          </table:table-cell>
          <table:table-cell table:style-name="Default"/>
          <table:table-cell office:value-type="float" office:value="2">
            <text:p>2</text:p>
          </table:table-cell>
          <table:table-cell table:number-columns-repeated="3"/>
          <table:table-cell table:formula="of:=CONCATENATE(TEXT([.$AD575];&quot;#&quot;);&quot;,&quot;;TEXT([.$AF575];&quot;#&quot;);&quot;,&quot;;TEXT([.$AM575];&quot;#&quot;))" office:value-type="string" office:string-value="100,10,2">
            <text:p>100,10,2</text:p>
          </table:table-cell>
        </table:table-row>
        <table:table-row table:style-name="ro1">
          <table:table-cell office:value-type="string">
            <text:p>27L9Z0B6UTO68D20Z3MRSGPWTO4OZ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4 GMT 2012</text:p>
          </table:table-cell>
          <table:table-cell table:number-columns-repeated="2"/>
          <table:table-cell office:value-type="string">
            <text:p>2QQQ4J3NAB6BUV3KV8PI11TJKU6RES</text:p>
          </table:table-cell>
          <table:table-cell office:value-type="string">
            <text:p>A997OZ3H2B3Q2</text:p>
          </table:table-cell>
          <table:table-cell office:value-type="string">
            <text:p>Approved</text:p>
          </table:table-cell>
          <table:table-cell office:value-type="string">
            <text:p>Thu Aug 30 18:35:57 GMT 2012</text:p>
          </table:table-cell>
          <table:table-cell office:value-type="string">
            <text:p>Thu Aug 30 18:36:27 GMT 2012</text:p>
          </table:table-cell>
          <table:table-cell office:value-type="string">
            <text:p>Thu Sep 06 18:36:27 GMT 2012</text:p>
          </table:table-cell>
          <table:table-cell office:value-type="string">
            <text:p>2012/09/06 18:39:19 +0000</text:p>
          </table:table-cell>
          <table:table-cell table:number-columns-repeated="2"/>
          <table:table-cell office:value-type="float" office:value="30">
            <text:p>30</text:p>
          </table:table-cell>
          <table:table-cell table:number-columns-repeated="2" office:value-type="string">
            <text:p>100% (93/93)</text:p>
          </table:table-cell>
          <table:table-cell office:value-type="string">
            <text:p>0% (0/0)</text:p>
          </table:table-cell>
          <table:table-cell office:value-type="string">
            <text:p>Martin_Van_Buren_4:24.txt</text:p>
          </table:table-cell>
          <table:table-cell office:value-type="string">
            <text:p>The exploring expedition at the latest date was preparing to leave the Bay of Islands, New Zealand, in further prosecution of objects which have thus far been successfully accomplished. The discovery of a new continent, which was first seen in latitude 66° 2' south, longitude 154° 27' east, and afterwards in latitude 66° 31' south, longitude 153° 40' east, by Lieutenants Wilkes and Hudson, for an extent of 1,800 miles, but on which they were prevented from landing by vast bodies of ice which encompassed it, is one of the honorable results of the enterprise. Lieutenant Wilkes bears testimony to the zeal and good conduct of his officers and men, and it is but justice to that officer to state that he appears to have performed the duties assigned him with an ardor, ability, and perseverance which give every assurance of an honorable issue to the undertaking.&lt;br/&gt;&lt;br/&gt;The report of the Postmaster-General herewith transmitted will exhibit the service of that Department the past year and its present condition. The transportation has been maintained during the year to the full extent authorized by the existing laws; some improvements have been effected which the public interest seemed urgently to demand, but not involving any material additional expenditure; the contractors have generally performed their engagements with fidelity; the postmasters, with few exceptions, have rendered their accounts and paid their quarterly balances with promptitude, and the whole service of the Department has maintained the efficiency for which it has for several years been distinguished.&lt;br/&gt;&lt;br/&gt;</text:p>
          </table:table-cell>
          <table:table-cell office:value-type="float" office:value="100">
            <text:p>100</text:p>
          </table:table-cell>
          <table:table-cell office:value-type="float" office:value="4">
            <text:p>4</text:p>
          </table:table-cell>
          <table:table-cell office:value-type="float" office:value="10">
            <text:p>10</text:p>
          </table:table-cell>
          <table:table-cell office:value-type="float" office:value="0">
            <text:p>0</text:p>
          </table:table-cell>
          <table:table-cell office:value-type="string">
            <text:p>EGovernment in Europe</text:p>
          </table:table-cell>
          <table:table-cell office:value-type="string">
            <text:p>http://en.wikipedia.org/wiki/EGovernment_in_Europe</text:p>
          </table:table-cell>
          <table:table-cell office:value-type="string">
            <text:p>Congress</text:p>
          </table:table-cell>
          <table:table-cell office:value-type="string">
            <text:p>http://en.wikipedia.org/wiki/Congress</text:p>
          </table:table-cell>
          <table:table-cell table:style-name="Default"/>
          <table:table-cell office:value-type="float" office:value="2">
            <text:p>2</text:p>
          </table:table-cell>
          <table:table-cell table:number-columns-repeated="3"/>
          <table:table-cell table:formula="of:=CONCATENATE(TEXT([.$AD576];&quot;#&quot;);&quot;,&quot;;TEXT([.$AF576];&quot;#&quot;);&quot;,&quot;;TEXT([.$AM576];&quot;#&quot;))" office:value-type="string" office:string-value="100,10,2">
            <text:p>100,10,2</text:p>
          </table:table-cell>
        </table:table-row>
        <table:table-row table:style-name="ro1">
          <table:table-cell office:value-type="string">
            <text:p>27L9Z0B6UTO68D20Z3MRSGPWTO4OZ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4 GMT 2012</text:p>
          </table:table-cell>
          <table:table-cell table:number-columns-repeated="2"/>
          <table:table-cell office:value-type="string">
            <text:p>2VNWJ5OPB0YVV8W3T627MP9U8ISX5T</text:p>
          </table:table-cell>
          <table:table-cell office:value-type="string">
            <text:p>A33GBAC29A0MS5</text:p>
          </table:table-cell>
          <table:table-cell office:value-type="string">
            <text:p>Approved</text:p>
          </table:table-cell>
          <table:table-cell office:value-type="string">
            <text:p>Thu Aug 30 18:38:04 GMT 2012</text:p>
          </table:table-cell>
          <table:table-cell office:value-type="string">
            <text:p>Thu Aug 30 18:38:25 GMT 2012</text:p>
          </table:table-cell>
          <table:table-cell office:value-type="string">
            <text:p>Thu Sep 06 18:38:25 GMT 2012</text:p>
          </table:table-cell>
          <table:table-cell office:value-type="string">
            <text:p>2012/09/06 18:39:20 +0000</text:p>
          </table:table-cell>
          <table:table-cell table:number-columns-repeated="2"/>
          <table:table-cell office:value-type="float" office:value="21">
            <text:p>21</text:p>
          </table:table-cell>
          <table:table-cell table:number-columns-repeated="2" office:value-type="string">
            <text:p>100% (84/84)</text:p>
          </table:table-cell>
          <table:table-cell office:value-type="string">
            <text:p>0% (0/0)</text:p>
          </table:table-cell>
          <table:table-cell office:value-type="string">
            <text:p>Martin_Van_Buren_4:24.txt</text:p>
          </table:table-cell>
          <table:table-cell office:value-type="string">
            <text:p>The exploring expedition at the latest date was preparing to leave the Bay of Islands, New Zealand, in further prosecution of objects which have thus far been successfully accomplished. The discovery of a new continent, which was first seen in latitude 66° 2' south, longitude 154° 27' east, and afterwards in latitude 66° 31' south, longitude 153° 40' east, by Lieutenants Wilkes and Hudson, for an extent of 1,800 miles, but on which they were prevented from landing by vast bodies of ice which encompassed it, is one of the honorable results of the enterprise. Lieutenant Wilkes bears testimony to the zeal and good conduct of his officers and men, and it is but justice to that officer to state that he appears to have performed the duties assigned him with an ardor, ability, and perseverance which give every assurance of an honorable issue to the undertaking.&lt;br/&gt;&lt;br/&gt;The report of the Postmaster-General herewith transmitted will exhibit the service of that Department the past year and its present condition. The transportation has been maintained during the year to the full extent authorized by the existing laws; some improvements have been effected which the public interest seemed urgently to demand, but not involving any material additional expenditure; the contractors have generally performed their engagements with fidelity; the postmasters, with few exceptions, have rendered their accounts and paid their quarterly balances with promptitude, and the whole service of the Department has maintained the efficiency for which it has for several years been distinguished.&lt;br/&gt;&lt;br/&gt;</text:p>
          </table:table-cell>
          <table:table-cell office:value-type="float" office:value="100">
            <text:p>100</text:p>
          </table:table-cell>
          <table:table-cell office:value-type="float" office:value="4">
            <text:p>4</text:p>
          </table:table-cell>
          <table:table-cell office:value-type="float" office:value="10">
            <text:p>10</text:p>
          </table:table-cell>
          <table:table-cell office:value-type="float" office:value="0">
            <text:p>0</text:p>
          </table:table-cell>
          <table:table-cell office:value-type="string">
            <text:p>EGovernment in Europe</text:p>
          </table:table-cell>
          <table:table-cell office:value-type="string">
            <text:p>http://en.wikipedia.org/wiki/EGovernment_in_Europe</text:p>
          </table:table-cell>
          <table:table-cell office:value-type="string">
            <text:p>Congress</text:p>
          </table:table-cell>
          <table:table-cell office:value-type="string">
            <text:p>http://en.wikipedia.org/wiki/Congress</text:p>
          </table:table-cell>
          <table:table-cell table:style-name="Default"/>
          <table:table-cell office:value-type="float" office:value="2">
            <text:p>2</text:p>
          </table:table-cell>
          <table:table-cell table:number-columns-repeated="3"/>
          <table:table-cell table:formula="of:=CONCATENATE(TEXT([.$AD577];&quot;#&quot;);&quot;,&quot;;TEXT([.$AF577];&quot;#&quot;);&quot;,&quot;;TEXT([.$AM577];&quot;#&quot;))" office:value-type="string" office:string-value="100,10,2">
            <text:p>100,10,2</text:p>
          </table:table-cell>
        </table:table-row>
        <table:table-row table:style-name="ro1">
          <table:table-cell office:value-type="string">
            <text:p>2P09NZW6HEZ63NSV3HK8E9GUNU0OYQ</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4 GMT 2012</text:p>
          </table:table-cell>
          <table:table-cell table:number-columns-repeated="2"/>
          <table:table-cell office:value-type="string">
            <text:p>209M8JIA0RYNYIQSQUD0DBMJYB8507</text:p>
          </table:table-cell>
          <table:table-cell office:value-type="string">
            <text:p>A997OZ3H2B3Q2</text:p>
          </table:table-cell>
          <table:table-cell office:value-type="string">
            <text:p>Approved</text:p>
          </table:table-cell>
          <table:table-cell office:value-type="string">
            <text:p>Thu Aug 30 18:37:14 GMT 2012</text:p>
          </table:table-cell>
          <table:table-cell office:value-type="string">
            <text:p>Thu Aug 30 18:37:51 GMT 2012</text:p>
          </table:table-cell>
          <table:table-cell office:value-type="string">
            <text:p>Thu Sep 06 18:37:51 GMT 2012</text:p>
          </table:table-cell>
          <table:table-cell office:value-type="string">
            <text:p>2012/09/06 18:39:20 +0000</text:p>
          </table:table-cell>
          <table:table-cell table:number-columns-repeated="2"/>
          <table:table-cell office:value-type="float" office:value="37">
            <text:p>37</text:p>
          </table:table-cell>
          <table:table-cell table:number-columns-repeated="2" office:value-type="string">
            <text:p>100% (93/93)</text:p>
          </table:table-cell>
          <table:table-cell office:value-type="string">
            <text:p>0% (0/0)</text:p>
          </table:table-cell>
          <table:table-cell office:value-type="string">
            <text:p>Ulysses_S._Grant_6:27.txt</text:p>
          </table:table-cell>
          <table:table-cell office:value-type="string">
            <text:p>The report of the Commissioner of Agriculture herewith contains suggestions of much interest to the general public, and refers to the sly approaching Centennial and the part his Department is ready to take in it. I feel that the nation at large is interested in having this exposition a success, and commend to Congress such action as will secure a greater general interest in it. Already many foreign nations have signified their intention to be represented at it, and it may be expected that every civilized nation will be represented.&lt;br/&gt;&lt;br/&gt;The rules adopted to improve the civil service of the Government have been adhered to as closely as has been practicable with the opposition with which they meet. The effect, I believe, has been beneficial on the whole, and has tended to the elevation of the service. But it is impracticable to maintain them without direct and positive support of Congress. Generally the support which this reform receives is from those who give it their support only to find fault when the rules are apparently departed from. Removals from office without preferring charges against parties removed are frequently cited as departures from the rules adopted, and the retention of those against whom charges are made by irresponsible persons and without good grounds is also often condemned as a violation of them. Under these circumstances, therefore, I announce that if Congress adjourns without positive legislation on the subject of 'civil-service reform' I will regard such action as a disapproval of the system, and will abandon it, except so far as to require examinations for certain appointees, to determine their fitness. Competitive examinations will be abandoned.&lt;br/&gt;&lt;br/&gt;</text:p>
          </table:table-cell>
          <table:table-cell office:value-type="float" office:value="10">
            <text:p>10</text:p>
          </table:table-cell>
          <table:table-cell office:value-type="float" office:value="3">
            <text:p>3</text:p>
          </table:table-cell>
          <table:table-cell office:value-type="float" office:value="20">
            <text:p>20</text:p>
          </table:table-cell>
          <table:table-cell office:value-type="float" office:value="4">
            <text:p>4</text:p>
          </table:table-cell>
          <table:table-cell office:value-type="string">
            <text:p>Stanley A. McChrystal</text:p>
          </table:table-cell>
          <table:table-cell office:value-type="string">
            <text:p>http://en.wikipedia.org/wiki/Stanley_A._McChrystal</text:p>
          </table:table-cell>
          <table:table-cell office:value-type="string">
            <text:p>Tennessee</text:p>
          </table:table-cell>
          <table:table-cell office:value-type="string">
            <text:p>http://en.wikipedia.org/wiki/Tennessee</text:p>
          </table:table-cell>
          <table:table-cell table:style-name="Default"/>
          <table:table-cell office:value-type="float" office:value="2">
            <text:p>2</text:p>
          </table:table-cell>
          <table:table-cell table:number-columns-repeated="3"/>
          <table:table-cell table:formula="of:=CONCATENATE(TEXT([.$AD578];&quot;#&quot;);&quot;,&quot;;TEXT([.$AF578];&quot;#&quot;);&quot;,&quot;;TEXT([.$AM578];&quot;#&quot;))" office:value-type="string" office:string-value="10,20,2">
            <text:p>10,20,2</text:p>
          </table:table-cell>
        </table:table-row>
        <table:table-row table:style-name="ro1">
          <table:table-cell office:value-type="string">
            <text:p>2P09NZW6HEZ63NSV3HK8E9GUNU0OYQ</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4 GMT 2012</text:p>
          </table:table-cell>
          <table:table-cell table:number-columns-repeated="2"/>
          <table:table-cell office:value-type="string">
            <text:p>28TTHV8ER9Y88W8NT9JMDKFHXJIQ33</text:p>
          </table:table-cell>
          <table:table-cell office:value-type="string">
            <text:p>A30SN6C7YX0OIP</text:p>
          </table:table-cell>
          <table:table-cell office:value-type="string">
            <text:p>Approved</text:p>
          </table:table-cell>
          <table:table-cell office:value-type="string">
            <text:p>Thu Aug 30 19:57:15 GMT 2012</text:p>
          </table:table-cell>
          <table:table-cell office:value-type="string">
            <text:p>Thu Aug 30 19:57:24 GMT 2012</text:p>
          </table:table-cell>
          <table:table-cell office:value-type="string">
            <text:p>Thu Sep 06 19:57:24 GMT 2012</text:p>
          </table:table-cell>
          <table:table-cell office:value-type="string">
            <text:p>2012/09/06 19:59:13 +0000</text:p>
          </table:table-cell>
          <table:table-cell table:number-columns-repeated="2"/>
          <table:table-cell office:value-type="float" office:value="9">
            <text:p>9</text:p>
          </table:table-cell>
          <table:table-cell table:number-columns-repeated="2" office:value-type="string">
            <text:p>100% (173/173)</text:p>
          </table:table-cell>
          <table:table-cell office:value-type="string">
            <text:p>0% (0/0)</text:p>
          </table:table-cell>
          <table:table-cell office:value-type="string">
            <text:p>Ulysses_S._Grant_6:27.txt</text:p>
          </table:table-cell>
          <table:table-cell office:value-type="string">
            <text:p>The report of the Commissioner of Agriculture herewith contains suggestions of much interest to the general public, and refers to the sly approaching Centennial and the part his Department is ready to take in it. I feel that the nation at large is interested in having this exposition a success, and commend to Congress such action as will secure a greater general interest in it. Already many foreign nations have signified their intention to be represented at it, and it may be expected that every civilized nation will be represented.&lt;br/&gt;&lt;br/&gt;The rules adopted to improve the civil service of the Government have been adhered to as closely as has been practicable with the opposition with which they meet. The effect, I believe, has been beneficial on the whole, and has tended to the elevation of the service. But it is impracticable to maintain them without direct and positive support of Congress. Generally the support which this reform receives is from those who give it their support only to find fault when the rules are apparently departed from. Removals from office without preferring charges against parties removed are frequently cited as departures from the rules adopted, and the retention of those against whom charges are made by irresponsible persons and without good grounds is also often condemned as a violation of them. Under these circumstances, therefore, I announce that if Congress adjourns without positive legislation on the subject of 'civil-service reform' I will regard such action as a disapproval of the system, and will abandon it, except so far as to require examinations for certain appointees, to determine their fitness. Competitive examinations will be abandoned.&lt;br/&gt;&lt;br/&gt;</text:p>
          </table:table-cell>
          <table:table-cell office:value-type="float" office:value="10">
            <text:p>10</text:p>
          </table:table-cell>
          <table:table-cell office:value-type="float" office:value="3">
            <text:p>3</text:p>
          </table:table-cell>
          <table:table-cell office:value-type="float" office:value="20">
            <text:p>20</text:p>
          </table:table-cell>
          <table:table-cell office:value-type="float" office:value="4">
            <text:p>4</text:p>
          </table:table-cell>
          <table:table-cell office:value-type="string">
            <text:p>Stanley A. McChrystal</text:p>
          </table:table-cell>
          <table:table-cell office:value-type="string">
            <text:p>http://en.wikipedia.org/wiki/Stanley_A._McChrystal</text:p>
          </table:table-cell>
          <table:table-cell office:value-type="string">
            <text:p>Tennessee</text:p>
          </table:table-cell>
          <table:table-cell office:value-type="string">
            <text:p>http://en.wikipedia.org/wiki/Tennessee</text:p>
          </table:table-cell>
          <table:table-cell table:style-name="Default" office:value-type="string">
            <text:p>NO</text:p>
          </table:table-cell>
          <table:table-cell office:value-type="float" office:value="2">
            <text:p>2</text:p>
          </table:table-cell>
          <table:table-cell table:number-columns-repeated="3"/>
          <table:table-cell table:formula="of:=CONCATENATE(TEXT([.$AD579];&quot;#&quot;);&quot;,&quot;;TEXT([.$AF579];&quot;#&quot;);&quot;,&quot;;TEXT([.$AM579];&quot;#&quot;))" office:value-type="string" office:string-value="10,20,2">
            <text:p>10,20,2</text:p>
          </table:table-cell>
        </table:table-row>
        <table:table-row table:style-name="ro1">
          <table:table-cell office:value-type="string">
            <text:p>2P09NZW6HEZ63NSV3HK8E9GUNU0OYQ</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4 GMT 2012</text:p>
          </table:table-cell>
          <table:table-cell table:number-columns-repeated="2"/>
          <table:table-cell office:value-type="string">
            <text:p>2WYIAA2SEIUU99OTXUBACIISD9ZOOR</text:p>
          </table:table-cell>
          <table:table-cell office:value-type="string">
            <text:p>A1KQVLD5YN8X1C</text:p>
          </table:table-cell>
          <table:table-cell office:value-type="string">
            <text:p>Approved</text:p>
          </table:table-cell>
          <table:table-cell office:value-type="string">
            <text:p>Thu Aug 30 20:59:45 GMT 2012</text:p>
          </table:table-cell>
          <table:table-cell office:value-type="string">
            <text:p>Thu Aug 30 21:00:05 GMT 2012</text:p>
          </table:table-cell>
          <table:table-cell office:value-type="string">
            <text:p>Thu Sep 06 21:00:05 GMT 2012</text:p>
          </table:table-cell>
          <table:table-cell office:value-type="string">
            <text:p>2012/09/06 21:04:14 +0000</text:p>
          </table:table-cell>
          <table:table-cell table:number-columns-repeated="2"/>
          <table:table-cell office:value-type="float" office:value="20">
            <text:p>20</text:p>
          </table:table-cell>
          <table:table-cell table:number-columns-repeated="2" office:value-type="string">
            <text:p>100% (13/13)</text:p>
          </table:table-cell>
          <table:table-cell office:value-type="string">
            <text:p>0% (0/0)</text:p>
          </table:table-cell>
          <table:table-cell office:value-type="string">
            <text:p>Ulysses_S._Grant_6:27.txt</text:p>
          </table:table-cell>
          <table:table-cell office:value-type="string">
            <text:p>The report of the Commissioner of Agriculture herewith contains suggestions of much interest to the general public, and refers to the sly approaching Centennial and the part his Department is ready to take in it. I feel that the nation at large is interested in having this exposition a success, and commend to Congress such action as will secure a greater general interest in it. Already many foreign nations have signified their intention to be represented at it, and it may be expected that every civilized nation will be represented.&lt;br/&gt;&lt;br/&gt;The rules adopted to improve the civil service of the Government have been adhered to as closely as has been practicable with the opposition with which they meet. The effect, I believe, has been beneficial on the whole, and has tended to the elevation of the service. But it is impracticable to maintain them without direct and positive support of Congress. Generally the support which this reform receives is from those who give it their support only to find fault when the rules are apparently departed from. Removals from office without preferring charges against parties removed are frequently cited as departures from the rules adopted, and the retention of those against whom charges are made by irresponsible persons and without good grounds is also often condemned as a violation of them. Under these circumstances, therefore, I announce that if Congress adjourns without positive legislation on the subject of 'civil-service reform' I will regard such action as a disapproval of the system, and will abandon it, except so far as to require examinations for certain appointees, to determine their fitness. Competitive examinations will be abandoned.&lt;br/&gt;&lt;br/&gt;</text:p>
          </table:table-cell>
          <table:table-cell office:value-type="float" office:value="10">
            <text:p>10</text:p>
          </table:table-cell>
          <table:table-cell office:value-type="float" office:value="3">
            <text:p>3</text:p>
          </table:table-cell>
          <table:table-cell office:value-type="float" office:value="20">
            <text:p>20</text:p>
          </table:table-cell>
          <table:table-cell office:value-type="float" office:value="4">
            <text:p>4</text:p>
          </table:table-cell>
          <table:table-cell office:value-type="string">
            <text:p>Stanley A. McChrystal</text:p>
          </table:table-cell>
          <table:table-cell office:value-type="string">
            <text:p>http://en.wikipedia.org/wiki/Stanley_A._McChrystal</text:p>
          </table:table-cell>
          <table:table-cell office:value-type="string">
            <text:p>Tennessee</text:p>
          </table:table-cell>
          <table:table-cell office:value-type="string">
            <text:p>http://en.wikipedia.org/wiki/Tennessee</text:p>
          </table:table-cell>
          <table:table-cell table:style-name="Default"/>
          <table:table-cell office:value-type="float" office:value="1">
            <text:p>1</text:p>
          </table:table-cell>
          <table:table-cell table:number-columns-repeated="3"/>
          <table:table-cell table:formula="of:=CONCATENATE(TEXT([.$AD580];&quot;#&quot;);&quot;,&quot;;TEXT([.$AF580];&quot;#&quot;);&quot;,&quot;;TEXT([.$AM580];&quot;#&quot;))" office:value-type="string" office:string-value="10,20,1">
            <text:p>10,20,1</text:p>
          </table:table-cell>
        </table:table-row>
        <table:table-row table:style-name="ro1">
          <table:table-cell office:value-type="string">
            <text:p>2UQXMB3Q39Z0QFIYVGK4MVSTWJJTI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4 GMT 2012</text:p>
          </table:table-cell>
          <table:table-cell table:number-columns-repeated="2"/>
          <table:table-cell office:value-type="string">
            <text:p>247J51Y7QEOZU7EX8MJTUOFXWUMCFT</text:p>
          </table:table-cell>
          <table:table-cell office:value-type="string">
            <text:p>A30SN6C7YX0OIP</text:p>
          </table:table-cell>
          <table:table-cell office:value-type="string">
            <text:p>Approved</text:p>
          </table:table-cell>
          <table:table-cell office:value-type="string">
            <text:p>Thu Aug 30 19:54:35 GMT 2012</text:p>
          </table:table-cell>
          <table:table-cell office:value-type="string">
            <text:p>Thu Aug 30 19:54:43 GMT 2012</text:p>
          </table:table-cell>
          <table:table-cell office:value-type="string">
            <text:p>Thu Sep 06 19:54:43 GMT 2012</text:p>
          </table:table-cell>
          <table:table-cell office:value-type="string">
            <text:p>2012/09/06 19:59:12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James_K._Polk_4:21.txt</text:p>
          </table:table-cell>
          <table:table-cell office:value-type="string">
            <text:p>Our gallant forces in the Mexican war, by whose patriotism and unparalleled deeds of arms we obtained these possessions as an indemnity for our just demands against Mexico, were composed of citizens who belonged to no one State or section of our Union. They were men from slaveholding and nonslaveholding States, from the North and the South, from the East and the West. They were all companions in arms and fellow-citizens of the same common country, engaged in the same common cause. When prosecuting that war they were brethren and friends, and shared alike with each other common toils, dangers, and sufferings. Now, when their work is ended, when peace is restored, and they return again to their homes, put off the habiliments of war, take their places in society, and resume their pursuits in civil life, surely a spirit of harmony and concession and of equal regard for the rights of all and of all sections of the Union ought to prevail in providing governments for the acquired territories--the fruits of their common service. The whole people of the United States, and of every State, contributed to defray the expenses of that war, and it would not be just for any one section to exclude another from all participation in the acquired territory. This would not be in consonance with the just system of government which the framers of the Constitution adopted.&lt;br/&gt;&lt;br/&gt;The question is believed to be rather abstract than practical whether slavery ever can or would exist in any portion of the acquired territory even if it were left to the option of the slaveholding States themselves. From the nature of the climate and productions in much the larger portion of it it is certain it could never exist, and in the remainder the probabilities are it would not. But however this may be, the question, involving, as it does, a principle of equality of rights of the separate and several States as equal copartners in the Confederacy, should not be disregarded.&lt;br/&gt;&lt;br/&gt;</text:p>
          </table:table-cell>
          <table:table-cell office:value-type="float" office:value="20">
            <text:p>20</text:p>
          </table:table-cell>
          <table:table-cell office:value-type="float" office:value="0">
            <text:p>0</text:p>
          </table:table-cell>
          <table:table-cell office:value-type="float" office:value="100">
            <text:p>100</text:p>
          </table:table-cell>
          <table:table-cell office:value-type="float" office:value="2">
            <text:p>2</text:p>
          </table:table-cell>
          <table:table-cell office:value-type="string">
            <text:p>Constitution</text:p>
          </table:table-cell>
          <table:table-cell office:value-type="string">
            <text:p>http://en.wikipedia.org/wiki/Constitution</text:p>
          </table:table-cell>
          <table:table-cell office:value-type="string">
            <text:p>Constitution</text:p>
          </table:table-cell>
          <table:table-cell office:value-type="string">
            <text:p>http://en.wikipedia.org/wiki/Constitution</text:p>
          </table:table-cell>
          <table:table-cell table:style-name="Default" office:value-type="string">
            <text:p>NO</text:p>
          </table:table-cell>
          <table:table-cell office:value-type="float" office:value="1">
            <text:p>1</text:p>
          </table:table-cell>
          <table:table-cell table:number-columns-repeated="3"/>
          <table:table-cell table:formula="of:=CONCATENATE(TEXT([.$AD581];&quot;#&quot;);&quot;,&quot;;TEXT([.$AF581];&quot;#&quot;);&quot;,&quot;;TEXT([.$AM581];&quot;#&quot;))" office:value-type="string" office:string-value="20,100,1">
            <text:p>20,100,1</text:p>
          </table:table-cell>
        </table:table-row>
        <table:table-row table:style-name="ro1">
          <table:table-cell office:value-type="string">
            <text:p>2UQXMB3Q39Z0QFIYVGK4MVSTWJJTI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4 GMT 2012</text:p>
          </table:table-cell>
          <table:table-cell table:number-columns-repeated="2"/>
          <table:table-cell office:value-type="string">
            <text:p>25B8EBDPGFL6ALD16JINLWIO0JH2H5</text:p>
          </table:table-cell>
          <table:table-cell office:value-type="string">
            <text:p>A3F7S6S96ZG4LQ</text:p>
          </table:table-cell>
          <table:table-cell office:value-type="string">
            <text:p>Approved</text:p>
          </table:table-cell>
          <table:table-cell office:value-type="string">
            <text:p>Fri Aug 31 06:43:06 GMT 2012</text:p>
          </table:table-cell>
          <table:table-cell office:value-type="string">
            <text:p>Fri Aug 31 06:43:25 GMT 2012</text:p>
          </table:table-cell>
          <table:table-cell office:value-type="string">
            <text:p>Fri Sep 07 06:43:25 GMT 2012</text:p>
          </table:table-cell>
          <table:table-cell office:value-type="string">
            <text:p>2012/09/07 06:44:18 +0000</text:p>
          </table:table-cell>
          <table:table-cell table:number-columns-repeated="2"/>
          <table:table-cell office:value-type="float" office:value="19">
            <text:p>19</text:p>
          </table:table-cell>
          <table:table-cell table:number-columns-repeated="2" office:value-type="string">
            <text:p>100% (9/9)</text:p>
          </table:table-cell>
          <table:table-cell office:value-type="string">
            <text:p>0% (0/0)</text:p>
          </table:table-cell>
          <table:table-cell office:value-type="string">
            <text:p>James_K._Polk_4:21.txt</text:p>
          </table:table-cell>
          <table:table-cell office:value-type="string">
            <text:p>Our gallant forces in the Mexican war, by whose patriotism and unparalleled deeds of arms we obtained these possessions as an indemnity for our just demands against Mexico, were composed of citizens who belonged to no one State or section of our Union. They were men from slaveholding and nonslaveholding States, from the North and the South, from the East and the West. They were all companions in arms and fellow-citizens of the same common country, engaged in the same common cause. When prosecuting that war they were brethren and friends, and shared alike with each other common toils, dangers, and sufferings. Now, when their work is ended, when peace is restored, and they return again to their homes, put off the habiliments of war, take their places in society, and resume their pursuits in civil life, surely a spirit of harmony and concession and of equal regard for the rights of all and of all sections of the Union ought to prevail in providing governments for the acquired territories--the fruits of their common service. The whole people of the United States, and of every State, contributed to defray the expenses of that war, and it would not be just for any one section to exclude another from all participation in the acquired territory. This would not be in consonance with the just system of government which the framers of the Constitution adopted.&lt;br/&gt;&lt;br/&gt;The question is believed to be rather abstract than practical whether slavery ever can or would exist in any portion of the acquired territory even if it were left to the option of the slaveholding States themselves. From the nature of the climate and productions in much the larger portion of it it is certain it could never exist, and in the remainder the probabilities are it would not. But however this may be, the question, involving, as it does, a principle of equality of rights of the separate and several States as equal copartners in the Confederacy, should not be disregarded.&lt;br/&gt;&lt;br/&gt;</text:p>
          </table:table-cell>
          <table:table-cell office:value-type="float" office:value="20">
            <text:p>20</text:p>
          </table:table-cell>
          <table:table-cell office:value-type="float" office:value="0">
            <text:p>0</text:p>
          </table:table-cell>
          <table:table-cell office:value-type="float" office:value="100">
            <text:p>100</text:p>
          </table:table-cell>
          <table:table-cell office:value-type="float" office:value="2">
            <text:p>2</text:p>
          </table:table-cell>
          <table:table-cell office:value-type="string">
            <text:p>Constitution</text:p>
          </table:table-cell>
          <table:table-cell office:value-type="string">
            <text:p>http://en.wikipedia.org/wiki/Constitution</text:p>
          </table:table-cell>
          <table:table-cell office:value-type="string">
            <text:p>Constitution</text:p>
          </table:table-cell>
          <table:table-cell office:value-type="string">
            <text:p>http://en.wikipedia.org/wiki/Constitution</text:p>
          </table:table-cell>
          <table:table-cell table:style-name="Default"/>
          <table:table-cell office:value-type="float" office:value="1">
            <text:p>1</text:p>
          </table:table-cell>
          <table:table-cell table:number-columns-repeated="3"/>
          <table:table-cell table:formula="of:=CONCATENATE(TEXT([.$AD582];&quot;#&quot;);&quot;,&quot;;TEXT([.$AF582];&quot;#&quot;);&quot;,&quot;;TEXT([.$AM582];&quot;#&quot;))" office:value-type="string" office:string-value="20,100,1">
            <text:p>20,100,1</text:p>
          </table:table-cell>
        </table:table-row>
        <table:table-row table:style-name="ro1">
          <table:table-cell office:value-type="string">
            <text:p>2UQXMB3Q39Z0QFIYVGK4MVSTWJJTIB</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4 GMT 2012</text:p>
          </table:table-cell>
          <table:table-cell table:number-columns-repeated="2"/>
          <table:table-cell office:value-type="string">
            <text:p>2T0EBDPGFL6VRYK4G1ED4IOV6AB3IP</text:p>
          </table:table-cell>
          <table:table-cell office:value-type="string">
            <text:p>A31ALYJKPKD09W</text:p>
          </table:table-cell>
          <table:table-cell office:value-type="string">
            <text:p>Approved</text:p>
          </table:table-cell>
          <table:table-cell office:value-type="string">
            <text:p>Fri Aug 31 00:11:10 GMT 2012</text:p>
          </table:table-cell>
          <table:table-cell office:value-type="string">
            <text:p>Fri Aug 31 00:11:21 GMT 2012</text:p>
          </table:table-cell>
          <table:table-cell office:value-type="string">
            <text:p>Fri Sep 07 00:11:21 GMT 2012</text:p>
          </table:table-cell>
          <table:table-cell office:value-type="string">
            <text:p>2012/09/07 00:14:17 +0000</text:p>
          </table:table-cell>
          <table:table-cell table:number-columns-repeated="2"/>
          <table:table-cell office:value-type="float" office:value="11">
            <text:p>11</text:p>
          </table:table-cell>
          <table:table-cell office:value-type="string">
            <text:p>100% (294/295)</text:p>
          </table:table-cell>
          <table:table-cell office:value-type="string">
            <text:p>100% (62/62)</text:p>
          </table:table-cell>
          <table:table-cell office:value-type="string">
            <text:p>0% (0/0)</text:p>
          </table:table-cell>
          <table:table-cell office:value-type="string">
            <text:p>James_K._Polk_4:21.txt</text:p>
          </table:table-cell>
          <table:table-cell office:value-type="string">
            <text:p>Our gallant forces in the Mexican war, by whose patriotism and unparalleled deeds of arms we obtained these possessions as an indemnity for our just demands against Mexico, were composed of citizens who belonged to no one State or section of our Union. They were men from slaveholding and nonslaveholding States, from the North and the South, from the East and the West. They were all companions in arms and fellow-citizens of the same common country, engaged in the same common cause. When prosecuting that war they were brethren and friends, and shared alike with each other common toils, dangers, and sufferings. Now, when their work is ended, when peace is restored, and they return again to their homes, put off the habiliments of war, take their places in society, and resume their pursuits in civil life, surely a spirit of harmony and concession and of equal regard for the rights of all and of all sections of the Union ought to prevail in providing governments for the acquired territories--the fruits of their common service. The whole people of the United States, and of every State, contributed to defray the expenses of that war, and it would not be just for any one section to exclude another from all participation in the acquired territory. This would not be in consonance with the just system of government which the framers of the Constitution adopted.&lt;br/&gt;&lt;br/&gt;The question is believed to be rather abstract than practical whether slavery ever can or would exist in any portion of the acquired territory even if it were left to the option of the slaveholding States themselves. From the nature of the climate and productions in much the larger portion of it it is certain it could never exist, and in the remainder the probabilities are it would not. But however this may be, the question, involving, as it does, a principle of equality of rights of the separate and several States as equal copartners in the Confederacy, should not be disregarded.&lt;br/&gt;&lt;br/&gt;</text:p>
          </table:table-cell>
          <table:table-cell office:value-type="float" office:value="20">
            <text:p>20</text:p>
          </table:table-cell>
          <table:table-cell office:value-type="float" office:value="0">
            <text:p>0</text:p>
          </table:table-cell>
          <table:table-cell office:value-type="float" office:value="100">
            <text:p>100</text:p>
          </table:table-cell>
          <table:table-cell office:value-type="float" office:value="2">
            <text:p>2</text:p>
          </table:table-cell>
          <table:table-cell office:value-type="string">
            <text:p>Constitution</text:p>
          </table:table-cell>
          <table:table-cell office:value-type="string">
            <text:p>http://en.wikipedia.org/wiki/Constitution</text:p>
          </table:table-cell>
          <table:table-cell office:value-type="string">
            <text:p>Constitution</text:p>
          </table:table-cell>
          <table:table-cell office:value-type="string">
            <text:p>http://en.wikipedia.org/wiki/Constitution</text:p>
          </table:table-cell>
          <table:table-cell table:style-name="Default"/>
          <table:table-cell office:value-type="float" office:value="1">
            <text:p>1</text:p>
          </table:table-cell>
          <table:table-cell table:number-columns-repeated="3"/>
          <table:table-cell table:formula="of:=CONCATENATE(TEXT([.$AD583];&quot;#&quot;);&quot;,&quot;;TEXT([.$AF583];&quot;#&quot;);&quot;,&quot;;TEXT([.$AM583];&quot;#&quot;))" office:value-type="string" office:string-value="20,100,1">
            <text:p>20,100,1</text:p>
          </table:table-cell>
        </table:table-row>
        <table:table-row table:style-name="ro1">
          <table:table-cell office:value-type="string">
            <text:p>2NFBAT2D5NQY2E38XAAGDTYMO4V73D</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4 GMT 2012</text:p>
          </table:table-cell>
          <table:table-cell table:number-columns-repeated="2"/>
          <table:table-cell office:value-type="string">
            <text:p>25GK5UFJ51Y75NC4M8HS9CSTR568BY</text:p>
          </table:table-cell>
          <table:table-cell office:value-type="string">
            <text:p>A2L1D7QH3STFCH</text:p>
          </table:table-cell>
          <table:table-cell office:value-type="string">
            <text:p>Approved</text:p>
          </table:table-cell>
          <table:table-cell office:value-type="string">
            <text:p>Thu Aug 30 18:42:44 GMT 2012</text:p>
          </table:table-cell>
          <table:table-cell office:value-type="string">
            <text:p>Thu Aug 30 18:43:35 GMT 2012</text:p>
          </table:table-cell>
          <table:table-cell office:value-type="string">
            <text:p>Thu Sep 06 18:43:35 GMT 2012</text:p>
          </table:table-cell>
          <table:table-cell office:value-type="string">
            <text:p>2012/09/06 18:44:17 +0000</text:p>
          </table:table-cell>
          <table:table-cell table:number-columns-repeated="2"/>
          <table:table-cell office:value-type="float" office:value="51">
            <text:p>51</text:p>
          </table:table-cell>
          <table:table-cell table:number-columns-repeated="2" office:value-type="string">
            <text:p>100% (10/10)</text:p>
          </table:table-cell>
          <table:table-cell office:value-type="string">
            <text:p>0% (0/0)</text:p>
          </table:table-cell>
          <table:table-cell office:value-type="string">
            <text:p>William_McKinley_2:0.txt</text:p>
          </table:table-cell>
          <table:table-cell office:value-type="string">
            <text:p>To the Senate and House of Representatives:&lt;br/&gt;&lt;br/&gt;Notwithstanding the added burdens rendered necessary by the war, our people rejoice in a very satisfactory and steadily increasing degree of prosperity, evidenced by the largest volume of business ever recorded. Manufacture has been productive, agricultural pursuits have yielded abundant returns, labor in all fields of industry is better rewarded, revenue legislation passed by the present Congress has increased the Treasury's receipts to the amount estimated by its authors, the finances of the Government have been successfully administered and its credit advanced to the first rank, while its currency has been maintained at the world's highest standard. Military service under a common flag and for a righteous cause has strengthened the national spirit and served to cement more closely than ever the fraternal bonds between every section of the country.&lt;br/&gt;&lt;br/&gt;</text:p>
          </table:table-cell>
          <table:table-cell office:value-type="float" office:value="100">
            <text:p>100</text:p>
          </table:table-cell>
          <table:table-cell office:value-type="float" office:value="2">
            <text:p>2</text:p>
          </table:table-cell>
          <table:table-cell office:value-type="float" office:value="20">
            <text:p>20</text:p>
          </table:table-cell>
          <table:table-cell office:value-type="float" office:value="0">
            <text:p>0</text:p>
          </table:table-cell>
          <table:table-cell office:value-type="string">
            <text:p>Meles Zenawi</text:p>
          </table:table-cell>
          <table:table-cell office:value-type="string">
            <text:p>http://en.wikipedia.org/wiki/Meles_Zenawi</text:p>
          </table:table-cell>
          <table:table-cell office:value-type="string">
            <text:p>Foreign</text:p>
          </table:table-cell>
          <table:table-cell office:value-type="string">
            <text:p>http://en.wikipedia.org/wiki/Foreign</text:p>
          </table:table-cell>
          <table:table-cell table:style-name="Default"/>
          <table:table-cell office:value-type="float" office:value="1">
            <text:p>1</text:p>
          </table:table-cell>
          <table:table-cell table:number-columns-repeated="3"/>
          <table:table-cell table:formula="of:=CONCATENATE(TEXT([.$AD584];&quot;#&quot;);&quot;,&quot;;TEXT([.$AF584];&quot;#&quot;);&quot;,&quot;;TEXT([.$AM584];&quot;#&quot;))" office:value-type="string" office:string-value="100,20,1">
            <text:p>100,20,1</text:p>
          </table:table-cell>
        </table:table-row>
        <table:table-row table:style-name="ro1">
          <table:table-cell office:value-type="string">
            <text:p>2NFBAT2D5NQY2E38XAAGDTYMO4V73D</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4 GMT 2012</text:p>
          </table:table-cell>
          <table:table-cell table:number-columns-repeated="2"/>
          <table:table-cell office:value-type="string">
            <text:p>27EB3Q39Z0B692CB0E5V0TVRPXIVKC</text:p>
          </table:table-cell>
          <table:table-cell office:value-type="string">
            <text:p>A2KUZAGNUPR16W</text:p>
          </table:table-cell>
          <table:table-cell office:value-type="string">
            <text:p>Approved</text:p>
          </table:table-cell>
          <table:table-cell office:value-type="string">
            <text:p>Thu Aug 30 19:39:58 GMT 2012</text:p>
          </table:table-cell>
          <table:table-cell office:value-type="string">
            <text:p>Thu Aug 30 19:41:07 GMT 2012</text:p>
          </table:table-cell>
          <table:table-cell office:value-type="string">
            <text:p>Thu Sep 06 19:41:07 GMT 2012</text:p>
          </table:table-cell>
          <table:table-cell office:value-type="string">
            <text:p>2012/09/06 19:44:13 +0000</text:p>
          </table:table-cell>
          <table:table-cell table:number-columns-repeated="2"/>
          <table:table-cell office:value-type="float" office:value="69">
            <text:p>69</text:p>
          </table:table-cell>
          <table:table-cell table:number-columns-repeated="2" office:value-type="string">
            <text:p>100% (11/11)</text:p>
          </table:table-cell>
          <table:table-cell office:value-type="string">
            <text:p>0% (0/0)</text:p>
          </table:table-cell>
          <table:table-cell office:value-type="string">
            <text:p>William_McKinley_2:0.txt</text:p>
          </table:table-cell>
          <table:table-cell office:value-type="string">
            <text:p>To the Senate and House of Representatives:&lt;br/&gt;&lt;br/&gt;Notwithstanding the added burdens rendered necessary by the war, our people rejoice in a very satisfactory and steadily increasing degree of prosperity, evidenced by the largest volume of business ever recorded. Manufacture has been productive, agricultural pursuits have yielded abundant returns, labor in all fields of industry is better rewarded, revenue legislation passed by the present Congress has increased the Treasury's receipts to the amount estimated by its authors, the finances of the Government have been successfully administered and its credit advanced to the first rank, while its currency has been maintained at the world's highest standard. Military service under a common flag and for a righteous cause has strengthened the national spirit and served to cement more closely than ever the fraternal bonds between every section of the country.&lt;br/&gt;&lt;br/&gt;</text:p>
          </table:table-cell>
          <table:table-cell office:value-type="float" office:value="100">
            <text:p>100</text:p>
          </table:table-cell>
          <table:table-cell office:value-type="float" office:value="2">
            <text:p>2</text:p>
          </table:table-cell>
          <table:table-cell office:value-type="float" office:value="20">
            <text:p>20</text:p>
          </table:table-cell>
          <table:table-cell office:value-type="float" office:value="0">
            <text:p>0</text:p>
          </table:table-cell>
          <table:table-cell office:value-type="string">
            <text:p>Meles Zenawi</text:p>
          </table:table-cell>
          <table:table-cell office:value-type="string">
            <text:p>http://en.wikipedia.org/wiki/Meles_Zenawi</text:p>
          </table:table-cell>
          <table:table-cell office:value-type="string">
            <text:p>Foreign</text:p>
          </table:table-cell>
          <table:table-cell office:value-type="string">
            <text:p>http://en.wikipedia.org/wiki/Foreign</text:p>
          </table:table-cell>
          <table:table-cell table:style-name="Default"/>
          <table:table-cell office:value-type="float" office:value="1">
            <text:p>1</text:p>
          </table:table-cell>
          <table:table-cell table:number-columns-repeated="3"/>
          <table:table-cell table:formula="of:=CONCATENATE(TEXT([.$AD585];&quot;#&quot;);&quot;,&quot;;TEXT([.$AF585];&quot;#&quot;);&quot;,&quot;;TEXT([.$AM585];&quot;#&quot;))" office:value-type="string" office:string-value="100,20,1">
            <text:p>100,20,1</text:p>
          </table:table-cell>
        </table:table-row>
        <table:table-row table:style-name="ro1">
          <table:table-cell office:value-type="string">
            <text:p>2NFBAT2D5NQY2E38XAAGDTYMO4V73D</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4 GMT 2012</text:p>
          </table:table-cell>
          <table:table-cell table:number-columns-repeated="2"/>
          <table:table-cell office:value-type="string">
            <text:p>2Z0JVCNHMVHVZL758BB2F4J7E1K024</text:p>
          </table:table-cell>
          <table:table-cell office:value-type="string">
            <text:p>A30SN6C7YX0OIP</text:p>
          </table:table-cell>
          <table:table-cell office:value-type="string">
            <text:p>Approved</text:p>
          </table:table-cell>
          <table:table-cell office:value-type="string">
            <text:p>Thu Aug 30 19:32:03 GMT 2012</text:p>
          </table:table-cell>
          <table:table-cell office:value-type="string">
            <text:p>Thu Aug 30 19:32:10 GMT 2012</text:p>
          </table:table-cell>
          <table:table-cell office:value-type="string">
            <text:p>Thu Sep 06 19:32:10 GMT 2012</text:p>
          </table:table-cell>
          <table:table-cell office:value-type="string">
            <text:p>2012/09/06 19:34:18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William_McKinley_2:0.txt</text:p>
          </table:table-cell>
          <table:table-cell office:value-type="string">
            <text:p>To the Senate and House of Representatives:&lt;br/&gt;&lt;br/&gt;Notwithstanding the added burdens rendered necessary by the war, our people rejoice in a very satisfactory and steadily increasing degree of prosperity, evidenced by the largest volume of business ever recorded. Manufacture has been productive, agricultural pursuits have yielded abundant returns, labor in all fields of industry is better rewarded, revenue legislation passed by the present Congress has increased the Treasury's receipts to the amount estimated by its authors, the finances of the Government have been successfully administered and its credit advanced to the first rank, while its currency has been maintained at the world's highest standard. Military service under a common flag and for a righteous cause has strengthened the national spirit and served to cement more closely than ever the fraternal bonds between every section of the country.&lt;br/&gt;&lt;br/&gt;</text:p>
          </table:table-cell>
          <table:table-cell office:value-type="float" office:value="100">
            <text:p>100</text:p>
          </table:table-cell>
          <table:table-cell office:value-type="float" office:value="2">
            <text:p>2</text:p>
          </table:table-cell>
          <table:table-cell office:value-type="float" office:value="20">
            <text:p>20</text:p>
          </table:table-cell>
          <table:table-cell office:value-type="float" office:value="0">
            <text:p>0</text:p>
          </table:table-cell>
          <table:table-cell office:value-type="string">
            <text:p>Meles Zenawi</text:p>
          </table:table-cell>
          <table:table-cell office:value-type="string">
            <text:p>http://en.wikipedia.org/wiki/Meles_Zenawi</text:p>
          </table:table-cell>
          <table:table-cell office:value-type="string">
            <text:p>Foreign</text:p>
          </table:table-cell>
          <table:table-cell office:value-type="string">
            <text:p>http://en.wikipedia.org/wiki/Foreign</text:p>
          </table:table-cell>
          <table:table-cell table:style-name="Default" office:value-type="string">
            <text:p>NO</text:p>
          </table:table-cell>
          <table:table-cell office:value-type="float" office:value="1">
            <text:p>1</text:p>
          </table:table-cell>
          <table:table-cell table:number-columns-repeated="3"/>
          <table:table-cell table:formula="of:=CONCATENATE(TEXT([.$AD586];&quot;#&quot;);&quot;,&quot;;TEXT([.$AF586];&quot;#&quot;);&quot;,&quot;;TEXT([.$AM586];&quot;#&quot;))" office:value-type="string" office:string-value="100,20,1">
            <text:p>100,20,1</text:p>
          </table:table-cell>
        </table:table-row>
        <table:table-row table:style-name="ro1">
          <table:table-cell office:value-type="string">
            <text:p>2YQ8MQU6L5OBAL66Y7O4IIJF88TWD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4 GMT 2012</text:p>
          </table:table-cell>
          <table:table-cell table:number-columns-repeated="2"/>
          <table:table-cell office:value-type="string">
            <text:p>2BPERSQV66RL4Q6YARMWIVKIBJH3B4</text:p>
          </table:table-cell>
          <table:table-cell office:value-type="string">
            <text:p>A30SN6C7YX0OIP</text:p>
          </table:table-cell>
          <table:table-cell office:value-type="string">
            <text:p>Approved</text:p>
          </table:table-cell>
          <table:table-cell office:value-type="string">
            <text:p>Thu Aug 30 19:37:25 GMT 2012</text:p>
          </table:table-cell>
          <table:table-cell office:value-type="string">
            <text:p>Thu Aug 30 19:37:32 GMT 2012</text:p>
          </table:table-cell>
          <table:table-cell office:value-type="string">
            <text:p>Thu Sep 06 19:37:32 GMT 2012</text:p>
          </table:table-cell>
          <table:table-cell office:value-type="string">
            <text:p>2012/09/06 19:39:16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Dwight_D._Eisenhower_1:51.txt</text:p>
          </table:table-cell>
          <table:table-cell office:value-type="string">
            <text:p>There is more involved here than realigning the wheels and smoothing the gears of administrative machinery. The Congress rightfully-expects the Executive to take the initiative in discovering and removing outmoded functions and eliminating duplication.&lt;br/&gt;&lt;br/&gt;One agency, for example, whose head has promised early and vigorous action to provide greater efficiency is the Post Office. One of the oldest institutions of our Federal Government, its service should be of the best. Its employees should merit and receive the high regard and esteem of the citizens of the Nation. There are today in some areas of the postal service, both waste and incompetence to be corrected. With the cooperation of the Congress, and taking advantage of its accumulated experience in postal affairs, the Postmaster General will institute a program directed at improving service while at the same time reducing costs and decreasing deficits.&lt;br/&gt;&lt;br/&gt;</text:p>
          </table:table-cell>
          <table:table-cell office:value-type="float" office:value="10">
            <text:p>10</text:p>
          </table:table-cell>
          <table:table-cell office:value-type="float" office:value="4">
            <text:p>4</text:p>
          </table:table-cell>
          <table:table-cell office:value-type="float" office:value="200">
            <text:p>200</text:p>
          </table:table-cell>
          <table:table-cell office:value-type="float" office:value="0">
            <text:p>0</text:p>
          </table:table-cell>
          <table:table-cell office:value-type="string">
            <text:p>Dismissal of U.S. attorneys controversy</text:p>
          </table:table-cell>
          <table:table-cell office:value-type="string">
            <text:p>http://en.wikipedia.org/wiki/Dismissal_of_U.S._attorneys_controversy</text:p>
          </table:table-cell>
          <table:table-cell office:value-type="string">
            <text:p>EGovernment in Europe</text:p>
          </table:table-cell>
          <table:table-cell office:value-type="string">
            <text:p>http://en.wikipedia.org/wiki/EGovernment_in_Europe</text:p>
          </table:table-cell>
          <table:table-cell table:style-name="Default" office:value-type="string">
            <text:p>NO</text:p>
          </table:table-cell>
          <table:table-cell office:value-type="float" office:value="2">
            <text:p>2</text:p>
          </table:table-cell>
          <table:table-cell table:number-columns-repeated="3"/>
          <table:table-cell table:formula="of:=CONCATENATE(TEXT([.$AD587];&quot;#&quot;);&quot;,&quot;;TEXT([.$AF587];&quot;#&quot;);&quot;,&quot;;TEXT([.$AM587];&quot;#&quot;))" office:value-type="string" office:string-value="10,200,2">
            <text:p>10,200,2</text:p>
          </table:table-cell>
        </table:table-row>
        <table:table-row table:style-name="ro1">
          <table:table-cell office:value-type="string">
            <text:p>2YQ8MQU6L5OBAL66Y7O4IIJF88TWD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4 GMT 2012</text:p>
          </table:table-cell>
          <table:table-cell table:number-columns-repeated="2"/>
          <table:table-cell office:value-type="string">
            <text:p>2CZ4J79KQW61NWSB176CL45XHVIIKY</text:p>
          </table:table-cell>
          <table:table-cell office:value-type="string">
            <text:p>A997OZ3H2B3Q2</text:p>
          </table:table-cell>
          <table:table-cell office:value-type="string">
            <text:p>Approved</text:p>
          </table:table-cell>
          <table:table-cell office:value-type="string">
            <text:p>Thu Aug 30 18:38:15 GMT 2012</text:p>
          </table:table-cell>
          <table:table-cell office:value-type="string">
            <text:p>Thu Aug 30 18:38:44 GMT 2012</text:p>
          </table:table-cell>
          <table:table-cell office:value-type="string">
            <text:p>Thu Sep 06 18:38:44 GMT 2012</text:p>
          </table:table-cell>
          <table:table-cell office:value-type="string">
            <text:p>2012/09/06 18:39:20 +0000</text:p>
          </table:table-cell>
          <table:table-cell table:number-columns-repeated="2"/>
          <table:table-cell office:value-type="float" office:value="29">
            <text:p>29</text:p>
          </table:table-cell>
          <table:table-cell table:number-columns-repeated="2" office:value-type="string">
            <text:p>100% (93/93)</text:p>
          </table:table-cell>
          <table:table-cell office:value-type="string">
            <text:p>0% (0/0)</text:p>
          </table:table-cell>
          <table:table-cell office:value-type="string">
            <text:p>Dwight_D._Eisenhower_1:51.txt</text:p>
          </table:table-cell>
          <table:table-cell office:value-type="string">
            <text:p>There is more involved here than realigning the wheels and smoothing the gears of administrative machinery. The Congress rightfully-expects the Executive to take the initiative in discovering and removing outmoded functions and eliminating duplication.&lt;br/&gt;&lt;br/&gt;One agency, for example, whose head has promised early and vigorous action to provide greater efficiency is the Post Office. One of the oldest institutions of our Federal Government, its service should be of the best. Its employees should merit and receive the high regard and esteem of the citizens of the Nation. There are today in some areas of the postal service, both waste and incompetence to be corrected. With the cooperation of the Congress, and taking advantage of its accumulated experience in postal affairs, the Postmaster General will institute a program directed at improving service while at the same time reducing costs and decreasing deficits.&lt;br/&gt;&lt;br/&gt;</text:p>
          </table:table-cell>
          <table:table-cell office:value-type="float" office:value="10">
            <text:p>10</text:p>
          </table:table-cell>
          <table:table-cell office:value-type="float" office:value="4">
            <text:p>4</text:p>
          </table:table-cell>
          <table:table-cell office:value-type="float" office:value="200">
            <text:p>200</text:p>
          </table:table-cell>
          <table:table-cell office:value-type="float" office:value="0">
            <text:p>0</text:p>
          </table:table-cell>
          <table:table-cell office:value-type="string">
            <text:p>Dismissal of U.S. attorneys controversy</text:p>
          </table:table-cell>
          <table:table-cell office:value-type="string">
            <text:p>http://en.wikipedia.org/wiki/Dismissal_of_U.S._attorneys_controversy</text:p>
          </table:table-cell>
          <table:table-cell office:value-type="string">
            <text:p>EGovernment in Europe</text:p>
          </table:table-cell>
          <table:table-cell office:value-type="string">
            <text:p>http://en.wikipedia.org/wiki/EGovernment_in_Europe</text:p>
          </table:table-cell>
          <table:table-cell table:style-name="Default"/>
          <table:table-cell office:value-type="float" office:value="2">
            <text:p>2</text:p>
          </table:table-cell>
          <table:table-cell table:number-columns-repeated="3"/>
          <table:table-cell table:formula="of:=CONCATENATE(TEXT([.$AD588];&quot;#&quot;);&quot;,&quot;;TEXT([.$AF588];&quot;#&quot;);&quot;,&quot;;TEXT([.$AM588];&quot;#&quot;))" office:value-type="string" office:string-value="10,200,2">
            <text:p>10,200,2</text:p>
          </table:table-cell>
        </table:table-row>
        <table:table-row table:style-name="ro1">
          <table:table-cell office:value-type="string">
            <text:p>2YQ8MQU6L5OBAL66Y7O4IIJF88TWD2</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4 GMT 2012</text:p>
          </table:table-cell>
          <table:table-cell table:number-columns-repeated="2"/>
          <table:table-cell office:value-type="string">
            <text:p>2PSOHOVR14IXZXQQGC8EKWA62KS67R</text:p>
          </table:table-cell>
          <table:table-cell office:value-type="string">
            <text:p>A2KUZAGNUPR16W</text:p>
          </table:table-cell>
          <table:table-cell office:value-type="string">
            <text:p>Approved</text:p>
          </table:table-cell>
          <table:table-cell office:value-type="string">
            <text:p>Thu Aug 30 19:41:56 GMT 2012</text:p>
          </table:table-cell>
          <table:table-cell office:value-type="string">
            <text:p>Thu Aug 30 19:44:18 GMT 2012</text:p>
          </table:table-cell>
          <table:table-cell office:value-type="string">
            <text:p>Thu Sep 06 19:44:18 GMT 2012</text:p>
          </table:table-cell>
          <table:table-cell office:value-type="string">
            <text:p>2012/09/06 19:49:16 +0000</text:p>
          </table:table-cell>
          <table:table-cell table:number-columns-repeated="2"/>
          <table:table-cell office:value-type="float" office:value="142">
            <text:p>142</text:p>
          </table:table-cell>
          <table:table-cell table:number-columns-repeated="2" office:value-type="string">
            <text:p>100% (11/11)</text:p>
          </table:table-cell>
          <table:table-cell office:value-type="string">
            <text:p>0% (0/0)</text:p>
          </table:table-cell>
          <table:table-cell office:value-type="string">
            <text:p>Dwight_D._Eisenhower_1:51.txt</text:p>
          </table:table-cell>
          <table:table-cell office:value-type="string">
            <text:p>There is more involved here than realigning the wheels and smoothing the gears of administrative machinery. The Congress rightfully-expects the Executive to take the initiative in discovering and removing outmoded functions and eliminating duplication.&lt;br/&gt;&lt;br/&gt;One agency, for example, whose head has promised early and vigorous action to provide greater efficiency is the Post Office. One of the oldest institutions of our Federal Government, its service should be of the best. Its employees should merit and receive the high regard and esteem of the citizens of the Nation. There are today in some areas of the postal service, both waste and incompetence to be corrected. With the cooperation of the Congress, and taking advantage of its accumulated experience in postal affairs, the Postmaster General will institute a program directed at improving service while at the same time reducing costs and decreasing deficits.&lt;br/&gt;&lt;br/&gt;</text:p>
          </table:table-cell>
          <table:table-cell office:value-type="float" office:value="10">
            <text:p>10</text:p>
          </table:table-cell>
          <table:table-cell office:value-type="float" office:value="4">
            <text:p>4</text:p>
          </table:table-cell>
          <table:table-cell office:value-type="float" office:value="200">
            <text:p>200</text:p>
          </table:table-cell>
          <table:table-cell office:value-type="float" office:value="0">
            <text:p>0</text:p>
          </table:table-cell>
          <table:table-cell office:value-type="string">
            <text:p>Dismissal of U.S. attorneys controversy</text:p>
          </table:table-cell>
          <table:table-cell office:value-type="string">
            <text:p>http://en.wikipedia.org/wiki/Dismissal_of_U.S._attorneys_controversy</text:p>
          </table:table-cell>
          <table:table-cell office:value-type="string">
            <text:p>EGovernment in Europe</text:p>
          </table:table-cell>
          <table:table-cell office:value-type="string">
            <text:p>http://en.wikipedia.org/wiki/EGovernment_in_Europe</text:p>
          </table:table-cell>
          <table:table-cell table:style-name="Default"/>
          <table:table-cell office:value-type="float" office:value="2">
            <text:p>2</text:p>
          </table:table-cell>
          <table:table-cell table:number-columns-repeated="3"/>
          <table:table-cell table:formula="of:=CONCATENATE(TEXT([.$AD589];&quot;#&quot;);&quot;,&quot;;TEXT([.$AF589];&quot;#&quot;);&quot;,&quot;;TEXT([.$AM589];&quot;#&quot;))" office:value-type="string" office:string-value="10,200,2">
            <text:p>10,200,2</text:p>
          </table:table-cell>
        </table:table-row>
        <table:table-row table:style-name="ro1">
          <table:table-cell office:value-type="string">
            <text:p>24ASCXKNQY2RRS8BA9MEBHR0LMHP07</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4 GMT 2012</text:p>
          </table:table-cell>
          <table:table-cell table:number-columns-repeated="2"/>
          <table:table-cell office:value-type="string">
            <text:p>20WJ3NAB6BFMUOC35SK11JFDLVMGTF</text:p>
          </table:table-cell>
          <table:table-cell office:value-type="string">
            <text:p>A30SN6C7YX0OIP</text:p>
          </table:table-cell>
          <table:table-cell office:value-type="string">
            <text:p>Approved</text:p>
          </table:table-cell>
          <table:table-cell office:value-type="string">
            <text:p>Thu Aug 30 19:43:40 GMT 2012</text:p>
          </table:table-cell>
          <table:table-cell office:value-type="string">
            <text:p>Thu Aug 30 19:43:48 GMT 2012</text:p>
          </table:table-cell>
          <table:table-cell office:value-type="string">
            <text:p>Thu Sep 06 19:43:48 GMT 2012</text:p>
          </table:table-cell>
          <table:table-cell office:value-type="string">
            <text:p>2012/09/06 19:44:15 +0000</text:p>
          </table:table-cell>
          <table:table-cell table:number-columns-repeated="2"/>
          <table:table-cell office:value-type="float" office:value="8">
            <text:p>8</text:p>
          </table:table-cell>
          <table:table-cell table:number-columns-repeated="2" office:value-type="string">
            <text:p>100% (173/173)</text:p>
          </table:table-cell>
          <table:table-cell office:value-type="string">
            <text:p>0% (0/0)</text:p>
          </table:table-cell>
          <table:table-cell office:value-type="string">
            <text:p>James_Buchanan_2:26.txt</text:p>
          </table:table-cell>
          <table:table-cell office:value-type="string">
            <text:p>Mexico has been in a state of constant revolution almost ever since it achieved its independence. One military leader after another has usurped the Government in rapid succession, and the various constitutions from time to time adopted have been set at naught almost as soon as they were proclaimed. The successive Governments have afforded no adequate protection, either to Mexican citizens or foreign residents, against lawless violence. Heretofore a seizure of the capital by a military chieftain has been generally followed by at least the nominal submission of the country to his rule for a brief period, but not so at the present crisis of Mexican affairs. A civil war has been raging for some time throughout the Republic between the central Government at the City of Mexico, which has endeavored to subvert the constitution last framed by military power, and those who maintain the authority of that constitution. The antagonist parties each hold possession of different States of the Republic, and the fortunes of the war are constantly changing. Meanwhile the most reprehensible means have been employed by both parties to extort money from foreigners, as well as natives, to carry on this ruinous contest. The truth is that this fine country, blessed with a productive soil and a benign climate, has been reduced by civil dissension to a condition of almost hopeless anarchy and imbecility. It would be vain for this Government to attempt to enforce payment in money of the claims of American citizens, now amounting to more than $10,000,000, against Mexico, because she is destitute of all pecuniary means to satisfy these demands.&lt;br/&gt;&lt;br/&gt;Our late minister was furnished with ample powers and instructions for the adjustment of all pending questions with the central Government of Mexico, and he performed his duty with zeal and ability. The claims of our citizens, some of them arising out of the violation of an express provision of the treaty of Guadalupe Hidalgo, and others from gross injuries to persons as well as property, have remained unredressed and even unnoticed. Remonstrances against these grievances have been addressed without effect to that Government. Meantime in various parts of the Republic instances have been numerous of the murder, imprisonment, and plunder of our citizens by different parties claiming and exercising a local jurisdiction; but the central Government, although repeatedly urged thereto, have made no effort either to punish the authors of these outrages or to prevent their recurrence. No American citizen can now visit Mexico on lawful business without imminent danger to his person and property. There is no adequate protection to either, and in this respect our treaty with that Republic is almost a dead letter.&lt;br/&gt;&lt;br/&gt;</text:p>
          </table:table-cell>
          <table:table-cell office:value-type="float" office:value="50">
            <text:p>50</text:p>
          </table:table-cell>
          <table:table-cell office:value-type="float" office:value="2">
            <text:p>2</text:p>
          </table:table-cell>
          <table:table-cell office:value-type="float" office:value="100">
            <text:p>100</text:p>
          </table:table-cell>
          <table:table-cell office:value-type="float" office:value="0">
            <text:p>0</text:p>
          </table:table-cell>
          <table:table-cell office:value-type="string">
            <text:p>Humanitarianism</text:p>
          </table:table-cell>
          <table:table-cell office:value-type="string">
            <text:p>http://en.wikipedia.org/wiki/Humanitarianism</text:p>
          </table:table-cell>
          <table:table-cell office:value-type="string">
            <text:p>Sandinista National Liberation Front</text:p>
          </table:table-cell>
          <table:table-cell office:value-type="string">
            <text:p>http://en.wikipedia.org/wiki/Sandinista_National_Liberation_Front</text:p>
          </table:table-cell>
          <table:table-cell table:style-name="Default" office:value-type="string">
            <text:p>NO</text:p>
          </table:table-cell>
          <table:table-cell office:value-type="float" office:value="1">
            <text:p>1</text:p>
          </table:table-cell>
          <table:table-cell table:number-columns-repeated="3"/>
          <table:table-cell table:formula="of:=CONCATENATE(TEXT([.$AD590];&quot;#&quot;);&quot;,&quot;;TEXT([.$AF590];&quot;#&quot;);&quot;,&quot;;TEXT([.$AM590];&quot;#&quot;))" office:value-type="string" office:string-value="50,100,1">
            <text:p>50,100,1</text:p>
          </table:table-cell>
        </table:table-row>
        <table:table-row table:style-name="ro1">
          <table:table-cell office:value-type="string">
            <text:p>24ASCXKNQY2RRS8BA9MEBHR0LMHP07</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4 GMT 2012</text:p>
          </table:table-cell>
          <table:table-cell table:number-columns-repeated="2"/>
          <table:table-cell office:value-type="string">
            <text:p>2BNP9746OQ1S2ZECXGY0D1QKH5G2ME</text:p>
          </table:table-cell>
          <table:table-cell office:value-type="string">
            <text:p>A3F7S6S96ZG4LQ</text:p>
          </table:table-cell>
          <table:table-cell office:value-type="string">
            <text:p>Approved</text:p>
          </table:table-cell>
          <table:table-cell office:value-type="string">
            <text:p>Fri Aug 31 06:44:53 GMT 2012</text:p>
          </table:table-cell>
          <table:table-cell office:value-type="string">
            <text:p>Fri Aug 31 06:45:14 GMT 2012</text:p>
          </table:table-cell>
          <table:table-cell office:value-type="string">
            <text:p>Fri Sep 07 06:45:14 GMT 2012</text:p>
          </table:table-cell>
          <table:table-cell office:value-type="string">
            <text:p>2012/09/07 06:49:16 +0000</text:p>
          </table:table-cell>
          <table:table-cell table:number-columns-repeated="2"/>
          <table:table-cell office:value-type="float" office:value="21">
            <text:p>21</text:p>
          </table:table-cell>
          <table:table-cell table:number-columns-repeated="2" office:value-type="string">
            <text:p>100% (9/9)</text:p>
          </table:table-cell>
          <table:table-cell office:value-type="string">
            <text:p>0% (0/0)</text:p>
          </table:table-cell>
          <table:table-cell office:value-type="string">
            <text:p>James_Buchanan_2:26.txt</text:p>
          </table:table-cell>
          <table:table-cell office:value-type="string">
            <text:p>Mexico has been in a state of constant revolution almost ever since it achieved its independence. One military leader after another has usurped the Government in rapid succession, and the various constitutions from time to time adopted have been set at naught almost as soon as they were proclaimed. The successive Governments have afforded no adequate protection, either to Mexican citizens or foreign residents, against lawless violence. Heretofore a seizure of the capital by a military chieftain has been generally followed by at least the nominal submission of the country to his rule for a brief period, but not so at the present crisis of Mexican affairs. A civil war has been raging for some time throughout the Republic between the central Government at the City of Mexico, which has endeavored to subvert the constitution last framed by military power, and those who maintain the authority of that constitution. The antagonist parties each hold possession of different States of the Republic, and the fortunes of the war are constantly changing. Meanwhile the most reprehensible means have been employed by both parties to extort money from foreigners, as well as natives, to carry on this ruinous contest. The truth is that this fine country, blessed with a productive soil and a benign climate, has been reduced by civil dissension to a condition of almost hopeless anarchy and imbecility. It would be vain for this Government to attempt to enforce payment in money of the claims of American citizens, now amounting to more than $10,000,000, against Mexico, because she is destitute of all pecuniary means to satisfy these demands.&lt;br/&gt;&lt;br/&gt;Our late minister was furnished with ample powers and instructions for the adjustment of all pending questions with the central Government of Mexico, and he performed his duty with zeal and ability. The claims of our citizens, some of them arising out of the violation of an express provision of the treaty of Guadalupe Hidalgo, and others from gross injuries to persons as well as property, have remained unredressed and even unnoticed. Remonstrances against these grievances have been addressed without effect to that Government. Meantime in various parts of the Republic instances have been numerous of the murder, imprisonment, and plunder of our citizens by different parties claiming and exercising a local jurisdiction; but the central Government, although repeatedly urged thereto, have made no effort either to punish the authors of these outrages or to prevent their recurrence. No American citizen can now visit Mexico on lawful business without imminent danger to his person and property. There is no adequate protection to either, and in this respect our treaty with that Republic is almost a dead letter.&lt;br/&gt;&lt;br/&gt;</text:p>
          </table:table-cell>
          <table:table-cell office:value-type="float" office:value="50">
            <text:p>50</text:p>
          </table:table-cell>
          <table:table-cell office:value-type="float" office:value="2">
            <text:p>2</text:p>
          </table:table-cell>
          <table:table-cell office:value-type="float" office:value="100">
            <text:p>100</text:p>
          </table:table-cell>
          <table:table-cell office:value-type="float" office:value="0">
            <text:p>0</text:p>
          </table:table-cell>
          <table:table-cell office:value-type="string">
            <text:p>Humanitarianism</text:p>
          </table:table-cell>
          <table:table-cell office:value-type="string">
            <text:p>http://en.wikipedia.org/wiki/Humanitarianism</text:p>
          </table:table-cell>
          <table:table-cell office:value-type="string">
            <text:p>Sandinista National Liberation Front</text:p>
          </table:table-cell>
          <table:table-cell office:value-type="string">
            <text:p>http://en.wikipedia.org/wiki/Sandinista_National_Liberation_Front</text:p>
          </table:table-cell>
          <table:table-cell table:style-name="Default"/>
          <table:table-cell office:value-type="float" office:value="2">
            <text:p>2</text:p>
          </table:table-cell>
          <table:table-cell table:number-columns-repeated="3"/>
          <table:table-cell table:formula="of:=CONCATENATE(TEXT([.$AD591];&quot;#&quot;);&quot;,&quot;;TEXT([.$AF591];&quot;#&quot;);&quot;,&quot;;TEXT([.$AM591];&quot;#&quot;))" office:value-type="string" office:string-value="50,100,2">
            <text:p>50,100,2</text:p>
          </table:table-cell>
        </table:table-row>
        <table:table-row table:style-name="ro1">
          <table:table-cell office:value-type="string">
            <text:p>24ASCXKNQY2RRS8BA9MEBHR0LMHP07</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4 GMT 2012</text:p>
          </table:table-cell>
          <table:table-cell table:number-columns-repeated="2"/>
          <table:table-cell office:value-type="string">
            <text:p>2UHFE4EGDHDMHE9DPJEZ46HE4OTAK4</text:p>
          </table:table-cell>
          <table:table-cell office:value-type="string">
            <text:p>A31ALYJKPKD09W</text:p>
          </table:table-cell>
          <table:table-cell office:value-type="string">
            <text:p>Approved</text:p>
          </table:table-cell>
          <table:table-cell office:value-type="string">
            <text:p>Fri Aug 31 00:28:57 GMT 2012</text:p>
          </table:table-cell>
          <table:table-cell office:value-type="string">
            <text:p>Fri Aug 31 00:29:08 GMT 2012</text:p>
          </table:table-cell>
          <table:table-cell office:value-type="string">
            <text:p>Fri Sep 07 00:29:08 GMT 2012</text:p>
          </table:table-cell>
          <table:table-cell office:value-type="string">
            <text:p>2012/09/07 00:29:15 +0000</text:p>
          </table:table-cell>
          <table:table-cell table:number-columns-repeated="2"/>
          <table:table-cell office:value-type="float" office:value="11">
            <text:p>11</text:p>
          </table:table-cell>
          <table:table-cell office:value-type="string">
            <text:p>100% (294/295)</text:p>
          </table:table-cell>
          <table:table-cell office:value-type="string">
            <text:p>100% (62/62)</text:p>
          </table:table-cell>
          <table:table-cell office:value-type="string">
            <text:p>0% (0/0)</text:p>
          </table:table-cell>
          <table:table-cell office:value-type="string">
            <text:p>James_Buchanan_2:26.txt</text:p>
          </table:table-cell>
          <table:table-cell office:value-type="string">
            <text:p>Mexico has been in a state of constant revolution almost ever since it achieved its independence. One military leader after another has usurped the Government in rapid succession, and the various constitutions from time to time adopted have been set at naught almost as soon as they were proclaimed. The successive Governments have afforded no adequate protection, either to Mexican citizens or foreign residents, against lawless violence. Heretofore a seizure of the capital by a military chieftain has been generally followed by at least the nominal submission of the country to his rule for a brief period, but not so at the present crisis of Mexican affairs. A civil war has been raging for some time throughout the Republic between the central Government at the City of Mexico, which has endeavored to subvert the constitution last framed by military power, and those who maintain the authority of that constitution. The antagonist parties each hold possession of different States of the Republic, and the fortunes of the war are constantly changing. Meanwhile the most reprehensible means have been employed by both parties to extort money from foreigners, as well as natives, to carry on this ruinous contest. The truth is that this fine country, blessed with a productive soil and a benign climate, has been reduced by civil dissension to a condition of almost hopeless anarchy and imbecility. It would be vain for this Government to attempt to enforce payment in money of the claims of American citizens, now amounting to more than $10,000,000, against Mexico, because she is destitute of all pecuniary means to satisfy these demands.&lt;br/&gt;&lt;br/&gt;Our late minister was furnished with ample powers and instructions for the adjustment of all pending questions with the central Government of Mexico, and he performed his duty with zeal and ability. The claims of our citizens, some of them arising out of the violation of an express provision of the treaty of Guadalupe Hidalgo, and others from gross injuries to persons as well as property, have remained unredressed and even unnoticed. Remonstrances against these grievances have been addressed without effect to that Government. Meantime in various parts of the Republic instances have been numerous of the murder, imprisonment, and plunder of our citizens by different parties claiming and exercising a local jurisdiction; but the central Government, although repeatedly urged thereto, have made no effort either to punish the authors of these outrages or to prevent their recurrence. No American citizen can now visit Mexico on lawful business without imminent danger to his person and property. There is no adequate protection to either, and in this respect our treaty with that Republic is almost a dead letter.&lt;br/&gt;&lt;br/&gt;</text:p>
          </table:table-cell>
          <table:table-cell office:value-type="float" office:value="50">
            <text:p>50</text:p>
          </table:table-cell>
          <table:table-cell office:value-type="float" office:value="2">
            <text:p>2</text:p>
          </table:table-cell>
          <table:table-cell office:value-type="float" office:value="100">
            <text:p>100</text:p>
          </table:table-cell>
          <table:table-cell office:value-type="float" office:value="0">
            <text:p>0</text:p>
          </table:table-cell>
          <table:table-cell office:value-type="string">
            <text:p>Humanitarianism</text:p>
          </table:table-cell>
          <table:table-cell office:value-type="string">
            <text:p>http://en.wikipedia.org/wiki/Humanitarianism</text:p>
          </table:table-cell>
          <table:table-cell office:value-type="string">
            <text:p>Sandinista National Liberation Front</text:p>
          </table:table-cell>
          <table:table-cell office:value-type="string">
            <text:p>http://en.wikipedia.org/wiki/Sandinista_National_Liberation_Front</text:p>
          </table:table-cell>
          <table:table-cell table:style-name="Default"/>
          <table:table-cell office:value-type="float" office:value="1">
            <text:p>1</text:p>
          </table:table-cell>
          <table:table-cell table:number-columns-repeated="3"/>
          <table:table-cell table:formula="of:=CONCATENATE(TEXT([.$AD592];&quot;#&quot;);&quot;,&quot;;TEXT([.$AF592];&quot;#&quot;);&quot;,&quot;;TEXT([.$AM592];&quot;#&quot;))" office:value-type="string" office:string-value="50,100,1">
            <text:p>50,100,1</text:p>
          </table:table-cell>
        </table:table-row>
        <table:table-row table:style-name="ro1">
          <table:table-cell office:value-type="string">
            <text:p>2JV21O3W5XH0YYDXPCBYMPLSQZ4BHA</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4 GMT 2012</text:p>
          </table:table-cell>
          <table:table-cell table:number-columns-repeated="2"/>
          <table:table-cell office:value-type="string">
            <text:p>2CZ4J79KQW61NWSB176CL45XHWYIKG</text:p>
          </table:table-cell>
          <table:table-cell office:value-type="string">
            <text:p>A31ALYJKPKD09W</text:p>
          </table:table-cell>
          <table:table-cell office:value-type="string">
            <text:p>Approved</text:p>
          </table:table-cell>
          <table:table-cell office:value-type="string">
            <text:p>Fri Aug 31 00:28:08 GMT 2012</text:p>
          </table:table-cell>
          <table:table-cell office:value-type="string">
            <text:p>Fri Aug 31 00:28:17 GMT 2012</text:p>
          </table:table-cell>
          <table:table-cell office:value-type="string">
            <text:p>Fri Sep 07 00:28:17 GMT 2012</text:p>
          </table:table-cell>
          <table:table-cell office:value-type="string">
            <text:p>2012/09/07 00:29:14 +0000</text:p>
          </table:table-cell>
          <table:table-cell table:number-columns-repeated="2"/>
          <table:table-cell office:value-type="float" office:value="9">
            <text:p>9</text:p>
          </table:table-cell>
          <table:table-cell office:value-type="string">
            <text:p>100% (294/295)</text:p>
          </table:table-cell>
          <table:table-cell office:value-type="string">
            <text:p>100% (62/62)</text:p>
          </table:table-cell>
          <table:table-cell office:value-type="string">
            <text:p>0% (0/0)</text:p>
          </table:table-cell>
          <table:table-cell office:value-type="string">
            <text:p>Andrew_Jackson_2:24.txt</text:p>
          </table:table-cell>
          <table:table-cell office:value-type="string">
            <text:p>Although the motives which have influenced me in this matter may be already sufficiently stated, I am, never the less, induced by its importance to add a few observations of a general character.&lt;br/&gt;&lt;br/&gt;In my objections to the bills authorizing subscriptions to the Maysville and Rockville road companies I expressed my views fully in regard to the power of Congress to construct roads and canals within a State of to appropriate money for improvements of a local character. I at the same time intimated me belief that the right to make appropriations for such as were of a national character had been so generally acted upon and so long acquiesced in by the Federal and State Governments and the constituents of each as to justify its exercise on the ground of continued and uninterrupted usage, but that it was, never the less, highly expedient that appropriations even of that character should, with the exception made at the time, be deferred until the national debt is paid, and that in the mean while some general rule for the action of the Government in that respect ought to be established.&lt;br/&gt;&lt;br/&gt;</text:p>
          </table:table-cell>
          <table:table-cell office:value-type="float" office:value="200">
            <text:p>200</text:p>
          </table:table-cell>
          <table:table-cell office:value-type="float" office:value="3">
            <text:p>3</text:p>
          </table:table-cell>
          <table:table-cell office:value-type="float" office:value="50">
            <text:p>50</text:p>
          </table:table-cell>
          <table:table-cell office:value-type="float" office:value="0">
            <text:p>0</text:p>
          </table:table-cell>
          <table:table-cell office:value-type="string">
            <text:p>Periyar E. V. Ramasamy</text:p>
          </table:table-cell>
          <table:table-cell office:value-type="string">
            <text:p>http://en.wikipedia.org/wiki/Periyar_E._V._Ramasamy</text:p>
          </table:table-cell>
          <table:table-cell office:value-type="string">
            <text:p>First Stadtholderless Period</text:p>
          </table:table-cell>
          <table:table-cell office:value-type="string">
            <text:p>http://en.wikipedia.org/wiki/First_Stadtholderless_Period</text:p>
          </table:table-cell>
          <table:table-cell table:style-name="Default"/>
          <table:table-cell office:value-type="float" office:value="2">
            <text:p>2</text:p>
          </table:table-cell>
          <table:table-cell table:number-columns-repeated="3"/>
          <table:table-cell table:formula="of:=CONCATENATE(TEXT([.$AD593];&quot;#&quot;);&quot;,&quot;;TEXT([.$AF593];&quot;#&quot;);&quot;,&quot;;TEXT([.$AM593];&quot;#&quot;))" office:value-type="string" office:string-value="200,50,2">
            <text:p>200,50,2</text:p>
          </table:table-cell>
        </table:table-row>
        <table:table-row table:style-name="ro1">
          <table:table-cell office:value-type="string">
            <text:p>2JV21O3W5XH0YYDXPCBYMPLSQZ4BHA</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4 GMT 2012</text:p>
          </table:table-cell>
          <table:table-cell table:number-columns-repeated="2"/>
          <table:table-cell office:value-type="string">
            <text:p>2GNCPWZ9RNDWXXJ6ZHJNBDTGZIWRC2</text:p>
          </table:table-cell>
          <table:table-cell office:value-type="string">
            <text:p>A1KQVLD5YN8X1C</text:p>
          </table:table-cell>
          <table:table-cell office:value-type="string">
            <text:p>Approved</text:p>
          </table:table-cell>
          <table:table-cell office:value-type="string">
            <text:p>Thu Aug 30 19:48:32 GMT 2012</text:p>
          </table:table-cell>
          <table:table-cell office:value-type="string">
            <text:p>Thu Aug 30 19:49:03 GMT 2012</text:p>
          </table:table-cell>
          <table:table-cell office:value-type="string">
            <text:p>Thu Sep 06 19:49:03 GMT 2012</text:p>
          </table:table-cell>
          <table:table-cell office:value-type="string">
            <text:p>2012/09/06 19:49:23 +0000</text:p>
          </table:table-cell>
          <table:table-cell table:number-columns-repeated="2"/>
          <table:table-cell office:value-type="float" office:value="31">
            <text:p>31</text:p>
          </table:table-cell>
          <table:table-cell table:number-columns-repeated="2" office:value-type="string">
            <text:p>100% (13/13)</text:p>
          </table:table-cell>
          <table:table-cell office:value-type="string">
            <text:p>0% (0/0)</text:p>
          </table:table-cell>
          <table:table-cell office:value-type="string">
            <text:p>Andrew_Jackson_2:24.txt</text:p>
          </table:table-cell>
          <table:table-cell office:value-type="string">
            <text:p>Although the motives which have influenced me in this matter may be already sufficiently stated, I am, never the less, induced by its importance to add a few observations of a general character.&lt;br/&gt;&lt;br/&gt;In my objections to the bills authorizing subscriptions to the Maysville and Rockville road companies I expressed my views fully in regard to the power of Congress to construct roads and canals within a State of to appropriate money for improvements of a local character. I at the same time intimated me belief that the right to make appropriations for such as were of a national character had been so generally acted upon and so long acquiesced in by the Federal and State Governments and the constituents of each as to justify its exercise on the ground of continued and uninterrupted usage, but that it was, never the less, highly expedient that appropriations even of that character should, with the exception made at the time, be deferred until the national debt is paid, and that in the mean while some general rule for the action of the Government in that respect ought to be established.&lt;br/&gt;&lt;br/&gt;</text:p>
          </table:table-cell>
          <table:table-cell office:value-type="float" office:value="200">
            <text:p>200</text:p>
          </table:table-cell>
          <table:table-cell office:value-type="float" office:value="3">
            <text:p>3</text:p>
          </table:table-cell>
          <table:table-cell office:value-type="float" office:value="50">
            <text:p>50</text:p>
          </table:table-cell>
          <table:table-cell office:value-type="float" office:value="0">
            <text:p>0</text:p>
          </table:table-cell>
          <table:table-cell office:value-type="string">
            <text:p>Periyar E. V. Ramasamy</text:p>
          </table:table-cell>
          <table:table-cell office:value-type="string">
            <text:p>http://en.wikipedia.org/wiki/Periyar_E._V._Ramasamy</text:p>
          </table:table-cell>
          <table:table-cell office:value-type="string">
            <text:p>First Stadtholderless Period</text:p>
          </table:table-cell>
          <table:table-cell office:value-type="string">
            <text:p>http://en.wikipedia.org/wiki/First_Stadtholderless_Period</text:p>
          </table:table-cell>
          <table:table-cell table:style-name="Default"/>
          <table:table-cell office:value-type="float" office:value="2">
            <text:p>2</text:p>
          </table:table-cell>
          <table:table-cell table:number-columns-repeated="3"/>
          <table:table-cell table:formula="of:=CONCATENATE(TEXT([.$AD594];&quot;#&quot;);&quot;,&quot;;TEXT([.$AF594];&quot;#&quot;);&quot;,&quot;;TEXT([.$AM594];&quot;#&quot;))" office:value-type="string" office:string-value="200,50,2">
            <text:p>200,50,2</text:p>
          </table:table-cell>
        </table:table-row>
        <table:table-row table:style-name="ro1">
          <table:table-cell office:value-type="string">
            <text:p>2JV21O3W5XH0YYDXPCBYMPLSQZ4BHA</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4 GMT 2012</text:p>
          </table:table-cell>
          <table:table-cell table:number-columns-repeated="2"/>
          <table:table-cell office:value-type="string">
            <text:p>2K36BFMFFOYYX2PYQP4GMSC0WEPYLR</text:p>
          </table:table-cell>
          <table:table-cell office:value-type="string">
            <text:p>A30SN6C7YX0OIP</text:p>
          </table:table-cell>
          <table:table-cell office:value-type="string">
            <text:p>Approved</text:p>
          </table:table-cell>
          <table:table-cell office:value-type="string">
            <text:p>Thu Aug 30 19:42:40 GMT 2012</text:p>
          </table:table-cell>
          <table:table-cell office:value-type="string">
            <text:p>Thu Aug 30 19:42:47 GMT 2012</text:p>
          </table:table-cell>
          <table:table-cell office:value-type="string">
            <text:p>Thu Sep 06 19:42:47 GMT 2012</text:p>
          </table:table-cell>
          <table:table-cell office:value-type="string">
            <text:p>2012/09/06 19:44:14 +0000</text:p>
          </table:table-cell>
          <table:table-cell table:number-columns-repeated="2"/>
          <table:table-cell office:value-type="float" office:value="7">
            <text:p>7</text:p>
          </table:table-cell>
          <table:table-cell table:number-columns-repeated="2" office:value-type="string">
            <text:p>100% (173/173)</text:p>
          </table:table-cell>
          <table:table-cell office:value-type="string">
            <text:p>0% (0/0)</text:p>
          </table:table-cell>
          <table:table-cell office:value-type="string">
            <text:p>Andrew_Jackson_2:24.txt</text:p>
          </table:table-cell>
          <table:table-cell office:value-type="string">
            <text:p>Although the motives which have influenced me in this matter may be already sufficiently stated, I am, never the less, induced by its importance to add a few observations of a general character.&lt;br/&gt;&lt;br/&gt;In my objections to the bills authorizing subscriptions to the Maysville and Rockville road companies I expressed my views fully in regard to the power of Congress to construct roads and canals within a State of to appropriate money for improvements of a local character. I at the same time intimated me belief that the right to make appropriations for such as were of a national character had been so generally acted upon and so long acquiesced in by the Federal and State Governments and the constituents of each as to justify its exercise on the ground of continued and uninterrupted usage, but that it was, never the less, highly expedient that appropriations even of that character should, with the exception made at the time, be deferred until the national debt is paid, and that in the mean while some general rule for the action of the Government in that respect ought to be established.&lt;br/&gt;&lt;br/&gt;</text:p>
          </table:table-cell>
          <table:table-cell office:value-type="float" office:value="200">
            <text:p>200</text:p>
          </table:table-cell>
          <table:table-cell office:value-type="float" office:value="3">
            <text:p>3</text:p>
          </table:table-cell>
          <table:table-cell office:value-type="float" office:value="50">
            <text:p>50</text:p>
          </table:table-cell>
          <table:table-cell office:value-type="float" office:value="0">
            <text:p>0</text:p>
          </table:table-cell>
          <table:table-cell office:value-type="string">
            <text:p>Periyar E. V. Ramasamy</text:p>
          </table:table-cell>
          <table:table-cell office:value-type="string">
            <text:p>http://en.wikipedia.org/wiki/Periyar_E._V._Ramasamy</text:p>
          </table:table-cell>
          <table:table-cell office:value-type="string">
            <text:p>First Stadtholderless Period</text:p>
          </table:table-cell>
          <table:table-cell office:value-type="string">
            <text:p>http://en.wikipedia.org/wiki/First_Stadtholderless_Period</text:p>
          </table:table-cell>
          <table:table-cell table:style-name="Default" office:value-type="string">
            <text:p>NO</text:p>
          </table:table-cell>
          <table:table-cell office:value-type="float" office:value="1">
            <text:p>1</text:p>
          </table:table-cell>
          <table:table-cell table:number-columns-repeated="3"/>
          <table:table-cell table:formula="of:=CONCATENATE(TEXT([.$AD595];&quot;#&quot;);&quot;,&quot;;TEXT([.$AF595];&quot;#&quot;);&quot;,&quot;;TEXT([.$AM595];&quot;#&quot;))" office:value-type="string" office:string-value="200,50,1">
            <text:p>200,50,1</text:p>
          </table:table-cell>
        </table:table-row>
        <table:table-row table:style-name="ro1">
          <table:table-cell office:value-type="string">
            <text:p>2PWBDPGFL6VC45NEYX4WQOV1TZRJ4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4 GMT 2012</text:p>
          </table:table-cell>
          <table:table-cell table:number-columns-repeated="2"/>
          <table:table-cell office:value-type="string">
            <text:p>250ER9Y8TNKI18GRCU6H02OM566U7D</text:p>
          </table:table-cell>
          <table:table-cell office:value-type="string">
            <text:p>A33GBAC29A0MS5</text:p>
          </table:table-cell>
          <table:table-cell office:value-type="string">
            <text:p>Approved</text:p>
          </table:table-cell>
          <table:table-cell office:value-type="string">
            <text:p>Thu Aug 30 18:37:51 GMT 2012</text:p>
          </table:table-cell>
          <table:table-cell office:value-type="string">
            <text:p>Thu Aug 30 18:38:03 GMT 2012</text:p>
          </table:table-cell>
          <table:table-cell office:value-type="string">
            <text:p>Thu Sep 06 18:38:03 GMT 2012</text:p>
          </table:table-cell>
          <table:table-cell office:value-type="string">
            <text:p>2012/09/06 18:39:20 +0000</text:p>
          </table:table-cell>
          <table:table-cell table:number-columns-repeated="2"/>
          <table:table-cell office:value-type="float" office:value="12">
            <text:p>12</text:p>
          </table:table-cell>
          <table:table-cell table:number-columns-repeated="2" office:value-type="string">
            <text:p>100% (84/84)</text:p>
          </table:table-cell>
          <table:table-cell office:value-type="string">
            <text:p>0% (0/0)</text:p>
          </table:table-cell>
          <table:table-cell office:value-type="string">
            <text:p>Dwight_D._Eisenhower_6:45.txt</text:p>
          </table:table-cell>
          <table:table-cell office:value-type="string">
            <text:p>World trade supports a significant segment of American industry and agriculture. It provides employment for four and one-half million American workers. It helps supply our ever increasing demand for raw materials. It provides the opportunity for American free enterprise to develop on a worldwide scale. It strengthens our friends and increases their desire to be friends. World trade helps to lay the groundwork for peace by making all free nations of the world stronger and more self-reliant.&lt;br/&gt;&lt;br/&gt;America is today the world's greatest trading nation. If we use this great asset wisely to meet the expanding demands of the world, we shall not only provide future opportunities for our own business, agriculture, and labor, but in the process strengthen our security posture and other prospects for a prosperous, harmonious world.&lt;br/&gt;&lt;br/&gt;</text:p>
          </table:table-cell>
          <table:table-cell office:value-type="float" office:value="20">
            <text:p>20</text:p>
          </table:table-cell>
          <table:table-cell office:value-type="float" office:value="0">
            <text:p>0</text:p>
          </table:table-cell>
          <table:table-cell office:value-type="float" office:value="10">
            <text:p>10</text:p>
          </table:table-cell>
          <table:table-cell office:value-type="float" office:value="1">
            <text:p>1</text:p>
          </table:table-cell>
          <table:table-cell office:value-type="string">
            <text:p>Nations</text:p>
          </table:table-cell>
          <table:table-cell office:value-type="string">
            <text:p>http://en.wikipedia.org/wiki/Nations</text:p>
          </table:table-cell>
          <table:table-cell office:value-type="string">
            <text:p>Economic</text:p>
          </table:table-cell>
          <table:table-cell office:value-type="string">
            <text:p>http://en.wikipedia.org/wiki/Economic</text:p>
          </table:table-cell>
          <table:table-cell table:style-name="Default"/>
          <table:table-cell office:value-type="float" office:value="2">
            <text:p>2</text:p>
          </table:table-cell>
          <table:table-cell table:number-columns-repeated="3"/>
          <table:table-cell table:formula="of:=CONCATENATE(TEXT([.$AD596];&quot;#&quot;);&quot;,&quot;;TEXT([.$AF596];&quot;#&quot;);&quot;,&quot;;TEXT([.$AM596];&quot;#&quot;))" office:value-type="string" office:string-value="20,10,2">
            <text:p>20,10,2</text:p>
          </table:table-cell>
        </table:table-row>
        <table:table-row table:style-name="ro1">
          <table:table-cell office:value-type="string">
            <text:p>2PWBDPGFL6VC45NEYX4WQOV1TZRJ4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4 GMT 2012</text:p>
          </table:table-cell>
          <table:table-cell table:number-columns-repeated="2"/>
          <table:table-cell office:value-type="string">
            <text:p>280TNKIMZSM5ZO5X9YD0XGVF8ZBZCZ</text:p>
          </table:table-cell>
          <table:table-cell office:value-type="string">
            <text:p>A2436ASG7TKY0L</text:p>
          </table:table-cell>
          <table:table-cell office:value-type="string">
            <text:p>Approved</text:p>
          </table:table-cell>
          <table:table-cell office:value-type="string">
            <text:p>Thu Aug 30 18:20:54 GMT 2012</text:p>
          </table:table-cell>
          <table:table-cell office:value-type="string">
            <text:p>Thu Aug 30 18:21:46 GMT 2012</text:p>
          </table:table-cell>
          <table:table-cell office:value-type="string">
            <text:p>Thu Sep 06 18:21:46 GMT 2012</text:p>
          </table:table-cell>
          <table:table-cell office:value-type="string">
            <text:p>2012/09/06 18:24:22 +0000</text:p>
          </table:table-cell>
          <table:table-cell table:number-columns-repeated="2"/>
          <table:table-cell office:value-type="float" office:value="52">
            <text:p>52</text:p>
          </table:table-cell>
          <table:table-cell table:number-columns-repeated="2" office:value-type="string">
            <text:p>100% (2/2)</text:p>
          </table:table-cell>
          <table:table-cell office:value-type="string">
            <text:p>0% (0/0)</text:p>
          </table:table-cell>
          <table:table-cell office:value-type="string">
            <text:p>Dwight_D._Eisenhower_6:45.txt</text:p>
          </table:table-cell>
          <table:table-cell office:value-type="string">
            <text:p>World trade supports a significant segment of American industry and agriculture. It provides employment for four and one-half million American workers. It helps supply our ever increasing demand for raw materials. It provides the opportunity for American free enterprise to develop on a worldwide scale. It strengthens our friends and increases their desire to be friends. World trade helps to lay the groundwork for peace by making all free nations of the world stronger and more self-reliant.&lt;br/&gt;&lt;br/&gt;America is today the world's greatest trading nation. If we use this great asset wisely to meet the expanding demands of the world, we shall not only provide future opportunities for our own business, agriculture, and labor, but in the process strengthen our security posture and other prospects for a prosperous, harmonious world.&lt;br/&gt;&lt;br/&gt;</text:p>
          </table:table-cell>
          <table:table-cell office:value-type="float" office:value="20">
            <text:p>20</text:p>
          </table:table-cell>
          <table:table-cell office:value-type="float" office:value="0">
            <text:p>0</text:p>
          </table:table-cell>
          <table:table-cell office:value-type="float" office:value="10">
            <text:p>10</text:p>
          </table:table-cell>
          <table:table-cell office:value-type="float" office:value="1">
            <text:p>1</text:p>
          </table:table-cell>
          <table:table-cell office:value-type="string">
            <text:p>Nations</text:p>
          </table:table-cell>
          <table:table-cell office:value-type="string">
            <text:p>http://en.wikipedia.org/wiki/Nations</text:p>
          </table:table-cell>
          <table:table-cell office:value-type="string">
            <text:p>Economic</text:p>
          </table:table-cell>
          <table:table-cell office:value-type="string">
            <text:p>http://en.wikipedia.org/wiki/Economic</text:p>
          </table:table-cell>
          <table:table-cell table:style-name="Default"/>
          <table:table-cell office:value-type="float" office:value="2">
            <text:p>2</text:p>
          </table:table-cell>
          <table:table-cell table:number-columns-repeated="3"/>
          <table:table-cell table:formula="of:=CONCATENATE(TEXT([.$AD597];&quot;#&quot;);&quot;,&quot;;TEXT([.$AF597];&quot;#&quot;);&quot;,&quot;;TEXT([.$AM597];&quot;#&quot;))" office:value-type="string" office:string-value="20,10,2">
            <text:p>20,10,2</text:p>
          </table:table-cell>
        </table:table-row>
        <table:table-row table:style-name="ro1">
          <table:table-cell office:value-type="string">
            <text:p>2PWBDPGFL6VC45NEYX4WQOV1TZRJ4H</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4 GMT 2012</text:p>
          </table:table-cell>
          <table:table-cell table:number-columns-repeated="2"/>
          <table:table-cell office:value-type="string">
            <text:p>2EYUXFCD45XCT2BIZXKKQN3TL6UXV0</text:p>
          </table:table-cell>
          <table:table-cell office:value-type="string">
            <text:p>A2L1D7QH3STFCH</text:p>
          </table:table-cell>
          <table:table-cell office:value-type="string">
            <text:p>Approved</text:p>
          </table:table-cell>
          <table:table-cell office:value-type="string">
            <text:p>Thu Aug 30 18:46:52 GMT 2012</text:p>
          </table:table-cell>
          <table:table-cell office:value-type="string">
            <text:p>Thu Aug 30 18:47:36 GMT 2012</text:p>
          </table:table-cell>
          <table:table-cell office:value-type="string">
            <text:p>Thu Sep 06 18:47:36 GMT 2012</text:p>
          </table:table-cell>
          <table:table-cell office:value-type="string">
            <text:p>2012/09/06 18:49:23 +0000</text:p>
          </table:table-cell>
          <table:table-cell table:number-columns-repeated="2"/>
          <table:table-cell office:value-type="float" office:value="44">
            <text:p>44</text:p>
          </table:table-cell>
          <table:table-cell table:number-columns-repeated="2" office:value-type="string">
            <text:p>100% (10/10)</text:p>
          </table:table-cell>
          <table:table-cell office:value-type="string">
            <text:p>0% (0/0)</text:p>
          </table:table-cell>
          <table:table-cell office:value-type="string">
            <text:p>Dwight_D._Eisenhower_6:45.txt</text:p>
          </table:table-cell>
          <table:table-cell office:value-type="string">
            <text:p>World trade supports a significant segment of American industry and agriculture. It provides employment for four and one-half million American workers. It helps supply our ever increasing demand for raw materials. It provides the opportunity for American free enterprise to develop on a worldwide scale. It strengthens our friends and increases their desire to be friends. World trade helps to lay the groundwork for peace by making all free nations of the world stronger and more self-reliant.&lt;br/&gt;&lt;br/&gt;America is today the world's greatest trading nation. If we use this great asset wisely to meet the expanding demands of the world, we shall not only provide future opportunities for our own business, agriculture, and labor, but in the process strengthen our security posture and other prospects for a prosperous, harmonious world.&lt;br/&gt;&lt;br/&gt;</text:p>
          </table:table-cell>
          <table:table-cell office:value-type="float" office:value="20">
            <text:p>20</text:p>
          </table:table-cell>
          <table:table-cell office:value-type="float" office:value="0">
            <text:p>0</text:p>
          </table:table-cell>
          <table:table-cell office:value-type="float" office:value="10">
            <text:p>10</text:p>
          </table:table-cell>
          <table:table-cell office:value-type="float" office:value="1">
            <text:p>1</text:p>
          </table:table-cell>
          <table:table-cell office:value-type="string">
            <text:p>Nations</text:p>
          </table:table-cell>
          <table:table-cell office:value-type="string">
            <text:p>http://en.wikipedia.org/wiki/Nations</text:p>
          </table:table-cell>
          <table:table-cell office:value-type="string">
            <text:p>Economic</text:p>
          </table:table-cell>
          <table:table-cell office:value-type="string">
            <text:p>http://en.wikipedia.org/wiki/Economic</text:p>
          </table:table-cell>
          <table:table-cell table:style-name="Default"/>
          <table:table-cell office:value-type="float" office:value="2">
            <text:p>2</text:p>
          </table:table-cell>
          <table:table-cell table:number-columns-repeated="3"/>
          <table:table-cell table:formula="of:=CONCATENATE(TEXT([.$AD598];&quot;#&quot;);&quot;,&quot;;TEXT([.$AF598];&quot;#&quot;);&quot;,&quot;;TEXT([.$AM598];&quot;#&quot;))" office:value-type="string" office:string-value="20,10,2">
            <text:p>20,10,2</text:p>
          </table:table-cell>
        </table:table-row>
        <table:table-row table:style-name="ro1">
          <table:table-cell office:value-type="string">
            <text:p>2NVG67D1X3V0UTOHVUTJM1M7QCJBI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4 GMT 2012</text:p>
          </table:table-cell>
          <table:table-cell table:number-columns-repeated="2"/>
          <table:table-cell office:value-type="string">
            <text:p>21FDWIOV1S7S2C1YN4S36DZ8SPPJYF</text:p>
          </table:table-cell>
          <table:table-cell office:value-type="string">
            <text:p>A3NSQ31TWXF8Z6</text:p>
          </table:table-cell>
          <table:table-cell office:value-type="string">
            <text:p>Approved</text:p>
          </table:table-cell>
          <table:table-cell office:value-type="string">
            <text:p>Thu Aug 30 21:04:09 GMT 2012</text:p>
          </table:table-cell>
          <table:table-cell office:value-type="string">
            <text:p>Thu Aug 30 21:04:47 GMT 2012</text:p>
          </table:table-cell>
          <table:table-cell office:value-type="string">
            <text:p>Thu Sep 06 21:04:47 GMT 2012</text:p>
          </table:table-cell>
          <table:table-cell office:value-type="string">
            <text:p>2012/09/06 21:09:14 +0000</text:p>
          </table:table-cell>
          <table:table-cell table:number-columns-repeated="2"/>
          <table:table-cell office:value-type="float" office:value="38">
            <text:p>38</text:p>
          </table:table-cell>
          <table:table-cell office:value-type="string">
            <text:p>100% (72/72)</text:p>
          </table:table-cell>
          <table:table-cell office:value-type="string">
            <text:p>100% (14/14)</text:p>
          </table:table-cell>
          <table:table-cell office:value-type="string">
            <text:p>0% (0/0)</text:p>
          </table:table-cell>
          <table:table-cell office:value-type="string">
            <text:p>Chester_A._Arthur_1:74.txt</text:p>
          </table:table-cell>
          <table:table-cell office:value-type="string">
            <text:p>Contrasted with the imports during the last fiscal year, the exports were as follows:&lt;br/&gt;&lt;br/&gt;Domestic merchandise&lt;br/&gt;&lt;br/&gt;</text:p>
          </table:table-cell>
          <table:table-cell office:value-type="float" office:value="200">
            <text:p>200</text:p>
          </table:table-cell>
          <table:table-cell office:value-type="float" office:value="2">
            <text:p>2</text:p>
          </table:table-cell>
          <table:table-cell office:value-type="float" office:value="20">
            <text:p>20</text:p>
          </table:table-cell>
          <table:table-cell office:value-type="float" office:value="0">
            <text:p>0</text:p>
          </table:table-cell>
          <table:table-cell office:value-type="string">
            <text:p>Exports</text:p>
          </table:table-cell>
          <table:table-cell office:value-type="string">
            <text:p>http://en.wikipedia.org/wiki/Exports</text:p>
          </table:table-cell>
          <table:table-cell office:value-type="string">
            <text:p>Tariff</text:p>
          </table:table-cell>
          <table:table-cell office:value-type="string">
            <text:p>http://en.wikipedia.org/wiki/Tariff</text:p>
          </table:table-cell>
          <table:table-cell table:style-name="Default"/>
          <table:table-cell office:value-type="float" office:value="1">
            <text:p>1</text:p>
          </table:table-cell>
          <table:table-cell table:number-columns-repeated="3"/>
          <table:table-cell table:formula="of:=CONCATENATE(TEXT([.$AD599];&quot;#&quot;);&quot;,&quot;;TEXT([.$AF599];&quot;#&quot;);&quot;,&quot;;TEXT([.$AM599];&quot;#&quot;))" office:value-type="string" office:string-value="200,20,1">
            <text:p>200,20,1</text:p>
          </table:table-cell>
        </table:table-row>
        <table:table-row table:style-name="ro1">
          <table:table-cell office:value-type="string">
            <text:p>2NVG67D1X3V0UTOHVUTJM1M7QCJBI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4 GMT 2012</text:p>
          </table:table-cell>
          <table:table-cell table:number-columns-repeated="2"/>
          <table:table-cell office:value-type="string">
            <text:p>28H36XBAT2D52ZMSCPUQ8JG5YGR40H</text:p>
          </table:table-cell>
          <table:table-cell office:value-type="string">
            <text:p>A31ALYJKPKD09W</text:p>
          </table:table-cell>
          <table:table-cell office:value-type="string">
            <text:p>Approved</text:p>
          </table:table-cell>
          <table:table-cell office:value-type="string">
            <text:p>Fri Aug 31 00:08:32 GMT 2012</text:p>
          </table:table-cell>
          <table:table-cell office:value-type="string">
            <text:p>Fri Aug 31 00:08:53 GMT 2012</text:p>
          </table:table-cell>
          <table:table-cell office:value-type="string">
            <text:p>Fri Sep 07 00:08:53 GMT 2012</text:p>
          </table:table-cell>
          <table:table-cell office:value-type="string">
            <text:p>2012/09/07 00:09:13 +0000</text:p>
          </table:table-cell>
          <table:table-cell table:number-columns-repeated="2"/>
          <table:table-cell office:value-type="float" office:value="21">
            <text:p>21</text:p>
          </table:table-cell>
          <table:table-cell office:value-type="string">
            <text:p>100% (294/295)</text:p>
          </table:table-cell>
          <table:table-cell office:value-type="string">
            <text:p>100% (62/62)</text:p>
          </table:table-cell>
          <table:table-cell office:value-type="string">
            <text:p>0% (0/0)</text:p>
          </table:table-cell>
          <table:table-cell office:value-type="string">
            <text:p>Chester_A._Arthur_1:74.txt</text:p>
          </table:table-cell>
          <table:table-cell office:value-type="string">
            <text:p>Contrasted with the imports during the last fiscal year, the exports were as follows:&lt;br/&gt;&lt;br/&gt;Domestic merchandise&lt;br/&gt;&lt;br/&gt;</text:p>
          </table:table-cell>
          <table:table-cell office:value-type="float" office:value="200">
            <text:p>200</text:p>
          </table:table-cell>
          <table:table-cell office:value-type="float" office:value="2">
            <text:p>2</text:p>
          </table:table-cell>
          <table:table-cell office:value-type="float" office:value="20">
            <text:p>20</text:p>
          </table:table-cell>
          <table:table-cell office:value-type="float" office:value="0">
            <text:p>0</text:p>
          </table:table-cell>
          <table:table-cell office:value-type="string">
            <text:p>Exports</text:p>
          </table:table-cell>
          <table:table-cell office:value-type="string">
            <text:p>http://en.wikipedia.org/wiki/Exports</text:p>
          </table:table-cell>
          <table:table-cell office:value-type="string">
            <text:p>Tariff</text:p>
          </table:table-cell>
          <table:table-cell office:value-type="string">
            <text:p>http://en.wikipedia.org/wiki/Tariff</text:p>
          </table:table-cell>
          <table:table-cell table:style-name="Default"/>
          <table:table-cell office:value-type="float" office:value="1">
            <text:p>1</text:p>
          </table:table-cell>
          <table:table-cell table:number-columns-repeated="3"/>
          <table:table-cell table:formula="of:=CONCATENATE(TEXT([.$AD600];&quot;#&quot;);&quot;,&quot;;TEXT([.$AF600];&quot;#&quot;);&quot;,&quot;;TEXT([.$AM600];&quot;#&quot;))" office:value-type="string" office:string-value="200,20,1">
            <text:p>200,20,1</text:p>
          </table:table-cell>
        </table:table-row>
        <table:table-row table:style-name="ro1">
          <table:table-cell office:value-type="string">
            <text:p>2NVG67D1X3V0UTOHVUTJM1M7QCJBI3</text:p>
          </table:table-cell>
          <table:table-cell office:value-type="string">
            <text:p>22R58B727M0IVO8MKBXYNSVF4WPWBV</text:p>
          </table:table-cell>
          <table:table-cell office:value-type="string">
            <text:p>Evaluate Document Label Quality</text:p>
          </table:table-cell>
          <table:table-cell office:value-type="string">
            <text:p>Choose which of two document labels you prefer.</text:p>
          </table:table-cell>
          <table:table-cell office:value-type="string">
            <text:p>document, label, evaluate, opinion</text:p>
          </table:table-cell>
          <table:table-cell table:style-name="ce1" office:value-type="string">
            <text:p>$0.05</text:p>
          </table:table-cell>
          <table:table-cell office:value-type="string">
            <text:p>Thu Aug 30 18:13:34 GMT 2012</text:p>
          </table:table-cell>
          <table:table-cell office:value-type="float" office:value="3">
            <text:p>3</text:p>
          </table:table-cell>
          <table:table-cell office:value-type="string">
            <text:p>BatchId:897171;</text:p>
          </table:table-cell>
          <table:table-cell office:value-type="float" office:value="900">
            <text:p>900</text:p>
          </table:table-cell>
          <table:table-cell office:value-type="float" office:value="604800">
            <text:p>604800</text:p>
          </table:table-cell>
          <table:table-cell office:value-type="string">
            <text:p>Thu Sep 06 18:13:34 GMT 2012</text:p>
          </table:table-cell>
          <table:table-cell table:number-columns-repeated="2"/>
          <table:table-cell office:value-type="string">
            <text:p>2Q7L6VCPWZ9R2MKNV5SSFSN3IA9O99</text:p>
          </table:table-cell>
          <table:table-cell office:value-type="string">
            <text:p>A30SN6C7YX0OIP</text:p>
          </table:table-cell>
          <table:table-cell office:value-type="string">
            <text:p>Approved</text:p>
          </table:table-cell>
          <table:table-cell office:value-type="string">
            <text:p>Thu Aug 30 19:43:48 GMT 2012</text:p>
          </table:table-cell>
          <table:table-cell office:value-type="string">
            <text:p>Thu Aug 30 19:43:58 GMT 2012</text:p>
          </table:table-cell>
          <table:table-cell office:value-type="string">
            <text:p>Thu Sep 06 19:43:58 GMT 2012</text:p>
          </table:table-cell>
          <table:table-cell office:value-type="string">
            <text:p>2012/09/06 19:44:15 +0000</text:p>
          </table:table-cell>
          <table:table-cell table:number-columns-repeated="2"/>
          <table:table-cell office:value-type="float" office:value="10">
            <text:p>10</text:p>
          </table:table-cell>
          <table:table-cell table:number-columns-repeated="2" office:value-type="string">
            <text:p>100% (173/173)</text:p>
          </table:table-cell>
          <table:table-cell office:value-type="string">
            <text:p>0% (0/0)</text:p>
          </table:table-cell>
          <table:table-cell office:value-type="string">
            <text:p>Chester_A._Arthur_1:74.txt</text:p>
          </table:table-cell>
          <table:table-cell office:value-type="string">
            <text:p>Contrasted with the imports during the last fiscal year, the exports were as follows:&lt;br/&gt;&lt;br/&gt;Domestic merchandise&lt;br/&gt;&lt;br/&gt;</text:p>
          </table:table-cell>
          <table:table-cell office:value-type="float" office:value="200">
            <text:p>200</text:p>
          </table:table-cell>
          <table:table-cell office:value-type="float" office:value="2">
            <text:p>2</text:p>
          </table:table-cell>
          <table:table-cell office:value-type="float" office:value="20">
            <text:p>20</text:p>
          </table:table-cell>
          <table:table-cell office:value-type="float" office:value="0">
            <text:p>0</text:p>
          </table:table-cell>
          <table:table-cell office:value-type="string">
            <text:p>Exports</text:p>
          </table:table-cell>
          <table:table-cell office:value-type="string">
            <text:p>http://en.wikipedia.org/wiki/Exports</text:p>
          </table:table-cell>
          <table:table-cell office:value-type="string">
            <text:p>Tariff</text:p>
          </table:table-cell>
          <table:table-cell office:value-type="string">
            <text:p>http://en.wikipedia.org/wiki/Tariff</text:p>
          </table:table-cell>
          <table:table-cell table:style-name="Default" office:value-type="string">
            <text:p>NO</text:p>
          </table:table-cell>
          <table:table-cell office:value-type="float" office:value="1">
            <text:p>1</text:p>
          </table:table-cell>
          <table:table-cell table:number-columns-repeated="3"/>
          <table:table-cell table:formula="of:=CONCATENATE(TEXT([.$AD601];&quot;#&quot;);&quot;,&quot;;TEXT([.$AF601];&quot;#&quot;);&quot;,&quot;;TEXT([.$AM601];&quot;#&quot;))" office:value-type="string" office:string-value="200,20,1">
            <text:p>200,20,1</text:p>
          </table:table-cell>
        </table:table-row>
        <table:table-row table:style-name="ro1" table:number-rows-repeated="1047974">
          <table:table-cell table:number-columns-repeated="43"/>
        </table:table-row>
        <table:table-row table:style-name="ro1">
          <table:table-cell table:number-columns-repeated="43"/>
        </table:table-row>
      </table:table>
      <table:table table:name="Analysis" table:style-name="ta1">
        <office:forms form:automatic-focus="false" form:apply-design-mode="false"/>
        <table:shapes>
          <draw:frame draw:z-index="0" draw:style-name="gr1" svg:width="6.2988in" svg:height="3.5429in" svg:x="6.7232in" svg:y="2.0902in">
            <draw:object draw:notify-on-update-of-ranges="Analysis.M3:Analysis.M7 Analysis.N2:Analysis.N2 Analysis.N3:Analysis.N7" xlink:href="./Object 1" xlink:type="simple" xlink:show="embed" xlink:actuate="onLoad"/>
            <draw:image xlink:href="./ObjectReplacements/Object 1" xlink:type="simple" xlink:show="embed" xlink:actuate="onLoad"/>
          </draw:frame>
        </table:shapes>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ce4"/>
        <table:table-column table:style-name="co42" table:default-cell-style-name="ce4"/>
        <table:table-column table:style-name="co43" table:default-cell-style-name="ce4"/>
        <table:table-column table:style-name="co44" table:number-columns-repeated="2" table:default-cell-style-name="Default"/>
        <table:table-column table:style-name="co45" table:number-columns-repeated="2"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row table:style-name="ro1">
          <table:table-cell table:style-name="ce3"/>
          <table:table-cell table:style-name="ce3" office:value-type="float" office:value="1">
            <text:p>1</text:p>
          </table:table-cell>
          <table:table-cell table:style-name="ce3" office:value-type="float" office:value="2">
            <text:p>2</text:p>
          </table:table-cell>
          <table:table-cell table:style-name="ce3" table:number-columns-repeated="3"/>
          <table:table-cell table:style-name="Default"/>
          <table:table-cell table:number-columns-repeated="8"/>
        </table:table-row>
        <table:table-row table:style-name="ro1">
          <table:table-cell table:style-name="ce3" office:value-type="string">
            <text:p>Left, Right</text:p>
          </table:table-cell>
          <table:table-cell table:style-name="ce3" office:value-type="string">
            <text:p>Left Preferred</text:p>
          </table:table-cell>
          <table:table-cell table:style-name="ce3" office:value-type="string">
            <text:p>Right Preferred</text:p>
          </table:table-cell>
          <table:table-cell table:style-name="ce3" office:value-type="string">
            <text:p>Total</text:p>
          </table:table-cell>
          <table:table-cell table:style-name="ce3" office:value-type="string">
            <text:p>Left Preferred %</text:p>
          </table:table-cell>
          <table:table-cell table:style-name="ce3" office:value-type="string">
            <text:p>Right Preferred %</text:p>
          </table:table-cell>
          <table:table-cell table:style-name="Default"/>
          <table:table-cell table:style-name="ce6" office:value-type="string">
            <text:p>A</text:p>
          </table:table-cell>
          <table:table-cell table:style-name="ce6" office:value-type="string">
            <text:p>B</text:p>
          </table:table-cell>
          <table:table-cell table:style-name="ce6" office:value-type="string">
            <text:p>A Preferred</text:p>
          </table:table-cell>
          <table:table-cell table:style-name="ce6" office:value-type="string">
            <text:p>B Preferred</text:p>
          </table:table-cell>
          <table:table-cell/>
          <table:table-cell table:style-name="ce3" office:value-type="string">
            <text:p>Topic Count</text:p>
          </table:table-cell>
          <table:table-cell table:style-name="ce3" office:value-type="string">
            <text:p>Topic Count / Other Ratio</text:p>
          </table:table-cell>
          <table:table-cell table:style-name="ce3" office:value-type="string">
            <text:p>P(selected)</text:p>
          </table:table-cell>
        </table:table-row>
        <table:table-row table:style-name="ro1">
          <table:table-cell office:value-type="string">
            <text:p>10,20</text:p>
          </table:table-cell>
          <table:table-cell table:formula="of:=COUNTIF([Data.$AQ$2:.$AQ$601];CONCATENATE([.$A3];&quot;,&quot;;TEXT([.B$1];&quot;#&quot;)))" office:value-type="float" office:value="17">
            <text:p>17</text:p>
          </table:table-cell>
          <table:table-cell table:formula="of:=COUNTIF([Data.$AQ$2:.$AQ$601];CONCATENATE([.$A3];&quot;,&quot;;TEXT([.C$1];&quot;#&quot;)))" office:value-type="float" office:value="13">
            <text:p>13</text:p>
          </table:table-cell>
          <table:table-cell table:formula="of:=SUM([.B3:.C3])" office:value-type="float" office:value="30">
            <text:p>30</text:p>
          </table:table-cell>
          <table:table-cell table:formula="of:=[.B3]/[.D3]" office:value-type="percentage" office:value="0.566666666666667">
            <text:p>57%</text:p>
          </table:table-cell>
          <table:table-cell table:formula="of:=[.C3]/[.D3]" office:value-type="percentage" office:value="0.433333333333333">
            <text:p>43%</text:p>
          </table:table-cell>
          <table:table-cell/>
          <table:table-cell office:value-type="float" office:value="10">
            <text:p>10</text:p>
          </table:table-cell>
          <table:table-cell office:value-type="float" office:value="20">
            <text:p>20</text:p>
          </table:table-cell>
          <table:table-cell table:formula="of:=SUMIF([.$A$3:.$A$22];CONCATENATE(TEXT([.$H3];&quot;#&quot;);&quot;,&quot;;TEXT([.$I3];&quot;#&quot;));[.$B$3:.$B$22]) + SUMIF([.$A$3:.$A$22];CONCATENATE(TEXT([.$I3];&quot;#&quot;);&quot;,&quot;;TEXT([.$H3];&quot;#&quot;));[.$C$3:.$C$22])" office:value-type="float" office:value="33">
            <text:p>33</text:p>
          </table:table-cell>
          <table:table-cell table:formula="of:=SUMIF([.$A$3:.$A$22];CONCATENATE(TEXT([.$I3];&quot;#&quot;);&quot;,&quot;;TEXT([.$H3];&quot;#&quot;));[.$B$3:.$B$22]) + SUMIF([.$A$3:.$A$22];CONCATENATE(TEXT([.$H3];&quot;#&quot;);&quot;,&quot;;TEXT([.$I3];&quot;#&quot;));[.$C$3:.$C$22])" office:value-type="float" office:value="27">
            <text:p>27</text:p>
          </table:table-cell>
          <table:table-cell/>
          <table:table-cell office:value-type="float" office:value="10">
            <text:p>10</text:p>
          </table:table-cell>
          <table:table-cell table:formula="of:=([.J3]+[.J4]+[.J5]+[.J6])/([.K3]+[.K4]+[.K5]+[.K6])" office:value-type="float" office:value="1.15315315315315">
            <text:p>1.1531531532</text:p>
          </table:table-cell>
          <table:table-cell table:formula="of:=([.$J3]+[.$J4]+[.$J5]+[.$J6])/([.$J3]+[.$J4]+[.$J5]+[.$J6]+[.$K3]+[.$K4]+[.$K5]+[.$K6])" office:value-type="float" office:value="0.535564853556485">
            <text:p>0.5355648536</text:p>
          </table:table-cell>
        </table:table-row>
        <table:table-row table:style-name="ro1">
          <table:table-cell office:value-type="string">
            <text:p>10,50</text:p>
          </table:table-cell>
          <table:table-cell table:formula="of:=COUNTIF([Data.$AQ$2:.$AQ$601];CONCATENATE([.$A4];&quot;,&quot;;TEXT([.B$1];&quot;#&quot;)))" office:value-type="float" office:value="19">
            <text:p>19</text:p>
          </table:table-cell>
          <table:table-cell table:formula="of:=COUNTIF([Data.$AQ$2:.$AQ$601];CONCATENATE([.$A4];&quot;,&quot;;TEXT([.C$1];&quot;#&quot;)))" office:value-type="float" office:value="11">
            <text:p>11</text:p>
          </table:table-cell>
          <table:table-cell table:formula="of:=SUM([.B4:.C4])" office:value-type="float" office:value="30">
            <text:p>30</text:p>
          </table:table-cell>
          <table:table-cell table:formula="of:=[.B4]/[.D4]" office:value-type="percentage" office:value="0.633333333333333">
            <text:p>63%</text:p>
          </table:table-cell>
          <table:table-cell table:formula="of:=[.C4]/[.D4]" office:value-type="percentage" office:value="0.366666666666667">
            <text:p>37%</text:p>
          </table:table-cell>
          <table:table-cell/>
          <table:table-cell office:value-type="float" office:value="10">
            <text:p>10</text:p>
          </table:table-cell>
          <table:table-cell office:value-type="float" office:value="50">
            <text:p>50</text:p>
          </table:table-cell>
          <table:table-cell table:formula="of:=SUMIF([.$A$3:.$A$22];CONCATENATE(TEXT([.$H4];&quot;#&quot;);&quot;,&quot;;TEXT([.$I4];&quot;#&quot;));[.$B$3:.$B$22]) + SUMIF([.$A$3:.$A$22];CONCATENATE(TEXT([.$I4];&quot;#&quot;);&quot;,&quot;;TEXT([.$H4];&quot;#&quot;));[.$C$3:.$C$22])" office:value-type="float" office:value="41">
            <text:p>41</text:p>
          </table:table-cell>
          <table:table-cell table:formula="of:=SUMIF([.$A$3:.$A$22];CONCATENATE(TEXT([.$I4];&quot;#&quot;);&quot;,&quot;;TEXT([.$H4];&quot;#&quot;));[.$B$3:.$B$22]) + SUMIF([.$A$3:.$A$22];CONCATENATE(TEXT([.$H4];&quot;#&quot;);&quot;,&quot;;TEXT([.$I4];&quot;#&quot;));[.$C$3:.$C$22])" office:value-type="float" office:value="19">
            <text:p>19</text:p>
          </table:table-cell>
          <table:table-cell/>
          <table:table-cell office:value-type="float" office:value="20">
            <text:p>20</text:p>
          </table:table-cell>
          <table:table-cell table:formula="of:=([.K3]+[.J7]+[.J8]+[.J9])/([.J3]+[.K7]+[.K8]+[.K9])" office:value-type="float" office:value="1.03418803418803">
            <text:p>1.0341880342</text:p>
          </table:table-cell>
          <table:table-cell table:formula="of:=([.$K3]+[.$J7]+[.$J8]+[.$J9])/([.$K3]+[.$J7]+[.$J8]+[.$J9]+[.$J3]+[.$K7]+[.$K8]+[.$K9])" office:value-type="float" office:value="0.508403361344538">
            <text:p>0.5084033613</text:p>
          </table:table-cell>
        </table:table-row>
        <table:table-row table:style-name="ro1">
          <table:table-cell office:value-type="string">
            <text:p>10,100</text:p>
          </table:table-cell>
          <table:table-cell table:formula="of:=COUNTIF([Data.$AQ$2:.$AQ$601];CONCATENATE([.$A5];&quot;,&quot;;TEXT([.B$1];&quot;#&quot;)))" office:value-type="float" office:value="13">
            <text:p>13</text:p>
          </table:table-cell>
          <table:table-cell table:formula="of:=COUNTIF([Data.$AQ$2:.$AQ$601];CONCATENATE([.$A5];&quot;,&quot;;TEXT([.C$1];&quot;#&quot;)))" office:value-type="float" office:value="17">
            <text:p>17</text:p>
          </table:table-cell>
          <table:table-cell table:formula="of:=SUM([.B5:.C5])" office:value-type="float" office:value="30">
            <text:p>30</text:p>
          </table:table-cell>
          <table:table-cell table:formula="of:=[.B5]/[.D5]" office:value-type="percentage" office:value="0.433333333333333">
            <text:p>43%</text:p>
          </table:table-cell>
          <table:table-cell table:formula="of:=[.C5]/[.D5]" office:value-type="percentage" office:value="0.566666666666667">
            <text:p>57%</text:p>
          </table:table-cell>
          <table:table-cell/>
          <table:table-cell office:value-type="float" office:value="10">
            <text:p>10</text:p>
          </table:table-cell>
          <table:table-cell office:value-type="float" office:value="100">
            <text:p>100</text:p>
          </table:table-cell>
          <table:table-cell table:formula="of:=SUMIF([.$A$3:.$A$22];CONCATENATE(TEXT([.$H5];&quot;#&quot;);&quot;,&quot;;TEXT([.$I5];&quot;#&quot;));[.$B$3:.$B$22]) + SUMIF([.$A$3:.$A$22];CONCATENATE(TEXT([.$I5];&quot;#&quot;);&quot;,&quot;;TEXT([.$H5];&quot;#&quot;));[.$C$3:.$C$22])" office:value-type="float" office:value="26">
            <text:p>26</text:p>
          </table:table-cell>
          <table:table-cell table:formula="of:=SUMIF([.$A$3:.$A$22];CONCATENATE(TEXT([.$I5];&quot;#&quot;);&quot;,&quot;;TEXT([.$H5];&quot;#&quot;));[.$B$3:.$B$22]) + SUMIF([.$A$3:.$A$22];CONCATENATE(TEXT([.$H5];&quot;#&quot;);&quot;,&quot;;TEXT([.$I5];&quot;#&quot;));[.$C$3:.$C$22])" office:value-type="float" office:value="33">
            <text:p>33</text:p>
          </table:table-cell>
          <table:table-cell/>
          <table:table-cell office:value-type="float" office:value="50">
            <text:p>50</text:p>
          </table:table-cell>
          <table:table-cell table:formula="of:=([.K4]+[.K7]+[.J10]+[.J11])/([.J4]+[.J7]+[.K10]+[.K11])" office:value-type="float" office:value="0.866141732283464">
            <text:p>0.8661417323</text:p>
          </table:table-cell>
          <table:table-cell table:formula="of:=([.$K4]+[.$K7]+[.$J10]+[.$J11])/([.$K4]+[.$K7]+[.$J10]+[.$J11]+[.$J4]+[.$J7]+[.$K10]+[.$K11])" office:value-type="float" office:value="0.464135021097046">
            <text:p>0.4641350211</text:p>
          </table:table-cell>
        </table:table-row>
        <table:table-row table:style-name="ro1">
          <table:table-cell office:value-type="string">
            <text:p>10,200</text:p>
          </table:table-cell>
          <table:table-cell table:formula="of:=COUNTIF([Data.$AQ$2:.$AQ$601];CONCATENATE([.$A6];&quot;,&quot;;TEXT([.B$1];&quot;#&quot;)))" office:value-type="float" office:value="14">
            <text:p>14</text:p>
          </table:table-cell>
          <table:table-cell table:formula="of:=COUNTIF([Data.$AQ$2:.$AQ$601];CONCATENATE([.$A6];&quot;,&quot;;TEXT([.C$1];&quot;#&quot;)))" office:value-type="float" office:value="16">
            <text:p>16</text:p>
          </table:table-cell>
          <table:table-cell table:formula="of:=SUM([.B6:.C6])" office:value-type="float" office:value="30">
            <text:p>30</text:p>
          </table:table-cell>
          <table:table-cell table:formula="of:=[.B6]/[.D6]" office:value-type="percentage" office:value="0.466666666666667">
            <text:p>47%</text:p>
          </table:table-cell>
          <table:table-cell table:formula="of:=[.C6]/[.D6]" office:value-type="percentage" office:value="0.533333333333333">
            <text:p>53%</text:p>
          </table:table-cell>
          <table:table-cell/>
          <table:table-cell office:value-type="float" office:value="10">
            <text:p>10</text:p>
          </table:table-cell>
          <table:table-cell office:value-type="float" office:value="200">
            <text:p>200</text:p>
          </table:table-cell>
          <table:table-cell table:formula="of:=SUMIF([.$A$3:.$A$22];CONCATENATE(TEXT([.$H6];&quot;#&quot;);&quot;,&quot;;TEXT([.$I6];&quot;#&quot;));[.$B$3:.$B$22]) + SUMIF([.$A$3:.$A$22];CONCATENATE(TEXT([.$I6];&quot;#&quot;);&quot;,&quot;;TEXT([.$H6];&quot;#&quot;));[.$C$3:.$C$22])" office:value-type="float" office:value="28">
            <text:p>28</text:p>
          </table:table-cell>
          <table:table-cell table:formula="of:=SUMIF([.$A$3:.$A$22];CONCATENATE(TEXT([.$I6];&quot;#&quot;);&quot;,&quot;;TEXT([.$H6];&quot;#&quot;));[.$B$3:.$B$22]) + SUMIF([.$A$3:.$A$22];CONCATENATE(TEXT([.$H6];&quot;#&quot;);&quot;,&quot;;TEXT([.$I6];&quot;#&quot;));[.$C$3:.$C$22])" office:value-type="float" office:value="32">
            <text:p>32</text:p>
          </table:table-cell>
          <table:table-cell/>
          <table:table-cell office:value-type="float" office:value="100">
            <text:p>100</text:p>
          </table:table-cell>
          <table:table-cell table:formula="of:=([.K5]+[.K8]+[.K10]+[.J12])/([.J5]+[.J8]+[.J10]+[.K12])" office:value-type="float" office:value="0.950819672131147">
            <text:p>0.9508196721</text:p>
          </table:table-cell>
          <table:table-cell table:formula="of:=([.$K5]+[.$K8]+[.$K10]+[.$J12])/([.$K5]+[.$K8]+[.$K10]+[.$J12]+[.$J5]+[.$J8]+[.$J10]+[.$K12])" office:value-type="float" office:value="0.487394957983193">
            <text:p>0.487394958</text:p>
          </table:table-cell>
        </table:table-row>
        <table:table-row table:style-name="ro1">
          <table:table-cell office:value-type="string">
            <text:p>20,10</text:p>
          </table:table-cell>
          <table:table-cell table:formula="of:=COUNTIF([Data.$AQ$2:.$AQ$601];CONCATENATE([.$A7];&quot;,&quot;;TEXT([.B$1];&quot;#&quot;)))" office:value-type="float" office:value="14">
            <text:p>14</text:p>
          </table:table-cell>
          <table:table-cell table:formula="of:=COUNTIF([Data.$AQ$2:.$AQ$601];CONCATENATE([.$A7];&quot;,&quot;;TEXT([.C$1];&quot;#&quot;)))" office:value-type="float" office:value="16">
            <text:p>16</text:p>
          </table:table-cell>
          <table:table-cell table:formula="of:=SUM([.B7:.C7])" office:value-type="float" office:value="30">
            <text:p>30</text:p>
          </table:table-cell>
          <table:table-cell table:formula="of:=[.B7]/[.D7]" office:value-type="percentage" office:value="0.466666666666667">
            <text:p>47%</text:p>
          </table:table-cell>
          <table:table-cell table:formula="of:=[.C7]/[.D7]" office:value-type="percentage" office:value="0.533333333333333">
            <text:p>53%</text:p>
          </table:table-cell>
          <table:table-cell/>
          <table:table-cell office:value-type="float" office:value="20">
            <text:p>20</text:p>
          </table:table-cell>
          <table:table-cell office:value-type="float" office:value="50">
            <text:p>50</text:p>
          </table:table-cell>
          <table:table-cell table:formula="of:=SUMIF([.$A$3:.$A$22];CONCATENATE(TEXT([.$H7];&quot;#&quot;);&quot;,&quot;;TEXT([.$I7];&quot;#&quot;));[.$B$3:.$B$22]) + SUMIF([.$A$3:.$A$22];CONCATENATE(TEXT([.$I7];&quot;#&quot;);&quot;,&quot;;TEXT([.$H7];&quot;#&quot;));[.$C$3:.$C$22])" office:value-type="float" office:value="33">
            <text:p>33</text:p>
          </table:table-cell>
          <table:table-cell table:formula="of:=SUMIF([.$A$3:.$A$22];CONCATENATE(TEXT([.$I7];&quot;#&quot;);&quot;,&quot;;TEXT([.$H7];&quot;#&quot;));[.$B$3:.$B$22]) + SUMIF([.$A$3:.$A$22];CONCATENATE(TEXT([.$H7];&quot;#&quot;);&quot;,&quot;;TEXT([.$I7];&quot;#&quot;));[.$C$3:.$C$22])" office:value-type="float" office:value="25">
            <text:p>25</text:p>
          </table:table-cell>
          <table:table-cell/>
          <table:table-cell office:value-type="float" office:value="200">
            <text:p>200</text:p>
          </table:table-cell>
          <table:table-cell table:formula="of:=([.K6]+[.K9]+[.K11]+[.K12])/([.J6]+[.J9]+[.J11]+[.J12])" office:value-type="float" office:value="1.01680672268908">
            <text:p>1.0168067227</text:p>
          </table:table-cell>
          <table:table-cell table:formula="of:=([.$K6]+[.$K9]+[.$K11]+[.$K12])/([.$K6]+[.$K9]+[.$K11]+[.$K12]+[.$J6]+[.$J9]+[.$J11]+[.$J12])" office:value-type="float" office:value="0.504166666666667">
            <text:p>0.5041666667</text:p>
          </table:table-cell>
        </table:table-row>
        <table:table-row table:style-name="ro1">
          <table:table-cell office:value-type="string">
            <text:p>20,50</text:p>
          </table:table-cell>
          <table:table-cell table:formula="of:=COUNTIF([Data.$AQ$2:.$AQ$601];CONCATENATE([.$A8];&quot;,&quot;;TEXT([.B$1];&quot;#&quot;)))" office:value-type="float" office:value="20">
            <text:p>20</text:p>
          </table:table-cell>
          <table:table-cell table:formula="of:=COUNTIF([Data.$AQ$2:.$AQ$601];CONCATENATE([.$A8];&quot;,&quot;;TEXT([.C$1];&quot;#&quot;)))" office:value-type="float" office:value="9">
            <text:p>9</text:p>
          </table:table-cell>
          <table:table-cell table:formula="of:=SUM([.B8:.C8])" office:value-type="float" office:value="29">
            <text:p>29</text:p>
          </table:table-cell>
          <table:table-cell table:formula="of:=[.B8]/[.D8]" office:value-type="percentage" office:value="0.689655172413793">
            <text:p>69%</text:p>
          </table:table-cell>
          <table:table-cell table:formula="of:=[.C8]/[.D8]" office:value-type="percentage" office:value="0.310344827586207">
            <text:p>31%</text:p>
          </table:table-cell>
          <table:table-cell/>
          <table:table-cell office:value-type="float" office:value="20">
            <text:p>20</text:p>
          </table:table-cell>
          <table:table-cell office:value-type="float" office:value="100">
            <text:p>100</text:p>
          </table:table-cell>
          <table:table-cell table:formula="of:=SUMIF([.$A$3:.$A$22];CONCATENATE(TEXT([.$H8];&quot;#&quot;);&quot;,&quot;;TEXT([.$I8];&quot;#&quot;));[.$B$3:.$B$22]) + SUMIF([.$A$3:.$A$22];CONCATENATE(TEXT([.$I8];&quot;#&quot;);&quot;,&quot;;TEXT([.$H8];&quot;#&quot;));[.$C$3:.$C$22])" office:value-type="float" office:value="31">
            <text:p>31</text:p>
          </table:table-cell>
          <table:table-cell table:formula="of:=SUMIF([.$A$3:.$A$22];CONCATENATE(TEXT([.$I8];&quot;#&quot;);&quot;,&quot;;TEXT([.$H8];&quot;#&quot;));[.$B$3:.$B$22]) + SUMIF([.$A$3:.$A$22];CONCATENATE(TEXT([.$H8];&quot;#&quot;);&quot;,&quot;;TEXT([.$I8];&quot;#&quot;));[.$C$3:.$C$22])" office:value-type="float" office:value="29">
            <text:p>29</text:p>
          </table:table-cell>
          <table:table-cell table:number-columns-repeated="4"/>
        </table:table-row>
        <table:table-row table:style-name="ro1">
          <table:table-cell office:value-type="string">
            <text:p>20,100</text:p>
          </table:table-cell>
          <table:table-cell table:formula="of:=COUNTIF([Data.$AQ$2:.$AQ$601];CONCATENATE([.$A9];&quot;,&quot;;TEXT([.B$1];&quot;#&quot;)))" office:value-type="float" office:value="18">
            <text:p>18</text:p>
          </table:table-cell>
          <table:table-cell table:formula="of:=COUNTIF([Data.$AQ$2:.$AQ$601];CONCATENATE([.$A9];&quot;,&quot;;TEXT([.C$1];&quot;#&quot;)))" office:value-type="float" office:value="12">
            <text:p>12</text:p>
          </table:table-cell>
          <table:table-cell table:formula="of:=SUM([.B9:.C9])" office:value-type="float" office:value="30">
            <text:p>30</text:p>
          </table:table-cell>
          <table:table-cell table:formula="of:=[.B9]/[.D9]" office:value-type="percentage" office:value="0.6">
            <text:p>60%</text:p>
          </table:table-cell>
          <table:table-cell table:formula="of:=[.C9]/[.D9]" office:value-type="percentage" office:value="0.4">
            <text:p>40%</text:p>
          </table:table-cell>
          <table:table-cell/>
          <table:table-cell office:value-type="float" office:value="20">
            <text:p>20</text:p>
          </table:table-cell>
          <table:table-cell office:value-type="float" office:value="200">
            <text:p>200</text:p>
          </table:table-cell>
          <table:table-cell table:formula="of:=SUMIF([.$A$3:.$A$22];CONCATENATE(TEXT([.$H9];&quot;#&quot;);&quot;,&quot;;TEXT([.$I9];&quot;#&quot;));[.$B$3:.$B$22]) + SUMIF([.$A$3:.$A$22];CONCATENATE(TEXT([.$I9];&quot;#&quot;);&quot;,&quot;;TEXT([.$H9];&quot;#&quot;));[.$C$3:.$C$22])" office:value-type="float" office:value="30">
            <text:p>30</text:p>
          </table:table-cell>
          <table:table-cell table:formula="of:=SUMIF([.$A$3:.$A$22];CONCATENATE(TEXT([.$I9];&quot;#&quot;);&quot;,&quot;;TEXT([.$H9];&quot;#&quot;));[.$B$3:.$B$22]) + SUMIF([.$A$3:.$A$22];CONCATENATE(TEXT([.$H9];&quot;#&quot;);&quot;,&quot;;TEXT([.$I9];&quot;#&quot;));[.$C$3:.$C$22])" office:value-type="float" office:value="30">
            <text:p>30</text:p>
          </table:table-cell>
          <table:table-cell table:number-columns-repeated="4"/>
        </table:table-row>
        <table:table-row table:style-name="ro1">
          <table:table-cell office:value-type="string">
            <text:p>20,200</text:p>
          </table:table-cell>
          <table:table-cell table:formula="of:=COUNTIF([Data.$AQ$2:.$AQ$601];CONCATENATE([.$A10];&quot;,&quot;;TEXT([.B$1];&quot;#&quot;)))" office:value-type="float" office:value="19">
            <text:p>19</text:p>
          </table:table-cell>
          <table:table-cell table:formula="of:=COUNTIF([Data.$AQ$2:.$AQ$601];CONCATENATE([.$A10];&quot;,&quot;;TEXT([.C$1];&quot;#&quot;)))" office:value-type="float" office:value="11">
            <text:p>11</text:p>
          </table:table-cell>
          <table:table-cell table:formula="of:=SUM([.B10:.C10])" office:value-type="float" office:value="30">
            <text:p>30</text:p>
          </table:table-cell>
          <table:table-cell table:formula="of:=[.B10]/[.D10]" office:value-type="percentage" office:value="0.633333333333333">
            <text:p>63%</text:p>
          </table:table-cell>
          <table:table-cell table:formula="of:=[.C10]/[.D10]" office:value-type="percentage" office:value="0.366666666666667">
            <text:p>37%</text:p>
          </table:table-cell>
          <table:table-cell/>
          <table:table-cell office:value-type="float" office:value="50">
            <text:p>50</text:p>
          </table:table-cell>
          <table:table-cell office:value-type="float" office:value="100">
            <text:p>100</text:p>
          </table:table-cell>
          <table:table-cell table:formula="of:=SUMIF([.$A$3:.$A$22];CONCATENATE(TEXT([.$H10];&quot;#&quot;);&quot;,&quot;;TEXT([.$I10];&quot;#&quot;));[.$B$3:.$B$22]) + SUMIF([.$A$3:.$A$22];CONCATENATE(TEXT([.$I10];&quot;#&quot;);&quot;,&quot;;TEXT([.$H10];&quot;#&quot;));[.$C$3:.$C$22])" office:value-type="float" office:value="32">
            <text:p>32</text:p>
          </table:table-cell>
          <table:table-cell table:formula="of:=SUMIF([.$A$3:.$A$22];CONCATENATE(TEXT([.$I10];&quot;#&quot;);&quot;,&quot;;TEXT([.$H10];&quot;#&quot;));[.$B$3:.$B$22]) + SUMIF([.$A$3:.$A$22];CONCATENATE(TEXT([.$H10];&quot;#&quot;);&quot;,&quot;;TEXT([.$I10];&quot;#&quot;));[.$C$3:.$C$22])" office:value-type="float" office:value="27">
            <text:p>27</text:p>
          </table:table-cell>
          <table:table-cell table:number-columns-repeated="4"/>
        </table:table-row>
        <table:table-row table:style-name="ro1">
          <table:table-cell office:value-type="string">
            <text:p>50,10</text:p>
          </table:table-cell>
          <table:table-cell table:formula="of:=COUNTIF([Data.$AQ$2:.$AQ$601];CONCATENATE([.$A11];&quot;,&quot;;TEXT([.B$1];&quot;#&quot;)))" office:value-type="float" office:value="8">
            <text:p>8</text:p>
          </table:table-cell>
          <table:table-cell table:formula="of:=COUNTIF([Data.$AQ$2:.$AQ$601];CONCATENATE([.$A11];&quot;,&quot;;TEXT([.C$1];&quot;#&quot;)))" office:value-type="float" office:value="22">
            <text:p>22</text:p>
          </table:table-cell>
          <table:table-cell table:formula="of:=SUM([.B11:.C11])" office:value-type="float" office:value="30">
            <text:p>30</text:p>
          </table:table-cell>
          <table:table-cell table:formula="of:=[.B11]/[.D11]" office:value-type="percentage" office:value="0.266666666666667">
            <text:p>27%</text:p>
          </table:table-cell>
          <table:table-cell table:formula="of:=[.C11]/[.D11]" office:value-type="percentage" office:value="0.733333333333333">
            <text:p>73%</text:p>
          </table:table-cell>
          <table:table-cell table:style-name="ce5"/>
          <table:table-cell office:value-type="float" office:value="50">
            <text:p>50</text:p>
          </table:table-cell>
          <table:table-cell office:value-type="float" office:value="200">
            <text:p>200</text:p>
          </table:table-cell>
          <table:table-cell table:formula="of:=SUMIF([.$A$3:.$A$22];CONCATENATE(TEXT([.$H11];&quot;#&quot;);&quot;,&quot;;TEXT([.$I11];&quot;#&quot;));[.$B$3:.$B$22]) + SUMIF([.$A$3:.$A$22];CONCATENATE(TEXT([.$I11];&quot;#&quot;);&quot;,&quot;;TEXT([.$H11];&quot;#&quot;));[.$C$3:.$C$22])" office:value-type="float" office:value="34">
            <text:p>34</text:p>
          </table:table-cell>
          <table:table-cell table:formula="of:=SUMIF([.$A$3:.$A$22];CONCATENATE(TEXT([.$I11];&quot;#&quot;);&quot;,&quot;;TEXT([.$H11];&quot;#&quot;));[.$B$3:.$B$22]) + SUMIF([.$A$3:.$A$22];CONCATENATE(TEXT([.$H11];&quot;#&quot;);&quot;,&quot;;TEXT([.$I11];&quot;#&quot;));[.$C$3:.$C$22])" office:value-type="float" office:value="26">
            <text:p>26</text:p>
          </table:table-cell>
          <table:table-cell table:number-columns-repeated="4"/>
        </table:table-row>
        <table:table-row table:style-name="ro1">
          <table:table-cell office:value-type="string">
            <text:p>50,20</text:p>
          </table:table-cell>
          <table:table-cell table:formula="of:=COUNTIF([Data.$AQ$2:.$AQ$601];CONCATENATE([.$A12];&quot;,&quot;;TEXT([.B$1];&quot;#&quot;)))" office:value-type="float" office:value="16">
            <text:p>16</text:p>
          </table:table-cell>
          <table:table-cell table:formula="of:=COUNTIF([Data.$AQ$2:.$AQ$601];CONCATENATE([.$A12];&quot;,&quot;;TEXT([.C$1];&quot;#&quot;)))" office:value-type="float" office:value="13">
            <text:p>13</text:p>
          </table:table-cell>
          <table:table-cell table:formula="of:=SUM([.B12:.C12])" office:value-type="float" office:value="29">
            <text:p>29</text:p>
          </table:table-cell>
          <table:table-cell table:formula="of:=[.B12]/[.D12]" office:value-type="percentage" office:value="0.551724137931034">
            <text:p>55%</text:p>
          </table:table-cell>
          <table:table-cell table:formula="of:=[.C12]/[.D12]" office:value-type="percentage" office:value="0.448275862068966">
            <text:p>45%</text:p>
          </table:table-cell>
          <table:table-cell table:style-name="ce5"/>
          <table:table-cell office:value-type="float" office:value="100">
            <text:p>100</text:p>
          </table:table-cell>
          <table:table-cell office:value-type="float" office:value="200">
            <text:p>200</text:p>
          </table:table-cell>
          <table:table-cell table:formula="of:=SUMIF([.$A$3:.$A$22];CONCATENATE(TEXT([.$H12];&quot;#&quot;);&quot;,&quot;;TEXT([.$I12];&quot;#&quot;));[.$B$3:.$B$22]) + SUMIF([.$A$3:.$A$22];CONCATENATE(TEXT([.$I12];&quot;#&quot;);&quot;,&quot;;TEXT([.$H12];&quot;#&quot;));[.$C$3:.$C$22])" office:value-type="float" office:value="27">
            <text:p>27</text:p>
          </table:table-cell>
          <table:table-cell table:formula="of:=SUMIF([.$A$3:.$A$22];CONCATENATE(TEXT([.$I12];&quot;#&quot;);&quot;,&quot;;TEXT([.$H12];&quot;#&quot;));[.$B$3:.$B$22]) + SUMIF([.$A$3:.$A$22];CONCATENATE(TEXT([.$H12];&quot;#&quot;);&quot;,&quot;;TEXT([.$I12];&quot;#&quot;));[.$C$3:.$C$22])" office:value-type="float" office:value="33">
            <text:p>33</text:p>
          </table:table-cell>
          <table:table-cell table:number-columns-repeated="4"/>
        </table:table-row>
        <table:table-row table:style-name="ro1">
          <table:table-cell office:value-type="string">
            <text:p>50,100</text:p>
          </table:table-cell>
          <table:table-cell table:formula="of:=COUNTIF([Data.$AQ$2:.$AQ$601];CONCATENATE([.$A13];&quot;,&quot;;TEXT([.B$1];&quot;#&quot;)))" office:value-type="float" office:value="16">
            <text:p>16</text:p>
          </table:table-cell>
          <table:table-cell table:formula="of:=COUNTIF([Data.$AQ$2:.$AQ$601];CONCATENATE([.$A13];&quot;,&quot;;TEXT([.C$1];&quot;#&quot;)))" office:value-type="float" office:value="14">
            <text:p>14</text:p>
          </table:table-cell>
          <table:table-cell table:formula="of:=SUM([.B13:.C13])" office:value-type="float" office:value="30">
            <text:p>30</text:p>
          </table:table-cell>
          <table:table-cell table:formula="of:=[.B13]/[.D13]" office:value-type="percentage" office:value="0.533333333333333">
            <text:p>53%</text:p>
          </table:table-cell>
          <table:table-cell table:formula="of:=[.C13]/[.D13]" office:value-type="percentage" office:value="0.466666666666667">
            <text:p>47%</text:p>
          </table:table-cell>
          <table:table-cell table:style-name="ce5"/>
          <table:table-cell table:number-columns-repeated="8"/>
        </table:table-row>
        <table:table-row table:style-name="ro1">
          <table:table-cell office:value-type="string">
            <text:p>50,200</text:p>
          </table:table-cell>
          <table:table-cell table:formula="of:=COUNTIF([Data.$AQ$2:.$AQ$601];CONCATENATE([.$A14];&quot;,&quot;;TEXT([.B$1];&quot;#&quot;)))" office:value-type="float" office:value="21">
            <text:p>21</text:p>
          </table:table-cell>
          <table:table-cell table:formula="of:=COUNTIF([Data.$AQ$2:.$AQ$601];CONCATENATE([.$A14];&quot;,&quot;;TEXT([.C$1];&quot;#&quot;)))" office:value-type="float" office:value="9">
            <text:p>9</text:p>
          </table:table-cell>
          <table:table-cell table:formula="of:=SUM([.B14:.C14])" office:value-type="float" office:value="30">
            <text:p>30</text:p>
          </table:table-cell>
          <table:table-cell table:formula="of:=[.B14]/[.D14]" office:value-type="percentage" office:value="0.7">
            <text:p>70%</text:p>
          </table:table-cell>
          <table:table-cell table:formula="of:=[.C14]/[.D14]" office:value-type="percentage" office:value="0.3">
            <text:p>30%</text:p>
          </table:table-cell>
          <table:table-cell table:style-name="ce5"/>
          <table:table-cell table:number-columns-repeated="8"/>
        </table:table-row>
        <table:table-row table:style-name="ro1">
          <table:table-cell office:value-type="string">
            <text:p>100,10</text:p>
          </table:table-cell>
          <table:table-cell table:formula="of:=COUNTIF([Data.$AQ$2:.$AQ$601];CONCATENATE([.$A15];&quot;,&quot;;TEXT([.B$1];&quot;#&quot;)))" office:value-type="float" office:value="16">
            <text:p>16</text:p>
          </table:table-cell>
          <table:table-cell table:formula="of:=COUNTIF([Data.$AQ$2:.$AQ$601];CONCATENATE([.$A15];&quot;,&quot;;TEXT([.C$1];&quot;#&quot;)))" office:value-type="float" office:value="13">
            <text:p>13</text:p>
          </table:table-cell>
          <table:table-cell table:formula="of:=SUM([.B15:.C15])" office:value-type="float" office:value="29">
            <text:p>29</text:p>
          </table:table-cell>
          <table:table-cell table:formula="of:=[.B15]/[.D15]" office:value-type="percentage" office:value="0.551724137931034">
            <text:p>55%</text:p>
          </table:table-cell>
          <table:table-cell table:formula="of:=[.C15]/[.D15]" office:value-type="percentage" office:value="0.448275862068966">
            <text:p>45%</text:p>
          </table:table-cell>
          <table:table-cell table:style-name="ce5"/>
          <table:table-cell table:number-columns-repeated="8"/>
        </table:table-row>
        <table:table-row table:style-name="ro1">
          <table:table-cell office:value-type="string">
            <text:p>100,20</text:p>
          </table:table-cell>
          <table:table-cell table:formula="of:=COUNTIF([Data.$AQ$2:.$AQ$601];CONCATENATE([.$A16];&quot;,&quot;;TEXT([.B$1];&quot;#&quot;)))" office:value-type="float" office:value="17">
            <text:p>17</text:p>
          </table:table-cell>
          <table:table-cell table:formula="of:=COUNTIF([Data.$AQ$2:.$AQ$601];CONCATENATE([.$A16];&quot;,&quot;;TEXT([.C$1];&quot;#&quot;)))" office:value-type="float" office:value="13">
            <text:p>13</text:p>
          </table:table-cell>
          <table:table-cell table:formula="of:=SUM([.B16:.C16])" office:value-type="float" office:value="30">
            <text:p>30</text:p>
          </table:table-cell>
          <table:table-cell table:formula="of:=[.B16]/[.D16]" office:value-type="percentage" office:value="0.566666666666667">
            <text:p>57%</text:p>
          </table:table-cell>
          <table:table-cell table:formula="of:=[.C16]/[.D16]" office:value-type="percentage" office:value="0.433333333333333">
            <text:p>43%</text:p>
          </table:table-cell>
          <table:table-cell table:style-name="ce5"/>
          <table:table-cell table:number-columns-repeated="8"/>
        </table:table-row>
        <table:table-row table:style-name="ro1">
          <table:table-cell office:value-type="string">
            <text:p>100,50</text:p>
          </table:table-cell>
          <table:table-cell table:formula="of:=COUNTIF([Data.$AQ$2:.$AQ$601];CONCATENATE([.$A17];&quot;,&quot;;TEXT([.B$1];&quot;#&quot;)))" office:value-type="float" office:value="13">
            <text:p>13</text:p>
          </table:table-cell>
          <table:table-cell table:formula="of:=COUNTIF([Data.$AQ$2:.$AQ$601];CONCATENATE([.$A17];&quot;,&quot;;TEXT([.C$1];&quot;#&quot;)))" office:value-type="float" office:value="16">
            <text:p>16</text:p>
          </table:table-cell>
          <table:table-cell table:formula="of:=SUM([.B17:.C17])" office:value-type="float" office:value="29">
            <text:p>29</text:p>
          </table:table-cell>
          <table:table-cell table:formula="of:=[.B17]/[.D17]" office:value-type="percentage" office:value="0.448275862068966">
            <text:p>45%</text:p>
          </table:table-cell>
          <table:table-cell table:formula="of:=[.C17]/[.D17]" office:value-type="percentage" office:value="0.551724137931034">
            <text:p>55%</text:p>
          </table:table-cell>
          <table:table-cell table:style-name="ce5"/>
          <table:table-cell table:number-columns-repeated="8"/>
        </table:table-row>
        <table:table-row table:style-name="ro1">
          <table:table-cell office:value-type="string">
            <text:p>100,200</text:p>
          </table:table-cell>
          <table:table-cell table:formula="of:=COUNTIF([Data.$AQ$2:.$AQ$601];CONCATENATE([.$A18];&quot;,&quot;;TEXT([.B$1];&quot;#&quot;)))" office:value-type="float" office:value="14">
            <text:p>14</text:p>
          </table:table-cell>
          <table:table-cell table:formula="of:=COUNTIF([Data.$AQ$2:.$AQ$601];CONCATENATE([.$A18];&quot;,&quot;;TEXT([.C$1];&quot;#&quot;)))" office:value-type="float" office:value="16">
            <text:p>16</text:p>
          </table:table-cell>
          <table:table-cell table:formula="of:=SUM([.B18:.C18])" office:value-type="float" office:value="30">
            <text:p>30</text:p>
          </table:table-cell>
          <table:table-cell table:formula="of:=[.B18]/[.D18]" office:value-type="percentage" office:value="0.466666666666667">
            <text:p>47%</text:p>
          </table:table-cell>
          <table:table-cell table:formula="of:=[.C18]/[.D18]" office:value-type="percentage" office:value="0.533333333333333">
            <text:p>53%</text:p>
          </table:table-cell>
          <table:table-cell table:style-name="Default"/>
          <table:table-cell table:number-columns-repeated="8"/>
        </table:table-row>
        <table:table-row table:style-name="ro1">
          <table:table-cell office:value-type="string">
            <text:p>200,10</text:p>
          </table:table-cell>
          <table:table-cell table:formula="of:=COUNTIF([Data.$AQ$2:.$AQ$601];CONCATENATE([.$A19];&quot;,&quot;;TEXT([.B$1];&quot;#&quot;)))" office:value-type="float" office:value="16">
            <text:p>16</text:p>
          </table:table-cell>
          <table:table-cell table:formula="of:=COUNTIF([Data.$AQ$2:.$AQ$601];CONCATENATE([.$A19];&quot;,&quot;;TEXT([.C$1];&quot;#&quot;)))" office:value-type="float" office:value="14">
            <text:p>14</text:p>
          </table:table-cell>
          <table:table-cell table:formula="of:=SUM([.B19:.C19])" office:value-type="float" office:value="30">
            <text:p>30</text:p>
          </table:table-cell>
          <table:table-cell table:formula="of:=[.B19]/[.D19]" office:value-type="percentage" office:value="0.533333333333333">
            <text:p>53%</text:p>
          </table:table-cell>
          <table:table-cell table:formula="of:=[.C19]/[.D19]" office:value-type="percentage" office:value="0.466666666666667">
            <text:p>47%</text:p>
          </table:table-cell>
          <table:table-cell table:style-name="Default"/>
          <table:table-cell table:number-columns-repeated="8"/>
        </table:table-row>
        <table:table-row table:style-name="ro1">
          <table:table-cell office:value-type="string">
            <text:p>200,20</text:p>
          </table:table-cell>
          <table:table-cell table:formula="of:=COUNTIF([Data.$AQ$2:.$AQ$601];CONCATENATE([.$A20];&quot;,&quot;;TEXT([.B$1];&quot;#&quot;)))" office:value-type="float" office:value="19">
            <text:p>19</text:p>
          </table:table-cell>
          <table:table-cell table:formula="of:=COUNTIF([Data.$AQ$2:.$AQ$601];CONCATENATE([.$A20];&quot;,&quot;;TEXT([.C$1];&quot;#&quot;)))" office:value-type="float" office:value="11">
            <text:p>11</text:p>
          </table:table-cell>
          <table:table-cell table:formula="of:=SUM([.B20:.C20])" office:value-type="float" office:value="30">
            <text:p>30</text:p>
          </table:table-cell>
          <table:table-cell table:formula="of:=[.B20]/[.D20]" office:value-type="percentage" office:value="0.633333333333333">
            <text:p>63%</text:p>
          </table:table-cell>
          <table:table-cell table:formula="of:=[.C20]/[.D20]" office:value-type="percentage" office:value="0.366666666666667">
            <text:p>37%</text:p>
          </table:table-cell>
          <table:table-cell table:style-name="Default"/>
          <table:table-cell table:number-columns-repeated="8"/>
        </table:table-row>
        <table:table-row table:style-name="ro1">
          <table:table-cell office:value-type="string">
            <text:p>200,50</text:p>
          </table:table-cell>
          <table:table-cell table:formula="of:=COUNTIF([Data.$AQ$2:.$AQ$601];CONCATENATE([.$A21];&quot;,&quot;;TEXT([.B$1];&quot;#&quot;)))" office:value-type="float" office:value="17">
            <text:p>17</text:p>
          </table:table-cell>
          <table:table-cell table:formula="of:=COUNTIF([Data.$AQ$2:.$AQ$601];CONCATENATE([.$A21];&quot;,&quot;;TEXT([.C$1];&quot;#&quot;)))" office:value-type="float" office:value="13">
            <text:p>13</text:p>
          </table:table-cell>
          <table:table-cell table:formula="of:=SUM([.B21:.C21])" office:value-type="float" office:value="30">
            <text:p>30</text:p>
          </table:table-cell>
          <table:table-cell table:formula="of:=[.B21]/[.D21]" office:value-type="percentage" office:value="0.566666666666667">
            <text:p>57%</text:p>
          </table:table-cell>
          <table:table-cell table:formula="of:=[.C21]/[.D21]" office:value-type="percentage" office:value="0.433333333333333">
            <text:p>43%</text:p>
          </table:table-cell>
          <table:table-cell table:style-name="Default"/>
          <table:table-cell table:number-columns-repeated="8"/>
        </table:table-row>
        <table:table-row table:style-name="ro1">
          <table:table-cell office:value-type="string">
            <text:p>200,100</text:p>
          </table:table-cell>
          <table:table-cell table:formula="of:=COUNTIF([Data.$AQ$2:.$AQ$601];CONCATENATE([.$A22];&quot;,&quot;;TEXT([.B$1];&quot;#&quot;)))" office:value-type="float" office:value="17">
            <text:p>17</text:p>
          </table:table-cell>
          <table:table-cell table:formula="of:=COUNTIF([Data.$AQ$2:.$AQ$601];CONCATENATE([.$A22];&quot;,&quot;;TEXT([.C$1];&quot;#&quot;)))" office:value-type="float" office:value="13">
            <text:p>13</text:p>
          </table:table-cell>
          <table:table-cell table:formula="of:=SUM([.B22:.C22])" office:value-type="float" office:value="30">
            <text:p>30</text:p>
          </table:table-cell>
          <table:table-cell table:formula="of:=[.B22]/[.D22]" office:value-type="percentage" office:value="0.566666666666667">
            <text:p>57%</text:p>
          </table:table-cell>
          <table:table-cell table:formula="of:=[.C22]/[.D22]" office:value-type="percentage" office:value="0.433333333333333">
            <text:p>43%</text:p>
          </table:table-cell>
          <table:table-cell table:style-name="Default"/>
          <table:table-cell table:number-columns-repeated="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percentage-style style:name="N121">
      <number:number number:decimal-places="1" number:min-integer-digits="1"/>
      <number:text>%</number:text>
    </number:percentage-style>
    <number:number-style style:name="N122">
      <number:number number:decimal-places="9" number:min-integer-digits="1"/>
    </number:number-style>
    <number:number-style style:name="N123">
      <number:number number:decimal-places="8" number:min-integer-digits="1"/>
    </number:number-style>
    <number:number-style style:name="N124">
      <number:number number:decimal-places="7" number:min-integer-digits="1"/>
    </number:number-style>
    <number:number-style style:name="N125">
      <number:number number:decimal-places="6" number:min-integer-digits="1"/>
    </number:number-style>
    <number:number-style style:name="N126">
      <number:number number:decimal-places="5" number:min-integer-digits="1"/>
    </number:number-style>
    <number:number-style style:name="N127">
      <number:number number:decimal-places="4" number:min-integer-digits="1"/>
    </number:number-style>
    <number:number-style style:name="N128">
      <number:number number:decimal-places="3" number:min-integer-digits="1"/>
    </number:number-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12-08T00:57:05</dc:date>
    <dc:creator>Josh Hansen</dc:creator>
    <meta:generator>LibreOffice/3.5$Linux_X86_64 LibreOffice_project/350m1$Build-2</meta:generator>
    <meta:editing-duration>PT13M5S</meta:editing-duration>
    <meta:editing-cycles>5</meta:editing-cycles>
    <meta:document-statistic meta:table-count="2" meta:cell-count="21412"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ignore" chart:right-angled-axes="true" chart:regression-type="linear"/>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regression-type="linear"/>
      <style:graphic-properties svg:stroke-width="0.08cm" svg:stroke-color="#004586" draw:fill-color="#004586" dr3d:edge-rounding="5%"/>
      <style:text-properties fo:font-size="10pt" style:font-size-asian="10pt" style:font-size-complex="10pt"/>
    </style:style>
    <style:style style:name="ch7" style:family="chart">
      <style:graphic-properties svg:stroke-color="#004586"/>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scatter" chart:style-name="ch1">
        <chart:title svg:x="4.993cm" svg:y="0.316cm" chart:style-name="ch2">
          <text:p>Topic Count Preference Ratio</text:p>
        </chart:title>
        <chart:plot-area chart:style-name="ch3" table:cell-range-address="Analysis.M3:Analysis.N7 Analysis.N2:Analysis.N2" chart:data-source-has-labels="row" svg:x="0.77cm" svg:y="1.635cm" svg:width="14.59cm" svg:height="6.765cm">
          <chartooo:coordinate-region svg:x="1.497cm" svg:y="1.835cm" svg:width="13.583cm" svg:height="5.918cm"/>
          <chart:axis chart:dimension="x" chart:name="primary-x" chart:style-name="ch4"/>
          <chart:axis chart:dimension="y" chart:name="primary-y" chart:style-name="ch4">
            <chart:grid chart:style-name="ch5" chart:class="major"/>
          </chart:axis>
          <chart:series chart:style-name="ch6" chart:values-cell-range-address="Analysis.N3:Analysis.N7" chart:label-cell-address="Analysis.N2:Analysis.N2" chart:class="chart:scatter">
            <chart:domain table:cell-range-address="Analysis.M3:Analysis.M7"/>
            <chart:regression-curve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M</text:p>
              </table:table-cell>
              <table:table-cell office:value-type="string">
                <text:p>Topic Count / Other Ratio</text:p>
                <draw:g>
                  <svg:desc>Analysis.N2:Analysis.N2</svg:desc>
                </draw:g>
              </table:table-cell>
            </table:table-row>
          </table:table-header-rows>
          <table:table-rows>
            <table:table-row>
              <table:table-cell office:value-type="string">
                <text:p>1</text:p>
              </table:table-cell>
              <table:table-cell office:value-type="float" office:value="10">
                <text:p>10</text:p>
                <draw:g>
                  <svg:desc>Analysis.M3:Analysis.M7</svg:desc>
                </draw:g>
              </table:table-cell>
              <table:table-cell office:value-type="float" office:value="1.15315315315315">
                <text:p>1.15315315315315</text:p>
                <draw:g>
                  <svg:desc>Analysis.N3:Analysis.N7</svg:desc>
                </draw:g>
              </table:table-cell>
            </table:table-row>
            <table:table-row>
              <table:table-cell office:value-type="string">
                <text:p>2</text:p>
              </table:table-cell>
              <table:table-cell office:value-type="float" office:value="20">
                <text:p>20</text:p>
              </table:table-cell>
              <table:table-cell office:value-type="float" office:value="1.03418803418803">
                <text:p>1.03418803418803</text:p>
              </table:table-cell>
            </table:table-row>
            <table:table-row>
              <table:table-cell office:value-type="string">
                <text:p>3</text:p>
              </table:table-cell>
              <table:table-cell office:value-type="float" office:value="50">
                <text:p>50</text:p>
              </table:table-cell>
              <table:table-cell office:value-type="float" office:value="0.866141732283464">
                <text:p>0.866141732283464</text:p>
              </table:table-cell>
            </table:table-row>
            <table:table-row>
              <table:table-cell office:value-type="string">
                <text:p>4</text:p>
              </table:table-cell>
              <table:table-cell office:value-type="float" office:value="100">
                <text:p>100</text:p>
              </table:table-cell>
              <table:table-cell office:value-type="float" office:value="0.950819672131147">
                <text:p>0.950819672131147</text:p>
              </table:table-cell>
            </table:table-row>
            <table:table-row>
              <table:table-cell office:value-type="string">
                <text:p>5</text:p>
              </table:table-cell>
              <table:table-cell office:value-type="float" office:value="200">
                <text:p>200</text:p>
              </table:table-cell>
              <table:table-cell office:value-type="float" office:value="1.01680672268908">
                <text:p>1.0168067226890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